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3.521cm"/>
    </style:style>
    <style:style style:name="co3" style:family="table-column">
      <style:table-column-properties fo:break-before="auto" style:column-width="3.44cm"/>
    </style:style>
    <style:style style:name="co4" style:family="table-column">
      <style:table-column-properties fo:break-before="auto" style:column-width="2.949cm"/>
    </style:style>
    <style:style style:name="co5" style:family="table-column">
      <style:table-column-properties fo:break-before="auto" style:column-width="1.723cm"/>
    </style:style>
    <style:style style:name="co6" style:family="table-column">
      <style:table-column-properties fo:break-before="auto" style:column-width="57.997cm"/>
    </style:style>
    <style:style style:name="co7" style:family="table-column">
      <style:table-column-properties fo:break-before="auto" style:column-width="8.694cm"/>
    </style:style>
    <style:style style:name="co8" style:family="table-column">
      <style:table-column-properties fo:break-before="auto" style:column-width="4.337cm"/>
    </style:style>
    <style:style style:name="co9" style:family="table-column">
      <style:table-column-properties fo:break-before="auto" style:column-width="3.549cm"/>
    </style:style>
    <style:style style:name="co10" style:family="table-column">
      <style:table-column-properties fo:break-before="auto" style:column-width="3.166cm"/>
    </style:style>
    <style:style style:name="co11" style:family="table-column">
      <style:table-column-properties fo:break-before="auto" style:column-width="44.233cm"/>
    </style:style>
    <style:style style:name="co12" style:family="table-column">
      <style:table-column-properties fo:break-before="auto" style:column-width="46.304cm"/>
    </style:style>
    <style:style style:name="co13" style:family="table-column">
      <style:table-column-properties fo:break-before="auto" style:column-width="46.604cm"/>
    </style:style>
    <style:style style:name="co14" style:family="table-column">
      <style:table-column-properties fo:break-before="auto" style:column-width="42.654cm"/>
    </style:style>
    <style:style style:name="co15" style:family="table-column">
      <style:table-column-properties fo:break-before="auto" style:column-width="47.285cm"/>
    </style:style>
    <style:style style:name="co16" style:family="table-column">
      <style:table-column-properties fo:break-before="auto" style:column-width="21.25cm"/>
    </style:style>
    <style:style style:name="co17" style:family="table-column">
      <style:table-column-properties fo:break-before="auto" style:column-width="2.268cm"/>
    </style:style>
    <style:style style:name="co18" style:family="table-column">
      <style:table-column-properties fo:break-before="auto" style:column-width="9.648cm"/>
    </style:style>
    <style:style style:name="co19" style:family="table-column">
      <style:table-column-properties fo:break-before="auto" style:column-width="2.295cm"/>
    </style:style>
    <style:style style:name="co20" style:family="table-column">
      <style:table-column-properties fo:break-before="auto" style:column-width="4.092cm"/>
    </style:style>
    <style:style style:name="co21" style:family="table-column">
      <style:table-column-properties fo:break-before="auto" style:column-width="2.05cm"/>
    </style:style>
    <style:style style:name="co22" style:family="table-column">
      <style:table-column-properties fo:break-before="auto" style:column-width="2.187cm"/>
    </style:style>
    <style:style style:name="co23" style:family="table-column">
      <style:table-column-properties fo:break-before="auto" style:column-width="2.35cm"/>
    </style:style>
    <style:style style:name="co24" style:family="table-column">
      <style:table-column-properties fo:break-before="auto" style:column-width="2.459cm"/>
    </style:style>
    <style:style style:name="co25" style:family="table-column">
      <style:table-column-properties fo:break-before="auto" style:column-width="2.676cm"/>
    </style:style>
    <style:style style:name="co26" style:family="table-column">
      <style:table-column-properties fo:break-before="auto" style:column-width="3.985cm"/>
    </style:style>
    <style:style style:name="co27" style:family="table-column">
      <style:table-column-properties fo:break-before="auto" style:column-width="2.258cm"/>
    </style:style>
    <style:style style:name="co28" style:family="table-column">
      <style:table-column-properties fo:break-before="auto" style:column-width="0.49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all_together_clinical_casesMIR-ok"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9" table:default-cell-style-name="Default"/>
        <table:table-column table:style-name="co20" table:default-cell-style-name="Default"/>
        <table:table-column table:style-name="co24" table:default-cell-style-name="Default"/>
        <table:table-column table:style-name="co25" table:default-cell-style-name="Default"/>
        <table:table-column table:style-name="co23" table:default-cell-style-name="Default"/>
        <table:table-column table:style-name="co24" table:default-cell-style-name="Default"/>
        <table:table-column table:style-name="co26" table:default-cell-style-name="Default"/>
        <table:table-column table:style-name="co27" table:default-cell-style-name="Default"/>
        <table:table-column table:style-name="co28" table:default-cell-style-name="Default"/>
        <table:table-row table:style-name="ro1">
          <table:table-cell office:value-type="string" calcext:value-type="string">
            <text:p>year</text:p>
          </table:table-cell>
          <table:table-cell office:value-type="string" calcext:value-type="string">
            <text:p>question_id_specific</text:p>
          </table:table-cell>
          <table:table-cell office:value-type="string" calcext:value-type="string">
            <text:p>question_id_general</text:p>
          </table:table-cell>
          <table:table-cell office:value-type="string" calcext:value-type="string">
            <text:p>question_id_final</text:p>
          </table:table-cell>
          <table:table-cell office:value-type="string" calcext:value-type="string">
            <text:p>canceled</text:p>
          </table:table-cell>
          <table:table-cell office:value-type="string" calcext:value-type="string">
            <text:p>full_question</text:p>
          </table:table-cell>
          <table:table-cell office:value-type="string" calcext:value-type="string">
            <text:p>full_answer</text:p>
          </table:table-cell>
          <table:table-cell office:value-type="string" calcext:value-type="string">
            <text:p>full_answer_references</text:p>
          </table:table-cell>
          <table:table-cell office:value-type="string" calcext:value-type="string">
            <text:p>type</text:p>
          </table:table-cell>
          <table:table-cell office:value-type="string" calcext:value-type="string">
            <text:p>difficulty</text:p>
          </table:table-cell>
          <table:table-cell office:value-type="string" calcext:value-type="string">
            <text:p>difficulty_percentage</text:p>
          </table:table-cell>
          <table:table-cell office:value-type="string" calcext:value-type="string">
            <text:p>associated_image</text:p>
          </table:table-cell>
          <table:table-cell office:value-type="string" calcext:value-type="string">
            <text:p>option_1</text:p>
          </table:table-cell>
          <table:table-cell office:value-type="string" calcext:value-type="string">
            <text:p>option_2</text:p>
          </table:table-cell>
          <table:table-cell office:value-type="string" calcext:value-type="string">
            <text:p>option_3</text:p>
          </table:table-cell>
          <table:table-cell office:value-type="string" calcext:value-type="string">
            <text:p>option_4</text:p>
          </table:table-cell>
          <table:table-cell office:value-type="string" calcext:value-type="string">
            <text:p>option_5</text:p>
          </table:table-cell>
          <table:table-cell office:value-type="string" calcext:value-type="string">
            <text:p>correct_answer</text:p>
          </table:table-cell>
          <table:table-cell office:value-type="string" calcext:value-type="string">
            <text:p>Zalantzakoa</text:p>
          </table:table-cell>
          <table:table-cell office:value-type="string" calcext:value-type="string">
            <text:p>Ez da guztiz egokia</text:p>
          </table:table-cell>
          <table:table-cell table:number-columns-repeated="14"/>
        </table:table-row>
        <table:table-row table:style-name="ro1">
          <table:table-cell office:value-type="float" office:value="2010" calcext:value-type="float">
            <text:p>2010</text:p>
          </table:table-cell>
          <table:table-cell office:value-type="float" office:value="31" calcext:value-type="float">
            <text:p>31</text:p>
          </table:table-cell>
          <table:table-cell office:value-type="float" office:value="9325" calcext:value-type="float">
            <text:p>9325</text:p>
          </table:table-cell>
          <table:table-cell office:value-type="float" office:value="118181" calcext:value-type="float">
            <text:p>118181</text:p>
          </table:table-cell>
          <table:table-cell office:value-type="string" calcext:value-type="string">
            <text:p>FALSE</text:p>
          </table:table-cell>
          <table:table-cell table:style-name="ce1" office:value-type="string" calcext:value-type="string">
            <text:p>Un hombre de 60 años de edad refiere pirosis diaria desde la juventud que trata con alcalinos. Se le practica una endoscopia digestiva día que muestra esofagitis erosiva leve y la unión escamosa columnar desplazada aproximadamente 7 cm respecto a la porción proximal de los pliegues gástricos. Las biopsias del esófago distal revelan que el epitelio escamoso normal ha sido reemplazado por epitelio columnar de tipo intestinal con displasia de bajo grado. ¿Cual es la opción más apropiada para el manejo de este paciente?:</text:p>
          </table:table-cell>
          <table:table-cell office:value-type="string" calcext:value-type="string">
            <text:p>Esófago de Barrett Se trata de un esófago de Barrett con displasia de bajo grado que constituye un factor de riesgo para el adenocarcinoma de esófago. El esófago de Barrett se divide arbitrariamente en un segmento largo (&gt;2 a 3 cm) y segmento corto (&lt;2 a 3 cm). La tasa de desarrollo de cáncer es de 0.5% por año en la afección de segmento largo.La metaplasia intestinal de Barrett avanza al adenocarcinoma a través de etapas displásicas, que incluyen displasia de bajo grado y displasia de alto grado. La frecuencia de las endoscopias de vigilancia en pacientes con esófago de Barrett depende de los datos endoscópicos iniciales: La displasia de alto grado suele asociarse a carcinoma concomitante y evoluciona al cáncer en casi 20% de los casos y se trata con esofagectomía, resección endoscópica de mucosa o tratamiento fotodinámico (respuesta 5 incorrecta). En la displasia de bajo grado se recomienda la endoscopia de seguimiento a los seis y a los 12 meses en un principio y cada año a partir de entonces, mientras persista la displasia de bajo grado. El tratamiento médico del Barret son IBP a dosis doble de lo convencional o preferiblemente ajustando la dosis mediante pH-metría. La metaplasia documentada no experimenta regresión con el tratamiento antisecretor. Los efectos secundarios del tratamiento con inhibidores de la bomba de protones por lo general son mínimos, sin embargo, la supresión intensiva del ácido ocasiona hipergastrinemia pero no aumenta el riesgo de tumores carcinoides o de gastrinomas (respuesta 4 correcta y 1,2 y 3 incorrectas).</text:p>
          </table:table-cell>
          <table:table-cell office:value-type="string" calcext:value-type="string">
            <text:p>1. FARRERAS 16a edic., Pág. 115 2. HARRISON 17a edic., Pág.1852</text:p>
          </table:table-cell>
          <table:table-cell office:value-type="string" calcext:value-type="string">
            <text:p>DIGESTIVO</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Dado que la esofagitis es leve y la displasia de bajo grado se aconseja continuar tratamiento con alcalinos.</text:p>
          </table:table-cell>
          <table:table-cell office:value-type="string" calcext:value-type="string">
            <text:p>Tratamiento indefinido con dosis altas de inhibidores de la bomba de protones ya que se ha demostrado que así se evita la progresión del esófago de Barrett a adenocarcinoma haciendo innecesaria la vigilancia endoscópica.</text:p>
          </table:table-cell>
          <table:table-cell office:value-type="string" calcext:value-type="string">
            <text:p>Endoscopias de vigiliancia periódicas y tratamiento con inhibidores de al bomba de protones durante menos de 12 semanas ya que tratamientos más prolongados se asocian a un alto riesgo de desarrollo de gastrinomas.</text:p>
          </table:table-cell>
          <table:table-cell office:value-type="string" calcext:value-type="string">
            <text:p>Endoscopias de vigilancia periódicas y tratamiento indefinido con inhibidores de la bomba de protones.</text:p>
          </table:table-cell>
          <table:table-cell office:value-type="string" calcext:value-type="string">
            <text:p>Esofaguectomía.</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33" calcext:value-type="float">
            <text:p>33</text:p>
          </table:table-cell>
          <table:table-cell office:value-type="float" office:value="9327" calcext:value-type="float">
            <text:p>9327</text:p>
          </table:table-cell>
          <table:table-cell office:value-type="float" office:value="118183" calcext:value-type="float">
            <text:p>118183</text:p>
          </table:table-cell>
          <table:table-cell office:value-type="string" calcext:value-type="string">
            <text:p>FALSE</text:p>
          </table:table-cell>
          <table:table-cell table:style-name="ce1" office:value-type="string" calcext:value-type="string">
            <text:p>Mujer de 27 años en estudio en el Servicio de Dermatología por presentar episodios de aftas bucales recidivantes. Es remitida a las consultas de Aparato Digestivo por objetivar en una analítica: Hb 11.5 g/dl, Hto. 35%, Fe 38 ug/dl, AST 52 U/L. ALT 64 U/L, Ac antitransglutaminasa IgH 177 U/ml. La paciente sólo refiere presentar molestias abdominales difusas de forma ocasional. No refiere diarrea, signos de hemorragia ni ictericia. La exploración física es normal. ¿Qué prueba de las que se mencionan a continuación considera que es la más adecuada para el realizar el diagnóstico?</text:p>
          </table:table-cell>
          <table:table-cell office:value-type="string" calcext:value-type="string">
            <text:p>Dermatitis herpetiforme asociada a celiaca Se trata de un cuadro clínico compatible con enfermedad celiaca (aftas, sideremia baja, alteración de transaminasas, molestias digestivas) junto con Ac antitransglutaminasa elevados. El diagnóstico de enfermedad celiaca exige la presencia de alteraciones histopatológicas características en la biopsia de intestino delgado (respuesta 4 correcta).</text:p>
          </table:table-cell>
          <table:table-cell office:value-type="string" calcext:value-type="string">
            <text:p>1. SLEISENGER 8a edic., Pág. 2291</text:p>
          </table:table-cell>
          <table:table-cell office:value-type="string" calcext:value-type="string">
            <text:p>DIGESTIVO</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Cápsula endoscópia.</text:p>
          </table:table-cell>
          <table:table-cell office:value-type="string" calcext:value-type="string">
            <text:p>Colonoscopia.</text:p>
          </table:table-cell>
          <table:table-cell office:value-type="string" calcext:value-type="string">
            <text:p>Serología para virus de la hepatitis B y C.</text:p>
          </table:table-cell>
          <table:table-cell office:value-type="string" calcext:value-type="string">
            <text:p>Biopsia intestinal.</text:p>
          </table:table-cell>
          <table:table-cell office:value-type="string" calcext:value-type="string">
            <text:p>Ecografía abdominal.</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34" calcext:value-type="float">
            <text:p>34</text:p>
          </table:table-cell>
          <table:table-cell office:value-type="float" office:value="9328" calcext:value-type="float">
            <text:p>9328</text:p>
          </table:table-cell>
          <table:table-cell office:value-type="float" office:value="118184" calcext:value-type="float">
            <text:p>118184</text:p>
          </table:table-cell>
          <table:table-cell office:value-type="string" calcext:value-type="string">
            <text:p>FALSE</text:p>
          </table:table-cell>
          <table:table-cell table:style-name="ce1" office:value-type="string" calcext:value-type="string">
            <text:p>Hombre de 43 años sin enfermedades de interés que acude a Urgencias del Hospital por 4 deposiciones melénicas en las últimas 12 horas. Refiere toma de antiinflamatorios en días previos. En la exploración física destaca palidez de piel y mucosas, TA 95/65 mmHg y frecuencia cardiaca 110 lpm. El abdomen no es doloroso y en el tacto rectal se demuestran deposiciones melénicas. En la analítica se encuentra una cifra de Hb de 8.1 g/dL. Tras infusión de suero salino y comenzar la transfusión de concentrado de hematíes la TA es 120/85 mmHg y la frecuencia cardiaca 90 lpm. Se realiza endoscopia digestiva urgente en la que se encuentran coágulos en el estómago y una úlcera de 2 cm en el antro gástrico con fondo de fibrina y una pequeña protuberancia blanco-grisácea de 3 mm en el centro de la úlcera (trombo plaquetar o "vaso visible"). ¿Qué actitud le parece más correcta?</text:p>
          </table:table-cell>
          <table:table-cell office:value-type="string" calcext:value-type="string">
            <text:p>Signos de sangrado de úlceras pépticas: Clasificación de Forrest Tipo Descripción Recidiva (%) Interpretación Ia Sangrado “a chorro” SANGRADO ACTIVO Ib Sangrado “en sábana” IIa Vaso visible 43 IIb Coágulo adherido 35 HEMOSTASIA RECIENTE IIc Mancha negra 5-10 III Fondo de fibrina 3-5 NO SANGRADO La hemorragia digestiva es la complicación más frecuente de la úlcera péptica.Se trata de un paciente que tras toma de AINEs presenta sangrado con inestabilidad hemodinámica que precisa sueros para la estabilización y transfusión, por lo que no debe ser dado de alta (respuesta 1 incorrecta). Además de las manifestaciones clínicas, las características de la úlcera en la endoscopia también son datos importantes para el pronóstico. Hasta 33% de los pacientes con hemorragias activas o con un vaso visible que no sangra volverá a sangrar y necesitará una intervención urgente si sigue un tratamiento conservador, estos pacientes mejoran claramente si se tratan por vía endoscópica con electrocoagulación, sondas de calor, clips o inyecciones esclerosantes, con lo que disminuyen las hemorragias, la permanencia hospitalaria, las tasas de mortalidad y los costos. En cambio, en los pacientes con una úlcera de base limpia, la posibilidad de que repitan las hemorragias es casi nula. La infusión de inhibidores de bomba de protones mejorara la estabilidad del coágulo, disminuye nuevas crisis hemorrágicas (pero no la mortalidad) en úlceras de alto riesgo (respuesta 5 correcta y 3 incorrecta). La somatostatina, se utiliza para el sangrado por hipertensión portal (respuesta 2 incorrecta). En gran parte de los casos la hemorragia cede de manera espontánea o con tratamiento endoscópico, los que no responden al tratamiento endoscópico necesitarán cirugía (respuesta 4 incorrrecta).</text:p>
          </table:table-cell>
          <table:table-cell office:value-type="string" calcext:value-type="string">
            <text:p>1. HARRISON 17a edic., Págs. 257 y 1866.</text:p>
          </table:table-cell>
          <table:table-cell office:value-type="string" calcext:value-type="string">
            <text:p>DIGESTIVO</text:p>
          </table:table-cell>
          <table:table-cell office:value-type="string" calcext:value-type="string">
            <text:p>Difícil</text:p>
          </table:table-cell>
          <table:table-cell office:value-type="float" office:value="0.31" calcext:value-type="float">
            <text:p>0,31</text:p>
          </table:table-cell>
          <table:table-cell/>
          <table:table-cell office:value-type="string" calcext:value-type="string">
            <text:p>Dado que el paciente es joven, sin enfermedades asociadas y la úlcera ha dejado de sangrar, puede ser dado de alta precozmente con tratamiento con un inhibidor de la bomba de protones y erradicación de H. pylori.</text:p>
          </table:table-cell>
          <table:table-cell office:value-type="string" calcext:value-type="string">
            <text:p>Retirar endoscopio, colocar sonda nasogástrica para aspiración continua e iniciar tratamiento con un inhibidor de la bomba de protones y con somatostatina.</text:p>
          </table:table-cell>
          <table:table-cell office:value-type="string" calcext:value-type="string">
            <text:p>Tomar biopsia para la detección de H. pylori. retirar el endoscopio procurando no desprender el trombo plaquetar y continuar tratamiento farmacológico con administración intravenosa de inhibidor de la bomba de protones.</text:p>
          </table:table-cell>
          <table:table-cell office:value-type="string" calcext:value-type="string">
            <text:p>Consulta al Servicio de Cirugía para considerar tratamiento quirúrgico urgente.</text:p>
          </table:table-cell>
          <table:table-cell office:value-type="string" calcext:value-type="string">
            <text:p>Tratamiento endoscópico mediante inyección de adrenalina en la úlcera y colocación de "clips" (grapas metálicas), seguido de la administración intravenosa de inhibidor de la bomba de protones.</text:p>
          </table:table-cell>
          <table:table-cell office:value-type="float" office:value="5" calcext:value-type="float">
            <text:p>5</text:p>
          </table:table-cell>
          <table:table-cell table:number-columns-repeated="16"/>
        </table:table-row>
        <table:table-row table:style-name="ro1">
          <table:table-cell office:value-type="float" office:value="2010" calcext:value-type="float">
            <text:p>2010</text:p>
          </table:table-cell>
          <table:table-cell office:value-type="float" office:value="37" calcext:value-type="float">
            <text:p>37</text:p>
          </table:table-cell>
          <table:table-cell office:value-type="float" office:value="9331" calcext:value-type="float">
            <text:p>9331</text:p>
          </table:table-cell>
          <table:table-cell office:value-type="float" office:value="118187" calcext:value-type="float">
            <text:p>118187</text:p>
          </table:table-cell>
          <table:table-cell office:value-type="string" calcext:value-type="string">
            <text:p>FALSE</text:p>
          </table:table-cell>
          <table:table-cell table:style-name="ce1" office:value-type="string" calcext:value-type="string">
            <text:p>Hombre de 30 años, con antecedente familiar de padre fallecido por cáncer de colon a los 38 años. Se practica una colonoscopia que muestra cientos de adenomas a lo largo de todo el colon. ¿Cual de las siguientes afirmaciones es FALSA?:</text:p>
          </table:table-cell>
          <table:table-cell office:value-type="string" calcext:value-type="string">
            <text:p>Pólipo Se trata de otra pregunta “negativa”. La poliposis familiar del colon se caracteriza por la presencia de miles de pólipos adenomatosos en todo el intestino grueso. Se transmite de forma autosómica dominante (respuesta 1 incorrecta). Los hijos de los pacientes con poliposis de colon, tienen un riesgo de 50% de padecer esta enfermedad premaligna, por lo que se debe realizar cada año una sigmoidoscopia hasta los 35 años de edad (respuesta 5 incorrecta). Si la poliposis no se elimina por medio de cirugía, aparecerá un cáncer colorrectal en casi todos los pacientes antes de los 40 años de edad. Una vez que se detectan los pólipos múltiples que constituyen la poliposis de colon, los pacientes deben someterse a una colectomía total. El tratamiento médico con antiinflamatorios no esteroideos como el sulindac y con inhibidores de la ciclooxigenasa-2 como celecoxib disminuye el número y el tamaño de los pólipos en los pacientes con poliposis de colon, aunque este efecto en los pólipos es sólo temporal y no se ha demostrado que reduzcan el riesgo de padecer cáncer (respuesta 2 correcta y 3 incorrecta).</text:p>
          </table:table-cell>
          <table:table-cell office:value-type="string" calcext:value-type="string">
            <text:p>1. HARRISON 17a edic., Págs. 574.</text:p>
          </table:table-cell>
          <table:table-cell office:value-type="string" calcext:value-type="string">
            <text:p>DIGESTIVO</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El paciente padece una poliposis adenomatosa familiar.</text:p>
          </table:table-cell>
          <table:table-cell office:value-type="string" calcext:value-type="string">
            <text:p>El manejo más apropiado es sulindac, colonoscopias de vigilancia anuales y colectomía total a los 40 años.</text:p>
          </table:table-cell>
          <table:table-cell office:value-type="string" calcext:value-type="string">
            <text:p>De no someterse a tratamiento quirúrgico casi con toda seguridad el paciente desarrollará un cáncer colorrectal.</text:p>
          </table:table-cell>
          <table:table-cell office:value-type="string" calcext:value-type="string">
            <text:p>Deben estudiarse los familiares de primer grado del paciente.</text:p>
          </table:table-cell>
          <table:table-cell office:value-type="string" calcext:value-type="string">
            <text:p>Los hijos del paciente tienen un 50% de riesgo de padecer la misma enfermedad.</text:p>
          </table:table-cell>
          <table:table-cell office:value-type="float" office:value="2" calcext:value-type="float">
            <text:p>2</text:p>
          </table:table-cell>
          <table:table-cell table:number-columns-repeated="16"/>
        </table:table-row>
        <table:table-row table:style-name="ro1">
          <table:table-cell office:value-type="float" office:value="2010" calcext:value-type="float">
            <text:p>2010</text:p>
          </table:table-cell>
          <table:table-cell office:value-type="float" office:value="39" calcext:value-type="float">
            <text:p>39</text:p>
          </table:table-cell>
          <table:table-cell office:value-type="float" office:value="9333" calcext:value-type="float">
            <text:p>9333</text:p>
          </table:table-cell>
          <table:table-cell office:value-type="float" office:value="118189" calcext:value-type="float">
            <text:p>118189</text:p>
          </table:table-cell>
          <table:table-cell office:value-type="string" calcext:value-type="string">
            <text:p>FALSE</text:p>
          </table:table-cell>
          <table:table-cell table:style-name="ce1" office:value-type="string" calcext:value-type="string">
            <text:p>Un hombre de 25 años presenta de forma brusca astenia e ictericia detectándose unas Transaminasas (ALT y AST) superiores a 2000 UI/L. Los marcadores serológicos muestran el siguiente patrón: Anti-VHA IgM negativo, HBsAg negativo, anti-HBc IgM positivo y anti-VHC negativo. ¿Cuál es su diagnóstico?:</text:p>
          </table:table-cell>
          <table:table-cell office:value-type="string" calcext:value-type="string">
            <text:p>Se trata de un cuadro compatible con una hepatitis aguda (astenia, ictericia y aumento de transaminasas), en un paciente que presenta positividad del anti-HBc IgM por lo que es compatible con hepatitis aguda B (respuesta 3 correcta). En los pacientes con HBsAg positivo de duración desconocida, la determinación de la IgM anti- HBc puede ser útil para diferenciar entre una infección aguda o reciente (IgM anti-HBc positivo) o una infección crónica por el HBV (IgM anti-HBc negativo) (respuesta 1 incorrecta, respuesta 2 incorrecta). En la pregunta no nos dan marcadores del virus delta por lo que no se puede afirmar que sea una sobreinfección delta (respuesta 4 incorrecta) El Anti-VHA IgM es negativo por lo que no se trata de una hepatitis aguda A (respuesta 5 incorrecta).</text:p>
          </table:table-cell>
          <table:table-cell office:value-type="string" calcext:value-type="string">
            <text:p>1. FARRERAS 16a edic., Pág. 345</text:p>
          </table:table-cell>
          <table:table-cell office:value-type="string" calcext:value-type="string">
            <text:p>DIGESTIVO</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Hepatitis crónica B.</text:p>
          </table:table-cell>
          <table:table-cell office:value-type="string" calcext:value-type="string">
            <text:p>Hepatitis aguda no viral.</text:p>
          </table:table-cell>
          <table:table-cell office:value-type="string" calcext:value-type="string">
            <text:p>Hepatitis aguda B.</text:p>
          </table:table-cell>
          <table:table-cell office:value-type="string" calcext:value-type="string">
            <text:p>Sobreinfección por virus D (delta)</text:p>
          </table:table-cell>
          <table:table-cell office:value-type="string" calcext:value-type="string">
            <text:p>Hepatitis aguda A y B.</text:p>
          </table:table-cell>
          <table:table-cell office:value-type="float" office:value="3" calcext:value-type="float">
            <text:p>3</text:p>
          </table:table-cell>
          <table:table-cell table:number-columns-repeated="16"/>
        </table:table-row>
        <table:table-row table:style-name="ro1">
          <table:table-cell office:value-type="float" office:value="2010" calcext:value-type="float">
            <text:p>2010</text:p>
          </table:table-cell>
          <table:table-cell office:value-type="float" office:value="41" calcext:value-type="float">
            <text:p>41</text:p>
          </table:table-cell>
          <table:table-cell office:value-type="float" office:value="9335" calcext:value-type="float">
            <text:p>9335</text:p>
          </table:table-cell>
          <table:table-cell office:value-type="float" office:value="118191" calcext:value-type="float">
            <text:p>118191</text:p>
          </table:table-cell>
          <table:table-cell office:value-type="string" calcext:value-type="string">
            <text:p>FALSE</text:p>
          </table:table-cell>
          <table:table-cell table:style-name="ce1" office:value-type="string" calcext:value-type="string">
            <text:p>Un paciente de 87 años con antecedentes de bronquitis crónica e insuficiencia cardiaca, ha sido diagnosticado de colecistitis aguda Litiásica. Tras cuatro días de hospitalización en tratamiento con dieta absoluta, sueroterapia, piperacilina/Tazobactam, el paciente continúa con fiebre, dolor abdominal persistente y leucocitosis. La actitud más adecuada en este momento sería:</text:p>
          </table:table-cell>
          <table:table-cell office:value-type="string" calcext:value-type="string">
            <text:p>ECO abdominal: Colecistits aguda, engrosamiento pared vesicular con imágenes hiperecoicas en su interior y sombra sónica posterior Se trata de una paciente anciano, con enfermedades previas que aumentan el riesgo quirúrgico, sería un ASA IV para una intervención urgente que evoluciona mal tras tratamiento antibiótico por lo que es indicación quirúrgica (respuestas 3, 4 y 5 incorrectas). Los pacientes debilitados o gravemente enfermos con colecistitis deben ser tratados con colecistostomía y colocación de un tubo de drenaje en la vesícula. La colecistectomía programada puede entonces aplazarse (respuesta 2 correcta y 1 incorrecta).</text:p>
          </table:table-cell>
          <table:table-cell office:value-type="string" calcext:value-type="string">
            <text:p>1. HARRISON 17a edic., Págs. 1997. 2. FARRERAS 16a edic., Pág. 420.</text:p>
          </table:table-cell>
          <table:table-cell office:value-type="string" calcext:value-type="string">
            <text:p>DIGESTIVO</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Tratamiento quirúrgico (colecistectomía) urgente.</text:p>
          </table:table-cell>
          <table:table-cell office:value-type="string" calcext:value-type="string">
            <text:p>Drenaje biliar mediante colecistostomía percutánea.</text:p>
          </table:table-cell>
          <table:table-cell office:value-type="string" calcext:value-type="string">
            <text:p>Sustitiuir la piperacilina/tazobactan por metronidazol+cefotaxima.</text:p>
          </table:table-cell>
          <table:table-cell office:value-type="string" calcext:value-type="string">
            <text:p>Sustituir la piperecilina/tazobactam por amikacina+clindamicina.</text:p>
          </table:table-cell>
          <table:table-cell office:value-type="string" calcext:value-type="string">
            <text:p>Añadir al tratamiento un aminoglucósido como acentamicina.</text:p>
          </table:table-cell>
          <table:table-cell office:value-type="float" office:value="2" calcext:value-type="float">
            <text:p>2</text:p>
          </table:table-cell>
          <table:table-cell table:number-columns-repeated="16"/>
        </table:table-row>
        <table:table-row table:style-name="ro1">
          <table:table-cell office:value-type="float" office:value="2010" calcext:value-type="float">
            <text:p>2010</text:p>
          </table:table-cell>
          <table:table-cell office:value-type="float" office:value="42" calcext:value-type="float">
            <text:p>42</text:p>
          </table:table-cell>
          <table:table-cell office:value-type="float" office:value="9336" calcext:value-type="float">
            <text:p>9336</text:p>
          </table:table-cell>
          <table:table-cell office:value-type="float" office:value="118192" calcext:value-type="float">
            <text:p>118192</text:p>
          </table:table-cell>
          <table:table-cell office:value-type="string" calcext:value-type="string">
            <text:p>FALSE</text:p>
          </table:table-cell>
          <table:table-cell table:style-name="ce1" office:value-type="string" calcext:value-type="string">
            <text:p>Una mujer de 76 años, sin otros antecedentes que hipertensión arterial, consulta por ictericia indolora y prurito, con anorexia. Analíticamente, destaca una bilirrubina total de 12 mg/dL (con 9.5 mg/dL de bilirrubina directa). La ecografía abdominal muestra dilatación biliar intra y extrahepática, junto con un nódulo hepático único menor de 2 cm, localizado periféricamente, en la cara anterior del lóbulo izquierdo. La TC confirma estos hallazgos, demostrando además la presencia de una masa de 3.5 cm en la cabeza pancreática. La punción aspirativa con aguja fina del nódulo hepático resulta concluyente para adenocarcinoma. Señale la mejor opción terapéutica:</text:p>
          </table:table-cell>
          <table:table-cell office:value-type="string" calcext:value-type="string">
            <text:p>RM abdominal T2; gran masa pancreática con lesiones nodulares hepáticas, neoplasia pancreática con metástasis hepáticas Se trata de un adenocarcinoma de páncreas con metástasis hepáticas y compresión de la vía biliar por lo que no tiene indicación quirúrgica de resección (respuesta 5 incorrecta), pero si de alguna intervención para aliviar la ictericia (respuesta 1 incorrecta). La derivación quirúrgica tienen más complicaciones que colocar una prótesis metálica autoexpandible vía endoscópica (respuesta 3 incorrecta y 4 correcta) siendo de segunda elección la vía transhepática (respuesta 2 incorrecta). </text:p>
          </table:table-cell>
          <table:table-cell office:value-type="string" calcext:value-type="string">
            <text:p>1. HARRISON 17a edic., Págs. 518. 2. FARRERAS 16a edic., Pág. 273.</text:p>
          </table:table-cell>
          <table:table-cell office:value-type="string" calcext:value-type="string">
            <text:p>DIGESTIVO</text:p>
          </table:table-cell>
          <table:table-cell office:value-type="string" calcext:value-type="string">
            <text:p>Difícil</text:p>
          </table:table-cell>
          <table:table-cell office:value-type="float" office:value="0.2" calcext:value-type="float">
            <text:p>0,2</text:p>
          </table:table-cell>
          <table:table-cell/>
          <table:table-cell office:value-type="string" calcext:value-type="string">
            <text:p>Quimio/radioterapia neoadyuvante condicionando la opción de cirugía radical a la respuesta inicial.</text:p>
          </table:table-cell>
          <table:table-cell office:value-type="string" calcext:value-type="string">
            <text:p>Drenaje biliar externo percutáneo con carácter paliativo, con eventual reconversión a drenaje interno en caso de intolerancia o complicaciones.</text:p>
          </table:table-cell>
          <table:table-cell office:value-type="string" calcext:value-type="string">
            <text:p>Derivación biliar quirúrgica paliativa, con o sin gastro-yeyunostomía profiláctica en función de los hallazgos intraoperatorios.</text:p>
          </table:table-cell>
          <table:table-cell office:value-type="string" calcext:value-type="string">
            <text:p>Prótesis biliar metálica mediante colongio- pancralografía retrógrada endoscópica con opción a quimioterapia paliativa.</text:p>
          </table:table-cell>
          <table:table-cell office:value-type="string" calcext:value-type="string">
            <text:p>Duodenopancreatectomía cefálica, con ablación percutánea mediante radriofrecuencia o alcoholización de la lesión hepática.</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206" calcext:value-type="float">
            <text:p>206</text:p>
          </table:table-cell>
          <table:table-cell office:value-type="float" office:value="9500" calcext:value-type="float">
            <text:p>9500</text:p>
          </table:table-cell>
          <table:table-cell office:value-type="float" office:value="118356" calcext:value-type="float">
            <text:p>118356</text:p>
          </table:table-cell>
          <table:table-cell office:value-type="string" calcext:value-type="string">
            <text:p>FALSE</text:p>
          </table:table-cell>
          <table:table-cell table:style-name="ce1" office:value-type="string" calcext:value-type="string">
            <text:p>Durante una colonoscopia se detecta un tumor de 5 cm localizado en colon derecho en un hombre de 48 años. No se han encontrado otras lesiones. Su abuela materna también padeció un cáncer de colon. Las biopsias son superficiales y muestran un tumor pobremente diferenciado con abundantes células inflamatorias en el estroma que se diagnostica como un carcinoma de tipo medular.</text:p>
          </table:table-cell>
          <table:table-cell office:value-type="string" calcext:value-type="string">
            <text:p>Con los datos que nos dan esta familia no cumple criterios de síndrome de Lynch puesto que solo nos hablan de 2 afectos y para el diagnóstico tiene que haber al menos <text:s/>3. Sin embargo, el cáncer reúne las características habituales del que aparece en síndrome de Lynch: localización en colon derecho, indiferenciado y la presencia de células inflamatorias por lo que debe estudiarse la presencia de inestabilidad de microsatélites que causa inactivación de los genes de reparación de errores del DNA (respuesta 5 correcta). Es importante recordar que una de las “pegas” en las preguntas MIR sobre el síndrome de Lynch o cáncer de colon familiar sin poliposis es que nos hablen de pólipos o adenomas que si pueden aparecer, con mayor frecuencia incluso que en la población general, lo que nunca ocurre es que sean cientos (respuesta 4 incorrecta).</text:p>
          </table:table-cell>
          <table:table-cell office:value-type="string" calcext:value-type="string">
            <text:p>1. ROBBINS. Pathologic Basic of Disease. 8a edic., pág. 275.</text:p>
          </table:table-cell>
          <table:table-cell office:value-type="string" calcext:value-type="string">
            <text:p>PATOLÓGICA</text:p>
          </table:table-cell>
          <table:table-cell office:value-type="string" calcext:value-type="string">
            <text:p>Normal</text:p>
          </table:table-cell>
          <table:table-cell office:value-type="float" office:value="0.61" calcext:value-type="float">
            <text:p>0,61</text:p>
          </table:table-cell>
          <table:table-cell/>
          <table:table-cell office:value-type="string" calcext:value-type="string">
            <text:p>La quimioterapia es el tratamiento de elección.</text:p>
          </table:table-cell>
          <table:table-cell office:value-type="string" calcext:value-type="string">
            <text:p>Puesto que la biopsia es superficial debe repetirse antes de proceder al tratamiento.</text:p>
          </table:table-cell>
          <table:table-cell office:value-type="string" calcext:value-type="string">
            <text:p>El pronóstico del tumor depende principalmente de su alto grado de anaplasia.</text:p>
          </table:table-cell>
          <table:table-cell office:value-type="string" calcext:value-type="string">
            <text:p>Es poco probable que este tumor se haya desarrollado sobre un adenoma previo.</text:p>
          </table:table-cell>
          <table:table-cell office:value-type="string" calcext:value-type="string">
            <text:p>Deben estudiarse la inestabilidad de microsatélites y los genes de reaparición de errores del DNA.</text:p>
          </table:table-cell>
          <table:table-cell office:value-type="float" office:value="5" calcext:value-type="float">
            <text:p>5</text:p>
          </table:table-cell>
          <table:table-cell table:number-columns-repeated="16"/>
        </table:table-row>
        <table:table-row table:style-name="ro1">
          <table:table-cell office:value-type="float" office:value="2010" calcext:value-type="float">
            <text:p>2010</text:p>
          </table:table-cell>
          <table:table-cell office:value-type="float" office:value="232" calcext:value-type="float">
            <text:p>232</text:p>
          </table:table-cell>
          <table:table-cell office:value-type="float" office:value="9526" calcext:value-type="float">
            <text:p>9526</text:p>
          </table:table-cell>
          <table:table-cell office:value-type="float" office:value="118382" calcext:value-type="float">
            <text:p>118382</text:p>
          </table:table-cell>
          <table:table-cell office:value-type="string" calcext:value-type="string">
            <text:p>FALSE</text:p>
          </table:table-cell>
          <table:table-cell table:style-name="ce1" office:value-type="string" calcext:value-type="string">
            <text:p>Mujer de 52 años que consulta por haber notado durante la semana previa coloración amarillenta de conjuntivas. No refiere conductas sexuales de riesgo ni antecedentes epidemiológicos de riesgo de hepatitis vírica. No consume alcohol ni fármacos hepatóxicos. Relata historia de un año de evolución de prurito generalizado astenia sequedad de boca y ausencia de lagrimeo de causa no filiada. Resto de la anamnesis sin datos patológicos. En la exploración física se observan lesiones de rascado ictericia conjuntival y hepatomegalia no dolorosa. Aporta analítica realizada en su empresa con los siguientes resultados patológicos: bilirrubina total 3 mg/dl fosfatasa alcalina 400 UI velocidad de sedimentación 40 mm a la primera hora. Indique cual sería la recomendación más acertada para establecer el diagnóstico etiológico del cuadro que presenta la paciente:</text:p>
          </table:table-cell>
          <table:table-cell office:value-type="string" calcext:value-type="string">
            <text:p>Melanosis en Zonas expuestas Hepatomegalia Prurito (Síntoma inicial) Déficit de absorción de vitaminas, entre ellas vitamina d. Alteración ósea: osteomalacia y osteoporosis. Esteatorrea y malabsorción de vitaminas liposolubles Uff!!!.., qué cansada estoy Xantomas Xantelasmas Astenia Acropaquias 75% Síndrome de Sjögren 25% Afectación autoinmune del tiroides Otras enfermedades asociadas: -Artritis reumatoide -Síndrome CREST -Déficit de IgA -Diabetes mellitus tipo 1 -Esclerodermia -Anemia perniciosa -Acidosis tubular renal 90% 35-60 años Se desconoce la causa de la cirrosis biliar primaria; hay una fuerte preponderancia en las mujeres con una mediana de edad de casi 50 años al momento del diagnósticose caracteriza por inflamación y necrosis portal de los colangiocitos en las vías biliares de calibre pequeño y mediano. Prevalecen las manifestaciones colestásicas y la cirrosis biliar se caracteriza por una elevación en la concentración de bilirrubina e insuficiencia hepática progresiva. Se presenta prurito en casi 50% de los enfermos al momento del diagnóstico y llega a ser debilitante. Los datos de laboratorio en la cirrosis biliar primaria muestran anormalidades colestáticas en las enzimas hepáticas con elevación en la glutamiltranspeptidasa gamma y la fosfatasa alcalina junto con elevación leve en las aminotransferasas. Las inmunoglobulinas típicamente están elevadas, en particular la IgM. Los anticuerpos antimitocondriales se presentan en casi 90% de los pacientes (respuesta 1 correcta). No tiene antecedentes de hepatitis virica, y además las hepatitis virales aumentan más las transaminasas que los enzimas de colestasis (respuesta 5 incorrecta). La hemocromatosis es una enfermedad del metabolismo del hierro que cursa con hiperpigmentación, artropatía, descenso de la líbido y diabetes, y la enfermedad de Wilson consiste en alteración del metabolismo del cobre (respuestas 2 y 3 incorrectas).</text:p>
          </table:table-cell>
          <table:table-cell office:value-type="string" calcext:value-type="string">
            <text:p>1. HARRISON 17a edic., Págs. 1974.</text:p>
          </table:table-cell>
          <table:table-cell office:value-type="string" calcext:value-type="string">
            <text:p>DIGESTIVO</text:p>
          </table:table-cell>
          <table:table-cell table:number-columns-repeated="3"/>
          <table:table-cell office:value-type="string" calcext:value-type="string">
            <text:p>Anticuerpos antimitocondriales</text:p>
          </table:table-cell>
          <table:table-cell office:value-type="string" calcext:value-type="string">
            <text:p>Estudio del metabolismo del hierro</text:p>
          </table:table-cell>
          <table:table-cell office:value-type="string" calcext:value-type="string">
            <text:p>Estudio del metabolismo del cobre</text:p>
          </table:table-cell>
          <table:table-cell office:value-type="string" calcext:value-type="string">
            <text:p>Resonancia magnética hepática</text:p>
          </table:table-cell>
          <table:table-cell office:value-type="string" calcext:value-type="string">
            <text:p>Serología de virus B v virus C</text:p>
          </table:table-cell>
          <table:table-cell office:value-type="float" office:value="1" calcext:value-type="float">
            <text:p>1</text:p>
          </table:table-cell>
          <table:table-cell table:number-columns-repeated="16"/>
        </table:table-row>
        <table:table-row table:style-name="ro1">
          <table:table-cell table:number-columns-repeated="5"/>
          <table:table-cell table:style-name="ce1"/>
          <table:table-cell table:number-columns-repeated="28"/>
        </table:table-row>
        <table:table-row table:style-name="ro1">
          <table:table-cell office:value-type="float" office:value="2010" calcext:value-type="float">
            <text:p>2010</text:p>
          </table:table-cell>
          <table:table-cell office:value-type="float" office:value="98" calcext:value-type="float">
            <text:p>98</text:p>
          </table:table-cell>
          <table:table-cell office:value-type="float" office:value="9392" calcext:value-type="float">
            <text:p>9392</text:p>
          </table:table-cell>
          <table:table-cell office:value-type="float" office:value="118248" calcext:value-type="float">
            <text:p>118248</text:p>
          </table:table-cell>
          <table:table-cell office:value-type="string" calcext:value-type="string">
            <text:p>FALSE</text:p>
          </table:table-cell>
          <table:table-cell table:style-name="ce1" office:value-type="string" calcext:value-type="string">
            <text:p>Un hombre de 30 años sufre caída de una altura de 2 metros de pie. A su llegada a urgencias en camilla está consciente y orientado, con sondaje vesical con orina clara. Muestra tumefacción de talón izquierdo y hormigueos leves por cara anterior de muslo derecho y escroto así como disestesias en ambos pies. El paciente se despide del camillero con un apretón de manos con una palmada simultánea en el hombro. La rotación de los miembros inferiores en la camilla cogidos por los tobillos es indolora y la compresión de la pelvis es asintomática. A continuación:</text:p>
          </table:table-cell>
          <table:table-cell office:value-type="string" calcext:value-type="string">
            <text:p>Tras una caída desde altura pueden producirse múltiples lesiones traumáticas. La más frecuente es la fractura del calcáneo, seguido de fracturas vertebrales, cuello fémur, pelvis, base de cráneo. La tumefacción del talón izquierdo puede ser debido a una fractura de calcáneo. Hemos descartado una fractura de cadera (rotaciones indoloras de los miembros inferiores) y de pelvis (compresión indolora), traumatismo vertebral superior (despedida). La sensación de hormigueo y disestesias en los miembros inferiores puede ser indicativo de lesión nerviosa por traumatismo vertebral toracolumbar; por consiguiente debemos proteger el raquis y palparlo (respuesta 3 correcta). No debemos sentar al paciente (respuesta 1 incorrecta). No hay sospecha de lesión cervical (respuesta 4 incorrecta) ni intraabdominal (respuesta 5 incorrecta). Posteriormente remitiremos a rayos para realizar estudios de raquis toracolumbar y pies (respuesta 2 incorrecta).</text:p>
          </table:table-cell>
          <table:table-cell office:value-type="string" calcext:value-type="string">
            <text:p>1. MANUAL DE CIRUGIA ORTOPEDICA Y TRAUMATOLOGIA (SECOT) Tomo I. 2a ed. Pag. 600 2. http://www.borrmart.es/articulo_laboral.php?id=1875</text:p>
          </table:table-cell>
          <table:table-cell office:value-type="string" calcext:value-type="string">
            <text:p>TRAUMATOLOGÍA</text:p>
          </table:table-cell>
          <table:table-cell office:value-type="string" calcext:value-type="string">
            <text:p>Difícil</text:p>
          </table:table-cell>
          <table:table-cell office:value-type="float" office:value="0.31" calcext:value-type="float">
            <text:p>0,31</text:p>
          </table:table-cell>
          <table:table-cell/>
          <table:table-cell office:value-type="string" calcext:value-type="string">
            <text:p>Lo sentaremos en la camilla para poder explorar la columna cervical.</text:p>
          </table:table-cell>
          <table:table-cell office:value-type="string" calcext:value-type="string">
            <text:p>Remitiremos a radiología para realizar estudio de extremidades inferiores (pies, fémures y pelvis).</text:p>
          </table:table-cell>
          <table:table-cell office:value-type="string" calcext:value-type="string">
            <text:p>Palparemos el abdomen y lo rodaremos en bloque para palpar la columna toracolumbar.</text:p>
          </table:table-cell>
          <table:table-cell office:value-type="string" calcext:value-type="string">
            <text:p>Le colocaremos un collarín cervical y remitiremos a radiología para estudio de imagen de extremidades inferiores y columna cervical.</text:p>
          </table:table-cell>
          <table:table-cell office:value-type="string" calcext:value-type="string">
            <text:p>Solicitaremos una ecografía abdominal.</text:p>
          </table:table-cell>
          <table:table-cell office:value-type="float" office:value="3" calcext:value-type="float">
            <text:p>3</text:p>
          </table:table-cell>
          <table:table-cell table:number-columns-repeated="16"/>
        </table:table-row>
        <table:table-row table:style-name="ro1">
          <table:table-cell table:number-columns-repeated="5"/>
          <table:table-cell table:style-name="ce1"/>
          <table:table-cell table:number-columns-repeated="28"/>
        </table:table-row>
        <table:table-row table:style-name="ro1">
          <table:table-cell office:value-type="float" office:value="2010" calcext:value-type="float">
            <text:p>2010</text:p>
          </table:table-cell>
          <table:table-cell office:value-type="float" office:value="204" calcext:value-type="float">
            <text:p>204</text:p>
          </table:table-cell>
          <table:table-cell office:value-type="float" office:value="9498" calcext:value-type="float">
            <text:p>9498</text:p>
          </table:table-cell>
          <table:table-cell office:value-type="float" office:value="118354" calcext:value-type="float">
            <text:p>118354</text:p>
          </table:table-cell>
          <table:table-cell office:value-type="string" calcext:value-type="string">
            <text:p>FALSE</text:p>
          </table:table-cell>
          <table:table-cell table:style-name="ce1" office:value-type="string" calcext:value-type="string">
            <text:p>En un hombre de 41 años que acude a consulta por un nódulo en el lóbulo tiroideo derecho se ha realizado una punción- aspiración con aguja fina del nódulo. El análisis citológico de la muestra obtenida tras la punción podría permitirnos:</text:p>
          </table:table-cell>
          <table:table-cell office:value-type="string" calcext:value-type="string">
            <text:p>Esta pregunta se ha basado literalmente en un párrafo del libro Robbins de anatomía patológica que recoge: “Mientras que las características nucleares son útiles para identificar un carcinoma papilar, son de mínimo valor para distinguir entre un adenoma folicular y un carcinoma folicular mínimamente invasivo ya que esta distinción requiere una muestra histológica extensa que incluya la interfase tumor-cápsula para excluir invasión capsular o vascular” (respuestas 1,2 y 4 incorrectas y 5 correcta). Dado que la punción obtiene escasa celularidad, para diagnosticar un carcinoma folicular es necesaria una biopsia extensa. Una de las peculiaridades del carcinoma medular de tiroides familiar es la presencia de hiperplasia de células C en el parénquima tiroideo circundante, algo que con punción no se puede valorar por lo que suele ser un hallazgo en la pieza quirúrgica resecada (respuesta 3 incorrecta).</text:p>
          </table:table-cell>
          <table:table-cell office:value-type="string" calcext:value-type="string">
            <text:p>1. ROBBINS. Pathologic Basic of Disease. 8a edic., págs. 1123, 1125.</text:p>
          </table:table-cell>
          <table:table-cell office:value-type="string" calcext:value-type="string">
            <text:p>PATOLÓGICA</text:p>
          </table:table-cell>
          <table:table-cell office:value-type="string" calcext:value-type="string">
            <text:p>Normal</text:p>
          </table:table-cell>
          <table:table-cell office:value-type="float" office:value="0.61" calcext:value-type="float">
            <text:p>0,61</text:p>
          </table:table-cell>
          <table:table-cell/>
          <table:table-cell office:value-type="string" calcext:value-type="string">
            <text:p>Distinguir entre un adenoma folicular y un carcinoma folicular mínimamente invasivo.</text:p>
          </table:table-cell>
          <table:table-cell office:value-type="string" calcext:value-type="string">
            <text:p>Identificar las áreas de invasión capsular y/o vascular características de un carcinoma folicular.</text:p>
          </table:table-cell>
          <table:table-cell office:value-type="string" calcext:value-type="string">
            <text:p>Reconocer la hiperplasia de células C asociada al cáncer medular familiar.</text:p>
          </table:table-cell>
          <table:table-cell office:value-type="string" calcext:value-type="string">
            <text:p>Distinguir entre un tumor de células de Hürthle y un adenoma folicular con oxifilia.</text:p>
          </table:table-cell>
          <table:table-cell office:value-type="string" calcext:value-type="string">
            <text:p>Identificar las características nucleares típicas de un carcinoma papilar.</text:p>
          </table:table-cell>
          <table:table-cell office:value-type="float" office:value="5" calcext:value-type="float">
            <text:p>5</text:p>
          </table:table-cell>
          <table:table-cell table:number-columns-repeated="16"/>
        </table:table-row>
        <table:table-row table:style-name="ro1">
          <table:table-cell office:value-type="float" office:value="2010" calcext:value-type="float">
            <text:p>2010</text:p>
          </table:table-cell>
          <table:table-cell office:value-type="float" office:value="121" calcext:value-type="float">
            <text:p>121</text:p>
          </table:table-cell>
          <table:table-cell office:value-type="float" office:value="9415" calcext:value-type="float">
            <text:p>9415</text:p>
          </table:table-cell>
          <table:table-cell office:value-type="float" office:value="118271" calcext:value-type="float">
            <text:p>118271</text:p>
          </table:table-cell>
          <table:table-cell office:value-type="string" calcext:value-type="string">
            <text:p>FALSE</text:p>
          </table:table-cell>
          <table:table-cell table:style-name="ce1" office:value-type="string" calcext:value-type="string">
            <text:p>Por tercera vez en los últimos 6 meses un hombre de 84 años de edad con demencia avanzada ingresa en el hospital por neumonía aspirativa. Ha perdido 9,5 Kg en los últimos 10 meses. Tiene una úlcera por presión en sacro. No se comunica verbalmcnte, no deambula y es dependiente para todas las actividades básicas de la vida diaria. Su mujer cuida de él en casa y no quiere ingresar en residencia. Un estudio de la deglución indica que se atraganta con todo tipo de consistencias de los alimentos. El médico del hospital sugiere alimentación por sonda. La "Voluntad Vital Anticipada" del paciente establece que su mujer es la representante que debe tomar las decisiones respecto a su atención médica y que él no quiere medidas extraordinarias usadas para prolongar su vida incluyendo la nutrición artificial. ¿Cuál de las siguientes es la recomendación más apropiada para este paciente?:</text:p>
          </table:table-cell>
          <table:table-cell office:value-type="string" calcext:value-type="string">
            <text:p>Nos encontramos con un caso en el que el paciente presenta un documento de voluntad anticipada. En él especifica que su mujer es su representante y que no quiere medidas extraordinarias para prolongar su vida, incluyendo nutrición artificial. Los profesionales de la medicina debemos ver el documento de voluntades anticipadas como una expresión de la autonomía del enfermo, teniendo el deber legal de aceptar los documentos válidos, inscribirlos en la historia clínica, tenerlos en cuenta en las decisiones y razonar por escrito la decisión final y como se han tenido en cuenta. Por ello, de acuerdo a las voluntades de este paciente la respuesta correcta es la <text:s/>5. El resto de las respuestas van en contra de su voluntad de no recibir alimentación artificial o en contra de la voluntad de su representante respecto a ingresar en una residencia.</text:p>
          </table:table-cell>
          <table:table-cell office:value-type="string" calcext:value-type="string">
            <text:p>1. M. Broggi. El documento de voluntades anticipadas. Med Clin 2001</text:p>
          </table:table-cell>
          <table:table-cell office:value-type="string" calcext:value-type="string">
            <text:p><text:s/>117:114-115.</text:p>
          </table:table-cell>
          <table:table-cell office:value-type="string" calcext:value-type="string">
            <text:p>CUIDADOS PALIATIVOS</text:p>
          </table:table-cell>
          <table:table-cell office:value-type="string" calcext:value-type="string">
            <text:p>Fácil</text:p>
          </table:table-cell>
          <table:table-cell office:value-type="float" office:value="0.73" calcext:value-type="float">
            <text:p>0,73</text:p>
          </table:table-cell>
          <table:table-cell office:value-type="string" calcext:value-type="string">
            <text:p>Colocar una sonda nasogástrica permanente y dar el alta a una residencia con cuidados especializados.</text:p>
          </table:table-cell>
          <table:table-cell office:value-type="string" calcext:value-type="string">
            <text:p>Colocar una sonda nasogástrica a medio plazo y dar el alta a una residencia con cuidados especializados hasta que se curen las escaras.</text:p>
          </table:table-cell>
          <table:table-cell office:value-type="string" calcext:value-type="string">
            <text:p>Dar el alta a una residencia con cuidados especializados hasta que curen las úlceras por presión.</text:p>
          </table:table-cell>
          <table:table-cell office:value-type="string" calcext:value-type="string">
            <text:p>Poner una sonda por gastrostomía y dar el alta a domicilio.</text:p>
          </table:table-cell>
          <table:table-cell office:value-type="string" calcext:value-type="string">
            <text:p>Dar el alta a domicilio con cuidados paliativos del área sanitaria.</text:p>
          </table:table-cell>
          <table:table-cell office:value-type="float" office:value="5" calcext:value-type="float">
            <text:p>5</text:p>
          </table:table-cell>
          <table:table-cell table:number-columns-repeated="16"/>
        </table:table-row>
        <table:table-row table:style-name="ro1">
          <table:table-cell office:value-type="float" office:value="2010" calcext:value-type="float">
            <text:p>2010</text:p>
          </table:table-cell>
          <table:table-cell office:value-type="float" office:value="132" calcext:value-type="float">
            <text:p>132</text:p>
          </table:table-cell>
          <table:table-cell office:value-type="float" office:value="9426" calcext:value-type="float">
            <text:p>9426</text:p>
          </table:table-cell>
          <table:table-cell office:value-type="float" office:value="118282" calcext:value-type="float">
            <text:p>118282</text:p>
          </table:table-cell>
          <table:table-cell office:value-type="string" calcext:value-type="string">
            <text:p>FALSE</text:p>
          </table:table-cell>
          <table:table-cell table:style-name="ce1" office:value-type="string" calcext:value-type="string">
            <text:p>Hombre de 62 años con antecedentes de hábito enólico importante, portador de virus de hepatitis C, sigue tratamiento con ibuprofeno por una tendinitis en hombro derecho, acude a su dermatólogo porque después de pasar 2 semanas de vacaciones en la playa observa la aparición de ampollas tensas en dorso de manos. A la exploración además de localización y ligera hipertricosis malar. El diagnóstico más probable es:</text:p>
          </table:table-cell>
          <table:table-cell office:value-type="string" calcext:value-type="string">
            <text:p>La porfiria cutánea tarda (PCT) se manifiesta clínicamente por la tríada de fragilidad cutánea- ampollas en zonas fotoexpuestas y de roce + hipertricosis malar + hiperpigmentación. También asocia hepatopatía, pero no brotes neurológicos agudos. El diagnóstico se realiza con la determinación de porfirinas en orina, que están aumentadas (respuesta 2 correcta). La epidermolisis ampollosa adquirida (EAA) es una rara dermatosis que cursa con ampollas subepidérmicas por IgG contra el colágeno tipo VII de la membrana basal, y cursa con ampollas inducidas por traumatismos, que se resuelven en forma de cicatrices, quistes de milio e hiperpigmentación. Esto recuerda a la PCT, pero las diferencias son: a) en la EAA no hay hipertricosis, al contrario, existe lesión de mucosas y anejos (alopecia cicatricial); b) las lesiones no aparecen en áreas fotoexpuestas, son generalizadas; c) uroporfirinas normales. Se relaciona con enteropatías inflamatorias (respuesta 1 incorrecta). El ibuprofeno y otros muchos medicamentos pueden causar reacciones fototóxicas, cuya manifestación clínica más frecuente es en forma de eccema que toma el aspecto de una quemadura en zonas fotoexpuestas, pero la reacción es inmediata (al paciente de la pregunta le aparecen las ampollas después de 2 semanas de una exposición solar) (respuesta 3 incorrecta). La dermatitis de contacto aparece por mecanismo irritativo (no inmunológico); si es agudo se manifiesta como eritema, vesiculación y prurito; si es crónico, como sequedad y fisuras. En el cuadro clínico no consta ningún agente irritativo local ni antecedente laboral compatible (respuesta 4 incorrecta). La porfiria aguda intermitente no tiene lesiones cutáneas, sino crisis de dolor abdominal, orina pseudocolúrica y clínica diversa neurológica (respuesta 5 incorrecta).</text:p>
          </table:table-cell>
          <table:table-cell office:value-type="string" calcext:value-type="string">
            <text:p>1. FITZPATRICK, 7a edic., Págs. 395-396, 494-499, 828, 1238-1239</text:p>
          </table:table-cell>
          <table:table-cell office:value-type="string" calcext:value-type="string">
            <text:p>DERMATOLOGÍA</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Epidermolisis ampollosa adquirida.</text:p>
          </table:table-cell>
          <table:table-cell office:value-type="string" calcext:value-type="string">
            <text:p>Porfiria cutánea tarda.</text:p>
          </table:table-cell>
          <table:table-cell office:value-type="string" calcext:value-type="string">
            <text:p>Reacción fototóxica.</text:p>
          </table:table-cell>
          <table:table-cell office:value-type="string" calcext:value-type="string">
            <text:p>Dermatitis de contacto.</text:p>
          </table:table-cell>
          <table:table-cell office:value-type="string" calcext:value-type="string">
            <text:p>Porfiria aguda intermitante.</text:p>
          </table:table-cell>
          <table:table-cell office:value-type="float" office:value="2" calcext:value-type="float">
            <text:p>2</text:p>
          </table:table-cell>
          <table:table-cell table:number-columns-repeated="16"/>
        </table:table-row>
        <table:table-row table:style-name="ro1">
          <table:table-cell office:value-type="float" office:value="2010" calcext:value-type="float">
            <text:p>2010</text:p>
          </table:table-cell>
          <table:table-cell office:value-type="float" office:value="131" calcext:value-type="float">
            <text:p>131</text:p>
          </table:table-cell>
          <table:table-cell office:value-type="float" office:value="9425" calcext:value-type="float">
            <text:p>9425</text:p>
          </table:table-cell>
          <table:table-cell office:value-type="float" office:value="118281" calcext:value-type="float">
            <text:p>118281</text:p>
          </table:table-cell>
          <table:table-cell office:value-type="string" calcext:value-type="string">
            <text:p>FALSE</text:p>
          </table:table-cell>
          <table:table-cell table:style-name="ce1" office:value-type="string" calcext:value-type="string">
            <text:p>Una paciente de 14 años de edad en buen estado general presenta desde hace 4 días una erupción cutánea generalizada muy pruriginosa formada por placas eritemato- edematosas de entre 2 y 15 centímetros de diámetro sin descamación con tendencia a adquirir una morfología anular que individualmente desaparecen en menos de 24 horas. Las mucosas están respetadas. Su primera impresión diagnóstica sería:</text:p>
          </table:table-cell>
          <table:table-cell office:value-type="string" calcext:value-type="string">
            <text:p>En esta pregunta nos dan un caso clínico característico de urticaria (respuesta 1 correcta), que consiste en la aparición de habones o ronchas: placas generalizadas de edema circunscrito y sobrelevado, eritematoso, pruriginoso y evanescente (las lesiones individuales duran menos de un día, se van unas y aparecen otras). La causa más frecuente es idiopática. Dos semanas después de la exposición al virus de la rubeola aparece un exantema maculopapular rosado, pruriginoso, que comienza en la cara y rápidamente se generaliza; se precede de un cuadro gripal con linfadenopatía cervical, suboccipital y postauricular (respuesta 2 incorrecta). Las toxicodermias con dermatosis reactivas a productos químicos, como los medicamentos. Su expresión química es muy diversa, pero las más frecuentes son las erupciones exantemáticas morbiliformes (maculopapular), aunque sí es cierto que es segundo lugar en frecuencia aparecen las erupciones urticariformes, pero en el enunciado de la pregunta no nos dan ningún antecedente farmacológico ni de otro tipo (respuesta 3 incorrecta). El síndrome del shock tóxico estafilocócico es un cuadro producido por la toxina TSST-1, que se inicia con fiebre, odinofagia (afectación de mucosas), mialgias, diarrea, vómitos, síntomas de hipotensión, afectación orgánica... y un rash eritematoso macular que comienza en el tronco y se extiende a las extremidades, pudiendo afectar a palmas y plantas y que se descama en 2 semanas (respuesta 4 incorrecta). Las lesiones características de la escabiosis son los surcos acarinos y vesículas perladas en cara anterior de muñecas, espacios interdigitales y genitales, acompañadas de prurito muy intenso de predominio nocturno, y lesiones secundarias por rascado (respuesta 5 incorrecta).</text:p>
          </table:table-cell>
          <table:table-cell office:value-type="string" calcext:value-type="string">
            <text:p>1. FITZPATRICK, 7a edic., Págs. 330-343, 1715-1717, 2029-2032 Urticaria: habones de pequeño tamaño y morfología anular</text:p>
          </table:table-cell>
          <table:table-cell office:value-type="string" calcext:value-type="string">
            <text:p>DERMATOLOGÍ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Urticaria.</text:p>
          </table:table-cell>
          <table:table-cell office:value-type="string" calcext:value-type="string">
            <text:p>Rubeola.</text:p>
          </table:table-cell>
          <table:table-cell office:value-type="string" calcext:value-type="string">
            <text:p>Toxicodermia.</text:p>
          </table:table-cell>
          <table:table-cell office:value-type="string" calcext:value-type="string">
            <text:p>Shock tóxico estafilocócico.</text:p>
          </table:table-cell>
          <table:table-cell office:value-type="string" calcext:value-type="string">
            <text:p>Escabiosis.</text:p>
          </table:table-cell>
          <table:table-cell office:value-type="float" office:value="1" calcext:value-type="float">
            <text:p>1</text:p>
          </table:table-cell>
          <table:table-cell table:number-columns-repeated="16"/>
        </table:table-row>
        <table:table-row table:style-name="ro1">
          <table:table-cell table:number-columns-repeated="5"/>
          <table:table-cell table:style-name="ce1"/>
          <table:table-cell table:number-columns-repeated="28"/>
        </table:table-row>
        <table:table-row table:style-name="ro1">
          <table:table-cell office:value-type="float" office:value="2010" calcext:value-type="float">
            <text:p>2010</text:p>
          </table:table-cell>
          <table:table-cell office:value-type="float" office:value="117" calcext:value-type="float">
            <text:p>117</text:p>
          </table:table-cell>
          <table:table-cell office:value-type="float" office:value="9411" calcext:value-type="float">
            <text:p>9411</text:p>
          </table:table-cell>
          <table:table-cell office:value-type="float" office:value="118267" calcext:value-type="float">
            <text:p>118267</text:p>
          </table:table-cell>
          <table:table-cell office:value-type="string" calcext:value-type="string">
            <text:p>FALSE</text:p>
          </table:table-cell>
          <table:table-cell table:style-name="ce1" office:value-type="string" calcext:value-type="string">
            <text:p>Una mujer de 32 años ha viajado a Cuba de donde ha llegado hace tres días. Al día siguiente de su regreso acude a su médico de cabecera por fiebre elevada, artroniialgias intensas y cefalea que le había comenzado antes de iniciar el viaje de regreso y le prescribe paracetamol. Tres días más tarde y sin haber experimentado mejoría presenta por la mañana un exantema maculopapuloso pruriginoso generalizado que es más intenso en miembros inferiores en donde evoluciona a la formación de petequias por lo que acude a urgencias. En las exploraciones complementarías no se aprecian datos relevantes excepto las plaquetas 75.000/mm3 (hematocrito 36%, leucocitos 4.100 79% neutrófilos). ¿Cuál es el diagnóstico más probable?:</text:p>
          </table:table-cell>
          <table:table-cell office:value-type="string" calcext:value-type="string">
            <text:p>La paciente padece con mayor probabilidad un Dengue (tal y como refleja la opción 5). Su agente causal es un Flavivirus, transmitido por Aedes aegypti, cuyo hábitat se encuadra entre las latitudes 25oN y25a S, y que es endémico del Caribe. Este mosquito es también vector del Virus de la Fiebre Amarilla y del Virus Chikungunya. En la primera fase, como en esta enferma, tras un período de incubación de 2-7 días el cuadro cursa con fiebre elevada de comienzo brusco, cefalea, dolor retroorbitario y artromialgias intensas-de ahí el nombre de “fiebre quebrantahuesos”- En una segunda fase aparece exantema máculopapuloso, que se extiendo a miembros inferiores (como en este caso) y que puede ir seguido de epistaxis y petequias (presentes también el la enferma). En los exámenes complementarios se suele objetivar leucopenia, trombocitopenia (igualmente presente aquí). La mononucleosis infecciosa (respuesta 1 incorrecta) está ocasionada fundamentalmente por el virus de Epstein Barr. En adultos jóvenes, (como en este caso) tras un periodo de incubación de 4 a 6 semanas, aparecen pródromos con fatiga, malestar y mialgias. A continuación se desarrolla un cuadro de fiebre, faringitis y adenopatías. Analíticamente cursa con leucocitosis y linfocitosis. La malaria por Plasmodium falciparum (respuesta 3 incorrecta) es una causa frecuente de fiebre en países tropicales, con síntomas iniciales inespecíficos. Las mialgias no son tan intensas como en el dengue (en este caso se refieren “artromialgias intensas”). Desde el punto de vista analítico se objetiva anemia, alteraciones de la coagulación y trombopenia de baja intensidad. La fiebre tifoidea (respuesta 4 incorrecta) está ocasionada por Salmonella typhi o Salmonella paratyphy A, B y C. Su periodo de incubación es de 10- 14 días (más prolongado que en este paciente) y clínicamente cursa con fiebre, cefalea y escalofríos. Son menos prevalentes las artromialgias. La lesión cutánea característica es la “roseola” que consiste en máculo-pápulas de color asalmonado que desaparecen a la presión y son más comunes en el tronco y en el tórax.</text:p>
          </table:table-cell>
          <table:table-cell office:value-type="string" calcext:value-type="string">
            <text:p>1. HARRISON 17 Ed, pag 957, 1106,1230-1239, 1283-1285.</text:p>
          </table:table-cell>
          <table:table-cell office:value-type="string" calcext:value-type="string">
            <text:p>INFECCIOSAS</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Mononucleosis infecciosa.</text:p>
          </table:table-cell>
          <table:table-cell office:value-type="string" calcext:value-type="string">
            <text:p>Exantema alérgico.</text:p>
          </table:table-cell>
          <table:table-cell office:value-type="string" calcext:value-type="string">
            <text:p>Malaria por Plasmodium falciparum.</text:p>
          </table:table-cell>
          <table:table-cell office:value-type="string" calcext:value-type="string">
            <text:p>Fiebre tifoidea.</text:p>
          </table:table-cell>
          <table:table-cell office:value-type="string" calcext:value-type="string">
            <text:p>Dengue.</text:p>
          </table:table-cell>
          <table:table-cell office:value-type="float" office:value="5" calcext:value-type="float">
            <text:p>5</text:p>
          </table:table-cell>
          <table:table-cell table:number-columns-repeated="16"/>
        </table:table-row>
        <table:table-row table:style-name="ro1">
          <table:table-cell office:value-type="float" office:value="2010" calcext:value-type="float">
            <text:p>2010</text:p>
          </table:table-cell>
          <table:table-cell office:value-type="float" office:value="109" calcext:value-type="float">
            <text:p>109</text:p>
          </table:table-cell>
          <table:table-cell office:value-type="float" office:value="9403" calcext:value-type="float">
            <text:p>9403</text:p>
          </table:table-cell>
          <table:table-cell office:value-type="float" office:value="118259" calcext:value-type="float">
            <text:p>118259</text:p>
          </table:table-cell>
          <table:table-cell office:value-type="string" calcext:value-type="string">
            <text:p>FALSE</text:p>
          </table:table-cell>
          <table:table-cell table:style-name="ce1" office:value-type="string" calcext:value-type="string">
            <text:p>Paciente de 40 años de edad, fumador desde los 18 años y sin antecedentes patológicos de interés. Consulta por cuadro de 24 horas de evolución de escalofríos, fiebre termometrada de 39°C y tos con expectoración. La radiografía simple de tórax pone de manifiesto un aumento de densidad con patrón alveolar en el lóbulo superior derecho y el paciente es diagnosticado de neumonía adquirida en la comunidad. ¿Cuál es el agente etiológico más frecuente y por lo tanto de obligada cobertura al elegir el tratamiento antibiótico empírico?:</text:p>
          </table:table-cell>
          <table:table-cell office:value-type="string" calcext:value-type="string">
            <text:p>La neumonía comunitaria de inicio brusco con fiebre, escalofríos y expectoración en un paciente joven con el perfil que se refiere en el enunciado, apunta como primer agente etiológico a Streptococcus pneumoniae (respuesta 3 correcta). Mycoplasma pneumoniae (respuesta 1 incorrecta) es uno de los principales agentes de la denominada “neumonía atípica”, que cursa con faringitis, tranqueobronquitis y tos no productiva. Chalmydia pneumoniae (respuesta 2 incorrecta) es otro de los principales agentes de neumonía atípica y suele afectar a estratos poblacionales de mas edad. Su denominación actual es de Chamydophila pneumoniae. Su presentación clínica no difiere de lo referido para la originada por Mycoplasma, si bien a diferencia de lo comentado en el presente caso clínico ambos agentes de neumonía atípica suelen ocasionar en la Rx de tórax pequeños infiltrados segmentarios en ausencia de patrón alveolar. Legionella pneumophila del serogrupo 1 (respuesta 4 incorrecta) ocasiona como las anteriores cuadros de “neumonía atípica”. Todas cursan con tos relativamente no productiva (al revés que este paciente). Si bien dentro de ellas su evolución y pronóstico se asemeja más a la neumonía neumocócica. Hasta en el 50% de los casos cursa con diarrea. Haemophylus influenzae no tipificable (respuesta 5 incorrecta) es la segunda causa más frecuente de neumonía bacteriana adquirida en la comunidad en adultos. Es especialmente frecuente en pacientes con EPOC y con coinfección VIH.</text:p>
          </table:table-cell>
          <table:table-cell office:value-type="string" calcext:value-type="string">
            <text:p>1. HARRISON 17 Ed, Págs. 867-868 RxPA de tórax: condensación en LSD con broncograma y patrón alveolar sin pérdida de volumen compatible con neumonía lobar</text:p>
          </table:table-cell>
          <table:table-cell office:value-type="string" calcext:value-type="string">
            <text:p>INFECCIOSAS</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Mycoplasma pneumoniae.</text:p>
          </table:table-cell>
          <table:table-cell office:value-type="string" calcext:value-type="string">
            <text:p>Chlamydia pneumoniae.</text:p>
          </table:table-cell>
          <table:table-cell office:value-type="string" calcext:value-type="string">
            <text:p>Streptococcus pneumoniae.</text:p>
          </table:table-cell>
          <table:table-cell office:value-type="string" calcext:value-type="string">
            <text:p>Legionella pneumophila serogrupo 1.</text:p>
          </table:table-cell>
          <table:table-cell office:value-type="string" calcext:value-type="string">
            <text:p>Haemophilus influenzae.</text:p>
          </table:table-cell>
          <table:table-cell office:value-type="float" office:value="3" calcext:value-type="float">
            <text:p>3</text:p>
          </table:table-cell>
          <table:table-cell table:number-columns-repeated="16"/>
        </table:table-row>
        <table:table-row table:style-name="ro1">
          <table:table-cell office:value-type="float" office:value="2010" calcext:value-type="float">
            <text:p>2010</text:p>
          </table:table-cell>
          <table:table-cell office:value-type="float" office:value="115" calcext:value-type="float">
            <text:p>115</text:p>
          </table:table-cell>
          <table:table-cell office:value-type="float" office:value="9409" calcext:value-type="float">
            <text:p>9409</text:p>
          </table:table-cell>
          <table:table-cell office:value-type="float" office:value="118265" calcext:value-type="float">
            <text:p>118265</text:p>
          </table:table-cell>
          <table:table-cell office:value-type="string" calcext:value-type="string">
            <text:p>FALSE</text:p>
          </table:table-cell>
          <table:table-cell table:style-name="ce1" office:value-type="string" calcext:value-type="string">
            <text:p>Un hombre de 32 años, adicto a drogas por vía parenteral y que ha salido recientemente de la cárcel, tiene una prueba cutánea con derivado proteico purificado (PPD), con 10 mm de induración. Hace un año, el PPD fue negativo, actualmente está asintomático, la serología de VIH es negativa y su radiografía de tórax es normal. ¿Qué actitud entre las siguientes le parece más adecuada?:</text:p>
          </table:table-cell>
          <table:table-cell office:value-type="string" calcext:value-type="string">
            <text:p>Administrar Isoniacida diaria durante nueve meses, es lo más adecuado en este individuo. Se engloba en la denominada “Quimioterapia preventiva o Quimioprofilaxis”, cuya duración óptima es de 9-10 meses (respuesta 3 correcta). Se ha demostrado que esta pauta disminuye un 90% el riesgo de que las personas infectadas desarrollen una tuberculosis activa. Si no existen reinfecciones se considera que el efecto protector durará toda la vida. No se debe administrar Isoniacida en pacientes con hepatopatía activa. Parece aconsejable la detección sistemática de tuberculosis en poblaciones con “alto riesgo” entre las que se incluyen dos a las que pertenece este paciente: recluso y adicto a drogas por vía parenteral. Las opciones 4 y 5 reflejan actitudes de tratamiento que se pueden repasar en el texto de referencia. Las actitudes recogidas en las opciones 1 y 2 no son adecuadas, y no adoptan ninguna administración de fármacos.</text:p>
          </table:table-cell>
          <table:table-cell office:value-type="string" calcext:value-type="string">
            <text:p>1. HARRISON 17 Ed, pag 1019.</text:p>
          </table:table-cell>
          <table:table-cell office:value-type="string" calcext:value-type="string">
            <text:p>INFECCIOSAS</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No realizar tratamiento y control anual de radiografía de tórax.</text:p>
          </table:table-cell>
          <table:table-cell office:value-type="string" calcext:value-type="string">
            <text:p>Cultivos de esputo inducidos para micobacterias y tratar sólo si son positivos.</text:p>
          </table:table-cell>
          <table:table-cell office:value-type="string" calcext:value-type="string">
            <text:p>Isoniazida diaria durante 9 meses.</text:p>
          </table:table-cell>
          <table:table-cell office:value-type="string" calcext:value-type="string">
            <text:p>Tratamiento con 4 drogas durante 4 meses.</text:p>
          </table:table-cell>
          <table:table-cell office:value-type="string" calcext:value-type="string">
            <text:p>Tratamiento con rifampicina y pirazinamida durante 2 meses.</text:p>
          </table:table-cell>
          <table:table-cell office:value-type="float" office:value="3" calcext:value-type="float">
            <text:p>3</text:p>
          </table:table-cell>
          <table:table-cell table:number-columns-repeated="16"/>
        </table:table-row>
        <table:table-row table:style-name="ro1">
          <table:table-cell office:value-type="float" office:value="2010" calcext:value-type="float">
            <text:p>2010</text:p>
          </table:table-cell>
          <table:table-cell office:value-type="float" office:value="113" calcext:value-type="float">
            <text:p>113</text:p>
          </table:table-cell>
          <table:table-cell office:value-type="float" office:value="9407" calcext:value-type="float">
            <text:p>9407</text:p>
          </table:table-cell>
          <table:table-cell office:value-type="float" office:value="118263" calcext:value-type="float">
            <text:p>118263</text:p>
          </table:table-cell>
          <table:table-cell office:value-type="string" calcext:value-type="string">
            <text:p>FALSE</text:p>
          </table:table-cell>
          <table:table-cell table:style-name="ce1" office:value-type="string" calcext:value-type="string">
            <text:p>Un paciente acude al Servicio de Urgencias con fiebre sin focalidad de 24 horas de evolución, hipotensión e impresión de gravedad. Sufrió una esplenectomía dos años antes para estadificación de enfermedad de Hodgkin. ¿Qué microorganismo se implica con mayor frecuencia en este cuadro?:</text:p>
          </table:table-cell>
          <table:table-cell office:value-type="string" calcext:value-type="string">
            <text:p>De manera reiterada en los exámenes MIR se ha insistido en la predisposición existente en los pacientes esplenectomizados (como el de la pregunta) a padecer infección activa por bacterias capsuladas. El riesgo de infección neumocócica se incrementa en individuos con trastornos que alteren la síntesis de IgG, la función fagocítica de los polimorfonucleares y de los macrófagos. En el texto de referencia se indican las alteraciones de base que favorecen la infección por S pneumoniae. Una vez que se ha iniciado la infección neumocócica la asplenia (en este caso tras esplenectomía) favorece la infección fulminante (el paciente evoluciona con rapidez a hipotensión y gravedad) (respuesta 1 correcta). Pseudomonas aeruginosa (respuesta 2 incorrecta) ocasiona bacteriemia en pacientes ingresados en UCI, en los neutropénicos y coinfectados por VIH. No hay tanta relación específica con esplenectomía. Salmonella no typhi (respuesta 3 incorrecta) ocasiona bacteriemia en lactantes, ancianos e inmunodeprimidos. Puede orientar hacia su sospecha el hecho de padecer una valvulopatía previa, arterioesclerosis, aneurisma de aorta o ser portador de prótesis valvulares. Entre los factores predisponentes a padecer infección por Pneumocystis jirovecii (respuesta 4 incorrecta) se incluyen los defectos de la inmunidad celular y humoral. El riesgo de desarrollar neumonía entre los infectados por VIH se incrementa cuando sus CD4 &lt;200/ul. También ocurre cuando reciben inmunosupresores o agentes como infliximab o etanercept Streptococcus viridans (respuesta 5 incorrecta) incluye diversas especies que son alfa hemolíticas. Son agentes importantes de endocarditis y bacteriemia. Esta afecta a pacientes neutropénicos, sobre todo en el período postrasplante de médula ósea o tras recibir quimioterapia antitumoral.</text:p>
          </table:table-cell>
          <table:table-cell office:value-type="string" calcext:value-type="string">
            <text:p>1. HARRISON 17 Ed, pag 866, 889, 951, 960, 1267.</text:p>
          </table:table-cell>
          <table:table-cell office:value-type="string" calcext:value-type="string">
            <text:p>INFECCIOSAS</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Streptococcus pneumoniae.</text:p>
          </table:table-cell>
          <table:table-cell office:value-type="string" calcext:value-type="string">
            <text:p>Pseudomonas aeruginosa.</text:p>
          </table:table-cell>
          <table:table-cell office:value-type="string" calcext:value-type="string">
            <text:p>Salmonella no typhi.</text:p>
          </table:table-cell>
          <table:table-cell office:value-type="string" calcext:value-type="string">
            <text:p>Pneumocystis jiroveci.</text:p>
          </table:table-cell>
          <table:table-cell office:value-type="string" calcext:value-type="string">
            <text:p>Streptococcus viridans.</text:p>
          </table:table-cell>
          <table:table-cell office:value-type="float" office:value="1" calcext:value-type="float">
            <text:p>1</text:p>
          </table:table-cell>
          <table:table-cell table:number-columns-repeated="16"/>
        </table:table-row>
        <table:table-row table:style-name="ro1">
          <table:table-cell office:value-type="float" office:value="2010" calcext:value-type="float">
            <text:p>2010</text:p>
          </table:table-cell>
          <table:table-cell office:value-type="float" office:value="110" calcext:value-type="float">
            <text:p>110</text:p>
          </table:table-cell>
          <table:table-cell office:value-type="float" office:value="9404" calcext:value-type="float">
            <text:p>9404</text:p>
          </table:table-cell>
          <table:table-cell office:value-type="float" office:value="118260" calcext:value-type="float">
            <text:p>118260</text:p>
          </table:table-cell>
          <table:table-cell office:value-type="string" calcext:value-type="string">
            <text:p>FALSE</text:p>
          </table:table-cell>
          <table:table-cell table:style-name="ce1" office:value-type="string" calcext:value-type="string">
            <text:p>Mujer de 71 años con antecedentes de artritis reumatoide en tratamiento con sulfasalazina 1 gr/8h, prednisona 15 mg/d y etanercept 25 mg veces/semana. Acude a urgencias por clínica de 72h compatible con herpes zoster facial afectando a hemifacies derecha incluyendo pabellón auricular, respetando frente y quemosis conjuntival. ¿Cuál sería el tratamiento adecuado?:</text:p>
          </table:table-cell>
          <table:table-cell office:value-type="string" calcext:value-type="string">
            <text:p>En una paciente inmunodeprimida por el tratamiento de su enfermedad de base y en la octava década de la vida, la actitud más adecuada de cuantas se ofertan es ingreso hospitalario y administración de antiherpéticos eficientes (respuesta 4 correcta). Además de aciclovir, el famciclovir y valaciclovir son muy eficaces para acortar la duración de los síntomas y las lesiones de las infecciones mucocutáneas en este tipo de pacientes. Se fosforilan selectivamente a la forma monofostato en las células infectadas por el virus, los enzimas celulares pasan el fármaco a la forma trifosfato y como tal se incorpora a la cadena de ADN vírico. El resto de las opciones son erróneas. La respuesta 1 no contempla el tratamiento etiológico, la respuesta 5 ignora el empleo de antiherpéticos, la respuesta 2 alude meramente al tratamiento tópico en una paciente inmunodeprimida y la respuesta 4 obvia la valoración hospitalaria, como es aconsejable en este caso.</text:p>
          </table:table-cell>
          <table:table-cell office:value-type="string" calcext:value-type="string">
            <text:p>1. HARRISON 17 Ed, pag 1100-1101.</text:p>
          </table:table-cell>
          <table:table-cell office:value-type="string" calcext:value-type="string">
            <text:p>INFECCIOSAS</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Tratamiento sintomático del dolor únicamente.</text:p>
          </table:table-cell>
          <table:table-cell office:value-type="string" calcext:value-type="string">
            <text:p>Tratamiento tópico con aciclovir.</text:p>
          </table:table-cell>
          <table:table-cell office:value-type="string" calcext:value-type="string">
            <text:p>Tratamiento ambulatorio con aciclovir. valaciclovir o famciclovir oral.</text:p>
          </table:table-cell>
          <table:table-cell office:value-type="string" calcext:value-type="string">
            <text:p>Ingreso hospitalario y tratamiento con aciclovir o famciclovir.</text:p>
          </table:table-cell>
          <table:table-cell office:value-type="string" calcext:value-type="string">
            <text:p>Inmuglobulina parenteral y vacunación.</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112" calcext:value-type="float">
            <text:p>112</text:p>
          </table:table-cell>
          <table:table-cell office:value-type="float" office:value="9406" calcext:value-type="float">
            <text:p>9406</text:p>
          </table:table-cell>
          <table:table-cell office:value-type="float" office:value="118262" calcext:value-type="float">
            <text:p>118262</text:p>
          </table:table-cell>
          <table:table-cell office:value-type="string" calcext:value-type="string">
            <text:p>FALSE</text:p>
          </table:table-cell>
          <table:table-cell table:style-name="ce1" office:value-type="string" calcext:value-type="string">
            <text:p>Un hombre de 68 años es evaluado por presentar fiebre, pérdida de peso y disnea de esfuerzo. La exploración física revela un nuevo soplo diastólico aórtico y estigmas de embolismos periféricos. El ecocardiograma muestra una vegetación de 1 cm en la válvula aórtica y en dos de dos hemocultivos, se aisla Streptococcus bovis sensible a penicilina. Tras iniciar tratamiento de endocarditis, ¿cuál de las siguientes exploraciones nos podría ayudar en el diagnóstico?:</text:p>
          </table:table-cell>
          <table:table-cell office:value-type="string" calcext:value-type="string">
            <text:p>La sintomatología y semiología clínicas apuntan a una endocarditis de válvula aórtica en un paciente con signos extracardíacos, en la séptima década de la vida, en el que es obligado establecer el origen de la misma. Cumple dos de los criterios mayores de DUKE (Streptococcus bovis aislado en dos hemocultivos diferentes y Ecocardiograma positivo). S bovis se incluye en el Grupo D de Lancefield y suele ser no hemolítico. La endocarditis por este microorganismo se relaciona a menudo con neoplasia del aparato digestivo, casi siempre carcinoma o pólipos de colon. Por ello, se debe realizar una colonoscopia (respuesta 4 correcta). En menor medida se han descritos casos asociados a otras lesiones intestinales. A diferencia de lo que sucede con los enterococos (que también se incluyen en el Grupo D) la Penicilina es muy activa frente a S bovis (tal y como señala el enunciado). La endoscopia digestiva alta (respuesta 3 incorrecta) y la ecografía abdominal (respuesta 5 incorrecta) adolecen de sensibilidad para detectar las potenciales lesiones asociadas.</text:p>
          </table:table-cell>
          <table:table-cell office:value-type="string" calcext:value-type="string">
            <text:p>1. HARRISON 17 Ed, pag 889. Colonoscopia: cáncer de colon</text:p>
          </table:table-cell>
          <table:table-cell office:value-type="string" calcext:value-type="string">
            <text:p>INFECCIOSAS</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Prueba de tolerancia a la glucosa.</text:p>
          </table:table-cell>
          <table:table-cell office:value-type="string" calcext:value-type="string">
            <text:p>Radiografía de tórax.</text:p>
          </table:table-cell>
          <table:table-cell office:value-type="string" calcext:value-type="string">
            <text:p>Endoscopia digestiva alta.</text:p>
          </table:table-cell>
          <table:table-cell office:value-type="string" calcext:value-type="string">
            <text:p>Colonoscopia.</text:p>
          </table:table-cell>
          <table:table-cell office:value-type="string" calcext:value-type="string">
            <text:p>Ecografía abdominal.</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114" calcext:value-type="float">
            <text:p>114</text:p>
          </table:table-cell>
          <table:table-cell office:value-type="float" office:value="9408" calcext:value-type="float">
            <text:p>9408</text:p>
          </table:table-cell>
          <table:table-cell office:value-type="float" office:value="118264" calcext:value-type="float">
            <text:p>118264</text:p>
          </table:table-cell>
          <table:table-cell office:value-type="string" calcext:value-type="string">
            <text:p>FALSE</text:p>
          </table:table-cell>
          <table:table-cell table:style-name="ce1" office:value-type="string" calcext:value-type="string">
            <text:p>Una mujer de 40 años ingresa en el servicio de urgencias con fiebre de 38oC y dolor lumbar derecho. En la analítica destacan 25.000 leucocitos/mm3 con desviación a la izquierda y en la ecografía abdominal se evidencia una litiasis coraliforme. Al realizar un urocultivo ¿cuál es el microorganismo que esperamos encontrar?:</text:p>
          </table:table-cell>
          <table:table-cell office:value-type="string" calcext:value-type="string">
            <text:p>Proteus mirabilis es el microorganismo que cabría considerar como aislado en el urocultivo de esta enferma, a la que se asiste en el contexto de un cólico nefrítico (respuesta 5 correcta). Patogénicamente es una bacteria productora de ureasa, que hidroliza la urea a amonio y alcaliniza la orina. Este hecho conlleva la precipitación de compuestos inorgánicos y orgánicos con formación de estruvita y cristales de carbonato de apatita; y en los casos de existencia de catéteres a la formación de biopelículas y desarrollo de cálculos. Con el paso del tiempo éstos pueden ser coraliformes (como se refiere en el enunciado) y conducir a obstrucción e insuficiencia renal. Desde el punto de vista etiológico Proteus mirabilis causa el 1-2% de las Infecciones del Tracto Urinario (ITU) en mujeres sanas. En el conjunto de las ITU nosocomiales el género Proteus ocasiona el 5% de las mismas y el 10-15% de las ITU complicadas. Su prevalencia alcanza el 20-25% de las ITU en portadores de sondaje prolongado. Escherichia coli (respuesta 1 incorrecta) es el primer agente etiológico de todos los síndromes asociados a las ITU. Enterococcus faecalis (respuesta 2 incorrecta) ocasiona ITU sobre todo en pacientes que han recibido antibioterapia previa, que han sido sometidos a manipulación de las vías urinarias y en ancianos. Salmonella typhi (respuesta 3 incorrecta) causa la fiebre tifoidea y puede aislarse en urocultivo a partir de la 2-3a semana de la enfermedad, siendo un agente poco prevalente en las series de ITU. Candida albicans (respuesta 4 incorrecta) adquiere implicación patogénica como agente causal de ITU en pacientes portadores de catéter urinario. Su aislamiento en orina de paciente no sondados puede indicar colonización.</text:p>
          </table:table-cell>
          <table:table-cell office:value-type="string" calcext:value-type="string">
            <text:p>1. HARRISON 17 Ed, pag 939, 943, 1255.</text:p>
          </table:table-cell>
          <table:table-cell office:value-type="string" calcext:value-type="string">
            <text:p>INFECCIOSAS</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Escherichia coli.</text:p>
          </table:table-cell>
          <table:table-cell office:value-type="string" calcext:value-type="string">
            <text:p>Enterococcus faecalis.</text:p>
          </table:table-cell>
          <table:table-cell office:value-type="string" calcext:value-type="string">
            <text:p>Salmonella typhi.</text:p>
          </table:table-cell>
          <table:table-cell office:value-type="string" calcext:value-type="string">
            <text:p>Candida albicans.</text:p>
          </table:table-cell>
          <table:table-cell office:value-type="string" calcext:value-type="string">
            <text:p>Proteus mirabilis.</text:p>
          </table:table-cell>
          <table:table-cell office:value-type="float" office:value="5" calcext:value-type="float">
            <text:p>5</text:p>
          </table:table-cell>
          <table:table-cell table:number-columns-repeated="16"/>
        </table:table-row>
        <table:table-row table:style-name="ro1">
          <table:table-cell table:number-columns-repeated="5"/>
          <table:table-cell table:style-name="ce1"/>
          <table:table-cell table:number-columns-repeated="28"/>
        </table:table-row>
        <table:table-row table:style-name="ro1">
          <table:table-cell office:value-type="float" office:value="2010" calcext:value-type="float">
            <text:p>2010</text:p>
          </table:table-cell>
          <table:table-cell office:value-type="float" office:value="210" calcext:value-type="float">
            <text:p>210</text:p>
          </table:table-cell>
          <table:table-cell office:value-type="float" office:value="9504" calcext:value-type="float">
            <text:p>9504</text:p>
          </table:table-cell>
          <table:table-cell office:value-type="float" office:value="118360" calcext:value-type="float">
            <text:p>118360</text:p>
          </table:table-cell>
          <table:table-cell office:value-type="string" calcext:value-type="string">
            <text:p>FALSE</text:p>
          </table:table-cell>
          <table:table-cell table:style-name="ce1" office:value-type="string" calcext:value-type="string">
            <text:p>Un paciente de 52 años ingresa en el Hospital por neumonía grave. Con tratamiento antibiótico adecuado mejora del cuadro respiratorio. Tras 4 días de estancia en planta se complica su evolución clínica por la aparición de un proceso diarreico grave. ¿Cual sería el microorganismo más frecuentemente responsable de este cuadro?:</text:p>
          </table:table-cell>
          <table:table-cell office:value-type="string" calcext:value-type="string">
            <text:p>El microorganismo responsable es Clostridium difícile (respuesta 4 correcta) y el cuadro una colitis pseudomembranosa. En la actualidad se acepta que cualquier antimicrobiano (incluso vancomicina y metronidazol que representan los fármacos de elección en su tratamiento) pueden implicarse como desencadenantes de este síndrome y, aunque inicialmente fue asociado a clindamicina, en el momento presente la mayor frecuencia en cuanto a desencadenantes del mismo la representan cefalosporinas y penicilinas. La diarrea es de gran volumen, acuosa y macroscópicamente sin moco ni sangre; suele ir acompañada de fiebre, abdominalgia y leucocitosis. El diagnóstico de la diarrea asociada a C.difficile se realiza a través de las toxinas A y B en las heces. Salmonella entérica (respuesta 1 incorrecta), debiera ser denominada como Salmonella enteritidis. Ocasiona cuadros de gastroenteritis, con náuseas, vómitos y diarrea a las 6-48 horas de haber ingerido alimentos o agua contaminada. No se corresponde con el patrón epidemiológico de este paciente. Para Campylobacter jejuni (respuiesta 3 incorrecta) ocasiona también gastroenteritis a los 2-4 días de ingerir agua o alimentos contaminados. En algunas series supera en frecuencia a Salmonella como agente etiológico de la misma. Cursa con dolor abdominal, fiebre y diarrea. Yersinia enterocolítica (respuesta 5 incorrecta) ocasiona gastroenteritis sobre todo en niños de uno a cuatro años. En niños mayores y adultos jóvenes provoca adenitis mesentérica e ileitis terminal.</text:p>
          </table:table-cell>
          <table:table-cell office:value-type="string" calcext:value-type="string">
            <text:p>1. HARRISON 17 ed. pag. 818, 960,966-967,985.</text:p>
          </table:table-cell>
          <table:table-cell office:value-type="string" calcext:value-type="string">
            <text:p>MICROBIOLOGÍA</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Salmonella entérica.</text:p>
          </table:table-cell>
          <table:table-cell office:value-type="string" calcext:value-type="string">
            <text:p>La propia bacteria causante de la neumonía que se ha hecho resistente al antibiótico.</text:p>
          </table:table-cell>
          <table:table-cell office:value-type="string" calcext:value-type="string">
            <text:p>Campylobacter jejuni.</text:p>
          </table:table-cell>
          <table:table-cell office:value-type="string" calcext:value-type="string">
            <text:p>Clostridium difficile.</text:p>
          </table:table-cell>
          <table:table-cell office:value-type="string" calcext:value-type="string">
            <text:p>Yersinia enterocolitica.</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59" calcext:value-type="float">
            <text:p>59</text:p>
          </table:table-cell>
          <table:table-cell office:value-type="float" office:value="9353" calcext:value-type="float">
            <text:p>9353</text:p>
          </table:table-cell>
          <table:table-cell office:value-type="float" office:value="118209" calcext:value-type="float">
            <text:p>118209</text:p>
          </table:table-cell>
          <table:table-cell office:value-type="string" calcext:value-type="string">
            <text:p>FALSE</text:p>
          </table:table-cell>
          <table:table-cell table:style-name="ce1" office:value-type="string" calcext:value-type="string">
            <text:p>Un hombre de 30 años sano se realiza una radiografía de tórax para formalizar un contrato laboral en una empresa. En la radiografía se observa un patrón intersticial bilateral de tipo reticular, adenopatías hiliares bilaterales y mediastínicas. Se indica una broncofibroscopia con lavado broncoalveolar que en el recuento celular muestra los siguientes resultados: linfocitos 50%, histiocitos 40%, eosinófilos 2%, polimorfonuclearcs 8% y el cociente CD4/CD8 <text:s/>5. ¿Cuál es el diagnóstico más probable?:</text:p>
          </table:table-cell>
          <table:table-cell office:value-type="string" calcext:value-type="string">
            <text:p>La presencia de adenopatías hiliares bilaterales junto con un patrón radiológico intersticial reticular bilateral y un cociente CD4/CD8 a favor de los CD4 son característicos de la sarcoidosis en estadío 2 (respuesta 3 correcta). La hemosiderosis pulmonar idiopática cursa con hemoptisis como síntoma principal. Su diagnóstico se realiza descartando el resto de causas de hemoptisis (respuesta 5 incorrecta). La linfangitis carcinomatosa consiste en una diseminación tumoral que muestra un patrón intersticial más acentuado en lóbulos inferiores. Puede acompañarse de adenopatías hiliares y su diagnóstico se realiza en el contexto de una neoplasia, siendo las más frecuentes, pulmonar, gástrica, pancreática y mama (respuesta 4 incorrecta). La alveolitis alérgica extrínseca es una enfermedad profesional que cursa con aumento de linfocitos CD8 en el lavado broncoalveolar, respecto a los CD4 (respuesta 1 incorrecta). Las neumoconiosis son enfermedades profesionales que pueden cursar con patrón intersticial. Para diagnosticarlas se precisa conocer el antecedente de exposición a ciertas sustancias (respuesta 2 incorrecta).</text:p>
          </table:table-cell>
          <table:table-cell office:value-type="string" calcext:value-type="string">
            <text:p>1. HARRISON, 17a ed., Pág. 2136 - 2139.</text:p>
          </table:table-cell>
          <table:table-cell office:value-type="string" calcext:value-type="string">
            <text:p>NEUM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Alveolitis alérgica extrínseca.</text:p>
          </table:table-cell>
          <table:table-cell office:value-type="string" calcext:value-type="string">
            <text:p>Neumoconiosis.</text:p>
          </table:table-cell>
          <table:table-cell office:value-type="string" calcext:value-type="string">
            <text:p>Sarcoidosis.</text:p>
          </table:table-cell>
          <table:table-cell office:value-type="string" calcext:value-type="string">
            <text:p>Linfangitis carcinomatosa.</text:p>
          </table:table-cell>
          <table:table-cell office:value-type="string" calcext:value-type="string">
            <text:p>Hemosiderosis pulmonar idiopática.</text:p>
          </table:table-cell>
          <table:table-cell office:value-type="float" office:value="3" calcext:value-type="float">
            <text:p>3</text:p>
          </table:table-cell>
          <table:table-cell table:number-columns-repeated="16"/>
        </table:table-row>
        <table:table-row table:style-name="ro1">
          <table:table-cell office:value-type="float" office:value="2010" calcext:value-type="float">
            <text:p>2010</text:p>
          </table:table-cell>
          <table:table-cell office:value-type="float" office:value="61" calcext:value-type="float">
            <text:p>61</text:p>
          </table:table-cell>
          <table:table-cell office:value-type="float" office:value="9355" calcext:value-type="float">
            <text:p>9355</text:p>
          </table:table-cell>
          <table:table-cell office:value-type="float" office:value="118211" calcext:value-type="float">
            <text:p>118211</text:p>
          </table:table-cell>
          <table:table-cell office:value-type="string" calcext:value-type="string">
            <text:p>FALSE</text:p>
          </table:table-cell>
          <table:table-cell table:style-name="ce1" office:value-type="string" calcext:value-type="string">
            <text:p>Paciente de 71 años, fumador de 2 paquetes de cigarrillos/día desde hace 50 años, con buena calidad de vida previa y sin otros antecedentes patológicos de interés que consulta por tos y expectoración hemoptoica. A la exploración física no se aprecian datos patológicos significativos. En la radiografía simple de tórax se evidencia una masa de 4 x 3,4 cm inferior derecha, hallazgo que se confirma en la TC toraco-abdominal que localiza la lesión en el lóbulo inferior y no halla adenopatías ni imágenes de metástasis. La broncoscopia objetiva una lesión infiltrante en la pirámide basal derecha cuya biopsia es de carcinoma epidemoide bien diferenciado. En cuanto a las pruebas de función respiratoria la FVC es de 3.300 cc (84%) y la FEV1 de 2.240 cc (80%). ¿Cuál debería ser el siguiente paso a seguir en este paciente?:</text:p>
          </table:table-cell>
          <table:table-cell office:value-type="string" calcext:value-type="string">
            <text:p>Un carcinoma epidermoide pulmonar de 4 cm de diámetro, sin adenopatías ni metástasis a distancia corresponde, en el estadiaje TNM, a un T2a N0 M0 (Estadío I B). El tratamiento del carcinoma broncogénico pulmonar en estadío I (tanto A como B) consiste en cirugía (si el paciente es operable). El caso nos muestra un paciente relativamente joven (71 años), sin antecedentes de interés, excepto fumador, con buena calidad de vida y sin contraindicación para realizar la resección quirúrgica (lobectomía del lóbulo inferior del pulmón derecho), de forma directa (respuesta 4 correcta y respuesta 2 incorrecta). La mediastinoscopia es una técnica invasiva para tomar biopsia de ganglios mediastínicos en la estadificación del cáncer pulmonar. En nuestro paciente no hay adenopatías mediastínicas en el estudio de extensión (TAC toracoabdominal), por lo que no estaría indicado realizar esta técnica (respuesta 1 incorrecta). A mayor edad, existe un mayor riesgo quirúrgico. 71 años no es una edad avanzada que contraindique la cirugía (respuesta 2 incorrecta). El índice de Tiffeneau (FEV1/FVC) es del 68%, lo cual indica obstrucción. Al tener un VEMS del 80%, podemos concluir que tiene un patrón respiratorio obstructivo ligero, sin limitación respiratoria significativa (respuesta 3 incorrecta). La punción transtorácica no aporta ningún beneficio en este paciente, puesto que es una técnica con intención diagnóstica y el diagnóstico ya se conoce por la anatomía patológica de la broncoscopia (respuesta 5 incorrecta).</text:p>
          </table:table-cell>
          <table:table-cell office:value-type="string" calcext:value-type="string">
            <text:p>1. HARRISON, 17a ed., Pág. 557 - 561.</text:p>
          </table:table-cell>
          <table:table-cell office:value-type="string" calcext:value-type="string">
            <text:p>NEUM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Realizar una mediastinoscopia.</text:p>
          </table:table-cell>
          <table:table-cell office:value-type="string" calcext:value-type="string">
            <text:p>Debe contraindicarse la intervención quirúrgica con intención curativa por la edad avanzada del paciente.</text:p>
          </table:table-cell>
          <table:table-cell office:value-type="string" calcext:value-type="string">
            <text:p>Se debe llevar a cabo un test de consumo de oxígeno, dada la limitación respiratoria que presenta.</text:p>
          </table:table-cell>
          <table:table-cell office:value-type="string" calcext:value-type="string">
            <text:p>Debe indicarse la resección quirúrgica (lobectomía del lóbulo inferior del pulmón derecho) de forma directa.</text:p>
          </table:table-cell>
          <table:table-cell office:value-type="string" calcext:value-type="string">
            <text:p>Debe realizarse una punción transtorácica.</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58" calcext:value-type="float">
            <text:p>58</text:p>
          </table:table-cell>
          <table:table-cell office:value-type="float" office:value="9352" calcext:value-type="float">
            <text:p>9352</text:p>
          </table:table-cell>
          <table:table-cell office:value-type="float" office:value="118208" calcext:value-type="float">
            <text:p>118208</text:p>
          </table:table-cell>
          <table:table-cell office:value-type="string" calcext:value-type="string">
            <text:p>FALSE</text:p>
          </table:table-cell>
          <table:table-cell table:style-name="ce1" office:value-type="string" calcext:value-type="string">
            <text:p>Un paciente diagnosticado previamente de EPOC acude a urgencias por un cuadro de 3 días de duración con aumento de su disnea habitual hasta hacerse de reposo, tos con expectoración blanquecina y somnolencia acentuada. Tras recibir tratamiento con oxígeno a bajas concentraciones, broncodilatadores y corticoides se realiza una segunda gasometría arterial con fracción inspiratoria de oxígeno al 28% que muestra un pH de 7.32, P02 61 mmHg, PC02 58 mmHg, HC03- 29 mmol/L. ¿Cuál sería la interpretación que haría usted de la gasometría arterial y qué tratamiento utilizaría?:</text:p>
          </table:table-cell>
          <table:table-cell office:value-type="string" calcext:value-type="string">
            <text:p>El caso clínico muestra un paciente con EPOC que cumple criterios de reagudización (aumento de su disnea habitual con disminución del oxígeno y del pH y aumento del carbónico). El paciente tiene insuficiencia respiratoria (a pesar de tener PO2 de 61 mmHg), puesto que la gasometría está realizada con oxigenoterapia al 28% (al 21% –aire ambiente– su PO2 será inferior a 60 mmHg) y precisa tratamiento (respuesta 4 incorrecta). La aminofilina es un broncodilatador de segunda línea y no un estimulante respiratorio, por lo que no solucionará el cuadro de hipoxemia e hipercapnia (respuesta 5 incorrecta). Un pH de 7,32 con un bicarbonato de 29 mmol/L y un carbónico de 58 mmHg es una acidosis respiratoria crónica parcialmente compensada y no una acidosis metabólica aguda que precise más bicarbonato. El tratamiento de esta patología consiste en corregir el exceso de CO2 (respuesta 3 incorrecta). En un paciente con EPOC retenedor de carbónico, el único estímulo de la respiración es la hipoxia (el organismo se ha vuelto resistente al acúmulo de CO2). En estos casos, el aumento del flujo del oxígeno disminuría la hipoxia (aumenta la PO2) y, secundariamente, se produciría una hipoventilación con aumento de carbónico, que puede llevar al paciente a una situación de coma carbónico e incluso la muerte. Por todo ello, la oxigenoterapia se debe realizar con bajos flujos de O2 (respuesta 1 incorrecta). Ante un paciente con retención aguda de carbónico y con buen nivel de conciencia (como es el caso), se debe realizar una ventilación mecánica no invasiva para disminuir la hipercapnia (respuesta 2 correcta). En caso de no responder adecuadamente, se realizará ventilación mecánica invasiva.</text:p>
          </table:table-cell>
          <table:table-cell office:value-type="string" calcext:value-type="string">
            <text:p>1. HARRISON, 17a ed., Pág. 1641 - 1642. La ventilación mecánica está indicada en la hipoventilación</text:p>
          </table:table-cell>
          <table:table-cell office:value-type="string" calcext:value-type="string">
            <text:p>NEUMOLOGÍA</text:p>
          </table:table-cell>
          <table:table-cell office:value-type="string" calcext:value-type="string">
            <text:p>Fácil</text:p>
          </table:table-cell>
          <table:table-cell office:value-type="float" office:value="0.68" calcext:value-type="float">
            <text:p>0,68</text:p>
          </table:table-cell>
          <table:table-cell/>
          <table:table-cell office:value-type="string" calcext:value-type="string">
            <text:p>Aumentaría el flujo del oxígeno porque tiene acidosis respiratoria aguda e hipoxemia.</text:p>
          </table:table-cell>
          <table:table-cell office:value-type="string" calcext:value-type="string">
            <text:p>Iniciaría ventilación mecánica no invasiva porque tiene una insuficiencia respiratoria hipercápnica aguda con acidosis respiratoria moderada.</text:p>
          </table:table-cell>
          <table:table-cell office:value-type="string" calcext:value-type="string">
            <text:p>Añadiría bicarbonato sódico para corregir la acidosis metabólica aguda.</text:p>
          </table:table-cell>
          <table:table-cell office:value-type="string" calcext:value-type="string">
            <text:p>El paciente no tiene insuficiencia respiratoria por lo que continuaría con la misma pauta farmacológica.</text:p>
          </table:table-cell>
          <table:table-cell office:value-type="string" calcext:value-type="string">
            <text:p>Añadiría aminofilina intravenosa como estimulante respiratorio, ya que aprecio hipoxemia e hipercapnia.</text:p>
          </table:table-cell>
          <table:table-cell office:value-type="float" office:value="2" calcext:value-type="float">
            <text:p>2</text:p>
          </table:table-cell>
          <table:table-cell table:number-columns-repeated="16"/>
        </table:table-row>
        <table:table-row table:style-name="ro1">
          <table:table-cell office:value-type="float" office:value="2010" calcext:value-type="float">
            <text:p>2010</text:p>
          </table:table-cell>
          <table:table-cell office:value-type="float" office:value="233" calcext:value-type="float">
            <text:p>233</text:p>
          </table:table-cell>
          <table:table-cell office:value-type="float" office:value="9527" calcext:value-type="float">
            <text:p>9527</text:p>
          </table:table-cell>
          <table:table-cell office:value-type="float" office:value="118383" calcext:value-type="float">
            <text:p>118383</text:p>
          </table:table-cell>
          <table:table-cell office:value-type="string" calcext:value-type="string">
            <text:p>FALSE</text:p>
          </table:table-cell>
          <table:table-cell table:style-name="ce1" office:value-type="string" calcext:value-type="string">
            <text:p>Un paciente diagnosticado de asma bronquial que está siendo tratado con esteroides inhalados a dosis bajas (200 microgramos de budesonida cada 12 horas) y medicación de rescate (salbutamol a demanda) acude a control clínico periódico. El paciente refiere que en los últimos 3 meses no ha tenido agudizaciones y que utiliza el salbutamol una vez al día. Únicamente tiene disnea al subir cuestas y algunas noches duerme de forma irregular por la tos. ¿Cuál de las siguientes opciones terapéuticas se considera de elección?:</text:p>
          </table:table-cell>
          <table:table-cell office:value-type="string" calcext:value-type="string">
            <text:p>Inicialmente, el enunciado describe un paciente con asma persistente leve tratado con corticoides inhalados de forma continua y un betaadrenérgico de acción corta –salbutamol– a demanda. La utilización diaria del beta-agonista y la aparición de tos nocturna junto con aumento de su disnea habitual demuestran la progresión del asma a un estadío persistente moderado, que precisa tratamiento con terapia combinada con corticoides inhalados a dosis bajas y beta2-adrenérgicos de acción prolongada (respuesta 4 correcta). Las dosis elevadas de corticoides inhalados (800 microgramos/día se utilizan en casos de asma persistente grave (respuesta 1 incorrecta). El tiotropio en un fármaco anticolinérgico broncodilatador de menor eficacia que los beta- agonistas. En el asma se puede emplear asociado a los beta-adrenérgicos de acción prolongada, si éstos no son suficientes para el tratamiento de un asma persistente moderado o grave (repuesta 2 incorrecta). El cambio de un estadío persistente leve a persistente moderado precisa un cambio en la pauta farmacológica (respuesta 3 incorrecta). Los fármacos antileucotrienos (montelukast, zafirlukast) son útiles para los casos de asma persistente relacionado con el ejercicio y permiten disminuir las dosis de corticoides inhalados. Se añaden al tratamiento adicional en un asma estable y su beneficio clínico es escaso (respuesta 5 incorrecta).</text:p>
          </table:table-cell>
          <table:table-cell office:value-type="string" calcext:value-type="string">
            <text:p>1. HARRISON, 17a ed., Pág. 1602 - 1605.</text:p>
          </table:table-cell>
          <table:table-cell office:value-type="string" calcext:value-type="string">
            <text:p>NEUMOLOGÍA</text:p>
          </table:table-cell>
          <table:table-cell table:number-columns-repeated="3"/>
          <table:table-cell office:value-type="string" calcext:value-type="string">
            <text:p>Aumentar la dosis de corticoides inhalados a 800 microgramos/día.</text:p>
          </table:table-cell>
          <table:table-cell office:value-type="string" calcext:value-type="string">
            <text:p>Añadir tiotropio.</text:p>
          </table:table-cell>
          <table:table-cell office:value-type="string" calcext:value-type="string">
            <text:p>Mantener la misma pauta farmacológica.</text:p>
          </table:table-cell>
          <table:table-cell office:value-type="string" calcext:value-type="string">
            <text:p>Cambiar a una terapia combinada con corticoides inhalados a dosis bajas y beta2-adrenérgicos de acción prolongada.</text:p>
          </table:table-cell>
          <table:table-cell office:value-type="string" calcext:value-type="string">
            <text:p>Añadir antileucotrienos.</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65" calcext:value-type="float">
            <text:p>65</text:p>
          </table:table-cell>
          <table:table-cell office:value-type="float" office:value="9359" calcext:value-type="float">
            <text:p>9359</text:p>
          </table:table-cell>
          <table:table-cell office:value-type="float" office:value="118215" calcext:value-type="float">
            <text:p>118215</text:p>
          </table:table-cell>
          <table:table-cell office:value-type="string" calcext:value-type="string">
            <text:p>FALSE</text:p>
          </table:table-cell>
          <table:table-cell table:style-name="ce1" office:value-type="string" calcext:value-type="string">
            <text:p>En un paciente diagnosticado de epilepsia que presenta episodios de falta de respuesta a estímulos externos, movimientos irregulares de las cuatro extremidades, ojos cerrados, emisión de llanto y movimientos pélvicos, de cinco a veinte minutos de duración y que no responden al tratamiento con fármacos antiepilépticos. ¿Cual es el estudio complementario con mayor probabilidad de aclarar el diagnóstico?:</text:p>
          </table:table-cell>
          <table:table-cell office:value-type="string" calcext:value-type="string">
            <text:p>Los síntomas descritos no se corresponden con una arritmia cardiaca ni con manifestaciones de hipoglucemia (respuestas 2 y 5 incorrectas). La presencia de una lesión epileptógena en la RM no conlleva el diagnóstico definitivo de epilepsia, ya que no todas las lesiones de este tipo producen siempre crisis epilépticas (respuesta 4 incorrecta). Hasta el 50% de los EEG basales en pacientes que han tenido una crisis epiléptica no muestran alteraciones (respuesta 3 incorrecta). Se estima que entre 15-30% de pacientes que se derivan con el diagnostico inicial de epilepsia refractaria acaban siendo diagnosticados de crisis no epilépticas de origen psicógeno. Existen ciertas características clínicas de las crisis que pueden sugerir la presencia de pseudocrisis: 1. Duración prolongada 2. No suelen acompañarse de cambios autonómi cos: taquicardia, midriasis, cambio del patrón respiratorio 3. Las convulsiones pueden ser desproporciona das con movimientos fuera de fase 4. Con relativa frecuencia mantienen los ojos cerrados durante la actividad convulsiva y la crisis finaliza con llanto. 5. Si hay vocalizaciones suelen ocurrir en el seno de la crisis y no al inicio 6. Se pueden morder la lengua, pero en general la herida está en la punta y no el borde 7. No suele haber incontinencia urinaria aun con actividad convulsiva. No obstante, para su diagnóstico es fundamental la monitorización con video-EEG. El diagnóstico clínico basado exclusivamente en la semiología de las crisis, sin una correlación simultánea con la actividad cerebral conlleva muchas veces un diagnóstico equivocado. Se diagnostica una pseudocrisis cuando un paciente presenta un episodio paroxístico habitual y el EEG simultáneo no muestra cambios de la actividad bioeléctrica cerebral (respuesta 1 correcta).</text:p>
          </table:table-cell>
          <table:table-cell office:value-type="string" calcext:value-type="string">
            <text:p>1. PASCUAL .Tratado de Neurología 1a ed pag:152 2. HARRISON, 17a edic., Pág.2506-2507</text:p>
          </table:table-cell>
          <table:table-cell office:value-type="string" calcext:value-type="string">
            <text:p>NEUROLOGÍA</text:p>
          </table:table-cell>
          <table:table-cell office:value-type="string" calcext:value-type="string">
            <text:p>Difícil</text:p>
          </table:table-cell>
          <table:table-cell office:value-type="float" office:value="0.2" calcext:value-type="float">
            <text:p>0,2</text:p>
          </table:table-cell>
          <table:table-cell/>
          <table:table-cell office:value-type="string" calcext:value-type="string">
            <text:p>Monitorización vídeo-EEG para diagnóstico de pseudocrisis (crisis psicógenas).</text:p>
          </table:table-cell>
          <table:table-cell office:value-type="string" calcext:value-type="string">
            <text:p>Holter ECG para diagnóstico de cardiopatia arrítmica.</text:p>
          </table:table-cell>
          <table:table-cell office:value-type="string" calcext:value-type="string">
            <text:p>EEG de rutina para diagnóstico del tipo de epilepsia (generalizada o focal).</text:p>
          </table:table-cell>
          <table:table-cell office:value-type="string" calcext:value-type="string">
            <text:p>Resonancia magnética cerebral para detectar lesiones epileptógenas (displasia cortical tumor, esclerosis temporal media).</text:p>
          </table:table-cell>
          <table:table-cell office:value-type="string" calcext:value-type="string">
            <text:p>Determinación de glucemia capilar para diagnóstico de hipoglucemia.</text:p>
          </table:table-cell>
          <table:table-cell office:value-type="float" office:value="1" calcext:value-type="float">
            <text:p>1</text:p>
          </table:table-cell>
          <table:table-cell table:number-columns-repeated="16"/>
        </table:table-row>
        <table:table-row table:style-name="ro1">
          <table:table-cell office:value-type="float" office:value="2010" calcext:value-type="float">
            <text:p>2010</text:p>
          </table:table-cell>
          <table:table-cell office:value-type="float" office:value="69" calcext:value-type="float">
            <text:p>69</text:p>
          </table:table-cell>
          <table:table-cell office:value-type="float" office:value="9363" calcext:value-type="float">
            <text:p>9363</text:p>
          </table:table-cell>
          <table:table-cell office:value-type="float" office:value="118219" calcext:value-type="float">
            <text:p>118219</text:p>
          </table:table-cell>
          <table:table-cell office:value-type="string" calcext:value-type="string">
            <text:p>FALSE</text:p>
          </table:table-cell>
          <table:table-cell table:style-name="ce1" office:value-type="string" calcext:value-type="string">
            <text:p>Un hombre de 64 años, diagnosticado de miastenia gravis hace 1 año, en tratamiento con esteroides a dosis bajas (3 mg/día de deflazacort) y anticolinesterásicos, asintomático desde hace 6 meses, consulta por leve dificultad para tragar y diplopia vespertinas desde hace unos días. Ingresa en el hospital por sospecha de crisis miasténica y se inicia tratamiento de la misma. Al día siguiente la enfermera avisa a las 03 h de la madrugada porque el paciente hace un ruido extraño al inspirar, como un ronquido suave, el paciente está profundamente dormido y muy sudoroso, pero no impresiona de estar fatigado. ¿Qué actitud es más correcta?:</text:p>
          </table:table-cell>
          <table:table-cell office:value-type="string" calcext:value-type="string">
            <text:p>El paciente presenta una miastenia generalizada, ya que tiene afectación de la musculatura ocular y faringo- laríngea. La enfermedad está descompensada, presenta síntomas bulbares (disfagia) y por tanto riesgo de afectación de músculos respiratorios. La complicación más grave en esta enfermedad es una crisis miasténica, que es poco frecuente en pacientes correctamente tratados. La causa más frecuente es una infección intercurrente. La crisis miasténica se manifiesta como una insuficiencia respiratoria que precisa ventilación asistida. En el caso de la pregunta, el ronquido podría reflejar una debilidad de los músculos faringo-laríngeos que hay que considerar (respuesta 2 correcta). El agotamiento se produce inicialmente de los músculos inspiratorios y posteriormente de los accesorios. Aunque no se especifica si el paciente responde o no a estímulos (coma), la hipercapnia justificaría la disminución del nivel de conciencia. La valoración de la capacidad vital (CV) es el método más sencillo para valorar la función respiratoria. La reducción de la CV a 30ml/kg se asocia con debilidad del reflejo de la tos, acúmulo de secreciones, atelectasias e hipoxemia. Una CV de 15ml/kg se considera como el umbral en el que se precisa intubación. Los valores de la gasometría arterial son importantes para la monitorización, pero la hipoxia y la hipercapnia pueden ocurrir tardíamente en la descompensación respiratoria. </text:p>
          </table:table-cell>
          <table:table-cell office:value-type="string" calcext:value-type="string">
            <text:p>1. REY PEREZ. Urgencias Neurológicas2a Ed Pag 424-425</text:p>
          </table:table-cell>
          <table:table-cell office:value-type="string" calcext:value-type="string">
            <text:p>NEUROLOGÍA</text:p>
          </table:table-cell>
          <table:table-cell office:value-type="string" calcext:value-type="string">
            <text:p>Normal</text:p>
          </table:table-cell>
          <table:table-cell office:value-type="float" office:value="0.36" calcext:value-type="float">
            <text:p>0,36</text:p>
          </table:table-cell>
          <table:table-cell/>
          <table:table-cell office:value-type="string" calcext:value-type="string">
            <text:p>Tranquilizar a la enfermera y a la familia, pues el paciente es roncador habitual y está tranquilamente dormido. Se debe colocar en decúbito lateral.</text:p>
          </table:table-cell>
          <table:table-cell office:value-type="string" calcext:value-type="string">
            <text:p>Avisar a cuidados intensivos por sospecha de insuficiencia respiratoria aguda, para valorar posible intubación orotraqueal y ventilación asistida.</text:p>
          </table:table-cell>
          <table:table-cell office:value-type="string" calcext:value-type="string">
            <text:p>Hacer estudio polisomnográfico para descartar apnea del sueño.</text:p>
          </table:table-cell>
          <table:table-cell office:value-type="string" calcext:value-type="string">
            <text:p>Disminuir la dosis de esteroides: si tiene una miopatía esteroidea mejorará.</text:p>
          </table:table-cell>
          <table:table-cell office:value-type="string" calcext:value-type="string">
            <text:p>Pedir una TC torácica para descartar timoma compresivo sobre la tráquea asociado a la miastenia.</text:p>
          </table:table-cell>
          <table:table-cell office:value-type="float" office:value="2" calcext:value-type="float">
            <text:p>2</text:p>
          </table:table-cell>
          <table:table-cell table:number-columns-repeated="16"/>
        </table:table-row>
        <table:table-row table:style-name="ro1">
          <table:table-cell office:value-type="float" office:value="2010" calcext:value-type="float">
            <text:p>2010</text:p>
          </table:table-cell>
          <table:table-cell office:value-type="float" office:value="70" calcext:value-type="float">
            <text:p>70</text:p>
          </table:table-cell>
          <table:table-cell office:value-type="float" office:value="9364" calcext:value-type="float">
            <text:p>9364</text:p>
          </table:table-cell>
          <table:table-cell office:value-type="float" office:value="118220" calcext:value-type="float">
            <text:p>118220</text:p>
          </table:table-cell>
          <table:table-cell office:value-type="string" calcext:value-type="string">
            <text:p>FALSE</text:p>
          </table:table-cell>
          <table:table-cell table:style-name="ce1" office:value-type="string" calcext:value-type="string">
            <text:p>Mujer de 51 años que acude a Urgencias por disminución brusca de agudeza visual, cefalea intensa, náuseas y vómitos. Hipotensa y afebril. Presenta oftalmoparesia derecha por afectación de III par craneal. Una TC craneal evidencia una masa en la región selar hiperdensa con erosión de las apófisis clinoides anteriores. ¿Cuál es la actitud a seguir?:</text:p>
          </table:table-cell>
          <table:table-cell office:value-type="string" calcext:value-type="string">
            <text:p>La clínica de la apoplejía hipofisaria incluye: cefalea severa de inicio brusco, disminución de la visión, diplopia y posteriormente disminución del nivel de conciencia y coma. Con estos síntomas debe sospecharse una apoplejía hipofisaria sobre todo si el TC craneal o la RM muestran silla turca agrandada o tumor pituitario. La clínica ictal se debe a infarto o hemorragia de un adenoma previamente existente. En la exploración encontramos: fotofobia, meningismo, hemianopsia bitemporal y/o disminución de agudeza visual en uno o ambos ojos y déficit de motilidad ocular sobre todo parálisis total o completa del IIIp uni o bilateral (al ser el nervio de trayecto más medial en el seno cavernoso). La apoplejía es una urgencia que debe ser tratada con corticoides intravenosos, la cirugía transesfenoidal del tumor que comprime el sistema óptico es fundamental (respuesta 4 correcta). La erosión de las apófisis clinoides indicaría una lesión de evolución crónica. En caso de una meningitis química, encontraríamos signos de cefalea, nauseas y vómitos (hipertensión intracraneal) que en este caso aparecen, con signos meníngeos: rigidez de nuca...el examen del LCR muestra aumento de células con predominio de polimorfonucleares, con proteínas elevadas y celularidad normal. Suele existir el antecedente de punción lumbar o anestesia espinal, también ocurre en relación con algunos fármacos o por rotura de quistes dermoides o de otro tipo. En el caso de una hemorragia subaracnoidea la TC evidenciaría sangre en el espacio subaracnoideo (respuesta 2 incorrecta). Cuando hay déficit campimétrico, la cirugía debe practicarse de urgencia para descomprimir las estructuras de la vía visual, ya que sino el déficit será permanente (respuesta 3 incorrecta). No hay datos para pensar en una infección bacteriana (respuesta 5 incorrecta).</text:p>
          </table:table-cell>
          <table:table-cell office:value-type="string" calcext:value-type="string">
            <text:p>1. BRADLEY Neurology in clinical practice, 4a ed. pag 967</text:p>
          </table:table-cell>
          <table:table-cell office:value-type="string" calcext:value-type="string">
            <text:p>NEUROLOGÍA</text:p>
          </table:table-cell>
          <table:table-cell office:value-type="string" calcext:value-type="string">
            <text:p>Difícil</text:p>
          </table:table-cell>
          <table:table-cell office:value-type="float" office:value="0.16" calcext:value-type="float">
            <text:p>0,16</text:p>
          </table:table-cell>
          <table:table-cell/>
          <table:table-cell office:value-type="string" calcext:value-type="string">
            <text:p>Sospecharía meningitis química derivada de la rotura de un tumor epidermoide selar e iniciaría de inmediato tratamiento con corticosteroides.</text:p>
          </table:table-cell>
          <table:table-cell office:value-type="string" calcext:value-type="string">
            <text:p>Indicaría la realización de una angiografia cerebral para descartar un aneurisma, ya que lo más probable es que estemos ante un caso de hemorragia subaracnoidea y la masa que se evidencia en la TC sea un aneurisma trombosado paraselar.</text:p>
          </table:table-cell>
          <table:table-cell office:value-type="string" calcext:value-type="string">
            <text:p>Ingreso en UCI y tratamiento del shock que padece la paciente, y una vez estabilizada practicar resonancia cerebral para cirugía programada.</text:p>
          </table:table-cell>
          <table:table-cell office:value-type="string" calcext:value-type="string">
            <text:p>Determinación de bioquímica y hemograma urgentes, inicio de terapia con corticosteroides a dosis elevadas y cirugía transesfenoidal urgente.</text:p>
          </table:table-cell>
          <table:table-cell office:value-type="string" calcext:value-type="string">
            <text:p>Punción lumbar para descartar meningitis bacteriana-previa inicio de antibioterapia empírica. Una vez estabilizada la paciente estudio de la masa selar.</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62" calcext:value-type="float">
            <text:p>62</text:p>
          </table:table-cell>
          <table:table-cell office:value-type="float" office:value="9356" calcext:value-type="float">
            <text:p>9356</text:p>
          </table:table-cell>
          <table:table-cell office:value-type="float" office:value="118212" calcext:value-type="float">
            <text:p>118212</text:p>
          </table:table-cell>
          <table:table-cell office:value-type="string" calcext:value-type="string">
            <text:p>FALSE</text:p>
          </table:table-cell>
          <table:table-cell table:style-name="ce1" office:value-type="string" calcext:value-type="string">
            <text:p>Un paciente de 56 años sin antecedentes personales ni familiares de interés es estudiado por presentar desde hace 6 meses dificultad para andar con la pierna derecha. No refiere otros síntomas. La exploración muestra una debilidad 4/5 para la flexión dorsal y eversión del pie y 4/5 para flexión e inversión del pie, estando los reflejos musculares aumentados y con Babinski presente, siendo el resto normal. El diagnóstico sindrómico sería:</text:p>
          </table:table-cell>
          <table:table-cell office:value-type="string" calcext:value-type="string">
            <text:p>Si hay afectación del nervio peroneo común derecho, habrá dificultad para la flexión dorsal del pie, pero no para otros movimientos, además no se afectan los reflejos musculares (respuesta 1 incorrecta). El síndrome de afectación hemimedular, produce debilidad y trastorno de la sensibilidad vibratoria y posicional del miembro inferior ipsilateral (si la lesión es dorsal) y trastorno de la sensibilidad termoalgésica del miembro inferior contralateral (respuesta 3 incorrecta). En la mononeuropatía múltiple y en las lesiones de plexos no esperamos encontrar aumento de reflejos musculares, sino lo contrario (respuestas 4 y 5 incorrectas). El cuadro sindrómico es de afectación de primera motoneurona (por el aumento de reflejos musculares) y posible afectación de segunda motoneurona por debilidad distal de un miembro; aunque en ausencia de atrofia muscular, arreflexia o fasciculaciones no se puede asegurar 100% que la lesión sea de motoneurona inferior (respuesta 2 correcta).</text:p>
          </table:table-cell>
          <table:table-cell office:value-type="string" calcext:value-type="string">
            <text:p>1. HARRISON, 17a edic., Pág.2489</text:p>
          </table:table-cell>
          <table:table-cell office:value-type="string" calcext:value-type="string">
            <text:p>NEUR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Mononeuropatía del N. peroneo común derecho.</text:p>
          </table:table-cell>
          <table:table-cell office:value-type="string" calcext:value-type="string">
            <text:p>Afectación focal de primera motoneurona y probable de segunda.</text:p>
          </table:table-cell>
          <table:table-cell office:value-type="string" calcext:value-type="string">
            <text:p>Afectación hemimedular derecho (Brown- Sequard).</text:p>
          </table:table-cell>
          <table:table-cell office:value-type="string" calcext:value-type="string">
            <text:p>Mononeuropatía múltiple con afectación de N. peroneo común y tibial posterior derecho.</text:p>
          </table:table-cell>
          <table:table-cell office:value-type="string" calcext:value-type="string">
            <text:p>Plexopatía lumbar derecha.</text:p>
          </table:table-cell>
          <table:table-cell office:value-type="float" office:value="2" calcext:value-type="float">
            <text:p>2</text:p>
          </table:table-cell>
          <table:table-cell table:number-columns-repeated="16"/>
        </table:table-row>
        <table:table-row table:style-name="ro1">
          <table:table-cell office:value-type="float" office:value="2010" calcext:value-type="float">
            <text:p>2010</text:p>
          </table:table-cell>
          <table:table-cell office:value-type="float" office:value="47" calcext:value-type="float">
            <text:p>47</text:p>
          </table:table-cell>
          <table:table-cell office:value-type="float" office:value="9341" calcext:value-type="float">
            <text:p>9341</text:p>
          </table:table-cell>
          <table:table-cell office:value-type="float" office:value="118197" calcext:value-type="float">
            <text:p>118197</text:p>
          </table:table-cell>
          <table:table-cell office:value-type="string" calcext:value-type="string">
            <text:p>FALSE</text:p>
          </table:table-cell>
          <table:table-cell table:style-name="ce1" office:value-type="string" calcext:value-type="string">
            <text:p>Un hombre de 85 años sin antecedentes previos refiere que desde hace meses tiene disnea y fatiga ante los esfuerzos. Además esta semana cuando subía por una cuesta ha perdido de forma brusca el conocimiento y se ha recuperado en pocos segundos sin ninguna consecuencia. La presión arterial es 100/60 mmHg y se ausculta un soplo mesosistólico grado III que se transmite en dirección ascendente a lo largo de las carótidas. Respecto a la patología que padece este paciente ¿cuál de las siguientes afirmaciones es FALSA?:</text:p>
          </table:table-cell>
          <table:table-cell office:value-type="string" calcext:value-type="string">
            <text:p>Un paciente añoso con soplo sistólico aórtico suele padecer una estenosis degenerativa de la válvula aórtica por calcificación. Estos pacientes se mantienen asintomáticos durante muchos años hasta que empiezan a tener síntomas (disnea, angor o síncope) y en ese momento el pronóstico cambia de manera drástica. Edad Media Muerte % Supervivencia Angina Síncope IC Inicio de los síntomas severos Periodo Latente (aumento de la obtrucción y mecanismo compensadores) HISTORIA NATURAL DE LA ESTENOSIS AORTICA Supervivencia Media Edad Mas allá de los 45 años en varones y 55 en mujeres se precisa una angiografía previa a una cirugía cardiaca, ya que es preciso descartar enfermedad coronaria y tratarla en ese mismo momento. La ecocardiografía es la prueba fundamental para el diagnóstico y severidad de la estenosis, quedando la hemodinámica para los casos dudosos. La estenosis aórtica severa sintomática no tiene tratamiento médico y el pronóstico es malo a dos años vista, por lo que el tratamiento con sustitución valvular aórtica es la única alternativa. En casos con alta morbilidad quirúrgica está indicada la revalvulación percutánea con prótesis biológica. </text:p>
          </table:table-cell>
          <table:table-cell office:value-type="string" calcext:value-type="string">
            <text:p>1. Harrison ́s, 17Th Edition, Pag 255</text:p>
          </table:table-cell>
          <table:table-cell office:value-type="string" calcext:value-type="string">
            <text:p>CARDIOLOGÍA</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Antes de plantear un tratamiento es importante practicar un cateterismo del lado izquierdo del corazón y de las arterias coronarias.</text:p>
          </table:table-cell>
          <table:table-cell office:value-type="string" calcext:value-type="string">
            <text:p>El pronóstico de vida de este paciente sin ningún tratamiento es entre 2 y 3 años desde el momento del diagnóstico.</text:p>
          </table:table-cell>
          <table:table-cell office:value-type="string" calcext:value-type="string">
            <text:p>Se debe recomendar al paciente evitar el ejercicio físico excesivo.</text:p>
          </table:table-cell>
          <table:table-cell office:value-type="string" calcext:value-type="string">
            <text:p>En este paciente no es posible el tratamiento quirúrgico por el elevado riesgo de complicaciones y mortalidad al ser un paciente de edad avanzada.</text:p>
          </table:table-cell>
          <table:table-cell office:value-type="string" calcext:value-type="string">
            <text:p>Antes de plantear un tratamiento es importante practicar un ecocardiograma.</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227" calcext:value-type="float">
            <text:p>227</text:p>
          </table:table-cell>
          <table:table-cell office:value-type="float" office:value="9521" calcext:value-type="float">
            <text:p>9521</text:p>
          </table:table-cell>
          <table:table-cell office:value-type="float" office:value="118377" calcext:value-type="float">
            <text:p>118377</text:p>
          </table:table-cell>
          <table:table-cell office:value-type="string" calcext:value-type="string">
            <text:p>FALSE</text:p>
          </table:table-cell>
          <table:table-cell table:style-name="ce1" office:value-type="string" calcext:value-type="string">
            <text:p>Una mujer de 78 años consulta por pérdida de visión aguda del ojo izquierdo. En las últimas 3 semanas ha presentado febrícula dolor en hombros cuello y caderas así como cefalea moderada. La funduscopia evidencia un disco óptico pálido y edematoso. La movilización de hombros y caderas produce dolor. No se observan alteraciones en la palpación de las arterias temporales. Datos analíticos: hemoglobina 9,7 g/dL ferritina 450 ng/mL velocidad de sedimentación globular 115 mm/h. ¿Cuál es la acción inmediata más apropiada en esta paciente?:</text:p>
          </table:table-cell>
          <table:table-cell office:value-type="string" calcext:value-type="string">
            <text:p>La arteritis de células gigantes se caracteriza clínicamente por el complejo consistente en fiebre, anemia, tasa de eritrosedimentación elevada y cefaleas en un paciente de más de 50 años de edad. Otras manifestaciones incluyen malestar, fatiga, anorexia, adelgazamiento, sudaciones, artralgias y polimialgia reumática asociada. Una complicación bien conocida y temible de la arteritis de la temporal, especialmente en los pacientes que no reciben tratamiento, es la afección ocular, que consiste fundamentalmente en una neuritis óptica isquémica capaz de producir síntomas visuales graves e incluso en algunos casos una ceguera de aparición súbita. Sin embargo, la mayoría de los pacientes se queja de molestias relacionadas con la cabeza o los ojos antes de que exista pérdida visual. Prestando atención a estos síntomas e iniciando tempranamente el tratamiento apropiado con prednisona 60 mg al día y aspirina 100 mg al día suele evitarse esta complicación (respuesta 2 correcta y 1,3,4 y 5 incorrectas).</text:p>
          </table:table-cell>
          <table:table-cell office:value-type="string" calcext:value-type="string">
            <text:p>1. HARRISON 17o edic.Pág. 2127</text:p>
          </table:table-cell>
          <table:table-cell office:value-type="string" calcext:value-type="string">
            <text:p>REUMATOLOGÍA</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Solicitar una ecografía doppler de arterias temporales.</text:p>
          </table:table-cell>
          <table:table-cell office:value-type="string" calcext:value-type="string">
            <text:p>Iniciar tratamiento con prednisona 60 mg al día y aspirina 100 mg al día.</text:p>
          </table:table-cell>
          <table:table-cell office:value-type="string" calcext:value-type="string">
            <text:p>Iniciar tratamiento con prednisona 10 mg al día</text:p>
          </table:table-cell>
          <table:table-cell office:value-type="string" calcext:value-type="string">
            <text:p>Solicitar una biopsia de arteria temporal.</text:p>
          </table:table-cell>
          <table:table-cell office:value-type="string" calcext:value-type="string">
            <text:p>Solicitar una resonancia nuclear magnética cerebral.</text:p>
          </table:table-cell>
          <table:table-cell office:value-type="float" office:value="2" calcext:value-type="float">
            <text:p>2</text:p>
          </table:table-cell>
          <table:table-cell table:number-columns-repeated="16"/>
        </table:table-row>
        <table:table-row table:style-name="ro1">
          <table:table-cell office:value-type="float" office:value="2010" calcext:value-type="float">
            <text:p>2010</text:p>
          </table:table-cell>
          <table:table-cell office:value-type="float" office:value="139" calcext:value-type="float">
            <text:p>139</text:p>
          </table:table-cell>
          <table:table-cell office:value-type="float" office:value="9433" calcext:value-type="float">
            <text:p>9433</text:p>
          </table:table-cell>
          <table:table-cell office:value-type="float" office:value="118289" calcext:value-type="float">
            <text:p>118289</text:p>
          </table:table-cell>
          <table:table-cell office:value-type="string" calcext:value-type="string">
            <text:p>FALSE</text:p>
          </table:table-cell>
          <table:table-cell table:style-name="ce1" office:value-type="string" calcext:value-type="string">
            <text:p>Mujer de 61 años con diagnóstico de cáncer de mama tratado con cirugía y radioterapia hace 10 años. Actualmente con metástasis a nivel columna dorsal y articulación sacroilíaca por lo que durante los últimos dos años ha recibido tratamiento con ácido zoledrónico i.v. de forma mensual. Acude a la consulta por presentar exposición ósea de forma espontánea a nivel del hueso mandibular de aproximadamente 2 cm. No existen signos de infección aguda y la encía alrededor de la exposición ósea es estrictamente normal. El TC mandibular evidencia una zona de esclerosis ósea. ¿Cual sería su diagnóstico?:</text:p>
          </table:table-cell>
          <table:table-cell office:value-type="string" calcext:value-type="string">
            <text:p>Los bisfosfonatos, entre los que se encuentran el ácido zoledrónico, inhiben la resorción ósea porque inhibe la acción de los osteoclastos y por ese motivo se utiliza en la prevención de osteoporosis a partir de la menopáusia, en la hipercalcemia maligna, en las metástasis óseas (para prevenir las fracturas patológicas) y en la enfermedad de Paget. El riesgo más temido de este fármaco es la osteonecrosis mandibular. Si bien su uso vía oral no suele estar relacionado con esta complicación, el riesgo aumenta al utilizarlos vía intravenosa, como en el tratamiento de metástasis óseas (respuesta 2 correcta). </text:p>
          </table:table-cell>
          <table:table-cell office:value-type="string" calcext:value-type="string">
            <text:p>1. MEDIMECUM, 2011. Págs. 1045-1046 2. CUMMINGS, 5a edic., Págs. 1256-1257</text:p>
          </table:table-cell>
          <table:table-cell office:value-type="string" calcext:value-type="string">
            <text:p>MÁXILO</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Absceso odontógeno.</text:p>
          </table:table-cell>
          <table:table-cell office:value-type="string" calcext:value-type="string">
            <text:p>Osteonecrosis por bifosfonatos.</text:p>
          </table:table-cell>
          <table:table-cell office:value-type="string" calcext:value-type="string">
            <text:p>Osteorradionecrosis.</text:p>
          </table:table-cell>
          <table:table-cell office:value-type="string" calcext:value-type="string">
            <text:p>Raíz dental incluida.</text:p>
          </table:table-cell>
          <table:table-cell office:value-type="string" calcext:value-type="string">
            <text:p>Metástasis de carcinoma de mama.</text:p>
          </table:table-cell>
          <table:table-cell office:value-type="float" office:value="2" calcext:value-type="float">
            <text:p>2</text:p>
          </table:table-cell>
          <table:table-cell table:number-columns-repeated="16"/>
        </table:table-row>
        <table:table-row table:style-name="ro1">
          <table:table-cell office:value-type="float" office:value="2010" calcext:value-type="float">
            <text:p>2010</text:p>
          </table:table-cell>
          <table:table-cell office:value-type="float" office:value="137" calcext:value-type="float">
            <text:p>137</text:p>
          </table:table-cell>
          <table:table-cell office:value-type="float" office:value="9431" calcext:value-type="float">
            <text:p>9431</text:p>
          </table:table-cell>
          <table:table-cell office:value-type="float" office:value="118287" calcext:value-type="float">
            <text:p>118287</text:p>
          </table:table-cell>
          <table:table-cell office:value-type="string" calcext:value-type="string">
            <text:p>FALSE</text:p>
          </table:table-cell>
          <table:table-cell table:style-name="ce1" office:value-type="string" calcext:value-type="string">
            <text:p>Paciente de 64 años de edad, fumador y bebedor importante que refiere adenopatía yugulodigástrica derecha no dolorosa de crecimiento progresivo en los últimos dos meses cuya punción aspiración con aguja fina fue informada como carcinoma epidermoide. ¿Cuál de las siguientes localizaciones es la más probable del tumor primario?:</text:p>
          </table:table-cell>
          <table:table-cell office:value-type="string" calcext:value-type="string">
            <text:p>El cuello se divide en 6 regiones a efectos de localizar sus ganglios linfáticos: 1 submaxilar, 2 yugular alta, 3 yugular media, 4 yugular baja, 5 supraclavicular, 6 cervical anterior (por delante y a los lados de la traquea). Los ganglios yugulodigástricos (donde se cruzan la vena yugular interna y el músculo digástrico) reciben metástasis sobre todo de tumores de cavidad oral, nasofaringe, orofaringe, hipofaringe y laringe (respuesta 5 cierta, resto de opciones falsas). Los tumores de laringe que más metástasis regionales producen (es decir, a los ganglios del cuello) son los supraglóticos, debido a la riqueza de su drenaje linfático. Estos tumores suelen metastatizar en las regiones II, III y IV del cuello.</text:p>
          </table:table-cell>
          <table:table-cell office:value-type="string" calcext:value-type="string">
            <text:p>1. CUMMINGS, 5a edic., Pág. 1493, 1703-1708 Nivel I Nivel II Nivel III Nivel IV Nivel V Grupos ganglionares del cuello Punción aspiración (PAAF) de una adenopatía cervical Adenopatías cervicales: cáncer supraglótico y subglótico, NO en los de glotis</text:p>
          </table:table-cell>
          <table:table-cell office:value-type="string" calcext:value-type="string">
            <text:p>OTORRINOLARINGOLOG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Cuero cabelludo.</text:p>
          </table:table-cell>
          <table:table-cell office:value-type="string" calcext:value-type="string">
            <text:p>Parótida.</text:p>
          </table:table-cell>
          <table:table-cell office:value-type="string" calcext:value-type="string">
            <text:p>Pulmón.</text:p>
          </table:table-cell>
          <table:table-cell office:value-type="string" calcext:value-type="string">
            <text:p>Esófago.</text:p>
          </table:table-cell>
          <table:table-cell office:value-type="string" calcext:value-type="string">
            <text:p>Laringe.</text:p>
          </table:table-cell>
          <table:table-cell office:value-type="float" office:value="5" calcext:value-type="float">
            <text:p>5</text:p>
          </table:table-cell>
          <table:table-cell table:number-columns-repeated="16"/>
        </table:table-row>
        <table:table-row table:style-name="ro1">
          <table:table-cell office:value-type="float" office:value="2010" calcext:value-type="float">
            <text:p>2010</text:p>
          </table:table-cell>
          <table:table-cell office:value-type="float" office:value="140" calcext:value-type="float">
            <text:p>140</text:p>
          </table:table-cell>
          <table:table-cell office:value-type="float" office:value="9434" calcext:value-type="float">
            <text:p>9434</text:p>
          </table:table-cell>
          <table:table-cell office:value-type="float" office:value="118290" calcext:value-type="float">
            <text:p>118290</text:p>
          </table:table-cell>
          <table:table-cell office:value-type="string" calcext:value-type="string">
            <text:p>FALSE</text:p>
          </table:table-cell>
          <table:table-cell table:style-name="ce1" office:value-type="string" calcext:value-type="string">
            <text:p>Ante un paciente con mal estado general, fiebre (temperatura axilar 39.5°C), tumefacción sub-mandibular bilateral de seis días de evolución, dolor bucal y trísmus, ¿cuál de las siguientes afirmaciones es correcta?:</text:p>
          </table:table-cell>
          <table:table-cell office:value-type="string" calcext:value-type="string">
            <text:p>La pregunta describe un caso de sospecha de absceso de suelo de la boca o angina de Ludwig (respuesta 3 incorrecta), que generalmente es secundaria a una infección odontogénca. Dichas infecciones suelen deberse a flora mixta (sobre todo estreptococos y anaerobios). Desde el diente se pueden extender al suelo de la boca dando lugar a una celulitis odontogénica de los espacios submaxilar y sublingual. El trismus se produce por afectación del espacio masticatorio. La fiebre alta y la evolución de 6 días no sugieren la existencia de un tumor (respuesta 1 incorrecta). Una de las complicaciones más graves de la angina de Ludwig es el cierre de la vía aérea, por lo que la prioridad terapéutica es garantizar la permeabilidad de la misma, y no la alimentación del paciente (respuesta 4 correcta, respuesta 2 y 5 incorrectas). </text:p>
          </table:table-cell>
          <table:table-cell office:value-type="string" calcext:value-type="string">
            <text:p>1. CUMMINGS, 5a edic., Págs. 177-190 Angina de Ludwig</text:p>
          </table:table-cell>
          <table:table-cell office:value-type="string" calcext:value-type="string">
            <text:p>MÁXILO</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La primera probabilidad diagnóstica es de carcinoma de suelo de boca con metástasis cervicales bilaterales.</text:p>
          </table:table-cell>
          <table:table-cell office:value-type="string" calcext:value-type="string">
            <text:p>La prioridad terapéutica es garantizar la alimentación del paciente.</text:p>
          </table:table-cell>
          <table:table-cell office:value-type="string" calcext:value-type="string">
            <text:p>Nos encontramos casi con seguridad ante una mediastinitis.</text:p>
          </table:table-cell>
          <table:table-cell office:value-type="string" calcext:value-type="string">
            <text:p>Debemos considerar de forma prioritario el riesgo de obstrucción de la vía aérea.</text:p>
          </table:table-cell>
          <table:table-cell office:value-type="string" calcext:value-type="string">
            <text:p>Debemos realizar como primera medida diagnóstica una citología mediante punción aspiración con aguja fina.</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156" calcext:value-type="float">
            <text:p>156</text:p>
          </table:table-cell>
          <table:table-cell office:value-type="float" office:value="9450" calcext:value-type="float">
            <text:p>9450</text:p>
          </table:table-cell>
          <table:table-cell office:value-type="float" office:value="118306" calcext:value-type="float">
            <text:p>118306</text:p>
          </table:table-cell>
          <table:table-cell office:value-type="string" calcext:value-type="string">
            <text:p>FALSE</text:p>
          </table:table-cell>
          <table:table-cell table:style-name="ce1" office:value-type="string" calcext:value-type="string">
            <text:p>Niña de 10 años que viene a revisión de salud. La exploración física es normal con un peso y una talla en el percentil 50 y TA 109/65. Un análisis de orina de rutina muestra una densidad específica de 1035 pH 6 sangre 2+ sin proteínas. El sedimento urinario muestra de 5-10 hematíes por campo. ¿Cual sería la conducta más apropiada a seguir?:</text:p>
          </table:table-cell>
          <table:table-cell office:value-type="string" calcext:value-type="string">
            <text:p>En niños con hematura microscópica asintomática aislada, la primera medida es confirmar su persistencia en 2-3 muestras de orina a lo largo de 2-3 semanas. Si la microhematuria no es persistente no se harán más controles.</text:p>
          </table:table-cell>
          <table:table-cell office:value-type="string" calcext:value-type="string">
            <text:p>1. NELSON, 18 edic., Pág. 2169 2. www.aeped.es/protocolos-nefrologia.</text:p>
          </table:table-cell>
          <table:table-cell office:value-type="string" calcext:value-type="string">
            <text:p>PEDIATRÍA</text:p>
          </table:table-cell>
          <table:table-cell office:value-type="string" calcext:value-type="string">
            <text:p>Normal</text:p>
          </table:table-cell>
          <table:table-cell office:value-type="float" office:value="0.41" calcext:value-type="float">
            <text:p>0,41</text:p>
          </table:table-cell>
          <table:table-cell/>
          <table:table-cell office:value-type="string" calcext:value-type="string">
            <text:p>Determinar creatinina y nitrógeno en sangre.</text:p>
          </table:table-cell>
          <table:table-cell office:value-type="string" calcext:value-type="string">
            <text:p>Derivar a la niña para la realización de una citoscopia.</text:p>
          </table:table-cell>
          <table:table-cell office:value-type="string" calcext:value-type="string">
            <text:p>Determinar anticuerpos antinucleares y complemento.</text:p>
          </table:table-cell>
          <table:table-cell office:value-type="string" calcext:value-type="string">
            <text:p>Volver a repetir el sedimento de orina en 15 días.</text:p>
          </table:table-cell>
          <table:table-cell office:value-type="string" calcext:value-type="string">
            <text:p>Realizar una tomografía axial computarizada abdominal.</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151" calcext:value-type="float">
            <text:p>151</text:p>
          </table:table-cell>
          <table:table-cell office:value-type="float" office:value="9445" calcext:value-type="float">
            <text:p>9445</text:p>
          </table:table-cell>
          <table:table-cell office:value-type="float" office:value="118301" calcext:value-type="float">
            <text:p>118301</text:p>
          </table:table-cell>
          <table:table-cell office:value-type="string" calcext:value-type="string">
            <text:p>FALSE</text:p>
          </table:table-cell>
          <table:table-cell table:style-name="ce1" office:value-type="string" calcext:value-type="string">
            <text:p>Niño de 28 días de vida, nacido a término. Antecedentes de embarazo y parto normales. Ha sido alimentado con lactancia materna desde el nacimiento. Consulta porque hace 8 días comenzó con vómitos, inicialmente esporádicos y desde hace 5 días, después de todas las tomas. Está permanentemente hambriento. Los vómitos son de contenido alimentario "a chorro". El abdomen, en la palpación, es blando y depresible, sin visceromoegalias. En los análisis destacaban, en la gasometría pH 7.49, bicarbonato 30 mEq/L, PC02 53 mmHg, exceso de base +8mEq/L. Iones: Na 137 mEq/L, K3.1 mEq/L, Cl 94 mEq/L. Teniendo en cuenta el diagnóstico más probable en el cuadro clínico descrito. ¿Cuál es la prueba complementaria de elección para continuar ese diagnóstico clínico?:</text:p>
          </table:table-cell>
          <table:table-cell office:value-type="string" calcext:value-type="string">
            <text:p>El diagnóstico más probable del cuadro clínico descrito es la estenosis hipertrófica de píloro. En esta patología existe un periodo Asintomático, y los vómitos comienzan después de la tercera semana de vida, inicialmente son esporádicos y progresivamente aparecen después de casi todas las tomas. Son proyectivos y de contenido alimenticio. Tras el vómito el lactante parece hambriento y quiere volver a alimentarse. A medida que sigue vomitando, la consecuente pérdida de líquido, iones hidrógeno y de cloruro conduce a una alcalosis metabólica hipoclorémica. Los niveles séricos de potasio suelen conservarse, pero suele haber un déficit de potasio corporal total. Por tanto la alteración analítica fundamental es alcalosis metabólica hipoclorémica e hipopotasémica. Actualmente la ecografía confirma el diagnóstico en la mayoría de los casos. La ecografía tiene una sensibilidad del 95%. La radiografía simple de abdomen podría mostrar dilatación gástrica, signo común con otras malformaciones gástricas (respuesta 1 incorrecta). La pHmetría es útil para el diagnóstico del reflujo gastroesofágico (respuesta 2 incorrecta). Los electrolitos en el sudor se utiliza para diagnosticar la fibrosis quística de páncreas (respuesta 4 incorrecta). La esofagogastroscopia se usa para visualizar el estado de la mucosa y diagnosticar la enfermedad ulcerosa (respuesta 5 incorrecta)</text:p>
          </table:table-cell>
          <table:table-cell office:value-type="string" calcext:value-type="string">
            <text:p>1. NELSON, 18a edic., Pág. 1555 2. CRUZ, 9a edic., Pág. 1092 Ecografía abdominal: engrosamiento de las paredes del píloro, estenosis hipertrófica de píloro</text:p>
          </table:table-cell>
          <table:table-cell office:value-type="string" calcext:value-type="string">
            <text:p>PEDIATR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Radiografía simple de abdomen.</text:p>
          </table:table-cell>
          <table:table-cell office:value-type="string" calcext:value-type="string">
            <text:p>pH metría.</text:p>
          </table:table-cell>
          <table:table-cell office:value-type="string" calcext:value-type="string">
            <text:p>Ecografía abdominal.</text:p>
          </table:table-cell>
          <table:table-cell office:value-type="string" calcext:value-type="string">
            <text:p>Determinación de electrolitos en el sudor.</text:p>
          </table:table-cell>
          <table:table-cell office:value-type="string" calcext:value-type="string">
            <text:p>Esofagogastroscopia.</text:p>
          </table:table-cell>
          <table:table-cell office:value-type="float" office:value="3" calcext:value-type="float">
            <text:p>3</text:p>
          </table:table-cell>
          <table:table-cell table:number-columns-repeated="16"/>
        </table:table-row>
        <table:table-row table:style-name="ro1">
          <table:table-cell office:value-type="float" office:value="2010" calcext:value-type="float">
            <text:p>2010</text:p>
          </table:table-cell>
          <table:table-cell office:value-type="float" office:value="155" calcext:value-type="float">
            <text:p>155</text:p>
          </table:table-cell>
          <table:table-cell office:value-type="float" office:value="9449" calcext:value-type="float">
            <text:p>9449</text:p>
          </table:table-cell>
          <table:table-cell office:value-type="float" office:value="118305" calcext:value-type="float">
            <text:p>118305</text:p>
          </table:table-cell>
          <table:table-cell office:value-type="string" calcext:value-type="string">
            <text:p>FALSE</text:p>
          </table:table-cell>
          <table:table-cell table:style-name="ce1" office:value-type="string" calcext:value-type="string">
            <text:p>A un niño de 9 años, asisíomáíico con soplo inocente, le realiza un E.C.G que documenta un Síndrome de Wolf-Parkinson- White. ¿Cuál de las siguientes afirmaciones es FALSA?:</text:p>
          </table:table-cell>
          <table:table-cell office:value-type="string" calcext:value-type="string">
            <text:p>El síndrome de Wolf-Parkinson-White consiste en la presencia de una vía accesoria de conducción capaz de conducir de forma anterógrada. Si esta conducción se produce de forma rápida existe riego de sufrir una taquicardia supraventricular (respuesta 2 correcta). La clasificación del riesgo con pruebas como el registro del ECG de 24 horas o la prueba de esfuerzo pueden ayudar a identificar los pacientes con riesgo de muerte súbita debida a este síndrome (respuesta 4 correcta). El WPW es más frecuente en corazones normales pero se puede encontrar asociado a la anomalía de Ebstein (desplazamiento inferior de la válvula tricúspide anómala) u otras cardiopatías congénitas (respuesta 3 correcta). La ablación con radiofrecuencia de la vía accesoria es una opción terapéutica utilizada en pacientes con frecuentes arritmias por reentrada. Se utiliza en niños mayores y adolescentes de forma programada y en niños que necesitan múltiples fármacos antiarrítmicos, con efectos secundarios de los mismos o cuando el control de la arritmia es deficiente (respuesta 5 correcta). El enunciado de la pregunta indica que el niño está asintomático, por lo tanto es falso que necesite tratamiento de la insuficiencia cardiaca (respuesta 1 incorrecta).</text:p>
          </table:table-cell>
          <table:table-cell office:value-type="string" calcext:value-type="string">
            <text:p>1. NELSON 18a edic., Pág. 1945</text:p>
          </table:table-cell>
          <table:table-cell office:value-type="string" calcext:value-type="string">
            <text:p>PEDIATRÍA</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Necesita tratamiento de la insuficiencia Cardíaca.</text:p>
          </table:table-cell>
          <table:table-cell office:value-type="string" calcext:value-type="string">
            <text:p>Puede presentar crisis de taquicardia paroxística supraventricular.</text:p>
          </table:table-cell>
          <table:table-cell office:value-type="string" calcext:value-type="string">
            <text:p>La ecocardiografia 2D-Doppler descartará su asociación con la Enfermedad de Ebstein.</text:p>
          </table:table-cell>
          <table:table-cell office:value-type="string" calcext:value-type="string">
            <text:p>Es conveniente se la practique un E.C.G. de 24 horas (Holter) y una Ergometría.</text:p>
          </table:table-cell>
          <table:table-cell office:value-type="string" calcext:value-type="string">
            <text:p>En determinados pacientes la ablación de la vía accesoria con radiofrecuencia constituye la acción terapéutica.</text:p>
          </table:table-cell>
          <table:table-cell office:value-type="float" office:value="1" calcext:value-type="float">
            <text:p>1</text:p>
          </table:table-cell>
          <table:table-cell table:number-columns-repeated="16"/>
        </table:table-row>
        <table:table-row table:style-name="ro1">
          <table:table-cell table:number-columns-repeated="5"/>
          <table:table-cell table:style-name="ce1"/>
          <table:table-cell table:number-columns-repeated="28"/>
        </table:table-row>
        <table:table-row table:style-name="ro1">
          <table:table-cell office:value-type="float" office:value="2010" calcext:value-type="float">
            <text:p>2010</text:p>
          </table:table-cell>
          <table:table-cell office:value-type="float" office:value="153" calcext:value-type="float">
            <text:p>153</text:p>
          </table:table-cell>
          <table:table-cell office:value-type="float" office:value="9447" calcext:value-type="float">
            <text:p>9447</text:p>
          </table:table-cell>
          <table:table-cell office:value-type="float" office:value="118303" calcext:value-type="float">
            <text:p>118303</text:p>
          </table:table-cell>
          <table:table-cell office:value-type="string" calcext:value-type="string">
            <text:p>FALSE</text:p>
          </table:table-cell>
          <table:table-cell table:style-name="ce1" office:value-type="string" calcext:value-type="string">
            <text:p>Niño de 6 años que viene a la consulta acompañado del monitor de un centro de acogida de nuestro barrio por tumoración dolorosa a la palpación de 3 cm de diámetro en zona occipital derecha del cuero cabelludo y 3 adenoinegalias de consistencia bastante dura en región cervical posterior derecha. ¿Qué tratamiento sería el más adecuado?:</text:p>
          </table:table-cell>
          <table:table-cell office:value-type="string" calcext:value-type="string">
            <text:p>La tiña de la cabeza es una infección por dermatofitos del cuero cabelludo, ocasionada con mayor frecuencia por Tricophyton tonsurans. Esta es una especie que se adquiere con frecuencia por el contacto con pelos infectados y células epiteliales que están en la superficie de asientos, sombreros y peines. Se han demostrado altas cifras de portadores en compañeros de escuela y familiares. La infección, en ocasiones, origina una respuesta inflamatoria grave que produce una masa granulomatosa blanda y elevada (querión) con pústulas en su superficie. Es frecuente que se acompañe de fiebre, dolor y adenopatías regionales, y puede producir una cicatrización con alopecia permamente. El tratamiento recomendado de todas las tiñas de la cabeza consiste en la administración de griseofulvina vía oral (respuesta 3 correcta).</text:p>
          </table:table-cell>
          <table:table-cell office:value-type="string" calcext:value-type="string">
            <text:p>1. NELSON, 18a edic., Pág. 2747 2. CRUZ, 9a edic., Pág. 2148</text:p>
          </table:table-cell>
          <table:table-cell office:value-type="string" calcext:value-type="string">
            <text:p>PEDIATRÍA</text:p>
          </table:table-cell>
          <table:table-cell office:value-type="string" calcext:value-type="string">
            <text:p>Normal</text:p>
          </table:table-cell>
          <table:table-cell office:value-type="float" office:value="0.42" calcext:value-type="float">
            <text:p>0,42</text:p>
          </table:table-cell>
          <table:table-cell/>
          <table:table-cell office:value-type="string" calcext:value-type="string">
            <text:p>Incisión y drenaje.</text:p>
          </table:table-cell>
          <table:table-cell office:value-type="string" calcext:value-type="string">
            <text:p>Mucipirona tópica.</text:p>
          </table:table-cell>
          <table:table-cell office:value-type="string" calcext:value-type="string">
            <text:p>Griseofulvina por vía oral.</text:p>
          </table:table-cell>
          <table:table-cell office:value-type="string" calcext:value-type="string">
            <text:p>Cefazolina intravenosa.</text:p>
          </table:table-cell>
          <table:table-cell office:value-type="string" calcext:value-type="string">
            <text:p>Ketoconazol tópico.</text:p>
          </table:table-cell>
          <table:table-cell office:value-type="float" office:value="3" calcext:value-type="float">
            <text:p>3</text:p>
          </table:table-cell>
          <table:table-cell table:number-columns-repeated="16"/>
        </table:table-row>
        <table:table-row table:style-name="ro1">
          <table:table-cell office:value-type="float" office:value="2010" calcext:value-type="float">
            <text:p>2010</text:p>
          </table:table-cell>
          <table:table-cell office:value-type="float" office:value="154" calcext:value-type="float">
            <text:p>154</text:p>
          </table:table-cell>
          <table:table-cell office:value-type="float" office:value="9448" calcext:value-type="float">
            <text:p>9448</text:p>
          </table:table-cell>
          <table:table-cell office:value-type="float" office:value="118304" calcext:value-type="float">
            <text:p>118304</text:p>
          </table:table-cell>
          <table:table-cell office:value-type="string" calcext:value-type="string">
            <text:p>FALSE</text:p>
          </table:table-cell>
          <table:table-cell table:style-name="ce1" office:value-type="string" calcext:value-type="string">
            <text:p>Un niño de 10 años es traído a urgencias porque desde hace 2 horas se le gira involuntariamente el cuello a la derecha asociando marcado dolor cervical en cada giro. La abuela, posteriormente, nos dice que está vomitando desde ayer, por lo que le dio un jarabe: ¿cuál sería la actitud terapéutica más acertada?:</text:p>
          </table:table-cell>
          <table:table-cell office:value-type="string" calcext:value-type="string">
            <text:p>La metoclopramida es un fármaco antiemético que por su acción dopaminérgica puede ocasionar manifestaciones extrapiramidales. En niños se manifiesta en forma de distonías con trismo, tortícolis, espasmos faciales, opistótonos y crisis oculogiras que ceden con anticolinérgicos centrales o con diazepam (respuesta 1 correcta). El antecedente de la administración de un jarabe para los vómitos y las características de los movimientos hacen descartar la posibilidad de un cuadro epiléptico que precise EEG (respuesta 2 incorrecta), o de un cuadro infeccioso cerebral que precise cultivo de LCR (respuesta 3 incorrecta). El caso clínico no refiere patología faríngea previa que pudiera hacer pensar en un absceso retrofaríngeo o periamigdalar que cursaría con fiebre alta, dificultad para la deglución y, a veces, tendencia a hiperextender la cabeza (respuesta 5 incorrecta).</text:p>
          </table:table-cell>
          <table:table-cell office:value-type="string" calcext:value-type="string">
            <text:p>1. FARMACOLOGÍA HUMANA, 3a edic., Pág 737</text:p>
          </table:table-cell>
          <table:table-cell office:value-type="string" calcext:value-type="string">
            <text:p>PEDIATRÍA</text:p>
          </table:table-cell>
          <table:table-cell office:value-type="string" calcext:value-type="string">
            <text:p>Normal</text:p>
          </table:table-cell>
          <table:table-cell office:value-type="float" office:value="0.58" calcext:value-type="float">
            <text:p>0,58</text:p>
          </table:table-cell>
          <table:table-cell/>
          <table:table-cell office:value-type="string" calcext:value-type="string">
            <text:p>Inyectar un anticolinórgico intravenoso.</text:p>
          </table:table-cell>
          <table:table-cell office:value-type="string" calcext:value-type="string">
            <text:p>No tratar hasta no realizar en los días próximos un electroencefalograma.</text:p>
          </table:table-cell>
          <table:table-cell office:value-type="string" calcext:value-type="string">
            <text:p>No tratar hasta no saber en días próximos el resultado del cultivo del líquido cefalorraquídeo.</text:p>
          </table:table-cell>
          <table:table-cell office:value-type="string" calcext:value-type="string">
            <text:p>Llamar al psiquiatra de urgencias</text:p>
          </table:table-cell>
          <table:table-cell office:value-type="string" calcext:value-type="string">
            <text:p>Poner un antibiótico intravenoso tras obtener muestra de exudado faríngeo.</text:p>
          </table:table-cell>
          <table:table-cell office:value-type="float" office:value="1" calcext:value-type="float">
            <text:p>1</text:p>
          </table:table-cell>
          <table:table-cell table:number-columns-repeated="16"/>
        </table:table-row>
        <table:table-row table:style-name="ro1">
          <table:table-cell office:value-type="float" office:value="2010" calcext:value-type="float">
            <text:p>2010</text:p>
          </table:table-cell>
          <table:table-cell office:value-type="float" office:value="157" calcext:value-type="float">
            <text:p>157</text:p>
          </table:table-cell>
          <table:table-cell office:value-type="float" office:value="9451" calcext:value-type="float">
            <text:p>9451</text:p>
          </table:table-cell>
          <table:table-cell office:value-type="float" office:value="118307" calcext:value-type="float">
            <text:p>118307</text:p>
          </table:table-cell>
          <table:table-cell office:value-type="string" calcext:value-type="string">
            <text:p>FALSE</text:p>
          </table:table-cell>
          <table:table-cell table:style-name="ce1" office:value-type="string" calcext:value-type="string">
            <text:p>Niño de 8 años de edad que refiere cojera de la extremidad Inferior derecha, de presentación insidiosa y un mes de evolución. No existen antecedentes traumáticos ni signos constitucionales. A la exploración se evidencia restricción a la movilización pasiva de dicha extremidad, especialmente a la abducción y la rotación interna. De las siguientes afimaciones todas son ciertas EXCEPTO una:</text:p>
          </table:table-cell>
          <table:table-cell office:value-type="string" calcext:value-type="string">
            <text:p>La enfermedad de Legg-Calvé-Perthes es un trastorno de la cabeza del fémur de origen desconocido, producido por la interrupción temporal del flujo sanguíneo del núcleo de osificación de la epífisis proximal del fémur, que condiciona una alteración del crecimiento de la epífisis y una deformidad de la cabeza femoral. Se han propuesto etiologías infecciosas y traumáticas y se han identificado factores que se asocian a trombofilia (respuesta 4 correcta). El síntoma de presentación más común es la cojera de duración variable. La movilidad de la cadera, especialmente la rotación interna y la abducción, están limitadas. El primer estudio de imagen es la radiografía simple (respuesta 1 correcta) que permite diagnosticar, estadificar y realizar un seguimiento de la enfermedad. El grado de deformidad de la cabeza femoral y la edad de presentación de la enfermedad son los principales factores pronósticos. Los niños que desarrollan signos y síntomas antes de los 5 años de edad tienden a recuperarse sin síntomas residuales. Los pacientes mayores de 9 años al diagnóstico suelen tener peor pronóstico (respuesta 3 incorrecta). Entre los métodos de tratamiento se incluyen desde la observación y abstención terapéutica, el tratamiento sintomático intermitente, la contención y la cirugía, todo ello en función del grado de afectación (respuesta 5 correcta)</text:p>
          </table:table-cell>
          <table:table-cell office:value-type="string" calcext:value-type="string">
            <text:p>1. NELSON, 18 edic., Pág. 2806 2. CRUZ, 9a edic., Pág. 1985 Cojera Dolor leve cadera Muslo Rodilla Mejora el reposo Enfermedad de Perthes</text:p>
          </table:table-cell>
          <table:table-cell office:value-type="string" calcext:value-type="string">
            <text:p>PEDIATRÍA</text:p>
          </table:table-cell>
          <table:table-cell office:value-type="string" calcext:value-type="string">
            <text:p>Normal</text:p>
          </table:table-cell>
          <table:table-cell office:value-type="float" office:value="0.65" calcext:value-type="float">
            <text:p>0,65</text:p>
          </table:table-cell>
          <table:table-cell/>
          <table:table-cell office:value-type="string" calcext:value-type="string">
            <text:p>Se aconseja la realización de una radiografía de caderas.</text:p>
          </table:table-cell>
          <table:table-cell office:value-type="string" calcext:value-type="string">
            <text:p>En la sinovitis transitoria el comienzo suele ser agudo.</text:p>
          </table:table-cell>
          <table:table-cell office:value-type="string" calcext:value-type="string">
            <text:p>En la enfermedad de Legg-Calvé-Perthes el pronóstico es peor cuanto menor es la edad de comienzo.</text:p>
          </table:table-cell>
          <table:table-cell office:value-type="string" calcext:value-type="string">
            <text:p>La causa puede ser un estado de hipercoagulabilidad.</text:p>
          </table:table-cell>
          <table:table-cell office:value-type="string" calcext:value-type="string">
            <text:p>La opción terapéutica variará dependiendo del arado de afectación.</text:p>
          </table:table-cell>
          <table:table-cell office:value-type="float" office:value="3" calcext:value-type="float">
            <text:p>3</text:p>
          </table:table-cell>
          <table:table-cell table:number-columns-repeated="16"/>
        </table:table-row>
        <table:table-row table:style-name="ro1">
          <table:table-cell office:value-type="float" office:value="2010" calcext:value-type="float">
            <text:p>2010</text:p>
          </table:table-cell>
          <table:table-cell office:value-type="float" office:value="159" calcext:value-type="float">
            <text:p>159</text:p>
          </table:table-cell>
          <table:table-cell office:value-type="float" office:value="9453" calcext:value-type="float">
            <text:p>9453</text:p>
          </table:table-cell>
          <table:table-cell office:value-type="float" office:value="118309" calcext:value-type="float">
            <text:p>118309</text:p>
          </table:table-cell>
          <table:table-cell office:value-type="string" calcext:value-type="string">
            <text:p>FALSE</text:p>
          </table:table-cell>
          <table:table-cell table:style-name="ce1" office:value-type="string" calcext:value-type="string">
            <text:p>Niña de 5 años, completamente asistomática, y que acude a la revisión habitual del pediatra. Consulta porque su madre fue operada de un tumor de tiroides y una abuela falleció hace 10 años por un feocromocitoma. La actitud terapéutica prioritaria que adoptaremos será:</text:p>
          </table:table-cell>
          <table:table-cell office:value-type="string" calcext:value-type="string">
            <text:p>Se trata de una neoplasia endocrina múltiple tipo IIA (carcinoma medular de tiroides, feocromocitoma e hiperparatiroidismo). El patrón de herencia es autosómico dominante, con alto grado de penetrancia y expresividad variable. Se han descrito al menos 19 mutaciones del protooncogen RET ligadas a la aparición de este síndrome. El diagnóstico se basa en el estudio genético para detectar portadores de mutaciones del protooncogen RET. En niños con mutaciones en los codones 611, 618, 620, 630, 634 y 891 la tiroidectomía profiláctica debe realizarse antes de los 6 años de edad, porque se ha descrito la aparición de enfermedad metastásica local en niños de esa edad (respuesta 4 correcta y respuestas 1, 2 y 5 incorrectas). Hay familias con mutaciones en otros codones en las que el fenotipo del carcinoma medular de tiroides parece ser menos agresivo, en estos últimos casos se han sugerido dos criterios terapéuticos: 1) realizar una tiroidectomía total entre los 6 y 10 años o 2) mantener vigilancia anual o bianual con pruebas de provocación con calcitonina, realizando la tiroidectomía total cuando la prueba se vuelva anormal. La respuesta no 3 es incorrecta pues no incluye el estudio genético.</text:p>
          </table:table-cell>
          <table:table-cell office:value-type="string" calcext:value-type="string">
            <text:p>1. NELSON, 18a edic. Pág. 2339 2. HARRISON, 17a edic., Pág. 2362 Café para dos Carcinoma medular tiroides Feocromocitoma Paratiroides Dos MEN 2</text:p>
          </table:table-cell>
          <table:table-cell office:value-type="string" calcext:value-type="string">
            <text:p>PEDIATRÍA</text:p>
          </table:table-cell>
          <table:table-cell office:value-type="string" calcext:value-type="string">
            <text:p>Normal</text:p>
          </table:table-cell>
          <table:table-cell office:value-type="float" office:value="0.55" calcext:value-type="float">
            <text:p>0,55</text:p>
          </table:table-cell>
          <table:table-cell/>
          <table:table-cell office:value-type="string" calcext:value-type="string">
            <text:p>Exploración física exhaustiva con control de la tensión arterial para valorar si el niño puede presentar alguna enfermedad familiar.</text:p>
          </table:table-cell>
          <table:table-cell office:value-type="string" calcext:value-type="string">
            <text:p>Análisis bioquímico con calcitonina. Si ésta es normal no es preciso más control a esta edad.</text:p>
          </table:table-cell>
          <table:table-cell office:value-type="string" calcext:value-type="string">
            <text:p>Seguimiento anual de los niveles de calcitonina con estimulación con pentagastrina y. si se eleva, indicar una tirodeclomia profiláctica.</text:p>
          </table:table-cell>
          <table:table-cell office:value-type="string" calcext:value-type="string">
            <text:p>Estudio genético de la mutación del proto- oncogen RET c634. y si es positivo se realizará la tiroidectomía radical profiláctica a esta edad.</text:p>
          </table:table-cell>
          <table:table-cell office:value-type="string" calcext:value-type="string">
            <text:p>Estudio genético de la mutación proto-ongen RET c634. niveles de calcitonina y PAAF (punción aspiración con aguja fina) y si son positivas se realizará la tiroidectomía radical.</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230" calcext:value-type="float">
            <text:p>230</text:p>
          </table:table-cell>
          <table:table-cell office:value-type="float" office:value="9524" calcext:value-type="float">
            <text:p>9524</text:p>
          </table:table-cell>
          <table:table-cell office:value-type="float" office:value="118380" calcext:value-type="float">
            <text:p>118380</text:p>
          </table:table-cell>
          <table:table-cell office:value-type="string" calcext:value-type="string">
            <text:p>FALSE</text:p>
          </table:table-cell>
          <table:table-cell table:style-name="ce1" office:value-type="string" calcext:value-type="string">
            <text:p>Embarazada de 37 semanas con antígeno de superficie del virus de la hepatitis B positivo. Consulta sobre la pauta a seguir con el recien nacido y si puede lactar. ¿Qué consejo le parece el adecuado?:</text:p>
          </table:table-cell>
          <table:table-cell office:value-type="string" calcext:value-type="string">
            <text:p>Al neonato de madre HbsAg positivo debe administrarse, inmediatamente después del nacimiento, inmunoglobulina humana anti hepatitis B, a ser posible dentro de las primeras 6 horas tras el nacimiento. Además se le administrará la primera dosis de la vacuna anti hepatitis B (respuesta 4 correcta) y se completará esta vacunación con una pauta acelerada (0,1,2 y recuerdo al año de edad) o con la pauta habitual del calendario vacunal (0,1-2 y 6 meses). La lactancia materna no está contraindicada en los hijos de madre HbsAg positivas (respuestas 1,2,3 y 5 incorrectas). Las contraindicaciones absolutas de lactancia materna actualemtne son: VIH +, Galactosemia y TBC activa.</text:p>
          </table:table-cell>
          <table:table-cell office:value-type="string" calcext:value-type="string">
            <text:p>1. CRUZ, 9a edic., Pág. 1199 2. NELSON, 18a edic., Pág. 215</text:p>
          </table:table-cell>
          <table:table-cell office:value-type="string" calcext:value-type="string">
            <text:p>PEDIATR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Administrar vacuna frente a hepatitis B nada más nacer. Lactancia artificial.</text:p>
          </table:table-cell>
          <table:table-cell office:value-type="string" calcext:value-type="string">
            <text:p>Administrar vacuna e inmunoglobulinas al nacer. Lactancia materna a partir del mes.</text:p>
          </table:table-cell>
          <table:table-cell office:value-type="string" calcext:value-type="string">
            <text:p>Inmunoglobulinas al nacer y lactancia artificial.</text:p>
          </table:table-cell>
          <table:table-cell office:value-type="string" calcext:value-type="string">
            <text:p>Vacuna e inmunoglobulinas al nacer. Alimentación materna.</text:p>
          </table:table-cell>
          <table:table-cell office:value-type="string" calcext:value-type="string">
            <text:p>Alimentación artificial y aislamiento durante 4 semanas.</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144" calcext:value-type="float">
            <text:p>144</text:p>
          </table:table-cell>
          <table:table-cell office:value-type="float" office:value="9438" calcext:value-type="float">
            <text:p>9438</text:p>
          </table:table-cell>
          <table:table-cell office:value-type="float" office:value="118294" calcext:value-type="float">
            <text:p>118294</text:p>
          </table:table-cell>
          <table:table-cell office:value-type="string" calcext:value-type="string">
            <text:p>FALSE</text:p>
          </table:table-cell>
          <table:table-cell table:style-name="ce1" office:value-type="string" calcext:value-type="string">
            <text:p>Un paciente de 36 años, oriundo de otra cultura que vive en España desde hace 4 años se presenta en una consulta del S.N. de Salud. Refiere presentar desde hace 10 meses sintomatología ansiosa y humor depresivo. Este cuadro interfiere moderadamente en su actividad cotidiana. No tiene antecedentes psiquiátricos previos. Dicha situación se produce a raíz del fallecimiento, en un accidente automovilístico, de un hermano mayor con quien se encontraba muy unido. Señalar cual de los siguientes diagnósticos es el apropiado:</text:p>
          </table:table-cell>
          <table:table-cell office:value-type="string" calcext:value-type="string">
            <text:p>La depresión mayor conlleva un estado de ánimo deprimido durante al menos 2 semanas, siempre produce un cambio respecto a la actividad previa y debe acompañarse de ánimo depresivo y/o anhedonia (respuesta 1 incorrecta). El trastorno bipolar tipo II se diagnostica por la presencia o historia de uno o más episodios depresivos mayores y presencia o historia de al menos un episodio hipomaniaco, sin historia de episodios maníacos o mixtos (respuesta 2 incorrecta). Los trastornos adaptativos comprenden una categoría diagnóstica caracterizada por la respuesta emocional ante un episodio estresante y suele implicar un estado de ánimo ansioso o deprimido (respuesta 3 correcta). La distimia se define como un estado de ánimo deprimido que no es suficientemente grave como para diagnosticarlo de depresión mayor y de al menos 2 años (respuesta 4 incorrecta). La ciclotimia se caracteriza por al menos 2 años de síntomas de hipomanía y síntomas depresivos que no cumplen criterios de episodio depresivo mayor (respuesta 5 incorrecta).</text:p>
          </table:table-cell>
          <table:table-cell office:value-type="string" calcext:value-type="string">
            <text:p>1. KAPLAN &amp; SADOCK, 10a edic., Pág. 527,786</text:p>
          </table:table-cell>
          <table:table-cell office:value-type="string" calcext:value-type="string">
            <text:p>PSIQUIATRÍA</text:p>
          </table:table-cell>
          <table:table-cell office:value-type="string" calcext:value-type="string">
            <text:p>Normal</text:p>
          </table:table-cell>
          <table:table-cell office:value-type="float" office:value="0.46" calcext:value-type="float">
            <text:p>0,46</text:p>
          </table:table-cell>
          <table:table-cell/>
          <table:table-cell office:value-type="string" calcext:value-type="string">
            <text:p>Depresión mayor.</text:p>
          </table:table-cell>
          <table:table-cell office:value-type="string" calcext:value-type="string">
            <text:p>Trastorno Bipolar II.</text:p>
          </table:table-cell>
          <table:table-cell office:value-type="string" calcext:value-type="string">
            <text:p>Trastorno de adaptación.</text:p>
          </table:table-cell>
          <table:table-cell office:value-type="string" calcext:value-type="string">
            <text:p>Distimia.</text:p>
          </table:table-cell>
          <table:table-cell office:value-type="string" calcext:value-type="string">
            <text:p>Ciclotimia.</text:p>
          </table:table-cell>
          <table:table-cell office:value-type="float" office:value="3" calcext:value-type="float">
            <text:p>3</text:p>
          </table:table-cell>
          <table:table-cell table:number-columns-repeated="16"/>
        </table:table-row>
        <table:table-row table:style-name="ro1">
          <table:table-cell office:value-type="float" office:value="2010" calcext:value-type="float">
            <text:p>2010</text:p>
          </table:table-cell>
          <table:table-cell office:value-type="float" office:value="146" calcext:value-type="float">
            <text:p>146</text:p>
          </table:table-cell>
          <table:table-cell office:value-type="float" office:value="9440" calcext:value-type="float">
            <text:p>9440</text:p>
          </table:table-cell>
          <table:table-cell office:value-type="float" office:value="118296" calcext:value-type="float">
            <text:p>118296</text:p>
          </table:table-cell>
          <table:table-cell office:value-type="string" calcext:value-type="string">
            <text:p>FALSE</text:p>
          </table:table-cell>
          <table:table-cell table:style-name="ce1" office:value-type="string" calcext:value-type="string">
            <text:p>Hombre 31 años sin antecedentes psiquiátricos. Acude a Urgencias refiriendo un episodio agudo de taquicardia, sudoración, opresión torácica, sensación de asfixia y mareo con inestabilidad. Asustado cree que puede estar sufriendo un infarto. Hace 2 días experimentó otro cuadro clínico igual que se autolimitó en unos 30-40 minutos. También explica que hace 1 semana ha roto su relación de pareja tras 8 años de convivencia. Descartada cualquier patología orgánica ¿qué diagnóstico psiquiátrico es el más adecuado?:</text:p>
          </table:table-cell>
          <table:table-cell office:value-type="string" calcext:value-type="string">
            <text:p>El trastorno por estrés postraumático (TEPT) es una enfermedad marcada por la aparición de síntomas tras la exposición a episodios vitales traumáticos (respuesta 1 incorrecta). El trastorno de la personalidad por dependencia hace referencia a las personas caracterizadas por subordinar su necesidades a las de los demás, que dejan que otros asuman su responsabilidad, carecen de confianza en sí mismos y se sientes incómodos en soledad (respuesta 2 incorrecta). Los pacientes con un trastorno de angustia pueden presentar enfermedades concomitantes, principalmente la agorafobia, que alude al miedo o la ansiedad relacionados con los lugares de los que puede ser difícil escapar (respuesta 3 incorrecta). Los trastornos depresivos se caracterizan por la pérdida del control del estado de ánimo y emociones y el sufrimiento subjetivo de un gran malestar (respuesta 4 incorrecta). La crisis intensa y aguda de ansiedad acompañada por la sensación de catástrofe inminente se conoce como crisis de angustia (respuesta 5 correcta).</text:p>
          </table:table-cell>
          <table:table-cell office:value-type="string" calcext:value-type="string">
            <text:p>1. KAPLAN &amp; SADOCK, 10a edic., Pásg. 527, 587, 612, 804 Crisis de angustia</text:p>
          </table:table-cell>
          <table:table-cell office:value-type="string" calcext:value-type="string">
            <text:p>PSIQUIATR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Reacción de estrés post-traumático.</text:p>
          </table:table-cell>
          <table:table-cell office:value-type="string" calcext:value-type="string">
            <text:p>Trastorno agudo de personalidad dependiente.</text:p>
          </table:table-cell>
          <table:table-cell office:value-type="string" calcext:value-type="string">
            <text:p>Agorafobia.</text:p>
          </table:table-cell>
          <table:table-cell office:value-type="string" calcext:value-type="string">
            <text:p>Trastorno Depresivo.</text:p>
          </table:table-cell>
          <table:table-cell office:value-type="string" calcext:value-type="string">
            <text:p>Crisis de Angustia.</text:p>
          </table:table-cell>
          <table:table-cell office:value-type="float" office:value="5" calcext:value-type="float">
            <text:p>5</text:p>
          </table:table-cell>
          <table:table-cell table:number-columns-repeated="16"/>
        </table:table-row>
        <table:table-row table:style-name="ro1">
          <table:table-cell office:value-type="float" office:value="2010" calcext:value-type="float">
            <text:p>2010</text:p>
          </table:table-cell>
          <table:table-cell office:value-type="float" office:value="73" calcext:value-type="float">
            <text:p>73</text:p>
          </table:table-cell>
          <table:table-cell office:value-type="float" office:value="9367" calcext:value-type="float">
            <text:p>9367</text:p>
          </table:table-cell>
          <table:table-cell office:value-type="float" office:value="118223" calcext:value-type="float">
            <text:p>118223</text:p>
          </table:table-cell>
          <table:table-cell office:value-type="string" calcext:value-type="string">
            <text:p>FALSE</text:p>
          </table:table-cell>
          <table:table-cell table:style-name="ce1" office:value-type="string" calcext:value-type="string">
            <text:p>Una estudiante de 22 años sin antecedentes patológicos ni uso de medicamentos salvo anovulatorios acude a Urgencias por deterioro del estado general y necesidad de respirar profundamente. Refiere haber perdido peso en los 2-3 últimos días, polidipsia, poliuria y náuseas. No tos ni sensación febril. Exploración: aspecto de gravedad, presión arterial 100/60 mmHg, respiración profunda y rápida (28 rpm), nivel de conciencia conservado, sequedad de mucosas. No fiebre. Analítica: glucemia 420 mg/dL, Na+ 131 mEq/L, K+ normal, pH 7,08, bicarbonato 8 MQ/L y cetonuria (+++). ¿Qué respuesta le parece más correcta?:</text:p>
          </table:table-cell>
          <table:table-cell office:value-type="string" calcext:value-type="string">
            <text:p>La cetoacidosis diabética puede ser el complejo sintomático inicial que culmina en el diagnóstico de DM tipo1. Las manifestaciones de la cetoacidosis diabética son: taquicardia, deshidratación e hipotensión. Taquipnea, respiración de Kussmaul y dificultad respiratoria, entre otras. Los pacientes con DM tipo 1 suelen comenzar con la enfermedad antes de los 30 años y suelen tener un hábito corporal delgado; a diferencia de las personas con DM tipo 2 que suelen ser mayores de 30 años, obesas y tener trastornos asociados como resistencia a la insulina, HTA, enfermedad cardiovascular o dislipemia (respuesta 1 incorrecta). En el tratamiento de la cetoacidosis diabética se deben valorar los electrolitos, reemplazar líquidos, administrar insulina i.v directa y acto seguido en solución i.v contínua, vigilar la presión arterial, pulso y estado mental además de investigar la causa precipitante (respuesta 2 correcta). Se prefiere la administración i.v de insulina porque garantiza una distribución rápida y permite el ajuste de la venoclisis conforme el paciente va mejorando (respuesta 5 incorrecta). A pesar del déficit de bicarbonato, no suele ser necesario restituir este ión (respuesta 3 falsa). Si hay acidosis profunda, pH&lt;7 después de la hidratación inicial, se recomienda administrar bicarbonato sódico. Los alcohólicos crónicos pueden mostrar cetoacidosis cuando cesa repentinamente el consumo de alcohol. El tratamiento consiste en la administración i.v. de solución salina y glucosada (respuesta 4 incorrecta).</text:p>
          </table:table-cell>
          <table:table-cell office:value-type="string" calcext:value-type="string">
            <text:p>1. HARRISON, 17a edic., Pág 291 y 2283</text:p>
          </table:table-cell>
          <table:table-cell office:value-type="string" calcext:value-type="string">
            <text:p>ENDOCRIN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Debut de una diabetes mellitus tipo 2 con disnea probablemente por neumonía o tromboembolismo. ya que toma anovulatorios.</text:p>
          </table:table-cell>
          <table:table-cell office:value-type="string" calcext:value-type="string">
            <text:p>Es una cetoacidosis diabética. Hay que tratar con insulina endovenosa, sueroterapia. medidas generales y buscar causa precipitante.</text:p>
          </table:table-cell>
          <table:table-cell office:value-type="string" calcext:value-type="string">
            <text:p>Debut de diabetes tipo 1 con cetoacidosis. Tratar con bicarbonato y tras corregir la acidosis añadir insulina endovenosa.</text:p>
          </table:table-cell>
          <table:table-cell office:value-type="string" calcext:value-type="string">
            <text:p>Parece una cetoacidosis diabética, pero podría ser alcohólica. Se debe determinar la alcoholemia antes de iniciar tratamiento con insulina.</text:p>
          </table:table-cell>
          <table:table-cell office:value-type="string" calcext:value-type="string">
            <text:p>Tratar con insulina rápida subcutánea, sueroterapia y pedirle que beba líquidos en abundancia.</text:p>
          </table:table-cell>
          <table:table-cell office:value-type="float" office:value="2" calcext:value-type="float">
            <text:p>2</text:p>
          </table:table-cell>
          <table:table-cell table:number-columns-repeated="16"/>
        </table:table-row>
        <table:table-row table:style-name="ro1">
          <table:table-cell office:value-type="float" office:value="2010" calcext:value-type="float">
            <text:p>2010</text:p>
          </table:table-cell>
          <table:table-cell office:value-type="float" office:value="76" calcext:value-type="float">
            <text:p>76</text:p>
          </table:table-cell>
          <table:table-cell office:value-type="float" office:value="9370" calcext:value-type="float">
            <text:p>9370</text:p>
          </table:table-cell>
          <table:table-cell office:value-type="float" office:value="118226" calcext:value-type="float">
            <text:p>118226</text:p>
          </table:table-cell>
          <table:table-cell office:value-type="string" calcext:value-type="string">
            <text:p>FALSE</text:p>
          </table:table-cell>
          <table:table-cell table:style-name="ce1" office:value-type="string" calcext:value-type="string">
            <text:p>Niña de 14 años que consulta por disminución del crecimiento desde hace 2-3 años previamente normal (aporta datos) y que las demás niñas de su edad tienen un mayor desarrollo físico y sexual. Últimamente tiene cefaleas y problemas visuales que nota en clase y al estudiar. No ha tenido la menarquia ni polidipsia o poliuria. Padres con talla normal. Exploración: talla baja situada en -2,1 desviaciones estándar, proporciones corporales normales, poco vello pubiano y desarrollo mamario. La campimetría muestra hemianopsia parcial temporal izquierda. Edad ósea: retraso de 2 años. Analítica general normal. Gonadotrofinas (FSH y LH) y estradiol bajos. ¿Cuál le parece la respuesta más idónea?:</text:p>
          </table:table-cell>
          <table:table-cell office:value-type="string" calcext:value-type="string">
            <text:p>Se sospechará el diagnóstico de síndrome de Turner en pacientes fenotípicamente femeninas con talla baja, anomalías somáticas y elevación de las concentraciones plasmáticas de gonadotropinas, fundamentalmente de FSH (respuesta 2 incorrecta). El craneofaringioma es un tumor hipotalámico que en niños puede dar retraso del crecimiento con presencia de papiledema y a veces diabetes insípida (respuesta 5 incorrecta). El cuadro clínico de la deficiencia de GH cursa con edad ósea muy retardada y detención de la curva del crecimiento; la talla se situa por debajo del percentil 3 y los signos puberales no aparecen. La ausencia de signos puberales en la edad cronológica de la pubertad es sugestiva de deficiencia asociada de gonadotropinas. Las masas en la región selar producen hemianopsia temporal en cada ojo (respuesta 1 correcta). En la talla baja constitucional no existe retardo en la maduración ósea (respuesta 3 incorrecta). Los tumores hipofisarios son la causa más frecuente hipopituitarismo. La cefalea intensa es la manifestación más frecuente; además de oftalmoplejía o irritación subaracnoidea (respuesta 4 incorrecta).</text:p>
          </table:table-cell>
          <table:table-cell office:value-type="string" calcext:value-type="string">
            <text:p>1. Farreras 15a, edic., Pág 2041y 2044 2. Harrison 17, edic., Pág 2201</text:p>
          </table:table-cell>
          <table:table-cell office:value-type="string" calcext:value-type="string">
            <text:p>ENDOCRIN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La disminución del crecimiento y desarrollo sexual, edad ósea retrasada, cefalea y alteración visual sugieren déficit hormonal y compromiso del quiasma óptico.</text:p>
          </table:table-cell>
          <table:table-cell office:value-type="string" calcext:value-type="string">
            <text:p>Al ser una niña en edad puberal lo más probable es que su disminución de crecimiento y retraso sexual sean debidos a un síndrome de Turner.</text:p>
          </table:table-cell>
          <table:table-cell office:value-type="string" calcext:value-type="string">
            <text:p>No debe tener un tumor hipotalámico por la ausencia de poliuria y polidipsia. Seguramente tenga retraso constitucional y su problema visual sea de refracción.</text:p>
          </table:table-cell>
          <table:table-cell office:value-type="string" calcext:value-type="string">
            <text:p>Un déficit de hormona de crecimiento puede explicar el retraso del desarrollo y estradiol bajo. Valorar si precisa gafas, por sus cefaleas y alteraciones visuales.</text:p>
          </table:table-cell>
          <table:table-cell office:value-type="string" calcext:value-type="string">
            <text:p>Podría tener un craneofaringioma pero sería raro que no hubiera dado síntomas antes. Además, no justificaría las gonadotrofinas y estradiol bajos.</text:p>
          </table:table-cell>
          <table:table-cell office:value-type="float" office:value="1" calcext:value-type="float">
            <text:p>1</text:p>
          </table:table-cell>
          <table:table-cell table:number-columns-repeated="16"/>
        </table:table-row>
        <table:table-row table:style-name="ro1">
          <table:table-cell office:value-type="float" office:value="2010" calcext:value-type="float">
            <text:p>2010</text:p>
          </table:table-cell>
          <table:table-cell office:value-type="float" office:value="72" calcext:value-type="float">
            <text:p>72</text:p>
          </table:table-cell>
          <table:table-cell office:value-type="float" office:value="9366" calcext:value-type="float">
            <text:p>9366</text:p>
          </table:table-cell>
          <table:table-cell office:value-type="float" office:value="118222" calcext:value-type="float">
            <text:p>118222</text:p>
          </table:table-cell>
          <table:table-cell office:value-type="string" calcext:value-type="string">
            <text:p>FALSE</text:p>
          </table:table-cell>
          <table:table-cell table:style-name="ce1" office:value-type="string" calcext:value-type="string">
            <text:p>En una mujer obesa de 42 años se le realiza determinación del cortisol en sangre, orina y saliva y en todas las determinaciones está elevado. Tras la realización del test de supresión nocturna con dexametasona, los niveles de cortisol en sangre permanecen elevados, por lo que se sospecha síndrome de Cushing ACTH independiente, ¿qué prueba adicional solicitaría para confirmar el diagnóstico en este momento?:</text:p>
          </table:table-cell>
          <table:table-cell office:value-type="string" calcext:value-type="string">
            <text:p>El hipercorticismo endógeno se demuestra por el hallazgo de un aumento de la excreción de cortisol libre en orina o un valor de cortisol plasmático de la mañana igual o superior a 5 μg/dl tras la administración oral de 1 mg de dexametasona nocturno. Una vez confirmado el diagnóstico hay que establecer su causa; distinguiendo las formas de hipercorticismo dependiente de la ACTH, hipofisario o ectópico, de los hipercorticismos independientes, causados generalmente por tumores suprarrenales, adenomas o carcinomas. La TC, la RMN y la ecografía de suprarrenales son útiles para diagnosticar tumores suprarrenales. La TAC es la mejor técnica radiológica para visualizar las suprarrenales (respuesta 5 correcta, respuesta 4 incorrecta). La RM es el método de elección para la identificación de adenomas hipofisarios secretores de ACTH. En ausencia de una imagen clara de adenoma se recomienda la cateterización selectiva simultánea y bilateral de los senos petrosos inferiores (respuesta 1 incorrecta). Cuando se sospeche la existencia de un tumor secretor de ACTH ectópica se empleará la TAC torácica y abdominal. Cuando no existen datos de de sospecha de localización, actualmente se acepta que la exploración de mayor rendimiento es la gammagrafía con octeótrido marcado con In111 ó In123, dado que estos tumores son ricos en receptores de somatostatina (respuestas 2 y 3 incorrectas).</text:p>
          </table:table-cell>
          <table:table-cell office:value-type="string" calcext:value-type="string">
            <text:p>1. Farreras, 15a edic., Pág 2111 2. Harrison, 17a edic., Pág 2257</text:p>
          </table:table-cell>
          <table:table-cell office:value-type="string" calcext:value-type="string">
            <text:p>ENDOCRINOLOGÍA</text:p>
          </table:table-cell>
          <table:table-cell office:value-type="string" calcext:value-type="string">
            <text:p>Normal</text:p>
          </table:table-cell>
          <table:table-cell office:value-type="float" office:value="0.65" calcext:value-type="float">
            <text:p>0,65</text:p>
          </table:table-cell>
          <table:table-cell/>
          <table:table-cell office:value-type="string" calcext:value-type="string">
            <text:p>Un cateterismo de senos petrosos.</text:p>
          </table:table-cell>
          <table:table-cell office:value-type="string" calcext:value-type="string">
            <text:p>Una gammagrafía con somatostatina marcada (Octreoscan).</text:p>
          </table:table-cell>
          <table:table-cell office:value-type="string" calcext:value-type="string">
            <text:p>Una gammagrafia con Sesta-MIBI.</text:p>
          </table:table-cell>
          <table:table-cell office:value-type="string" calcext:value-type="string">
            <text:p>Una ecografía abdominal.</text:p>
          </table:table-cell>
          <table:table-cell office:value-type="string" calcext:value-type="string">
            <text:p>Una TC de suprarrenales.</text:p>
          </table:table-cell>
          <table:table-cell office:value-type="float" office:value="5" calcext:value-type="float">
            <text:p>5</text:p>
          </table:table-cell>
          <table:table-cell table:number-columns-repeated="16"/>
        </table:table-row>
        <table:table-row table:style-name="ro1">
          <table:table-cell office:value-type="float" office:value="2010" calcext:value-type="float">
            <text:p>2010</text:p>
          </table:table-cell>
          <table:table-cell office:value-type="float" office:value="223" calcext:value-type="float">
            <text:p>223</text:p>
          </table:table-cell>
          <table:table-cell office:value-type="float" office:value="9517" calcext:value-type="float">
            <text:p>9517</text:p>
          </table:table-cell>
          <table:table-cell office:value-type="float" office:value="118373" calcext:value-type="float">
            <text:p>118373</text:p>
          </table:table-cell>
          <table:table-cell office:value-type="string" calcext:value-type="string">
            <text:p>FALSE</text:p>
          </table:table-cell>
          <table:table-cell table:style-name="ce1" office:value-type="string" calcext:value-type="string">
            <text:p>Una mujer (Consultante) de 31 años de edad y asintomática presenta gestación de 10 semanas según estudio ecográfico (primípara). Su hermano menor (caso índice) de 26 años está afecto de ataxia y diagnosticado genéticamente como portador heterocigoto de una mutación expansiva de 70 repeticiones CAG en el gen SCA3 (cromosoma 14). La Consultante se deriva a la consulta de consejo genético donde se valora una posible biopsia de corion para estudiar el genotipo fetal. ¿Está indicado este procedimiento invasivo como diagnóstico prenatal (DPN) en este caso?:</text:p>
          </table:table-cell>
          <table:table-cell office:value-type="string" calcext:value-type="string">
            <text:p>La ataxia espinocerebelar tipo 3, también llamada enfermedad de Machado-Joseph, se produce por una mutación expansiva de repetición de tripletes CAG y es una enfermedad de herencia autosómica dominante, dato clave para contestar la pregunta. En este caso, la recomendación de biopsia de corion se haría si la mujer es heterocigota, es decir, solo si tras estudiar su genotipo se confirma que ella también ha heredado la mutación que presenta su hermano puesto que en ese caso el riesgo de transmitírsela a su hijo es de un 50% (respuesta 1 correcta).</text:p>
          </table:table-cell>
          <table:table-cell office:value-type="string" calcext:value-type="string">
            <text:p>1. GRIFFITHS. Genética, 7a edic., pág.47.</text:p>
          </table:table-cell>
          <table:table-cell office:value-type="string" calcext:value-type="string">
            <text:p>GENÉTICA</text:p>
          </table:table-cell>
          <table:table-cell office:value-type="string" calcext:value-type="string">
            <text:p>Difícil</text:p>
          </table:table-cell>
          <table:table-cell office:value-type="float" office:value="0.2" calcext:value-type="float">
            <text:p>0,2</text:p>
          </table:table-cell>
          <table:table-cell/>
          <table:table-cell office:value-type="string" calcext:value-type="string">
            <text:p>Está indicado tras estudiar el genotipo de la Consultante y únicamente si éste es heterocigoto.</text:p>
          </table:table-cell>
          <table:table-cell office:value-type="string" calcext:value-type="string">
            <text:p>No está indicado, puesto que la ataxia SCA3 es de penetrancia completa y la Consultante está asintomática y por lo tanto no ha heredado la mutación.</text:p>
          </table:table-cell>
          <table:table-cell office:value-type="string" calcext:value-type="string">
            <text:p>Puede estar indicado en el siguiente embarazo. tras estudiar el genotipo del primer hijo y detectar la mutación en el mismo.</text:p>
          </table:table-cell>
          <table:table-cell office:value-type="string" calcext:value-type="string">
            <text:p>La ataxia SCA3 es de herencia recesiva, por lo que no existe riesgo apreciable de transmisión de la enfermedad y el DPN no está indicado.</text:p>
          </table:table-cell>
          <table:table-cell office:value-type="string" calcext:value-type="string">
            <text:p>Está indicado sea cual fuere el genotipo de la Consultante, pues la ataxia SCA3 es de herencia materna (transmitida por las mujeres).</text:p>
          </table:table-cell>
          <table:table-cell office:value-type="float" office:value="1" calcext:value-type="float">
            <text:p>1</text:p>
          </table:table-cell>
          <table:table-cell table:number-columns-repeated="16"/>
        </table:table-row>
        <table:table-row table:style-name="ro1">
          <table:table-cell office:value-type="float" office:value="2010" calcext:value-type="float">
            <text:p>2010</text:p>
          </table:table-cell>
          <table:table-cell office:value-type="float" office:value="53" calcext:value-type="float">
            <text:p>53</text:p>
          </table:table-cell>
          <table:table-cell office:value-type="float" office:value="9347" calcext:value-type="float">
            <text:p>9347</text:p>
          </table:table-cell>
          <table:table-cell office:value-type="float" office:value="118203" calcext:value-type="float">
            <text:p>118203</text:p>
          </table:table-cell>
          <table:table-cell office:value-type="string" calcext:value-type="string">
            <text:p>FALSE</text:p>
          </table:table-cell>
          <table:table-cell table:style-name="ce1" office:value-type="string" calcext:value-type="string">
            <text:p>Paciente de 47 años de edad que consulta en el Servicio de Urgencias por una pérdida brusca de conciencia. ¿Cuál entre los siguientes, tiene un mayor rendimiento diagnóstico?:</text:p>
          </table:table-cell>
          <table:table-cell office:value-type="string" calcext:value-type="string">
            <text:p>En el diagnóstico del síncope es fundamental la historia clínica, que nos orientará sobre las causas más probables del sincope dependiendo del rango de edad, cardiopatía previa... (respuesta 1 correcta). Los datos que siempre tenemos que tener en cuenta son la presencia de síncope durante el ejercicio, la cardiopatía previa y los antecedentes de muerte súbita que clasificarían a los síncopes como de alto riesgo.</text:p>
          </table:table-cell>
          <table:table-cell office:value-type="string" calcext:value-type="string">
            <text:p>1. Harrison ́s, 17Th Edition, Pag 30</text:p>
          </table:table-cell>
          <table:table-cell office:value-type="string" calcext:value-type="string">
            <text:p>CARDI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Historia clínica.</text:p>
          </table:table-cell>
          <table:table-cell office:value-type="string" calcext:value-type="string">
            <text:p>Electrocardiograma.</text:p>
          </table:table-cell>
          <table:table-cell office:value-type="string" calcext:value-type="string">
            <text:p>Registro Holter.</text:p>
          </table:table-cell>
          <table:table-cell office:value-type="string" calcext:value-type="string">
            <text:p>Electroencefalograma.</text:p>
          </table:table-cell>
          <table:table-cell office:value-type="string" calcext:value-type="string">
            <text:p>TC de cráneo.</text:p>
          </table:table-cell>
          <table:table-cell office:value-type="float" office:value="1" calcext:value-type="float">
            <text:p>1</text:p>
          </table:table-cell>
          <table:table-cell table:number-columns-repeated="16"/>
        </table:table-row>
        <table:table-row table:style-name="ro1">
          <table:table-cell office:value-type="float" office:value="2010" calcext:value-type="float">
            <text:p>2010</text:p>
          </table:table-cell>
          <table:table-cell office:value-type="float" office:value="57" calcext:value-type="float">
            <text:p>57</text:p>
          </table:table-cell>
          <table:table-cell office:value-type="float" office:value="9351" calcext:value-type="float">
            <text:p>9351</text:p>
          </table:table-cell>
          <table:table-cell office:value-type="float" office:value="118207" calcext:value-type="float">
            <text:p>118207</text:p>
          </table:table-cell>
          <table:table-cell office:value-type="string" calcext:value-type="string">
            <text:p>FALSE</text:p>
          </table:table-cell>
          <table:table-cell table:style-name="ce1" office:value-type="string" calcext:value-type="string">
            <text:p>Un hombre de 40 años, turista extranjero, es remitido a un centro de urgencias por bajo nivel de conciencia, temperatura de 37.7°C y disnea. No tiene traumatismos. Se realizan varias pruebas. La más inmediata es una gasometría arterial sin oxigenoterapia que muestra pH 7.33, PC02 50 mmHg, P02 65 mmHg, HC03- 27 mEq/1. Señale el diagnóstico más probable entre los siguientes:</text:p>
          </table:table-cell>
          <table:table-cell office:value-type="string" calcext:value-type="string">
            <text:p>La gasometría muestra hipoxemia (PO2 65 mmHg) con hipercapnia (PCO2 50 mmHg). El aumento del carbónico en sangre es un marcador de hipoventilación. La hipoventilación alveolar cursa con hipoxemia más hipercapnia por disminución del número de respiraciones por minuto (respuesta 4 correcta). El tromboembolismo pulmonar es una alteración de la relación ventilación / perfusión. Debido a la ventilación de alveolos no prefundidos, la sangre se redistribuye por alveolos ventilados y se produce una taquicardia y taquipnea compensadora, con disminución de la cantidad de CO2 del organismo (respuesta 1 incorrecta). La neumonía lobar, el edema agudo de pulmón y la bonconeumonía son situaciones de shunt (perfusión de alveolos no ventilados, por estar ocupados por líquido). En estas situaciones se produce una taquipnea compensadora con disminución de la cantidad de CO2 en sangre (respuestas 2, 3 y 5 incorrectas). HIPOXEMIA ¿PaCO2 aumentada? SI Hipoventilación NO ¿PAO2-PaO2 aumentada? NO Disminución de PO2 inspirado Gran altitud (MIR) Disminución FiO2 inspirado ¿PAO2-PaO2 aumentada? NO Hipoventilación aislada Hipoventilación asociada a otro mecanismo SI SI ¿Se corrige la hipoxemia con O2 Alteración Ventilación perfusión SI NO Shunt Depresión respiratoria (4MIR) Enfermedad neuromuscular (3MIR) Atelectasia (MIR) Ocupación de los alveolos (edema pulmonar 2MIR, neumonía MIR) Malformación arteriovenosa pulmonar (MIR) Shunt intracardiaco (MIR) Enfermedad de vías aéreas (EPOC, asma, 2MIR) Enfermedad pulmonar intersticial (MIR) Enfermedad vascular pulmonar (MIR) al 100%? Hipoventilación alveolar central (3MIR)</text:p>
          </table:table-cell>
          <table:table-cell office:value-type="string" calcext:value-type="string">
            <text:p>1. HARRISON, 17a ed., Pág. 1591.</text:p>
          </table:table-cell>
          <table:table-cell office:value-type="string" calcext:value-type="string">
            <text:p>NEUMOLOGÍ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Tromboembolismo pulmonar.</text:p>
          </table:table-cell>
          <table:table-cell office:value-type="string" calcext:value-type="string">
            <text:p>Neumonía lobar.</text:p>
          </table:table-cell>
          <table:table-cell office:value-type="string" calcext:value-type="string">
            <text:p>Edema agudo de pulmón.</text:p>
          </table:table-cell>
          <table:table-cell office:value-type="string" calcext:value-type="string">
            <text:p>Hipoventilación alveolar.</text:p>
          </table:table-cell>
          <table:table-cell office:value-type="string" calcext:value-type="string">
            <text:p>Bronconeumonía.</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122" calcext:value-type="float">
            <text:p>122</text:p>
          </table:table-cell>
          <table:table-cell office:value-type="float" office:value="9416" calcext:value-type="float">
            <text:p>9416</text:p>
          </table:table-cell>
          <table:table-cell office:value-type="float" office:value="118272" calcext:value-type="float">
            <text:p>118272</text:p>
          </table:table-cell>
          <table:table-cell office:value-type="string" calcext:value-type="string">
            <text:p>FALSE</text:p>
          </table:table-cell>
          <table:table-cell table:style-name="ce1" office:value-type="string" calcext:value-type="string">
            <text:p>Nos consultan para valorar a una mujer de 83 años que ha ingresado en el servicio de traumatología por una fractura de cadera hace 6 horas. Tiene antecedentes de hipertensión arterial, hiperlipemia, demencia moderada v vive en una residencia. Su tratamiento habitual es tiazida, atorvastatina, donepezilo, calcio y vitamina D. Antes de la fractura caminaba independientemente. Exploración: Paciente confusa. Pulso 90 Ipm, frecuencia respiratoria 20 rpm, TA 170/88 mmHg, presión venosa yugular normal. La analítica y la radiografía de tórax son normales. El electrocardiograma muestra un ritmo sinusal sin alteraciones isquémicas. ¿Cuál de las siguíentes es la actitud terapéutica más correcta?:</text:p>
          </table:table-cell>
          <table:table-cell office:value-type="string" calcext:value-type="string">
            <text:p>En este caso clínico se nos pide una valoración pre- operatoria de un paciente geriátrico. En este caso la paciente presenta enfermedades de base como hiperlipidemia, hipertensión y demencia moderada por lo que no debemos partir de un estado de salud preoperatorio sano sino de una clase II-II (enfermedad sistémica leve/ grave no incapacitante) por lo que no es correcto que retrasemos la cirugía hasta que haya desaparecido el cuadro confusional (respuesta 1 incorrecta). La paciente del caso presenta hipertensión arterial como antecedente personal controlada farmacológicamente con tiazidas, por lo que nos encontramos en este momento en una categoría de riesgo menor (hipertensión sistémica no controlada) no precisando ecocardiograma (respuesta 2 incorrecta) procurando controlar la tensión arterial debido a que durante la anestesia las bajadas de presión arterial son mayores en pacientes con mal control, aunque dicho control no debe ser riguroso dado que la paciente presenta una hipertensión moderada en cierto grado provocada también por dolor (respuesta 3 incorrecta;respuesta 4 correcta). Por ello ninguna de sus patologías contraindica la implantación de prótesis, dado que la demencia no es grado avanzado con encamamiento que contraindique la misma (respeusta 5 incorrecta).</text:p>
          </table:table-cell>
          <table:table-cell office:value-type="string" calcext:value-type="string">
            <text:p>1. Manual Meck de geriatría, 2a ed, paginas 242-247</text:p>
          </table:table-cell>
          <table:table-cell office:value-type="string" calcext:value-type="string">
            <text:p>GERIATRÍA</text:p>
          </table:table-cell>
          <table:table-cell office:value-type="string" calcext:value-type="string">
            <text:p>Difícil</text:p>
          </table:table-cell>
          <table:table-cell office:value-type="float" office:value="0.17" calcext:value-type="float">
            <text:p>0,17</text:p>
          </table:table-cell>
          <table:table-cell/>
          <table:table-cell office:value-type="string" calcext:value-type="string">
            <text:p>Retrasar la cirugía hasta que haya desaparecido el cuadro confusional.</text:p>
          </table:table-cell>
          <table:table-cell office:value-type="string" calcext:value-type="string">
            <text:p>Retrasar la cirugía y realizar un ecocardiograma.</text:p>
          </table:table-cell>
          <table:table-cell office:value-type="string" calcext:value-type="string">
            <text:p>Retrasar la cirugía hasta un buen control de la tensión arterial.</text:p>
          </table:table-cell>
          <table:table-cell office:value-type="string" calcext:value-type="string">
            <text:p>Iniciar un betabloqueante y realizar la cirugía.</text:p>
          </table:table-cell>
          <table:table-cell office:value-type="string" calcext:value-type="string">
            <text:p>Realizar osteosíntesis cerrada, evitado en todo caso la implantación de prótesis.</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222" calcext:value-type="float">
            <text:p>222</text:p>
          </table:table-cell>
          <table:table-cell office:value-type="float" office:value="9516" calcext:value-type="float">
            <text:p>9516</text:p>
          </table:table-cell>
          <table:table-cell office:value-type="float" office:value="118372" calcext:value-type="float">
            <text:p>118372</text:p>
          </table:table-cell>
          <table:table-cell office:value-type="string" calcext:value-type="string">
            <text:p>FALSE</text:p>
          </table:table-cell>
          <table:table-cell table:style-name="ce1" office:value-type="string" calcext:value-type="string">
            <text:p>Un albañil de 31 años acude al servicio de urgencias con una tenosinovitis producida por una herida penetrante. En la exploración se objetiva que la bolsa cubital está infectada con la consiguiente necrosis tendinosa. ¿Qué tendón se verá afectado?:</text:p>
          </table:table-cell>
          <table:table-cell office:value-type="string" calcext:value-type="string">
            <text:p>Los tendones de los músculos flexores y extensores del antebrazo se acompañan de vainas fibrosas (que actúan como poleas para los tendones) y sinoviales (que facilitan el desplazamiento de los tendones). La vaina común de los flexores o bolsa cubital contiene los tendones de los flexores superficial y profundo (respuesta 3correcta). La bolsa radial es la vaina tendinosa del flexor largo del pulgar.</text:p>
          </table:table-cell>
          <table:table-cell office:value-type="string" calcext:value-type="string">
            <text:p>1. NETTER, 2a edic., Pág. 429 2. ROUVIERE, 10a edic., Pág.102, 120</text:p>
          </table:table-cell>
          <table:table-cell office:value-type="string" calcext:value-type="string">
            <text:p>ANATOMÍA</text:p>
          </table:table-cell>
          <table:table-cell office:value-type="string" calcext:value-type="string">
            <text:p>Difícil</text:p>
          </table:table-cell>
          <table:table-cell office:value-type="float" office:value="0.13" calcext:value-type="float">
            <text:p>0,13</text:p>
          </table:table-cell>
          <table:table-cell/>
          <table:table-cell office:value-type="string" calcext:value-type="string">
            <text:p>Tendón del flexor cubital del carpo</text:p>
          </table:table-cell>
          <table:table-cell office:value-type="string" calcext:value-type="string">
            <text:p>Tendón del abductor largo del pulgar</text:p>
          </table:table-cell>
          <table:table-cell office:value-type="string" calcext:value-type="string">
            <text:p>Tendón del flexor profundo de los dedos</text:p>
          </table:table-cell>
          <table:table-cell office:value-type="string" calcext:value-type="string">
            <text:p>Tendón del flexor radial del carpo</text:p>
          </table:table-cell>
          <table:table-cell office:value-type="string" calcext:value-type="string">
            <text:p>Tendón del palmar largo</text:p>
          </table:table-cell>
          <table:table-cell office:value-type="float" office:value="3" calcext:value-type="float">
            <text:p>3</text:p>
          </table:table-cell>
          <table:table-cell table:number-columns-repeated="16"/>
        </table:table-row>
        <table:table-row table:style-name="ro1">
          <table:table-cell office:value-type="float" office:value="2010" calcext:value-type="float">
            <text:p>2010</text:p>
          </table:table-cell>
          <table:table-cell office:value-type="float" office:value="219" calcext:value-type="float">
            <text:p>219</text:p>
          </table:table-cell>
          <table:table-cell office:value-type="float" office:value="9513" calcext:value-type="float">
            <text:p>9513</text:p>
          </table:table-cell>
          <table:table-cell office:value-type="float" office:value="118369" calcext:value-type="float">
            <text:p>118369</text:p>
          </table:table-cell>
          <table:table-cell office:value-type="string" calcext:value-type="string">
            <text:p>FALSE</text:p>
          </table:table-cell>
          <table:table-cell table:style-name="ce1" office:value-type="string" calcext:value-type="string">
            <text:p>Una mujer de 42 años con cáncer de mama presenta metástasis a nivel de los agujeros intervertebrales entre la 4o y 5o vértebras cervicales y entre la 4o y 5o vértebras torácicas. ¿Qué nervios espinales estarán lesionados?:</text:p>
          </table:table-cell>
          <table:table-cell office:value-type="string" calcext:value-type="string">
            <text:p>Existen 8 pares de nervios cervicales pero sólo 7 vértebras cervicales. El primer nervio cervical (C1) pasa por encima de la primera vértebra cervical (el atlas), y ocurre así sucesivamente hasta llegar al nervio C8, que pasa por encima de la primera vértebra torácica (T1). El nervio T1 sale por debajo de la vértebra T1, y los 12 pares de nervios torácicos salen por debajo de sus correspondientes vértebras. Por ejemplo el 4o nervio torácico sale por debajo de la vértebra T4 y por encima de T5 (respuesta 4 correcta). </text:p>
          </table:table-cell>
          <table:table-cell office:value-type="string" calcext:value-type="string">
            <text:p>1. MOORE, 3a edic., Págs. 56 2. ROUVIERE, 10a EDIC., Págs.116, 285.</text:p>
          </table:table-cell>
          <table:table-cell office:value-type="string" calcext:value-type="string">
            <text:p>ANATOMÍA</text:p>
          </table:table-cell>
          <table:table-cell office:value-type="string" calcext:value-type="string">
            <text:p>Difícil</text:p>
          </table:table-cell>
          <table:table-cell office:value-type="float" office:value="0.12" calcext:value-type="float">
            <text:p>0,12</text:p>
          </table:table-cell>
          <table:table-cell/>
          <table:table-cell office:value-type="string" calcext:value-type="string">
            <text:p>Cuarto nervio cervical y cuarto torácico.</text:p>
          </table:table-cell>
          <table:table-cell office:value-type="string" calcext:value-type="string">
            <text:p>Quinto nervio cervical y quinto torácico.</text:p>
          </table:table-cell>
          <table:table-cell office:value-type="string" calcext:value-type="string">
            <text:p>Cuarto nervio cervical y quinto torácico.</text:p>
          </table:table-cell>
          <table:table-cell office:value-type="string" calcext:value-type="string">
            <text:p>Quinto nervio cervical y cuarto torácico.</text:p>
          </table:table-cell>
          <table:table-cell office:value-type="string" calcext:value-type="string">
            <text:p>Tercer nervio cervical y cuarto torácico.</text:p>
          </table:table-cell>
          <table:table-cell office:value-type="float" office:value="4" calcext:value-type="float">
            <text:p>4</text:p>
          </table:table-cell>
          <table:table-cell table:number-columns-repeated="16"/>
        </table:table-row>
        <table:table-row table:style-name="ro1">
          <table:table-cell office:value-type="float" office:value="2010" calcext:value-type="float">
            <text:p>2010</text:p>
          </table:table-cell>
          <table:table-cell office:value-type="float" office:value="205" calcext:value-type="float">
            <text:p>205</text:p>
          </table:table-cell>
          <table:table-cell office:value-type="float" office:value="9499" calcext:value-type="float">
            <text:p>9499</text:p>
          </table:table-cell>
          <table:table-cell office:value-type="float" office:value="118355" calcext:value-type="float">
            <text:p>118355</text:p>
          </table:table-cell>
          <table:table-cell office:value-type="string" calcext:value-type="string">
            <text:p>FALSE</text:p>
          </table:table-cell>
          <table:table-cell table:style-name="ce1" office:value-type="string" calcext:value-type="string">
            <text:p>Un hombre de 56 años diabético y con sobrepeso moderado presenta una discreta hepatomegalia. El enfermo indica que no es bebedor habitual, sólo excepcionalmeníe toma algo de vino. Una biopsia de hígado muestra acumules de vacuolas claras citoplásmicas en un 50% de los hepatocitos. Focos inflamatorios múltiples con neutrófilos, degeneración hialina de Mallory y fibrosis alrededor de las vénulas hepáticas terminales. Señale la respuesta correcta en este caso:</text:p>
          </table:table-cell>
          <table:table-cell office:value-type="string" calcext:value-type="string">
            <text:p>La esteatosis hepática no alcohólica es una causa frecuente de daño hepático que puede progresar a cirrosis hasta en un 20% de los casos. El hallazgo histológico más frecuente son: hepatocitos muertos, balonizados con acúmulo de vacuolas o cuerpos apoptóticos, la inflamación lobular con neutrófilos, los cuerpos de Mallory, la esteatosis y en estadios más evolucionados aparece fibrosis. Esta enfermedad se asocia fuertemente con la obesidad y otras características del síndrome metabólico como la dislipemia, hiperinsulinemia y la resistencia a la insulina por ello, la pérdida de peso y el buen control de la diabetes pueden evitar la evolución a cirrosis (respuesta 5 correcta).</text:p>
          </table:table-cell>
          <table:table-cell office:value-type="string" calcext:value-type="string">
            <text:p>2. ROBBINS. Pathologic Basic of Disease. 8a edic., págs. 860-861. CBP Degeneración hialina de Mallory: material hialino muy acidófilo alrededor del núcleo de los hepatocitos Típico pero no exclusivo de la hepatitis alcohólica También puede darse en obesidad, derivacion es yeyu no-ileales, diabetes, enf. Wilson y cirrosis biliar primaria. Wilson Obesidad Diab etes La esteatosis hepática no alcohólica por obesidad y/o diabetes es la causa más frecuente de degeneración hialina de Mallory</text:p>
          </table:table-cell>
          <table:table-cell office:value-type="string" calcext:value-type="string">
            <text:p>PATOLÓGICA</text:p>
          </table:table-cell>
          <table:table-cell office:value-type="string" calcext:value-type="string">
            <text:p>Normal</text:p>
          </table:table-cell>
          <table:table-cell office:value-type="float" office:value="0.47" calcext:value-type="float">
            <text:p>0,47</text:p>
          </table:table-cell>
          <table:table-cell/>
          <table:table-cell office:value-type="string" calcext:value-type="string">
            <text:p>Debe repetirse la biopsia para saber si los cambios son difusos.</text:p>
          </table:table-cell>
          <table:table-cell office:value-type="string" calcext:value-type="string">
            <text:p>El diagnóstico es de una glucogenosis hepática asociada a la diabetes.</text:p>
          </table:table-cell>
          <table:table-cell office:value-type="string" calcext:value-type="string">
            <text:p>Los cambios histológicos son irreversibles y acabarán producendo una cirrosis.</text:p>
          </table:table-cell>
          <table:table-cell office:value-type="string" calcext:value-type="string">
            <text:p>La lesión está causada claramente por el alcohol a pesar de la negativa del enfermo.</text:p>
          </table:table-cell>
          <table:table-cell office:value-type="string" calcext:value-type="string">
            <text:p>Es importante disminuir peso y controlar adecuadamente la diabetes para evitar el posible desarrollo de una cirrosis.</text:p>
          </table:table-cell>
          <table:table-cell office:value-type="float" office:value="5" calcext:value-type="float">
            <text:p>5</text:p>
          </table:table-cell>
          <table:table-cell table:number-columns-repeated="16"/>
        </table:table-row>
        <table:table-row table:style-name="ro1" table:number-rows-repeated="5">
          <table:table-cell table:number-columns-repeated="5"/>
          <table:table-cell table:style-name="ce1"/>
          <table:table-cell table:number-columns-repeated="28"/>
        </table:table-row>
        <table:table-row table:style-name="ro1">
          <table:table-cell office:value-type="float" office:value="2017" calcext:value-type="float">
            <text:p>2017</text:p>
          </table:table-cell>
          <table:table-cell office:value-type="float" office:value="72" calcext:value-type="float">
            <text:p>72</text:p>
          </table:table-cell>
          <table:table-cell office:value-type="float" office:value="11011" calcext:value-type="float">
            <text:p>11011</text:p>
          </table:table-cell>
          <table:table-cell office:value-type="float" office:value="228072" calcext:value-type="float">
            <text:p>228072</text:p>
          </table:table-cell>
          <table:table-cell office:value-type="string" calcext:value-type="string">
            <text:p>FALSE</text:p>
          </table:table-cell>
          <table:table-cell office:value-type="string" calcext:value-type="string">
            <text:p>Un hombre de 45 años, con anteceden_x0002_tes de un cuadro febril y dolor torácico, acude al hospital con disnea y taquipnea. En la exploración física las cifras de presión arterial están bajas, la presión venosa yugular elevada con un seno x descendente prominente y tiene pulso paradójico. ¿Qué diagnóstico sospecharía?</text:p>
          </table:table-cell>
          <table:table-cell office:value-type="string" calcext:value-type="string">
            <text:p>La miocardiopatía dilatada ni la cardiopatía isquémica producen pulso paradógico (respuestas 1 y 4 incorrectas). El antecedente de fiebre y dolor torácico, hipotensión arterial sugiere taponamiento cardiaco (respuesta 2 correcta). a b c e f g a a a 0 800 msec P Q S P ECG Presión venosa yugular Presión Aórtica Apertura Aórtica Cierre Aórtico Presión VI g a b c d e iso iso f x v y g Taponamiento pericárdico: seno X descendente prominente y pulso paradójico (descenso Tas &gt;10mm en inspiración)</text:p>
          </table:table-cell>
          <table:table-cell/>
          <table:table-cell office:value-type="string" calcext:value-type="string">
            <text:p>CARDI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Miocardiopatía dilatada.</text:p>
          </table:table-cell>
          <table:table-cell office:value-type="string" calcext:value-type="string">
            <text:p>Derrame pericárdico con taponamiento cardiaco.</text:p>
          </table:table-cell>
          <table:table-cell office:value-type="string" calcext:value-type="string">
            <text:p>Pericarditis constrictiva.</text:p>
          </table:table-cell>
          <table:table-cell office:value-type="string" calcext:value-type="string">
            <text:p>Cardiopatía isquémica.</text:p>
          </table:table-cell>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37" calcext:value-type="float">
            <text:p>37</text:p>
          </table:table-cell>
          <table:table-cell office:value-type="float" office:value="9801" calcext:value-type="float">
            <text:p>9801</text:p>
          </table:table-cell>
          <table:table-cell office:value-type="float" office:value="204056" calcext:value-type="float">
            <text:p>204056</text:p>
          </table:table-cell>
          <table:table-cell office:value-type="string" calcext:value-type="string">
            <text:p>FALSE</text:p>
          </table:table-cell>
          <table:table-cell office:value-type="string" calcext:value-type="string">
            <text:p>Una mujer de 46 años de edad, diabética en tratamiento con insulina desde hace unos 12 años presenta sensación de saciedad, nauseas, vómitos y pérdida de unos 3 kg de peso en el último mes, se sospecha una gastroparesia diabética siendo la mejor prueba para este diagnóstico una de las siguientes:</text:p>
          </table:table-cell>
          <table:table-cell office:value-type="string" calcext:value-type="string">
            <text:p>La DM tipos 1 y 2 de larga evolución pueden afectar la motilidad y funcionamiento del tubo digestivo y del aparato genitourinario. Los síntomas digestivos más destacados son retraso del vaciamiento gástrico (gastroparesia) y alteraciones de la motilidad del intestino delgado y colon (estreñimiento o diarrea). La gammagrafía después de ingerir una papilla de con radionúclidos es la mejor prueba que corrobora el retraso del vaciamiento gástrico (respuesta 1 correcta). La manometría esofágica es un método exploratorio usado con el fin de valorar la motilidad tanto del esófago como del esfínter esofágico inferior (respuesta 2 incorrecta). La endoscopia es una técnica diagnóstica y terapéutica que consiste en la introducción de un endoscopio a través de un orificio natural o una incisión quirúrgica para la visualización de un órgano hueco o cavidad corporal; si visualiza el estómago de denomina gastroscopia (respuesta 3 incorrecta). El tránsito gastrointestinal es una serie de radiografías tomadas para examinar el esófago, el estómago y el intestino delgado (respuesta 5 incorrecta). La electrogastrografía consiste en la medición de los cambios eléctricos que se producen en la musculatura del estómago. Los electrodos de registro se pueden colocar sobre la pared abdominal (electrogastrograma cutáneo), en el interior de la cavidad gástrica (electrogastrograma mucoso), o en la cara externa de la pared gástrica (electrogastrograma seroso). Tiene una aplicabilidad clínica limitada, siendo su reproducibilidad y especificidad dudosas (respuesta 4 incorrecta).</text:p>
          </table:table-cell>
          <table:table-cell office:value-type="string" calcext:value-type="string">
            <text:p>1. HARRISON 18ª edic., pág 2985</text:p>
          </table:table-cell>
          <table:table-cell office:value-type="string" calcext:value-type="string">
            <text:p>DIGESTIVO</text:p>
          </table:table-cell>
          <table:table-cell office:value-type="string" calcext:value-type="string">
            <text:p>Difícil</text:p>
          </table:table-cell>
          <table:table-cell office:value-type="float" office:value="0.1" calcext:value-type="float">
            <text:p>0,1</text:p>
          </table:table-cell>
          <table:table-cell/>
          <table:table-cell office:value-type="string" calcext:value-type="string">
            <text:p>Estudio de vaciamiento gástrico de sólidos con isótopos radiactivos.</text:p>
          </table:table-cell>
          <table:table-cell office:value-type="string" calcext:value-type="string">
            <text:p>Manometría gástrica.</text:p>
          </table:table-cell>
          <table:table-cell office:value-type="string" calcext:value-type="string">
            <text:p>Gastroscopia.</text:p>
          </table:table-cell>
          <table:table-cell office:value-type="string" calcext:value-type="string">
            <text:p>Electrogastrografía.</text:p>
          </table:table-cell>
          <table:table-cell office:value-type="string" calcext:value-type="string">
            <text:p>Rx con contraste baritado (tránsito gastrointestinal).</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39" calcext:value-type="float">
            <text:p>39</text:p>
          </table:table-cell>
          <table:table-cell office:value-type="float" office:value="9803" calcext:value-type="float">
            <text:p>9803</text:p>
          </table:table-cell>
          <table:table-cell office:value-type="float" office:value="204058" calcext:value-type="float">
            <text:p>204058</text:p>
          </table:table-cell>
          <table:table-cell office:value-type="string" calcext:value-type="string">
            <text:p>FALSE</text:p>
          </table:table-cell>
          <table:table-cell office:value-type="string" calcext:value-type="string">
            <text:p>A un paciente de 75 años con cirrosis hepática que presenta ascitis moderada y tiene varices esofágicas grandes y una puntuación de Child-Pugh de 9 puntos (clase B), se le ha detectado en una ecografía abdominal una lesión hepática única de 3 cm. de diámetro que es hipervascular en fase arterial del angio-TAC. ¿Cuál es la actitud terapéutica más correcta en este caso?:</text:p>
          </table:table-cell>
          <table:table-cell office:value-type="string" calcext:value-type="string">
            <text:p>Según el algoritmo terapéutico del BCLC Clinical Gastroenterology and Hepatology 2012 de hepatocarcinoma, se trata de un estadio A, una lesión única de 3 cm, y un Child B (9 puntos, HTP y ascitis) y el tratamiento indicado es, en general, el trasplante dado que cuando existe deterioro de la función hepática asociado habitualmente con HTP no está indicada la resección quirúrgica del tumor (respuesta 2 incorrecta). Por su parte, el tratado de referencia Farreras recoge el trasplante, sin definir la edad, como la alternativa en tumores resecables, “tumores únicos de tamaño igual o inferior a 5 cm …” sin verse limitado por la función hepática. Sin embargo, el Harrison incluye como contraindicación relativa para el trasplante una edad &gt; 70 años y recoge textualmente: “habrá que considerarse la edad avanzada (&gt;70 años) como una contraindicación relativa, esto es, un factor a tomar en cuenta junto con otras contraindicaciones relativas” (respuesta 4 incorrecta). Así, las guías clínicas, como la National Comprehensive Cancer Network (NCCN), no recogen la edad en el algoritmo de toma de decisión pero si lo hace el Harrison específicamente que suele ser fuente de referencia para preguntas MIR. En hepatocarcinomas resecables como este pero con paciente inoperable por la edad o comorbilidad las alternativas terapéuticas son la radiofrecuencia (RF) o la ablación percutánea (PEI, percutaneous ethanol injection) (respuesta 3 correcta). En hepatocarcinomas irresecables y pacientes con buen estado general, si no existen metástasis se puede administrar tratamiento local, quimioembolización (respuesta 5 incorrecta) o si existen metástasis tratamiento sistémico, sorafenib oral (respuesta 1 incorrecta).</text:p>
          </table:table-cell>
          <table:table-cell office:value-type="string" calcext:value-type="string">
            <text:p>1. HARRISON, 18ª Edición, Página 2608 2. FARRERAS, 17ª Edición, Página 346</text:p>
          </table:table-cell>
          <table:table-cell office:value-type="string" calcext:value-type="string">
            <text:p>DIGESTIVO</text:p>
          </table:table-cell>
          <table:table-cell office:value-type="string" calcext:value-type="string">
            <text:p>Difícil</text:p>
          </table:table-cell>
          <table:table-cell office:value-type="float" office:value="0.31" calcext:value-type="float">
            <text:p>0,31</text:p>
          </table:table-cell>
          <table:table-cell/>
          <table:table-cell office:value-type="string" calcext:value-type="string">
            <text:p>Iniciar sorafenib oral.</text:p>
          </table:table-cell>
          <table:table-cell office:value-type="string" calcext:value-type="string">
            <text:p>Practicar una resección quirúrgica del tumor.</text:p>
          </table:table-cell>
          <table:table-cell office:value-type="string" calcext:value-type="string">
            <text:p>Realizar un tratamiento local mediante técnicas de ablación percutánea.</text:p>
          </table:table-cell>
          <table:table-cell office:value-type="string" calcext:value-type="string">
            <text:p>Proponer un trasplante hepático.</text:p>
          </table:table-cell>
          <table:table-cell office:value-type="string" calcext:value-type="string">
            <text:p>Tratar con quimioembolización arterial del tumor.</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40" calcext:value-type="float">
            <text:p>40</text:p>
          </table:table-cell>
          <table:table-cell office:value-type="float" office:value="9804" calcext:value-type="float">
            <text:p>9804</text:p>
          </table:table-cell>
          <table:table-cell office:value-type="float" office:value="204059" calcext:value-type="float">
            <text:p>204059</text:p>
          </table:table-cell>
          <table:table-cell office:value-type="string" calcext:value-type="string">
            <text:p>FALSE</text:p>
          </table:table-cell>
          <table:table-cell office:value-type="string" calcext:value-type="string">
            <text:p>Hombre de 20 años previamente sano y sin antecedentes personales de interés que es llevado al servicio de urgencias por presentar agitación durante las últimas 24 horas. Durante la semana previa sus familiares le han notado coloración amarillenta de piel y de conjuntivas. Consumidor ocasional de cocaína y éxtasis y los fines de semana de alcohol (20 gramos). Mantiene relaciones sexuales de riesgo sin protección adecuada. Temperatura 37°C. Presión arterial 110/60 mmHg. En la exploración física se observa agitación psicomotriz y desorientación en tiempo y en espacio, asterixis e ictericia en piel y mucosas, gingivorragias y epistaxis. El resto de la exploración física sin datos patológicos. Las pruebas de laboratorio demuestran hiperbilirrubinemia (25 mg/dl), ALT (GPT) y AST (GOT) mayores de 1000 UI/L; prolongación del tiempo de protrombina (actividad &lt; 40%, INR 1 5). Indique el diagnóstico más probable del cuadro que presenta el paciente:</text:p>
          </table:table-cell>
          <table:table-cell office:value-type="string" calcext:value-type="string">
            <text:p>El diagnóstico de Insuficiencia Hepática Aguda Grave (IHAG), denominada también Hepatitis Fulminante (respuesta 3 correcta) se basa en la presencia de cualquier grado de encefalopatía hepática (agitación psicomotriz, asterixis, desorientación en tiempo y espacio…) asociada a una disminución de la tasa de protombina (TP &lt; 40%, gingivorragias, epistaxis…) en ausencia de hepatopatía crónica previa. Este paciente probablemente padezca una Hepatitis Aguda Fulminante en el contexto de probable de infección por virus hepatotropos y/o por consumo de cocaína y éxtasis. Esta entidad suele tener un curso fulminante entre 0 y 14 días.</text:p>
          </table:table-cell>
          <table:table-cell office:value-type="string" calcext:value-type="string">
            <text:p>1. FARRERAS, 17ª Edición, Página 287-288</text:p>
          </table:table-cell>
          <table:table-cell office:value-type="string" calcext:value-type="string">
            <text:p>DIGESTIVO</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Síndrome hemolítico urémico.</text:p>
          </table:table-cell>
          <table:table-cell office:value-type="string" calcext:value-type="string">
            <text:p>Hepatitis alcohólica (esteatohepatitis alcohólica grave).</text:p>
          </table:table-cell>
          <table:table-cell office:value-type="string" calcext:value-type="string">
            <text:p>Hepatitis aguda fulminante (insuficiencia hepática aguda grave).</text:p>
          </table:table-cell>
          <table:table-cell office:value-type="string" calcext:value-type="string">
            <text:p>Intoxicación por éxtasis.</text:p>
          </table:table-cell>
          <table:table-cell office:value-type="string" calcext:value-type="string">
            <text:p>Síndrome de abstinencia de cocaína.</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42" calcext:value-type="float">
            <text:p>42</text:p>
          </table:table-cell>
          <table:table-cell office:value-type="float" office:value="9806" calcext:value-type="float">
            <text:p>9806</text:p>
          </table:table-cell>
          <table:table-cell office:value-type="float" office:value="204061" calcext:value-type="float">
            <text:p>204061</text:p>
          </table:table-cell>
          <table:table-cell office:value-type="string" calcext:value-type="string">
            <text:p>FALSE</text:p>
          </table:table-cell>
          <table:table-cell office:value-type="string" calcext:value-type="string">
            <text:p>Mujer de 62 años que ingresa por ictericia franca. Se realiza una colangio-resonancia magnética nuclear que muestra una masa en la cabeza del páncreas y estenosis de colédoco adyacente a la masa pero también una estenosis de conducto hepático común. Una punción aspiración con aguja fina de la masa no muestra células malignas. Debido a una crisis de broncoespasmo no relacionada con el problema pancreático se administran corticoides. Curiosamente la ictericia cede. Se realiza una TC abdominal y la masa ha disminuido de tamaño, apreciándose una menor dilatación de la vía biliar. ¿Qué prueba sería más útil para confirmar la causa más probable del cuadro?:</text:p>
          </table:table-cell>
          <table:table-cell office:value-type="string" calcext:value-type="string">
            <text:p>La Pancreatitis Autoinmune es una forma especial de pancreatitis crónica que responde al tratamiento con glucocorticoides. Clínicamente suele presentarse con dolor abdominal con o sin ictericia y pérdida de peso. El tipo I o pancreatitis esclerosante se acompaña de elevación de inmunoglobulinas, especialmente la IgG4 (respuesta 1 correcta), y se considera la afectación pancreática de una enfermedad multisistémica que cursa con infiltrados linfoplasmocitarios en los órganos afectos. La resolución o marcada mejoría de la lesión pancreática o extrapancreática con corticoides también apoya el diagnóstico.</text:p>
          </table:table-cell>
          <table:table-cell office:value-type="string" calcext:value-type="string">
            <text:p>1. FARRERAS, 17ª Edición, Página 218</text:p>
          </table:table-cell>
          <table:table-cell office:value-type="string" calcext:value-type="string">
            <text:p>DIGESTIVO</text:p>
          </table:table-cell>
          <table:table-cell office:value-type="string" calcext:value-type="string">
            <text:p>Normal</text:p>
          </table:table-cell>
          <table:table-cell office:value-type="float" office:value="0.38" calcext:value-type="float">
            <text:p>0,38</text:p>
          </table:table-cell>
          <table:table-cell/>
          <table:table-cell office:value-type="string" calcext:value-type="string">
            <text:p>Determinación serológica de IgG4.</text:p>
          </table:table-cell>
          <table:table-cell office:value-type="string" calcext:value-type="string">
            <text:p>PET-TAC.</text:p>
          </table:table-cell>
          <table:table-cell office:value-type="string" calcext:value-type="string">
            <text:p>Gammagrafía con octreótido marcado.</text:p>
          </table:table-cell>
          <table:table-cell office:value-type="string" calcext:value-type="string">
            <text:p>Radiografía de tórax.</text:p>
          </table:table-cell>
          <table:table-cell office:value-type="string" calcext:value-type="string">
            <text:p>Estudio serológico de Virus de la Inmunodeficiencia Humana (VIH).</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43" calcext:value-type="float">
            <text:p>43</text:p>
          </table:table-cell>
          <table:table-cell office:value-type="float" office:value="9807" calcext:value-type="float">
            <text:p>9807</text:p>
          </table:table-cell>
          <table:table-cell office:value-type="float" office:value="204062" calcext:value-type="float">
            <text:p>204062</text:p>
          </table:table-cell>
          <table:table-cell office:value-type="string" calcext:value-type="string">
            <text:p>FALSE</text:p>
          </table:table-cell>
          <table:table-cell office:value-type="string" calcext:value-type="string">
            <text:p>Una mujer de 55 años ingresa en el hospital con el diagnóstico de pancreatitis aguda. ¿Cuál de las siguientes pruebas o determinaciones analíticas NO es útil para predecir la gravedad de esta enfermedad?:</text:p>
          </table:table-cell>
          <table:table-cell office:value-type="string" calcext:value-type="string">
            <text:p>La evaluación inicial de la gravedad de la pancreatitis aguda es decisiva para el tratamiento de los enfermos. Los elementos de predicción temprana de la intensidad a las 48 horas incluyen ≥ 3 signos de Ranson y la calificación ≥ 8 APACHE II. Aunque actualmente se ha creado un sistema más sencillo para evaluar la gravedad de la pancreatitis a pie de cama del enfermo, el sistema BISAP, el cual incluye: - Alteración de constantes: Tª&gt;38º o &lt;36º, pulso &gt; 90 lpm, taquipnea &gt;24. - Hemoconcentración (hematocrito &gt; 44%) (respuesta 4 incorrecta). - BUN &gt; 22 mg% (respuesta 5 incorrecta). - Trastorno del estado psíquico. - SIRS: 2/4 presentes. - Derrame pleural. - Edad &gt; 60 años. - Fallo de órganos. - Alteración cardiovascular: TAS &lt;90 mmHg. - PaO2 &lt; 60 mmHg. - Creatinina sérica en riñón &gt; 2.0 mg% (respuesta 2 incorrecta). La tomografía computerizada ayuda a orientar en cuanto a la gravedad de la pancreatitis aguda y los riesgos de morbilidad y de mortalidad, y para valorar las complicaciones del cuadro agudo (respuesta 1 incorrecta). A pesar de que el diagnóstico de pancreatitis aguda se corrobora mediante la detección de un mayor nivel de amilasa y lipasa séricas, no parece existir una relación neta entre la intensidad de la pancreatitis y la magnitud de los incrementos de las concentraciones de lipasa y amilasa séricas (8MIR+) (respuesta 3 correcta).</text:p>
          </table:table-cell>
          <table:table-cell office:value-type="string" calcext:value-type="string">
            <text:p>1. HARRISON, 18ª Edición, Páginas 2636-2640 2. FARRERAS, 17ª Edición, Páginas 213-214 CRITERIOS DE RANSON (MIR) Al Ingreso Edad (años) Mayor de 55 (2MIR) Glucemia Mayor de 200 mg% (3MIR) Leucocitosis Mayor de 16.000/mm3 (4MIR) LDH Mayor de 400 UI/l (Harrison) (otros 350 UI/L) (MIR) AST Mayor de 250 UI/l (2MIR) A las 48 horas Calcemia Menor de 8 mg/dl (4MIR) PO2 arterial Menor de 60 mmHg (2MIR) Déficit de bases Mayor de 4 mEq/l BUN Aumento de más de 5 mg% (MIR) Déficit de líquidos &gt; 4 litros (Harrison) (otros &gt; 6 L) Descenso hematocrito &gt; 10%</text:p>
          </table:table-cell>
          <table:table-cell office:value-type="string" calcext:value-type="string">
            <text:p>DIGESTIVO</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Tomografia axial computarizada (TAC) del abdomen.</text:p>
          </table:table-cell>
          <table:table-cell office:value-type="string" calcext:value-type="string">
            <text:p>Creatinina en sangre.</text:p>
          </table:table-cell>
          <table:table-cell office:value-type="string" calcext:value-type="string">
            <text:p>Niveles de amilasa y lipasa en sangre.</text:p>
          </table:table-cell>
          <table:table-cell office:value-type="string" calcext:value-type="string">
            <text:p>Hematocrito.</text:p>
          </table:table-cell>
          <table:table-cell office:value-type="string" calcext:value-type="string">
            <text:p>Nitrógeno ureico en sangre (BUN).</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44" calcext:value-type="float">
            <text:p>44</text:p>
          </table:table-cell>
          <table:table-cell office:value-type="float" office:value="9808" calcext:value-type="float">
            <text:p>9808</text:p>
          </table:table-cell>
          <table:table-cell office:value-type="float" office:value="204063" calcext:value-type="float">
            <text:p>204063</text:p>
          </table:table-cell>
          <table:table-cell office:value-type="string" calcext:value-type="string">
            <text:p>FALSE</text:p>
          </table:table-cell>
          <table:table-cell office:value-type="string" calcext:value-type="string">
            <text:p>Paciente con pancreatitis aguda. En Tomografia Axial Computerizada (TAC) realizada a las 72 horas de ingreso se aprecia una necrosis del 50% del páncreas. A la 3a semana de ingreso el paciente comienza con fiebre elevada y leucocitosis. Se solicita radiografía de tórax urgente y sedimento urinario, siendo ambos normales. Señale el siguiente paso a seguir:</text:p>
          </table:table-cell>
          <table:table-cell office:value-type="string" calcext:value-type="string">
            <text:p>Ante la sospecha de necrosis pancreática infectada por la presencia de SRIS persistente o fallo orgánico de reciente comienzo, debe confirmarse con una punción-aspiración con aguja fina para obtener material para tinción de Gram y cultivo (respuesta 1 correcta). En espera de los resultados se iniciará tratamiento antibiótico empírico con un carbapenem o vancomicina si la extensión identifica un coco grampositivo.</text:p>
          </table:table-cell>
          <table:table-cell office:value-type="string" calcext:value-type="string">
            <text:p>1. FARRERAS, 17ª Edición, Página 215 PAAF guiada por TC ante sospecha de necrosis pancreática infectada. TC abdominal con contraste: páncreas extensamente necrosado -sólo se identifica parte del cuerpo del páncreas (flechas)- con grandes colecciones inflamatorias peripancreáticas (puntas de flecha). H: hígado; RD: riñón derecho; VCI: vena cava inferior; Ao: aorta; RI: riñón izquierdo; B: bazo; C: colon descendente; E: estómago.</text:p>
          </table:table-cell>
          <table:table-cell office:value-type="string" calcext:value-type="string">
            <text:p>DIGESTIVO</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Punción aspiración con aguja fina de necrosis pancreática guiada por ecografía o TAC.</text:p>
          </table:table-cell>
          <table:table-cell office:value-type="string" calcext:value-type="string">
            <text:p>Aspirado broncoalveolar, cultivo de orina y hemocultivos.</text:p>
          </table:table-cell>
          <table:table-cell office:value-type="string" calcext:value-type="string">
            <text:p>Resonancia Magnética Nuclear abdominal.</text:p>
          </table:table-cell>
          <table:table-cell office:value-type="string" calcext:value-type="string">
            <text:p>Colecistectomía urgente.</text:p>
          </table:table-cell>
          <table:table-cell office:value-type="string" calcext:value-type="string">
            <text:p>Ecoendoscopia con punción de la necrosis.</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47" calcext:value-type="float">
            <text:p>47</text:p>
          </table:table-cell>
          <table:table-cell office:value-type="float" office:value="9811" calcext:value-type="float">
            <text:p>9811</text:p>
          </table:table-cell>
          <table:table-cell office:value-type="float" office:value="204066" calcext:value-type="float">
            <text:p>204066</text:p>
          </table:table-cell>
          <table:table-cell office:value-type="string" calcext:value-type="string">
            <text:p>FALSE</text:p>
          </table:table-cell>
          <table:table-cell office:value-type="string" calcext:value-type="string">
            <text:p>Mujer de 55 años, intervenida de apendicitis hace 24 años, que acude porque estando previamente bien, ha comenzado con vómitos de repetición tras desayunar, hace unas 12 horas, asociado a distensión abdominal. Ha presentado una deposición diarreica a las pocas horas de comenzar el cuadro. A la exploración se evidencia distensión abdominal, timpanismo y aumento de ruidos intestinales, pero no irritación peritoneal. La analítica no presenta alteraciones. En la radiografía de abdomen aparece dilatación de asas de intestino delgado, sin poder objetivarse gas en la ampolla rectal. Respecto a este caso es cierto que:</text:p>
          </table:table-cell>
          <table:table-cell office:value-type="string" calcext:value-type="string">
            <text:p>Estamos ante un cuadro de Obstrucción Intestinal, probablemente a nivel de intestino delgado (vómitos recientes, dilatación de asas de delgado, cuadro subagudo) (respuesta 2 incorrecta). En líneas generales, en pacientes seleccionados en quienes se ha excluido el compromiso vascular, es razonable el intento de un tratamiento médico inicial (hidratación y aspiración nasogástrica) durante un período de unas 48-72 horas, incluso de hasta 5 días (respuesta 1 incorrecta y respuesta 5 correcta). Si la obstrucción es parcial, puede haber diarrea, con lo que será necesario descartar la existencia de gastroenteritis (respuesta 3 incorrecta). En caso de obstrucción cancerosa a nivel del colon, una posibilidad de aliviar la obstrucción sin cirugía de urgencia puede ser la colocación de una endoprótesis expandible mediante colonoscopia (respuesta 4 incorrecta).</text:p>
          </table:table-cell>
          <table:table-cell office:value-type="string" calcext:value-type="string">
            <text:p>1. FARRERAS, 17ª Edición, Página 133 Obstrucción de intestino delgado. Rx izda, decúbito supino: dilatación de asas de delgado con ausencia de gas en el colon. En bipedestación (Rx dcha): niveles hidroaéreos “en escalera”</text:p>
          </table:table-cell>
          <table:table-cell office:value-type="string" calcext:value-type="string">
            <text:p>DIGESTIVO</text:p>
          </table:table-cell>
          <table:table-cell office:value-type="string" calcext:value-type="string">
            <text:p>Normal</text:p>
          </table:table-cell>
          <table:table-cell office:value-type="float" office:value="0.55" calcext:value-type="float">
            <text:p>0,55</text:p>
          </table:table-cell>
          <table:table-cell/>
          <table:table-cell office:value-type="string" calcext:value-type="string">
            <text:p>Se trata de un cuadro de obstrucción intestinal por bridas que requiere laparotomía de urgencia.</text:p>
          </table:table-cell>
          <table:table-cell office:value-type="string" calcext:value-type="string">
            <text:p>Lo más probable es que nos encontremos ante un caso de obstrucción a nivel de intestino grueso.</text:p>
          </table:table-cell>
          <table:table-cell office:value-type="string" calcext:value-type="string">
            <text:p>El hecho de que la paciente haya presentado una deposición diarreica nos permite excluir el diagnóstico de obstrucción intestinal. Son necesarios más estudios de imagen para asegurar un diagnóstico.</text:p>
          </table:table-cell>
          <table:table-cell office:value-type="string" calcext:value-type="string">
            <text:p>Deberíamos indicar la práctica de una colonoscopia descompresiva.</text:p>
          </table:table-cell>
          <table:table-cell office:value-type="string" calcext:value-type="string">
            <text:p>El manejo inicial debe ser conservador, con sueroterapia, aspiración nasogástrica y vigilancia clínica, analítica y radiográfica periódica.</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50" calcext:value-type="float">
            <text:p>50</text:p>
          </table:table-cell>
          <table:table-cell office:value-type="float" office:value="9814" calcext:value-type="float">
            <text:p>9814</text:p>
          </table:table-cell>
          <table:table-cell office:value-type="float" office:value="204069" calcext:value-type="float">
            <text:p>204069</text:p>
          </table:table-cell>
          <table:table-cell office:value-type="string" calcext:value-type="string">
            <text:p>FALSE</text:p>
          </table:table-cell>
          <table:table-cell office:value-type="string" calcext:value-type="string">
            <text:p>Un paciente con EPOC grave acude agudizado a Urgencias y presenta una gasometría arterial extraída con FiO2 del 31% a nivel del mar con una PaO2 de 86 mmHg, PaCO2 65 mmHg, pH 7.13 y Bicarbonato 27 mmol/litro. ¿Cuál de las siguientes afirmaciones es FALSA?:</text:p>
          </table:table-cell>
          <table:table-cell office:value-type="string" calcext:value-type="string">
            <text:p>El paciente presenta una gasometría con acidosis (pH bajo, valor normal entre 7.35 – 7.45) respiratoria (a expenas del CO2), con un nivel de bicarbonato normal (respuestas 3 y 4 incorrectas). La pCO2 está elevada (normal entre 35 – 45), lo cual es sinónimo de hipoventilación (respuesta 1 correcta). La hiperventilación cursaría con pCO2 baja. Para calcular el gradiente alveolo-arterial utilizaremos la fórmula: PAO2 = FiO2 x (PB – PH2O) – 1.25 x PaCO2. (FiO2 = 0.31; PB = 760 mmHg; PH2O = 47 mmHg). Sustituyendo, obtenemos un valor de presión alveolar de oxígeno de 221 – 1.25 x 65 = 139 mmHg. El gradiente corresponde a la diferencia (139 – 86 = 53). Aunque en el enunciado no disponemos de la edad del paciente, se estima que éste es normal cuando es inferior a 15 – 20 mmHg. El del enunciado es de 53 mmHg, por lo que el gradiente alveolo-arterial de oxígeno está elevado (respuesta 2 incorrecta). En este paciente con retención de carbónico y acidosis, se debe considerar iniciar ventilación mecánica no invasiva por presentar acidosis con pCO2 &gt;45 mmHg (respuesta 5 incorrecta).</text:p>
          </table:table-cell>
          <table:table-cell office:value-type="string" calcext:value-type="string">
            <text:p>1. HARRISON, 18ª edic, Pág. 2090</text:p>
          </table:table-cell>
          <table:table-cell office:value-type="string" calcext:value-type="string">
            <text:p>NEUM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El paciente está hiperventilando.</text:p>
          </table:table-cell>
          <table:table-cell office:value-type="string" calcext:value-type="string">
            <text:p>El gradiente alveolo-arterial de oxígeno está elevado.</text:p>
          </table:table-cell>
          <table:table-cell office:value-type="string" calcext:value-type="string">
            <text:p>El paciente está en acidosis respiratoria.</text:p>
          </table:table-cell>
          <table:table-cell office:value-type="string" calcext:value-type="string">
            <text:p>El nivel de bicarbonato es normal.</text:p>
          </table:table-cell>
          <table:table-cell office:value-type="string" calcext:value-type="string">
            <text:p>Se debería considerar iniciar ventilación mecánica.</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51" calcext:value-type="float">
            <text:p>51</text:p>
          </table:table-cell>
          <table:table-cell office:value-type="float" office:value="9815" calcext:value-type="float">
            <text:p>9815</text:p>
          </table:table-cell>
          <table:table-cell office:value-type="float" office:value="204070" calcext:value-type="float">
            <text:p>204070</text:p>
          </table:table-cell>
          <table:table-cell office:value-type="string" calcext:value-type="string">
            <text:p>FALSE</text:p>
          </table:table-cell>
          <table:table-cell office:value-type="string" calcext:value-type="string">
            <text:p>Acude a revisión a la consulta de alergia una mujer de 53 años de edad con asma bronquial. Refiere repetidas agudizaciones con clínica nocturna, utilización frecuente de medicación de rescate y disnea de esfuerzo al caminar en llano. Tiene una espirometría que muestra un cociente prebroncodilatador del FEV1/FVC del 60% y un FEV1 del 55%. Las pruebas cutáneas son positivas para ácaros y la IgE total de 150 UI/ml. La paciente está siendo tratada con una combinación de salmeterol/budesonida a dosis altas (50/500mg: 2 inhalaciones dos veces al día), prednisona oral de mantenimeinto (10mg/día) y teofilina. De las siguientes opciones, ¿cuál es la actitud terapéutica más aconsejable?:</text:p>
          </table:table-cell>
          <table:table-cell office:value-type="string" calcext:value-type="string">
            <text:p>Se trata de una paciente con asma extrínseco persistente grave, con agudizaciones nocturnas. Nos aportan datos de la consulta de alergia a la que acude. Actualmente se encuentra recibiendo esteroides por vía sistémica (10 mg de prednisona al día). El incremento de dosis hasta 30 mg/día de prednisona no conlleva beneficio clínico en esta paciente (respuesta 2 incorrecta). De la misma manera, al estar bajo tratamiento con beta_x0002_adrenérgico de acción larga + corticoide inhalado y teofilina + corticoide oral, la nebulización domiciliaria de estos agentes no produciría una mejoría sintomática (respuesta 4 incorrecta). Tanto el omalizumab como el sulfato de magnesio son fármacos útiles para ciertos casos de asma refractarios a la pauta habitual de tratamiento. Omalizumab es un fármaco que pertenece al grupo de los anticuerpos monoclonales. Se utiliza en el tratamiento del asma bronquial de origen alérgico. No es útil en los episodios agudos y se considera terapia complementaria, indicada para algunos enfermos. Este anticuerpo neutraliza la IgE circulante, sin unirse a la IgE de la superficie de las células. Este preparado reduce el número de exacerbaciones, mejorando el control de la enfermedad. Se administra en forma de inyección subcutánea a una dosis que depende del peso corporal y de los niveles de IgE en sangre. Las indicaciones para el empleo de este fármaco son: asma persistente grave con test cutáneo positivo, FEV1 &lt;80%, síntomas frecuentes diurnos y nocturnos, elevación de IgE y refractariedad a tratamiento betaadrenérgico y corticoideo (respuesta 3 correcta). El sulfato de magnesio puede ser utilizado como broncodilatador (una vez que las drogas betaagonistas y anticolinérgicas hayan producido una desensibilización de sus respectivos receptores) en las agudizaciones severas del asma. No se recomienda para uso sistemático (respuesta 1 incorrecta). La paciente ya recibe tratamiento con altas dosis de corticoides y un betaagonista de acción prolongada (salmeterol), por lo que sustituirlo por otro de la misma familia (budesonida/formoterol) no aporta ningún beneficio: (respuesta 5 incorrecta).</text:p>
          </table:table-cell>
          <table:table-cell office:value-type="string" calcext:value-type="string">
            <text:p>1. HARRISON, 18ª edic, Pág. 2112-13</text:p>
          </table:table-cell>
          <table:table-cell office:value-type="string" calcext:value-type="string">
            <text:p>NEUMOLOGÍA</text:p>
          </table:table-cell>
          <table:table-cell office:value-type="string" calcext:value-type="string">
            <text:p>Difícil</text:p>
          </table:table-cell>
          <table:table-cell office:value-type="float" office:value="0.02" calcext:value-type="float">
            <text:p>0,02</text:p>
          </table:table-cell>
          <table:table-cell/>
          <table:table-cell office:value-type="string" calcext:value-type="string">
            <text:p>Añadir sulfato de magnesio.</text:p>
          </table:table-cell>
          <table:table-cell office:value-type="string" calcext:value-type="string">
            <text:p>Aumentar la dosis de prednisona a 30 mg/día.</text:p>
          </table:table-cell>
          <table:table-cell office:value-type="string" calcext:value-type="string">
            <text:p>Añadir omalizumab.</text:p>
          </table:table-cell>
          <table:table-cell office:value-type="string" calcext:value-type="string">
            <text:p>Pautar tratamiento nebulizado en el domicilio.</text:p>
          </table:table-cell>
          <table:table-cell office:value-type="string" calcext:value-type="string">
            <text:p>Cambiar a una combinación con dosis altas de budesonida y formoterol.</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52" calcext:value-type="float">
            <text:p>52</text:p>
          </table:table-cell>
          <table:table-cell office:value-type="float" office:value="9816" calcext:value-type="float">
            <text:p>9816</text:p>
          </table:table-cell>
          <table:table-cell office:value-type="float" office:value="204071" calcext:value-type="float">
            <text:p>204071</text:p>
          </table:table-cell>
          <table:table-cell office:value-type="string" calcext:value-type="string">
            <text:p>FALSE</text:p>
          </table:table-cell>
          <table:table-cell office:value-type="string" calcext:value-type="string">
            <text:p>Un hombre de 67 años consulta por disnea de moderados esfuerzos de aparición progresiva en los últimos años. Tiene expectoración blanquecina diaria y a veces ruidos respiratorios, especialmente en invierno con las infecciones respiratorias. Ha sido fumador de unos 20 cigarrillos diarios durante los últimos 45 años. En la exploración se encuentra eupneíco, normocoloreado, con una saturación de oxígeno del 94%, y presenta disminución generalizada del murmullo vesicular en la auscultación torácica como únicos hallazgos de interés. La radiografía de tórax muestra una silueta cardiaca alargada, con signos de hiperínsuflación o atrapamiento aéreo pulmonar, sin otras alteraciones. Se realiza una espirometría el siguiente resultado: FVC 84%, FEV1 58%, FEV1/FVC 61%, sin cambios tras broncodilatador. Entre los señalados, indique el tratamiento más adecuado para este paciente.</text:p>
          </table:table-cell>
          <table:table-cell office:value-type="string" calcext:value-type="string">
            <text:p>Se trata de un paciente con patología obstructiva (Índice de Tiffeneau &lt;70% -61%-), sin mejoría tras prueba broncodilatadora y antecedente de tabaquismo, por lo que se acepta el diagnóstico de EPOC. La nueva Guía de Práctica Clínica GesEPOC propone 4 fenotipos que determinan un tratamiento diferenciado: 1) No agudizador; 2) Mixto EPOC-asma; 3) Agudizador con enfisema y 4) Agudizador con bronquitis crónica. El fenotipo agudizador es aquel paciente con EPOC que presenta dos o más agudizaciones moderadas o graves al año, definidas como aquellas que precisan al menos tratamiento con corticoesteroides sistémicos y/o antibióticos (no es el caso del paciente de la pregunta). El fenotipo mixto se define como obstrucción no completamente reversible al flujo aéreo, con prueba broncodilatadora muy positiva (&gt;400 ml y &gt;15% de mejoría en el VEMS). El caso clínico presentado no cumple criterios. El tratamiento de la EPOC fenotipo no agudizador (el caso de nuestro paciente) se realiza con uno o 2 broncodilatadores de grupos terapéuticos diferentes. Los pacientes que no presentan agudizaciones no tienen indicación de tratamiento antiinflamatorio ni mucolítico, por lo que no precisa corticoide inhalado ni vía oral (respuestas 1 y 4 incorrectas). Los broncodilatadores de acción corta son eficaces en el control rápido de los síntomas. Los broncodilatadores de larga duración pueden ser beta-2-adrenérgicos o anticolinérgicos -tiotropio- (respuesta 5 correcta). Deben utilizarse como primer escalón en el tratamiento de todos los pacientes con síntomas permanentes que precisan tratamiento de forma regular, porque permiten un mayor control de los síntomas y mejoran tanto la calidad de vida como la función pulmonar y la tolerancia al ejercicio y, además, reducen las agudizaciones. Los antagonistas de leucotrienos se emplean en algunos casos de asma, para disminuir las dosis de corticoides (respuesta 3 incorrecta). La oxigenoterapia domiciliaria se indica en pacientes con EPOC estable y correctamente tratado, con cifras basales de pO2 inferiores a 55 mmHg o entre 55 y 59 mmHg con cor pulmonale, insuficiencia ventricular derecha, arritmias cardiacas, hipertensión pulmonar o poliglobulia. La saturación del 94% del paciente se corresponde con valores de pO2 superiores a 60 mmHg (respuesta 2 incorrecta).</text:p>
          </table:table-cell>
          <table:table-cell office:value-type="string" calcext:value-type="string">
            <text:p>1. HARRISON, 18ª edic, Pág. 2157-58 2. Guía Española de la EPOC (GesEPOC). Arch Bronconeumol. 2012;48(7) 247–257. Pág 254</text:p>
          </table:table-cell>
          <table:table-cell office:value-type="string" calcext:value-type="string">
            <text:p>NEUMOLOGÍA</text:p>
          </table:table-cell>
          <table:table-cell office:value-type="string" calcext:value-type="string">
            <text:p>Normal</text:p>
          </table:table-cell>
          <table:table-cell office:value-type="float" office:value="0.46" calcext:value-type="float">
            <text:p>0,46</text:p>
          </table:table-cell>
          <table:table-cell/>
          <table:table-cell office:value-type="string" calcext:value-type="string">
            <text:p>Corticoide inhalado diario.</text:p>
          </table:table-cell>
          <table:table-cell office:value-type="string" calcext:value-type="string">
            <text:p>Oxigenoterapia domiciliaria con fuente portátil de oxigeno para deambulación.</text:p>
          </table:table-cell>
          <table:table-cell office:value-type="string" calcext:value-type="string">
            <text:p>Antagonista de leucotrienos por vía oral.</text:p>
          </table:table-cell>
          <table:table-cell office:value-type="string" calcext:value-type="string">
            <text:p>Corticoide oral durante tres meses.</text:p>
          </table:table-cell>
          <table:table-cell office:value-type="string" calcext:value-type="string">
            <text:p>Tiotropio inhalado.</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53" calcext:value-type="float">
            <text:p>53</text:p>
          </table:table-cell>
          <table:table-cell office:value-type="float" office:value="9817" calcext:value-type="float">
            <text:p>9817</text:p>
          </table:table-cell>
          <table:table-cell office:value-type="float" office:value="204072" calcext:value-type="float">
            <text:p>204072</text:p>
          </table:table-cell>
          <table:table-cell office:value-type="string" calcext:value-type="string">
            <text:p>FALSE</text:p>
          </table:table-cell>
          <table:table-cell office:value-type="string" calcext:value-type="string">
            <text:p>Hombre de 71 años, camarero jubilado, no fumador, que consulta por ronquidos nocturnos. El paciente tiene un índice de masa corporal de 31,5 Kg/m2 y refiere ligera somnolencia diurna postprandial (Escala de Somnolencia de Epworth de 3) sin otros síntomas, signos o antecedentes clínicos relevantes. El índice de apnea-hipopnea obtenido en la polisomnografía fue de 18. Con estos datos, ¿cuál es la medida a adoptar más adecuada en este paciente?:</text:p>
          </table:table-cell>
          <table:table-cell office:value-type="string" calcext:value-type="string">
            <text:p>Según el Consenso Español para el manejo del SAHS, al presentar entre 10 y 20 apneas a la hora, se considera SAHS leve. En la escala de Epworth (que mide hipersomnia diurna) tenemos una puntuación de 3 (&gt;10 es patológico). El paciente tiene un Índice de Masa Corporal (IMC) de 30 (obesidad). La presencia de un índice de apnea-hipopnea inferior a 30, sin datos de hipersomnia, no precisa inicio de tratamiento con CPAP (respuesta 3 incorrecta). El tratamiento con CPAP sólo se iniciará ante la aparición de sintomatología o empeoramiento del estado previo. En estos casos, se debe comenzar con medidas higiénico_x0002_dietéticas (que mejorarán el estado del paciente al disminuir el sobrepeso) y control evolutivo (respuesta 1 correcta). La uvulopalatofaringoplastia aporta menor tasa de beneficio que la CPAP, por lo que es una técnica poco empleada en la actualidad (respuesta 2 incorrecta). La Ventilación mecánica no invasiva se utiliza para el tratamiento de hipoventilación con retención aguda de carbónico (respuesta 4 incorrecta). La oxigenoterapia se emplea para tratar EPOC estable y correctamente tratado con niveles de pO2 inferiores a 55 mmHg o entre 55 y 59 mmHg (si asocian ciertas patologías), o en enfermedades no-EPOC con pO2 inferior a 59 mmHg. El paciente del enunciado no presenta insuficiencia respiratoria crónica (respuesta 5 incorrecta).</text:p>
          </table:table-cell>
          <table:table-cell office:value-type="string" calcext:value-type="string">
            <text:p>1. HARRISON, 18ª edic, Pág. 2188. SAHS leve: medidas higienico-dietéticas, en este caso, obeso, IMC ≥30, se recomienda reducción de peso</text:p>
          </table:table-cell>
          <table:table-cell office:value-type="string" calcext:value-type="string">
            <text:p>NEUMOLOGÍA</text:p>
          </table:table-cell>
          <table:table-cell office:value-type="string" calcext:value-type="string">
            <text:p>Difícil</text:p>
          </table:table-cell>
          <table:table-cell office:value-type="float" office:value="0.13" calcext:value-type="float">
            <text:p>0,13</text:p>
          </table:table-cell>
          <table:table-cell/>
          <table:table-cell office:value-type="string" calcext:value-type="string">
            <text:p>Medidas higiénico-dietéticas y control evolutivo.</text:p>
          </table:table-cell>
          <table:table-cell office:value-type="string" calcext:value-type="string">
            <text:p>Uvulopalatofaringoplastia.</text:p>
          </table:table-cell>
          <table:table-cell office:value-type="string" calcext:value-type="string">
            <text:p>CPAP (Presión Positiva Continua en la Vía Aérea) nasal.</text:p>
          </table:table-cell>
          <table:table-cell office:value-type="string" calcext:value-type="string">
            <text:p>Ventilación mecánica no invasiva.</text:p>
          </table:table-cell>
          <table:table-cell office:value-type="string" calcext:value-type="string">
            <text:p>Oxígeno terapia nocturna.</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57" calcext:value-type="float">
            <text:p>57</text:p>
          </table:table-cell>
          <table:table-cell office:value-type="float" office:value="9821" calcext:value-type="float">
            <text:p>9821</text:p>
          </table:table-cell>
          <table:table-cell office:value-type="float" office:value="204076" calcext:value-type="float">
            <text:p>204076</text:p>
          </table:table-cell>
          <table:table-cell office:value-type="string" calcext:value-type="string">
            <text:p>FALSE</text:p>
          </table:table-cell>
          <table:table-cell office:value-type="string" calcext:value-type="string">
            <text:p>Mujer de 56 años de edad, con antecedentes de esquizofrenia bien controlada, sin hábitos tóxicos. Ingresada por neumonía en lóbulo medio con un pequeño derrame pleural metaneumónico asociado y en tratamiento con levofloxacino 500 mg/24h. Presenta buena evolución clínica salvo por persistencia de febrícula y leucocitosis al sexto día de tratamiento. No se dispone de estudios microbiológicos. La conducta más adecuada es:</text:p>
          </table:table-cell>
          <table:table-cell office:value-type="string" calcext:value-type="string">
            <text:p>La persistencia de febrícula en el contexto de neumonía y derrame pleural requiere descartar empiema como agente causal, para lo cual se recomienda realizar toracocentesis (respuesta 3 correcta). En caso de confirmarse, requerirá tratamiento con antibióticos y tubo de drenaje. La evolución normal de una neumonía tratada con antibióticos implica desaparición de la fiebre. El derrame metaneumónico puede permanecer varios días hasta su resolución completa. La remisión radiológica puede tardar, incluso, un mes desde el inicio del tratamiento (respuesta 1 incorrecta). La modificación del tratamiento antibiótico no constituye el tratamiento correcto del empiema. En ocasiones, el antibiótico pautado previamente es correcto, sin necesidad de sustituirse por otro. En cualquier caso, es indispensable la colocación de tubo de drenaje para resolver el cuadro (respuesta 2 incorrecta). Los corticoides se utilizan para tratar ciertos derrames pleurales (como el asociado al Lupus Sistémico). Son completamente ineficaces en un empiema (respuesta 4 incorrecta). La broncoscopia con toma de biopsia, aspiración y lavado broncoalveolar se emplea para obtener un diagnóstico etiológico ante sospecha de neoplasias, patología intersticial o infecciones. Permite conocer el agente causal de la neumonía, pero no aporta ningún beneficio en el caso del enunciado, puesto que no permite realizar el diagnóstico de empiema (respuesta 5 incorrecta).</text:p>
          </table:table-cell>
          <table:table-cell office:value-type="string" calcext:value-type="string">
            <text:p>1. HARRISON, 18ª edic, Pág. 2179. Toracocentesis está indicada en derrame pleural para descartar empiema REGLA NEMOTÉCNICA: Exudado pleural &gt; 3 gr/dL proteínas y &gt; 200 UI/L LDH</text:p>
          </table:table-cell>
          <table:table-cell office:value-type="string" calcext:value-type="string">
            <text:p>NEUM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La evolución es normal, debe mantenerse tratamiento hasta completar los 10 días.</text:p>
          </table:table-cell>
          <table:table-cell office:value-type="string" calcext:value-type="string">
            <text:p>Se considera un fracaso terapéutico y debe modificar el tratamiento antibiótico.</text:p>
          </table:table-cell>
          <table:table-cell office:value-type="string" calcext:value-type="string">
            <text:p>Realizar toracocentesis para descartar empiema.</text:p>
          </table:table-cell>
          <table:table-cell office:value-type="string" calcext:value-type="string">
            <text:p>Asociar corticoides a dosis de 0.5 mg/Kg/día al tratamiento antibiótico.</text:p>
          </table:table-cell>
          <table:table-cell office:value-type="string" calcext:value-type="string">
            <text:p>Realizar broncoscopia con biopsia. aspiración y lavado broncoalveolar.</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59" calcext:value-type="float">
            <text:p>59</text:p>
          </table:table-cell>
          <table:table-cell office:value-type="float" office:value="9823" calcext:value-type="float">
            <text:p>9823</text:p>
          </table:table-cell>
          <table:table-cell office:value-type="float" office:value="204078" calcext:value-type="float">
            <text:p>204078</text:p>
          </table:table-cell>
          <table:table-cell office:value-type="string" calcext:value-type="string">
            <text:p>FALSE</text:p>
          </table:table-cell>
          <table:table-cell office:value-type="string" calcext:value-type="string">
            <text:p>Diabético tipo 1 que acude a Urgencias por disnea y malestar general. En la analítica presenta glucemia 450 mg/dl, Na 142 mEq/l, K 4 mEq/l, pH 7.15, bicarbonato 12 mmol/l. ¿Qué tratamiento NO estaría indicado?:</text:p>
          </table:table-cell>
          <table:table-cell office:value-type="string" calcext:value-type="string">
            <text:p>En la pregunta se plantea el caso de una cetoacidosis diabética. El tratamiento no incluye a pesar de la acidosis restituir el bicarbonato. De hecho se ha planteado que la administración de bicarbonato y la correción de la acidosis con rapidez pueden afectar la función cardiaca, reducir la oxigenación hística y propiciar hipopotasemia (respuesta 5 correcta) Es importante reeemplazar líquidos, solución salina y cambiar a glucosada cuando la glucosa descienda a 200 mg/100ml (respuestas 1 y 2 incorrectas) La reposición de potasio se debe iniciar en cuanto se demuestre diuresis adecuada y potasio sérico normal. Durante el tratamiento con insulina y líquidos, diversos factores contribuyen al desarrollo de hipopotasemia entre ellos el transporte de potasio al interior de la célula mediado por insulina (respuesta 4 incorrecta). El tratamiento con insulina debe proporcionar concentraciones continuas y suficientes de insulina circulante. Se prefiere la administración i.v porque garantiza una distribución rápida y permite el ajuste de la tasa de infusión conforme el paciente responde al tratamiento (respuesta 3 incorrecta).</text:p>
          </table:table-cell>
          <table:table-cell office:value-type="string" calcext:value-type="string">
            <text:p>1. HARRISON 18ª ed. Pág 2978</text:p>
          </table:table-cell>
          <table:table-cell office:value-type="string" calcext:value-type="string">
            <text:p>ENDOCRIN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Suero fisiológico iv rápido.</text:p>
          </table:table-cell>
          <table:table-cell office:value-type="string" calcext:value-type="string">
            <text:p>Suero glucosado 5 % iv cuando la glucemia sea menor de 250 mg/dl.</text:p>
          </table:table-cell>
          <table:table-cell office:value-type="string" calcext:value-type="string">
            <text:p>Insulina rápida humana iv.</text:p>
          </table:table-cell>
          <table:table-cell office:value-type="string" calcext:value-type="string">
            <text:p>Cloruro potásico 100 mEq / día diluido en los sueros.</text:p>
          </table:table-cell>
          <table:table-cell office:value-type="string" calcext:value-type="string">
            <text:p>Bicarbonato sódico 1M 100 cc iv en 30 minutos.</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61" calcext:value-type="float">
            <text:p>61</text:p>
          </table:table-cell>
          <table:table-cell office:value-type="float" office:value="9825" calcext:value-type="float">
            <text:p>9825</text:p>
          </table:table-cell>
          <table:table-cell office:value-type="float" office:value="204080" calcext:value-type="float">
            <text:p>204080</text:p>
          </table:table-cell>
          <table:table-cell office:value-type="string" calcext:value-type="string">
            <text:p>FALSE</text:p>
          </table:table-cell>
          <table:table-cell office:value-type="string" calcext:value-type="string">
            <text:p>Una mujer de 76 años nos consulta porque está preocupada por su riesgo de sufrir un accidente cerebrovascular ya que su madre falleció por esta causa hace un año. Está diagnosticada de hipertensión arterial y diabetes mellitus tipo 2 por lo que sigue tratamiento con glipizida, aspirina, enalapril y atorvastatina. Fuma 20 cigarrillos al día y lleva una vida sedentaria. A la exploración se detecta una presión arterial de 150/80 mm de Hg. En la analítica destaca una hemoglobina A1C de 8% y un LDL colesterol de 110 mg/dl. ¿Cuál de las siguientes acciones se asocia con una mayor reducción del riesgo de sufrir un accidente cerebrovascular?:</text:p>
          </table:table-cell>
          <table:table-cell office:value-type="string" calcext:value-type="string">
            <text:p>El tabaco duplica de manera dosis dependiente el riesgo de ACV; un riesgo que también se incrementa con el consumo excesivo de alcohol aunque el control estricto de la T.A. se asocia con mayor reducción del riesgo de ACV (respuesta 4 incorrecta). La HTA es el factor de riesgo modificable más importante (respuesta 1 correcta). La reducción del 10% de las cifras de colesterol disminuye en un 20-30% el riesgo de enfermedad cardiovascular (respuesta 5 incorrecta). La Hb Ac1 repetida en dos ocasiones, con valores ≥ 6.5, nos confirma el diagnóstico de DM (respuesta 2 incorrecta). Los antioxidantes también son ampliamente utilizados como ingredientes en suplementos dietéticos con la esperanza de mantener la salud y de prevenir enfermedades tales como el cáncer y la cardiopatía isquémica. Aunque algunos estudios han sugerido que los suplementos antioxidantes tienen beneficios para la salud, otros grandes ensayos clínicos no detectaron ninguna ventaja (respuesta 3 incorrecta).</text:p>
          </table:table-cell>
          <table:table-cell office:value-type="string" calcext:value-type="string">
            <text:p>1. FARRERAS 17ª ed pág 1342 Abandono de tabaco: 1ª medida para reducir riesgo ACV en DM</text:p>
          </table:table-cell>
          <table:table-cell office:value-type="string" calcext:value-type="string">
            <text:p>ENDOCRINOLOGÍA</text:p>
          </table:table-cell>
          <table:table-cell office:value-type="string" calcext:value-type="string">
            <text:p>Difícil</text:p>
          </table:table-cell>
          <table:table-cell office:value-type="float" office:value="0.2" calcext:value-type="float">
            <text:p>0,2</text:p>
          </table:table-cell>
          <table:table-cell/>
          <table:table-cell office:value-type="string" calcext:value-type="string">
            <text:p>Conseguir un óptimo control de la presión arterial.</text:p>
          </table:table-cell>
          <table:table-cell office:value-type="string" calcext:value-type="string">
            <text:p>Conseguir unos niveles óptimos de hemoglobina A1C.</text:p>
          </table:table-cell>
          <table:table-cell office:value-type="string" calcext:value-type="string">
            <text:p>Añadir al tratamiento un antioxidante.</text:p>
          </table:table-cell>
          <table:table-cell office:value-type="string" calcext:value-type="string">
            <text:p>Abandonar el tabaco.</text:p>
          </table:table-cell>
          <table:table-cell office:value-type="string" calcext:value-type="string">
            <text:p>Conseguir unos niveles de LDL inferiores a 100 mg/dl.</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64" calcext:value-type="float">
            <text:p>64</text:p>
          </table:table-cell>
          <table:table-cell office:value-type="float" office:value="9828" calcext:value-type="float">
            <text:p>9828</text:p>
          </table:table-cell>
          <table:table-cell office:value-type="float" office:value="204083" calcext:value-type="float">
            <text:p>204083</text:p>
          </table:table-cell>
          <table:table-cell office:value-type="string" calcext:value-type="string">
            <text:p>FALSE</text:p>
          </table:table-cell>
          <table:table-cell office:value-type="string" calcext:value-type="string">
            <text:p>Un paciente con soporte nutricional enteral, presenta a las 72 horas de iniciar la nutrición enteral, una analítica que muestra una hipofosforemia e hipopotasemia, con clínica de insuficiencia cardiaca. El paciente es diagnosticado de síndrome de realimentación. Indique cuál de los siguientes factores NO se considera de riesgo para que un paciente presente este cuadro:</text:p>
          </table:table-cell>
          <table:table-cell office:value-type="string" calcext:value-type="string">
            <text:p>El Síndrome de Realimentación (SR) es un cuadro clínico complejo que ocurre como consecuencia de la reintroducción de la nutrición (oral, enteral o parenteral) en pacientes malnutridos y depleción previa de masa corporal magra (respuesta 4 incorrecta). Los pacientes presentan trastornos en el balance de fluidos, anomalías electrolíticas como hipofosfatemia, hipopotasemia e hipomagnesemia, alteraciones en el metabolismo hidrocarbonado y déficits vitamínicos. Esto se traduce en la aparición de complicaciones neurológicas, respiratorias, cardíacas, neuromusculares y hematológicas. Si el ritmo de la realimentación es rápido se ha descrito dilatación aguda del estómago. Los obesos mórbidos tras pérdida de peso son pacientes con riesgo para este síndrome (respuesta 3 correcta). Enfermedades con riesgo de desarrollar este síndrome: - Kwashiorkor o marasmo - Anorexia nerviosa (respuesta 2 incorrecta) - Desnutrición ligada a enfermedades crónicas (caquexia cardíaca, EPOC, cirrosis) (respuesta 1 incorrecta) - Alcoholismo crónico - Pacientes oncológicos - Ayuno de 7-10 días asociado a estrés o depleción - Pacientes postoperados - Obesos mórbidos tras pérdida de peso masiva - Huelga de hambre - Diarrea y vómitos (por hipopotasemia con pérdidas extrarrenales) (respuesta 5 incorrecta) - Descompensaciones diabéticas hiperosmolares - Enfermedad pulmonar obstructiva crónica</text:p>
          </table:table-cell>
          <table:table-cell office:value-type="string" calcext:value-type="string">
            <text:p>1. HARRISON 18ª ed pág 639 Nutrición artificial por vía parenteral o enteral</text:p>
          </table:table-cell>
          <table:table-cell office:value-type="string" calcext:value-type="string">
            <text:p>ENDOCRIN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Malnutrición calórica previa.</text:p>
          </table:table-cell>
          <table:table-cell office:value-type="string" calcext:value-type="string">
            <text:p>Anorexia nerviosa.</text:p>
          </table:table-cell>
          <table:table-cell office:value-type="string" calcext:value-type="string">
            <text:p>Obsesidad no mórbida.</text:p>
          </table:table-cell>
          <table:table-cell office:value-type="string" calcext:value-type="string">
            <text:p>Ancianos.</text:p>
          </table:table-cell>
          <table:table-cell office:value-type="string" calcext:value-type="string">
            <text:p>Vómitos y diarrea prolongados.</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65" calcext:value-type="float">
            <text:p>65</text:p>
          </table:table-cell>
          <table:table-cell office:value-type="float" office:value="9829" calcext:value-type="float">
            <text:p>9829</text:p>
          </table:table-cell>
          <table:table-cell office:value-type="float" office:value="204084" calcext:value-type="float">
            <text:p>204084</text:p>
          </table:table-cell>
          <table:table-cell office:value-type="string" calcext:value-type="string">
            <text:p>FALSE</text:p>
          </table:table-cell>
          <table:table-cell office:value-type="string" calcext:value-type="string">
            <text:p>Remiten a su consulta a un paciente con obesidad (índice de masa corporal 38). En la historia clínica el paciente refiere que presenta obesidad desde los 17 años (en la actualidad tienen 36 años), habiendo realizado múltiples dietas con pérdidas ponderales que oscilan entre 5 y 10 kg pero que posteriormente ha recuperado el peso. En la actualidad el paciente realiza una dieta de 1500 Kcal (autoadministrada y no restringida en grasas) con un buen seguimiento de dicha dieta, realizando una hora de ejercicio aeróbico durante 4 días a la semana. Ha perdido 3 kg pero precisa una pérdida añadida de 7 kg más. Ante la posibilidad de añadir un fármaco frente a la obesidad, ¿cuál utilizaría para disminuir la absorción de grasas?:</text:p>
          </table:table-cell>
          <table:table-cell office:value-type="string" calcext:value-type="string">
            <text:p>El orlistat está indicado en pacientes entre 18-75 años con IMC superior a 30 o a 28 si se asocia a comorbilidades que pudieran mejorar con la pérdida de peso. Este fármaco inhibe la hidrólisis de triglicéridos, al interferir con la absorción intestinal de grasas (respuesta 1 correcta). Sibutramina, inhibidor de la recaptación de serotonina, retirada en la actualidad por problemas cardiovasculares sin evidentes beneficios (respuesta 3 incorrecta). Liraglutida (GLP-1) se estudia en la actualidad como posible futuro tratamiento (respuesta 4 incorrecta). El estudio CONQUER ha demostrado que la asociación de fentermina (aumenta liberación de norepinefrina) con topiramato (antiepiléptico) produce pérdida de peso y mejoría de los parámetros cardiometabólicos, aunque topiramato en mujeres en edad fértil puede producir efectos teratogénicos (respuesta 2 incorrecta). Metformina, actúa principalmente reduciendo la producción de glucosa (azúcar) por parte del hígado. también retrasa la absorción intestinal de glucosa y favorece que la glucosa entre dentro de las células (respuesta 5 incorrecta).</text:p>
          </table:table-cell>
          <table:table-cell office:value-type="string" calcext:value-type="string">
            <text:p>1. FARRERAS 17 ed pág 1801</text:p>
          </table:table-cell>
          <table:table-cell office:value-type="string" calcext:value-type="string">
            <text:p>ENDOCRINOLOGÍA</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Orlistat.</text:p>
          </table:table-cell>
          <table:table-cell office:value-type="string" calcext:value-type="string">
            <text:p>Topiramato.</text:p>
          </table:table-cell>
          <table:table-cell office:value-type="string" calcext:value-type="string">
            <text:p>Sibutramina.</text:p>
          </table:table-cell>
          <table:table-cell office:value-type="string" calcext:value-type="string">
            <text:p>Liraglutida.</text:p>
          </table:table-cell>
          <table:table-cell office:value-type="string" calcext:value-type="string">
            <text:p>Metformina.</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66" calcext:value-type="float">
            <text:p>66</text:p>
          </table:table-cell>
          <table:table-cell office:value-type="float" office:value="9830" calcext:value-type="float">
            <text:p>9830</text:p>
          </table:table-cell>
          <table:table-cell office:value-type="float" office:value="204085" calcext:value-type="float">
            <text:p>204085</text:p>
          </table:table-cell>
          <table:table-cell office:value-type="string" calcext:value-type="string">
            <text:p>FALSE</text:p>
          </table:table-cell>
          <table:table-cell office:value-type="string" calcext:value-type="string">
            <text:p>Un paciente de 74 años con resección intestinal tras una trombosis mesentérica, acude a consulta por cansancio y dolor óseo. Había sufrido una fractura de Colles tres meses antes. Los estudios analíticos ponen de manifiesto una anemia de 9.5 g/dl, microcítica, albúmina 3.5 g/dl, calcio 7.5 mg/dl, fosfato 2.0 mg/dl y fosfatasa alcalina 224 UI (normal hasta 120 UI/l). Las radiografías del fémur muestran unas bandas radiolúcidas perpendiculares a la cortical en el lado interno de su parte superior. ¿Cuál es el diagnóstico más probable?:</text:p>
          </table:table-cell>
          <table:table-cell office:value-type="string" calcext:value-type="string">
            <text:p>Las pseudofracturas o zonas de Looser representan una característica radiográfica específica de la osteomalacia. Son líneas radiolúcidas que se presentan cuando las arterias de gran tamaño entran en contacto con los elementos esqueléticos subyacentes, son perpendiculares a la cortical en el lado interno de su parte superior (respuesta 5 correcta). Las radiografías de los huesos largos en la Enfermedad de Paget revelan deformidad por combatimiento, engrosamiento cortical y zonas de radiolucidez y esclerosis. Las concentraciones séricas de calcio y fosfato son normales (respuesta 2 incorrecta). Las metástasis suelen producir hipercalcemia con hipofosfatemia, en la radiología suelen aparecer aplastamientos vertebrales (respuesta 4 incorrecta). La osteítis fibrosa quística es una manifestación singular del hiperparatiroidismo (hipercalcemia) (respuesta 3 incorrecta). En la osteoporosis, el calcio y el fósforo en plasma son normales. En las radiografías de huesos largos suele verse ensanchamiento de la medular y adelgazamiento de la cortical (respuesta 1 incorrecta).</text:p>
          </table:table-cell>
          <table:table-cell office:value-type="string" calcext:value-type="string">
            <text:p>1. HARRISON 18ª ed pág 3100</text:p>
          </table:table-cell>
          <table:table-cell office:value-type="string" calcext:value-type="string">
            <text:p>ENDOCRINOLOGÍA</text:p>
          </table:table-cell>
          <table:table-cell office:value-type="string" calcext:value-type="string">
            <text:p>Normal</text:p>
          </table:table-cell>
          <table:table-cell office:value-type="float" office:value="0.51" calcext:value-type="float">
            <text:p>0,51</text:p>
          </table:table-cell>
          <table:table-cell/>
          <table:table-cell office:value-type="string" calcext:value-type="string">
            <text:p>Osteoporosis.</text:p>
          </table:table-cell>
          <table:table-cell office:value-type="string" calcext:value-type="string">
            <text:p>Enfermedad de Paget.</text:p>
          </table:table-cell>
          <table:table-cell office:value-type="string" calcext:value-type="string">
            <text:p>Osteítis fibrosa.</text:p>
          </table:table-cell>
          <table:table-cell office:value-type="string" calcext:value-type="string">
            <text:p>Metástasis de cáncer de próstata.</text:p>
          </table:table-cell>
          <table:table-cell office:value-type="string" calcext:value-type="string">
            <text:p>Osteomalacia.</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67" calcext:value-type="float">
            <text:p>67</text:p>
          </table:table-cell>
          <table:table-cell office:value-type="float" office:value="9831" calcext:value-type="float">
            <text:p>9831</text:p>
          </table:table-cell>
          <table:table-cell office:value-type="float" office:value="204086" calcext:value-type="float">
            <text:p>204086</text:p>
          </table:table-cell>
          <table:table-cell office:value-type="string" calcext:value-type="string">
            <text:p>FALSE</text:p>
          </table:table-cell>
          <table:table-cell office:value-type="string" calcext:value-type="string">
            <text:p>Una paciente de 56 años consultó por dolores en columna dorso-lumbar y dificultad progresiva para realizar las tareas habituales. En los últimos 5 años aumentó de peso, tiene equimosis con facilidad y se detectó hipertensión arterial. Exploración física: Obesidad de predominio central, facies redondeada, aumento de la grasa supraclavicular, disminución de la fuerza muscular proximal y algunas estrías rojizas en abdomen. Tiene glucemia de 136 mg/dL y el estudio radiológico mostró osteoporosis y aplastamientos vertebrales. ¿Cuál le parece la interpretación y actitud más coherentes?:</text:p>
          </table:table-cell>
          <table:table-cell office:value-type="string" calcext:value-type="string">
            <text:p>Se puede considerar como confirmado el diagnóstico de síndrome de Cushing cuando los resultados de varias pruebas son compatibles con dicho trastorno. Incremento en la excreción de cortisol libre en orina de 24 horas o falta en la adecuada supresión de cortisol matutino después de una exposición a dexametasona la noche anterior. La valoración de pacientes con síndrome de Cushing confirmado se inicia con el diagnóstico diferencial de exceso de cortisol dependiente de ACTH e independiente de ACTH (respuesta 3 correcta). Para descartar Enfermedad de Cushing no es necesario realizar TAC craneal. La prueba se hace con dosis de 0.5 mg de dexametasona cada 6 horas durante 2 días. Los estudios de imagen sólo se deben realizar después de haberse establecido el diagnóstico de exceso de cortisol dependiente o independiente de ACTH (respuesta 2 incorrecta). En el enunciado se describe el fenotipo de un paciente con Síndrome de Cushing (Obesidad de predominio central, facies redondeada, aumento de la grasa supraclavicular, disminución de la fuerza muscular proximal y algunas estrías rojizas en abdomen), características fenotípicas que no se corresponden con osteoporosis. Para diagnosticar DM necesitamos dos determinaciones basales por encima de 126 mg/dl (respuesta 1 incorrecta). SÍNDROME DE CUSHING ACTH 17-OH 17-Cetos ADENOMA SUPRARRENAL CARCINOMA SUPRARRENAL VARIABLES DEXAMETASONA METOPIRONA CRF 10% 10% 10% ACTH DEXAMETASONA METIRAPONA CRF ACTH ECTÓPICA (OAT-CELL ) MACROADENOMA HIPOFISARIO MICROADENOMA HIPOFISARIO VARIABLES 10% 10% 10% 10% 90% 90% 80% 90% 80% N N ó (respuestas 4 y 5 incorrectas).</text:p>
          </table:table-cell>
          <table:table-cell office:value-type="string" calcext:value-type="string">
            <text:p>1. HARRISON 18º ed pág 2946</text:p>
          </table:table-cell>
          <table:table-cell office:value-type="string" calcext:value-type="string">
            <text:p>ENDOCRINOLOG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Osteoporosis post-menopáusica. diabetes mellitus tipo 2 e hipertensión arterial esencial, con disminución de fuerza por polineuropatía diabética.</text:p>
          </table:table-cell>
          <table:table-cell office:value-type="string" calcext:value-type="string">
            <text:p>Es necesario descartar enfermedad de Cushing mediante test de supresión con dexametasona y realizar una TC craneal.</text:p>
          </table:table-cell>
          <table:table-cell office:value-type="string" calcext:value-type="string">
            <text:p>Sugiere un Cushing. Determinar cortisol libre urinario y ACTH basal, que sirve para orientar su etiología y seleccionar la técnica de imagen más apropiada.</text:p>
          </table:table-cell>
          <table:table-cell office:value-type="string" calcext:value-type="string">
            <text:p>Parece un Cushing. Si la ACTH basal es alta, puede ser por el uso de corticoides o un tumor suprarrenal, debiendo realizar una resonancia magnética.</text:p>
          </table:table-cell>
          <table:table-cell office:value-type="string" calcext:value-type="string">
            <text:p>Probablemente tiene un Cushing. Si la ACTH basal es baja, probablemente tenga un microadenoma hipofisario, debiendo realizar una TC craneal.</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68" calcext:value-type="float">
            <text:p>68</text:p>
          </table:table-cell>
          <table:table-cell office:value-type="float" office:value="9832" calcext:value-type="float">
            <text:p>9832</text:p>
          </table:table-cell>
          <table:table-cell office:value-type="float" office:value="204087" calcext:value-type="float">
            <text:p>204087</text:p>
          </table:table-cell>
          <table:table-cell office:value-type="string" calcext:value-type="string">
            <text:p>FALSE</text:p>
          </table:table-cell>
          <table:table-cell office:value-type="string" calcext:value-type="string">
            <text:p>Mujer de 52 años, natural de un pueblo de la Costa Brava que al ponerse crema en el cuello nota un bulto en la zona anterior, por lo demás asintomático; acude a su médico de cabecera que confirma la presencia de una masa firme de 2 cm. de diámetro máximo, liso, que asciende con la deglución. No adenopatías papables. ¿Qué pruebas solicitaría de entrada?:</text:p>
          </table:table-cell>
          <table:table-cell office:value-type="string" calcext:value-type="string">
            <text:p>El caso clínico describe una masa cervical de 2 cm de diámetro en la zona anterior del cuello de una mujer de edad media, que asciende con la deglución. Como no nos da más datos sobre la localización, el caso clínico es compatible, con un quiste del conducto tirogloso o con un nódulo tiroideo, como alternativas más probables. Sin embargo, el dato epidemiológico de “residente en la Costa Brava” debe hacernos pensar en la presencia de un nodulo tiroideo dado el historial de deficit de yodo en esta región. Este dato es clave para decantarnos por la opción del nódulo y en consecuencia por la PAAF (respuesta 4 correcta) Los quistes del conducto tirogloso son las anormalidades cervicales congénitas más frecuentes. Sería una alternativa diagnóstica si no tuviésemos en cuenta el antecedente epidemiológico de donde vive el paciente. Aparecen como una masa de 1 a 2 cm en la línea media del cuello, lisa y bien definida que asciende y desciende con la deglución. Los estudios de imagen con TC, RNM o ecografía, muestran las características, el contenido y la localización del quiste (respuesta 2 incorrecta). Antes de su extirpación, es preciso asegurarse mediante gammagrafía de que no se trate del único tejido tiroideo funcionante (tiroides ectópico). La determinación de hormonas periféricas es útil para hipo o hiperfunción tiroidea (respuesta 5 incorrecta), pero no parece ser lo primero que hay que hacer en este caso, al estar esta paciente asintomática. La determinación de tiroglobulina se realiza en el cáncer papilar y folicular como marcador de seguimiento (respuesta 1 incorrecta). Los Acs antitiroglobulina y antiperoxidasa se hacen en sospecha de tiroiditis de Hashimoto (respuesta 3 incorrecta).</text:p>
          </table:table-cell>
          <table:table-cell office:value-type="string" calcext:value-type="string">
            <text:p>1. SCHWARTZ 8º ed pág 1397 2. HARRISON 18ª ed pág 2938 3. Manual de ORL. Ramirez Camacho 2ª edición. Pág 486 (7 MIR) +++++++ PAAF: método inicial para el estudio de nódulos tiroideos. PAAF: método inicial de estudio de un nódulo tiroideo</text:p>
          </table:table-cell>
          <table:table-cell office:value-type="string" calcext:value-type="string">
            <text:p>ENDOCRINOLOGÍA</text:p>
          </table:table-cell>
          <table:table-cell office:value-type="string" calcext:value-type="string">
            <text:p>Normal</text:p>
          </table:table-cell>
          <table:table-cell office:value-type="float" office:value="0.49" calcext:value-type="float">
            <text:p>0,49</text:p>
          </table:table-cell>
          <table:table-cell/>
          <table:table-cell office:value-type="string" calcext:value-type="string">
            <text:p>Una determinación de tiroglobulina en sangre.</text:p>
          </table:table-cell>
          <table:table-cell office:value-type="string" calcext:value-type="string">
            <text:p>Una TC cervical.</text:p>
          </table:table-cell>
          <table:table-cell office:value-type="string" calcext:value-type="string">
            <text:p>Una determinación de anticuerpos antitiroideos (antitiroglubulina y antiperoxidasa) circulante.</text:p>
          </table:table-cell>
          <table:table-cell office:value-type="string" calcext:value-type="string">
            <text:p>Una punción con aguja fina.</text:p>
          </table:table-cell>
          <table:table-cell office:value-type="string" calcext:value-type="string">
            <text:p>Una determinación de T3 libre.</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71" calcext:value-type="float">
            <text:p>71</text:p>
          </table:table-cell>
          <table:table-cell office:value-type="float" office:value="9835" calcext:value-type="float">
            <text:p>9835</text:p>
          </table:table-cell>
          <table:table-cell office:value-type="float" office:value="204090" calcext:value-type="float">
            <text:p>204090</text:p>
          </table:table-cell>
          <table:table-cell office:value-type="string" calcext:value-type="string">
            <text:p>FALSE</text:p>
          </table:table-cell>
          <table:table-cell office:value-type="string" calcext:value-type="string">
            <text:p>Niño de 10 años con episodios breves de distracciones (&lt; 1 minuto) en los que no responde a llamadas y parpadea. Un EEG muestra descargas de punta-onda a 3 ciclos por segundo. El tratamiento electivo de primera línea lo haría con:</text:p>
          </table:table-cell>
          <table:table-cell office:value-type="string" calcext:value-type="string">
            <text:p>Las crisis de ausencia típicas se caracterizan por breves y repentinos lapsos de pérdida de conciencia sin pérdida de control postural. La crisis dura solo unos segundos, la conciencia se recupera tan rápido como se perdió y no hay confusión post_x0002_ictal. La pérdida breve de la conciencia puede pasar inadvertida, las crisis de ausencia pueden acompañarse de signos motores bilaterales sutiles como movimientos rápidos de los párpados movimientos de masticación o clónicos de pequeña amplitud en las manos. Las crisis son muy numerosas a lo largo del día. El valproato es particularmente eficaz en crisis de ausencia (respuesta 1 correcta), convulsiones mioclónicas y atónicas. Carbamacepina y fenitoina empeoran las crisis de ausencias (respuestas 2 y 3 incorrectas). La gabapentina esta indicado como adyuvante y en monoterapia en crisis parciales y secundariamente generalizadas en adultos y niños, es ineficaz en ausencias y mioclonias (respuesta 4 incorrecta). La mayoría de las benzodiacepinas tienen propiedades antiepilépticas por sus efectos secundarios se utilizan como recursos tardíos en distintas epilepsias (respuesta 5 incorrecta).</text:p>
          </table:table-cell>
          <table:table-cell office:value-type="string" calcext:value-type="string">
            <text:p>1. Tratado de Neurología, J. Pascual Gómez. 2ªed. Pag 224 2. HARRISON 18ª ed. Pag 3266, 3266 Ausencias típicas: detención de la actividad motora y desconexión con el medio de pocos segundos. EEG: PO 3 Hz</text:p>
          </table:table-cell>
          <table:table-cell office:value-type="string" calcext:value-type="string">
            <text:p>NEUROLOGÍ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Valproato.</text:p>
          </table:table-cell>
          <table:table-cell office:value-type="string" calcext:value-type="string">
            <text:p>Carbamacepina.</text:p>
          </table:table-cell>
          <table:table-cell office:value-type="string" calcext:value-type="string">
            <text:p>Fenitoína.</text:p>
          </table:table-cell>
          <table:table-cell office:value-type="string" calcext:value-type="string">
            <text:p>Gabapentina.</text:p>
          </table:table-cell>
          <table:table-cell office:value-type="string" calcext:value-type="string">
            <text:p>Clonazepam.</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73" calcext:value-type="float">
            <text:p>73</text:p>
          </table:table-cell>
          <table:table-cell office:value-type="float" office:value="9837" calcext:value-type="float">
            <text:p>9837</text:p>
          </table:table-cell>
          <table:table-cell office:value-type="float" office:value="204092" calcext:value-type="float">
            <text:p>204092</text:p>
          </table:table-cell>
          <table:table-cell office:value-type="string" calcext:value-type="string">
            <text:p>FALSE</text:p>
          </table:table-cell>
          <table:table-cell office:value-type="string" calcext:value-type="string">
            <text:p>Un hombre de 77 años con antecedentes de Diabetes Mellitus tipo 2, fue diagnosticado hace 2 años de deterioro cognitivo leve. En aquel momento se practicó un Minimental (Folstein) 28/30, Test de Yesavage abreviado 14/15, una analítica con TSH y factores de maduración normales junto con serologías de LUES y VIH negativas y una resonancia magnética (RM) que mostraba atrofia cortical difusa predominante en zona posterior. El paciente acude acompañado de su esposa que refiere evolución progresiva y lenta del deterioro de la memoria (p.e. en ocasiones se ha confundido con las dosis de insulina). No existen alucinaciones ni trastorno conductual. El Minimental actual es de 24/30 y el Test de Yesavage 14/15, no existe focalidad neurológica, temblor ni trastornos del tono o de la marcha a la exploración física. Hace 2 meses acudió a Urgencias tras un traumatismo cráneo_x0002_encefálico leve por caida accidental (la única en 2 años) y se realizó una tomografia que no aportaba nueva información respecto a la RM previa. ¿Cuál es el diagnóstico más probable en este paciente?:</text:p>
          </table:table-cell>
          <table:table-cell office:value-type="string" calcext:value-type="string">
            <text:p>A la hora de evaluar un deterioro cognitivo el ritmo de evolución de la enfermedad es fundamental. El anciano que tiene amnesia evolutiva en el transcurso de los años probablemente tenga enfermedad de Alzheimer (respuesta 2 correcta). El test Minimental se considera patológico por debajo de 24 puntos. El test de Yesavage es una escala de depresión geriátrica que en este caso es normal. El la demencia fronto_x0002_temporal predominan los síntomas conductuales (respuesta 1 incorrecta). En la demencia vascular suele haber episodios de deterioro neurológico repentino (respuesta 3 incorrecta). La enfermedad por cuerpos de Lewy se caracteriza por la asociación con síntomas parkinsonianos, alucinaciones visuales y fluctuación clínica importante (respuesta 4 incorrecta). La enfermedad de Creutzfeld-Jakob asocia un deterioro cognitivo rápidamente progresivo y asocia característicamente mioclonias (respuesta 5 incorrecta).</text:p>
          </table:table-cell>
          <table:table-cell office:value-type="string" calcext:value-type="string">
            <text:p>1. HARRISON 18ª ed. Pag 3305-331. 2. Tratado de Neurología, J. Pascual Gómez. 2ªed. Pag687,691</text:p>
          </table:table-cell>
          <table:table-cell office:value-type="string" calcext:value-type="string">
            <text:p>NEUROLOG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Demencia frontotemporal.</text:p>
          </table:table-cell>
          <table:table-cell office:value-type="string" calcext:value-type="string">
            <text:p>Enfermedad de Alzheimer.</text:p>
          </table:table-cell>
          <table:table-cell office:value-type="string" calcext:value-type="string">
            <text:p>Demencia vascular.</text:p>
          </table:table-cell>
          <table:table-cell office:value-type="string" calcext:value-type="string">
            <text:p>Enfermedad por cuerpos de Lewy.</text:p>
          </table:table-cell>
          <table:table-cell office:value-type="string" calcext:value-type="string">
            <text:p>Enfermedad de Creutzfeldt-Jakob.</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75" calcext:value-type="float">
            <text:p>75</text:p>
          </table:table-cell>
          <table:table-cell office:value-type="float" office:value="9839" calcext:value-type="float">
            <text:p>9839</text:p>
          </table:table-cell>
          <table:table-cell office:value-type="float" office:value="204094" calcext:value-type="float">
            <text:p>204094</text:p>
          </table:table-cell>
          <table:table-cell office:value-type="string" calcext:value-type="string">
            <text:p>FALSE</text:p>
          </table:table-cell>
          <table:table-cell office:value-type="string" calcext:value-type="string">
            <text:p>Mujer de 75 años que consulta por insomnio. Refiere que desde hace años se despierta por la noche con sensación de hormigueo, quemazón en las piernas y a veces en los brazos; estos síntomas se presentan también por la tarde. Nota mejoría al mover las piernas, pero los síntomas recurren durante el reposo, por lo que no puede volver a conciliar el sueño. Este cuadro nos podría orientar al diagnóstico de un síndrome de piernas inquietas. ¿Cuál de las siguientes es FALSA?:</text:p>
          </table:table-cell>
          <table:table-cell office:value-type="string" calcext:value-type="string">
            <text:p>El diagnóstico de síndrome de piernas inquietas es clínico y se basa en la presencia de 4 criterios diagnósticos esenciales: 1- Necesidad irresistible de mover las piernas acompañado de sensación molesta en ellas, 2-Inicio o empeoramiento de los síntomas con el reposo o al permanecer sentado o acostado, 3- Mejora o cese de los síntomas tras mover las piernas, 4- Aparición o predominio durante la tarde o la noche (respuesta 1 correcta y 4 incorrecta). El síndrome puede ser idiopático o sintomático, el déficit de hierro es la causa más frecuente en los sintomáticos también hay que descartar déficit de ácido fólico y alteraciones tiroideas (respuesta 2 correcta). En caso de necesitar tratamiento farmacológico los agentes de primera elección son los fármacos dopaminérgicos como pramipexol o ropirinol, (respuesta 5 correcta).</text:p>
          </table:table-cell>
          <table:table-cell office:value-type="string" calcext:value-type="string">
            <text:p>1. Tratado de Neurología, J. Pascual Gómez. 2ªed. Pag 728</text:p>
          </table:table-cell>
          <table:table-cell office:value-type="string" calcext:value-type="string">
            <text:p>NEUR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El diagnóstico de esta afectación se basa en criterios clínicos.</text:p>
          </table:table-cell>
          <table:table-cell office:value-type="string" calcext:value-type="string">
            <text:p>Habría que realizar una analítica básica que incluyera perfil férrico, hormonas tiroideas y B12 y ácido fólico.</text:p>
          </table:table-cell>
          <table:table-cell office:value-type="string" calcext:value-type="string">
            <text:p>El tratamiento estaría indicado en pacientes que presentan alteración del sueño o de la calidad de vida pero no altera el curso de la enfermedad.</text:p>
          </table:table-cell>
          <table:table-cell office:value-type="string" calcext:value-type="string">
            <text:p>El diagnóstico se confirma con biopsia muscular.</text:p>
          </table:table-cell>
          <table:table-cell office:value-type="string" calcext:value-type="string">
            <text:p>El pramipexol y el ropirinol se utilizan en el tratamiento.</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81" calcext:value-type="float">
            <text:p>81</text:p>
          </table:table-cell>
          <table:table-cell office:value-type="float" office:value="9845" calcext:value-type="float">
            <text:p>9845</text:p>
          </table:table-cell>
          <table:table-cell office:value-type="float" office:value="204100" calcext:value-type="float">
            <text:p>204100</text:p>
          </table:table-cell>
          <table:table-cell office:value-type="string" calcext:value-type="string">
            <text:p>FALSE</text:p>
          </table:table-cell>
          <table:table-cell office:value-type="string" calcext:value-type="string">
            <text:p>Un hombre de 73 años hipertenso, con fracción de eyección de ventrículo izquierdo de 30% y lesión del 95 % en tronco común izquierdo, es intervenido de doble bypass aortocoronario. Precisa balón de contrapulsación al final de la intervención que se puede retirar 8 horas después. Al día siguiente presenta desorientación, livedo reticularis y lesiones violáceas parcheadas en los dedos de los pies. Señale la respuesta FALSA:</text:p>
          </table:table-cell>
          <table:table-cell office:value-type="string" calcext:value-type="string">
            <text:p>El caso clínico habla de un embolismo de colesterol en contexto de implante de balón de contrapulsación. En alrededor de la mitad de los casos es posible identificar sucesos desencadenantes, como operaciones vasculares, arteriografía, angioplastia… El diagnóstico de embolismo de colesterol se basa en la identificación de cristales de colesterol en el interior de los vasos, entre otras características tiene brirrefringencia a la luz polarizada (respuesta 5 correcta). la forma clínica más frecuente y aparente es la manifestación cutánea, en la que hay que hacer diagnóstico diferencial con vasculitis como la Panarteritis Nodosa (respuesta 1 correcta), la manifestación visceral más frecuente son los microémbolos en las arterias renales que aparece entre 2 y 6 semanas después (respuesta 3 correcta y respuesta 4 incorrecta), el tratamiento etiológico no existe, y el tratamiento sintomático se han empleado múltiples tratamientos, entre ellos la corticoterapia que muchos autores han demostrado ninguna mejoría (respuesta 2 correcta).</text:p>
          </table:table-cell>
          <table:table-cell office:value-type="string" calcext:value-type="string">
            <text:p>1. Santamaría, A. Perelló, A. Berenguer, F.J. Vera-Sempere*, J.R. Calabuig. An. Med. Interna Madrid) v.18 n.4 Madrid abr. 2001. Embolismo por cristales de colesterol. A propósito de un caso 2. HARRISON 16ª Ed, 1881-1882. Confusión, coma Insuficiencia respiratoria aguda, fatiga Hipoxemia Trombopenia Petequias axilares Características clínicas del embolismo graso</text:p>
          </table:table-cell>
          <table:table-cell office:value-type="string" calcext:value-type="string">
            <text:p>CARDIOLOGÍA</text:p>
          </table:table-cell>
          <table:table-cell office:value-type="string" calcext:value-type="string">
            <text:p>Difícil</text:p>
          </table:table-cell>
          <table:table-cell office:value-type="float" office:value="0.07" calcext:value-type="float">
            <text:p>0,07</text:p>
          </table:table-cell>
          <table:table-cell/>
          <table:table-cell office:value-type="string" calcext:value-type="string">
            <text:p>El diagnóstico diferencial incluye la angeitis de Churg Strauss y la Panarteritis.</text:p>
          </table:table-cell>
          <table:table-cell office:value-type="string" calcext:value-type="string">
            <text:p>En este caso no hay evidencia de beneficio para el tratamiento con corticoides.</text:p>
          </table:table-cell>
          <table:table-cell office:value-type="string" calcext:value-type="string">
            <text:p>La insuficiencia renal aparece generalmente de una a cuatro semanas tras el evento desencadenante.</text:p>
          </table:table-cell>
          <table:table-cell office:value-type="string" calcext:value-type="string">
            <text:p>El órgano más frecuentemente afectado es el intestino.</text:p>
          </table:table-cell>
          <table:table-cell office:value-type="string" calcext:value-type="string">
            <text:p>Al microscopio de luz polarizada se observarán cristales birrefringentes.</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82" calcext:value-type="float">
            <text:p>82</text:p>
          </table:table-cell>
          <table:table-cell office:value-type="float" office:value="9846" calcext:value-type="float">
            <text:p>9846</text:p>
          </table:table-cell>
          <table:table-cell office:value-type="float" office:value="204101" calcext:value-type="float">
            <text:p>204101</text:p>
          </table:table-cell>
          <table:table-cell office:value-type="string" calcext:value-type="string">
            <text:p>FALSE</text:p>
          </table:table-cell>
          <table:table-cell office:value-type="string" calcext:value-type="string">
            <text:p>Mujer de 45 años que presenta hipertensión arterial (190/120 mmHg) acompañada de K 2.5 mEq/l. Se realiza ecografía abdominal que muestra estenosis de ambas arterias renales. Indique que tratamiento está contraindicado:</text:p>
          </table:table-cell>
          <table:table-cell office:value-type="string" calcext:value-type="string">
            <text:p>La hipertensión vasculorrenal es clínicamente indistinguible en la mayoría de las veces de la hipertensión esencial. Debe de sospecharse ante:  Una hipertensión que se inicia antes de los 30 años  Una hipertensión resistente al tratamiento con tres fármacos  Un paciente hipertenso que, al administrarle un IECA (Enalapril) (respuesta 1 correcta), un Ara-II o un inhibidor de la renina, presenta una excesiva respuesta hipotensora o un empeoramiento del funcionalismo renal: aumento brusco de creatinina en plasma. El hallazgo arteriográfico muestra una estenosis superior al 75% en una o ambas arterias renales.</text:p>
          </table:table-cell>
          <table:table-cell office:value-type="string" calcext:value-type="string">
            <text:p>1. FARRERAS 17ª, 600 2. HARRISON 18ª, 2049</text:p>
          </table:table-cell>
          <table:table-cell office:value-type="string" calcext:value-type="string">
            <text:p>CARDI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Enalapril.</text:p>
          </table:table-cell>
          <table:table-cell office:value-type="string" calcext:value-type="string">
            <text:p>Propanolol.</text:p>
          </table:table-cell>
          <table:table-cell office:value-type="string" calcext:value-type="string">
            <text:p>Amiloride.</text:p>
          </table:table-cell>
          <table:table-cell office:value-type="string" calcext:value-type="string">
            <text:p>Prazosin.</text:p>
          </table:table-cell>
          <table:table-cell office:value-type="string" calcext:value-type="string">
            <text:p>Amlodipino.</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83" calcext:value-type="float">
            <text:p>83</text:p>
          </table:table-cell>
          <table:table-cell office:value-type="float" office:value="9847" calcext:value-type="float">
            <text:p>9847</text:p>
          </table:table-cell>
          <table:table-cell office:value-type="float" office:value="204102" calcext:value-type="float">
            <text:p>204102</text:p>
          </table:table-cell>
          <table:table-cell office:value-type="string" calcext:value-type="string">
            <text:p>FALSE</text:p>
          </table:table-cell>
          <table:table-cell office:value-type="string" calcext:value-type="string">
            <text:p>Mujer de 80 años, que acude al Servicio de Urgencias a las 4 de la madrugada por referir disnea de reposo de aparición súbita con tos seca y dolor torácico opresivo irradiado a cuello. Antecedentes de HTA esencial de larga evolución e infarto agudo de miocardio. A la exploración: TA 220/130 mmHg, Fe 100 lpm. Fr 30 rpm Saturación de 02 70%. Auscultación: ruidos rítmicos, rápidos, con crepitantes y sibilancias generalizados en ambos hemitórax. ECG: Taquicardia sinusal a 110 lpm, con inversión de la onda T en V1-V6. Radiografía de tórax: patrón en "alas de mariposa". Analítica: péptido natriurético (pro-BNP) 400 pg/ml (normal &lt;100 pg/ml). Señale lo FALSO respecto a las medidas terapéuticas:</text:p>
          </table:table-cell>
          <table:table-cell office:value-type="string" calcext:value-type="string">
            <text:p>Se trata de una pregunta sumamente compleja. Nos presentan un caso clínico de una mujer con Edema Agudo de Pulmón (EAP). La furosemida presenta un efecto venodilatador (que disminuirá la precarga) a los 10-15 minutos de su administración; el efecto diurético tarda unos 20 minutos en aparecer (respuesta 5 correcta). La morfina disminuye la precarga y mejora el componente ansioso del paciente (respuesta 2 correcta). En caso de insuficiencia respiratoria severa, se debe iniciar ventilación mecánica (inicialmente no invasiva –si el paciente colabora–), que ha demostrado una mejoría en la oxigenación y la función cardiaca (respuesta 1 correcta). La dificultad de la pregunta radica en las opciones 3 y 4. En caso de presión arterial superior a 110 – 120 mmHg, se recomienda emplear vasodilatadores potentes, como la nitroglicerina o el nitroprusiato, con el objetivo de disminuir la postcarga y, con ello, el consumo de oxígeno miocárdico y la congestión pulmonar. La paciente presenta, como antecedente, infarto agudo de miocardio (IAM). Según las últimas Guías de Práctica Clínica en el manejo de pacientes con Insuficiencia Cardiaca publicadas por la Sociedad Europea de Cardiología en 2.012, el nitroprusiato debe administrarse con precaución en pacientes con antecedente de IAM, por lo que constituye la peor de las dos opciones mostradas (respuesta 3 correcta y 4 incorrecta).</text:p>
          </table:table-cell>
          <table:table-cell office:value-type="string" calcext:value-type="string">
            <text:p>1. Rev Esp Cardiol. 2012</text:p>
          </table:table-cell>
          <table:table-cell office:value-type="string" calcext:value-type="string">
            <text:p>65(10):938.e1-e59. Página e36. 2. Florez 5 ed cap 36</text:p>
          </table:table-cell>
          <table:table-cell office:value-type="string" calcext:value-type="string">
            <text:p>CARDIOLOGÍA</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Le colocaría ventilación no invasiva pues mejora la oxigenación, la función cardiaca y reduce la necesidad de intubación orotraqueal.</text:p>
          </table:table-cell>
          <table:table-cell office:value-type="string" calcext:value-type="string">
            <text:p>Le administraría morfina porque reduce la precarga y mejora la disnea y la ansiedad.</text:p>
          </table:table-cell>
          <table:table-cell office:value-type="string" calcext:value-type="string">
            <text:p>Le administraría nitroglicerina intravenosa por sus efectos venodilatadores y vasodilatadores coronarios.</text:p>
          </table:table-cell>
          <table:table-cell office:value-type="string" calcext:value-type="string">
            <text:p>El nitroprusiato es el vasodilatador recomendado.</text:p>
          </table:table-cell>
          <table:table-cell office:value-type="string" calcext:value-type="string">
            <text:p>Al administrar furosemida se reducirá la precarga antes de iniciar su efecto diurético.</text:p>
          </table:table-cell>
          <table:table-cell office:value-type="float" office:value="4" calcext:value-type="float">
            <text:p>4</text:p>
          </table:table-cell>
          <table:table-cell table:number-columns-repeated="15"/>
        </table:table-row>
        <table:table-row table:style-name="ro1">
          <table:table-cell office:value-type="float" office:value="2012" calcext:value-type="float">
            <text:p>2012</text:p>
          </table:table-cell>
          <table:table-cell office:value-type="float" office:value="85" calcext:value-type="float">
            <text:p>85</text:p>
          </table:table-cell>
          <table:table-cell office:value-type="float" office:value="9849" calcext:value-type="float">
            <text:p>9849</text:p>
          </table:table-cell>
          <table:table-cell office:value-type="float" office:value="204104" calcext:value-type="float">
            <text:p>204104</text:p>
          </table:table-cell>
          <table:table-cell office:value-type="string" calcext:value-type="string">
            <text:p>FALSE</text:p>
          </table:table-cell>
          <table:table-cell office:value-type="string" calcext:value-type="string">
            <text:p>Si en un paciente con insuficiencia cardiaca crónica detectamos unas ondas v prominentes en el pulso venoso yugular y en la auscultación cardiaca se ausculta un soplo holosistólico en el área del apéndice xifoides que se acentúa con la inspiración profunda. ¿Cuál es la valvulopatía responsable de esta exploración física?:</text:p>
          </table:table-cell>
          <table:table-cell office:value-type="string" calcext:value-type="string">
            <text:p>El acentuamiento de los soplos durante la inspiración, se denomina signo de Rivero Carvallo. Es típico de valvulopatías derechas (respuestas 1, 4 y 5 incorrectas). La insuficiencia pulmonar genera un soplo diastólico (respuesta 2 incorrecta). La insuficiencia tricuspídea produce un soplo holosistólico y se acompaña de onda v prominente en el pulso venoso yugular (respuesta 3 correcta)</text:p>
          </table:table-cell>
          <table:table-cell office:value-type="string" calcext:value-type="string">
            <text:p>1. Braumwald. Heart Disease. 9th ed. Part 46.</text:p>
          </table:table-cell>
          <table:table-cell office:value-type="string" calcext:value-type="string">
            <text:p>CARDIOLOGÍA</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Insuficiencia mitral.</text:p>
          </table:table-cell>
          <table:table-cell office:value-type="string" calcext:value-type="string">
            <text:p>Insuficiencia pulmonar.</text:p>
          </table:table-cell>
          <table:table-cell office:value-type="string" calcext:value-type="string">
            <text:p>Insuficiencia tricúspide.</text:p>
          </table:table-cell>
          <table:table-cell office:value-type="string" calcext:value-type="string">
            <text:p>Insuficiencia aórtica.</text:p>
          </table:table-cell>
          <table:table-cell office:value-type="string" calcext:value-type="string">
            <text:p>Estenosis aórtica.</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86" calcext:value-type="float">
            <text:p>86</text:p>
          </table:table-cell>
          <table:table-cell office:value-type="float" office:value="9850" calcext:value-type="float">
            <text:p>9850</text:p>
          </table:table-cell>
          <table:table-cell office:value-type="float" office:value="204105" calcext:value-type="float">
            <text:p>204105</text:p>
          </table:table-cell>
          <table:table-cell office:value-type="string" calcext:value-type="string">
            <text:p>FALSE</text:p>
          </table:table-cell>
          <table:table-cell office:value-type="string" calcext:value-type="string">
            <text:p>¿Qué exploración aconsejaría en primer lugar a un paciente de 82 años que refiere angina de esfuerzo y que a la auscultación presenta un soplo sistólico eyectivo de intensidad 3/6?:</text:p>
          </table:table-cell>
          <table:table-cell office:value-type="string" calcext:value-type="string">
            <text:p>La clínica de ángor de esfuerzo en un paciente de 82 años de edad y con soplo sistólico eyectivo nos hace sospechar la presencia de una estenosis aórtica significativa. La confirmación diagnóstica de esta patología se realiza mediante Ecocardiograma-Doppler (respuesta 5 correcta). Posteriormente, si se confirma la presencia de una estenosis aórtica severa, se deberá realizar una coronariografía previo a la corrección quirúrgica de la valvulopatía.</text:p>
          </table:table-cell>
          <table:table-cell office:value-type="string" calcext:value-type="string">
            <text:p>1. Guidelines ESC/EACST on managent of valvular heart disease. 2012. Pag. 2463 Valvulopatía Síntoma inicial Diagnóstico (ORO) Estenosis Aórtica Angina Síncope Disnea Eco cardiograma-Doppler S1 P2A2 S4 CLIC SOPLO SISTÓLICO EYECTIVO DESDOBLAMIENTO INVERTIDO o S2 ÚNICO EAo, auscultación: soplo sistólico eyectivo</text:p>
          </table:table-cell>
          <table:table-cell office:value-type="string" calcext:value-type="string">
            <text:p>CARDI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Una prueba de esfuerzo.</text:p>
          </table:table-cell>
          <table:table-cell office:value-type="string" calcext:value-type="string">
            <text:p>Una coronariografia.</text:p>
          </table:table-cell>
          <table:table-cell office:value-type="string" calcext:value-type="string">
            <text:p>Un Ecocardiograma de ejercicio.</text:p>
          </table:table-cell>
          <table:table-cell office:value-type="string" calcext:value-type="string">
            <text:p>Un TAC coronario.</text:p>
          </table:table-cell>
          <table:table-cell office:value-type="string" calcext:value-type="string">
            <text:p>Un Ecocardiograma-Doppler.</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87" calcext:value-type="float">
            <text:p>87</text:p>
          </table:table-cell>
          <table:table-cell office:value-type="float" office:value="9851" calcext:value-type="float">
            <text:p>9851</text:p>
          </table:table-cell>
          <table:table-cell office:value-type="float" office:value="204106" calcext:value-type="float">
            <text:p>204106</text:p>
          </table:table-cell>
          <table:table-cell office:value-type="string" calcext:value-type="string">
            <text:p>FALSE</text:p>
          </table:table-cell>
          <table:table-cell office:value-type="string" calcext:value-type="string">
            <text:p>Mujer de 70 años, hipertensa y diabética que ha trabajado de dependienta toda su vida. Consulta por una lesión maleolar interna en la pierna derecha con intenso dolor durante todo el día que empeora durante la noche. A la exploración destacan cordones varicosos no complicados en ambas extremidades y pulsos femorales y poplíteos normales con ausencia de distales. ¿Qué exploración deberíamos realizar en primer lugar?:</text:p>
          </table:table-cell>
          <table:table-cell office:value-type="string" calcext:value-type="string">
            <text:p>Nos comentan un caso de una mujer de edad avanzada con problemas vasculares tanto a nivel arterial (ausencia de pulsos distales en extremidades inferiores) como venoso (cordones varicosos). A priori parece más grave el problema arterial que el venoso, y la prueba que mejor valora la gravedad, ante una sospecha de obstrucción crónica de miembros inferiores, es el índice tobillo/brazo (respuesta 4 correcta).</text:p>
          </table:table-cell>
          <table:table-cell office:value-type="string" calcext:value-type="string">
            <text:p>1. FARRERAS 17ª, 668 2. HARRISON 18ª, 2068</text:p>
          </table:table-cell>
          <table:table-cell office:value-type="string" calcext:value-type="string">
            <text:p>VASCULAR</text:p>
          </table:table-cell>
          <table:table-cell office:value-type="string" calcext:value-type="string">
            <text:p>Normal</text:p>
          </table:table-cell>
          <table:table-cell office:value-type="float" office:value="0.59" calcext:value-type="float">
            <text:p>0,59</text:p>
          </table:table-cell>
          <table:table-cell/>
          <table:table-cell office:value-type="string" calcext:value-type="string">
            <text:p>Eco-doppler venoso de miembros inferiores.</text:p>
          </table:table-cell>
          <table:table-cell office:value-type="string" calcext:value-type="string">
            <text:p>Angiorresonancia de miembros inferiores.</text:p>
          </table:table-cell>
          <table:table-cell office:value-type="string" calcext:value-type="string">
            <text:p>Arteriografía.</text:p>
          </table:table-cell>
          <table:table-cell office:value-type="string" calcext:value-type="string">
            <text:p>Indice tobillo-brazo.</text:p>
          </table:table-cell>
          <table:table-cell office:value-type="string" calcext:value-type="string">
            <text:p>AngioTC.</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88" calcext:value-type="float">
            <text:p>88</text:p>
          </table:table-cell>
          <table:table-cell office:value-type="float" office:value="9852" calcext:value-type="float">
            <text:p>9852</text:p>
          </table:table-cell>
          <table:table-cell office:value-type="float" office:value="204107" calcext:value-type="float">
            <text:p>204107</text:p>
          </table:table-cell>
          <table:table-cell office:value-type="string" calcext:value-type="string">
            <text:p>FALSE</text:p>
          </table:table-cell>
          <table:table-cell office:value-type="string" calcext:value-type="string">
            <text:p>Ante un paciente de 50 años con sospecha clínica de disección aguda de aorta tipo A (clasificación de Stanford) en situación inestable (dolor precordial agudo, hipotensión arterial ligera y ansiedad intensa), indique el estudio diagnóstico pertinente para confirmar el diagnóstico e identificar los detalles anatómicos previo a la cirugía.</text:p>
          </table:table-cell>
          <table:table-cell office:value-type="string" calcext:value-type="string">
            <text:p>El diagnóstico definitivo de disección de aorta se realiza mediante Angio-TC (tomografia computarizada con contraste radiológico) (respuesta 1 correcta). La aortografía precisa introducir un catéter en la aorta para inyectar selectivamente el contraste a ese nivel, lo cual está contraindicado por riesgo de rotura traumática, en caso de existir una separación de la íntima-media (respuesta 5 incorrecta).</text:p>
          </table:table-cell>
          <table:table-cell office:value-type="string" calcext:value-type="string">
            <text:p>1. FARRERAS 17ª, 681 AngioTAC de tórax: disección de aorta torácica tipo 3 o “B”</text:p>
          </table:table-cell>
          <table:table-cell office:value-type="string" calcext:value-type="string">
            <text:p>VASCULAR</text:p>
          </table:table-cell>
          <table:table-cell office:value-type="string" calcext:value-type="string">
            <text:p>Difícil</text:p>
          </table:table-cell>
          <table:table-cell office:value-type="float" office:value="0.29" calcext:value-type="float">
            <text:p>0,29</text:p>
          </table:table-cell>
          <table:table-cell/>
          <table:table-cell office:value-type="string" calcext:value-type="string">
            <text:p>Tomografia computarizada.</text:p>
          </table:table-cell>
          <table:table-cell office:value-type="string" calcext:value-type="string">
            <text:p>Ecocardiografía transesofágica.</text:p>
          </table:table-cell>
          <table:table-cell office:value-type="string" calcext:value-type="string">
            <text:p>Ecocardiografía transtorácica.</text:p>
          </table:table-cell>
          <table:table-cell office:value-type="string" calcext:value-type="string">
            <text:p>Resonancia magnética.</text:p>
          </table:table-cell>
          <table:table-cell office:value-type="string" calcext:value-type="string">
            <text:p>Aortografía.</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89" calcext:value-type="float">
            <text:p>89</text:p>
          </table:table-cell>
          <table:table-cell office:value-type="float" office:value="9853" calcext:value-type="float">
            <text:p>9853</text:p>
          </table:table-cell>
          <table:table-cell office:value-type="float" office:value="204108" calcext:value-type="float">
            <text:p>204108</text:p>
          </table:table-cell>
          <table:table-cell office:value-type="string" calcext:value-type="string">
            <text:p>FALSE</text:p>
          </table:table-cell>
          <table:table-cell office:value-type="string" calcext:value-type="string">
            <text:p>Un paciente de 62 años de edad, portador de una bioprótesis de pericardio en posición mitral desde hace dos años. Ingresa de urgencia por presentar un síndrome coronario agudo. Dos días después y tras una evolución favorable, presenta de forma súbita un cuadro de insuficiencia cardiaca con edema agudo de pulmón. Señale cuál es la opción diagnóstica en este caso entre las siguientes posibilidades:</text:p>
          </table:table-cell>
          <table:table-cell office:value-type="string" calcext:value-type="string">
            <text:p>El cuadro clínico nos orienta hacia una complicación mecánica post-infarto. La más frecuente es la insuficiencia mitral aguda de etiología isquémica; sin embargo, el paciente presenta una bioprótesis a este nivel, por lo que la alteración de los músculos papilares (secundaria al remodelado inverso del ventrículo) no influirá sobre la funcionalidad valvular, haciendo improbable este diagnóstico (respuesta 1 incorrecta). La presencia de inestabilidad hemodinámica súbita con edema agudo de pulmón nos hace sospechar una comunicación interventricular por ruptura del septo (respuesta 3 correcta). La comunicación interauricular es infrecuente como complicación post-infarto y no produce inestabilidad hemodinámica brusca (respuesta 4 incorrecta). No hay datos que apoyen el diagnóstico de endocarditis (respuesta 5 incorrecta).</text:p>
          </table:table-cell>
          <table:table-cell office:value-type="string" calcext:value-type="string">
            <text:p>1. Guía ESC IAM 2013. Rev Esp Cardiol. 2013</text:p>
          </table:table-cell>
          <table:table-cell office:value-type="string" calcext:value-type="string">
            <text:p><text:s/>66(1):53 pag e35</text:p>
          </table:table-cell>
          <table:table-cell office:value-type="string" calcext:value-type="string">
            <text:p>CARDIOLOGÍA</text:p>
          </table:table-cell>
          <table:table-cell office:value-type="string" calcext:value-type="string">
            <text:p>Difícil</text:p>
          </table:table-cell>
          <table:table-cell office:value-type="float" office:value="0.06" calcext:value-type="float">
            <text:p>0,06</text:p>
          </table:table-cell>
          <table:table-cell/>
          <table:table-cell office:value-type="string" calcext:value-type="string">
            <text:p>Insuficiencia mitral aguda posinfarto.</text:p>
          </table:table-cell>
          <table:table-cell office:value-type="string" calcext:value-type="string">
            <text:p>Aneurisma ventricular izquierdo.</text:p>
          </table:table-cell>
          <table:table-cell office:value-type="string" calcext:value-type="string">
            <text:p>Comunicación interventricular aguda.</text:p>
          </table:table-cell>
          <table:table-cell office:value-type="string" calcext:value-type="string">
            <text:p>Comunicación interauricular posinfarto.</text:p>
          </table:table-cell>
          <table:table-cell office:value-type="string" calcext:value-type="string">
            <text:p>Disfunción de la bioprótesis por probable endocarditis aguda.</text:p>
          </table:table-cell>
          <table:table-cell office:value-type="float" office:value="3" calcext:value-type="float">
            <text:p>3</text:p>
          </table:table-cell>
          <table:table-cell table:number-columns-repeated="15"/>
        </table:table-row>
        <table:table-row table:style-name="ro1">
          <table:table-cell office:value-type="float" office:value="2012" calcext:value-type="float">
            <text:p>2012</text:p>
          </table:table-cell>
          <table:table-cell office:value-type="float" office:value="93" calcext:value-type="float">
            <text:p>93</text:p>
          </table:table-cell>
          <table:table-cell office:value-type="float" office:value="9857" calcext:value-type="float">
            <text:p>9857</text:p>
          </table:table-cell>
          <table:table-cell office:value-type="float" office:value="204112" calcext:value-type="float">
            <text:p>204112</text:p>
          </table:table-cell>
          <table:table-cell office:value-type="string" calcext:value-type="string">
            <text:p>FALSE</text:p>
          </table:table-cell>
          <table:table-cell office:value-type="string" calcext:value-type="string">
            <text:p>A una mujer de 30 años, asintomática, en un examen rutinario se le detecta anemia. En la exploración física se aprecia ictericia conjuntival y esplenomegalia. La paciente refiere historia familiar de litiasis biliar en edades tempranas. Todo ello sugiere el diagnóstico más probable de:</text:p>
          </table:table-cell>
          <table:table-cell office:value-type="string" calcext:value-type="string">
            <text:p>La triada clásica de: anemia, ictericia y esplenomegalia es prácticamente siempre la forma de presentación de la esferocitosis hereditaria (respuesta 5 correcta), como también pueden acompañar a otras anemias hemolíticas extravasculares. La esferocitosis hereditaria es la anemia hemolítica crónica de origen congénito más frecuente en los países desarrollados. La intensidad de la anemia puede variar, desde un carácter grave de inicio neonatal hasta situaciones prácticamente asintomáticas, como el caso que nos plantean en la pregunta, o incluso sin expresividad biológica. Rara vez el cuadro clínico de la enfermedad se inicia con litiasis biliar, aunque su presencia puede constituir un signo de gran valor clínico. El déficit de glucosa 6-fosfato deshidrogenasa es una enzimopatía (respuesta 1 incorrecta) así como el déficit familiar de piruvato kinasa (respuesta3 incorrecta). La talasemia minor es una hemoglobinopatía que raramente se acompaña de manifestaciones clínicas y es la única microcitosis con estudio de hierro normal (respuesta 2 incorrecta). La deficiencia de vitamina B12 y/o ácido fólico es un estado carencial que se caracteriza por la presencia de hematíes macrocíticos megalobásticos, niveles de LDH y bilirrubina indirecta elevados e hipersegmentación de neutrófilos (respuesta 4 incorrecta).</text:p>
          </table:table-cell>
          <table:table-cell office:value-type="string" calcext:value-type="string">
            <text:p>1. FARRERAS 17ª, 1529 2. HARRISON 18ª, 875 Anemia Esplenomegalia Ictericia Cálculos en el riñón Tratamiento: Esplenectomía Úlceras en la pierna Deformaciones óseas Esferocitosis Hereditaria</text:p>
          </table:table-cell>
          <table:table-cell office:value-type="string" calcext:value-type="string">
            <text:p>HEMATOLOG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Déficit de glucosa 6-fosfato deshidrogenasa.</text:p>
          </table:table-cell>
          <table:table-cell office:value-type="string" calcext:value-type="string">
            <text:p>Talasemia minor.</text:p>
          </table:table-cell>
          <table:table-cell office:value-type="string" calcext:value-type="string">
            <text:p>Deficiencia de vitamina B12 y/o ácido fólico.</text:p>
          </table:table-cell>
          <table:table-cell office:value-type="string" calcext:value-type="string">
            <text:p>Déficit familiar de piruvatokinasa.</text:p>
          </table:table-cell>
          <table:table-cell office:value-type="string" calcext:value-type="string">
            <text:p>Esferocitosis hereditaria.</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94" calcext:value-type="float">
            <text:p>94</text:p>
          </table:table-cell>
          <table:table-cell office:value-type="float" office:value="9858" calcext:value-type="float">
            <text:p>9858</text:p>
          </table:table-cell>
          <table:table-cell office:value-type="float" office:value="204113" calcext:value-type="float">
            <text:p>204113</text:p>
          </table:table-cell>
          <table:table-cell office:value-type="string" calcext:value-type="string">
            <text:p>FALSE</text:p>
          </table:table-cell>
          <table:table-cell office:value-type="string" calcext:value-type="string">
            <text:p>Niño de 18 meses de edad, con calendario vacunal completo hasta la fecha, que consulta en el Servicio de urgencias por tumefacción de la rodilla derecha tras jugar en el parque, sin traumatismo evidente. En la anamnesis dirigida, la madre refiere que un tío de ella tenía problemas similares. La exploración ecográfica es compatible con hemartros y en la analítica que se realiza sólo destaca un alargamiento del APTT de 52" (normal 25-35"). ¿Cuál es la hipótesis diagnóstica más probable?:</text:p>
          </table:table-cell>
          <table:table-cell office:value-type="string" calcext:value-type="string">
            <text:p>El cuadro clínico de hemorragias internas en un varón, con antecedentes familiares de hemorragias también en varones nos hace sospechar el déficit de factor coagulación hereditario más frecuente, que es el déficit de factor VIII o Hemofilia A (respuesta 4 correcta). La hemofilia A se presenta únicamente en varones, en forma de hemorragias en grandes cavidades o articulaciones, acompañado del aumento del tiempo que mide la vía intrínseca de la coagulación o TTPa, en la cual se encuentra el factor deficitario. El resto de opciones son alteraciones de la hemostasia primaria (no del sistema de coagulación): el síndrome de Marfan y la enfermedad de Ehler-Danlos son enfermedades del tejido conjuntivo que pueden afectar a los vasos sanguíneos (respuestas 1 y 3 incorrectas). La enfermedad de Von Willebrand y la enfermedad de Bernard-Soulier son plaquetopatías hereditarias que conllevan alteración en la adhesión plaquetaria (respuestas 2 y 5 incorrectas).</text:p>
          </table:table-cell>
          <table:table-cell office:value-type="string" calcext:value-type="string">
            <text:p>1. FARRERAS 17ª, 1649 2. HARRISON 18ª, 974</text:p>
          </table:table-cell>
          <table:table-cell office:value-type="string" calcext:value-type="string">
            <text:p>HEMATOLOG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Síndrome de Marfan.</text:p>
          </table:table-cell>
          <table:table-cell office:value-type="string" calcext:value-type="string">
            <text:p>Enfermedad de Von Willebrand.</text:p>
          </table:table-cell>
          <table:table-cell office:value-type="string" calcext:value-type="string">
            <text:p>Enfermedad de Ehlers-Danlos.</text:p>
          </table:table-cell>
          <table:table-cell office:value-type="string" calcext:value-type="string">
            <text:p>Hemofilia A.</text:p>
          </table:table-cell>
          <table:table-cell office:value-type="string" calcext:value-type="string">
            <text:p>Enfermedad de Bernard-Soulier.</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95" calcext:value-type="float">
            <text:p>95</text:p>
          </table:table-cell>
          <table:table-cell office:value-type="float" office:value="9859" calcext:value-type="float">
            <text:p>9859</text:p>
          </table:table-cell>
          <table:table-cell office:value-type="float" office:value="204114" calcext:value-type="float">
            <text:p>204114</text:p>
          </table:table-cell>
          <table:table-cell office:value-type="string" calcext:value-type="string">
            <text:p>FALSE</text:p>
          </table:table-cell>
          <table:table-cell office:value-type="string" calcext:value-type="string">
            <text:p>Una mujer de 63 años de edad, ingresada en el hospital para tratamiento quirúrgico de un cáncer de colon presenta dolor pleurítico en hemitórax izquierdo y disnea de comienzo brusco. A la exploración la enferma está taquipneica, con signos de mala perfusión periférica y TA sistólica de 70 mmHg. Un ECG muestra inversión de la onda "T" de V1 a V4. ¿Cuál es la conducta clínica más adecuada para realizar a continuación?:</text:p>
          </table:table-cell>
          <table:table-cell office:value-type="string" calcext:value-type="string">
            <text:p>El cuadro clínico es compatible con un tromboembolismo. Al presentar sobrecarga de ventrículo derecho en el ECG e hipotensión, probablemente se trate de un TEP masivo, por lo que es fundamental realizar el diagnóstico con angio-TC, de cara a valorar tratamiento fibrinolítico, en caso de ser masivo (respuesta 4 correcta). Angio-TC pulmonar para confirmar la sospecha clínica de TEP</text:p>
          </table:table-cell>
          <table:table-cell/>
          <table:table-cell office:value-type="string" calcext:value-type="string">
            <text:p>HEMATOLOGÍA</text:p>
          </table:table-cell>
          <table:table-cell office:value-type="string" calcext:value-type="string">
            <text:p>Difícil</text:p>
          </table:table-cell>
          <table:table-cell office:value-type="float" office:value="0.13" calcext:value-type="float">
            <text:p>0,13</text:p>
          </table:table-cell>
          <table:table-cell/>
          <table:table-cell office:value-type="string" calcext:value-type="string">
            <text:p>Pautar morfina, furosemida y dopamina y vigilar evolución.</text:p>
          </table:table-cell>
          <table:table-cell office:value-type="string" calcext:value-type="string">
            <text:p>Se debe solicitar determinación de dímero D para confirmar o descartar el diagnóstico de embolia de pulmón.</text:p>
          </table:table-cell>
          <table:table-cell office:value-type="string" calcext:value-type="string">
            <text:p>Hay alta sospecha de embolia de pulmón y se debe iniciar tratamiento con heparina de bajo peso molecular sin realizar más estudios.</text:p>
          </table:table-cell>
          <table:table-cell office:value-type="string" calcext:value-type="string">
            <text:p>Existe alta sospecha de embolia de pulmón masiva y se debe realizar angioTC para confirmarla y valorar tratamiento fibrinolítico.</text:p>
          </table:table-cell>
          <table:table-cell office:value-type="string" calcext:value-type="string">
            <text:p>Se debe solicitar determinación de NT-proBNP y Troponinas y conocer el resultado antes de realizar un nuevo procedimiento diagnóstico.</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96" calcext:value-type="float">
            <text:p>96</text:p>
          </table:table-cell>
          <table:table-cell office:value-type="float" office:value="9860" calcext:value-type="float">
            <text:p>9860</text:p>
          </table:table-cell>
          <table:table-cell office:value-type="float" office:value="204115" calcext:value-type="float">
            <text:p>204115</text:p>
          </table:table-cell>
          <table:table-cell office:value-type="string" calcext:value-type="string">
            <text:p>FALSE</text:p>
          </table:table-cell>
          <table:table-cell office:value-type="string" calcext:value-type="string">
            <text:p>Un hombre de 58 años, no fumador y sin antecedentes personales relevantes, es ingresado en la planta de neurología por un accidente cerebrovascular agudo isquémico. Su hemograma muestra 18.5 g/dl de hemoglobina con un hematocrito de 60%. Todos los siguientes datos concuerdan con el diagnóstico de Policitemia Vera EXCEPTO uno. Señálelo:</text:p>
          </table:table-cell>
          <table:table-cell office:value-type="string" calcext:value-type="string">
            <text:p>La PolicitemiaVera forma parte de los síndromes mieloproliferativos crónicos, donde el signo físico más importante es la esplenomegalia (respuesta 3 incorrecta). Dentro de la clínica del paciente, es frecuente la fiebre, sudoración, prurito que empeora con el agua caliente (respuesta 4 incorrecta), úlcera péptica… Para poder hacer el diagnóstico de Policitemia Vera hay dos criterios mayores y tres menores: Mayores Menores -Hemoglobina y/o masa eritrocitaria elevada -Niveles disminuidos de EPO (respuesta 1 correcta) -Mutación V617f del gen JAK2 (respuesta 2 incorrecta) -Biopsia medular hipercelular con hiperplasia trilineal (respuesta 5 incorrecta) -Crecimiento endógeno de las colonas in vitro Los niveles de EPO en la Policitemia Vera se encuentran disminuidos (respuesta 1 correcta) secundariamente al aumento de la masa eritrocitaria.</text:p>
          </table:table-cell>
          <table:table-cell office:value-type="string" calcext:value-type="string">
            <text:p>1. FARRERAS 17ª, 1565 2. HARRISON 18ª, 899</text:p>
          </table:table-cell>
          <table:table-cell office:value-type="string" calcext:value-type="string">
            <text:p>HEMAT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Niveles de eritropoyetina séricos elevados.</text:p>
          </table:table-cell>
          <table:table-cell office:value-type="string" calcext:value-type="string">
            <text:p>Presencia de la mutación V617F del gen JAK-2.</text:p>
          </table:table-cell>
          <table:table-cell office:value-type="string" calcext:value-type="string">
            <text:p>Esplenomegalia moderada.</text:p>
          </table:table-cell>
          <table:table-cell office:value-type="string" calcext:value-type="string">
            <text:p>Presencia de prurito "acuágeno" y eritromelalgia.</text:p>
          </table:table-cell>
          <table:table-cell office:value-type="string" calcext:value-type="string">
            <text:p>Presencia de leucocitosis neutrofílica y trombocitosis.</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98" calcext:value-type="float">
            <text:p>98</text:p>
          </table:table-cell>
          <table:table-cell office:value-type="float" office:value="9862" calcext:value-type="float">
            <text:p>9862</text:p>
          </table:table-cell>
          <table:table-cell office:value-type="float" office:value="204117" calcext:value-type="float">
            <text:p>204117</text:p>
          </table:table-cell>
          <table:table-cell office:value-type="string" calcext:value-type="string">
            <text:p>FALSE</text:p>
          </table:table-cell>
          <table:table-cell office:value-type="string" calcext:value-type="string">
            <text:p>Una mujer de 33 años consulta por epistaxis de repetición, petequias y equimosis. Las pruebas de laboratorio muestran trombocitopenia con un recuento plaquetario de 4000 plaquetas/microlitro. El diagnóstico de presunción inicial es de púrpura trombocitopénica inmunitaria crónica (PTI). ¿Cuál de las siguientes afirmaciones es FALSA respecto al diagnóstico de PTI?:</text:p>
          </table:table-cell>
          <table:table-cell office:value-type="string" calcext:value-type="string">
            <text:p>En la PTI crónica, la trombopenia es secundaria a la existencia de anticuerpos contra antígenos plaquetarios, que se unen a las mismas, provocando su destrucción. El origen periférico de la plaquetopenia hace que la médula ósea intente compensar el problema, aumentando la producción de las mismas y por lo tanto, aumentando el número de precursores o megacariocitos en la médula (respuesta 2 correcta).</text:p>
          </table:table-cell>
          <table:table-cell office:value-type="string" calcext:value-type="string">
            <text:p>1. FARRERAS 17ª, 1644 2. HARRISON 18ª, 968 Mecanismo inmune Infección vírica Mujeres jóvenes Niños=niñas Plaquetopenia severa Plaquetopenia moderada Tratamiento: corticoides (prednisona) Rara la esplenectomía Esplenectomía de segunda intención PTI aguda y crónica</text:p>
          </table:table-cell>
          <table:table-cell office:value-type="string" calcext:value-type="string">
            <text:p>HEMATOLOGÍA</text:p>
          </table:table-cell>
          <table:table-cell office:value-type="string" calcext:value-type="string">
            <text:p>Normal</text:p>
          </table:table-cell>
          <table:table-cell office:value-type="float" office:value="0.57" calcext:value-type="float">
            <text:p>0,57</text:p>
          </table:table-cell>
          <table:table-cell/>
          <table:table-cell office:value-type="string" calcext:value-type="string">
            <text:p>La presencia de adenopatías o esplenomegalia en la exploración física sugiere un diagnóstico diferente de PTI.</text:p>
          </table:table-cell>
          <table:table-cell office:value-type="string" calcext:value-type="string">
            <text:p>El análisis de médula ósea muestra un número disminuido de megacariocitos. sin otras alteraciones.</text:p>
          </table:table-cell>
          <table:table-cell office:value-type="string" calcext:value-type="string">
            <text:p>El hemograma completo muestra trombocitopenia aislada con plaquetas a menudo grandes, sin anemia salvo que exista una hemorragia importante o hemolisis autoinmune asociada (síndrome de Evans).</text:p>
          </table:table-cell>
          <table:table-cell office:value-type="string" calcext:value-type="string">
            <text:p>El diagnóstico de PTI se establece por exclusión de otros procesos causantes de trombocitopenia.</text:p>
          </table:table-cell>
          <table:table-cell office:value-type="string" calcext:value-type="string">
            <text:p>La determinación de anticuerpos antiplaquetarios no es precisa para establecer el diagnóstico.</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00" calcext:value-type="float">
            <text:p>100</text:p>
          </table:table-cell>
          <table:table-cell office:value-type="float" office:value="9864" calcext:value-type="float">
            <text:p>9864</text:p>
          </table:table-cell>
          <table:table-cell office:value-type="float" office:value="204119" calcext:value-type="float">
            <text:p>204119</text:p>
          </table:table-cell>
          <table:table-cell office:value-type="string" calcext:value-type="string">
            <text:p>FALSE</text:p>
          </table:table-cell>
          <table:table-cell office:value-type="string" calcext:value-type="string">
            <text:p>Mujer de 58 años, con antecedentes personales de Diabetes Mellitus no insulín dependiente y gonartrosis derecha. Tratada mediante infiltraciones con corticoides en esa rodilla, la última hace seis días. Acude a Urgencias por un cuadro de dolor intenso, inflamación progresiva e impotencia funcional en la rodilla, y fiebre en los dos últimos días. En la exploración hay un derrame a tensión, intenso dolor que impide cualquier maniobra exploratoria, y aumento de temperatura local. La radiología simple muestra cambios degenerativos, y un derrame articular con aumento de partes blandas. La artrocentesis obtiene líquido purulento. ¿Cuál de las siguientes es la conducta diagnóstica y terapéutica más correcta?:</text:p>
          </table:table-cell>
          <table:table-cell office:value-type="string" calcext:value-type="string">
            <text:p>8MIR+ La pregunta nos muestra un caso clínico de artritis séptica séptica de rodilla en una paciente con artrosis y diabética. Tras la artrocentesis se obtiene un líquido purulento y nos preguntan acerca de método diagnóstico y terapéutico adecuados. La conducta adecuada es realizar un drenaje quirúrgico urgente (para evacuar todo el pus de la articulación) y antibioterapia IV empírica hasta disponer de antibiograma (respuesta 5 correcta y 1, 2, 3 y 4 incorrectas).</text:p>
          </table:table-cell>
          <table:table-cell office:value-type="string" calcext:value-type="string">
            <text:p>1. FARRERAS 17º Ed. Págs 963-964 2. HARRISON 18º Ed. Págs 2844 Artritis séptica: drenaje urgente y antibioterapia iv empírica</text:p>
          </table:table-cell>
          <table:table-cell office:value-type="string" calcext:value-type="string">
            <text:p>REUMATOLOGÍA</text:p>
          </table:table-cell>
          <table:table-cell office:value-type="string" calcext:value-type="string">
            <text:p>Normal</text:p>
          </table:table-cell>
          <table:table-cell office:value-type="float" office:value="0.39" calcext:value-type="float">
            <text:p>0,39</text:p>
          </table:table-cell>
          <table:table-cell/>
          <table:table-cell office:value-type="string" calcext:value-type="string">
            <text:p>Antibioterapia empírica IV con cobertura para S. aureus, y específica cuando se disponga de cultivo y antibiograma</text:p>
          </table:table-cell>
          <table:table-cell office:value-type="string" calcext:value-type="string">
            <text:p>Análisis bioquímico del líquido obtenido, y cultivo del mismo. Si los resultados confirman el diagnóstico de artritis séptica, realizar el drenaje quirúrgico y la antibioterapia específica.</text:p>
          </table:table-cell>
          <table:table-cell office:value-type="string" calcext:value-type="string">
            <text:p>Realización de punción articular guiada por ecografia para desbridamiento y antibioterapia local intrarticular.</text:p>
          </table:table-cell>
          <table:table-cell office:value-type="string" calcext:value-type="string">
            <text:p>Artrocentesis de repetición hasta lograr la reducción de los síntomas inflamatorios.</text:p>
          </table:table-cell>
          <table:table-cell office:value-type="string" calcext:value-type="string">
            <text:p>Drenaje quirúrgico urgente, y antibioterapia IV empírica hasta disponer de antibiograma.</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102" calcext:value-type="float">
            <text:p>102</text:p>
          </table:table-cell>
          <table:table-cell office:value-type="float" office:value="9866" calcext:value-type="float">
            <text:p>9866</text:p>
          </table:table-cell>
          <table:table-cell office:value-type="float" office:value="204121" calcext:value-type="float">
            <text:p>204121</text:p>
          </table:table-cell>
          <table:table-cell office:value-type="string" calcext:value-type="string">
            <text:p>FALSE</text:p>
          </table:table-cell>
          <table:table-cell office:value-type="string" calcext:value-type="string">
            <text:p>Paciente de 50 años, bebedor importante que presenta desde hace 9 meses episodios de una semana de duración de artritis en 1a metatarsofalángica, tobillo y/o tarso. Elija la opción correcta:</text:p>
          </table:table-cell>
          <table:table-cell office:value-type="string" calcext:value-type="string">
            <text:p>9MIR+ El caso clínico hace referencia a un paciente bebedor con episodios de artritis recurrentes en los últimos 9 meses de la 1º metatarsofalángica del pie y tobillo. La primera actitud ante una artritis es la Punción aspiración de esa articulación para analizar el líquido sinovial en busca de cristales y/o bacterias. En este caso sospecharíamos un ataque agudo de gota (factores de riesgo el ser varón y bebedor) y la clínica clásica típica de ataque agudo de podagra. Pero aunque la clínica sea la típica el diagnóstico se hace con la Punción aspiración y análisis del líquido sinovial (respuesta 2 correcta) Nunca se tratan las crisis agudas con alopurinol en monoterapia (respuesta 3 incorrecta)</text:p>
          </table:table-cell>
          <table:table-cell office:value-type="string" calcext:value-type="string">
            <text:p>1. FARRERAS 17º Ed págs 969-971 2. HARRISON 18º Ed págs 2837 Ataque agudo de gota suele afectar a: 1ª metatarsofalángica del pie</text:p>
          </table:table-cell>
          <table:table-cell office:value-type="string" calcext:value-type="string">
            <text:p>REUMAT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Es necesario realizar tomografia axial computarizada abdominal para descartar pancreatitis crónica.</text:p>
          </table:table-cell>
          <table:table-cell office:value-type="string" calcext:value-type="string">
            <text:p>Realizaría análisis del líquido sinovial de una articulación afecta.</text:p>
          </table:table-cell>
          <table:table-cell office:value-type="string" calcext:value-type="string">
            <text:p>Trataría las crisis agudas con alopurinol.</text:p>
          </table:table-cell>
          <table:table-cell office:value-type="string" calcext:value-type="string">
            <text:p>El diagnóstico más probable es una artritis reactiva.</text:p>
          </table:table-cell>
          <table:table-cell office:value-type="string" calcext:value-type="string">
            <text:p>Está indicado iniciar tratamiento con metotrexato.</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03" calcext:value-type="float">
            <text:p>103</text:p>
          </table:table-cell>
          <table:table-cell office:value-type="float" office:value="9867" calcext:value-type="float">
            <text:p>9867</text:p>
          </table:table-cell>
          <table:table-cell office:value-type="float" office:value="204122" calcext:value-type="float">
            <text:p>204122</text:p>
          </table:table-cell>
          <table:table-cell office:value-type="string" calcext:value-type="string">
            <text:p>FALSE</text:p>
          </table:table-cell>
          <table:table-cell office:value-type="string" calcext:value-type="string">
            <text:p>Joven de 22 años de edad que consulta por dolor abdominal acompañado de fiebre. Ha tenido varios episodios similares, siempre autolimitados, en los últimos 4-5 años. Además refiere un episodio de monoartritis en rodilla derecha un año antes. En los antecedentes familiares se recoge que un hermano, de 24 años, fue ingresado dos años antes por pericarditis. En la exploración se aprecia dolor a la palpación abdominal, con signos de peritonismo. En las pruebas complementarias destacar: leucocitosis (13.000/mL) con neutrofilia (85%); PCR 15 mg/dL (normal &lt; 5 mg/dL). Con esta historia Vd. sospecha un diagnóstico. ¿Qué prueba pediría para establecer el diagnóstico definitivo?:</text:p>
          </table:table-cell>
          <table:table-cell office:value-type="string" calcext:value-type="string">
            <text:p>La Fiebre Mediterránea Familiar es una enfermedad AR que afecta típicamente a pacientes jóvenes (80% menores de 20 años) caracterizada por episodios de fiebre inflamatorios agudos, recurrentes que cursan típicamente con fiebre e inflamación de una o varias serosas (pleuritis, pericarditis, peritonitis). Es característica la lesión cutánea erisipeloide muy dolorosa. El gen responsable de la FMF es el MEFV y se localiza en el brazo corto del cromosoma 16. En la actualidad el análisis mutacional del gen MEFV permite establecer en muchos casos el diagnóstico definitivo de la enfermedad (respuesta 2 correcta y 1, 3, 4 y 5 incorrectas).</text:p>
          </table:table-cell>
          <table:table-cell office:value-type="string" calcext:value-type="string">
            <text:p>1. FARRERAS 17º Ed págs 1051-1054 2. HARRISON 18º Ed págs 2814 Fiebre Mediterránea familiar, + frecuente en judíos y árabes: joven + antec familiares + fiebre, dolor abdominal y articular</text:p>
          </table:table-cell>
          <table:table-cell office:value-type="string" calcext:value-type="string">
            <text:p>REUMATOLOGÍA</text:p>
          </table:table-cell>
          <table:table-cell office:value-type="string" calcext:value-type="string">
            <text:p>Normal</text:p>
          </table:table-cell>
          <table:table-cell office:value-type="float" office:value="0.39" calcext:value-type="float">
            <text:p>0,39</text:p>
          </table:table-cell>
          <table:table-cell/>
          <table:table-cell office:value-type="string" calcext:value-type="string">
            <text:p>Una tomografia axial computarizada (TAC) de abdomen.</text:p>
          </table:table-cell>
          <table:table-cell office:value-type="string" calcext:value-type="string">
            <text:p>Un estudio genético.</text:p>
          </table:table-cell>
          <table:table-cell office:value-type="string" calcext:value-type="string">
            <text:p>Unos anticuerpos antinucleares.</text:p>
          </table:table-cell>
          <table:table-cell office:value-type="string" calcext:value-type="string">
            <text:p>Una resonancia magnética nuclear (RMN) de rodilla.</text:p>
          </table:table-cell>
          <table:table-cell office:value-type="string" calcext:value-type="string">
            <text:p>Una velocidad de sedimentación globular (VSG).</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04" calcext:value-type="float">
            <text:p>104</text:p>
          </table:table-cell>
          <table:table-cell office:value-type="float" office:value="9868" calcext:value-type="float">
            <text:p>9868</text:p>
          </table:table-cell>
          <table:table-cell office:value-type="float" office:value="204123" calcext:value-type="float">
            <text:p>204123</text:p>
          </table:table-cell>
          <table:table-cell office:value-type="string" calcext:value-type="string">
            <text:p>FALSE</text:p>
          </table:table-cell>
          <table:table-cell office:value-type="string" calcext:value-type="string">
            <text:p>Varón de 48 años de edad, conserje de un hotel, consulta por cefalalgias resistentes al tratamiento analgésico habitual. En la anamnesis se recoge que desde hace varios años tiene que cambiar su gorra de trabajo porque precisa cada vez tallas mayores. En el estudio analítico tiene una fosfatasa alcalina con niveles séricos cuatro veces mayor de lo normal. ¿Qué enfermedad es más probable?:</text:p>
          </table:table-cell>
          <table:table-cell office:value-type="string" calcext:value-type="string">
            <text:p>5MIR+ La pregunta hace referencia a la Enfermedad de Paget (respuesta 4 correcta). Debemos sospecharlo por los datos clínicos que nos dan: Aumento de tamaño de los huesos del cráneo (tiene q cambiar de talla de sombrero repetidas veces), cefaleas intensas y aumento de fosfatasa alcalina con niveles cuatro veces superiores a lo normal (recordad que en el Paget la Fosfatasa Alcalina y la hidroxiprolina están elevadas) (respuestas 1, 2, 3 y 5 incorrectas).</text:p>
          </table:table-cell>
          <table:table-cell office:value-type="string" calcext:value-type="string">
            <text:p>1. FARRERAS 17º Ed págs 1008-1009 2. HARRISON 18º Ed Enfermedad Paget</text:p>
          </table:table-cell>
          <table:table-cell office:value-type="string" calcext:value-type="string">
            <text:p>REUMAT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Tumor cerebral.</text:p>
          </table:table-cell>
          <table:table-cell office:value-type="string" calcext:value-type="string">
            <text:p>Acromegalia.</text:p>
          </table:table-cell>
          <table:table-cell office:value-type="string" calcext:value-type="string">
            <text:p>Vasculitis aislada del sistema nervioso central.</text:p>
          </table:table-cell>
          <table:table-cell office:value-type="string" calcext:value-type="string">
            <text:p>Enfermedad de Paget.</text:p>
          </table:table-cell>
          <table:table-cell office:value-type="string" calcext:value-type="string">
            <text:p>Arteritis de células gigantes.</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105" calcext:value-type="float">
            <text:p>105</text:p>
          </table:table-cell>
          <table:table-cell office:value-type="float" office:value="9869" calcext:value-type="float">
            <text:p>9869</text:p>
          </table:table-cell>
          <table:table-cell office:value-type="float" office:value="204124" calcext:value-type="float">
            <text:p>204124</text:p>
          </table:table-cell>
          <table:table-cell office:value-type="string" calcext:value-type="string">
            <text:p>FALSE</text:p>
          </table:table-cell>
          <table:table-cell office:value-type="string" calcext:value-type="string">
            <text:p>Mujer de 32 años con clínica de una semana de evolución consistente en febrícula, eritema nodoso, inflamación periarticular de tobillos y uveítis anterior. En la radiografía de tórax presenta adenopatías hiliares bilaterales. ¿Cuál es el diagnóstico?:</text:p>
          </table:table-cell>
          <table:table-cell office:value-type="string" calcext:value-type="string">
            <text:p>21MIR+ La pregunta hace referencia al cuadro clínico típico y múltiples veces repetido en el MIR del Síndrome de Lofgren que se caracteriza por: - En España es la forma de presentación de la sarcoidosis más frecuente - Eritema Nodoso, artralgias, fiebre moderada y en ocasiones uveítis anterior. - A nivel pulmonar son características las adenopatías hiliares bilaterales (respuesta 3 correcta y 1,2, 4 y 5 incorrectas).</text:p>
          </table:table-cell>
          <table:table-cell office:value-type="string" calcext:value-type="string">
            <text:p>1. FARRERAS 17º Ed. Págs 1056 2. HARRISON 18º Ed. Págs 2807 Síndrome de Löfgren: eritema nodoso + artritis + adenopatías hiliares bilaterales</text:p>
          </table:table-cell>
          <table:table-cell office:value-type="string" calcext:value-type="string">
            <text:p>REUMATOLOGÍA</text:p>
          </table:table-cell>
          <table:table-cell office:value-type="string" calcext:value-type="string">
            <text:p>Fácil</text:p>
          </table:table-cell>
          <table:table-cell office:value-type="float" office:value="0.98" calcext:value-type="float">
            <text:p>0,98</text:p>
          </table:table-cell>
          <table:table-cell/>
          <table:table-cell office:value-type="string" calcext:value-type="string">
            <text:p>Síndrome de Sjögren</text:p>
          </table:table-cell>
          <table:table-cell office:value-type="string" calcext:value-type="string">
            <text:p>Tuberculosis ganglionar mediastínica.</text:p>
          </table:table-cell>
          <table:table-cell office:value-type="string" calcext:value-type="string">
            <text:p>Sarcoidosis tipo síndrome de Löfgren.</text:p>
          </table:table-cell>
          <table:table-cell office:value-type="string" calcext:value-type="string">
            <text:p>Lupus eritematoso sistémico.</text:p>
          </table:table-cell>
          <table:table-cell office:value-type="string" calcext:value-type="string">
            <text:p>Poliarteritis nodosa.</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08" calcext:value-type="float">
            <text:p>108</text:p>
          </table:table-cell>
          <table:table-cell office:value-type="float" office:value="9872" calcext:value-type="float">
            <text:p>9872</text:p>
          </table:table-cell>
          <table:table-cell office:value-type="float" office:value="204127" calcext:value-type="float">
            <text:p>204127</text:p>
          </table:table-cell>
          <table:table-cell office:value-type="string" calcext:value-type="string">
            <text:p>FALSE</text:p>
          </table:table-cell>
          <table:table-cell office:value-type="string" calcext:value-type="string">
            <text:p>Un paciente de 27 años es incapaz de impedir el desplazamiento anterior del fémur sobre la tibia cuando la rodilla está flexionada. ¿Cuál de los siguientes ligamentos está dañado?</text:p>
          </table:table-cell>
          <table:table-cell office:value-type="string" calcext:value-type="string">
            <text:p>El desplazamiento hacia atrás de la tibia cuando la rodilla está flexionada (o desplazamiento hacia delante del fémur) se denomina signo del cajón posterior y es diagnóstico de una lesión del ligamento cruzado posterior (respuesta 5 correcta). La lesión del ligamento cruzado anterior produce un signo del cajón anterior (respuesta 1 incorrecta). La lesión del ligamento colateral peroneo produce dolor o/y bostezo al forzar un varo (respuesta 2 incorrecta). La lesión del ligamento o tendón rotuliano puede producir dolor o dificultad para hacer la extensión de la rodilla (respuesta 3 incorrecta). La lesión del ligamento colateral tibial produce dolor o/y bostezo al forzar el valgo (respuesta 4 incorrecta)</text:p>
          </table:table-cell>
          <table:table-cell office:value-type="string" calcext:value-type="string">
            <text:p>1. SOCIEDAD ESPAÑOLA DE CIRUGIA ORTOPEDICA Y TRAUMATOLOGÍA. Manual de ciurgía ortopédica y traumatología., 2ª edic, Tomo 2, pag 1188 2. www.medbook.es/video/exploracion-de-la-rodilla.</text:p>
          </table:table-cell>
          <table:table-cell office:value-type="string" calcext:value-type="string">
            <text:p>TRAUMATOLOGÍA</text:p>
          </table:table-cell>
          <table:table-cell office:value-type="string" calcext:value-type="string">
            <text:p>Difícil</text:p>
          </table:table-cell>
          <table:table-cell office:value-type="float" office:value="0.14" calcext:value-type="float">
            <text:p>0,14</text:p>
          </table:table-cell>
          <table:table-cell/>
          <table:table-cell office:value-type="string" calcext:value-type="string">
            <text:p>Cruzado anterior.</text:p>
          </table:table-cell>
          <table:table-cell office:value-type="string" calcext:value-type="string">
            <text:p>Colateral peroneo.</text:p>
          </table:table-cell>
          <table:table-cell office:value-type="string" calcext:value-type="string">
            <text:p>Rotuliano.</text:p>
          </table:table-cell>
          <table:table-cell office:value-type="string" calcext:value-type="string">
            <text:p>Colateral tibial.</text:p>
          </table:table-cell>
          <table:table-cell office:value-type="string" calcext:value-type="string">
            <text:p>Cruzado posterior.</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109" calcext:value-type="float">
            <text:p>109</text:p>
          </table:table-cell>
          <table:table-cell office:value-type="float" office:value="9873" calcext:value-type="float">
            <text:p>9873</text:p>
          </table:table-cell>
          <table:table-cell office:value-type="float" office:value="204128" calcext:value-type="float">
            <text:p>204128</text:p>
          </table:table-cell>
          <table:table-cell office:value-type="string" calcext:value-type="string">
            <text:p>FALSE</text:p>
          </table:table-cell>
          <table:table-cell office:value-type="string" calcext:value-type="string">
            <text:p>Paciente de 28 años, que tras sufrir un accidente de tráfico frontal de gran energía, presenta deformidad del miembro inferior derecho en addución y rotación interna de la cadera. Llama la atención que cualquier intento de manipulación le produce intenso dolor. Debemos pensar que el paciente tiene:</text:p>
          </table:table-cell>
          <table:table-cell office:value-type="string" calcext:value-type="string">
            <text:p>La posición del miembro inferior en adducción y rotación interna (posición del bañista sorprendido) tras un traumatismo de alta energía se corresponde con la luxación coxofemoral postero_x0002_superior o ilíaca (respuesta 4 correcta). Las fracturas subtrocantéreas y pertrocantéreas de fémur produce una actitud en abducción y rotación externa de 90º del miembro afectado (respuesta 1 y 5 incorrecta). La fractura subcapital de fémur (cuello de fémur) produce una actitud en adducción y rotación externa de 45º del miembro afectado (respuesta 2 incorrecta). En la luxación coxofemoral anterior el miembro inferior se coloca en abducción y rotación externa (respuesta 3 incorrecta)</text:p>
          </table:table-cell>
          <table:table-cell office:value-type="string" calcext:value-type="string">
            <text:p>1. SOCIEDAD ESPAÑOLA DE CIRUGIA ORTOPEDICA Y TRAUMATOLOGÍA. Manual de ciurgía ortopédica y traumatología., 2ª edic, Tomo 2, pag 1068 2.http://escuela.med.puc.cl/publ/OrtopediaTraumatologia/Trau_Secc01/Trau_S ec01_68.html. Ex ten sión Flex ió n Rotació n in tern a Addu cció n ISQU ÁTICA ILÍACA SE MIFLE XIÓ N</text:p>
          </table:table-cell>
          <table:table-cell office:value-type="string" calcext:value-type="string">
            <text:p>TRAUMATOLOGÍA</text:p>
          </table:table-cell>
          <table:table-cell office:value-type="string" calcext:value-type="string">
            <text:p>Normal</text:p>
          </table:table-cell>
          <table:table-cell office:value-type="float" office:value="0.53" calcext:value-type="float">
            <text:p>0,53</text:p>
          </table:table-cell>
          <table:table-cell/>
          <table:table-cell office:value-type="string" calcext:value-type="string">
            <text:p>Fractura subtrocantérea de fémur.</text:p>
          </table:table-cell>
          <table:table-cell office:value-type="string" calcext:value-type="string">
            <text:p>Fractura subcapital de fémur.</text:p>
          </table:table-cell>
          <table:table-cell office:value-type="string" calcext:value-type="string">
            <text:p>Luxación coxofemoral anterior.</text:p>
          </table:table-cell>
          <table:table-cell office:value-type="string" calcext:value-type="string">
            <text:p>Luxación coxofemoral posterior.</text:p>
          </table:table-cell>
          <table:table-cell office:value-type="string" calcext:value-type="string">
            <text:p>Fractura pertrocantérea de fémur.</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110" calcext:value-type="float">
            <text:p>110</text:p>
          </table:table-cell>
          <table:table-cell office:value-type="float" office:value="9874" calcext:value-type="float">
            <text:p>9874</text:p>
          </table:table-cell>
          <table:table-cell office:value-type="float" office:value="204129" calcext:value-type="float">
            <text:p>204129</text:p>
          </table:table-cell>
          <table:table-cell office:value-type="string" calcext:value-type="string">
            <text:p>FALSE</text:p>
          </table:table-cell>
          <table:table-cell office:value-type="string" calcext:value-type="string">
            <text:p>Hombre de 60 años, con antecedentes de comisurotomía mitral por estenosis mitral reumática. Ingresa por fiebre de 10 días de evolución, en 3 hemocultivos se aisla Streptococcus del grupo viridans y en un ecocardiograma se observa una vegetación mitral. Se inicia tratamiento con penicilina G y gentamicina. Una semana después de iniciar tratamiento, persiste la fiebre, presenta disnea de pequeños esfuerzos, la presión venosa yugular es de 6 cm y se auscultan estertores húmedos en bases pulmonares. En este momento, ¿cuál sería la actitud más correcta?:</text:p>
          </table:table-cell>
          <table:table-cell office:value-type="string" calcext:value-type="string">
            <text:p>Estamos ante un paciente con una endocarditis por S. viridans, presenta dos criterios mayores de Duke: hemocultivo positivo (en al menos dos tomas y nos dicen que fueron 3) y ecocardiograma positivo (vegetación). El tratamiento propuesto es la opción más utilizada para estreptococos sensibles a penicilina, la combinación de penicilina G y gentamicina. Tras una semana de tratamiento se evidencian signos de insuficiencia cardiaca (disnea, estertores en bases, presión venosa yugular aumentada) y de falta de respuesta a la terapéutica (persistencia de fiebre), ambas cosas constituyen indicación de valoración de tratamiento quirúrgico (respuesta 2 correcta y 1 incorrecta), y no de cambio de pauta antimicrobiana (respuestas 3, 4 y 5 incorrectas).</text:p>
          </table:table-cell>
          <table:table-cell office:value-type="string" calcext:value-type="string">
            <text:p>1. HARRISON, 18ª edic., pág. 1060-1061</text:p>
          </table:table-cell>
          <table:table-cell office:value-type="string" calcext:value-type="string">
            <text:p>INFECCIOSAS</text:p>
          </table:table-cell>
          <table:table-cell office:value-type="string" calcext:value-type="string">
            <text:p>Difícil</text:p>
          </table:table-cell>
          <table:table-cell office:value-type="float" office:value="0.11" calcext:value-type="float">
            <text:p>0,11</text:p>
          </table:table-cell>
          <table:table-cell/>
          <table:table-cell office:value-type="string" calcext:value-type="string">
            <text:p>Continuar con el mismo tratamiento hasta completar el tiempo recomendado.</text:p>
          </table:table-cell>
          <table:table-cell office:value-type="string" calcext:value-type="string">
            <text:p>Continuar con el mismo tratamiento y realizar valoración de cirugía cardiovascular.</text:p>
          </table:table-cell>
          <table:table-cell office:value-type="string" calcext:value-type="string">
            <text:p>Cambiar el tratamiento antimicrobiano a vancomicina y rifampicina, y realizar valoración de cirugía cardiovascular.</text:p>
          </table:table-cell>
          <table:table-cell office:value-type="string" calcext:value-type="string">
            <text:p>Cambiar el tratamiento antimicrobiano a vancomicina y rifampicina.</text:p>
          </table:table-cell>
          <table:table-cell office:value-type="string" calcext:value-type="string">
            <text:p>Cambiar el tratamiento antimicrobiano a ceftriaxona.</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11" calcext:value-type="float">
            <text:p>111</text:p>
          </table:table-cell>
          <table:table-cell office:value-type="float" office:value="9875" calcext:value-type="float">
            <text:p>9875</text:p>
          </table:table-cell>
          <table:table-cell office:value-type="float" office:value="204130" calcext:value-type="float">
            <text:p>204130</text:p>
          </table:table-cell>
          <table:table-cell office:value-type="string" calcext:value-type="string">
            <text:p>FALSE</text:p>
          </table:table-cell>
          <table:table-cell office:value-type="string" calcext:value-type="string">
            <text:p>Hombre de 72 años, no fumador ni bebedor, diabético controlado con metformina. Acude al Servicio de Urgencias por presentar un cuadro de dos días de evolución de tos, expectoración purulenta y fiebre de 38,5°C. En la exploración física el paciente está consciente y orientado en tiempo y espacio, y presenta una TA 100/70 mmHg, una frecuencia cardíaca de 110 lpm y una frecuencia respiratoria de 30 rpm. La auscultación pulmonar pone de manifiesto la presencia de estertores crepitantes gruesos y un soplo tubárico en el campo anterosuperior derecho. El hemograma muestra la existencia de 18.000 leucocitos por mm3 con desviación a la izquierda. Las determinaciones bioquímicas de urgencia, incluida función renal e iones, son normales, a excepción de una glucemia de 180 mg/dL. ¿Cuál de las siguientes pautas terapéuticas le parece más correcta?:</text:p>
          </table:table-cell>
          <table:table-cell office:value-type="string" calcext:value-type="string">
            <text:p>El paciente presenta signos de neumonía adquirida en la comunidad, con fiebre, tos, expectoración purulenta y auscultación de estertores crepitantes gruesos y soplo tubárico, y una analítica con leucocitosis y desviación izquierda. Por su edad (72 años) y ser diabético estaría indicado ingreso hospitalario. En este caso se recomienda iniciar tratamiento antibiótico empírico, y por tanto sólo paracetamol no sería apropiado (respuesta 1 incorrecta), lo más probable es que se trate de neumococo, pero no se pueden descartar otras etiologías; de las pautas ofertadas, la combinación de ceftriaxona intravenosa y un macrólido, sería la más indicada por la Sociedad Española de Patología Respiratoria (SEPAR), (respuesta 3 correcta), la ceftriaxona cubre la posibilidad de neumococo y la azitromicina la posibilidad de patógenos atípicos y legionella. El tratamiento sólo con macrólido (claritomicina) no se recomienda, por el alto nivel de resistencia de neumococo (respuesta 2 incorrecta). Así mismo, la amoxicilina/ácido clavulánico cubriría neumococo, pero no la posibilidad de una legionella o un patógeno atípico (mycoplasma…), (respuesta 4 incorrecta). La combinación de ceftazidima y aminoglucósido no es pauta recomendada para una neumonía adquirida en la comunidad, la cefalosporina no es la más apropiada y los aminoglucósidos son más eficaces para estafilococos, poco para estreptococos (neumococo) (respuesta 5 incorrecta).</text:p>
          </table:table-cell>
          <table:table-cell office:value-type="string" calcext:value-type="string">
            <text:p>1. SEPAR, Arch Bronconeumol 2010; 46(10):543–558 2. FARRERAS, 17ª edic., pág. 2015 Rx PA tórax: patrón alveolar con broncograma aéreo que borra borde cardíaco derecho, neumonía típica del LM TC: Infiltrado parenquimatoso alveolar en LSI limitado posteriormente por la cisura mayor (flechas). Puede verse broncogramas aéreos (puntas de flecha). Neumonía.</text:p>
          </table:table-cell>
          <table:table-cell office:value-type="string" calcext:value-type="string">
            <text:p>INFECCIOSAS</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Paracetamol 1 gramo por vía oral cada 8 horas y vigilancia en su domicilio.</text:p>
          </table:table-cell>
          <table:table-cell office:value-type="string" calcext:value-type="string">
            <text:p>Claritromicina oral, 1 gr cada 24 horas.</text:p>
          </table:table-cell>
          <table:table-cell office:value-type="string" calcext:value-type="string">
            <text:p>Ceftriaxona intravenosa, 1 gramo cada 24 horas asociada a azitromizina intravenosa, 500 mg/24 horas.</text:p>
          </table:table-cell>
          <table:table-cell office:value-type="string" calcext:value-type="string">
            <text:p>Amoxicilina/ácido clavulánico oral, 875/125 mg cada 8 horas.</text:p>
          </table:table-cell>
          <table:table-cell office:value-type="string" calcext:value-type="string">
            <text:p>Ceftazidima intravenosa, 1 gramo cada 8 horas asociada a tobramicina intravenosa, 6 mg/Kg cada 24 horas.</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12" calcext:value-type="float">
            <text:p>112</text:p>
          </table:table-cell>
          <table:table-cell office:value-type="float" office:value="9876" calcext:value-type="float">
            <text:p>9876</text:p>
          </table:table-cell>
          <table:table-cell office:value-type="float" office:value="204131" calcext:value-type="float">
            <text:p>204131</text:p>
          </table:table-cell>
          <table:table-cell office:value-type="string" calcext:value-type="string">
            <text:p>FALSE</text:p>
          </table:table-cell>
          <table:table-cell office:value-type="string" calcext:value-type="string">
            <text:p>Un paciente con infección VIH se presentó con 40 linfocitos CD4/μL y una carga viral de 2 millones de copias/mL en el momento del diagnóstico. Inició tratamiento antirretroviral con efavirenz, tenofovir y emtricitabina, y 3 semanas mas tarde desarrolló un cuadro de fiebre, malestar general y adenopatías cervicales bilaterales. El Mantoux fue negativo, en la Rx de tórax se observaban múltiples adenopatías mediastínicas y en los análisis más recientes presentaba 77 linfocitos CD4/μL y una carga viral de VIH-1 de 1000 copias/mL. ¿Cuál es el diagnóstico más probable?:</text:p>
          </table:table-cell>
          <table:table-cell office:value-type="string" calcext:value-type="string">
            <text:p>Este paciente VIH inicia tratamiento antirretroviral, produciéndose una respuesta inmune favorable, ya que mejora los parámetros de carga viral, que baja de 2 millones de copias a 1000 copias/mL y se eleva el número de linfocitos CD4 de 40 a 77/μL. Coincidiendo con esta respuesta inmune aparece un cuadro clínico con fiebre, malestar y adenopatías cervicales; la presencia de fiebre y adenopatías en un territorio ganglionar, en un paciente VIH, nos hace sospechar tuberculosis ganglionar como primera posibilidad diagnóstica, incluso con Mantoux negativo, mucho más frecuente que un linfoma de alto grado, que además suele tener manifestaciones neurológicas, en mucosas… (respuesta 2 incorrecta). Tras el inicio de tratamiento antirretroviral puede haber empeoramiento paradójico de infección oportunista preexistente, no tratada o con tratamiento parcial, es lo que se conoce como Síndrome de reconstitución inmune, especialmente frecuente en pacientes coinfectados por VIH y tuberculosis (respuesta 1 correcta), y generalmente ocurre en los 3 primeros meses del inicio del tratamiento antirretroviral. Parece que el mecanismo subyacente es una reacción de hipersensibilidad tipo IV y en ocasiones precisa de tratamiento con corticoides mientras comienza a hacer efecto el tratamiento antimicrobiano específico. En una criptococosis sistémica en paciente VIH suele haber alteraciones cutáneas, y es muy frecuente la afectación del SNC (respuesta 4 incorrecta). La afectación por Pneumocystis jirovecii suele ser pulmonar, pero no se evidenciarían adenopatías mediastínicas, siendo esto más propio de tuberculosis (respuesta 5 incorrecta). Las adenopatías cervicales no son tampoco efecto secundario del tratamiento antirretroviral (respuesta 3 incorrecta)</text:p>
          </table:table-cell>
          <table:table-cell office:value-type="string" calcext:value-type="string">
            <text:p>1. HARRISON, 18ª edic., pág. 1556</text:p>
          </table:table-cell>
          <table:table-cell office:value-type="string" calcext:value-type="string">
            <text:p>INFECCIOSAS</text:p>
          </table:table-cell>
          <table:table-cell office:value-type="string" calcext:value-type="string">
            <text:p>Fácil</text:p>
          </table:table-cell>
          <table:table-cell office:value-type="float" office:value="0.67" calcext:value-type="float">
            <text:p>0,67</text:p>
          </table:table-cell>
          <table:table-cell/>
          <table:table-cell office:value-type="string" calcext:value-type="string">
            <text:p>Tuberculosis ganglionar como síndrome de reconstitución inmune.</text:p>
          </table:table-cell>
          <table:table-cell office:value-type="string" calcext:value-type="string">
            <text:p>Linfoma de alto grado.</text:p>
          </table:table-cell>
          <table:table-cell office:value-type="string" calcext:value-type="string">
            <text:p>Reacción adversa al tratamiento antirretroviral.</text:p>
          </table:table-cell>
          <table:table-cell office:value-type="string" calcext:value-type="string">
            <text:p>Criptococosis sistémica.</text:p>
          </table:table-cell>
          <table:table-cell office:value-type="string" calcext:value-type="string">
            <text:p>Infección por Pnemnocystis jirovecii.</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113" calcext:value-type="float">
            <text:p>113</text:p>
          </table:table-cell>
          <table:table-cell office:value-type="float" office:value="9877" calcext:value-type="float">
            <text:p>9877</text:p>
          </table:table-cell>
          <table:table-cell office:value-type="float" office:value="204132" calcext:value-type="float">
            <text:p>204132</text:p>
          </table:table-cell>
          <table:table-cell office:value-type="string" calcext:value-type="string">
            <text:p>FALSE</text:p>
          </table:table-cell>
          <table:table-cell office:value-type="string" calcext:value-type="string">
            <text:p>Joven de 26 años natural de Guayaquil (Ecuador), residente en España desde hace 10 años, diagnosticado de psoriasis severa que ha recibido diversos tratamientos en Dermatología con falta de respuesta por lo que deciden en sesión clínica iniciar tratamiento con infliximab (anticuerpo monoclonal dirigido contra el factor de necrosis tumoral alfa). Por este motivo, se le realiza una prueba de tuberculina con una induración de 16 mm, una radiografía de tórax que es normal y es remitido a la consulta de Medicina Interna para valoración. ¿Cuál es el manejo más adecuado con este paciente?:</text:p>
          </table:table-cell>
          <table:table-cell office:value-type="string" calcext:value-type="string">
            <text:p>Se trata de un varón de 26 años con un mantoux positivo (16 mm de induración). Ante un resultado positivo del test cutáneo, se debe descartar enfermedad tuberculosa con radiografía de tórax (que es normal). Si el paciente es menor de 35 años, se recomienda quimioprofilaxis secundaria con isoniazida (generalmente, 6 meses). Dado que va a someterse a tratamiento con infliximab, la duración de la profilaxis se debería prolongar hasta 9 meses (respuesta 1 correcta). Isociacida, rifampicina, pirazinamida y etambutol constituye el tratamiento de la enfermedad tuberculosa. La radiografía de tórax normal y la ausencia de síntomas típicos descartan el diagnóstico de enfermedad, por lo que no precisa tratamiento con 4 fármacos (respuesta 2 incorrecta). En un paciente infectado por Mycobacterium tuberculosis (Mantoux positivo), el tratamiento con infliximab favorece el paso de forma latente a enfermedad activa, por lo que el riesgo de desarrollo de enfermedad tuberculosa es muy alto, en este caso (respuesta 3 incorrecta). El diagnóstico de enfermedad tuberculosa es clínico (síntomas) y microbiológico (cultivo). No precisa imágenes por tomografía computerizada (respuesta 4 incorrecta). En caso de enfermedad tuberculosa, la pauta recomendada es de 4 fármacos (rifampicina, isoniacida, pirazinamida y etambutol) durante 6 meses y no 2 fármacos durante 9 meses, que facilitaría la selección de cepas resistentes (respuesta 5 incorrecta).</text:p>
          </table:table-cell>
          <table:table-cell office:value-type="string" calcext:value-type="string">
            <text:p>1. DOCUMENTO DE CONSENSO SOBRE DIAGNÓSTICO, TRATAMIENTO Y PREVENCIÓN DE LA TUBERCULOSIS. Enferm Infecc Microbiol Clin. 2010;28(5): 297, Pág. e17. INTERPRETACIÓN DE LA PRUEBA DE LA TUBERCULINA (MANTOUX): PPD Induración &lt; 5 mm. Induración ≥ 5 mm. Negativo (*) Positivo Vacunados con BCG No vacunados (**) Interferón gamma negativo Interferón gamma positivo o alto riesgo de enfermar No contacto, no contagio, resistencia natural. Probable origen vacunal. Probablemente por infección tuberculosa. Infección tuberculosa (***) (*) En el caso de vacunados con BCG y de no vacunados mayores de 65 años, actuar como se recomienda para el efecto booster. (**) Valorar en todos los casos:  Riesgo de infección al que haya podido estar sometido el vacunado (exposición a la fuente bacilifera, prevalencia de infección de su comunidad). A mayor riesgo, más probable que el origen no sea vacunal.  Tiempo transcurrido de la vacunación: si hace más de 10 – 15 años, menos probable que sea vacunal.  Existencia de pruebas tuberculinas previas: cuanto más repetidas hayan sido, mayor estímulo de la sensibilidad tuberculínica vacunal y por tanto mayor duración y capacidad de respuesta. (***) Como la infección por micobacterias atípicas, en nuestro medio, no se ha demostrado que sea significativa, en este caso hay que aceptar que la sensibilidad tuberculínica es por infección tuberculosa natural.</text:p>
          </table:table-cell>
          <table:table-cell office:value-type="string" calcext:value-type="string">
            <text:p>INFECCIOSAS</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Iniciar tratamiento con isoniacida durante 9 meses.</text:p>
          </table:table-cell>
          <table:table-cell office:value-type="string" calcext:value-type="string">
            <text:p>Iniciar tratamiento con isoniacida, rifampicina. pirazinamida y etambutol.</text:p>
          </table:table-cell>
          <table:table-cell office:value-type="string" calcext:value-type="string">
            <text:p>Remitir nuevamente el paciente a dermatología por el bajo riesgo de desarrollo de enfermedad tuberculosa en este caso</text:p>
          </table:table-cell>
          <table:table-cell office:value-type="string" calcext:value-type="string">
            <text:p>Realizar prueba de imagen con tomografia computerizada del tórax y posteriormente fibrobroncoscopia para obtención de muestras microbiológicas para cultivo de micobacterias.</text:p>
          </table:table-cell>
          <table:table-cell office:value-type="string" calcext:value-type="string">
            <text:p>Iniciar tratamiento con rifampicina y pirazinamida durante 9 meses.</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114" calcext:value-type="float">
            <text:p>114</text:p>
          </table:table-cell>
          <table:table-cell office:value-type="float" office:value="9878" calcext:value-type="float">
            <text:p>9878</text:p>
          </table:table-cell>
          <table:table-cell office:value-type="float" office:value="204133" calcext:value-type="float">
            <text:p>204133</text:p>
          </table:table-cell>
          <table:table-cell office:value-type="string" calcext:value-type="string">
            <text:p>FALSE</text:p>
          </table:table-cell>
          <table:table-cell office:value-type="string" calcext:value-type="string">
            <text:p>Hombre de 72 años de edad. Antecedentes: Ex fumador importante. Hipertenso. Diabetes Mellitus tipo 2 en tratamiento con antidiabéticos orales. Infección dentaria que precisó extracción de pieza dental 1 año antes del episodio actual. Ingresa en el Servicio de Infecciosas por presentar fiebre y tumoración en ángulo de la mandíbula; refería haber presentado tumefacción en dicha localización en varias ocasiones en el último año, por lo que había acudido al dentista y había recibido varias pautas de tratamiento antibiótico con amoxicilina, con disminución de la tumefacción mientras tomaba el tratamiento antibiótico y reaparición posterior. ¿Qué etiología le sugiere el cuadro clínico del paciente?:</text:p>
          </table:table-cell>
          <table:table-cell office:value-type="string" calcext:value-type="string">
            <text:p>Pregunta del área de enfermedades infecciosas y también cirugía máxilofacial. Ante la sospecha de infección post_x0002_manipulación dental crónica o recurrente, debe sospecharse la posibilidad de actinomicosis. La localización en ángulo submandibular es muy sugestivo de actinomicosis, el antecedente de infección dentaria también contribuye a esta sospecha, Harrison dice “hay que pensar en actinomicosis ante cualquier masa patológica o infección recurrente de la cabeza o cuello, y ésta afecta sobre todo al ángulo del maxilar inferior” (respuesta 3 correcta). El tratamiento de un cuadro grave precisaría penicilina IV 2-6 semanas para continuar con amoxicilina o penicilina oral hasta completar de 6 a 12 meses, la respuesta parcial a amoxicilina también nos ayuda a descartas otras opciones. La osteomielitis por candida es muy rara, aparece de forma simultánea o como manifestación tardía de una candidiasis sistémica diseminada, y no respondería ni siquiera parcialmente al antibiótico (respuesta 1 incorrecta). La extracción del diente causal descartaría una celulitis odontogénica facial (respuesta 4 incorrecta). La tuberculosis sería extraordinariamente rara en esa localización y no respondería al tratamiento con amoxicilina (respuesta 2 incorrecta). Así mismo, un carcinoma tampoco disminuiría la tumefacción con la administración de amoxicilina (respuesta 5 incorrecta).</text:p>
          </table:table-cell>
          <table:table-cell office:value-type="string" calcext:value-type="string">
            <text:p>1. HARRISON, 18ª edic., pág. 1327</text:p>
          </table:table-cell>
          <table:table-cell office:value-type="string" calcext:value-type="string">
            <text:p>INFECCIOSAS</text:p>
          </table:table-cell>
          <table:table-cell office:value-type="string" calcext:value-type="string">
            <text:p>Normal</text:p>
          </table:table-cell>
          <table:table-cell office:value-type="float" office:value="0.37" calcext:value-type="float">
            <text:p>0,37</text:p>
          </table:table-cell>
          <table:table-cell/>
          <table:table-cell office:value-type="string" calcext:value-type="string">
            <text:p>Osteomielitis mandibular por Candida.</text:p>
          </table:table-cell>
          <table:table-cell office:value-type="string" calcext:value-type="string">
            <text:p>Tuberculosis ósea.</text:p>
          </table:table-cell>
          <table:table-cell office:value-type="string" calcext:value-type="string">
            <text:p>Actinomicosis.</text:p>
          </table:table-cell>
          <table:table-cell office:value-type="string" calcext:value-type="string">
            <text:p>Celulitis facial.</text:p>
          </table:table-cell>
          <table:table-cell office:value-type="string" calcext:value-type="string">
            <text:p>Carcinoma epidermoide.</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16" calcext:value-type="float">
            <text:p>116</text:p>
          </table:table-cell>
          <table:table-cell office:value-type="float" office:value="9880" calcext:value-type="float">
            <text:p>9880</text:p>
          </table:table-cell>
          <table:table-cell office:value-type="float" office:value="204135" calcext:value-type="float">
            <text:p>204135</text:p>
          </table:table-cell>
          <table:table-cell office:value-type="string" calcext:value-type="string">
            <text:p>FALSE</text:p>
          </table:table-cell>
          <table:table-cell office:value-type="string" calcext:value-type="string">
            <text:p>Paciente de 48 años que consulta por un cuadro de fiebre, cefalea frontal intensa y sensación nauseosa de 48 horas de evolución. A la exploración física presenta un estado general conservado. No tiene lesiones cutáneas. Se aprecia una discreta rigidez de nuca con signo de Kernig positivo. Ante la sospecha de meningitis se practica una punción lumbar que da salida a un líquido de aspecto claro, con proteínas 170 mg/dl, glucosa 54 mg/dl (glucosa plasmática 98 mg/dl) y células 280 com un 89% de linfocitos. ADA 4 Ul/L. ¿Cuál es la causa más probable de la meningitis de este paciente?:</text:p>
          </table:table-cell>
          <table:table-cell office:value-type="string" calcext:value-type="string">
            <text:p>La tríada de fiebre, cefalea y rigidez de nuca nos debe hacer sospechar siempre meningitis, en este caso nos confirman además este diagnóstico. Las manifestaciones clínicas de meningitis no suelen orientar específicamente al agente causal, aunque en un meningococo esperaríamos como más probable un paciente de menor edad y lesiones cutáneas, en caso de tuberculosis se afectan con más frecuencia niños, ancianos, inmunodeprimidos, y la clínica es más subaguda… pero el diagnóstico definitivo vendría por el estudio del LCR. En este caso tenemos un líquido claro, con linfocitosis, discreto aumento de proteínas y glucosa normal (niveles superiores al 50% de la glucemia), con lo que se trataría de una meningitis vírica, siendo la causa más frecuente los enterovirus (respuesta 4 correcta). Una meningitis bacteriana, meningococo o neumococo, nos darían un líquido turbio, con aumento de leucocitos polimorfonucleares, proteínas altas y glucosa baja (respuestas 1 y 3 incorrectas). El meningococo daría un líquido claro_x0002_fibrinoide, también con linfocitosis y aumento de proteínas, pero con glucosa baja y ADA elevada (respuesta 2 incorrecta). Se han descrito algunos casos de encefalo-meningitis por el virus herpes 6, aunque en niños, y es un agente que muy raramente puede producir este cuadro (respuesta 5 incorrecta).</text:p>
          </table:table-cell>
          <table:table-cell office:value-type="string" calcext:value-type="string">
            <text:p>1. HARRISON, 18ª edic., pág. 1595 2. FARRERAS, 17ª edic., pág. 2262</text:p>
          </table:table-cell>
          <table:table-cell office:value-type="string" calcext:value-type="string">
            <text:p>INFECCIOSAS</text:p>
          </table:table-cell>
          <table:table-cell office:value-type="string" calcext:value-type="string">
            <text:p>Normal</text:p>
          </table:table-cell>
          <table:table-cell office:value-type="float" office:value="0.39" calcext:value-type="float">
            <text:p>0,39</text:p>
          </table:table-cell>
          <table:table-cell/>
          <table:table-cell office:value-type="string" calcext:value-type="string">
            <text:p>Neisseria meningitidis.</text:p>
          </table:table-cell>
          <table:table-cell office:value-type="string" calcext:value-type="string">
            <text:p>Mycobacterium Tuberculosis.</text:p>
          </table:table-cell>
          <table:table-cell office:value-type="string" calcext:value-type="string">
            <text:p>Streptococcus pneumoniae.</text:p>
          </table:table-cell>
          <table:table-cell office:value-type="string" calcext:value-type="string">
            <text:p>Enterovirus.</text:p>
          </table:table-cell>
          <table:table-cell office:value-type="string" calcext:value-type="string">
            <text:p>Virus herpes 6.</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117" calcext:value-type="float">
            <text:p>117</text:p>
          </table:table-cell>
          <table:table-cell office:value-type="float" office:value="9881" calcext:value-type="float">
            <text:p>9881</text:p>
          </table:table-cell>
          <table:table-cell office:value-type="float" office:value="204136" calcext:value-type="float">
            <text:p>204136</text:p>
          </table:table-cell>
          <table:table-cell office:value-type="string" calcext:value-type="string">
            <text:p>FALSE</text:p>
          </table:table-cell>
          <table:table-cell office:value-type="string" calcext:value-type="string">
            <text:p>Hombre de 35 años que presenta hematuria tras infecciones respiratorias desde hace varios años, en la analítica de sangre presenta creatinina 1 mg/dl sin otras alteraciones y en la orina aparecen hematíes 50/campo siendo el 80% dismórficos, con proteinuria de 0.8 gramos en 24 horas. ¿Cuál es el diagnóstico más probable?:</text:p>
          </table:table-cell>
          <table:table-cell office:value-type="string" calcext:value-type="string">
            <text:p>Varón de edad media con episodios recurrentes de hematuria glomerular (hematíes dismórficos) tras infecciones respiratorias, que hace presuponer una glomerulopatía crónica que cursa con episodio de hematurias intermitentes. La opción correcta es la Nefropatía IgA o enfermedad de Berger, por otro lado la glomerulopatía primaria más frecuente (respuesta 3 correcta).</text:p>
          </table:table-cell>
          <table:table-cell office:value-type="string" calcext:value-type="string">
            <text:p>1. Hernando Avendaño. Nefrología clínica 3ª Edición 2009. Página 384 2. HARRISON, 18ª Ed. Página 2342</text:p>
          </table:table-cell>
          <table:table-cell office:value-type="string" calcext:value-type="string">
            <text:p>NEFR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Nefropatía de cambios mínimos.</text:p>
          </table:table-cell>
          <table:table-cell office:value-type="string" calcext:value-type="string">
            <text:p>Glomerulonefritis membranosa.</text:p>
          </table:table-cell>
          <table:table-cell office:value-type="string" calcext:value-type="string">
            <text:p>Nefropatía Ig A.</text:p>
          </table:table-cell>
          <table:table-cell office:value-type="string" calcext:value-type="string">
            <text:p>Glomerulonefritis proliferativa difusa.</text:p>
          </table:table-cell>
          <table:table-cell office:value-type="string" calcext:value-type="string">
            <text:p>Glomeruloesclerosis focal y segmentaria primaria.</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18" calcext:value-type="float">
            <text:p>118</text:p>
          </table:table-cell>
          <table:table-cell office:value-type="float" office:value="9882" calcext:value-type="float">
            <text:p>9882</text:p>
          </table:table-cell>
          <table:table-cell office:value-type="float" office:value="204137" calcext:value-type="float">
            <text:p>204137</text:p>
          </table:table-cell>
          <table:table-cell office:value-type="string" calcext:value-type="string">
            <text:p>FALSE</text:p>
          </table:table-cell>
          <table:table-cell office:value-type="string" calcext:value-type="string">
            <text:p>Una enferma de 60 años diagnosticada de broncopatía crónica, diabetes mellitus, hipertensión arterial y tratada desde hace 4 meses con Omeprazol, Metformina, Salbutamol, Bromuro de Ipratropio y Enalapril 20 mg + Hidroclorotiazida 25 mg. Acude a su médica por cansancio, disminución de apetito, con ligera disnea y tos ocasional, deposiciones variables, a veces blandas y sin síntomas urinarios. Unos análisis muestran leucocitos 10.000/mm3, Hto 35%, VCM 80, Glucosa 150 mg/dl, Urea 80 mg/dl, Creatinina 1,6 mg/dl, Sodio 133 meq/l y Potasio 2,9 mEq/l. ¿Cuál es la causa más probable de la hipopotasemia?:</text:p>
          </table:table-cell>
          <table:table-cell office:value-type="string" calcext:value-type="string">
            <text:p>La paciente presenta una hipopotasemia. La causa más probable es que sea secundario al diurético, hidroclorotiazida, que la paciente emplea como fármaco antihipertensivo (respuesta 4 correcta). El déficit de aporte de potasio es una causa rara de hipopotasemia dado que la mayoría de los alimentos contienen cantidades suficientes y el riñón es capaz de adaptarse en estas circunstancias reduciendo su excreción (respuesta 3 incorrecta).</text:p>
          </table:table-cell>
          <table:table-cell office:value-type="string" calcext:value-type="string">
            <text:p>1. Hernando Avendaño. Nefrología clínica 3ª Edición 2009. Página 64 2. HARRISON, 18ª Ed. Página 352</text:p>
          </table:table-cell>
          <table:table-cell office:value-type="string" calcext:value-type="string">
            <text:p>NEFROLOGÍA</text:p>
          </table:table-cell>
          <table:table-cell office:value-type="string" calcext:value-type="string">
            <text:p>Difícil</text:p>
          </table:table-cell>
          <table:table-cell office:value-type="float" office:value="0.29" calcext:value-type="float">
            <text:p>0,29</text:p>
          </table:table-cell>
          <table:table-cell/>
          <table:table-cell office:value-type="string" calcext:value-type="string">
            <text:p>Insuficiencia renal.</text:p>
          </table:table-cell>
          <table:table-cell office:value-type="string" calcext:value-type="string">
            <text:p>Hiponatremia.</text:p>
          </table:table-cell>
          <table:table-cell office:value-type="string" calcext:value-type="string">
            <text:p>Déficit de aporte de potasio.</text:p>
          </table:table-cell>
          <table:table-cell office:value-type="string" calcext:value-type="string">
            <text:p>Antihipertensivo.</text:p>
          </table:table-cell>
          <table:table-cell office:value-type="string" calcext:value-type="string">
            <text:p>Metformina.</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120" calcext:value-type="float">
            <text:p>120</text:p>
          </table:table-cell>
          <table:table-cell office:value-type="float" office:value="9884" calcext:value-type="float">
            <text:p>9884</text:p>
          </table:table-cell>
          <table:table-cell office:value-type="float" office:value="204139" calcext:value-type="float">
            <text:p>204139</text:p>
          </table:table-cell>
          <table:table-cell office:value-type="string" calcext:value-type="string">
            <text:p>FALSE</text:p>
          </table:table-cell>
          <table:table-cell office:value-type="string" calcext:value-type="string">
            <text:p>Un paciente con insuficiencia renal crónica estadio IV (filtrado glomerular renal 25 ml/min) presenta una hemoglobina de 8.6 g/dL. El estudio de anemia muestra un volumen corpuscular medio de 78 fl y los niveles de ferritina en sangre son de 48 ng/mL (valor normal 30-300 ng/mL). ¿Cuál de las siguientes opciones es más adecuada?:</text:p>
          </table:table-cell>
          <table:table-cell office:value-type="string" calcext:value-type="string">
            <text:p>El paciente presenta enfermedad renal crónica (IRC) avanzada y anemia microcítica con ferritina de 48 ng/ml. En la IRC se considera el dintel inferior para la ferritina 100 ng/ml, y en este caso es inferior. Por tanto, antes de emplear derivados eritropoyéticos es necesario realizar aporte de hierro que pueda ser el causante primordial de la anemia (respuesta 4 correcta).</text:p>
          </table:table-cell>
          <table:table-cell office:value-type="string" calcext:value-type="string">
            <text:p>1. Hernando Avendaño. Nefrología clínica 3ª Edición 2009. Página 835 2. HARRISON, 18ª Ed. Página 2316 Hierro oral</text:p>
          </table:table-cell>
          <table:table-cell office:value-type="string" calcext:value-type="string">
            <text:p>NEFROLOGÍA</text:p>
          </table:table-cell>
          <table:table-cell office:value-type="string" calcext:value-type="string">
            <text:p>Difícil</text:p>
          </table:table-cell>
          <table:table-cell office:value-type="float" office:value="0.19" calcext:value-type="float">
            <text:p>0,19</text:p>
          </table:table-cell>
          <table:table-cell/>
          <table:table-cell office:value-type="string" calcext:value-type="string">
            <text:p>Iniciar tratamiento sustitutivo con hemodiálisis.</text:p>
          </table:table-cell>
          <table:table-cell office:value-type="string" calcext:value-type="string">
            <text:p>Administrar darbopoyetina alfa 0.70 microgamos vía subcutánea cada 2 semanas.</text:p>
          </table:table-cell>
          <table:table-cell office:value-type="string" calcext:value-type="string">
            <text:p>Indicar realización de un aspirado medular para completar el estudio.</text:p>
          </table:table-cell>
          <table:table-cell office:value-type="string" calcext:value-type="string">
            <text:p>Reponer el déficit de hierro y si persite la anemia iniciar tratamiento con un agente eritropoyético.</text:p>
          </table:table-cell>
          <table:table-cell office:value-type="string" calcext:value-type="string">
            <text:p>Realizar una endoscopia digestiva para descartar sangrado gastrointestinal.</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121" calcext:value-type="float">
            <text:p>121</text:p>
          </table:table-cell>
          <table:table-cell office:value-type="float" office:value="9885" calcext:value-type="float">
            <text:p>9885</text:p>
          </table:table-cell>
          <table:table-cell office:value-type="float" office:value="204140" calcext:value-type="float">
            <text:p>204140</text:p>
          </table:table-cell>
          <table:table-cell office:value-type="string" calcext:value-type="string">
            <text:p>FALSE</text:p>
          </table:table-cell>
          <table:table-cell office:value-type="string" calcext:value-type="string">
            <text:p>Un paciente de 52 años con enfermedad renal crónica estadio V, secundaria a poliquistosis autosómica dominante, recibe un injerto renal de donante cadáver. Un hermano suyo de 34 años acude a visitarle y refiere desconocer si padece la enfermedad por no haber acudido nunca a un médico desde la adolescencia. ¿Qué actitud o prueba le parece más adecuada para recomendarle en ese momento?:</text:p>
          </table:table-cell>
          <table:table-cell office:value-type="string" calcext:value-type="string">
            <text:p>Para la detección de enfermedad poliquística del adulto, en edades superiores a los 30 años, se emplea la ecografía abdominopélvica para el diagnóstico (respuesta 2 correcta). El TC o RMN abdominal son capaces de detectar quistes en etapas más precoces (menores de 30 años), aunque suele emplearse después de haber rastreado con ecografía (respuestas 3 y 4 incorrectas). En casos dudosos es en los que se realiza el análisis genético (respuesta 1 incorrecta).</text:p>
          </table:table-cell>
          <table:table-cell office:value-type="string" calcext:value-type="string">
            <text:p>1. Hernando Avendaño. Nefrología clínica 3ª Edición 2009. Página 586 2. HARRISON, 18ª Ed. Página 2358 Eco abdominopélvica para detección de poliquistosis del adulto</text:p>
          </table:table-cell>
          <table:table-cell office:value-type="string" calcext:value-type="string">
            <text:p>NEFROLOGÍA</text:p>
          </table:table-cell>
          <table:table-cell office:value-type="string" calcext:value-type="string">
            <text:p>Fácil</text:p>
          </table:table-cell>
          <table:table-cell office:value-type="float" office:value="0.78" calcext:value-type="float">
            <text:p>0,78</text:p>
          </table:table-cell>
          <table:table-cell/>
          <table:table-cell office:value-type="string" calcext:value-type="string">
            <text:p>Estudio genético mutacional y de ligamiento.</text:p>
          </table:table-cell>
          <table:table-cell office:value-type="string" calcext:value-type="string">
            <text:p>Ecografía abdomino-pélvica.</text:p>
          </table:table-cell>
          <table:table-cell office:value-type="string" calcext:value-type="string">
            <text:p>Tomografia axial computarizada helicoidal con contraste iodado.</text:p>
          </table:table-cell>
          <table:table-cell office:value-type="string" calcext:value-type="string">
            <text:p>Resonancia nuclear magnética abdominal y cerebral.</text:p>
          </table:table-cell>
          <table:table-cell office:value-type="string" calcext:value-type="string">
            <text:p>Controles clínicos periódicos.</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22" calcext:value-type="float">
            <text:p>122</text:p>
          </table:table-cell>
          <table:table-cell office:value-type="float" office:value="9886" calcext:value-type="float">
            <text:p>9886</text:p>
          </table:table-cell>
          <table:table-cell office:value-type="float" office:value="204141" calcext:value-type="float">
            <text:p>204141</text:p>
          </table:table-cell>
          <table:table-cell office:value-type="string" calcext:value-type="string">
            <text:p>FALSE</text:p>
          </table:table-cell>
          <table:table-cell office:value-type="string" calcext:value-type="string">
            <text:p>Hombre de 66 años con antecedente de espondilitis anquilosante de larga evolución. Presenta proteinuria de 6 gramos al día con hipoalbuminemia y edemas. En el sedimento urinario no se detecta hematuria. Su creatinina plasmática es de 1,6 mg/dL y su filtrado glomerular de 45 mL/min. Glucemia 110 mg/dl. Su severa deformidad de columna vertebral dificulta realizar biopsia renal percutánea ¿Qué actitud inicial es la correcta?:</text:p>
          </table:table-cell>
          <table:table-cell/>
          <table:table-cell office:value-type="string" calcext:value-type="string">
            <text:p>1. Hernando Avendaño. Nefrología clínica 3ª Edición 2009. Página 445 2. Harrison, 18ª Ed. Página 2349</text:p>
          </table:table-cell>
          <table:table-cell office:value-type="string" calcext:value-type="string">
            <text:p>NEFROLOGÍA</text:p>
          </table:table-cell>
          <table:table-cell office:value-type="string" calcext:value-type="string">
            <text:p>Normal</text:p>
          </table:table-cell>
          <table:table-cell office:value-type="float" office:value="0.51" calcext:value-type="float">
            <text:p>0,51</text:p>
          </table:table-cell>
          <table:table-cell/>
          <table:table-cell office:value-type="string" calcext:value-type="string">
            <text:p>Iniciar corticoides por sospecha de enfermedad glomerular a cambios mínimos.</text:p>
          </table:table-cell>
          <table:table-cell office:value-type="string" calcext:value-type="string">
            <text:p>Tratarle con ciclofosfamida por sospechar glomerulopatía membranosa.</text:p>
          </table:table-cell>
          <table:table-cell office:value-type="string" calcext:value-type="string">
            <text:p>Biopsia de grasa subcutánea.</text:p>
          </table:table-cell>
          <table:table-cell office:value-type="string" calcext:value-type="string">
            <text:p>Iniciar diálisis.</text:p>
          </table:table-cell>
          <table:table-cell office:value-type="string" calcext:value-type="string">
            <text:p>Realizar una prueba de sobrecarga con glucosa para descartar nefropatía diabética.</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23" calcext:value-type="float">
            <text:p>123</text:p>
          </table:table-cell>
          <table:table-cell office:value-type="float" office:value="9887" calcext:value-type="float">
            <text:p>9887</text:p>
          </table:table-cell>
          <table:table-cell office:value-type="float" office:value="204142" calcext:value-type="float">
            <text:p>204142</text:p>
          </table:table-cell>
          <table:table-cell office:value-type="string" calcext:value-type="string">
            <text:p>FALSE</text:p>
          </table:table-cell>
          <table:table-cell office:value-type="string" calcext:value-type="string">
            <text:p>Un paciente de 80 años con historia de hipertensión y en tratamiento con enalapril y espironolactona acude al hospital por astenia y debilidad muscular severa. La presión arterial es de 110/70 mmHg. En el ECG destacan ondas T picudas y elevadas, extrasístoles ventriculares y QT corto. ¿Cuál es el diagnóstico más probable?:</text:p>
          </table:table-cell>
          <table:table-cell office:value-type="string" calcext:value-type="string">
            <text:p>El paciente está con dos fármacos potencialmente productores de hiperpotasemia: enalapril y amiloride. Además presenta clínica compatible con hiperpotasemia como es la debilidad generalizada e incluso, alteraciones electrocardiográficas propias: T picudas. La sospecha es hiperpotasemia (respuesta 2 correcta).</text:p>
          </table:table-cell>
          <table:table-cell office:value-type="string" calcext:value-type="string">
            <text:p>1. Hernando Avendaño. Nefrología clínica 3ª Edición 2009. Página 68 2. HARRISON, 18ª Ed. Página 356 Normal K+ 1º T picudas 2º P bajas, R bajas, PR y QRS anchos, 3º Onda sinusoidal, fibrilación ventricular, paro cardíaco ECG en hiperpotasemia</text:p>
          </table:table-cell>
          <table:table-cell office:value-type="string" calcext:value-type="string">
            <text:p>NEFROLOGÍA</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Hipercalcemia.</text:p>
          </table:table-cell>
          <table:table-cell office:value-type="string" calcext:value-type="string">
            <text:p>Hiperpotasemia.</text:p>
          </table:table-cell>
          <table:table-cell office:value-type="string" calcext:value-type="string">
            <text:p>Hipomagnesemia.</text:p>
          </table:table-cell>
          <table:table-cell office:value-type="string" calcext:value-type="string">
            <text:p>Hipocalcemia.</text:p>
          </table:table-cell>
          <table:table-cell office:value-type="string" calcext:value-type="string">
            <text:p>Hipernatremia.</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25" calcext:value-type="float">
            <text:p>125</text:p>
          </table:table-cell>
          <table:table-cell office:value-type="float" office:value="9889" calcext:value-type="float">
            <text:p>9889</text:p>
          </table:table-cell>
          <table:table-cell office:value-type="float" office:value="204144" calcext:value-type="float">
            <text:p>204144</text:p>
          </table:table-cell>
          <table:table-cell office:value-type="string" calcext:value-type="string">
            <text:p>FALSE</text:p>
          </table:table-cell>
          <table:table-cell office:value-type="string" calcext:value-type="string">
            <text:p>Lactante de 13 meses que acude a urgencias por fiebre de hasta 39° C de 48 horas de evolución sin otra sintomatología asociada. Exploración por órganos y aparatos sin hallazgos significativos, destacando buen estado general. Usted le iba a entregar el alta domiciliaria pero el adjunto de Pediatría que está de guardia le pide un sistemático de orina y un urocultivo por sondaje. En la orina destaca leucocituria ++, hematuria + y nitritos ++ y en el Gram de orina se observan bacilos Gram negativos. En la analítica de sangre no existe leucocitosis y la proteína C reactiva es de 50 mg/L. El adjunto le dice ahora que no es preciso que el niño ingrese y que le paute un antibiótico oral. Señale el tratamiento empírico MENOS adecuado en este caso:</text:p>
          </table:table-cell>
          <table:table-cell office:value-type="string" calcext:value-type="string">
            <text:p>Se trata de un niño con una infección urinaria. Los antibióticos recomendados son: fosfomicina, cefalosporinas de 2ª y 3ª generación (respuestas 3 y 5 correctas), amoxicilina-clavulánico (respuesta 2 correcta), cotrimoxazol (respuesta 4 correcta) o quinolonas. Éstas últimas estarían contraindicadas en la infancia. La amoxicilina aislada no se considera adecuada por alta resistencia por enterobacterias (respuesta 1 incorrecta).</text:p>
          </table:table-cell>
          <table:table-cell office:value-type="string" calcext:value-type="string">
            <text:p>1. Mensa et al. Guía terapéutica antimicrobiana 2012</text:p>
          </table:table-cell>
          <table:table-cell office:value-type="string" calcext:value-type="string">
            <text:p>NEFROLOGÍA</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Amoxicilina.</text:p>
          </table:table-cell>
          <table:table-cell office:value-type="string" calcext:value-type="string">
            <text:p>Amoxicilina-clavulánico.</text:p>
          </table:table-cell>
          <table:table-cell office:value-type="string" calcext:value-type="string">
            <text:p>Cefuroxima axetilo.</text:p>
          </table:table-cell>
          <table:table-cell office:value-type="string" calcext:value-type="string">
            <text:p>Cotrimoxazol.</text:p>
          </table:table-cell>
          <table:table-cell office:value-type="string" calcext:value-type="string">
            <text:p>Cefixima.</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126" calcext:value-type="float">
            <text:p>126</text:p>
          </table:table-cell>
          <table:table-cell office:value-type="float" office:value="9890" calcext:value-type="float">
            <text:p>9890</text:p>
          </table:table-cell>
          <table:table-cell office:value-type="float" office:value="204145" calcext:value-type="float">
            <text:p>204145</text:p>
          </table:table-cell>
          <table:table-cell office:value-type="string" calcext:value-type="string">
            <text:p>FALSE</text:p>
          </table:table-cell>
          <table:table-cell office:value-type="string" calcext:value-type="string">
            <text:p>Hombre de 60 años de edad que acude a urgencias por presentar hematuria macroscópica asintomática. ¿En qué patología deberíamos pensar en primer lugar?:</text:p>
          </table:table-cell>
          <table:table-cell office:value-type="string" calcext:value-type="string">
            <text:p>La primera causa de hematuria macroscópica monosintomática en un varón de edad avanzada es el carcinoma vesical (respuesta 4 correcta).</text:p>
          </table:table-cell>
          <table:table-cell office:value-type="string" calcext:value-type="string">
            <text:p>1. Harrison, 18ª Ed. Página 791. Hematuria macroscópica monosintomática: cáncer de vejiga</text:p>
          </table:table-cell>
          <table:table-cell office:value-type="string" calcext:value-type="string">
            <text:p>NEFROLOGÍA</text:p>
          </table:table-cell>
          <table:table-cell office:value-type="string" calcext:value-type="string">
            <text:p>Fácil</text:p>
          </table:table-cell>
          <table:table-cell office:value-type="float" office:value="0.97" calcext:value-type="float">
            <text:p>0,97</text:p>
          </table:table-cell>
          <table:table-cell/>
          <table:table-cell office:value-type="string" calcext:value-type="string">
            <text:p>Hiperplasia benigna de próstata.</text:p>
          </table:table-cell>
          <table:table-cell office:value-type="string" calcext:value-type="string">
            <text:p>Carcinoma de próstata.</text:p>
          </table:table-cell>
          <table:table-cell office:value-type="string" calcext:value-type="string">
            <text:p>Infección urinaria.</text:p>
          </table:table-cell>
          <table:table-cell office:value-type="string" calcext:value-type="string">
            <text:p>Carcinoma vesical.</text:p>
          </table:table-cell>
          <table:table-cell office:value-type="string" calcext:value-type="string">
            <text:p>Litiasis renal.</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128" calcext:value-type="float">
            <text:p>128</text:p>
          </table:table-cell>
          <table:table-cell office:value-type="float" office:value="9892" calcext:value-type="float">
            <text:p>9892</text:p>
          </table:table-cell>
          <table:table-cell office:value-type="float" office:value="204147" calcext:value-type="float">
            <text:p>204147</text:p>
          </table:table-cell>
          <table:table-cell office:value-type="string" calcext:value-type="string">
            <text:p>FALSE</text:p>
          </table:table-cell>
          <table:table-cell office:value-type="string" calcext:value-type="string">
            <text:p>Ante un varón de 30 años, casado sin hijos, diagnosticado mediante exploración física y confirmado ecográficamente de tumor sólido en el teste derecho, ¿cuál es la actitud más correcta?:</text:p>
          </table:table-cell>
          <table:table-cell office:value-type="string" calcext:value-type="string">
            <text:p>Varón con tumor sólido testicular derecho, confirmado por ecografía. La pauta de actuación debe ser determinar marcadores tumorales (HCG y AFP) y realizar orquiectomía radical inguinal, que sirva para realizar el diagnóstico y parte de la terapia (respuesta 2 correcta). La orquiectomía transescrotal está contraindicada por riesgo de diseminación (respuesta 4 incorrecta).</text:p>
          </table:table-cell>
          <table:table-cell office:value-type="string" calcext:value-type="string">
            <text:p>1. HARRISON, 18ª Ed. Página 806</text:p>
          </table:table-cell>
          <table:table-cell office:value-type="string" calcext:value-type="string">
            <text:p>NEFR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Intentar cirugía parcial para salvaguardar parte del teste.</text:p>
          </table:table-cell>
          <table:table-cell office:value-type="string" calcext:value-type="string">
            <text:p>Orquiectomía radical desde incisión inguinal</text:p>
          </table:table-cell>
          <table:table-cell office:value-type="string" calcext:value-type="string">
            <text:p>Radioterapia seguida de orquiectomía.</text:p>
          </table:table-cell>
          <table:table-cell office:value-type="string" calcext:value-type="string">
            <text:p>Orquiectomía por incisión escrotal.</text:p>
          </table:table-cell>
          <table:table-cell office:value-type="string" calcext:value-type="string">
            <text:p>Quimioterapia y posteriormente orquiectomía.</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29" calcext:value-type="float">
            <text:p>129</text:p>
          </table:table-cell>
          <table:table-cell office:value-type="float" office:value="9893" calcext:value-type="float">
            <text:p>9893</text:p>
          </table:table-cell>
          <table:table-cell office:value-type="float" office:value="204148" calcext:value-type="float">
            <text:p>204148</text:p>
          </table:table-cell>
          <table:table-cell office:value-type="string" calcext:value-type="string">
            <text:p>FALSE</text:p>
          </table:table-cell>
          <table:table-cell office:value-type="string" calcext:value-type="string">
            <text:p>Paciente de 93 años diagnosticado de adenocarcinoma de colon ascendente con carcinomatosis peritoneal, metátasis hepáticas y pulmonares. Encamado en su domicilio el 90% del día. Sigue tratamiento con morfina de liberación retardada, dexametasona 8 mg/día, lactulosa, parafina y un zolpidem a las 22 horas. Comienza con dolor cólico periumbilical, nauseas y vómitos alimentarios. Tras su evaluación es diagnosticado de obstrucción intestinal. ¿Cúal es el tratamiento más apropiado?:</text:p>
          </table:table-cell>
          <table:table-cell office:value-type="string" calcext:value-type="string">
            <text:p>Pregunta repetida del MIR2011. En pacientes en fase final de la vida deben evitarse las medidas intervencionistas (respuestas 1 y 4 incorrectas) y la vía intravenosa (respuestas 2 y 5 incorrectas), priorizando en medidas de confort. Si no está disponible la vía oral la mejor alternativa es la subcutánea y para control de los síntomas en una obstrucción se administra morfina, analgésico, haloperidol, antiemético, dexametasona, antiemético y antiinflamatorio, bromuro de hioscina, antiespasmódico y antisecretagogo (respuesta 3 correcta).</text:p>
          </table:table-cell>
          <table:table-cell office:value-type="string" calcext:value-type="string">
            <text:p>1. Guía de la Sociedad Española de Cuidados Paliativos´</text:p>
          </table:table-cell>
          <table:table-cell office:value-type="string" calcext:value-type="string">
            <text:p>PALIATIVOS</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Suspender fármacos por vía oral y preparar para realización de colonoscopia.</text:p>
          </table:table-cell>
          <table:table-cell office:value-type="string" calcext:value-type="string">
            <text:p>Administrar metoclopramida intravenosa para el control de vómitos y suspender laxantes y morfina hasta reevaluar evaluación clínica.</text:p>
          </table:table-cell>
          <table:table-cell office:value-type="string" calcext:value-type="string">
            <text:p>Suspender fármacos por vía oral y administrar morfina, haloperidol, dexametasona y bromuro de hioscina por vía subcutánea para el control de síntomas.</text:p>
          </table:table-cell>
          <table:table-cell office:value-type="string" calcext:value-type="string">
            <text:p>Suspender fármacos por vía oral y realizar tomografia axial computerizada para valorar cirugía urgente.</text:p>
          </table:table-cell>
          <table:table-cell office:value-type="string" calcext:value-type="string">
            <text:p>Suspender fármacos por vía oral y administrar fentanilo transdérmico para control del dolor y metoclopramida y dexametasona por vía intravenosa para control de vómitos.</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32" calcext:value-type="float">
            <text:p>132</text:p>
          </table:table-cell>
          <table:table-cell office:value-type="float" office:value="9896" calcext:value-type="float">
            <text:p>9896</text:p>
          </table:table-cell>
          <table:table-cell office:value-type="float" office:value="204151" calcext:value-type="float">
            <text:p>204151</text:p>
          </table:table-cell>
          <table:table-cell office:value-type="string" calcext:value-type="string">
            <text:p>FALSE</text:p>
          </table:table-cell>
          <table:table-cell office:value-type="string" calcext:value-type="string">
            <text:p>Un hombre de 58 años ingresa inconsciente en Urgencias en situación de parada cardiorrespiratoria, procediéndose de forma inmediata a la aplicación de maniobras de RCP avanzada. Se objetiva en el monitor Fibrilación ventricular (FV), por lo que se realiza desfibrilación monofásica con carga de 300 Julios. La FV persiste, motivo por el que se reinician nuevos bucles de masaje cardiaco-ventilación. ¿Cuándo considera que está indicada la administración de Amiodarona en este paciente?:</text:p>
          </table:table-cell>
          <table:table-cell office:value-type="string" calcext:value-type="string">
            <text:p>La amiodarona es un fármaco recomendado para el tratamiento de FV/TV que no responden a técnicas de reanimación cardiopulmonar, desfibrilacion y fármacos vasopresores. Según la AHA (american heart asociation) su uso debe ser tras el tercer choque desfibrilatorio (respuesta 1 correcta).</text:p>
          </table:table-cell>
          <table:table-cell office:value-type="string" calcext:value-type="string">
            <text:p>1. Enfermo critico y emergencias ed 1 año 2011. Pagina 181</text:p>
          </table:table-cell>
          <table:table-cell office:value-type="string" calcext:value-type="string">
            <text:p>URGENCIAS</text:p>
          </table:table-cell>
          <table:table-cell office:value-type="string" calcext:value-type="string">
            <text:p>Normal</text:p>
          </table:table-cell>
          <table:table-cell office:value-type="float" office:value="0.49" calcext:value-type="float">
            <text:p>0,49</text:p>
          </table:table-cell>
          <table:table-cell/>
          <table:table-cell office:value-type="string" calcext:value-type="string">
            <text:p>En caso de continuar la FV después del 3º choque desfibrilatorio.</text:p>
          </table:table-cell>
          <table:table-cell office:value-type="string" calcext:value-type="string">
            <text:p>Debe aplicarse desde el inicio en RCP avanzada, cuando se detecte FV.</text:p>
          </table:table-cell>
          <table:table-cell office:value-type="string" calcext:value-type="string">
            <text:p>Tras el primer choque desfibrilatorio, en caso de persistencia de la FV.</text:p>
          </table:table-cell>
          <table:table-cell office:value-type="string" calcext:value-type="string">
            <text:p>No está indicada su administración en RCP avanzada.</text:p>
          </table:table-cell>
          <table:table-cell office:value-type="string" calcext:value-type="string">
            <text:p>Sólo debe administrarse si se objetiva taquicardia ventricular polimorfa.</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133" calcext:value-type="float">
            <text:p>133</text:p>
          </table:table-cell>
          <table:table-cell office:value-type="float" office:value="9897" calcext:value-type="float">
            <text:p>9897</text:p>
          </table:table-cell>
          <table:table-cell office:value-type="float" office:value="204152" calcext:value-type="float">
            <text:p>204152</text:p>
          </table:table-cell>
          <table:table-cell office:value-type="string" calcext:value-type="string">
            <text:p>FALSE</text:p>
          </table:table-cell>
          <table:table-cell office:value-type="string" calcext:value-type="string">
            <text:p>Un hombre de 50 años de edad acude por dolor torácico a Urgencias. A la llegada, sufre pérdida de conciencia súbita. A la exploración, coma arreactivo, ausencia de respiración y de pulso. ¿Cuál es la primera medida que debe tomar?:</text:p>
          </table:table-cell>
          <table:table-cell office:value-type="string" calcext:value-type="string">
            <text:p>Si la parada cardiorrespiratoria es presenciada, se monitoriza al enfermo de forma simultánea a las maniobras iniciales de reanimación, y en caso de identificar un ritmo desfibrilable (taquicardia ventricular sin pulso o fibrilación ventricular) se procede a la desfibrilación inmediata (respuesta 5 correcta). Se prioriza la desfibrilación precoz (respuesta 2 incorrecta) sin desatender las maniobras de reanimación, pero no la intubación orotraqueal ni la canalización de una via venosa (respuestas 1 y 3 incorrecta). La Primera desfibrilación se realiza con una energía de 150-200 J en bifásicos y de 360J en desfibriladores monofásicos. En las siguientes se realizaran con 150-300 en bifásicos y 360 en monofásicos (respuesta 4 incorrecta)</text:p>
          </table:table-cell>
          <table:table-cell office:value-type="string" calcext:value-type="string">
            <text:p>1. Enfermo critico y emergencias ed 1 año 2011. Pagina 179</text:p>
          </table:table-cell>
          <table:table-cell office:value-type="string" calcext:value-type="string">
            <text:p>URGENCIAS</text:p>
          </table:table-cell>
          <table:table-cell office:value-type="string" calcext:value-type="string">
            <text:p>Difícil</text:p>
          </table:table-cell>
          <table:table-cell office:value-type="float" office:value="0.1" calcext:value-type="float">
            <text:p>0,1</text:p>
          </table:table-cell>
          <table:table-cell/>
          <table:table-cell office:value-type="string" calcext:value-type="string">
            <text:p>Aislamiento de la vía aérea mediante intubación orotraqueal y ventilación con bolsa autohinchable.</text:p>
          </table:table-cell>
          <table:table-cell office:value-type="string" calcext:value-type="string">
            <text:p>Iniciar maniobras de reanimación cardiopulmonar básica durante 2 min y posterionnente conexión al monitor desfibrilador.</text:p>
          </table:table-cell>
          <table:table-cell office:value-type="string" calcext:value-type="string">
            <text:p>Canalización de una vía venosa periférica para administrar adrenalina.</text:p>
          </table:table-cell>
          <table:table-cell office:value-type="string" calcext:value-type="string">
            <text:p>Desfíbrilación inmediata con la máxima energía.</text:p>
          </table:table-cell>
          <table:table-cell office:value-type="string" calcext:value-type="string">
            <text:p>Monitorización del ritmo cardiaco y desfíbrilación si fibrilación ventricular o taquicardia ventricular.</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135" calcext:value-type="float">
            <text:p>135</text:p>
          </table:table-cell>
          <table:table-cell office:value-type="float" office:value="9899" calcext:value-type="float">
            <text:p>9899</text:p>
          </table:table-cell>
          <table:table-cell office:value-type="float" office:value="204154" calcext:value-type="float">
            <text:p>204154</text:p>
          </table:table-cell>
          <table:table-cell office:value-type="string" calcext:value-type="string">
            <text:p>FALSE</text:p>
          </table:table-cell>
          <table:table-cell office:value-type="string" calcext:value-type="string">
            <text:p>Atendemos en la consulta externa por primera vez a una mujer de 76 años con historia de obesidad, hipertensión, diabetes mellitus, hiperlipidemia, cardiopatía hipertensiva en fibrilación auricular con disfunción diastólica e hipotiroidismo. Tuvo una fractura de muñeca hace cinco años. Toma atorvastatina, acenocumarol, furosemida, hidroclorotiazida y levotiroxina. ¿Cuál de estos fármacos es eficaz para aumentar la masa ósea y disminuir el riesgo de fractura?:</text:p>
          </table:table-cell>
          <table:table-cell office:value-type="string" calcext:value-type="string">
            <text:p>Es un caso de paciente, mujer con osteoporosis primaria sin tener prácticamente causas etiológicas que lo hayan agravado, excepto el hipotiroidismo y la diabetes, ya tratadas. Las tiazidas pueden reducir la excreción urinaria de calcio alrededor de un 50%, aumentando la reabsorción tubular de calcio. Su utilización prolongada se ha asociado a un aumento de la densidad mineral ósea y a una reducción del riesgo de fractura de fémur (respuesta 4 correcta). La atorvastatina, warfarina, tiroxina y furosemida no han demostrado su eficacia para aumentar la masa ósea y disminuir el riesgo de fractura (respuestas 1, 2, 3 y 5 incorrectas).</text:p>
          </table:table-cell>
          <table:table-cell office:value-type="string" calcext:value-type="string">
            <text:p>1. Tratado de geriatría para residentes. Ed 1ª. Pagina 712</text:p>
          </table:table-cell>
          <table:table-cell office:value-type="string" calcext:value-type="string">
            <text:p>GERIATRÍA</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Atorvastatina.</text:p>
          </table:table-cell>
          <table:table-cell office:value-type="string" calcext:value-type="string">
            <text:p>Warfarina.</text:p>
          </table:table-cell>
          <table:table-cell office:value-type="string" calcext:value-type="string">
            <text:p>Furosemida.</text:p>
          </table:table-cell>
          <table:table-cell office:value-type="string" calcext:value-type="string">
            <text:p>Hidroclorotiazida.</text:p>
          </table:table-cell>
          <table:table-cell office:value-type="string" calcext:value-type="string">
            <text:p>Levotiroxina.</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137" calcext:value-type="float">
            <text:p>137</text:p>
          </table:table-cell>
          <table:table-cell office:value-type="float" office:value="9901" calcext:value-type="float">
            <text:p>9901</text:p>
          </table:table-cell>
          <table:table-cell office:value-type="float" office:value="204156" calcext:value-type="float">
            <text:p>204156</text:p>
          </table:table-cell>
          <table:table-cell office:value-type="string" calcext:value-type="string">
            <text:p>FALSE</text:p>
          </table:table-cell>
          <table:table-cell office:value-type="string" calcext:value-type="string">
            <text:p>Un paciente de 56 años de edad va a ser intervenido por un cáncer de esófago en las próximas cuatro semanas. Entre sus antecedentes personales destaca una cardiopatía isquémica que precisó de la implantación, 11 meses antes, de 4 endoprótesis coronarias ("stents") recubiertas con fármacos. Por ese motivo se encuentra en tratamiento con doble antiagregación plaquetaria con 100 mg de ácido acetilsalicílico y 75 mg de clopidogrel al día. ¿Qué decisión se debería tomar sobre la antiagregación preoperatoria del paciente?:</text:p>
          </table:table-cell>
          <table:table-cell office:value-type="string" calcext:value-type="string">
            <text:p>Ante un paciente que va a ser intervenido próximamente, con riesgo de sangrado, ha de procurarse no hacerlo mientras esté tomando fármacos antiagregantes por el difícil control de su sangrado. Debido a sus antecedentes de endoprótesis múltiple no podemos dejar al paciente sin medicación por riesgo de estenosis del stent, por lo que lo más adecuado es sustituir su medicación antiagregante por heparinas de bajo peso molecular, administrando la última 12 horas antes de la intervención (respuesta 3 correcta). Lo que podría ser discutible es si es necesario administrar la dosis cada 12 horas, o es suficiente con pincharla subcutánea una sóla vez al día.</text:p>
          </table:table-cell>
          <table:table-cell office:value-type="string" calcext:value-type="string">
            <text:p>1. FARRERAS, 17ª edic., pág.1661 2. HARRISON, 18ª edic., pág.993.</text:p>
          </table:table-cell>
          <table:table-cell office:value-type="string" calcext:value-type="string">
            <text:p>ANESTESIA</text:p>
          </table:table-cell>
          <table:table-cell office:value-type="string" calcext:value-type="string">
            <text:p>Difícil</text:p>
          </table:table-cell>
          <table:table-cell office:value-type="float" office:value="0.1" calcext:value-type="float">
            <text:p>0,1</text:p>
          </table:table-cell>
          <table:table-cell/>
          <table:table-cell office:value-type="string" calcext:value-type="string">
            <text:p>Suspender ambos antiagregantes plaquetarios 7 días antes de la operación, por el riesgo de hemorragia durante la intervención</text:p>
          </table:table-cell>
          <table:table-cell office:value-type="string" calcext:value-type="string">
            <text:p>Sustituir la doble antiagregación 7 días antes de la intervención por heparina de bajo peso molecular, a una dosis de 0,5 mg por Kg de peso cada 12 horas, administrando la última dosis 12 horas antes de la intervención quirúrgica.</text:p>
          </table:table-cell>
          <table:table-cell office:value-type="string" calcext:value-type="string">
            <text:p>Suspender el clopidogrel 7 días antes de la operación y mantener el ácido acetil salicílico hasta el día de la intervención, para prevenir la obstrucción de los "stents" coronarios sin aumentar en exceso el riesgo de hemorragia intraoperatoria.</text:p>
          </table:table-cell>
          <table:table-cell office:value-type="string" calcext:value-type="string">
            <text:p>Mantener los dos antiagregantes plaquetarios 7 días antes de la intervención, dado que existe un riesgo muy elevado de obstrucción de los "stents" coronarios.</text:p>
          </table:table-cell>
          <table:table-cell office:value-type="string" calcext:value-type="string">
            <text:p>Suspender el ácido acetil salicílico. mantener el clopidogrel hasta la intervención y complementar con heparina de bajo peso molecular hasta 12 horas antes de la misma.</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38" calcext:value-type="float">
            <text:p>138</text:p>
          </table:table-cell>
          <table:table-cell office:value-type="float" office:value="9902" calcext:value-type="float">
            <text:p>9902</text:p>
          </table:table-cell>
          <table:table-cell office:value-type="float" office:value="204157" calcext:value-type="float">
            <text:p>204157</text:p>
          </table:table-cell>
          <table:table-cell office:value-type="string" calcext:value-type="string">
            <text:p>FALSE</text:p>
          </table:table-cell>
          <table:table-cell office:value-type="string" calcext:value-type="string">
            <text:p>Una paciente de 65 años de edad, sin antecedentes de interés, es intervenida de forma urgente por presentar una colecistitis aguda. Se decide proceder a la inducción anestésica mediante 200 mg de propofol y 100 mg de succinilcolina, seguida de un mantenimiento mediante isoflurano y una perfusión de remifentanilo. Poco después del comienzo de la cirugía, los niveles de dióxido de carbono teleespiratorio comienzan a subir. Minutos más tarde la paciente presenta taquicardia de 140 latidos por minuto, con frecuentes extrasístoles ventriculares, y descenso de la saturación de oxígeno medida por el pulsioxímetro, a la vez que se aprecia una mayor dificultad para la ventilación mecánica pero sin disminución del volumen minuto. Se obtiene una gasometría arterial que muestra hipoxemia, hipercapnia y acidosis metabólica. Se mide la temperatura, obteniendo 39 grados centígrados. ¿Cuál es la actitud adecuada?:</text:p>
          </table:table-cell>
          <table:table-cell office:value-type="string" calcext:value-type="string">
            <text:p>La paciente descrita en el caso clínico anterior presenta un cuadro compatible con una hipertermia maligna (respuesta 5 correcta). Es una situación producida tras la administración de ciertas drogas anestésicas, entre ellas succinilcolina y anestésicos volátiles (halotano, isofluorano). Nuestra paciente había recibido 2 de estos anestésicos. La hipertermia maligna se puede producir en cualquier momento de la anestesia o en el postoperatorio inmediato. Tras desencadenarse la crisis, debido al aumento del calcio intramuscular se desarrolla la contractura muscular, aumento de temperatura corporal, taquicardia y acidosis metabólica. A consecuencia del hipermetabolismo muscular se produce una hipercapnia. Una vez que aparecen los primeros síntomas, la hipertermia maligna requiere tratamiento inmediato ya que se trata de una urgencia vital. Se deben descartar otras causas de hipertermia, suspender el isofluorano y administrar oxígeno al 100%. El uso de dantroleno sódico ha reducido la morbimortalidad de 80-90% al 5-10% actualmente (respuesta 5 correcta). La paciente no tiene un despertar intraoperatorio (respuesta 1 incorrecta). No nos dan datos analíticos ni clínicos de una sepsis de origen biliar, además en ningún caso habría que aumentar la dosis del anestésico ya que al tratarse de una hipertermia maligna, dicho aumento de dosis agravaría aún más el proceso (respuesta 2 incorrecta). No hay evidencias ni electrocardiográficas ni enzimáticas de que la paciente presente un síndrome coronario agudo (respuesta 3 incorrecta). No presenta clínica compatible con reacción anafilactoide; además, el tratamiento de elección de dicha reacción sería la adrenalina (respuesta 4 incorrecta).</text:p>
          </table:table-cell>
          <table:table-cell/>
          <table:table-cell office:value-type="string" calcext:value-type="string">
            <text:p>ANESTESIA</text:p>
          </table:table-cell>
          <table:table-cell office:value-type="string" calcext:value-type="string">
            <text:p>Fácil</text:p>
          </table:table-cell>
          <table:table-cell office:value-type="float" office:value="0.68" calcext:value-type="float">
            <text:p>0,68</text:p>
          </table:table-cell>
          <table:table-cell/>
          <table:table-cell office:value-type="string" calcext:value-type="string">
            <text:p>La paciente tiene un despertar intraoperatorio que causa la taquicardia y el resto de los hallazgos. El procedimiento adecuado es aumentar la proporción de isoflurano en el gas inhalado, además de administrar un opiáceo para reforzar la analgesia.</text:p>
          </table:table-cell>
          <table:table-cell office:value-type="string" calcext:value-type="string">
            <text:p>El diagnóstico más probable es una sepsis de origen biliar. Se deben obtener hemocultivos, administrar un antibiótico de amplio espectro, paracetamol intravenoso y aumentar la proporción inhalada de isoflurano para profundizar la anestesia.</text:p>
          </table:table-cell>
          <table:table-cell office:value-type="string" calcext:value-type="string">
            <text:p>La taquicardia y las extrasístoles ventriculares sugieren que la paciente presenta un síndrome coronario agudo que causa el resto del cuadro clínico. Se debe realizar urgentemente un electrocardiograma y administrar betabloqueantes y nitroglicerina intravenosa.</text:p>
          </table:table-cell>
          <table:table-cell office:value-type="string" calcext:value-type="string">
            <text:p>Probablemente es una reacción anafilactoide a alguno de los fármacos anestésicos. El tratamiento correcto incluye administrar antihistamínicos y corticoides, además de otras medidas de soporte vital avanzado que se puedan precisar.</text:p>
          </table:table-cell>
          <table:table-cell office:value-type="string" calcext:value-type="string">
            <text:p>El cuadro clínico podría corresponder a una hipertermia maligna y es una urgencia vital. Se deben descartar otras causas de hipertermia, suspender el isoflurano y administrar oxígeno al 100%, además de prepararse para la administración urgente de dantroleno sódico si se confirma el diagnóstico.</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139" calcext:value-type="float">
            <text:p>139</text:p>
          </table:table-cell>
          <table:table-cell office:value-type="float" office:value="9903" calcext:value-type="float">
            <text:p>9903</text:p>
          </table:table-cell>
          <table:table-cell office:value-type="float" office:value="204158" calcext:value-type="float">
            <text:p>204158</text:p>
          </table:table-cell>
          <table:table-cell office:value-type="string" calcext:value-type="string">
            <text:p>FALSE</text:p>
          </table:table-cell>
          <table:table-cell office:value-type="string" calcext:value-type="string">
            <text:p>Paciente de 17 años que acude al servicio de urgencias por fiebre y odinofagia intensa, con disfonía y rinorrea serosa. En la exploración se aprecian amígdalas palatinas hipertróficas y eritematosas. ¿Cuál es el tratamiento inicial?:</text:p>
          </table:table-cell>
          <table:table-cell office:value-type="string" calcext:value-type="string">
            <text:p>Esta pregunta plantea una duda diagnóstica. Se describe el caso de un paciente con una faringoamigdalitis aguda, cuyo diagnóstico es clínico. El tratamiento antibiótico frente al estreptococo beta hemolítico grupo A busca evitar dos complicaciones potencialmente graves: la fiebre reumática aguda y la glomerulonefritis postestreptocócica. El tratamiento recomendado es la penicilina (respuesta 3 incorrecta). No obstante sólo el 15% de casos es debido al estreptococo beta hemolítico grupo A, y es preciso tratar entre 3000 y 4000 casos con este microorganismo para evitar un caso de fiebre reumática. Se debería comprobar si el paciente sufre alguno de los siguientes cuatro síntomas: fiebre, ausencia de tos, exudado amigdalino o adenopatías cervicales inflamadas. En caso de tener 2 o más de estos criterios positivos, se recomienda realizar un test rápido de anfígeno estreptocócico y tratar con antibiótico solo los casos positivos (respuesta 4 incorrecta). En caso contrario se recomienda tratamiento sintomático, por ejemplo con paracetamol (respuesta 1 correcta). No está indicado en un caso no complicado el uso de corticoides (respuesta 2 incorrecta). El Ostelmavir es un antivírico que inhibe la neuraminidasa y se usa en ciertos casos de gripe (respuesta 5 incorrecta).</text:p>
          </table:table-cell>
          <table:table-cell office:value-type="string" calcext:value-type="string">
            <text:p>1. European Manual of Medicine. Otolaryngology, Head &amp; Neck Surgery. Pág. 428. 2. Flint. Cummings Otolaryngology Head &amp; Neck Surgery. Capítulo 196. 3. Centers for Disease Control and Prevention. Accesible en Internet en:[http://www.cdc.gov/getsmart/campaign-materials/info-sheets/adult_x0002_acute-pharyngitis.html] 4. Medline Plus. National Library of Medicine, NIH. Accesible en Internet en: http://www.nlm.nih.gov/medlineplus/spanish/druginfo/meds/a699040- es.html] Exploración de la orofaringe con linterna y depresor lingual Síntomas catarrales acompañando a la amigdalitis vírica</text:p>
          </table:table-cell>
          <table:table-cell office:value-type="string" calcext:value-type="string">
            <text:p>OTORRINOLARINGOLOGÍA</text:p>
          </table:table-cell>
          <table:table-cell office:value-type="string" calcext:value-type="string">
            <text:p>Normal</text:p>
          </table:table-cell>
          <table:table-cell office:value-type="float" office:value="0.59" calcext:value-type="float">
            <text:p>0,59</text:p>
          </table:table-cell>
          <table:table-cell/>
          <table:table-cell office:value-type="string" calcext:value-type="string">
            <text:p>Paracetamol.</text:p>
          </table:table-cell>
          <table:table-cell office:value-type="string" calcext:value-type="string">
            <text:p>Corticoterapia.</text:p>
          </table:table-cell>
          <table:table-cell office:value-type="string" calcext:value-type="string">
            <text:p>Amoxicilina.</text:p>
          </table:table-cell>
          <table:table-cell office:value-type="string" calcext:value-type="string">
            <text:p>Bencilpenicilina benzatina.</text:p>
          </table:table-cell>
          <table:table-cell office:value-type="string" calcext:value-type="string">
            <text:p>Oseltamivir.</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140" calcext:value-type="float">
            <text:p>140</text:p>
          </table:table-cell>
          <table:table-cell office:value-type="float" office:value="9904" calcext:value-type="float">
            <text:p>9904</text:p>
          </table:table-cell>
          <table:table-cell office:value-type="float" office:value="204159" calcext:value-type="float">
            <text:p>204159</text:p>
          </table:table-cell>
          <table:table-cell office:value-type="string" calcext:value-type="string">
            <text:p>FALSE</text:p>
          </table:table-cell>
          <table:table-cell office:value-type="string" calcext:value-type="string">
            <text:p>La asociación, en una mujer de 42 años, de una parálisis de IX y X pares craneales izquierdos (disfonía y disfagia) con acufenos pulsátiles en el oído izquierdo, debe hacer descartar en primer lugar una de las siguientes enfermedades:</text:p>
          </table:table-cell>
          <table:table-cell office:value-type="string" calcext:value-type="string">
            <text:p>El paraganglioma yugulotimpánico tiene como síntoma principal la ocupación ótica y el acúfeno pulsátil unilateral, que además afecta el foramen yugular situado en la base del cráneo, y afecta los pares craneales bajos que pasan por él (respuesta 4 correcta).</text:p>
          </table:table-cell>
          <table:table-cell office:value-type="string" calcext:value-type="string">
            <text:p>1. European Manual of Medicine. Otolaryngology, Head &amp; Neck Surgery. Pág. 98 Signo de la cortina de Vernet: en la parálisis del IX y X el paladar se desvía hacia el lado sano</text:p>
          </table:table-cell>
          <table:table-cell office:value-type="string" calcext:value-type="string">
            <text:p>OTORRINOLARINGOLOGÍA</text:p>
          </table:table-cell>
          <table:table-cell office:value-type="string" calcext:value-type="string">
            <text:p>Normal</text:p>
          </table:table-cell>
          <table:table-cell office:value-type="float" office:value="0.52" calcext:value-type="float">
            <text:p>0,52</text:p>
          </table:table-cell>
          <table:table-cell/>
          <table:table-cell office:value-type="string" calcext:value-type="string">
            <text:p>Linfoma de la orofaringe.</text:p>
          </table:table-cell>
          <table:table-cell office:value-type="string" calcext:value-type="string">
            <text:p>Neurinoma del acústico.</text:p>
          </table:table-cell>
          <table:table-cell office:value-type="string" calcext:value-type="string">
            <text:p>Carcinoma papilar de tiroides.</text:p>
          </table:table-cell>
          <table:table-cell office:value-type="string" calcext:value-type="string">
            <text:p>Paraganglioma yugulo-timpánico.</text:p>
          </table:table-cell>
          <table:table-cell office:value-type="string" calcext:value-type="string">
            <text:p>Angiofibroma de nasofaringe.</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142" calcext:value-type="float">
            <text:p>142</text:p>
          </table:table-cell>
          <table:table-cell office:value-type="float" office:value="9906" calcext:value-type="float">
            <text:p>9906</text:p>
          </table:table-cell>
          <table:table-cell office:value-type="float" office:value="204161" calcext:value-type="float">
            <text:p>204161</text:p>
          </table:table-cell>
          <table:table-cell office:value-type="string" calcext:value-type="string">
            <text:p>FALSE</text:p>
          </table:table-cell>
          <table:table-cell office:value-type="string" calcext:value-type="string">
            <text:p>Mujer de 45 años sin ningún antecedente de interés, que desde hace 1 mes presenta clínica de pesadez en región malar derecha, obstrucción nasal y rinorrea fétida derecha. Ha seguido tratamiento antibiótico con amoxicilina_x0002_clavulánico durante 15 días sin mejorar la clínica. Se practica una TC de senos paranasales que evidencia una ocupación del seno maxilar derecho, el resto de senos y fosas nasales se encuentran libres. La ocupación del seno maxilar es heterogénea con calcificaciones en su interior. El seno no se encuentra dilatado ni presenta erosiones óseas. Ante este cuadro ¿cuál es el diagnóstico más probable?:</text:p>
          </table:table-cell>
          <table:table-cell office:value-type="string" calcext:value-type="string">
            <text:p>El caso describe una bola fúngica o “fungus ball”, que se caracteriza por síntomas de rinosinusitis crónica que no responde a antibióticos y que afecta en la mayoría de casos al seno maxilar. En la TC de senos es típica una masa con calcificaciones (respuesta 5 correcta). Los mucoceles suelen ser asintomáticos y en la TAC se ven como masas redondeadas de bordes bien definidos, sin calcificaciones en su interior (respuesta 1 incorrecta). La sinusitis bacteriana aguda se caracteriza por pesadez facial, obstrucción y rinorrea mucopurulenta. Lo que hace pensar que el caso descrito NO sea bacteriano es que la paciente ya ha recibido tratamiento antibiótico durante 15 días y no ha mejorado (respuesta 2 incorrecta). Además en una sinusitis bacteriana aguda suele verse una afectación de todos los senos paranasales, mientras que en este caso sólo hay una ocupación del seno maxilar (no obstante este dato no es determinante). En la pregunta no se menciona el típico factor de riesgo del adenocarcinoma de etmoides, que es la exposición a serrín de madera (el adenocarcinoma de etmoides es típico de carpinteros o ebanistas). Además, el adenocarcinoma se localiza típicamente en el etmoides, no en el seno maxilar, donde el tumor más frecuente es el carcinoma epidermoide (respuesta 3 incorrecta). La poliposis nasosinusal afecta típicamente ambas fosas nasales, y no es propia la aparición de calcificaciones en la TAC (respuesta 4 incorrecta).</text:p>
          </table:table-cell>
          <table:table-cell office:value-type="string" calcext:value-type="string">
            <text:p>1. European Manual of Medicine. Otolaryngology, Head &amp; Neck Surgery. Pág. 249</text:p>
          </table:table-cell>
          <table:table-cell office:value-type="string" calcext:value-type="string">
            <text:p>OTORRINOLARINGOLOGÍA</text:p>
          </table:table-cell>
          <table:table-cell office:value-type="string" calcext:value-type="string">
            <text:p>Difícil</text:p>
          </table:table-cell>
          <table:table-cell office:value-type="float" office:value="0.1" calcext:value-type="float">
            <text:p>0,1</text:p>
          </table:table-cell>
          <table:table-cell/>
          <table:table-cell office:value-type="string" calcext:value-type="string">
            <text:p>Mucocele de seno maxilar.</text:p>
          </table:table-cell>
          <table:table-cell office:value-type="string" calcext:value-type="string">
            <text:p>Sinusitis bacteriana aguda.</text:p>
          </table:table-cell>
          <table:table-cell office:value-type="string" calcext:value-type="string">
            <text:p>Adenocarcinoma de seno maxilar.</text:p>
          </table:table-cell>
          <table:table-cell office:value-type="string" calcext:value-type="string">
            <text:p>Poliposis nasosinusal.</text:p>
          </table:table-cell>
          <table:table-cell office:value-type="string" calcext:value-type="string">
            <text:p>Bola fúngica.</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143" calcext:value-type="float">
            <text:p>143</text:p>
          </table:table-cell>
          <table:table-cell office:value-type="float" office:value="9907" calcext:value-type="float">
            <text:p>9907</text:p>
          </table:table-cell>
          <table:table-cell office:value-type="float" office:value="204162" calcext:value-type="float">
            <text:p>204162</text:p>
          </table:table-cell>
          <table:table-cell office:value-type="string" calcext:value-type="string">
            <text:p>FALSE</text:p>
          </table:table-cell>
          <table:table-cell office:value-type="string" calcext:value-type="string">
            <text:p>Mujer de 56 años que presenta en los últimos años clínica de vértigo rotatorio, recurrente, en forma de episodios que se inician con sensación de plenitud ótica derecha, que duran entre 2 y 3 horas y que posteriormente durante unos días cursa con inestabilidad. Asimismo la paciente refiere acúfenos en oído derecho e hipoacusia fluctuante. A la paciente se le ha practicado una RM craneal informada como normal y una audiometría que evidencia una hipoacusia neurosensorial moderada en oído derecho. ¿Cuál es el diagnóstico más probable?:</text:p>
          </table:table-cell>
          <table:table-cell office:value-type="string" calcext:value-type="string">
            <text:p>La paciente no refiere síntomas acompañantes al vértigo que hagan sospechar un origen central, como paresias, parestesias o disartria, sino que tiene síntomas etológicos, lo cual apunta a un vértigo periférico (respuesta 1 incorrecta). La enfermedad de Ménière o hidrops endolinfático es una enfermedad del oído interno caracterizada por crisis de vértigo que generalmente es giratorio y que duran típicamente horas, en contraposición al vértigo posicional paroxístico benigno o VPPB, que dura menos de un minuto (respuesta 3 incorrecta), y la neuronitis vestibular que dura días (respuesta 4 incorrecta). Las crisis se acompañan de acúfenos y sordera neurosensorial del oído afecto, que puede recuperar en cierta medida tras la crisis (respuesta 2 correcta). El schwannoma del nervio vestibular es un tumor benigno que se origina a partir de las células de Schwann que recubren el VIII par o nervio estatoacústico, y generalmente crecen en la rama vestibular (no en la acústica). Por eso se prefiere el nombre “Schwannoma del vestibular” a los nombres tradicionales (neurinoma del acústico, neuroma del acústico o del VII par). Suele caracterizarse por pérdida auditiva perceptiva (neurosensorial) unilateral NO fluctuante (más bien constante o progresiva), con acúfenos, pero en caso de tener afectación del equilibrio, en vez de sufrir crisis de vértigo giratorio, los pacientes suelen tener inestabilidad crónica (porque el crecimiento del tumor es muy lento) (respuesta 5 incorrecta).</text:p>
          </table:table-cell>
          <table:table-cell office:value-type="string" calcext:value-type="string">
            <text:p>1. Flint. Cummings Otolaryngology Head &amp; Neck Surgery. Capítulo 165. 2. Maldonado M. Vértigo. Guías Prácticas. Sociedad Española de Medicina Rural y Generalista. Ed. Mayo. Barcelona, 2005. <text:s text:c="2"/>Saco endolinfático Ventana redonda Perilinfa LCR Endolinfa Conducto del vestíbulo La patogenia del Meniere se relaciona con un exceso de endolinfa (hidrops endolinfático)</text:p>
          </table:table-cell>
          <table:table-cell office:value-type="string" calcext:value-type="string">
            <text:p>OTORRINOLARINGOLOGÍA</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Vértigo de origen central.</text:p>
          </table:table-cell>
          <table:table-cell office:value-type="string" calcext:value-type="string">
            <text:p>Enfermedad de Méniére.</text:p>
          </table:table-cell>
          <table:table-cell office:value-type="string" calcext:value-type="string">
            <text:p>Vértigo posicional paroxístico benigno.</text:p>
          </table:table-cell>
          <table:table-cell office:value-type="string" calcext:value-type="string">
            <text:p>Neuritis vestibular.</text:p>
          </table:table-cell>
          <table:table-cell office:value-type="string" calcext:value-type="string">
            <text:p>Schwannoma del nervio vestibular.</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45" calcext:value-type="float">
            <text:p>145</text:p>
          </table:table-cell>
          <table:table-cell office:value-type="float" office:value="9909" calcext:value-type="float">
            <text:p>9909</text:p>
          </table:table-cell>
          <table:table-cell office:value-type="float" office:value="204164" calcext:value-type="float">
            <text:p>204164</text:p>
          </table:table-cell>
          <table:table-cell office:value-type="string" calcext:value-type="string">
            <text:p>FALSE</text:p>
          </table:table-cell>
          <table:table-cell office:value-type="string" calcext:value-type="string">
            <text:p>Mujer de 30 años y antecedentes patológicos de esclerosis múltiple que acude por miodesopsias en ambos ojos de una semana de evolución. La exploración de fondo de ojo muestra vitritis, conglomerados inflamatorios en forma de "bolas de nieve" en cavidad vitrea inferior y periflebitis periférica en ambos ojos. ¿Cuál es su diagnóstico?:</text:p>
          </table:table-cell>
          <table:table-cell office:value-type="string" calcext:value-type="string">
            <text:p>La uveítis intermedia afecta a la pars plana y cursa con vitritis, flóculos inflamatorios típicamente en forma de “bolas o copos de nieve” y vasculitis, en general periflebitis periférica, y es muy característica la visión de miodesopsias o “moscas volantes”. El 80-90% de casos son idiopáticos. Entre los casos secundarios a otros procesos destacamos esclerosis múltiple (más frecuente en mujeres jóvenes, como es el caso), espondiloartropatías y sarcoidosis (respuesta 1 correcta). El síndrome de múltiples manchas blancas evanescentes se considera una entidad de curso clínico autolimitado, benigna y de etiología desconocida. Es característica la aparición de múltiples puntos blancos en área macular (hiperfluorescentes en angiografía) (respuesta 2 incorrecta). La neuritis óptica supone una inflamación aislada del nervio óptico, no acompañándose de ninguna inflamación vítrea, ni de la clínica presentada en este caso (respuesta 3 incorrecta). La uveítis anterior afecta a la cámara anterior del ojo, no a cavidad vítrea como nos comentan en el enunciado de este caso (respuesta 4 incorrecta). La coroiditis punteada interna es una enfermedad inflamatoria coriorretiniana, pero típicamente no se encuentra ningún signo inflamatorio en ninguna fase de la enfermedad (respuesta 5 incorrecta).</text:p>
          </table:table-cell>
          <table:table-cell office:value-type="string" calcext:value-type="string">
            <text:p>1. KANSKI, 5ª edic., pág 313</text:p>
          </table:table-cell>
          <table:table-cell office:value-type="string" calcext:value-type="string">
            <text:p>OFTALMOLOGÍA</text:p>
          </table:table-cell>
          <table:table-cell office:value-type="string" calcext:value-type="string">
            <text:p>Difícil</text:p>
          </table:table-cell>
          <table:table-cell office:value-type="float" office:value="0.11" calcext:value-type="float">
            <text:p>0,11</text:p>
          </table:table-cell>
          <table:table-cell/>
          <table:table-cell office:value-type="string" calcext:value-type="string">
            <text:p>Uveítis intermedia.</text:p>
          </table:table-cell>
          <table:table-cell office:value-type="string" calcext:value-type="string">
            <text:p>Síndrome de manchas blancas.</text:p>
          </table:table-cell>
          <table:table-cell office:value-type="string" calcext:value-type="string">
            <text:p>Neuritis óptica.</text:p>
          </table:table-cell>
          <table:table-cell office:value-type="string" calcext:value-type="string">
            <text:p>Uveítis anterior.</text:p>
          </table:table-cell>
          <table:table-cell office:value-type="string" calcext:value-type="string">
            <text:p>Coroiditis punteada interna.</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146" calcext:value-type="float">
            <text:p>146</text:p>
          </table:table-cell>
          <table:table-cell office:value-type="float" office:value="9910" calcext:value-type="float">
            <text:p>9910</text:p>
          </table:table-cell>
          <table:table-cell office:value-type="float" office:value="204165" calcext:value-type="float">
            <text:p>204165</text:p>
          </table:table-cell>
          <table:table-cell office:value-type="string" calcext:value-type="string">
            <text:p>FALSE</text:p>
          </table:table-cell>
          <table:table-cell office:value-type="string" calcext:value-type="string">
            <text:p>Paciente de 61 años con antecedentes de HTA y Diabetes Mellitus que consulta por diplopia de inicio brusco. En la exploración oftalmológica presenta ptosis ojo derecho, limitación de la adducción, supra e infraducción y movimientos pupilares conservados. El diagnóstico más probable es:</text:p>
          </table:table-cell>
          <table:table-cell office:value-type="string" calcext:value-type="string">
            <text:p>La exploración muestra una parálisis del III par (motor ocular común) sin afectación pupilar. Hay afectación del recto interno (adducción), recto superior (supraducción), recto inferior (infraducción) y elevador del párpado (ptosis). La causa más frecuente de parálisis del III par sin afectación pupilar es la isquemia microvascular que afecta a los vasa nervorum, como ocurre sobre todo en pacientes con HTA y diabetes (respuesta 3 correcta). Cuando la parálisis del III par se debe a traumatismos, tumores, aneurismas de la arteria comunicante posterior… que comprimen o lesionan desde fuera al nervio se afecta la dinámica pupilar, ya que las fibras eferentes de vía pupilar van en la superficie del III par (respuestas1, 2 y 4 incorrectas). La migraña no es probable que se acompañe de la sintomatología que nos comentan. Si afecta a algún par craneal, éste suele ser el III. Además, los antecedentes de HTA y Diabetes Mellitus hace que nos decantemos con mayor seguridad por la isquemia (respuesta 5 incorrecta).</text:p>
          </table:table-cell>
          <table:table-cell office:value-type="string" calcext:value-type="string">
            <text:p>1. KANSKI, 5ª edic., pág 644</text:p>
          </table:table-cell>
          <table:table-cell office:value-type="string" calcext:value-type="string">
            <text:p>OFTALMOLOGÍA</text:p>
          </table:table-cell>
          <table:table-cell office:value-type="string" calcext:value-type="string">
            <text:p>Normal</text:p>
          </table:table-cell>
          <table:table-cell office:value-type="float" office:value="0.45" calcext:value-type="float">
            <text:p>0,45</text:p>
          </table:table-cell>
          <table:table-cell/>
          <table:table-cell office:value-type="string" calcext:value-type="string">
            <text:p>Aneurisma de la arteria comunicante posterior.</text:p>
          </table:table-cell>
          <table:table-cell office:value-type="string" calcext:value-type="string">
            <text:p>Parálisis postraumática.</text:p>
          </table:table-cell>
          <table:table-cell office:value-type="string" calcext:value-type="string">
            <text:p>Isquemia microvascular.</text:p>
          </table:table-cell>
          <table:table-cell office:value-type="string" calcext:value-type="string">
            <text:p>Neoplasia.</text:p>
          </table:table-cell>
          <table:table-cell office:value-type="string" calcext:value-type="string">
            <text:p>Migraña oftalmopléjica.</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48" calcext:value-type="float">
            <text:p>148</text:p>
          </table:table-cell>
          <table:table-cell office:value-type="float" office:value="9912" calcext:value-type="float">
            <text:p>9912</text:p>
          </table:table-cell>
          <table:table-cell office:value-type="float" office:value="204167" calcext:value-type="float">
            <text:p>204167</text:p>
          </table:table-cell>
          <table:table-cell office:value-type="string" calcext:value-type="string">
            <text:p>FALSE</text:p>
          </table:table-cell>
          <table:table-cell office:value-type="string" calcext:value-type="string">
            <text:p>Una mujer de 65 años, previamente sana, consulta por metrorragia escasa de tres semanas de evolución. El examen ginecológico y la ecografía son normales. ¿Qué actitud tomaría?:</text:p>
          </table:table-cell>
          <table:table-cell office:value-type="string" calcext:value-type="string">
            <text:p>La sospecha diagnóstica de carcinoma de endometrio en pacientes sintomáticas suele ser debida a la aparición de metrorragia postmenopáusica. En el momento actual, el diagnóstico de confirmación de carcinoma de endometrio se realiza con mayor frecuencia mediante histeroscopia diagnóstica y toma de biopsia, aunque también mediante legrado fraccionado o biopsia endometrial por aspiración. Otras exploraciones complementarias como la ecografía no son pruebas diagnósticas definitivas, por lo que la normalidad de ellas no excluye la existencia de patología endometrial. Por ello, en el caso clínico planteado a pesar de la normalidad de la exploración y la ecografía se debe descartar la existencia de patología endometrial mediante biopsia endometrial (respuesta 5 correcta).</text:p>
          </table:table-cell>
          <table:table-cell office:value-type="string" calcext:value-type="string">
            <text:p>1. Protocolo Carcinoma de Endometrio SEGO 2005 Histeroscopia con biopsia dirigida</text:p>
          </table:table-cell>
          <table:table-cell office:value-type="string" calcext:value-type="string">
            <text:p>GINECOLOG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Realizar estudio de coagulación.</text:p>
          </table:table-cell>
          <table:table-cell office:value-type="string" calcext:value-type="string">
            <text:p>Solicitar exploración pélvica con TC.</text:p>
          </table:table-cell>
          <table:table-cell office:value-type="string" calcext:value-type="string">
            <text:p>Tratamiento de prueba con anovulatorios.</text:p>
          </table:table-cell>
          <table:table-cell office:value-type="string" calcext:value-type="string">
            <text:p>Histerectomía.</text:p>
          </table:table-cell>
          <table:table-cell office:value-type="string" calcext:value-type="string">
            <text:p>Biopsia endometrial.</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152" calcext:value-type="float">
            <text:p>152</text:p>
          </table:table-cell>
          <table:table-cell office:value-type="float" office:value="9916" calcext:value-type="float">
            <text:p>9916</text:p>
          </table:table-cell>
          <table:table-cell office:value-type="float" office:value="204171" calcext:value-type="float">
            <text:p>204171</text:p>
          </table:table-cell>
          <table:table-cell office:value-type="string" calcext:value-type="string">
            <text:p>FALSE</text:p>
          </table:table-cell>
          <table:table-cell office:value-type="string" calcext:value-type="string">
            <text:p>Gestante de 36 semanas, prímigesta, es trasladada al hospital para valoración tras accidente de coche en cadena en la autopista, presentando dolor cervicodorsal. Durante la exploración la paciente inicia dolor abdominal intenso, leve sangrado vaginal oscuro y aumento mantenido del tono uterino. ¿Qué diagnóstico le parece el más probable?:</text:p>
          </table:table-cell>
          <table:table-cell office:value-type="string" calcext:value-type="string">
            <text:p>Los traumatismos suponen la causa del 4% de todos los DPPNI. Los traumatismos menores no suelen originar DPPNI. En el caso de los accidentes de tráfico, debemos sospecharlo cuando la velocidad era superior a 50 Km/hora y cuando aparece dolor abdominal y/o sangrado. La clínica del DPPNI es muy variable, desde asintomática, hasta un cuadro muy florido con todos los síntomas: hemorragia vaginal, dolor abdominal, hipertonía uterina, y estado general materno alterado (respuesta 2 correcta). En la rotura uterina, la rotura de vasa previa, rotura esplénica y en la amenaza de parto pretermino no está presente el aumento mantenido del tono uterino(respuestas 1, 3, 4 y 5 incorrectas).</text:p>
          </table:table-cell>
          <table:table-cell office:value-type="string" calcext:value-type="string">
            <text:p>1. Protocolo Desprendimiento Prematuro de Placenta Normalmente Inserta, SEGO 2004. Leve. Moderada. Grave. ( 50%) Formas clínicas del DPPNI, según superficie placentaria desprendida</text:p>
          </table:table-cell>
          <table:table-cell office:value-type="string" calcext:value-type="string">
            <text:p>GINEC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Rotura esplénica con hemoperitoneo.</text:p>
          </table:table-cell>
          <table:table-cell office:value-type="string" calcext:value-type="string">
            <text:p>Desprendimiento prematuro de placenta nor-moinserta.</text:p>
          </table:table-cell>
          <table:table-cell office:value-type="string" calcext:value-type="string">
            <text:p>Amenaza de parto prematuro.</text:p>
          </table:table-cell>
          <table:table-cell office:value-type="string" calcext:value-type="string">
            <text:p>Rotura uterina.</text:p>
          </table:table-cell>
          <table:table-cell office:value-type="string" calcext:value-type="string">
            <text:p>Rotura de vasa previa.</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53" calcext:value-type="float">
            <text:p>153</text:p>
          </table:table-cell>
          <table:table-cell office:value-type="float" office:value="9917" calcext:value-type="float">
            <text:p>9917</text:p>
          </table:table-cell>
          <table:table-cell office:value-type="float" office:value="204172" calcext:value-type="float">
            <text:p>204172</text:p>
          </table:table-cell>
          <table:table-cell office:value-type="string" calcext:value-type="string">
            <text:p>FALSE</text:p>
          </table:table-cell>
          <table:table-cell office:value-type="string" calcext:value-type="string">
            <text:p>Mujer de 26 años, prímigesta de 32 semanas acude a urgencias por dolor cólico y lumbalgia. No refiere pérdida de líquido. A la exploración no se observan sangrado ni líquido amniótico en vagina. Se confirma latido cardiaco fetal normal y la ecografía vaginal nos informa de un acortamiento cervical del 60%. En los primeros 10 minutos de vigilancia cardiotocográfica presenta 3 contracciones. ¿Qué pensaría como primera opción en esta paciente?:</text:p>
          </table:table-cell>
          <table:table-cell office:value-type="string" calcext:value-type="string">
            <text:p>El diagnóstico de la amenaza de parto pretérmino se basa en la presencia de contracciones uterinas y modificaciones cervicales. Definimos contracciones uterinas como aquellas que son persistentes (al menos 4 en 20-30 minutos u 8 en una hora) y modificaciones cervicales cuando la longitud cervical medida por ecografía es inferior a 30 mm. Ante el diagnóstico de APP se recomienda la administración de tocolíticos y corticoides. (respuesta 4 correcta). La hidratacion oral o intravenosa no reduce la incidencia de parto pretermino y no se recomienda su uso rutinario (respuesta 3 incorrecta). No hay evidencia de que el sulfato de magnesio reduzca el riesgo de parto pretermino por lo que no debe ser considerado como un fármaco tocolitico(respuesta 2 incorrecta). En casos de APP sin rotura prematura de membranas, no se recomienda la administracion de antibioticos de forma rutinaria con el fin de prolongar la gestación (respuesta 1 incorrecta).</text:p>
          </table:table-cell>
          <table:table-cell office:value-type="string" calcext:value-type="string">
            <text:p>1. Protocolo Amenaza de Parto Pretérmino. SEGO, Junio 2012.</text:p>
          </table:table-cell>
          <table:table-cell office:value-type="string" calcext:value-type="string">
            <text:p>GINECOLOGÍA</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Antibióticos.</text:p>
          </table:table-cell>
          <table:table-cell office:value-type="string" calcext:value-type="string">
            <text:p>Sulfato de Magnesio.</text:p>
          </table:table-cell>
          <table:table-cell office:value-type="string" calcext:value-type="string">
            <text:p>Hidratación intravenosa.</text:p>
          </table:table-cell>
          <table:table-cell office:value-type="string" calcext:value-type="string">
            <text:p>Corticoesteroides y tratamiento tocolítico.</text:p>
          </table:table-cell>
          <table:table-cell office:value-type="string" calcext:value-type="string">
            <text:p>Ecografías seriadas.</text:p>
          </table:table-cell>
          <table:table-cell office:value-type="float" office:value="4" calcext:value-type="float">
            <text:p>4</text:p>
          </table:table-cell>
          <table:table-cell table:number-columns-repeated="16"/>
        </table:table-row>
        <table:table-row table:style-name="ro1">
          <table:table-cell office:value-type="float" office:value="2012" calcext:value-type="float">
            <text:p>2012</text:p>
          </table:table-cell>
          <table:table-cell office:value-type="float" office:value="155" calcext:value-type="float">
            <text:p>155</text:p>
          </table:table-cell>
          <table:table-cell office:value-type="float" office:value="9919" calcext:value-type="float">
            <text:p>9919</text:p>
          </table:table-cell>
          <table:table-cell office:value-type="float" office:value="204174" calcext:value-type="float">
            <text:p>204174</text:p>
          </table:table-cell>
          <table:table-cell office:value-type="string" calcext:value-type="string">
            <text:p>FALSE</text:p>
          </table:table-cell>
          <table:table-cell office:value-type="string" calcext:value-type="string">
            <text:p>Gestante de 32 semanas, secundigesta, con antecedente de pre-eclampsia en la gestación anterior. Presenta altura uterina y biometría ecográfica fetal menor que amenorrea (desfase -3 semanas). ¿Qué exploración diagnóstica solicitaría?:</text:p>
          </table:table-cell>
          <table:table-cell office:value-type="string" calcext:value-type="string">
            <text:p>Ante un retardo de crecimiento fetal se debe realizar Flujometría Doppler feto- placentaria para discernir ante qué tipo de retardo de crecimiento nos encontramos. Los retardos de crecimiento asociados a alteraciones Doppler de la arteria umbilcal se denominan CIR, se deben a insuficiencia placentaria y en un 50% de los casos se pueden asociar a preeclampsia (respuesta 2 correcta).En caso de macrosomia fetal debemos sospechar la presencia de Diabetes Gestacional y por lo tanto solicitar curva de glucemia. (respuesta 1 incorrecta).El test de la nitracina se emplea para el diagnóstico de la rotura prematura de membranas (respuesta 3 incorrecta). La valoración cervical ecográfica se emplea para el diagnóstico de la APP.(respuesta 5 incorrecta).</text:p>
          </table:table-cell>
          <table:table-cell office:value-type="string" calcext:value-type="string">
            <text:p>1. Protocolo Crecimiento Intrauterino Restringido, SGO 2009 S S D D R R Circuito de baja resistencia Circuito de alta resistencia Ante CIR: Flujometría Doppler feto-placentaria</text:p>
          </table:table-cell>
          <table:table-cell office:value-type="string" calcext:value-type="string">
            <text:p>GINECOLOGÍA</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Curva de glucemia.</text:p>
          </table:table-cell>
          <table:table-cell office:value-type="string" calcext:value-type="string">
            <text:p>Flujometría Doppler feto-placentaria.</text:p>
          </table:table-cell>
          <table:table-cell office:value-type="string" calcext:value-type="string">
            <text:p>Test de nitracina.</text:p>
          </table:table-cell>
          <table:table-cell office:value-type="string" calcext:value-type="string">
            <text:p>Hematocrito.</text:p>
          </table:table-cell>
          <table:table-cell office:value-type="string" calcext:value-type="string">
            <text:p>Valoración cervical ecográfica.</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160" calcext:value-type="float">
            <text:p>160</text:p>
          </table:table-cell>
          <table:table-cell office:value-type="float" office:value="9924" calcext:value-type="float">
            <text:p>9924</text:p>
          </table:table-cell>
          <table:table-cell office:value-type="float" office:value="204179" calcext:value-type="float">
            <text:p>204179</text:p>
          </table:table-cell>
          <table:table-cell office:value-type="string" calcext:value-type="string">
            <text:p>FALSE</text:p>
          </table:table-cell>
          <table:table-cell office:value-type="string" calcext:value-type="string">
            <text:p>Los padres de un lactante de 5 meses acuden porque su hijo, que asiste a guardería, presenta desde hace 3 días, coincidiendo con una infección respiratoria de vías altas, heces líquidas en número de 4 al día, algún vómito alimentario ocasional y temperatura axilar de 38.3°C. Es alimentado con lactancia mixta. A la exploración, el lactante tienen buen estado general, está bien nutrido e hidratado y su respiración es eupnéica; su peso es de 4.730 g y ha descendido 70 g respecto al de la semana anterior. El abdomen está blando y depresible, sin masas ni megalias, y la fontanela, normotensa. Salvo la presencia de rinorrea acuosa, el resto de la exploración por órganos y aparatos es normal. De las siguientes afirmaciones, señale la respuesta que considera CORRECTA:</text:p>
          </table:table-cell>
          <table:table-cell office:value-type="string" calcext:value-type="string">
            <text:p>Se trata de cuadro de diarrea aguda no complicado, cuya causa más frecuente es el rotavirus. (respuesta 3 incorrecta) En esta patología el tratamiento es sintomático, con rehidratación oral mediante sueroterapia. Se ha observado que la instauración de la alimentación completa habitual del niño conduce a una mayor ganancia de peso y no conduce a una mayor duración de la diarrea o más incidencia de intolerancia a la lactosa. (respuesta 5 correcta). En la actualidad en nuestro medio en la mayoría de los niños con diarrea no está indicado una fórmula sin lactosa, hipoalergénica o hidrolizada (respuesta 4 incorrecta)</text:p>
          </table:table-cell>
          <table:table-cell office:value-type="string" calcext:value-type="string">
            <text:p>1. Protocolo gastroenterología y Nutrición A.E.P, 2010.</text:p>
          </table:table-cell>
          <table:table-cell office:value-type="string" calcext:value-type="string">
            <text:p>PEDIATRÍA</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Se debe realizar una estimación de las pérdidas, recomendar un ayuno de 4 horas y rehidratar durante este tiempo con solución rehidratante oral.</text:p>
          </table:table-cell>
          <table:table-cell office:value-type="string" calcext:value-type="string">
            <text:p>Es aconsejable la introducción de cereales de arroz por su efecto astringente.</text:p>
          </table:table-cell>
          <table:table-cell office:value-type="string" calcext:value-type="string">
            <text:p>Se debe realizar coprocultivo tan pronto como sea posible para excluir un origen bacteriano.</text:p>
          </table:table-cell>
          <table:table-cell office:value-type="string" calcext:value-type="string">
            <text:p>Se debe recomendar el empleo de fórmula sin lactosa.</text:p>
          </table:table-cell>
          <table:table-cell office:value-type="string" calcext:value-type="string">
            <text:p>Se ha de aconsejar reponer las pérdidas tras cada deposición, con solución rehidratante oral, y continuar con su alimentación habitual.</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161" calcext:value-type="float">
            <text:p>161</text:p>
          </table:table-cell>
          <table:table-cell office:value-type="float" office:value="9925" calcext:value-type="float">
            <text:p>9925</text:p>
          </table:table-cell>
          <table:table-cell office:value-type="float" office:value="204180" calcext:value-type="float">
            <text:p>204180</text:p>
          </table:table-cell>
          <table:table-cell office:value-type="string" calcext:value-type="string">
            <text:p>FALSE</text:p>
          </table:table-cell>
          <table:table-cell office:value-type="string" calcext:value-type="string">
            <text:p>En un lactante de 3 meses de edad todas las manifestaciones clínicas reseñadas a continuación obligarían a descartar una Fibrosis Quística, EXCEPTO:</text:p>
          </table:table-cell>
          <table:table-cell office:value-type="string" calcext:value-type="string">
            <text:p>Los criterios diagnósticos actuales se basan en signos clínicos compatibles (fenotipo), como son la enfermedad sinopulmonar, (respuesta 3 correcta) el retraso ponderoestatural marcado (respuesta 4 corrrecta) las anormalidades gastrointestinales (respuesta 1 correcta) y nutricionales, los síndromes pierde sal (respuesta 2 correcta), y la azoospermia obstructiva o la historia de enfermedad en hermanos y primos o el cribado neonatal positivo, junto con una prueba de laboratorio que evidencie disfunción de la proteína CFTR como es una concentración de cloro en sudor superior a 60 mmol/L o la detección de 2 mutaciones reconocidas La deshidratación que se produce es hipoclorémica, hiponatrémica por pérdida de cloro y sódio (respuesta 5 incorrecta).</text:p>
          </table:table-cell>
          <table:table-cell office:value-type="string" calcext:value-type="string">
            <text:p>1. Protocolo gastroenterología y Nutrición A.E.P, 2010.</text:p>
          </table:table-cell>
          <table:table-cell office:value-type="string" calcext:value-type="string">
            <text:p>PEDIATRÍA</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Retraso en la evacuación del meconio.</text:p>
          </table:table-cell>
          <table:table-cell office:value-type="string" calcext:value-type="string">
            <text:p>Sabor salado de la piel.</text:p>
          </table:table-cell>
          <table:table-cell office:value-type="string" calcext:value-type="string">
            <text:p>Aislamiento en secreciones de Pseudomonas aeruginosa.</text:p>
          </table:table-cell>
          <table:table-cell office:value-type="string" calcext:value-type="string">
            <text:p>Deterioro/detención de la curva ponderal.</text:p>
          </table:table-cell>
          <table:table-cell office:value-type="string" calcext:value-type="string">
            <text:p>Deshidratación hipernatrémica.</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162" calcext:value-type="float">
            <text:p>162</text:p>
          </table:table-cell>
          <table:table-cell office:value-type="float" office:value="9926" calcext:value-type="float">
            <text:p>9926</text:p>
          </table:table-cell>
          <table:table-cell office:value-type="float" office:value="204181" calcext:value-type="float">
            <text:p>204181</text:p>
          </table:table-cell>
          <table:table-cell office:value-type="string" calcext:value-type="string">
            <text:p>FALSE</text:p>
          </table:table-cell>
          <table:table-cell office:value-type="string" calcext:value-type="string">
            <text:p>Niña de 3 años, procedente de Bangladesh, que consulta por episodios febriles intermitentes de 3 semanas de evolución, asociados a debilidad y pérdida de apetito. A la exploración física llama la atención esplenomegalia marcada y palidez mucocutánea. En las pruebas complementarias destaca: hemoglobina 8,5 mg/dL, hematocrito 26%, VCM 86 fL, HCM 29 pg, leucocitos 2800/mL con 300 neutrófilos/mL, plaquetas 54000/mL, GOT 85 U/L, GPT 92 U/L e hiper-gammaglobulinemia policlonal en proteinograma de suero. Señale el diagnóstico más probable con los datos disponibles hasta este momento:</text:p>
          </table:table-cell>
          <table:table-cell office:value-type="string" calcext:value-type="string">
            <text:p>Los datos claves que orientan el diagnóstico hacia una leishmaniasis visceral son: país de procedencia de la niña + fiebre + esplenomegalia + anemia con trombocitopenia + hipergammaglobulinemia (respuesta 3 correcta). Se da sobretodo en paises como Bangladesh, India, Sudán y Brasil. Esta presentación puede ser fatal si no se trata a tiempo. Se caracteriza por la inflamación del hígado y del bazo, acompañada por distensión abdominal severa, pérdida de condición corporal, desnutrición y anemia.</text:p>
          </table:table-cell>
          <table:table-cell office:value-type="string" calcext:value-type="string">
            <text:p>1. Protocolo Infectología A.E.P, 2011. Anemia Fiebre nocturna Hepatomegalia con posible cirrosis e hipertensión portal Esplenomegalia masiva Manifestaciones de la Leishmaniasis visceral</text:p>
          </table:table-cell>
          <table:table-cell office:value-type="string" calcext:value-type="string">
            <text:p>PEDIATR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Leucemia linfoblástica aguda.</text:p>
          </table:table-cell>
          <table:table-cell office:value-type="string" calcext:value-type="string">
            <text:p>Linfoma de Burkitt.</text:p>
          </table:table-cell>
          <table:table-cell office:value-type="string" calcext:value-type="string">
            <text:p>Leishmaniasis visceral.</text:p>
          </table:table-cell>
          <table:table-cell office:value-type="string" calcext:value-type="string">
            <text:p>Tuberculosis miliar.</text:p>
          </table:table-cell>
          <table:table-cell office:value-type="string" calcext:value-type="string">
            <text:p>Malaria crónica.</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63" calcext:value-type="float">
            <text:p>163</text:p>
          </table:table-cell>
          <table:table-cell office:value-type="float" office:value="9927" calcext:value-type="float">
            <text:p>9927</text:p>
          </table:table-cell>
          <table:table-cell office:value-type="float" office:value="204182" calcext:value-type="float">
            <text:p>204182</text:p>
          </table:table-cell>
          <table:table-cell office:value-type="string" calcext:value-type="string">
            <text:p>FALSE</text:p>
          </table:table-cell>
          <table:table-cell office:value-type="string" calcext:value-type="string">
            <text:p>Acude de urgencia al centro de salud, un niño de 15 meses de edad, que durante la cena, tras ingerir un bocado de tortilla, presenta de forma súbita: enrojecimiento facial de predominio perioral, lesiones habonosas en tronco y extremidades, y tos. A su llegada al centro se encuentra consciente y se objetiva, además de lo descrito: tiraje supraesternal, rinorrea acuosa abundante, hipoventilación bilateral sin sibilancias, y relleno capilar inferior a 2 segundos. De las siguientes afirmaciones, señale la respuesta CORRECTA:</text:p>
          </table:table-cell>
          <table:table-cell office:value-type="string" calcext:value-type="string">
            <text:p>El cuadro clínico presentado de este niño de 15 meses es compatible con una anafilaxia por sensibilización al huevo (el niño ha ingerido un bocado de tortilla). De forma inmediata y súbita, tras la ingesta del alimento implicado, comienza con rash urticarial pruriginoso que rápidamente se asocia a clínica de vías respiratorias superiores (rinorrea) e inferiores (tos, disnea, tiraje supraesternal e hipoventilación), todo ello compatible con una anafilaxia. El tratamiento de elección de la anafilaxia es la adrenalina vía intramuscular (respuesta 5 correcta), tanto en niños como en adultos. Lo prioritario es asegurar la vía aérea (respuesta 1 incorrecta). El tratamiento a base de antihistamínicos, corticoides y broncodilatadores sería un tratamiento coadyuvante, pero nunca de primera elección en la anafilaxia (respuestas 2 y 3 incorrectas). En este caso, el niño no presenta compromiso hemodinámico severo, por lo que se utilizará la adrenalina intramuscular, pudiendo tratarse en su centro de salud; si hubiera datos de compromiso hemodinámico severo, sería preciso trasladar al niño al hospital para tratamiento con adrenalina vía intravenosa (respuesta 4 in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Lo prioritario es canalizar una vía venosa.</text:p>
          </table:table-cell>
          <table:table-cell office:value-type="string" calcext:value-type="string">
            <text:p>La metilprednisolona por vía intramuscular es el tratamiento de elección.</text:p>
          </table:table-cell>
          <table:table-cell office:value-type="string" calcext:value-type="string">
            <text:p>Se trata de un cuadro de urticaria asociado a asma, y debe ser tratado con antihistamínicos y broncodilatadores inhalados.</text:p>
          </table:table-cell>
          <table:table-cell office:value-type="string" calcext:value-type="string">
            <text:p>Se debe recomendar a los padres su traslado a un Servicio de Urgencias hospitalario</text:p>
          </table:table-cell>
          <table:table-cell office:value-type="string" calcext:value-type="string">
            <text:p>Se debe administrar sin más dilación, adrenalina por vía intramuscular.</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164" calcext:value-type="float">
            <text:p>164</text:p>
          </table:table-cell>
          <table:table-cell office:value-type="float" office:value="9928" calcext:value-type="float">
            <text:p>9928</text:p>
          </table:table-cell>
          <table:table-cell office:value-type="float" office:value="204183" calcext:value-type="float">
            <text:p>204183</text:p>
          </table:table-cell>
          <table:table-cell office:value-type="string" calcext:value-type="string">
            <text:p>FALSE</text:p>
          </table:table-cell>
          <table:table-cell office:value-type="string" calcext:value-type="string">
            <text:p>Niño de 4 años de edad que consulta por aparición a lo largo de los últimos tres días, de lesiones cutáneas en piernas y glúteos. Sus padres referían que su pediatra le había diagnosticado una infección de vías respiratorias superiores 10 días antes. En las últimas 12 horas presenta dolor abdominal intenso tipo cólico, y ha realizado dos deposiciones diarréicas. Afebril. No pérdida de peso. A la exploración presenta numerosas petequias y lesiones purpúricas palpables de predominio en glúteos y extremidades inferiores. Buen estado general aunque tiene dolor abdominal intenso. La palpación abdominal es difícil de valorar por dolor difuso. No visceromegalias. No otros hallazgos de interés a la exploración. ¿Cual de los siguientes datos NO apoya su sospecha diagnóstica?:</text:p>
          </table:table-cell>
          <table:table-cell office:value-type="string" calcext:value-type="string">
            <text:p>Se trata de un cuadro de vasculitis tipo púrpura de Scholein Henoch con la triada característica de: dolor abdominal + dolor articular + púrpura (respuesta 1 y 3 correcta). Suele ser de buen pronóstico, y la afectación renal asociado con síndrome nefrótico y nefrítico produce cuadros más graves (respuesta 2 y 5 correctas), No existe afectación medular asociada y la púrpura es NO trombocitopénica (respuesta 3 in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75" calcext:value-type="float">
            <text:p>0,75</text:p>
          </table:table-cell>
          <table:table-cell/>
          <table:table-cell office:value-type="string" calcext:value-type="string">
            <text:p>Artritis de rodillas y tobillos.</text:p>
          </table:table-cell>
          <table:table-cell office:value-type="string" calcext:value-type="string">
            <text:p>Hematuria.</text:p>
          </table:table-cell>
          <table:table-cell office:value-type="string" calcext:value-type="string">
            <text:p>Plaquetopenia.</text:p>
          </table:table-cell>
          <table:table-cell office:value-type="string" calcext:value-type="string">
            <text:p>Sangre oculta en heces.</text:p>
          </table:table-cell>
          <table:table-cell office:value-type="string" calcext:value-type="string">
            <text:p>Edema escrotal.</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69" calcext:value-type="float">
            <text:p>169</text:p>
          </table:table-cell>
          <table:table-cell office:value-type="float" office:value="9933" calcext:value-type="float">
            <text:p>9933</text:p>
          </table:table-cell>
          <table:table-cell office:value-type="float" office:value="204188" calcext:value-type="float">
            <text:p>204188</text:p>
          </table:table-cell>
          <table:table-cell office:value-type="string" calcext:value-type="string">
            <text:p>FALSE</text:p>
          </table:table-cell>
          <table:table-cell office:value-type="string" calcext:value-type="string">
            <text:p>Muchacha de 19 años estudiante, sin antecedentes personales somáticos ni psiquiátricos relevantes que es llevada a urgencias hospitalarias por su familia por ingesta masiva de pastillas. El intento autolítico no había tenido providencia de rescate, siendo la paciente encontrada por su madre casualmente al volver a su casa antes de lo que tenía previsto. Una vez estabilizada orgánicamente la paciente refería presentar desde unas 4 semanas atrás un cuadro de tristeza, anhedonia, desesperanza, sentimientos de culpa y deseos de muerte, inhibición psicomotriz y enlentecimiento del pensamiento, dificultad de concentración y rendimiento en los estudios, aislamiento social, hipersomnia diurna y empeoramiento matutino de los síntomas. Así mismo la paciente refería tener la sensación de que sus vecinos la espiaban, hablaban de ella cuando salía y se reían de ella lo que había incrementado su angustia. No sabía el motivo por el que la gente se fijaba en ella pero estaba convencida de que no eran imaginaciones suyas. Señale el diagnóstico:</text:p>
          </table:table-cell>
          <table:table-cell office:value-type="string" calcext:value-type="string">
            <text:p>Nos hablan de un cuadro clínico de 4 semanas de evolución con predominio de síntomas depresivos graves: intensa tristeza y anhedonia, sentimientos de culpa, deseos de muerte, inhibición psicomotriz e intento autolítico grave. Se trata de un cuadro muy grave ya que asocia síntomas psicóticos persecutorios. Nos encontramos pues ante un episodio depresivo grave con síntomas psicóticos (respuesta 3 correcta). La esquizofrenia es un síndrome que se caracteriza por la presencia de delirios, alucinaciones, alteración del lenguaje, alteraciones del comportamiento y presencia de síntomas negativos (respuesta 1 incorrecta). El trastorno por ideas delirantes persistentes es un cuadro caracterizado por la presencia de delirios no extraños de al menos un mes de duración. El paciente presenta una exploración aparentemente normal fuera del sistema delirante (respuesta 2 incorrecta). El trastorno de personalidad esquizoide hace referencia al patrón de funcionamiento cognitivo, afectivo y relacional inflexible y desadaptativo que presenta una persona que no desea o disfruta de relaciones interpersonales (respuesta 4 incorrecta). La distimia es un cuadro depresivo leve pero crónico, de duración superior a dos años en personas adultas (respuesta 5 incorrecta).</text:p>
          </table:table-cell>
          <table:table-cell office:value-type="string" calcext:value-type="string">
            <text:p>1. Psiquiatría: Trastornos mentales y del comportamiento. Curso MIR Asturias. 2. Sadock: Sinopsis de Psiquiatría, 10ª Edición. Depresión mayor</text:p>
          </table:table-cell>
          <table:table-cell office:value-type="string" calcext:value-type="string">
            <text:p>PSIQUIATRÍA</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Esquizofrenia.</text:p>
          </table:table-cell>
          <table:table-cell office:value-type="string" calcext:value-type="string">
            <text:p>Trastorno de ideas delirantes persistentes.</text:p>
          </table:table-cell>
          <table:table-cell office:value-type="string" calcext:value-type="string">
            <text:p>Trastorno depresivo con síntomas psicóticos.</text:p>
          </table:table-cell>
          <table:table-cell office:value-type="string" calcext:value-type="string">
            <text:p>Trastorno de personalidad esquizoide.</text:p>
          </table:table-cell>
          <table:table-cell office:value-type="string" calcext:value-type="string">
            <text:p>Trastorno distímico.</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170" calcext:value-type="float">
            <text:p>170</text:p>
          </table:table-cell>
          <table:table-cell office:value-type="float" office:value="9934" calcext:value-type="float">
            <text:p>9934</text:p>
          </table:table-cell>
          <table:table-cell office:value-type="float" office:value="204189" calcext:value-type="float">
            <text:p>204189</text:p>
          </table:table-cell>
          <table:table-cell office:value-type="string" calcext:value-type="string">
            <text:p>FALSE</text:p>
          </table:table-cell>
          <table:table-cell office:value-type="string" calcext:value-type="string">
            <text:p>Al servicio de urgencias hospitalario acude un joven de 24 años de edad, sin antecedentes somáticos ni psiquiátricos relevantes, por presentar un cuadro de aparición brusca que se inició mientras compraba en una gran superficie y que se caracteriza sintomáticamente por: dolor torácico, palpitaciones, dificultad subjetiva para respirar con hiperventilación, sensación de mareo, temblor, escalofríos y sensación de estrañeza con el entorno (desrealización). El diagnóstico diferencial debería incluir todos los siguientes cuadros EXCEPTO:</text:p>
          </table:table-cell>
          <table:table-cell office:value-type="string" calcext:value-type="string">
            <text:p>Nos hablan de un paciente joven sin antecedentes que presenta una crisis de angustia o ataque de pánico y nos preguntan cuál no incluimos en el diagnóstico diferencial. Antes de realizar el diagnóstico de crisis de angustia debemos realizar la exploración médica y las pruebas complementarias necesarias para el despistaje de las posibles causas orgánicas que produjesen los síntomas. En este sentido, el síndrome de abstinencia a sustancias, un feocromocitoma o la intoxicación por anfetaminas (estimulantes) pueden desencadenar síntomas muy similares a los descritos (respuestas 1, 2 y 3 falsas). Evidentemente, la crisis de pánico entra dentro del diagnóstico diferencial a realizar (respuesta 4 incorrecta). El trastorno de estrés post-traumático ocurre como respuesta tardía (tras un periodo de latencia de semanas o meses) a un estresor traumático desbordante, y cursa con re-experimentación del acontecimiento, evitación de los estímulos asociados al trauma y aumento del grado de alerta. Puesto que el cuadro que nos describen es brusco y sin antecedente traumático previo, esta entidad no entra dentro del diagnóstico diferencial (respuesta 5 correcta).</text:p>
          </table:table-cell>
          <table:table-cell office:value-type="string" calcext:value-type="string">
            <text:p>1. Psiquiatría: Trastornos mentales y del comportamiento. Curso MIR Asturias. 2. Sadock: Sinopsis de Psiquiatría, 10ª Edición.</text:p>
          </table:table-cell>
          <table:table-cell office:value-type="string" calcext:value-type="string">
            <text:p>PSIQUIATRÍA</text:p>
          </table:table-cell>
          <table:table-cell office:value-type="string" calcext:value-type="string">
            <text:p>Normal</text:p>
          </table:table-cell>
          <table:table-cell office:value-type="float" office:value="0.52" calcext:value-type="float">
            <text:p>0,52</text:p>
          </table:table-cell>
          <table:table-cell/>
          <table:table-cell office:value-type="string" calcext:value-type="string">
            <text:p>Síndrome de abstinencia a sustancias.</text:p>
          </table:table-cell>
          <table:table-cell office:value-type="string" calcext:value-type="string">
            <text:p>Feocromocitoma.</text:p>
          </table:table-cell>
          <table:table-cell office:value-type="string" calcext:value-type="string">
            <text:p>Intoxicación por anfetaminas.</text:p>
          </table:table-cell>
          <table:table-cell office:value-type="string" calcext:value-type="string">
            <text:p>Crisis de pánico.</text:p>
          </table:table-cell>
          <table:table-cell office:value-type="string" calcext:value-type="string">
            <text:p>Trastorno de estrés post-traumático.</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200" calcext:value-type="float">
            <text:p>200</text:p>
          </table:table-cell>
          <table:table-cell office:value-type="float" office:value="9964" calcext:value-type="float">
            <text:p>9964</text:p>
          </table:table-cell>
          <table:table-cell office:value-type="float" office:value="204219" calcext:value-type="float">
            <text:p>204219</text:p>
          </table:table-cell>
          <table:table-cell office:value-type="string" calcext:value-type="string">
            <text:p>FALSE</text:p>
          </table:table-cell>
          <table:table-cell office:value-type="string" calcext:value-type="string">
            <text:p>Juan tiene 60 años, fuma 2 paquetes/día desde hace años y refiere desde hace 6 meses tos persistente. Comprueba que su párpado izquierdo está más caído y que la pupila de ese ojo es más pequeña. Juan refiere que la parte medial de su mano izquierda está adormecida y con menos fuerza. Su médico comprueba la ptosis palpebral y la miosis izquierdas; comprueba que puede cerrar con fuerza ambos párpados simétricamente y que las dos pupilas responden correctamente a la luz. Además comprueba que no suda por la hemicara izquierda, que siente menos el pinchazo en la superficie interna de dicha mano y que tiene menos fuerza en la prensión de dicha mano. ¿A qué nivel tiene el enfermo lesionada la mano izquierda?:</text:p>
          </table:table-cell>
          <table:table-cell office:value-type="string" calcext:value-type="string">
            <text:p>El paciente de la pregunta sufre tres síntomas del síndrome de Horner (miosis, ptosis palpebral y anhidrosis) y no hacen referencia al hundimiento del ojo, que también forma parte del síndrome. Esta entidad se ve en lesiones del tronco simpático del cuello y también en hemisecciones de la médula espinal cervical. El paciente puede cerrar los ojos correctamente porque los orbiculares están inervados por el facial (VII par). Además el paciente tiene síntomas motores (paresia en la mano) y sensitivos (hipoestesia en el canto interno de la mano) del mismo lado donde tiene el síndrome de Horner. El tracto corticoespinal (motor) sufre una decusación al lado contrario precisamente a la altura del bulbo raquídeo. En este caso, donde todos los síntomas son izquierdos, la lesión ha de ser DESPUÉS de la decusación. Los síntomas de la mano son típicos de la lesión del nervio cubital, no del mediano. La lesión del mediano produce hipoestesia y dolor en la cara externa de la mano, desde el pulgar a la mitad del dedo anular. Además, una lesión aislada del mediano no produce síndrome de Horner (respuesta 4 incorrecta). Una lesión del tracto corticoespinal DERECHO por metástasis pulmonar (es decir, a después de la decusación de las fibras) daría paresia de la mano DERECHA (respuesta 2 incorrecta). La arteria cerebelosa posteroinferior (a veces conocida por su acrónimo en inglés, PICA) inerva la zona lateral del bulbo. Su oclusión se caracteriza por hipoestesia homolateral de la cara y el cuerpo, ataxia de los miembros y síndrome de Horner del mismo lado, acompañado de alteración de la sensibilidad al dolor y temperatura del lado contrario del cuerpo (respuesta 5 incorrecta). En principio las opciones 1 y 3 justificarían un síndrome de Horner y una lesión motora. Un tumor pulmonar puede afectar la porción inferior del plexo cervical y el ganglio estrellado del cuello (síndrome de Pancoast) (respuesta 3 correcta). Un absceso bulbar tendría otros síntomas acompañantes como cefalea, rigidez de nuca o fiebre. Un tumor bulbar se esperaría que tuviese más afectación motora (hemiparesia) (respuesta 1 falsa). No obstante es el distractor mayor en esta pregunta.</text:p>
          </table:table-cell>
          <table:table-cell office:value-type="string" calcext:value-type="string">
            <text:p>1. Moore, pág. 844. 2. Netter. Neurología Esencial. Págs.237, 319-325, 349, 358.</text:p>
          </table:table-cell>
          <table:table-cell office:value-type="string" calcext:value-type="string">
            <text:p>ANATOM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A nivel del pedúnculo cerebral ipsilateral tras la decusación de las pirámides bulbares. por invasión rumoral o absceso.</text:p>
          </table:table-cell>
          <table:table-cell office:value-type="string" calcext:value-type="string">
            <text:p>A algún nivel del tracto corticoespinal derecho, por metástasis pulmonar.</text:p>
          </table:table-cell>
          <table:table-cell office:value-type="string" calcext:value-type="string">
            <text:p>A nivel de las raíces espinales cervicales inferiores al entrar en el plexo braquial izquierdo, por invasión de un tumor del vértice pulmonar.</text:p>
          </table:table-cell>
          <table:table-cell office:value-type="string" calcext:value-type="string">
            <text:p>A nivel del nervio mediano izquierdo, por invasión de un tumor del vértice pulmonar.</text:p>
          </table:table-cell>
          <table:table-cell office:value-type="string" calcext:value-type="string">
            <text:p>A nivel bulbar lateral izquierdo, por un infarto de la arteria cerebelosa postero-inferior.</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203" calcext:value-type="float">
            <text:p>203</text:p>
          </table:table-cell>
          <table:table-cell office:value-type="float" office:value="9967" calcext:value-type="float">
            <text:p>9967</text:p>
          </table:table-cell>
          <table:table-cell office:value-type="float" office:value="204222" calcext:value-type="float">
            <text:p>204222</text:p>
          </table:table-cell>
          <table:table-cell office:value-type="string" calcext:value-type="string">
            <text:p>FALSE</text:p>
          </table:table-cell>
          <table:table-cell office:value-type="string" calcext:value-type="string">
            <text:p>Un niño de 14 años tiene una lesión permeativa en la diáfisis femoral. La biopsia muestra un crecimiento neoplásico difuso de células uniformes, redondas y de un tamaño ligeramente superior a un linfocito. El citoplasma es escaso y claro por la presencia de glucógeno. ¿Cuál es el diagnóstico?:</text:p>
          </table:table-cell>
          <table:table-cell office:value-type="string" calcext:value-type="string">
            <text:p>Un crecimiento neoplásico difuso de células uniformes, redondas y de un tamaño ligeramente superior a un linfocito es característico del sarcoma Ewing y tumores neuroectodérmicos primitivos (respuesta 2 correcta). Los osteosarcomas suelen desarrollarse a edades superiores, generalmente alrededor de la pubertad, su localización es metafisaria y no están formados por “células pequeñas y azules” como sugiere la pregunta. Los linfomas si pueden localizarse en diafísis, de hecho son los más frecuentes en esa localización, pero no son frecuente en edad pediátrica y son PAS(-). Los condrosarcomas no están dentro de los tumores de “células pequeñas y azules”, son claramente raros en edad pediátrica y no suelen ser diafisarios. Respecto al condroblastoma tiene una predilección marcada por las epífisis y no forman parte de los tumores de “células pequeñas y azules” y son PAS(-).</text:p>
          </table:table-cell>
          <table:table-cell/>
          <table:table-cell office:value-type="string" calcext:value-type="string">
            <text:p>ANATOMÍA PATOLÓGICA</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Osteosarcoma.</text:p>
          </table:table-cell>
          <table:table-cell office:value-type="string" calcext:value-type="string">
            <text:p>Sarcoma de Ewing/Tumor neuroectodérmico primitivo.</text:p>
          </table:table-cell>
          <table:table-cell office:value-type="string" calcext:value-type="string">
            <text:p>Linfoma.</text:p>
          </table:table-cell>
          <table:table-cell office:value-type="string" calcext:value-type="string">
            <text:p>Condrosarcoma.</text:p>
          </table:table-cell>
          <table:table-cell office:value-type="string" calcext:value-type="string">
            <text:p>Condroblastoma.</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204" calcext:value-type="float">
            <text:p>204</text:p>
          </table:table-cell>
          <table:table-cell office:value-type="float" office:value="9968" calcext:value-type="float">
            <text:p>9968</text:p>
          </table:table-cell>
          <table:table-cell office:value-type="float" office:value="204223" calcext:value-type="float">
            <text:p>204223</text:p>
          </table:table-cell>
          <table:table-cell office:value-type="string" calcext:value-type="string">
            <text:p>FALSE</text:p>
          </table:table-cell>
          <table:table-cell office:value-type="string" calcext:value-type="string">
            <text:p>Acude a su consulta una mujer de 45 años con un bulto no palpable en la mama izquierda. La mamografía indica un BI-RADS 4 (sospechosa de malignidad). El ginecólogo decide operar sin hacer más pruebas y enviar la muestra intra-operatoriamente para que el patólogo le confirme la sospecha de carcinoma. ¿Cómo tiene que enviar la muestra?:</text:p>
          </table:table-cell>
          <table:table-cell office:value-type="string" calcext:value-type="string">
            <text:p>Este es un contexto clínico –clásico- de biopsia “rápida” o intraoperatoria o por congelación. El cirujano quiere estar seguro que lo que está interviniendo es un cáncer y no tiene una biopsia previa de confirmación; aun cuando las técnicas de imagen son muy sugestivas. La biopsia por congelación debe de llegar –siempre- en fresco. Cualquier medio de fijación (alcohol o formol) introduce mayor artefacto se distorsión en un procedimiento ya de por si muy artefactual. La pregunta podría haber sido impugnada ya que se admite que el material pueda ser enviado en suero fisiológico para evitar su desecación, fundamentalmente en muestras pequeñas, aunque siempre es preferible en fresco (respuesta 2 correcta).</text:p>
          </table:table-cell>
          <table:table-cell/>
          <table:table-cell office:value-type="string" calcext:value-type="string">
            <text:p>ANATOMÍA PATOLÓGICA</text:p>
          </table:table-cell>
          <table:table-cell office:value-type="string" calcext:value-type="string">
            <text:p>Difícil</text:p>
          </table:table-cell>
          <table:table-cell office:value-type="float" office:value="0.21" calcext:value-type="float">
            <text:p>0,21</text:p>
          </table:table-cell>
          <table:table-cell/>
          <table:table-cell office:value-type="string" calcext:value-type="string">
            <text:p>En formol.</text:p>
          </table:table-cell>
          <table:table-cell office:value-type="string" calcext:value-type="string">
            <text:p>En fresco.</text:p>
          </table:table-cell>
          <table:table-cell office:value-type="string" calcext:value-type="string">
            <text:p>En un envase lleno de suero fisiológico.</text:p>
          </table:table-cell>
          <table:table-cell office:value-type="string" calcext:value-type="string">
            <text:p>En alcohol.</text:p>
          </table:table-cell>
          <table:table-cell office:value-type="string" calcext:value-type="string">
            <text:p>Da igual en que medio fijador, lo importante es que se mande inmediatamente.</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206" calcext:value-type="float">
            <text:p>206</text:p>
          </table:table-cell>
          <table:table-cell office:value-type="float" office:value="9970" calcext:value-type="float">
            <text:p>9970</text:p>
          </table:table-cell>
          <table:table-cell office:value-type="float" office:value="204225" calcext:value-type="float">
            <text:p>204225</text:p>
          </table:table-cell>
          <table:table-cell office:value-type="string" calcext:value-type="string">
            <text:p>FALSE</text:p>
          </table:table-cell>
          <table:table-cell office:value-type="string" calcext:value-type="string">
            <text:p>Usted desea calcular el aclaramiento de creatinina de un paciente de 75 años para ajustar la dosis del antibiótico que ha de prescribirle para su cuadro de infección respiratoria. La fórmula de Cockcroft-Gault permite la estimación del aclaramiento de creatinina usando los siguientes parámetros:</text:p>
          </table:table-cell>
          <table:table-cell office:value-type="string" calcext:value-type="string">
            <text:p>Existen varias funciones que estiman el aclaramiento de creatinina en base a la creatinina plasmática, siendo las más utilizadas la fórmula MDRD y la fórmula de Cockcroft-Gault. Esta última, además de la creatinina plasmática, tiene en consideración la edad, el peso y el género del paciente (ecuación 1). La fórmula MDRD emplea además un factor de corrección en relación a la etnia de procedencia del paciente. FCG Cr -Edad)(Peso Cl pl cr     72 Clcr = Aclaramiento de creatinina. Crpl=Creatinina plasmática. FCG = Factor de corrección de género (hombre = 1, mujer = 0.85)</text:p>
          </table:table-cell>
          <table:table-cell/>
          <table:table-cell office:value-type="string" calcext:value-type="string">
            <text:p>FISIOLOGÍA</text:p>
          </table:table-cell>
          <table:table-cell office:value-type="string" calcext:value-type="string">
            <text:p>Normal</text:p>
          </table:table-cell>
          <table:table-cell office:value-type="float" office:value="0.44" calcext:value-type="float">
            <text:p>0,44</text:p>
          </table:table-cell>
          <table:table-cell/>
          <table:table-cell office:value-type="string" calcext:value-type="string">
            <text:p>Edad, peso (en Kg), género y creatinina plasmática.</text:p>
          </table:table-cell>
          <table:table-cell office:value-type="string" calcext:value-type="string">
            <text:p>Edad, etnia. género y creatinina plasmática.</text:p>
          </table:table-cell>
          <table:table-cell office:value-type="string" calcext:value-type="string">
            <text:p>Edad, etnia, peso (en Kg) y creatinina plasmática.</text:p>
          </table:table-cell>
          <table:table-cell office:value-type="string" calcext:value-type="string">
            <text:p>Edad, peso (en Kg), etnia y género.</text:p>
          </table:table-cell>
          <table:table-cell office:value-type="string" calcext:value-type="string">
            <text:p>Peso (en Kg). edad, superficie corporal y género.</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209" calcext:value-type="float">
            <text:p>209</text:p>
          </table:table-cell>
          <table:table-cell office:value-type="float" office:value="9973" calcext:value-type="float">
            <text:p>9973</text:p>
          </table:table-cell>
          <table:table-cell office:value-type="float" office:value="204228" calcext:value-type="float">
            <text:p>204228</text:p>
          </table:table-cell>
          <table:table-cell office:value-type="string" calcext:value-type="string">
            <text:p>FALSE</text:p>
          </table:table-cell>
          <table:table-cell office:value-type="string" calcext:value-type="string">
            <text:p>Carmen y Pedro tienen 3 hijos, Enrique de 5 años, Isabel de 4 años y Pablo de 1 año. Recientemente han notado que Enrique tiene ciertos problemas para subir las escaleras y se cansa mucho cuando corre. Después de unas pruebas médicas, le han diagnosticado una enfermedad genética llamada distrofia muscular de Duchenne. Señale la alternativa correcta sobre el tipo probable de herencia de esta enfermedad:</text:p>
          </table:table-cell>
          <table:table-cell office:value-type="string" calcext:value-type="string">
            <text:p>La enfermedad de Duchenne es de herencia ligada al X recesiva, de ahí que en las respuestas posibles nos diferencien por sexos los afectos. Para que un hijo varón sea afecto su madre debe ser al menos heterocigota (XAXa), es decir, portadora sana. Por tanto, la madre es la que le ha trasmitido la enfermedad (respuesta 1 correcta y 2 y 3 incorrectas). Si tienen una nueva hija no presentará la enfermedad sino que el 50% de hijas serán portadoras sanas (XAXa) (respuesta 4 incorrecta) y si tienen un hijo las probabilidades de que le transmitirán el alelo patológico es del 50% y si lo recibe padecerá la enfermedad (respuesta 5 incorrecta).</text:p>
          </table:table-cell>
          <table:table-cell office:value-type="string" calcext:value-type="string">
            <text:p>1. HARRISON, 18ª edic., pág. 501 Herencia ligada al X recesiva con mujer portadora</text:p>
          </table:table-cell>
          <table:table-cell office:value-type="string" calcext:value-type="string">
            <text:p>GENÉTIC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La madre es la que le ha transmitido la enfermedad.</text:p>
          </table:table-cell>
          <table:table-cell office:value-type="string" calcext:value-type="string">
            <text:p>El padre es el que ha transmitido la enfermedad.</text:p>
          </table:table-cell>
          <table:table-cell office:value-type="string" calcext:value-type="string">
            <text:p>Ambos padres le han trasmitido la enfermedad.</text:p>
          </table:table-cell>
          <table:table-cell office:value-type="string" calcext:value-type="string">
            <text:p>Si tienen una nueva hija puede presentar la enfermedad.</text:p>
          </table:table-cell>
          <table:table-cell office:value-type="string" calcext:value-type="string">
            <text:p>Si tienen un nuevo hijo no puede heredar la enfermedad.</text:p>
          </table:table-cell>
          <table:table-cell office:value-type="float" office:value="1" calcext:value-type="float">
            <text:p>1</text:p>
          </table:table-cell>
          <table:table-cell table:number-columns-repeated="16"/>
        </table:table-row>
        <table:table-row table:style-name="ro1">
          <table:table-cell office:value-type="float" office:value="2012" calcext:value-type="float">
            <text:p>2012</text:p>
          </table:table-cell>
          <table:table-cell office:value-type="float" office:value="226" calcext:value-type="float">
            <text:p>226</text:p>
          </table:table-cell>
          <table:table-cell office:value-type="float" office:value="9990" calcext:value-type="float">
            <text:p>9990</text:p>
          </table:table-cell>
          <table:table-cell office:value-type="float" office:value="204245" calcext:value-type="float">
            <text:p>204245</text:p>
          </table:table-cell>
          <table:table-cell office:value-type="string" calcext:value-type="string">
            <text:p>FALSE</text:p>
          </table:table-cell>
          <table:table-cell office:value-type="string" calcext:value-type="string">
            <text:p>Paciente varón de 26 años de edad, deportista de competición, es estudiado porque su hermano ha tenido una muerte súbita. Las pruebas complementarias detectan la existencia de una miocardiopatía hipertrófica obstructiva. Señale la opción FALSA respecto a dicha patología:</text:p>
          </table:table-cell>
          <table:table-cell office:value-type="string" calcext:value-type="string">
            <text:p>El cuadro clínico muestra una miocardiopatía hipertrófica obstructiva. Dicha patología cursa con disfunción diastólica. La ionotrópicos (digoxina) está contraindicada en esta entidad por aumentar la concentración de calcio en el miocardiocito, con la consiguiente dificultad para la relajación y empeoramiento de la función diastólica (respuesta 3 incorrecta).</text:p>
          </table:table-cell>
          <table:table-cell office:value-type="string" calcext:value-type="string">
            <text:p>1. Eur Heart J. ACC/ESC Clinical Expert Consensus Document on Hypertrophic Cardiomyopathy. 2003; 24: 1965-91 PLURIPATOLOGÍA POLIFARMACIA INCUMPLIMIENTO INTERACCIONES TOXICIDAD INEFICACIA AI VI Normal AI V.I MHO MHO: disfunción diastólica y obstrucción al tracto de salida Tratamiento: BBloqueantes, verapamil y diltiazem que mejoran la relajación y disminuyen la contractilidad. Evitar: vasodilatadores arteriales y venosos que disminuyen el volumen ventricular, así como inotropos positivos</text:p>
          </table:table-cell>
          <table:table-cell office:value-type="string" calcext:value-type="string">
            <text:p>CARDI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El tratamiento con betabloqueantes ayuda a reducir los síntomas.</text:p>
          </table:table-cell>
          <table:table-cell office:value-type="string" calcext:value-type="string">
            <text:p>Se debe recomendar el abandono del deporte de competición.</text:p>
          </table:table-cell>
          <table:table-cell office:value-type="string" calcext:value-type="string">
            <text:p>La digoxina es útil para reducir el gradiente subaórtico.</text:p>
          </table:table-cell>
          <table:table-cell office:value-type="string" calcext:value-type="string">
            <text:p>Los diuréticos se deben evitar o utilizar con gran cuidado.</text:p>
          </table:table-cell>
          <table:table-cell office:value-type="string" calcext:value-type="string">
            <text:p>Dado el carácter hereditario de la patología se debe realizar estudio de despistaje en el resto de familiares directos.</text:p>
          </table:table-cell>
          <table:table-cell office:value-type="float" office:value="3" calcext:value-type="float">
            <text:p>3</text:p>
          </table:table-cell>
          <table:table-cell table:number-columns-repeated="16"/>
        </table:table-row>
        <table:table-row table:style-name="ro1">
          <table:table-cell office:value-type="float" office:value="2012" calcext:value-type="float">
            <text:p>2012</text:p>
          </table:table-cell>
          <table:table-cell office:value-type="float" office:value="229" calcext:value-type="float">
            <text:p>229</text:p>
          </table:table-cell>
          <table:table-cell office:value-type="float" office:value="9993" calcext:value-type="float">
            <text:p>9993</text:p>
          </table:table-cell>
          <table:table-cell office:value-type="float" office:value="204248" calcext:value-type="float">
            <text:p>204248</text:p>
          </table:table-cell>
          <table:table-cell office:value-type="string" calcext:value-type="string">
            <text:p>FALSE</text:p>
          </table:table-cell>
          <table:table-cell office:value-type="string" calcext:value-type="string">
            <text:p>Mujer de 58 años, peso 130 Kg, talla 155 cm, índice de masa corporal &gt; 30 con hipertensión arterial leve, glucemia 108 mg/dL y ausencia de edemas en miembros inferiores. En analítica de sangre presenta Cr 2.0 mg/dl, Urea 86 mg/dl, Alb 3.8 g/l, Na 142 mEq/L, K 4 mEq/L. En analítica de orina: sedimento sin alteraciones y en orina de 24 h proteinuria de 6.3 gr/24 h. ¿Cual de las siguientes entidades presentará con mayor probabilidad?:</text:p>
          </table:table-cell>
          <table:table-cell office:value-type="string" calcext:value-type="string">
            <text:p>Mujer, adulta, obesa con síndrome nefrótico (proteinuria y edemas) con sedimento inactivo. Es un síndrome nefrótico, y por tanto poco probable una Nefropatía IgA o una GN rápidamente progresiva (respuestas 3 y 4 incorrectas). La enfermedad de cambios mínimos es propia de niños, y además preservan función renal normal (respuesta 5 incorrecta). Dado el factor de riesgo (obesidad) y lo agresivo del síndrome nefrótico, pues la paciente presenta Cr de 2 mg/dl, lo más probable es que se trata de una glomeruloESCLEROSIS focal y segmentaria, aunque la opción 2 utiliza un término no exacto puesto que señala glomeruloNEFRITIS focal y segmentaria (respuesta 2 correcta). Glomérulos yuxtamedulares afectados por esclerosis glomerular segmentaria</text:p>
          </table:table-cell>
          <table:table-cell/>
          <table:table-cell office:value-type="string" calcext:value-type="string">
            <text:p>NEFROLOGÍA</text:p>
          </table:table-cell>
          <table:table-cell office:value-type="string" calcext:value-type="string">
            <text:p>Difícil</text:p>
          </table:table-cell>
          <table:table-cell office:value-type="float" office:value="0.23" calcext:value-type="float">
            <text:p>0,23</text:p>
          </table:table-cell>
          <table:table-cell/>
          <table:table-cell office:value-type="string" calcext:value-type="string">
            <text:p>Glomerulonefritis mebranosa secundaria.</text:p>
          </table:table-cell>
          <table:table-cell office:value-type="string" calcext:value-type="string">
            <text:p>Glomerulonefritis focal y segmentaria.</text:p>
          </table:table-cell>
          <table:table-cell office:value-type="string" calcext:value-type="string">
            <text:p>Nefropatía IgA.</text:p>
          </table:table-cell>
          <table:table-cell office:value-type="string" calcext:value-type="string">
            <text:p>Glomerulonefritis rápidamente progresiva.</text:p>
          </table:table-cell>
          <table:table-cell office:value-type="string" calcext:value-type="string">
            <text:p>Nefropatía de cambios mínimos.</text:p>
          </table:table-cell>
          <table:table-cell office:value-type="float" office:value="2" calcext:value-type="float">
            <text:p>2</text:p>
          </table:table-cell>
          <table:table-cell table:number-columns-repeated="16"/>
        </table:table-row>
        <table:table-row table:style-name="ro1">
          <table:table-cell office:value-type="float" office:value="2012" calcext:value-type="float">
            <text:p>2012</text:p>
          </table:table-cell>
          <table:table-cell office:value-type="float" office:value="230" calcext:value-type="float">
            <text:p>230</text:p>
          </table:table-cell>
          <table:table-cell office:value-type="float" office:value="9994" calcext:value-type="float">
            <text:p>9994</text:p>
          </table:table-cell>
          <table:table-cell office:value-type="float" office:value="204249" calcext:value-type="float">
            <text:p>204249</text:p>
          </table:table-cell>
          <table:table-cell office:value-type="string" calcext:value-type="string">
            <text:p>FALSE</text:p>
          </table:table-cell>
          <table:table-cell office:value-type="string" calcext:value-type="string">
            <text:p>Un paciente de 57 años tuvo un infarto agudo de miocardio y presenta en la analítica colesterol de 312 mg/dL (normal&lt;220), LDL colesterol 241 mg/dL (normal&lt;150), HDL colesterol 29 mg/dL (normal 35-90), y triglicéridos normales. Fumador de 30 cigarrillos/día, no obesidad, presión arterial de 145/90 mmHg y no tenía diabetes. Interrogado sobre antecedentes familiares refirió que un tío por línea materna falleció de forma brusca a los 53 años. ¿Con qué respuesta está más de acuerdo?:</text:p>
          </table:table-cell>
          <table:table-cell office:value-type="string" calcext:value-type="string">
            <text:p>Se trata por los datos analíticos (triglicéridos normales), de una hipercolesterolemia familiar. Se debe investigar los antecedentes familiares y se deben medir los lípidos plasmáticos en los padres y en otros familiares de primer grado (respuesta 3 incorrecta). Debe tratarse enérgicamente. Las estatinas son los fármacos más útiles aunque a veces se necesita combinarlos con inhibidores de la absorción de colesterol o secuestrador de ácidos biliares (respuesta 5 correcta). En la hipercolesterolemia familiar, por el gran riesgo cardiovascular que asocia, debe mantenerse el tratamiento con estatinas a pesar de que se normalicen las cifras de colesterol, además de insistir en hábitos de vida saludables (respuesta 1 incorrecta). En los trastornos de los lípidos que cursan con triglicéridos normales, los fibratos no se utilizan ya que estos están indicados para el tratamiento de las hipertrigliceridemias (respuestas 2 y 4 incorrectas).</text:p>
          </table:table-cell>
          <table:table-cell office:value-type="string" calcext:value-type="string">
            <text:p>1. HARRISON 18ª ed pág 3148</text:p>
          </table:table-cell>
          <table:table-cell office:value-type="string" calcext:value-type="string">
            <text:p>ENDOCRIN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Tratar con estatinas hasta que se normalice el colesterol y recomendar hábito de vida saludable (dieta, ejercicio y no fumar).</text:p>
          </table:table-cell>
          <table:table-cell office:value-type="string" calcext:value-type="string">
            <text:p>Descartar hipotiroidismo u otra enfermedad sistémica, recomendar hábito de vida saludable y tratar con fibratos para normalizar el colesterol.</text:p>
          </table:table-cell>
          <table:table-cell office:value-type="string" calcext:value-type="string">
            <text:p>No precisa descartar dislipemia secundaria por ser infrecuente. Se debe realizar perfil lipídico familiar.</text:p>
          </table:table-cell>
          <table:table-cell office:value-type="string" calcext:value-type="string">
            <text:p>Descartar dislipemia secundaria, tratar con resinas (resincolestiramina) y fibratos y recomendar hábito de vida saludable. Prohibir alcohol.</text:p>
          </table:table-cell>
          <table:table-cell office:value-type="string" calcext:value-type="string">
            <text:p>Descartar dislipemia secundaria, solicitar estadio familiar y tratar con estatinas para mantener un buen perfil lipídico. Control de otros factores de riesgo.</text:p>
          </table:table-cell>
          <table:table-cell office:value-type="float" office:value="5" calcext:value-type="float">
            <text:p>5</text:p>
          </table:table-cell>
          <table:table-cell table:number-columns-repeated="16"/>
        </table:table-row>
        <table:table-row table:style-name="ro1">
          <table:table-cell office:value-type="float" office:value="2012" calcext:value-type="float">
            <text:p>2012</text:p>
          </table:table-cell>
          <table:table-cell office:value-type="float" office:value="232" calcext:value-type="float">
            <text:p>232</text:p>
          </table:table-cell>
          <table:table-cell office:value-type="float" office:value="9996" calcext:value-type="float">
            <text:p>9996</text:p>
          </table:table-cell>
          <table:table-cell office:value-type="float" office:value="204251" calcext:value-type="float">
            <text:p>204251</text:p>
          </table:table-cell>
          <table:table-cell office:value-type="string" calcext:value-type="string">
            <text:p>FALSE</text:p>
          </table:table-cell>
          <table:table-cell office:value-type="string" calcext:value-type="string">
            <text:p>Un paciente de 29 años acude a su consulta con diagnóstico de aplasia medular severa. ¿Cuál es el tratamiento de elección?:</text:p>
          </table:table-cell>
          <table:table-cell office:value-type="string" calcext:value-type="string">
            <text:p>A día de hoy, el trasplante de médula o progenitores hematopoyéticos que más se está realizando es el autólogo. Sin embargo, para una patología como es la aplasia medular grave esta técnica no es la más efectiva, debido a la dificultad para conseguir células madre en el propio enfermo (que a su vez es el donante). En este caso, el tratamiento de elección por la gravedad del caso, el porcentaje de éxito y menor riesgo de efectos secundarios graves, es el trasplante de médula ósea o de progenitores alogénico desde un hemano HLA idéntico o singénico (respuesta 3 correcta).</text:p>
          </table:table-cell>
          <table:table-cell office:value-type="string" calcext:value-type="string">
            <text:p>1. FARRERAS 17ª, 1676 2. HARRISON 18ª, 958</text:p>
          </table:table-cell>
          <table:table-cell office:value-type="string" calcext:value-type="string">
            <text:p>HEMATOLOGÍA</text:p>
          </table:table-cell>
          <table:table-cell table:number-columns-repeated="3"/>
          <table:table-cell office:value-type="string" calcext:value-type="string">
            <text:p>Transfusiones periódicas y antibióticos.</text:p>
          </table:table-cell>
          <table:table-cell office:value-type="string" calcext:value-type="string">
            <text:p>Andrógenos y transfusiones de plaquetas.</text:p>
          </table:table-cell>
          <table:table-cell office:value-type="string" calcext:value-type="string">
            <text:p>Trasplante de médula ósea alogénico si hermano HLA idéntico.</text:p>
          </table:table-cell>
          <table:table-cell office:value-type="string" calcext:value-type="string">
            <text:p>Trasplante autólogo de médula ósea para evitar rechazo.</text:p>
          </table:table-cell>
          <table:table-cell office:value-type="string" calcext:value-type="string">
            <text:p>Ciclosporina A y globulina antitimocítica.</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36" calcext:value-type="float">
            <text:p>36</text:p>
          </table:table-cell>
          <table:table-cell office:value-type="float" office:value="10035" calcext:value-type="float">
            <text:p>10035</text:p>
          </table:table-cell>
          <table:table-cell office:value-type="float" office:value="205035" calcext:value-type="float">
            <text:p>205035</text:p>
          </table:table-cell>
          <table:table-cell office:value-type="string" calcext:value-type="string">
            <text:p>FALSE</text:p>
          </table:table-cell>
          <table:table-cell office:value-type="string" calcext:value-type="string">
            <text:p>Juan tiene 60 años, fuma de 2 paquetes/día desde hace años y refiere desde hace 6 meses tos persistente. Comprueba que su párpado izquierdo está más caído y que la pupila de ese ojo es más pequeña. Juan refiere que la parte medial de su mano izquierda está adormecida y con menos fuerza. Su médico comprueba la ptosis palpebral y la miosis izquierda; comprueba que puede cerrar con fuerza ambos párpados simétricamente y que las dos pupilas responden correctamente a la luz. Además comprueba que no suda por la hemicara izquierda, que siente menos el pinchazo en la superficie interna de dicha mano y que tiene menos fuerza en la prensión de dicha mano. Respecto a la sintomatología ocular, ¿dónde se localiza la lesión?:</text:p>
          </table:table-cell>
          <table:table-cell office:value-type="string" calcext:value-type="string">
            <text:p>En la pregunta se describe un síndrome de Horner, caracterizado por ptosis, miosis y anhidrosis de la hemicara homolateral, y provocado por una alteración del simpático (respuesta 4 incorrecta). Esta vía simpática hace su recorrido desde el hipotálamo, a través del tronco encefálico, hasta la médula espinal (respuesta 1 correcta). Cuando el síndrome de Horner se acompaña además de hemianopsia sugiere como causa un problema de tronco cerebral, probablemente un infarto. La debilidad o alteraciones de la sensibilidad del brazo sugieren una alteración de la médula cervical o del plexo braquial. El núcleo de Edinger-Westfall está localizado cerca del núcleo del III par, en el mesencéfalo, y es el origen de la vía parasimpática, encargada de la miosis (por lo tanto al lesionarse aparecería midriasis) (respuesta 3 incorrecta). El músculo tarsal al lesionarse produciría úni- camente ptosis, sin alteración de la pupila ni anhidrosis (respuesta 5 incorrecta). Una lesión del nervio motor ocular común en el mesencéfalo sólo produciría lesión motora del movimiento extrínseco del ojo (respuesta 2 incorrecta). Patología de la vía óptica Sd Claude-Bernard-Horner, miosis, ptosis ligera y enoftalmos por invasión del tronco simpático</text:p>
          </table:table-cell>
          <table:table-cell/>
          <table:table-cell office:value-type="string" calcext:value-type="string">
            <text:p>ANATOM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Las fibras simpáticas, en algún nivel que abarcaría desde el hipotálamo a la columna de Clark intermedio-lateral de la médula dorsal.</text:p>
          </table:table-cell>
          <table:table-cell office:value-type="string" calcext:value-type="string">
            <text:p>El nervio motor ocular común izquierdo en el mesencéfalo.</text:p>
          </table:table-cell>
          <table:table-cell office:value-type="string" calcext:value-type="string">
            <text:p>El núcleo de Edinger-Weslphal, encima del núcleo del nervio motor ocular común izquierdo.</text:p>
          </table:table-cell>
          <table:table-cell office:value-type="string" calcext:value-type="string">
            <text:p>Las fibras parasimpáticos, en algún nivel que abarcaría desde el núcleo de Edinger-Westphal hasta el músculo constrictor de la pupila izquierda.</text:p>
          </table:table-cell>
          <table:table-cell office:value-type="string" calcext:value-type="string">
            <text:p>El músculo tarsal exclusivamente.</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41" calcext:value-type="float">
            <text:p>41</text:p>
          </table:table-cell>
          <table:table-cell office:value-type="float" office:value="10040" calcext:value-type="float">
            <text:p>10040</text:p>
          </table:table-cell>
          <table:table-cell office:value-type="float" office:value="205040" calcext:value-type="float">
            <text:p>205040</text:p>
          </table:table-cell>
          <table:table-cell office:value-type="string" calcext:value-type="string">
            <text:p>FALSE</text:p>
          </table:table-cell>
          <table:table-cell office:value-type="string" calcext:value-type="string">
            <text:p>Un joven de 20 años, con clínica dc ataxia, cefaleas y masa sólido-quística en hemisferio cerebeloso derecho, es intervenido quirúrgicamente, resecándose una lesión que histológicamente muestra células con procesos citoplasmáticos largos y finos, patrón fascicular y microquístico, numerosos vasos y fibras dc Rosenthal. El diagnóstico antomopatológico más probable es:</text:p>
          </table:table-cell>
          <table:table-cell office:value-type="string" calcext:value-type="string">
            <text:p>El astrocitoma pilocítico es un tumor de la infanciaadolescencia-adulto joven. Tiene una decidida predilección por el cerebelo, 3º ventrículo/región hipotalámica y linea óptica anterior. Microscópicamente presenta un patrón bifásico microquístico y fascicular con células de tipo bipolar con prolongaciones parecidas a pelos, fibras de Rosenthal y cuerpos granulares eosinófilos. El xantoastrocitoma pleomórfico tiene predilección por los hemisferios cerebrales y característicamente presenta una mayor atipia celular con células gigantes de citoplasma microvaculoado. Los neurocitomas centrales son tumores intraventriculares que cursan con hidrocefalia obstructiva y constituidos por crecimientos de pequeñas neuronas de aspecto monomorfo inmersas en una delicada matriz fibrilar y con frecuentes microcalcificaciones. Los liponeurocitomas, aun cuando son preferentemente cerebelosos presentan un componente lipídico muy característico entremenzclado con células de similares a las del neurocitoma. Por último las enfermedades por priones están en el grupo de las encefalopatías espongiformes que cursan con demencia progresiva, afectan tanto a la sustancia blanca como a la blanca y de forma multifocal.</text:p>
          </table:table-cell>
          <table:table-cell/>
          <table:table-cell office:value-type="string" calcext:value-type="string">
            <text:p>ANATOMÍA PATOLÓGICA</text:p>
          </table:table-cell>
          <table:table-cell office:value-type="string" calcext:value-type="string">
            <text:p>Fácil</text:p>
          </table:table-cell>
          <table:table-cell office:value-type="float" office:value="0.75" calcext:value-type="float">
            <text:p>0,75</text:p>
          </table:table-cell>
          <table:table-cell/>
          <table:table-cell office:value-type="string" calcext:value-type="string">
            <text:p>Astrocitoma pilocítico.</text:p>
          </table:table-cell>
          <table:table-cell office:value-type="string" calcext:value-type="string">
            <text:p>Xantoastrocitoma pleomórfico.</text:p>
          </table:table-cell>
          <table:table-cell office:value-type="string" calcext:value-type="string">
            <text:p>Neurociloma central.</text:p>
          </table:table-cell>
          <table:table-cell office:value-type="string" calcext:value-type="string">
            <text:p>Liponeurocitoma.</text:p>
          </table:table-cell>
          <table:table-cell office:value-type="string" calcext:value-type="string">
            <text:p>Enfermedad por priones.</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42" calcext:value-type="float">
            <text:p>42</text:p>
          </table:table-cell>
          <table:table-cell office:value-type="float" office:value="10041" calcext:value-type="float">
            <text:p>10041</text:p>
          </table:table-cell>
          <table:table-cell office:value-type="float" office:value="205041" calcext:value-type="float">
            <text:p>205041</text:p>
          </table:table-cell>
          <table:table-cell office:value-type="string" calcext:value-type="string">
            <text:p>FALSE</text:p>
          </table:table-cell>
          <table:table-cell office:value-type="string" calcext:value-type="string">
            <text:p>Mujer de 70 años con antecedentes de hipertensión e insuficiencia cardiaca moderada que acude a la consulta por presentar tos persistente y seca que se inicia como una sensación de picor en la garganta. En la analítica se observa hiper-potasemia. ¿Cuál es el fármaco sospechoso de causar la clínica y la alteración analítica de la paciente?:</text:p>
          </table:table-cell>
          <table:table-cell office:value-type="string" calcext:value-type="string">
            <text:p>Los IECA pueden producir tos seca (cuadro clínico) e hiperpotasemia (alteración analítica); ambas están presentes en esta paciente (respuesta 4 correcta). Los diuréticos tiazídicos (Hidroclorotiazida) y los de asa (Furosemida) producen hipopotasemia (respuestas 1 y 3 incorrectas). Los betabloqueantes (Bisoprolol) producen broncoconstricción, dislipemia, hipoglucemia, bloqueos cardíacos, Raynaud (respuesta 2 incorrecta). La Hidralazina produce típicamente un síndrome lupus-like (respuesta 5 incorrecta).</text:p>
          </table:table-cell>
          <table:table-cell/>
          <table:table-cell office:value-type="string" calcext:value-type="string">
            <text:p>FARMACOLOGÍA</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Hidrocloroliazida.</text:p>
          </table:table-cell>
          <table:table-cell office:value-type="string" calcext:value-type="string">
            <text:p>Bisoprolol</text:p>
          </table:table-cell>
          <table:table-cell office:value-type="string" calcext:value-type="string">
            <text:p>Furosemida.</text:p>
          </table:table-cell>
          <table:table-cell office:value-type="string" calcext:value-type="string">
            <text:p>Enalapríl.</text:p>
          </table:table-cell>
          <table:table-cell office:value-type="string" calcext:value-type="string">
            <text:p>Hidralazina.</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50" calcext:value-type="float">
            <text:p>50</text:p>
          </table:table-cell>
          <table:table-cell office:value-type="float" office:value="10049" calcext:value-type="float">
            <text:p>10049</text:p>
          </table:table-cell>
          <table:table-cell office:value-type="float" office:value="205049" calcext:value-type="float">
            <text:p>205049</text:p>
          </table:table-cell>
          <table:table-cell office:value-type="string" calcext:value-type="string">
            <text:p>FALSE</text:p>
          </table:table-cell>
          <table:table-cell office:value-type="string" calcext:value-type="string">
            <text:p>Un hombre de treinta y cinco años (caso índice) afecto de ataxia y con manifestaciones clínicas desde hace tres años, presenta una mutación expansiva trínucleotídica CAG en heterocigosis en el gen ATXN1. El diagnóstico molecular es de ataxia espinocerebelosa tipo 1 (SCA1; 6p22.3) y en el informe genético se dice que la enfermedad es de penetrancia completa a lo largo de la vida. En el consejo genético se explicarán al caso índice los riesgos de transmitir la enfermedad a su descendencia. ¿Qué se deduce de lo expuesto?:</text:p>
          </table:table-cell>
          <table:table-cell office:value-type="string" calcext:value-type="string">
            <text:p>La ataxia espinocerebelar tipo 1 es una enfermedad de herencia autosómica dominante, dato clave para contestar la pregunta. Como el caso índice presenta una mutación en heterocigosis (Aa) el riesgo de que se la transmita a su descendencia es de un 50% (respuesta 2 correcta). Si la presentara en homocigosis (AA) afectaría a toda su descendencia (respuesta 4 incorrecta). Si la herencia fuese ligada al X el varón afecto la trasmitiría a todas sus hijas pero no a sus hijos varones (respuesta 1 incorrecta). Herencia autosomica dominante: Cruce de afecto heterocigoto, Aa x _ _</text:p>
          </table:table-cell>
          <table:table-cell/>
          <table:table-cell office:value-type="string" calcext:value-type="string">
            <text:p>GENETICA</text:p>
          </table:table-cell>
          <table:table-cell office:value-type="string" calcext:value-type="string">
            <text:p>Normal</text:p>
          </table:table-cell>
          <table:table-cell office:value-type="float" office:value="0.48" calcext:value-type="float">
            <text:p>0,48</text:p>
          </table:table-cell>
          <table:table-cell/>
          <table:table-cell office:value-type="string" calcext:value-type="string">
            <text:p>Al ser el caso índice varón, heredarán la ataxia todos los descendientes de sexo femenino: pero ningún hijo varón.</text:p>
          </table:table-cell>
          <table:table-cell office:value-type="string" calcext:value-type="string">
            <text:p>La mutación se transmitirá al 50% de los descendientes del caso índice, que desarrollarán la ataxia a partir de algún momento de su vida.</text:p>
          </table:table-cell>
          <table:table-cell office:value-type="string" calcext:value-type="string">
            <text:p>La mutación se transmitirá al 25% de los descendientes del caso índice, que desarrollarán la ataxia a partir de algún momento de su vida.</text:p>
          </table:table-cell>
          <table:table-cell office:value-type="string" calcext:value-type="string">
            <text:p>La ataxia se transmitirá a lo largo de la vida del caso índice afectando a toda su descendencia.</text:p>
          </table:table-cell>
          <table:table-cell office:value-type="string" calcext:value-type="string">
            <text:p>Si la pareja del caso índice es portadora de otra mutación SCA (por ejemplo en SCA36. gran heterogeneidad genética), la ataxia la padecerán el 25% de los descendientes a partir de algún momento de su vida. Si la pareja no es portadora, la ataxia no se transmitirá.</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51" calcext:value-type="float">
            <text:p>51</text:p>
          </table:table-cell>
          <table:table-cell office:value-type="float" office:value="10050" calcext:value-type="float">
            <text:p>10050</text:p>
          </table:table-cell>
          <table:table-cell office:value-type="float" office:value="205050" calcext:value-type="float">
            <text:p>205050</text:p>
          </table:table-cell>
          <table:table-cell office:value-type="string" calcext:value-type="string">
            <text:p>FALSE</text:p>
          </table:table-cell>
          <table:table-cell office:value-type="string" calcext:value-type="string">
            <text:p>Un hombre de 30 años (caso índice) afecto de atrofia óptica de Leber presenta la mutación del genoma mitocondrial LHON11778A. En el consejo genético se le informará de los riesgos de transmisión de la enfermedad a su descendencia. ¿Qué información es la correcta?:</text:p>
          </table:table-cell>
          <table:table-cell office:value-type="string" calcext:value-type="string">
            <text:p>La atrofia óptica de Leber es una enfermedad de herencia mitocondrial, es decir, la trasmiten las madres y la padecen hombres y mujeres (respuesta 5 correcta, 1, 2, 3 y 4 incorrecta).</text:p>
          </table:table-cell>
          <table:table-cell/>
          <table:table-cell office:value-type="string" calcext:value-type="string">
            <text:p>GENETIC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El caso índice transmitirá la enfermedad a todos sus descendientes varones (herencia holándrica).</text:p>
          </table:table-cell>
          <table:table-cell office:value-type="string" calcext:value-type="string">
            <text:p>La enfermedad se transmitirá al 50% de los descendientes del caso índice, independientemente de su sexo.</text:p>
          </table:table-cell>
          <table:table-cell office:value-type="string" calcext:value-type="string">
            <text:p>La enfermedad se transmitirá a todos los descendientes del caso índice, por ser de herencia paterna.</text:p>
          </table:table-cell>
          <table:table-cell office:value-type="string" calcext:value-type="string">
            <text:p>La enfermedad se transmitirá a los descendientes de sexo femenino: pero a ningún varón.</text:p>
          </table:table-cell>
          <table:table-cell office:value-type="string" calcext:value-type="string">
            <text:p>La enfermedad no se transmitirá a los descendientes del caso índice, por ser de herencia materna.</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62" calcext:value-type="float">
            <text:p>62</text:p>
          </table:table-cell>
          <table:table-cell office:value-type="float" office:value="10061" calcext:value-type="float">
            <text:p>10061</text:p>
          </table:table-cell>
          <table:table-cell office:value-type="float" office:value="205061" calcext:value-type="float">
            <text:p>205061</text:p>
          </table:table-cell>
          <table:table-cell office:value-type="string" calcext:value-type="string">
            <text:p>FALSE</text:p>
          </table:table-cell>
          <table:table-cell office:value-type="string" calcext:value-type="string">
            <text:p>Un paciente de 82 años acude a la consulta por presentar mareos repentinos y frecuentes, sin pródromos, de corta duración y que ceden espontáneamente, sin presentar nunca síncope. La exploración física y el electrocardiograma basal son normales. En un registro ambulatorio del electrocardiograma durante 24 horas se detecta en el periodo vigil fases de corta duración de ausencia de ondas P previas al QRS con un ritmo de escape de la unión aurículoventrícular con QRS estrecho a 40 Lpm y una onda al inicio del segmento ST correspondiente a una P retrógrada. No se detectan períodos de asistolia superiores a 3 segundos. Ante esto usted diría:</text:p>
          </table:table-cell>
          <table:table-cell office:value-type="string" calcext:value-type="string">
            <text:p>Nos están definiendo un caso de un paciente con síncope de características cardiogénicas y que en el holter nos describe episodios de disfunción sinusal (ausencias de ondas p con ritmo de escape nodal, con indicación de implante de marcapasos) (respuesta 4 correcta, respuestas 3 y 5 incorrectas). No existe bloqueo auriculo-ventricular completo (en él no veríamos ondas p en relación con el QRS como en este caso, de verlas serían disociadas sin ninguna relación con la despolarización ventricular (respuesta 1 incorrecta). La ausencia de pausas de &lt; 3 segundos no descarta en ningún caso que la clínica sea de causa cardiológica (respuesta 2 incorrecta). Marcapasos</text:p>
          </table:table-cell>
          <table:table-cell/>
          <table:table-cell office:value-type="string" calcext:value-type="string">
            <text:p>CARDIOLOGÍA</text:p>
          </table:table-cell>
          <table:table-cell office:value-type="string" calcext:value-type="string">
            <text:p>Normal</text:p>
          </table:table-cell>
          <table:table-cell office:value-type="float" office:value="0.44" calcext:value-type="float">
            <text:p>0,44</text:p>
          </table:table-cell>
          <table:table-cell/>
          <table:table-cell office:value-type="string" calcext:value-type="string">
            <text:p>El paciente tiene un bloqueo aurículo-ventricular de 3º grado y precisa la implantación de un marcapasos.</text:p>
          </table:table-cell>
          <table:table-cell office:value-type="string" calcext:value-type="string">
            <text:p>La ausencia de períodos de asistolia &gt;3 segundos excluye una causa cardiaca de los mareos.</text:p>
          </table:table-cell>
          <table:table-cell office:value-type="string" calcext:value-type="string">
            <text:p>Estaría indicado un tratamiento farmacológico que incrementara la conducción en el nodo auriculo-ventricular.</text:p>
          </table:table-cell>
          <table:table-cell office:value-type="string" calcext:value-type="string">
            <text:p>El paciente presenta una disfunción sinusal con bloqueo sinoaurícular y requiere, por presentar síntomas, la implantación de marcapasos.</text:p>
          </table:table-cell>
          <table:table-cell office:value-type="string" calcext:value-type="string">
            <text:p>Las alteraciones detectadas en el electrocardiograma ambulatorio son propias de pacientes de esta edad y no hay indicación de intervención terapéutica.</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63" calcext:value-type="float">
            <text:p>63</text:p>
          </table:table-cell>
          <table:table-cell office:value-type="float" office:value="10062" calcext:value-type="float">
            <text:p>10062</text:p>
          </table:table-cell>
          <table:table-cell office:value-type="float" office:value="205062" calcext:value-type="float">
            <text:p>205062</text:p>
          </table:table-cell>
          <table:table-cell office:value-type="string" calcext:value-type="string">
            <text:p>FALSE</text:p>
          </table:table-cell>
          <table:table-cell office:value-type="string" calcext:value-type="string">
            <text:p>Mujer de 82 años hipertensa en tratamiento con atenolol, hidroclorotiazida y digoxina. Acude a urgencias por fibrilación auricular y se le administra verapamil i.v. Se evidencia en ECG bloqueo auriculoventricular completo. ¿Cuál es la causa más probable de esta situación clínica?:</text:p>
          </table:table-cell>
          <table:table-cell office:value-type="string" calcext:value-type="string">
            <text:p>Una paciente que toma de manera crónica betabloqueante (atenolol), digitálicos (digoxina) y que además se le administra antagonista de calcio (verapamilo), al ser los tres fármacos bloqueadores del nodo auriculo-ventricular, corren el riesgo de sufrir interacción farmacodinámica (por compartir acción), no farmacocinénica (respuesta 1 incorrecta), y provocar un BAV completo. (respuesta 3 correcta, respuesta 5 incorrecta). No nos aporta datos que nos haga pensar que se ha provocado por hipopotasemia (respuesta 2 incorrecta), la tiazida efectivamente podría provocar hipotensión, pero no bloqueo auriculoventricular (respuesta 4 incorrecta). En el Bloqueo auriculo - ventricular completo, se produce una disociación entre el ritmo auricular y el ventricular, de forma que existe una actividad auricular (ondas P) a una determinada frecuencia y un ritmo de escape (nodal o idioventricular) a una frecuencia menor. Para diferenciarlo de un bloqueo AV de alto grado (2:1, 3:1, 4:1?), en el bloqueo completo se observa que el intervalo PR no es siempre constante.</text:p>
          </table:table-cell>
          <table:table-cell/>
          <table:table-cell office:value-type="string" calcext:value-type="string">
            <text:p>CARDIOLOGÍA</text:p>
          </table:table-cell>
          <table:table-cell office:value-type="string" calcext:value-type="string">
            <text:p>Difícil</text:p>
          </table:table-cell>
          <table:table-cell office:value-type="float" office:value="0.11" calcext:value-type="float">
            <text:p>0,11</text:p>
          </table:table-cell>
          <table:table-cell/>
          <table:table-cell office:value-type="string" calcext:value-type="string">
            <text:p>Intoxicación digitálica por interacción farma-cocinética por verapamilo.</text:p>
          </table:table-cell>
          <table:table-cell office:value-type="string" calcext:value-type="string">
            <text:p>Hipopotasemia por la administración de tiazida y digoxina.</text:p>
          </table:table-cell>
          <table:table-cell office:value-type="string" calcext:value-type="string">
            <text:p>Interacción farmacodinámica del betabloqucante, digoxina y verapamil.</text:p>
          </table:table-cell>
          <table:table-cell office:value-type="string" calcext:value-type="string">
            <text:p>Efecto hipotensor del diurético tiazídico.</text:p>
          </table:table-cell>
          <table:table-cell office:value-type="string" calcext:value-type="string">
            <text:p>Arritmia cardiaca por verapamil.</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64" calcext:value-type="float">
            <text:p>64</text:p>
          </table:table-cell>
          <table:table-cell office:value-type="float" office:value="10063" calcext:value-type="float">
            <text:p>10063</text:p>
          </table:table-cell>
          <table:table-cell office:value-type="float" office:value="205063" calcext:value-type="float">
            <text:p>205063</text:p>
          </table:table-cell>
          <table:table-cell office:value-type="string" calcext:value-type="string">
            <text:p>FALSE</text:p>
          </table:table-cell>
          <table:table-cell office:value-type="string" calcext:value-type="string">
            <text:p>Mujer de 45 años, con antecedentes de soplo cardiaco detectado en edad pediátrica. Ingresa en el Servicio de Urgencias por cuadro de palpitaciones, cansancio fácil y edemas maleolares. La exploración física pone de mani- fiesto ausencia de cianosis. Saturación de Oxígeno por pulsioximetro 97%. TA: 120/80 mm Hg. Ritmo cardiaco irregular a 100 lpm. Soplo sistólico eyección (2/6) en foco pulmonar. 2° R desdoblado, amplio y fijo. No estertores. Ligera hepatomegalia (2-3 cm). Ligeros edemas maleolares. ECG: arritmia completa por fibrilación auricular a 100 lpm. AQRS: +120". Trastorno de conducción de la rama derecha del haz de His. ¿Cuál es su orientación diagnóstica?:</text:p>
          </table:table-cell>
          <table:table-cell office:value-type="string" calcext:value-type="string">
            <text:p>Nos están hablando de un caso de una paciente con antecedentes de soplo en la infancia, que presenta en la semiología soplo sistólico en foco pulmonar, con desdoblamiento FIJO del segundo tono y eje cardiaco a la derecha lo cuál es caracteístico de la comunicación interauricular (respuesta 4 correcta). El ductus persistente nos daría un soplo continuo o en maquinaria de Gibson (respuesta 5 incorrecta), en la comunicación interventricular encontraríamos soplo protosistólico sin desdoblamiento fijo (respesta 1 incorrecta), en la estenosis aórtica tendríamos soplo sistólico en foco aórtico, con disminución del segundo tono y el desdoblamiento variaría con la respiración, no fijo (respuesta 2 incorrecta). En las estenosis mitral encontraríamos soplo diastólico precedido de chasquido de apertura sin arrastre presistólico ya que el paciente se encuentra en fibrilación auricuar (respuesta 3 incorrecta). ECG con un eje desviado a la derecha, aumento del voltaje en derivaciones precordiales derechas con complejo QRS ensanchado en derivación V1. Típico voltaje rsR´ en precordiales derechas, asociado con bloqueo de rama derecha. Eje desviado hacia la derecha (derivaciones I y II negativas), que indica que existe también bloqueo del haz posterior de la rama izquierda. Todo ello compatible con CIA Ostium Secundum.</text:p>
          </table:table-cell>
          <table:table-cell/>
          <table:table-cell office:value-type="string" calcext:value-type="string">
            <text:p>CARDI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Comunicación interventrícular.</text:p>
          </table:table-cell>
          <table:table-cell office:value-type="string" calcext:value-type="string">
            <text:p>Estenosis aórtica.</text:p>
          </table:table-cell>
          <table:table-cell office:value-type="string" calcext:value-type="string">
            <text:p>Estenosis mitral.</text:p>
          </table:table-cell>
          <table:table-cell office:value-type="string" calcext:value-type="string">
            <text:p>Comunicación interauricular.</text:p>
          </table:table-cell>
          <table:table-cell office:value-type="string" calcext:value-type="string">
            <text:p>Conducto arterioso persistente.</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65" calcext:value-type="float">
            <text:p>65</text:p>
          </table:table-cell>
          <table:table-cell office:value-type="float" office:value="10064" calcext:value-type="float">
            <text:p>10064</text:p>
          </table:table-cell>
          <table:table-cell office:value-type="float" office:value="205064" calcext:value-type="float">
            <text:p>205064</text:p>
          </table:table-cell>
          <table:table-cell office:value-type="string" calcext:value-type="string">
            <text:p>FALSE</text:p>
          </table:table-cell>
          <table:table-cell office:value-type="string" calcext:value-type="string">
            <text:p>Ante un paciente de 60 años de edad, diabético, con angina estable secundaria a cardiopatia isquémica por obstrucción subtotal en el tercio medio de la artería coronaria descendente anterior, ¿qué tratamiento propondría?:</text:p>
          </table:table-cell>
          <table:table-cell office:value-type="string" calcext:value-type="string">
            <text:p>En un paciente con lesión monovaso sin ser lesión en tronco coronario izquierdo, además no tratándose de una lesión en zona proximal, está indicado cateterismo cardiaco con implante de stent, a pesar de que el paciente sea diabético (respuesta 5 correcta). En principio una lesión de una arteria principal que esté dando sintomatología es subsidiario de tratamiento invasivo (respuestas 1 y 2 incorrectas), se recomienda siempre que sea posible la colocación de stent además de la dilatación (respuesta 4 incorrecta), en principio el tratamiento quirúrgico se reserva para lesiones multivaso, o del tronco coronario izquierdo o que se afecte la parte proximal de una de las arterias principales (respuesta 3 incorrecta).</text:p>
          </table:table-cell>
          <table:table-cell/>
          <table:table-cell office:value-type="string" calcext:value-type="string">
            <text:p>CARDIOLOGÍA</text:p>
          </table:table-cell>
          <table:table-cell office:value-type="string" calcext:value-type="string">
            <text:p>Difícil</text:p>
          </table:table-cell>
          <table:table-cell office:value-type="float" office:value="-0.03" calcext:value-type="float">
            <text:p>-0,03</text:p>
          </table:table-cell>
          <table:table-cell/>
          <table:table-cell office:value-type="string" calcext:value-type="string">
            <text:p>Médico con vasodilatadores y batabloqueantes para evitar la angina.</text:p>
          </table:table-cell>
          <table:table-cell office:value-type="string" calcext:value-type="string">
            <text:p>Expectante con reposo riguroso ya que al disminuir la demanda miocárdica de oxigeno deberá disminuir la angina.</text:p>
          </table:table-cell>
          <table:table-cell office:value-type="string" calcext:value-type="string">
            <text:p>Quirúrgico para revascularizar el miocardio isquémico mediante un puente (by-pass) de arteria mamaria izquierda distal a la lesión en la arteria coronaria enferma.</text:p>
          </table:table-cell>
          <table:table-cell office:value-type="string" calcext:value-type="string">
            <text:p>Dilatación de la lesión en la arteria coronaria mediante un cateterismo terapéutico</text:p>
          </table:table-cell>
          <table:table-cell office:value-type="string" calcext:value-type="string">
            <text:p>Cateterismo terapéutico para dilatar la lesión de la arteria enferma e implantación de un "stent" en la zona dilatada.</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68" calcext:value-type="float">
            <text:p>68</text:p>
          </table:table-cell>
          <table:table-cell office:value-type="float" office:value="10067" calcext:value-type="float">
            <text:p>10067</text:p>
          </table:table-cell>
          <table:table-cell office:value-type="float" office:value="205067" calcext:value-type="float">
            <text:p>205067</text:p>
          </table:table-cell>
          <table:table-cell office:value-type="string" calcext:value-type="string">
            <text:p>FALSE</text:p>
          </table:table-cell>
          <table:table-cell office:value-type="string" calcext:value-type="string">
            <text:p>Paciente de 52 años de edad que refiere disnea de medianos esfuerzos desde hace 6 meses. No ha presentado angina ni sincopes. La exploración física y las pruebas diagnósticas demuestran la existencia de un gradiente transvalvular aórtico medio de 55 mmHg y un área calculada de 0,7 cm2. Fracción de eyección del 65%. El tratamiento que debe indicarse a este paciente es:</text:p>
          </table:table-cell>
          <table:table-cell office:value-type="string" calcext:value-type="string">
            <text:p>Nos habla de un caso de Estenosis Aórtica Severa (gradiente medio &gt; 40, área valvular &lt;1) que cuando comienza a dar sintomatología es necesario la actuación sobre la válvula aórtica (respuesta 1 incorrecta), en un paciente joven sin contraindicación para la cirugía es necesario el implante de una prótesis mediante cirugía convencional (respuesta 3 correcta). La dilatación percutánea se reserva como puente para un tratamiento definitivo en pacientes muy inestables (respuesta 2 incorrecta), el uso de homoinjertos a día de hoy es anecdótico (respuesta 4 incorrecta). El uso de válvulas percutáneas se reserva a día de hoy para pacientes con indicación quirúrgica sobre la válvula aórtica pero que por su comorbilidad se consideran inoperables (alto riesgo quirúrgico) (respuesta 5 incorrecta). Prótesis biológicas ante gradiente transvalvular aórtico medio de 55 mmHg y área calculada de 0,7 cm2. FEVI 65%</text:p>
          </table:table-cell>
          <table:table-cell/>
          <table:table-cell office:value-type="string" calcext:value-type="string">
            <text:p>CARDIOLOGÍA</text:p>
          </table:table-cell>
          <table:table-cell office:value-type="string" calcext:value-type="string">
            <text:p>Normal</text:p>
          </table:table-cell>
          <table:table-cell office:value-type="float" office:value="0.58" calcext:value-type="float">
            <text:p>0,58</text:p>
          </table:table-cell>
          <table:table-cell/>
          <table:table-cell office:value-type="string" calcext:value-type="string">
            <text:p>Diuréticos y controles más frecuentes por un especialista.</text:p>
          </table:table-cell>
          <table:table-cell office:value-type="string" calcext:value-type="string">
            <text:p>En caso de aumentar la disnea de esfuerzo, debe practicarse una dilatación percutanea de la válvula aórtica con catéter de balón.</text:p>
          </table:table-cell>
          <table:table-cell office:value-type="string" calcext:value-type="string">
            <text:p>Sustitución de la válvula aórtica por una prótesis / bioprótesis.</text:p>
          </table:table-cell>
          <table:table-cell office:value-type="string" calcext:value-type="string">
            <text:p>Sustitución de la válvula aórtica por un homo injerto.</text:p>
          </table:table-cell>
          <table:table-cell office:value-type="string" calcext:value-type="string">
            <text:p>Implante de una válvula percutánea.</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78" calcext:value-type="float">
            <text:p>78</text:p>
          </table:table-cell>
          <table:table-cell office:value-type="float" office:value="10077" calcext:value-type="float">
            <text:p>10077</text:p>
          </table:table-cell>
          <table:table-cell office:value-type="float" office:value="205077" calcext:value-type="float">
            <text:p>205077</text:p>
          </table:table-cell>
          <table:table-cell office:value-type="string" calcext:value-type="string">
            <text:p>FALSE</text:p>
          </table:table-cell>
          <table:table-cell office:value-type="string" calcext:value-type="string">
            <text:p>A un hombre de 45 años de edad se le realiza una vagotomía troncular y antrectomía con recostrucción tipo Billroth II, por padecer una enfermedad ulcerosa péptica crónica con estenosis píloro-duodenal. Seis semanas después de la cirugía refiere que poco tiempo después (menos de medía hora) de las ingestas presenta estado nauseoso, astenia y sudoración, mareos y retortijones abdominales generalmente acompañados de despeños diarreicos. ¿Cuál de las siguientes es la actitud más adecuada para su manejo inicial?:</text:p>
          </table:table-cell>
          <table:table-cell office:value-type="string" calcext:value-type="string">
            <text:p>El Síndrome de Dumping o Síndrome de vaciamiento rápido consiste en signo y síntomas vasomotores y del tubo digestivo y ocurre en pacientes sometidos a vagotomía y drenaje (en especial con las técnicas de Billroth). Hay dos tipos de Síndrome de Dumping: el precoz y el tardío. El Síndrome de vaciamiento gástrico precoz tiene lugar de 15 a 30 minutos después de las comidas y consiste en molestias abdominales tipo cólico, náuseas, diarreas, eructos, taquicardia, palpitaciones, diaforesis, mareo ligero y, en raras ocasiones, síncope. Estos signos y síntomas se producen por el rápido vaciamiento de los contenidos gástricos hiperosmolares en el intestino delgado, lo cual determina la salida del líquido hacia la luz intestinal, con contracción del volumen plasmático y distensión abdominal aguda. El Síndrome de Dumping tardío se produce normalmente de 90 minutos a 3 horas después de las comidas. Durante esta fase predominan los síntomas vasomotores (mareo ligero, diaforesis, palpitaciones, taquicardia y síncope). Se cree que este componente de la evacuación gástrica rápida es consecutivo a la hipoglucemia producida por una liberación excesiva de insulina. Las modificaciones dietéticas son la clave del tratamiento de los sujetos con un Síndromde de Dumpling (respuesta 2 correcta, resto incorrectas). La ingestión de comidas en pequeña cantidad y muchas veces al día (seis), compuestas por carbohidratos simples, junto con la eliminación de los líquidos de las comidas, son las medidas más importantes.</text:p>
          </table:table-cell>
          <table:table-cell/>
          <table:table-cell office:value-type="string" calcext:value-type="string">
            <text:p>DIGESTIVO</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Aplicar tratamiento con un análogo de la somatostatina (octeótrido).</text:p>
          </table:table-cell>
          <table:table-cell office:value-type="string" calcext:value-type="string">
            <text:p>Seguir unas medidas dietéticas concretas.</text:p>
          </table:table-cell>
          <table:table-cell office:value-type="string" calcext:value-type="string">
            <text:p>Realizar un tratamiento de prueba con una benzodiacepina.</text:p>
          </table:table-cell>
          <table:table-cell office:value-type="string" calcext:value-type="string">
            <text:p>Realizar la búsqueda de un probable tumor neuroendocrino (p.ej.: carcinoide).</text:p>
          </table:table-cell>
          <table:table-cell office:value-type="string" calcext:value-type="string">
            <text:p>Indicar tratamiento quirúrgico para efectuar una gastroyeyunostomía antiperistáltica en Y de Roux.</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80" calcext:value-type="float">
            <text:p>80</text:p>
          </table:table-cell>
          <table:table-cell office:value-type="float" office:value="10079" calcext:value-type="float">
            <text:p>10079</text:p>
          </table:table-cell>
          <table:table-cell office:value-type="float" office:value="205079" calcext:value-type="float">
            <text:p>205079</text:p>
          </table:table-cell>
          <table:table-cell office:value-type="string" calcext:value-type="string">
            <text:p>FALSE</text:p>
          </table:table-cell>
          <table:table-cell office:value-type="string" calcext:value-type="string">
            <text:p>Una mujer de 78 años acude a Urgencias por dolor en fosa ilíaca izquierda de 24 horas de evolución asociado a fiebre y algún vómito ocasional. A la exploración destaca dolor a la palpación de forma selectiva en la fosa ilíaca izquierda con sensación de ocupación, defensa y descompresión positiva. Ante la sospecha de diverticulitis aguda. ¿Cuál de las siguientes afirmaciones es correcta?:</text:p>
          </table:table-cell>
          <table:table-cell office:value-type="string" calcext:value-type="string">
            <text:p>El diagnóstico de diverticulitis se hace mejor con TC, en donde se pueden visualizar divertículos en colon sigmoide, engrosamiento de la pared del colon, inflamación de la grasa pericólica o/y acumulación de material de contraste o líquido. En casos agudos no se practican enema de bario ni colonoscopia, por el mayor riesgo de perforación de colon que surge con la insuflación o con la introducción del material de bario a presión (respuesta 1 incorrecta). El tratamiento quirúrgico está indicado en todos los pacientes de bajo riesgo quirúrgico con diverticulosis complicada. En el caso de diverticulosis sin complicaciones, los estudios señalan que se puede continuar con el tratamiento no quirúrgico después de dos ataques, sin que aumente el riesgo de perforación que obligue a realizar colostomía (respuesta 4 incorrecta). Las opciones quirúrgicas actuales para la diverticulosis no complicada incluyen una resección sigmoidea abierta o una resección laparoscópica de sigmoide (respuesta 3 incorrecta). Los beneficios de la resección laparoscópica respecto de las técnicas quirúrgicas abiertas incluyen el alta más rápida, el menor uso de narcóticos y una reanudación más pronta del trabajo. Las personas con una diverticulitis aguda en estadios I y II de Hinchey son tratadas por medio de drenaje percutáneo (respuesta 2 correcta), seguido de resección con anastomosis unas seis semanas después. En caso de que aparezcan signos de irritación peritoneal, deberá plantearse un tratamiento quirúrgico urgente. Generalmente se realiza una resección de la zona intestinal afectada (respuesta 5 incorrecta), se cierra el extremo distal y se aboca el extremo al exterior en forma de colostomía (operación de Hartman).</text:p>
          </table:table-cell>
          <table:table-cell/>
          <table:table-cell office:value-type="string" calcext:value-type="string">
            <text:p>DIGESTIVO</text:p>
          </table:table-cell>
          <table:table-cell office:value-type="string" calcext:value-type="string">
            <text:p>Normal</text:p>
          </table:table-cell>
          <table:table-cell office:value-type="float" office:value="0.64" calcext:value-type="float">
            <text:p>0,64</text:p>
          </table:table-cell>
          <table:table-cell/>
          <table:table-cell office:value-type="string" calcext:value-type="string">
            <text:p>La exploración complementaria más segura y de mejor rendimiento es el enema con contraste baritado.</text:p>
          </table:table-cell>
          <table:table-cell office:value-type="string" calcext:value-type="string">
            <text:p>En caso de absceso pélvico contenido está indicada la colocación de un drenaje percutáneo guiado con TAC o ecografía.</text:p>
          </table:table-cell>
          <table:table-cell office:value-type="string" calcext:value-type="string">
            <text:p>En caso de precisar intervención quirúrgica tras solucionarse el episodio agudo, el abordaje laparoscópico está contraindicado.</text:p>
          </table:table-cell>
          <table:table-cell office:value-type="string" calcext:value-type="string">
            <text:p>En caso de diverticulilis aguda no complicada está indicada la sigmoidectomia electiva tras la curación del primer episodio agudo.</text:p>
          </table:table-cell>
          <table:table-cell office:value-type="string" calcext:value-type="string">
            <text:p>Si se produjera una peritonitis generalizada, la técnica quirúrgica más adecuada es la practica de una colostomía derivativa sin resección del segmento sigmoideo afectado.</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82" calcext:value-type="float">
            <text:p>82</text:p>
          </table:table-cell>
          <table:table-cell office:value-type="float" office:value="10081" calcext:value-type="float">
            <text:p>10081</text:p>
          </table:table-cell>
          <table:table-cell office:value-type="float" office:value="205081" calcext:value-type="float">
            <text:p>205081</text:p>
          </table:table-cell>
          <table:table-cell office:value-type="string" calcext:value-type="string">
            <text:p>FALSE</text:p>
          </table:table-cell>
          <table:table-cell office:value-type="string" calcext:value-type="string">
            <text:p>A un hombre de 55 años, padre de un hijo celiaco, con anemia ferropénica y aumento reciente del ritmo deposicional, se le ha realizado una determinación de los alelos HLA-DQ2 y HLA-DQ8 que ha resultado negativa. ¿Que estudio diagnòstico es el más apropiado en este caso?:</text:p>
          </table:table-cell>
          <table:table-cell office:value-type="string" calcext:value-type="string">
            <text:p>La participación del sistema HLA en la fisiopatología de la enfermedad celíaca está perfectamente definida y explica la asociación genética. El 90% de los pacientes son HLA-DQ2 positivos, mientras que sólo lo expresan un 20% de los individuos de la población general. El resto de pacientes celíacos poseen variantes genéticas que codifican HLA-DQ8. Por tanto, la ausencia de DQ2/DQ8 excluye el diagnóstico de enfermedad celíaca (respuestas 1, 2 y 4 incorrectas). Por otra parte, debido a que el CCR puede sangrar de forma intermitente, la presencia inexplicada de anemia ferropénica en cualquier adulto (con la posible excepción de una mujer multípara premenopáusica) obliga a realizar un estudio endoscópico y radiográfico minucioso que permita observar todo el intestino grueso (respuesta 5 correcta). En cualquier caso, la pregunta era potencialmente impugnable, ya que el cuadro clínico del paciente es un síndrome diarreico con un diagnóstico incierto y con sospecha de un cuadro malabsortivo, con lo cual, para decidir la siguiente exploración complementaria a realizar nos haría falta saber si el paciente presenta esteatorrea o no: en ausencia de esteatorrea realizaríamos una colonoscopia, y si tuviese esteatorrea realizaríamos posiblemente un test de la D-xilosa. Aún así, esta pregunta no fue impugnada por el Ministerio. Colonoscopia (cáncer de colon)</text:p>
          </table:table-cell>
          <table:table-cell/>
          <table:table-cell office:value-type="string" calcext:value-type="string">
            <text:p>DIGESTIVO</text:p>
          </table:table-cell>
          <table:table-cell office:value-type="string" calcext:value-type="string">
            <text:p>Normal</text:p>
          </table:table-cell>
          <table:table-cell office:value-type="float" office:value="0.39" calcext:value-type="float">
            <text:p>0,39</text:p>
          </table:table-cell>
          <table:table-cell/>
          <table:table-cell office:value-type="string" calcext:value-type="string">
            <text:p>Determinación de anticuerpos antitransglutaminasa IgA.</text:p>
          </table:table-cell>
          <table:table-cell office:value-type="string" calcext:value-type="string">
            <text:p>Endoscopia digestiva alta con toma de biopsias duodenales.</text:p>
          </table:table-cell>
          <table:table-cell office:value-type="string" calcext:value-type="string">
            <text:p>Test de D-xilosa.</text:p>
          </table:table-cell>
          <table:table-cell office:value-type="string" calcext:value-type="string">
            <text:p>Evaluar la respuesta a dieta sin gluten.</text:p>
          </table:table-cell>
          <table:table-cell office:value-type="string" calcext:value-type="string">
            <text:p>Colonoscopia.</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83" calcext:value-type="float">
            <text:p>83</text:p>
          </table:table-cell>
          <table:table-cell office:value-type="float" office:value="10082" calcext:value-type="float">
            <text:p>10082</text:p>
          </table:table-cell>
          <table:table-cell office:value-type="float" office:value="205082" calcext:value-type="float">
            <text:p>205082</text:p>
          </table:table-cell>
          <table:table-cell office:value-type="string" calcext:value-type="string">
            <text:p>FALSE</text:p>
          </table:table-cell>
          <table:table-cell office:value-type="string" calcext:value-type="string">
            <text:p>Mujer de 37 años afecta de una colitis ulcerosa extensa, presenta un brote grave por el que se inicia tratamiento con prednisona en dosis de 1 mg/Kg. Tras una semana de tratamiento, la paciente no presenta mejoría. ¿Cuál es la siguiente medida terapéutica a realizar?:</text:p>
          </table:table-cell>
          <table:table-cell office:value-type="string" calcext:value-type="string">
            <text:p>La paciente presenta un brote grave de colitis ulcerosa, por lo que está indicado el ingreso hospitalario y tratamiento incialmente con corticoides iv. El siguiente escalón terapéutico será utilizar inmunosupresores de acción rápida, como la ciclosporina (respuesta 4 correcta). No se utiliza la azatioprina de urgencias porque tarda varios meses en actuar, al ser un inmunosupresor lento (respuesta 2 incorrecta). Los 5-ASA los utilizamos normalmente en los brotes leves-moderados que no precisan ingreso hospitalario (respuesta 3 incorrecta). Antes de empezar con los fármacos biológicos (anticuerpos anti-TNF-alfa) se deben utilizar los inmunosupresores (respuesta 5 incorrecta). La cirugía de urgencia se reserva para los casos en los que fracase el tratamiento médico o existan complicaciones (respuesta 1 incorrecta).</text:p>
          </table:table-cell>
          <table:table-cell/>
          <table:table-cell office:value-type="string" calcext:value-type="string">
            <text:p>DIGESTIVO</text:p>
          </table:table-cell>
          <table:table-cell office:value-type="string" calcext:value-type="string">
            <text:p>Normal</text:p>
          </table:table-cell>
          <table:table-cell office:value-type="float" office:value="0.5" calcext:value-type="float">
            <text:p>0,5</text:p>
          </table:table-cell>
          <table:table-cell/>
          <table:table-cell office:value-type="string" calcext:value-type="string">
            <text:p>Colectomía subtotal de urgencia y en un segundo tiempo proctectomía y reservorio ileoanal.</text:p>
          </table:table-cell>
          <table:table-cell office:value-type="string" calcext:value-type="string">
            <text:p>Asociar un imnunosuprcsor como azatioprina.</text:p>
          </table:table-cell>
          <table:table-cell office:value-type="string" calcext:value-type="string">
            <text:p>Asociar mesalazina en dosis de 4 gramos al día oral y triamcinolona rectal 1 aplicación cada 12 horas</text:p>
          </table:table-cell>
          <table:table-cell office:value-type="string" calcext:value-type="string">
            <text:p>Ciclosporina endovenosa 2 mg/Kg.</text:p>
          </table:table-cell>
          <table:table-cell office:value-type="string" calcext:value-type="string">
            <text:p>Debe valorarse el tratamiento con etanercept (un anticuerpo anti-TNFa).</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85" calcext:value-type="float">
            <text:p>85</text:p>
          </table:table-cell>
          <table:table-cell office:value-type="float" office:value="10084" calcext:value-type="float">
            <text:p>10084</text:p>
          </table:table-cell>
          <table:table-cell office:value-type="float" office:value="205084" calcext:value-type="float">
            <text:p>205084</text:p>
          </table:table-cell>
          <table:table-cell office:value-type="string" calcext:value-type="string">
            <text:p>FALSE</text:p>
          </table:table-cell>
          <table:table-cell office:value-type="string" calcext:value-type="string">
            <text:p>¿Qué enfermedad sospecharíamos en un paciente joven que refiere historia frecuente de disfagia a sólidos y a líquidos con impactaciones de alimentos repetidas, sin clínica de pirosis y en el que en la endoscopia oral se observan múltiples anillos esofágicos concéntricos con mucosa normal (aspecto traquealizado)?:</text:p>
          </table:table-cell>
          <table:table-cell office:value-type="string" calcext:value-type="string">
            <text:p>La esofagitis eosinofílica es una enfermedad inflamatoria inmunoalérgica crónica del esófago, caracterizada por la presencia de eosinófilos en la mucosa esofágica. De etiología desconocida e incidencia creciente, presenta una fuerte asociación familiar y se ha relacionado con asma y otras condiciones atópicas. Tiene una amplia distribución geográfica, se ha desrito en niños y adultos (sobretodo entre 20 y 40 años) y es más frecuente en varones. Histológicamente se caracteriza por la presencia de eosinófilos (más de 15 por campo de gran aumento) en el epitelio escamoso esofágico. El síntoma más frecuente es la disfagia, generalmente leve e intermitente, con episodios ocasionales de impactación alimentaria, aunque a menudo coexisten síntomas sugestivos de ERGE. La endoscopia puede ser normal o mostrar alteraciones sugestivas de esta entidad, como múltiples anillos mucosos (traquealización esofágica, esófago felino), surcos longitudinales, exudado granular, fragilidad mucosa o estenosis (respuesta 2 correcta).</text:p>
          </table:table-cell>
          <table:table-cell/>
          <table:table-cell office:value-type="string" calcext:value-type="string">
            <text:p>DIGESTIVO</text:p>
          </table:table-cell>
          <table:table-cell office:value-type="string" calcext:value-type="string">
            <text:p>Normal</text:p>
          </table:table-cell>
          <table:table-cell office:value-type="float" office:value="0.58" calcext:value-type="float">
            <text:p>0,58</text:p>
          </table:table-cell>
          <table:table-cell/>
          <table:table-cell office:value-type="string" calcext:value-type="string">
            <text:p>Esofagitis herpética.</text:p>
          </table:table-cell>
          <table:table-cell office:value-type="string" calcext:value-type="string">
            <text:p>Esofagitis eosinofílica.</text:p>
          </table:table-cell>
          <table:table-cell office:value-type="string" calcext:value-type="string">
            <text:p>Esofagitis candidiásica.</text:p>
          </table:table-cell>
          <table:table-cell office:value-type="string" calcext:value-type="string">
            <text:p>Esofagitis por citomegalovirus.</text:p>
          </table:table-cell>
          <table:table-cell office:value-type="string" calcext:value-type="string">
            <text:p>Adenocarcinoma de esófago.</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87" calcext:value-type="float">
            <text:p>87</text:p>
          </table:table-cell>
          <table:table-cell office:value-type="float" office:value="10086" calcext:value-type="float">
            <text:p>10086</text:p>
          </table:table-cell>
          <table:table-cell office:value-type="float" office:value="205086" calcext:value-type="float">
            <text:p>205086</text:p>
          </table:table-cell>
          <table:table-cell office:value-type="string" calcext:value-type="string">
            <text:p>FALSE</text:p>
          </table:table-cell>
          <table:table-cell office:value-type="string" calcext:value-type="string">
            <text:p>Mujer de 65 años de edad con antecedentes de dolores articulares en tratamiento con antiinflamatorios, que es remitida a estudio por presentar anemia. En los estudios complementarios presenta hematíes 3.164.000, Hto. 32%, Hb 11 g/dl, VCM 69 fl, Leucocitos 7800, Plaquetas 370.000, PCR 0,29 mg/dl, Fe 20 ng/ml, Ferritina 18 ng/ml, Glucosa 105 mg/dl, GOT, GPT, GGT, F. Alcalina, Bilirrubina total, Colesterol, Creatinina, Calcio y Fósforo normales. Ac. Anti-transglutaminasa y Ac antigliadina negativos. Gastroscopia: hernia de hiato de 3cm, resto sin alteraciones. Colonoscopia: hasta ciego, aislados divertículos en sigma. Tránsito intestinal sin alteraciones. Ecografía de abdomen sin alteraciones. ¿Cuál de las exploraciones que se enumeran a continuación le parece más adecuada para completar el estudio?:</text:p>
          </table:table-cell>
          <table:table-cell office:value-type="string" calcext:value-type="string">
            <text:p>La anemia ferropriva puede atribuirse a uma absorción deficiente de hierro o, con más frecuencia, a la pérdida hemática crónica. La hemorragia intestinal debe sospecharse con intensidad em varones y mujeres postmenopáusicas con anemia por deficiencia de hierro, y existe indicación de realizar colonoscopia em este tipo de pacientes, incluso en ausencia de sangre oculta detectable en heces. Cuando no se encuentra en el colon una fuente convincente de pérdida de sangre, ha de valorarse una panendoscopia; si no se encuentran lesiones, se obtienen biospias duodenales para excluír esprúe. La valoración del intestino delgado mediante endoscopia con cápsula o enteroscopia profunda puede resultar apropiada si tanto la gastroscopia como la colonoscopia resultan negativas (respuesta 3 correcta).</text:p>
          </table:table-cell>
          <table:table-cell/>
          <table:table-cell office:value-type="string" calcext:value-type="string">
            <text:p>DIGESTIVO</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Biopsia de yeyuno.</text:p>
          </table:table-cell>
          <table:table-cell office:value-type="string" calcext:value-type="string">
            <text:p>Arteriografía.</text:p>
          </table:table-cell>
          <table:table-cell office:value-type="string" calcext:value-type="string">
            <text:p>Cápsula endoscópica.</text:p>
          </table:table-cell>
          <table:table-cell office:value-type="string" calcext:value-type="string">
            <text:p>Radioisótopos.</text:p>
          </table:table-cell>
          <table:table-cell office:value-type="string" calcext:value-type="string">
            <text:p>RM pélvica.</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88" calcext:value-type="float">
            <text:p>88</text:p>
          </table:table-cell>
          <table:table-cell office:value-type="float" office:value="10087" calcext:value-type="float">
            <text:p>10087</text:p>
          </table:table-cell>
          <table:table-cell office:value-type="float" office:value="205087" calcext:value-type="float">
            <text:p>205087</text:p>
          </table:table-cell>
          <table:table-cell office:value-type="string" calcext:value-type="string">
            <text:p>FALSE</text:p>
          </table:table-cell>
          <table:table-cell office:value-type="string" calcext:value-type="string">
            <text:p>Un paciente acude a un servicio de urgencias hospitalarias presentando hematemesis franca. En la valoración inicial el paciente está pálido y sudoroso, tiene una frecuencia cardiaca de 110 latidos por minuto y una presión arterial sistòlica de 98 mmHg. ¿Cuál de las siguientes acciones NO realizaría en la atención inicial a este paciente?:</text:p>
          </table:table-cell>
          <table:table-cell office:value-type="string" calcext:value-type="string">
            <text:p>Ante una hemorragia digestiva es fundamental realizar una evaluación de la situación hemodinámica del paciente, mediante la determinación de la presión arterial, frecuencia cardíaca, signos de mala perfusión periférica y diuresis (respuesta 3 correcta). Ello permitirá estimar la cuantía de la pérdida hemática según el siguiente esquema: - Hipovolemia leve: PAS&gt; 100 mmHg, FC &lt; 100 lpm, discreta vasoconstricción periférica. Pérdida estimada de hasta el 10% de la volemia. - Hipovolemia moderada: PAS &gt; 100 mmHg, FC &gt; 100 lpm. Se estima una pérdida de un 10-25% de la volemia. - Hipovolemia grave: PAS &lt; 100 mmHg, FC &gt; 100mmHg, signos de hipoperfusión periférica, anuria. Pérdida del 25- 35% de la volemia. Después de una anamesis y una exploración física inicial con evaluación del estado hemodinámico del paciente, se inician las medidas de reanimación. Para ello, en todos los pacientes con HDA se le colocarán uno o dos catéteres periféricos de grueso calibre (respuesta 2 incorrecta). La reposición de la volemia se realizará mediante la administración de soluciones cristaloides (respuesta 5 incorrecta) o expansores plasmáticos. La colocación de una sonda nasogástrica es una medida de utilidad para vaciar el estómago de sangre y evitar la broncoaspiración con el vómito (respuestas 1 y 5 incorrectas).</text:p>
          </table:table-cell>
          <table:table-cell/>
          <table:table-cell office:value-type="string" calcext:value-type="string">
            <text:p>DIGESTIVO</text:p>
          </table:table-cell>
          <table:table-cell office:value-type="string" calcext:value-type="string">
            <text:p>Fácil</text:p>
          </table:table-cell>
          <table:table-cell office:value-type="float" office:value="0.73" calcext:value-type="float">
            <text:p>0,73</text:p>
          </table:table-cell>
          <table:table-cell/>
          <table:table-cell office:value-type="string" calcext:value-type="string">
            <text:p>Asegurar una adecuada oxigenación del paciente.</text:p>
          </table:table-cell>
          <table:table-cell office:value-type="string" calcext:value-type="string">
            <text:p>Canalizar dos vías periféricas de grueso calibre.</text:p>
          </table:table-cell>
          <table:table-cell office:value-type="string" calcext:value-type="string">
            <text:p>Utilizar el hematocrito como índice de pérdida hemática.</text:p>
          </table:table-cell>
          <table:table-cell office:value-type="string" calcext:value-type="string">
            <text:p>Reponer la volemia con soluciones de cristaloides.</text:p>
          </table:table-cell>
          <table:table-cell office:value-type="string" calcext:value-type="string">
            <text:p>Colocar una sonda nasogástrica.</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90" calcext:value-type="float">
            <text:p>90</text:p>
          </table:table-cell>
          <table:table-cell office:value-type="float" office:value="10089" calcext:value-type="float">
            <text:p>10089</text:p>
          </table:table-cell>
          <table:table-cell office:value-type="float" office:value="205089" calcext:value-type="float">
            <text:p>205089</text:p>
          </table:table-cell>
          <table:table-cell office:value-type="string" calcext:value-type="string">
            <text:p>FALSE</text:p>
          </table:table-cell>
          <table:table-cell office:value-type="string" calcext:value-type="string">
            <text:p>Mujer de 50 años que acude al servicio de urgencias por astenia, anorexia, pérdida de peso, ictericia, fiebre y dolor abdominal. No refiere antecedentes recientes de transfusión sanguínea, contactos sexuales de riesgo ni adicción a drogas de uso parenteral. Consumo habitual de 60 gramos diarios de alcohol durante los últimos cinco años, consumo que ha incrementado durante el mes previo por problemas familiares. Temperatura 38,5°C, tensión arterial 100/60 mmHg. En la exploración física se observa desorientación temporo-espacial, malnutríción, asterixis, ictericia y hepatomegalia dolorosa. No ascitis ni datos de irritación perítoncal. En los exámenes de laboratorio destacan leucocitos 15.000/microlitro con 90% de polimorfonucleares, hematíes 3 millones/mm3, hemoglobina 10 g/dl, volumen corpuscular medio 115 fl, bilirrubina 15 mg/dl de predominio directo, AST (GOT) 300 UI/L, ALT (GPT) 120 UI/L, GGT 635 UI/L, prolongación del tiempo de protrombina mayor del 50 %. ¿Cuál es el diagnóstico más probable del cuadro que presenta la paciente?:</text:p>
          </table:table-cell>
          <table:table-cell office:value-type="string" calcext:value-type="string">
            <text:p>El espectro clínico de la hepatitis alcohólica es muy amplio y comprende desde formas asintomáticas hasta formas fulminantes con insuficiencia hepatocelular. Por lo general se trata de alcohólicos crónicos que, en el curso de un período de intensificación de su ingesta alcohólica, presentan astenia, anorexia, náuseas y vómitos. Al cabo de pocos días aparece el dolor abdominal de predominio en hipocondrio derecho y epigastrio, ictericia y fiebre. La palpación del abdomen permite comprobar una hepatomegalia dolorosa. El resto de la exploración muestra, a menudo, otros estigmas de alcoholismo, como hipertrofia parotídea, neuritis periférica, lengua carencial e, incluso, estigmas de hábito cirrótico. Los exámenes biológicos revelan signos discretos de insuficiencia hepatocelular, con transaminasas ligeramente elevadas, que rara vez sobrepasan las 300 U/L. Casi siempre la AST es superior a la ALT, con cociente AST/ALT habitualmente mayor de 1,5. La GGT suele estar muy elevada. Así mismo, por lo común se hallan presentes signos de colestasis, con hiperbilirrubinemia conjugada y elevación de la fosfatasa alcalina. La anemia macrocítica es secundaria al alcoholismo y a carencias nutritivas. En la hepatitis alcohólica se observan con frecuencia trombocitopenia y leucocitosis con desviación a la izquierda. Debido a los antecedentes descritos (ingesta de 60 g diarios de alcohol) junto con la clínica descrita, la opción más probable es que la paciente tenga una hepatitis alcohólica (respuesta 4 correcta).</text:p>
          </table:table-cell>
          <table:table-cell/>
          <table:table-cell office:value-type="string" calcext:value-type="string">
            <text:p>DIGESTIVO</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Absceso hepático.</text:p>
          </table:table-cell>
          <table:table-cell office:value-type="string" calcext:value-type="string">
            <text:p>Colecistitis aguda.</text:p>
          </table:table-cell>
          <table:table-cell office:value-type="string" calcext:value-type="string">
            <text:p>Colangitis aguda.</text:p>
          </table:table-cell>
          <table:table-cell office:value-type="string" calcext:value-type="string">
            <text:p>Hepatitis alcohólica.</text:p>
          </table:table-cell>
          <table:table-cell office:value-type="string" calcext:value-type="string">
            <text:p>Pancreatitis aguda.</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91" calcext:value-type="float">
            <text:p>91</text:p>
          </table:table-cell>
          <table:table-cell office:value-type="float" office:value="10090" calcext:value-type="float">
            <text:p>10090</text:p>
          </table:table-cell>
          <table:table-cell office:value-type="float" office:value="205090" calcext:value-type="float">
            <text:p>205090</text:p>
          </table:table-cell>
          <table:table-cell office:value-type="string" calcext:value-type="string">
            <text:p>FALSE</text:p>
          </table:table-cell>
          <table:table-cell office:value-type="string" calcext:value-type="string">
            <text:p>Un chico de 17 años, deportista y sin antecedentes de interés, acude al médico por presentar ictericia conjuntival ocasionalmente. Niega ingesta de fármacos y dolor abdominal. En los análisis realizados se observan cifras de ALT, AST, GGT, y FA normales, con bilirrubina total de 3,2 mgr/dl y bilirrubina directa de 0,4 mgr/dl. No tiene anemia y el hígado es ecográficamente normal. ¿Cuál es su diagnóstico?:</text:p>
          </table:table-cell>
          <table:table-cell office:value-type="string" calcext:value-type="string">
            <text:p>El Síndrome de Gilbert se caracteriza por hiperbilirrubinemia no conjugada leve, valores normales del resto de las pruebas hepáticas e histología hepática normal (respuesta 5 correcta). Afecta al 2-10% de la población y cursa con una ligera hiperilirrubinemia no conjugada crónica e intermitente, habitualmente de entre 2-4 mg/dL, que aumenta con el ayuno, la deshidratación, el estrés, el ejercicio físico, la menstruación y con enfermedades intercurrentes. El Síndrome de Rotor y de Dubin-Johnson son ictericias hereditarias con predominio de la bilirrubina directa (respuestas 1 y 3 incorrectas). En el caso de una coledocolitiasis, las enzimas de colestasis estarían elevadas, y en la ecografía podríamos ver dilatación de la vía biliar (respuesta 2 incorrecta). En la hepatitis aguda se elevarían las transaminasas (respuesta 4 incorrecta).</text:p>
          </table:table-cell>
          <table:table-cell/>
          <table:table-cell office:value-type="string" calcext:value-type="string">
            <text:p>DIGESTIVO</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Síndrome de Rotor.</text:p>
          </table:table-cell>
          <table:table-cell office:value-type="string" calcext:value-type="string">
            <text:p>Coledocolitiasis.</text:p>
          </table:table-cell>
          <table:table-cell office:value-type="string" calcext:value-type="string">
            <text:p>Síndrome de Dubin-Johnson.</text:p>
          </table:table-cell>
          <table:table-cell office:value-type="string" calcext:value-type="string">
            <text:p>Hepatitis aguda.</text:p>
          </table:table-cell>
          <table:table-cell office:value-type="string" calcext:value-type="string">
            <text:p>Sindrome de Gilbert.</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95" calcext:value-type="float">
            <text:p>95</text:p>
          </table:table-cell>
          <table:table-cell office:value-type="float" office:value="10094" calcext:value-type="float">
            <text:p>10094</text:p>
          </table:table-cell>
          <table:table-cell office:value-type="float" office:value="205094" calcext:value-type="float">
            <text:p>205094</text:p>
          </table:table-cell>
          <table:table-cell office:value-type="string" calcext:value-type="string">
            <text:p>FALSE</text:p>
          </table:table-cell>
          <table:table-cell office:value-type="string" calcext:value-type="string">
            <text:p>Hombre de 54 años que acude a revisión en su empresa. Se detecta un índice de masa corporal de 32,8 kg/m2 y glucemia en ayunas 138 mg/L. Un mes después, glucemia 130 mg/dL. ¿Qué recomendación terapéutica efectuaría en primer lugar?:</text:p>
          </table:table-cell>
          <table:table-cell office:value-type="string" calcext:value-type="string">
            <text:p>El paciente que describe la pregunta es un paciente diabético tipo 2 (dos determinaciones de glucemia &gt;126 mg/dl). De forma inicial se recomienda cambios del estilo de vida que incluyen la pérdida de peso moderada (7% del peso corporal) y la actividad física regular (150 min/semana) (respuesta 3 correcta). El siguiente paso terapeútico sería el inicio de tratamiento con metformina (que también se incluye en las medidas iniciales) (respuesta 1 incorrecta y 2, 4 y 5 incorrectas), ya que serían tratamientos a ir barajando en función de la respuesta a las medidas higiénico dietéticas y a la metformina (medidas no iniciales de tratamiento).</text:p>
          </table:table-cell>
          <table:table-cell/>
          <table:table-cell office:value-type="string" calcext:value-type="string">
            <text:p>ENDOCRINOLOGÍA</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Administración de metformina.</text:p>
          </table:table-cell>
          <table:table-cell office:value-type="string" calcext:value-type="string">
            <text:p>Prescribir una sulfonilurea.</text:p>
          </table:table-cell>
          <table:table-cell office:value-type="string" calcext:value-type="string">
            <text:p>Cambios conductuales: Dieta y ejercicio físico.</text:p>
          </table:table-cell>
          <table:table-cell office:value-type="string" calcext:value-type="string">
            <text:p>Insulina antes de cada comida.</text:p>
          </table:table-cell>
          <table:table-cell office:value-type="string" calcext:value-type="string">
            <text:p>Tomar acarbosa por la noche, antes de acostarse.</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96" calcext:value-type="float">
            <text:p>96</text:p>
          </table:table-cell>
          <table:table-cell office:value-type="float" office:value="10095" calcext:value-type="float">
            <text:p>10095</text:p>
          </table:table-cell>
          <table:table-cell office:value-type="float" office:value="205095" calcext:value-type="float">
            <text:p>205095</text:p>
          </table:table-cell>
          <table:table-cell office:value-type="string" calcext:value-type="string">
            <text:p>FALSE</text:p>
          </table:table-cell>
          <table:table-cell office:value-type="string" calcext:value-type="string">
            <text:p>Un hombre de 62 años con una diabetes mellitus tipo 2 de 10 años de evolución realiza tratamiento con metformina y sitagliptina. Hace ejercicio físico escaso y realiza una dieta adecuada. En los últimos 6 meses ha perdido peso y tiene más astenia. Sus controles glucémicos se han deteriorado pasando de glucemias básales de 110-140 mg/dl a glucemias de 170-200 mg/dl, así como su hemoglobina glicosilada que ha pasado de 7,1 a 8,5%. La medida terapéutica más adecuada a realizar es:</text:p>
          </table:table-cell>
          <table:table-cell office:value-type="string" calcext:value-type="string">
            <text:p>Nos plantean un diabético que está mal controlado con dos antidiabéticos orales y medidas higiénico dietéticas aceptables. No es conveniente añadir un nuevo ADO (respuesta 3 incorrecta). Tampoco cambiar los ADO que toma por otros de acción diferente (respuestas 4 y 5 incorrectas). Las dietas con cantidades bajas de hidratos de carbono son más efectivas (respuesta 1 incorrecta). La alternativa terapeútica del paciente sería la introducción de insulina (respuesta 2 correcta).</text:p>
          </table:table-cell>
          <table:table-cell/>
          <table:table-cell office:value-type="string" calcext:value-type="string">
            <text:p>ENDOCRINOLOGÍA</text:p>
          </table:table-cell>
          <table:table-cell office:value-type="string" calcext:value-type="string">
            <text:p>Normal</text:p>
          </table:table-cell>
          <table:table-cell office:value-type="float" office:value="0.59" calcext:value-type="float">
            <text:p>0,59</text:p>
          </table:table-cell>
          <table:table-cell/>
          <table:table-cell office:value-type="string" calcext:value-type="string">
            <text:p>Aumentar la ingesta de proteínas e hidratos de carbono de cadena larga en la dicta para mejorar la astenia y la perdida de peso.</text:p>
          </table:table-cell>
          <table:table-cell office:value-type="string" calcext:value-type="string">
            <text:p>Asociar al tratamiento una dosis de insulina basal.</text:p>
          </table:table-cell>
          <table:table-cell office:value-type="string" calcext:value-type="string">
            <text:p>Asociar al tratamiento acarbosa.</text:p>
          </table:table-cell>
          <table:table-cell office:value-type="string" calcext:value-type="string">
            <text:p>Sustituir la sitagliptina por pioglitazona.</text:p>
          </table:table-cell>
          <table:table-cell office:value-type="string" calcext:value-type="string">
            <text:p>Sustituir la metformina por glimepirida.</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97" calcext:value-type="float">
            <text:p>97</text:p>
          </table:table-cell>
          <table:table-cell office:value-type="float" office:value="10096" calcext:value-type="float">
            <text:p>10096</text:p>
          </table:table-cell>
          <table:table-cell office:value-type="float" office:value="205096" calcext:value-type="float">
            <text:p>205096</text:p>
          </table:table-cell>
          <table:table-cell office:value-type="string" calcext:value-type="string">
            <text:p>FALSE</text:p>
          </table:table-cell>
          <table:table-cell office:value-type="string" calcext:value-type="string">
            <text:p>Acude a nuestra consulta una mujer de 70 años preocupada por su riesgo de sufrir un accidente cerebrovascular, ya que su madre falleció por esta causa hace un año. Tiene historia de hipertensión arterial y diabetes mellitus tipo 2 por lo que está en tratamiento con glipizida, aspirina, enalapril y atorvastatina. Fuma 20 cigarrillos al día y no realiza ejercicio de forma regular. A la exploración se detecta una presión arterial de 150/80 mmHg. En la analítica destaca una hemoglobina A1C de 8% y un LDL colesterol de 110 mg/dl. ¿Cuál de los siguientes se asocia con una mayor reducción del riesgo de ACV?:</text:p>
          </table:table-cell>
          <table:table-cell office:value-type="string" calcext:value-type="string">
            <text:p>El tabaco duplica de manera dosis dependiente el riesgo de ACV; un riesgo que también se incrementa con el consumo excesivo de alcohol aunque el control estricto de la T.A. se asocia con mayor reducción del riesgo de ACV (respuesta 4 incorrecta). La HTA es el factor de riesgo modificable más im- portante (respuesta 2 correcta). La reducción del 10% de las cifras de colesterol disminuye en un 20-30% el riesgo de enfermedad cardiovascular (respuesta 5 incorrecta). La HbAc1 con valores ≥ 6.5, nos confirma el diagnóstico de DM (respuesta 1 incorrecta). Los antioxidantes también son utilizados como ingredientes en suplementos dietéticos para mantener la salud y prevenir enfermedades tales como el cáncer y la cardiopatía isquémica. Aunque algunos estudios han sugerido que los suplementos antioxidantes tienen beneficios para la salud, otros grandes ensayos clínicos no detectaron ninguna ventaja (respuesta 3 incorrecta).</text:p>
          </table:table-cell>
          <table:table-cell/>
          <table:table-cell office:value-type="string" calcext:value-type="string">
            <text:p>ENDOCRIN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Conseguir unos niveles óptimos de hemoglobina AlC.</text:p>
          </table:table-cell>
          <table:table-cell office:value-type="string" calcext:value-type="string">
            <text:p>Conseguir un óptimo control de la presión arterial.</text:p>
          </table:table-cell>
          <table:table-cell office:value-type="string" calcext:value-type="string">
            <text:p>Añadir al tratamiento un antioxidante.</text:p>
          </table:table-cell>
          <table:table-cell office:value-type="string" calcext:value-type="string">
            <text:p>Abandonar el tabaco.</text:p>
          </table:table-cell>
          <table:table-cell office:value-type="string" calcext:value-type="string">
            <text:p>Conseguir unos niveles óptimos de LDL.</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98" calcext:value-type="float">
            <text:p>98</text:p>
          </table:table-cell>
          <table:table-cell office:value-type="float" office:value="10097" calcext:value-type="float">
            <text:p>10097</text:p>
          </table:table-cell>
          <table:table-cell office:value-type="float" office:value="205097" calcext:value-type="float">
            <text:p>205097</text:p>
          </table:table-cell>
          <table:table-cell office:value-type="string" calcext:value-type="string">
            <text:p>FALSE</text:p>
          </table:table-cell>
          <table:table-cell office:value-type="string" calcext:value-type="string">
            <text:p>Mujer de 63 años que acude al servicio de Urgencias refiriendo cefalea intensa con signos de irritación meníngea, alteraciones visuales bilaterales y oftalmoplejía. Se realiza una TAC que muestra lesión ocupante de espacio en silla turca de 2cm compatible con adenoma hipofisario con signos de hemorragia intratumoral, con desviación del tallo hipofisario y compresión del tejido glandular. Señale cuál de las siguientes respuestas es INCORRECTA:</text:p>
          </table:table-cell>
          <table:table-cell office:value-type="string" calcext:value-type="string">
            <text:p>La apoplejía hipofisaria puede ser espontánea en el caso de un adenoma preexistente, o acompañando a la diabetes, HTA… (respuesta 1 incorrecta). Tras la apoplejía es muy frecuente el hipopituitarismo (respuesta 5 incorrecta). Los pacientes sin signos de ceguera o alteraciones del estado de vigilia pueden ser observados y manejados con dosis altas de glucocorticoides (respuesta 2 correcta). Los pacientes que sufren un deterioro visual progresivo o pérdida de conocimiento necesitan descompresión quirúrgica urgente (respuesta 4 incorrecta).</text:p>
          </table:table-cell>
          <table:table-cell/>
          <table:table-cell office:value-type="string" calcext:value-type="string">
            <text:p>ENDOCRIN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La sospecha diagnóstica es una apoplejía hipofisaria.</text:p>
          </table:table-cell>
          <table:table-cell office:value-type="string" calcext:value-type="string">
            <text:p>Se debería iniciar tratamiento con corticoides a dosis altas y observar la evolución, puesto que este tratamiento podría reducir el volumen de la lesión y evitar la intervención.</text:p>
          </table:table-cell>
          <table:table-cell office:value-type="string" calcext:value-type="string">
            <text:p>Debe plantearse el tratamiento con glucocorticoides para evitar una insuficiencia adrenal secundaría que comprometa el pronóstico vital de la paciente.</text:p>
          </table:table-cell>
          <table:table-cell office:value-type="string" calcext:value-type="string">
            <text:p>La presencia de oftalmoplejía y los defectos visuales constituyen indicaciones para intervenir sin demora mediante descompresión quirúrgica urgente.</text:p>
          </table:table-cell>
          <table:table-cell office:value-type="string" calcext:value-type="string">
            <text:p>Tras la resolución del cuadro agudo, es frecuente el desarrollo de panhipopituitarismo.</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99" calcext:value-type="float">
            <text:p>99</text:p>
          </table:table-cell>
          <table:table-cell office:value-type="float" office:value="10098" calcext:value-type="float">
            <text:p>10098</text:p>
          </table:table-cell>
          <table:table-cell office:value-type="float" office:value="205098" calcext:value-type="float">
            <text:p>205098</text:p>
          </table:table-cell>
          <table:table-cell office:value-type="string" calcext:value-type="string">
            <text:p>FALSE</text:p>
          </table:table-cell>
          <table:table-cell office:value-type="string" calcext:value-type="string">
            <text:p>Una mujer de 45 años acude a la consulta remitida desde Cirugía con el diagnóstico de un tumor neuroendocrino diagnosticado tras pancreatectomía parcial por un tumor de 2 cms en cola del páncreas. El tumor había sido detectado de forma casual en una TAC abdominal solicitada para completar el estudio de un quiste simple hepático. Interrogando a la paciente destacan como antecedentes reglas irregulares, estando en amenorrea desde hace 6 meses, y cólicos renoureterales de repetición desde los 20 años de edad por los que ha precisado litotrícia en varias ocasiones. Además presenta antecedentes familiares de cólicos renoureterales. ¿Cuál es su sospecha diagnóstica?:</text:p>
          </table:table-cell>
          <table:table-cell office:value-type="string" calcext:value-type="string">
            <text:p>El hiperparatiroidismo es la manifestación más frecuente del MEN tipo 1, puede debutar con cálculos renales o nefrocalcinosis. Los tumores enteropancreáticos son la segunda manifestación más frecuente. Los tumores hipofisarios que aparecen suelen ser multicéntricos, los más comunes son los prolactinomas (respuesta 1 correcta). El MEN tipo 2A asocia carcinoma medular de tiroides, feocromocitoma e hipertiroidismo (respuesta 2 incorrecta). El MEN tipo 2B asocia carcinoma medular de tiroides, feocromocitoma, neuromas mucosos y hábito marfanoide (respuesta 3 incorrecta). El somatostatinoma se caracteriza por diabetes mellitus, enfermedad de la vía biliar, diarrea y esteatorrea (respuesta 4 incorrecta). Los tumores endocrinos pancreáticos liberan PTHrP (respuesta 5 incorrecta). El MEN I asocia tumores de paratiroides, hipófisis y páncreas. Autosómico Dominante con locus en cr. 11. La clínica más frecuente es hiperparatiroidismo. Los gastrinomas asociados se localizan en duodeno con frecuencia. Son múltiples y se consideran benignos.</text:p>
          </table:table-cell>
          <table:table-cell/>
          <table:table-cell office:value-type="string" calcext:value-type="string">
            <text:p>ENDOCRINOLOGÍ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Una neoplasia endocrina mùltiple tipo 1 o Sindrome de Wermer.</text:p>
          </table:table-cell>
          <table:table-cell office:value-type="string" calcext:value-type="string">
            <text:p>Una neoplasia endocrina mùltiple tipo 2A o Sindrome de Sipple.</text:p>
          </table:table-cell>
          <table:table-cell office:value-type="string" calcext:value-type="string">
            <text:p>Una neoplasia endocrina multiple tipo 2B.</text:p>
          </table:table-cell>
          <table:table-cell office:value-type="string" calcext:value-type="string">
            <text:p>Somatostatinoma.</text:p>
          </table:table-cell>
          <table:table-cell office:value-type="string" calcext:value-type="string">
            <text:p>Un tumor neuroendocrino productor de PTH.</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100" calcext:value-type="float">
            <text:p>100</text:p>
          </table:table-cell>
          <table:table-cell office:value-type="float" office:value="10099" calcext:value-type="float">
            <text:p>10099</text:p>
          </table:table-cell>
          <table:table-cell office:value-type="float" office:value="205099" calcext:value-type="float">
            <text:p>205099</text:p>
          </table:table-cell>
          <table:table-cell office:value-type="string" calcext:value-type="string">
            <text:p>FALSE</text:p>
          </table:table-cell>
          <table:table-cell office:value-type="string" calcext:value-type="string">
            <text:p>Paciente de 54 años de edad, con una ingesta etílica de 110 g/día, que ingresa por un cuadro de diarrea crónica y con la aparición en los últimos días de calambres musculares. En la analítica destaca glucosa 320 mg/dL, Urea 25 mg/dL, Creatinina 0,75 mg/dL, Potasio 2,5 mmol/L (3,5-5,1), Calcio 2,0 mmol/L (2,2-2,5), Fósforo 0,52 mmol/L (0,87-1,55) Magnesio 0,25 mmol/L (0,66-0,99) y Albúmina de 28 g/L (35-52) ¿Con qué iniciaría el tratamiento?:</text:p>
          </table:table-cell>
          <table:table-cell office:value-type="string" calcext:value-type="string">
            <text:p>La deficiencia alimenticia de magnesio es poco común salvo en el alcoholismo. A menudo se observan otras anomalías electrolíticas junto con la hipomagnesemia, como hipocalcemia e hipopotasemia (respuestas 2 y 3 incorrectas) y no siempre son fáciles de corregir salvo administrando magnesio (respuesta 5 correcta). La hipopotasemia grave hay que tratarla antes a pesar de ser un paciente diabético con cifras elevadas, el primer tratamiento no sería la insulina El tratamiento con insulina puede disminuir aún más la hipopotasemia y precipitar una arritmia cardiaca (respuesta 1 incorrecta). La hipofosforemia menos grave (0.5-0.8 mmol/l, por lo general puede tratarse con fósforo oral, clínicamente podría debutar con dolor óseo, pseudofracturas, debilidad muscular. Las formas graves, confusión disartria, nistagmo, temblor (respuesta 4 incorrecta).</text:p>
          </table:table-cell>
          <table:table-cell/>
          <table:table-cell office:value-type="string" calcext:value-type="string">
            <text:p>ENDOCRINOLOGÍA</text:p>
          </table:table-cell>
          <table:table-cell office:value-type="string" calcext:value-type="string">
            <text:p>Noraml</text:p>
          </table:table-cell>
          <table:table-cell office:value-type="float" office:value="0.58" calcext:value-type="float">
            <text:p>0,58</text:p>
          </table:table-cell>
          <table:table-cell/>
          <table:table-cell office:value-type="string" calcext:value-type="string">
            <text:p>Insulina.</text:p>
          </table:table-cell>
          <table:table-cell office:value-type="string" calcext:value-type="string">
            <text:p>Potasio.</text:p>
          </table:table-cell>
          <table:table-cell office:value-type="string" calcext:value-type="string">
            <text:p>Calcio.</text:p>
          </table:table-cell>
          <table:table-cell office:value-type="string" calcext:value-type="string">
            <text:p>Fósforo.</text:p>
          </table:table-cell>
          <table:table-cell office:value-type="string" calcext:value-type="string">
            <text:p>Magnesio.</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01" calcext:value-type="float">
            <text:p>101</text:p>
          </table:table-cell>
          <table:table-cell office:value-type="float" office:value="10100" calcext:value-type="float">
            <text:p>10100</text:p>
          </table:table-cell>
          <table:table-cell office:value-type="float" office:value="205100" calcext:value-type="float">
            <text:p>205100</text:p>
          </table:table-cell>
          <table:table-cell office:value-type="string" calcext:value-type="string">
            <text:p>FALSE</text:p>
          </table:table-cell>
          <table:table-cell office:value-type="string" calcext:value-type="string">
            <text:p>En una paciente de 30 años se encuentra una cifra de calcio de 11 mg/dl (normal menos de 10,5 mg/dl) durante un examen de empresas rutinario. La determinación de PTH fue de 45 pg/ml (VN 10-55 pg/ml). La historia es anodina, salvo por el hecho de que la madre y el abuelo paterno fueron diagnosticados de hiperparatiroidismo e intervenidos, aunque permanecieron hipercalcémicos. ¿Qué prueba es más útil para confirmar el diagnóstico?:</text:p>
          </table:table-cell>
          <table:table-cell office:value-type="string" calcext:value-type="string">
            <text:p>Nos plantean el caso de una hipercalcemia asintomática no tiene datos de alteraciones hepáticas o sospecha de sarcoidosis donde sería útil la determinación de 1.25-OH 2D (respuesta 2 incorrecta). La paciente no tiene neoplasia que justifique la hipercalcemia (respuesta 5 incorrecta). Cuando tenemos niveles bajos de de vitamina D en un paciente sano la prueba diagnóstica de elección es la determinación de 25 (OH) D (respuesta 1 incorrecta). La reabsorción tubular de fosfatos sería útil para diferenciar el hiperparatiroidismo de otras causas de hipercalcemia; en el hiperparatiroidismo, la reabsorción tubular de fosfato es, generalmente, inferior al 78% (respuesta 4 incorrecta). La hipercalcemia hipercalciúrica familiar se presenta en adultos jóvenes de forma asintomática, siendo la hipercalcemia leve con PTH en rango normal o ligeramente elevado, los únicos hallazgos de laboratorio. El diagnóstico se establece por el índice calcio/Creatinina en orina inferior a 0.01 mg/mg, y por la historia de familiares de primer grado con hipercalcemia benigna (respuesta 3 correcta).</text:p>
          </table:table-cell>
          <table:table-cell/>
          <table:table-cell office:value-type="string" calcext:value-type="string">
            <text:p>ENDOCRINOLOGÍA</text:p>
          </table:table-cell>
          <table:table-cell office:value-type="string" calcext:value-type="string">
            <text:p>Difícil</text:p>
          </table:table-cell>
          <table:table-cell office:value-type="float" office:value="0.02" calcext:value-type="float">
            <text:p>0,02</text:p>
          </table:table-cell>
          <table:table-cell/>
          <table:table-cell office:value-type="string" calcext:value-type="string">
            <text:p>25-OH D.</text:p>
          </table:table-cell>
          <table:table-cell office:value-type="string" calcext:value-type="string">
            <text:p>1.25-OH 2D.</text:p>
          </table:table-cell>
          <table:table-cell office:value-type="string" calcext:value-type="string">
            <text:p>Cociente calcio/creatinina en orina.</text:p>
          </table:table-cell>
          <table:table-cell office:value-type="string" calcext:value-type="string">
            <text:p>Reabsorción tubular de fosfatos.</text:p>
          </table:table-cell>
          <table:table-cell office:value-type="string" calcext:value-type="string">
            <text:p>PTHrP.</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103" calcext:value-type="float">
            <text:p>103</text:p>
          </table:table-cell>
          <table:table-cell office:value-type="float" office:value="10102" calcext:value-type="float">
            <text:p>10102</text:p>
          </table:table-cell>
          <table:table-cell office:value-type="float" office:value="205102" calcext:value-type="float">
            <text:p>205102</text:p>
          </table:table-cell>
          <table:table-cell office:value-type="string" calcext:value-type="string">
            <text:p>FALSE</text:p>
          </table:table-cell>
          <table:table-cell office:value-type="string" calcext:value-type="string">
            <text:p>Hombre de 71 años de edad que presenta analítica con pancitopenia severa sin presencia de células inmaduras y con estudio medular sugestivo de anemia aplásica grave. ¿Cuál sería el abordaje terapéutico fundamental?:</text:p>
          </table:table-cell>
          <table:table-cell office:value-type="string" calcext:value-type="string">
            <text:p>Ante una aplasia grave lo primero que debemos de intentar es, realizar un trasplante ya que es el único tratamiento curativo; pero ha de tenerse en cuenta la edad para decidirnos por este tratamiento u otro menos invasivo para el paciente. Así, a edades más avanzadas (&gt;40 años), se ha visto que existe una gran morbimortalidad tras la realización de un trasplante por lo que se prefiere un tratamiento no curativo estimulante de la médula ósea del paciente. El cuadro que nos comentan trata de una aplasia grave en un paciente de 71 años por lo que no está indicado realizar el trasplante de progenitores (respuestas 2 y 5 incorrectas) debido a la edad. En este caso intentaremos estimular la médula con ciclosporina y con la GAT (respuesta 3 correcta) ya que debido a la gravedad de la aplasia el soporte hemoterápico (respuesta 4 incorrecta) es un tratamiento insuficiente para este paciente. De igual modo, el uso de corticoides no parece que consiga un efecto estimulante deseado en la mayoría de las ocasiones (respuesta 1 incorrecta).</text:p>
          </table:table-cell>
          <table:table-cell/>
          <table:table-cell office:value-type="string" calcext:value-type="string">
            <text:p>HEMATOLOGÍA</text:p>
          </table:table-cell>
          <table:table-cell office:value-type="string" calcext:value-type="string">
            <text:p>Difícil</text:p>
          </table:table-cell>
          <table:table-cell office:value-type="float" office:value="0.18" calcext:value-type="float">
            <text:p>0,18</text:p>
          </table:table-cell>
          <table:table-cell/>
          <table:table-cell office:value-type="string" calcext:value-type="string">
            <text:p>Tratamiento con metilprednisolona a dosis de 1 g/Kg/día durante 5 días.</text:p>
          </table:table-cell>
          <table:table-cell office:value-type="string" calcext:value-type="string">
            <text:p>Estudio de hermanos y si alguno es HLA compatible, transplante alogénico de progenitores hemopoyeticos.</text:p>
          </table:table-cell>
          <table:table-cell office:value-type="string" calcext:value-type="string">
            <text:p>Terapia inmunosupresora con ciclosporína e inmunoglobulina antitimocítica.</text:p>
          </table:table-cell>
          <table:table-cell office:value-type="string" calcext:value-type="string">
            <text:p>Soporte hemoterápico.</text:p>
          </table:table-cell>
          <table:table-cell office:value-type="string" calcext:value-type="string">
            <text:p>Quimioterapia y si respuesta trasplante autólogo de progenitores hemopoyeticos.</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104" calcext:value-type="float">
            <text:p>104</text:p>
          </table:table-cell>
          <table:table-cell office:value-type="float" office:value="10103" calcext:value-type="float">
            <text:p>10103</text:p>
          </table:table-cell>
          <table:table-cell office:value-type="float" office:value="205103" calcext:value-type="float">
            <text:p>205103</text:p>
          </table:table-cell>
          <table:table-cell office:value-type="string" calcext:value-type="string">
            <text:p>FALSE</text:p>
          </table:table-cell>
          <table:table-cell office:value-type="string" calcext:value-type="string">
            <text:p>En una mujer de 29 años se hallan en el curso de una analítica de rutina los siguientes parámetros: Hb 11,5 g/dL, VCM 70 fl, HCM 28 pg, Ferritina 10 ng/mL, leucocitos 5.200/mm3, plaquetas 335.000/mm3. La exploración física es normal. La exploración más indicada en esta situación es:</text:p>
          </table:table-cell>
          <table:table-cell office:value-type="string" calcext:value-type="string">
            <text:p>El cuadro clínico nos comenta el caso de una mujer joven con anemia asintomática, cuyo VCM está descendido y los depósitos de hierro o ferritina, en el límite bajo de la normalidad. Todos estos datos nos deben hacer sospechar la causa más frecuente de anemia microcítica en nuestro medio que es la anemia ferropénica. La causa más frecuente de la misma son las pérdidas de sangre. En los varones, debido a hemorragias digestivas; y en mujeres debido a la menstruación. Debido a ésto, en esta paciente está indicado realizar un estudio ginecológico para buscar el motivo de su posible pérdida sanguínea (respuesta 1 correcta). El test de Coombs lo pediríamos ante la presencia de datos que nos hicieran sospechar una anemia hemolítica; mientras que el estudio de electroforesis lo solicitaríamos ante la sospecha de una hemoglobinopatía como las talasemias, en las cuales el hierro se mantiene dentro de la normalidad o elevado (respuestas 4 y 5 incorrectas).</text:p>
          </table:table-cell>
          <table:table-cell/>
          <table:table-cell office:value-type="string" calcext:value-type="string">
            <text:p>HEMATOLOGÍA</text:p>
          </table:table-cell>
          <table:table-cell office:value-type="string" calcext:value-type="string">
            <text:p>Normal</text:p>
          </table:table-cell>
          <table:table-cell office:value-type="float" office:value="0.4" calcext:value-type="float">
            <text:p>0,4</text:p>
          </table:table-cell>
          <table:table-cell/>
          <table:table-cell office:value-type="string" calcext:value-type="string">
            <text:p>Exploración ginecológica.</text:p>
          </table:table-cell>
          <table:table-cell office:value-type="string" calcext:value-type="string">
            <text:p>Estudio de sangre oculta en heces.</text:p>
          </table:table-cell>
          <table:table-cell office:value-type="string" calcext:value-type="string">
            <text:p>Estudio radiológico de aparato digestivo.</text:p>
          </table:table-cell>
          <table:table-cell office:value-type="string" calcext:value-type="string">
            <text:p>Electroforesis de hemoglobinas.</text:p>
          </table:table-cell>
          <table:table-cell office:value-type="string" calcext:value-type="string">
            <text:p>Test de Coombs.</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105" calcext:value-type="float">
            <text:p>105</text:p>
          </table:table-cell>
          <table:table-cell office:value-type="float" office:value="10104" calcext:value-type="float">
            <text:p>10104</text:p>
          </table:table-cell>
          <table:table-cell office:value-type="float" office:value="205104" calcext:value-type="float">
            <text:p>205104</text:p>
          </table:table-cell>
          <table:table-cell office:value-type="string" calcext:value-type="string">
            <text:p>FALSE</text:p>
          </table:table-cell>
          <table:table-cell office:value-type="string" calcext:value-type="string">
            <text:p>Paciente de 68 años que consulta por edemas y astenia. En la analítica realizada se constata creatinina de 5 mg/dl, hemoglobina de 10 gr/dl y una marcada hipogammaglobulinemia en suero a expensas de IgG, IgA e IgM. Un análisis de orina revela la presencia de cadenas ligeras kappa. ¿Cuál es su sospecha diagnóstica?:</text:p>
          </table:table-cell>
          <table:table-cell office:value-type="string" calcext:value-type="string">
            <text:p>El cuadro clínico nos plantea una hipogammaglobulinemia importante sin datos de que exista un componente monoclonal en suero por lo que no puede ser un Mieloma Múltiple "estándar" (respuesta 4 incorrecta); pero sí una elevada presencia de cadenas ligeras en orina. Esto concuerda con un Mieloma de cadenas ligeras o de Bence-Jones (respuesta 5 correcta) donde el componente M no se aprecia en el suero pero sí en la orina. La anemia y las alteraciones renales (creatinina elevada) suelen acompañar a los mielomas.</text:p>
          </table:table-cell>
          <table:table-cell/>
          <table:table-cell office:value-type="string" calcext:value-type="string">
            <text:p>HEMATOLOGÍA</text:p>
          </table:table-cell>
          <table:table-cell office:value-type="string" calcext:value-type="string">
            <text:p>Normal</text:p>
          </table:table-cell>
          <table:table-cell office:value-type="float" office:value="0.45" calcext:value-type="float">
            <text:p>0,45</text:p>
          </table:table-cell>
          <table:table-cell/>
          <table:table-cell office:value-type="string" calcext:value-type="string">
            <text:p>Enfermedad por depósito de cadenas ligeras kappa.</text:p>
          </table:table-cell>
          <table:table-cell office:value-type="string" calcext:value-type="string">
            <text:p>Síndrome nefrótico.</text:p>
          </table:table-cell>
          <table:table-cell office:value-type="string" calcext:value-type="string">
            <text:p>Amiloidosis.</text:p>
          </table:table-cell>
          <table:table-cell office:value-type="string" calcext:value-type="string">
            <text:p>Mieloma IgA con proteinuria Bence Jones.</text:p>
          </table:table-cell>
          <table:table-cell office:value-type="string" calcext:value-type="string">
            <text:p>Mieloma de cadenas ligeras.</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06" calcext:value-type="float">
            <text:p>106</text:p>
          </table:table-cell>
          <table:table-cell office:value-type="float" office:value="10105" calcext:value-type="float">
            <text:p>10105</text:p>
          </table:table-cell>
          <table:table-cell office:value-type="float" office:value="205105" calcext:value-type="float">
            <text:p>205105</text:p>
          </table:table-cell>
          <table:table-cell office:value-type="string" calcext:value-type="string">
            <text:p>FALSE</text:p>
          </table:table-cell>
          <table:table-cell office:value-type="string" calcext:value-type="string">
            <text:p>Una paciente de 67 años en tratamiento con ticlopidina acude a urgencias con cefalea, astenia y petequias en extremidades inferiores. En la analítica presenta hemoglobina 8,2 g/dl, VCM 100 fl, plaquetas 25000/ul y leucocitos 7500/ul con fórmula normal. La cifra de reticulocitos está elevada y en el frotis de sangre se observan numerosos esquistocitos. Los estudios de coagulación (TTPA, TP y Fibrinógeno) son normales. En la bioquímica destaca LDH 2700 UI/l y bilirrubina 2,6 mg/dl. ¿Cuál es el diagnóstico más probable de la paciente?:</text:p>
          </table:table-cell>
          <table:table-cell office:value-type="string" calcext:value-type="string">
            <text:p>Nos presentan un caso de anemia y plaquetopenia de causa vascular (presencia de esquistocitos) junto a estudios de coagulación normales, lo que indica que es una enfermedad de hemostasia primaria. Además los reticulocitos están elevados, así como la LDH y la bilirrubina, lo cual nos indica que se acompaña de una hemólisis periférica. Con todos esos datos la única opción es la PTT (respuesta 2 correcta). La PTT cursa con un cuadro de petequias por consumo de las plaquetas debido a la formación de trombos por liberación desustancias pro-agregantes. Se acompaña de una anemia y una trombopenia hemolítica con LDH muy elevada, y la presencia de esquistocitos en el frotis. La PTI es una enfermedad de causa inmune (respuesta 1 incorrecta). La aplasia medular se descarta por tener cifras elevadas de leucocitos (respuesta 3 incorrecta). La trombocitopenia inducida por fármacos no justificaría ni la presencia de esquistocitos, ni la asociacióncon la anemia (respuesta 4 incorrecta). La CID se acompaña de consumo de factores de coagulacióny plaquetas por lo que todos los tiempos de hemostasia secundaria estarían alterados (respuesta 5 incorrecta).</text:p>
          </table:table-cell>
          <table:table-cell/>
          <table:table-cell office:value-type="string" calcext:value-type="string">
            <text:p>HEMATOLOGÍA</text:p>
          </table:table-cell>
          <table:table-cell office:value-type="string" calcext:value-type="string">
            <text:p>Normal</text:p>
          </table:table-cell>
          <table:table-cell office:value-type="float" office:value="0.63" calcext:value-type="float">
            <text:p>0,63</text:p>
          </table:table-cell>
          <table:table-cell/>
          <table:table-cell office:value-type="string" calcext:value-type="string">
            <text:p>Púrpura trombocitopénica autoinmune.</text:p>
          </table:table-cell>
          <table:table-cell office:value-type="string" calcext:value-type="string">
            <text:p>Púrpura trombótica trombocitopenica.</text:p>
          </table:table-cell>
          <table:table-cell office:value-type="string" calcext:value-type="string">
            <text:p>Aplasia medular.</text:p>
          </table:table-cell>
          <table:table-cell office:value-type="string" calcext:value-type="string">
            <text:p>Trombocitopenia inducida por fármacos.</text:p>
          </table:table-cell>
          <table:table-cell office:value-type="string" calcext:value-type="string">
            <text:p>Coagulación intravascular diseminada.</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07" calcext:value-type="float">
            <text:p>107</text:p>
          </table:table-cell>
          <table:table-cell office:value-type="float" office:value="10106" calcext:value-type="float">
            <text:p>10106</text:p>
          </table:table-cell>
          <table:table-cell office:value-type="float" office:value="205106" calcext:value-type="float">
            <text:p>205106</text:p>
          </table:table-cell>
          <table:table-cell office:value-type="string" calcext:value-type="string">
            <text:p>FALSE</text:p>
          </table:table-cell>
          <table:table-cell office:value-type="string" calcext:value-type="string">
            <text:p>Acude al Servicio de Urgencias un hombre de 72 años con una fractura patológica en fémur izquierdo. Tras la intervención quirúrgica, se realiza el estudio diagnóstico para averiguar la patología subyacente con los siguientes hallazgos: hemoglobina 9,5 g/dl, proteínas totales 11 g/dl, (VN: 6-8 g/dl), albúmina sérica 2 g/dl, (VN: 3,5-5,0 g/dl), beta 2 microglobulina 6 mg/l (VN: 1,1-2,4 mg/l), creatinina sérica 1,8 mg/dl (VN: 0,1-1,4 mg/dl). Indique cuáles serían las pruebas diagnósticas necesarias para confirmar el diagnóstico más probable:</text:p>
          </table:table-cell>
          <table:table-cell office:value-type="string" calcext:value-type="string">
            <text:p>El diagnóstico más probable ante un aumento de las proteínas totales con niveles de albúmina normal es un mieloma múltiple. Se acompaña además de datos clínicos y analíticos típicos de mieloma, como: fracturas patológicas, anemia, beta 2 microglobulina y creatinina sérica elevadas. Para confirmar el diagnóstico de mieloma múltiple es necesario hacer una búsqueda de su componente M elevado (en suero, orina o ambos), así como demostrar la existencia de una plasmocitoma en médula ósea infiltrado &gt;10 % por lo que necesitaríamos realizar un aspirado medular y una electroforesis sérica y urinaria (respuesta 4 correcta).</text:p>
          </table:table-cell>
          <table:table-cell/>
          <table:table-cell office:value-type="string" calcext:value-type="string">
            <text:p>HEMATOLOGÍA</text:p>
          </table:table-cell>
          <table:table-cell office:value-type="string" calcext:value-type="string">
            <text:p>Fácil</text:p>
          </table:table-cell>
          <table:table-cell office:value-type="float" office:value="0.68" calcext:value-type="float">
            <text:p>0,68</text:p>
          </table:table-cell>
          <table:table-cell/>
          <table:table-cell office:value-type="string" calcext:value-type="string">
            <text:p>Serie ósea radiológica y aspirado de medula ósea.</text:p>
          </table:table-cell>
          <table:table-cell office:value-type="string" calcext:value-type="string">
            <text:p>Electroforesis sérica y urinaria y pruebas de función renal.</text:p>
          </table:table-cell>
          <table:table-cell office:value-type="string" calcext:value-type="string">
            <text:p>Aspirado de médula ósea y concentración de calcio sérico.</text:p>
          </table:table-cell>
          <table:table-cell office:value-type="string" calcext:value-type="string">
            <text:p>Aspirado de médula ósea y electroforesis sérica y urinaria.</text:p>
          </table:table-cell>
          <table:table-cell office:value-type="string" calcext:value-type="string">
            <text:p>Biopsia de la fractura patológica y serie ósea radiológica.</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08" calcext:value-type="float">
            <text:p>108</text:p>
          </table:table-cell>
          <table:table-cell office:value-type="float" office:value="10107" calcext:value-type="float">
            <text:p>10107</text:p>
          </table:table-cell>
          <table:table-cell office:value-type="float" office:value="205107" calcext:value-type="float">
            <text:p>205107</text:p>
          </table:table-cell>
          <table:table-cell office:value-type="string" calcext:value-type="string">
            <text:p>FALSE</text:p>
          </table:table-cell>
          <table:table-cell office:value-type="string" calcext:value-type="string">
            <text:p>Muchacha de 19 años, sin antecedentes médicos de interés, salvo un cuadro gripal autolimitado 3 semanas antes, que acude al servicio de Urgencias por petequias y equimosis de aparición espontánea. En la exploración física la paciente se encuentra con buen estado general, afebril, normotensa y orientada en tiempo y espacio. Se observan petequias diseminadas por EEII y abdomen y equimosis pequeñas en zonas de decúbito. No se palpan adenopatías ni esplenomegalia. La analítica realizada ofrece los siguientes hallazgos: Hb 12,6 g/dL, Leucocitos 5.500/mm3, plaquetas 7000/mm3. El estudio del frotis de sangre periférica ofrece una morfología eritrocitaría normal, recuento leucocitario diferencial normal y el recuento plaquetario es concordante con la cifra del autoanalizador sin observarse agregados plaquctares. Bioquímica, proteinograma, beta 2 microglobulina y LDH normal. ¿Cuál cree que es, de los siguientes, el tratamiento inicial más adecuado?:</text:p>
          </table:table-cell>
          <table:table-cell office:value-type="string" calcext:value-type="string">
            <text:p>El cuadro que nos presentan podría resumirse como una plaquetopenia aislada muy marcada, en una mujer joven con petequias que ha tenido un cuadro vírico previo. Se acompaña de una leve anemia con frotis eritrocitario normal. Todo esto nos debe de hacer pensar en la PTI o púrpura trombocitopénica idiopática. Se da más frecuentemente en mujeres; cursa con brotes hemorrágicos fundamentalmente cutáneos y pueden detectarse anticuerpos antiplaquetas con frecuencia. El tratamiento ha de administrarse únicamente en los brotes hemorrágicos y consiste en la administración inicial de corticoides a dosis de 1,5 -2 mg/Kg peso y día durante unos 15 días (respuesta 5 correcta). Es evidente que han cometido un error al no exponer que es 1 mg/día por Kg de pesopor lo que siendo estrictos, esta pregunta podría haberse anulado. Mecanismo inmune Infección vírica Mujeres jóvenes Niños=niñas Plaquetopenia severa Plaquetopenia moderada Tratamiento: corticoides (prednisona) Rara la esplenectomía Esplenectomía de segunda intención</text:p>
          </table:table-cell>
          <table:table-cell/>
          <table:table-cell office:value-type="string" calcext:value-type="string">
            <text:p>HEMAT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Transfusión de plaquetas.</text:p>
          </table:table-cell>
          <table:table-cell office:value-type="string" calcext:value-type="string">
            <text:p>Rituximab en pauta semanal.</text:p>
          </table:table-cell>
          <table:table-cell office:value-type="string" calcext:value-type="string">
            <text:p>Ciclofosfamida en pulsos de 4 días cada 21 días</text:p>
          </table:table-cell>
          <table:table-cell office:value-type="string" calcext:value-type="string">
            <text:p>Plasmaferesis diaria.</text:p>
          </table:table-cell>
          <table:table-cell office:value-type="string" calcext:value-type="string">
            <text:p>Prednisona a 1 mg/dia durante 2-3 semanas.</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10" calcext:value-type="float">
            <text:p>110</text:p>
          </table:table-cell>
          <table:table-cell office:value-type="float" office:value="10109" calcext:value-type="float">
            <text:p>10109</text:p>
          </table:table-cell>
          <table:table-cell office:value-type="float" office:value="205109" calcext:value-type="float">
            <text:p>205109</text:p>
          </table:table-cell>
          <table:table-cell office:value-type="string" calcext:value-type="string">
            <text:p>FALSE</text:p>
          </table:table-cell>
          <table:table-cell office:value-type="string" calcext:value-type="string">
            <text:p>Hombre de 34 años que consulta por fiebre y malestar general. En la historia clínica se recogen como antecedentes relaciones homosexuales desde hace 4 meses con una nueva pareja. 2 meses antes de la consulta actual tuvo una lesión ulcerosa en el glande, indolora, con adenopatías inguinales bilaterales, todo ello autolimitado. Se solicitan estudios serológicos con los siguientes resultados: HIV negativo, RPR 1/320, TPHA 1/128. ¿Qué tratamiento indicaría en este paciente?:</text:p>
          </table:table-cell>
          <table:table-cell office:value-type="string" calcext:value-type="string">
            <text:p>El paciente presenta un cuadro clínico general de fiebre y malestar, que con el antecedente de úlcera indolora en glande dos meses antes, puede ser compatible con una sífilis secundaria que se desarrolla entre 4 y 10 semanas después de la aparición del chancro. Además la serología no treponémica y la treponémica son positivas, lo que nos confirma una sífilis secundaria. El tratamiento de la sífilis primaria y la secundaria es una dosis de penicilina benzatina 2.4 MU intramuscular en una única dosis tal y como acertadamente se refleja en la opción 5, y en caso de alergia doxiciclina 2 semanas (100 mgrs por vía oral cada 12 horas). La ceftriaxona, 2 grs/24 horas/ 10-14 días es un tratamiento alternativo en la neurosífilis. Tanto el RPR como el VDRL son test inespecíficos para el diagnóstico de sífilis, se trata de pruebas no treponémicas, detectan anticuerpos frente a antígenos lipídicos que aparecen por la reacción del treponema con los tejidos. Los resultados de RPR se informan de forma cuantitativa, pero cualquier valor con esta técnica indica positividad. El FTA y el TPHA son test treponémicos específicos, detectan anticuerpos frente a antígenos treponémicos. El TPHA utiliza eritrocitos sensibilizados con antígenos de Treponema. En suero se considera positivo si el título es ≥1/160. El título de 1/80 se considera como reacción límite. Si el valor es de 1/160, confirmamos por FTA.</text:p>
          </table:table-cell>
          <table:table-cell/>
          <table:table-cell office:value-type="string" calcext:value-type="string">
            <text:p>INFECCIOSAS</text:p>
          </table:table-cell>
          <table:table-cell office:value-type="string" calcext:value-type="string">
            <text:p>Normal</text:p>
          </table:table-cell>
          <table:table-cell office:value-type="float" office:value="0.52" calcext:value-type="float">
            <text:p>0,52</text:p>
          </table:table-cell>
          <table:table-cell/>
          <table:table-cell office:value-type="string" calcext:value-type="string">
            <text:p>Ninguno.</text:p>
          </table:table-cell>
          <table:table-cell office:value-type="string" calcext:value-type="string">
            <text:p>Penicilina G intravenosa. 24 MU cada día durante 14 días.</text:p>
          </table:table-cell>
          <table:table-cell office:value-type="string" calcext:value-type="string">
            <text:p>Penicilina Benzatina 2.4 MU intramusculares, tres dosis en tres semanas consecutivas.</text:p>
          </table:table-cell>
          <table:table-cell office:value-type="string" calcext:value-type="string">
            <text:p>Ceftriaxona 2 gramos intramusculares en una única dosis.</text:p>
          </table:table-cell>
          <table:table-cell office:value-type="string" calcext:value-type="string">
            <text:p>Penicilina Benzatina 2.4 MU intramuscular en una única dosis.</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11" calcext:value-type="float">
            <text:p>111</text:p>
          </table:table-cell>
          <table:table-cell office:value-type="float" office:value="10110" calcext:value-type="float">
            <text:p>10110</text:p>
          </table:table-cell>
          <table:table-cell office:value-type="float" office:value="205110" calcext:value-type="float">
            <text:p>205110</text:p>
          </table:table-cell>
          <table:table-cell office:value-type="string" calcext:value-type="string">
            <text:p>FALSE</text:p>
          </table:table-cell>
          <table:table-cell office:value-type="string" calcext:value-type="string">
            <text:p>Un paciente en tratamiento quimioterápico por leucemia ingresa por una neumonía para la que se ha prescrito tratamiento con cefepime. En una Rx/TAC tórax se observa un infiltrado con el signo del halo y menisco semilunar. La lesión es periférica y se indica una punción transtorácica para toma de muestras. Hasta tener los resultados histológicos y microbiológicos definitivos, ¿qué antimicrobiano añadiría al tratamiento?:</text:p>
          </table:table-cell>
          <table:table-cell office:value-type="string" calcext:value-type="string">
            <text:p>En un paciente en tratamiento quimioterápico por leucemia, en el que podemos presumir una neutropenia, ante una neumonía cabe que considerar la posibilidad de una etiología fúngica. El signo del halo (lesiones nodulares con o sin halo de atenuación alrededor) y menisco semilunar o aéreo son muy característicos de Aspergillus. El tratamiento de la aspergilosis invasiva es el voriconazol (respuesta 5 correcta). La Anfotericina B liposomal puede constituir una alternativa para su tratamiento. La Caspofungina (opción 2) es un fármaco de segunda línea o de rescate en el tratamiento de este agente. El Fluconazol es eficaz frente a la mayoría de las especies de Candida (excepto C krusei y alunas cepas de C glabrata) y frente a Cryptococcus neoformans. La Piperacilina es una ureidopenicilina activa frente a Enterobacterias, Haemophylus influenzae, Neisseria, Pseudomonas aeruginosa y Bacteriodes. El Tazobactam aumenta su espectro frente a microrganismo productores de betalactamasas. El Ganciclovir intravenoso es el tratamiento de elección dela infección por Citomegalovirus, siendo la neutropenia su efecto secundario más frecuente.</text:p>
          </table:table-cell>
          <table:table-cell/>
          <table:table-cell office:value-type="string" calcext:value-type="string">
            <text:p>INFECCIOSAS</text:p>
          </table:table-cell>
          <table:table-cell office:value-type="string" calcext:value-type="string">
            <text:p>Normal</text:p>
          </table:table-cell>
          <table:table-cell office:value-type="float" office:value="0.63" calcext:value-type="float">
            <text:p>0,63</text:p>
          </table:table-cell>
          <table:table-cell/>
          <table:table-cell office:value-type="string" calcext:value-type="string">
            <text:p>Ganciclovir.</text:p>
          </table:table-cell>
          <table:table-cell office:value-type="string" calcext:value-type="string">
            <text:p>Caspofungina.</text:p>
          </table:table-cell>
          <table:table-cell office:value-type="string" calcext:value-type="string">
            <text:p>Fluconazol.</text:p>
          </table:table-cell>
          <table:table-cell office:value-type="string" calcext:value-type="string">
            <text:p>Piperacilina-tazobactam.</text:p>
          </table:table-cell>
          <table:table-cell office:value-type="string" calcext:value-type="string">
            <text:p>Voriconazol.</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12" calcext:value-type="float">
            <text:p>112</text:p>
          </table:table-cell>
          <table:table-cell office:value-type="float" office:value="10111" calcext:value-type="float">
            <text:p>10111</text:p>
          </table:table-cell>
          <table:table-cell office:value-type="float" office:value="205111" calcext:value-type="float">
            <text:p>205111</text:p>
          </table:table-cell>
          <table:table-cell office:value-type="string" calcext:value-type="string">
            <text:p>FALSE</text:p>
          </table:table-cell>
          <table:table-cell office:value-type="string" calcext:value-type="string">
            <text:p>Acude a nuestra consulta un hombre de 54 años diagnosticado de diabetes mellitus tipo <text:s/>2. Refiere fiebre de 40°C con escalofríos y tiritona, artromialgias y cefalea por lo que ha iniciado tratamiento con paracetamol. El cuadro se inició 24 horas antes de su regreso a España. A los 3 días presenta un exantema maculo-papuloso generalizado que evoluciona a la formación de petequias más intenso en miembros inferiores. Aporta analítica donde destaca leucopenia con 3.200/mm3 y plaquetas 91.000/mm3 y elevación leve de aminotransferasas. La gota gruesa, extensión de sangre periférica, reacción en cadena de polimerasa (PCR) y antígeno de malaria son negativas. ¿Cuál es el diagnóstico de sospecha más probable?:</text:p>
          </table:table-cell>
          <table:table-cell office:value-type="string" calcext:value-type="string">
            <text:p>En un paciente tras un viaje internacional, aunque no nos indican procedencia, un cuadro de fiebre, artromialgias con exantema máculo-papuloso, formación de petequias y leucopenia es muy característico de un Dengue (respuesta 3 correcta). Su agente causal de integra en el género Flavirirus de la familia Flaviviridae. Es endémico de países tropicales y subtropicales y afecta a viajeros procedentes de áreas endémicas. Sus vectores son los mosquitos Aedes aegypti y Aedes albopictus. Además en este caso las pruebas maláricas negativas nos ayudan a descartar el paludismo, otra enfermedad que hay que sospechar siempre ante situaciones febriles en viajeros internacionales. Los Coronavirus con virus con ARN de simetría helicoidal y con membrana de envoltura que se implican en la etiología de cuadros respiratorios y en mucha menor frecuencia en gastroenteritis. La Coriomeningitis linfocitaria es una infección benigna ocasionada por Arenavirus que curso con dos formas: síndrome pseudogripal (el más frecuente) y meningoencefalitis. El virus Chikungunya es un arbovirus remergente de la familia Togaviridae y del género Alphavirus que circula en el ser humano por picadura de Aedes. Su período de incubación oscila entre 2 y 12 días y el síntoma predominante son las artralgias. La encefalitis de Saint Louis está originada por un Flavivirus y transmitida por mosquitos del género Culex, con un período de incubación de 4-21 días.</text:p>
          </table:table-cell>
          <table:table-cell/>
          <table:table-cell office:value-type="string" calcext:value-type="string">
            <text:p>INFECCIOSAS</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Infección por Coronavirus.</text:p>
          </table:table-cell>
          <table:table-cell office:value-type="string" calcext:value-type="string">
            <text:p>Coriomeningitis linfocitaria.</text:p>
          </table:table-cell>
          <table:table-cell office:value-type="string" calcext:value-type="string">
            <text:p>Dengue.</text:p>
          </table:table-cell>
          <table:table-cell office:value-type="string" calcext:value-type="string">
            <text:p>Infección por virus Chikungunya.</text:p>
          </table:table-cell>
          <table:table-cell office:value-type="string" calcext:value-type="string">
            <text:p>Encefalitis de Saint Louis.</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113" calcext:value-type="float">
            <text:p>113</text:p>
          </table:table-cell>
          <table:table-cell office:value-type="float" office:value="10112" calcext:value-type="float">
            <text:p>10112</text:p>
          </table:table-cell>
          <table:table-cell office:value-type="float" office:value="205112" calcext:value-type="float">
            <text:p>205112</text:p>
          </table:table-cell>
          <table:table-cell office:value-type="string" calcext:value-type="string">
            <text:p>FALSE</text:p>
          </table:table-cell>
          <table:table-cell office:value-type="string" calcext:value-type="string">
            <text:p>Mujer de 53 años, que consulta por fiebre de 15 días de evolución, sin síntomas de focalidad infecciosa. En la exploración se detecta una hepatomegalia dolorosa a 5 cm del reborde costal y se palpa el bazo a 14 cm del reborde costal izquierdo. En el hemograma se aprecia Hb 8.5 g/dL, Leucocitos 630/mL (linfocitos 63%, monocitos 20%, neutrófílos 17%) y plaquetas 35.000/mL. La bioquímica muestra una elevación moderada de la bioquímica hepática, LDH es normal y se observa en el proteinograma una hipergammaglobulinemia policlonal (3,5 g/dL). Tiene antecedentes de infección por VIH conocida desde hace 10 años y adherencia irregular al tratamiento antiretroviral, con determinaciones recientes de linfocitos CD4 350 ccl/mL y carga viral de VIH 154 copias/mL. Durante los últimos 3 meses ha estado tratada por poliartritis simétrica seronegativa con 10-20 mg/día de prednisona. ¿Cuál de las siguientes afirmaciones es correcta?:</text:p>
          </table:table-cell>
          <table:table-cell office:value-type="string" calcext:value-type="string">
            <text:p>Un cuadro de fiebre, hepatomegalia y esplenomegalia, y sobre todo los datos analíticos que muestran una pancitopenia con hipergammaglobulinemia policlonal, sugieren una leishmaniasis visceral o Kala-Azar y su diagnóstico de certeza se basaría en la obsercaion de amastigotes en médula ósea (opción que acertadamente refleja la opción 1) Se estima que en nuestro medio más del 70% de las leishmaniasis viscerales son debidas a coinfección por VIH (como en el caso de nuestra paciente) La pancitopenia no se justifica por una cirrosis (respuesta 2 incorrecta) ni por su tratamiento corticoideo (respuesta 3 incorrecta), además la fiebre y la esplenomegalia no encajarían en estas situaciones. Tampoco este cuadro puede atribuirse a un lupus o a la infección por VIH (respuestas 4 y 5 incorrectas). <text:s/>Aspirado de médula ósea: confirma una Leishmaniosis visceral al detectar protozoo fagocitado por macrófagos en paciente con SIDA</text:p>
          </table:table-cell>
          <table:table-cell/>
          <table:table-cell office:value-type="string" calcext:value-type="string">
            <text:p>INFECCIOSAS</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Realizaría una biopsia de medula ósea, ya que el diagnóstico más probable es una leishmaniasis visceral</text:p>
          </table:table-cell>
          <table:table-cell office:value-type="string" calcext:value-type="string">
            <text:p>La pancitopenia se justifica por una cirrosis asociada al virus C y no realizaría más pruebas.</text:p>
          </table:table-cell>
          <table:table-cell office:value-type="string" calcext:value-type="string">
            <text:p>Probablemente se trate de una toxicidad medular por prednisona que trataría con retirada del fármaco y filgastrim.</text:p>
          </table:table-cell>
          <table:table-cell office:value-type="string" calcext:value-type="string">
            <text:p>Solicitaría una determinación de ANAs para descartar lupus sistémico diseminado.</text:p>
          </table:table-cell>
          <table:table-cell office:value-type="string" calcext:value-type="string">
            <text:p>Intensificaría el tratamiento antiretroviral, pues es probable que todas las manifestaciones que presenta se deban al VIH.</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114" calcext:value-type="float">
            <text:p>114</text:p>
          </table:table-cell>
          <table:table-cell office:value-type="float" office:value="10113" calcext:value-type="float">
            <text:p>10113</text:p>
          </table:table-cell>
          <table:table-cell office:value-type="float" office:value="205113" calcext:value-type="float">
            <text:p>205113</text:p>
          </table:table-cell>
          <table:table-cell office:value-type="string" calcext:value-type="string">
            <text:p>FALSE</text:p>
          </table:table-cell>
          <table:table-cell office:value-type="string" calcext:value-type="string">
            <text:p>Paciente de 70 años de edad diagnosticado hace tres años de mieloma múltiple que está en periodo de neutropenia tras un ciclo de quimioterapia. Ingresa por fiebre, tos y expectoración amarillenta. La radiografía de tórax muestra una imagen de condensación en hemitórax derecho. El diagnóstico mas probable es:</text:p>
          </table:table-cell>
          <table:table-cell office:value-type="string" calcext:value-type="string">
            <text:p>Ante un cuadro de fiebre, tos y expectoración, y una imagen de condensación en la radiografía de tórax, el diagnóstico más probable por su frecuencia es neumonía por neumococo. Es cierto que en un caso de neutropenia, como el referido, el Aspergillus debe ser considerado, éste produce imágenes de condensación cavitadas, en este caso sólo nos hablan de condensación, pero en todo caso por frecuencia en primer lugar habría que pensar en neumococo. Pensaríamos en hongos si nos dicen que no responde al tratamiento antibiótico, o no nos aparece neumococo como opción. La neumonitis por Citomegalovirus cursa con disnea rápidamente progresiva e infiltrados pulmonares intersticiales bilaterales. Radiografía PA tórax: condensación LID con broncograma aéreo, en relación con neumonía lobar neumocócica</text:p>
          </table:table-cell>
          <table:table-cell/>
          <table:table-cell office:value-type="string" calcext:value-type="string">
            <text:p>INFECCIOSAS</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Neumonitis tóxica postquimioterapia.</text:p>
          </table:table-cell>
          <table:table-cell office:value-type="string" calcext:value-type="string">
            <text:p>Neumonía neumocócica.</text:p>
          </table:table-cell>
          <table:table-cell office:value-type="string" calcext:value-type="string">
            <text:p>Neumonía por aspergillus.</text:p>
          </table:table-cell>
          <table:table-cell office:value-type="string" calcext:value-type="string">
            <text:p>Neumonía vírica por virus respiratorio comunitario.</text:p>
          </table:table-cell>
          <table:table-cell office:value-type="string" calcext:value-type="string">
            <text:p>Neumonía por citomegalovirus.</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15" calcext:value-type="float">
            <text:p>115</text:p>
          </table:table-cell>
          <table:table-cell office:value-type="float" office:value="10114" calcext:value-type="float">
            <text:p>10114</text:p>
          </table:table-cell>
          <table:table-cell office:value-type="float" office:value="205114" calcext:value-type="float">
            <text:p>205114</text:p>
          </table:table-cell>
          <table:table-cell office:value-type="string" calcext:value-type="string">
            <text:p>FALSE</text:p>
          </table:table-cell>
          <table:table-cell office:value-type="string" calcext:value-type="string">
            <text:p>Hombre de 50 años, bronquítico crónico que ingresa por cuadro neumónico con hemocultivo positivo a Streptococcus pneumoniae, con una CMI a la penicilina de 0,0125 mg/l. Se inicia tratamiento con penicilina 2 millones cada 4 horas. Al quinto día sigue con fiebre de 38°C. ¿Cuál de las siguientes decisiones le parece correcta?:</text:p>
          </table:table-cell>
          <table:table-cell office:value-type="string" calcext:value-type="string">
            <text:p>Una concentración inhibitoria mínima (CIM) de 0,0125 mg/L frente a Penicilina implica sensibilidad, incluso con &lt; 2 mg/L, existiría una resistencia de tipo intermedio y las dosis indicadas serían efectivas, por lo que el tratamiento de este cuadro neumónico sería correcto. La persistencia de fiebre, a pesar de un tratamiento correcto, nos obliga en primer lugar a descartar la presencia de un empiema pleural. El derrame se presenta en el 10% de los casos aunque parece infraestimado, ya que si se practicasen radiografías de tórax en decúbito lateral su prevalencia aumentaría. El resto de opciones son poco convincentes, si el microrganismo exhibiese una falta de respuesta a penicilina, no tendríamos demasiadas garantías cambiando a otros beta-lactámicos como ceftriaxona (respuesta 1 incorrecta), o amoxicilina/clavulánico (respuesta 3 incorrecta), tampoco resulta una pauta admisible añadir una quinolona (respuesta 2 incorrecta). La opción 5 también es falsa debido a que un proceso neumónico con un tratamiento correcto debe mejorar en 48- 72 horas, la persistencia de la fiebre alta nos obliga a descartar complicaciones y/o replantearnos tratamiento. Empiema Pleural</text:p>
          </table:table-cell>
          <table:table-cell/>
          <table:table-cell office:value-type="string" calcext:value-type="string">
            <text:p>INFECCIOSAS</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Cambiaría el tratamiento a ceftríaxona por su mayor eficacia.</text:p>
          </table:table-cell>
          <table:table-cell office:value-type="string" calcext:value-type="string">
            <text:p>Añadiría al tratamiento una quinolona.</text:p>
          </table:table-cell>
          <table:table-cell office:value-type="string" calcext:value-type="string">
            <text:p>Cambiaría a amoxicilina / clavulánico.</text:p>
          </table:table-cell>
          <table:table-cell office:value-type="string" calcext:value-type="string">
            <text:p>Descartaría la presencia de un empiema pleural.</text:p>
          </table:table-cell>
          <table:table-cell office:value-type="string" calcext:value-type="string">
            <text:p>Seguiría con el mismo tratamiento, suponiendo que simplemente es un problema de tiempo.</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16" calcext:value-type="float">
            <text:p>116</text:p>
          </table:table-cell>
          <table:table-cell office:value-type="float" office:value="10115" calcext:value-type="float">
            <text:p>10115</text:p>
          </table:table-cell>
          <table:table-cell office:value-type="float" office:value="205115" calcext:value-type="float">
            <text:p>205115</text:p>
          </table:table-cell>
          <table:table-cell office:value-type="string" calcext:value-type="string">
            <text:p>FALSE</text:p>
          </table:table-cell>
          <table:table-cell office:value-type="string" calcext:value-type="string">
            <text:p>Acude a la consulta de un centro de salud un chico de 17 años refiriendo fiebre de 39°C de 48 h de evolución con dolor de garganta. El medico de familia consulta la historia del paciente donde no costa ninguna enfermedad previa. El paciente no refiere tos y a la exploración realizada por su médico de familia revela presencia de exudado amigdalar blanquecino bilateral y adenopatías cervicales anteriores aumentadas de tamaño y dolorosas a la palpación. ¿Cuál sería el tratamiento de elección de este paciente?:</text:p>
          </table:table-cell>
          <table:table-cell office:value-type="string" calcext:value-type="string">
            <text:p>El cuadro clínico es compatible con una faringitis estreptocócica cuyo agente es el estreptococo betahemolítico del grupo A (Streptococcus pyogenes) Nos enumeran los 4 criterios Centor positivos, que supone un altísimo valor predictivo positivo para el diagnóstico clínico de este cuadro: fiebre &gt; 38º, exudado amigdalar, adenopatías dolorosas y ausencia de tos. El tratamiento de elección de la faringitis estreptocócica es la penicilina V o la amoxicilina, por lo que la respuesta 1 es correcta. El resto de ofertas recogen alternativas terapéuticas que no son de elección (opción 2) o resultan inadecuadas (opciones 3 a 5).</text:p>
          </table:table-cell>
          <table:table-cell/>
          <table:table-cell office:value-type="string" calcext:value-type="string">
            <text:p>INFECCIOSAS</text:p>
          </table:table-cell>
          <table:table-cell office:value-type="string" calcext:value-type="string">
            <text:p>Fácil</text:p>
          </table:table-cell>
          <table:table-cell office:value-type="float" office:value="0.67" calcext:value-type="float">
            <text:p>0,67</text:p>
          </table:table-cell>
          <table:table-cell/>
          <table:table-cell office:value-type="string" calcext:value-type="string">
            <text:p>Penicilina V o amoxicilina.</text:p>
          </table:table-cell>
          <table:table-cell office:value-type="string" calcext:value-type="string">
            <text:p>Amoxicilina/Clavulánico.</text:p>
          </table:table-cell>
          <table:table-cell office:value-type="string" calcext:value-type="string">
            <text:p>Doxiclina.</text:p>
          </table:table-cell>
          <table:table-cell office:value-type="string" calcext:value-type="string">
            <text:p>Ciprofloxacine.</text:p>
          </table:table-cell>
          <table:table-cell office:value-type="string" calcext:value-type="string">
            <text:p>Metronizadol.</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118" calcext:value-type="float">
            <text:p>118</text:p>
          </table:table-cell>
          <table:table-cell office:value-type="float" office:value="10117" calcext:value-type="float">
            <text:p>10117</text:p>
          </table:table-cell>
          <table:table-cell office:value-type="float" office:value="205117" calcext:value-type="float">
            <text:p>205117</text:p>
          </table:table-cell>
          <table:table-cell office:value-type="string" calcext:value-type="string">
            <text:p>FALSE</text:p>
          </table:table-cell>
          <table:table-cell office:value-type="string" calcext:value-type="string">
            <text:p>Un paciente con historia de consumo excesivo de alcohol ha sido diagnosticado de tuberculosis pulmonar por un cuadro de tos, fiebre, expectoración, aislándose en el cultivo de esputo Mycobacterium tuberculosis. El paciente ha iniciado tratamiento con isoniacida, rífampicina, etambutol y pirazinamida, con adecuada tolerancia. A los 20 días del inicio del tratamiento se recibe un informe de resistencia a rífampicina del M. tuberculosis aislado en el esputo. ¿Que régimen seleccionaría en función de este informe?:</text:p>
          </table:table-cell>
          <table:table-cell office:value-type="string" calcext:value-type="string">
            <text:p>Se trata de una enfermedad tuberculosa con una cepa resistente a Rifampicina. El tratamiento de la tuberculosis resistente requiere la adición de una quinolona a la pauta empleada (respuestas 1 y 2 incorrectas) (las actuales guías de tratamiento recomiendan su empleo durante todo el tratamiento, no sólo en los 2 primeros meses). Al no poder emplear rifampicina, el protocolo se debe alargar hasta los 18 meses (respuesta 4 correcta). La estreptomicina (fármaco de segunda línea) sólo se emplea si hay multi-resistencia (es decir, resistencia a 2 o más fármacos) (respuesta 5 incorrecta).</text:p>
          </table:table-cell>
          <table:table-cell/>
          <table:table-cell office:value-type="string" calcext:value-type="string">
            <text:p>INFECCIOSAS</text:p>
          </table:table-cell>
          <table:table-cell office:value-type="string" calcext:value-type="string">
            <text:p>Difícil</text:p>
          </table:table-cell>
          <table:table-cell office:value-type="float" office:value="0.13" calcext:value-type="float">
            <text:p>0,13</text:p>
          </table:table-cell>
          <table:table-cell/>
          <table:table-cell office:value-type="string" calcext:value-type="string">
            <text:p>Isoniacida, etambutol, pirazinamida durante 12 meses.</text:p>
          </table:table-cell>
          <table:table-cell office:value-type="string" calcext:value-type="string">
            <text:p>Isoniacida, etambutol, pirazinamida durante 12 meses y estreptomicina por dos meses.</text:p>
          </table:table-cell>
          <table:table-cell office:value-type="string" calcext:value-type="string">
            <text:p>Isoniacida, etambutol, pirazinamida durante 12 meses y una quinolona por dos meses.</text:p>
          </table:table-cell>
          <table:table-cell office:value-type="string" calcext:value-type="string">
            <text:p>Isoniacida, etambutol, pirazinamida y una quinolona durante 18 meses.</text:p>
          </table:table-cell>
          <table:table-cell office:value-type="string" calcext:value-type="string">
            <text:p>Isoniacida, etambutol, pirazinamida durante 18 meses y estreptomicina y una quinolona durante dos meses.</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19" calcext:value-type="float">
            <text:p>119</text:p>
          </table:table-cell>
          <table:table-cell office:value-type="float" office:value="10118" calcext:value-type="float">
            <text:p>10118</text:p>
          </table:table-cell>
          <table:table-cell office:value-type="float" office:value="205118" calcext:value-type="float">
            <text:p>205118</text:p>
          </table:table-cell>
          <table:table-cell office:value-type="string" calcext:value-type="string">
            <text:p>FALSE</text:p>
          </table:table-cell>
          <table:table-cell office:value-type="string" calcext:value-type="string">
            <text:p>Una chica de 20 años acude a la consulta con un cuadro agudo de fiebre, adenopatías cervicales y rash cutáneo. Según refiere la paciente, hace 3 semanas, tuvo una relación sexual que pudo ser de riesgo para contraer el virus del VIH. ¿Indica cuál de las siguientes respuestas es verdadera?:</text:p>
          </table:table-cell>
          <table:table-cell office:value-type="string" calcext:value-type="string">
            <text:p>La determinación de carga viral de VIH no es una prueba aplicable para diagnosticar la infección VIH, sino que como su nombre indica, consiste en una "cuantificación" del genoma del virus, que se realiza para establecer el grado o nivel de "viremia" en individuos ya diagnosticados. Constituye el mejor parámetro para evaluar la respuesta al tratamiento antirretroviral. Además, conviene conocer que esta técnica puede ofertar resultados falsamente positivos en individuos no infectados. Existen en el momento actual diferentes métodos para determinar la carga viral, incorporados a nuestra oferta asistencial. Básicamente, adoptan dos estrategias para demostrar la presencia de ácido nucleico vírico en el plasma (aunque también se puede detectar en otras muestras clínicas). En la primera, se amplifican las secuencias de genoma mediante la realización de una reacción en cadena de la polimerasa (PCR), con la segunda estrategia, se efectúa la amplificación de la señal mediante la tecnología del ADN-ramificado (b-DNA). Disponemos de técnicas ultrasensibles cuyo umbral de detección es de 50 copias/ARN/ml de plasma. Del resto de afirmaciones conviene retener en "positivo" cuanto se refleja en la pregunta. El cuadro clínico puede ser compatible con una infección aguda por VIH (respuesta 2 es incorrecta). En estas fases tempranas de la infección, la serología negativa para Ac frente a VIH-1/VIH-2, no descarta que el individuo esté infectado (al contrario de lo que afirma la opción 1), ya que puede estar todavía "seroconvirtiendo" para Ac y resultar positivo para la detección de Agp24 y la detección de genoma de VIH mediante una PCR "cualitativa" (empleada con fines diagnósticos y que no se debe confundir con la carga viral.) Obviamente cuando el "ELISA" (enzimoinmunoanálisis, que es la técnica convencional de cribado) es positivo, resulta obligado proceder a su confirmación mediante Western Blot (contrariamente a lo que se afirma en la opción 3), la razón es que la técnica ELISA tiene alta sensibilidad (99% o superior), pero la especificidad no es tan alta (95%), (respuesta 4 incorrecta), de ahí la obligación de confirmar siempre un ELISA positivo</text:p>
          </table:table-cell>
          <table:table-cell/>
          <table:table-cell office:value-type="string" calcext:value-type="string">
            <text:p>INFECCIOSAS</text:p>
          </table:table-cell>
          <table:table-cell office:value-type="string" calcext:value-type="string">
            <text:p>Normal</text:p>
          </table:table-cell>
          <table:table-cell office:value-type="float" office:value="0.56" calcext:value-type="float">
            <text:p>0,56</text:p>
          </table:table-cell>
          <table:table-cell/>
          <table:table-cell office:value-type="string" calcext:value-type="string">
            <text:p>Una serologia VIH-l/VIH-2 negativa realizada por medio de la técnica de ELISA, descarta la posibilidad de que la paciente haya sido contagiada con el virus VIH.</text:p>
          </table:table-cell>
          <table:table-cell office:value-type="string" calcext:value-type="string">
            <text:p>El proceso clínico que padece la paciente no concuerda con el de la infección aguda por VIH</text:p>
          </table:table-cell>
          <table:table-cell office:value-type="string" calcext:value-type="string">
            <text:p>Si el test de ELISA de la paciente fuera positivo, no sería necesario realizar nada más para el diagnóstico de infección por VIH.</text:p>
          </table:table-cell>
          <table:table-cell office:value-type="string" calcext:value-type="string">
            <text:p>La técnica de ELISA tiene una alta sensibilidad para el diagnóstico de infección por VIH, pero su especificidad es aún mayor.</text:p>
          </table:table-cell>
          <table:table-cell office:value-type="string" calcext:value-type="string">
            <text:p>Si el test de ELISA para diagnosticar VIH en la paciente fuera negativo, podríamos determinar por la técnica de PCR la carga viral en sangre.</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20" calcext:value-type="float">
            <text:p>120</text:p>
          </table:table-cell>
          <table:table-cell office:value-type="float" office:value="10119" calcext:value-type="float">
            <text:p>10119</text:p>
          </table:table-cell>
          <table:table-cell office:value-type="float" office:value="205119" calcext:value-type="float">
            <text:p>205119</text:p>
          </table:table-cell>
          <table:table-cell office:value-type="string" calcext:value-type="string">
            <text:p>FALSE</text:p>
          </table:table-cell>
          <table:table-cell office:value-type="string" calcext:value-type="string">
            <text:p>Chico de 16 años que consulta por presentar amigdalitis pultácea, fiebre de hasta 38,5°C, adenopatías cervicales dolorosas, exantema macular no pruríginoso en tórax y hepatoesplenomegalia leves, de 4-5 días de evolución. El test de Paul-Bunnell y la IgM para el virus de EpsteinBarr son positivos. Durante su ingreso desarrolla fiebre continua de hasta 40ºC, pancitopenia, hepatitis ictérica y coagulopatía de intensidad progresiva. A la semana del ingreso, se traslada a UCI por confusión e insuficiencia respiratoria. Los hemocultivos y un urocultivo son negativos, el LCR es normal y la placa de tórax no muestra infiltrados. La procalcitonina es normal, pero PCR y ferritina están muy elevados. De los enunciados a continuación, ¿cuál sería el planteamiento diagnóstico y terapéutico más correcto?:</text:p>
          </table:table-cell>
          <table:table-cell office:value-type="string" calcext:value-type="string">
            <text:p>Nos presentan un cuadro clínico típico de mononucleosis infecciosa, confirmado con el test de Paul-Bunnell, e incluso de forma más específica con la positividad de IgM frente al virus de Epstein-Barr. Durante el ingreso el cuadro se complica con fiebre alta continua, pancitopenia, hepatitis ictérica y coagulopatía, terminando en un cuadro de confusión e insuficiencia respiratoria. Los estudios bacterianos son normales y destaca una PCR y ferritina muy elevados, parámetros que nos indican un proceso inflamatorio importante. Todos estos datos nos hacen sospechar un curso grave de la mononucleosis, con compromiso hepático, y el tratamiento indicado serían los glucocorticoides, por lo que la opción 3 podría encajar en nuestra opinión. El síndrome hemofagocítico es una entidad muy rara, pero de extraordinaria gravedad, por lo que es muy importante tener un alto índice de sospecha para iniciar tratamiento precoz con inmunosupresores. Si repasas este síndrome verás que se cumplen varios criterios de sospecha: fiebre, esplenomegalia, citopenia, ferritina elevada… por lo que es razonable descartar lo antes posible un síndrome hemofagocítico, dada la trascendencia de iniciar tratamiento precoz. En nuestra opinión, sigue siendo una opción muy rara y la opción 3 también encajaría en este contexto.</text:p>
          </table:table-cell>
          <table:table-cell/>
          <table:table-cell office:value-type="string" calcext:value-type="string">
            <text:p>INFECCIOSAS</text:p>
          </table:table-cell>
          <table:table-cell office:value-type="string" calcext:value-type="string">
            <text:p>Difícil</text:p>
          </table:table-cell>
          <table:table-cell office:value-type="float" office:value="0.03" calcext:value-type="float">
            <text:p>0,03</text:p>
          </table:table-cell>
          <table:table-cell/>
          <table:table-cell office:value-type="string" calcext:value-type="string">
            <text:p>Tiene una sepsis bacteriana de origen indeterminado y se debe administrar ceftriaxona y tratamiento de soporte.</text:p>
          </table:table-cell>
          <table:table-cell office:value-type="string" calcext:value-type="string">
            <text:p>Tiene una sepsis bacteriana de origen indeterminado y se debe administrar vancomicina, ceftacidima y tratamiento de soporte.</text:p>
          </table:table-cell>
          <table:table-cell office:value-type="string" calcext:value-type="string">
            <text:p>Se trata de una mononucleosis infecciosa de curso grave y se deben de administrar glucocorticoides.</text:p>
          </table:table-cell>
          <table:table-cell office:value-type="string" calcext:value-type="string">
            <text:p>Se trata de una mononucleosis infecciosa de curso grave y se debe iniciar tratamiento con aciclovir.</text:p>
          </table:table-cell>
          <table:table-cell office:value-type="string" calcext:value-type="string">
            <text:p>Realizaría una biopsia/aspirado de medula ósea y si se confirma hemofagocitosis, iniciaría tratamiento con inmunosupresores.</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22" calcext:value-type="float">
            <text:p>122</text:p>
          </table:table-cell>
          <table:table-cell office:value-type="float" office:value="10121" calcext:value-type="float">
            <text:p>10121</text:p>
          </table:table-cell>
          <table:table-cell office:value-type="float" office:value="205121" calcext:value-type="float">
            <text:p>205121</text:p>
          </table:table-cell>
          <table:table-cell office:value-type="string" calcext:value-type="string">
            <text:p>FALSE</text:p>
          </table:table-cell>
          <table:table-cell office:value-type="string" calcext:value-type="string">
            <text:p>Hombre de 30 años sin antecedentes de interés. Acude a consulta por la presencia de unas lesiones eritemato-violáceas de pequeño tamaño que a la palpación parecen sobreelevadas, en región pretibial. El estudio analítico muestra un hemograma y estudio de coagulación sin alteraciones y en la bioquímica, la creatinina y los iones se encuentran también dentro del rango de normalidad. El estudio del sedimento urinario demuestra hematuria, por la que el paciente ya había sido estudiado en otras ocasiones, sin obtener un diagnóstico definitivo. Respecto a la entidad que usted sospecha en este caso es FALSO que:</text:p>
          </table:table-cell>
          <table:table-cell office:value-type="string" calcext:value-type="string">
            <text:p>El paciente presenta un síndrome de Scholein-Henoch con afectación cutánea y renal. Es una enfermedad con proliferación mesangial y depósito de IgA que suele cursar con hematuria y cierto grado de proteinuria no nefrótica (respuesta 3 incorrecta). Se suele acompañar de IgA elevada y el diagnóstico se alcanza con biopsia cutánea con vasculitis leucocitoclástica y depósito de IgA. Es curso evolutivo es relativamente benigno.</text:p>
          </table:table-cell>
          <table:table-cell/>
          <table:table-cell office:value-type="string" calcext:value-type="string">
            <text:p>NEFR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En el 20 al 50% de los casos existe elevación de la concentración sérica de IgA.</text:p>
          </table:table-cell>
          <table:table-cell office:value-type="string" calcext:value-type="string">
            <text:p>En la biopsia renal son característicos los depósitos mesangiales de IgA.</text:p>
          </table:table-cell>
          <table:table-cell office:value-type="string" calcext:value-type="string">
            <text:p>Es frecuente la existencia de proteinuría en rango nefrótico.</text:p>
          </table:table-cell>
          <table:table-cell office:value-type="string" calcext:value-type="string">
            <text:p>Se considera una entidad benigna ya que menos de 1/3 de los pacientes evolucionan a insuficiencia renal.</text:p>
          </table:table-cell>
          <table:table-cell office:value-type="string" calcext:value-type="string">
            <text:p>La biopsia cutánea permite establecer el diagnóstico hasta en la mitad de los casos.</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123" calcext:value-type="float">
            <text:p>123</text:p>
          </table:table-cell>
          <table:table-cell office:value-type="float" office:value="10122" calcext:value-type="float">
            <text:p>10122</text:p>
          </table:table-cell>
          <table:table-cell office:value-type="float" office:value="205122" calcext:value-type="float">
            <text:p>205122</text:p>
          </table:table-cell>
          <table:table-cell office:value-type="string" calcext:value-type="string">
            <text:p>FALSE</text:p>
          </table:table-cell>
          <table:table-cell office:value-type="string" calcext:value-type="string">
            <text:p>Mujer de 72 años con diabetes tipo 2 e insuficiencia renal crónica en estadio <text:s/>5. Ante la sospecha de un tromboembolismo pulmonar indique qué prueba diagnóstica estaría contraindicada:</text:p>
          </table:table-cell>
          <table:table-cell office:value-type="string" calcext:value-type="string">
            <text:p>En un paciente con ERC avanzada deben evitarse los contrastes yodados salvo casos extremos, debido a su nefrotoxicidad. Ante la sospecha de un TEP suele emplearse la gammagrafía de ventilación perfusión estando contraindicada en angioTC pulmonar (respuesta 3 correcta).</text:p>
          </table:table-cell>
          <table:table-cell/>
          <table:table-cell office:value-type="string" calcext:value-type="string">
            <text:p>NEFR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Ecocardiograma trastorácico.</text:p>
          </table:table-cell>
          <table:table-cell office:value-type="string" calcext:value-type="string">
            <text:p>Gammagrafía pulmonar.</text:p>
          </table:table-cell>
          <table:table-cell office:value-type="string" calcext:value-type="string">
            <text:p>AngioTC pulmonar.</text:p>
          </table:table-cell>
          <table:table-cell office:value-type="string" calcext:value-type="string">
            <text:p>Electrocardiograma.</text:p>
          </table:table-cell>
          <table:table-cell office:value-type="string" calcext:value-type="string">
            <text:p>Radiografía de tórax.</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126" calcext:value-type="float">
            <text:p>126</text:p>
          </table:table-cell>
          <table:table-cell office:value-type="float" office:value="10125" calcext:value-type="float">
            <text:p>10125</text:p>
          </table:table-cell>
          <table:table-cell office:value-type="float" office:value="205125" calcext:value-type="float">
            <text:p>205125</text:p>
          </table:table-cell>
          <table:table-cell office:value-type="string" calcext:value-type="string">
            <text:p>FALSE</text:p>
          </table:table-cell>
          <table:table-cell office:value-type="string" calcext:value-type="string">
            <text:p>Hombre de 38 años que consulta por disnea y hemoptisis. En los análisis de sangre tiene creatinina 7 mg/dl, urea 250 mg/dl y anti-MBG (anticuerpos anti membrana basal glomerular) positivos a título alto. Se realiza biopsia renal que muestra semilunas en el 75% de los glomerulos y en la inmunofluorescencia aparece un patrón depósito lineal de Ig. ¿Cuál de las siguientes es la respuesta correcta?:</text:p>
          </table:table-cell>
          <table:table-cell office:value-type="string" calcext:value-type="string">
            <text:p>Se trata de un paciente con afectación pulmonar y renal por anticuerpos antimembrana basal, es decir, una enfermedad de Goodpasture. El tratamiento incluye la realización de plasmaféresis (respuesta 2 correcta).</text:p>
          </table:table-cell>
          <table:table-cell/>
          <table:table-cell office:value-type="string" calcext:value-type="string">
            <text:p>NEFROLOG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Se trata de una Nefropatia Ig A con fracaso renal agudo.</text:p>
          </table:table-cell>
          <table:table-cell office:value-type="string" calcext:value-type="string">
            <text:p>Estaría indicada la realización de plasmaféresis.</text:p>
          </table:table-cell>
          <table:table-cell office:value-type="string" calcext:value-type="string">
            <text:p>Se trata de una Glomerulonefritis membranosa.</text:p>
          </table:table-cell>
          <table:table-cell office:value-type="string" calcext:value-type="string">
            <text:p>El micofenolato mofetilo es el tratamiento inicial de elección.</text:p>
          </table:table-cell>
          <table:table-cell office:value-type="string" calcext:value-type="string">
            <text:p>La afectación glomerular esta causada por la presencia de inmunocomplejos circulantes.</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30" calcext:value-type="float">
            <text:p>130</text:p>
          </table:table-cell>
          <table:table-cell office:value-type="float" office:value="10129" calcext:value-type="float">
            <text:p>10129</text:p>
          </table:table-cell>
          <table:table-cell office:value-type="float" office:value="205129" calcext:value-type="float">
            <text:p>205129</text:p>
          </table:table-cell>
          <table:table-cell office:value-type="string" calcext:value-type="string">
            <text:p>FALSE</text:p>
          </table:table-cell>
          <table:table-cell office:value-type="string" calcext:value-type="string">
            <text:p>Un paciente de 26 años de edad sin antecedentes médico-quirúrgicos previos acude a urgencias por disnea de 15 días de evolución. En la exploración física no se detecta ningún hallazgo de interés excepto un nodulo de consistencia dura en el testículo izquierdo. Se realiza una radiografía de tórax objetivándose múltiples nodulos pulmonares en "suelta de globos". En su analítica destacan una B-hCG de 30.000 mIU/ml. ¿Cuál le parece el origen más probable de la patología de este cuadro?:</text:p>
          </table:table-cell>
          <table:table-cell office:value-type="string" calcext:value-type="string">
            <text:p>Se trata de un paciente varón, joven con lesión testicular y metástasis pulmonares. La presencia de elevación de la gonadotropina coriónica humana debe orientarnos a pensar en un coriocarcinoma testicular. El tumor testicular tipo seminoma no suele elevar marcadores tumorales testiculares.</text:p>
          </table:table-cell>
          <table:table-cell/>
          <table:table-cell office:value-type="string" calcext:value-type="string">
            <text:p>NEFR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Seminoma.</text:p>
          </table:table-cell>
          <table:table-cell office:value-type="string" calcext:value-type="string">
            <text:p>Angiomiolipoma renal.</text:p>
          </table:table-cell>
          <table:table-cell office:value-type="string" calcext:value-type="string">
            <text:p>Tumor de Wilms.</text:p>
          </table:table-cell>
          <table:table-cell office:value-type="string" calcext:value-type="string">
            <text:p>Coriocarcinoma testicular.</text:p>
          </table:table-cell>
          <table:table-cell office:value-type="string" calcext:value-type="string">
            <text:p>Linfoma no Hodgkin.</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31" calcext:value-type="float">
            <text:p>131</text:p>
          </table:table-cell>
          <table:table-cell office:value-type="float" office:value="10130" calcext:value-type="float">
            <text:p>10130</text:p>
          </table:table-cell>
          <table:table-cell office:value-type="float" office:value="205130" calcext:value-type="float">
            <text:p>205130</text:p>
          </table:table-cell>
          <table:table-cell office:value-type="string" calcext:value-type="string">
            <text:p>FALSE</text:p>
          </table:table-cell>
          <table:table-cell office:value-type="string" calcext:value-type="string">
            <text:p>Ante un hombre de 49 años, asintomático, con el antecedente familiar de padre fallecido por cáncer de próstata, que en un control rutinario de empresa se identifica un PSA (Antígeno Prostático Específico) de 5,9 ng/ml, con un cociente de PSA libre/PSA total del 11% y que en un tacto rectal se aprecia aumento de consistencía en el lóbulo derecho prostático, ¿cuál es la siguiente indicación clínica?:</text:p>
          </table:table-cell>
          <table:table-cell office:value-type="string" calcext:value-type="string">
            <text:p>Se trata de un varón de 49 años (expectativa de vida elevada) que presenta un PSA elevado, con un porcentaje de libre disminuido. Ello es SUGERENTE de patología prostática tumoral. La presencia de un tacto rectal sospechoso, además, con independencia del valor de PSA, nos obliga a estudios adicionales para el diagnóstico de patología tumoral, mediante la biopsia prostática (respuesta 1 correcta).</text:p>
          </table:table-cell>
          <table:table-cell/>
          <table:table-cell office:value-type="string" calcext:value-type="string">
            <text:p>NEFROLOGÍA</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Plantear al paciente la realización de una ecografia transrectal y biopsia prostálica.</text:p>
          </table:table-cell>
          <table:table-cell office:value-type="string" calcext:value-type="string">
            <text:p>Realizar un TAC abdominopélvico.</text:p>
          </table:table-cell>
          <table:table-cell office:value-type="string" calcext:value-type="string">
            <text:p>Iniciar tratamiento con Inhibidores de la 5 alfa Reductasa para reducir a la mitad los niveles del PSA.</text:p>
          </table:table-cell>
          <table:table-cell office:value-type="string" calcext:value-type="string">
            <text:p>Iniciar tratamiento combinado de análogos de la LHRH y antiandrógenos.</text:p>
          </table:table-cell>
          <table:table-cell office:value-type="string" calcext:value-type="string">
            <text:p>Realizar una gammagrafía ósea.</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132" calcext:value-type="float">
            <text:p>132</text:p>
          </table:table-cell>
          <table:table-cell office:value-type="float" office:value="10131" calcext:value-type="float">
            <text:p>10131</text:p>
          </table:table-cell>
          <table:table-cell office:value-type="float" office:value="205131" calcext:value-type="float">
            <text:p>205131</text:p>
          </table:table-cell>
          <table:table-cell office:value-type="string" calcext:value-type="string">
            <text:p>FALSE</text:p>
          </table:table-cell>
          <table:table-cell office:value-type="string" calcext:value-type="string">
            <text:p>Un hombre de 54 años de edad es diagnosticado de tumor renal izquierdo sugestivo de carcinoma de células renales. En su estudio analítico preoperatorio se detectan niveles elevados de GPT, fosfatasa alcalina y alfa-2- globulina y tiempo de protrombina alargado. El hígado está aumentado de tamaño de forma difusa, pero sin defectos de infiltración hepática. La justificación más probable de estos hallazgos se debe a:</text:p>
          </table:table-cell>
          <table:table-cell office:value-type="string" calcext:value-type="string">
            <text:p>Se trata de un tumor renal con elevación de transaminasas y disfunción hepática, sin metástasis asociadas. En ese contexto debe sospecharse un efecto hepatotóxico del tumor (respuesta 4 correcta). Es de esperar que con la excéresis del tumor renal, la función hepática se normalice posteriormente.</text:p>
          </table:table-cell>
          <table:table-cell/>
          <table:table-cell office:value-type="string" calcext:value-type="string">
            <text:p>NEFROLOG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Metástasis hepáticas.</text:p>
          </table:table-cell>
          <table:table-cell office:value-type="string" calcext:value-type="string">
            <text:p>Trombosis tumoral intrahepática.</text:p>
          </table:table-cell>
          <table:table-cell office:value-type="string" calcext:value-type="string">
            <text:p>Hepatitis aguda.</text:p>
          </table:table-cell>
          <table:table-cell office:value-type="string" calcext:value-type="string">
            <text:p>Presencia de sustancias hepatotóxicas producidas por el tumor.</text:p>
          </table:table-cell>
          <table:table-cell office:value-type="string" calcext:value-type="string">
            <text:p>Hemocromatosis.</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33" calcext:value-type="float">
            <text:p>133</text:p>
          </table:table-cell>
          <table:table-cell office:value-type="float" office:value="10132" calcext:value-type="float">
            <text:p>10132</text:p>
          </table:table-cell>
          <table:table-cell office:value-type="float" office:value="205132" calcext:value-type="float">
            <text:p>205132</text:p>
          </table:table-cell>
          <table:table-cell office:value-type="string" calcext:value-type="string">
            <text:p>FALSE</text:p>
          </table:table-cell>
          <table:table-cell office:value-type="string" calcext:value-type="string">
            <text:p>Un paciente asmático de 55 años acude a Urgencias con una agudización. Una hora después de la administración de oxígeno suplementario y dos nebulizaciones de salbutamol el paciente no mejora. A la exploración respira a 42 rpm con tiraje supraclavicular y presenta sibilancias inspiratorias y espiratorias diseminadas. El flujo pico ha bajado de 310 a 220 L/min. Una gasometría extraída con oxígeno al 28% muestra una p02 de 54 mmHg y una pC02 de 35 mmHg. ¿Cuál de las siguientes actitudes le parece MENOS indicada?:</text:p>
          </table:table-cell>
          <table:table-cell office:value-type="string" calcext:value-type="string">
            <text:p>Se trata de un asma severo (tiraje respiratorio y ausencia de respuesta al tratamiento). En este caso, estaría indicado el tratamiento con corticoides sistémicos (metilprednisolona iv), combinación de broncodilatadores (salbutamol e ipratropio), incremento de la fracción inspirada de oxígeno (por presentar insuficiencia respiratoria con el flujo actual) e, incluso, magnesio iv (empleado en asma refractario a tratamiento convencional). La ventilación mecánica no invasiva está indicada con cifras de carbónico elevadas (PaCO2 &gt;45 mmHg), por lo que es la actitud menos prioritaria, en el momento actual (PaCO2 = 35 mmHg) (respuesta 5 correcta). - Pocket Guide for Asthma Management and Prevention – GINA – Updated 2.012.</text:p>
          </table:table-cell>
          <table:table-cell/>
          <table:table-cell office:value-type="string" calcext:value-type="string">
            <text:p>NEUMOLOGIA</text:p>
          </table:table-cell>
          <table:table-cell office:value-type="string" calcext:value-type="string">
            <text:p>Difícil</text:p>
          </table:table-cell>
          <table:table-cell office:value-type="float" office:value="-0.07" calcext:value-type="float">
            <text:p>-0,07</text:p>
          </table:table-cell>
          <table:table-cell/>
          <table:table-cell office:value-type="string" calcext:value-type="string">
            <text:p>Aumentar el flujo de oxígeno.</text:p>
          </table:table-cell>
          <table:table-cell office:value-type="string" calcext:value-type="string">
            <text:p>Administrar 80 mg de metilprednisolona iv.</text:p>
          </table:table-cell>
          <table:table-cell office:value-type="string" calcext:value-type="string">
            <text:p>Nebulizar bromuro de ipratropio junto con salbutamol cada 20 minutos.</text:p>
          </table:table-cell>
          <table:table-cell office:value-type="string" calcext:value-type="string">
            <text:p>Administrar magnesio intravenoso</text:p>
          </table:table-cell>
          <table:table-cell office:value-type="string" calcext:value-type="string">
            <text:p>Iniciar ventilación mecánica no invasiva.</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34" calcext:value-type="float">
            <text:p>134</text:p>
          </table:table-cell>
          <table:table-cell office:value-type="float" office:value="10133" calcext:value-type="float">
            <text:p>10133</text:p>
          </table:table-cell>
          <table:table-cell office:value-type="float" office:value="205133" calcext:value-type="float">
            <text:p>205133</text:p>
          </table:table-cell>
          <table:table-cell office:value-type="string" calcext:value-type="string">
            <text:p>FALSE</text:p>
          </table:table-cell>
          <table:table-cell office:value-type="string" calcext:value-type="string">
            <text:p>Ante un paciente de 23 años que acude a urgencias un viernes de madrugada tras una pelea callejera, con signos claros de enolismo y lesión por arma blanca (apuñalado) a nivel de III espacio intercostal derecho a 3 mm del margen esternal sangrando activamente y hemodinámicamente inestable asociado a hipofonesis marcada de todo hemitórax derecho. ¿Que estructura de las siguientes debe pensar que puede estar lesionada?:</text:p>
          </table:table-cell>
          <table:table-cell office:value-type="string" calcext:value-type="string">
            <text:p>El cuadro clínico presenta una situación de hemotórax traumático (hipofonesis del hemitórax derecho e inestabilidad hemodinámica). La herida está situada a nivel del borde esternal derecho (tercer espacio intercostal). La arteria que atraviesa esa zona anatómica es la mamaria interna o torácica interna derecha (respuesta 2 correcta). Las arterias carótida primitiva derecha, tiroidea superior y tímica se sitúan en una región superior a la afecta por el traumatismo. La subescapular transcurre por la región posterior del hemitórax (no adyacente al esternón).</text:p>
          </table:table-cell>
          <table:table-cell/>
          <table:table-cell office:value-type="string" calcext:value-type="string">
            <text:p>NEUMOLOGIA</text:p>
          </table:table-cell>
          <table:table-cell office:value-type="string" calcext:value-type="string">
            <text:p>Normal</text:p>
          </table:table-cell>
          <table:table-cell office:value-type="float" office:value="0.49" calcext:value-type="float">
            <text:p>0,49</text:p>
          </table:table-cell>
          <table:table-cell/>
          <table:table-cell office:value-type="string" calcext:value-type="string">
            <text:p>Arteria carótida primitiva derecha.</text:p>
          </table:table-cell>
          <table:table-cell office:value-type="string" calcext:value-type="string">
            <text:p>Arteria torácica interna derecha.</text:p>
          </table:table-cell>
          <table:table-cell office:value-type="string" calcext:value-type="string">
            <text:p>Arteria subescapular derecha.</text:p>
          </table:table-cell>
          <table:table-cell office:value-type="string" calcext:value-type="string">
            <text:p>Arteria tiroidea superior derecha.</text:p>
          </table:table-cell>
          <table:table-cell office:value-type="string" calcext:value-type="string">
            <text:p>Arteria tímica superior derecha.</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37" calcext:value-type="float">
            <text:p>137</text:p>
          </table:table-cell>
          <table:table-cell office:value-type="float" office:value="10136" calcext:value-type="float">
            <text:p>10136</text:p>
          </table:table-cell>
          <table:table-cell office:value-type="float" office:value="205136" calcext:value-type="float">
            <text:p>205136</text:p>
          </table:table-cell>
          <table:table-cell office:value-type="string" calcext:value-type="string">
            <text:p>FALSE</text:p>
          </table:table-cell>
          <table:table-cell office:value-type="string" calcext:value-type="string">
            <text:p>Una mujer de 24 años es encontrada tirada en la calle por unos transeúntes. Al llegar el quipo de emergencias la encontraron con una saturación de oxígeno del 88% respirando aire ambiente y al examen pupilas puntifomes. Se la traslada a la urgencia del hospital más cercano, donde la gasometría arterial basal muestra: pH 7,25, PaC02 60 mmHg, Pa02 58 mmHg, bicarbonato de 26 mEq/l y exceso de bases de -1. En sangre el sodio es 137 mEq/l y el cloruro 100 mEq/l. Desde el punto de vista gasometrico la paciente tiene:</text:p>
          </table:table-cell>
          <table:table-cell office:value-type="string" calcext:value-type="string">
            <text:p>El caso clínico presenta un pH de 7.25 (al ser inferior a 7.33, se corresponde con acidosis). El valor de PaCO2 está elevado (60 mmHg), junto con un bicarbonato normal. Todo ello es compatible con acidosis respiratoria pura, con hipoventilación secundaria a probable intoxicación farmacológica (respuesta 3 correcta). Al mostrar un valor de oxigeno inferior a 60 y carbónico superior a 50, la insuficiencia respiratoria es global (respuesta 1 incorrecta). El valor normal de bicarbonato descarta el origen metabólico de la acidosis. El valor de PaO2 en sangre venosa es de 40 mmHg (valores superiores sugieren un origen arterial de la muestra).</text:p>
          </table:table-cell>
          <table:table-cell/>
          <table:table-cell office:value-type="string" calcext:value-type="string">
            <text:p>NEUMOLOGIA</text:p>
          </table:table-cell>
          <table:table-cell office:value-type="string" calcext:value-type="string">
            <text:p>Fácil</text:p>
          </table:table-cell>
          <table:table-cell office:value-type="float" office:value="0.82" calcext:value-type="float">
            <text:p>0,82</text:p>
          </table:table-cell>
          <table:table-cell/>
          <table:table-cell office:value-type="string" calcext:value-type="string">
            <text:p>Insuficiencia respiratoria parcial.</text:p>
          </table:table-cell>
          <table:table-cell office:value-type="string" calcext:value-type="string">
            <text:p>Acidosis metabólica.</text:p>
          </table:table-cell>
          <table:table-cell office:value-type="string" calcext:value-type="string">
            <text:p>Acidosis respiratoria pura.</text:p>
          </table:table-cell>
          <table:table-cell office:value-type="string" calcext:value-type="string">
            <text:p>Alcalosis respiratoria por falta de cloro.</text:p>
          </table:table-cell>
          <table:table-cell office:value-type="string" calcext:value-type="string">
            <text:p>La gasometría solo puede ser de sangre venosa.</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138" calcext:value-type="float">
            <text:p>138</text:p>
          </table:table-cell>
          <table:table-cell office:value-type="float" office:value="10137" calcext:value-type="float">
            <text:p>10137</text:p>
          </table:table-cell>
          <table:table-cell office:value-type="float" office:value="205137" calcext:value-type="float">
            <text:p>205137</text:p>
          </table:table-cell>
          <table:table-cell office:value-type="string" calcext:value-type="string">
            <text:p>FALSE</text:p>
          </table:table-cell>
          <table:table-cell office:value-type="string" calcext:value-type="string">
            <text:p>Paciente de 50 años que presenta un derrame pleural con las siguientes características: aspecto pajizo, pH 7.3, cociente de proteínas pleura/suero 0.8, cociente de LDH pleura/suero 0.9, Gram y Zichl negativos, lípidos totales, colesterol y trigliceridos normales, células mesoteliales &lt;5%, intensa linfocitosis sin atipias, ADA 64 U/1. ¿Que diagnóstico le sugiere?:</text:p>
          </table:table-cell>
          <table:table-cell office:value-type="string" calcext:value-type="string">
            <text:p>El caso clínico presenta un derrame pleural compatible con exudado (cociente proteínas pleura/plasma &gt;0.5 y LDH pleura/plasma &gt;0.6). Un exudado con predominio de linfocitos y ADA superior a 45 U/l sugiere tuberculosis como origen del mismo (a pesar de Gram y Ziehl negativos) (respuesta 4 correcta). El empiema cursa con valores de pH inferiores a 7,1–7,2. El derrame pleural por insuficiencia cardiaca presenta características de trasudado. La escasez de células mesoteliales hace poco probable el diagnóstico de mesotelioma. El derrame por infarto pulmonar no eleva las cifras de ADA.</text:p>
          </table:table-cell>
          <table:table-cell/>
          <table:table-cell office:value-type="string" calcext:value-type="string">
            <text:p>NEUMOLOGIA</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Empiema pleural.</text:p>
          </table:table-cell>
          <table:table-cell office:value-type="string" calcext:value-type="string">
            <text:p>Derrame pleural por insuficiencia cardiaca (trasudado).</text:p>
          </table:table-cell>
          <table:table-cell office:value-type="string" calcext:value-type="string">
            <text:p>Mesotelioma pleural.</text:p>
          </table:table-cell>
          <table:table-cell office:value-type="string" calcext:value-type="string">
            <text:p>Derrame pleural tuberculoso.</text:p>
          </table:table-cell>
          <table:table-cell office:value-type="string" calcext:value-type="string">
            <text:p>Derrame secundario a infarto pulmonar.</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39" calcext:value-type="float">
            <text:p>139</text:p>
          </table:table-cell>
          <table:table-cell office:value-type="float" office:value="10138" calcext:value-type="float">
            <text:p>10138</text:p>
          </table:table-cell>
          <table:table-cell office:value-type="float" office:value="205138" calcext:value-type="float">
            <text:p>205138</text:p>
          </table:table-cell>
          <table:table-cell office:value-type="string" calcext:value-type="string">
            <text:p>FALSE</text:p>
          </table:table-cell>
          <table:table-cell office:value-type="string" calcext:value-type="string">
            <text:p>En un paciente con cirrosis hepática y ascitis, que desarrolla un derrame pleural con los siguientes datos en el líquido pleural: LDH 45 U/L (sérica 220 U/L), cociente proteínas pleura/suero 0,3 y cociente LDH pleura/suero 0,2. ¿Cuál sería la actitud adecuada?:</text:p>
          </table:table-cell>
          <table:table-cell office:value-type="string" calcext:value-type="string">
            <text:p>La pregunta muestra un derrame pleural compatible con trasudado (cociente proteínas pleura/plasma &lt;0.5 y cociente LDH pleura/plasma &lt;0.6). La cirrosis con ascitis puede originar un trasudado pleural (líquido filtrado a través del diafragma). En este caso, la actitud terapéutica adecuada consiste en continuar con el tratamiento habitual de su hepatopatía (respuesta 5 correcta). El derrame paraneumónico cursa con características de exudado. La ampliación del estudio diagnóstico (solicitando otros parámetros bioquímicos, videotoracoscopia, biopsia pleural… etc) se realiza en exudados, con vistas a determinar su etiología.</text:p>
          </table:table-cell>
          <table:table-cell/>
          <table:table-cell office:value-type="string" calcext:value-type="string">
            <text:p>NEUMOLOGIA</text:p>
          </table:table-cell>
          <table:table-cell office:value-type="string" calcext:value-type="string">
            <text:p>Fácil</text:p>
          </table:table-cell>
          <table:table-cell office:value-type="float" office:value="0.68" calcext:value-type="float">
            <text:p>0,68</text:p>
          </table:table-cell>
          <table:table-cell/>
          <table:table-cell office:value-type="string" calcext:value-type="string">
            <text:p>Debe ampliarse el estudio del líquido con recuento celular, glucosa, pH, ADA, colesterol y cultivo.</text:p>
          </table:table-cell>
          <table:table-cell office:value-type="string" calcext:value-type="string">
            <text:p>Biopsia pleural ciega.</text:p>
          </table:table-cell>
          <table:table-cell office:value-type="string" calcext:value-type="string">
            <text:p>Videotoracoscopia diagnóstica.</text:p>
          </table:table-cell>
          <table:table-cell office:value-type="string" calcext:value-type="string">
            <text:p>Antibioterapia empírica por sospecha de derrame parancumónico.</text:p>
          </table:table-cell>
          <table:table-cell office:value-type="string" calcext:value-type="string">
            <text:p>Continuar el tratamiento de su hepatopatía.</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42" calcext:value-type="float">
            <text:p>142</text:p>
          </table:table-cell>
          <table:table-cell office:value-type="float" office:value="10141" calcext:value-type="float">
            <text:p>10141</text:p>
          </table:table-cell>
          <table:table-cell office:value-type="float" office:value="205141" calcext:value-type="float">
            <text:p>205141</text:p>
          </table:table-cell>
          <table:table-cell office:value-type="string" calcext:value-type="string">
            <text:p>FALSE</text:p>
          </table:table-cell>
          <table:table-cell office:value-type="string" calcext:value-type="string">
            <text:p>Hombre de 65 años con antecedente de neoplasia de páncreas en curso de quimioterapia. Consulta en Urgencias por dolor y edema de todo el miembro inferior desde ingle. ¿Qué prueba diagnóstica es más coste-efectiva para confirmar la sospecha diagnóstica?:</text:p>
          </table:table-cell>
          <table:table-cell office:value-type="string" calcext:value-type="string">
            <text:p>El cuadro clínico sugiere la presencia de una Trombosis Venosa Profunda (TVP). El diagnóstico de seguridad se realizaría mediante flebografía con contraste. La ecografía Doppler venosa presenta una sensibilidad y especificidad muy elevadas para el diagnóstico, siendo una técnica de bajo coste, por lo que constituye la prueba diagnóstica más coste-efectiva (respuesta 4 correcta). El Dímero-D carece de especificidad, a pesar de mostrar una alta sensibilidad. Tanto el TAC helicoidal como la resonancia son técnicas de imagen complejas que requieren el empleo de un aparataje caro (costes elevados de adquisición y mantenimiento).</text:p>
          </table:table-cell>
          <table:table-cell/>
          <table:table-cell office:value-type="string" calcext:value-type="string">
            <text:p>NEUMOLOGI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Dímero D.</text:p>
          </table:table-cell>
          <table:table-cell office:value-type="string" calcext:value-type="string">
            <text:p>Resonancia magnética.</text:p>
          </table:table-cell>
          <table:table-cell office:value-type="string" calcext:value-type="string">
            <text:p>Flebografía.</text:p>
          </table:table-cell>
          <table:table-cell office:value-type="string" calcext:value-type="string">
            <text:p>Ecografia doppler venosa.</text:p>
          </table:table-cell>
          <table:table-cell office:value-type="string" calcext:value-type="string">
            <text:p>TAC helicoidal.</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43" calcext:value-type="float">
            <text:p>143</text:p>
          </table:table-cell>
          <table:table-cell office:value-type="float" office:value="10142" calcext:value-type="float">
            <text:p>10142</text:p>
          </table:table-cell>
          <table:table-cell office:value-type="float" office:value="205142" calcext:value-type="float">
            <text:p>205142</text:p>
          </table:table-cell>
          <table:table-cell office:value-type="string" calcext:value-type="string">
            <text:p>FALSE</text:p>
          </table:table-cell>
          <table:table-cell office:value-type="string" calcext:value-type="string">
            <text:p>Mujer de 40 años que consulta por aproximadamente 20 episodios al día de dolor intenso, periocular izquierdo de 15 minutos de duración, acompañado de intenso lagrimeo y rinorrea. Su exploración y resonancia magnética son normales. Su tratamiento de elección sería:</text:p>
          </table:table-cell>
          <table:table-cell office:value-type="string" calcext:value-type="string">
            <text:p>El cuadro clínico se corresponde con hemicránea paroxística, cefalea perteneciente al grupo de las cefaleas trigéminoautonómicas. Son crisis dolorosas de 2-45 min que se repiten más de 5 veces al día. La indometacina a dosis altas es el tratamiento de elección, la falta de respuesta a este tratamiento hace dudar del diagnóstico (respuesta 1 correcta).</text:p>
          </table:table-cell>
          <table:table-cell/>
          <table:table-cell office:value-type="string" calcext:value-type="string">
            <text:p>NEUROLOGÍA</text:p>
          </table:table-cell>
          <table:table-cell office:value-type="string" calcext:value-type="string">
            <text:p>Difícil</text:p>
          </table:table-cell>
          <table:table-cell office:value-type="float" office:value="0.12" calcext:value-type="float">
            <text:p>0,12</text:p>
          </table:table-cell>
          <table:table-cell/>
          <table:table-cell office:value-type="string" calcext:value-type="string">
            <text:p>Indometacina.</text:p>
          </table:table-cell>
          <table:table-cell office:value-type="string" calcext:value-type="string">
            <text:p>Lamotrigina.</text:p>
          </table:table-cell>
          <table:table-cell office:value-type="string" calcext:value-type="string">
            <text:p>Verapamilo.</text:p>
          </table:table-cell>
          <table:table-cell office:value-type="string" calcext:value-type="string">
            <text:p>Prednisona.</text:p>
          </table:table-cell>
          <table:table-cell office:value-type="string" calcext:value-type="string">
            <text:p>Carbonato de litio.</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147" calcext:value-type="float">
            <text:p>147</text:p>
          </table:table-cell>
          <table:table-cell office:value-type="float" office:value="10146" calcext:value-type="float">
            <text:p>10146</text:p>
          </table:table-cell>
          <table:table-cell office:value-type="float" office:value="205146" calcext:value-type="float">
            <text:p>205146</text:p>
          </table:table-cell>
          <table:table-cell office:value-type="string" calcext:value-type="string">
            <text:p>FALSE</text:p>
          </table:table-cell>
          <table:table-cell office:value-type="string" calcext:value-type="string">
            <text:p>Tras un accidente de tráfico un paciente de 38 años ingresa en UCI en coma. Tras varios días el paciente no mejora neurològicamente y en la TAC se visualizan lesiones puntiformes hemorrágicas en cuerpo calloso y en unión cortico-subcortical. ¿Cuál es su diagnóstico?:</text:p>
          </table:table-cell>
          <table:table-cell office:value-type="string" calcext:value-type="string">
            <text:p>En los traumatismos puede ocurrir una lesión de sustancia blanca profunda que es el desgarro agudo y extendido de los axones en el momento del impacto. En la TC se observan lesiones que contienen sangre por lo general en el cuerpo calloso y en centro semioval. Se cree aue la lesión axonal dispersa en ambos hemisferios situación conocida como lesión axonal difusa puede ser causa del coma persistente (respuesta 4 correcta).</text:p>
          </table:table-cell>
          <table:table-cell/>
          <table:table-cell office:value-type="string" calcext:value-type="string">
            <text:p>NEUROLOG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Hematoma subdural agudo.</text:p>
          </table:table-cell>
          <table:table-cell office:value-type="string" calcext:value-type="string">
            <text:p>Púrpura trombocitopenica.</text:p>
          </table:table-cell>
          <table:table-cell office:value-type="string" calcext:value-type="string">
            <text:p>Contusión hemorrágica cerebral.</text:p>
          </table:table-cell>
          <table:table-cell office:value-type="string" calcext:value-type="string">
            <text:p>Lesión axonal difusa grave.</text:p>
          </table:table-cell>
          <table:table-cell office:value-type="string" calcext:value-type="string">
            <text:p>Encefalopatía hipóxico-isquémica.</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49" calcext:value-type="float">
            <text:p>149</text:p>
          </table:table-cell>
          <table:table-cell office:value-type="float" office:value="10148" calcext:value-type="float">
            <text:p>10148</text:p>
          </table:table-cell>
          <table:table-cell office:value-type="float" office:value="205148" calcext:value-type="float">
            <text:p>205148</text:p>
          </table:table-cell>
          <table:table-cell office:value-type="string" calcext:value-type="string">
            <text:p>FALSE</text:p>
          </table:table-cell>
          <table:table-cell office:value-type="string" calcext:value-type="string">
            <text:p>Hombre de 76 años de edad que consulta por deterioro cognitivo, lentitud y torpeza de movimientos, de ocho meses de evolución. La familia refiere que el paciente presentaba alucinaciones visuales, por lo que su medico de Atención Primaria pautó dosis bajas de risperídona, con un importante empeoramiento del estado motor. A la vista de estos datos, ¿cuál es el diagnóstico más probable?:</text:p>
          </table:table-cell>
          <table:table-cell office:value-type="string" calcext:value-type="string">
            <text:p>La asociación de deterioro cognitivo con síntomas parkinsonianos y alucinaciones visuales es típica de la demencia por cuerpos de Lewy difusos, característicamente estos pacientes empeoran su parkinsonismo si se les trata con neurolépticos. Otra característica importante de estos pacientes son las fluctuaciones motoras (respuesta 2 correcta).</text:p>
          </table:table-cell>
          <table:table-cell/>
          <table:table-cell office:value-type="string" calcext:value-type="string">
            <text:p>NEUROLOGÍA</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Enfermedad de Alzheimer.</text:p>
          </table:table-cell>
          <table:table-cell office:value-type="string" calcext:value-type="string">
            <text:p>Demencia por cuerpos de Lewy.</text:p>
          </table:table-cell>
          <table:table-cell office:value-type="string" calcext:value-type="string">
            <text:p>Demencia frontotemporal.</text:p>
          </table:table-cell>
          <table:table-cell office:value-type="string" calcext:value-type="string">
            <text:p>Demencia vascular.</text:p>
          </table:table-cell>
          <table:table-cell office:value-type="string" calcext:value-type="string">
            <text:p>Enfermedad de Creutzfeldt-Jakob esporádica.</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52" calcext:value-type="float">
            <text:p>152</text:p>
          </table:table-cell>
          <table:table-cell office:value-type="float" office:value="10151" calcext:value-type="float">
            <text:p>10151</text:p>
          </table:table-cell>
          <table:table-cell office:value-type="float" office:value="205151" calcext:value-type="float">
            <text:p>205151</text:p>
          </table:table-cell>
          <table:table-cell office:value-type="string" calcext:value-type="string">
            <text:p>FALSE</text:p>
          </table:table-cell>
          <table:table-cell office:value-type="string" calcext:value-type="string">
            <text:p>Un hombre de 80 años es ingresado por un cuadro brusco de afasia y hemiparesia derecha. Como antecedentes destaca, hipertensión, bien controlada con dieta y deterioro cognitivo en el último año en estudio por su neurólogo. La TC craneal de urgencias demuestra un hematoma lobar frontal izquierdo sin captación de contraste. ¿Cuál es la causa más probable del hematoma?:</text:p>
          </table:table-cell>
          <table:table-cell office:value-type="string" calcext:value-type="string">
            <text:p>La angiopatía amiloide es una enfermedad de ancianos que origina hemorragias lobulares únicas y recurrentes, es la causa más frecuente de hemorragia lobular en el anciano. La repetición de hemorragias origina deterioro cognitivo</text:p>
          </table:table-cell>
          <table:table-cell/>
          <table:table-cell office:value-type="string" calcext:value-type="string">
            <text:p>NEUROLOGÍA</text:p>
          </table:table-cell>
          <table:table-cell office:value-type="string" calcext:value-type="string">
            <text:p>Normal</text:p>
          </table:table-cell>
          <table:table-cell office:value-type="float" office:value="0.58" calcext:value-type="float">
            <text:p>0,58</text:p>
          </table:table-cell>
          <table:table-cell/>
          <table:table-cell office:value-type="string" calcext:value-type="string">
            <text:p>Malformación arteriovenosa enmascarada por el hematoma agudo.</text:p>
          </table:table-cell>
          <table:table-cell office:value-type="string" calcext:value-type="string">
            <text:p>Hipertensión arterial crónica.</text:p>
          </table:table-cell>
          <table:table-cell office:value-type="string" calcext:value-type="string">
            <text:p>Vasculitis aislada del sistema nervioso.</text:p>
          </table:table-cell>
          <table:table-cell office:value-type="string" calcext:value-type="string">
            <text:p>Tumor cerebral.</text:p>
          </table:table-cell>
          <table:table-cell office:value-type="string" calcext:value-type="string">
            <text:p>Angiopatía cerebral amiloidea (angiopatía congofilica).</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55" calcext:value-type="float">
            <text:p>155</text:p>
          </table:table-cell>
          <table:table-cell office:value-type="float" office:value="10154" calcext:value-type="float">
            <text:p>10154</text:p>
          </table:table-cell>
          <table:table-cell office:value-type="float" office:value="205154" calcext:value-type="float">
            <text:p>205154</text:p>
          </table:table-cell>
          <table:table-cell office:value-type="string" calcext:value-type="string">
            <text:p>FALSE</text:p>
          </table:table-cell>
          <table:table-cell office:value-type="string" calcext:value-type="string">
            <text:p>Mujer de 75 años, con menopausia a los 52 años, sin antecedentes familiares ni personales de fractura, diagnosticada de arteritis de la temporal, que va a iniciar tratamiento con prednisona a dosis altas y con expectativa de tratamiento durante al menos un año. La demora de densitometría (DXA) en su centro es de 4-5 meses. Se plantea tratamiento preventivo de osteoporosis. Entre las siguientes ¿cuál es la actitud más adecuada?:</text:p>
          </table:table-cell>
          <table:table-cell office:value-type="string" calcext:value-type="string">
            <text:p>En los datos que nos proporcionan existen factores de riesgo clínicos de osteoporosis previos a la enfermedad actual. La yatrogenia derivada del tratamiento con corticoides a altas dosis y durante una pauta prolongada no es despreciable, por lo que los pacientes deben someterse a un control minucioso y recibir la mínima dosis de prednisona necesaria para mantener la remisión. Además de las medidas preventivas no farmacológicas, es recomendable iniciar un tratamiento para minimizar la pérdida de masa ósea secundaria que se produce con la administración de glucocorticoides. En este contexto una actitud adecuada sería administrar un aporte de calcio (1000mg/día), vitamina D (800UI/día) y bifosfonatos.</text:p>
          </table:table-cell>
          <table:table-cell/>
          <table:table-cell office:value-type="string" calcext:value-type="string">
            <text:p>REUMATOLOGÍA</text:p>
          </table:table-cell>
          <table:table-cell office:value-type="string" calcext:value-type="string">
            <text:p>Normal</text:p>
          </table:table-cell>
          <table:table-cell office:value-type="float" office:value="0.37" calcext:value-type="float">
            <text:p>0,37</text:p>
          </table:table-cell>
          <table:table-cell/>
          <table:table-cell office:value-type="string" calcext:value-type="string">
            <text:p>Solicitar DXA y esperar al resultado.</text:p>
          </table:table-cell>
          <table:table-cell office:value-type="string" calcext:value-type="string">
            <text:p>Valorar riesgo absoluto de fractura mediante el cuestionario FRAX sin DMO y tratar sólo si es alto.</text:p>
          </table:table-cell>
          <table:table-cell office:value-type="string" calcext:value-type="string">
            <text:p>Iniciar tratamiento con Bisfosfonatos y vitamina D (800 UI/día).</text:p>
          </table:table-cell>
          <table:table-cell office:value-type="string" calcext:value-type="string">
            <text:p>Administrar suplemento de calcio (Ig) y vitamina D (800 UI/día).</text:p>
          </table:table-cell>
          <table:table-cell office:value-type="string" calcext:value-type="string">
            <text:p>Valorar si tiene osteopenia en las radiografías y tratar si está presente.</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158" calcext:value-type="float">
            <text:p>158</text:p>
          </table:table-cell>
          <table:table-cell office:value-type="float" office:value="10157" calcext:value-type="float">
            <text:p>10157</text:p>
          </table:table-cell>
          <table:table-cell office:value-type="float" office:value="205157" calcext:value-type="float">
            <text:p>205157</text:p>
          </table:table-cell>
          <table:table-cell office:value-type="string" calcext:value-type="string">
            <text:p>FALSE</text:p>
          </table:table-cell>
          <table:table-cell office:value-type="string" calcext:value-type="string">
            <text:p>Joven de 14 años de edad, 158 cm de altura y 76 kg de peso, que acude a nuestra consulta por presentar desde hace 4 meses, sin antecedente traumático previo, dolor mecánico en región inguinal derecha, presentado en la exploración clínica actual, cojera con marcha con ligera actitud en rotación externa de dicha extremidad inferior y limitación de la flexión de cadera en rotación neutra. El diagnóstico de sospecha será:</text:p>
          </table:table-cell>
          <table:table-cell office:value-type="string" calcext:value-type="string">
            <text:p>La causa más frecuente de una patología de la cadera en un paciente de 12-15 años es la epifisiolisis femoral (respuesta 2 correcta). Los chicos suelen ser obesos (76 kg y 158 cm corresponde a un IMC de 30) y presentan dolor en la cadera con cojera y limitación de los movimientos articulares. La fractura del cuello femoral tiene un antecedente traumático (respuesta 1 incorrecta). La enfermedad de Perthes es habitual en niños más pequeños (4-9 años) (respuesta 3 incorrecta). La sinovitis transitoria de cadera es la patología de cadera más frecuente en niños de 4-9 años y puede confundirse con la enfermedad de Perthes (respuesta 5 incorrecta). La enfermedad de Still (artritis juvenil idiopática) afecta a niños menores de 15 años con artralgias, fiebre y rash cutáneo (respuesta 4 incorrecta). Epifisiolisis femoral</text:p>
          </table:table-cell>
          <table:table-cell/>
          <table:table-cell office:value-type="string" calcext:value-type="string">
            <text:p>TRAUMAT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Fractura del cuello femoral.</text:p>
          </table:table-cell>
          <table:table-cell office:value-type="string" calcext:value-type="string">
            <text:p>Epifisiolisis femoral proximal.</text:p>
          </table:table-cell>
          <table:table-cell office:value-type="string" calcext:value-type="string">
            <text:p>Enfermedad de Perthes.</text:p>
          </table:table-cell>
          <table:table-cell office:value-type="string" calcext:value-type="string">
            <text:p>Enfermedad de Still.</text:p>
          </table:table-cell>
          <table:table-cell office:value-type="string" calcext:value-type="string">
            <text:p>Sinovítis transitoria de cadera.</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59" calcext:value-type="float">
            <text:p>159</text:p>
          </table:table-cell>
          <table:table-cell office:value-type="float" office:value="10158" calcext:value-type="float">
            <text:p>10158</text:p>
          </table:table-cell>
          <table:table-cell office:value-type="float" office:value="205158" calcext:value-type="float">
            <text:p>205158</text:p>
          </table:table-cell>
          <table:table-cell office:value-type="string" calcext:value-type="string">
            <text:p>FALSE</text:p>
          </table:table-cell>
          <table:table-cell office:value-type="string" calcext:value-type="string">
            <text:p>Una mujer de 56 años presenta, tras caída casual al suelo, dolor, deformidad y aumento de volumen en el brazo izquerdo, con imposibilidad para la flexión dorsal de la mano. ¿Cuál es el diagnóstico más probable?:</text:p>
          </table:table-cell>
          <table:table-cell office:value-type="string" calcext:value-type="string">
            <text:p>La imposibilidad para la flexión dorsal de la mano (extensión) es debida a una parálisis de los músculos extensores por una lesión del nervio radial. El nervio radial se lesiona con frecuencia en las fracturas de la diáfisis del húmero (respuesta 2 correcta). La fractura del troquiter no se relaciona habitualmente con la lesión del nervio radial (respuesta 1 incorrecta). La fractura intercondílea de la paleta humeral puede asociarse con la lesión del nervio mediano (imposibilidad para la oposición del pulgar y para la flexión de 1º, 2º y 3º dedos) (respuesta 3 incorrecta). La fractura del cuello anatómico del húmero no provoca deformidad ni aumento de volumen del brazo y no se asocia habitualmente con la lesión del nervio radial (respuesta 4 incorrecta). La fractura de la epitróclea puede lesionar el nervio cubital (imposibilidad para la aproximación-separación de los dedos y la flexión de las interfalángicas distales de 4º y 5º dedos) (respuesta 5 incorrecta) Lesión del nervio radial tras una fractura de diáfisis humeral</text:p>
          </table:table-cell>
          <table:table-cell/>
          <table:table-cell office:value-type="string" calcext:value-type="string">
            <text:p>TRAUMATOLOGÍA</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Fractura de troquiter en húmero izquierdo.</text:p>
          </table:table-cell>
          <table:table-cell office:value-type="string" calcext:value-type="string">
            <text:p>Fractura diafisaría de húmero izquierdo con lesión del nervio radial.</text:p>
          </table:table-cell>
          <table:table-cell office:value-type="string" calcext:value-type="string">
            <text:p>Fractura supraintercondilea de paleta humeral con lesión del nervio mediano.</text:p>
          </table:table-cell>
          <table:table-cell office:value-type="string" calcext:value-type="string">
            <text:p>Fractura de cuello anatómico de húmero con lesión del nervio radial.</text:p>
          </table:table-cell>
          <table:table-cell office:value-type="string" calcext:value-type="string">
            <text:p>Fractura de epitróclea desplazada con lesión del nervio cubital.</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60" calcext:value-type="float">
            <text:p>160</text:p>
          </table:table-cell>
          <table:table-cell office:value-type="float" office:value="10159" calcext:value-type="float">
            <text:p>10159</text:p>
          </table:table-cell>
          <table:table-cell office:value-type="float" office:value="205159" calcext:value-type="float">
            <text:p>205159</text:p>
          </table:table-cell>
          <table:table-cell office:value-type="string" calcext:value-type="string">
            <text:p>FALSE</text:p>
          </table:table-cell>
          <table:table-cell office:value-type="string" calcext:value-type="string">
            <text:p>Un hombre de 70 años presenta desde hace unos meses, sin traumatismo previo, dolor lumbar, dificultad para la marcha, pérdida de fuerza y parestesias en miembros inferiores, teniendo que pararse a los pocos metros de iniciar la misma. El paciente cada vez más va inclinando el tronco hacia adelante. ¿Cuál es el diagnóstico más probable?:</text:p>
          </table:table-cell>
          <table:table-cell office:value-type="string" calcext:value-type="string">
            <text:p>La causa más frecuente de lumbocitalgias en sujetos de más de 70 años es la estenosis del canal medular. El paciente presenta claudicación neurogénica con dolor lumbar que mejora al flexionar el tronco (respuesta 4 correcta). La hernia discal central L5-S1 no provoca habitualmente compresión de raíz nerviosa y es más frecuente en sujetos jóvenes (respuesta 2 incorrecta). La espondilodiscitis provoca dolor inflamatorio que disminuye con la actividad y empeora con el reposo y de preferencia nocturno (respuesta 3 incorrecta). La escoliosis lumbar degenerativa provoca dolor de características mecánicas que empeora con el ejercicio y mejora con el reposo (respuesta 5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Fractura vertebral lumbar osteoporótica.</text:p>
          </table:table-cell>
          <table:table-cell office:value-type="string" calcext:value-type="string">
            <text:p>Hernia discal central L5-S1.</text:p>
          </table:table-cell>
          <table:table-cell office:value-type="string" calcext:value-type="string">
            <text:p>Espondilodiscitis.</text:p>
          </table:table-cell>
          <table:table-cell office:value-type="string" calcext:value-type="string">
            <text:p>Estenosis del canal lumbar.</text:p>
          </table:table-cell>
          <table:table-cell office:value-type="string" calcext:value-type="string">
            <text:p>Escoliosis lumbar degenerativa.</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61" calcext:value-type="float">
            <text:p>161</text:p>
          </table:table-cell>
          <table:table-cell office:value-type="float" office:value="10160" calcext:value-type="float">
            <text:p>10160</text:p>
          </table:table-cell>
          <table:table-cell office:value-type="float" office:value="205160" calcext:value-type="float">
            <text:p>205160</text:p>
          </table:table-cell>
          <table:table-cell office:value-type="string" calcext:value-type="string">
            <text:p>FALSE</text:p>
          </table:table-cell>
          <table:table-cell office:value-type="string" calcext:value-type="string">
            <text:p>Paciente de 36 años que acude a urgencias por dolor e hinchazón en la región epifísaria de la tibia derecha. La imagen radiográfica es lítica, excéntrica e insufla la cortical. ¿En qué lesión tumoral habrá que pensar como más probable?:</text:p>
          </table:table-cell>
          <table:table-cell office:value-type="string" calcext:value-type="string">
            <text:p>Los tumores que aparecen el las epífisis de los huesos largos son el condroblastoma y el tumor de células gigantes. El condroblastoma afecta a sujetos menores de 20 años y el tumor de células gigantes afecta sujetos mayores de 20 años (respuesta 2 correcta). El osteosarcoma se localiza en las metáfisis, habitualmente la distal del fémur y presenta imágenes con destrucción de la cortical y de reacción perióstica (respuesta 1 incorrecta). El encondroma se localiza en las metáfisis de los huesos de las manos y de los pies (respuesta 3 incorrecta). El osteoma osteoide se localiza en las metáfisis y produce una imagen de nidus pequeño (respuesta 4 incorrecta). El Condrosarcoma se localiza en las cinturas escapular y pelviana. Tiene imágenes radiológicas que sugieren malignidad (respuesta 5 incorrecta). Radiografía rodilla: lesión lítica que afecta al platillo tibial interno compatible con tumor de células gigantes Localización de los principales tumores de los huesos.</text:p>
          </table:table-cell>
          <table:table-cell/>
          <table:table-cell office:value-type="string" calcext:value-type="string">
            <text:p>TRAUMAT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Osteosarcoma.</text:p>
          </table:table-cell>
          <table:table-cell office:value-type="string" calcext:value-type="string">
            <text:p>Tumor de células gigantes.</text:p>
          </table:table-cell>
          <table:table-cell office:value-type="string" calcext:value-type="string">
            <text:p>Encondroma.</text:p>
          </table:table-cell>
          <table:table-cell office:value-type="string" calcext:value-type="string">
            <text:p>Osteoma osteoide.</text:p>
          </table:table-cell>
          <table:table-cell office:value-type="string" calcext:value-type="string">
            <text:p>Condrosarcoma.</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62" calcext:value-type="float">
            <text:p>162</text:p>
          </table:table-cell>
          <table:table-cell office:value-type="float" office:value="10161" calcext:value-type="float">
            <text:p>10161</text:p>
          </table:table-cell>
          <table:table-cell office:value-type="float" office:value="205161" calcext:value-type="float">
            <text:p>205161</text:p>
          </table:table-cell>
          <table:table-cell office:value-type="string" calcext:value-type="string">
            <text:p>FALSE</text:p>
          </table:table-cell>
          <table:table-cell office:value-type="string" calcext:value-type="string">
            <text:p>Una mujer de 78 años de edad está siendo intervenida para implantarle un marcapasos definitivo por un bloqueo aurículo-ventricular. Entre sus antecedentes personales destacan hipertensión arterial, hipercolesterolemia, diabetes mellitus y obesidad mórbida. El procedimiento es largo y laborioso por la obesidad de la paciente y se realiza mediante infiltraciones con anestésico local. A los cuarenta y cinco minutos del inicio de la intervención comienza a mostrarse agitada y con desorientación progresiva. Refiere que está mareada y que no ve ni oye bien. A la exploración física tiene una discreta midriasis bilateral, tiritonas y temblores distales en las extremidades superiores. ¿Cuál sería la actitud más lógica a seguir ante este cuadro clínico?:</text:p>
          </table:table-cell>
          <table:table-cell office:value-type="string" calcext:value-type="string">
            <text:p>Ante todo paciente que presente un cuadro clínico de forma repentina tras la administración de un fármaco, en este caso anestésico local, lo primero en lo que deberemos pensar será en una acción producida por este (sobredosificación, reacción adversa, etc.) y actuar en consecuencia, suspensión del mismo en primer lugar. En la pregunta la reacción no se produce de forma inmediata sino a los 45 minutos, tiempo suficiente para que repetidas dosis de anestésico local produzcan intoxicación. Los primeros síntomas de la toxicidad en el SNC inducida por anestésicos locales son sensaciones de mareo y vértigo seguidos con frecuencia por alteraciones visuales y auditivas, tales como dificultad para enfocar y tinnitus. Otros síntomas subjetivos del SNC incluyen desorientación y somnolencia. Signos objetivos de toxicidad del SNC suelen ser excitatorios e incluyen escalofríos, espasmos musculares y temblores que involucran inicialmente músculos de la cara y las partes distales de las extremidades (respuesta 1 correcta). En última instancia, se presentan convulsiones generalizadas de carácter tónicoclónicas. Si se administra una dosis suficientemente grande o se produce una rápida inyección intravenosa de un anestésico local, los primeros signos de excitación del SNC son seguidos rápidamente por un estado de depresión generalizada del SNC. La actividad convulsiva cesa, y se puede producir depresión respiratoria y finalmente paro respiratorio. En algunos pacientes la depresión del SNC se ve sin una fase de excitación precedente, sobre todo si se han administrado otros fármacos depresores del SNC. La intoxicación por anestésicos locales también es crítica a nivel del sistema cardiovascular (alta sensibilidad del anestésico por bloquear canales Na dependientes del músculo cardiaco). Los síntomas en un primer momento serán hiperdinámicos: hipertensión, taquicardia, arritmias ventriculares para progresar hacia la hipotensión y el bloqueo de la conducción, bradicardia y asistolia. El tratamiento será el cese de la administración y el soporte vital avanzado (vía aérea y cardiocirculatorio). Existe un recurso específico para el tratamiento de la parada cardiaca producida por anestésicos locales consistente en una emulsión lipídica: Intralipid Rescue.</text:p>
          </table:table-cell>
          <table:table-cell/>
          <table:table-cell office:value-type="string" calcext:value-type="string">
            <text:p>ANESTESIA</text:p>
          </table:table-cell>
          <table:table-cell office:value-type="string" calcext:value-type="string">
            <text:p>Normal</text:p>
          </table:table-cell>
          <table:table-cell office:value-type="float" office:value="0.48" calcext:value-type="float">
            <text:p>0,48</text:p>
          </table:table-cell>
          <table:table-cell/>
          <table:table-cell office:value-type="string" calcext:value-type="string">
            <text:p>La sintomatología neurològica orienta a una toxicidad por anestésicos locales. Se debería interrumpir la administración de anestésico local, administrar diacepam o midazolam intravenosos, terminar el procedimiento lo antes posible y poner a la paciente bajo observación clínica.</text:p>
          </table:table-cell>
          <table:table-cell office:value-type="string" calcext:value-type="string">
            <text:p>La sintomatologia es claramente compatible con un ictus isquémico agudo. Hay que completar el examen neurològico una vez finalizada la implantación del marcapasos e iniciar tratamiento con heparína de bajo peso molecular a una dosis de 0.5 mg por kg y día tras realizar un TAC urgente.</text:p>
          </table:table-cell>
          <table:table-cell office:value-type="string" calcext:value-type="string">
            <text:p>El cuadro clínico es compatible con una crisis de ansiedad provocada por el dolor durante la implantación del marcapasos. El tratamiento correcto incluye una mayor infiltración con el anestésico local para aliviar el dolor y la administración de diacepam intravenoso por sus efectos ansiolíticos.</text:p>
          </table:table-cell>
          <table:table-cell office:value-type="string" calcext:value-type="string">
            <text:p>Dados los antecedentes clínicos de la paciente, lo más probable es que esté sufriendo un síndrome coronario agudo. Se debe realizar un electrocardiograma, obtener una determinación de CPK-MB y avisar a Cardiología para iniciar el tratamiento adecuado.</text:p>
          </table:table-cell>
          <table:table-cell office:value-type="string" calcext:value-type="string">
            <text:p>Se debe realizar una determinación urgente de glucemia, dado que el cuadro clínico podría corresponder a una cetoacidosis diabética.</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163" calcext:value-type="float">
            <text:p>163</text:p>
          </table:table-cell>
          <table:table-cell office:value-type="float" office:value="10162" calcext:value-type="float">
            <text:p>10162</text:p>
          </table:table-cell>
          <table:table-cell office:value-type="float" office:value="205162" calcext:value-type="float">
            <text:p>205162</text:p>
          </table:table-cell>
          <table:table-cell office:value-type="string" calcext:value-type="string">
            <text:p>FALSE</text:p>
          </table:table-cell>
          <table:table-cell office:value-type="string" calcext:value-type="string">
            <text:p>Hombre de 84 años afecto de insuficiencia respiratoria grave secundaria a linfangitis carcinomatosa asociada a cáncer gástrico. Un compañero de su servicio ha iniciado, ese mismo día, tratamiento con morfina oral 10 mg/4 horas. El paciente está inquieto, a 34 respiraciones por minuto, la saturación de 02 es de 80% con una Fi02 de 28%. ¿Cuál debe ser su actitud?:</text:p>
          </table:table-cell>
          <table:table-cell office:value-type="string" calcext:value-type="string">
            <text:p>El tratamiento de elección de la disnea es la morfina, a dosis de 5 mg cada 4 horas. En caso de no obtener la respuesta, se puede aumentar la dosis un 50 % cada vez, hasta conseguir la respuesta adecuada. En caso de estar tomando ya opioides, se debe comenzar con un 50 % de la dosis que ya estaba tomando.</text:p>
          </table:table-cell>
          <table:table-cell/>
          <table:table-cell office:value-type="string" calcext:value-type="string">
            <text:p>PALIATIVOS</text:p>
          </table:table-cell>
          <table:table-cell office:value-type="string" calcext:value-type="string">
            <text:p>Difícil</text:p>
          </table:table-cell>
          <table:table-cell office:value-type="float" office:value="0.31" calcext:value-type="float">
            <text:p>0,31</text:p>
          </table:table-cell>
          <table:table-cell/>
          <table:table-cell office:value-type="string" calcext:value-type="string">
            <text:p>Retirar el tratamiento porque puede empeorar la insuficiencia respiratoria.</text:p>
          </table:table-cell>
          <table:table-cell office:value-type="string" calcext:value-type="string">
            <text:p>Aumentar las dosis hasta 20 mg/4 horas según evolución.</text:p>
          </table:table-cell>
          <table:table-cell office:value-type="string" calcext:value-type="string">
            <text:p>Aumentar el flujo de oxigeno a 35%.</text:p>
          </table:table-cell>
          <table:table-cell office:value-type="string" calcext:value-type="string">
            <text:p>Cambiar el tratamiento de morfina por escopolamina.</text:p>
          </table:table-cell>
          <table:table-cell office:value-type="string" calcext:value-type="string">
            <text:p>Añadir al tratamiento risperidona.</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65" calcext:value-type="float">
            <text:p>165</text:p>
          </table:table-cell>
          <table:table-cell office:value-type="float" office:value="10164" calcext:value-type="float">
            <text:p>10164</text:p>
          </table:table-cell>
          <table:table-cell office:value-type="float" office:value="205164" calcext:value-type="float">
            <text:p>205164</text:p>
          </table:table-cell>
          <table:table-cell office:value-type="string" calcext:value-type="string">
            <text:p>FALSE</text:p>
          </table:table-cell>
          <table:table-cell office:value-type="string" calcext:value-type="string">
            <text:p>Una mujer de 90 años demenciada, incontinente e inmovilizada por hemíparesia presenta una úlcera sacra de grado III. En la exploración vemos que está en la cama sobre una almohadilla húmeda y con una sonda de alimentación que está bien colocada. Está afebril y tiene un pulso y una tensión arterial normales. Tiene una úlcera sacra de 4 x 4 cm que se extiende hacia la fascia con exudado verde y piel normal que rodea la úlcera. ¿Cuál es la primera prioridad en los cuidados de esta paciente?:</text:p>
          </table:table-cell>
          <table:table-cell office:value-type="string" calcext:value-type="string">
            <text:p>Estamos ante una paciente con una úlcera de decúbito (úlcera por presión). Independientemente del grado de afectación de la úlcera, la primera medida terapéutica en estos pacientes serán los cambios posturales, que deben ser cada hora si el paciente está sentado y cada 2 horas en pacientes encamados (respuesta 4 correcta). Posteriormente, se colocará una sonda urinaria permanente (respuesta 5 incorrecta) para así evitar grado de humedad que pueda entorpecer la evolución favorable de la úlcera. Los vendajes a aplicar deben ser secos (respuesta 3 incorrecta) ya que si son húmedos pueden favorecer la maceración de la úlcera. El paciente no tiene fiebre ni signos de infección activa en dicho momento, por lo que no procede ahora ni cultivar el exudado ni iniciar tratamiento con antibióticos (respuestas 1 y 2 incorrectas).</text:p>
          </table:table-cell>
          <table:table-cell/>
          <table:table-cell office:value-type="string" calcext:value-type="string">
            <text:p>GERIATRIA</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Empezar tratamiento con antibióticos.</text:p>
          </table:table-cell>
          <table:table-cell office:value-type="string" calcext:value-type="string">
            <text:p>Cultivar el exudado del decúbito.</text:p>
          </table:table-cell>
          <table:table-cell office:value-type="string" calcext:value-type="string">
            <text:p>Aplicar vendajes semihúmedos de solución salina tres veces al día.</text:p>
          </table:table-cell>
          <table:table-cell office:value-type="string" calcext:value-type="string">
            <text:p>Hacer cambios posturales a la paciente cada dos horas.</text:p>
          </table:table-cell>
          <table:table-cell office:value-type="string" calcext:value-type="string">
            <text:p>Colocar una sonda urinaria permanente.</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67" calcext:value-type="float">
            <text:p>167</text:p>
          </table:table-cell>
          <table:table-cell office:value-type="float" office:value="10166" calcext:value-type="float">
            <text:p>10166</text:p>
          </table:table-cell>
          <table:table-cell office:value-type="float" office:value="205166" calcext:value-type="float">
            <text:p>205166</text:p>
          </table:table-cell>
          <table:table-cell office:value-type="string" calcext:value-type="string">
            <text:p>FALSE</text:p>
          </table:table-cell>
          <table:table-cell office:value-type="string" calcext:value-type="string">
            <text:p>Un paciente es diagnosticado de un cáncer de pulmón de 4 cm sin contacto pleural en el lóbulo superior derecho. El estudio de extensión pone de manifiesto la presencia de metástasis en ganglios parahiliares derechos, sin evidencia de metástasis a distancia. El estadiaje del tumor será:</text:p>
          </table:table-cell>
          <table:table-cell office:value-type="string" calcext:value-type="string">
            <text:p>Según la 7ª edición del “American Joint Committee on Cancer Staging Manual”, estadiaje TNM, nos encontramos ante un tumor de pulmón de 4 cm (T2a), con metástasis en ganglios del hilio del pulmón derecho - ipsilaterales al tumor primario - (N1) y sin metástasis a distancia conocidas (M0), es decir, un estadio IIA (respuesta 2 correcta). 3.1 - 5 cm (T2a), 5.1 - 7 cm (T2b) / af. bronquio principal / 2cm de carina / invasión pleura visceral / atelectasia parcial T1a T2 T3 T4 N1 N2 N3 2cm &gt; 7 cm / Pared torácica / diafragma / pericardio / pleura mediastínica / &lt; 2cm de carina / atelectasia total / af. nervio frénico / nódulos tumorales en mismo lóbulo / Pancoast Mediastino / corazón / grandes vasos / carina / tráquea / esófago / vértebra / nódulos tumorales en distintos lóbulos homolaterales / SVCS Peribronquial / hiliar homolateral Mediastino / hiliar contralateral Escaleno / supraclavicular M1b Mtx a distancia PULMÓN T1b 2.1 - 3 cm M1a Derrame pleural o pericardio maligno / Nódulos pleurales tumorales / Nódulos tumorales en pulmón contralateral T1a-T1b N0 M0 T2a N0 M0 T1a-T2a N1 M0 T2b N0 M0 T2b N1 M0 T3 N0 M0 T1a-T3 N2 M0 T3 N1 M0 T4 N0-N1 M0 T4 N2 M0 T1a-T4 N3 M0 IA IB IIA IIB IIIA IIIB IV Cualquier T Cualquier N M1a ó M1b Mediastino / subcarinal homolateral</text:p>
          </table:table-cell>
          <table:table-cell/>
          <table:table-cell office:value-type="string" calcext:value-type="string">
            <text:p>ONCOLOGÍA</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Estadio I.</text:p>
          </table:table-cell>
          <table:table-cell office:value-type="string" calcext:value-type="string">
            <text:p>Estadio IIA.</text:p>
          </table:table-cell>
          <table:table-cell office:value-type="string" calcext:value-type="string">
            <text:p>Estadio IIB.</text:p>
          </table:table-cell>
          <table:table-cell office:value-type="string" calcext:value-type="string">
            <text:p>Estadio IIIA.</text:p>
          </table:table-cell>
          <table:table-cell office:value-type="string" calcext:value-type="string">
            <text:p>Estadio IIIB.</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69" calcext:value-type="float">
            <text:p>169</text:p>
          </table:table-cell>
          <table:table-cell office:value-type="float" office:value="10168" calcext:value-type="float">
            <text:p>10168</text:p>
          </table:table-cell>
          <table:table-cell office:value-type="float" office:value="205168" calcext:value-type="float">
            <text:p>205168</text:p>
          </table:table-cell>
          <table:table-cell office:value-type="string" calcext:value-type="string">
            <text:p>FALSE</text:p>
          </table:table-cell>
          <table:table-cell office:value-type="string" calcext:value-type="string">
            <text:p>Mujer de 80 años que consulta por presentar, desde hace 1 mes, aumento progresivo del perímetro abdominal. Durante los 4-5 meses previos nota astenia, anorexia y adelgazamiento no precisado. En la exploración física se aprecia ascitis a tensión y edemas maleolares, sin otros signos relevantes. Una ecografía y TAC de abdomen demuestran la presencia de ascitis, de densidad homogénea, sin apreciarse implantes peritonéales ni masas abdominales o pélvicas. Hígado, páncreas, suprarrenales, bazo y ríñones sin hallazgos significativos. Se realiza paracentesis a través de aguja gruesa, obteniéndose con dificultad un líquido algo amarillento, denso y gelatinoso. ¿Cuál es la etiología más probable?:</text:p>
          </table:table-cell>
          <table:table-cell office:value-type="string" calcext:value-type="string">
            <text:p>La clínica típica del cáncer de ovario o del pseudomixoma peritoneal es la distensión abdominal de semanas-meses de evolución que suele ocurrir en mujeres de edad avanzada y que se debe a la presencia de metástasis peritoneales. La asociación, como en este caso, con síndrome general, astenia, anorexia y adelgazamiento apoya más el diagnóstico de cáncer (respuestas 1, 3 y 5 incorrectas). La ascitis quilosa es densa pero blanquecina y lechosa (respuesta 2 incorrecta) mientras que la ascitis de los tumores con extensión intraperitoneal como el pseudomixoma o el adenocarcinoma de ovario son más amarillentas y gelatinosas (respuesta 4 correcta). El sexo femenino y la edad avanzada también orientan el diagnóstico de metástasis peritoneales de adenocarcinoma. Ascitis quilosa con alto contenido en triglicéridos suele ser de origen neoplásica, secundaria al bloqueo linfático por células neoplásicas que hacen que el contenido de la linfa, bloqueada, se vierta a la cavidad peritoneal. También, en raras ocasiones, puede deberse a traumatismos con rotura de conductos linfáticos, postradioterapia o enfermedades ganglionares</text:p>
          </table:table-cell>
          <table:table-cell/>
          <table:table-cell office:value-type="string" calcext:value-type="string">
            <text:p>ONCOLOGÍA</text:p>
          </table:table-cell>
          <table:table-cell office:value-type="string" calcext:value-type="string">
            <text:p>Difícil</text:p>
          </table:table-cell>
          <table:table-cell office:value-type="float" office:value="-0.11" calcext:value-type="float">
            <text:p>-0,11</text:p>
          </table:table-cell>
          <table:table-cell/>
          <table:table-cell office:value-type="string" calcext:value-type="string">
            <text:p>Descompensación hidrópica secundaría a cirrosis hepática.</text:p>
          </table:table-cell>
          <table:table-cell office:value-type="string" calcext:value-type="string">
            <text:p>Ascitis quilosa por linfoma no Hodgkin.</text:p>
          </table:table-cell>
          <table:table-cell office:value-type="string" calcext:value-type="string">
            <text:p>Tuberculosis peritoneal.</text:p>
          </table:table-cell>
          <table:table-cell office:value-type="string" calcext:value-type="string">
            <text:p>Metástasis peritoneal de adenocarcinoma.</text:p>
          </table:table-cell>
          <table:table-cell office:value-type="string" calcext:value-type="string">
            <text:p>Ascitis secundaria a pericarditis constrictiva.</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72" calcext:value-type="float">
            <text:p>172</text:p>
          </table:table-cell>
          <table:table-cell office:value-type="float" office:value="10171" calcext:value-type="float">
            <text:p>10171</text:p>
          </table:table-cell>
          <table:table-cell office:value-type="float" office:value="205171" calcext:value-type="float">
            <text:p>205171</text:p>
          </table:table-cell>
          <table:table-cell office:value-type="string" calcext:value-type="string">
            <text:p>FALSE</text:p>
          </table:table-cell>
          <table:table-cell office:value-type="string" calcext:value-type="string">
            <text:p>Un varón de 67 años, esquizofrénico en tratamiento médico, es atendido en una ciudad del sur de España el 15 de agosto por presentar fiebre y deterioro del nivel de consciencia. A la exploración, presenta una puntuación de la escala de coma de Glasgow de 5 puntos, taquipnea a 45 respiraciones por minuto, saturación de oxigeno por pulsioximetría de 75%, temperatura rectal de 41ºC, y en la analítica la CPK es de 30.000 U/L. Se realiza una punción lumbar que es normal. Señale la respuesta correcta:</text:p>
          </table:table-cell>
          <table:table-cell office:value-type="string" calcext:value-type="string">
            <text:p>El cuadro clínico que nos exponen nos orienta hacia una patología por aumento de la temperatura central, con clara repercusión orgánica (deteriono del nivel de conciencia, desaturación, destrucción muscular: CPK elevada). De entre todas las posibles causas, dos serían las más razonables a tener en cuenta: El golpe de calor: la situación demográfica y estacional: ciudad del sur de España y 15 agosto hace presuponer altas temperaturas. La edad del paciente 67 años también constituye un factor de riesgo; Y el síndrome neuroléptico maligno: paciente esquizofrénico a tratamiento médico (neurolépticos). Independientemente de la causa originaria las respuestas que nos proponen hacen referencia al tratamiento de una hipertermia en términos generales. La hipertermia constituye una situación en la que una persona sufre un fracaso, potencialmente letal, del sistema termorregulador hipotalámico que no revierte espontáneamente con la adopción de medidas externas. El daño directo ocasionado por el calor, así como el daño secundario generado fundamentalmente por una respuesta inflamatoria exagerada, constituyen una emergencia médica que puede conllevar un fallo multiorgánico. El sistema nervioso central es especialmente vulnerable al aumento de temperatura y su afectación ocurre de forma implícita en todos los casos de hipertermia (respuesta 5 correcta). Los pacientes suelen evidenciar lesión hepática con ictericia y elevación de enzimas hepáticas, aunque también puede producirse fallo hepático fulminante, encefalopatía, etc… (respuesta 3 incorrecta). La inmersión en agua es un método muy eficaz de disminución de la temperatura corporal pero poco seguro ya que genera vasoconstricción con impedimento del paso del calor del interior al exterior corporal, redistribución hemodinámico con posible shock, dificultad en la reanimación (recordemos que tenemos a un paciente con un Glasgow de 5) y el seguimiento (respuesta 1 incorrecta). El paciente se encuentra en fracaso respiratorio (taquipneico y con una saturación de O2 de 75%) a la par que con una clara disminución del nivel de consciencia (Glasgow 5) lo que la hace incompetente para proteger su vía aérea, en esta situación está indicado sedarlo, intubarlo y conectarlo a ventilación mecánica (respuesta 2 incorrecta). Medicamentos alfa-adrenérgicos generalmente están contraindicados debido a que producen vasoconstricción y pueden interferir con la pérdida de calor. En caso de hiptensión nuestra primera opción será la resucitación volumétrica (sueros) (respuesta 4 incorrecta)</text:p>
          </table:table-cell>
          <table:table-cell/>
          <table:table-cell office:value-type="string" calcext:value-type="string">
            <text:p>ANESTESIA</text:p>
          </table:table-cell>
          <table:table-cell office:value-type="string" calcext:value-type="string">
            <text:p>Difícil</text:p>
          </table:table-cell>
          <table:table-cell office:value-type="float" office:value="0.11" calcext:value-type="float">
            <text:p>0,11</text:p>
          </table:table-cell>
          <table:table-cell/>
          <table:table-cell office:value-type="string" calcext:value-type="string">
            <text:p>El enfriamiento sumergiendo al paciente en una bañera con hielo es el método más seguro para reducir la temperatura.</text:p>
          </table:table-cell>
          <table:table-cell office:value-type="string" calcext:value-type="string">
            <text:p>No es preciso sedar al paciente, intubarlo y conectarlo a ventilación mecánica.</text:p>
          </table:table-cell>
          <table:table-cell office:value-type="string" calcext:value-type="string">
            <text:p>La afectación hepática es rara en esta patología.</text:p>
          </table:table-cell>
          <table:table-cell office:value-type="string" calcext:value-type="string">
            <text:p>En caso de hipotensión se debe utilizar dopamina a dosis superiores a 10 microgramos/kg/minuto.</text:p>
          </table:table-cell>
          <table:table-cell office:value-type="string" calcext:value-type="string">
            <text:p>El cerebelo es especialmente sensible a la temperatura elevada por encima de 40 grados.</text:p>
          </table:table-cell>
          <table:table-cell office:value-type="float" office:value="5" calcext:value-type="float">
            <text:p>5</text:p>
          </table:table-cell>
          <table:table-cell table:number-columns-repeated="16"/>
        </table:table-row>
        <table:table-row table:style-name="ro1">
          <table:table-cell office:value-type="float" office:value="2013" calcext:value-type="float">
            <text:p>2013</text:p>
          </table:table-cell>
          <table:table-cell office:value-type="float" office:value="175" calcext:value-type="float">
            <text:p>175</text:p>
          </table:table-cell>
          <table:table-cell office:value-type="float" office:value="10174" calcext:value-type="float">
            <text:p>10174</text:p>
          </table:table-cell>
          <table:table-cell office:value-type="float" office:value="205174" calcext:value-type="float">
            <text:p>205174</text:p>
          </table:table-cell>
          <table:table-cell office:value-type="string" calcext:value-type="string">
            <text:p>FALSE</text:p>
          </table:table-cell>
          <table:table-cell office:value-type="string" calcext:value-type="string">
            <text:p>Lactante de 10 meses previamente sano con gastroenteritis aguda de un día de evolución y signos de deshidratación leve, sin sangre ni moco en las heces y sin intolerancia oral. ¿Cuál es el tratamiento de elección inicial en nuestro medio?:</text:p>
          </table:table-cell>
          <table:table-cell office:value-type="string" calcext:value-type="string">
            <text:p>Se trata de un caso de diarrea aguda de corto tiempo de duración, con correcta tolerancia oral y sin apenas signos de deshidratación, es decir, cuadro leve de diarrea aguda. Siempre hay que ofrecer rehidratación, y en este caso, via oral debido a que apenas hay signos de deshidratación que justifiquen la via intravenosa y existe correcta tolerancia oral (respuesta 1 incorrecta). No se deben dar antibióticos salvo casos excepcionales (demostración origen bacteriano en el coprocultivo, niños con patología de base…) (respuesta 3 incorrecta). Se debe reintroducir la lactancia materna y artificial en dosis plenas lo antes posible para favorecer la recuperación del enterocito (respuesta 2 correcta). La exclusión de la lactosa únicamente se realiza cuando la leche condiciona un empeoramiento de la diarrea (respuesta 4 incorrecta). Los inhibidores del peristaltismo (loperamida) están contraindicados en edad pediátrica (respuesta 5 in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Rehidratación intravenosa, dieta absoluta 8 horas y comenzar alimentación con dicta astringente.</text:p>
          </table:table-cell>
          <table:table-cell office:value-type="string" calcext:value-type="string">
            <text:p>Rehidratación con solución de rehidratación oral de baja osmolalidad (sodio 60-75 mEq/L) y continuar con su alimentación habitual.</text:p>
          </table:table-cell>
          <table:table-cell office:value-type="string" calcext:value-type="string">
            <text:p>Rehidratación con solución de rehidratación oral de baja osmolalidad (sodio 60-75 mEq/L), mantener alimentación habitual y amoxicilina oral 10 días.</text:p>
          </table:table-cell>
          <table:table-cell office:value-type="string" calcext:value-type="string">
            <text:p>Rehidratación con solución de rehidratación oral de baja osmolalidad (sodio 60-75 mEq/L) y comenzar alimentación con fórmula sin lactosa.</text:p>
          </table:table-cell>
          <table:table-cell office:value-type="string" calcext:value-type="string">
            <text:p>Rehidratación con solución de rehidratación oral de baja osmolalidad (sodio 60-75 mEq/L), mantener alimentación habitual y loperamida 7 días.</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78" calcext:value-type="float">
            <text:p>178</text:p>
          </table:table-cell>
          <table:table-cell office:value-type="float" office:value="10177" calcext:value-type="float">
            <text:p>10177</text:p>
          </table:table-cell>
          <table:table-cell office:value-type="float" office:value="205177" calcext:value-type="float">
            <text:p>205177</text:p>
          </table:table-cell>
          <table:table-cell office:value-type="string" calcext:value-type="string">
            <text:p>FALSE</text:p>
          </table:table-cell>
          <table:table-cell office:value-type="string" calcext:value-type="string">
            <text:p>Lactante de 1 mes de vida que acude a urgencias del hospital remitido por su pediatra por ictericia. Refiere esta desde hace 10 días y ha ido en aumento. En la analítica de sangre destaca una bilírrubina total de 7 mg/dl siendo la bilirrubina indirecta de 1,5 mg/dl. La causa más probable, de entre las siguientes, de esta ictericia es:</text:p>
          </table:table-cell>
          <table:table-cell office:value-type="string" calcext:value-type="string">
            <text:p>El cuadro de ictericia es un cuadro de ictericia progresiva desde aprox. 20 días de vida con aumento de bilirrubina directa, ya que la cifra de bilirrubina indirecta de 1,5 es normal (respuestas 2 y 3 incorrectas). La enfermedad de Gilbert cursa en niños mayores y/o adultos tras proceso agudo de infeccion y/o ejercicio y cursa con itericia monosintomática, y con aumento de bilirrubina indirecta (respuesta 4 incorrecta). Todas las enfermedades hemolíticas cursan con ictericia de predominio indirecta (respuesta 5 incorrecta). La atresia de via biliar es un trastorno que produce colestasis extrahepática con acúmulo de bilirrubina directa, produciendo ictericia progresiva sobretodo a partir de 8-10º dia (respuesta 1 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Atresia de vias biliares.</text:p>
          </table:table-cell>
          <table:table-cell office:value-type="string" calcext:value-type="string">
            <text:p>Ictericia por lactancia materna.</text:p>
          </table:table-cell>
          <table:table-cell office:value-type="string" calcext:value-type="string">
            <text:p>Isoinmunización 0-A de aparición tardía.</text:p>
          </table:table-cell>
          <table:table-cell office:value-type="string" calcext:value-type="string">
            <text:p>Enfermedad de Gilbert.</text:p>
          </table:table-cell>
          <table:table-cell office:value-type="string" calcext:value-type="string">
            <text:p>Esferocitosis hereditaria.</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180" calcext:value-type="float">
            <text:p>180</text:p>
          </table:table-cell>
          <table:table-cell office:value-type="float" office:value="10179" calcext:value-type="float">
            <text:p>10179</text:p>
          </table:table-cell>
          <table:table-cell office:value-type="float" office:value="205179" calcext:value-type="float">
            <text:p>205179</text:p>
          </table:table-cell>
          <table:table-cell office:value-type="string" calcext:value-type="string">
            <text:p>FALSE</text:p>
          </table:table-cell>
          <table:table-cell office:value-type="string" calcext:value-type="string">
            <text:p>Acude al Centro de Salud un niño de 4 años que, 5 minutos antes, comienza con cuadro de angioedema en cara, conjuntivitis, congestión nasal y ronquera, coincidiendo con la ingesta de una cucharada de yogur que le dieron por error en el colegio. Entre los antecedentes está diagnosticado de alergia a proteínas de leche de vaca. En la exploración se constata hipotensión leve, frecuencia cardiaca 110 lat/min, Sat O2 93%, está pálido y algo sudoroso, con sibilancias diseminadas. ¿Cuál es el primer tratamiento de elección?:</text:p>
          </table:table-cell>
          <table:table-cell office:value-type="string" calcext:value-type="string">
            <text:p>Se trata de un cuadro de shock anafiláctico por un fenómeno alérgico a proteinas de leche de vaca. Es un proceso grave que esta produciendo angioedema con signos claros de insuficiencia respiratoria e inestabilidad hemodinámica asociada. En estos casos es urgente y primordial la administración de Adrenalina 1:1000 por via intramuscular (respuesta 2 incorrecta y 3 correcta). Se asociará tambien metilprednisolona por via parenteral, pero sin ser el tratamiento prioritario.</text:p>
          </table:table-cell>
          <table:table-cell/>
          <table:table-cell office:value-type="string" calcext:value-type="string">
            <text:p>PEDIATRÍA</text:p>
          </table:table-cell>
          <table:table-cell office:value-type="string" calcext:value-type="string">
            <text:p>Normal</text:p>
          </table:table-cell>
          <table:table-cell office:value-type="float" office:value="0.47" calcext:value-type="float">
            <text:p>0,47</text:p>
          </table:table-cell>
          <table:table-cell/>
          <table:table-cell office:value-type="string" calcext:value-type="string">
            <text:p>Provocar el vómito.</text:p>
          </table:table-cell>
          <table:table-cell office:value-type="string" calcext:value-type="string">
            <text:p>Adrenalina 1/1000 subcutánea.</text:p>
          </table:table-cell>
          <table:table-cell office:value-type="string" calcext:value-type="string">
            <text:p>Adrenalina 1/1000 intramuscular.</text:p>
          </table:table-cell>
          <table:table-cell office:value-type="string" calcext:value-type="string">
            <text:p>Metilprednisona intramuscular.</text:p>
          </table:table-cell>
          <table:table-cell office:value-type="string" calcext:value-type="string">
            <text:p>Salbutamol nebulizado.</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181" calcext:value-type="float">
            <text:p>181</text:p>
          </table:table-cell>
          <table:table-cell office:value-type="float" office:value="10180" calcext:value-type="float">
            <text:p>10180</text:p>
          </table:table-cell>
          <table:table-cell office:value-type="float" office:value="205180" calcext:value-type="float">
            <text:p>205180</text:p>
          </table:table-cell>
          <table:table-cell office:value-type="string" calcext:value-type="string">
            <text:p>FALSE</text:p>
          </table:table-cell>
          <table:table-cell office:value-type="string" calcext:value-type="string">
            <text:p>Mujer de 40 semanas de gestación en trabajo de parto con 6 cm de dilatación. Presenta patrón fetal decelerativo en registro cardiotocográfico por lo que se decide realizar microtoma de sangre fetal para valorar bienestar fetal. Resultado pH 7,22. La conducta correcta es:</text:p>
          </table:table-cell>
          <table:table-cell office:value-type="string" calcext:value-type="string">
            <text:p>De acuerdo con las recomendaciones del Grupo de Trabajo sobre la asistencia al Parto y Puerperio Normal de la Sección de Medicina Perinatal de la SEGO: si el PH es ≥7.25 no es necesario repetir la microtoma, si el PH fetal está entre 7.20- 7.24, fuera del período expulsivo, se debe repetir la determinación en 15 minutos. Si persiste esta cifra, se extraerá el feto en un tiempo máximo de una hora. Si el PH es &lt; 7.20 se recomienda la extracción fetal por la vía más rápida y segura según las condiciones obstétricas. (Respuesta 2 correcta).</text:p>
          </table:table-cell>
          <table:table-cell/>
          <table:table-cell office:value-type="string" calcext:value-type="string">
            <text:p>GINECOLOGÍA</text:p>
          </table:table-cell>
          <table:table-cell office:value-type="string" calcext:value-type="string">
            <text:p>Normal</text:p>
          </table:table-cell>
          <table:table-cell office:value-type="float" office:value="0.38" calcext:value-type="float">
            <text:p>0,38</text:p>
          </table:table-cell>
          <table:table-cell/>
          <table:table-cell office:value-type="string" calcext:value-type="string">
            <text:p>Acidosis grave. Cesárea urgente</text:p>
          </table:table-cell>
          <table:table-cell office:value-type="string" calcext:value-type="string">
            <text:p>Valor prepatológico, repetir toma en 15-20 minutos.</text:p>
          </table:table-cell>
          <table:table-cell office:value-type="string" calcext:value-type="string">
            <text:p>Acidosis moderada, repetir toma en 1-2 horas.</text:p>
          </table:table-cell>
          <table:table-cell office:value-type="string" calcext:value-type="string">
            <text:p>Valor en límites normales, dejar evolución natural de parto.</text:p>
          </table:table-cell>
          <table:table-cell office:value-type="string" calcext:value-type="string">
            <text:p>Repetir en el momento, posible error en la obtención de la toma.</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184" calcext:value-type="float">
            <text:p>184</text:p>
          </table:table-cell>
          <table:table-cell office:value-type="float" office:value="10183" calcext:value-type="float">
            <text:p>10183</text:p>
          </table:table-cell>
          <table:table-cell office:value-type="float" office:value="205183" calcext:value-type="float">
            <text:p>205183</text:p>
          </table:table-cell>
          <table:table-cell office:value-type="string" calcext:value-type="string">
            <text:p>FALSE</text:p>
          </table:table-cell>
          <table:table-cell office:value-type="string" calcext:value-type="string">
            <text:p>Una mujer de 32 años solícita consejo preconcepcional. La paciente le refiere que fue sometida a una conización cervical por una lesión intraepitelial de alto grado (H-SIL) y que posteriormente sufrió tres abortos entre las 20 y 22 semanas de gestación. No tiene hijos vivos. En las tres ocasiones acudió a Urgencias con sensación de peso en hipogastrio y allí se constató que llegaba con una dilatación de 8 cm y con las membranas amnióticas prominentes. Nunca había sentido contracciones. ¿Qué consejo le daría para el próximo embarazo?:</text:p>
          </table:table-cell>
          <table:table-cell office:value-type="string" calcext:value-type="string">
            <text:p>El antecedente de conización previa es un factor de riesgo para el desarrollo de incompetencia cervical caracterizado clínicamente por la presencia de abortos tardíos indoloros de repetición. Se recomienda realizar cerclaje electivo cuando exista historia de tres o más pérdidas inexplicadas del segundo trimestre y/o partos pretérmino (respuesta 3 correcta).</text:p>
          </table:table-cell>
          <table:table-cell/>
          <table:table-cell office:value-type="string" calcext:value-type="string">
            <text:p>GINEC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Le pautaría una profilaxis con atosibán por vía oral durante todo el embarazo.</text:p>
          </table:table-cell>
          <table:table-cell office:value-type="string" calcext:value-type="string">
            <text:p>Le ofrecería la maduración pulmonar con corticoides a partir de las 19-20 semanas de gestación.</text:p>
          </table:table-cell>
          <table:table-cell office:value-type="string" calcext:value-type="string">
            <text:p>Le recomendaría realizar un cerclaje cervical programado a partir de la semana 14 de gestación.</text:p>
          </table:table-cell>
          <table:table-cell office:value-type="string" calcext:value-type="string">
            <text:p>Le aconsejaría no intentar más embarazos por el alto riesgo de recidiva.</text:p>
          </table:table-cell>
          <table:table-cell office:value-type="string" calcext:value-type="string">
            <text:p>Le recomendaría recurrir a las técnicas de reproducción asistida.</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186" calcext:value-type="float">
            <text:p>186</text:p>
          </table:table-cell>
          <table:table-cell office:value-type="float" office:value="10185" calcext:value-type="float">
            <text:p>10185</text:p>
          </table:table-cell>
          <table:table-cell office:value-type="float" office:value="205185" calcext:value-type="float">
            <text:p>205185</text:p>
          </table:table-cell>
          <table:table-cell office:value-type="string" calcext:value-type="string">
            <text:p>FALSE</text:p>
          </table:table-cell>
          <table:table-cell office:value-type="string" calcext:value-type="string">
            <text:p>Una mujer de 27 años, embarazada de 10 semanas y con asma alérgico grave persistente. En la actualidad está adecuadamente controlada con hudesonida inhalada diaria y salbutamol inhalado a demanda de rescate. Acude a su consulta preocupada por los posibles efectos teratogénicos de su medicación antiasmática. ¿Cuál de las siguientes sería la actitud correcta?:</text:p>
          </table:table-cell>
          <table:table-cell office:value-type="string" calcext:value-type="string">
            <text:p>El asma es unas de las enfermedades médicas que más se asocia con el embarazo, éste está presente en el 3-8% de las gestantes. El efecto clínico del embarazo sobre el asma es variable: en 1/3 de los casos empeora, en 1/3 mejora y en el otro 1/3 permanece sin cambios (respuesta 1 incorrecta). El asma durante el embarazo está asociado con un incremento en la incidencia de la mortalidad perinatal, y aumenta el riesgo de preeclampsia, hiperémesis, hemorragia vaginal, prematuridad, partos complicados y fetos de bajo peso. Es preciso un adecuado manejo de esta patología a fin de evitar complicaciones materno-fetales, por ello se precisa un adecuado tratamiento basado en el empleo de fármacos como la Budesonida (Categoría B de la FDA). Diferentes estudios han demostrado que el uso de budesonidaintranasal no incrementa el riesgo de anomalías. También se emplea ampliamente el salbutamol (categoría C de la FDA), que cruza la barrera fetoplacentaria y se asoció con defectos tales como paladar hendido o defectos de las extremidades; no obstante la cantidad de salbutamol sistémico tras inhalación es significativamente inferior en comparación con las dosis orales (respuesta 4 correcta). No se aconseja el inicio de un tratamiento con antagonistas de los leucotrienos durante el embarazo (respuesta 2 incorrecta). Sobre el omalizumab no hay datos suficientes en el embarazo por lo que no debería usarse salvo fuera estrictamente necesario (respuesta 5 incorrecta).</text:p>
          </table:table-cell>
          <table:table-cell/>
          <table:table-cell office:value-type="string" calcext:value-type="string">
            <text:p>GINEC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Dado que el asma mejora durante el embarazo en la mayoría de pacientes, lo mejor para la paciente y el feto es suspender el tratamiento antiasmático.</text:p>
          </table:table-cell>
          <table:table-cell office:value-type="string" calcext:value-type="string">
            <text:p>Suspender la budesonida por haberse relacionado con un riesgo aumentado de malformaciones fetales y reemplazarla por un anti-leucotrieno oral (montelukast).</text:p>
          </table:table-cell>
          <table:table-cell office:value-type="string" calcext:value-type="string">
            <text:p>Retirar el tratamiento actual y reemplazarlo por prednisona oral a la menor dosis posible.</text:p>
          </table:table-cell>
          <table:table-cell office:value-type="string" calcext:value-type="string">
            <text:p>Mantener el tratamiento actual y tranquilizar a la paciente acerca de sus efectos secundarios y de la necesidad de un adecuado control del asma durante la gestación.</text:p>
          </table:table-cell>
          <table:table-cell office:value-type="string" calcext:value-type="string">
            <text:p>Reemplazar la budesonida por un anticuerpo monoclonal anti-lgE (omalizumab) por su mayor seguridad en el embarazo al no ser un fármaco.</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188" calcext:value-type="float">
            <text:p>188</text:p>
          </table:table-cell>
          <table:table-cell office:value-type="float" office:value="10187" calcext:value-type="float">
            <text:p>10187</text:p>
          </table:table-cell>
          <table:table-cell office:value-type="float" office:value="205187" calcext:value-type="float">
            <text:p>205187</text:p>
          </table:table-cell>
          <table:table-cell office:value-type="string" calcext:value-type="string">
            <text:p>FALSE</text:p>
          </table:table-cell>
          <table:table-cell office:value-type="string" calcext:value-type="string">
            <text:p>Mujer de 16 años que consulta por amenorrea primaría. Presenta un desarrollo femenino normal de los caracteres sexuales secundarios. Los niveles de estradiol y testosterona son normales. En la exploración ginecológica se aprecia agenesia de vagina. Se realiza ecografia y se aprecia ausencia de útero. Los ovarios son normales ecográficamente. No se observa riñon izquierdo. El diagnóstico más probable es:</text:p>
          </table:table-cell>
          <table:table-cell office:value-type="string" calcext:value-type="string">
            <text:p>La agenesia total del sistemamülleriano se conoce como Síndrome de Rokitanski: Este síndrome constituye la causa más frecuente de amenorrea primaria por defecto anatómico.Se produce por una alteración en la permeabilidadde los conductos de Müller, lo que desencadena un déficit total o parcial de vagina, útero rudimentario no canalizado, y ausencia de trompas, manteniéndose losovarios normales. Al existir una función ovárica normal, el desarrollo de los caracteres sexuales secundarios esnormal. El cariotipo es 46XX normal, con cromatinasexual positiva, y fenotípicamente son mujeres normales, con talla normal, genitales externos y mamas bien desarrollados. Se puede acompañar de malformaciones renalesy a veces esqueléticas siendo las más frecuentesdentro de éstas las vertebrales. El tratamiento consisteen la formación de una neovagina, a través de la técnicade Frank (mediante dilatadores) o por vía laparoscópica (respuesta 1 correcta). En el SOP la amenorrea es secundaria, no primaria (Respuesta 4 incorrecta). En el síndrome de Kallman los estrógenos estarían disminuidos porque es un hipogonadismohipogonadotropo (respuesta 5 incorrecta). En el síndrome de Morris hay testículos, no ovarios (respuesta 2 incorrecta). En la hiperplasia suprarrenal congénita el fenotipo es masculino (respuesta 3 incorrecta). Sd. de Rokitansky</text:p>
          </table:table-cell>
          <table:table-cell/>
          <table:table-cell office:value-type="string" calcext:value-type="string">
            <text:p>GINEC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Síndrome de Rokitanski.</text:p>
          </table:table-cell>
          <table:table-cell office:value-type="string" calcext:value-type="string">
            <text:p>Síndrome de Morris.</text:p>
          </table:table-cell>
          <table:table-cell office:value-type="string" calcext:value-type="string">
            <text:p>Hiperplasia suprarrenal congenita.</text:p>
          </table:table-cell>
          <table:table-cell office:value-type="string" calcext:value-type="string">
            <text:p>Sindrome de ovarios poliquísticos.</text:p>
          </table:table-cell>
          <table:table-cell office:value-type="string" calcext:value-type="string">
            <text:p>Síndrome de Kallman.</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189" calcext:value-type="float">
            <text:p>189</text:p>
          </table:table-cell>
          <table:table-cell office:value-type="float" office:value="10188" calcext:value-type="float">
            <text:p>10188</text:p>
          </table:table-cell>
          <table:table-cell office:value-type="float" office:value="205188" calcext:value-type="float">
            <text:p>205188</text:p>
          </table:table-cell>
          <table:table-cell office:value-type="string" calcext:value-type="string">
            <text:p>FALSE</text:p>
          </table:table-cell>
          <table:table-cell office:value-type="string" calcext:value-type="string">
            <text:p>Varón homosexual de 30 años de edad VIH (+) que participa como voluntario en un centro de ayuda a pacientes con SIDA. Según su historia clínica recibió toxoide diftérico (Td) hace 6 años, la vacuna triple vírica en la infancia y en la adolescencia, y la hepatitis B hace 3 años. Actualmente se encuentra asintomático con un recuento de CD4 superior a 200 cls/μl. ¿Qué vacunas deberíamos recomendarle?:</text:p>
          </table:table-cell>
          <table:table-cell office:value-type="string" calcext:value-type="string">
            <text:p>Varón de 30 años VIH +, con títulos de CD4 superior a 200. Por ser VIH+ está indicado la administración de las vacunas: Tétanos-difteria, gripe, neumococo, triple vírica (siempre que no tenga una inmunodepresión severa, y tenga algún factor de riesgo). También se pueden utilizar, en caso de estar indicadas por algún otro motivo: Hepatitis B, hepatitis A, Haemophilus influenzae B, meningococo, polio inactiva y varicela. En este caso concreto, el riesgo ocupacional (trabajo en centro de ayuda a pacientes con Sida) supone la indicación para la vacuna de hepatitis A y B y para meningococo. La mayor parte de recomendaciones, incluido el PAPPS, también consideran riesgo para las vacunas de hepatitis el ser varón homosexual con múltiples parejas, pero este matiz tampoco se especifica. Esta persona está vacunada de toxoide diftérico, triple vírica y hepatitis B. Por tanto le faltaría vacunarse de hepatitis A, gripe, neumococo y meningococo. En la opción 4 no mencionan la gripe (respuesta 4 incorrecta), en la 2, 3, 4 y 5 no incluyen la hepatitis A (respuestas 2, 3, 4 y 5 incorrectas). La opción más completa es la 1, la vacuna tetravalente es una buena opción de vacunación para meningococo en este caso.</text:p>
          </table:table-cell>
          <table:table-cell/>
          <table:table-cell office:value-type="string" calcext:value-type="string">
            <text:p>PREVENTIVA</text:p>
          </table:table-cell>
          <table:table-cell office:value-type="string" calcext:value-type="string">
            <text:p>Difícl</text:p>
          </table:table-cell>
          <table:table-cell office:value-type="float" office:value="0.27" calcext:value-type="float">
            <text:p>0,27</text:p>
          </table:table-cell>
          <table:table-cell/>
          <table:table-cell office:value-type="string" calcext:value-type="string">
            <text:p>Gripe estacional, neumocócica, meningitis tetravalente y hepatitis A.</text:p>
          </table:table-cell>
          <table:table-cell office:value-type="string" calcext:value-type="string">
            <text:p>Gripe estacional, Td. neumocócica y meningitis tetravalente.</text:p>
          </table:table-cell>
          <table:table-cell office:value-type="string" calcext:value-type="string">
            <text:p>Meningitis tetravalente, neumocócica y gripe estacional.</text:p>
          </table:table-cell>
          <table:table-cell office:value-type="string" calcext:value-type="string">
            <text:p>Td. meningitis tetravalente, neumocócica.</text:p>
          </table:table-cell>
          <table:table-cell office:value-type="string" calcext:value-type="string">
            <text:p>Triple vírica, gripe estacional, neumocócica.</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210" calcext:value-type="float">
            <text:p>210</text:p>
          </table:table-cell>
          <table:table-cell office:value-type="float" office:value="10209" calcext:value-type="float">
            <text:p>10209</text:p>
          </table:table-cell>
          <table:table-cell office:value-type="float" office:value="205209" calcext:value-type="float">
            <text:p>205209</text:p>
          </table:table-cell>
          <table:table-cell office:value-type="string" calcext:value-type="string">
            <text:p>FALSE</text:p>
          </table:table-cell>
          <table:table-cell office:value-type="string" calcext:value-type="string">
            <text:p>Paciente de 45 años con hábito tabáquico moderado, no bebedor, sin otros antecedentes de interés que ha sido diagnosticado de un carcinoma escamoso de orofaringe cT1N2b. Está pendiente de decisión de tratamiento en comité. ¿Qué agente infeccioso le interesaría despistar antes de plantear el tratamiento?:</text:p>
          </table:table-cell>
          <table:table-cell office:value-type="string" calcext:value-type="string">
            <text:p>La orofaringe se divide en fosa amigdalina, base de la lengua, paladar blando, y pared de la faringe. La localizaciones más frecuentes del cáncer de orofaringe, son la amígdala palatina y la base de la lengua (amígdala lingual). El cáncer de orofaringe tradicionalmente se relaciona con el consumo de tabaco y alcohol. Es especialmente frecuente en Asia central y en la India, donde llega a representar el 50% de todos los cánceres. En los últimos años se está viendo un incremento de la incidencia de este cáncer en pacientes no fumadores ni bebedores, por la exposición mediante al virus del papiloma humano (HPV 16 y 18 fundamentalmente) (respuesta 3 correcta). En este caso suele tratarse de personas más jóvenes que los casos debidos a tabaco y alcohol, cuyo pronóstico es mejor. El virus de Epstein Barr se relaciona con el cáncer de epifaringe o cavum, no con el cáncer de orofaringe (respuesta 4 incorrecta) Cáncer de cérvix y ORL asociados con: virus papiloma humano (imagen izda). Los coilocitos (imagen drcha) son característicos del efecto citopático inducido por el VPH (flecha). Las células muestran núcleos irregulares, con indentaciones, hipercromáticos y con halo perinuclear con reforzamiento periférico muy característico.</text:p>
          </table:table-cell>
          <table:table-cell/>
          <table:table-cell office:value-type="string" calcext:value-type="string">
            <text:p>OTORRINOLARINGOLOGÍA</text:p>
          </table:table-cell>
          <table:table-cell office:value-type="string" calcext:value-type="string">
            <text:p>Fácil</text:p>
          </table:table-cell>
          <table:table-cell office:value-type="float" office:value="0.67" calcext:value-type="float">
            <text:p>0,67</text:p>
          </table:table-cell>
          <table:table-cell/>
          <table:table-cell office:value-type="string" calcext:value-type="string">
            <text:p>Helicobacter pylori.</text:p>
          </table:table-cell>
          <table:table-cell office:value-type="string" calcext:value-type="string">
            <text:p>Virus Herpes Simple tipo 2.</text:p>
          </table:table-cell>
          <table:table-cell office:value-type="string" calcext:value-type="string">
            <text:p>Virus dcl papiloma humano.</text:p>
          </table:table-cell>
          <table:table-cell office:value-type="string" calcext:value-type="string">
            <text:p>Virus de Epstein Barr.</text:p>
          </table:table-cell>
          <table:table-cell office:value-type="string" calcext:value-type="string">
            <text:p>Citomegalovirus.</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211" calcext:value-type="float">
            <text:p>211</text:p>
          </table:table-cell>
          <table:table-cell office:value-type="float" office:value="10210" calcext:value-type="float">
            <text:p>10210</text:p>
          </table:table-cell>
          <table:table-cell office:value-type="float" office:value="205210" calcext:value-type="float">
            <text:p>205210</text:p>
          </table:table-cell>
          <table:table-cell office:value-type="string" calcext:value-type="string">
            <text:p>FALSE</text:p>
          </table:table-cell>
          <table:table-cell office:value-type="string" calcext:value-type="string">
            <text:p>Mujer de 25 años, sin antecedentes de interés ni hábitos tóxicos que acude a urgencias por dolor intenso en el oído derecho, imposibilidad total para abrir la boca, de instauración súbita y sin antecedente traumático previo. Refiere usar placa de descarga por hábito de apretamiento dental nocturno. ¿Cuál es su diagnóstico?:</text:p>
          </table:table-cell>
          <table:table-cell office:value-type="string" calcext:value-type="string">
            <text:p>Los problemas de articulación temporomandibular pueden ser extracapsulares o intracapsulares. Los problemas intracapsulares incluyen: • La luxación anterior del menisco de la articulación temporomandibular. Se clasifica en dos tipos: con reposición espontánea del menisco con la apertura de la boca (que fre- cuentemente se asocia a un chasquido articular), y sin reposición espontánea del menisco (bloqueo articular agudo). El bloqueo articular agudo por luxación anterior del menisco sin reposición espontánea, cursa con disminución de la apertura bucal, dolor en la región de la ATM por compresión de la zona posterior del menisco (zona más rica en fibras nerviosas), y desviación de la boca hacia el lado enfermo (respuesta 1 correcta). Puede asociarse al síndrome de dolor-disfución miofascial temporomandibular (como en este caso, en el que paciente es bruxista y usa una férula de descarga). Se diagnostica por RMN. No siempre requiere tratamiento quirúrgico (que incluye artrocentesis, artroscopia y reposición y sutura del menisco desplazado). • En la anquilosis fibrosa se produce una limitación indolora de la apertura de la boca por la existencia de tejido fibroso que fija el cóndilo al disco y el disco a la fosa articular. No es de instauración brusca ni suele ser dolorosa (respuesta 4 incorrecta). • En la anquilosis ósea hay una proliferación de hueso que fija el cóndilo al hueso de la fosa temporal. La articulación afectada está totalmente inmóvil Puede haber un antecedente traumático o una artritis séptica. No es dolorosa ni de instauración brusca (respuesta 5 incorrecta). Dentro de la patología extracapsular, se incluye la luxación del cóndilo mandibular por delante de la eminencia articular. Cuando la articulación temporomandibular se disloca, queda bloqueada en posición de boca abierta, no cerrada (respuesta 1 incorrecta). En estos casos el cóndilo se desplaza por delante de la eminencia articular, donde se queda fijo. Se trata mediante reducción manual. La ausencia de antecedente traumático descarta la posibilidad de fractura de cóndilo en esta pregunta (respuesta 3 incorrecta). La luxación anterior del menisco sin reposición durante la apertura de la boca, puede provocar un bloqueo articular agudo y dolor al intentar abrir la boca. La resonancia magnética de la ATM permite visualizar la posición del menisco, que en este caso está luxado anteriormente (flechas) Durante la apertura de boca se produce inicialmente un movimiento de rotación del cóndilo en la cavidad glenoidea del temporal, y a continuación una translación del cóndilo hacia delante. Si el movimiento de translación sobrepasa el límite anterior (eminencia temporal), puede aparecer una luxación articular con imposibilidad para cerrar la boca Luxación unilateral de la ATM: imposibilidad para cerrar la boca y laterodesviación del mentón Perfil micrognático como consecuencia de una anquilosis temporomandibular durante el periodo de crecimiento. El paciente tiene una limitación severa de la apertura de la boca. La anquilosis fibrosa permite un pequeño movimiento, la ósea ninguno.</text:p>
          </table:table-cell>
          <table:table-cell/>
          <table:table-cell office:value-type="string" calcext:value-type="string">
            <text:p>MAXILO</text:p>
          </table:table-cell>
          <table:table-cell office:value-type="string" calcext:value-type="string">
            <text:p>Normal</text:p>
          </table:table-cell>
          <table:table-cell office:value-type="float" office:value="0.49" calcext:value-type="float">
            <text:p>0,49</text:p>
          </table:table-cell>
          <table:table-cell/>
          <table:table-cell office:value-type="string" calcext:value-type="string">
            <text:p>Luxación del cóndilo mandibular por delante de la eminencia articular.</text:p>
          </table:table-cell>
          <table:table-cell office:value-type="string" calcext:value-type="string">
            <text:p>Bloqueo articular agudo (luxación anterior del menisco articular).</text:p>
          </table:table-cell>
          <table:table-cell office:value-type="string" calcext:value-type="string">
            <text:p>Fractura cóndilo mandibular.</text:p>
          </table:table-cell>
          <table:table-cell office:value-type="string" calcext:value-type="string">
            <text:p>Anquilosis fibrosa de la articulación temporomandibular.</text:p>
          </table:table-cell>
          <table:table-cell office:value-type="string" calcext:value-type="string">
            <text:p>Anquilosis ósea de la articulación temporomandibular.</text:p>
          </table:table-cell>
          <table:table-cell office:value-type="float" office:value="2" calcext:value-type="float">
            <text:p>2</text:p>
          </table:table-cell>
          <table:table-cell table:number-columns-repeated="16"/>
        </table:table-row>
        <table:table-row table:style-name="ro1">
          <table:table-cell office:value-type="float" office:value="2013" calcext:value-type="float">
            <text:p>2013</text:p>
          </table:table-cell>
          <table:table-cell office:value-type="float" office:value="216" calcext:value-type="float">
            <text:p>216</text:p>
          </table:table-cell>
          <table:table-cell office:value-type="float" office:value="10215" calcext:value-type="float">
            <text:p>10215</text:p>
          </table:table-cell>
          <table:table-cell office:value-type="float" office:value="205215" calcext:value-type="float">
            <text:p>205215</text:p>
          </table:table-cell>
          <table:table-cell office:value-type="string" calcext:value-type="string">
            <text:p>FALSE</text:p>
          </table:table-cell>
          <table:table-cell office:value-type="string" calcext:value-type="string">
            <text:p>Joven de 24 años que a los 3 días de un contacto sexual de riesgo presenta numerosas lesiones pustulosas, pequeñas, muy pruriginosas y que evolucionan a diminutas erosiones afectando todo el glande y cara interna del prepucio. Señale cuál es, entre las siguientes, la orientación diagnóstica más probable:</text:p>
          </table:table-cell>
          <table:table-cell office:value-type="string" calcext:value-type="string">
            <text:p>La Candidiasis genital como acertadamente recoge la opción 1 es forma de balanopostitis representa el diagnóstico más probable en este paciente. Clínicamente se acompaña de dolor, sensación de quemazón o prurito. El Chancroide o Chancro Blando está originado por Haemophylus ducreyi, endémico de Africa, Asia, Caribe y Sudamérica. Se manifiesta a las pocas horas del contagio con una o varias pápulas eritematosas indoloras, que evolucionan a pústulas en dos-tres días y que se ulceran. La Sífilis secundaria se desarrolla entre las 4 y 10 semanas después de la aparición del chancro. Las lesiones mucocutáneas son las sifílides y entre las erupciones mas habituales cabe citar: examen maculoso o roseoliforme (roséola sifilítica), maculopapuloso, folicular, anular y pustuloso. La Trichomoniasis presenta un período de incubación de 4-18 días y en el varón es a menudo asintomática, pero a veces se acompaña de disuria, prurito y secreción purulenta (uretritis). Los Dermatofitos son hongos parásitos de la queratina y requieren un período de incubación mas prolongado. Originan afectación cutánea, de las uñas y de los pelos.</text:p>
          </table:table-cell>
          <table:table-cell/>
          <table:table-cell office:value-type="string" calcext:value-type="string">
            <text:p>DERMATOLOGÍA</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Candidiasis genital.</text:p>
          </table:table-cell>
          <table:table-cell office:value-type="string" calcext:value-type="string">
            <text:p>Chancroide.</text:p>
          </table:table-cell>
          <table:table-cell office:value-type="string" calcext:value-type="string">
            <text:p>Sífilis secundaria.</text:p>
          </table:table-cell>
          <table:table-cell office:value-type="string" calcext:value-type="string">
            <text:p>Balanitis por Tricomonas.</text:p>
          </table:table-cell>
          <table:table-cell office:value-type="string" calcext:value-type="string">
            <text:p>Infección fúngica por dermatofitos.</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219" calcext:value-type="float">
            <text:p>219</text:p>
          </table:table-cell>
          <table:table-cell office:value-type="float" office:value="10218" calcext:value-type="float">
            <text:p>10218</text:p>
          </table:table-cell>
          <table:table-cell office:value-type="float" office:value="205218" calcext:value-type="float">
            <text:p>205218</text:p>
          </table:table-cell>
          <table:table-cell office:value-type="string" calcext:value-type="string">
            <text:p>FALSE</text:p>
          </table:table-cell>
          <table:table-cell office:value-type="string" calcext:value-type="string">
            <text:p>Una mujer de 23 años acude a urgencias por encontrarse muy nerviosa tras una discusión con su pareja. En su historia clínica se reflejan varias demandas semejantes en el año anterior, en dos de ellas tras un gesto autolítico. Se constatan también conflictos frecuentes en las relaciones de pareja, cambios laborales y discusiones familiares. Dice sentirse incomprendida por todos incluidos los psiquiatras que la atienden. El diagnóstico sería:</text:p>
          </table:table-cell>
          <table:table-cell office:value-type="string" calcext:value-type="string">
            <text:p>El trastorno de la personalidad límite se caracteriza por un patrón general de inestabilidad y marcada impulsividad. Frecuentemente el sujeto realiza esfuerzos para evitar el abandono, tiene relaciones interpersonales inestables e intensas, autoimagen inestable, afectividad inestable, sensación crónica de vacío, impulsividad e incluso intentos autolíticos. En situaciones desencadenadas por el estrés pueden presentar ideación paranoide o síntomas disociativos. Aunque no parece muy correcto diagnosticar de un trastorno de la personalidad en una única visita a Urgencias, las características del cuadro parecen compatibles con un trastorno de la personalidad límite (respuesta 1 correcta). En el trastorno histriónico hablarían de teatralidad y necesidad de ser el centro de atención (respuesta 2 incorrecta). La distimia es una depresión leve pero crónica, que requiere criterio de dos años de duración (respuesta 3 incorrecta). La característica definitoria de los trastornos disociativos es la alteración de las funciones integradoras de la consciencia, identidad, memoria y percepción del entorno (respuesta 4 incorrecta). La despersonalización es la sensación de irrealidad con respecto a sí mismo (respuesta 5 incorrecta). Trastornos de la personalidad tipo B</text:p>
          </table:table-cell>
          <table:table-cell/>
          <table:table-cell office:value-type="string" calcext:value-type="string">
            <text:p>PSIQUIATRI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Trastorno de la personalidad límite.</text:p>
          </table:table-cell>
          <table:table-cell office:value-type="string" calcext:value-type="string">
            <text:p>Trastorno de la personalidad histriónico.</text:p>
          </table:table-cell>
          <table:table-cell office:value-type="string" calcext:value-type="string">
            <text:p>Distimia.</text:p>
          </table:table-cell>
          <table:table-cell office:value-type="string" calcext:value-type="string">
            <text:p>Trastorno disociativo.</text:p>
          </table:table-cell>
          <table:table-cell office:value-type="string" calcext:value-type="string">
            <text:p>Trastorno de despersonalización.</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220" calcext:value-type="float">
            <text:p>220</text:p>
          </table:table-cell>
          <table:table-cell office:value-type="float" office:value="10219" calcext:value-type="float">
            <text:p>10219</text:p>
          </table:table-cell>
          <table:table-cell office:value-type="float" office:value="205219" calcext:value-type="float">
            <text:p>205219</text:p>
          </table:table-cell>
          <table:table-cell office:value-type="string" calcext:value-type="string">
            <text:p>FALSE</text:p>
          </table:table-cell>
          <table:table-cell office:value-type="string" calcext:value-type="string">
            <text:p>Mujer de 50 años de edad que desde hace 1 mes presenta un ánimo deprimido, anhedonia, pérdida de memoria, llanto fácil, pérdida de energía, sensación de inutilidad y culpa, pérdida de peso marcada y despertar precoz, así como incapacidad para realizar sus tareas habituales en el hogar. En trámites de separación desde hace 3 meses. Señale el diagnóstico más apropiado:</text:p>
          </table:table-cell>
          <table:table-cell office:value-type="string" calcext:value-type="string">
            <text:p>El paciente lleva un mes con ánimo deprimido y anhedonia, llanto fácil, energía, sensación de inutilidad y culpa, pérdida de peso y despertar precoz, que le afectan la capacidad para realizar sus tareas habituales. El episodio cumple criterios de episodio depresivo mayor (respuesta 4 correcta). La distimia es una depresión leve pero crónica, que requiere criterio de dos años de duración (respuesta 1 incorrecta). La seudodemencia es clínica de demencia en el contexto de un cuadro habitualmente depresivo (respuesta 2 incorrecta). El trastorno adaptativo ocurre de manera reactiva a algo pero no tiene la intensidad ni gravedad del episodio depresivo mayor (respuesta 3 incorrecta). No existe depresión menor (respuesta 5 incorrecta). Depresión mayor</text:p>
          </table:table-cell>
          <table:table-cell/>
          <table:table-cell office:value-type="string" calcext:value-type="string">
            <text:p>PSIQUIATRIA</text:p>
          </table:table-cell>
          <table:table-cell office:value-type="string" calcext:value-type="string">
            <text:p>Fácil</text:p>
          </table:table-cell>
          <table:table-cell office:value-type="float" office:value="0.75" calcext:value-type="float">
            <text:p>0,75</text:p>
          </table:table-cell>
          <table:table-cell/>
          <table:table-cell office:value-type="string" calcext:value-type="string">
            <text:p>Distimia.</text:p>
          </table:table-cell>
          <table:table-cell office:value-type="string" calcext:value-type="string">
            <text:p>Seudodemencia.</text:p>
          </table:table-cell>
          <table:table-cell office:value-type="string" calcext:value-type="string">
            <text:p>Trastorno adaptativo depresivo.</text:p>
          </table:table-cell>
          <table:table-cell office:value-type="string" calcext:value-type="string">
            <text:p>Episodio de depresión mayor.</text:p>
          </table:table-cell>
          <table:table-cell office:value-type="string" calcext:value-type="string">
            <text:p>Depresión menor.</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221" calcext:value-type="float">
            <text:p>221</text:p>
          </table:table-cell>
          <table:table-cell office:value-type="float" office:value="10220" calcext:value-type="float">
            <text:p>10220</text:p>
          </table:table-cell>
          <table:table-cell office:value-type="float" office:value="205220" calcext:value-type="float">
            <text:p>205220</text:p>
          </table:table-cell>
          <table:table-cell office:value-type="string" calcext:value-type="string">
            <text:p>FALSE</text:p>
          </table:table-cell>
          <table:table-cell office:value-type="string" calcext:value-type="string">
            <text:p>Hombre de 43 años fumador de 20 cigarrillos al día, que acude a su consulta llevado por un familiar, debido a que lleva 10 días durmiendo poco, menos de 3 horas al día sin referir cansancio por ello. Añade que ha empezado a gastar grandes cantidades de dinero, comprometiendo las finanzas familiares. Se encuentra verborreico, con aceleración del pensamiento y con apariencia megalomaníaca. Como antecedentes personales no hay enfermedades de interés salvo un episodio depresivo hace 5 años. No cree que le pase nada, pero ha aceptado acudir a la consulta con la intención de buscar ayuda para dejar de fumar. No hay consumo de otros tóxicos y la analítica y exploración neurològica no aportan datos anormales. En este paciente teniendo en cuenta su diagnóstico más probable, qué tratamiento sería el MENOS indicado:</text:p>
          </table:table-cell>
          <table:table-cell office:value-type="string" calcext:value-type="string">
            <text:p>El cuadro impresiona de un episodio maniaco en un paciente con antecedentes de episodio depresivo hace 5 años: Lleva una semana con disminución de la necesidad de sueño, verborreico, aceleración del pensamiento y con un aumento de gastos que afectan a las financias familiares. Además nos aclaran que no hay tóxicos ni otra enfermedad concomitante. En el trastorno bipolar el ácido Valproico y el carbonato de litio se usan como estabilizadores del ánimo (respuestas 2 y 3 incorrectas), mientras que en episodios maniacos es frecuente usar como adyuvante neurolépticos como Risperidona y Olanzapina (respuestas 2 y 3 incorrectas). El Bupropion, un fármaco inhibidor de la recaptación de la dopamina y noradrenalina estaría contraindicado ya que probablemente empeorase la sintomatología maniaca (respuesta 1 correcta).</text:p>
          </table:table-cell>
          <table:table-cell/>
          <table:table-cell office:value-type="string" calcext:value-type="string">
            <text:p>PSIQUIATRIA</text:p>
          </table:table-cell>
          <table:table-cell office:value-type="string" calcext:value-type="string">
            <text:p>Normal</text:p>
          </table:table-cell>
          <table:table-cell office:value-type="float" office:value="0.46" calcext:value-type="float">
            <text:p>0,46</text:p>
          </table:table-cell>
          <table:table-cell/>
          <table:table-cell office:value-type="string" calcext:value-type="string">
            <text:p>Bupropion.</text:p>
          </table:table-cell>
          <table:table-cell office:value-type="string" calcext:value-type="string">
            <text:p>Ácido valproico.</text:p>
          </table:table-cell>
          <table:table-cell office:value-type="string" calcext:value-type="string">
            <text:p>Carbonato de litio.</text:p>
          </table:table-cell>
          <table:table-cell office:value-type="string" calcext:value-type="string">
            <text:p>Risperidona.</text:p>
          </table:table-cell>
          <table:table-cell office:value-type="string" calcext:value-type="string">
            <text:p>Olanzapína.</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225" calcext:value-type="float">
            <text:p>225</text:p>
          </table:table-cell>
          <table:table-cell office:value-type="float" office:value="10224" calcext:value-type="float">
            <text:p>10224</text:p>
          </table:table-cell>
          <table:table-cell office:value-type="float" office:value="205224" calcext:value-type="float">
            <text:p>205224</text:p>
          </table:table-cell>
          <table:table-cell office:value-type="string" calcext:value-type="string">
            <text:p>FALSE</text:p>
          </table:table-cell>
          <table:table-cell office:value-type="string" calcext:value-type="string">
            <text:p>Mujer de 26 años sin antecedentes psiquiátricos previos, acude a Urgencias traída por sus padres que explican que desde hace unos días está hiperactiva, nerviosa, insomne. Explican que revisa obsesivamente la instalación eléctrica de casa en busca de cámaras de video y micrófonos. En la entrevista nos dice que le están vigilando desde la Policía pues ella es una enviada galáctica con poderes especiales. ¿Cuál de las siguientes opciones NO debe considerarse como diagnóstico diferencial?:</text:p>
          </table:table-cell>
          <table:table-cell office:value-type="string" calcext:value-type="string">
            <text:p>Todas las opciones menos el trastorno obsesivo-compulsivo pueden ser causa de psicosis (respuesta 1 correcta). En el trastorno obsesivo compulsivo el paciente distingue sus obsesiones como ideas externas e intrusas producto de su mente. En este caso el cuadro impresiona de delirios y no de obsesiones. Trastorno obsesivo-compulsivo no es causa de psicosis</text:p>
          </table:table-cell>
          <table:table-cell/>
          <table:table-cell office:value-type="string" calcext:value-type="string">
            <text:p>PSIQUIATRI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Trastorno obsesivo compulsivo.</text:p>
          </table:table-cell>
          <table:table-cell office:value-type="string" calcext:value-type="string">
            <text:p>Esquizofrenia.</text:p>
          </table:table-cell>
          <table:table-cell office:value-type="string" calcext:value-type="string">
            <text:p>Episodio maniaco.</text:p>
          </table:table-cell>
          <table:table-cell office:value-type="string" calcext:value-type="string">
            <text:p>Psicosis por consumo de sustancias tóxicas.</text:p>
          </table:table-cell>
          <table:table-cell office:value-type="string" calcext:value-type="string">
            <text:p>Tumor cerebral.</text:p>
          </table:table-cell>
          <table:table-cell office:value-type="float" office:value="1" calcext:value-type="float">
            <text:p>1</text:p>
          </table:table-cell>
          <table:table-cell table:number-columns-repeated="16"/>
        </table:table-row>
        <table:table-row table:style-name="ro1">
          <table:table-cell office:value-type="float" office:value="2013" calcext:value-type="float">
            <text:p>2013</text:p>
          </table:table-cell>
          <table:table-cell office:value-type="float" office:value="227" calcext:value-type="float">
            <text:p>227</text:p>
          </table:table-cell>
          <table:table-cell office:value-type="float" office:value="10226" calcext:value-type="float">
            <text:p>10226</text:p>
          </table:table-cell>
          <table:table-cell office:value-type="float" office:value="205226" calcext:value-type="float">
            <text:p>205226</text:p>
          </table:table-cell>
          <table:table-cell office:value-type="string" calcext:value-type="string">
            <text:p>FALSE</text:p>
          </table:table-cell>
          <table:table-cell office:value-type="string" calcext:value-type="string">
            <text:p>Paciente de 44 años de edad que sufre un traumatismo por accidente de tráfico de elevada intensidad. A su ingreso en el hospital está consciente y orientado y manifiesta dolor a nivel torácico cervical y pélvico así como impotencia funcional en miembro inferior derecho. La exploración física pone de manifiesto una presión arterial de 100/60 mmHg con 100 pulsaciones/minuto, una abolición del murmullo vesicular en el tercio inferior del hemitórax derecho y matidez. a la percusión del mismo. En la radiografía de tórax se aprecia un derrame pleural derecho, también en el tercio inferior. ¿Cuál de estas afirmaciones le parece correcta?:</text:p>
          </table:table-cell>
          <table:table-cell office:value-type="string" calcext:value-type="string">
            <text:p>La abolición del murmullo vesicular en el hemitórax derecho y la matidez a la percusión sugieren la presencia de un derrame pleural (probablemente hemorrágico, al ser de etiología traumática). El tratamiento de elección consiste en un drenaje de la cavidad pleural con catéter grueso (para evitar que se coagule) y monitorizar las constantes vitales del paciente (respuesta 3 correcta). El contenido hemorrágico se localiza en pleura, no a nivel intra-alveolar. El quilotórax traumático es menos frecuente que el hemotórax del mismo origen (además, en este paciente, las cifras de presión arterial sistólica en torno a 100 mmHg con una frecuencia cardiaca de 100 lpm sugieren la presencia de sangrado, siendo, por tanto, más probable el hemotórax que el quilotórax).</text:p>
          </table:table-cell>
          <table:table-cell/>
          <table:table-cell office:value-type="string" calcext:value-type="string">
            <text:p>NEUMOLOGÍA</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Se trata de una gran hemorragia pulmonar por lo que el paciente debe ser intervenido de urgencia mediante toracotomía.</text:p>
          </table:table-cell>
          <table:table-cell office:value-type="string" calcext:value-type="string">
            <text:p>Al tratarse de una hemorragia intratorácica, es de esperar una hemostasia espontánea por lo que no está indicada ninguna medida terapéutica.</text:p>
          </table:table-cell>
          <table:table-cell office:value-type="string" calcext:value-type="string">
            <text:p>Está indicado un drenaje de la cavidad pleural con un catéter de grueso calibre y la monitorización del paciente.</text:p>
          </table:table-cell>
          <table:table-cell office:value-type="string" calcext:value-type="string">
            <text:p>La simple punción-evacuadora con aguja es el tratamiento de elección.</text:p>
          </table:table-cell>
          <table:table-cell office:value-type="string" calcext:value-type="string">
            <text:p>Se trata más probablemente de un quilolórax por lo que debe establecerse un tratamiento con restricción de trigliceridos de cadena pesada.</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228" calcext:value-type="float">
            <text:p>228</text:p>
          </table:table-cell>
          <table:table-cell office:value-type="float" office:value="10227" calcext:value-type="float">
            <text:p>10227</text:p>
          </table:table-cell>
          <table:table-cell office:value-type="float" office:value="205227" calcext:value-type="float">
            <text:p>205227</text:p>
          </table:table-cell>
          <table:table-cell office:value-type="string" calcext:value-type="string">
            <text:p>FALSE</text:p>
          </table:table-cell>
          <table:table-cell office:value-type="string" calcext:value-type="string">
            <text:p>Hombre de 19 años de edad que consulta por un cuadro de 24 horas de evolución de dolor, tumefacción e impotencia funcional de la rodilla derecha acompañado de fiebre de 38°C. La exploración física pone de manifiesto signos inflamatorios y derrame articular en la rodilla derecha. Los datos analíticos muestran una leucocitosis con neutrofilia y una elevación de la proteina C reactiva. Se hace el diagnóstico sindrómico de monoartritis aguda. ¿Cuál es el diagnóstico etiológico más probable?:</text:p>
          </table:table-cell>
          <table:table-cell office:value-type="string" calcext:value-type="string">
            <text:p>Una monoartritis aguda asociada a fiebre, leucocitosis con neutrofilia y aumento de reactantes de fase aguda no siempre tiene un origen séptico. Con los datos que nos proporcionan y teniendo en cuenta que se trata de un varón joven, la opción más probable sería la de una artritis infecciosa bacteriana (la causada por mycobacterias suelen tener un curso crónico) (respuesta 3 correcta). Fotografía: artrocentesis de rodilla dcha en un caso de monoartritis infecciosa bacteriana con líquido marronaceo, espeso y turbio, típico del líquido articular séptico</text:p>
          </table:table-cell>
          <table:table-cell/>
          <table:table-cell office:value-type="string" calcext:value-type="string">
            <text:p>REUMATOLOGÍA</text:p>
          </table:table-cell>
          <table:table-cell office:value-type="string" calcext:value-type="string">
            <text:p>Fácil</text:p>
          </table:table-cell>
          <table:table-cell office:value-type="float" office:value="0.72" calcext:value-type="float">
            <text:p>0,72</text:p>
          </table:table-cell>
          <table:table-cell/>
          <table:table-cell office:value-type="string" calcext:value-type="string">
            <text:p>Artritis por microcristales.</text:p>
          </table:table-cell>
          <table:table-cell office:value-type="string" calcext:value-type="string">
            <text:p>Artritis reactiva.</text:p>
          </table:table-cell>
          <table:table-cell office:value-type="string" calcext:value-type="string">
            <text:p>Artritis infecciosa bacteriana.</text:p>
          </table:table-cell>
          <table:table-cell office:value-type="string" calcext:value-type="string">
            <text:p>Artritis infecciosa por mycobacterias.</text:p>
          </table:table-cell>
          <table:table-cell office:value-type="string" calcext:value-type="string">
            <text:p>Artritis reumatoide.</text:p>
          </table:table-cell>
          <table:table-cell office:value-type="float" office:value="3" calcext:value-type="float">
            <text:p>3</text:p>
          </table:table-cell>
          <table:table-cell table:number-columns-repeated="16"/>
        </table:table-row>
        <table:table-row table:style-name="ro1">
          <table:table-cell office:value-type="float" office:value="2013" calcext:value-type="float">
            <text:p>2013</text:p>
          </table:table-cell>
          <table:table-cell office:value-type="float" office:value="229" calcext:value-type="float">
            <text:p>229</text:p>
          </table:table-cell>
          <table:table-cell office:value-type="float" office:value="10228" calcext:value-type="float">
            <text:p>10228</text:p>
          </table:table-cell>
          <table:table-cell office:value-type="float" office:value="205228" calcext:value-type="float">
            <text:p>205228</text:p>
          </table:table-cell>
          <table:table-cell office:value-type="string" calcext:value-type="string">
            <text:p>FALSE</text:p>
          </table:table-cell>
          <table:table-cell office:value-type="string" calcext:value-type="string">
            <text:p>Mujer de 29 años, obesa, sin antecedentes de interés, que consulta por cefalea pulsátil, bilateral, intensa, de un mes de evolución, acompañada de diplopia horizontal y episodios de amaurosis monocular de segundos de duración. La exploración es normal, salvo por la presencia de papiledema bilateral. ¿Cuál de estas pruebas cree que le va a permitir confirmar plenamente su diagnóstico?:</text:p>
          </table:table-cell>
          <table:table-cell office:value-type="string" calcext:value-type="string">
            <text:p>El cuadro se corresponde con una hipertensión intracraneal, por las características clínicas de la paciente el cuadro clínico más probable sería una hipertensión intracraneal benigna. No obstante, antes de realizar una punción lumbar para confirmar el diagnóstico es imprescindible realizar una resonancia magnética craneal que excluya la posibilidad de una trombosis de senos venosos que es el principal diagnóstico diferencial del cuadro clínico de HT intracraneal benigna (respuesta 4 correcta). Punción lumbar: confirmación de HT intracraneal benigna</text:p>
          </table:table-cell>
          <table:table-cell/>
          <table:table-cell office:value-type="string" calcext:value-type="string">
            <text:p>NEUR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Ecografia de troncos supraaórticos.</text:p>
          </table:table-cell>
          <table:table-cell office:value-type="string" calcext:value-type="string">
            <text:p>Resonancia magnética de cráneo.</text:p>
          </table:table-cell>
          <table:table-cell office:value-type="string" calcext:value-type="string">
            <text:p>Electroencefalograma.</text:p>
          </table:table-cell>
          <table:table-cell office:value-type="string" calcext:value-type="string">
            <text:p>Punción lumbar.</text:p>
          </table:table-cell>
          <table:table-cell office:value-type="string" calcext:value-type="string">
            <text:p>Potenciales evocados visuales.</text:p>
          </table:table-cell>
          <table:table-cell office:value-type="float" office:value="4" calcext:value-type="float">
            <text:p>4</text:p>
          </table:table-cell>
          <table:table-cell table:number-columns-repeated="16"/>
        </table:table-row>
        <table:table-row table:style-name="ro1">
          <table:table-cell office:value-type="float" office:value="2013" calcext:value-type="float">
            <text:p>2013</text:p>
          </table:table-cell>
          <table:table-cell office:value-type="float" office:value="233" calcext:value-type="float">
            <text:p>233</text:p>
          </table:table-cell>
          <table:table-cell office:value-type="float" office:value="10232" calcext:value-type="float">
            <text:p>10232</text:p>
          </table:table-cell>
          <table:table-cell office:value-type="float" office:value="205232" calcext:value-type="float">
            <text:p>205232</text:p>
          </table:table-cell>
          <table:table-cell office:value-type="string" calcext:value-type="string">
            <text:p>FALSE</text:p>
          </table:table-cell>
          <table:table-cell office:value-type="string" calcext:value-type="string">
            <text:p>Adolescente de 16 años que consulta por amenorrea primaria. No posee antecedentes médicoquirúrgicos de interés. A la exploración física encontramos caracteres sexuales secundarios femeninos, genitales externos femeninos, con un desarrollo mamario estadio III-IV, escaso vello púbico y axilar. Presenta una estatura en el percentil 90 para su edad. La radiografía simple revela una edad ósea de 15.8 años. El estudio analítico revela un estradiol de 50 pg/ml, y unas gonadotropinas elevadas. ¿Cuál de las siguientes entidades clínicas sería compatible con el diagnóstico?:</text:p>
          </table:table-cell>
          <table:table-cell office:value-type="string" calcext:value-type="string">
            <text:p>Feminización testicular, Pseudohermafroditismo femenino, o Síndrome de Morris: Este síndrome estáproducido por la existencia de un déficit de los receptoresintranucleares androgénicos por lo que se produceuna resistencia a la acción periférica de la testosterona. El cariotipo es 46 XY, y la cromatina sexual es negativa. El fenotipo es femenino normal con ausencia de vellopubiano y axilar. Tienen genitales externos femeninosnormales, pero la vagina es ciega, y existe ausencia deútero. Presentan testículos normales pero intraabdominales, por lo que hay que extirparlos por el riesgo de malignizaciónque presentan (respuesta 5 correcta). En el Síndrome de Klinefelter el fenotipo es masculino (respuesta 1 incorrecta). En el Kallman las gonadotropinas y el estrógeno están bajos (respuesta 2 incorrecta). No es retraso constitucional de crecimiento ya que tiene una talla en percentil 90 (respuesta 3 incorrecta). En la hiperplasia suprarrenal congénita el fenotipo es masculino (respuesta 4 incorrecta).</text:p>
          </table:table-cell>
          <table:table-cell/>
          <table:table-cell office:value-type="string" calcext:value-type="string">
            <text:p>GINECOLOGÍA</text:p>
          </table:table-cell>
          <table:table-cell office:value-type="string" calcext:value-type="string">
            <text:p>Normal</text:p>
          </table:table-cell>
          <table:table-cell office:value-type="float" office:value="0.39" calcext:value-type="float">
            <text:p>0,39</text:p>
          </table:table-cell>
          <table:table-cell/>
          <table:table-cell office:value-type="string" calcext:value-type="string">
            <text:p>Sindrome de Klinefelter.</text:p>
          </table:table-cell>
          <table:table-cell office:value-type="string" calcext:value-type="string">
            <text:p>Sindrome de Kallman.</text:p>
          </table:table-cell>
          <table:table-cell office:value-type="string" calcext:value-type="string">
            <text:p>Retraso constitucional del crecimiento.</text:p>
          </table:table-cell>
          <table:table-cell office:value-type="string" calcext:value-type="string">
            <text:p>Hiperplasia suprarrenal congenita.</text:p>
          </table:table-cell>
          <table:table-cell office:value-type="string" calcext:value-type="string">
            <text:p>Síndrome de insensibilidad androgenica completo.</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36" calcext:value-type="float">
            <text:p>36</text:p>
          </table:table-cell>
          <table:table-cell office:value-type="float" office:value="10270" calcext:value-type="float">
            <text:p>10270</text:p>
          </table:table-cell>
          <table:table-cell office:value-type="float" office:value="205935" calcext:value-type="float">
            <text:p>205935</text:p>
          </table:table-cell>
          <table:table-cell office:value-type="string" calcext:value-type="string">
            <text:p>FALSE</text:p>
          </table:table-cell>
          <table:table-cell office:value-type="string" calcext:value-type="string">
            <text:p>Una mujer de 76 años acude a urgencias refiriendo dolor en la ingle derecha y vómitos desde hace unas 6 horas. A la exploración se palpa una tumoración de consistencia dura justo por debajo de la línea que une la espina iliaca anterosuperior y el pubis (que se corresponde con la localización del ligamento inguinal). Lo más probable es que se trate de una:</text:p>
          </table:table-cell>
          <table:table-cell office:value-type="string" calcext:value-type="string">
            <text:p>Las hernias femorales o crurales tienen lugar a través del conducto femoral, delimitado por arriba por la cinctilla iliopubiana, por abajo por el ligamento de Cooper, por el lado externo por la vena femoral y por el interno por la confluencia entre la cintilla ilipubiana y el ligamento de Cooper. La hernia crural produce una masa o abultamiento bajo el ligamento inguinal (respuesta 4 correcta). Las herinas inguinales directas e indirectas salen por encima del ligamento inguinal (respuesta 1 y 3 incorrectas). La hernia de Spiegel ocurre a través de la fascia de Spiegel, que se compone de la capa aponeurótica situada entre el músculo recto medialmente y la línea semilunar lateralmente (respuesta 2 incorrecta). El conducto obturador se forma por la unión del pubis y del isquion y está cubierto por una membrana perforada por el nervio y los vasos obturadores. El debilitamiento de la membrana obturatriz puede determinar un ensanchamiento del conducto y la aparición de un saco herniario con posible incarceración y estrangulación intestinales. El paciente acude con signos de compresión del nervio obturador, es decir, con dolor en la cara interna del muslo (signo de Howship-Romberg) (respuesta 5 incorrecta). Sabiston 17ª Edición, pág. 1155-1179</text:p>
          </table:table-cell>
          <table:table-cell/>
          <table:table-cell office:value-type="string" calcext:value-type="string">
            <text:p>DIGESTIVO</text:p>
          </table:table-cell>
          <table:table-cell office:value-type="string" calcext:value-type="string">
            <text:p>Normal</text:p>
          </table:table-cell>
          <table:table-cell office:value-type="float" office:value="0.5" calcext:value-type="float">
            <text:p>0,5</text:p>
          </table:table-cell>
          <table:table-cell/>
          <table:table-cell office:value-type="string" calcext:value-type="string">
            <text:p>Hernia inguinal directa.</text:p>
          </table:table-cell>
          <table:table-cell office:value-type="string" calcext:value-type="string">
            <text:p>Hernia de Spiegel.</text:p>
          </table:table-cell>
          <table:table-cell office:value-type="string" calcext:value-type="string">
            <text:p>Hernia inguinal indirecta.</text:p>
          </table:table-cell>
          <table:table-cell office:value-type="string" calcext:value-type="string">
            <text:p>Hernia femoral (crural).</text:p>
          </table:table-cell>
          <table:table-cell office:value-type="string" calcext:value-type="string">
            <text:p>Hernia obturatriz.</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37" calcext:value-type="float">
            <text:p>37</text:p>
          </table:table-cell>
          <table:table-cell office:value-type="float" office:value="10271" calcext:value-type="float">
            <text:p>10271</text:p>
          </table:table-cell>
          <table:table-cell office:value-type="float" office:value="205936" calcext:value-type="float">
            <text:p>205936</text:p>
          </table:table-cell>
          <table:table-cell office:value-type="string" calcext:value-type="string">
            <text:p>FALSE</text:p>
          </table:table-cell>
          <table:table-cell office:value-type="string" calcext:value-type="string">
            <text:p>Hombre de 80 años, con antecedentes de HTA, cardiopatía isquémica y EPOC, al que se le realiza una rectocolonoscopia completa por presentar rectorragia, con los siguientes hallazgos: lesión polipoidea de 3 cm de diámetro situada a 10 cm del margen anal, que ocupa la mitad de la circunferencia. Resto de exploración sin hallazgos hasta ciego. En la biopsia del pólipo se aprecia un adenocarcinoma limitado a la submucosa. Ecografía endorrectal: uT1N0. RM pélvica: T1N0. TC: Sin evidencia de enfermedad a distancia. ¿Cuál será la decisión terapéutica más probable que se tome en la Comisión Multidisciplinar de Tumores?</text:p>
          </table:table-cell>
          <table:table-cell office:value-type="string" calcext:value-type="string">
            <text:p>La microcirugía endoscópica transanal (MET) es una técnica utilizada para la resección local de tumores rectales favorables (tumores T1 y pólipos sésiles) con la ayuda de un dispositivo para acceder al recto medio y proximal. Es una técnica menos agresiva que las resecciones anteriores, indidcada sobretodo en pacientes mayores con comorbilidades asociadas (respuesta 3 correcta, resto incorrectas). Sabiston 17ª Edición, pág. 1413-1414.</text:p>
          </table:table-cell>
          <table:table-cell/>
          <table:table-cell office:value-type="string" calcext:value-type="string">
            <text:p>DIGESTIVO</text:p>
          </table:table-cell>
          <table:table-cell office:value-type="string" calcext:value-type="string">
            <text:p>Normal</text:p>
          </table:table-cell>
          <table:table-cell office:value-type="float" office:value="0.62" calcext:value-type="float">
            <text:p>0,62</text:p>
          </table:table-cell>
          <table:table-cell/>
          <table:table-cell office:value-type="string" calcext:value-type="string">
            <text:p>Amputación abdomino-perineal de recto.</text:p>
          </table:table-cell>
          <table:table-cell office:value-type="string" calcext:value-type="string">
            <text:p>Radioterapia neoadyuvante y resección anterior baja de recto por vía laparoscópica.</text:p>
          </table:table-cell>
          <table:table-cell office:value-type="string" calcext:value-type="string">
            <text:p>Microcirugia transanal endoscópica.</text:p>
          </table:table-cell>
          <table:table-cell office:value-type="string" calcext:value-type="string">
            <text:p>Resección anterior baja de recto vía laparotómica.</text:p>
          </table:table-cell>
          <table:table-cell office:value-type="string" calcext:value-type="string">
            <text:p>Resección anterior baja de recto vía laparoscópica y radioterapia adyuvante.</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38" calcext:value-type="float">
            <text:p>38</text:p>
          </table:table-cell>
          <table:table-cell office:value-type="float" office:value="10272" calcext:value-type="float">
            <text:p>10272</text:p>
          </table:table-cell>
          <table:table-cell office:value-type="float" office:value="205937" calcext:value-type="float">
            <text:p>205937</text:p>
          </table:table-cell>
          <table:table-cell office:value-type="string" calcext:value-type="string">
            <text:p>FALSE</text:p>
          </table:table-cell>
          <table:table-cell office:value-type="string" calcext:value-type="string">
            <text:p>A un paciente con colitis ulcerosa con afectación hasta el colon transverso se le realiza una colonoscopia de cribado de cáncer colorrectal. La colonoscopia no muestra signos de actividad inflamatoria. Se realizaron múltiples biopsias cada 10 cm. Las biopsias fueron revisadas por 2 patólogos expertos demostrando un foco de displasia de alto grado en una de las biopsias realizadas en el colon sigmoide. ¿Qué indicaría a continuación?</text:p>
          </table:table-cell>
          <table:table-cell office:value-type="string" calcext:value-type="string">
            <text:p>Los pacientes con Enfermedad Inflamatoria Intestinal (EII) tienen un riesgo más elevado de padecer cáncer colorrectal que la población general. La displasia asociada a la EII se define como una proliferación inequívocamente neoplásica del epitelio confinado a la membrana basal y sin invasión de la lámina propia. Su clasificación se limita a dos grados: displasia de bajo grado y de alto grado. El hallazgo de displasia sugiere una alta probabilidad de que exista un cáncer invasivo concomitante o de que se desarrolle en el futuro. En el 43-62% de los casos con displasia de alto grado se detecta un carcinoma en la colectomía. En la displasia de bajo grado esta asociación es menos importante, pero no depreciable (19%). En los pacientes en los que las biopsias de colon no muestras displasia, la probabilidad de que sean portadores de un carcinoma es muy baja. Los enfermos en los que se dectecta displasia de alto grado deben ser colectomizados (respuesta 4 correcta, resto incorrectas). Las lesiones sobreelevadas con displasia de bajo grado pueden ser tratadas mediante resección endoscópica si la mucosa circundante a la lesión se halla libre de cambios displásicos. Para las lesiones planas con displasia de bajo grado debe considerarse la colectomía, o bien mucosectomía endoscópica con vigilancia cada 6 meses. Farreras 17ª Edición, pág. 169-170.</text:p>
          </table:table-cell>
          <table:table-cell/>
          <table:table-cell office:value-type="string" calcext:value-type="string">
            <text:p>DIGESTIVO</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Repetir la colonoscopia para confirmar el diagnóstico.</text:p>
          </table:table-cell>
          <table:table-cell office:value-type="string" calcext:value-type="string">
            <text:p>Vigilancia intensiva con colonoscopia cada 3 a 6 meses.</text:p>
          </table:table-cell>
          <table:table-cell office:value-type="string" calcext:value-type="string">
            <text:p>Repetir la exploración y realizar una cromoendoscopia para identificar la lesión y realizar una mucosectomía endoscópica.</text:p>
          </table:table-cell>
          <table:table-cell office:value-type="string" calcext:value-type="string">
            <text:p>Proctocolectomía total.</text:p>
          </table:table-cell>
          <table:table-cell office:value-type="string" calcext:value-type="string">
            <text:p>Tratamiento con mesalazina a dosis de 2-3 gramos al día y repetir la exploración a los 3 a 6 meses.</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41" calcext:value-type="float">
            <text:p>41</text:p>
          </table:table-cell>
          <table:table-cell office:value-type="float" office:value="10275" calcext:value-type="float">
            <text:p>10275</text:p>
          </table:table-cell>
          <table:table-cell office:value-type="float" office:value="205940" calcext:value-type="float">
            <text:p>205940</text:p>
          </table:table-cell>
          <table:table-cell office:value-type="string" calcext:value-type="string">
            <text:p>FALSE</text:p>
          </table:table-cell>
          <table:table-cell office:value-type="string" calcext:value-type="string">
            <text:p>Un paciente ingresa con el diagnóstico de hemorragia digestiva alta en situación hemodinámica estable. Se practica una gastroscopia que informa: "Lesión ulcerada en cara posterior del bulbo duodenal con hemorragia activa no pulsátil. Forrest Ib. Se practica esclerosis endoscópica con adrenalina consiguiéndose hemostasia". Señala la afirmación correcta:</text:p>
          </table:table-cell>
          <table:table-cell office:value-type="string" calcext:value-type="string">
            <text:p>El paciente presenta un cuadro de Hemorragia Digestiva Alta (HDA), donde nos describen los signos endoscópicos de hemorragia reciente como una lesión ulcerada en cara posterior del bulo duodenal con hemorragia activa no pulsátil (Forrest Ib). En casos de hemorragia activa, puede ser en forma de babeo (Ib) o chorro arterial (Ia). En los casos en que cede espontáneamente, la indicencia de recidiva es muy alta (55%), y en algunos estudios alcanza prácticamente el 100% (respuesta 1 incorrecta). En caso de recidiva hemorrágica (o bien incluso como tratamiento de elección inicial) estaría indicado la terapia endoscópica combinada: utilizar de forma secuencial dos técnicas, por ejemplo, la inyección de adrenalina seguida de una modalidad térmica o mecánica. Numerosos estudios confirman que el tratamiento combinado reduce significativamente la recidiva de la hemorragia, la necesidad de intervención quirúrgica urgente y la mortalidad (respuesta 2 incorrecta). La cirugía de urgencia está indicada siempre en la recidiva hemorrágica después de un segundo tratamiento endoscópico. La lesión de Dieulafoy se caracteriza por la presencia de una arteria anómala de calibre grueso que atraviesa la submucosa del estómago y discurre en contacto con la mucosa, por lo que pequeñas roturas de esta capa pueden ocasionar la erosión de la arteria y la consiguiente hemorragia. Suele localizarse en el fundus o cuerpo gástrico y se manifiesta típicamente por una hemorragia masiva intermitente (respuesta 4 incorrecta). En caso de necesidad de intervención quirúrgica, tenemos desde opciones más radicales (vagotomía troncular + antrectomía) hasta opciones más conservadoras como vagotomía selectiva o supraselectiva (respuesta 5 incorrecta). La arteria gastroduodenal (rama de la arteria hepática común) desciende oblicuamente en sentido inferior y a la derecha, sobre la cara posterior de la porción superior del duodeno, bordeando el límite derecho de la bolsa omental, es decir, siguiendo la línea a lo largo de la cual el peritoneo se refleja desde la cara posterior de la porción superior del duodeno sobre el páncreas (respuesta 3 correcta). Farreras 17ª Edición, pág. 108, 227-228. Rouvière 10ª Edición, pág. 169</text:p>
          </table:table-cell>
          <table:table-cell/>
          <table:table-cell office:value-type="string" calcext:value-type="string">
            <text:p>DIGESTIVO</text:p>
          </table:table-cell>
          <table:table-cell office:value-type="string" calcext:value-type="string">
            <text:p>Fácil</text:p>
          </table:table-cell>
          <table:table-cell office:value-type="float" office:value="0.72" calcext:value-type="float">
            <text:p>0,72</text:p>
          </table:table-cell>
          <table:table-cell/>
          <table:table-cell office:value-type="string" calcext:value-type="string">
            <text:p>La lesión descrita tiene un riesgo bajo de recidiva hemorrágica.</text:p>
          </table:table-cell>
          <table:table-cell office:value-type="string" calcext:value-type="string">
            <text:p>En caso de recidiva hemorrágica es imprescindible la intervención quirúrgica.</text:p>
          </table:table-cell>
          <table:table-cell office:value-type="string" calcext:value-type="string">
            <text:p>Por la localización de la lesión puede estar afectada la arteria gastroduodenal.</text:p>
          </table:table-cell>
          <table:table-cell office:value-type="string" calcext:value-type="string">
            <text:p>La descripción y localización de la úlcera sugieren una lesión de Dieulafoy.</text:p>
          </table:table-cell>
          <table:table-cell office:value-type="string" calcext:value-type="string">
            <text:p>En caso de intervención quirúrgica es obligatoria la práctica de una vagotomía troncular.</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42" calcext:value-type="float">
            <text:p>42</text:p>
          </table:table-cell>
          <table:table-cell office:value-type="float" office:value="10276" calcext:value-type="float">
            <text:p>10276</text:p>
          </table:table-cell>
          <table:table-cell office:value-type="float" office:value="205941" calcext:value-type="float">
            <text:p>205941</text:p>
          </table:table-cell>
          <table:table-cell office:value-type="string" calcext:value-type="string">
            <text:p>FALSE</text:p>
          </table:table-cell>
          <table:table-cell office:value-type="string" calcext:value-type="string">
            <text:p>Un hombre de 25 años consulta por ictericia. Practica el culturismo y se ha inyectado esteroides anabolizantes sustitutos del 17 alfa-alquil, tres semanas antes. Por una amigdalitis había tomado amoxicilina-clavulánico que retiró hace 15 días. Analítica: AST 1200 UI/L (límite superior normal, lsn 40), ALT 1300 UI/L (lsn 40), GGT 150 UI/L (lsn 50), fosfatasa alcalina 180 UI/L (lsn 105), bilirrubina total 4,8 mg/dL con predominio de bilirrubina directa. Serología de virus B: Anti-HBs y Anti-HBc positivos. La ecografía sugiere esteatosis grado I. ¿Cuál es el diagnóstico más probable?</text:p>
          </table:table-cell>
          <table:table-cell office:value-type="string" calcext:value-type="string">
            <text:p>En todas las enfermedades hepáticas que cursan con necrosis celular existe hipertransaminasemia, más elevada cuanto más intensa sea la lesión. Las hepatitis víricas y tóxicas, y más raramente la insuficiencia cardíaca súbita y el hígado de shock, suelen producir niveles más de 10 veces superiores a los normales y un cociente GOT/GPT &lt; <text:s/>1. En este caso tenemos mucha mayor elevación de las enzimas de citolisis que las de colestasis, por lo que no estamos en un caso de colestasis simple (respuesta 5 incorrecta), en todo caso sería una colestasis con hepatitis. En las serología vemos Anti-HBs y Anti-HBc positivos, lo que quiere decir que el paciente tuvo una hepatitis B, pero ya está curado (respuesta 3 incorrecta). En el caso de la esteatohepatitis no alcohólica suele ser un proceso crónico, además de que la ecografía no apoya un grado elevado de esteatosis que explique los datos analíticos (respuesta 4 incorrecta). Los esteroides representan un ejemplo de fármacos causantes de colestasis simple, sin componente inflamatorio ni degerativo hepatocelular en personas predispuestas genéticamente (respuesta 2 incorrecta). La toxicidad se inicia tras 2-6 meses de tratamiento, y se manifiesta con prurito, coluria e ictericia leve. Puede haber aumentos ligeros de transaminasas, pero habitualmente se mantienen normales. Se trata de una lesión de buen pronóstico que cede con la supresión del fármaco. Arteria Gastroduodenal La amoxicilina asociada al clavulánico representa un ejemplo de colestasis con hepatitis asociada (colestasis hepatocanalicular) (respuesta 1 correcta). A pesar de que el riesgo de toxicidad hepática se estima en 1/100.000 sujetos expuestos, debido a su amplísima utilización, es la causa actualmente más frecuente de hepatitis tóxica idiosincrásica en Occidente. Aunque los síntomas se inician tras un periodo de latencia variable, a menudo aparecen varias semanas después (hasta 8) de la interrupción del tratamiento. En los pacientes mayores de 55 años suele predominar el cuadro de colestasis, mientras que en los más pacientes jóvenes o con un tratamiento más corto (1 semana), lo que domina es el patrón hepatocelular agudo. Farreras 17ª Edición, pág. 305-313.</text:p>
          </table:table-cell>
          <table:table-cell/>
          <table:table-cell office:value-type="string" calcext:value-type="string">
            <text:p>DIGESTIVO</text:p>
          </table:table-cell>
          <table:table-cell office:value-type="string" calcext:value-type="string">
            <text:p>Difícil</text:p>
          </table:table-cell>
          <table:table-cell office:value-type="float" office:value="-0.3" calcext:value-type="float">
            <text:p>-0,3</text:p>
          </table:table-cell>
          <table:table-cell/>
          <table:table-cell office:value-type="string" calcext:value-type="string">
            <text:p>Hepatitis por amoxicilina-clavulánico.</text:p>
          </table:table-cell>
          <table:table-cell office:value-type="string" calcext:value-type="string">
            <text:p>Hepatitis por esteroides anabólicos.</text:p>
          </table:table-cell>
          <table:table-cell office:value-type="string" calcext:value-type="string">
            <text:p>Hepatitis aguda por virus B.</text:p>
          </table:table-cell>
          <table:table-cell office:value-type="string" calcext:value-type="string">
            <text:p>Esteatohepatitis no alcohólica.</text:p>
          </table:table-cell>
          <table:table-cell office:value-type="string" calcext:value-type="string">
            <text:p>Colestasis por fármacos.</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43" calcext:value-type="float">
            <text:p>43</text:p>
          </table:table-cell>
          <table:table-cell office:value-type="float" office:value="10277" calcext:value-type="float">
            <text:p>10277</text:p>
          </table:table-cell>
          <table:table-cell office:value-type="float" office:value="205942" calcext:value-type="float">
            <text:p>205942</text:p>
          </table:table-cell>
          <table:table-cell office:value-type="string" calcext:value-type="string">
            <text:p>FALSE</text:p>
          </table:table-cell>
          <table:table-cell office:value-type="string" calcext:value-type="string">
            <text:p>Hombre de 66 años de edad, diagnosticado previamente de cirrosis hepática de etiología alcohólica, que es traído al servicio de Urgencias por aumento del perímetro abdominal y desorientación temporo-espacial. En la exploración física se constata la existencia de ascitis y de "flapping tremor" o asterixis. ¿Cuál de las siguientes exploraciones debe realizarse con carácter urgente?</text:p>
          </table:table-cell>
          <table:table-cell office:value-type="string" calcext:value-type="string">
            <text:p>En la pregunta se describe a un paciente con una cirrosis descompensada por una ascitis, el cual comienza con una encefalopatía hepática. Para el tratamiento de la encefalopatía hepática, la corrección del factor desencadenante es un aspecto fundamental que, por sí solo, puede recuperar al paciente. Para ello, es necesario conocer los posibles factores desencadenantes de la encefalopatía hepática: - Hemorragia gastrointestinal. - Estreñimiento. - Injesta de grandes cantidades de proteínas. - Fármacos psicoactivos. - Insuficiencia renal. - Alteraciones electrolíticas. - Infecciones (sepsis, neumonía, PBE…). - Lesión hepática sobreañadida (alcohol, paracetamol, hepatitis vírica…). Para poder descartar una peritonitis bacteriana espontánea (PBE) en un paciente con ascitis, es necesario realizar una paracentesis (respuesta 3 correcta, resto incorrectas). Podríamos confirmar esta entidad en caso de que el contenido de PMN sea &gt; 250/μL. . Farreras 17ª Edición, pág. 293.</text:p>
          </table:table-cell>
          <table:table-cell/>
          <table:table-cell office:value-type="string" calcext:value-type="string">
            <text:p>DIGESTIVO</text:p>
          </table:table-cell>
          <table:table-cell office:value-type="string" calcext:value-type="string">
            <text:p>Normal</text:p>
          </table:table-cell>
          <table:table-cell office:value-type="float" office:value="0.61" calcext:value-type="float">
            <text:p>0,61</text:p>
          </table:table-cell>
          <table:table-cell/>
          <table:table-cell office:value-type="string" calcext:value-type="string">
            <text:p>Una tomografía computarizada craneal para descartar un accidente cerebro-vascular.</text:p>
          </table:table-cell>
          <table:table-cell office:value-type="string" calcext:value-type="string">
            <text:p>Una ecografía abdominal para confirmar la presencia de ascitis.</text:p>
          </table:table-cell>
          <table:table-cell office:value-type="string" calcext:value-type="string">
            <text:p>Una paracentesis exploradora para descartar una peritonitis bacteriana espontánea.</text:p>
          </table:table-cell>
          <table:table-cell office:value-type="string" calcext:value-type="string">
            <text:p>Un electroencefalograma para confirmar la existencia de encefalopatía hepática.</text:p>
          </table:table-cell>
          <table:table-cell office:value-type="string" calcext:value-type="string">
            <text:p>Una tomografía computarizada abdominal para descartar un carcinoma hepatocelular.</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47" calcext:value-type="float">
            <text:p>47</text:p>
          </table:table-cell>
          <table:table-cell office:value-type="float" office:value="10281" calcext:value-type="float">
            <text:p>10281</text:p>
          </table:table-cell>
          <table:table-cell office:value-type="float" office:value="205946" calcext:value-type="float">
            <text:p>205946</text:p>
          </table:table-cell>
          <table:table-cell office:value-type="string" calcext:value-type="string">
            <text:p>FALSE</text:p>
          </table:table-cell>
          <table:table-cell office:value-type="string" calcext:value-type="string">
            <text:p>Una mujer de 49 años acude de Urgencias por presentar tiritona, fiebre de 39ºC dolor en hipocondrio derecho, ictericia y vómitos. La exploración revela TA 100/50 mmHg. FC 110 lpm. Postración y dolor a la palpación en cuadrante derecho, con Murphy positivo. La analítica muestra leucocitosis con desviación izquierda y la ecografía abdominal, colelitiasis, coledocolitiasis y dilatación de la vía biliar extrahepática. Se inicia tratamiento empírico con antibiótico y fluidoterapia. ¿Cuál es el procedimiento más eficaz para realizar a continuación?</text:p>
          </table:table-cell>
          <table:table-cell office:value-type="string" calcext:value-type="string">
            <text:p>El desarrollo de una infección de la vía biliar (colangitis) requiere la existencia de una obstrucción, al menos parcial, del flujo biliar. Clásicamente, las colangitis se deben a patología litiásica, pero cada vez son más frecuentemente debidas a patología neoplásica o secundarias a manipulaciones de la vía biliar. Las bacterias implicadas en la colangitis con más frecuencia son las mismas que producen colecistitis aguda: Escherichia Coli, Klebsiella y Streptococcus, Clostridium y Bacteroides. El cuadro clínico clásico de la colangitis es la “Triada de Charcot”: fiebre, dolor abdominal e ictericia. Cuando a la tríada mencionada se suman hipotensión y alteración del estado mental, se habla de la “Péntada de Reynold”, que se asocia a elevada mortalidad. El tratamiento se basa en tres pilares: tratamiento general, antibioterapia y drenaje de la vía biliar. El drenaje biliar debe ser urgente si hay signos de gravedad (hipotensión o confusión) o si la fiebre persiste a pesar del tratamiento antibiótico. El tratamiento de elección es la CPRE, con esfinterotomía y extracción de cálculos (respuesta 5 correcta, resto incorrectas). Farreras 17ª Edición, pág. 261</text:p>
          </table:table-cell>
          <table:table-cell/>
          <table:table-cell office:value-type="string" calcext:value-type="string">
            <text:p>DIGESTIVO</text:p>
          </table:table-cell>
          <table:table-cell office:value-type="string" calcext:value-type="string">
            <text:p>Normal</text:p>
          </table:table-cell>
          <table:table-cell office:value-type="float" office:value="0.57" calcext:value-type="float">
            <text:p>0,57</text:p>
          </table:table-cell>
          <table:table-cell/>
          <table:table-cell office:value-type="string" calcext:value-type="string">
            <text:p>Mantener tratamiento antibiótico y medidas de soporte con colecistectomía reglada posterior.</text:p>
          </table:table-cell>
          <table:table-cell office:value-type="string" calcext:value-type="string">
            <text:p>Colecistectomía laparoscópica.</text:p>
          </table:table-cell>
          <table:table-cell office:value-type="string" calcext:value-type="string">
            <text:p>Colocación de un drenaje biliar externo.</text:p>
          </table:table-cell>
          <table:table-cell office:value-type="string" calcext:value-type="string">
            <text:p>Colecistectomía urgente con canulación del colédoco.</text:p>
          </table:table-cell>
          <table:table-cell office:value-type="string" calcext:value-type="string">
            <text:p>Colangiopancreatografía retrógrada endoscópica con esfinterotomía.</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48" calcext:value-type="float">
            <text:p>48</text:p>
          </table:table-cell>
          <table:table-cell office:value-type="float" office:value="10282" calcext:value-type="float">
            <text:p>10282</text:p>
          </table:table-cell>
          <table:table-cell office:value-type="float" office:value="205947" calcext:value-type="float">
            <text:p>205947</text:p>
          </table:table-cell>
          <table:table-cell office:value-type="string" calcext:value-type="string">
            <text:p>FALSE</text:p>
          </table:table-cell>
          <table:table-cell office:value-type="string" calcext:value-type="string">
            <text:p>Una mujer de 60 años, diagnosticada de diabetes mellitus tipo 2 e hipertensión arterial, consulta por palpitaciones de semanas de evolución. Aporta un electrocardiograma realizado hace una semana en el que está en fibrilación auricular con frecuencia ventricular media de 70 lat/min. En la exploración física y en un nuevo electrocardiograma realizado en consulta está en ritmo sinusal. ¿Es necesario anticoagularla de forma crónica?</text:p>
          </table:table-cell>
          <table:table-cell office:value-type="string" calcext:value-type="string">
            <text:p>Presentan un caso de fibrilación auricular paroxística, el riesgo embólico de la paciente según las escalas CHADS es 2 (diabetes, hipertensión arterial), CHADSVASc es 3 (mujer, hipertensión, diabetes) (respuesta correcta 3, respuesta 2 y 4 incorrecta). Existe el mismo riesgo embólico en cualquier tipo de fibrilación auricular (paroxística, persistente o permanente) aunque a nuestra valoración se encuentre en ritmo sinusal (respuesta 1 incorrecta), el tratamiento de elección para anticoagular a un paciente con FA son los anticoagulantes horales (respuesta 5 incorrecta). Farreras 17ed. Pág. 446 C Cardiopatía H Hipertensión Arterial A2 Age. Edad &gt; 75 años (2 puntos) D Diabetes Mellitus S2 Stroke (ACV o AIT) (2 puntos) V Vasculopatía (Arteriopatía periférica, IAM) A Age. Edad &gt; 65 años S Sexo Mujer Puntuación CHA2DS2- VASc Tratamiento antitrombótico recomendado ≥ 2 ACO 1 ACO o 75-325 mg diarios de aspirina. Preferible: ACO mejor que aspirina 75-325 mg diarios de aspirina o ningún tratamiento antitrombótico. Preferible: ningún tratamiento antitrombótico mejor que aspirina</text:p>
          </table:table-cell>
          <table:table-cell/>
          <table:table-cell office:value-type="string" calcext:value-type="string">
            <text:p>CARDI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No es necesario anticoagular porque tiene una fibrilación auricular paroxística y ahora no está en fibrilación auricular.</text:p>
          </table:table-cell>
          <table:table-cell office:value-type="string" calcext:value-type="string">
            <text:p>No es necesario anticoagular porque es menor de 75 años y no ha tenido ictus previamente.</text:p>
          </table:table-cell>
          <table:table-cell office:value-type="string" calcext:value-type="string">
            <text:p>Debe anticoagularse de forma crónica porque tiene un CHADS de 2 y un CHADS-VASc de 3.</text:p>
          </table:table-cell>
          <table:table-cell office:value-type="string" calcext:value-type="string">
            <text:p>No es preciso anticoagular, pero si pautarse antiagregación con ácido acetilsalicílico.</text:p>
          </table:table-cell>
          <table:table-cell office:value-type="string" calcext:value-type="string">
            <text:p>Debe anticoagularse solo con heparina de bajo peso molecular subcutánea cuando esté en fibrilación auricular.</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49" calcext:value-type="float">
            <text:p>49</text:p>
          </table:table-cell>
          <table:table-cell office:value-type="float" office:value="10283" calcext:value-type="float">
            <text:p>10283</text:p>
          </table:table-cell>
          <table:table-cell office:value-type="float" office:value="205948" calcext:value-type="float">
            <text:p>205948</text:p>
          </table:table-cell>
          <table:table-cell office:value-type="string" calcext:value-type="string">
            <text:p>FALSE</text:p>
          </table:table-cell>
          <table:table-cell office:value-type="string" calcext:value-type="string">
            <text:p>Hombre de 32 años de edad sin antecedentes de interés ni factores de riesgo cardiovascular. Clínica de disnea al subir un piso de escaleras de 1 mes de evolución. Consulta por síncope brusco precedido de esfuerzo. Antecedentes familiares de muerte no explicada de forma brusca en su hermano. En la exploración física destaca un soplo sistólico rudo más audible en foco aórtico. El electrocardiograma practicado en consulta muestra un ritmo sinusal con patrón compatible de hipertrofia de ventricular izquierda. Se realiza un ecocardiograma que documenta una importante hipertrofia asimétrica de septo interventricular con un gradiente dinámico subvalvular de 70 mmHg con insuficiencia mitral secundaria moderada y fracción de eyección de ventrículo izquierdo conservada. ¿Qué opción terapéutica es la MENOS indicada?</text:p>
          </table:table-cell>
          <table:table-cell office:value-type="string" calcext:value-type="string">
            <text:p>Presenta un caso de un paciente joven con miocardiopatía hipertrófica obstructiva con disnea, síncope y antecedentes de muerte súbita. Por tanto tiene indicación de betabloqueantes (respuesta 1 incorrecta), antagonistas del calcio (respuesta 3 incorrecta), miomectomía por tener un gradiente subaórtico mayor de 50 y mantenerse con disnea (opción 5 incorrecta), dados los antecedentes de muerte súbita y de síncopes es necesario el implante de DAI (respuesta 4 incorrecta), no estando indicado en este caso ningún tratamiento inotrópico positivo como la digoxina (respuesta 2 correcta). Farreras 17 ed. Pág. 510-511</text:p>
          </table:table-cell>
          <table:table-cell/>
          <table:table-cell office:value-type="string" calcext:value-type="string">
            <text:p>CARDIOLOGÍA</text:p>
          </table:table-cell>
          <table:table-cell office:value-type="string" calcext:value-type="string">
            <text:p>Fácil</text:p>
          </table:table-cell>
          <table:table-cell office:value-type="float" office:value="0.78" calcext:value-type="float">
            <text:p>0,78</text:p>
          </table:table-cell>
          <table:table-cell/>
          <table:table-cell office:value-type="string" calcext:value-type="string">
            <text:p>Beta-bloqueantcs.</text:p>
          </table:table-cell>
          <table:table-cell office:value-type="string" calcext:value-type="string">
            <text:p>Digoxina.</text:p>
          </table:table-cell>
          <table:table-cell office:value-type="string" calcext:value-type="string">
            <text:p>Calcio-antagonistas no dihidropiridínicos.</text:p>
          </table:table-cell>
          <table:table-cell office:value-type="string" calcext:value-type="string">
            <text:p>Desfibrilador automático implantable.</text:p>
          </table:table-cell>
          <table:table-cell office:value-type="string" calcext:value-type="string">
            <text:p>Miomectomía septal quirúrgica de Morrow.</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50" calcext:value-type="float">
            <text:p>50</text:p>
          </table:table-cell>
          <table:table-cell office:value-type="float" office:value="10284" calcext:value-type="float">
            <text:p>10284</text:p>
          </table:table-cell>
          <table:table-cell office:value-type="float" office:value="205949" calcext:value-type="float">
            <text:p>205949</text:p>
          </table:table-cell>
          <table:table-cell office:value-type="string" calcext:value-type="string">
            <text:p>FALSE</text:p>
          </table:table-cell>
          <table:table-cell office:value-type="string" calcext:value-type="string">
            <text:p>Un hombre de 65 años, fumador y diabético, es traído al Servicio de Urgencias por presentar desde hace aproximadamente una hora un dolor centrotorácico opresivo e intensa sudoración. En el ECG realizado se observa ritmo sinusal a 80 lpm y un bloqueo completo de rama izquierda. ¿Cuál debería ser nuestra actitud?</text:p>
          </table:table-cell>
          <table:table-cell office:value-type="string" calcext:value-type="string">
            <text:p>Un SCACEST está definido por la presencia de elevación persitente del ST (más de 20 minutos) o la presencia de bloqueo completo de rama izquierda no conocido previamente (respuesta 2 correcta, respuesta 5 incorrecta). Ante un ECG compatible con SCACEST (elevación persistente del ST o BCRI de nueva aparición) no se necesario esperar la determinación analítica para confirmar el diagnóstico de infarto (respuesta 1 incorrecta). El desarrollo de BCRI isquémico no predice el desarrollo de bloqueo más avanzado ni hace necesario el implante de marcapasos transitorio (respuesta 3 incorrecta), el ECG que nos haría sospechas una embolia pulmonar (además de clínica compatible) sería el desarrollo de nuevo bloqueo de rama derecha con patrón S1Q3T3 (respuesta 4 incorrecta). Harrison 18 ed. Pág.1837</text:p>
          </table:table-cell>
          <table:table-cell/>
          <table:table-cell office:value-type="string" calcext:value-type="string">
            <text:p>CARDIOLOGÍA</text:p>
          </table:table-cell>
          <table:table-cell office:value-type="string" calcext:value-type="string">
            <text:p>Fácil</text:p>
          </table:table-cell>
          <table:table-cell office:value-type="float" office:value="0.72" calcext:value-type="float">
            <text:p>0,72</text:p>
          </table:table-cell>
          <table:table-cell/>
          <table:table-cell office:value-type="string" calcext:value-type="string">
            <text:p>Realizar una determinación analítica de troponina y esperar su resultado para confirmar la presencia de un infarto agudo de miocardio.</text:p>
          </table:table-cell>
          <table:table-cell office:value-type="string" calcext:value-type="string">
            <text:p>Tratar al paciente como si fuera un infarto con elevación del segmento ST, planteando una terapia de reperfusión lo más precoz posible.</text:p>
          </table:table-cell>
          <table:table-cell office:value-type="string" calcext:value-type="string">
            <text:p>Implantar un marcapasos transcutáneo ante la posibilidad de que desarrolle un bloqueo más avanzado.</text:p>
          </table:table-cell>
          <table:table-cell office:value-type="string" calcext:value-type="string">
            <text:p>Realizar una TC urgente para descartar la presencia de una embolia pulmonar aguda.</text:p>
          </table:table-cell>
          <table:table-cell office:value-type="string" calcext:value-type="string">
            <text:p>Como pudiera tratarse de una pericarditis aguda administraremos AINEs.</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53" calcext:value-type="float">
            <text:p>53</text:p>
          </table:table-cell>
          <table:table-cell office:value-type="float" office:value="10287" calcext:value-type="float">
            <text:p>10287</text:p>
          </table:table-cell>
          <table:table-cell office:value-type="float" office:value="205952" calcext:value-type="float">
            <text:p>205952</text:p>
          </table:table-cell>
          <table:table-cell office:value-type="string" calcext:value-type="string">
            <text:p>FALSE</text:p>
          </table:table-cell>
          <table:table-cell office:value-type="string" calcext:value-type="string">
            <text:p>Hombre de 55 años, obeso, dislipémico y fumador activo. En estudio por hipertensión arterial refractaria sin evidencia de daño cardiaco o renal hasta el momento. Refiere cefalea matutina con hipersomnia diurna. Se realiza MAPA (monitorización ambulatoria de presión arterial 24 horas) y se confirma hipertensión arterial a pesar de 3 fármacos, uno de ellos diurético, objetivándose presiones arteriales nocturnas más elevadas que las diurnas. ¿Qué prueba diagnóstica solicitaría a continuación con su sospecha clínica?</text:p>
          </table:table-cell>
          <table:table-cell office:value-type="string" calcext:value-type="string">
            <text:p>Presentan un caso de hipertensión arterial refractaria en la que por tanto hay que sospechar que se trata de una hipertensión arterial secundaria, teniendo en cuenta la hipersomnia diurna la prueba a solicitar en este caso es la polisomnografía nocturna para descartar SAOS (respuesta 3 correcta). Si la sospecha clínica fuera feocromocitoma solicitaríamos catecolaminas en orina (respuesta 1 incorrecta). Ante la sospecha de hiperaldosteronismo como causa de la hipertensión arterial secundadia solicitaríamos la determinación hormonoal de renina-aldosterona (respuesta 2 incorrecta). Si sospecharamos de hipertensión de origen vascular renal solicitaróamos ECO-Doppler renal (respuesta 4 incorrecta). Ante la sospecha de coartación de aorta se solicitaría ecocardiograma o TC de aorta (respuesta 5 incorrecta). Harrison 18 ed. Pág. 2187</text:p>
          </table:table-cell>
          <table:table-cell/>
          <table:table-cell office:value-type="string" calcext:value-type="string">
            <text:p>CARDI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Determinación de catecolaminas en orina 24h.</text:p>
          </table:table-cell>
          <table:table-cell office:value-type="string" calcext:value-type="string">
            <text:p>Determinación hormonal de renina-aldosterona.</text:p>
          </table:table-cell>
          <table:table-cell office:value-type="string" calcext:value-type="string">
            <text:p>Polisomnografía nocturna.</text:p>
          </table:table-cell>
          <table:table-cell office:value-type="string" calcext:value-type="string">
            <text:p>Eco doppler renal.</text:p>
          </table:table-cell>
          <table:table-cell office:value-type="string" calcext:value-type="string">
            <text:p>TC aorta.</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55" calcext:value-type="float">
            <text:p>55</text:p>
          </table:table-cell>
          <table:table-cell office:value-type="float" office:value="10289" calcext:value-type="float">
            <text:p>10289</text:p>
          </table:table-cell>
          <table:table-cell office:value-type="float" office:value="205954" calcext:value-type="float">
            <text:p>205954</text:p>
          </table:table-cell>
          <table:table-cell office:value-type="string" calcext:value-type="string">
            <text:p>FALSE</text:p>
          </table:table-cell>
          <table:table-cell office:value-type="string" calcext:value-type="string">
            <text:p>Paciente de 79 años, hipertenso, hiperlipidémico, diabético y con EPOC en tratamiento con anticolinérgicos inhalados. Presenta fibrilación auricular crónica en tratamiento anticoagulante con dicumarínicos. Tras un cuadro de 3 días de tos, expectoración amarilla y fiebre de 38ºC, presenta en las últimas 24 h empeoramiento progresivo con disnea de esfuerzo, ortopnea y edemas maleolares. A la exploración destaca una TA de 170/95 mmHg, disnea con frecuencia respiratoria de 20 rpm y auscultación con sibilancias bilaterales y crepitantes en bases. Taquiarritmia a 110 lpm. Discretos edemas maleolares. ¿Cuál es el planteamiento a seguir?</text:p>
          </table:table-cell>
          <table:table-cell office:value-type="string" calcext:value-type="string">
            <text:p>Presentan de un paciente que presenta datos de insuficiencian cardiaca (disnea, ortopnea, edemas, crepitantes en bases) desencadenados por infección respiratoria (respuestas 3 correcta, respuesta 1 incorrecta). Para diagnóstico de neumonía es necesario la realización de radiografía, no podemos definirlo antes de su realización (respuesta 1 incorrecta). La espirometría para valorar la severidad del EPOC se debe realizar en situación de estabilidad no en descomensaciones ni con otro proceso subyacente (respuesta 4 incorrecta). El ecocardiograma es una prueba a realizar en este paciente, pero el diagnóstico de insuficiencia cardiaca es clínico_x0002_radiológico, en este caso presenta diagnóstico de insuficiencia cardiaca, y por tanto el ecocardiograma no debe realizarse de manera urgentew (respuesta 5 incorrecta). Harrison 18 ed. Pág. 1907</text:p>
          </table:table-cell>
          <table:table-cell/>
          <table:table-cell office:value-type="string" calcext:value-type="string">
            <text:p>CARDIOLOGÍA</text:p>
          </table:table-cell>
          <table:table-cell office:value-type="string" calcext:value-type="string">
            <text:p>Normal</text:p>
          </table:table-cell>
          <table:table-cell office:value-type="float" office:value="0.39" calcext:value-type="float">
            <text:p>0,39</text:p>
          </table:table-cell>
          <table:table-cell/>
          <table:table-cell office:value-type="string" calcext:value-type="string">
            <text:p>El paciente probablemente presente una neumonía y lo prioritario es realizar una Rx de tórax para confirmarlo.</text:p>
          </table:table-cell>
          <table:table-cell office:value-type="string" calcext:value-type="string">
            <text:p>Probablemente se trate de una agudización de su EPOC debido a una sobreinfección respiratoria. Reforzar el tratamiento de base con un beta-2 inhalado, corticoides y antibióticos y vigilar evolución.</text:p>
          </table:table-cell>
          <table:table-cell office:value-type="string" calcext:value-type="string">
            <text:p>Es probable que tenga un componente de insuficiencia cardiaca izquierda asociada a una infección respiratoria febril. Sería prioritario el tratarlo con vasodilatadores y diuréticos además del tratamiento que corresponda su infección respiratoria, broncodilatadores. etc.</text:p>
          </table:table-cell>
          <table:table-cell office:value-type="string" calcext:value-type="string">
            <text:p>El paciente no está clasificado de la gravedad de su EPOC por lo que indicaría una espirometría inmediata para ajustar el tratamiento a la gravedad de la obstrucción. Asociaría además un antibiótico dado el cuadro aparente de sobreinfección respiratoria.</text:p>
          </table:table-cell>
          <table:table-cell office:value-type="string" calcext:value-type="string">
            <text:p>Un ecocardiograma sería la primera exploración a realizar para descartar un posible componente de insuficiencia cardiaca asociado al cuadro de EPOC agudizado que presenta el paciente.</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61" calcext:value-type="float">
            <text:p>61</text:p>
          </table:table-cell>
          <table:table-cell office:value-type="float" office:value="10295" calcext:value-type="float">
            <text:p>10295</text:p>
          </table:table-cell>
          <table:table-cell office:value-type="float" office:value="205960" calcext:value-type="float">
            <text:p>205960</text:p>
          </table:table-cell>
          <table:table-cell office:value-type="string" calcext:value-type="string">
            <text:p>FALSE</text:p>
          </table:table-cell>
          <table:table-cell office:value-type="string" calcext:value-type="string">
            <text:p>Hombre de 73 años de edad, exfumador, antecedentes de HTA, obesidad grado II, diabetes tipo 2 y EPOC grave con oxigenoterapia crónica domiciliaria. Acude a Urgencias por aumento progresivo de su disnea habitual, expectoración purulenta y temperatura de 37,9ºC de 4 días de evolución. Su médico de cabecera le había presento 2 días antes moxifloxacino, paracetamol, deflazacort, aerosolterapia y aumento del flujo de oxígeno. A la exploración física el paciente se encuentra con regular estado general, consciente, tendencia al sueño, taquipneico a 28 rpm y utilización de musculatura accesoria, temperatura 38,2ºC, saturación de oxígeno de 87%, TA 115/62 mmHg, frecuencia cardiaca 110 lpm; murmullo vesicular disminuido globalmente, sibilancias y roncus dispersos y crepitantes húmedos en bases. En la analítica destaca leucocitos 16.500/uL Con 14.900 neutrófilos, hemoglobina 14 g/dL, glucosa 240 mg/dL, urea 56 mg/dL, creatinina 1.3 mg/dL, Na 133 mEq/L, K 3.7 mEq/L, En el ECG se objetiva taquicardia sinusal. La gasometría arterial muestra: pH 7,29, pCO2 64 mmHg, pO2 59 mmHg, HCO3 28 mg/dL. En la radiografía de tórax no se aprecia condensación ni derrame pleural. ¿Cuál de las siguientes opciones de manejo clínico instauraría en primer lugar?</text:p>
          </table:table-cell>
          <table:table-cell office:value-type="string" calcext:value-type="string">
            <text:p>El caso clínico presenta un paciente con EPOC grave, tratado mediante oxigenoterapia crónica domiciliaria, que presenta una reagudización por infección respiratoria (fiebre, incremento de la disnea y expectoración purulenta). A pesar del tratamiento farmacológico, presenta tiraje respiratorio, PaO2 59 mmHg, pH 7,29 y PaCO2 64 mmHg. La Ventilación Mecánica No Invasiva (VMNI) está indicada en pacientes con patología pulmonar obstructiva que presenta pH &lt;7,30 y PaCO2 &gt;45 mmHg (acidosis respiratoria aguda), siendo condición indispensable que estén conscientes y colaboradores. El paciente del enunciado cumple todos los criterios (respuesta 5 correcta). Inicialmente está indicado realizar VMNI, reservando la ventilación mecánica invasiva con intubación del paciente para aquellos casos en los que fracasa la terapia no invasiva o para aquellos pacientes en estado comatoso y no colaboradores (respuesta 4 incorrecta). En pacientes con EPOC, el tipo de VMNI de elección es la presión positiva de dos niveles (inspiración-espiración). En este caso, el incremento de flujo de O2 no aporta beneficio clínico (respuesta 2 incorrecta). La oxigenoterapia de alto flujo (FiO2 &gt;50%) está contraindicada en pacientes con EPOC grave por riesgo de presentar una parada respiratoria (secundaria a la abolición del estímulo generado por la hipoxia) (respuesta 1 incorrecta). El bicarbonato 1M se emplea en acidosis metabólica aguda, no en acidosis respiratorias (respuesta 3 incorrecta). Harrison. Principios de Medicina Interna. 18ª Edición. Página 2.159. UpToDate, Noninvasive positive pressure ventilation in acute respiratory failure in adults. UpToDate, Management of exacerbations of chronic obstructive pulmonary disease. La ventilación mecánica está indicada en la hipoventilación.</text:p>
          </table:table-cell>
          <table:table-cell/>
          <table:table-cell office:value-type="string" calcext:value-type="string">
            <text:p>NEUMOLOGÍA</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Iniciar tratamiento con diuréticos intravenosos, oxigeno con mascarilla a alto flujo al 50% y seguir con el resto de tratamiento ya prescrito.</text:p>
          </table:table-cell>
          <table:table-cell office:value-type="string" calcext:value-type="string">
            <text:p>Iniciar tratamiento con aerosoles de salbutamol y esteroides, añadir al tratamiento antibiótico una cefalosporina, intensificar la oxigenoterapia con oxígeno en gafas nasales a 4 litros por minuto y mantener deflazacort.</text:p>
          </table:table-cell>
          <table:table-cell office:value-type="string" calcext:value-type="string">
            <text:p>Iniciar tratamiento de la acidosis con bicarbonato 1M, corregir la hiperglucemia, mantener tratamiento antibiótico y prescribir esteroides más diuréticos intravenosos.</text:p>
          </table:table-cell>
          <table:table-cell office:value-type="string" calcext:value-type="string">
            <text:p>Dada la situación de gravedad del paciente se procedería a la intubación orotraqueal previa preparación (preoxigenación y premedicación) y avisar a Medicina Intensiva.</text:p>
          </table:table-cell>
          <table:table-cell office:value-type="string" calcext:value-type="string">
            <text:p>Iniciar el tratamiento con ventilación mecánica no invasiva (modo presión positiva de dos niveles), prescribir aerosoles de salbutamol y esteroides intravenosos y mantener tratamiento antibiótico por vía intravenosa.</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62" calcext:value-type="float">
            <text:p>62</text:p>
          </table:table-cell>
          <table:table-cell office:value-type="float" office:value="10296" calcext:value-type="float">
            <text:p>10296</text:p>
          </table:table-cell>
          <table:table-cell office:value-type="float" office:value="205961" calcext:value-type="float">
            <text:p>205961</text:p>
          </table:table-cell>
          <table:table-cell office:value-type="string" calcext:value-type="string">
            <text:p>FALSE</text:p>
          </table:table-cell>
          <table:table-cell office:value-type="string" calcext:value-type="string">
            <text:p>Una mujer de 58 años acude a la consulta por disnea de medianos esfuerzos, debilidad muscular en extremidades superiores y disfagia a sólidos de tres meses de evolución. A la exploración física se objetiva pérdida de fuerza en extremidades superiores con sensibilidad conservada. La auscultación pulmonar muestra hipofonesis generalizada. Se realiza una radiografía de tórax en la que se aprecian unos pulmones poco inspirados y atelectasias laminares en las bases pulmonares. La gasometría muestra pH 7,39. PCO2 48 mmHg, PO2 63 mmHg, HCO3 28 mmol/L, SatO2 93%. La combinación de mecanismos fisiológicos que mejor explican esta gasometría es:</text:p>
          </table:table-cell>
          <table:table-cell office:value-type="string" calcext:value-type="string">
            <text:p>La debilidad muscular con disfagia de 3 meses de evolución y pérdida de sensibilidad en extremidades superiores sugiere el diagnóstico de una enfermedad neuromuscular. Este tipo de patologías presentan una hipoventilación con aumento del nivel de PaCO2. El cálculo del gradiente alveolo-arterial de O2 se realiza mediante la siguiente fórmula: PAO2 = 150 – (1,25 x PaCO2) PAO2 = 150 – (1,25 x 48) PAO2 = 150 – 60 PAO2 = 90 mmHg. Gradiente A-a = PAO2 – PaO2 = 90 – 63 Gradiente A-a = 27 mmHg. Se considera normal el gradiente alveolo-arterial de oxígeno con valores comprendidos entre 0 y 15 mmHg (incrementándose en 3 mmHg por cada década a partir de los 30 años). En este caso, el gradiente está claramente elevado, lo cual descarta una disminución de la FiO2 como origen del cuadro (respuestas 1 y 3 incorrectas) e implica la existencia de hipoventilación asociada a otro mecanismo (alteración ventilación/perfusión o shunt) (respuesta 4 correcta). Las atelectasias laminares y la hipofonesis generalizada son consecuencias de la hipoventilación del paciente. La difusión se altera en patologías propias pulmonares. La hipoventilación secundaria a un trastorno neurológico no disminuye la difusión por presentar un parénquima sano (respuestas 1, 2 y 5 incorrectas). Harrison. Principios de Medicina Interna. 18ª Edición. Páginas 287-288. UpToDate, Oxygenation and mechanisms of hypoxemia. ¿PAO2-PaO2 aumentada? NO SI SI NO SI NO NO ¿Se corrige la hipoxemia con O2 al 100%? HIPOXEMIA ¿PaCO2 aumentada? Hipoventilación Disminución de PO2 inspirado Gran altitud (MIR) Disminución FiO2 inspirado ¿PAO2‐PaO2 aumentada? Hipoventilación aislada Hipoventilación asociada a otro mecanismo Alteración Ventilación perfusión SI Shunt Depresión respiratoria (4MIR) Enfermedad neuromuscular (3MIR) Atelectasia (MIR) Ocupación de los alveolos (edema pulmonar 2MIR, neumonía MIR) Malformación arteriovenosa pulmonar (MIR) Shunt intracardiaco (MIR) Enfermedad de vías aéreas (EPOC, asma, 2MIR) Enfermedad pulmonar intersticial (MIR) Enfermedad vascular pulmonar (MIR) Hipoventilación alveolar central(3MIR)</text:p>
          </table:table-cell>
          <table:table-cell/>
          <table:table-cell office:value-type="string" calcext:value-type="string">
            <text:p>NEUMOLOGÍA</text:p>
          </table:table-cell>
          <table:table-cell office:value-type="string" calcext:value-type="string">
            <text:p>Normal</text:p>
          </table:table-cell>
          <table:table-cell office:value-type="float" office:value="0.5" calcext:value-type="float">
            <text:p>0,5</text:p>
          </table:table-cell>
          <table:table-cell/>
          <table:table-cell office:value-type="string" calcext:value-type="string">
            <text:p>Disminución de la FiO2 (fracción inspirada de oxígeno) y alteración de la difusión.</text:p>
          </table:table-cell>
          <table:table-cell office:value-type="string" calcext:value-type="string">
            <text:p>Alteración de la difusión y trastorno de la relación ventilación/perfusión.</text:p>
          </table:table-cell>
          <table:table-cell office:value-type="string" calcext:value-type="string">
            <text:p>Hipoventilación alveolar y disminución de la FiO2.</text:p>
          </table:table-cell>
          <table:table-cell office:value-type="string" calcext:value-type="string">
            <text:p>Trastorno de la relación ventilación/perfusión e hipoventilación alveolar.</text:p>
          </table:table-cell>
          <table:table-cell office:value-type="string" calcext:value-type="string">
            <text:p>Aumento de la presión de la arteria pulmonar y disminución de la difusión.</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63" calcext:value-type="float">
            <text:p>63</text:p>
          </table:table-cell>
          <table:table-cell office:value-type="float" office:value="10297" calcext:value-type="float">
            <text:p>10297</text:p>
          </table:table-cell>
          <table:table-cell office:value-type="float" office:value="205962" calcext:value-type="float">
            <text:p>205962</text:p>
          </table:table-cell>
          <table:table-cell office:value-type="string" calcext:value-type="string">
            <text:p>FALSE</text:p>
          </table:table-cell>
          <table:table-cell office:value-type="string" calcext:value-type="string">
            <text:p>Hombre de 70 años, presenta disnea progresiva y tos no productiva de varios años de evolución. En la Rx de tórax se observan placas pleurales en pleura mediastínica y diafragmática. En la TC se confirman dichas placas apreciando además la presencia de afectación reticulonodulillar de predominio en campos inferiores. De entre las siguientes, ¿qué actitud recomendaría en primer lugar?</text:p>
          </table:table-cell>
          <table:table-cell office:value-type="string" calcext:value-type="string">
            <text:p>La presencia de placas pleurales y afectación de campos pulmonares inferiores es sugestiva de exposición al asbesto. Para llegar al diagnóstico, lo primero que debemos hacer es preguntar sobre una posible exposición ocupacional al asbesto o amianto (respuesta 2 correcta), antes de solicitar pruebas funcionales respiratorias que demuestren la presencia de una patología intersticial (respuesta 4 incorrecta). El tabaco no influye en el desarrollo de patología asociada al asbesto (respuesta 1 incorrecta). La exposición al asbesto no se relaciona con un incremento en la tasa de eosinófilos plasmáticos (respuesta 3 incorrecta). La biopsia transbronquial no está indicada en patologías con afección distal (en este caso, a nivel de la pleura) (respuesta 5 incorrecta). Harrison. Principios de Medicina Interna. 18ª Edición. Páginas 2.121- 24. UpToDate, Imaging of pleural plaques, thickening, and tumors.</text:p>
          </table:table-cell>
          <table:table-cell/>
          <table:table-cell office:value-type="string" calcext:value-type="string">
            <text:p>NEUMOLOGÍA</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Completar su historia tabáquica.</text:p>
          </table:table-cell>
          <table:table-cell office:value-type="string" calcext:value-type="string">
            <text:p>Indagar sobre exposición ocupacional.</text:p>
          </table:table-cell>
          <table:table-cell office:value-type="string" calcext:value-type="string">
            <text:p>Solicitar analítica de sangre para descartar eosinofilia.</text:p>
          </table:table-cell>
          <table:table-cell office:value-type="string" calcext:value-type="string">
            <text:p>Hacer pruebas funcionales respiratorias completas.</text:p>
          </table:table-cell>
          <table:table-cell office:value-type="string" calcext:value-type="string">
            <text:p>Proponer una biopsia transbronquial.</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65" calcext:value-type="float">
            <text:p>65</text:p>
          </table:table-cell>
          <table:table-cell office:value-type="float" office:value="10299" calcext:value-type="float">
            <text:p>10299</text:p>
          </table:table-cell>
          <table:table-cell office:value-type="float" office:value="205964" calcext:value-type="float">
            <text:p>205964</text:p>
          </table:table-cell>
          <table:table-cell office:value-type="string" calcext:value-type="string">
            <text:p>FALSE</text:p>
          </table:table-cell>
          <table:table-cell office:value-type="string" calcext:value-type="string">
            <text:p>Un hombre de 38 años acude a urgencias por disnea progresiva y tos seca de una semana de evolución. No tiene antecedentes de interés. Las constantes vitales son: temperatura 37,8ºC, presión arterial 110/70 mmHg, frecuencia cardiaca 105 lpm y frecuencia respiratoria 30 rpm. En la exploración respiratoria destaca matidez a la percusión, disminución del frémito táctil (vocal) y disminución de los ruidos respiratorios en la base del hemitórax derecho. El resto de la exploración física es normal. ¿Cuál es el diagnóstico más probable?</text:p>
          </table:table-cell>
          <table:table-cell office:value-type="string" calcext:value-type="string">
            <text:p>La exploración física con matidez a la percusión indica la presencia de un acúmulo de líquido en el tórax. La disminución de los ruidos respiratorios y del frémito sugieren que dicho líquido está acumulado a nivel de la pleura (derrame pleural) (respuesta 1 correcta). La neumonía lobar y la tuberculosis pulmonar, al ser condensaciones parenquimatosas, mostrarían un aumento de los ruidos respiratorios, con crepitantes (respuesta 2 y 4 incorrectas). La bronquitis aguda no produce alteraciones en el parénquima, por lo que no se altera la semiología clínica (respuesta 3 incorrecta). El neumotórax cursaría con timpanismo a la percusión, en vez de matidez (respuesta 5 incorrecta). Harrison. Principios de Medicina Interna. 18ª Edición. Página 2.178-80. UpToDate, Diagnostic evaluation of a pleural effusion in adults: Initial testing.</text:p>
          </table:table-cell>
          <table:table-cell/>
          <table:table-cell office:value-type="string" calcext:value-type="string">
            <text:p>NEUMOLOGÍA</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Derrame pleural.</text:p>
          </table:table-cell>
          <table:table-cell office:value-type="string" calcext:value-type="string">
            <text:p>Neumonía lobar.</text:p>
          </table:table-cell>
          <table:table-cell office:value-type="string" calcext:value-type="string">
            <text:p>Bronquitis aguda.</text:p>
          </table:table-cell>
          <table:table-cell office:value-type="string" calcext:value-type="string">
            <text:p>Tuberculosis pulmonar</text:p>
          </table:table-cell>
          <table:table-cell office:value-type="string" calcext:value-type="string">
            <text:p>Neumotórax.</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66" calcext:value-type="float">
            <text:p>66</text:p>
          </table:table-cell>
          <table:table-cell office:value-type="float" office:value="10300" calcext:value-type="float">
            <text:p>10300</text:p>
          </table:table-cell>
          <table:table-cell office:value-type="float" office:value="205965" calcext:value-type="float">
            <text:p>205965</text:p>
          </table:table-cell>
          <table:table-cell office:value-type="string" calcext:value-type="string">
            <text:p>FALSE</text:p>
          </table:table-cell>
          <table:table-cell office:value-type="string" calcext:value-type="string">
            <text:p>Paciente de 68 años tiene una masa tumoral diagnosticada de carcinoma pulmonar no células pequeñas en el bronquio principal derecho a 1 cm de la carina traqueal. En la mediastinoscopia se aprecian adenopatías contralaterales que son positivas. El tratamiento recomendado sería:</text:p>
          </table:table-cell>
          <table:table-cell office:value-type="string" calcext:value-type="string">
            <text:p>El caso clínico presenta un paciente con un cáncer de pulmón no microcítico localizado en el bronquio principal derecho, a menos de 2 centímetros de la carina (T3) y con adenopatías contralaterales (N3). Se corresponde con un Estadío III-B. El tratamiento del cáncer de pulmón no microcítico Estadío III-B se realiza mediante radioterapia y quimioterapia (respuesta 4 correcta). Harrison. Principios de Medicina Interna. 18ª Edición. Página 744. UpToDate, Management of stage III non-small cell lung cancer. REPASO ESTADIAJE DEL CÁNCER DE PULMÓN NO DE CÉLULAS PEQUEÑAS</text:p>
          </table:table-cell>
          <table:table-cell/>
          <table:table-cell office:value-type="string" calcext:value-type="string">
            <text:p>NEUMOLOGÍ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Quimioterapia previa neumonectomía derecha.</text:p>
          </table:table-cell>
          <table:table-cell office:value-type="string" calcext:value-type="string">
            <text:p>Cirugía y radioterapia posterior de todas las cadenas ganglionares afectas.</text:p>
          </table:table-cell>
          <table:table-cell office:value-type="string" calcext:value-type="string">
            <text:p>Neumonectomía derecha y quimioterapia posterior.</text:p>
          </table:table-cell>
          <table:table-cell office:value-type="string" calcext:value-type="string">
            <text:p>Quimioterapia y radioterapia.</text:p>
          </table:table-cell>
          <table:table-cell office:value-type="string" calcext:value-type="string">
            <text:p>Radioterapia.</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67" calcext:value-type="float">
            <text:p>67</text:p>
          </table:table-cell>
          <table:table-cell office:value-type="float" office:value="10301" calcext:value-type="float">
            <text:p>10301</text:p>
          </table:table-cell>
          <table:table-cell office:value-type="float" office:value="205966" calcext:value-type="float">
            <text:p>205966</text:p>
          </table:table-cell>
          <table:table-cell office:value-type="string" calcext:value-type="string">
            <text:p>FALSE</text:p>
          </table:table-cell>
          <table:table-cell office:value-type="string" calcext:value-type="string">
            <text:p>Un paciente que refiere dolor torácico y cervicobraquial. A la exploración física se advierte miosis y enoftalmos unilateral. En la radiografía de tórax se observa opacidad en vértice y erosión de las primeras costillas. ¿Cuál es su diagnóstico?</text:p>
          </table:table-cell>
          <table:table-cell office:value-type="string" calcext:value-type="string">
            <text:p>La miosis con enoftalmos unilateral y dolor del miembro superior izquierdo se corresponde con un Síndrome de Claude_x0002_Bernard-Horner. La opacidad del vértice pulmonar en la radiografía de tórax, con erosión de las primeras costillas, y un Síndrome de Claude_x0002_Bernard-Horner asociado, sugieren la presencia de un tumor de Pancoast (respuesta 1 correcta). Harrison. Principios de Medicina Interna. 18ª Edición. Página 742. UpToDate, Superior pulmonary sulcus (Pancoast) tumors.</text:p>
          </table:table-cell>
          <table:table-cell/>
          <table:table-cell office:value-type="string" calcext:value-type="string">
            <text:p>NEUMOLOGÍA</text:p>
          </table:table-cell>
          <table:table-cell office:value-type="string" calcext:value-type="string">
            <text:p>Fácil</text:p>
          </table:table-cell>
          <table:table-cell office:value-type="float" office:value="0.99" calcext:value-type="float">
            <text:p>0,99</text:p>
          </table:table-cell>
          <table:table-cell/>
          <table:table-cell office:value-type="string" calcext:value-type="string">
            <text:p>Tumor de Pancoast.</text:p>
          </table:table-cell>
          <table:table-cell office:value-type="string" calcext:value-type="string">
            <text:p>Tumor de mediastino.</text:p>
          </table:table-cell>
          <table:table-cell office:value-type="string" calcext:value-type="string">
            <text:p>Mesotelioma pleural localizado.</text:p>
          </table:table-cell>
          <table:table-cell office:value-type="string" calcext:value-type="string">
            <text:p>Tumor bronquioloalveolar.</text:p>
          </table:table-cell>
          <table:table-cell office:value-type="string" calcext:value-type="string">
            <text:p>Cáncer microcítico de pulmón con metástasis cerebrales.</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68" calcext:value-type="float">
            <text:p>68</text:p>
          </table:table-cell>
          <table:table-cell office:value-type="float" office:value="10302" calcext:value-type="float">
            <text:p>10302</text:p>
          </table:table-cell>
          <table:table-cell office:value-type="float" office:value="205967" calcext:value-type="float">
            <text:p>205967</text:p>
          </table:table-cell>
          <table:table-cell office:value-type="string" calcext:value-type="string">
            <text:p>FALSE</text:p>
          </table:table-cell>
          <table:table-cell office:value-type="string" calcext:value-type="string">
            <text:p>Mujer de 24 años con dos episodios semanales de cefalea de entre uno y tres días de duración, hemicraneal, intensa, acompañada de sono y fotofobia y náuseas. Como tratamiento preventivo NO consideraría uno de estos fármacos:</text:p>
          </table:table-cell>
          <table:table-cell office:value-type="string" calcext:value-type="string">
            <text:p>El cuadro clínico describe una migraña común típica que presenta una frecuencia alta de episodios de cefalea, por lo que estará indicado el tratamiento profiláctico. Los fármacos aprobados para la profilaxis de la migraña incluyen: betabloqueantes (propanolol, nadolol), valproato sódico, topiramato, además de antidepresivos tricíclicos (amitriptilina, nortriptilina) y otros como flunarizina y gabapentina. (respuesta 1, 2, 4 y 5 incorrectas). La carbamazepina no está incluida entre los fármacos aprobados para el tratamiento profiláctico de la migraña (respuesta 3 correcta). Harrison 18ª pag 120</text:p>
          </table:table-cell>
          <table:table-cell/>
          <table:table-cell office:value-type="string" calcext:value-type="string">
            <text:p>NEUROLOGÍA</text:p>
          </table:table-cell>
          <table:table-cell office:value-type="string" calcext:value-type="string">
            <text:p>Difícil</text:p>
          </table:table-cell>
          <table:table-cell office:value-type="float" office:value="0.15" calcext:value-type="float">
            <text:p>0,15</text:p>
          </table:table-cell>
          <table:table-cell/>
          <table:table-cell office:value-type="string" calcext:value-type="string">
            <text:p>Propranolol.</text:p>
          </table:table-cell>
          <table:table-cell office:value-type="string" calcext:value-type="string">
            <text:p>Flunaricina.</text:p>
          </table:table-cell>
          <table:table-cell office:value-type="string" calcext:value-type="string">
            <text:p>Carbamacepina.</text:p>
          </table:table-cell>
          <table:table-cell office:value-type="string" calcext:value-type="string">
            <text:p>Topiramato.</text:p>
          </table:table-cell>
          <table:table-cell office:value-type="string" calcext:value-type="string">
            <text:p>Nadolol.</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69" calcext:value-type="float">
            <text:p>69</text:p>
          </table:table-cell>
          <table:table-cell office:value-type="float" office:value="10303" calcext:value-type="float">
            <text:p>10303</text:p>
          </table:table-cell>
          <table:table-cell office:value-type="float" office:value="205968" calcext:value-type="float">
            <text:p>205968</text:p>
          </table:table-cell>
          <table:table-cell office:value-type="string" calcext:value-type="string">
            <text:p>FALSE</text:p>
          </table:table-cell>
          <table:table-cell office:value-type="string" calcext:value-type="string">
            <text:p>Una mujer de 30 años, previamente sana, presenta en el curso de unas 20 horas un cuadro de debilidad facial derecha, de forma que no puede cerrar el ojo derecho y se le ha torcido la boca. Refiere ver doble con la mirada lateral derecha. ¿Cuál de las siguientes posibilidades diagnósticas le parece más probable?</text:p>
          </table:table-cell>
          <table:table-cell office:value-type="string" calcext:value-type="string">
            <text:p>La pregunta describe una paciente con parálisis facial periférica asociada a una parálisis de alguno de los músculos oculares extrínsecos (de ahí la diplopia). Las tres primeras opciones (parálisis de Bell, síndrome de Ramsay-Hunt, sarcoidosis) producen parálisis facial periférica exclusivamente, luego no aparecería diplopia (respuesta 1, 2 y 3 incorrectas). En el infarto silviano izquierdo habría una parálisis solo de la mitad interior de la cara (no tendría dificultad para cerrar el ojo derecho) (respuesta 4 incorrecta). La única opción posible sería una afectación del núcleo del VII par y del VI par, ambos localizados en la protuberancia. A la edad de 30 años lo más frecuente es que se trate de una esclerosis múltiple (respuesta 5 correcta). Harrison 18º pag: 3362-3363 Parálisis facial central: debilidad de los músculos de la mitad inferior de la cara. Parálisis facial periférica: debilidad de los músculos de toda la hemicara.</text:p>
          </table:table-cell>
          <table:table-cell/>
          <table:table-cell office:value-type="string" calcext:value-type="string">
            <text:p>NEUROLOGÍA</text:p>
          </table:table-cell>
          <table:table-cell office:value-type="string" calcext:value-type="string">
            <text:p>Difícil</text:p>
          </table:table-cell>
          <table:table-cell office:value-type="float" office:value="0.25" calcext:value-type="float">
            <text:p>0,25</text:p>
          </table:table-cell>
          <table:table-cell/>
          <table:table-cell office:value-type="string" calcext:value-type="string">
            <text:p>Parálisis de Bell.</text:p>
          </table:table-cell>
          <table:table-cell office:value-type="string" calcext:value-type="string">
            <text:p>Síndrome de Ramsay-Hunt (parálisis facial herpética).</text:p>
          </table:table-cell>
          <table:table-cell office:value-type="string" calcext:value-type="string">
            <text:p>Sarcoidosis.</text:p>
          </table:table-cell>
          <table:table-cell office:value-type="string" calcext:value-type="string">
            <text:p>Infarto silviano izquierdo con afectación del opérculo rolándico.</text:p>
          </table:table-cell>
          <table:table-cell office:value-type="string" calcext:value-type="string">
            <text:p>Afectación protuberancial por un brote de esclerosis múltiple.</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70" calcext:value-type="float">
            <text:p>70</text:p>
          </table:table-cell>
          <table:table-cell office:value-type="float" office:value="10304" calcext:value-type="float">
            <text:p>10304</text:p>
          </table:table-cell>
          <table:table-cell office:value-type="float" office:value="205969" calcext:value-type="float">
            <text:p>205969</text:p>
          </table:table-cell>
          <table:table-cell office:value-type="string" calcext:value-type="string">
            <text:p>FALSE</text:p>
          </table:table-cell>
          <table:table-cell office:value-type="string" calcext:value-type="string">
            <text:p>Hombre de 50 años, mecánico, consulta por cuadro de dos años de evolución de dificultad en manejar la mano derecha y sensación de rigidez en el brazo. Su mujer le nota la cara inexpresiva y refiere que tiene pesadillas nocturnas muy vividas que le despiertan agitado. En la exploración destaca rigidez, en extremidades derechas y marcha lenta y sin braceo derecho. ¿Cuál es el diagnostico más probable?</text:p>
          </table:table-cell>
          <table:table-cell office:value-type="string" calcext:value-type="string">
            <text:p>Los síntomas principales de la enfermedad de Parkinson son: temblor, rigidez y bradicinesia, que son los descritos en el paciente de la pregunta. La facies de máscara y la pérdida de los movimientos asociados de la marcha (braceo) también forman parte de las otras manifestaciones motoras de la enfermedad. Las alteraciones del sueño forman parte de las manifestaciones no motoras de la enfermedad (respuesta 3 correcta). El infarto lacunar se excluye porque los infartos cerebrales son de presentación brusca y no de 2 años de evolución (respuesta 1 incorrecta). La esclerosis lateral amiotrófica es una enfermedad degenerativa en la que hay afectación de las neuronas motoras, cuyo síntoma principal sería la debilidad que el paciente no presenta (respuesta 2 incorrecta). Respecto a la plexopatía cervical, no aparecerían signos en la cara (respuesta 4 incorrecta). Por último la degeneración córtico-basal es un parkinsonismo también asimétrico (como la enf de Parkinson) que se manifiesta en general como torpeza de una mano, alteraciones sensitivas de esa mano y posición anormal de la misma en el espacio (respuesta 5 incorrecta). Harrison 18º pag: 3362</text:p>
          </table:table-cell>
          <table:table-cell/>
          <table:table-cell office:value-type="string" calcext:value-type="string">
            <text:p>NEUROLOGÍA</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Infarto lacunar talámico izquierdo.</text:p>
          </table:table-cell>
          <table:table-cell office:value-type="string" calcext:value-type="string">
            <text:p>Esclerosis lateral amiotrófica.</text:p>
          </table:table-cell>
          <table:table-cell office:value-type="string" calcext:value-type="string">
            <text:p>Enfermedad de Parkinson.</text:p>
          </table:table-cell>
          <table:table-cell office:value-type="string" calcext:value-type="string">
            <text:p>Plexopatía cervical.</text:p>
          </table:table-cell>
          <table:table-cell office:value-type="string" calcext:value-type="string">
            <text:p>Degeneración corticobasal.</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71" calcext:value-type="float">
            <text:p>71</text:p>
          </table:table-cell>
          <table:table-cell office:value-type="float" office:value="10305" calcext:value-type="float">
            <text:p>10305</text:p>
          </table:table-cell>
          <table:table-cell office:value-type="float" office:value="205970" calcext:value-type="float">
            <text:p>205970</text:p>
          </table:table-cell>
          <table:table-cell office:value-type="string" calcext:value-type="string">
            <text:p>FALSE</text:p>
          </table:table-cell>
          <table:table-cell office:value-type="string" calcext:value-type="string">
            <text:p>Un niño de 7 años presenta un cuadro subagudo de ataxia cerebelosa e hipertensión endocraneal. La resonancia magnética demuestra una lesión expansiva en el vermix cerebeloso que capta contraste y obstruye el cuarto ventrículo. El diagnóstico más probable es:</text:p>
          </table:table-cell>
          <table:table-cell office:value-type="string" calcext:value-type="string">
            <text:p>Los meduloblastomas constituyen los tumores malignos cerebrales más frecuentes en niños y comprenden el 20% de los tumores primarios del SNC en esa población. La localización es en vermix cerebeloso por lo que las manifestaciones clínicas son: ataxia cerebelosa e hipertensión intracraneal (respuesta 4 correcta). El resto de tumores propuestos son más frecuentes en adultos (respuestas 1,2,3 y 5 incorrectas) y además glioblastoma y linfoma son de localización típicamente supraretentorial. Harrison 18º pag: 3388</text:p>
          </table:table-cell>
          <table:table-cell/>
          <table:table-cell office:value-type="string" calcext:value-type="string">
            <text:p>NEUROLOGÍA</text:p>
          </table:table-cell>
          <table:table-cell office:value-type="string" calcext:value-type="string">
            <text:p>Normal</text:p>
          </table:table-cell>
          <table:table-cell office:value-type="float" office:value="0.65" calcext:value-type="float">
            <text:p>0,65</text:p>
          </table:table-cell>
          <table:table-cell/>
          <table:table-cell office:value-type="string" calcext:value-type="string">
            <text:p>Meningioma.</text:p>
          </table:table-cell>
          <table:table-cell office:value-type="string" calcext:value-type="string">
            <text:p>Metástasis cerebelosa.</text:p>
          </table:table-cell>
          <table:table-cell office:value-type="string" calcext:value-type="string">
            <text:p>Glioblastoma multiforme.</text:p>
          </table:table-cell>
          <table:table-cell office:value-type="string" calcext:value-type="string">
            <text:p>Meduloblastoma.</text:p>
          </table:table-cell>
          <table:table-cell office:value-type="string" calcext:value-type="string">
            <text:p>Linfoma.</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72" calcext:value-type="float">
            <text:p>72</text:p>
          </table:table-cell>
          <table:table-cell office:value-type="float" office:value="10306" calcext:value-type="float">
            <text:p>10306</text:p>
          </table:table-cell>
          <table:table-cell office:value-type="float" office:value="205971" calcext:value-type="float">
            <text:p>205971</text:p>
          </table:table-cell>
          <table:table-cell office:value-type="string" calcext:value-type="string">
            <text:p>FALSE</text:p>
          </table:table-cell>
          <table:table-cell office:value-type="string" calcext:value-type="string">
            <text:p>Paciente de 70 años con el único antecedente de ser ex-alcohólico desde hace 3 años y diagnosticado de gastritis atrófica. Consulta por cuadro de 4 meses de evolución que se inició con parestesias distales y simétricas en miembros inferiores y progresivamente fue añadiéndose dificultad para la marcha, siendo esta imposible sin ayuda, y episodios confusionales de presentación paroxística. A la exploración neurológica los pares craneales son normales, presenta una ligera bradipsiquia, fallos en sensibilidad profunda en cuatro miembros, actitud pseudodistónica en miembros superiores, dismetría dedo-nariz y talón rodilla bilateral con ojos cerrados, reflejos osteotendinosos exaltados, Babinski bilateral y paresia distal en miembros superiores. Señale la respuesta correcta:</text:p>
          </table:table-cell>
          <table:table-cell office:value-type="string" calcext:value-type="string">
            <text:p>La gastritis atrófica predispone a la falta de absorción de vit B_x0002_12. La mielosis funicular es un daño medular secundario a la falta de esta vitamina que se caracteriza por: parestesias en manos y pies, pérdida de las sensibilidades vibratoria y posicional y signo de Romberg positivo en relación a lesión de cordones posteriores de la médula espinal. Las alteraciones mentales pueden ser marcadas y ocasionalmente los síntomas de presentación (respuesta 1 correcta). La atrofia de vermis y folias cerebelosas se descartaría porque en las lesiones cerebelosas no hay trastornos de la sensibilidad vibratoria y posicional y las pruebas cerebelosas no empeoran al cierre de los ojos (respuesta 2 incorrecta). La opción 3 y 4 no serían correctas ya que ambas patologías son de presentación aguda_x0002_subaguda (horas-días). En la encefalopatía de Wernicke_x0002_Korsakoff serían prominentes las alteraciones óculomotoras y la presentación es aguda (respuesta 3 incorrecta). En la mielinolisis central pontina hay una tetraparesia con deterioro del nivel de conciencia (respuesat 4 incorrecta) Por último en la esclerosis lateral primaria se afecta solo la primera motoneurona por lo que la clínica sería de paresia espástica y el estudio EMG no aportaría ningún dato en esta enfermedad (respuesta 5 incorrecta). Harrison 18º pag: 3374</text:p>
          </table:table-cell>
          <table:table-cell/>
          <table:table-cell office:value-type="string" calcext:value-type="string">
            <text:p>NEUROLOG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Realizar un hemograma y determinación de B12 ante la sospecha de una mielosis funicular.</text:p>
          </table:table-cell>
          <table:table-cell office:value-type="string" calcext:value-type="string">
            <text:p>Realizar una RM buscando una atrofia de vermis y de folias cerebelosas ante la alta sospecha de degeneración cerebelosa alcohólica.</text:p>
          </table:table-cell>
          <table:table-cell office:value-type="string" calcext:value-type="string">
            <text:p>Se debería administrar de inicio 100 mg de tiamina intravenosa por la sospecha de una encefalopatía de Wernicke-Korsakoff.</text:p>
          </table:table-cell>
          <table:table-cell office:value-type="string" calcext:value-type="string">
            <text:p>Lo primero a realizar sería una determinación de natremia para descartar una mielinolisis central pontina.</text:p>
          </table:table-cell>
          <table:table-cell office:value-type="string" calcext:value-type="string">
            <text:p>Realizar un estudio electromiográfico ante la alta sospecha de una esclerosis lateral primari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73" calcext:value-type="float">
            <text:p>73</text:p>
          </table:table-cell>
          <table:table-cell office:value-type="float" office:value="10307" calcext:value-type="float">
            <text:p>10307</text:p>
          </table:table-cell>
          <table:table-cell office:value-type="float" office:value="205972" calcext:value-type="float">
            <text:p>205972</text:p>
          </table:table-cell>
          <table:table-cell office:value-type="string" calcext:value-type="string">
            <text:p>FALSE</text:p>
          </table:table-cell>
          <table:table-cell office:value-type="string" calcext:value-type="string">
            <text:p>Un varón de 52 años presenta de forma aguda un síndrome confusional, paresia de ambos músculos rectos externos oculares y ataxia de la marcha pensaría en:</text:p>
          </table:table-cell>
          <table:table-cell office:value-type="string" calcext:value-type="string">
            <text:p>En el enunciado se describe una enfermedad de Wernicke cuya triada clínica es la aparición aguda de oftalmoplejía, afasia y confusión. Esta enfermedad es una urgencia médica que requiere la administración inmediata de tiamina en dosis de 100mgr por vía intravenosa o intramuscular (respuesta 4 correcta). En la encefalopatía hiperglucémica no aparece ataxia de la marcha ni parálisis de motores oculares aunque si alteración del nivel de conciencia (respuesta 1 incorrecta). A medida que los síntomas de la enfermedad de Wernicke remiten se hace evidente un estado amnésico con alteración de la memoria reciente o el aprendizaje (encefalopatía de Kosakoff, respuesta 2 incorrecta). En los infartos cerebelosos no aparecen alteraciones de la motórica ocular (respuesta 3 incorrecta) y por último, la intoxicación aguda por plomo se manifiesta como con encefalopatía, insuficiencia renal y síntomas gastrointestinales (respuesta 5 incorrecta) Harrison 18º pag: 2260 Ataxia NISTAGMO Nistagmus y parálisis de motores oculares Alteración del nivel de conciencia.</text:p>
          </table:table-cell>
          <table:table-cell/>
          <table:table-cell office:value-type="string" calcext:value-type="string">
            <text:p>NEUROLOGÍA</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Encefalopatía hiperglucémica.</text:p>
          </table:table-cell>
          <table:table-cell office:value-type="string" calcext:value-type="string">
            <text:p>Encefalopatía de Korsakoff.</text:p>
          </table:table-cell>
          <table:table-cell office:value-type="string" calcext:value-type="string">
            <text:p>Infarto cerebeloso.</text:p>
          </table:table-cell>
          <table:table-cell office:value-type="string" calcext:value-type="string">
            <text:p>Administrar inmediatamente tiamina.</text:p>
          </table:table-cell>
          <table:table-cell office:value-type="string" calcext:value-type="string">
            <text:p>Intoxicación por plomo.</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74" calcext:value-type="float">
            <text:p>74</text:p>
          </table:table-cell>
          <table:table-cell office:value-type="float" office:value="10308" calcext:value-type="float">
            <text:p>10308</text:p>
          </table:table-cell>
          <table:table-cell office:value-type="float" office:value="205973" calcext:value-type="float">
            <text:p>205973</text:p>
          </table:table-cell>
          <table:table-cell office:value-type="string" calcext:value-type="string">
            <text:p>FALSE</text:p>
          </table:table-cell>
          <table:table-cell office:value-type="string" calcext:value-type="string">
            <text:p>Estudiante de historia de 24 años que a las tres semanas de un catarro de vías respiratorias altas acude al médico por sensación de acorchamiento en manos y pérdida de fuerza en extremidades en sus últimos días. El cuadro se precedió de dolor lumbar. En la exploración destaca, disminución de fuerza muscular asimétrica en extremidades superiores e inferiores, pérdida de reflejos osteotendinosos. En este paciente el diagnóstico más probable es:</text:p>
          </table:table-cell>
          <table:table-cell office:value-type="string" calcext:value-type="string">
            <text:p>El síndrome de Guillain-Barré es una polirradiculoneuropatía aguda de origen autoinmune. Con frecuencia viene precedido de una infección muchas veces vanal que desencadena el cuadro autoinmune. Los síntomas se caracterizan por debilidad de comienzo en miembros inferiores, ascendente precedida de parestesias en extremidades, la evolución es de horas-días. La afectación es levemente asimétrica y en la exploración además de la debilidad aparece arreflexia por afectación de nervios periféricos (respuesta 3 correcta). En la miastenia gravis y en la esclerosis lateral primaria no hay alteraciones sensitivas (respuestas 1 y 5 incorrectas). El cuadro descrito no es característico de esclerosis múltiple que por otro lado cursa con hiperreflexia (respuesta 2 incorrecta). Tampoco se describen alteraciones dermatológicas que hagan pensar en dermatomiositis (respuesta 4 incorrecta). Harrison 18º pag: 3473.</text:p>
          </table:table-cell>
          <table:table-cell/>
          <table:table-cell office:value-type="string" calcext:value-type="string">
            <text:p>NEUROLOGÍA</text:p>
          </table:table-cell>
          <table:table-cell office:value-type="string" calcext:value-type="string">
            <text:p>Fácil</text:p>
          </table:table-cell>
          <table:table-cell office:value-type="float" office:value="0.78" calcext:value-type="float">
            <text:p>0,78</text:p>
          </table:table-cell>
          <table:table-cell/>
          <table:table-cell office:value-type="string" calcext:value-type="string">
            <text:p>Miastenia gravis.</text:p>
          </table:table-cell>
          <table:table-cell office:value-type="string" calcext:value-type="string">
            <text:p>Primer brote de esclerosis múltiple.</text:p>
          </table:table-cell>
          <table:table-cell office:value-type="string" calcext:value-type="string">
            <text:p>Polirradiculopatía desmielinizante inflamatoria aguda.</text:p>
          </table:table-cell>
          <table:table-cell office:value-type="string" calcext:value-type="string">
            <text:p>Dermatomiositis.</text:p>
          </table:table-cell>
          <table:table-cell office:value-type="string" calcext:value-type="string">
            <text:p>Esclerosis lateral amiotrófica.</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75" calcext:value-type="float">
            <text:p>75</text:p>
          </table:table-cell>
          <table:table-cell office:value-type="float" office:value="10309" calcext:value-type="float">
            <text:p>10309</text:p>
          </table:table-cell>
          <table:table-cell office:value-type="float" office:value="205974" calcext:value-type="float">
            <text:p>205974</text:p>
          </table:table-cell>
          <table:table-cell office:value-type="string" calcext:value-type="string">
            <text:p>FALSE</text:p>
          </table:table-cell>
          <table:table-cell office:value-type="string" calcext:value-type="string">
            <text:p>Un hombre de 68 años con antecedentes de diabetes de 20 años de evolución, hipertensión arterial y prostatismo en tratamiento, consulta por episodios repetidos de síncope. Los episodios han ocurrido estando de pie, tras las comidas y se han precedido de un dolor opresivo en nuca, cuello y cintura escapular. ¿Cuál de estas pruebas complementarías es imprescindible?</text:p>
          </table:table-cell>
          <table:table-cell office:value-type="string" calcext:value-type="string">
            <text:p>El cuadro clínico es sugerente de síncopes por hipotensión ortostática. La hipotensión ortostática se define como la caída de 20 mmHg o más en la TAS (tensión arterial sistólica) o un descenso de la TAS por debajo de 90 mmHg y una caída de 10 mmHg o más en la TAD (tensión arterial diastólica) o un descenso de la TAD por debajo de 60 mmHg dentro de los primeros 3 minutos tras adoptar la posición ortostática. El caso referido se trata de un paciente diabético de larga evolución (posible neuropatía autonómica y toma de antidiabéticos que favorecen el ortostatismo) y con prostatismo (probablemente tomador de alfa-bloqueantes, que también producen hipotensión ortostática). Los síncopes son además post_x0002_pandriales y se producen estando de pie. La prueba complementaria imprescindible sería en ese caso la medición de la presión arterial en decúbito y bipedestación (respuesta 4 correcta). La RM cerebral podría mostrar, signos de leucoencefalopatía pero no aclararía el diagnóstico (respuesta 1 incorrecta). La angio-RM de troncos supra-aórticos podría mostrar estenosis de las arterias estudiadas, que no condicionaría síncopes ortostáticos, en todo caso si hay obstrucción severa de algunas de ellas, podría producirse focalidad neurológica en bipedestación por isquemia hemodinámica (respuesta 2 incorrecta). En la opción 3 nos hablan del SPECT, estudio empleado para el diagnóstico diferencial de la enfermedad de Parkinson (respuesta 3 incorrecta) y por último el registro Holter ECG podría utilizarse para descartar arritmias como responsables de los cuadros sincopales pero el estudio imprescindible que menciona la pregunta sería la opción 4 (respuesta 5 incorrecta). Harrison 18º pag: 3457</text:p>
          </table:table-cell>
          <table:table-cell/>
          <table:table-cell office:value-type="string" calcext:value-type="string">
            <text:p>NEUROLOGÍA</text:p>
          </table:table-cell>
          <table:table-cell office:value-type="string" calcext:value-type="string">
            <text:p>Difícil</text:p>
          </table:table-cell>
          <table:table-cell office:value-type="float" office:value="0.33" calcext:value-type="float">
            <text:p>0,33</text:p>
          </table:table-cell>
          <table:table-cell/>
          <table:table-cell office:value-type="string" calcext:value-type="string">
            <text:p>RM cerebral cervical.</text:p>
          </table:table-cell>
          <table:table-cell office:value-type="string" calcext:value-type="string">
            <text:p>Angio-RM de los troncos supra-aórticos.</text:p>
          </table:table-cell>
          <table:table-cell office:value-type="string" calcext:value-type="string">
            <text:p>Estudio de medicina nuclear del transportador de dopamina (SPECT con ioflupano) cerebral.</text:p>
          </table:table-cell>
          <table:table-cell office:value-type="string" calcext:value-type="string">
            <text:p>Medición de la presión arterial en decúbito y bipedestación.</text:p>
          </table:table-cell>
          <table:table-cell office:value-type="string" calcext:value-type="string">
            <text:p>Registro Holter de 24 horas del electrocardiograma.</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78" calcext:value-type="float">
            <text:p>78</text:p>
          </table:table-cell>
          <table:table-cell office:value-type="float" office:value="10312" calcext:value-type="float">
            <text:p>10312</text:p>
          </table:table-cell>
          <table:table-cell office:value-type="float" office:value="205977" calcext:value-type="float">
            <text:p>205977</text:p>
          </table:table-cell>
          <table:table-cell office:value-type="string" calcext:value-type="string">
            <text:p>FALSE</text:p>
          </table:table-cell>
          <table:table-cell office:value-type="string" calcext:value-type="string">
            <text:p>Paciente de 45 años que acude a urgencias por malestar general, cefalea y cansancio progresivo en las últimas semanas. A la exploración física se detecta un ligero tinte ictérico de piel y mucosas y se palpa esplenomegalia de 2 cm bajo el reborde costal. La analítica presenta hemoglobina 8,6 g/dL, VCM 100 fL. La cifra de reticulocitos esta elevada y en el frotis de sangre se observa anisopoiquilocitosis. En la bioquímica destaca LDH 1300 UI/L, bilirrubina 2,2 mg/dL y haptoglobina indetectable. ¿Qué prueba es la más apropiada para orientar el diagnóstico de la paciente?</text:p>
          </table:table-cell>
          <table:table-cell office:value-type="string" calcext:value-type="string">
            <text:p>Esta pregunta se refiere al planteamiento diagnóstico a realizar ante una anemia hemolítica (reticulocitos, LDH y bilirrubina elevada, descenso de haptoglobina; anemia, icteria y esplenomegalia) supuestamente adquirida, ya preguntado en el MIR 03 (7609) y MIR 06 (8388). El primer planteamiento a realizar es clasificarla en inmune o no; para lo cual necesitaremos realizar el test de Coombs (respuesta 2 correcta) Farreras17ª Ed; pág 1527-1535 Harrison 18ª Ed; págs 872-882</text:p>
          </table:table-cell>
          <table:table-cell/>
          <table:table-cell office:value-type="string" calcext:value-type="string">
            <text:p>HEMATOLOGÍA</text:p>
          </table:table-cell>
          <table:table-cell office:value-type="string" calcext:value-type="string">
            <text:p>Fácil</text:p>
          </table:table-cell>
          <table:table-cell office:value-type="float" office:value="0.68" calcext:value-type="float">
            <text:p>0,68</text:p>
          </table:table-cell>
          <table:table-cell/>
          <table:table-cell office:value-type="string" calcext:value-type="string">
            <text:p>Test de sangre oculta en heces.</text:p>
          </table:table-cell>
          <table:table-cell office:value-type="string" calcext:value-type="string">
            <text:p>Test de Coombs.</text:p>
          </table:table-cell>
          <table:table-cell office:value-type="string" calcext:value-type="string">
            <text:p>Determinación de hierro, cobalamina y ácido fólico.</text:p>
          </table:table-cell>
          <table:table-cell office:value-type="string" calcext:value-type="string">
            <text:p>Ecografía abdominal.</text:p>
          </table:table-cell>
          <table:table-cell office:value-type="string" calcext:value-type="string">
            <text:p>Aspirado de médula ósea.</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79" calcext:value-type="float">
            <text:p>79</text:p>
          </table:table-cell>
          <table:table-cell office:value-type="float" office:value="10313" calcext:value-type="float">
            <text:p>10313</text:p>
          </table:table-cell>
          <table:table-cell office:value-type="float" office:value="205978" calcext:value-type="float">
            <text:p>205978</text:p>
          </table:table-cell>
          <table:table-cell office:value-type="string" calcext:value-type="string">
            <text:p>FALSE</text:p>
          </table:table-cell>
          <table:table-cell office:value-type="string" calcext:value-type="string">
            <text:p>Mujer de 35 años de edad en tratamiento hormonal por infertilidad. Acude a Urgencias por síndrome Constitucional y parestesias en hemicuerpo izquierdo. En análisis de sangre se detecta: Hb 7.5 gr/dL, reticulocitos 10% (0.5-2%), plaquetas 5.000/uL, leucocitos normales. LDH 1.2000 UI/L, test de Coombs directo negativo, haptoglobina indetectable. Morfología de sangre periférica con abundantes esquistocitos. Pruebas de coagulación normales. ¿Cuál es la sospecha diagnóstica y el tratamiento más adecuado?</text:p>
          </table:table-cell>
          <table:table-cell office:value-type="string" calcext:value-type="string">
            <text:p>La asociación de anemia, plaquetopenia, reticulocitos y LDH elevada; haptoglobina indetectable y test de Coombs negativo nos confirma la existencia de una anemia hemolítica y plaquetopenias de causa no inmune (respuestas 1, 3, 4 incorrectas). La asociación con abundantes esquistocitos en sangre periférica nos hace sospechar que la causa es vascular, dentro de las cuales se encuentra la púrpura trombótica trombocitopénica, cuyo tratamiento es la plasmaféresis (respuesta 5 correcta). Esta entidad puede cursar con afectación neurológica, como comentan en el enunciado de la pregunta. Farreras17ª Ed; pág 1646 Harrison 18ª Ed; pág 969</text:p>
          </table:table-cell>
          <table:table-cell/>
          <table:table-cell office:value-type="string" calcext:value-type="string">
            <text:p>HEMAT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Anemia hemolítica autoinmune. Iniciar esteroides.</text:p>
          </table:table-cell>
          <table:table-cell office:value-type="string" calcext:value-type="string">
            <text:p>Enfermedad de von Willebrand. Administración de desmopresina.</text:p>
          </table:table-cell>
          <table:table-cell office:value-type="string" calcext:value-type="string">
            <text:p>Púrpura trombocitopénica. Iniciar esteroides y transfusión de plaquetas.</text:p>
          </table:table-cell>
          <table:table-cell office:value-type="string" calcext:value-type="string">
            <text:p>Síndrome de Evans. Iniciar esteroides.</text:p>
          </table:table-cell>
          <table:table-cell office:value-type="string" calcext:value-type="string">
            <text:p>Púrpura trombótica trombocitopénica. Tratamiento con plasmaferesis.</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80" calcext:value-type="float">
            <text:p>80</text:p>
          </table:table-cell>
          <table:table-cell office:value-type="float" office:value="10314" calcext:value-type="float">
            <text:p>10314</text:p>
          </table:table-cell>
          <table:table-cell office:value-type="float" office:value="205979" calcext:value-type="float">
            <text:p>205979</text:p>
          </table:table-cell>
          <table:table-cell office:value-type="string" calcext:value-type="string">
            <text:p>FALSE</text:p>
          </table:table-cell>
          <table:table-cell office:value-type="string" calcext:value-type="string">
            <text:p>Un hombre de 70 años se debe someter a una cirugía de extracción de cataratas, tiene una prótesis mecánica mitral desde hace 10 años y está en tratamiento con acenocumarol. El electrocardiograma muestra un ritmo sinusal. ¿Cuál de las siguientes recomendaciones le parece más adecuada?</text:p>
          </table:table-cell>
          <table:table-cell office:value-type="string" calcext:value-type="string">
            <text:p>Desde hace años, en nuestro medio, en la cirugía de cataratas utilizamos la anestesia tópica en gotas, y posteriormente intracamerular (depositada en cámara anterior del ojo). La cirugía se realiza con incisiones corneales (recordar que la córnea es avascular) por lo cual no hay ninguna justificación para tener que suspender ni modificar los tratamientos anticoagulantes que tenga de base el paciente (respuesta 1 correcta) ya que no se producen hemorragias. Up to Date; Cataract in adults</text:p>
          </table:table-cell>
          <table:table-cell/>
          <table:table-cell office:value-type="string" calcext:value-type="string">
            <text:p>HEMATOLOGÍA</text:p>
          </table:table-cell>
          <table:table-cell office:value-type="string" calcext:value-type="string">
            <text:p>Difícl</text:p>
          </table:table-cell>
          <table:table-cell office:value-type="float" office:value="0.01" calcext:value-type="float">
            <text:p>0,01</text:p>
          </table:table-cell>
          <table:table-cell/>
          <table:table-cell office:value-type="string" calcext:value-type="string">
            <text:p>Realizar la cirugía ocular sin suspender el acenocumarol.</text:p>
          </table:table-cell>
          <table:table-cell office:value-type="string" calcext:value-type="string">
            <text:p>Suspender el acenocumarol 5 días antes de la cirugía y reiniciarlo el día posterior a la misma.</text:p>
          </table:table-cell>
          <table:table-cell office:value-type="string" calcext:value-type="string">
            <text:p>Suspender el acenocumarol 5 días antes de la cirugía, iniciar heparina de bajo peso molecular 3 días antes de la cirugía y suspenderla 24 horas antes de la misma.</text:p>
          </table:table-cell>
          <table:table-cell office:value-type="string" calcext:value-type="string">
            <text:p>Suspender el acenocumarol 1 día antes de la intervención y utilizar plasma fresco congelado durante la misma.</text:p>
          </table:table-cell>
          <table:table-cell office:value-type="string" calcext:value-type="string">
            <text:p>Suspender el acenocumarol 1 día antes de la intervención y dar vitamina K justo antes de la mism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81" calcext:value-type="float">
            <text:p>81</text:p>
          </table:table-cell>
          <table:table-cell office:value-type="float" office:value="10315" calcext:value-type="float">
            <text:p>10315</text:p>
          </table:table-cell>
          <table:table-cell office:value-type="float" office:value="205980" calcext:value-type="float">
            <text:p>205980</text:p>
          </table:table-cell>
          <table:table-cell office:value-type="string" calcext:value-type="string">
            <text:p>FALSE</text:p>
          </table:table-cell>
          <table:table-cell office:value-type="string" calcext:value-type="string">
            <text:p>Mujer de 29 años de edad con antecedentes de reglas abundantes y anemia ferropénica de larga evolución que ha precisado tratamiento con ferroterapia desde los 17 años. Consulta porque tras una extracción dental tiene hemorragia que ha precisado tratamiento hemostático local. Relata que una tía materna presenta epistaxis frecuentes. En analítica presenta: 8000 leucucitos/uL, Hb 10,7 g/dL, VCM 76 fL, 380.000 plaquetas/uL; la bioquímica es normal. Actividad de protrombina 90%; INR 0,9; Tiempo de Tromboplastina Parcial Activado (TTPA) 48 seg (39 seg) con un TTPA ratio de 1,3 y fibrinógeno derivado 340 mg/dL. ¿Cuál es la sospecha diagnóstica más probable y cómo lo confirmaría?</text:p>
          </table:table-cell>
          <table:table-cell office:value-type="string" calcext:value-type="string">
            <text:p>Nos comentan el caso clínico de una enfermedad congénita que afecta a una mujer (respuesta 1 incorrecta) con hemorragias leves compatibles con patología de hemostasia primaria (respuesta 2 incorrecta), con antecedentes familiares (respuestas 3 y 4 incorrectas), y con un TTPA elevado. La única opción compatible con el enunciado es la enfermedad de von Willebrand, que cursa con alteración del factor von Willebrand, el cual es el transportador del factor VIIIc, por lo que se eleva el tiempo que mide la vía intrínseca (respuesta 5 correcta). Farreras17ª Ed; pág 1652 Harrison 18ª Ed; pág 971</text:p>
          </table:table-cell>
          <table:table-cell/>
          <table:table-cell office:value-type="string" calcext:value-type="string">
            <text:p>HEMAT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Hemofilia A y prueba de mezclas.</text:p>
          </table:table-cell>
          <table:table-cell office:value-type="string" calcext:value-type="string">
            <text:p>Anticoagulante lúpico y estudio de ANAS.</text:p>
          </table:table-cell>
          <table:table-cell office:value-type="string" calcext:value-type="string">
            <text:p>Anemia sideroblástica y aspirado medular.</text:p>
          </table:table-cell>
          <table:table-cell office:value-type="string" calcext:value-type="string">
            <text:p>Trombocitopatia congénita y estudio de agregación plaquetaria.</text:p>
          </table:table-cell>
          <table:table-cell office:value-type="string" calcext:value-type="string">
            <text:p>Enfermedad de von Willebrand y determinación de factor vW.</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83" calcext:value-type="float">
            <text:p>83</text:p>
          </table:table-cell>
          <table:table-cell office:value-type="float" office:value="10317" calcext:value-type="float">
            <text:p>10317</text:p>
          </table:table-cell>
          <table:table-cell office:value-type="float" office:value="205982" calcext:value-type="float">
            <text:p>205982</text:p>
          </table:table-cell>
          <table:table-cell office:value-type="string" calcext:value-type="string">
            <text:p>FALSE</text:p>
          </table:table-cell>
          <table:table-cell office:value-type="string" calcext:value-type="string">
            <text:p>Paciente de 74 años de edad, asintomático, que en una analítica de rutina presenta plaquetas 40.000 plaquetas/μL, siendo el resto del hemograma normal y la bioquímica completa normal. Señale la respuesta correcta:</text:p>
          </table:table-cell>
          <table:table-cell office:value-type="string" calcext:value-type="string">
            <text:p>La PTI suele presentarse en forma aguda en niños pequeños, y de forma crónica en mujeres de edad media; con lo que no concuerda con el caso clínico que nos comentan (respuesta 1 incorrecta) Aunque la trombopenia es importante, los sangrados espontáneos no suelen ser frecuentes hasta que las plaquetas no se acercan a una cifra de 20.000/microL (respuesta 2 incorrecta) Aunque es cierto que los síndromes mielodisplásicos pueden presentarse con una trombopenia aislada, no es lo más frecuente ya que suele acompañarse de al menos, anemia. No sería lógico pensar en esta opción comentándonos que el resto de todo el hemograma y bioquímica es normal, tratándose de un tumor (respuesta 4 incorrecta) Dado que el frotis sanguíneo es una prueba fácil, sencilla y barata de realizar; no sería lógico dejarla para hacerla “a posteriori” tras realizar otras pruebas como serologías virales, ecografía abdominal y estudios de autoinmunidad (respuesta 3 correcta y 5 incorrecta) Farreras17ª Ed; pág 1645</text:p>
          </table:table-cell>
          <table:table-cell/>
          <table:table-cell office:value-type="string" calcext:value-type="string">
            <text:p>HEMATOLOGÍA</text:p>
          </table:table-cell>
          <table:table-cell office:value-type="string" calcext:value-type="string">
            <text:p>Normal</text:p>
          </table:table-cell>
          <table:table-cell office:value-type="float" office:value="0.43" calcext:value-type="float">
            <text:p>0,43</text:p>
          </table:table-cell>
          <table:table-cell/>
          <table:table-cell office:value-type="string" calcext:value-type="string">
            <text:p>El diagnóstico más probable es una Púrpura Trombocitopénica Idiopática y se debe iniciar tratamiento esteroideo lo antes posible.</text:p>
          </table:table-cell>
          <table:table-cell office:value-type="string" calcext:value-type="string">
            <text:p>Se trata de una trombopenia grave con alto riesgo de sangrados espontáneos.</text:p>
          </table:table-cell>
          <table:table-cell office:value-type="string" calcext:value-type="string">
            <text:p>Se debería realizar un frotis de sangre periférica para descartar una pseudotrombocitopenia o trombopenia espúrea antes de realizar medidas adicionales.</text:p>
          </table:table-cell>
          <table:table-cell office:value-type="string" calcext:value-type="string">
            <text:p>El diagnóstico más probable es el de un síndrome mielodisplásico por lo que la prueba inicial a realizar sería un estudio de médula ósea.</text:p>
          </table:table-cell>
          <table:table-cell office:value-type="string" calcext:value-type="string">
            <text:p>Se debe realizar un estudio inicial con serologías virales, estudio de autoinmunidad y ecografía abdominal. Si todas esas pruebas fueran normales se debería completar el estudio con un frotis de sangre periférica.</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85" calcext:value-type="float">
            <text:p>85</text:p>
          </table:table-cell>
          <table:table-cell office:value-type="float" office:value="10319" calcext:value-type="float">
            <text:p>10319</text:p>
          </table:table-cell>
          <table:table-cell office:value-type="float" office:value="205984" calcext:value-type="float">
            <text:p>205984</text:p>
          </table:table-cell>
          <table:table-cell office:value-type="string" calcext:value-type="string">
            <text:p>FALSE</text:p>
          </table:table-cell>
          <table:table-cell office:value-type="string" calcext:value-type="string">
            <text:p>Una mujer de 34 años ingresa en el hospital por una embolia pulmonar confirmada mediante angio-TC. No tiene antecedentes de cirugía reciente, traumatismos o viajes. Refiere fenómeno de Raynaud desde hace 2 años, y el año anterior tuvo un abortó a las 12 semanas de gestación. No tiene historia familiar de enfermedad tromboembólica venosa. El tiempo de tromboplastina parcial activado es de 56 sg (normal 25-35 sg) y la cifra de plaquetas de 120.000/uL. ¿Cuál de las siguientes pruebas diagnósticas le ayudaría más en el diagnóstico?</text:p>
          </table:table-cell>
          <table:table-cell office:value-type="string" calcext:value-type="string">
            <text:p>Estamos ante una chica joven con fenómenos trombóticos repetidos (embolia pulmonar, aborto, Raynaud…) sin historia familiar de enfermedad aterotrombótica por lo que antes de nada y por “descarte” hay que darse cuenta que las respuestas 1, 3, 4 y 5 (incorrectas) son causas de trombosis congénitas, mientras que la respuesta correcta (respuesta 2 correcta) es la única que es adquirida. Ante un cuadro clínico como el que comentan, si además asociamos un TTPa alargado, debemos de sospechar un posible síndrome antifosfolípido por lo que hemos de buscar anticuerpos antifosfolípidos (anticoagulante lúpico). Farreras17ª Ed; pág 1655</text:p>
          </table:table-cell>
          <table:table-cell/>
          <table:table-cell office:value-type="string" calcext:value-type="string">
            <text:p>HEMAT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Antitrombina III.</text:p>
          </table:table-cell>
          <table:table-cell office:value-type="string" calcext:value-type="string">
            <text:p>Anticoagulante lúpico.</text:p>
          </table:table-cell>
          <table:table-cell office:value-type="string" calcext:value-type="string">
            <text:p>Factor V de Leiden.</text:p>
          </table:table-cell>
          <table:table-cell office:value-type="string" calcext:value-type="string">
            <text:p>Proteina C.</text:p>
          </table:table-cell>
          <table:table-cell office:value-type="string" calcext:value-type="string">
            <text:p>Proteina S.</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86" calcext:value-type="float">
            <text:p>86</text:p>
          </table:table-cell>
          <table:table-cell office:value-type="float" office:value="10320" calcext:value-type="float">
            <text:p>10320</text:p>
          </table:table-cell>
          <table:table-cell office:value-type="float" office:value="205985" calcext:value-type="float">
            <text:p>205985</text:p>
          </table:table-cell>
          <table:table-cell office:value-type="string" calcext:value-type="string">
            <text:p>FALSE</text:p>
          </table:table-cell>
          <table:table-cell office:value-type="string" calcext:value-type="string">
            <text:p>Paciente que presenta diabetes mellitus, pérdida de peso, anemia y eritema migratorio necrolítico. El diagnóstico más probable es:</text:p>
          </table:table-cell>
          <table:table-cell office:value-type="string" calcext:value-type="string">
            <text:p>Entre las manifestaciones previas a la aparición del glucagonoma están la dermatitis característica (eritema necrolítico migratorio que aparece hasta en el 90%), intolerancia a la glucosa, pérdida ponderal, anemia, diarrea y tromboembolia (respuesta 5 correcta). En el gastrinoma es característica la diarrea, el dolor abdominal y la enfermedad por reflujo gastroesofágico (respuesta 4 incorrecta). El vipoma se caracteriza por diarrea de gran volumen, hipopotasemia y deshidratación (respuesta 3 incorrecta). El insulinoma se caracteriza por hipoglucemia y síntomas neuroglucémicos (respuesta 2 incorrecta) En el somatostatinoma es característica la diabetes Mellitas, enfermedad de la vesícula biliar, diarrea y esteatorrea (respuesta 1 incorrecta) Harrison 18 edic, pág 3066-3067</text:p>
          </table:table-cell>
          <table:table-cell/>
          <table:table-cell office:value-type="string" calcext:value-type="string">
            <text:p>ENDOCRINOLOGÍA</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Somatostatinoma.</text:p>
          </table:table-cell>
          <table:table-cell office:value-type="string" calcext:value-type="string">
            <text:p>Insulinoma.</text:p>
          </table:table-cell>
          <table:table-cell office:value-type="string" calcext:value-type="string">
            <text:p>Vipoma.</text:p>
          </table:table-cell>
          <table:table-cell office:value-type="string" calcext:value-type="string">
            <text:p>Gastrinoma.</text:p>
          </table:table-cell>
          <table:table-cell office:value-type="string" calcext:value-type="string">
            <text:p>Glucagonoma.</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87" calcext:value-type="float">
            <text:p>87</text:p>
          </table:table-cell>
          <table:table-cell office:value-type="float" office:value="10321" calcext:value-type="float">
            <text:p>10321</text:p>
          </table:table-cell>
          <table:table-cell office:value-type="float" office:value="205986" calcext:value-type="float">
            <text:p>205986</text:p>
          </table:table-cell>
          <table:table-cell office:value-type="string" calcext:value-type="string">
            <text:p>FALSE</text:p>
          </table:table-cell>
          <table:table-cell office:value-type="string" calcext:value-type="string">
            <text:p>Una mujer de 78 años de edad ha sido recientemente diagnosticada de diabetes mellitus tipo <text:s/>2. Tiene historia de trombosis venosa profunda hace 5 años, hipertensión arterial, depresión y ansiedad generalizada. Toma hidroclorotiazida, lisinoprilo, citalopram y aspirina. Vive sola en unos apartamentos tutelados. Come poco, típicamente café y tostada para desayunar, fruta y medio sandwich para comer y ensalada para cenar. Camina 1,5 Km diariamente. Mide 152 cm y pesa 39 Kg. La presión arterial es 130/80 mmHg y la frecuencia cardiaca es 82 lpm. Los análisis de laboratorio incluyen glucemia basal de 147 mg/dL (hace 1 mes tenía 152 mg/dL), creatinina 1,0 mg/dL (filtrado glomerular estimado 28 ml/min), urea 32 mg/dL y hemoglobina glicosilada es 9,5%. ¿Cuál de los siguientes es el mejor tratamiento inicial para la diabetes?</text:p>
          </table:table-cell>
          <table:table-cell office:value-type="string" calcext:value-type="string">
            <text:p>Se debe considerar el tratamiento con insulina en el paciente diabético tipo 2, en sujetos delgados o que sufrieron una pérdida de peso importante, pacientes con nefropatía (respuesta 1 correcta) o hepatopatía de base, que impiden el tratamiento con antidiabéticos orales (respuestas 2, 3 y 5 incorrectas), hospitalizados o pacientes con enfermedades agudas. La paciente necesita tratamiento ya que tiene mal control de la enfermedad por las cifras elevadas de hemoglobina glicosilada y las cifras repetidamente alteradas de la glucemia basal (respuesta 4 incorrecta). Harrison 18 edic, pág 2998</text:p>
          </table:table-cell>
          <table:table-cell/>
          <table:table-cell office:value-type="string" calcext:value-type="string">
            <text:p>ENDOCRINOLOGÍA</text:p>
          </table:table-cell>
          <table:table-cell office:value-type="string" calcext:value-type="string">
            <text:p>Difícil</text:p>
          </table:table-cell>
          <table:table-cell office:value-type="float" office:value="-0.02" calcext:value-type="float">
            <text:p>-0,02</text:p>
          </table:table-cell>
          <table:table-cell/>
          <table:table-cell office:value-type="string" calcext:value-type="string">
            <text:p>Insulina glargina subcutánea 8 U al día.</text:p>
          </table:table-cell>
          <table:table-cell office:value-type="string" calcext:value-type="string">
            <text:p>Metformina oral a dosis de 850 mg cada 12 horas.</text:p>
          </table:table-cell>
          <table:table-cell office:value-type="string" calcext:value-type="string">
            <text:p>Glibenclamida oral 10 mg al día.</text:p>
          </table:table-cell>
          <table:table-cell office:value-type="string" calcext:value-type="string">
            <text:p>No necesita tratamiento farmacológico, solo dieta.</text:p>
          </table:table-cell>
          <table:table-cell office:value-type="string" calcext:value-type="string">
            <text:p>Pioglitazona 15 mg al dí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90" calcext:value-type="float">
            <text:p>90</text:p>
          </table:table-cell>
          <table:table-cell office:value-type="float" office:value="10324" calcext:value-type="float">
            <text:p>10324</text:p>
          </table:table-cell>
          <table:table-cell office:value-type="float" office:value="205989" calcext:value-type="float">
            <text:p>205989</text:p>
          </table:table-cell>
          <table:table-cell office:value-type="string" calcext:value-type="string">
            <text:p>FALSE</text:p>
          </table:table-cell>
          <table:table-cell office:value-type="string" calcext:value-type="string">
            <text:p>Joven de 24 años con hipogonadismo de origen hipotalámico secundario a craneofaringioma intervenido, en tratamiento sustitutivo con undecanoato de testosterona cada 12 semanas de forma intramuscular, que nos es remitido desde otro centro para seguimiento. El paciente nos interroga en la visita inicial acerca del seguimiento de su patología de base, posibles eventos adversos del tratamiento hormonal y probabilidades de tener descendencia en un futuro. ¿Cuál de las siguientes aseveraciones NO es correcta?</text:p>
          </table:table-cell>
          <table:table-cell office:value-type="string" calcext:value-type="string">
            <text:p>En pacientes tratados con undecanoato de testosterona se debe medir la concentración sérica de de testosterona justo antes de cada inyección y ajustar el intervalo de administración para conservar la concentración hormonal en el límite medio normal (respuestas 1 y 2 correctas). Se debe revisar el hematocrito a los 3-6 meses y luego de forma anual (respuesta 3 correcta). La medición de FSH y LH no es útil porque persisten elevadas a pesar de testosterona normal (respuesta 5 correcta). La terapia de sustitución de la testosterona puede reducir reversiblemente la espermatogénesis (respuesta 4 incorrecta) Harrrison 18 edic, pág 3024</text:p>
          </table:table-cell>
          <table:table-cell/>
          <table:table-cell office:value-type="string" calcext:value-type="string">
            <text:p>ENDOCRINOLOGÍA</text:p>
          </table:table-cell>
          <table:table-cell office:value-type="string" calcext:value-type="string">
            <text:p>Difícil</text:p>
          </table:table-cell>
          <table:table-cell office:value-type="float" office:value="0.15" calcext:value-type="float">
            <text:p>0,15</text:p>
          </table:table-cell>
          <table:table-cell/>
          <table:table-cell office:value-type="string" calcext:value-type="string">
            <text:p>Las concentraciones de testosterona sérica deberían medirse justo antes de cada inyección subsiguiente.</text:p>
          </table:table-cell>
          <table:table-cell office:value-type="string" calcext:value-type="string">
            <text:p>El objetivo de tratamiento es mantener las concentraciones de testosterona sérica en rango medio de normalidad.</text:p>
          </table:table-cell>
          <table:table-cell office:value-type="string" calcext:value-type="string">
            <text:p>Está indicado revisar el hematocrito de forma anual.</text:p>
          </table:table-cell>
          <table:table-cell office:value-type="string" calcext:value-type="string">
            <text:p>El tratamiento con testosterona intramuscular de forma prolongada aumentará las probabilidades de concepción con su pareja.</text:p>
          </table:table-cell>
          <table:table-cell office:value-type="string" calcext:value-type="string">
            <text:p>El tratamiento con testosterona no requiere la monitorización de las concentraciones de hormona luteinizante.</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91" calcext:value-type="float">
            <text:p>91</text:p>
          </table:table-cell>
          <table:table-cell office:value-type="float" office:value="10325" calcext:value-type="float">
            <text:p>10325</text:p>
          </table:table-cell>
          <table:table-cell office:value-type="float" office:value="205990" calcext:value-type="float">
            <text:p>205990</text:p>
          </table:table-cell>
          <table:table-cell office:value-type="string" calcext:value-type="string">
            <text:p>FALSE</text:p>
          </table:table-cell>
          <table:table-cell office:value-type="string" calcext:value-type="string">
            <text:p>Joven de 25 años sin ningún antecedente personal ni familiar de interés, que ingresa en Neurocirugía por fractura craneal por accidente de moto. Tres días después comienza de forma brusca con poliuria, polidipsia y sed intensa tanto diurna como nocturna. En el estudio realizado se objetiva un volumen urinario de 7 litros con osmolaridad urinaria de 190 mOsm/L (90-1200) y osmolaridad plasmática de 292 mOsm/L (275-295). El Na plasmático es 143 mmol/L. Se realiza prueba de restricción hídrica y tras comprobar que no hay aumento en la osmolaridad urinaria, se administra una dosis de 2 microgramos de desmopresina subcutánea. La osmolaridad urinaria posterior es de 410 mOsm/kg. ¿Cuál es el diagnóstico más probable?</text:p>
          </table:table-cell>
          <table:table-cell office:value-type="string" calcext:value-type="string">
            <text:p>Ante un caso de polaquiuria, enuresis, nicturia y sed persistente hay que valorar una diabetes insípida. La valoración debe comenzar con una prueba de privación de líquidos. Si la privación de líquidos no culmina con la concentración de orina Osm&gt;300 mos/L, el paciente tiene DI hipofisaria o nefrógena (respuesta 5 incorrecta). Si la privación de líquidos origina concentración de la orina se plantea si el paciente tiene DI hipofisaria parcial, DI nefrógena parcial o una forma de polidipsia primaria. En la polidipsia primaria después de la inyección de ADH la osmolaridad urinaria es menor del 9% de la plasmática (respuesta 1 incorrecta). En el SIADH ocurre todo lo contrario, hay exceso de ADH (respuesta 4 incorrecta). La insuficiencia renal aguda es una patología de la corteza suprarrenal que no tiene nada que ver con la ADH (respuesta 3 incorrecta) En la diabetes insípida central la osmolaridad urinaria sube más del 9% con respecto a la osmolaridad plasmática tras la inyección de ADH (respuesta 2 correcta) Harrison, 18 edic, pág 2906 TEST DE MILLER Al finalizar la prueba de la sed... Tras la inyección de ADH... - SUJETO SANO - POLIDIPSIA PRIMARIA - DIABETES INSÍPIDA CENTRAL PARCIAL - DIABETES INSÍPIDA CENTRAL TOTAL - DIABETES INSÍPIDA NEFROGÉNICA Túbulo distal con los receptores normales para la molécula de ADH (representada por círculos) en un sujeto sano Túbulo distal con los receptores anómalos para la molécula de ADH (representada por círculos) en una diabetes insípida nefrogénica</text:p>
          </table:table-cell>
          <table:table-cell/>
          <table:table-cell office:value-type="string" calcext:value-type="string">
            <text:p>ENDOCRINOLOG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Polidipsia primaria.</text:p>
          </table:table-cell>
          <table:table-cell office:value-type="string" calcext:value-type="string">
            <text:p>Diabetes insípida central.</text:p>
          </table:table-cell>
          <table:table-cell office:value-type="string" calcext:value-type="string">
            <text:p>Insuficiencia suprarrenal aguda.</text:p>
          </table:table-cell>
          <table:table-cell office:value-type="string" calcext:value-type="string">
            <text:p>SIADH.</text:p>
          </table:table-cell>
          <table:table-cell office:value-type="string" calcext:value-type="string">
            <text:p>Diabetes insípida nefrogénica.</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95" calcext:value-type="float">
            <text:p>95</text:p>
          </table:table-cell>
          <table:table-cell office:value-type="float" office:value="10329" calcext:value-type="float">
            <text:p>10329</text:p>
          </table:table-cell>
          <table:table-cell office:value-type="float" office:value="205994" calcext:value-type="float">
            <text:p>205994</text:p>
          </table:table-cell>
          <table:table-cell office:value-type="string" calcext:value-type="string">
            <text:p>FALSE</text:p>
          </table:table-cell>
          <table:table-cell office:value-type="string" calcext:value-type="string">
            <text:p>Mujer de 33 años con cuadro de pérdida de 6 Kg de peso en los últimos 4 meses, astenia y anorexia. Amenorrea desde hace 2 meses. Los resultados hormonales indican una concentración sérica de cortisol basal de 108 mmol/l (valor normal basal 115-550) y de 123 mmol/l tras estimulación con ACTH. La concentración plasmática basal de ACTH es de 48 pmol/l (valor normal: 2-12). ¿Cuál es el diagnóstico más probable?</text:p>
          </table:table-cell>
          <table:table-cell office:value-type="string" calcext:value-type="string">
            <text:p>La insuficiencia suprarrenal primaria se caracteriza por astenia y pérdida de peso.El diagnóstico de insuficiencia suprarrenal primaria se establece con la prueba de la cosintropina. Concentraciones de cortisol bajas tras la estimulación con ACTH (respuesta 1 correcta). Una vez que se ha confirmado la insuficiencia suprarrenal el siguiente paso es cuantificar la ACTH en plasma que cuando están altas apuntan a origen primario. La insuficiencia corticosuprarrenal secundaria o terciaria tienen ACTH paradójicamente normal en la mayoría de las ocasiones (respuestas 2 y 3 incorrrectas). Con las pruebas de que disponemos es suficiente para el diagnóstico (respuesta 5 incorrecta). El tumor hipofisario tendría ACTH alta tras la prueba de estimulación fuerte con dexametasona (respuesta 4 incorrecta). Harrison 18ª edic, pág 2957</text:p>
          </table:table-cell>
          <table:table-cell/>
          <table:table-cell office:value-type="string" calcext:value-type="string">
            <text:p>ENDOCRINOLOGÍA</text:p>
          </table:table-cell>
          <table:table-cell office:value-type="string" calcext:value-type="string">
            <text:p>Normal</text:p>
          </table:table-cell>
          <table:table-cell office:value-type="float" office:value="0.58" calcext:value-type="float">
            <text:p>0,58</text:p>
          </table:table-cell>
          <table:table-cell/>
          <table:table-cell office:value-type="string" calcext:value-type="string">
            <text:p>Insuficiencia suprarrenal primaria.</text:p>
          </table:table-cell>
          <table:table-cell office:value-type="string" calcext:value-type="string">
            <text:p>Insuficiencia suprarrenal secundaria.</text:p>
          </table:table-cell>
          <table:table-cell office:value-type="string" calcext:value-type="string">
            <text:p>Insuficiencia suprarrenal terciaria por lesión hipotalámica.</text:p>
          </table:table-cell>
          <table:table-cell office:value-type="string" calcext:value-type="string">
            <text:p>Tumor hipofisario productor de ACTH (corticotropinoma).</text:p>
          </table:table-cell>
          <table:table-cell office:value-type="string" calcext:value-type="string">
            <text:p>Se deben practicar más pruebas dado que el diagnóstico no es concluyente.</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99" calcext:value-type="float">
            <text:p>99</text:p>
          </table:table-cell>
          <table:table-cell office:value-type="float" office:value="10333" calcext:value-type="float">
            <text:p>10333</text:p>
          </table:table-cell>
          <table:table-cell office:value-type="float" office:value="205998" calcext:value-type="float">
            <text:p>205998</text:p>
          </table:table-cell>
          <table:table-cell office:value-type="string" calcext:value-type="string">
            <text:p>FALSE</text:p>
          </table:table-cell>
          <table:table-cell office:value-type="string" calcext:value-type="string">
            <text:p>Hombre de 47 años de edad que consulta por edemas en miembros inferiores de 3 semanas de evolución. En la analítica sanguínea presenta creatinina 1.3 mg/dL, colesterol total 270 mg/dL y albúmina 2.4 g/dL. En el sedimento de orina presenta 15-20 hematíes por campo y en orina de 24 horas se detecta proteinuria 3.7 g/día. ¿Cuál es el diagnóstico más probable?</text:p>
          </table:table-cell>
          <table:table-cell office:value-type="string" calcext:value-type="string">
            <text:p>Se trata de un varón de edad media con síndrome nefrótico primario, sin otras alteraciones que permitan orientar el caso. La causa más frecuente en nuestro medio de síndrome nefrótico primario es la nefropatía membranosa (respuesta 3 correcta). En caso de síndrome nefrótico secundario la causa más frecuente es la nefropatía diabética que no existía como opción. La glomeruloesclerosis focal y segmentaria causa síndrome nefrótico en adulto, pero es la segunda en frecuencia en nuestro medio después de la membranosa (respuesta 2 incorrecta). Sin embargo, en EEUU es más frecuente y en caso de revisar el Harrison puede corroborar que dan como la más frecuente la focal y segmentaria. La enfermedad de cambios mínimos es la causa más frecuente de síndrome nefrótico en la infancia (respuesta 1 incorrecta). La GN membranoproliferativa aunque produce síndrome nefrótico lo hace en jóvenes y su frecuencia está en descenso (respuesta 4 incorrecta). La GN proliferativa mesangial o nefropatía IgA, a pesar de ser la GN primaria más frecuente, no suele ser causa de síndrome nefrótico sino de hematurias recurrentes, y además afecta pacientes jóvenes (respuesta 5 incorrecta). Nefrología Clínica Hernando. Editorial Panamericana. 2014. Pág 423</text:p>
          </table:table-cell>
          <table:table-cell/>
          <table:table-cell office:value-type="string" calcext:value-type="string">
            <text:p>NEFROLOGÍA</text:p>
          </table:table-cell>
          <table:table-cell office:value-type="string" calcext:value-type="string">
            <text:p>Normal</text:p>
          </table:table-cell>
          <table:table-cell office:value-type="float" office:value="0.46" calcext:value-type="float">
            <text:p>0,46</text:p>
          </table:table-cell>
          <table:table-cell/>
          <table:table-cell office:value-type="string" calcext:value-type="string">
            <text:p>Enfermedad de cambios mínimos.</text:p>
          </table:table-cell>
          <table:table-cell office:value-type="string" calcext:value-type="string">
            <text:p>Glomeruloesclerosis focal y segmentaria.</text:p>
          </table:table-cell>
          <table:table-cell office:value-type="string" calcext:value-type="string">
            <text:p>Nefropatía membranosa.</text:p>
          </table:table-cell>
          <table:table-cell office:value-type="string" calcext:value-type="string">
            <text:p>Glomerulonefritis membranoproliferativa tipo I.</text:p>
          </table:table-cell>
          <table:table-cell office:value-type="string" calcext:value-type="string">
            <text:p>Glomerulonefritis proliferativa mesangial.</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100" calcext:value-type="float">
            <text:p>100</text:p>
          </table:table-cell>
          <table:table-cell office:value-type="float" office:value="10334" calcext:value-type="float">
            <text:p>10334</text:p>
          </table:table-cell>
          <table:table-cell office:value-type="float" office:value="205999" calcext:value-type="float">
            <text:p>205999</text:p>
          </table:table-cell>
          <table:table-cell office:value-type="string" calcext:value-type="string">
            <text:p>FALSE</text:p>
          </table:table-cell>
          <table:table-cell office:value-type="string" calcext:value-type="string">
            <text:p>Mujer de 68 años de edad que es diagnosticada de una tuberculosis pulmonar. Se instauró tratamiento con Isoniacida, Rifampicina y Etambutol. A los 12 días de iniciado el tratamiento consulta por fiebre de 38ºC, exantema cutáneo, adenopatías, artralgia, dolor lumbar, oliguria y eosinofilia con deterioro agudo de la función renal. En el examen de orina se identificó hematuria, leucocituria con eosinofiluria en la tinción de Wright y proteinuria en rango no nefrótico (1,2 gramos diarios). Con estos datos clínicos el diagnóstico más probable es:</text:p>
          </table:table-cell>
          <table:table-cell office:value-type="string" calcext:value-type="string">
            <text:p>Paciente que al iniciar un nuevo fármaco desarrolla fiebre, exantema, fracaso renal agudo con eosinofilia y eosinofiluria. La sospecha debe ser nefritis tubulointersticial inmunoalérgica (respuesta 5 correcta). El tratamiento es la retirada del fármaco y se pueden usar corticoides. La NTA tóxica o isquémica o la trombosis renal producen fracaso renal agudo pero no fiebre, ni exantema ni eosinofilia (respuesta 1, 2 y 4 incorrectas). La ateroembolia produce fracaso renal agudo o subagudo y puede causar eosinofilia, pero no produce exantema sino lesiones isquémicas en regiones acras y además los que lo sufren son pacientes ancianos tras procedimientos endovasculares (respuesta 3 incorrecta). Nefrología Clínica Hernando. Editorial Panamericana. 2014. Pág 626</text:p>
          </table:table-cell>
          <table:table-cell/>
          <table:table-cell office:value-type="string" calcext:value-type="string">
            <text:p>NEFROLOGÍA</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Necrosis tubular aguda por nefrotoxicidad a fármacos.</text:p>
          </table:table-cell>
          <table:table-cell office:value-type="string" calcext:value-type="string">
            <text:p>Necrosis tubular aguda de etiología isquémica.</text:p>
          </table:table-cell>
          <table:table-cell office:value-type="string" calcext:value-type="string">
            <text:p>Enfermedad ateroembólica.</text:p>
          </table:table-cell>
          <table:table-cell office:value-type="string" calcext:value-type="string">
            <text:p>Oclusión trombótica de la arteria renal principal.</text:p>
          </table:table-cell>
          <table:table-cell office:value-type="string" calcext:value-type="string">
            <text:p>Nefritis tubulointersticial aguda.</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104" calcext:value-type="float">
            <text:p>104</text:p>
          </table:table-cell>
          <table:table-cell office:value-type="float" office:value="10338" calcext:value-type="float">
            <text:p>10338</text:p>
          </table:table-cell>
          <table:table-cell office:value-type="float" office:value="206003" calcext:value-type="float">
            <text:p>206003</text:p>
          </table:table-cell>
          <table:table-cell office:value-type="string" calcext:value-type="string">
            <text:p>FALSE</text:p>
          </table:table-cell>
          <table:table-cell office:value-type="string" calcext:value-type="string">
            <text:p>Chica de 18 años de edad que acude al Hospital por edemas en miembros inferiores de 1 semana de evolución, destacando en la analítica una proteinuria en rango nefrótico con hipoproteinemia e hipoalbuminemia. En la anamnesis refiere aftas orales recidivantes, artritis de pequeñas articulaciones de las manos, rash malar y fotosensibilidad. En el estudio etiológico destaca la presencia de ANA y anti-DNA con hipocomplementemia. La determinación de ANCA es negativa. Se realiza una biopsia renal en la que podríamos encontrar cualquiera de estos tipos de glomerulonefritis, EXCEPTO:</text:p>
          </table:table-cell>
          <table:table-cell office:value-type="string" calcext:value-type="string">
            <text:p>Se trata de una mujer joven con síndrome nefrótico en contexto de ANAs positivos y complemento bajo. Es una nefritis lúpica, que por la clínica podría corresponder a la proliferativa focal, difusa o membranosa también llamadas nefritis lúpica tipo III, IV y V respectivamente (respuesta 3, 4 y 5 incorrectas). Es raro que todo el cuadro se deba a una nefritis lípica mesangial (tipo 2) porque la paciente tiene un síndrome nefrótico y este estadio no suele dar tanta afectación glomerular; pero es cierto que la paciente puede tener un síndrome nefrótico y en la biopsia que realicemos se vean pocos glomérulos y en ellos haya sólo una afectación mesangial; en ese contexto habría que aplicar a pesar de ello tratamiento agresivo y/o plantear una nueva biopsia. Lo que no deberíamos encontrar es una GN necrotizante pauciinmune, con inmunofluorescencia negativa, que es propia de enfermedades por ANCA. La nefritis lúpica si evoluciona de forma tórpida producirá proliferación GN necrotizante pero, con depósitos de inmunocomplejos (tipo II). La propia etiopatogenia de la nefritis lúpica es el deposito de inmunocomplejos y por tanto la inmunofluorescencia sería positiva (respuesta 2 correcta). Nefrología Clínica Hernando. Editorial Panamericana. 2014. Pág 561</text:p>
          </table:table-cell>
          <table:table-cell/>
          <table:table-cell office:value-type="string" calcext:value-type="string">
            <text:p>NEFROLOGÍA</text:p>
          </table:table-cell>
          <table:table-cell office:value-type="string" calcext:value-type="string">
            <text:p>Fácil</text:p>
          </table:table-cell>
          <table:table-cell office:value-type="float" office:value="0.73" calcext:value-type="float">
            <text:p>0,73</text:p>
          </table:table-cell>
          <table:table-cell/>
          <table:table-cell office:value-type="string" calcext:value-type="string">
            <text:p>GNF mesangial.</text:p>
          </table:table-cell>
          <table:table-cell office:value-type="string" calcext:value-type="string">
            <text:p>GNF necrotizante paucinmune.</text:p>
          </table:table-cell>
          <table:table-cell office:value-type="string" calcext:value-type="string">
            <text:p>GNF proliferativa focal.</text:p>
          </table:table-cell>
          <table:table-cell office:value-type="string" calcext:value-type="string">
            <text:p>GNF proliferativa difusa.</text:p>
          </table:table-cell>
          <table:table-cell office:value-type="string" calcext:value-type="string">
            <text:p>GNF membranosa.</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106" calcext:value-type="float">
            <text:p>106</text:p>
          </table:table-cell>
          <table:table-cell office:value-type="float" office:value="10340" calcext:value-type="float">
            <text:p>10340</text:p>
          </table:table-cell>
          <table:table-cell office:value-type="float" office:value="206005" calcext:value-type="float">
            <text:p>206005</text:p>
          </table:table-cell>
          <table:table-cell office:value-type="string" calcext:value-type="string">
            <text:p>FALSE</text:p>
          </table:table-cell>
          <table:table-cell office:value-type="string" calcext:value-type="string">
            <text:p>Hombre de 78 años de edad al que se realizó cateterismo cardiaco con revascularización de la arteria coronaria derecha hace 3 semanas y que consulta por náuseas y vómitos de 3 días de evolución. Presenta presión arterial de 185/85 mmHg y lesiones purpúreas en los dedos de ambos pies. En la analítica se objetiva urea 230 mg/dL y creatinina 5.8 mmg/dL. ¿Cuál es el diagnóstico más probable?</text:p>
          </table:table-cell>
          <table:table-cell office:value-type="string" calcext:value-type="string">
            <text:p>Es un paciente con fracaso renal y además lesiones isquémicas distales tras un intervencionismo endovascular. La sospecha debe ser enfermedad ateroembólica renal (respuesta 4 correcta). El resto de cuadros producen FRA que no se relacionan con el intervencionismo endovascular ni explicarían las lesiones isquémicas distales (respuesta 1, 2, 3 y 5 incorrectas). Nefrología Clínica Hernando. Editorial Panamericana. 2014. Pág 334</text:p>
          </table:table-cell>
          <table:table-cell/>
          <table:table-cell office:value-type="string" calcext:value-type="string">
            <text:p>NEFR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Hipertensión arterial maligna.</text:p>
          </table:table-cell>
          <table:table-cell office:value-type="string" calcext:value-type="string">
            <text:p>Necrosis tubular aguda por contraste.</text:p>
          </table:table-cell>
          <table:table-cell office:value-type="string" calcext:value-type="string">
            <text:p>Insuficiencia renal rápidamente progresiva.</text:p>
          </table:table-cell>
          <table:table-cell office:value-type="string" calcext:value-type="string">
            <text:p>Enfermedad ateroembólica renal.</text:p>
          </table:table-cell>
          <table:table-cell office:value-type="string" calcext:value-type="string">
            <text:p>Estenosis de arteria renal bilateral.</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107" calcext:value-type="float">
            <text:p>107</text:p>
          </table:table-cell>
          <table:table-cell office:value-type="float" office:value="10341" calcext:value-type="float">
            <text:p>10341</text:p>
          </table:table-cell>
          <table:table-cell office:value-type="float" office:value="206006" calcext:value-type="float">
            <text:p>206006</text:p>
          </table:table-cell>
          <table:table-cell office:value-type="string" calcext:value-type="string">
            <text:p>FALSE</text:p>
          </table:table-cell>
          <table:table-cell office:value-type="string" calcext:value-type="string">
            <text:p>Hombre de 65 años sin antecedentes médicos de interés que consulta por chorro miccional fino, sensación de vaciado incompleto, frecuencia miccional diurna cada 3 horas y nicturia 1-2 veces. Al tacto rectal se aprecia próstata mediana-grande sin nodulos. Antígeno prostático específico (PSA) 0,5 ng/mL. Aporta ecografía reno-vésico_x0002_prostática que nos indica un volumen prostático de 35 g, con ausencia de residuo postmiccional y sin otras alteraciones valorables. ¿Cuál será nuestra actitud ante este paciente?</text:p>
          </table:table-cell>
          <table:table-cell office:value-type="string" calcext:value-type="string">
            <text:p>Se trata de una hipertrofia benigna de próstata con síntomas leves o moderados. En esos casos se debe plantear tratamiento conservador con alfabloqueantes o inhibidores de la reductasa (respuesta 5 correcta). La cirugía se emplea para pacientes refractarios, o presencia de síntomas graves (retenciones urinarias, fracaso renal obstructivo, infecciones recurrentes, etc) (respuesta 4 incorrecta). El paciente presenta síntomas obstructivos con tacto rectal normal y PSA bajo con lo cual carece de sentido hacer rastreo con gammagrafía de metástasis (respuesta 2 incorrecta), intervenirle por sospecha de malignidad (respuesta 1 incorrecta) o tratarle con hormonoterapia (respuesta 3 incorrecta). Guía de sociedad europea de Urología 2014: manejo de síntomas de tracto urinario inferior no neurogénicos en varones.</text:p>
          </table:table-cell>
          <table:table-cell/>
          <table:table-cell office:value-type="string" calcext:value-type="string">
            <text:p>NEFR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Ofrecer prostatectomía radical como tratamiento de su cáncer de próstata.</text:p>
          </table:table-cell>
          <table:table-cell office:value-type="string" calcext:value-type="string">
            <text:p>Solicitar estudio gammagráfico para descartar la presencia de metástasis óseas y viscerales secundarias al cáncer de próstata.</text:p>
          </table:table-cell>
          <table:table-cell office:value-type="string" calcext:value-type="string">
            <text:p>Iniciar tratamiento con bloqueo androgénico con análogos LHRH dada la eficacia demostrada de este medicamento en el tratamiento del paciente con HBP.</text:p>
          </table:table-cell>
          <table:table-cell office:value-type="string" calcext:value-type="string">
            <text:p>Indicar tratamiento desobstructivo quirúrgico (resección transuretral de próstata) como tratamiento de elección de la hiperplasia de próstata.</text:p>
          </table:table-cell>
          <table:table-cell office:value-type="string" calcext:value-type="string">
            <text:p>Plantear tratamiento con alfa-bloqueantes como tratamiento inicial de la hiperplasia benigna de próstata (HBP).</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108" calcext:value-type="float">
            <text:p>108</text:p>
          </table:table-cell>
          <table:table-cell office:value-type="float" office:value="10342" calcext:value-type="float">
            <text:p>10342</text:p>
          </table:table-cell>
          <table:table-cell office:value-type="float" office:value="206007" calcext:value-type="float">
            <text:p>206007</text:p>
          </table:table-cell>
          <table:table-cell office:value-type="string" calcext:value-type="string">
            <text:p>FALSE</text:p>
          </table:table-cell>
          <table:table-cell office:value-type="string" calcext:value-type="string">
            <text:p>Mujer de 31 años con antecedentes de cólico nefrítico hace 4 años que consulta en urgencias por dolor lumbar izquierdo de características cólicas desde hace 3 días con aparición de fiebre durante las últimas 12 horas. En el análisis de sangre destacan la presencia de 15.000 leucocitos/uL, 85% neutrófilos, creatinina 0,8 mg/dL y PCR 20 mg/dL. El sedimento de orina informa de incontables leucocitos/campo. ¿Cuál de las siguientes aseveraciones es cierta?</text:p>
          </table:table-cell>
          <table:table-cell office:value-type="string" calcext:value-type="string">
            <text:p>Se trata de una mujer con dolores cólicos, sugerente de litiasis, que inicia cuadro febril. La sospecha es de pielonefritis. Las indicaciones de ecografía urgente en una pielonefritis aguda es la presencia de sepsis grave, dolor cólico o antecedente de litiasis, fracaso renal agudo o persistencia del cuadro a pesar de antibioterapia prolongada. Dado que esta paciente presenta dolor cólico junto con sepsis asociada es obligado iniciar antibioterapia, pero además hacer ecografía para descartar obstrucción, porque en caso de haberla es prioritaria la desobstrucción (respuesta 2 correcta). Nefrología Clínica Hernando. Editorial Panamericana. 2014. Pág 640</text:p>
          </table:table-cell>
          <table:table-cell/>
          <table:table-cell office:value-type="string" calcext:value-type="string">
            <text:p>NEFROLOGÍA</text:p>
          </table:table-cell>
          <table:table-cell office:value-type="string" calcext:value-type="string">
            <text:p>Normal</text:p>
          </table:table-cell>
          <table:table-cell office:value-type="float" office:value="0.62" calcext:value-type="float">
            <text:p>0,62</text:p>
          </table:table-cell>
          <table:table-cell/>
          <table:table-cell office:value-type="string" calcext:value-type="string">
            <text:p>Dado que se trata de una infección urinaria no complicada, debemos tratarla con antibioterapia oral y control evolutivo.</text:p>
          </table:table-cell>
          <table:table-cell office:value-type="string" calcext:value-type="string">
            <text:p>Es recomendable realizar un estudio de imagen urgente para descartar obstrucción de la vía urinaria alta que requiera drenaje.</text:p>
          </table:table-cell>
          <table:table-cell office:value-type="string" calcext:value-type="string">
            <text:p>Esta paciente tiene una infección del tracto urinario complicada y lo más probable es que el germen causante sea S. aureus.</text:p>
          </table:table-cell>
          <table:table-cell office:value-type="string" calcext:value-type="string">
            <text:p>Lo más indicado es iniciar tratamiento con fluconazol y controlarla en consulta externa en 1 semana.</text:p>
          </table:table-cell>
          <table:table-cell office:value-type="string" calcext:value-type="string">
            <text:p>La paciente tiene una pielonefritis aguda y el tratamiento óptimo es la combinación de sondaje vesical con antibioterapia endovenosa.</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109" calcext:value-type="float">
            <text:p>109</text:p>
          </table:table-cell>
          <table:table-cell office:value-type="float" office:value="10343" calcext:value-type="float">
            <text:p>10343</text:p>
          </table:table-cell>
          <table:table-cell office:value-type="float" office:value="206008" calcext:value-type="float">
            <text:p>206008</text:p>
          </table:table-cell>
          <table:table-cell office:value-type="string" calcext:value-type="string">
            <text:p>FALSE</text:p>
          </table:table-cell>
          <table:table-cell office:value-type="string" calcext:value-type="string">
            <text:p>¿Cuál de los siguientes fármacos indicaría como tratamiento de primera línea en un paciente de 53 años diagnosticado de cáncer renal de células claras metastásico?</text:p>
          </table:table-cell>
          <table:table-cell office:value-type="string" calcext:value-type="string">
            <text:p>El fármaco de elección para el carcinoma renal metastásico es el sunitinib (respuesta 1 correcta). Otras opciones son pazopanib, bevacizumab, sorfafenib, axitinib o inhibidores de la mTOR. Los fármacos enumerados en las opciones 2, 3 4 y 5 no se emplean en el tratamiento del carcinoma renal. Nefrología Clínica Hernando. Editorial Panamericana. 2014. Pág 778</text:p>
          </table:table-cell>
          <table:table-cell/>
          <table:table-cell office:value-type="string" calcext:value-type="string">
            <text:p>NEFR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Sunitinib.</text:p>
          </table:table-cell>
          <table:table-cell office:value-type="string" calcext:value-type="string">
            <text:p>Cetuximab.</text:p>
          </table:table-cell>
          <table:table-cell office:value-type="string" calcext:value-type="string">
            <text:p>Fluoropirimidina.</text:p>
          </table:table-cell>
          <table:table-cell office:value-type="string" calcext:value-type="string">
            <text:p>Panitumumab.</text:p>
          </table:table-cell>
          <table:table-cell office:value-type="string" calcext:value-type="string">
            <text:p>Bleomicin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10" calcext:value-type="float">
            <text:p>110</text:p>
          </table:table-cell>
          <table:table-cell office:value-type="float" office:value="10344" calcext:value-type="float">
            <text:p>10344</text:p>
          </table:table-cell>
          <table:table-cell office:value-type="float" office:value="206009" calcext:value-type="float">
            <text:p>206009</text:p>
          </table:table-cell>
          <table:table-cell office:value-type="string" calcext:value-type="string">
            <text:p>FALSE</text:p>
          </table:table-cell>
          <table:table-cell office:value-type="string" calcext:value-type="string">
            <text:p>Hombre de 78 años de edad con artritis reumatoide (AR) de larga evolución mal controlada. Antecedentes de 2 ingresos por insuficiencia cardiaca y fibrilación auricular en los últimos 6 meses. En tratamiento actual con infliximab, prednisona, furasemida, enalapril, carvedilol y acenocumarol. Ingresa nuevamente por clínica de insuficiencia cardiaca biventricular. En el ECG se objetiva fibrilación auricular a 102 lpm y bloqueo de rama izquierda avanzado. Un ecocardiograma muestra dilatación biauricular, engrosamiento de la pared del ventrículo izquierdo con fracción de eyección del 45% y patrón restrictivo. En la analítica destaca: Hb 10 gr/dL, creatinina 2,1 mg/dL (FG 20 mL/min), PCR 124 mg/L, factor reumatoide 240 U/L, BNP 980 ng/L, proteinuria 4,8 g/24h. ¿Cuál es el diagnóstico más probable?</text:p>
          </table:table-cell>
          <table:table-cell office:value-type="string" calcext:value-type="string">
            <text:p>La amiloidosis AA o secundaria es una complicación tardía de la artritis reumatoide. Habitualmente se descubre al detectar proteinuria con o síndrome nefrótico. El diagnóstico se confirma mediante la demostración de amiloide en la grasa de la pared abdominal mediante punción aspirativa, en una biopsia rectal o renal. De forma tardía se interesa el corazón (miocardiopatía infiltrativa) y otras vísceras (intestino) (respuesta 2 correcta). Farreras 17ed pág 937</text:p>
          </table:table-cell>
          <table:table-cell/>
          <table:table-cell office:value-type="string" calcext:value-type="string">
            <text:p>REUMATOLOGÍA</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Síndrome cardio-renal tipo 2.</text:p>
          </table:table-cell>
          <table:table-cell office:value-type="string" calcext:value-type="string">
            <text:p>2. Amiloidosis AA.</text:p>
          </table:table-cell>
          <table:table-cell office:value-type="string" calcext:value-type="string">
            <text:p>Miocarditis de células gigantes.</text:p>
          </table:table-cell>
          <table:table-cell office:value-type="string" calcext:value-type="string">
            <text:p>Toxicidad por infliximab.</text:p>
          </table:table-cell>
          <table:table-cell office:value-type="string" calcext:value-type="string">
            <text:p>Glomerulonefritis membranosa asociada a AR.</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111" calcext:value-type="float">
            <text:p>111</text:p>
          </table:table-cell>
          <table:table-cell office:value-type="float" office:value="10345" calcext:value-type="float">
            <text:p>10345</text:p>
          </table:table-cell>
          <table:table-cell office:value-type="float" office:value="206010" calcext:value-type="float">
            <text:p>206010</text:p>
          </table:table-cell>
          <table:table-cell office:value-type="string" calcext:value-type="string">
            <text:p>FALSE</text:p>
          </table:table-cell>
          <table:table-cell office:value-type="string" calcext:value-type="string">
            <text:p>Un varón de 40 años acude al servicio de urgencias por inflamación de la rodilla derecha de unas 24 horas de evolución. El paciente no refiere traumatismo previo y es el primer episodio de artritis que presenta. A la anamnesis dirigida refiere que hace 4 semanas ha regresado de un viaje por Marruecos y que estando allí presentó escalofríos y diarreas que remitieron tras una semana. A la exploración se evidencia además inflamación del tendón de Aquiles derecho. ¿Cuál es la actitud a seguir?</text:p>
          </table:table-cell>
          <table:table-cell office:value-type="string" calcext:value-type="string">
            <text:p>La aspiración y el análisis de líquido sinovial siempre están indicados en la monoartritis aguda o si se sospecha una artropatía infecciosa o inducida por cristales (respuesta 3 correcta). Harrison ed.18th pág 2826</text:p>
          </table:table-cell>
          <table:table-cell/>
          <table:table-cell office:value-type="string" calcext:value-type="string">
            <text:p>REUMATOLOGÍA</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Se trata de una espondiloartropatia, iniciaría tratamiento con metotrexato.</text:p>
          </table:table-cell>
          <table:table-cell office:value-type="string" calcext:value-type="string">
            <text:p>Inmovilizar la rodilla con un vendaje durante 15 dias y dar antiinflamatorios no esteroidéos.</text:p>
          </table:table-cell>
          <table:table-cell office:value-type="string" calcext:value-type="string">
            <text:p>Practicar una artrocentesis para realizar cultivo, análisis de microcristales y recuento celular del líquido sinovial.</text:p>
          </table:table-cell>
          <table:table-cell office:value-type="string" calcext:value-type="string">
            <text:p>Realizar una artroscopia.</text:p>
          </table:table-cell>
          <table:table-cell office:value-type="string" calcext:value-type="string">
            <text:p>Se trata de una artritis gotosa, iniciaría tratamiento con alopurinol.</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112" calcext:value-type="float">
            <text:p>112</text:p>
          </table:table-cell>
          <table:table-cell office:value-type="float" office:value="10346" calcext:value-type="float">
            <text:p>10346</text:p>
          </table:table-cell>
          <table:table-cell office:value-type="float" office:value="206011" calcext:value-type="float">
            <text:p>206011</text:p>
          </table:table-cell>
          <table:table-cell office:value-type="string" calcext:value-type="string">
            <text:p>FALSE</text:p>
          </table:table-cell>
          <table:table-cell office:value-type="string" calcext:value-type="string">
            <text:p>Una mujer de 36 años diagnosticada de esclerodermia sistémica forma difusa 2 años antes, es tratada con 30 mg de prednisona en su centro de salud por un problema ocular. La enferma consulta por cefalea y en el examen clínico se constatan cifras de presión arterial elevadas y un deterioro de la función renal que no era conocida. La enferma es derivada a urgencias con la sospecha de una crisis renal esclerodérmica. Señale cuál de las siguientes afirmaciones es la correcta:</text:p>
          </table:table-cell>
          <table:table-cell office:value-type="string" calcext:value-type="string">
            <text:p>La afectación difusa de la esclerodermia constituye un factor de riesgo para sufrir una crisis renal esclerodérmica (respuesta 1 incorrecta). Dado que existe un vínculo entre la corticoterapia y el comienzo de la crisis renal, sólo se utilizará prednisona en dosis pequeñas (&lt;10mg/día) cuando sea absolutamente necesario, en pacientes con esclerodermia expuestas a alto riesgo (respuesta 2 correcta). No hay certeza de la utilidad de la biopsia renal en tal situación (respuesta 3 incorrecta). El pronóstico ha mejorado gracias a la intervención intensiva e inmediata mediante inhibidores de la ECA de acción breve, para lograr el control adecuado de la presión arterial antes de que comience la insuficiencia renal. A diferencia de ello, no hay pruebas a favor del empleo "profiláctico" de los IECAS en pacientes con esclerodermia normotensos (respuestas 4 y 5 incorrectas). Harrison ed.18th pág 2766</text:p>
          </table:table-cell>
          <table:table-cell/>
          <table:table-cell office:value-type="string" calcext:value-type="string">
            <text:p>REUMATOLOGÍA</text:p>
          </table:table-cell>
          <table:table-cell office:value-type="string" calcext:value-type="string">
            <text:p>Normal</text:p>
          </table:table-cell>
          <table:table-cell office:value-type="float" office:value="0.62" calcext:value-type="float">
            <text:p>0,62</text:p>
          </table:table-cell>
          <table:table-cell/>
          <table:table-cell office:value-type="string" calcext:value-type="string">
            <text:p>La crisis renal esclerodérmica es más frecuente en la forma limitada de la esclerodermia.</text:p>
          </table:table-cell>
          <table:table-cell office:value-type="string" calcext:value-type="string">
            <text:p>La utilización de esteroides a dosis moderadas puede precipitar su aparición.</text:p>
          </table:table-cell>
          <table:table-cell office:value-type="string" calcext:value-type="string">
            <text:p>El diagnóstico requiere una biopsia renal.</text:p>
          </table:table-cell>
          <table:table-cell office:value-type="string" calcext:value-type="string">
            <text:p>Los inhibidores de la enzima convertidora de la angiotensina se utilizan de forma rutinaria para prevenir su aparición.</text:p>
          </table:table-cell>
          <table:table-cell office:value-type="string" calcext:value-type="string">
            <text:p>El tratamiento de elección seria un calcioantagonista dihidropiridínico.</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115" calcext:value-type="float">
            <text:p>115</text:p>
          </table:table-cell>
          <table:table-cell office:value-type="float" office:value="10349" calcext:value-type="float">
            <text:p>10349</text:p>
          </table:table-cell>
          <table:table-cell office:value-type="float" office:value="206014" calcext:value-type="float">
            <text:p>206014</text:p>
          </table:table-cell>
          <table:table-cell office:value-type="string" calcext:value-type="string">
            <text:p>FALSE</text:p>
          </table:table-cell>
          <table:table-cell office:value-type="string" calcext:value-type="string">
            <text:p>Una mujer de 35 años consulta por la aparición de unas lesiones máculo-papulosas en miembros superiores sin otros síntomas. La biopsia de una de ellas demuestra la presencia de granulomas no caseificantes. Los análisis de sangre son normales salvo una elevación de los niveles de enzima convertidora de la angiotensina (ECA). En la radiografía de tórax se detectan adenopatías hiliares bilaterales. ¿Cuál de las siguientes considera la actitud más adecuada?</text:p>
          </table:table-cell>
          <table:table-cell office:value-type="string" calcext:value-type="string">
            <text:p>Nos encontramos ante un caso de sarcoidosis con afectación cutánea y pulmonar (grado I: adenopatías hiliares bilaterales). El tratamiento de la sarcoidosis aguda se basa en el nivel de los síntomas y la magnitud de la afectación de los órganos. En caso de síntomas leves (afectación cutánea), no se necesita tratamiento alguno, o en su defecto, terapia tópica, salvo que surjan manifestaciones específicas (respuesta 5 correcta, resto incorrectas). Los corticoides se utilizan a partir del grado II con repercusión funcional, en afectación cardiaca, ocular, SNC, hepática o hipercalcemia (respuesta 1 incorrecta). Harrison ed.18th pág 2812 CONCEPTO REPEMIR Estadío 0 Estadío 1 Estadío 2 Estadío 3 Normal. Adenopatías hiliares bilaterales. Adenopatías e infiltrados. Infiltrados pulmonares sin adenopatías. Estadios radiológicos de la Sarcoidosis.</text:p>
          </table:table-cell>
          <table:table-cell/>
          <table:table-cell office:value-type="string" calcext:value-type="string">
            <text:p>REUMATOLOGÍA</text:p>
          </table:table-cell>
          <table:table-cell office:value-type="string" calcext:value-type="string">
            <text:p>Normal</text:p>
          </table:table-cell>
          <table:table-cell office:value-type="float" office:value="0.62" calcext:value-type="float">
            <text:p>0,62</text:p>
          </table:table-cell>
          <table:table-cell/>
          <table:table-cell office:value-type="string" calcext:value-type="string">
            <text:p>Iniciar tratamiento con corticoides por vía oral.</text:p>
          </table:table-cell>
          <table:table-cell office:value-type="string" calcext:value-type="string">
            <text:p>Iniciar tratamiento con hidroxicloroquina por vía oral.</text:p>
          </table:table-cell>
          <table:table-cell office:value-type="string" calcext:value-type="string">
            <text:p>Iniciar tratamiento con azatioprina por vía oral.</text:p>
          </table:table-cell>
          <table:table-cell office:value-type="string" calcext:value-type="string">
            <text:p>Iniciar tratamiento con leflunomida por vía oral.</text:p>
          </table:table-cell>
          <table:table-cell office:value-type="string" calcext:value-type="string">
            <text:p>Continuar estudio sin iniciar tratamiento.</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118" calcext:value-type="float">
            <text:p>118</text:p>
          </table:table-cell>
          <table:table-cell office:value-type="float" office:value="10352" calcext:value-type="float">
            <text:p>10352</text:p>
          </table:table-cell>
          <table:table-cell office:value-type="float" office:value="206017" calcext:value-type="float">
            <text:p>206017</text:p>
          </table:table-cell>
          <table:table-cell office:value-type="string" calcext:value-type="string">
            <text:p>FALSE</text:p>
          </table:table-cell>
          <table:table-cell office:value-type="string" calcext:value-type="string">
            <text:p>En un paciente de 14 años con Síndrome de Down que presenta nucalgias (exploración neurológica normal) y va a ser sometido a anestesia general (intubación orotraqueal) para cirugía abdominal electiva debe descartarse:</text:p>
          </table:table-cell>
          <table:table-cell office:value-type="string" calcext:value-type="string">
            <text:p>Los riesgos más importantes del paciente con síndrome de Down durante la anestesia son: Alteraciones del comportamiento y la comunicación, obstrucción de las vías respiratorias/apnea de sueño, bradiarritmias, reflejo gastroesofágico, la inestabilidad atloidoaxoidea (respuesta 1 correcto) o disminución del tamaño de las vías respiratorias. Son menos importantes la dificultad para el acceso a vías venosas, los trastornos autoinmunes, diabetes, demencia, depresión, epilepsia, hipotonía y obesidad. El resto de las circunstancias o no son más frecuentes en el síndrome de Down o no complican la anestesia. (respuestas 2, 3, 4 y 5 incorrectas). Alarcón Zamora, C. Salcedo Cánovas. Trastornos ortopédicos en niños con síndrome de Down. Rev Esp Pediatr 2012; 8(6): 424-428 Sociedad Española de Cirugía Ortopédica y Traumatología. Manual de Cirugía Ortopédica y Traumatología. Tomo <text:s/>1. 2ª edición. Pág 479 http://www.ndss.org/Resources/NDSS-en-Espanol/Atencion_x0002_Medica/Enfermedades-Asociadas/Anestesia/</text:p>
          </table:table-cell>
          <table:table-cell/>
          <table:table-cell office:value-type="string" calcext:value-type="string">
            <text:p>TRAUMAT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Inestabilidad atloaxoidea.</text:p>
          </table:table-cell>
          <table:table-cell office:value-type="string" calcext:value-type="string">
            <text:p>Fístulas traqueoesofágicas.</text:p>
          </table:table-cell>
          <table:table-cell office:value-type="string" calcext:value-type="string">
            <text:p>Tumor cerebral.</text:p>
          </table:table-cell>
          <table:table-cell office:value-type="string" calcext:value-type="string">
            <text:p>Hiperplasia de cuerdas vocales.</text:p>
          </table:table-cell>
          <table:table-cell office:value-type="string" calcext:value-type="string">
            <text:p>Hidrocefali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19" calcext:value-type="float">
            <text:p>119</text:p>
          </table:table-cell>
          <table:table-cell office:value-type="float" office:value="10353" calcext:value-type="float">
            <text:p>10353</text:p>
          </table:table-cell>
          <table:table-cell office:value-type="float" office:value="206018" calcext:value-type="float">
            <text:p>206018</text:p>
          </table:table-cell>
          <table:table-cell office:value-type="string" calcext:value-type="string">
            <text:p>FALSE</text:p>
          </table:table-cell>
          <table:table-cell office:value-type="string" calcext:value-type="string">
            <text:p>Chico de 23 años de edad, que al realizar un salto jugando al baloncesto, cae sobre su extremidad inferior derecha con la rodilla en hiperextensión aplicando un giro brusco a su rodilla mientras que mantiene el pie fijo en el suelo. El paciente, percibe un chasquido y dolor agudo en su rodilla, no pudiendo continuar jugando. Nota sensación de inestabilidad al realizar el apoyo de dicha extremidad. En la exploración clínica se aprecia derrame articular intenso por lo que se practica artrocentosis que muestra importante hemartrosis aguda sin presencia de gotitas de grasa sobrenadando en el líquido extraído. La movilidad de la rodilla está libre y la maniobra de Lachman resulta positiva. ¿Cuál es la sospecha diagnóstica?</text:p>
          </table:table-cell>
          <table:table-cell office:value-type="string" calcext:value-type="string">
            <text:p>La causa más frecuente de hemartros de rodilla es la rotura del ligamento cruzado anterior. La lesión se produce por un mecanismo de rotación sobre la rodilla en extensión (respuesta 5 correcta). La rotura del menisco interno se produce por un mecanismo de rotación, provoca un bloqueo de la articulación y un derrame (no hemartros) (respuesta 1 incorrecta). La rotura del ligamento colateral lateral es rara y se produce por un mecanismo de varo forzado, habitualmente no presenta hemartros (respuesta 2 incorrecta). En la espina tibial se inserta el ligamento cruzado anterior. Su fractura provoca un intenso hemartros e impotencia funcional (respuesta 3 incorrecta). La fractura unicondílea del cóndilo medial es intrarticular y por consiguiente provoca un hemartros con grasa (respuesta 4 incorrecta). Esta pregunta ha sido repetida en 2 ocasiones anteriores Sociedad Española de Cirugía Ortopédica y Traumatología. Manual de Cirugía Ortopédica y Traumatología. Tomo <text:s/>2. 2ª edición. Pág 1187 http://escuela.med.puc.cl/publ/OrtopediaTraumatologia/Trau_Secc01/ Trau_Sec01_42.html</text:p>
          </table:table-cell>
          <table:table-cell/>
          <table:table-cell office:value-type="string" calcext:value-type="string">
            <text:p>TRAUMATOLOGÍA</text:p>
          </table:table-cell>
          <table:table-cell office:value-type="string" calcext:value-type="string">
            <text:p>Fácil</text:p>
          </table:table-cell>
          <table:table-cell office:value-type="float" office:value="0.75" calcext:value-type="float">
            <text:p>0,75</text:p>
          </table:table-cell>
          <table:table-cell/>
          <table:table-cell office:value-type="string" calcext:value-type="string">
            <text:p>Rotura en asa de cubo del menisco interno.</text:p>
          </table:table-cell>
          <table:table-cell office:value-type="string" calcext:value-type="string">
            <text:p>Rotura aislada del ligamento colateral lateral.</text:p>
          </table:table-cell>
          <table:table-cell office:value-type="string" calcext:value-type="string">
            <text:p>Fractura por arrancamiento de la espina tibial anterior.</text:p>
          </table:table-cell>
          <table:table-cell office:value-type="string" calcext:value-type="string">
            <text:p>Fractura unicondílea del cóndilo medial.</text:p>
          </table:table-cell>
          <table:table-cell office:value-type="string" calcext:value-type="string">
            <text:p>Rotura del ligamento cruzado anterior.</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120" calcext:value-type="float">
            <text:p>120</text:p>
          </table:table-cell>
          <table:table-cell office:value-type="float" office:value="10354" calcext:value-type="float">
            <text:p>10354</text:p>
          </table:table-cell>
          <table:table-cell office:value-type="float" office:value="206019" calcext:value-type="float">
            <text:p>206019</text:p>
          </table:table-cell>
          <table:table-cell office:value-type="string" calcext:value-type="string">
            <text:p>FALSE</text:p>
          </table:table-cell>
          <table:table-cell office:value-type="string" calcext:value-type="string">
            <text:p>Un joven de 21 años acude a Urgencias por fiebre de 39ºC, escalofríos, pápulas y pústulas hemorrágicas en las superficies extensoras distales de las extremidades y artritis de la rodilla. ¿Cuál es su diagnóstico de sospecha inicial?</text:p>
          </table:table-cell>
          <table:table-cell office:value-type="string" calcext:value-type="string">
            <text:p>La combinación de fiebre, artritis y lesiones cutáneas papulosas, pustulas y hemorrágicas, es muy sugerente de una artritis gonocócica en una persona joven. Este tipo de lesiones cutáneas no se observan en las demás opciones propuestas y la fiebre apoya también la etiología infecciosa. La afectación clínica más frecuente en varones, como en la pregunta,, es la uretritis. El episodio que se narra se corresponde al de un cuadro de artritis gonocócica, consecuencia de su diseminación bacteriémica. Son características de la fase bacteriémica inicial la fiebre (en este caso 39ºC) y los escalofríos. Es también frecuente el dolor articular (poliartralgia de rodillas, codos y articulaciones distales) y las lesiones cutáneas caracterizadas por pápulas y pústulas con componente hemorrágico. (respuesta 4 correcta). La Vasculitis de Cogan (respuesta 5 incorrecta), cursa con una queratitis intersticial, afectación audiovestibular e hipoacusia neurosensorial progresiva uni o bilateral con evolución hacia la sordera. La artritis reumatoide (respuesta 1 incorrecta) en la mayoría de los casos se inicia por rigidez matutina y afectación de pequeñas articulaciones con astenia, anorexia, pérdida de peso yf febrícula. El síndrome de Reiter (respuesta 2 incorrecta) integra uretritis, conjuntivitis y artritis en pacientes con antecedente de infección genitourinaria (fundamentalmente por Chlamydia) y/ó gastrointestinal (Salmonella, Shigella, Yersinia, Campylobacter). La gota úrica (respuesta 3 incorrecta) origina manifestaciones clínicas ligadas a la presencia de cristales de urato monosódico y son de dos tipos: inflamación articular, que puede aparecer en otras estructuras sinoviales (serosas o vainas de los tendones de deslizamiento) y aparición de nódulos formados por depósitos de cristales rodeados de tejido inflamatorio denominados “tofos”. Harrison 18 ed, pg 1224. La artritis gonocócica es más frecuente en mujeres jóvenes</text:p>
          </table:table-cell>
          <table:table-cell/>
          <table:table-cell office:value-type="string" calcext:value-type="string">
            <text:p>INFECCIOSAS</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Artritis reumatoide.</text:p>
          </table:table-cell>
          <table:table-cell office:value-type="string" calcext:value-type="string">
            <text:p>Síndrome de Reiter.</text:p>
          </table:table-cell>
          <table:table-cell office:value-type="string" calcext:value-type="string">
            <text:p>Gota úrica.</text:p>
          </table:table-cell>
          <table:table-cell office:value-type="string" calcext:value-type="string">
            <text:p>Artritis gonocócica.</text:p>
          </table:table-cell>
          <table:table-cell office:value-type="string" calcext:value-type="string">
            <text:p>Vasculitis de Cogan.</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122" calcext:value-type="float">
            <text:p>122</text:p>
          </table:table-cell>
          <table:table-cell office:value-type="float" office:value="10356" calcext:value-type="float">
            <text:p>10356</text:p>
          </table:table-cell>
          <table:table-cell office:value-type="float" office:value="206021" calcext:value-type="float">
            <text:p>206021</text:p>
          </table:table-cell>
          <table:table-cell office:value-type="string" calcext:value-type="string">
            <text:p>FALSE</text:p>
          </table:table-cell>
          <table:table-cell office:value-type="string" calcext:value-type="string">
            <text:p>A un paciente de Bolivia diagnosticado de enfermedad de Chagas se le realiza un hemograma que muestra 1.100 eosinófilos/μL (12% de los leucocitos). ¿Cuál de los siguientes diagnósticos es el MENOS probable?</text:p>
          </table:table-cell>
          <table:table-cell office:value-type="string" calcext:value-type="string">
            <text:p>Un recuento de más de 500 eosinófilos por microlitro de sangre es generalmente considerado eosinofilia en adultos. La eosinofilia puede presentarse en enfermedades parasitarias, alergias, algunas enfermedades dermatológicas, algunos tumores (leucemia mieloide crónica), enfermedades autoinmunes, entidades como la vasculitis de Churg-Strauss o la ingestión de tóxicos. En las opciones nos muestran cinco parásitos. Un trematode, Schistosoma haematobium, que es la respuesta 1 correcta y el resto que son todos Nematodes (respuestas 2 a 4 incorrectas). Todos pueden producir eosinofilia, pero se trata de un paciente de Bolivia, y Schistosoma haematobium, que afecta a los plexos venosos vesicales produciendo hematuria, no aparece en América, y es propio de África y Oriente próximo. En América es prevalente Schistosoma mansoni que también tiene distribución africana. Este, junto a S. japonicum, S intercalatum y S mekongi afectan a los plexos venosos intestinales ocasionando alteraciones intestinales y hepatoesplénicos. Harrison 18 ed, pg 1754</text:p>
          </table:table-cell>
          <table:table-cell/>
          <table:table-cell office:value-type="string" calcext:value-type="string">
            <text:p>INFECCIOSAS</text:p>
          </table:table-cell>
          <table:table-cell office:value-type="string" calcext:value-type="string">
            <text:p>Difícil</text:p>
          </table:table-cell>
          <table:table-cell office:value-type="float" office:value="0.08" calcext:value-type="float">
            <text:p>0,08</text:p>
          </table:table-cell>
          <table:table-cell/>
          <table:table-cell office:value-type="string" calcext:value-type="string">
            <text:p>Infestación por Schistosoma haematobium.</text:p>
          </table:table-cell>
          <table:table-cell office:value-type="string" calcext:value-type="string">
            <text:p>Infestación por Ancylostoma duodenalis.</text:p>
          </table:table-cell>
          <table:table-cell office:value-type="string" calcext:value-type="string">
            <text:p>Infestación por Strongyloides stercoralis.</text:p>
          </table:table-cell>
          <table:table-cell office:value-type="string" calcext:value-type="string">
            <text:p>Infestación por Ascaris lunbricoides.</text:p>
          </table:table-cell>
          <table:table-cell office:value-type="string" calcext:value-type="string">
            <text:p>Infestación por Necator americanus.</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24" calcext:value-type="float">
            <text:p>124</text:p>
          </table:table-cell>
          <table:table-cell office:value-type="float" office:value="10358" calcext:value-type="float">
            <text:p>10358</text:p>
          </table:table-cell>
          <table:table-cell office:value-type="float" office:value="206023" calcext:value-type="float">
            <text:p>206023</text:p>
          </table:table-cell>
          <table:table-cell office:value-type="string" calcext:value-type="string">
            <text:p>FALSE</text:p>
          </table:table-cell>
          <table:table-cell office:value-type="string" calcext:value-type="string">
            <text:p>Paciente de 60 años que acude a urgencias del hospital por cuadro de dolor torácico izquierdo con tos y expectoración amarillenta, temperatura de 38.7ºC, sensación de falta de aire. Saturación arterial de O2 80%. Hemograma leucocitos 12000/uL con 86 % de polimorfonucleares. Rx de tórax: infiltrado alveolar en base izquierda con broncograma aereo. Ante la sospecha de neumonía, se hace Ag de neumococo en orina que es positivo y se envía cultivo de esputo al servicio de Microbiología. ¿Qué tratamiento antibiótico empírico de los indicados es más correcto en espera de resultados microbiológicos?</text:p>
          </table:table-cell>
          <table:table-cell office:value-type="string" calcext:value-type="string">
            <text:p>Estamos ante una neumonía típica, muy probablemente de origen neumocócico, que es el agente más frecuente de esta forma de neumonía, además del dato del antígeno de neumococo positivo en orina. Los distintos consensos recomiendan que para el tratamiento de una neumonía por neumococo se empleen beta-lactámicos como amoxicilina sólo o combinada con ácido clavulánico o bien cefalosporinas de tercera generación como ceftriaxona o cefotaxima (respuesta 4 correcta). La ceftazidima es una cefalosporina de tercera generación que se considera antibiótico de reserva o estratégico, su empleo debe ser controlado, en medio hospitalario y sólo cuando otras opciones no han funcionado (respuesta 1 incorrecta). Algunas recomendaciones como las de la Sociedad Española de Patología Respiratoria (SEPAR) recomiendan añadir también un macrólido en el tratamiento empírico para cubrir la posibilidad de otros agentes como Legionella, Mycoplasma... El levofloxacino también es una buena alternativa, pero en ningún caso podríamos utilizar un macrólido sólo como tratamiento de una neumonía en la que se sospeche neumococo, más de un tercio de cepas son resistentes (respuestas 2 y 3 incorrectas). La doxiciclina no se considera eficaz (respuesta 5 incorrecta). Harrison 18 ed pg 1158</text:p>
          </table:table-cell>
          <table:table-cell/>
          <table:table-cell office:value-type="string" calcext:value-type="string">
            <text:p>INFECCIOSAS</text:p>
          </table:table-cell>
          <table:table-cell office:value-type="string" calcext:value-type="string">
            <text:p>Fácil</text:p>
          </table:table-cell>
          <table:table-cell office:value-type="float" office:value="0.72" calcext:value-type="float">
            <text:p>0,72</text:p>
          </table:table-cell>
          <table:table-cell/>
          <table:table-cell office:value-type="string" calcext:value-type="string">
            <text:p>Ceftazidima.</text:p>
          </table:table-cell>
          <table:table-cell office:value-type="string" calcext:value-type="string">
            <text:p>Claritromicina.</text:p>
          </table:table-cell>
          <table:table-cell office:value-type="string" calcext:value-type="string">
            <text:p>Azitromicina.</text:p>
          </table:table-cell>
          <table:table-cell office:value-type="string" calcext:value-type="string">
            <text:p>Ceftriaxona.</text:p>
          </table:table-cell>
          <table:table-cell office:value-type="string" calcext:value-type="string">
            <text:p>Doxiciclina.</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125" calcext:value-type="float">
            <text:p>125</text:p>
          </table:table-cell>
          <table:table-cell office:value-type="float" office:value="10359" calcext:value-type="float">
            <text:p>10359</text:p>
          </table:table-cell>
          <table:table-cell office:value-type="float" office:value="206024" calcext:value-type="float">
            <text:p>206024</text:p>
          </table:table-cell>
          <table:table-cell office:value-type="string" calcext:value-type="string">
            <text:p>FALSE</text:p>
          </table:table-cell>
          <table:table-cell office:value-type="string" calcext:value-type="string">
            <text:p>Una mujer de 73 años es traída a Urgencias acompañada por la familia por un cuadro de escalofríos y tos productiva de moco purulento de unos 2 días de evolución: además refieren tendencia a la somnolencia con disminución de la ingesta oral tanto a líquidos como a sólidos. Como antecedentes nos informan que la paciente está diagnosticada de HTA, DM tipo 2 y demencia incipiente. A la exploración física destaca una paciente delgada, con discreta sequedad mucosa, somnolienta pero reactiva a órdenes verbales. No se objetiva meningísmo ni focalidad motora ni sensitiva. Temperatura 35,9ºC. Frecuencia cardiaca 118 lpm, TA 84/50 mmHg, frecuencia respiratoria 22 rpm. Saturación O2 93%. Auscultación cardiaca taquirrítmica sin soplos. Auscultación respiratoria con crepitantes en base derecha. Señale la respuesta VERDADERA:</text:p>
          </table:table-cell>
          <table:table-cell office:value-type="string" calcext:value-type="string">
            <text:p>Nos presentan un caso clínico de una mujer con un cuadro de apariencia infeccioso respiratorio por presentar tos productiva con moco purulento, aunque no presente fiebre, pero sabemos que en sepsis y en personas con edad avanzada la fiebre puede faltar (respuesta 4 incorrecta). La somnolencia es un síntoma que también orienta a un cuadro séptico. El Síndrome de respuesta inflamatoria sistémica (SIRS) supone una respuesta inflamatoria generalizada que puede tener origen infeccioso u otros (isquemias, pancreatitis, quemados...). Para hablar de SIRS se deben producir dos o más de los siguientes signos: 1. Tª superior a 38º C o inferior a 36º C 2. FC &gt; 90 lpm 3. F respiratoria &gt; 20 respiraciones/min o PaCO2 &lt; 32 mmHg. 4. Recuento leucocitario &gt; 12 x 109 /L, o inferior a 4 x 109 /L, o fórmula con más del 10% de formas jóvenes. Otros parámetros inflamatorios serían proteína C reactiva y procalcitonina &gt; 2 DE por encima del valor normal La Sepsis supone una respuesta inflamatoria orgánica generalizada ante la agresión de una invasión microbiana. Es decir, es un SIRS debido a infección. Esta paciente cumple los criterios 1, 2 y 3, por lo que podemos afirmar que estamos ante una sepsis. La primera medida a tomar es la administración urgente y precoz de antibióticos de forma empírica, teniendo en cuenta origen, y microorganismo más probable así como actuación quirúrgica sobre el foco si es posible, es la medida más importante para el pronóstico del paciente (respuesta 1 incorrecta). Un aspecto fundamental en el tratamiento es la rápida expansión del volumen, la disminución de volemia es constante en la sepsis por varios mecanismos (edema por aumento de permeabilidad, secuestro de líquido en zonas inflamadas...). La administración de fluidos es importante en las primeras 6 horas, con el objetivo de lograr una PA sistólica superior a 90 mmHg y una PA media superior a 65 mmHg (respuesta 2 correcta). También es preciso la corrección de la acidosis, entre otras cosas la acidosis grave hace que las aminas no actúen (respuesta 3 incorrecta). Una vez corregido el déficit de volumen y la acidosis, si continúa la estabilidad hemodinámica se emplean fármacos vasoactivos, de primera elección noradrenalina, también dopamina y dobutamina (respuesta 5 incorrecta) Farreras, 17 ed, página 2320-2325.</text:p>
          </table:table-cell>
          <table:table-cell/>
          <table:table-cell office:value-type="string" calcext:value-type="string">
            <text:p>INFECCIOSAS</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Entre las medidas a tomar cuando se sospecha una sepsis, se encuentra la administración de antibíoterapia en la 1ª hora de su llegada, aunque no se ha conseguido relacionar esta actitud con una disminución de la mortalidad.</text:p>
          </table:table-cell>
          <table:table-cell office:value-type="string" calcext:value-type="string">
            <text:p>La administración precoz de fluidos iv es esencial para mantener adecuada perfusión tisular siendo la meta a conseguir mantener una presión arterial media &gt; 65 mmHg.</text:p>
          </table:table-cell>
          <table:table-cell office:value-type="string" calcext:value-type="string">
            <text:p>Entre las pruebas complementarias que se reciben observamos un lactato &gt; 5,6 mmol/L; hay que tenerlo en cuenta pero mientras mantenga estabilidad hemodinámica no debemos preocupamos.</text:p>
          </table:table-cell>
          <table:table-cell office:value-type="string" calcext:value-type="string">
            <text:p>En realidad no es correcto el diagnóstico de sepsis ya que la ausencia de fiebre la descarta.</text:p>
          </table:table-cell>
          <table:table-cell office:value-type="string" calcext:value-type="string">
            <text:p>La paciente presenta hipotensión a pesar de administración intensiva de fluidoterapia endovenosa: es el momento de administrar drogas vasoactívas, siendo de elección el isoproterenol.</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130" calcext:value-type="float">
            <text:p>130</text:p>
          </table:table-cell>
          <table:table-cell office:value-type="float" office:value="10364" calcext:value-type="float">
            <text:p>10364</text:p>
          </table:table-cell>
          <table:table-cell office:value-type="float" office:value="206029" calcext:value-type="float">
            <text:p>206029</text:p>
          </table:table-cell>
          <table:table-cell office:value-type="string" calcext:value-type="string">
            <text:p>FALSE</text:p>
          </table:table-cell>
          <table:table-cell office:value-type="string" calcext:value-type="string">
            <text:p>A un paciente de 40 años, clasificado como ASA I según la escala de la American Society of Anesthesiologists, se le está practicando una colecistectomía laparoscópica por una colelitiasis. La intervención transcurre inicialmente sin complicaciones, pero a los cincuenta minutos de iniciada la misma se observa un incremento significativo de los niveles de dióxido de carbono (CO2) teleespiratorios, sin alteración de la saturación arterial de oxígeno por pulsioximetría ni elevación de las presiones de ventilación. ¿Cuál sería su diagnóstico de presunción y su actitud ante este hallazgo?</text:p>
          </table:table-cell>
          <table:table-cell office:value-type="string" calcext:value-type="string">
            <text:p>El capnógrafo permite registrar la onda del CO2 durante el ciclo respiratorio y es uno de los pilares centrales de la práctica anestésica diaria y de vital importancia en el manejo de situaciones críticas. Su importancia radica en que a través de un único instrumento somos capaces de valorar 3 procesos fisiológicos: ventilación, intercambio gaseoso y hemodinámica. Lo utilizamos para valorar o cuantificar la concentración de CO2 teleespiratorio (end-tidal de CO2 o EtCO2). El EtCO2 refleja de manera indirecta la PaCO2. Nos permite confirmar la correcta posición del tubo endotraqueal (observando las fases insipiratoria y espiratoria), así como permite la detección de eventos intraoperatorios según disminuya o aumente el EtCO2. Una disminución de los niveles de CO2 teleespiratorios la veremos en aquellas situaciones donde haya un mal funcionamiento del tubo endotraqueal, oclusión parcial o intubación bronquial selectiva (respuesta 3 incorrecta), cualquier situación que aumente el espacio muerto alveolar como son los embolismos de cualquier etiología (respuesta 5 incorrecta) o bien aquella situaciones que comprometan el coeficiente V/Q como es el neumotórax, broncoespasmo, parada cardiaca, etc (respuesta 2 incorrecta). Tanto la cirugía laparoscópica como el enfisema subcutáneo son causas, al igual que la hipertermia maligna, de aumento de los niveles de CO2 teleespiratorios. En la cirugía laparoscópica se produce porque el gas utilizado para crear el neumoperitoneo en la es el CO2, el cual se absorberá a través del peritoneo; En el enfisema subcutáneo, las presiones altas y mantenidas para crear el neumoperitoneo provocan disección de los planos subcutáneos aumentando la superficie que puede absorber CO2. La diferencia entre ambas radica que el aumento de CO2 durante una cirugía laparoscópica se producirá desde el inicio de la intervención y de forma progresiva, estabilizando sus niveles en los primeros 30 minutos; mientras que el enfisema subcutáneo se producirá de forma brusca y generalmente tras un tiempo que oscila entre los 45 y 90 minutos (presiones altas y mantenidas). Ambas no alterarán saturación arterial de O2 ni modificarán las presiones de ventilación. Otro dato diferencial en las contestaciones que nos podría ayudar es que en la opción 1 nos habla de diagnóstico de presunción y exploración del paciente mientras que en la opción 3, realiza un diagnóstico seguro (siempre debemos hacer diagnóstico diferencial) y afirma categóricamente que la única actitud a tomar es modificar los parámetros respiratorios (sin hacer ningún tipo de diagnóstico diferencial ni explorar al paciente) (respuesta 3 incorrecta) (respuesta 1 correcta). R. Miller. Anestesia. 7ª ed. Cap 68 pág 2185-2202. Editorial Elsevier.</text:p>
          </table:table-cell>
          <table:table-cell/>
          <table:table-cell office:value-type="string" calcext:value-type="string">
            <text:p>ANESTESIA</text:p>
          </table:table-cell>
          <table:table-cell office:value-type="string" calcext:value-type="string">
            <text:p>Difícil</text:p>
          </table:table-cell>
          <table:table-cell office:value-type="float" office:value="-0.2" calcext:value-type="float">
            <text:p>-0,2</text:p>
          </table:table-cell>
          <table:table-cell/>
          <table:table-cell office:value-type="string" calcext:value-type="string">
            <text:p>Con estos hallazgos hay que sospechar la existencia de un enfisema subcutáneo, por lo que hay que explorar al paciente y solicitar que se disminuya la presión de insuflación del neumoperitoneo o incluso la interrupción del mismo.</text:p>
          </table:table-cell>
          <table:table-cell office:value-type="string" calcext:value-type="string">
            <text:p>El diagnóstico más probable es un neumotórax secundario a dióxido de carbono o capnotórax, por lo que hay que solicitar una radiografía de tórax urgente y preparar la inserción de un drenaje torácico.</text:p>
          </table:table-cell>
          <table:table-cell office:value-type="string" calcext:value-type="string">
            <text:p>La elevación de los niveles de dióxido de carbono es normal en el marco de una intervención laparoscópica. La única actitud a tomar es aumentar el volumen minuto en la máquina anestésica.</text:p>
          </table:table-cell>
          <table:table-cell office:value-type="string" calcext:value-type="string">
            <text:p>Hay que revisar la colocación del tubo orotraqueal por la posibilidad de que haya progresado y que estemos ante una intubación endobronquial, lo que resulta relativamente frecuente en esta cirugía por causa de la elevación del diafragma secundaria al neumoperitoneo.</text:p>
          </table:table-cell>
          <table:table-cell office:value-type="string" calcext:value-type="string">
            <text:p>La elevación del dióxido de carbono teleespiratorio, sin afectación de las presiones de ventilación, es típico del embolismo pulmonar masivo. Hay que interrumpir la intervención, ventilar con oxígeno puro y preparar drogas vasoactivas por la posible inestabilidad hemodinámic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32" calcext:value-type="float">
            <text:p>132</text:p>
          </table:table-cell>
          <table:table-cell office:value-type="float" office:value="10366" calcext:value-type="float">
            <text:p>10366</text:p>
          </table:table-cell>
          <table:table-cell office:value-type="float" office:value="206031" calcext:value-type="float">
            <text:p>206031</text:p>
          </table:table-cell>
          <table:table-cell office:value-type="string" calcext:value-type="string">
            <text:p>FALSE</text:p>
          </table:table-cell>
          <table:table-cell office:value-type="string" calcext:value-type="string">
            <text:p>JMC paciente de 14 años de edad que ingresa en el servicio de Urgencias. El médico que le atiende considera necesaria una transfusión sanguínea. Los padres del paciente manifiestan su negativa a que se le administre sangre, firmando el correspondiente documento de denegación a la transfusión. El facultativo le advierte que de no llevarse a cabo la transfusión peligra su vida. Insisten en su negativa, el motivo alegado para el rechazo es básicamente religioso. ¿Cuál de las siguientes opciones sería la más correcta?</text:p>
          </table:table-cell>
          <table:table-cell office:value-type="string" calcext:value-type="string">
            <text:p>Pregunta potencialmente impugnable por ser las cinco respuestas falsas. El enunciado de la pregunta no incluye información suficiente para determinar cuál de las opciones posibles es la más correcta. En este caso, al ser el paciente menor de edad (14 años), los responsables legales son los padres. Nos indican en el enunciado que los padres manifiestan su negativa a que se le administre sangre y han firmado el documento de denegación a la transfusión (respuestas 1 y 2 incorrectas). Tenemos que basarnos en el principio de autonomía del paciente. El rechazo del paciente a recibir un tratamiento, incluso cuando sea necesario para la conservación de la salud, como puede ser, por ejemplo, la negativa de una persona que es testigo de Jehová a ser objeto de una transfusión sanguínea, se ha de aceptar siempre y cuando exprese o haya expresado de forma clara y contundente ese deseo. Tampoco sería adecuado en dicho momento llevar el caso al Comité de Etica Asistencial, ya que aunque sí habría que hacerlo, es una medida que lleva un tiempo, del cual no disponemos en esta situación de urgencia (respuesta 3 incorrecta). El hecho de respetar la preferencia manifestada y atenderle sin realizar la transfusión sería una medida que sí podríamos llevar a cabo en el caso de que en el enunciado nos dijera que se tratara de un adulto, pero en este caso se trata de un niño de 14 años (respuesta 4 incorrecta). En los menores con edades comprendidas entre 12 y 16 años, se debe escuchar la voluntad del menor (en este caso, no nos dicen nada en el enunciado sobre la opinión del menor al respecto) y se debe tener en cuenta a la hora de tomar decisiones, pero antes de decidir se aconseja consultar al juez o al ministerio fiscal (opción 5), pero en la segunda parte del enunciado de dicha opción nos dice “no administraría tratamiento alguno hasta que éste lo indicara”, lo cual invalidaría la opción (respuesta 5 incorrecta), ya que los padres del paciente se niegan a recibir la transfusión, pero al paciente le podemos administrar otros tratamientos (mientras llega la decisión del juez), tales como fluidos sin contenido hemático, control quirúrgico del origen de la hemorragia, hierro y eritropoyetina, basándonos en el Código Deontológico de la Organización Médica Colegial, que exige el no abandono del paciente en ninguna circunstancia. Finalmente, el Ministerio dio por válida la opción 5. 1.- Principio de Autonomía del Paciente. 2.- Código Deontológico de la Organización Médica Colegial.</text:p>
          </table:table-cell>
          <table:table-cell/>
          <table:table-cell office:value-type="string" calcext:value-type="string">
            <text:p>MEDICINA LEGAL</text:p>
          </table:table-cell>
          <table:table-cell office:value-type="string" calcext:value-type="string">
            <text:p>Difícil</text:p>
          </table:table-cell>
          <table:table-cell office:value-type="float" office:value="0.08" calcext:value-type="float">
            <text:p>0,08</text:p>
          </table:table-cell>
          <table:table-cell/>
          <table:table-cell office:value-type="string" calcext:value-type="string">
            <text:p>Transfundir al paciente.</text:p>
          </table:table-cell>
          <table:table-cell office:value-type="string" calcext:value-type="string">
            <text:p>Transfundir al paciente, pero sólo cuando hubiera perdido la conciencia.</text:p>
          </table:table-cell>
          <table:table-cell office:value-type="string" calcext:value-type="string">
            <text:p>Trasladar el caso al comité de ética asistencial para que adopte la decisión.</text:p>
          </table:table-cell>
          <table:table-cell office:value-type="string" calcext:value-type="string">
            <text:p>Respetar la preferencia manifestada y atenderle sin realizar la transfusión.</text:p>
          </table:table-cell>
          <table:table-cell office:value-type="string" calcext:value-type="string">
            <text:p>Lo pondría en conocimiento del juez, y no administraría tratamiento alguno hasta que éste lo indicara.</text:p>
          </table:table-cell>
          <table:table-cell office:value-type="float" office:value="5" calcext:value-type="float">
            <text:p>5</text:p>
          </table:table-cell>
          <table:table-cell/>
          <table:table-cell office:value-type="string" calcext:value-type="string">
            <text:p>Erantzun guztiak faltsuak direla dio</text:p>
          </table:table-cell>
          <table:table-cell table:number-columns-repeated="14"/>
        </table:table-row>
        <table:table-row table:style-name="ro1">
          <table:table-cell office:value-type="float" office:value="2014" calcext:value-type="float">
            <text:p>2014</text:p>
          </table:table-cell>
          <table:table-cell office:value-type="float" office:value="134" calcext:value-type="float">
            <text:p>134</text:p>
          </table:table-cell>
          <table:table-cell office:value-type="float" office:value="10368" calcext:value-type="float">
            <text:p>10368</text:p>
          </table:table-cell>
          <table:table-cell office:value-type="float" office:value="206033" calcext:value-type="float">
            <text:p>206033</text:p>
          </table:table-cell>
          <table:table-cell office:value-type="string" calcext:value-type="string">
            <text:p>FALSE</text:p>
          </table:table-cell>
          <table:table-cell office:value-type="string" calcext:value-type="string">
            <text:p>Una joven de 24 años sufre una caída de la bicicleta con traumatismo en la zona abdominal con el manillar. A las pocas horas del traumatismo comienza con dolor intenso en hipocondrio izquierdo por lo que acude a consultar a un servicio de urgencias. A su llegada el paciente se encuentra pálida y sudorosa, las cifras de presión arterial son 82/54 mmHg y la frecuencia cardiaca es de 120 latidos por minuto. ¿Qué tipo de shock es el que más probablemente padece esta paciente?</text:p>
          </table:table-cell>
          <table:table-cell office:value-type="string" calcext:value-type="string">
            <text:p>En el caso clínico nos refieren una paciente que ha sufrido un traumatismo cerrado directo en abdomen que, sin ser de forma precoz presenta dolor en hipocondrio izquierdo, localización de bazo, ante la cual nuestra sospecha diagnostica debe de ser rotura del mismo. Tomadas constantes habituales en urgencias la paciente esta hipotensa y taquicardica, sintomatologia de shock, sin tener antecedentes infecciosos previos (respuesta 2 incorrecta), sin síntomas cardiacos (respuesta 3 incorrecta) ni antecedentes de haber ingerido alimento o fármaco que cause una anafilaxia (respuesta 4 incorrecta). El shock neurogenico se presenta de forma inmediata ante un cuadro de dolor intenso (respuesta 5 incorrecta). Medicina de urgencia y emergencias. Guia diagnostica y protocolos de actuacion. Año 2010. Jimenez Murillo, L; Montero Peres, FJ. Capitulo 16, pag 146-147</text:p>
          </table:table-cell>
          <table:table-cell/>
          <table:table-cell office:value-type="string" calcext:value-type="string">
            <text:p>URGENCIAS</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Hipovolémico.</text:p>
          </table:table-cell>
          <table:table-cell office:value-type="string" calcext:value-type="string">
            <text:p>Séptico.</text:p>
          </table:table-cell>
          <table:table-cell office:value-type="string" calcext:value-type="string">
            <text:p>Cardiogénico.</text:p>
          </table:table-cell>
          <table:table-cell office:value-type="string" calcext:value-type="string">
            <text:p>Anafiláctico.</text:p>
          </table:table-cell>
          <table:table-cell office:value-type="string" calcext:value-type="string">
            <text:p>Neurogénico.</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35" calcext:value-type="float">
            <text:p>135</text:p>
          </table:table-cell>
          <table:table-cell office:value-type="float" office:value="10369" calcext:value-type="float">
            <text:p>10369</text:p>
          </table:table-cell>
          <table:table-cell office:value-type="float" office:value="206034" calcext:value-type="float">
            <text:p>206034</text:p>
          </table:table-cell>
          <table:table-cell office:value-type="string" calcext:value-type="string">
            <text:p>FALSE</text:p>
          </table:table-cell>
          <table:table-cell office:value-type="string" calcext:value-type="string">
            <text:p>Joven que acude a urgencias por quemadura por llama de segundo grado del 10% de la superficie corporal, afectando al brazo derecho de forma extensa y circular. No se halla pulso arterial en la mano medido por doppler. ¿Cuál es el tratamiento de elección?</text:p>
          </table:table-cell>
          <table:table-cell office:value-type="string" calcext:value-type="string">
            <text:p>El tratamiento urgente y de elección de las quemaduras circunferenciales con isquemia distal es hacer una escarotomía (respuesta 3 correcta). Las curas con sulfadiacina argéntica es el tratamiento habitual de las quemaduras profundas no complicadas (respuesta 1 incorrecta). Los drenajes linfáticos y el by-pass vascular no es una técnica de aplicación en las quemaduras circulares (respuesta 2 incorrecta). La ausencia de pulso arterial es una urgencia quirúrgica y por consiguiente la conducta expectante no debe aplicarse nunca (respuesta 4 incorrecta). La amputación de la extremidad estaría indicada si se objetivan daños isquémicos de la extremidad no recuperables (respuesta 5 incorrecta). Esta pregunta es repetida. L. Gaos et all. Tratamiento quirúrgico agudo de las quemaduras. En Cuidados intensivos del paciente quemado. 1998. Pág. 121 http://amf-semfyc.com/web/article_ver.php?id=910</text:p>
          </table:table-cell>
          <table:table-cell/>
          <table:table-cell office:value-type="string" calcext:value-type="string">
            <text:p>PLÁSTICA</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Curas con sulfadiacina argéntica oclusivas y evaluación de la profundidad a la semana.</text:p>
          </table:table-cell>
          <table:table-cell office:value-type="string" calcext:value-type="string">
            <text:p>Drenajes linfáticos y valorar un by-pass vascular.</text:p>
          </table:table-cell>
          <table:table-cell office:value-type="string" calcext:value-type="string">
            <text:p>Escarotomía o incisiones de descompresión de urgencia.</text:p>
          </table:table-cell>
          <table:table-cell office:value-type="string" calcext:value-type="string">
            <text:p>Conducta expectante.</text:p>
          </table:table-cell>
          <table:table-cell office:value-type="string" calcext:value-type="string">
            <text:p>Amputación de la extremidad.</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136" calcext:value-type="float">
            <text:p>136</text:p>
          </table:table-cell>
          <table:table-cell office:value-type="float" office:value="10370" calcext:value-type="float">
            <text:p>10370</text:p>
          </table:table-cell>
          <table:table-cell office:value-type="float" office:value="206035" calcext:value-type="float">
            <text:p>206035</text:p>
          </table:table-cell>
          <table:table-cell office:value-type="string" calcext:value-type="string">
            <text:p>FALSE</text:p>
          </table:table-cell>
          <table:table-cell office:value-type="string" calcext:value-type="string">
            <text:p>Ingresa en nuestra planta desde Urgencias para estudia un paciente de 80 años refiriendo pérdida de peso y malestar inespecífico centroabdominal, junto a pérdida de apetito. El proceso diagnóstico que debemos desarrollar durante su ingreso será guiado por los siguientes principios EXCEPTO:</text:p>
          </table:table-cell>
          <table:table-cell office:value-type="string" calcext:value-type="string">
            <text:p>Los médicos dependen cada vez más de las innumerables pruebas diagnósticas para dilucidar problemas clínicos. Sin embargo el cúmulo de datos que pueden ser obtenidos no exime al médico de la responsabiliad de realizar una observación y exploración cuidadosas del paciente. En todo proceso diagnóstico deben tenerse en cuenta los principios éticos básicos como son el principio de beneficiencia - no maleficencia, según los cuales es imprescindible que el médico no añada nuevas incomodidades con la práctica de exploraciones complementarias que no sean estrictamente necesarias (respuesta 5 incorrecta); o el principio de autonomía del paciente, según el cual se buscará que ésta sea partícipe de las decisiones relativas al diagnóstico y tratamiento (respuesta 2 incorrecta). Así mismo el médico no sólo debe ponderar los riesgos, si no también los gastos derivados de las pruebas que prescribe, en relación con la información que puede proporcionar, así, ante dos pruebas complementarias de rendimiento similar, se decidirá siempre por la más económica y de menor riesgo, (respuestas 4 y 5 incorrectas). Es absolutamente esencial que el ejercicio clínico sea presidido por el sentido común y pensar en primer lugar en lo más corriente para solo después, una vez descartadas con certeza las entidades más frecuentes, considerar lo raro o incluso lo previamente ignoto (respuesta 3 incorrecta). Por ello a la hora de solicitar pruebas diagnósticas, debe realizarse de manera escalonada, dirigiéndo los estudios según la sospecha diagnóstica, ampliando el estudio si es necesario posteriormente en función de los nuevos hallazgos (respuesta 1 correcta). Farreras 17ed. Pág 3 y 4</text:p>
          </table:table-cell>
          <table:table-cell/>
          <table:table-cell office:value-type="string" calcext:value-type="string">
            <text:p>PALIATIVOS</text:p>
          </table:table-cell>
          <table:table-cell office:value-type="string" calcext:value-type="string">
            <text:p>Fácil</text:p>
          </table:table-cell>
          <table:table-cell office:value-type="float" office:value="0.67" calcext:value-type="float">
            <text:p>0,67</text:p>
          </table:table-cell>
          <table:table-cell/>
          <table:table-cell office:value-type="string" calcext:value-type="string">
            <text:p>Se realizarán todas aquellas pruebas que puedan aportar luz al proceso sospechado por el médico cubriendo el más amplio diagnóstico diferencial desde el comienzo.</text:p>
          </table:table-cell>
          <table:table-cell office:value-type="string" calcext:value-type="string">
            <text:p>El proceso asistencial se adaptará al contexto clínico individual del paciente y se buscará que éste sea partícipe de las decisiones relativas al diagnóstico y tratamiento.</text:p>
          </table:table-cell>
          <table:table-cell office:value-type="string" calcext:value-type="string">
            <text:p>Es importante pensar en primer lugar en lo más corriente, para sólo después, una vez descartadas con certeza las entidades más frecuentes, considerar lo raro.</text:p>
          </table:table-cell>
          <table:table-cell office:value-type="string" calcext:value-type="string">
            <text:p>Algunas pruebas complementarias pueden ser redundantes y no aportar valor al proceso diagnóstico, pero si al coste sanitario. Así, ante dos pruebas complementarias de rendimiento similar, se decidirá siempre por la más económica y de menor riesgo.</text:p>
          </table:table-cell>
          <table:table-cell office:value-type="string" calcext:value-type="string">
            <text:p>Es imprescindible que el médico no añada nuevas incomodidades con la práctica de exploraciones complementarias que no sean estrictamente necesarias.</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39" calcext:value-type="float">
            <text:p>139</text:p>
          </table:table-cell>
          <table:table-cell office:value-type="float" office:value="10373" calcext:value-type="float">
            <text:p>10373</text:p>
          </table:table-cell>
          <table:table-cell office:value-type="float" office:value="206038" calcext:value-type="float">
            <text:p>206038</text:p>
          </table:table-cell>
          <table:table-cell office:value-type="string" calcext:value-type="string">
            <text:p>FALSE</text:p>
          </table:table-cell>
          <table:table-cell office:value-type="string" calcext:value-type="string">
            <text:p>Asistimos en Urgencias a una mujer de 87 años hipertensa, diabética y con insuficiencia cardiaca clase D y un grado funcional basal 3-4 de la NYHA. En los últimos seis meses ingresó desde Urgencias en nuestro servicio 6 veces. La última vez fue un ingreso de evolución tórpida en la que se valoró su posible asistencia intensiva en UCI, pero se descartó dada su situación basal y el deseo de la paciente de evitar medidas de soporte de dudosa efectividad e invasivas. Acude nuevamente a las 48 horas tras el alta de su último ingreso por clínica de incremento de su disnea hasta grado 4 en el contexto de tos y expectoración purulenta. Se encuentra mal perfundida y su saturación con oxigenoterapia mediante mascarilla reservorio de O2 es de 85%. En relación con la actitud diagnóstica y terapéutica a adoptar es preciso tener cuenta que:</text:p>
          </table:table-cell>
          <table:table-cell office:value-type="string" calcext:value-type="string">
            <text:p>Se trata de una paciente geriátrica de 87 años de edad con pluripatología (hipertensión, diabetes e insuficiencia cardíaca), presentando un importante deterioro funcional debido a su cardiopatía de base. Ingresa por nuevo episodio de insuficiencia respiratoria. En este caso, dada su situación basal no estaría indicada la realización de medidas invasivas (respuestas 1 y 4 incorrectas). Lo adecuado sería definir los objetivos terapéuticos en esta paciente, evitando tratamientos innecesarios, respetando las preferencias del paciente y de su familia (respuesta 3 correcta). No es adecuada la abstención terapéutica (respuesta 2 incorrecta) ni tampoco únicamente administrar sedación (respuesta 5 incorrecta). 1.- Martín Zurro: Principios de Atención Primaria; 6ª ed, vol I, págs. 78- 84.</text:p>
          </table:table-cell>
          <table:table-cell/>
          <table:table-cell office:value-type="string" calcext:value-type="string">
            <text:p>GERIATR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Es crucial el diagnóstico preciso e inmediato mediante TAC de tórax y obtención de muestras microbiológicas, incluso de carácter invasivo, para ajustar el tratamiento.</text:p>
          </table:table-cell>
          <table:table-cell office:value-type="string" calcext:value-type="string">
            <text:p>Dada la avanzada edad y situación clínica es recomendable la abstención terapéutica, "primun non nocere", dado lo evolucionado del cuadro.</text:p>
          </table:table-cell>
          <table:table-cell office:value-type="string" calcext:value-type="string">
            <text:p>Es fundamental definir explícitamente los objetivos terapéuticos, simplificándolos y evitando tratamientos innecesarios, así como respetar los valores y preferencias del paciente y de su familia.</text:p>
          </table:table-cell>
          <table:table-cell office:value-type="string" calcext:value-type="string">
            <text:p>Se trata de una neumonía adquirida en la comunidad (NAC) de alto riesgo que precisa de tratamiento intensivo con soporte ventilatorio, incluso mecánico, y antibioterapia de alto espectro por el riesgo de multirresistencia bacteriana.</text:p>
          </table:table-cell>
          <table:table-cell office:value-type="string" calcext:value-type="string">
            <text:p>Se trata de un proceso de fin de vida en situación agónica a quien prioritariamente se debe realizar sedación para paliar su sufrimiento.</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143" calcext:value-type="float">
            <text:p>143</text:p>
          </table:table-cell>
          <table:table-cell office:value-type="float" office:value="10377" calcext:value-type="float">
            <text:p>10377</text:p>
          </table:table-cell>
          <table:table-cell office:value-type="float" office:value="206042" calcext:value-type="float">
            <text:p>206042</text:p>
          </table:table-cell>
          <table:table-cell office:value-type="string" calcext:value-type="string">
            <text:p>FALSE</text:p>
          </table:table-cell>
          <table:table-cell office:value-type="string" calcext:value-type="string">
            <text:p>Niño de 1 año de edad, que no pasó las pruebas de cribado auditivo al nacimiento y que presenta unos potenciales evocados auditivos del tronco cerebral que determinan una hipoacusia bilateral leve-moderada en el oído derecho y moderada-grave en el oido izquierdo. ¿Cuál es la actitud más correcta a seguir en el momento actual?</text:p>
          </table:table-cell>
          <table:table-cell office:value-type="string" calcext:value-type="string">
            <text:p>Una vez que se ha confirmado la existencia de una hipoacusia es necesario realizar la adaptación protésica que sea necesaria (audífonos e implantes) y la intervención logopédica. El periodo entre los 3 meses de edad y los 3 años es crítico para la estimulación auditiva y el desarrollo del lenguaje. No se puede esperar hasta los 3 años para comprobar si se desarrolla el lenguaje (respuestas 1 y 3 incorrectas). El primer paso en la rehabilitación auditiva de este paaciente debe ser la adaptación audioprotésica y la rehabilitación logopédica (respuesta 4 correcta). En los caso en los que la adaptación de audífonos y la atención temprana no rindan los resultados esperados en un periodo de 3 -6 meses, ha de considerarse la inclusión del niño en el programa de implante coclear. En la pregunta nos ofrecen el implante coclear antes de intentar la adaptación de audífonos, y en un oído con sordera moderada-grave, que a priori podría tener un buen resultado con ellos (respuesta 5 incorrecta) y en un oído con hipoacusia leve-moderada, donde no estarían indicados los implantes (respuesta 2 incorrecta) Llorente JL, Álvarez C, Núñez F. Otorrinolaringología (2012). Manual Clínico. Ed. Panamericana. Audífono Implante coclear. Están indicados ante el fracaso de la rehabilitación con una prótesis auditiva en un paciente con hipoacusia severa a profunda, que tenga (con ayuda auditiva) una discriminación verbal de menos del 40%. Los implantes cocleares convierten el sonido en corrientes eléctricas que estimulan el nervio auditivo. Constan de electrodos insertados en la cóclea a través de la ventana redonda, un procesador del lenguaje que convierte los sonidos en corrientes eléctricas, y un sistema que transmite las corrientes eléctricas a través de la piel hasta los electrodos de la cóclea. El 75% de los pacientes rehabilitados con implantes cocleares pueden mantener una conversación telefónica. Los implantes cocleares están indicados en las sorderas cocleares totales (cofosis o pérdida de más de 90 dB) con integridad de la vía auditiva retrococlear</text:p>
          </table:table-cell>
          <table:table-cell/>
          <table:table-cell office:value-type="string" calcext:value-type="string">
            <text:p>OTORRINOLARINGOLOGÍA</text:p>
          </table:table-cell>
          <table:table-cell office:value-type="string" calcext:value-type="string">
            <text:p>Difícil</text:p>
          </table:table-cell>
          <table:table-cell office:value-type="float" office:value="0.26" calcext:value-type="float">
            <text:p>0,26</text:p>
          </table:table-cell>
          <table:table-cell/>
          <table:table-cell office:value-type="string" calcext:value-type="string">
            <text:p>Realizar una audiometría en el plazo de 6 meses para confirmar el diagnóstico.</text:p>
          </table:table-cell>
          <table:table-cell office:value-type="string" calcext:value-type="string">
            <text:p>Cirugía para adaptar mi implante coclear en el oido derecho.</text:p>
          </table:table-cell>
          <table:table-cell office:value-type="string" calcext:value-type="string">
            <text:p>Esperar hasta los 3 años para comprobar si desarrolla el lenguaje.</text:p>
          </table:table-cell>
          <table:table-cell office:value-type="string" calcext:value-type="string">
            <text:p>Adaptación de audioprótesis bilateral y rehabilitación logopédica.</text:p>
          </table:table-cell>
          <table:table-cell office:value-type="string" calcext:value-type="string">
            <text:p>Cirugía para adaptar un implante coclear en el oído izquierdo.</text:p>
          </table:table-cell>
          <table:table-cell office:value-type="float" office:value="4" calcext:value-type="float">
            <text:p>4</text:p>
          </table:table-cell>
          <table:table-cell table:number-columns-repeated="16"/>
        </table:table-row>
        <table:table-row table:style-name="ro1">
          <table:table-cell office:value-type="float" office:value="2014" calcext:value-type="float">
            <text:p>2014</text:p>
          </table:table-cell>
          <table:table-cell office:value-type="float" office:value="144" calcext:value-type="float">
            <text:p>144</text:p>
          </table:table-cell>
          <table:table-cell office:value-type="float" office:value="10378" calcext:value-type="float">
            <text:p>10378</text:p>
          </table:table-cell>
          <table:table-cell office:value-type="float" office:value="206043" calcext:value-type="float">
            <text:p>206043</text:p>
          </table:table-cell>
          <table:table-cell office:value-type="string" calcext:value-type="string">
            <text:p>FALSE</text:p>
          </table:table-cell>
          <table:table-cell office:value-type="string" calcext:value-type="string">
            <text:p>Acude a urgencias un lactante con 39º C de temperatura axilar, edema del párpado izquierdo y rinorrea del mismo lado. ¿Cuál es el diagnóstico más probable?</text:p>
          </table:table-cell>
          <table:table-cell office:value-type="string" calcext:value-type="string">
            <text:p>En el caso clínico de la pregunta se describe una sinusitis en un lactante. Las sinusitis más frecuentes en niños pequeños son las sinusitis etmoidales (respuesta 3 correcta). Otro dato que apoya este diagnóstico es el edema del párpado superior. El seno etmoidal es el que está más desarrollado en los niños pequeños, ya que el espacio del seno maxilar está ocupado en gran medida por los gérmenes de los dientes definitivos. El seno frontal es el último en neumatizarse. En los niños mayores y en los adultos, las sinusitis más frecuentes son las sinusitis maxilares. Llorente JL, Álvarez C, Núñez F. Otorrinolaringología (2012). Manual Clínico. Ed. Panamericana. Celulitis orbitaria secundaria a sinusitis etmoidal en un niño. Edema palpebral, dolor ocular y fiebre son sugestivos de complicación orbitaria de una sinusitis etmoidal. Celulitis orbitaria secundaria a una sinusitis etmoidal repeMIR La causa más frecuente de celulitis orbitaria es una sinusitis etmoidal. La causa más frecuente de exoftalmos en el niño es la celulitis orbitaria (2+)</text:p>
          </table:table-cell>
          <table:table-cell/>
          <table:table-cell office:value-type="string" calcext:value-type="string">
            <text:p>OTORRINOLARINGOLOGÍA</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Pansinusitis.</text:p>
          </table:table-cell>
          <table:table-cell office:value-type="string" calcext:value-type="string">
            <text:p>Sinusitis maxilar izquierda.</text:p>
          </table:table-cell>
          <table:table-cell office:value-type="string" calcext:value-type="string">
            <text:p>Sinusitis etmoidal izquierda.</text:p>
          </table:table-cell>
          <table:table-cell office:value-type="string" calcext:value-type="string">
            <text:p>Sinusitis esfenoidal izquierda.</text:p>
          </table:table-cell>
          <table:table-cell office:value-type="string" calcext:value-type="string">
            <text:p>Sinusitis frontal izquierda.</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148" calcext:value-type="float">
            <text:p>148</text:p>
          </table:table-cell>
          <table:table-cell office:value-type="float" office:value="10382" calcext:value-type="float">
            <text:p>10382</text:p>
          </table:table-cell>
          <table:table-cell office:value-type="float" office:value="206047" calcext:value-type="float">
            <text:p>206047</text:p>
          </table:table-cell>
          <table:table-cell office:value-type="string" calcext:value-type="string">
            <text:p>FALSE</text:p>
          </table:table-cell>
          <table:table-cell office:value-type="string" calcext:value-type="string">
            <text:p>Mujer de 30 años que acude a urgencias por pérdida de visión, dolor, ojo rojo y fotofobia de OI de 5 días de evolución. En el diagnóstico diferencial debes incluir todas estas patologías EXCEPTO una:</text:p>
          </table:table-cell>
          <table:table-cell office:value-type="string" calcext:value-type="string">
            <text:p>Estamos ante un caso clínico de ojo rojo doloroso. Las entidades uveítis anterior (respuesta 1 incorrecta), úlcera corneal (respuesta 2 incorrecta), iritis (respuesta 3 incorrecta) y esclerouveítis (respuesta 4 incorrecta) son causas bien conocidas de ojo rojo doloroso. La coriorretinopatía central serosa (respuesta 5 correcta) no cursa con enrojecimiento ocular ni tampoco con dolor. Esta entidad consiste en un acúmulo de líquido bajo la retina sensorial, de causa no bien conocida; aunque se ha relacionado con estrés y es más frecuente en varones jóvenes, cursa con metamorfopsia en el campo central de la visión: las líneas se ven distorsionadas y típicamente los objetos aparecen más pequeños o alejados con el ojo afecto. Kanski, 5ª Ed, pág 430</text:p>
          </table:table-cell>
          <table:table-cell/>
          <table:table-cell office:value-type="string" calcext:value-type="string">
            <text:p>OFTALMOLOGÍA</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Uveitis anterior.</text:p>
          </table:table-cell>
          <table:table-cell office:value-type="string" calcext:value-type="string">
            <text:p>Úlcera corneal.</text:p>
          </table:table-cell>
          <table:table-cell office:value-type="string" calcext:value-type="string">
            <text:p>Iritis traumática.</text:p>
          </table:table-cell>
          <table:table-cell office:value-type="string" calcext:value-type="string">
            <text:p>Esclerouveitis.</text:p>
          </table:table-cell>
          <table:table-cell office:value-type="string" calcext:value-type="string">
            <text:p>Coriorretinopatia central serosa.</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149" calcext:value-type="float">
            <text:p>149</text:p>
          </table:table-cell>
          <table:table-cell office:value-type="float" office:value="10383" calcext:value-type="float">
            <text:p>10383</text:p>
          </table:table-cell>
          <table:table-cell office:value-type="float" office:value="206048" calcext:value-type="float">
            <text:p>206048</text:p>
          </table:table-cell>
          <table:table-cell office:value-type="string" calcext:value-type="string">
            <text:p>FALSE</text:p>
          </table:table-cell>
          <table:table-cell office:value-type="string" calcext:value-type="string">
            <text:p>Hombre de 75 años que refiere disminución de agudeza visual central en su ojo derecho de dos semanas de evolución. En el examen de fondo de ojo se aprecian drusas blandas y desprendimiento seroso a nivel de la mácula. ¿Qué tratamiento es actualmente el más indicado para esta enfermedad?</text:p>
          </table:table-cell>
          <table:table-cell office:value-type="string" calcext:value-type="string">
            <text:p>Nos muestran un caso compatible con una degeneración macular asociada a edad tipo exudativo o húmedo; hay una disminución de visión relativamente aguda, de dos semanas de evolución, y en el fondo de ojo se aprecian drusas blandas y desprendimiento seroso a nivel macular. Hoy en día la administración de fármacos intravítreos antiangiogénicos (ranibizumab...) es la medida que, aunque limitada, ha demostrado mayor eficacia (respuesta 3 correcta). Kanski, 7ª Ed, pág 624-627 Drusas duras foveales (DMAE atrófica inicial) Drusas blandas, algunas confluentes, mayor riesgo de desarrollar MNVSR.</text:p>
          </table:table-cell>
          <table:table-cell/>
          <table:table-cell office:value-type="string" calcext:value-type="string">
            <text:p>OFTALMOLOGÍA</text:p>
          </table:table-cell>
          <table:table-cell office:value-type="string" calcext:value-type="string">
            <text:p>Normal</text:p>
          </table:table-cell>
          <table:table-cell office:value-type="float" office:value="0.63" calcext:value-type="float">
            <text:p>0,63</text:p>
          </table:table-cell>
          <table:table-cell/>
          <table:table-cell office:value-type="string" calcext:value-type="string">
            <text:p>Fotocoagulación focal con láser.</text:p>
          </table:table-cell>
          <table:table-cell office:value-type="string" calcext:value-type="string">
            <text:p>Terapia fotodinámica.</text:p>
          </table:table-cell>
          <table:table-cell office:value-type="string" calcext:value-type="string">
            <text:p>Invecciones intravitreas de fármacos antiangiogénicos.</text:p>
          </table:table-cell>
          <table:table-cell office:value-type="string" calcext:value-type="string">
            <text:p>Vitrectomía posterior.</text:p>
          </table:table-cell>
          <table:table-cell office:value-type="string" calcext:value-type="string">
            <text:p>Observación.</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152" calcext:value-type="float">
            <text:p>152</text:p>
          </table:table-cell>
          <table:table-cell office:value-type="float" office:value="10386" calcext:value-type="float">
            <text:p>10386</text:p>
          </table:table-cell>
          <table:table-cell office:value-type="float" office:value="206051" calcext:value-type="float">
            <text:p>206051</text:p>
          </table:table-cell>
          <table:table-cell office:value-type="string" calcext:value-type="string">
            <text:p>FALSE</text:p>
          </table:table-cell>
          <table:table-cell office:value-type="string" calcext:value-type="string">
            <text:p>Hombre de 42 años, casado, con tres hijos menores de edad. Sin antecedentes psiquiátricos. Tras un ERE en el banco en que trabajaba, es finalmente despedido y lleva 5 meses de paro. No encuentra otra actividad laboral. Acude a consulta con el siguiente cuadro clínico: desánimo general, inapetencia, nerviosismo, insomnio. preocupaciones recurrentes sobre su futuro y evitación de actividades socio_x0002_familiares. ¿Qué opción diagnóstica de las siguientes es la más adecuada?</text:p>
          </table:table-cell>
          <table:table-cell office:value-type="string" calcext:value-type="string">
            <text:p>En la pregunta tenemos a un paciente sin antecedentes previos de enfermedad psiquiátrica de tras un agente estresante identificable (pérdida de empleo) desarrolla una cuadro de 5 meses de evolución con síntomas de ansiedad y de alteración del ánimo. Estos síntomas no son tan importantes como para cumplir criterios de Depresión mayor. Aunque sus síntomas depresivos podrían ser similares a la distimia, no cumple el criterio de tiempo necesario de 2 años en adultos (respuesta 4 incorrecta). Sus síntomas ansiosos no cumplen criterios de trastorno de ansiedad generalizada, tampoco se presenta su ansiedad en forma de crisis de angustia sin desencadenante aparente, ni se identifican datos de agorafobia (respuesta 5 incorrecta). La ansiedad no es de carácter fóbico aunque nos digan que evita actividades sociales (respuesta 3 incorrecta) ni presenta ideas obsesivas o compulsiones típicas del trastorno obsesivo compulsivo (respuesta 1 incorrecta). La presencia de síntomas marcados de ansiedad y depresión (que no cumplen criterios para otros trastornos mayores de estas categorías) en respuesta a un estresor identificable (como la pérdida de su empleo) los meses previos es típico de un trastorno de adaptación, en este caso con síntomas tanto de ansiedad como de depresión. (respuesta 2 correcta) Kaplan &amp; Sadock’s Synopsis of Psychiatry, 11ª edición. Philadelphia: Wolters Kluwer; 2014. p. 449</text:p>
          </table:table-cell>
          <table:table-cell/>
          <table:table-cell office:value-type="string" calcext:value-type="string">
            <text:p>PSIQUIATRÍA</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Trastorno obsesivo.</text:p>
          </table:table-cell>
          <table:table-cell office:value-type="string" calcext:value-type="string">
            <text:p>Trastorno adaptativo con síntomas ansioso-depresivos.</text:p>
          </table:table-cell>
          <table:table-cell office:value-type="string" calcext:value-type="string">
            <text:p>Fobia social.</text:p>
          </table:table-cell>
          <table:table-cell office:value-type="string" calcext:value-type="string">
            <text:p>Distimia.</text:p>
          </table:table-cell>
          <table:table-cell office:value-type="string" calcext:value-type="string">
            <text:p>Ansiedad con agorafobia.</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154" calcext:value-type="float">
            <text:p>154</text:p>
          </table:table-cell>
          <table:table-cell office:value-type="float" office:value="10388" calcext:value-type="float">
            <text:p>10388</text:p>
          </table:table-cell>
          <table:table-cell office:value-type="float" office:value="206053" calcext:value-type="float">
            <text:p>206053</text:p>
          </table:table-cell>
          <table:table-cell office:value-type="string" calcext:value-type="string">
            <text:p>FALSE</text:p>
          </table:table-cell>
          <table:table-cell office:value-type="string" calcext:value-type="string">
            <text:p>Hombre de 28 años que es traído a urgencias, un sábado en la madrugada, en estado de agitación psícomotriz y con ideas delirantes. Su acompañante refiere abuso previo, por parte del paciente, de cocaína. ¿Qué signo/síntoma NO esperaría encontrar?</text:p>
          </table:table-cell>
          <table:table-cell office:value-type="string" calcext:value-type="string">
            <text:p>El cuadro del paciente es muy sugestivo de una intoxicación por cocaína. Aunque la mayoría de los efectos en el SNC están relacionados con la alteración de la vía dopaminérgica, la cocaína es también un estimulante del sistema nervioso simpático por bloqueo de la recaptación de NA, así que la mayoría de los síntomas somáticos de la intoxicación se relacionan con un mayor tono adrenérgico (taquicardia, hipertermia, midriasis, diaforesis, hipertensión, arritmias cardiacas o dolor torácico...). (respuesta 1 correcta) Kaplan &amp; Sadock’s Synopsis of Psychiatry, 11ª edición. Philadelphia: Wolters Kluwer; 2014. p. 676. American Psychiatric Association. Diagnostic and Statistical Manual of Mental Disorders. 5ª edición. Washington DC: American Psichiatric Publishing;2013 p. 567. Vallejo. Introducción a la psicopatología y la psiquiatría. 7ª edición. Barcelona: Elsevier Masson; 2011. p. 375</text:p>
          </table:table-cell>
          <table:table-cell/>
          <table:table-cell office:value-type="string" calcext:value-type="string">
            <text:p>PSIQUIATR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Hipotermia.</text:p>
          </table:table-cell>
          <table:table-cell office:value-type="string" calcext:value-type="string">
            <text:p>Taquicardia.</text:p>
          </table:table-cell>
          <table:table-cell office:value-type="string" calcext:value-type="string">
            <text:p>Midriasis.</text:p>
          </table:table-cell>
          <table:table-cell office:value-type="string" calcext:value-type="string">
            <text:p>Diaforesis.</text:p>
          </table:table-cell>
          <table:table-cell office:value-type="string" calcext:value-type="string">
            <text:p>Dolor torácico.</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55" calcext:value-type="float">
            <text:p>155</text:p>
          </table:table-cell>
          <table:table-cell office:value-type="float" office:value="10389" calcext:value-type="float">
            <text:p>10389</text:p>
          </table:table-cell>
          <table:table-cell office:value-type="float" office:value="206054" calcext:value-type="float">
            <text:p>206054</text:p>
          </table:table-cell>
          <table:table-cell office:value-type="string" calcext:value-type="string">
            <text:p>FALSE</text:p>
          </table:table-cell>
          <table:table-cell office:value-type="string" calcext:value-type="string">
            <text:p>Acude a la consulta un hombre de 67 años de edad acompañado de dos de sus hijos que comentan que su padre viene presentando los últimos dos meses unas pérdidas de memoria cada vez mayores. Previamente a ello pasó por una temporada en la que presentaba estado de ánimo bajo. A lo largo de los últimos meses además ha comenzado a dar un "no se" o un "no me importa" como contestación a la mayoría de las preguntas que se le formulan al tiempo que han aumentado sus manifestaciones de queja y malestar por sus olvidos, especialmente por las mañanas. A pesar de todo ello parece desenvolverse con relativa comodidad en el día a día. Uno de los siguientes sería el fármaco más indicado para el tratamiento de éste paciente, señálelo.</text:p>
          </table:table-cell>
          <table:table-cell office:value-type="string" calcext:value-type="string">
            <text:p>El cuadro es el de un paciente de 67 años que acude por un cuadro de problemas de memoria y síntomas depresivos. El diagnóstico diferencial principal estaría entre Enfermedad de Alzheimer (EA) y pseudodemencia depresiva. A lo largo de la pregunta nos dan varias pistas que sugieren la pseudodemencia: edad 67 años (en EA nos darían una edad más avanzada), su familia puede determinar el inicio concreto del cuadro (en la EA el inicio es más insidioso) y además coincide con un cuadro de alteración del estado de ánimo, el paciente es el que formula las quejas de pérdida de memoria (mientras que el paciente con EA suele ser bastante negligente de sus fallos de memoria) y presenta negativismo, empeoramiento matutino (EA es vespertino porque aumenta la desorientación por las noches) y que mantiene independencia para sus actividades diarias a pesar de estos déficits cognitivos. Por todo ello recomendaría tratamiento con antidepresivos, en concreto ISRS como la sertralina (respuesta 5 correcta) en vez de tratamientos para la EA como el Donepezilo o la tacrina (respuesta 3 y 4 incorrectas). Quetiapina es un neuroléptico atípico que podría utilizarse si presentase agitación o síntomas psicóticos pero no nos refieren ningunos de estos síntomas. (respuesta 1 incorrecta) Lamotrigina es un antiepiléptico y no estaría indicado (respuesta 2 incorrecta) Vallejo. Introducción a la psicopatología y la psiquiatría. 7ª edición. Barcelona: Elsevier Masson; 2011. p. 245</text:p>
          </table:table-cell>
          <table:table-cell/>
          <table:table-cell office:value-type="string" calcext:value-type="string">
            <text:p>PSIQUIATRÍA</text:p>
          </table:table-cell>
          <table:table-cell office:value-type="string" calcext:value-type="string">
            <text:p>Normal</text:p>
          </table:table-cell>
          <table:table-cell office:value-type="float" office:value="0.62" calcext:value-type="float">
            <text:p>0,62</text:p>
          </table:table-cell>
          <table:table-cell/>
          <table:table-cell office:value-type="string" calcext:value-type="string">
            <text:p>Quetiapina.</text:p>
          </table:table-cell>
          <table:table-cell office:value-type="string" calcext:value-type="string">
            <text:p>Lamotrigina.</text:p>
          </table:table-cell>
          <table:table-cell office:value-type="string" calcext:value-type="string">
            <text:p>Tacrina.</text:p>
          </table:table-cell>
          <table:table-cell office:value-type="string" calcext:value-type="string">
            <text:p>Donepezilo.</text:p>
          </table:table-cell>
          <table:table-cell office:value-type="string" calcext:value-type="string">
            <text:p>Sertralina.</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157" calcext:value-type="float">
            <text:p>157</text:p>
          </table:table-cell>
          <table:table-cell office:value-type="float" office:value="10391" calcext:value-type="float">
            <text:p>10391</text:p>
          </table:table-cell>
          <table:table-cell office:value-type="float" office:value="206056" calcext:value-type="float">
            <text:p>206056</text:p>
          </table:table-cell>
          <table:table-cell office:value-type="string" calcext:value-type="string">
            <text:p>FALSE</text:p>
          </table:table-cell>
          <table:table-cell office:value-type="string" calcext:value-type="string">
            <text:p>Hombre de 28 años de profesión violinista, que consulta por haber presentado en los últimos 3 meses crisis de pánico durante sus actuaciones públicas. Las crisis se acompañan de intenso miedo a quedar bloqueado y no poder continuar con la actuación, algo que sería humillante para él. Este miedo le ha hecho cancelar sus próximas actuaciones. En el resto de sus actividades diarias no experimenta este temor, ni tampoco le sucede cuando ensaya con sus compañeros de la orquesta. ¿Qué diagnóstico consideraría más probable para este caso?</text:p>
          </table:table-cell>
          <table:table-cell office:value-type="string" calcext:value-type="string">
            <text:p>El paciente presenta ansiedad en forma de crisis de pánico y miedo anticipatorio a quedar bloqueado durante las actuaciones. Con estos datos podemos descartar el trastorno de ansiedad generalizada que es de tipo continuo, crónico y que precisa de al menos seis meses de duración. (respuesta 4 incorrecta) Además tampoco tenemos datos clásicos de agorafobia (miedo a usar transporte público, espacios abiertos o cerrados, salir solo de casa...). Aunque en la agorafobia hay miedo a situaciones sociales, el miedo suele ser a tener crisis de pánico, y no al escrutinio público en si mismo. (respuesta 5 incorrecta) El paciente presenta crisis de pánico, pero éstas se presentan exclusivamente cuando actúa públicamente. Esto es la característica principal que nos permite descartar el trastorno de pánico, donde las crisis de pánico aparecen de forma espontánea, no desencadenada por un estímulo concreto como en las fobias. (respuesta 2 incorrecta) Llamamos fobias simples a aquéllas en las que el miedo va dirigido a contra objetos o situaciones específicas (animales, volar en avión, sangre…). (respuesta 1 incorrecta) Una categoría especial que solemos separar de las fobias simples es la fobia social, donde el temor es a situaciones sociales o actuaciones en público en las que el sujeto se ve expuesto a personas que no son de su ámbito familiar o social, o a la evalución por parte de otros. El paciente teme actuar de un modo que sea humillante o embarazoso, y la exposición a estas situaciones suele desencadenar ansiedad que puede tomar la forma de una crisis de pánico. Decimos que es sólo de ejecución cuando se limita solamente a hablar o actuar en público, no a otras situaciones sociales. (respuesta 3 correcta) Vallejo. Introducción a la psicopatología y la psiquiatría. 7ª edición. Barcelona: Elsevier Masson; 2011. p. 159 American Psychiatric Association. Diagnostic and Statistical Manual of Mental Disorders. 5ª edición. Washington DC: American Psichiatric Publishing;2013 p.202 Fobia social</text:p>
          </table:table-cell>
          <table:table-cell/>
          <table:table-cell office:value-type="string" calcext:value-type="string">
            <text:p>PSIQUIATRÍA</text:p>
          </table:table-cell>
          <table:table-cell office:value-type="string" calcext:value-type="string">
            <text:p>Normal</text:p>
          </table:table-cell>
          <table:table-cell office:value-type="float" office:value="0.41" calcext:value-type="float">
            <text:p>0,41</text:p>
          </table:table-cell>
          <table:table-cell/>
          <table:table-cell office:value-type="string" calcext:value-type="string">
            <text:p>Fobia simple.</text:p>
          </table:table-cell>
          <table:table-cell office:value-type="string" calcext:value-type="string">
            <text:p>Trastorno de pánico.</text:p>
          </table:table-cell>
          <table:table-cell office:value-type="string" calcext:value-type="string">
            <text:p>Fobia social de ejecución.</text:p>
          </table:table-cell>
          <table:table-cell office:value-type="string" calcext:value-type="string">
            <text:p>Trastorno de ansiedad generalizada.</text:p>
          </table:table-cell>
          <table:table-cell office:value-type="string" calcext:value-type="string">
            <text:p>Agorafobia.</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158" calcext:value-type="float">
            <text:p>158</text:p>
          </table:table-cell>
          <table:table-cell office:value-type="float" office:value="10392" calcext:value-type="float">
            <text:p>10392</text:p>
          </table:table-cell>
          <table:table-cell office:value-type="float" office:value="206057" calcext:value-type="float">
            <text:p>206057</text:p>
          </table:table-cell>
          <table:table-cell office:value-type="string" calcext:value-type="string">
            <text:p>FALSE</text:p>
          </table:table-cell>
          <table:table-cell office:value-type="string" calcext:value-type="string">
            <text:p>Mujer de raza caucásica de 28 años de edad, nulípara, acude para revisión ginecológica anual y solicitando la posibilidad de reducir el riesgo de cáncer de ovario dado que su madre falleció a causa de esta neoplasia a los 64 años de edad. En el interrogatorio detallado no se identifican otros antecedentes familiares de cáncer ovárico ni mamario. ¿Cuál de las siguientes estrategias es la más idónea para reducir el riesgo de cáncer de ovario en esta paciente?</text:p>
          </table:table-cell>
          <table:table-cell office:value-type="string" calcext:value-type="string">
            <text:p>En esta paciente con sólo un antecedente familiar de cáncer de ovario no tenemos por qué sospechar una predisposición hereditaria al cáncer de mama y de ovario. Por lo tanto, no nos plantearíamos medidas profilácticas como la salpingooforectomía bilateral. Y aunque presentara una predisposición hereditaria tampoco le recomendaríamos una salpingooforectomía inicialmente dada su edad y ausencia de descendencia. (Respuesta 2 incorrecta) Ni la oclusión tubárica ni la aspirina ni la lactancia artificial previenen frente al cáncer de ovario (respuestas 1,3 y 4 incorrectas). La toma de anticonceptivos hormonales combinados reduce en un 40 % el riesgo de cáncer de ovario y hasta en un 80% a los 10 años de uso. Este beneficio se mantiene en los 10-15 años tras su uso. Por lo tanto ,la estrategia más idónea para reducir el riesgo de cáncer de ovario en esta paciente sería la toma de anticonceptivos hormonales combinados. (Respuesta 5 correcta) Protocolos SEGO/SEC Anticoncepción Hormonal Combinada Oral, transdérmica y vaginal(Protocolo actualizado en Junio de 2013) Management of hereditary breast and ovarian cancer syndrome patients with BRCA mutations .Uptodate. Literature review current through: Dec 2014. | This topic last updated: Jul 17, 2014.</text:p>
          </table:table-cell>
          <table:table-cell/>
          <table:table-cell office:value-type="string" calcext:value-type="string">
            <text:p>GINEC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Oclusión tubárica bilateral.</text:p>
          </table:table-cell>
          <table:table-cell office:value-type="string" calcext:value-type="string">
            <text:p>Salpingooforectomía bilateral por laparoscopia.</text:p>
          </table:table-cell>
          <table:table-cell office:value-type="string" calcext:value-type="string">
            <text:p>Administración diaria continuada de aspirina a baja dosis.</text:p>
          </table:table-cell>
          <table:table-cell office:value-type="string" calcext:value-type="string">
            <text:p>Aconsejarle que utilice lactancia artificial si queda gestante.</text:p>
          </table:table-cell>
          <table:table-cell office:value-type="string" calcext:value-type="string">
            <text:p>Tratamiento con anticonceptivos orales combinados.</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161" calcext:value-type="float">
            <text:p>161</text:p>
          </table:table-cell>
          <table:table-cell office:value-type="float" office:value="10395" calcext:value-type="float">
            <text:p>10395</text:p>
          </table:table-cell>
          <table:table-cell office:value-type="float" office:value="206060" calcext:value-type="float">
            <text:p>206060</text:p>
          </table:table-cell>
          <table:table-cell office:value-type="string" calcext:value-type="string">
            <text:p>FALSE</text:p>
          </table:table-cell>
          <table:table-cell office:value-type="string" calcext:value-type="string">
            <text:p>Primigesta de 41 años, en la 38 semana, con diabetes gestacional en tratamiento con dieta de 2200 Kilocalorías e hipertensión arterial esencial. Acude a urgencias por dolor hipogástrico de inicio brusco, con afectación de su estado general, acompañado de una metrorragia escasa de sangre oscura. En la Monitorización No Estresante (MNS) detectamos un patrón de frecuencia cardiaca fetal no reactivo. La principal sospecha diagnóstica será:</text:p>
          </table:table-cell>
          <table:table-cell office:value-type="string" calcext:value-type="string">
            <text:p>Ante la clínica de dolor, sangrado vaginal oscuro y sufrimiento fetal la primera posibilidad diagnóstica es el desprendimiento prematuro de la placenta(DPPNI). Además la paciente presenta factores de riesgo para el DPPNI como la HTA crónica. (Respuesta 2 correcta). Se descartaría hemorragia por placenta previa ya que en ésta no hay dolor, la hemorragia suele ser de sangre roja y el estado fetal es bueno. (Respuesta 5 incorrecta), también se descartaría la rotura de basa previa al no encontrarnos ante una situación de hemorragia tras amniorrexis (Respuesta 4 incorrecta).Para el diagnóstico de preeclampsia grave se requieren otros citerios(HTA+Proteinuria o afectación orgánica)(Respuesta 3 incorrecta). La descompensación de su diabetes gestacional se expresaría en forma de cetosis. (Respuesta 1 incorrecta). Protocolo SEGO. Desprendimiento prematuro de placenta normalmente inserta. Actualizado septiembre 2013</text:p>
          </table:table-cell>
          <table:table-cell/>
          <table:table-cell office:value-type="string" calcext:value-type="string">
            <text:p>GINEC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Descompensación de su diabetes gestacional.</text:p>
          </table:table-cell>
          <table:table-cell office:value-type="string" calcext:value-type="string">
            <text:p>Desprendimiento prematuro de la placenta.</text:p>
          </table:table-cell>
          <table:table-cell office:value-type="string" calcext:value-type="string">
            <text:p>Preeclampsia grave.</text:p>
          </table:table-cell>
          <table:table-cell office:value-type="string" calcext:value-type="string">
            <text:p>Rotura de "vasa previa".</text:p>
          </table:table-cell>
          <table:table-cell office:value-type="string" calcext:value-type="string">
            <text:p>Placenta previa.</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162" calcext:value-type="float">
            <text:p>162</text:p>
          </table:table-cell>
          <table:table-cell office:value-type="float" office:value="10396" calcext:value-type="float">
            <text:p>10396</text:p>
          </table:table-cell>
          <table:table-cell office:value-type="float" office:value="206061" calcext:value-type="float">
            <text:p>206061</text:p>
          </table:table-cell>
          <table:table-cell office:value-type="string" calcext:value-type="string">
            <text:p>FALSE</text:p>
          </table:table-cell>
          <table:table-cell office:value-type="string" calcext:value-type="string">
            <text:p>Una gestante de 31 semanas acude a Urgencias refiriendo pérdida de líquido por vagina. La exploración con espéculo objetiva salida de líquido claro por el orificio cervical externo. Está apirética. El registro cardiaco gráfico no revela contracciones y la frecuencia cardiaca fetal es normal. La exploración ecográfica no revela malformaciones y el cuello uterino no está acortado. ¿Qué combinación terapéutica indicaría?</text:p>
          </table:table-cell>
          <table:table-cell office:value-type="string" calcext:value-type="string">
            <text:p>Nos encontramos ante un caso clínico de rotura prematura de membranas en una gestante de 31 semanas sin dinámica uterina ni modificación cervical y sin signos de infección. En casos de rotura prematura de membranas pretérmino se recomienda iniciar la profilaxis antibiótica del EGB desde el ingreso. El uso de corticosteroides para la maduración pulmonar fetal está formalmente recomendado en las pacientes con RPM entre las 24+0 y 34+6 semanas de gestación. La tocolisis profiláctica sistemática no está justificada en gestantes sin dinámica uterina(Respuesta 1,2 y 3 incorrectas). Sólo podemos considerar la tocolisis profiláctica o terapéutica en aquellos casos en que exista un claro beneficio, siendo las dos situaciones clínicas más habituales, el traslado dela gestante a un centro con capacidad neonatal adecuada, o su utilización durante 48 horas ante el riesgo de un parto inminente y en ausencia de signos de infección, para permitir la acción de los corticoides(Respuesta 5 correcta). No emplearíamos Oxitocina en este caso porque induciríamos el parto(Respuesta 4 incorrecta). Protocolo SEGO/Rotura prematura de membranas(Actualizado junio 2012)</text:p>
          </table:table-cell>
          <table:table-cell/>
          <table:table-cell office:value-type="string" calcext:value-type="string">
            <text:p>GINECOLOGÍA</text:p>
          </table:table-cell>
          <table:table-cell office:value-type="string" calcext:value-type="string">
            <text:p>Difícil</text:p>
          </table:table-cell>
          <table:table-cell office:value-type="float" office:value="0.25" calcext:value-type="float">
            <text:p>0,25</text:p>
          </table:table-cell>
          <table:table-cell/>
          <table:table-cell office:value-type="string" calcext:value-type="string">
            <text:p>Tocolíticos, corticoides y antibióticos.</text:p>
          </table:table-cell>
          <table:table-cell office:value-type="string" calcext:value-type="string">
            <text:p>Tocolíticos y antibióticos.</text:p>
          </table:table-cell>
          <table:table-cell office:value-type="string" calcext:value-type="string">
            <text:p>Tocolíticos y corticoides.</text:p>
          </table:table-cell>
          <table:table-cell office:value-type="string" calcext:value-type="string">
            <text:p>Oxitocina, corticoides y antibióticos.</text:p>
          </table:table-cell>
          <table:table-cell office:value-type="string" calcext:value-type="string">
            <text:p>Corticoides y antibióticos.</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163" calcext:value-type="float">
            <text:p>163</text:p>
          </table:table-cell>
          <table:table-cell office:value-type="float" office:value="10397" calcext:value-type="float">
            <text:p>10397</text:p>
          </table:table-cell>
          <table:table-cell office:value-type="float" office:value="206062" calcext:value-type="float">
            <text:p>206062</text:p>
          </table:table-cell>
          <table:table-cell office:value-type="string" calcext:value-type="string">
            <text:p>FALSE</text:p>
          </table:table-cell>
          <table:table-cell office:value-type="string" calcext:value-type="string">
            <text:p>Una mujer de 26 años acude a Urgencias por dolor abdominal y escasas pérdidas hemáticas vaginales. Refiere una amenorrea de 7 semanas. Le realiza un test de embarazo, con resultado positivo. ¿Cuál es el siguiente paso?</text:p>
          </table:table-cell>
          <table:table-cell office:value-type="string" calcext:value-type="string">
            <text:p>En este caso clínico se debe realizar el diagnóstico diferencial entre las diferentes causas de hemorragia del primer trimestre. Para hacer este diagnóstico diferencial y ante cualquier sospecha de aborto la realización de una ecografía es obligatorio. Se debe emplear sonda transvaginal siempre que se disponga de ella. (Respuesta 1 correcta). No se deben adoptar actitudes terapéuticas(recomendar reposo, evacuar útero por aspiración o administrando prostaglandinas vaginales, pautar progesterona vía vaginal) sin asegurar el diagnóstico de aborto(Respuestas2, 3,4 y 5 incorrectas). Aborto espontáneo. Guía práctica de asistencia SEGO. Actualizada en Julio de 2010.</text:p>
          </table:table-cell>
          <table:table-cell/>
          <table:table-cell office:value-type="string" calcext:value-type="string">
            <text:p>GINECOLOGÍ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Realizar un examen ecográfico vaginal.</text:p>
          </table:table-cell>
          <table:table-cell office:value-type="string" calcext:value-type="string">
            <text:p>Recomendar reposo domiciliario y repetir el test de embarazo en una semana.</text:p>
          </table:table-cell>
          <table:table-cell office:value-type="string" calcext:value-type="string">
            <text:p>Evacuar el útero mediante legrado por aspiración.</text:p>
          </table:table-cell>
          <table:table-cell office:value-type="string" calcext:value-type="string">
            <text:p>Pautar progesterona natural micronizada por vía vaginal hasta la semana 14 de gestación.</text:p>
          </table:table-cell>
          <table:table-cell office:value-type="string" calcext:value-type="string">
            <text:p>Evacuar el útero mediante la administración intravaginal de prostaglandinas.</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75" calcext:value-type="float">
            <text:p>175</text:p>
          </table:table-cell>
          <table:table-cell office:value-type="float" office:value="10409" calcext:value-type="float">
            <text:p>10409</text:p>
          </table:table-cell>
          <table:table-cell office:value-type="float" office:value="206074" calcext:value-type="float">
            <text:p>206074</text:p>
          </table:table-cell>
          <table:table-cell office:value-type="string" calcext:value-type="string">
            <text:p>FALSE</text:p>
          </table:table-cell>
          <table:table-cell office:value-type="string" calcext:value-type="string">
            <text:p>Un recién nacido prematuro presenta a los 2 días de vida un cuadro de mal estado general, petequias y equimosis subcutáneas y sangrado persistente por las zonas de punción. La radiografía de tórax es compatible con una hemorragia pulmonar. En el estudio de coagulación los tiempos de protrombina y parcial de tromboplastina están alargados. El recuento de plaquetas es de 105.000/uL. ¿Cuál es el diagnóstico más probable?</text:p>
          </table:table-cell>
          <table:table-cell office:value-type="string" calcext:value-type="string">
            <text:p>Se presenta caso clínico de prematuro con alteración de la coagulación y con manifestaciones clínicas hemorrágicas múltiples. En este caso, el recuento de plaquetas es normal (respuestas 2 y 3 incorrectas). La coagulación intravascular diseminada secundaria a sepsis neonatal es más frecuente en niños pretérmino y debe asociar alteración de la coagulación, con posible trombocitopenia y cuadro típico de sepsis asociado a los fenómenos hemorrágicos (mal estado general, hipotensión, hipotonía, letargia,...) (respuesta 1 correcta). En la disfunción plaquetaria el recuento es normal, y las pruebas de coagulación son normales (respuesta 5 incorrecta) La enfermedad hemorrágica del RN por déficit de vitamina K es el trastorno hematológico más frecuente. Todo RN tiene predisposición al mismo, sobretodo niños con lactancia materna exclusiva. En el diagnóstico se pueden apreciar fenómenos hemorrágicos diversos, pero se centran en sangrado gastrointestinal, nasal, umbilical, en SNC y equímosis. (respuesta 4 incorrecta). El diagnóstico es de exclusión por alargamiento del TP, TTPa y no mejoría clínico-analítica tras la administración de vitamina K Tratado Nelson 19ª Edición: Vol I, pág 650.</text:p>
          </table:table-cell>
          <table:table-cell/>
          <table:table-cell office:value-type="string" calcext:value-type="string">
            <text:p>PEDIATRÍA</text:p>
          </table:table-cell>
          <table:table-cell office:value-type="string" calcext:value-type="string">
            <text:p>Difícil</text:p>
          </table:table-cell>
          <table:table-cell office:value-type="float" office:value="0.01" calcext:value-type="float">
            <text:p>0,01</text:p>
          </table:table-cell>
          <table:table-cell/>
          <table:table-cell office:value-type="string" calcext:value-type="string">
            <text:p>Coagulación intravascular diseminada secundaria a una sepsis neonatal.</text:p>
          </table:table-cell>
          <table:table-cell office:value-type="string" calcext:value-type="string">
            <text:p>Trombocitopenia neonatal autoinmunitaria.</text:p>
          </table:table-cell>
          <table:table-cell office:value-type="string" calcext:value-type="string">
            <text:p>Trombocitopenia neonatal aloinmunitaria.</text:p>
          </table:table-cell>
          <table:table-cell office:value-type="string" calcext:value-type="string">
            <text:p>Enfermedad hemorrágica del recién nacido por déficit de vitamina K.</text:p>
          </table:table-cell>
          <table:table-cell office:value-type="string" calcext:value-type="string">
            <text:p>Hemorragia neonatal por disfunción plaquetari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77" calcext:value-type="float">
            <text:p>177</text:p>
          </table:table-cell>
          <table:table-cell office:value-type="float" office:value="10411" calcext:value-type="float">
            <text:p>10411</text:p>
          </table:table-cell>
          <table:table-cell office:value-type="float" office:value="206076" calcext:value-type="float">
            <text:p>206076</text:p>
          </table:table-cell>
          <table:table-cell office:value-type="string" calcext:value-type="string">
            <text:p>FALSE</text:p>
          </table:table-cell>
          <table:table-cell office:value-type="string" calcext:value-type="string">
            <text:p>Los padres de una niña de 2 años consultan porque están preocupados por el desarrollo de su hija. Han observado que aproximadamente desde los 18 meses, su comportamiento es diferente al de otros niños de su edad. Hasta entonces habían atribuido su escasa interacción a que se estaba haciendo más independiente, y la falta de desarrollo del lenguaje, a que aún no estaba escolarizada. En la consulta usted observa que la niña no responde cuando la llama por su nombre, muestra escaso contacto ocular, realiza vocalizaciones sin intención comunicativa, y no mira hacia donde los padres le señalan. Ante estos hallazgos, todas las siguientes afirmaciones son ciertas, EXCEPTO una:</text:p>
          </table:table-cell>
          <table:table-cell office:value-type="string" calcext:value-type="string">
            <text:p>Los trastornos del espectro autista (TEA) comprenden un grupo heterogéneo de trastornos, tanto en su etiología como en su presentación clínica, que se inician en la infancia y duran toda la vida, teniendo en común la afectación en la reciprocidad social, comunicación verbal y no verbal y la presencia de patrones repetitivos y restrictivos de la conducta. La detección precoz de TEA es fundamental, ya que está íntimamente ligada a la evolución clínica. Es el rol fundamental de los profesionales de la Atención Primaria, el detectar signos precoces de TEA, mediante el seguimiento del desarrollo del niño, el conocimiento de los signos de alerta específicos de TEA a diferentes edades y el uso de instrumentos de cribaje, como el M-CHAT. No existe ninguna prueba biológica que diagnostique TEA y el diagnóstico es eminentemente clínico por equipos multidisciplinarios expertos en TEA. Tratado Nelson 19ª edición: Vol. I, cap. 28, págs 109-110.</text:p>
          </table:table-cell>
          <table:table-cell/>
          <table:table-cell office:value-type="string" calcext:value-type="string">
            <text:p>PEDIATRÍ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Se debe tranquilizar a los padres, recomendando la escolarización tan pronto como sea posible, y concertar un seguimiento en 3 meses.</text:p>
          </table:table-cell>
          <table:table-cell office:value-type="string" calcext:value-type="string">
            <text:p>El diagnóstico más probable es de trastorno del espectro autista.</text:p>
          </table:table-cell>
          <table:table-cell office:value-type="string" calcext:value-type="string">
            <text:p>Se ha de realizar una evaluación diagnóstica por un equipo con experiencia en autismo.</text:p>
          </table:table-cell>
          <table:table-cell office:value-type="string" calcext:value-type="string">
            <text:p>Es recomendable una intervención temprana apropiada.</text:p>
          </table:table-cell>
          <table:table-cell office:value-type="string" calcext:value-type="string">
            <text:p>El origen del trastorno es multifactorial.</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195" calcext:value-type="float">
            <text:p>195</text:p>
          </table:table-cell>
          <table:table-cell office:value-type="float" office:value="10429" calcext:value-type="float">
            <text:p>10429</text:p>
          </table:table-cell>
          <table:table-cell office:value-type="float" office:value="206094" calcext:value-type="float">
            <text:p>206094</text:p>
          </table:table-cell>
          <table:table-cell office:value-type="string" calcext:value-type="string">
            <text:p>FALSE</text:p>
          </table:table-cell>
          <table:table-cell office:value-type="string" calcext:value-type="string">
            <text:p>A una mujer de 52 años le detectan en una mamografía un nódulo y se le aconseja hacer una biopsia mediante punción con control ecográfico. La paciente le pregunta a Vd. sobre la probabilidad de tener cáncer si la prueba sale positiva. Como Vd no tiene experiencia en este tema busca y encuentra un estudio que incluye a 112 pacientes, 18 con cáncer y 94 sin cáncer. De los 18 pacientes con cáncer la punción dio un resultado positivo en 16 y de los 94 pacientes sin cáncer la punción dio un resultado negativo en 88. Con estos datos la respuesta correcta es:</text:p>
          </table:table-cell>
          <table:table-cell office:value-type="string" calcext:value-type="string">
            <text:p>La paciente nos pegunta por el valor predictivo positivo, que se calcula como (enfermos positivos)/(enfermos positivos + sanos positivos). Con los datos que nos dan podemos calcular que los enfermos positivos son 16, y los sanos positivos son 6. Por tanto el valor predictivo positivo es 16/(16 + 6)= 16/22 = 0,727 (respuesta 1 correcta). Argimon Pallás JM, Jiménez Villa J (2013). Métodos de Investigación Clínica y Epidemiológica. 4ª Ed. Elsevier.</text:p>
          </table:table-cell>
          <table:table-cell/>
          <table:table-cell office:value-type="string" calcext:value-type="string">
            <text:p>MEDICINA PREVENTIV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0,727.</text:p>
          </table:table-cell>
          <table:table-cell office:value-type="string" calcext:value-type="string">
            <text:p>0,93.</text:p>
          </table:table-cell>
          <table:table-cell office:value-type="string" calcext:value-type="string">
            <text:p>0,645.</text:p>
          </table:table-cell>
          <table:table-cell office:value-type="string" calcext:value-type="string">
            <text:p>0,56.</text:p>
          </table:table-cell>
          <table:table-cell office:value-type="string" calcext:value-type="string">
            <text:p>No puede calcularse porque no se conoce la prevalencia de la enfermedad.</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203" calcext:value-type="float">
            <text:p>203</text:p>
          </table:table-cell>
          <table:table-cell office:value-type="float" office:value="10437" calcext:value-type="float">
            <text:p>10437</text:p>
          </table:table-cell>
          <table:table-cell office:value-type="float" office:value="206102" calcext:value-type="float">
            <text:p>206102</text:p>
          </table:table-cell>
          <table:table-cell office:value-type="string" calcext:value-type="string">
            <text:p>FALSE</text:p>
          </table:table-cell>
          <table:table-cell office:value-type="string" calcext:value-type="string">
            <text:p>Revisando la angio-TC de un hombre de 70 años en estudio por aneurisma de aorta abdominal el radiólogo informa de la presencia de una oclusión completa de la arteria mesentérica inferior. El paciente se encuentra completamente asintomático. La oclusión de la arteria mesentérica inferior cursa de manera asintomática en muchas ocasiones ya que el territorio que irriga puede recibir flujo proveniente de:</text:p>
          </table:table-cell>
          <table:table-cell office:value-type="string" calcext:value-type="string">
            <text:p>La circulación colateral que enlaza los distintos segmentos del intestino grueso corresponde a la arteria marginal de Drummond, que recorre todo el arco colónico y al arco arterial de Riolano, presente en el 60% de los casos, que se forma al anastomosarse las ramas laterales de la arteria cólica media (rama de mesentérica superior) e izquierda (rama de mesentérica inferior) (respuesta 1 correcta, resto incorrectas). Sisinio de Castro. Manual de Patología General. 6ª ed.</text:p>
          </table:table-cell>
          <table:table-cell/>
          <table:table-cell office:value-type="string" calcext:value-type="string">
            <text:p>ANATOMÍA</text:p>
          </table:table-cell>
          <table:table-cell office:value-type="string" calcext:value-type="string">
            <text:p>Normal</text:p>
          </table:table-cell>
          <table:table-cell office:value-type="float" office:value="0.36" calcext:value-type="float">
            <text:p>0,36</text:p>
          </table:table-cell>
          <table:table-cell/>
          <table:table-cell office:value-type="string" calcext:value-type="string">
            <text:p>La arteria cólica media.</text:p>
          </table:table-cell>
          <table:table-cell office:value-type="string" calcext:value-type="string">
            <text:p>La arteria gastroduodenal.</text:p>
          </table:table-cell>
          <table:table-cell office:value-type="string" calcext:value-type="string">
            <text:p>La arteria epigástrica inferior izquierda.</text:p>
          </table:table-cell>
          <table:table-cell office:value-type="string" calcext:value-type="string">
            <text:p>La arteria esplénica.</text:p>
          </table:table-cell>
          <table:table-cell office:value-type="string" calcext:value-type="string">
            <text:p>La arteria gastroepiploic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209" calcext:value-type="float">
            <text:p>209</text:p>
          </table:table-cell>
          <table:table-cell office:value-type="float" office:value="10443" calcext:value-type="float">
            <text:p>10443</text:p>
          </table:table-cell>
          <table:table-cell office:value-type="float" office:value="206108" calcext:value-type="float">
            <text:p>206108</text:p>
          </table:table-cell>
          <table:table-cell office:value-type="string" calcext:value-type="string">
            <text:p>FALSE</text:p>
          </table:table-cell>
          <table:table-cell office:value-type="string" calcext:value-type="string">
            <text:p>En un hombre de 60 años, con una moderada insuficiencia renal, se inicia el tratamiento, sin administración de dosis de carga, con un medicamento digitálico. En estas condiciones, la semivida o vida media plasmática del digitálico se estima en 72 horas. Señale cuanto tiempo de tratamiento en días debe transcurrir desde el inicio del tratamiento para que se alcance la concentración de equilibrio o concentración media en estado estacionario.</text:p>
          </table:table-cell>
          <table:table-cell office:value-type="string" calcext:value-type="string">
            <text:p>El estado de equilibrio estacionario es la situación en la cual la cantidad de fármaco que entra y sale del organismo es igual y por lo tanto concentración plasmática permanece estable. El tiempo depende exclusivamente de la semivida de eliminación tal y como preguntaron por primera vez en el 2013-2014. Se admite que suele corresponder con 5 semividas de eliminación y por lo tanto (5*3 días=15 días) (respuesta 3 correcta y respuestas 1, 2, 4, 5 incorrectas). Flórez J. Farmacología Humana 5º edición, Pág. 106.</text:p>
          </table:table-cell>
          <table:table-cell/>
          <table:table-cell office:value-type="string" calcext:value-type="string">
            <text:p>FARMACOLOGÍA</text:p>
          </table:table-cell>
          <table:table-cell office:value-type="string" calcext:value-type="string">
            <text:p>Difícil</text:p>
          </table:table-cell>
          <table:table-cell office:value-type="float" office:value="-0.02" calcext:value-type="float">
            <text:p>-0,02</text:p>
          </table:table-cell>
          <table:table-cell/>
          <table:table-cell office:value-type="string" calcext:value-type="string">
            <text:p>En 3 días.</text:p>
          </table:table-cell>
          <table:table-cell office:value-type="string" calcext:value-type="string">
            <text:p>Entre 3 y 9 días.</text:p>
          </table:table-cell>
          <table:table-cell office:value-type="string" calcext:value-type="string">
            <text:p>Entre 12 y 15 días.</text:p>
          </table:table-cell>
          <table:table-cell office:value-type="string" calcext:value-type="string">
            <text:p>Más de 30 días.</text:p>
          </table:table-cell>
          <table:table-cell office:value-type="string" calcext:value-type="string">
            <text:p>Más de 60 días.</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214" calcext:value-type="float">
            <text:p>214</text:p>
          </table:table-cell>
          <table:table-cell office:value-type="float" office:value="10448" calcext:value-type="float">
            <text:p>10448</text:p>
          </table:table-cell>
          <table:table-cell office:value-type="float" office:value="206113" calcext:value-type="float">
            <text:p>206113</text:p>
          </table:table-cell>
          <table:table-cell office:value-type="string" calcext:value-type="string">
            <text:p>FALSE</text:p>
          </table:table-cell>
          <table:table-cell office:value-type="string" calcext:value-type="string">
            <text:p>¿Qué estudios se deben realizar en un adenocarcinoma con diferenciación mucinosa prominente de colon ascendente diagnosticado en un hombre de 32 años?</text:p>
          </table:table-cell>
          <table:table-cell office:value-type="string" calcext:value-type="string">
            <text:p>Los datos clínicos, paciente menor de 50 años y adenocarcinoma de colon ascendente, orientan hacia un síndrome de Lynch o cáncer de colon hereditario sin poliposis. Este se asocia con inestabilidad de microsatélites (respuesta 2 correcta). El reordenamiento del gen myc, traslocación 8-14, se asocia con linfoma Burkitt (respuesta 1 incorrecta). El estudio de mutaciones de RET estaría indicado ante la sospecha de un MEN2A que asocia carcinoma medular de tiroides, feocromocitoma e hiperparatiroidismo (respuesta 3 incorrecta). El estudio de mutaciones de BRCA 1 y 2 estaría indicado ante la sospecha de síndrome de cáncer de mama y ovario (respuesta 4 incorrecta). El estudio de mutaciones de p53 se hace en diversos cánceres esporádicos como el de mama (respuesta 5 incorrecta). Harrison 18º edic., pp. 770. Síndrome de Lynch, agrupación de cáncer de colon derecho en una familia</text:p>
          </table:table-cell>
          <table:table-cell/>
          <table:table-cell office:value-type="string" calcext:value-type="string">
            <text:p>GENÉTICA</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Reordenamiento del gen MYC.</text:p>
          </table:table-cell>
          <table:table-cell office:value-type="string" calcext:value-type="string">
            <text:p>Análisis de inestabilidad de microsatélites.</text:p>
          </table:table-cell>
          <table:table-cell office:value-type="string" calcext:value-type="string">
            <text:p>Estudio de mutaciones del gen RET.</text:p>
          </table:table-cell>
          <table:table-cell office:value-type="string" calcext:value-type="string">
            <text:p>Estudio de mutaciones de BRCA1-2.</text:p>
          </table:table-cell>
          <table:table-cell office:value-type="string" calcext:value-type="string">
            <text:p>Estudios de mutaciones de TP53.</text:p>
          </table:table-cell>
          <table:table-cell office:value-type="float" office:value="2" calcext:value-type="float">
            <text:p>2</text:p>
          </table:table-cell>
          <table:table-cell table:number-columns-repeated="16"/>
        </table:table-row>
        <table:table-row table:style-name="ro1">
          <table:table-cell office:value-type="float" office:value="2014" calcext:value-type="float">
            <text:p>2014</text:p>
          </table:table-cell>
          <table:table-cell office:value-type="float" office:value="215" calcext:value-type="float">
            <text:p>215</text:p>
          </table:table-cell>
          <table:table-cell office:value-type="float" office:value="10449" calcext:value-type="float">
            <text:p>10449</text:p>
          </table:table-cell>
          <table:table-cell office:value-type="float" office:value="206114" calcext:value-type="float">
            <text:p>206114</text:p>
          </table:table-cell>
          <table:table-cell office:value-type="string" calcext:value-type="string">
            <text:p>FALSE</text:p>
          </table:table-cell>
          <table:table-cell office:value-type="string" calcext:value-type="string">
            <text:p>Una pareja sana tiene una hija de 8 años con hepatoesplenomegalia El laboratorio de genética bioquímica ha detectado en ella un déficit de la enzima beta_x0002_glucosidasa acida (glucocerebrosidasa) y molecularmente presenta la mutación N370S en homocigosis. ¿Qué diagnóstico es el correcto?</text:p>
          </table:table-cell>
          <table:table-cell office:value-type="string" calcext:value-type="string">
            <text:p>La enfermedad de Gaucher es un trastorno autosómico recesivo causado por un déficit de beta glucosidasa. La mutación más frecuente en la población judía Asquenazi es la N370S, mutación leve con pacientes asintomáticos (respuesta 5 correcta). La enfermedad de Fabry se debe a una alteración en el gen de la alfa galactosidasa (respuesta 1 incorrecta). La enfermedad de Huntington es una corea autosómica dominante (AD) (respuesta 2 incorrecta). La adrenoleucodistrofia (ADL) o Enfermedad de Schilder es una enfermedad genética incluida en el grupo de las leucodistrofias que produce una desmielinización intensa y la muerte prematura en niños, y la adrenomieloneuropatía se asocia a una neuropatía mixta, motora y sensorial con paraplejía espástica los adultos (respuesta 4 incorrecta). La ataxia cerebelosa autonómica dominante es una enfermedad AD producida por la mutación o alteración en la secuencia de ADN de un solo gen (respuesta 3 incorrecta). Harrison 18 edic, pág 3196</text:p>
          </table:table-cell>
          <table:table-cell/>
          <table:table-cell office:value-type="string" calcext:value-type="string">
            <text:p>GENÉTICA</text:p>
          </table:table-cell>
          <table:table-cell office:value-type="string" calcext:value-type="string">
            <text:p>Fácil</text:p>
          </table:table-cell>
          <table:table-cell office:value-type="float" office:value="0.75" calcext:value-type="float">
            <text:p>0,75</text:p>
          </table:table-cell>
          <table:table-cell/>
          <table:table-cell office:value-type="string" calcext:value-type="string">
            <text:p>Enfermedad de Fabry (Xq22.1).</text:p>
          </table:table-cell>
          <table:table-cell office:value-type="string" calcext:value-type="string">
            <text:p>Enfermedad de Huntington (4pl6.3).</text:p>
          </table:table-cell>
          <table:table-cell office:value-type="string" calcext:value-type="string">
            <text:p>Ataxia cerebelosa autosómica dominante SCA1 (6p22.3).</text:p>
          </table:table-cell>
          <table:table-cell office:value-type="string" calcext:value-type="string">
            <text:p>Adrenoleucodistrofia (Xq28).</text:p>
          </table:table-cell>
          <table:table-cell office:value-type="string" calcext:value-type="string">
            <text:p>Enfermedad de Gaucher (1q22).</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219" calcext:value-type="float">
            <text:p>219</text:p>
          </table:table-cell>
          <table:table-cell office:value-type="float" office:value="10453" calcext:value-type="float">
            <text:p>10453</text:p>
          </table:table-cell>
          <table:table-cell office:value-type="float" office:value="206118" calcext:value-type="float">
            <text:p>206118</text:p>
          </table:table-cell>
          <table:table-cell office:value-type="string" calcext:value-type="string">
            <text:p>FALSE</text:p>
          </table:table-cell>
          <table:table-cell office:value-type="string" calcext:value-type="string">
            <text:p>Una niña de 8 meses cumple criterios de diagnóstico de síndrome hemofagocítico/linfohistiocitosis hemofagocítica-fiebre, hepatoesplenomegalia, anemia, trombopenia, hipetransaminasemia, aumento de sCD25- y presenta un defecto en la capacidad de degranulación de sus linfocitos (expresión de CD107a). Señale la actitud terapéutica correcta en este caso:</text:p>
          </table:table-cell>
          <table:table-cell office:value-type="string" calcext:value-type="string">
            <text:p>El tratamiento de la Linfohistiocitosis hemofagocítica familiar consiste en controlar la disfunción del sistema inmune mediante el empleo de etopósido, dexametasona y ciclosporina, así como las infecciones coexistentes. Tras el tratamiento inicial, los pacientes deben de recibir un TPH alogénico, único tratamiento curativo (opción 1 correcta). Farreras17ª Ed; pág 1630</text:p>
          </table:table-cell>
          <table:table-cell/>
          <table:table-cell office:value-type="string" calcext:value-type="string">
            <text:p>INMUNOLOGÍA</text:p>
          </table:table-cell>
          <table:table-cell office:value-type="string" calcext:value-type="string">
            <text:p>Difícil</text:p>
          </table:table-cell>
          <table:table-cell office:value-type="float" office:value="0.23" calcext:value-type="float">
            <text:p>0,23</text:p>
          </table:table-cell>
          <table:table-cell/>
          <table:table-cell office:value-type="string" calcext:value-type="string">
            <text:p>Iniciar rápidamente tratamiento inmunosupresor y tipaje HLA para la búsqueda de donante (trasplante de progenitores hematopoyéticos).</text:p>
          </table:table-cell>
          <table:table-cell office:value-type="string" calcext:value-type="string">
            <text:p>Tratamiento biológico con Daclizumab (anti-CD25) como única terapia hasta obtener el diagnóstico molecular de la enfermedad.</text:p>
          </table:table-cell>
          <table:table-cell office:value-type="string" calcext:value-type="string">
            <text:p>Tratamiento sintomático y de soporte (transfusión de hematíes y plaquetas) y evitar cualquier fármaco inmunosupresor.</text:p>
          </table:table-cell>
          <table:table-cell office:value-type="string" calcext:value-type="string">
            <text:p>Antibioterapia de amplio espectro vía iv para el tratamiento de un eventual microorganismo desencadenante del cuadro de hemofagocitosis.</text:p>
          </table:table-cell>
          <table:table-cell office:value-type="string" calcext:value-type="string">
            <text:p>Tratamiento con gammaglobulinas intravenosas, a mantener de por vid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220" calcext:value-type="float">
            <text:p>220</text:p>
          </table:table-cell>
          <table:table-cell office:value-type="float" office:value="10454" calcext:value-type="float">
            <text:p>10454</text:p>
          </table:table-cell>
          <table:table-cell office:value-type="float" office:value="206119" calcext:value-type="float">
            <text:p>206119</text:p>
          </table:table-cell>
          <table:table-cell office:value-type="string" calcext:value-type="string">
            <text:p>FALSE</text:p>
          </table:table-cell>
          <table:table-cell office:value-type="string" calcext:value-type="string">
            <text:p>Un hombre de 43 años consulta por síndrome diarreico, y refiere entre sus antecedentes 3 neumonías en la edad adulta. ¿Cuál de los siguientes estudios inmunológicos debemos solicitar?</text:p>
          </table:table-cell>
          <table:table-cell office:value-type="string" calcext:value-type="string">
            <text:p>La asociación de infecciones respiratorias de repetición sin patología pulmonar subyacente debe hacer sospechar una inmunodeficiencia humoral, en el contexto de la cual es muy característico un síndrome diarreico crónico en relación con infección intestinal por Giardia. Al tratarse de un cuadro de inicio en la edad adulta nos encontrariamos ante una inmunodeficiencia común variable o un déficit de IgA. Para establecer el diagnóstico se necesita realizar un estudio de anticuerpos, tanto cuantitativo (recuento de clases y subclases de inmunoglobulinas séricas) como cualitativo (test de capacidad de producción de anticuerpos) (respuesta 1 correcta). PEAKMAN, 2ª edic., Págs 270-271, 274-275</text:p>
          </table:table-cell>
          <table:table-cell/>
          <table:table-cell office:value-type="string" calcext:value-type="string">
            <text:p>INMUNOLOGÍA</text:p>
          </table:table-cell>
          <table:table-cell office:value-type="string" calcext:value-type="string">
            <text:p>Normal</text:p>
          </table:table-cell>
          <table:table-cell office:value-type="float" office:value="0.38" calcext:value-type="float">
            <text:p>0,38</text:p>
          </table:table-cell>
          <table:table-cell/>
          <table:table-cell office:value-type="string" calcext:value-type="string">
            <text:p>Recuento de inmunoglobinas séricas y test de capacidad de producción de anticuerpos.</text:p>
          </table:table-cell>
          <table:table-cell office:value-type="string" calcext:value-type="string">
            <text:p>Test de fagocitosis y metabolismo oxidativo de los neutrófilos.</text:p>
          </table:table-cell>
          <table:table-cell office:value-type="string" calcext:value-type="string">
            <text:p>Test de apoptosis (muerte celular programada) en los linfocitos circulantes del paciente.</text:p>
          </table:table-cell>
          <table:table-cell office:value-type="string" calcext:value-type="string">
            <text:p>Estudio del repertorio y clonalidad de los linfocitosT (alfa/beta).</text:p>
          </table:table-cell>
          <table:table-cell office:value-type="string" calcext:value-type="string">
            <text:p>En este paciente no procedería solicitar estudio inmunológico alguno.</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222" calcext:value-type="float">
            <text:p>222</text:p>
          </table:table-cell>
          <table:table-cell office:value-type="float" office:value="10456" calcext:value-type="float">
            <text:p>10456</text:p>
          </table:table-cell>
          <table:table-cell office:value-type="float" office:value="206121" calcext:value-type="float">
            <text:p>206121</text:p>
          </table:table-cell>
          <table:table-cell office:value-type="string" calcext:value-type="string">
            <text:p>FALSE</text:p>
          </table:table-cell>
          <table:table-cell office:value-type="string" calcext:value-type="string">
            <text:p>Niño de 8 años que acude a Urgencias porque le ha mordido un niño mientras jugaban, hace unas 6 horas. Presenta una leve herida inciso-contusa en el antebrazo derecho. Además de plantearse otras medidas, ¿qué antimicrobiano pautaría usted?</text:p>
          </table:table-cell>
          <table:table-cell office:value-type="string" calcext:value-type="string">
            <text:p>La flora oral es mixta con un predominio de grampositivos (estreptococos aerobios) y gérmenes anaerobios. La amoxicilina-clavulánico es la opción que nos ofrece más garantías para el tratamiento de una herida por mordedura humana de las que nos ofertan (respuesta 3 correcta). No es cierto que en la flora oral predominen enterobacterias (respuesta 2 incorrecta) ni hongos (respuesta 4 incorrecta). El ciprofloxacino no es útil para anaerobios (respuesta 1 incorrecta), pero sí sería una alternativa a amoxi-clavulanico en pacientes alérgicos a penicilina el Moxifloxacino. El metronidazol no es útil para aerobios (repuesta 5 incorrecta) Farreras 17 ed pg 2327</text:p>
          </table:table-cell>
          <table:table-cell/>
          <table:table-cell office:value-type="string" calcext:value-type="string">
            <text:p>MICROBIOLOGÍ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Ciprofloxacino, pensando en que la flora oral está compuesta por flora mixta con predominio de flora anaerobia.</text:p>
          </table:table-cell>
          <table:table-cell office:value-type="string" calcext:value-type="string">
            <text:p>Aztreonam, pensando en que la flora oral está compuesta por flora mixta con predominio de enterobacterias.</text:p>
          </table:table-cell>
          <table:table-cell office:value-type="string" calcext:value-type="string">
            <text:p>Amoxicilina-clavulánico, pensando en que la flora oral está compuesta por flora mixta con predominio de flora gram positiva y anaerobia.</text:p>
          </table:table-cell>
          <table:table-cell office:value-type="string" calcext:value-type="string">
            <text:p>Fluconazol, pensando en que la flora oral está compuesta por flora mixta con predominio de las levaduras como Candida albicans.</text:p>
          </table:table-cell>
          <table:table-cell office:value-type="string" calcext:value-type="string">
            <text:p>Metronidazol, pensando en que la flora oral está compuesta por flora mixta con predominio de flora anaerobia.</text:p>
          </table:table-cell>
          <table:table-cell office:value-type="float" office:value="3" calcext:value-type="float">
            <text:p>3</text:p>
          </table:table-cell>
          <table:table-cell table:number-columns-repeated="16"/>
        </table:table-row>
        <table:table-row table:style-name="ro1">
          <table:table-cell office:value-type="float" office:value="2014" calcext:value-type="float">
            <text:p>2014</text:p>
          </table:table-cell>
          <table:table-cell office:value-type="float" office:value="224" calcext:value-type="float">
            <text:p>224</text:p>
          </table:table-cell>
          <table:table-cell office:value-type="float" office:value="10458" calcext:value-type="float">
            <text:p>10458</text:p>
          </table:table-cell>
          <table:table-cell office:value-type="float" office:value="206123" calcext:value-type="float">
            <text:p>206123</text:p>
          </table:table-cell>
          <table:table-cell office:value-type="string" calcext:value-type="string">
            <text:p>FALSE</text:p>
          </table:table-cell>
          <table:table-cell office:value-type="string" calcext:value-type="string">
            <text:p>Mujer de 69 años que consulta por disuria y polaquiuria, síntomas que ha sufrido en numerosas ocasiones en los últimos dos años. Cuenta que desde hace 3 meses está tomando Cotrimoxazol en dosis diaria nocturna, recetado por su médico de cabecera. En el servicio de Urgencias del hospital se le cursó un sedimento y un cultivo de orina. El sedimento urinario fue patológico (piuría significativa, nitritos positivos). Se le prescribió ciprofloxacino, y se le citó de nuevo con su médico de Atención Primaria. El urocultivo resultó positivo (Escherichia coli &gt;10 (5) UFC/ml) y el resultado del antibiograma informaba de resistencia a ampicilina, cotrimoxazol y quinolonas, pero sensibilidad a fosfomicina, antimicrobiano que usted le prescribe. ¿Cuál de las siguientes respuestas es FALSA?</text:p>
          </table:table-cell>
          <table:table-cell office:value-type="string" calcext:value-type="string">
            <text:p>El antibiograma muestra resistencia a ampicilina, cotrimoxazol y quinolonas, por tanto el tratamiento con norfloxacino, que es una fluoroquinolona, no sería correcto (respuesta 1 correcta a efectos de responder, ya que contiene una afirmación falsa). Las demás opciones son razonables y por ello son incorrectas a la hora de responder a la pregunta. El tratamiento diario con cotrimoxazol durante 3 meses sólo pudo haber sido indicado como profilaxis, los tratamientos de infecciones agudas son en pautas de 1 día, 3 días o como mucho 7 días, (respuesta 2 incorrecta). La fosfomicina puede plantearse como tratamiento, en este caso dirigido por el resultado del antibiograma (respuestas 3 y 5 incorrectas). El tratamiento prescrito con ciprofloxacino se realizó en el servicio de urgencias, previo resultado del antibiograma, por lo que se trata de una indicación empírica (respuesta 4 incorrecta). Harrison 18 ed pg 2387.</text:p>
          </table:table-cell>
          <table:table-cell/>
          <table:table-cell office:value-type="string" calcext:value-type="string">
            <text:p>INFECCIOSAS</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El cambio de ciprofloxacino por norfloxacino hubiera sido correcto, según los resultados del antibiograma.</text:p>
          </table:table-cell>
          <table:table-cell office:value-type="string" calcext:value-type="string">
            <text:p>Cotrimoxazol estaba siendo empleado como una profilaxis.</text:p>
          </table:table-cell>
          <table:table-cell office:value-type="string" calcext:value-type="string">
            <text:p>La elección de fosfamicina constituye un tratamiento dirigido.</text:p>
          </table:table-cell>
          <table:table-cell office:value-type="string" calcext:value-type="string">
            <text:p>La elección de ciprofloxacino constituye un tratamiento empírico.</text:p>
          </table:table-cell>
          <table:table-cell office:value-type="string" calcext:value-type="string">
            <text:p>El cambio de ciprofloxacino por fosfomicina fue correcto, según los resultados del antibiograma.</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225" calcext:value-type="float">
            <text:p>225</text:p>
          </table:table-cell>
          <table:table-cell office:value-type="float" office:value="10459" calcext:value-type="float">
            <text:p>10459</text:p>
          </table:table-cell>
          <table:table-cell office:value-type="float" office:value="206124" calcext:value-type="float">
            <text:p>206124</text:p>
          </table:table-cell>
          <table:table-cell office:value-type="string" calcext:value-type="string">
            <text:p>FALSE</text:p>
          </table:table-cell>
          <table:table-cell office:value-type="string" calcext:value-type="string">
            <text:p>Ante una niña de 7 meses de edad que acude a urgencias con un cuadro sugerente de bronquiolitis ¿cuál sería el agente etiológico más probable?</text:p>
          </table:table-cell>
          <table:table-cell office:value-type="string" calcext:value-type="string">
            <text:p>La causa más frecuente de infección del tracto respiratorio inferior, neumonía y bronquiolitis, en lactantes y niños menores de 2 años es el virus sincitial respiratorio (respuesta 5 correcta) El resto de virus relacionados presentan menor entidad en cuanto a la probabilidad etiológica, Harrison 18 ed pg 1485</text:p>
          </table:table-cell>
          <table:table-cell/>
          <table:table-cell office:value-type="string" calcext:value-type="string">
            <text:p>INFECCIOSAS</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Adenovirus.</text:p>
          </table:table-cell>
          <table:table-cell office:value-type="string" calcext:value-type="string">
            <text:p>Virus parainfluenza 1.</text:p>
          </table:table-cell>
          <table:table-cell office:value-type="string" calcext:value-type="string">
            <text:p>Virus de la gripe B.</text:p>
          </table:table-cell>
          <table:table-cell office:value-type="string" calcext:value-type="string">
            <text:p>Bocavirus.</text:p>
          </table:table-cell>
          <table:table-cell office:value-type="string" calcext:value-type="string">
            <text:p>Virus respiratorio sincitial.</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228" calcext:value-type="float">
            <text:p>228</text:p>
          </table:table-cell>
          <table:table-cell office:value-type="float" office:value="10462" calcext:value-type="float">
            <text:p>10462</text:p>
          </table:table-cell>
          <table:table-cell office:value-type="float" office:value="206127" calcext:value-type="float">
            <text:p>206127</text:p>
          </table:table-cell>
          <table:table-cell office:value-type="string" calcext:value-type="string">
            <text:p>FALSE</text:p>
          </table:table-cell>
          <table:table-cell office:value-type="string" calcext:value-type="string">
            <text:p>Una mujer de 58 años ingresa en la Unidad de Corta Estancia Médica por un cuadro clínico que comenzó con un episodio de síncope y a continuación presentó sensación de mareo y disnea. En la exploración física se encuentra sudorosa, afebril a 126 latidos por minuto y a 30 respiraciones por minuto, con una presión arterial de 88/46 y una saturación de oxígeno del 85% mientras respira aire ambiente. La auscultación cardíaca muestra taquicardia sin soplos ni galope y la auscultación pulmonar es limpia. ¿Cuál, de entre los siguientes, le parece diagnóstico más probable?</text:p>
          </table:table-cell>
          <table:table-cell office:value-type="string" calcext:value-type="string">
            <text:p>La presencia de disnea brusca con síncope asociado e hipotensión sugieren la presencia de un tromboembolismo pulmonar masivo. La taquicardia, taquipnea e insuficiencia respiratoria con auscultación normal van a favor de dicho diagnóstico (respuesta 1 correcta). El accidente cerebrovascular en territorio posterior podría justificar la pérdida de conocimiento, pero no la insuficiencia respiratoria ni la taquicardia (respuesta 2 incorrecta). El síndrome coronario agudo cursaría con dolor torácico opresivo, irradiado a miembros superiores y con cortejo vegetativo (respuesta 3 incorrecta). El shock hipovolémico cursaría con taquicardia e hipotensión pero no explicaría la presencia de insuficiencia respiratoria. Además, suele presentar un tercer tono cardiaco a la auscultación y debería mostrar un sangrado de gran intensidad (respuesta 4 incorrecta). El edema agudo de pulmón mostraría crepitantes bilaterales hasta campos superiores (respuesta 5 incorrecta). Harrison. Principios de Medicina Interna. 18ª Edición. Página 2.171-72. UpToDate, Overview of acute pulmonary embolism in adults.</text:p>
          </table:table-cell>
          <table:table-cell/>
          <table:table-cell office:value-type="string" calcext:value-type="string">
            <text:p>NEUMOLOGÍA</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Tromboembolismo pulmonar.</text:p>
          </table:table-cell>
          <table:table-cell office:value-type="string" calcext:value-type="string">
            <text:p>Accidente cerebrovascular agudo de territorio posterior.</text:p>
          </table:table-cell>
          <table:table-cell office:value-type="string" calcext:value-type="string">
            <text:p>Síndrome coronario agudo.</text:p>
          </table:table-cell>
          <table:table-cell office:value-type="string" calcext:value-type="string">
            <text:p>Shock hipovolémico.</text:p>
          </table:table-cell>
          <table:table-cell office:value-type="string" calcext:value-type="string">
            <text:p>Edema agudo de pulmón secundario a flutter auricular.</text:p>
          </table:table-cell>
          <table:table-cell office:value-type="float" office:value="1" calcext:value-type="float">
            <text:p>1</text:p>
          </table:table-cell>
          <table:table-cell table:number-columns-repeated="16"/>
        </table:table-row>
        <table:table-row table:style-name="ro1">
          <table:table-cell office:value-type="float" office:value="2014" calcext:value-type="float">
            <text:p>2014</text:p>
          </table:table-cell>
          <table:table-cell office:value-type="float" office:value="229" calcext:value-type="float">
            <text:p>229</text:p>
          </table:table-cell>
          <table:table-cell office:value-type="float" office:value="10463" calcext:value-type="float">
            <text:p>10463</text:p>
          </table:table-cell>
          <table:table-cell office:value-type="float" office:value="206128" calcext:value-type="float">
            <text:p>206128</text:p>
          </table:table-cell>
          <table:table-cell office:value-type="string" calcext:value-type="string">
            <text:p>FALSE</text:p>
          </table:table-cell>
          <table:table-cell office:value-type="string" calcext:value-type="string">
            <text:p>Mujer de 69 años que consulta por expectoración hemoptoica. En los dos meses previos presentaba febrícula, astenia, anorexia y pérdida de peso no cuantificada. En el análisis citológico de esputo se observaron hemosiderófagos y en la radiografía de tórax infiltrados alveolares bilaterales. Analíticamente destacaba: Hb 8.2gr/dL, PO2: 58mmHg, creatinina: 5mg/dL, orina: proteinuria +++ microhematuria, cilindros, hemáticos. ANCAp (anticuerpos contra el citoplasma de los neutrófilos perinuclear): positivos: anticuerpos antimembrana basal glomerular: negativos. Anticuerpos antinucleares: negativos. El diagnóstico más probable sería:</text:p>
          </table:table-cell>
          <table:table-cell office:value-type="string" calcext:value-type="string">
            <text:p>Estamos antes una paciente con afectación pulmonar y renal por lo que pdrríamos descartar la hemosiderosis pulmonar idiopatica ya que no tendría afectación renal (respuesta 1 incorrecta). La presencia de anticuerpos antimembrana basal glomerular nos descarta el síndrome de Goodpasture, ya que serían positivos (respuesta 2 incorrecta). El lupus eritematoso sistémico se suele dar en mujeres en edad fértil, que no es el caso de la paciente de la pregunta (respuesta 3 incorrecta). Entre la poliarteritis nodosa clásica y la poliarteritis microscópica, pese a que ambas pueden tener ANCAp positivos, hemos de decidirnos por la poiarteritis microscópica ya que la poliartertis nodosa clásica no tiene afectación pulmonar (respuesta 4 incorrecta y respuesta 5 correcta) La enfermedad con frecuencia se inicia de manera gradual con fiebre, pérdida de peso y dolor musculoesquelético. Sin embargo, con frecuencia es aguda. En por lo menos el 79% de los casos conlleva, glomerulonefritis que suele ser de rápido avance, lo cuál genera insuficiencia renal. En ocasiones, la hemoptisis constituye el primer síntoma de una hemorragia alveolar, que tiene una frecuencia del 12% de los casos. Algunas veces se observan características inflamatorias como VSG elevada, anemia, leucocitosis y trombocitosis. En 75% de los pacientes, aparecen ANCA y predominan los anticuerpos antimieloperoxidasa. Harrison ed.18th pág 2793</text:p>
          </table:table-cell>
          <table:table-cell/>
          <table:table-cell office:value-type="string" calcext:value-type="string">
            <text:p>REUMATOLOGÍA</text:p>
          </table:table-cell>
          <table:table-cell office:value-type="string" calcext:value-type="string">
            <text:p>Normal</text:p>
          </table:table-cell>
          <table:table-cell office:value-type="float" office:value="0.65" calcext:value-type="float">
            <text:p>0,65</text:p>
          </table:table-cell>
          <table:table-cell/>
          <table:table-cell office:value-type="string" calcext:value-type="string">
            <text:p>Hemosiderosis pulmonar idiopática.</text:p>
          </table:table-cell>
          <table:table-cell office:value-type="string" calcext:value-type="string">
            <text:p>Síndrome de Goopasture.</text:p>
          </table:table-cell>
          <table:table-cell office:value-type="string" calcext:value-type="string">
            <text:p>Lupus eritematoso sistémico con afectación renal severa.</text:p>
          </table:table-cell>
          <table:table-cell office:value-type="string" calcext:value-type="string">
            <text:p>Poliarteritis nodosa clásica. </text:p>
          </table:table-cell>
          <table:table-cell office:value-type="string" calcext:value-type="string">
            <text:p>Poliarteritis microscópica.</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231" calcext:value-type="float">
            <text:p>231</text:p>
          </table:table-cell>
          <table:table-cell office:value-type="float" office:value="10465" calcext:value-type="float">
            <text:p>10465</text:p>
          </table:table-cell>
          <table:table-cell office:value-type="float" office:value="206130" calcext:value-type="float">
            <text:p>206130</text:p>
          </table:table-cell>
          <table:table-cell office:value-type="string" calcext:value-type="string">
            <text:p>FALSE</text:p>
          </table:table-cell>
          <table:table-cell office:value-type="string" calcext:value-type="string">
            <text:p>Mujer de 24 años, asintomática, con antecedentes de padre y hermana afectos de carcinoma medular de tiroides. De forma incidental se descubre en la tomografía computarizada (TC) masa adrenal de 5 cm de diámetro. ¿Cuál de las siguientes opciones debe ser la siguiente decisión clínica?</text:p>
          </table:table-cell>
          <table:table-cell office:value-type="string" calcext:value-type="string">
            <text:p>Se trata de una paciente asintomática con una masa adrenal &lt; de 5 cm (no criterio de malignidad). Debido a los antecedentes familiares no sería oportuno realizar TAC periódico (y si lo fuera cada 3 meses) (respuesta 1 incorrecta). Un síndrome de Cushing no aparece en el contexto de ninguna MEN (respuesta 3 incorrecta). La PAAF no se debe realizar porque suponiendo que fuera un feocromocitoma asociado a un MEN podria producir una crisis hipertensiva (respuesta 4 incorrecta). Se debe realizar determinación de catecolaminas para descartar feocromocitoma asociado, que seria lo primero a tratar en el contexto de una MEN 2, prioritario a encontrar el carcinoma medular de tiroides (respuesta 5 correcta y 2 incorrecta) Harrison 18ª edic,pág 2938</text:p>
          </table:table-cell>
          <table:table-cell/>
          <table:table-cell office:value-type="string" calcext:value-type="string">
            <text:p>ENDOCRIN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Dado que se halla asintomática se aconseja control semestral con TC seriadas de dicha lesión.</text:p>
          </table:table-cell>
          <table:table-cell office:value-type="string" calcext:value-type="string">
            <text:p>Es prioritario la búsqueda de un posible carcinoma medular de tiroides.</text:p>
          </table:table-cell>
          <table:table-cell office:value-type="string" calcext:value-type="string">
            <text:p>Debe sospecharse un síndrome de Cushing pre-clínico en el contexto de una neoplasia endocrina múltiple.</text:p>
          </table:table-cell>
          <table:table-cell office:value-type="string" calcext:value-type="string">
            <text:p>Deberá practicarse punción-aspiración de dicha lesión para elucidar la naturaleza de dicha lesión.</text:p>
          </table:table-cell>
          <table:table-cell office:value-type="string" calcext:value-type="string">
            <text:p>Se deberá determinar catecolaminas en orina para descartar un feocromocitoma.</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232" calcext:value-type="float">
            <text:p>232</text:p>
          </table:table-cell>
          <table:table-cell office:value-type="float" office:value="10466" calcext:value-type="float">
            <text:p>10466</text:p>
          </table:table-cell>
          <table:table-cell office:value-type="float" office:value="206131" calcext:value-type="float">
            <text:p>206131</text:p>
          </table:table-cell>
          <table:table-cell office:value-type="string" calcext:value-type="string">
            <text:p>FALSE</text:p>
          </table:table-cell>
          <table:table-cell office:value-type="string" calcext:value-type="string">
            <text:p>Paciente de 45 años de edad en el 15º día postrasplante de progenitores hematopoyéticos, con una neutropenia absoluta, plaquetas de 15000/uL y una hemoglobina de 7 g/dL, que presenta un cuadro clínico de dolor ocular con edema periorbitarío con discreta secreción nasal serosanguinolenta. ¿Cuál es el diagnóstico de presunción?</text:p>
          </table:table-cell>
          <table:table-cell office:value-type="string" calcext:value-type="string">
            <text:p>En un paciente onco-hematológico, con intensa neutropenia, existe un alto riesgo de infecciones fúngicas invasivas, sobre todo por hongos miceliares como Mucor, Aspergillus y Fusarium, y también por hongos unicelulares como Candida. La mucormicosis (respuesta 5 correcta) es un cuadro que aparece en estas situaciones y que sería la primera sospecha diagnóstica ante un caso de secreción nasal serosanguinolenta y edema periorbitario. La mucormicosis está más específicamente relacionada con la diabetes descompensada que con la neutropenia. Harrison 18 ed pg 1661 Mucormicosis rinocerebral</text:p>
          </table:table-cell>
          <table:table-cell/>
          <table:table-cell office:value-type="string" calcext:value-type="string">
            <text:p>INFECCIOSAS</text:p>
          </table:table-cell>
          <table:table-cell table:number-columns-repeated="3"/>
          <table:table-cell office:value-type="string" calcext:value-type="string">
            <text:p>Hematoma periorbitario.</text:p>
          </table:table-cell>
          <table:table-cell office:value-type="string" calcext:value-type="string">
            <text:p>Reacción alérgica, posiblemente a la medicación.</text:p>
          </table:table-cell>
          <table:table-cell office:value-type="string" calcext:value-type="string">
            <text:p>Sinusitis aguda bacteriana, probablemente estafilocócica.</text:p>
          </table:table-cell>
          <table:table-cell office:value-type="string" calcext:value-type="string">
            <text:p>Sinusitis por Aspergillus spp.</text:p>
          </table:table-cell>
          <table:table-cell office:value-type="string" calcext:value-type="string">
            <text:p>Mucormicosis.</text:p>
          </table:table-cell>
          <table:table-cell office:value-type="float" office:value="5" calcext:value-type="float">
            <text:p>5</text:p>
          </table:table-cell>
          <table:table-cell table:number-columns-repeated="16"/>
        </table:table-row>
        <table:table-row table:style-name="ro1">
          <table:table-cell office:value-type="float" office:value="2014" calcext:value-type="float">
            <text:p>2014</text:p>
          </table:table-cell>
          <table:table-cell office:value-type="float" office:value="234" calcext:value-type="float">
            <text:p>234</text:p>
          </table:table-cell>
          <table:table-cell office:value-type="float" office:value="10468" calcext:value-type="float">
            <text:p>10468</text:p>
          </table:table-cell>
          <table:table-cell office:value-type="float" office:value="206133" calcext:value-type="float">
            <text:p>206133</text:p>
          </table:table-cell>
          <table:table-cell office:value-type="string" calcext:value-type="string">
            <text:p>FALSE</text:p>
          </table:table-cell>
          <table:table-cell office:value-type="string" calcext:value-type="string">
            <text:p>Mujer de 76 años intervenida quirúrgicamente de catarata en su ojo izquierdo dos años antes sin complicaciones. Refiere que desde hace unos meses tiene la sensación de que se le ha reproducido la catarata. Señale el diagnóstico más probable.</text:p>
          </table:table-cell>
          <table:table-cell office:value-type="string" calcext:value-type="string">
            <text:p>Una disminución de visión progresiva, con una clínica similar a la catarata en pacientes ya intervenidos de cataratas hace meses o años, es muy sugerente de una opacificación de la cápsula posterior (respuesta 2 correcta). El tratamiento es muy efectivo: se realiza una capsulotomía con láser Nd: YAG. No es posible tener una catarata secundaria (respuesta 1 incorrecta). El edema macular quístico es una complicación precoz de la cirugía y la clínica es de metamorfopsia con visión central disminuida y alterada, pero la clínica no es de disminución progresiva de visión, que es lo que le produce al paciente esa sensación de que se le reproduce la catarata (respuesta 3 incorrecta). Una luxación de lente intraocular produciría una brusca disminución de visión. Al desaparecer la lente intraocular, el paciente sufriría una hipermetropización aguda (hay que tener en cuenta que un cristalino tiene una potencia media de unas +20 dioptrías, y por tanto también la lente que se implanta cuando se extrae como en el caso de catarata) (respuesta 4 incorrecta). La endoftalmitis tardía, en general por anaerobios, cursa con alteraciones visuales, pero también signos inflamatorios importantes (respuesta 5 incorrecta). Kanski, 5ª Ed, pág 183</text:p>
          </table:table-cell>
          <table:table-cell/>
          <table:table-cell office:value-type="string" calcext:value-type="string">
            <text:p>OFTALMOLOGÍA</text:p>
          </table:table-cell>
          <table:table-cell table:number-columns-repeated="3"/>
          <table:table-cell office:value-type="string" calcext:value-type="string">
            <text:p>Catarata secundaria por extracción incompleta del cristalino</text:p>
          </table:table-cell>
          <table:table-cell office:value-type="string" calcext:value-type="string">
            <text:p>Opacificación de la cápsula posterior.</text:p>
          </table:table-cell>
          <table:table-cell office:value-type="string" calcext:value-type="string">
            <text:p>Edema macular quístico.</text:p>
          </table:table-cell>
          <table:table-cell office:value-type="string" calcext:value-type="string">
            <text:p>Luxación de lente intraocular a la cavidad vitrea.</text:p>
          </table:table-cell>
          <table:table-cell office:value-type="string" calcext:value-type="string">
            <text:p>Endoftalmitis tardía.</text:p>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33" calcext:value-type="float">
            <text:p>33</text:p>
          </table:table-cell>
          <table:table-cell office:value-type="float" office:value="10737" calcext:value-type="float">
            <text:p>10737</text:p>
          </table:table-cell>
          <table:table-cell office:value-type="float" office:value="225452" calcext:value-type="float">
            <text:p>225452</text:p>
          </table:table-cell>
          <table:table-cell office:value-type="string" calcext:value-type="string">
            <text:p>FALSE</text:p>
          </table:table-cell>
          <table:table-cell office:value-type="string" calcext:value-type="string">
            <text:p>¿Qué sospecharía en un paciente que tiene una dificultad para elevar lateralmente el brazo (limitación de la abducción del brazo a partir de los 30 grados) y parestesias en la porción lateral del hombro, sin dolor, y que el día anterior ha sufrido una luxación escapulohumeral?</text:p>
          </table:table-cell>
          <table:table-cell office:value-type="string" calcext:value-type="string">
            <text:p>El nervio axilar o circunflejo es una rama del plexo braquial que destinado al hombro. Inerva el músculo deltoides y redondo menor. Su lesión produce limitación de la abducción (separación) del brazo y anestesia/parestesia de la cara lateral del hombro (respuesta 2 correcta). Uno de los mecanismos de lesión del nervio circunflejo es la luxación escapulohumeral. Esta articulación tiene una gran movilidad pero es fácil que pueda producirse una luxación, sobre todo anterior. La luxación posterior es mucho menos frecuente. Otro mecanismo de lesión del nervio circunflejo son las fracturas de cuello de húmero. La rotura de los ligamentos escapulo-humerales provocará inestabilidad de la articulación, pero no explicaría las lesiones nerviosas (respuesta 4 incorrecta). La parálisis del nervio radial produce mano caída (extendiendo el brazo al frente, con la palma hacia abajo, la mano queda caída y no se puede extender). El nervio radial recoge sensibilidad de la cara externa del pulgar (respuesta 1 incorrecta). La lesión del nervio cubital produce mano en garra (no pueden cerrar el cuarto y quinto dedo cuando quieren cerrar el puño), y suele producirse por traumatismos en el codo. Se produce anestesia de la mitad del 4º dedo y el 5º. La lesión del nervio mediano produce mano de predicador (incompetencia para flexionar los tres primeros dedos), atrofia tenar y anestesia de la cara medial del pulgar, el segundo y el tercer dedo, y mitad del cuarto. El nervio musculocutáneo inerva el músculo coracobraquial, bíceps y braquial anterior (músculos FLEXORES DEL BRAZO). Recoge sensibilidad de la cara lateral y anterior del antebrazo (respuesta 3 incorrecta).</text:p>
          </table:table-cell>
          <table:table-cell/>
          <table:table-cell office:value-type="string" calcext:value-type="string">
            <text:p>ANATOM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Una lesión del nervio radial.</text:p>
          </table:table-cell>
          <table:table-cell office:value-type="string" calcext:value-type="string">
            <text:p>Una lesión del nervio axilar (circunflejo).</text:p>
          </table:table-cell>
          <table:table-cell office:value-type="string" calcext:value-type="string">
            <text:p>Una lesión del nervio musculocutáneo.</text:p>
          </table:table-cell>
          <table:table-cell office:value-type="string" calcext:value-type="string">
            <text:p>Una rotura de los ligamentos escapulo-humerales.</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34" calcext:value-type="float">
            <text:p>34</text:p>
          </table:table-cell>
          <table:table-cell office:value-type="float" office:value="10738" calcext:value-type="float">
            <text:p>10738</text:p>
          </table:table-cell>
          <table:table-cell office:value-type="float" office:value="225453" calcext:value-type="float">
            <text:p>225453</text:p>
          </table:table-cell>
          <table:table-cell office:value-type="string" calcext:value-type="string">
            <text:p>FALSE</text:p>
          </table:table-cell>
          <table:table-cell office:value-type="string" calcext:value-type="string">
            <text:p>Mujer de 41 años, sin antecedentes de interés, que presentó hace seis meses disnea de esfuerzo que ha aumentado progresivamente. A la auscultación mostraba crepitantes básales. En la radiografía de tórax se apreciaron densidades básales bilaterales. Se realizó biopsia pulmonar abierta. En el estudio histopatológico se observó una lesión compleja, heterogénea, con áreas alteradas que alternaban con otras preservadas, con fibrosis de los septos alveolares y desarrollo de marcados focos fibroblásticos e hiperplasia neumocitaria tipo <text:s/>2. La afectación era fundamentalmente subpleural. ¿El diagnóstico de la lesión pulmonar es?</text:p>
          </table:table-cell>
          <table:table-cell office:value-type="string" calcext:value-type="string">
            <text:p>Tanto la clínica de disnea progresiva como la radiología con alteraciones bilaterales orientan hacia una enfermedad intersticial/fibrosante; lo cual se ve apoyado por los datos de la biopsia que indican la presencia de focos fibroblásticos heterogeneos y marcadas varieciones en la naturaleza y grado de las alteraciones. La descripción microscópica aportada por la pregunta nos indica que nos encontramos ante una neumonia intersticial usual. La proteinosis alveolar cursa con presencia de un material proteinaceo (tipo surfactante) rellenando los espacios aéreos alveolares, que no es lo que describe la pregunta. Para tratarse de una alveolitis alérgica extrinseca falta una historia de contactos profesional o no con alergenos inhalados y el cuadro histológico no es el indicado en la pregunta y en relación a la histiocitosis X nos falta en la descripción dada en la pregunta alguna referencia a células de tipo Langerhans, características de este proceso.</text:p>
          </table:table-cell>
          <table:table-cell office:value-type="string" calcext:value-type="string">
            <text:p>1. Rosai-Ackerman 10ª Ed. 2011 vol. I pag. 357 y siguientes.</text:p>
          </table:table-cell>
          <table:table-cell office:value-type="string" calcext:value-type="string">
            <text:p>ANATOMÍA PATOLÓGICA</text:p>
          </table:table-cell>
          <table:table-cell office:value-type="string" calcext:value-type="string">
            <text:p>Difícil</text:p>
          </table:table-cell>
          <table:table-cell office:value-type="float" office:value="-0.12" calcext:value-type="float">
            <text:p>-0,12</text:p>
          </table:table-cell>
          <table:table-cell/>
          <table:table-cell office:value-type="string" calcext:value-type="string">
            <text:p>Histiocitosis de células de Langerhans.</text:p>
          </table:table-cell>
          <table:table-cell office:value-type="string" calcext:value-type="string">
            <text:p>Neumonía intersticial usual.</text:p>
          </table:table-cell>
          <table:table-cell office:value-type="string" calcext:value-type="string">
            <text:p>Alveolitis alérgica extrínseca.</text:p>
          </table:table-cell>
          <table:table-cell office:value-type="string" calcext:value-type="string">
            <text:p>Proteinosis alveolar.</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40" calcext:value-type="float">
            <text:p>40</text:p>
          </table:table-cell>
          <table:table-cell office:value-type="float" office:value="10744" calcext:value-type="float">
            <text:p>10744</text:p>
          </table:table-cell>
          <table:table-cell office:value-type="float" office:value="225459" calcext:value-type="float">
            <text:p>225459</text:p>
          </table:table-cell>
          <table:table-cell office:value-type="string" calcext:value-type="string">
            <text:p>FALSE</text:p>
          </table:table-cell>
          <table:table-cell office:value-type="string" calcext:value-type="string">
            <text:p>Mujer de 45 años con síndrome depresivo mayor en tratamiento con citalopram desde hace 3 meses. Es sometida a colecistectomía mediante laparoscopia bajo anestesia epidural con la asociación fentanilo+bupivacaína. En el postoperatorio desarrolla náuseas y vómitos intensos, agitación, temblor, midriasis, hipersalivación, mioclonias e hipertermia. Señale la causa más probable de este cuadro.</text:p>
          </table:table-cell>
          <table:table-cell office:value-type="string" calcext:value-type="string">
            <text:p>La paciente ha desarrollado un síndrome serotoninérgico (agitación, temblor y clonías, midriasis, hipersalivación, vómitos y diarrea) por interacción entre el escitalopram que la paciente tomaba por la depresión y el fentanilo de la anestesia (respuesta 2 correcta). Fármacos susceptibles de inducir un síndrome serotoninérgico Antidepresivos heterocíclicos amitriptilina, imipramina, IMAO ISRS escitalopram, citalopram, fluoxetina, paroxetina y sertralina Otros antidepresivos duloxetina, venlafaxina, bupropion y buspirona Antiepilépticos carbamazepina y ácido valproico Litio Fármacos para Parkinson levodopa, bromocriptina, rasagilina Agonistas opioides meperidina, fentanilo, hidrocodona, pentazocina y tramadol Derivados anfetamínicos metilfenidato Triptanes sumatriptán, eletriptán, rizatriptán, zolmitriptán Antieméticos ondansetrón, granisetrón, metoclopramida Antimicrobianos linezolid y ritonavir Antitusígenos dextrometorfano Drogas cocaína, LSD, anfetaminas y éxtasis Productos “naturales” ginseng, hierba de San Juan y nuez moscada</text:p>
          </table:table-cell>
          <table:table-cell office:value-type="string" calcext:value-type="string">
            <text:p>1. Pattern Rivera, A. (2015). Síndrome serotoninérgico. Centro de Información de Medicamentos y Farmacoterapéutica. 5(2).</text:p>
          </table:table-cell>
          <table:table-cell office:value-type="string" calcext:value-type="string">
            <text:p>FARMAC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Intoxicación por fentanilo.</text:p>
          </table:table-cell>
          <table:table-cell office:value-type="string" calcext:value-type="string">
            <text:p>Síndrome serotoninérgico.</text:p>
          </table:table-cell>
          <table:table-cell office:value-type="string" calcext:value-type="string">
            <text:p>Trastorno de angustia.</text:p>
          </table:table-cell>
          <table:table-cell office:value-type="string" calcext:value-type="string">
            <text:p>Psicosis postoperatoria.</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46" calcext:value-type="float">
            <text:p>46</text:p>
          </table:table-cell>
          <table:table-cell office:value-type="float" office:value="10750" calcext:value-type="float">
            <text:p>10750</text:p>
          </table:table-cell>
          <table:table-cell office:value-type="float" office:value="225465" calcext:value-type="float">
            <text:p>225465</text:p>
          </table:table-cell>
          <table:table-cell office:value-type="string" calcext:value-type="string">
            <text:p>FALSE</text:p>
          </table:table-cell>
          <table:table-cell office:value-type="string" calcext:value-type="string">
            <text:p>Una mujer de 19 años con amenorrea primaria está diagnosticada de síndrome de Turner por un estudio de citogenética. ¿Qué cariotipo presenta?</text:p>
          </table:table-cell>
          <table:table-cell office:value-type="string" calcext:value-type="string">
            <text:p>El cariotipo del síndrome de Turner es 45, X, una monosomía del cromosoma X (respuesta 3 correcta). Las alteraciones de los cromosomas sexuales más frecuentes son: síndrome de Turner (45, X), síndrome de Klinefelter (47, XXY) (respuesta 2 incorrecta), síndrome triple X (47, XXX) (respuesta 4 incorrecta) y síndrome doble Y (47, XYY) (respuesta 1 incorrecta).</text:p>
          </table:table-cell>
          <table:table-cell office:value-type="string" calcext:value-type="string">
            <text:p>1. FARRERAS 18ª edic., pp. 1153.</text:p>
          </table:table-cell>
          <table:table-cell office:value-type="string" calcext:value-type="string">
            <text:p>GENÉTICA</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47, XYY.</text:p>
          </table:table-cell>
          <table:table-cell office:value-type="string" calcext:value-type="string">
            <text:p>47, XXY.</text:p>
          </table:table-cell>
          <table:table-cell office:value-type="string" calcext:value-type="string">
            <text:p>45, X.</text:p>
          </table:table-cell>
          <table:table-cell office:value-type="string" calcext:value-type="string">
            <text:p>47, XXX.</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47" calcext:value-type="float">
            <text:p>47</text:p>
          </table:table-cell>
          <table:table-cell office:value-type="float" office:value="10751" calcext:value-type="float">
            <text:p>10751</text:p>
          </table:table-cell>
          <table:table-cell office:value-type="float" office:value="225466" calcext:value-type="float">
            <text:p>225466</text:p>
          </table:table-cell>
          <table:table-cell office:value-type="string" calcext:value-type="string">
            <text:p>FALSE</text:p>
          </table:table-cell>
          <table:table-cell office:value-type="string" calcext:value-type="string">
            <text:p>Una mujer de 27 años acude a la consulta de asesoramiento genético tras tener un hijo con síndrome de Down. En el niño se identifica una trisomía 21 con translocación 21/21 heredada de la madre. ¿Cuál sería el riesgo de recurrencia de síndrome de Down en los futuros hijos de esta mujer?</text:p>
          </table:table-cell>
          <table:table-cell office:value-type="string" calcext:value-type="string">
            <text:p>Los dos cromosomas 21 de la madre del paciente están fusionados. Se trata de una anomalía equilibrada o balanceada que no causa ganancia ni pérdida de información ni manifestaciones clínicas en la madre, pero altera el reparto de material genético a sus descendientes. Por lo tanto, sus óvulos tendrán 45 cromosomas (déficit de 1 cromosoma 21) o 46 cromosomas (1 cromosoma 21 doble 21/21). Los cigotos con ausencia de cromosoma 21 son inviables y todos los viables tendrán los dos cromosomas 21 de la madre más el cromosoma 21 del padre. El 100% de los fetos viables nacerán con síndrome de Down (respuesta 2 correcta).</text:p>
          </table:table-cell>
          <table:table-cell office:value-type="string" calcext:value-type="string">
            <text:p>1. FARRERAS 18ª edic., pp. 1160.</text:p>
          </table:table-cell>
          <table:table-cell office:value-type="string" calcext:value-type="string">
            <text:p>GENÉTICA</text:p>
          </table:table-cell>
          <table:table-cell office:value-type="string" calcext:value-type="string">
            <text:p>Difícil</text:p>
          </table:table-cell>
          <table:table-cell office:value-type="float" office:value="0.23" calcext:value-type="float">
            <text:p>0,23</text:p>
          </table:table-cell>
          <table:table-cell/>
          <table:table-cell office:value-type="string" calcext:value-type="string">
            <text:p>El riesgo de recurrencia será de un 10-15%, como en el resto de translocaciones.</text:p>
          </table:table-cell>
          <table:table-cell office:value-type="string" calcext:value-type="string">
            <text:p>El 100% de los fetos viables nacerán con síndrome de Down.</text:p>
          </table:table-cell>
          <table:table-cell office:value-type="string" calcext:value-type="string">
            <text:p>El riesgo de recurrencia será muy bajo (1-2%).</text:p>
          </table:table-cell>
          <table:table-cell office:value-type="string" calcext:value-type="string">
            <text:p>El riesgo de recurrencia será del 50%.</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48" calcext:value-type="float">
            <text:p>48</text:p>
          </table:table-cell>
          <table:table-cell office:value-type="float" office:value="10752" calcext:value-type="float">
            <text:p>10752</text:p>
          </table:table-cell>
          <table:table-cell office:value-type="float" office:value="225467" calcext:value-type="float">
            <text:p>225467</text:p>
          </table:table-cell>
          <table:table-cell office:value-type="string" calcext:value-type="string">
            <text:p>FALSE</text:p>
          </table:table-cell>
          <table:table-cell office:value-type="string" calcext:value-type="string">
            <text:p>Niño de 3 años remitido a consulta de genética para valoración por retraso psicomotor, retraso del lenguaje e hiperactividad sin rasgos dismórficos significativos ni malformaciones asociadas. Es el primer hijo de una pareja sana, joven y no consanguínea. Un tío materno tiene retraso mental y la abuela materna presentó fallo ovarico precoz. ¿Cuál de las siguientes pruebas diagnósticas sería la más apropiada para establecer el diagnóstico?</text:p>
          </table:table-cell>
          <table:table-cell office:value-type="string" calcext:value-type="string">
            <text:p>Nos presentan un niño con retraso mental y sin dismorfias que tiene antecedentes por rama materna de retraso mental y fallo ovárico precoz. Este dato debe hacernos sospecha una herencia ligada al cromosoma X. La causa más frecuente de retraso mental de origen genético es el síndrome del cromosoma X frágil debido a la expansión de tripletes CGG y pérdida de tripletes AGG que dan lugar a la pérdida de función del gen FMR1 (respuesta 1 correcta). Esta enfermedad se asocia con el fenómeno de anticipación genética observándose que el daño intelectual en los individuos de una familia depende de la posición que ocupan en la genealogía.</text:p>
          </table:table-cell>
          <table:table-cell office:value-type="string" calcext:value-type="string">
            <text:p>1. FARRERAS 18ª edic., pp. 1181.</text:p>
          </table:table-cell>
          <table:table-cell office:value-type="string" calcext:value-type="string">
            <text:p>GENÉTICA</text:p>
          </table:table-cell>
          <table:table-cell office:value-type="string" calcext:value-type="string">
            <text:p>Difícil</text:p>
          </table:table-cell>
          <table:table-cell office:value-type="float" office:value="0.17" calcext:value-type="float">
            <text:p>0,17</text:p>
          </table:table-cell>
          <table:table-cell/>
          <table:table-cell office:value-type="string" calcext:value-type="string">
            <text:p>Estudio genético de expansión de tripletes del genFMR1.</text:p>
          </table:table-cell>
          <table:table-cell office:value-type="string" calcext:value-type="string">
            <text:p>Estudio metabólico completo.</text:p>
          </table:table-cell>
          <table:table-cell office:value-type="string" calcext:value-type="string">
            <text:p>Cariotipo de alta resolución.</text:p>
          </table:table-cell>
          <table:table-cell office:value-type="string" calcext:value-type="string">
            <text:p>Evaluación psicométrica.</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52" calcext:value-type="float">
            <text:p>52</text:p>
          </table:table-cell>
          <table:table-cell office:value-type="float" office:value="10756" calcext:value-type="float">
            <text:p>10756</text:p>
          </table:table-cell>
          <table:table-cell office:value-type="float" office:value="225471" calcext:value-type="float">
            <text:p>225471</text:p>
          </table:table-cell>
          <table:table-cell office:value-type="string" calcext:value-type="string">
            <text:p>FALSE</text:p>
          </table:table-cell>
          <table:table-cell office:value-type="string" calcext:value-type="string">
            <text:p>Niña de 6 meses de edad, primera hija de una pareja española consanguínea sin antecedentes familiares de interés. Acude a urgencias en invierno por fiebre elevada (39-40,5°C) de tres días de evolución, postración, pérdida de apetito y marcado distrés respiratorio. En la exploración se observa un importante retraso ponderal, ausencia de sombra tímica en la radiografía de tórax y en el hemograma se detecta un nivel de linfocitos circulantes de 920/mm3 . Señale la respuesta correcta:</text:p>
          </table:table-cell>
          <table:table-cell office:value-type="string" calcext:value-type="string">
            <text:p>La paciente presenta un cuadro respiratorio de aparente origen infeccioso, siendo llamativo en los análisis una linfopenia global, y en los antecedentes una consanguineidad, un importante retraso ponderal y una ausencia de timo, todo ello sugestivo de una inmunodeficiencia combinada severa (respuesta 4 correcta). Aunque la edad, la linfopenia y el cuadro infeccioso son compatibles con una agammablobulinemia ligada al X, esta entidad no suele provocar retraso ponderal ni alteraciones a nivel del timo, y solo la padecen varones (respuesta 1 incorrecta). Lo mismo se aplica a las inmunodeficiencias común variables, que además suelen aparecer en edades más avanzadas, y no causan linfopenia (respuesta 3 correcta).</text:p>
          </table:table-cell>
          <table:table-cell office:value-type="string" calcext:value-type="string">
            <text:p>1. HARRISON 19 edic. Pág 2107</text:p>
          </table:table-cell>
          <table:table-cell office:value-type="string" calcext:value-type="string">
            <text:p>INMUNOLOGÍA</text:p>
          </table:table-cell>
          <table:table-cell office:value-type="string" calcext:value-type="string">
            <text:p>Normal</text:p>
          </table:table-cell>
          <table:table-cell office:value-type="float" office:value="0.64" calcext:value-type="float">
            <text:p>0,64</text:p>
          </table:table-cell>
          <table:table-cell/>
          <table:table-cell office:value-type="string" calcext:value-type="string">
            <text:p>Se debe sospechar una agammaglobulinemia ligada al cromosoma X y se debe solicitar urgentemente la cuantificación de los linfocitos B circulantes.</text:p>
          </table:table-cell>
          <table:table-cell office:value-type="string" calcext:value-type="string">
            <text:p>Se trata de una infección respiratoria típica de la época del año, que requiere tratamiento antibiótico sin necesidad de realizar pruebas adicionales.</text:p>
          </table:table-cell>
          <table:table-cell office:value-type="string" calcext:value-type="string">
            <text:p>Se debe sospechar una inmunodeficiencia común variable y se debe solicitar la capacidad de producción de anticuerpos mediante ensayos funcionales in vitro.</text:p>
          </table:table-cell>
          <table:table-cell office:value-type="string" calcext:value-type="string">
            <text:p>Se debe sospechar una inmunodeficiencia severa combinada y solicitar la cuantificación de las subpoblaciones linfocitarias T, B y NK.</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53" calcext:value-type="float">
            <text:p>53</text:p>
          </table:table-cell>
          <table:table-cell office:value-type="float" office:value="10757" calcext:value-type="float">
            <text:p>10757</text:p>
          </table:table-cell>
          <table:table-cell office:value-type="float" office:value="225472" calcext:value-type="float">
            <text:p>225472</text:p>
          </table:table-cell>
          <table:table-cell office:value-type="string" calcext:value-type="string">
            <text:p>FALSE</text:p>
          </table:table-cell>
          <table:table-cell office:value-type="string" calcext:value-type="string">
            <text:p>Paciente de 80 años procedente de una residencia de ancianos. Presenta sepsis de origen urinario que no responde al tratamiento empírico con ceftriaxona. En los hemocultivos y urocultivos crece E. coli resistente a cefalosporinas. El laboratorio nos informa que es una cepa productora de betalactamasas de espectro ampliado. ¿Qué antibiótico, entre los siguientes, debe utilizarse?</text:p>
          </table:table-cell>
          <table:table-cell office:value-type="string" calcext:value-type="string">
            <text:p>Las betalactamasas de espectro ampliado (BLEAs o BLEES) representan un problema emergente que condiciona la terapia antibiótica como en el presente anciano. Ante una cepa invasora de E coli (primer agente causal de infecciones del tracto urinario), es importante conocer su perfil de sensibilidad. Cabe retener que E coli es también el primer bacilo gramnegativo causante de bacteriemia (también presente en el paciente). Las bacterias productoras de BLEES degradan cefalosporinas de últimas generaciones y también aztreonam, en estos casos la primera respuesta serían los carbapenemes, no degradados por BLEE (respuesta 1 correcta), aunque sí hay otras betalactamasas como las metalo betalactamasas o carbapenemasas que también los pueden degradar. Ciprofloxacino podría ser respuesta, aunque hay cada vez más cepas resistentes. Recordamos que ertapenem, la mejor respuesta en este caso, también tiene limitaciones debido a que no es activo frente a enterococos ni frente a Pseudomonas aeruginos. Piperacilina/Tazobactan es una ureidopenicilina en la cual la asociación aumenta el espectro frente a determinados microrganismos productores de betalactamasas, pero No de BLEAs (respuesta 3 incorrecta). En el mismo sentido Amoxicilina-Clavulánico es una aminopenicilina que presenta la misma característica en su asociación que lo anterior: No resulta útil en la cobertura de cepas productoras de BLEAs.</text:p>
          </table:table-cell>
          <table:table-cell office:value-type="string" calcext:value-type="string">
            <text:p>1. FARRERAS 18ª Edición, pag 2065.</text:p>
          </table:table-cell>
          <table:table-cell office:value-type="string" calcext:value-type="string">
            <text:p>INFECCIOSAS</text:p>
          </table:table-cell>
          <table:table-cell office:value-type="string" calcext:value-type="string">
            <text:p>Difícil</text:p>
          </table:table-cell>
          <table:table-cell office:value-type="float" office:value="0.22" calcext:value-type="float">
            <text:p>0,22</text:p>
          </table:table-cell>
          <table:table-cell/>
          <table:table-cell office:value-type="string" calcext:value-type="string">
            <text:p>Ertapenem.</text:p>
          </table:table-cell>
          <table:table-cell office:value-type="string" calcext:value-type="string">
            <text:p>Amoxicilina/clavulánico.</text:p>
          </table:table-cell>
          <table:table-cell office:value-type="string" calcext:value-type="string">
            <text:p>Piperacilina/Tazobactan.</text:p>
          </table:table-cell>
          <table:table-cell office:value-type="string" calcext:value-type="string">
            <text:p>Ciprofloxacino.</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58" calcext:value-type="float">
            <text:p>58</text:p>
          </table:table-cell>
          <table:table-cell office:value-type="float" office:value="10762" calcext:value-type="float">
            <text:p>10762</text:p>
          </table:table-cell>
          <table:table-cell office:value-type="float" office:value="225477" calcext:value-type="float">
            <text:p>225477</text:p>
          </table:table-cell>
          <table:table-cell office:value-type="string" calcext:value-type="string">
            <text:p>FALSE</text:p>
          </table:table-cell>
          <table:table-cell office:value-type="string" calcext:value-type="string">
            <text:p>Un hombre de 35 años es valorado por haber sufrido un sincope. En el electrocardiograma se observan ondas Q profundas y a la auscultación destaca la presencia de un soplo sistólico en borde esternal izquierdo bajo. ¿Cuál es su diagnóstico más probable?</text:p>
          </table:table-cell>
          <table:table-cell office:value-type="string" calcext:value-type="string">
            <text:p>Paciente joven con síncope y alteraciones en el ECG, presenta soplo sistólico (respuesta 2 y 3 incorrectas, existiría soplo diastólico), tiene que deberse a MHO (respuesta 1 correcta). En la comunicación interauricular el rasgo auscultatorio más característico es la presencia de un segundo tono desdoblado fijo (respuesta 4 in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Miocardiopatía hipertrófica obstructiva.</text:p>
          </table:table-cell>
          <table:table-cell office:value-type="string" calcext:value-type="string">
            <text:p>Estenosis mitral.</text:p>
          </table:table-cell>
          <table:table-cell office:value-type="string" calcext:value-type="string">
            <text:p>Insuficiencia aórtica.</text:p>
          </table:table-cell>
          <table:table-cell office:value-type="string" calcext:value-type="string">
            <text:p>Comunicación interauricular.</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62" calcext:value-type="float">
            <text:p>62</text:p>
          </table:table-cell>
          <table:table-cell office:value-type="float" office:value="10766" calcext:value-type="float">
            <text:p>10766</text:p>
          </table:table-cell>
          <table:table-cell office:value-type="float" office:value="225481" calcext:value-type="float">
            <text:p>225481</text:p>
          </table:table-cell>
          <table:table-cell office:value-type="string" calcext:value-type="string">
            <text:p>FALSE</text:p>
          </table:table-cell>
          <table:table-cell office:value-type="string" calcext:value-type="string">
            <text:p>Un hombre de 47 años sin antecedentes de interés, es diagnosticado de hipertensión arterial hace un año. Sigue tratamiento con amlodipino 10 mg (1-0-0) y losartan/hidroclorotiazida 100/25 mg (1-0-0), y realiza dieta hiposódica, con buena adherencia. A pesar de ello tiene cifras de PA 168/92 mmHg. ¿Cuál es el siguiente paso a realizar?</text:p>
          </table:table-cell>
          <table:table-cell office:value-type="string" calcext:value-type="string">
            <text:p>Pregunta confusa y bajo mi punto de vista impugnable. Presentan un caso de hipertensión arterial refractaria (cifras elevadas de tensión arterial a pesar de tratamiento con tres fármacos incluyendo diuréticos), tras lo cual es necesario confirmar estos hallazgos mediante monitorización ambulatoria (MAPA) (respuesta 3 correcta, respuestas 1 y 2 incorrectas). Así mismo en estos casos, el mismo MAPA puede servir para descartar secundarismos por lo que es una opción que desde mi punto de vista debería ser también correcta (no fue considerado así) (respuesta 4 incorrecta).</text:p>
          </table:table-cell>
          <table:table-cell/>
          <table:table-cell office:value-type="string" calcext:value-type="string">
            <text:p>CARDIOLOGÍA</text:p>
          </table:table-cell>
          <table:table-cell office:value-type="string" calcext:value-type="string">
            <text:p>Difícil</text:p>
          </table:table-cell>
          <table:table-cell office:value-type="float" office:value="-0.19" calcext:value-type="float">
            <text:p>-0,19</text:p>
          </table:table-cell>
          <table:table-cell/>
          <table:table-cell office:value-type="string" calcext:value-type="string">
            <text:p>Añadir un cuarto fármaco.</text:p>
          </table:table-cell>
          <table:table-cell office:value-type="string" calcext:value-type="string">
            <text:p>Incrementar la dosis de alguno de los que está tomando.</text:p>
          </table:table-cell>
          <table:table-cell office:value-type="string" calcext:value-type="string">
            <text:p>Realizar una monitorización ambulatoria de la presión arterial (MAPA).</text:p>
          </table:table-cell>
          <table:table-cell office:value-type="string" calcext:value-type="string">
            <text:p>Realizar un estudio para descartar hipertensión arterial secundaria.</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63" calcext:value-type="float">
            <text:p>63</text:p>
          </table:table-cell>
          <table:table-cell office:value-type="float" office:value="10767" calcext:value-type="float">
            <text:p>10767</text:p>
          </table:table-cell>
          <table:table-cell office:value-type="float" office:value="225482" calcext:value-type="float">
            <text:p>225482</text:p>
          </table:table-cell>
          <table:table-cell office:value-type="string" calcext:value-type="string">
            <text:p>FALSE</text:p>
          </table:table-cell>
          <table:table-cell office:value-type="string" calcext:value-type="string">
            <text:p>Hombre de 76 años de edad diagnosticado de insuficiencia cardiaca, en fibrilación auricular crónica, con disfunción sistólica severa (fracción de eyección 33%). Sigue tratamiento con inhibidor de enzima convertidora de la angiotensina, betabloqueante y diurético tiazídico. Pese a ello se encuentra sintomático, en clase funcional II de la NYHA. ¿Cuál sería la actitud a seguir?</text:p>
          </table:table-cell>
          <table:table-cell office:value-type="string" calcext:value-type="string">
            <text:p>Todo paciente con disfunción ventricular debe estar bajo tratamiento con IECAS/ARA-2 y betabloqueantes (respuesta 2 incorrecta). Si a pesar de ello persiste con síntomas y tiene disfunción ventricular severa (FEVI &lt;35%) el siguiente escalón es añadir antialdosterónicos como la espironolactona (respuesta 1 correcta). El uso de antagonistas del calcio está contranindicado (respuesta 4 incorrecta). La amiodarona no debe usarse en ausencia de arritmias (respuesta 3 in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Añadiría espironolactona.</text:p>
          </table:table-cell>
          <table:table-cell office:value-type="string" calcext:value-type="string">
            <text:p>Suspendería tratamiento betabloqueante.</text:p>
          </table:table-cell>
          <table:table-cell office:value-type="string" calcext:value-type="string">
            <text:p>Añadiría al tratamiento amiodarona.</text:p>
          </table:table-cell>
          <table:table-cell office:value-type="string" calcext:value-type="string">
            <text:p>Añadiría al tratamiento verapamil.</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65" calcext:value-type="float">
            <text:p>65</text:p>
          </table:table-cell>
          <table:table-cell office:value-type="float" office:value="10769" calcext:value-type="float">
            <text:p>10769</text:p>
          </table:table-cell>
          <table:table-cell office:value-type="float" office:value="225484" calcext:value-type="float">
            <text:p>225484</text:p>
          </table:table-cell>
          <table:table-cell office:value-type="string" calcext:value-type="string">
            <text:p>FALSE</text:p>
          </table:table-cell>
          <table:table-cell office:value-type="string" calcext:value-type="string">
            <text:p>Un hombre de 25 años de edad, militar de profesión, es encontrado en coma con temperatura de 41°C tras ejercicio físico vigoroso a mediodía un día caluroso. Su presión arterial pese al aporte de 3 litros de cristaloides es de 80 mm de Hg, con oliguria y ascenso de lactato. Su frecuencia cardiaca es de 125 lpm con ECG que muestra una taquicardia supraventricular. En la analítica destaca una actividad de protrombina de 30% e INR de <text:s/>3. Señale la respuesta verdadera:</text:p>
          </table:table-cell>
          <table:table-cell office:value-type="string" calcext:value-type="string">
            <text:p>En este caso nos están preguntando por un golpe de calor. Este es un aumento de la temperatura central superior a 40,5 grados con alteración del sistema nervioso central en el contexto de un aumento de la temperatura ambiental que no se puede disipar. En este caso nos están preguntando en concreto por un golpe de calor relacionado con el esfuerzo donde se produce en un paciente joven, sin enfermedades que ha realizado ejercicio “físico vigoroso” en un ambiente caluroso con una temperatura superior a 40,5 (aunque desconocemos si es central) con que nos dan otros datos para saber que estamos ante esa patología: hipotensión arterial con elevación de FC y arritmia, fracaso renal con oliguria acidosis y alteración de la coagulación. La elevación de encimas musculares en el caso de un golpe de calor por ejercicio es MAYOR que en el clásico (respuesta 1 incorrecta), sin precisar para su tratamiento punción lumbar o digoxina dado que el diagnostico es clínico y el tratamiento de dicho cuadro y por ello de la sintomatología producida se realiza con enfriamiento, hidratación, fármacos sedantes si clínica neurológica (respuestas 2 y 3 incorrectas). En el caso de un golpe de calor debemos aplicar técnicas de enfriamiento que sean fáciles de aplicar, bien toleradas y NO PROVOQUEN VASOCONSTRICCIÓN CUTANEA por lo que deberemos evitar cualquier tratanmiento que pueda provocar dicho efecto (respuesta 4 correcta).</text:p>
          </table:table-cell>
          <table:table-cell office:value-type="string" calcext:value-type="string">
            <text:p>1. Enfermo crítico y emergencias. Nicolas, JM. Elservier 2011. Capitulo 28 “Lesiones por agentes físicos”</text:p>
          </table:table-cell>
          <table:table-cell office:value-type="string" calcext:value-type="string">
            <text:p>CARDI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La elevación de enzimas musculares es mayor en el golpe de calor clásico que en golpe de calor por ejercicio.</text:p>
          </table:table-cell>
          <table:table-cell office:value-type="string" calcext:value-type="string">
            <text:p>Se debe realizar una punción lumbar para el diagnóstico del cuadro.</text:p>
          </table:table-cell>
          <table:table-cell office:value-type="string" calcext:value-type="string">
            <text:p>Hay que administrar digoxina para control de la frecuencia cardiaca.</text:p>
          </table:table-cell>
          <table:table-cell office:value-type="string" calcext:value-type="string">
            <text:p>Se deben evitar los vasoconstrictores periféricos para el tratamiento de la hipotensión.</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68" calcext:value-type="float">
            <text:p>68</text:p>
          </table:table-cell>
          <table:table-cell office:value-type="float" office:value="10772" calcext:value-type="float">
            <text:p>10772</text:p>
          </table:table-cell>
          <table:table-cell office:value-type="float" office:value="225487" calcext:value-type="float">
            <text:p>225487</text:p>
          </table:table-cell>
          <table:table-cell office:value-type="string" calcext:value-type="string">
            <text:p>FALSE</text:p>
          </table:table-cell>
          <table:table-cell office:value-type="string" calcext:value-type="string">
            <text:p>Un hombre de 43 años consulta por presentar un nevus congénito en brazo que en el último mes ha cambiado de forma y color. Se realiza extirpación quirúrgica de la lesión y el diagnóstico anatomopatológico es el siguiente: melanoma de extensión superficial no ulcerado de 1,3 mm de invasión vertical, 1 mitosis/mm2 , que dista 2 mm del margen de resección más próximo. En la exploración física no se palpan adenopatías regionales ¿Cuál es la actitud a seguir a continuación?:</text:p>
          </table:table-cell>
          <table:table-cell office:value-type="string" calcext:value-type="string">
            <text:p>En el melanoma se recomienda primero una exéresis sin márgenes y posteriormente, tras el informe anatomopatológico definitivo, la ampliación de márgenes en un segundo tiempo quirúrgico. Cuando el Breslow es de 1.01 - 2 mm, la actuación a seguir es realizar una ampliación de márgenes de 1 a 2 cm + biopsia selectiva del ganglio centinela (respuesta 2 correcta, respuesta 4 incorrecta). Solamente si está afectado este ganglio centinela, se debe hacer una linfadenectomía (vaciamiento ganglionar) y tto adyuvante con IFN alfa-2b o se incluirá al paciente en un ensayo clínico (respuesta 3 incorrecta). Si existe sospecha o evidencia clínica de enfermedad metastásica están indicadas pruebas de imagen como una PET/TC, pero no de entrada (respuesta 1 incorrecta). Nevus congénito gigante en el codo de un recién nacido. Alta probabilidad de degenerar en melanoma.</text:p>
          </table:table-cell>
          <table:table-cell/>
          <table:table-cell office:value-type="string" calcext:value-type="string">
            <text:p>DERMATOLOGÍA</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Realizar una PET/TC para investigar si existen metástasis viscerales.</text:p>
          </table:table-cell>
          <table:table-cell office:value-type="string" calcext:value-type="string">
            <text:p>Realizar ampliación de márgenes quirúrgicos a 1 cm y biopsia selectiva de ganglio centinela.</text:p>
          </table:table-cell>
          <table:table-cell office:value-type="string" calcext:value-type="string">
            <text:p>Realizar ampliación de márgenes quirúrgicos a 1 cm y linfadenectomía axilar.</text:p>
          </table:table-cell>
          <table:table-cell office:value-type="string" calcext:value-type="string">
            <text:p>Sólo es necesario realizar ampliación de márgenes quirúrgicos a 2 cm y después seguimiento periódico.</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69" calcext:value-type="float">
            <text:p>69</text:p>
          </table:table-cell>
          <table:table-cell office:value-type="float" office:value="10773" calcext:value-type="float">
            <text:p>10773</text:p>
          </table:table-cell>
          <table:table-cell office:value-type="float" office:value="225488" calcext:value-type="float">
            <text:p>225488</text:p>
          </table:table-cell>
          <table:table-cell office:value-type="string" calcext:value-type="string">
            <text:p>FALSE</text:p>
          </table:table-cell>
          <table:table-cell office:value-type="string" calcext:value-type="string">
            <text:p>Mujer de 45 años de edad, con antecedentes de xeroftalmía y xerostomía, que acude en julio del 2014 por presentar una erupción de lesiones eritematosas anulares, de bordes más activos, en escote y parte superior de la espalda desde hace 15 días, coincidiendo con unas vacaciones en Menorca. En el momento de la exploración observamos que algunas de las lesiones tienden a resolverse sin dejar cicatriz. Tiene buen estado general y el resto de la exploración física es normal. ¿Cuál es el diagnóstico más probable?</text:p>
          </table:table-cell>
          <table:table-cell office:value-type="string" calcext:value-type="string">
            <text:p>El lupus cutáneo subagudo (respuesta 1 correcta, respuestas 2, 3 y 4 incorrectas), caracterizado por extensas lesiones en forma de pápulas eritematosas, ligeramente escamosas, de distribución simétrica, con tendencia a confluir, que no dejan cicatriz; afectan a zonas fotoexpuestas: hombros, superficies de extensión de los brazos, la región del escote y la dorsal del tórax. Se distinguen dos tipos morfológicos: papuloescamoso o psoriasiforme y anular polícíclico.</text:p>
          </table:table-cell>
          <table:table-cell office:value-type="string" calcext:value-type="string">
            <text:p>1. FARRERAS XVIII edición página 1033</text:p>
          </table:table-cell>
          <table:table-cell office:value-type="string" calcext:value-type="string">
            <text:p>DERMATOLOG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Lupus eritematoso subagudo.</text:p>
          </table:table-cell>
          <table:table-cell office:value-type="string" calcext:value-type="string">
            <text:p>Tiña corporis.</text:p>
          </table:table-cell>
          <table:table-cell office:value-type="string" calcext:value-type="string">
            <text:p>Porfiria cutánea tarda.</text:p>
          </table:table-cell>
          <table:table-cell office:value-type="string" calcext:value-type="string">
            <text:p>Eritema anular centrifugo.</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71" calcext:value-type="float">
            <text:p>71</text:p>
          </table:table-cell>
          <table:table-cell office:value-type="float" office:value="10775" calcext:value-type="float">
            <text:p>10775</text:p>
          </table:table-cell>
          <table:table-cell office:value-type="float" office:value="225490" calcext:value-type="float">
            <text:p>225490</text:p>
          </table:table-cell>
          <table:table-cell office:value-type="string" calcext:value-type="string">
            <text:p>FALSE</text:p>
          </table:table-cell>
          <table:table-cell office:value-type="string" calcext:value-type="string">
            <text:p>Un hombre 53 años, sin antecedentes de interés, presenta dolor en fosa ilíaca derecha de 12 días de evolución. Su médico de familia le prescribió antibiótico oral y analgesia por sospecha de infección de orina. Acude por persistencia del dolor y fiebre. En tomografía se detecta un plastrón apendicular y un absceso de 7 centímetros. Indique el tratamiento más adecuado:</text:p>
          </table:table-cell>
          <table:table-cell office:value-type="string" calcext:value-type="string">
            <text:p>En ausencia de contraindicaciones, un paciente con datos clínicos sugestivos por la anamnesis y la exploración física con datos de laboratorio que apoyen el diagnóstico de apendicitis, deben ser sometidos a apendicectomía urgente. Todos los pacientes deben ser preparados por completo para cirugía y corregir cualquier anomalía de líquidos y electrolitos. La apendicectomía laparoscópica o abierta son elecciones satisfactorias para pacientes con apendicitis no complicada. El tratamiento de los pacientes que se presentan con una tumoración que sugiere un flemón o absceso es más difícil. Ellos evolucionan mejor con antibióticos de amplio espectro, drenaje si el absceso es &gt; 3 cm de diámetro y líquidos parenterales y reposo intestinal si parece haber respuesta al tratamiento conservador. El apéndice puede extirparse con mayor facilidad 6 a 12 semanas más tarde, una vez que haya disminuido la inflamación (respuesta 2 correcta, resto incorrectas).</text:p>
          </table:table-cell>
          <table:table-cell office:value-type="string" calcext:value-type="string">
            <text:p>1. HARRISON 19ª Edición, págs. 1988 2. FARRERAS 18ª Edición, págs. 130 Apendicetomía abierta</text:p>
          </table:table-cell>
          <table:table-cell office:value-type="string" calcext:value-type="string">
            <text:p>DIGESTIVO</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Apendicectomía urgente.</text:p>
          </table:table-cell>
          <table:table-cell office:value-type="string" calcext:value-type="string">
            <text:p>Antibioterapia, drenaje percutáneo de la colección y programar apendicectomia en 12 semanas.</text:p>
          </table:table-cell>
          <table:table-cell office:value-type="string" calcext:value-type="string">
            <text:p>Intervención urgente con hemicolectomía derecha y resección intestinal con drenaje de absceso.</text:p>
          </table:table-cell>
          <table:table-cell office:value-type="string" calcext:value-type="string">
            <text:p>Aspiración nasogástrica, fluidoterapia iv, ertapenem iv y reevaluación en una semana.</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72" calcext:value-type="float">
            <text:p>72</text:p>
          </table:table-cell>
          <table:table-cell office:value-type="float" office:value="10776" calcext:value-type="float">
            <text:p>10776</text:p>
          </table:table-cell>
          <table:table-cell office:value-type="float" office:value="225491" calcext:value-type="float">
            <text:p>225491</text:p>
          </table:table-cell>
          <table:table-cell office:value-type="string" calcext:value-type="string">
            <text:p>FALSE</text:p>
          </table:table-cell>
          <table:table-cell office:value-type="string" calcext:value-type="string">
            <text:p>Hombre de 83 años, institucionalizado, dependiente para las actividades de la vida diaria, diabético e hipertenso, sin historia de cirugía abdominal previa. Acude a urgencias por presentar distensión abdominal, ausencia de emisión de gas y heces. En la exploración destaca abdomen distendido y timpanizado, algo doloroso, sin peritonismo. No se palpan hernias. Analítica normal. En la radiografía simple se detecta una imagen en abdomen en "grano de café en sigma". Señale según el diagnóstico que sospeche la actitud más correcta a seguir de las siguientes:</text:p>
          </table:table-cell>
          <table:table-cell office:value-type="string" calcext:value-type="string">
            <text:p>La clínica del paciente nos orienta hacia una obstrucción intestinal, cuyos signos cardinales incluyen dolor abdominal cólico, distensión abdominal, vómitos y obstipación. Ante una sospecha de obstrucción intestinal, una de las pruebas principales a realizar es la radiografía simple de abdomen. En pacientes con un vólvulo intestinal puede observarse una imagen llena de gas con forma de “grano de café” con sombra de dilatación de asas. En pacientes con vólvulo sigmoideo a menudo es posible la descompresión utilizando una sonda flexible introducida a través un otoscopio rígido o con sigmoidoscopia flexible (respuesta 3 correcta). La descompresión exitosa causa liberación súbita de gas y líquido con evidencia de disminución de la distensión abdominal, lo que permite que la corrección definitiva se lleve a cabo de manera programada. En una diverticulitis la clínica sería sobretodo de dolor en fosa ilíaca izquierda (respuesta 1 incorrecta). En la isquemia mesentérica tendríamos un dolor abdominal súbito (respuesta 2 incorrecta). En el síndrome de Ogilvie veríamos un cuadro de pseudoobstrucción crónica (respuesta 4 incorrecta). Además, todas estas opciones se descartan al visualizar la imagen en “grano de café” característica del vólvulo de sigma.</text:p>
          </table:table-cell>
          <table:table-cell office:value-type="string" calcext:value-type="string">
            <text:p>1. HARRISON 19ª Edición, págs. 1981-1985 2. FARRERAS 18ª Edición, págs. 130-132 Imagen en “grano de café” Vóvulo de sigma</text:p>
          </table:table-cell>
          <table:table-cell office:value-type="string" calcext:value-type="string">
            <text:p>DIGESTIVO</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Realizar TC abdominal por sospecha de diverticulitis.</text:p>
          </table:table-cell>
          <table:table-cell office:value-type="string" calcext:value-type="string">
            <text:p>Realización urgente de arteriografía por sospecha de isquemia mesentérica.</text:p>
          </table:table-cell>
          <table:table-cell office:value-type="string" calcext:value-type="string">
            <text:p>Devolvulación por endoscopia digestiva baja.</text:p>
          </table:table-cell>
          <table:table-cell office:value-type="string" calcext:value-type="string">
            <text:p>Infusión de neostigmina bajo control hemodinámico por Síndrome de Ogilvie.</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73" calcext:value-type="float">
            <text:p>73</text:p>
          </table:table-cell>
          <table:table-cell office:value-type="float" office:value="10777" calcext:value-type="float">
            <text:p>10777</text:p>
          </table:table-cell>
          <table:table-cell office:value-type="float" office:value="225492" calcext:value-type="float">
            <text:p>225492</text:p>
          </table:table-cell>
          <table:table-cell office:value-type="string" calcext:value-type="string">
            <text:p>FALSE</text:p>
          </table:table-cell>
          <table:table-cell office:value-type="string" calcext:value-type="string">
            <text:p>Un hombre de 35 años acude a la consulta refiriendo la aparición de un bulto en la región inguinal derecha que no produce ninguna sintomatología. A la exploración clínica sugiere una hernia inguinal Todas las siguientes afirmaciones son correctas EXCEPTO:</text:p>
          </table:table-cell>
          <table:table-cell office:value-type="string" calcext:value-type="string">
            <text:p>Las hernias suponen un problema frecuente, pero se ignora su incidencia verdadera. Se calcula que el 5% de la población sufrirá una hernia de la pared abdominal, pero es posible que la incidencia sea aún mayor. Cerca del 75% de todas las hernias se dan en la región inguinal. Dos tercios de ellas son hernias inguinales indirectas, y el resto, directas (respuesta 3 incorrecta). La exploración física permite en muchos casos hacer el diagnóstico diferencial entre una hernia y otras masas inguinales. Hay que explorar la región inguinal colocando al paciente en decúbito supino y en bipedestación (respuesta 2 incorrecta). La ecografía puede ayudar al diagnóstico, pero no es indispensable si la clínica es evidente (respuesta 1 correcta). La reparación “sin tensión” ha constituido el método preferido para reparar las hernias inguinales. Al saber que la tensión de la reparación constituye la causa principal de recidiva, para tratar la hernia se emplean en estos momentos prótesis de malla sintética que tienden un puente sobre el defecto (respuesta 4 incorrecta).</text:p>
          </table:table-cell>
          <table:table-cell office:value-type="string" calcext:value-type="string">
            <text:p>1. SABISTON 18ª Edición, págs. 1160-1163 Hernia inguinal indirecta</text:p>
          </table:table-cell>
          <table:table-cell office:value-type="string" calcext:value-type="string">
            <text:p>DIGESTIVO</text:p>
          </table:table-cell>
          <table:table-cell office:value-type="string" calcext:value-type="string">
            <text:p>Normal</text:p>
          </table:table-cell>
          <table:table-cell office:value-type="float" office:value="0.39" calcext:value-type="float">
            <text:p>0,39</text:p>
          </table:table-cell>
          <table:table-cell/>
          <table:table-cell office:value-type="string" calcext:value-type="string">
            <text:p>Debe realizarse una ecografía para confirmar el diagnóstico.</text:p>
          </table:table-cell>
          <table:table-cell office:value-type="string" calcext:value-type="string">
            <text:p>La exploración física debe realizarse tanto en decúbito supino como en bipedestación.</text:p>
          </table:table-cell>
          <table:table-cell office:value-type="string" calcext:value-type="string">
            <text:p>Es altamente probable que se trate de una hernia inguinal indirecta.</text:p>
          </table:table-cell>
          <table:table-cell office:value-type="string" calcext:value-type="string">
            <text:p>En caso de tratamiento quirúrgico la técnica de elección sería una reparación sin tensión con una malla protésica.</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74" calcext:value-type="float">
            <text:p>74</text:p>
          </table:table-cell>
          <table:table-cell office:value-type="float" office:value="10778" calcext:value-type="float">
            <text:p>10778</text:p>
          </table:table-cell>
          <table:table-cell office:value-type="float" office:value="225493" calcext:value-type="float">
            <text:p>225493</text:p>
          </table:table-cell>
          <table:table-cell office:value-type="string" calcext:value-type="string">
            <text:p>FALSE</text:p>
          </table:table-cell>
          <table:table-cell office:value-type="string" calcext:value-type="string">
            <text:p>Un paciente de 55 años, con historia de 15 años de colitis ulcerosa, presenta en una colonoscopia de control un cáncer de recto a ocho cm del margen anal y actividad moderada de su colitis sobre todo en el lado izquierdo del colon. Se estadifíca como T2N0M0 tras realizar pruebas de imagen. ¿Cuál es la intervención correcta para su tratamiento?</text:p>
          </table:table-cell>
          <table:table-cell office:value-type="string" calcext:value-type="string">
            <text:p>Los pacientes con Colitis Ulcerosa que desarrollen un CCR tienen indicación de tratamiento quirúrgico. La proctocolectomía total con anastomosis de bolsa ileoanal se ha convertido en la operación definitiva más utilizada para el tratamiento quirúrgico de la colitis ulcerosa. En los pacientes con displasia o cáncer se debe realizar una mucosectomía y una anastomosis de bolsa ileoanal con suturas manuales, junto con una ileostomía de descarga (respuesta 1 correcta). La resección anterior baja de recto estaría indicada en un cáncer de recto a más de 6 cm del margen anal sin asociación a una enfermedad inflamatoria (respuesta 2 incorrecta). La resección abdominoperineal estaría indicada en un cáncer de recto a menos de 6 cm del margen anal sin asociación a una enfermedad inflamatoria (respuesta 3 incorrecta). La radioterapia se puede asociar a la cirugía en el tratamiento del cáncer de recto, pero no como tratamiento único (respuesta 4 incorrecta).</text:p>
          </table:table-cell>
          <table:table-cell office:value-type="string" calcext:value-type="string">
            <text:p>1. SABISTON 18ª Edición, págs. 1379-1384 Colectomía total + mucosectomía rectal + anastomosis ileoanal con reservorio</text:p>
          </table:table-cell>
          <table:table-cell office:value-type="string" calcext:value-type="string">
            <text:p>DIGESTIVO</text:p>
          </table:table-cell>
          <table:table-cell office:value-type="string" calcext:value-type="string">
            <text:p>Normal</text:p>
          </table:table-cell>
          <table:table-cell office:value-type="float" office:value="0.61" calcext:value-type="float">
            <text:p>0,61</text:p>
          </table:table-cell>
          <table:table-cell/>
          <table:table-cell office:value-type="string" calcext:value-type="string">
            <text:p>Panproctocolectomía con reservorio ileoanal e ileostomía de protección.</text:p>
          </table:table-cell>
          <table:table-cell office:value-type="string" calcext:value-type="string">
            <text:p>Resección anterior baja de recto con ileostomía lateral de protección.</text:p>
          </table:table-cell>
          <table:table-cell office:value-type="string" calcext:value-type="string">
            <text:p>Amputación abdominoperineal de recto.</text:p>
          </table:table-cell>
          <table:table-cell office:value-type="string" calcext:value-type="string">
            <text:p>Radioterapia externa, y si hay buena respuesta, hacer una cirugía local y mantener tratamiento médico de su enfermedad inflamatoria intestinal.</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75" calcext:value-type="float">
            <text:p>75</text:p>
          </table:table-cell>
          <table:table-cell office:value-type="float" office:value="10779" calcext:value-type="float">
            <text:p>10779</text:p>
          </table:table-cell>
          <table:table-cell office:value-type="float" office:value="225494" calcext:value-type="float">
            <text:p>225494</text:p>
          </table:table-cell>
          <table:table-cell office:value-type="string" calcext:value-type="string">
            <text:p>FALSE</text:p>
          </table:table-cell>
          <table:table-cell office:value-type="string" calcext:value-type="string">
            <text:p>Un hombre de 57 años de edad con artritis reumatoide sigue tratamiento habitual con corticoides. Está en estudio por presentar un cuadro de dolor en epigastrio, con náuseas ocasionales y disminución de apetito. En la analítica presenta: Hb 15 g/dL, Fe 55 ug/dL, PCR 3 mg/dL, VSG 42 mm a la primera hora. Fibrogastroscopia: hernia de hiato de 3 cm y una úlcera a nivel de antro, excavada, de 1 cm, con bordes elevados y regulares y con confluencia de pliegues, que se biopsia. El estudio histológico muestra signos de inflamación aguda y metaplasia intestinal. TC abdominal normal. ¿Qué actitud, de las que se mencionan a continuación, considera que es la más adecuada para el tratamiento de este paciente?</text:p>
          </table:table-cell>
          <table:table-cell office:value-type="string" calcext:value-type="string">
            <text:p>Debido a la artritis reumatoide que presenta el paciente, podemos sospechar probablemente que sea un consumidor de AINEs, que posiblemente sean los causantes de su úlcera gástrica. Los IBPs son los únicos fármacos que han demostrado capacidad de cicatrización de la úlcera péptica a pesar de no suspender el consumo de AINEs. Por su frecuencia, el principal problema del diagnóstico diferencial del adenocarcinoma gástrico es la diferenciación entre un cáncer ulcerado y una úlcera péptica gástrica. Para evitar errores diagnósticos, y ante toda úlcera gástrica con histología de benignidad, es obligatorio repetir la endoscopia no más de 2 meses después de finalizar el tratamiento para confirmar su cicatrización y obtener nuevas muestras para biopsia y citología en el caso de persistencia de la lesión (respuesta 2 correcta). Para la indicación de tratamiento erradicador de H. Pylori, habría que confirmar que el paciente presenta la infección por el germen (respuesta 1 incorrecta). Si la úlcera está causada por el consumo de AINEs, podría estar indicado la retirada de los mismos siempre que se pueda, no así de los corticoides (respuesta 3 incorrecta). El tratamiento quirúrgico de la úlcera péptica ha quedado limitado al tratamiento de urgencia en caso de complicaciones graves (respuesta 4 incorrecta).</text:p>
          </table:table-cell>
          <table:table-cell office:value-type="string" calcext:value-type="string">
            <text:p>1. HARRISON 19ª Edición, págs. 1919-1925 2. FARRERAS 18ª Edición, págs. 103-108 Úlcera gástrica Gastroscopia</text:p>
          </table:table-cell>
          <table:table-cell office:value-type="string" calcext:value-type="string">
            <text:p>DIGESTIVO</text:p>
          </table:table-cell>
          <table:table-cell office:value-type="string" calcext:value-type="string">
            <text:p>Normal</text:p>
          </table:table-cell>
          <table:table-cell office:value-type="float" office:value="0.43" calcext:value-type="float">
            <text:p>0,43</text:p>
          </table:table-cell>
          <table:table-cell/>
          <table:table-cell office:value-type="string" calcext:value-type="string">
            <text:p>Tratamiento erradicador del Helicobacter pylorii.</text:p>
          </table:table-cell>
          <table:table-cell office:value-type="string" calcext:value-type="string">
            <text:p>Tratamiento con inhibidores de la bomba de protones y una gastroscopia de control con biopsia a las 8 semanas.</text:p>
          </table:table-cell>
          <table:table-cell office:value-type="string" calcext:value-type="string">
            <text:p>Suspender corticoides.</text:p>
          </table:table-cell>
          <table:table-cell office:value-type="string" calcext:value-type="string">
            <text:p>Tratamiento quirúrgico (Billrroth I).</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76" calcext:value-type="float">
            <text:p>76</text:p>
          </table:table-cell>
          <table:table-cell office:value-type="float" office:value="10780" calcext:value-type="float">
            <text:p>10780</text:p>
          </table:table-cell>
          <table:table-cell office:value-type="float" office:value="225495" calcext:value-type="float">
            <text:p>225495</text:p>
          </table:table-cell>
          <table:table-cell office:value-type="string" calcext:value-type="string">
            <text:p>FALSE</text:p>
          </table:table-cell>
          <table:table-cell office:value-type="string" calcext:value-type="string">
            <text:p>Paciente de 63 años con antecedentes familiares de primer grado de cáncer colorrectal a los 56 años. En sus antecedentes personales destaca un episodio de rectorragia secundaria a síndrome hemorroidal hace 15 años por lo que se realizó una colonoscopia que fue normal y no ha vuelto a presentar rectorragia. Acude a urgencias por episodio de hematoquecia. FC 120 lpm y PA 70/40 mmHg. El análisis de sangre muestra una hemoglobina de 8 g/dL. Señale la respuesta INCORRECTA en lo que respecta al manejo de este paciente:</text:p>
          </table:table-cell>
          <table:table-cell office:value-type="string" calcext:value-type="string">
            <text:p>Aunque no existe una modalidad única para el diagnóstico de la hemorragia digestiva baja, la colonoscopia es actualmente la exploración inicial de elección en la mayoría de los pacientes por su eficacia, seguridad y potencial terapéutico (respuesta 3 incorrecta). La colonoscopia se realizará tras la gastroscopia si no es posible excluir con seguridad el origen alto, porque hasta el 10% de las hemorragias digestivas supuestamente bajas tienen un origen alto (respuesta 2 incorrecta). En pacientes con hemorragia masiva con repercusión hemodinámica (frecuencia cardíaca mayor de 100 lpm o PAS menor de 100 mmHg), la arteriografía selectiva con eventual enteroscopia asistida por balón o intraoperatoria puede ser necesaria, dado que la colonoscopia está limitada por la imposibilidad de conseguir una correcta preparación del colon (respuesta 1 correcta). La ulceración de la mucosa gástrica ectópica en un divertículo intestinal puede causar hemorragia digestiva baja recidivante o anemia crónica por microhemorragia. La gammagrafía con Tc99m suele localizar esta lesión (respuesta 4 incorrecta).</text:p>
          </table:table-cell>
          <table:table-cell office:value-type="string" calcext:value-type="string">
            <text:p>1. FARRERAS 18ª Edición, págs. 227-229 (1): Si hemorragia masiva no deja tiempo para hacer el lavado del colon debe hacerse angiografía (MIR).</text:p>
          </table:table-cell>
          <table:table-cell office:value-type="string" calcext:value-type="string">
            <text:p>DIGESTIVO</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Aun si no se logra la estabilidad hemodinámica hay que insistir en la preparación del colon.</text:p>
          </table:table-cell>
          <table:table-cell office:value-type="string" calcext:value-type="string">
            <text:p>Si la colonoscopia es normal, una endoscopia digestiva alta puede dar el diagnóstico en el 10-15% de los casos.</text:p>
          </table:table-cell>
          <table:table-cell office:value-type="string" calcext:value-type="string">
            <text:p>La colonoscopia es la exploración con la mejor relación coste/efectividad por su seguridad, sensibilidad y potencial terapéutico.</text:p>
          </table:table-cell>
          <table:table-cell office:value-type="string" calcext:value-type="string">
            <text:p>La gammagrafía con Tc99m es de contrastada utilidad si se sospecha un divertículo de Meckel.</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77" calcext:value-type="float">
            <text:p>77</text:p>
          </table:table-cell>
          <table:table-cell office:value-type="float" office:value="10781" calcext:value-type="float">
            <text:p>10781</text:p>
          </table:table-cell>
          <table:table-cell office:value-type="float" office:value="225496" calcext:value-type="float">
            <text:p>225496</text:p>
          </table:table-cell>
          <table:table-cell office:value-type="string" calcext:value-type="string">
            <text:p>FALSE</text:p>
          </table:table-cell>
          <table:table-cell office:value-type="string" calcext:value-type="string">
            <text:p>Acude a su consulta un hombre de 63 años con antecedente de cirrosis hepática alcohólica estable, que no realiza seguimiento ni tratamiento tras haber estado viviendo en el extranjero. No presenta datos de encefalopatía, hay ascitis moderada a la exploración y en la analítica presenta una bilirrubina de 1,8 mg/dL, una albúmina de 3,4 g/dL y una actividad de protrombina del 50% (Child-Pugh B-8). Aporta pruebas complementarias realizadas hace dos años: una ecografía abdominal sin ascitis, vena porta de 15 mm de diámetro y esplenomegalia, así como una endoscopia oral con presencia de varices esofágicas grado IV, si bien no ha tenido hasta la fecha hemorragia digestiva alta conocida. ¿Cuál de las siguientes afirmaciones le parece la MENOS adecuada para este paciente?</text:p>
          </table:table-cell>
          <table:table-cell office:value-type="string" calcext:value-type="string">
            <text:p>Cuando los pacientes presentan ascitis por primera vez, se recomienda llevar a cabo una paracentesis diagnóstica a fin de caracterizar el líquido (respuesta 1 incorrecta). La evaluación de un paciente con cirrosis y ascitis debe incluir el estudio de la función hepática mediante pruebas bioquímicas habituales, la práctica de una ecografía abdominal para descartar la presencia de un hepatocarcinoma y evaluar el sistema venoso portal (respuesta 2 incorrecta), y una endoscopia digestiva para valorar si existen varices esófago_x0002_gástricas o gastropatía asociada a la hipertensión portal. La respuesta al tratamiento diurético en pacientes ascíticos debe evaluarse de forma regular mediante la determinación del peso corporal, el volumen urinario y la excreción de sodio en orina de 24 horas. En pacientes no hospitalizados, el control periódico del peso suele ser suficiente para valorar la respuesta (respuesta 4 correcta). Numerosos estudios clínicos y metaanálisis han demostrado la eficacia de los betabloqueantes no cardioselectivos (propanolol, nadolol, carvedilol) para prevenir el primer episodio de hemorragia por rotura de varices esofágica, y así prolongar la supervivencia (respuesta 3 incorrecta).</text:p>
          </table:table-cell>
          <table:table-cell office:value-type="string" calcext:value-type="string">
            <text:p>1. HARRISON 19ª Edición, págs. 2064-2065 2. FARRERAS 18ª Edición, págs. 271-272, 280-283 Ascitis. Paracentesis.</text:p>
          </table:table-cell>
          <table:table-cell office:value-type="string" calcext:value-type="string">
            <text:p>DIGESTIVO</text:p>
          </table:table-cell>
          <table:table-cell office:value-type="string" calcext:value-type="string">
            <text:p>Difícil</text:p>
          </table:table-cell>
          <table:table-cell office:value-type="float" office:value="0.06" calcext:value-type="float">
            <text:p>0,06</text:p>
          </table:table-cell>
          <table:table-cell/>
          <table:table-cell office:value-type="string" calcext:value-type="string">
            <text:p>Aunque esté estable y no tenga fiebre ni dolor, debe realizarse una paracentesis diagnóstica, al ser el primer episodio conocido de ascitis.</text:p>
          </table:table-cell>
          <table:table-cell office:value-type="string" calcext:value-type="string">
            <text:p>Está indicado realizar una nueva ecografía para descartar causas que puedan provocar una ascitis de novo (trombosis de vena porta, hepatocarcinoma, etc.).</text:p>
          </table:table-cell>
          <table:table-cell office:value-type="string" calcext:value-type="string">
            <text:p>Está indicado el inicio de tratamiento con betabloqueantes no cardioselectivos porque presenta varices grandes, aunque nunca haya sangrado, ya que prolongan la supervivencia.</text:p>
          </table:table-cell>
          <table:table-cell office:value-type="string" calcext:value-type="string">
            <text:p>La instauración del tratamiento diurético debemos iniciarla en un período corto de hospitalización para asegurarnos que no aparece fallo renal o hiponatremia grave asociada.</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79" calcext:value-type="float">
            <text:p>79</text:p>
          </table:table-cell>
          <table:table-cell office:value-type="float" office:value="10783" calcext:value-type="float">
            <text:p>10783</text:p>
          </table:table-cell>
          <table:table-cell office:value-type="float" office:value="225498" calcext:value-type="float">
            <text:p>225498</text:p>
          </table:table-cell>
          <table:table-cell office:value-type="string" calcext:value-type="string">
            <text:p>FALSE</text:p>
          </table:table-cell>
          <table:table-cell office:value-type="string" calcext:value-type="string">
            <text:p>Un hombre de 57 años con cirrosis hepática etílica, en abstinencia de más de 6 años, tiene una función hepática en grado A de Child, varices esofágicas grado II y buena situación clínica (ECOG 1). Es diagnosticado de un carcinoma hepatocelular en el lóbulo hepático derecho, de 8 cm de diámetro y con trombosis de la rama portal adyacente. El tratamiento más indicado es:</text:p>
          </table:table-cell>
          <table:table-cell office:value-type="string" calcext:value-type="string">
            <text:p>Nos encontramos ante un paciente cirrótico Child-Pugh A con un carcinoma hepatocelular &gt; 5 cm y con trombosis de la vía portal. La invasión vascular lo estadifica como un Estadio C de la clasificación BCLC (Barcelona Clinic Liver Cancer), por lo tanto el tratamiento indicado es con Sorafenib (respuesta 4 correcta). En caso de tener un tumor único &lt; 5 cm sin signos de hipertensión portal ni bilirrubina elevada (Estadio A) el tratamiento sería la resección quirúrgica (respuesta 2 incorrecta). En caso de tener un tumor único &lt; 5 cm pero con signos de hipertensión portal o bilirrubina elevada, o bien 3 nódulos pero &lt; 3 cm (también Estadio A), el tratamiento indicado sería el trasplante (respuesta 1 incorrecta). Si el tumor sobrepasa el tamaño para ser incluido como estadio A pero no se extiende de manera extrahepática ni presentara invasión vascular (como es el caso de la pregunta), nos encontraríamos en un Estadio B y el tratamiento sería la quimioembolización transarterial (respuesta 3 incorrecta).</text:p>
          </table:table-cell>
          <table:table-cell office:value-type="string" calcext:value-type="string">
            <text:p>1. Barcelona-Clinic Liver Cancer. 2. Diagnóstico y tratamiento del carcinoma hepatocelular. Actualización del documento de consenso de la AEEH, SEOM, SERAM, SERVEI y SETH. A. Forner et al. / Med Clin (Barc). 2016 Clasificación CHC de BCLC Algoritmo terapéutico CHC de BCLC</text:p>
          </table:table-cell>
          <table:table-cell office:value-type="string" calcext:value-type="string">
            <text:p>DIGESTIVO</text:p>
          </table:table-cell>
          <table:table-cell office:value-type="string" calcext:value-type="string">
            <text:p>Difícil</text:p>
          </table:table-cell>
          <table:table-cell office:value-type="float" office:value="0.02" calcext:value-type="float">
            <text:p>0,02</text:p>
          </table:table-cell>
          <table:table-cell/>
          <table:table-cell office:value-type="string" calcext:value-type="string">
            <text:p>Trasplante hepático.</text:p>
          </table:table-cell>
          <table:table-cell office:value-type="string" calcext:value-type="string">
            <text:p>Resección quirúrgica.</text:p>
          </table:table-cell>
          <table:table-cell office:value-type="string" calcext:value-type="string">
            <text:p>Quimioembolización transarterial con microesferas liberadoras de fármacos (TACE-DEB).</text:p>
          </table:table-cell>
          <table:table-cell office:value-type="string" calcext:value-type="string">
            <text:p>Sorafenib.</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85" calcext:value-type="float">
            <text:p>85</text:p>
          </table:table-cell>
          <table:table-cell office:value-type="float" office:value="10789" calcext:value-type="float">
            <text:p>10789</text:p>
          </table:table-cell>
          <table:table-cell office:value-type="float" office:value="225504" calcext:value-type="float">
            <text:p>225504</text:p>
          </table:table-cell>
          <table:table-cell office:value-type="string" calcext:value-type="string">
            <text:p>FALSE</text:p>
          </table:table-cell>
          <table:table-cell office:value-type="string" calcext:value-type="string">
            <text:p>Mujer de 64 años, obesa, con dolor epigástrico intenso irradiado en cinturón, febrícula, hiperamilasemia marcada, hematocrito del 48% y creatinina sérica discretamente elevada. En la TC abdominal se evidencia un páncreas con agrandamiento difuso, contorno irregular, inflamación alrededor de la glándula y una acumulación de líquido intrapancreática. ¿Cuál de estas opciones es CIERTA en relación al manejo de la paciente?</text:p>
          </table:table-cell>
          <table:table-cell office:value-type="string" calcext:value-type="string">
            <text:p>Nos encontramos ante un cuadro clínico típico de una pancreatitis aguda. En las pancreatitis agudas moderadas_x0002_graves (como es el caso de esta paciente) existe un secuestro de fluidos que puede ser muy marcado, debido al SRIS (taquipnea, sudoración), íleo paralítico, vómitos, formación de colecciones, etc. Todo ello conlleva una hipovolemia que se manifiesta como hemoconcentración, oligoanuria, y más raramente, fallo renal y/o shock. Por ello, en pacientes con hemoconcentración (hematocrito &gt;44%), oliguria (&lt;0,5.1 mmL/kg de peso por hora), taquicardia, hipotensión y/o elevación de urea-creatinina se debe administrar fluidoterapia agresiva (respuesta 1 correcta). El tratamiento más importante de la pancreatitis aguda es la fluidoterapia intravenosa intensiva y segura. Se hace ayunar al paciente para que el páncreas esté inactivo, y se administran analgésicos. Hay que pensar en la nutrición enteral dos a tres días después del internamiento en sujetos con pancreatitis grave en lugar la nutrición parenteral total (respuesta 3 incorrecta). La alimentación enteral conserva la integridad de la barrera intestinal, limita el cambio de sitio de bacterias, es menos cara, y causa menos complicaciones que la nutrición parenteral. En la actualidad no se concede importancia a los antibióticos con fin profiláctico en la pancreatitis necrosante (respuesta 2 incorrecta). No está demostrado actualmente que el uso de inhibidores de la proteasa aporte algún beneficio en el tratamiento de las pancreatitis agudas (respuesta 4 incorrecta).</text:p>
          </table:table-cell>
          <table:table-cell office:value-type="string" calcext:value-type="string">
            <text:p>1. HARRISON 19ª Edición, págs. 2095-2097 2. FARRERAS 18ª Edición, págs. 211-212 Fluidoterapia agresiva en el tratamiento de la pancreatitis aguda</text:p>
          </table:table-cell>
          <table:table-cell office:value-type="string" calcext:value-type="string">
            <text:p>DIGESTIVO</text:p>
          </table:table-cell>
          <table:table-cell office:value-type="string" calcext:value-type="string">
            <text:p>Normal</text:p>
          </table:table-cell>
          <table:table-cell office:value-type="float" office:value="0.46" calcext:value-type="float">
            <text:p>0,46</text:p>
          </table:table-cell>
          <table:table-cell/>
          <table:table-cell office:value-type="string" calcext:value-type="string">
            <text:p>La reanimación mediante fluidoterapia enérgica es básica en el tratamiento.</text:p>
          </table:table-cell>
          <table:table-cell office:value-type="string" calcext:value-type="string">
            <text:p>Debe administrarse desde el inicio antibioterapia con fines profilácticos para evitar la necrosis infectada.</text:p>
          </table:table-cell>
          <table:table-cell office:value-type="string" calcext:value-type="string">
            <text:p>La nutrición parenteral total está indicada a partir de las 48-72 horas.</text:p>
          </table:table-cell>
          <table:table-cell office:value-type="string" calcext:value-type="string">
            <text:p>El uso de inhibidores de la proteasa (aprotinina) ha demostrado un efecto beneficioso en estos casos.</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86" calcext:value-type="float">
            <text:p>86</text:p>
          </table:table-cell>
          <table:table-cell office:value-type="float" office:value="10790" calcext:value-type="float">
            <text:p>10790</text:p>
          </table:table-cell>
          <table:table-cell office:value-type="float" office:value="225505" calcext:value-type="float">
            <text:p>225505</text:p>
          </table:table-cell>
          <table:table-cell office:value-type="string" calcext:value-type="string">
            <text:p>FALSE</text:p>
          </table:table-cell>
          <table:table-cell office:value-type="string" calcext:value-type="string">
            <text:p>Mujer de 61 años con antecedentes HTA y fibrilación auricular que es seguida en la consulta de endocrinología por un bocio multinodular (BMN) con múltiples nódulos en ambos lóbulos de entre 2,5 y 3 cm, ninguno con características de malignidad en las pruebas de imagen. En la última revisión refiere desde hace 6 meses disfagia para sólidos. En la analítica presenta una TSH de 0,001 uU/mL (0,47-4,68) y T4-libre de 1,62 ng/mL (0,78- 2,19). En la ecografía de seguimiento se describe un BMN grande con componente intratorácico y múltiples nódulos, uno de los cuales presenta un aumento de tamaño de 3 a 4,4 cm con respecto al control previo de hace un año. Se solicita punción aspiración de dicho nódulo siendo el resultado de la citología compatible con bocio coloide (citología benigna). ¿Cuál es la actitud más correcta a seguir?</text:p>
          </table:table-cell>
          <table:table-cell office:value-type="string" calcext:value-type="string">
            <text:p>El tratamiento del hipertiroidismo, en general, estriba en tres pilares: tratamiento médico (tionamidas) asociadas o no a propanolol o Yoduros; tratamiento quirúrgico con tiroidectomía y tratamiento radioisotópico con I131. La indicación de cada uno de ellos se basa en las características de cada paciente. El caso de la pregunta que se nos plantea es una mujer con un bocio multinodular, con pruebas analíticas compatibles con hipertiroidismo subclínico (TSH muy disminuida y T4 normal); sin embargo la paciente tiene clínica compresiva (disfagia), por lo tanto a pesar de la T4 normal, estamos ante un cuadro de bocio multinodular con sintomatología. En la ecografía de la paciente nos cuentan un componente intratorácico con aumento de tamaño de uno de los nódulos, apoyando más la evolución tórpida del cuadro de la paciente. No hay datos de malignidad. Un apunte muy importante a la hora del tratamiento de esta paciente, es la presencia de una arritmia (FA). Ante estos hallazgos, clínica y antecedentes de la paciente: El tratamiento seria la cirugía (síntomas compresivos: disfagia) (respuesta 4 correcta). El tratamiento con radioyodo está contraindicado en bocios retresternales, de gran tamaño, a pesar del antecedente cardiológico de la paciente (respuesta 2 incorrecta). El tratamiento con antitiroideos de síntesis, estaría indicado, en pacientes más jóvenes, y desde luego sin datos de clínica compresiva (respuesta 3 incorrecta). El seguimiento con analítica y ecografía estaría indicado si no existiera disfagia y no hubiera progresión de los nódulos en la actualidad (respuesta 1 incorrecta).</text:p>
          </table:table-cell>
          <table:table-cell office:value-type="string" calcext:value-type="string">
            <text:p>1. HARRISON 19ª ed, pág 2302</text:p>
          </table:table-cell>
          <table:table-cell office:value-type="string" calcext:value-type="string">
            <text:p>ENDOCRINOLOGÍA</text:p>
          </table:table-cell>
          <table:table-cell office:value-type="string" calcext:value-type="string">
            <text:p>Difícil</text:p>
          </table:table-cell>
          <table:table-cell office:value-type="float" office:value="0.2" calcext:value-type="float">
            <text:p>0,2</text:p>
          </table:table-cell>
          <table:table-cell/>
          <table:table-cell office:value-type="string" calcext:value-type="string">
            <text:p>Seguimiento anual con ecografía tiroidea y analítica de función tiroidea.</text:p>
          </table:table-cell>
          <table:table-cell office:value-type="string" calcext:value-type="string">
            <text:p>Tratamiento con Yodo radiactivo (I-131).</text:p>
          </table:table-cell>
          <table:table-cell office:value-type="string" calcext:value-type="string">
            <text:p>Tratamiento con antitiroideos de síntesis.</text:p>
          </table:table-cell>
          <table:table-cell office:value-type="string" calcext:value-type="string">
            <text:p>Tiroidectomía total.</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89" calcext:value-type="float">
            <text:p>89</text:p>
          </table:table-cell>
          <table:table-cell office:value-type="float" office:value="10793" calcext:value-type="float">
            <text:p>10793</text:p>
          </table:table-cell>
          <table:table-cell office:value-type="float" office:value="225508" calcext:value-type="float">
            <text:p>225508</text:p>
          </table:table-cell>
          <table:table-cell office:value-type="string" calcext:value-type="string">
            <text:p>FALSE</text:p>
          </table:table-cell>
          <table:table-cell office:value-type="string" calcext:value-type="string">
            <text:p>Hombre de 60 años que sufrió un infarto de miocardio hace 1 año. Se lo remiten para valorar su tratamiento. Está tomando gemfibrozilo 900 mg, lisinopríl 20 mg, aspirina 100 mg y carvedilol 25 mg. En sus análisis tiene cLDL 162 mg/dL, cHDL 46 mg/dL, triglicéridos 132 mg/dL, colesterol total 220 mg/dL. ¿Qué actitud terapéutica le parece más razonable?</text:p>
          </table:table-cell>
          <table:table-cell office:value-type="string" calcext:value-type="string">
            <text:p>Se trata de un paciente de muy alto riesgo cardiovascular, cuyo objetivo de LDL colesterol es*: Guía ESC 2016 sobre dislipemias: *Muy alto riesgo: enfermedad cardiovascular establecida, DM2 con lesión de órgano diana como proteinuria o con un factor de riesgo grave asociado como tabaquismo, hipertensión o dislipemia, insuficiencia renal crónica grave (TFG &lt; 30 ml/min/1,73 m2) o riesgo cardiovascular a 10 años ≥ 10%: cLDL &lt; 70 mg/dl o reducción &gt; 50% si cLDL entre 70 y 135 mg/dl (respuesta 3 correcta). Para cumplir este objetivo, es fundamental el tratamiento con estatinas de alta potencia. Si con esta estatina no se llega a objetivo, se puede añadir ezetimiba. Tras un evento cardiovascular como el paciente de la pregunta, hay que actual enérgicamente y no es útil seguir el mismo tratamiento, ni añadir ácido nicotínico (respuestas 1 y 2 incorrectas). Muy a largo plazo, los beta bloqueantes podría influir en el perfil lipídico. A la dosis del paciente es muy improbable (respuesta 4 incorrecta).</text:p>
          </table:table-cell>
          <table:table-cell office:value-type="string" calcext:value-type="string">
            <text:p>1. Rev Esp Cardiol. 2017</text:p>
          </table:table-cell>
          <table:table-cell office:value-type="string" calcext:value-type="string">
            <text:p>70(2):72-77</text:p>
          </table:table-cell>
          <table:table-cell office:value-type="string" calcext:value-type="string">
            <text:p>ENDOCRINOLOG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Insistir en cambios de estilo de vida y mantener el mismo tratamiento.</text:p>
          </table:table-cell>
          <table:table-cell office:value-type="string" calcext:value-type="string">
            <text:p>Es prioritario aumentar el cHDL con ácido nicotínico.</text:p>
          </table:table-cell>
          <table:table-cell office:value-type="string" calcext:value-type="string">
            <text:p>Hay que disminuir cLDL cambiando gemfibrozilo por atorvastatina.</text:p>
          </table:table-cell>
          <table:table-cell office:value-type="string" calcext:value-type="string">
            <text:p>Retirar el betabloqueante por si altera los lípidos.</text:p>
          </table:table-cell>
          <table:table-cell/>
          <table:table-cell office:value-type="float" office:value="3" calcext:value-type="float">
            <text:p>3</text:p>
          </table:table-cell>
          <table:table-cell table:number-columns-repeated="15"/>
        </table:table-row>
        <table:table-row table:style-name="ro1">
          <table:table-cell office:value-type="float" office:value="2016" calcext:value-type="float">
            <text:p>2016</text:p>
          </table:table-cell>
          <table:table-cell office:value-type="float" office:value="91" calcext:value-type="float">
            <text:p>91</text:p>
          </table:table-cell>
          <table:table-cell office:value-type="float" office:value="10795" calcext:value-type="float">
            <text:p>10795</text:p>
          </table:table-cell>
          <table:table-cell office:value-type="float" office:value="225510" calcext:value-type="float">
            <text:p>225510</text:p>
          </table:table-cell>
          <table:table-cell office:value-type="string" calcext:value-type="string">
            <text:p>FALSE</text:p>
          </table:table-cell>
          <table:table-cell office:value-type="string" calcext:value-type="string">
            <text:p>Hombre de 33 años remitido desde la consulta de digestivo. Está diagnosticado de hipergastrinemia secundaria a tumor de células de islote pancreático y le han detectado una calcemia de 12,3 mg/dL (normal 8,5-10,5). ¿Cuál es el diagnóstico más probable?</text:p>
          </table:table-cell>
          <table:table-cell office:value-type="string" calcext:value-type="string">
            <text:p>La MEN tipo I, se le denomina también, síndrome de Wermer y se caracteriza por la triada de tumores que afectan a paratiroides, páncreas endocrino y adenohipófisis. El hiperparatiroidismo primario afecta a más del 90% de los pacientes; suele manifestarse como hipercalcemia asintomática. Los tumores del páncreas endocrino que suelen acompañar a esta neoplasia múltiple suelen producir glucagón, VIP, gastrina, insulina etc… Los gastrinomas producen aumento de gastrina junto con diarrea y esteatorrea (respuesta 1 correcta). El síndrome de Mc Cune Albright cursa con displasia poliostótica, manchas café con leche y pubertad precoz periférica (respuesta 2 incorrecta) El complejo de Carney cursa con mixomas en diferentes localizaciones, hiperpigmentación cutánea y afectación de glándulas endocrinas (respuesta 3 incorrecta). El Síndrome poliglandular autoinmune tipo I es una enfermedad poliendocrinopatia autoinmune-candidiasis_x0002_distrofia ectodérmica (respuesta 4 incorrecta).</text:p>
          </table:table-cell>
          <table:table-cell office:value-type="string" calcext:value-type="string">
            <text:p>1. HARRISON 19ª ed, pág 2344 y 2335</text:p>
          </table:table-cell>
          <table:table-cell office:value-type="string" calcext:value-type="string">
            <text:p>ENDOCRIN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Neoplasia endocrina múltiple tipo 1.</text:p>
          </table:table-cell>
          <table:table-cell office:value-type="string" calcext:value-type="string">
            <text:p>Síndrome de McCune-Albright.</text:p>
          </table:table-cell>
          <table:table-cell office:value-type="string" calcext:value-type="string">
            <text:p>Complejo de Carney.</text:p>
          </table:table-cell>
          <table:table-cell office:value-type="string" calcext:value-type="string">
            <text:p>Síndrome poliglandular autoinmune tipo I.</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93" calcext:value-type="float">
            <text:p>93</text:p>
          </table:table-cell>
          <table:table-cell office:value-type="float" office:value="10797" calcext:value-type="float">
            <text:p>10797</text:p>
          </table:table-cell>
          <table:table-cell office:value-type="float" office:value="225512" calcext:value-type="float">
            <text:p>225512</text:p>
          </table:table-cell>
          <table:table-cell office:value-type="string" calcext:value-type="string">
            <text:p>FALSE</text:p>
          </table:table-cell>
          <table:table-cell office:value-type="string" calcext:value-type="string">
            <text:p>Mujer de 43 años intervenida hace 6 años de obesidad mórbida mediante una técnica de derivación biliopancreática. Ha perdido un 75% del exceso de peso y mantiene una dieta oral de 1500 Kcal sin ningún problema en su tolerancia. Señale qué suplementación NO sería necesaria en esta paciente:</text:p>
          </table:table-cell>
          <table:table-cell office:value-type="string" calcext:value-type="string">
            <text:p>Los procedimientos de derivación con restricción-malabsorción combinan los elementos de restricción gástrica y malabsorción selectiva. Estos procesos comprenden la derivación gástrica en Y de Roux, la derivación bilio-pancreática y la de tipo biliopancreática con exclusión duodenal. Los métodos con restricción malabsorción aumentan el riesgo de padecer deficiencias de micronutrientes como la vitamina B12, hierro, ácido fólico, calcio y vitamina D. (respuestas 1,2 y 3 incorrectas). Debido únicamente a esta técnica quirúrgica, los pacientes no son subsidiarios de suplementos de proteínas, ya que no se ve afectada su absorción (respuesta 4 correcta).</text:p>
          </table:table-cell>
          <table:table-cell office:value-type="string" calcext:value-type="string">
            <text:p>1. HARRISON 19ª ed, pág 2398</text:p>
          </table:table-cell>
          <table:table-cell office:value-type="string" calcext:value-type="string">
            <text:p>ENDOCRINOLOGÍA</text:p>
          </table:table-cell>
          <table:table-cell office:value-type="string" calcext:value-type="string">
            <text:p>Normal</text:p>
          </table:table-cell>
          <table:table-cell office:value-type="float" office:value="0.45" calcext:value-type="float">
            <text:p>0,45</text:p>
          </table:table-cell>
          <table:table-cell/>
          <table:table-cell office:value-type="string" calcext:value-type="string">
            <text:p>Hierro.</text:p>
          </table:table-cell>
          <table:table-cell office:value-type="string" calcext:value-type="string">
            <text:p>Calcio.</text:p>
          </table:table-cell>
          <table:table-cell office:value-type="string" calcext:value-type="string">
            <text:p>Vitamina D.</text:p>
          </table:table-cell>
          <table:table-cell office:value-type="string" calcext:value-type="string">
            <text:p>Suplemento proteico.</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99" calcext:value-type="float">
            <text:p>99</text:p>
          </table:table-cell>
          <table:table-cell office:value-type="float" office:value="10803" calcext:value-type="float">
            <text:p>10803</text:p>
          </table:table-cell>
          <table:table-cell office:value-type="float" office:value="225518" calcext:value-type="float">
            <text:p>225518</text:p>
          </table:table-cell>
          <table:table-cell office:value-type="string" calcext:value-type="string">
            <text:p>FALSE</text:p>
          </table:table-cell>
          <table:table-cell office:value-type="string" calcext:value-type="string">
            <text:p>Mujer afrocaribeña de 47 años sin antecedentes de interés que acude a urgencias por fiebre, astenia, malestar general, visión borrosa y disestesias en hemicuerpo izquierdo. La exploración física es normal. En la analítica destaca anemia (Hb 9 g/dL), trombopenia grave (plaquetas 16.000/μL), y elevación marcada de LDH. Respecto a este caso la respuesta correcta es:</text:p>
          </table:table-cell>
          <table:table-cell office:value-type="string" calcext:value-type="string">
            <text:p>La asociación de: anemia hemolítica con LDH muy elevada, trombopenia grave, clínica neurológica y fiebre cumple los criterios para pensar en una PTT. Ante la sospecha, una de las primeras pruebas a realizar por su rapidez y efectividad de cara al diagnóstico es realizar un simple frotis sanguíneo buscando la existencia de esquistocitos (respuesta 2 correcta). En ningún momento nos dan el dato de que sea coombs +, por lo que descartamos las respuestas 1 y <text:s/>4. Sospechando una PTT puede estar indicado el estudio de los niveles de la ADAMTS-13 pero no podemos esperar el resultado para su tratamiento por la gravedad de la patología, siendo necesario instaurar una plasmaféresis de forma urgente (respuesta 3 incorrecta).</text:p>
          </table:table-cell>
          <table:table-cell office:value-type="string" calcext:value-type="string">
            <text:p>1. HARRISON 19ª edic., pág. 729 2. FARRERAS 18ª edic., pág. 1700</text:p>
          </table:table-cell>
          <table:table-cell office:value-type="string" calcext:value-type="string">
            <text:p>HEMATOLOGÍA</text:p>
          </table:table-cell>
          <table:table-cell office:value-type="string" calcext:value-type="string">
            <text:p>Fácil</text:p>
          </table:table-cell>
          <table:table-cell office:value-type="float" office:value="0.67" calcext:value-type="float">
            <text:p>0,67</text:p>
          </table:table-cell>
          <table:table-cell/>
          <table:table-cell office:value-type="string" calcext:value-type="string">
            <text:p>La primera sospecha es una anemia hemolítica autoinmune y la prueba más importante para el diagnóstico será un Coombs directo.</text:p>
          </table:table-cell>
          <table:table-cell office:value-type="string" calcext:value-type="string">
            <text:p>La primera sospecha es un cuadro de microangiopatía tipo púrpura trombótica trombocitopénica, y se debe realizar un frotis de sangre periférica.</text:p>
          </table:table-cell>
          <table:table-cell office:value-type="string" calcext:value-type="string">
            <text:p>La primera sospecha es un cuadro de microangiopatía tipo purpura trombótica trombocitopénica, y se deben determinar unos niveles de ADAMTS 13 y hasta que no se tenga un resultado concluyente no se debería empezar tratamiento.</text:p>
          </table:table-cell>
          <table:table-cell office:value-type="string" calcext:value-type="string">
            <text:p>La primera sospecha es una púrpura trombocitopénica autoinmune con sangrado cerebral y anemización secundaria. Se deben determinar anticuerpos antiplaquetarios para orientar el tratamiento.</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00" calcext:value-type="float">
            <text:p>100</text:p>
          </table:table-cell>
          <table:table-cell office:value-type="float" office:value="10804" calcext:value-type="float">
            <text:p>10804</text:p>
          </table:table-cell>
          <table:table-cell office:value-type="float" office:value="225519" calcext:value-type="float">
            <text:p>225519</text:p>
          </table:table-cell>
          <table:table-cell office:value-type="string" calcext:value-type="string">
            <text:p>FALSE</text:p>
          </table:table-cell>
          <table:table-cell office:value-type="string" calcext:value-type="string">
            <text:p>Hombre de mediana edad, sano hasta que fue diagnosticado de linfoma no-Hodgkin, siendo tratado con quimioterapia (CHOP) y anticuerpos anti-CD20 (Rituximab). Alcanzó remisión completa pero tras finalizar el tratamiento presenta infecciones respiratorias de duración prolongada y dos ingresos por neumonía. Señale el estudio complementario MENOS útil para reconocer y tratar una posible inmunodeficiencia secundaria:</text:p>
          </table:table-cell>
          <table:table-cell office:value-type="string" calcext:value-type="string">
            <text:p>En este paciente hay que sospechar una inmunodeficiencia humoral. Por un lado, porque presenta una clínica compatible (infecciones respiratorias de repetición). Por otro lado, porque ha recibido anticuerpos anti-CD20, que provocan una lisis selectiva de linfocitos B, lo que puede derivar en una hipogammaglobulinemia, habitualmente transitoria pero que en algún caso se puede cronificar. Para el estudio una inmunodeficiencia humoral hay que realizar estudios cuantitativos (dosificación de inmunoglobulinas y poblaciones linfocitarias) (respuestas 1 y 3 correctas), y estudios cualitativos (niveles de anticuerpos pre y post-vacunales) (respuesta 4 correcta). La actividad bactericida de los fagocitos como su propio nombre dice sirve para estudiar los déficits fagocitarios, por lo tanto, en ese caso no sería de interés (respuesta 2 incorrecta).</text:p>
          </table:table-cell>
          <table:table-cell office:value-type="string" calcext:value-type="string">
            <text:p>1. ABBAS, 8º edic., Pág 438</text:p>
          </table:table-cell>
          <table:table-cell office:value-type="string" calcext:value-type="string">
            <text:p>HEMATOLOGÍA</text:p>
          </table:table-cell>
          <table:table-cell office:value-type="string" calcext:value-type="string">
            <text:p>Difícil</text:p>
          </table:table-cell>
          <table:table-cell office:value-type="float" office:value="0.29" calcext:value-type="float">
            <text:p>0,29</text:p>
          </table:table-cell>
          <table:table-cell/>
          <table:table-cell office:value-type="string" calcext:value-type="string">
            <text:p>Concentración de inmunoglobulinas (IgG, IgA, IgM) en sangre periférica.</text:p>
          </table:table-cell>
          <table:table-cell office:value-type="string" calcext:value-type="string">
            <text:p>Actividad bactericida de los fagocitos.</text:p>
          </table:table-cell>
          <table:table-cell office:value-type="string" calcext:value-type="string">
            <text:p>Recuento de poblaciones linfocitarias T y B circulantes.</text:p>
          </table:table-cell>
          <table:table-cell office:value-type="string" calcext:value-type="string">
            <text:p>Titulación de anticuerpos específicos antineumococo pre y post-vacunación.</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01" calcext:value-type="float">
            <text:p>101</text:p>
          </table:table-cell>
          <table:table-cell office:value-type="float" office:value="10805" calcext:value-type="float">
            <text:p>10805</text:p>
          </table:table-cell>
          <table:table-cell office:value-type="float" office:value="225520" calcext:value-type="float">
            <text:p>225520</text:p>
          </table:table-cell>
          <table:table-cell office:value-type="string" calcext:value-type="string">
            <text:p>FALSE</text:p>
          </table:table-cell>
          <table:table-cell office:value-type="string" calcext:value-type="string">
            <text:p>Hombre de 72 años de edad que refiere clínica de dolor lumbar y astenia en las últimas semanas. En la analítica se objetiva Hb de 10 g/dL, VCM 82 fL, VSG 110 mm/h, creatinina de 2,5 mg/dL y proteinuria de cadenas ligeras Kappa de 4,5 g en orina de 24 h. En el aspirado medular se observó una infiltración del 45% de células plasmáticas indiferenciadas. ¿Cuál de las siguientes afirmaciones es cierta en relación con el tratamiento recomendado en este paciente?</text:p>
          </table:table-cell>
          <table:table-cell office:value-type="string" calcext:value-type="string">
            <text:p>Infiltración del 45% de células plasmáticas en aspirado medular, proteinuria de cadenas K de 4,5 gr en orina/24h, anemia, VSG elevada y dolor lumbar nos recuerda a las características de un Mieloma Múltiple. Hecho el diagnóstico hay que recordar que una edad superior a 65 años no es apta para trasplante de progenitores (respuesta 2 incorrecta) y que en el tratamiento, debido a que no hay ningún quimioterápico aislado con gran efecto terapéutico, es recomendable instaurar precozmente una combinación de varios de ellos, como bortezomib, talidomina o lenalidomida, prednisona, vincristina, melfalán… (respuesta 3 correcta, 4 incorrecta).</text:p>
          </table:table-cell>
          <table:table-cell office:value-type="string" calcext:value-type="string">
            <text:p>1. HARRISON 19ª edic., pág. 717 2. FARRERAS 18ª edic., pág.1676</text:p>
          </table:table-cell>
          <table:table-cell office:value-type="string" calcext:value-type="string">
            <text:p>HEMATOLOGÍA</text:p>
          </table:table-cell>
          <table:table-cell office:value-type="string" calcext:value-type="string">
            <text:p>Fácil</text:p>
          </table:table-cell>
          <table:table-cell office:value-type="float" office:value="0.78" calcext:value-type="float">
            <text:p>0,78</text:p>
          </table:table-cell>
          <table:table-cell/>
          <table:table-cell office:value-type="string" calcext:value-type="string">
            <text:p>El tratamiento dependerá del resultado del estudio citogenético.</text:p>
          </table:table-cell>
          <table:table-cell office:value-type="string" calcext:value-type="string">
            <text:p>Tras la terapia inicial de inducción, la edad del paciente es adecuada para realizar posteriormente un trasplante autólogo de progenitores hematopoyéticos de sangre periférica como terapia de intensificación.</text:p>
          </table:table-cell>
          <table:table-cell office:value-type="string" calcext:value-type="string">
            <text:p>El tratamiento más apropiado de inducción debe incluir un esquema de tres fármacos por ejemplo bortezomib junto con melfalán y prednisona.</text:p>
          </table:table-cell>
          <table:table-cell office:value-type="string" calcext:value-type="string">
            <text:p>El tratamiento de primera línea en este paciente ha de ser necesariamente lenalidomida oral debido a la edad y a la insuficiencia renal.</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02" calcext:value-type="float">
            <text:p>102</text:p>
          </table:table-cell>
          <table:table-cell office:value-type="float" office:value="10806" calcext:value-type="float">
            <text:p>10806</text:p>
          </table:table-cell>
          <table:table-cell office:value-type="float" office:value="225521" calcext:value-type="float">
            <text:p>225521</text:p>
          </table:table-cell>
          <table:table-cell office:value-type="string" calcext:value-type="string">
            <text:p>FALSE</text:p>
          </table:table-cell>
          <table:table-cell office:value-type="string" calcext:value-type="string">
            <text:p>Un paciente acude a su médico por presentar secreción matinal uretral de aspecto purulento desde hace unas 2 semanas. En el momento que lo atiende no tiene secreción y el paciente se niega a que se le tome ninguna muestra intrauretral. ¿Cuál de los siguientes tratamientos considera más adecuado?</text:p>
          </table:table-cell>
          <table:table-cell office:value-type="string" calcext:value-type="string">
            <text:p>Dada la elevada prevalencia de coinfecciones por Neisseria gonorrhoeae y Chlamydia trachomatis el tratamiento empírico ofertado en la respuesta 2 es el más adecuado, porque integra cefixima (dosis única de 400mg por vía oral) y doxiciclina (100mg/12h durante 7 días v.o.) y resulta pertinente para cubrir tanto el gonococo como la potencial etiología por C. trachomatis. Ceftriaxona (ofertada en la respuesta 4) es una buena alternativa por vía intramuscular frente a Neisseria gonorrhoeae, pero debiera ser suplementada con tetraciclinas o azitromicina y no con metronidazol. Espectinomicina es un tratamiento alternativo a la ceftriaxona o cefixima, pero clindamicina (respuesta 3) no representa una buena respuesta empírica frente a Chlamydia trachomatis.</text:p>
          </table:table-cell>
          <table:table-cell office:value-type="string" calcext:value-type="string">
            <text:p>1. FARRERAS 18ª Edición pags 2091, 2179.</text:p>
          </table:table-cell>
          <table:table-cell office:value-type="string" calcext:value-type="string">
            <text:p>INFECCIOSAS</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Penicilina benzatina más doxiciclina.</text:p>
          </table:table-cell>
          <table:table-cell office:value-type="string" calcext:value-type="string">
            <text:p>Cefixima + doxiciclina.</text:p>
          </table:table-cell>
          <table:table-cell office:value-type="string" calcext:value-type="string">
            <text:p>Espectinomicina + clindamicina.</text:p>
          </table:table-cell>
          <table:table-cell office:value-type="string" calcext:value-type="string">
            <text:p>Ceftriaxona + metronidazol.</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05" calcext:value-type="float">
            <text:p>105</text:p>
          </table:table-cell>
          <table:table-cell office:value-type="float" office:value="10809" calcext:value-type="float">
            <text:p>10809</text:p>
          </table:table-cell>
          <table:table-cell office:value-type="float" office:value="225524" calcext:value-type="float">
            <text:p>225524</text:p>
          </table:table-cell>
          <table:table-cell office:value-type="string" calcext:value-type="string">
            <text:p>FALSE</text:p>
          </table:table-cell>
          <table:table-cell office:value-type="string" calcext:value-type="string">
            <text:p>Paciente de 75 años afecto de diabetes mellitus tipo 2 con mal control de la glucemia en los últimos años. Tiene retinopatía proliferativa y microalbuminuria como signos de afectación de los órganos diana. Consulta hace 3 semanas en el Servicio de Urgencias por otalgia y otorrea. Le prescribieron ciprofloxacino por vía tópica. Hoy acude nuevamente por aumento del dolor local y parálisis del VII par craneal ipsilateral. En la exploración del conducto auditivo externo se observa tejido de granulación. Se realiza una TC craneal y se observa destrucción ósea en la zona del peñasco sugestiva de osteomielitis. ¿Cuál de las siguientes afirmaciones es FALSA?</text:p>
          </table:table-cell>
          <table:table-cell office:value-type="string" calcext:value-type="string">
            <text:p>En el caso clínico se describe un cuadro de “otitis externa maligna”, que resulta prevalente en ancianos diabéticos mal controlados (condiciones ambas de nuestro paciente) y más raramente en inmunodeprimidos con infección VIH avanzada. Es una afectación grave a nivel ORL, que se caracteriza por invasión y destrucción del cartílago y estructuras óseas del oído medio, celdas mastoideas y hueso temporal. Provoca, como se refleja en la descripción del caso, parálisis del VII par craneal y con posterioridad del IX, X y XI pares. Puede conducir a trombosis de los senos venosos cerebrales y a meningitis. Entre las afirmaciones que se efectúan la respuesta 2 es la falsa debido a que la causa más frecuente de este cuadro es la Pseudomona aeuroginosa. Es importante como refleja la respuesta 4 obtener muestras del conducto auditivo externo e instaurar tratamiento empírico con Ceftazidima en espera de los resultados de los cultivos (respuesta 3). El tratamiento debe mantenerse tal y como expresa la respuesta</text:p>
          </table:table-cell>
          <table:table-cell office:value-type="string" calcext:value-type="string">
            <text:p>1. 1. FARRERAS 18ª Edición págs 2101.</text:p>
          </table:table-cell>
          <table:table-cell office:value-type="string" calcext:value-type="string">
            <text:p>INFECCIOSAS</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El paciente precisará tratamiento antibiótico por vía endovenosa en la fase inicial y la duración estimada del tratamiento antibiótico total será de unas 8 semanas.</text:p>
          </table:table-cell>
          <table:table-cell office:value-type="string" calcext:value-type="string">
            <text:p>El microrganismo que con mayor frecuencia causa este cuadro clínico es Haemophilus influenzae.</text:p>
          </table:table-cell>
          <table:table-cell office:value-type="string" calcext:value-type="string">
            <text:p>La ceftazidima endovenoso a dosis altas es un tratamiento empírico razonable en espera del resultado de los cultivos.</text:p>
          </table:table-cell>
          <table:table-cell office:value-type="string" calcext:value-type="string">
            <text:p>Es importante tomar muestras del conducto auditivo externo para cultivo microbiológico y de ser positivos hay que realizar antibiograma.</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09" calcext:value-type="float">
            <text:p>109</text:p>
          </table:table-cell>
          <table:table-cell office:value-type="float" office:value="10813" calcext:value-type="float">
            <text:p>10813</text:p>
          </table:table-cell>
          <table:table-cell office:value-type="float" office:value="225528" calcext:value-type="float">
            <text:p>225528</text:p>
          </table:table-cell>
          <table:table-cell office:value-type="string" calcext:value-type="string">
            <text:p>FALSE</text:p>
          </table:table-cell>
          <table:table-cell office:value-type="string" calcext:value-type="string">
            <text:p>Un paciente VIH positivo regresa de Guatemala con diarrea acuosa sin productos patológicos y sin otra sintomatología. En la tinción de Kinyoun de las heces se observan unas estructuras de color rojo ovalado de unas 9 micras de diámetro. Lo más probable es que se trate de:</text:p>
          </table:table-cell>
          <table:table-cell office:value-type="string" calcext:value-type="string">
            <text:p>La respuesta 1, Ciclospora spp, resulta la mas probable, debido a sus antecedentes de viaje a Centroamérica y su condición de VIH. Se trata de un Coccidio de trasmisión oral-fecal, con un periodo de incubación de 1 a 11 días. No se oferta en la pregunta, pero otro Coccidio cuyos ooquistes, de menor tamaño, se observan también en la tinción de Kinyoun es Cryptosporidium que así mismo causa diarrea en pacientes VIH. Giardia lamblia (respuesta 2, también denominada G. intestinalis) es un protozoo flagelado cuyos quistes, y en menor medida sus trofozoitos, se pueden observar por técnicas de observación microscópica convencional, detección de antígenos o de genoma por PCR. Acanthamoeba spp (respuesta 3) es una ameba que se implica sobre todo en encefalitis granulomatosa y queratitis amebiana. Raramente en pacientes VIH produce afectación nasofaríngea. Ascaris lumbricoides (respuesta 4) es un nematodo intestinal de 20-40 cm de largo, 5 mm de grosor, cilíndrico, blanquecino o rosado y musculoso. Se diagnostica mediante el hallazgo de huevos, larvas o formas adultas.</text:p>
          </table:table-cell>
          <table:table-cell office:value-type="string" calcext:value-type="string">
            <text:p>1. FARRERAS 18ª Edición págs. 2244-2246, 2270</text:p>
          </table:table-cell>
          <table:table-cell office:value-type="string" calcext:value-type="string">
            <text:p>INFECCIOSAS</text:p>
          </table:table-cell>
          <table:table-cell office:value-type="string" calcext:value-type="string">
            <text:p>Normal</text:p>
          </table:table-cell>
          <table:table-cell office:value-type="float" office:value="0.34" calcext:value-type="float">
            <text:p>0,34</text:p>
          </table:table-cell>
          <table:table-cell/>
          <table:table-cell office:value-type="string" calcext:value-type="string">
            <text:p>Cyclospora spp.</text:p>
          </table:table-cell>
          <table:table-cell office:value-type="string" calcext:value-type="string">
            <text:p>Giardia lamblia.</text:p>
          </table:table-cell>
          <table:table-cell office:value-type="string" calcext:value-type="string">
            <text:p>Acanthamoeba spp.</text:p>
          </table:table-cell>
          <table:table-cell office:value-type="string" calcext:value-type="string">
            <text:p>Ascaris lumbricoides.</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114" calcext:value-type="float">
            <text:p>114</text:p>
          </table:table-cell>
          <table:table-cell office:value-type="float" office:value="10818" calcext:value-type="float">
            <text:p>10818</text:p>
          </table:table-cell>
          <table:table-cell office:value-type="float" office:value="225533" calcext:value-type="float">
            <text:p>225533</text:p>
          </table:table-cell>
          <table:table-cell office:value-type="string" calcext:value-type="string">
            <text:p>FALSE</text:p>
          </table:table-cell>
          <table:table-cell office:value-type="string" calcext:value-type="string">
            <text:p>Hombre de 45 años de edad que acude a consulta por presentar otorrea fétida intermitente de oído derecho de cuatro años de evolución. La exploración otomicroscópica objetiva una perforación atical de pequeño tamaño sin otras lesiones acompañantes. La audiometría revela una hipoacusia transmisiva moderada. En una TC previa se observa una ocupación del oído medio por material de densidad de tejidos blandos, así como una solución de continuidad ósea del techo de la caja timpánica, a la altura de la fosa craneal media. Ante esta situación, ¿cuál considera la opción más adecuada?</text:p>
          </table:table-cell>
          <table:table-cell office:value-type="string" calcext:value-type="string">
            <text:p>El diagnóstico más probable ante los datos del paciente descrito en la pregunta es de colesteatoma. Clínicamente el paciente ha sufrido otitis recidivantes con otorrea fétida. En la exploración otoscópica no se objetiva directamente el colesteatoma (aunque hay perforación timpánica, pero no se ven escamas de epitelio en la caja timpánica). La audiometría es compatible con colesteatoma (hipoacusia transmisiva moderada), aunque es poco específica y otras etiologías podrían provocar también ese tipo de sordera. Las complicaciones se relacionan con la erosión ósea asociada al colesteatoma, debido a la presión mecánica de la lesión y a la respuesta inflamatoria inducida por el tejido de granulación que activa los osteoclastos, produciendo destrucción de los huesecillos (70%) e hipoacusia conductiva, fístulas laberínticas por erosión de los canales semicirculares, destrucción del canal del nervio facial con parálisis secundaria y complicaciones intracraneales, como meningitis, abscesos o fístulas por compromiso del tegmen timpani, como el descrito en el paciente de la pregunta El tratamiento de elección del colesteatoma es la cirugía. Los pacientes que tienen enfermedad extensa se benefician con la timpanomastoidectomía y, en ocasiones, con la osiculoplastia para reconstruir el mecanismo conductivo del oído medio. Pueden aparecer recurrencias de la enfermedad, porque es difícil erradicarla por completo. La tomografía computada (TC) es la modalidad de imagen de elección para confirmar el diagnóstico y evaluar la extensión de la enfermedad antes de la cirugía. El dato radiológico clave es la ocupación del oído medio por una masa de partes blandas (este dato aparece tanto en la otitis media como en el colesteatoma) asociada a erosión ósea, principalmente del scutum (que solo ocurre en la otitis colesteatomatosa) Imagen de TC de un oído medio normal Imagen de TC de un colesteatoma con erosión ósea del scutum. En algunas situaciones, la TC no es específica, haciendo necesario diferenciar el colesteatoma de otras causas de opacidad, como líquido, mucosa inflamatoria, tejido de granulación, granuloma de colesterol, cicatriz quirúrgica o encefalocele. En la TC del paciente descrito en la pregunta se observa una ocupación del oído medio por material de densidad de tejidos blandos y una solución de continuidad ósea del techo de la caja timpánica, a la altura de la fosa craneal media, todo ello compatible con un colesteatoma que se puede asociar a complicaciones intracraneales. En la mayoría de los colesteatomas recientemente diagnosticados, la resonancia magnética (RM) no es necesaria. La resonancia magnética nuclear con técnicas de difusión (DWI) usualmente se reserva para la evaluación de las complicaciones intracraneales sobre todo cuando hay erosión del tegmen timpani (como en el caso descrito en la pregunta). Estas complicaciones incluyen la cerebritis, los abscesos, los empiemas subdurales y epidurales, la trombosis de los senos venosos y el encefalocele. También se utiliza en los casos en los que se precise una confirmación por presentar el paciente hallazgos inespecíficos en la exploración clínica (en el enunciado de la pregunta no describen que el ORL haya encontrado escamas o material ectodérmico sugestivo de colesteatoma), hallazgos inespecíficos en el TC o cuando la lesión es bilateral. Los datos clave en la RM son:  La patología inflamatoria (otitis media) SI presenta captación de contraste (como la mayoría de la patología inflamatoria) pero al no tener células NO restringe la difusión.  El colesteatoma se comporta como otras lesiones ectodérmicas (quiste dermoide o epidermoide), es decir, NO presenta captación de contraste y SI restringe la difusión (hipointensa en ADC o coeficiente de difusión aparente e hiperintensa en difusión o DWI). RM de una otitis media: la lesión SI capta contraste y NO restringe la difusión. RM de un colesteatoma: la lesión NO capta contraste y SI restringe la difusión. La DWI es la prueba más específica para distinguir el colesteatoma de otras masas en el oído medio, ya que el colesteatoma es la única enfermedad de OM que aparece como hiperintensa en DWI (MIR). Los quistes epidermoides de la punta del peñasco también son hiperintensos en DWI. La RNM con técnicas de difusión ha demostrado ser muy útil en los casos en los que la TC no es concluyente y, en el diagnóstico de colesteatoma residual en pacientes intervenidos. Diagnóstico diferencial patología OM TC RNM RNM T1 con contraste RNM con técnicas de difusión Colesteatoma Masa de partes blandas que expande y SI puede erosionar el hueso Hipointenso en T1 Hiperintenso en T2. <text:s/>NO capta contraste. SI restringe la difusión (MIR). Hiperintenso en secuencia DWI Hipointenso en secuencia ADC (contrario a la DWI) Otitis media NO expande ni erosiona el hueso Hipointenso en T1 Hiperintenso en T2. SI capta contraste NO restringe la difusión</text:p>
          </table:table-cell>
          <table:table-cell/>
          <table:table-cell office:value-type="string" calcext:value-type="string">
            <text:p>OTORRINOLARINGOLOGÍA</text:p>
          </table:table-cell>
          <table:table-cell office:value-type="string" calcext:value-type="string">
            <text:p>Normal</text:p>
          </table:table-cell>
          <table:table-cell office:value-type="float" office:value="0.37" calcext:value-type="float">
            <text:p>0,37</text:p>
          </table:table-cell>
          <table:table-cell/>
          <table:table-cell office:value-type="string" calcext:value-type="string">
            <text:p>Solicitaría una resonancia magnética nuclear con técnicas de difusión.</text:p>
          </table:table-cell>
          <table:table-cell office:value-type="string" calcext:value-type="string">
            <text:p>Realizaría una timpanotomía exploradora.</text:p>
          </table:table-cell>
          <table:table-cell office:value-type="string" calcext:value-type="string">
            <text:p>Realizaría un cultivo del exudado ótico.</text:p>
          </table:table-cell>
          <table:table-cell office:value-type="string" calcext:value-type="string">
            <text:p>Solicitaría una gammagrafía ósea con tecnecio.</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115" calcext:value-type="float">
            <text:p>115</text:p>
          </table:table-cell>
          <table:table-cell office:value-type="float" office:value="10819" calcext:value-type="float">
            <text:p>10819</text:p>
          </table:table-cell>
          <table:table-cell office:value-type="float" office:value="225534" calcext:value-type="float">
            <text:p>225534</text:p>
          </table:table-cell>
          <table:table-cell office:value-type="string" calcext:value-type="string">
            <text:p>FALSE</text:p>
          </table:table-cell>
          <table:table-cell office:value-type="string" calcext:value-type="string">
            <text:p>Hombre de 55 años, fumador de 1 paquete diario desde la juventud. Presenta disfonía de 3 meses de evolución y desde hace un mes una masa laterocervical pétrea y cierta dificultad respiratoria con esfuerzos moderados. Señale el diagnóstico más probable:</text:p>
          </table:table-cell>
          <table:table-cell office:value-type="string" calcext:value-type="string">
            <text:p>Ante un adulto fumador con disfonía de varios meses de duración y disnea, debemos descartar un carcinoma epidermoide de laringe. En el caso descrito en la pregunta el paciente presenta, además, una masa cervical pétrea, compatible con una adenopatía metastásica de dicho tumor (respuesta 4 correcta). Las claves principales para el diagnóstico de una masa cervical son la historia clínica y la exploración física, incluyendo la vía aerodigestiva alta. La TAC es la prueba de imagen más eficiente. La PAAF debería hacerse antes de intentar una biopsia excisional de la masa cervical. En niños la masa cervical más frecuente es el quiste del conducto tirogloso. La masa cervical neoplásica (maligna) más frecuente en la edad pediátrica es el linfoma. En adultos es el carcinoma de células escamosas. El carcinoma indiferenciado nasofaríngeo, no se relaciona con el tabaco y no produce disfonía. Si producen adenopatías cervicales metastásicas, que frecuentemente son el signo de presentación de este tumor (respuesta 1 incorrecta). Los tumores malignos más frecuentes de hipofaringe son carcinomas epidermoides (no adenocarcinomas ni carcinomas mucoepidermoides, como los que nos describen en las respuestas 2 y 3). No producen disfonía (que debe orientarnos hacia un problema laríngeo), aunque si es frecuente que cursen con adenopatías cervicales metastásicas (respuestas 2 y 3 incorrectas) Las adenopatías cervicales metastásicas son frecuentes en los cánceres supraglóticos y subglóticos, pero NO en los limitados a la glotis repeMIR El síntoma más frecuente del carcinoma epidermoide de laringe es la ronquera (disfonía). Toda ronquera en un adulto de más de 2 semanas de duración requiere descartar un carcinoma laringeo (2MIR)</text:p>
          </table:table-cell>
          <table:table-cell/>
          <table:table-cell office:value-type="string" calcext:value-type="string">
            <text:p>OTORRINOLARING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Carcinoma indiferenciado nasofaríngeo.</text:p>
          </table:table-cell>
          <table:table-cell office:value-type="string" calcext:value-type="string">
            <text:p>Adenocarcinoma de base de lengua.</text:p>
          </table:table-cell>
          <table:table-cell office:value-type="string" calcext:value-type="string">
            <text:p>Carcinoma mucoepidermoide de hipofaringe.</text:p>
          </table:table-cell>
          <table:table-cell office:value-type="string" calcext:value-type="string">
            <text:p>Carcinoma epidermoide de laringe.</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135" calcext:value-type="float">
            <text:p>135</text:p>
          </table:table-cell>
          <table:table-cell office:value-type="float" office:value="10839" calcext:value-type="float">
            <text:p>10839</text:p>
          </table:table-cell>
          <table:table-cell office:value-type="float" office:value="225554" calcext:value-type="float">
            <text:p>225554</text:p>
          </table:table-cell>
          <table:table-cell office:value-type="string" calcext:value-type="string">
            <text:p>FALSE</text:p>
          </table:table-cell>
          <table:table-cell office:value-type="string" calcext:value-type="string">
            <text:p>Paciente de 50 años de edad ingresado para estudio de síndrome nefrótico. Se realiza biopsia renal con los siguientes hallazgos: engrosamiento uniforme y difuso de la pared de los capilares glomerulares. Con la tinción de plata se observan espiculas (spikes) y la inmunofluorescencia muestra depósitos de IgG y C3 a lo largo de la pared capilar. En suero se detectan autoanticuerpos circulantes contra el receptor tipo M de la fosfolipasa A2 (PLA2R). La entidad causante del síndrome nefrótico en este paciente es:</text:p>
          </table:table-cell>
          <table:table-cell office:value-type="string" calcext:value-type="string">
            <text:p>Varón con síndrome nefrótico. De la lista, la causa más frecuente de síndrome nefrótico en el adulto es la glomerulopatía membranosa (respuesta 1 correcta). Más aún si nos sugieren la presencia de depósito subepitelial a modo de espiculas o spikes, y la presencia en sangre de anticuerpos anti-receptor de fosfolipasa A2.</text:p>
          </table:table-cell>
          <table:table-cell office:value-type="string" calcext:value-type="string">
            <text:p>1. Nefrología Clínica. Hernando. Panamericana. 4ª Edición. 2014. Página 423</text:p>
          </table:table-cell>
          <table:table-cell office:value-type="string" calcext:value-type="string">
            <text:p>NEFR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Enfermedad de cambios mínimos.</text:p>
          </table:table-cell>
          <table:table-cell office:value-type="string" calcext:value-type="string">
            <text:p>Glomeruloesclerosis focal y segmentaria.</text:p>
          </table:table-cell>
          <table:table-cell office:value-type="string" calcext:value-type="string">
            <text:p>Nefropatía membranosa.</text:p>
          </table:table-cell>
          <table:table-cell office:value-type="string" calcext:value-type="string">
            <text:p>Nefropatía mesangial IgA.</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36" calcext:value-type="float">
            <text:p>136</text:p>
          </table:table-cell>
          <table:table-cell office:value-type="float" office:value="10840" calcext:value-type="float">
            <text:p>10840</text:p>
          </table:table-cell>
          <table:table-cell office:value-type="float" office:value="225555" calcext:value-type="float">
            <text:p>225555</text:p>
          </table:table-cell>
          <table:table-cell office:value-type="string" calcext:value-type="string">
            <text:p>FALSE</text:p>
          </table:table-cell>
          <table:table-cell office:value-type="string" calcext:value-type="string">
            <text:p>Una mujer de 61 años acude con un cuadro febril de tres semanas de evolución, siendo diagnosticada de toxoplasmosis. Durante el tiempo referido había recibido tratamiento con amoxicilina oral. La elevación de la temperatura remitió parcialmente. Unos días antes del ingreso volvió a incrementarse la fiebre, acompañada de oliguria, un nivel de creatinina plasmática de 4 mg/dL y hematuria macroscópica así como proteinuria en rango no nefrótico. En el sedimento había un 80% de hematíes dismórficos y algunos eosinófilos. Los niveles de C3 y C4 plasmáticos eran normales. El cuadro revirtió finalmente dejando una filtración glomerular de 80 mL/min. ¿Qué diagnóstico entre los siguientes es más probable?</text:p>
          </table:table-cell>
          <table:table-cell office:value-type="string" calcext:value-type="string">
            <text:p>Paciente que tras recibir amoxicilina desarrolla un fracaso renal agudo con eosinófilos en orina, altamente sugerente de nefritis por hipersensibilidad (respuesta 1 correcta). Además el cuadro revirtió con recuperación completa, probablemente retirando la amoxicilina. Tanto la glomerulonefritis post-infecciosa como la mesangiocapilar dan un cuadro de síndrome nefrítico con complemento bajo, y el paciente presenta complemento normal (respuestas 2 y 3 incorrectas). De haber sido una ateroembolia nos contarían lesiones isquémicas distales y el cuadro no revertiría sino que el deterioro renal sería progresivo (respuesta 4 incorrecta).</text:p>
          </table:table-cell>
          <table:table-cell office:value-type="string" calcext:value-type="string">
            <text:p>1. Nefrología Clínica. Hernando. Panamericana. 4ª Edición. 2014. Página 833</text:p>
          </table:table-cell>
          <table:table-cell office:value-type="string" calcext:value-type="string">
            <text:p>NEFROLOGÍA</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Nefritis intersticial aguda por hipersensibilidad.</text:p>
          </table:table-cell>
          <table:table-cell office:value-type="string" calcext:value-type="string">
            <text:p>Glomerulonefritis aguda post-infecciosa.</text:p>
          </table:table-cell>
          <table:table-cell office:value-type="string" calcext:value-type="string">
            <text:p>Glomerulonefritis mesangiocapilar tipo II.</text:p>
          </table:table-cell>
          <table:table-cell office:value-type="string" calcext:value-type="string">
            <text:p>Ateroembolismo de colesterol.</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138" calcext:value-type="float">
            <text:p>138</text:p>
          </table:table-cell>
          <table:table-cell office:value-type="float" office:value="10842" calcext:value-type="float">
            <text:p>10842</text:p>
          </table:table-cell>
          <table:table-cell office:value-type="float" office:value="225557" calcext:value-type="float">
            <text:p>225557</text:p>
          </table:table-cell>
          <table:table-cell office:value-type="string" calcext:value-type="string">
            <text:p>FALSE</text:p>
          </table:table-cell>
          <table:table-cell office:value-type="string" calcext:value-type="string">
            <text:p>Una paciente obesa, en tratamiento antiagregante con ácido acetilsalicílico por un episodio de ACV previo, con HTA mal controlada presenta creatinina de 6 mg/dL y potasio de 5,8 mEq/L. Su médico le indica una ecografía en la que se aprecian riñones de pequeño tamaño y mala diferenciación cortico-medular. El nefrólogo decide remitir a la paciente a la consulta de prediálisis sin realizar una biopsia renal. Todos los siguientes son argumentos para rechazar la biopsia renal EXCEPTO uno. Señálelo:</text:p>
          </table:table-cell>
          <table:table-cell office:value-type="string" calcext:value-type="string">
            <text:p>La presencia de obesidad, hipertensión arterial no controlada y riesgo de hemorragia contraindican la realización de una biopsia renal. Si además los riñones son atróficos es poco probable que obtengamos rentabilidad de la biopsia dado que los hallazgos anatomopatológicos probablemente sean datos de cronicidad inespecíficos. Por tanto, todo lo anterior apoya no realizar la biopsia renal. De la lista, relativizando, lo menos grave, o lo que en una balanza riesgo-beneficio menos riesgos supone es la obesidad, motivo por el cual han dado la respuesta 2 como correcta.</text:p>
          </table:table-cell>
          <table:table-cell/>
          <table:table-cell office:value-type="string" calcext:value-type="string">
            <text:p>NEFROLOGÍA</text:p>
          </table:table-cell>
          <table:table-cell office:value-type="string" calcext:value-type="string">
            <text:p>Difícil</text:p>
          </table:table-cell>
          <table:table-cell office:value-type="float" office:value="0.24" calcext:value-type="float">
            <text:p>0,24</text:p>
          </table:table-cell>
          <table:table-cell/>
          <table:table-cell office:value-type="string" calcext:value-type="string">
            <text:p>Existe riesgo de hemorragia.</text:p>
          </table:table-cell>
          <table:table-cell office:value-type="string" calcext:value-type="string">
            <text:p>La paciente es obesa.</text:p>
          </table:table-cell>
          <table:table-cell office:value-type="string" calcext:value-type="string">
            <text:p>La paciente tiene una HTA mal controlada.</text:p>
          </table:table-cell>
          <table:table-cell office:value-type="string" calcext:value-type="string">
            <text:p>Tiene poca rentabilidad.</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39" calcext:value-type="float">
            <text:p>139</text:p>
          </table:table-cell>
          <table:table-cell office:value-type="float" office:value="10843" calcext:value-type="float">
            <text:p>10843</text:p>
          </table:table-cell>
          <table:table-cell office:value-type="float" office:value="225558" calcext:value-type="float">
            <text:p>225558</text:p>
          </table:table-cell>
          <table:table-cell office:value-type="string" calcext:value-type="string">
            <text:p>FALSE</text:p>
          </table:table-cell>
          <table:table-cell office:value-type="string" calcext:value-type="string">
            <text:p>Mujer de 65 años de edad obesa, hipertensa y con nefropatía diabética (filtrado glomerular estimado de 38 mL/min/1,73 m2 y albuminuria de 420 mg en orina de 24 h). ¿Cuál de los siguientes NO es un factor de progresión de la nefropatía?</text:p>
          </table:table-cell>
          <table:table-cell office:value-type="string" calcext:value-type="string">
            <text:p>La hipertensión arterial, la proteinuria y el mal control glucémico colaboran en la progresión de la nefropatía diabética, especialmente la hipertensión y la proteinuria (respuestas 1, 2 y 4 correctas). La hipocalcemia no empeora la nefropatía, es más, la hipocalcemia no es un factor de riesgo nefrotóxico siquiera (respuesta 3 incorrecta).</text:p>
          </table:table-cell>
          <table:table-cell office:value-type="string" calcext:value-type="string">
            <text:p>1. Nefrología Clínica. Hernando. Panamericana. 4ª Edición. 2014. Página 483</text:p>
          </table:table-cell>
          <table:table-cell office:value-type="string" calcext:value-type="string">
            <text:p>NEFROLOGÍ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Hipertensión arterial mal controlada.</text:p>
          </table:table-cell>
          <table:table-cell office:value-type="string" calcext:value-type="string">
            <text:p>Proteinuria.</text:p>
          </table:table-cell>
          <table:table-cell office:value-type="string" calcext:value-type="string">
            <text:p>Hipocalcemia.</text:p>
          </table:table-cell>
          <table:table-cell office:value-type="string" calcext:value-type="string">
            <text:p>Mal control glucémico.</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40" calcext:value-type="float">
            <text:p>140</text:p>
          </table:table-cell>
          <table:table-cell office:value-type="float" office:value="10844" calcext:value-type="float">
            <text:p>10844</text:p>
          </table:table-cell>
          <table:table-cell office:value-type="float" office:value="225559" calcext:value-type="float">
            <text:p>225559</text:p>
          </table:table-cell>
          <table:table-cell office:value-type="string" calcext:value-type="string">
            <text:p>FALSE</text:p>
          </table:table-cell>
          <table:table-cell office:value-type="string" calcext:value-type="string">
            <text:p>Una paciente de 72 años fue vista en Urgencias un mes antes por caída casual y traumatismo de rodilla. Consulta de nuevo por dolor lumbar bilateral y orinas oscuras desde hace una semana. Como antecedentes destacan HTA, diabetes mellitus no insulinodependiente, dislipemia, obesidad y gonartrosis. Sigue tratamiento con enalapril/hidroclorotiazida 20/12,5 mg/día, naproxeno a demanda, atorvastatina 20 mg/día y metformina 850 mg/día. En la analítica de urgencia destaca: anemia microcítica moderada, ácido úrico 9,5 mg/dL; CPK 45 U/L; creatinina 1,9 mg/dL; urea 75 mg/dL; Na 138 mEq/L; K 5,6 mEq/L. En la orina: microhematuria ++, proteinuria - y muy abundantes células descamativas. No se observan bacterias. En la visita anterior a Urgencias hace 1 mes, todos los parámetros eran normales. Una ecografía urgente es informada como posible necrosis papilar bilateral. ¿A qué puede deberse el cuadro actual?</text:p>
          </table:table-cell>
          <table:table-cell office:value-type="string" calcext:value-type="string">
            <text:p>La paciente presenta un fracaso renal agudo con necrosis papilar bilateral típico de la hipoperfusión renal grave mantenida. Presenta CK normal que descarta la posible rabdomiolisis (respuesta 4 incorrecta). El cuadro es un fracaso renal agudo, impropio de una nefropatía diabética (respuesta 2 incorrecta). Si bien el enalapril puede producir un fracaso renal prerrenal, al dilatar la arteriola aferente es raro que pueda llegar a producir un cuadro tan grave como una necrosis papilar por isquemia (respuesta 1 incorrecta). Lo más probable es que el cuadro se debe a una hipoperfusión renal crónica mantenida por el consumo de un AINE como es el naproxeno a demanda. Si nos fijamos todo empieza con un traumatismo de rodilla, que seguro incrementó el consumo de antiinflamatorio. Además, el consumo crónico de AINEs podría causar sangrado digestivo que explicaría que la paciente tenga también anemia microcítica propia de la ferropenia (respuesta 3 correcta).</text:p>
          </table:table-cell>
          <table:table-cell office:value-type="string" calcext:value-type="string">
            <text:p>1. Nefrología Clínica. Hernando. Panamericana. 4ª Edición. 2014. Página 625</text:p>
          </table:table-cell>
          <table:table-cell office:value-type="string" calcext:value-type="string">
            <text:p>NEFROLOGÍA</text:p>
          </table:table-cell>
          <table:table-cell office:value-type="string" calcext:value-type="string">
            <text:p>Normal</text:p>
          </table:table-cell>
          <table:table-cell office:value-type="float" office:value="0.53" calcext:value-type="float">
            <text:p>0,53</text:p>
          </table:table-cell>
          <table:table-cell/>
          <table:table-cell office:value-type="string" calcext:value-type="string">
            <text:p>Fracaso renal agudo por enalapril.</text:p>
          </table:table-cell>
          <table:table-cell office:value-type="string" calcext:value-type="string">
            <text:p>Progresión de una nefropatía diabética.</text:p>
          </table:table-cell>
          <table:table-cell office:value-type="string" calcext:value-type="string">
            <text:p>Nefropatía por AINE.</text:p>
          </table:table-cell>
          <table:table-cell office:value-type="string" calcext:value-type="string">
            <text:p>Rabdomiolisis por estatinas.</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43" calcext:value-type="float">
            <text:p>143</text:p>
          </table:table-cell>
          <table:table-cell office:value-type="float" office:value="10847" calcext:value-type="float">
            <text:p>10847</text:p>
          </table:table-cell>
          <table:table-cell office:value-type="float" office:value="225562" calcext:value-type="float">
            <text:p>225562</text:p>
          </table:table-cell>
          <table:table-cell office:value-type="string" calcext:value-type="string">
            <text:p>FALSE</text:p>
          </table:table-cell>
          <table:table-cell office:value-type="string" calcext:value-type="string">
            <text:p>Un hombre de 57 años acude a su consulta buscando información sobre el tratamiento quirúrgico de los síntomas del tracto urinario inferior secundarios a crecimiento prostático. Usted tiene que proporcionarle consejo al respecto. ¿Cuál de los siguientes mensajes es cierto?</text:p>
          </table:table-cell>
          <table:table-cell office:value-type="string" calcext:value-type="string">
            <text:p>Si bien el tratamiento médico es la primera opción en la HBP, muestra ineficiencia en determinadas situaciones lo que provoca que haya una serie de indicaciones clásicas para el tratamiento quirúrgico. Estas indicaciones clásicas serán: Síntomas moderados a graves refractarios a tratamiento médico, hematuria recidivante, historia de retención aguda de orina recidivante, historia de retención de orina crónica que podrá condicionar a su vez sus complicaciones, indicaciones también por tanto; infecciones de repetición, formación de litiasis vesicales, formación de divertículos vesicales, e insuficiencia renal crónica (respuesta 1 correcta). La cirugía de la HBP es transuretral por lo que el riesgo de disfunción eréctil es escaso, y claramente menor frente a una prostatectomía abierta (respuesta 4 incorrecta). Tras la cirugía no se requieren controles exhaustivos ya que se trata de una lesión benigna (respuesta 3 incorrecta). Las terapias intermedias como son los stents prostáticos se reservan a pacientes de edad avanzada y comorbilidades con alto riesgo quirúrugico, dado que estas terapias son inferiores en cuanto a eficacia a largo plazo frente a la resección transuretral tradicional (respuesta 2 incorrecta). Son indicaciones de cirugía de HBP</text:p>
          </table:table-cell>
          <table:table-cell office:value-type="string" calcext:value-type="string">
            <text:p>1. Urología práctica. Enrique Broseta, Alberto Budía, Juan Pablo Burgués, Saturnino Luján. Elsevier. 4º Edición. 2016. Página 100. 1. Retención aguda de orina de repetición. 2. Uropatía obstructiva con insuficiencia renal 3. Historia de retención urinaria crónica 4. Infecciones urinarias 5. Hematurias graves 6. Cálculos vesicales 7. Divertículos</text:p>
          </table:table-cell>
          <table:table-cell office:value-type="string" calcext:value-type="string">
            <text:p>NEFROLOGÍA</text:p>
          </table:table-cell>
          <table:table-cell office:value-type="string" calcext:value-type="string">
            <text:p>Difícil</text:p>
          </table:table-cell>
          <table:table-cell office:value-type="float" office:value="0.31" calcext:value-type="float">
            <text:p>0,31</text:p>
          </table:table-cell>
          <table:table-cell/>
          <table:table-cell office:value-type="string" calcext:value-type="string">
            <text:p>Entre las indicaciones absolutas para la cirugía por síntomas del tracto urinario inferior secundarios a crecimiento prostático están las infecciones urinarias de repetición, la litiasis vesical y la hematuria recidivante.</text:p>
          </table:table-cell>
          <table:table-cell office:value-type="string" calcext:value-type="string">
            <text:p>Los stents prostáticos constituyen una opción de tratamiento mínimamente invasivo muy interesante para hombres jóvenes con escasos síntomas del tracto urinario inferior secundarios a crecimiento prostático.</text:p>
          </table:table-cell>
          <table:table-cell office:value-type="string" calcext:value-type="string">
            <text:p>El paciente intervenido quirúrgicamente por síntomas del tracto urinario inferior secundarios a crecimiento prostático precisa de un seguimiento muy exhaustivo, con controles cada tres meses durante el primer año y cada seis meses a partir de entonces.</text:p>
          </table:table-cell>
          <table:table-cell office:value-type="string" calcext:value-type="string">
            <text:p>Lamentablemente, la disfunción eréctil es la norma tras el tratamiento quirúrgico por síntomas del tracto urinario inferior secundarios a crecimiento prostático.</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145" calcext:value-type="float">
            <text:p>145</text:p>
          </table:table-cell>
          <table:table-cell office:value-type="float" office:value="10849" calcext:value-type="float">
            <text:p>10849</text:p>
          </table:table-cell>
          <table:table-cell office:value-type="float" office:value="225564" calcext:value-type="float">
            <text:p>225564</text:p>
          </table:table-cell>
          <table:table-cell office:value-type="string" calcext:value-type="string">
            <text:p>FALSE</text:p>
          </table:table-cell>
          <table:table-cell office:value-type="string" calcext:value-type="string">
            <text:p>Mujer de 62 años, diagnosticada de hipertensión arterial en tratamiento con amlodipino 10 mg/día y osteoporosis establecida en tratamiento con denosumab 60 mg sc cada 6 meses. Consulta por una clínica de 4 meses de evolución, consistente en síndrome general, fiebre de 38°C y dolor continuo en fosa lumbar derecha. La exploración muestra una puñopercusión renal positiva. Se solicita una analítica que muestra leucocitos 14.000/mm3 sin desviación izquierda, con Hb 9 g/dL y una VSG de 82 mm a la primera hora. El sedimento urinario presenta leucocituria y la citología de la orina muestra abundantes macrófagos con aspecto espumoso. Señale el diagnóstico más probable:</text:p>
          </table:table-cell>
          <table:table-cell office:value-type="string" calcext:value-type="string">
            <text:p>La pielonefritis xantogranulomatosa es una entidad en la práctica bastante infrecuente pero muy preguntada en el MIR en los últimos años. Se trata de una variante de pielonefritis recidivante en un contexto de obstrucción crónica por litiasis. En este proceso se producirá una destrucción del parénquima renal que será sustituido por procesos de inflamación crónica que contendrán macrófagos cargados de lípidos que podrán ser observados en orina (macrófagos con aspecto espumoso). La clínica típica es de mujer de mediana edad, con historia de litiasis renal o ureteral e infecciones de orina de repetición que describe un cuadro de pielonefritis de evolución subaguda o crónica (síndrome general, fiebre, dolor en fosa renal y puño percusión de 4 meses), si a esto le sumamos la existencia de litiasis asociada, y células típicas en orina entenderemos que la respuesta más acertada es la pielonefritis xantogranulomatosa (respuesta 2 correcta). Es de resaltar que, en ausencia de la palabra clave, macrófagos con aspecto espumoso la respuesta no sería tan clara.</text:p>
          </table:table-cell>
          <table:table-cell office:value-type="string" calcext:value-type="string">
            <text:p>1. Urología práctica. Enrique Broseta, Alberto Budía, Juan Pablo Burgués, Saturnino Luján. Elsevier. 4º Edición. 2016. Página 137.</text:p>
          </table:table-cell>
          <table:table-cell office:value-type="string" calcext:value-type="string">
            <text:p>NEFROLOGÍA</text:p>
          </table:table-cell>
          <table:table-cell office:value-type="string" calcext:value-type="string">
            <text:p>Fácil</text:p>
          </table:table-cell>
          <table:table-cell office:value-type="float" office:value="0.68" calcext:value-type="float">
            <text:p>0,68</text:p>
          </table:table-cell>
          <table:table-cell/>
          <table:table-cell office:value-type="string" calcext:value-type="string">
            <text:p>Tuberculosis renal.</text:p>
          </table:table-cell>
          <table:table-cell office:value-type="string" calcext:value-type="string">
            <text:p>Pielonefritis xantogranulomatosa.</text:p>
          </table:table-cell>
          <table:table-cell office:value-type="string" calcext:value-type="string">
            <text:p>Absceso renal.</text:p>
          </table:table-cell>
          <table:table-cell office:value-type="string" calcext:value-type="string">
            <text:p>Adenocarcinoma renal.</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50" calcext:value-type="float">
            <text:p>150</text:p>
          </table:table-cell>
          <table:table-cell office:value-type="float" office:value="10854" calcext:value-type="float">
            <text:p>10854</text:p>
          </table:table-cell>
          <table:table-cell office:value-type="float" office:value="225569" calcext:value-type="float">
            <text:p>225569</text:p>
          </table:table-cell>
          <table:table-cell office:value-type="string" calcext:value-type="string">
            <text:p>FALSE</text:p>
          </table:table-cell>
          <table:table-cell office:value-type="string" calcext:value-type="string">
            <text:p>En el estudio de un paciente con disnea se realiza una gasometría arterial basal. En dicha exploración se observa una presión parcial de oxígeno (PaO2) de 54 mmHg, una presión parcial de anhídrido carbónico (PaCO2) de 65 mmHg y un gradiente alveolo-arterial de oxigeno de 14. A la vista de estos resultados, ¿cuál de los siguientes diagnósticos es más probable?</text:p>
          </table:table-cell>
          <table:table-cell office:value-type="string" calcext:value-type="string">
            <text:p>Existen 4 mecanismos productores de hipoxemia: hipoventilación alveolar, alteración ventilación/perfusión, shunt y disminución de la FiO2 inspirada. Se considera normal un gradiente alveolo-arterial inferior a 15 mmHg. El enunciado nos presenta un paciente con gradiente alveolo-arteral normal, por lo que podríamos descartar una alteración ventilación/perfusión y un shunt (que cursan con gradiente elevado). La fibrosis pulmonar, el tromboembolismo pulmonar y la enfermedad pulmonar obstructiva crónica pertenecen al grupo de patologías con alteración ventilación/perfusión, por lo que no se corresponden con el paciente del enunciado (respuestas 1, 2 y 3 incorrectas). La presencia de hipoxemia con gradiente alveolo-arterial normal y PaCO2 elevada (mayor de 45 mmHg) sugiere la presencia de una hipoventilación alveolar, entre cuyas causas aparece la enfermedad neuromuscular (respuesta 4 correcta).</text:p>
          </table:table-cell>
          <table:table-cell office:value-type="string" calcext:value-type="string">
            <text:p>1. Oxygenation and mechanisms of hypoxemia. UpToDate.com Mecanismos productores de hipoxemia</text:p>
          </table:table-cell>
          <table:table-cell office:value-type="string" calcext:value-type="string">
            <text:p>NEUM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Enfermedad pulmonar obstructiva crónica.</text:p>
          </table:table-cell>
          <table:table-cell office:value-type="string" calcext:value-type="string">
            <text:p>Fibrosis pulmonar.</text:p>
          </table:table-cell>
          <table:table-cell office:value-type="string" calcext:value-type="string">
            <text:p>Tromboembolismo pulmonar.</text:p>
          </table:table-cell>
          <table:table-cell office:value-type="string" calcext:value-type="string">
            <text:p>Enfermedad neuromuscular.</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152" calcext:value-type="float">
            <text:p>152</text:p>
          </table:table-cell>
          <table:table-cell office:value-type="float" office:value="10856" calcext:value-type="float">
            <text:p>10856</text:p>
          </table:table-cell>
          <table:table-cell office:value-type="float" office:value="225571" calcext:value-type="float">
            <text:p>225571</text:p>
          </table:table-cell>
          <table:table-cell office:value-type="string" calcext:value-type="string">
            <text:p>FALSE</text:p>
          </table:table-cell>
          <table:table-cell office:value-type="string" calcext:value-type="string">
            <text:p>Mujer de 45 años diagnosticada de linfoma folicular y en tratamiento con poliquimioterapia (R-CHOP). Ingresa por dolor pleurítico en costado izquierdo. En la radiografía de tórax se evidencia un derrame pleural de moderada cuantía y en la toracocentesis se comprueba un exudado serohemorrágico con 12.000 leucocitos/_x001F_L con predominio de neutrófílos y ausencia de células mesoteliates. La tinción de Ziehl y el cultivo de micobacterias fueron negativos y la adenosindeaminasa en liquido pleural estaba ligeramente elevada. De las siguientes, ¿cuál sería la prueba diagnóstica más rentable?</text:p>
          </table:table-cell>
          <table:table-cell office:value-type="string" calcext:value-type="string">
            <text:p>Un derrame pleural de tipo exudado con ADA elevado podría deberse a una tuberculosis pleural (favorecida por la inmunosupresión secundaria al tratamiento del linfoma). En este caso, el cultivo y la tinción de Ziehl del líquido suelen ser negativos (porque los bacilos no están ahí, sino en los granulomas necrotizantes de la pleura). En este contexto, suele existir un predominio de linfocitos. Sin embargo, en estadíos iniciales, podría haber más neutrófilos que linfocitos. Por todo ello, es bastante probable que el origen del derrame sea tuberculoso. Para confirmarlo, la técnica diagnóstica más rentable es la biopsia pleural con aguja, que demostrará la presencia de granulomas caseificantes en el 80% de los casos (respuesta 1 correcta). Las micobacterias están confinadas a los granulomas (no aparecen circulando por la sangre), por lo que el cultivo de micobacterias en sangre no es rentable para el diagnóstico (respuesta 3 incorrecta). La lisozima en líquido pleural (con un cociente entre el valor en pleura y el plasmático superior a 1,2) apoya el diagnóstico de tuberculosis. No obstante, esta medición no está disponible en todos los hospitales, tiene un coste elevado y no alcanza la sensibilidad de la biopsia pleural, por lo que no se considera la prueba más rentable (respuesta 4 incorrecta). El PET se emplea ante patología tumoral (no tuberculosa) (respuesta 2 incorrecta).</text:p>
          </table:table-cell>
          <table:table-cell office:value-type="string" calcext:value-type="string">
            <text:p>1. Diagnostic evaluation of pleural effusion in adults: Additional tests for undetermined etiology. UpToDate.com</text:p>
          </table:table-cell>
          <table:table-cell office:value-type="string" calcext:value-type="string">
            <text:p>NEUMOLOG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Biopsia pleural con aguja.</text:p>
          </table:table-cell>
          <table:table-cell office:value-type="string" calcext:value-type="string">
            <text:p>Tomografía por emisión de positrones (PET).</text:p>
          </table:table-cell>
          <table:table-cell office:value-type="string" calcext:value-type="string">
            <text:p>Cultivo de micobacterias en sangre.</text:p>
          </table:table-cell>
          <table:table-cell office:value-type="string" calcext:value-type="string">
            <text:p>Determinación de lisozima en líquido pleural.</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154" calcext:value-type="float">
            <text:p>154</text:p>
          </table:table-cell>
          <table:table-cell office:value-type="float" office:value="10858" calcext:value-type="float">
            <text:p>10858</text:p>
          </table:table-cell>
          <table:table-cell office:value-type="float" office:value="225573" calcext:value-type="float">
            <text:p>225573</text:p>
          </table:table-cell>
          <table:table-cell office:value-type="string" calcext:value-type="string">
            <text:p>FALSE</text:p>
          </table:table-cell>
          <table:table-cell office:value-type="string" calcext:value-type="string">
            <text:p>Una mujer de 35 años de edad es estudiada debido a episodios de dolor periocular izquierdo asociado a congestión nasal, lagrimeo e inyección conjuntival homolaterales. Cada crisis dura aproximadamente 15 minutos y se repite en torno a 6 veces al día. Las crisis no han respondido a tratamiento con paracetamol. La exploración neurológica y la RM craneal son normales. ¿Cuál de las siguientes es una manifestación clásica del trastorno de esta paciente?</text:p>
          </table:table-cell>
          <table:table-cell office:value-type="string" calcext:value-type="string">
            <text:p>La hemicránea paroxística es un tipo de cefalea trigémino autonómica con excelente respuesta a la indometacina (respuesta 3 correcta). El cuadro descrito en la pregunta es típico de la hemicránea paroxísitca. Es una cefalea trigémino autonómica con crisis de dolor facial unilateral de breve duración, que asocian cambios autonómicos en la hemicara ipsilateral. No suele presentar dolor entre las crisis (respuesta 1 incorrecta). Tampoco suelen presentar características habituales de la migraña como náuseas, fotofobia o cambios con la menstruación (respuestas 2 y 4 incorrectas). Lo que es muy característico es la respuesta al dolor con indometacina, tanto que se considera un criterio diagnóstico (respuesta 3 correcta).</text:p>
          </table:table-cell>
          <table:table-cell office:value-type="string" calcext:value-type="string">
            <text:p>1. HARRISON, 19ª edición, página 2596 2. International Classification of Headache Disorders (3ª edición). http://www.ihs-headache.org/ichd-guidelines</text:p>
          </table:table-cell>
          <table:table-cell office:value-type="string" calcext:value-type="string">
            <text:p>NEUR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Persistencia de dolor en la frente en los periodos intercrisis.</text:p>
          </table:table-cell>
          <table:table-cell office:value-type="string" calcext:value-type="string">
            <text:p>Fotofobia que puede ser muy intensa y asociar náuseas y vómitos.</text:p>
          </table:table-cell>
          <table:table-cell office:value-type="string" calcext:value-type="string">
            <text:p>Respuesta del dolor a tratamiento con indometacina.</text:p>
          </table:table-cell>
          <table:table-cell office:value-type="string" calcext:value-type="string">
            <text:p>Mayor frecuencia del dolor en el periodo menstrual.</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55" calcext:value-type="float">
            <text:p>155</text:p>
          </table:table-cell>
          <table:table-cell office:value-type="float" office:value="10859" calcext:value-type="float">
            <text:p>10859</text:p>
          </table:table-cell>
          <table:table-cell office:value-type="float" office:value="225574" calcext:value-type="float">
            <text:p>225574</text:p>
          </table:table-cell>
          <table:table-cell office:value-type="string" calcext:value-type="string">
            <text:p>FALSE</text:p>
          </table:table-cell>
          <table:table-cell office:value-type="string" calcext:value-type="string">
            <text:p>Una paciente de 22 años consulta por disminución de agudeza visual dolorosa en ojo izquierdo. Se diagnostica de neuritis óptica. Indique qué hallazgo de los siguientes permitiría hacer un diagnóstico de esclerosis múltiple definitiva en esta paciente:</text:p>
          </table:table-cell>
          <table:table-cell office:value-type="string" calcext:value-type="string">
            <text:p>El diagnóstico de la esclerosis múltiple requiere la demostración de diseminación en el tiempo (varios brotes) y en el espacio (varias localizaciones) (respuesta 3 correcta). El diagnóstico clínico de la esclerosis múltiple exige documentar dos episodios o más de síntomas (diseminación en el tiempo), y dos o más signos que reflejen afectación en localizaciones no vecinas de la sustancia blanca del SNC (diseminación en el espacio). Después de un brote con neuritis óptica, las opciones 1, 2 y 4 no demuestran afectación múltiple en el tiempo (respuestas 1, 2 y 4 incorrectas). La presencia de un nuevo brote varios meses después en otra localización es confirmatorio de esclerosis múltiple, ya que indica diseminación en el tiempo (dos brotes) y en el espacio (dos localizaciones diferentes) (respuesta 3 correcta).</text:p>
          </table:table-cell>
          <table:table-cell office:value-type="string" calcext:value-type="string">
            <text:p>1. HARRISON, 19ª edición, página 2663</text:p>
          </table:table-cell>
          <table:table-cell office:value-type="string" calcext:value-type="string">
            <text:p>NEUROLOGÍA</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Bandas oligoclonales en líquido cefalorraquídeo.</text:p>
          </table:table-cell>
          <table:table-cell office:value-type="string" calcext:value-type="string">
            <text:p>Alteración de potenciales evocados visuales (aumento de latencia de onda P100 en ambos ojos).</text:p>
          </table:table-cell>
          <table:table-cell office:value-type="string" calcext:value-type="string">
            <text:p>Segundo ataque 3 meses después con afectación de cerebelo.</text:p>
          </table:table-cell>
          <table:table-cell office:value-type="string" calcext:value-type="string">
            <text:p>RM inicial con múltiples (&gt; 8) lesiones períventriculares bilaterales en secuencias T2.</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56" calcext:value-type="float">
            <text:p>156</text:p>
          </table:table-cell>
          <table:table-cell office:value-type="float" office:value="10860" calcext:value-type="float">
            <text:p>10860</text:p>
          </table:table-cell>
          <table:table-cell office:value-type="float" office:value="225575" calcext:value-type="float">
            <text:p>225575</text:p>
          </table:table-cell>
          <table:table-cell office:value-type="string" calcext:value-type="string">
            <text:p>FALSE</text:p>
          </table:table-cell>
          <table:table-cell office:value-type="string" calcext:value-type="string">
            <text:p>Un joven de 15 años acude al neurólogo refiriendo en los meses previos sacudidas matutinas en ambos brazos sin afectación del nivel de conciencia. Además, sus padres refieren episodios de desconexión con mirada fija y automatismos orales prácticamente a diario. En los días previos ha presentado una crisis tónico-clónica generalizada en un contexto de privación de sueño e ingesta alcohólica. Existen antecedentes familiares de un proceso similar. ¿Cuál de los siguientes procesos sospecharla en primer lugar?</text:p>
          </table:table-cell>
          <table:table-cell office:value-type="string" calcext:value-type="string">
            <text:p>La epilepsia mioclónica juvenil es un síndrome epiléptico de crisis generalizadas que aparece en la adolescencia y que se caracteriza por la aparición de sacudidas mioclónicas en los miembros superiores, que suelen aparecer tras situaciones de privación de sueño. Muchos pacientes sufren además crisis tónico-clónicas generalizadas (respuesta 1 correcta).</text:p>
          </table:table-cell>
          <table:table-cell office:value-type="string" calcext:value-type="string">
            <text:p>1. HARRISON, 19ª edición, página 2544</text:p>
          </table:table-cell>
          <table:table-cell office:value-type="string" calcext:value-type="string">
            <text:p>NEUROLOGÍ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Epilepsia mioclónica juvenil.</text:p>
          </table:table-cell>
          <table:table-cell office:value-type="string" calcext:value-type="string">
            <text:p>Síndrome de Lennox-Gastaut.</text:p>
          </table:table-cell>
          <table:table-cell office:value-type="string" calcext:value-type="string">
            <text:p>Epilepsia del lóbulo temporal mesial.</text:p>
          </table:table-cell>
          <table:table-cell office:value-type="string" calcext:value-type="string">
            <text:p>Consumo de drogas.</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159" calcext:value-type="float">
            <text:p>159</text:p>
          </table:table-cell>
          <table:table-cell office:value-type="float" office:value="10863" calcext:value-type="float">
            <text:p>10863</text:p>
          </table:table-cell>
          <table:table-cell office:value-type="float" office:value="225578" calcext:value-type="float">
            <text:p>225578</text:p>
          </table:table-cell>
          <table:table-cell office:value-type="string" calcext:value-type="string">
            <text:p>FALSE</text:p>
          </table:table-cell>
          <table:table-cell office:value-type="string" calcext:value-type="string">
            <text:p>Un hombre de 60 años de edad presenta un cuadro de demencia rápidamente progresiva, rigidez, ataxia, mioclonias, que persisten durante el sueño y descargas de alto voltaje en el EEG. ¿Qué alteración, entre las siguientes, es la que podremos encontrar en el LCR?</text:p>
          </table:table-cell>
          <table:table-cell office:value-type="string" calcext:value-type="string">
            <text:p>El cuadro clínico es sugestivo de Enfermedad de Creutzfeldt_x0002_Jakob (CJD), una forma de demencia rápidamente progresiva con múltiples síntomas neurológicos (mioclonías, ataxia, alteraciones psiquiátricas). El diagnóstico de certeza se basa en la demostración de la proteína priónica anormal en una biopsia cerebral. Habitualmente el diagnóstico se basa en la combinación de cuadro clínico típico unido a los hallazgos en RM, LCR y EEG. El LCR suele presentar unas proteínas y glucosa normal. Aunque en algunos casos puede haber leve hiperproteinemia o leve pleocitosis, no suele haber síntesis de Ig ni bandas oligoclonales (respuestas 2 y 3 incorrectas). En la CJD el LCR suele mostrar valores elevados de proteína 14-3-3, una proteína neuronal que indica la destrucción neuronal y que no es específica de este cuadro.</text:p>
          </table:table-cell>
          <table:table-cell office:value-type="string" calcext:value-type="string">
            <text:p>1. HARRISON, 19ª edición, página 453e-5</text:p>
          </table:table-cell>
          <table:table-cell office:value-type="string" calcext:value-type="string">
            <text:p>NEUR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Hipoglucorraquia.</text:p>
          </table:table-cell>
          <table:table-cell office:value-type="string" calcext:value-type="string">
            <text:p>Bandas oligoclonales positivas.</text:p>
          </table:table-cell>
          <table:table-cell office:value-type="string" calcext:value-type="string">
            <text:p>Aumento del índice de IgG.</text:p>
          </table:table-cell>
          <table:table-cell office:value-type="string" calcext:value-type="string">
            <text:p>Proteína 14-3-3 positiva.</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162" calcext:value-type="float">
            <text:p>162</text:p>
          </table:table-cell>
          <table:table-cell office:value-type="float" office:value="10866" calcext:value-type="float">
            <text:p>10866</text:p>
          </table:table-cell>
          <table:table-cell office:value-type="float" office:value="225581" calcext:value-type="float">
            <text:p>225581</text:p>
          </table:table-cell>
          <table:table-cell office:value-type="string" calcext:value-type="string">
            <text:p>FALSE</text:p>
          </table:table-cell>
          <table:table-cell office:value-type="string" calcext:value-type="string">
            <text:p>A una mujer de 43 años se le ha diagnosticado por ecografía un mioma uterino intramural de 4 cm. Tiene dos hijos. Sus menstruaciones son de tipo 4-5/28-30, de cantidad algo abundante, sin coágulos y sin dolor. No tiene otros síntomas. ¿Qué le recomendaría?</text:p>
          </table:table-cell>
          <table:table-cell office:value-type="string" calcext:value-type="string">
            <text:p>La mayoría de los miomas no ocasionan síntomas. Las manifestaciones clínicas secundarias a esta tumoración dependen del número, tamaño y localización del mioma e incluyen:  Sangrado menstrual abundante o prolongado  Presión pélvica y dolor  Esterilidad Los miomas asintomáticos pueden ser seguidos normalmente sin tener que realizar ninguna intervención. El tratamiento profiláctico en mujeres asintomáticas no se recomienda salvo casos de esterilidad o compresión ureteral que cause hidronefrosis. En mujeres sintomáticas el control de los síntomas (sangrado abundante y prolongado, dolor pélvico o esterilidad) es el objetivo principal del tratamiento. En esta pregunta nos presentan a una paciente con un mioma intramural asintomático (patrón menstrual regular sin coágulos indicativos de sangrado excesivo, ausencia de dolor pélvico y capacidad reproductora intacta). Lo indicado sería control ecográfico en 6 meses (respuesta 1 correcta).</text:p>
          </table:table-cell>
          <table:table-cell office:value-type="string" calcext:value-type="string">
            <text:p>1. Guía práctica de la SEGO. Miomas uterinos. 2015</text:p>
          </table:table-cell>
          <table:table-cell office:value-type="string" calcext:value-type="string">
            <text:p>GINECOLOGÍA</text:p>
          </table:table-cell>
          <table:table-cell office:value-type="string" calcext:value-type="string">
            <text:p>Normal</text:p>
          </table:table-cell>
          <table:table-cell office:value-type="float" office:value="0.37" calcext:value-type="float">
            <text:p>0,37</text:p>
          </table:table-cell>
          <table:table-cell/>
          <table:table-cell office:value-type="string" calcext:value-type="string">
            <text:p>Repetir la ecografía al cabo de 6 meses.</text:p>
          </table:table-cell>
          <table:table-cell office:value-type="string" calcext:value-type="string">
            <text:p>Miomectomía.</text:p>
          </table:table-cell>
          <table:table-cell office:value-type="string" calcext:value-type="string">
            <text:p>Histerectomía conservando los ovarios.</text:p>
          </table:table-cell>
          <table:table-cell office:value-type="string" calcext:value-type="string">
            <text:p>Tratamiento con análogos de Gn-RH durante 6 meses.</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163" calcext:value-type="float">
            <text:p>163</text:p>
          </table:table-cell>
          <table:table-cell office:value-type="float" office:value="10867" calcext:value-type="float">
            <text:p>10867</text:p>
          </table:table-cell>
          <table:table-cell office:value-type="float" office:value="225582" calcext:value-type="float">
            <text:p>225582</text:p>
          </table:table-cell>
          <table:table-cell office:value-type="string" calcext:value-type="string">
            <text:p>FALSE</text:p>
          </table:table-cell>
          <table:table-cell office:value-type="string" calcext:value-type="string">
            <text:p>Mujer de 31 años que acude a la consulta por reglas abundantes de 5 días de duración desde hace 2 años. Su última regla fue hace 8 días. En la valoración inicial y al realizar ecografía vaginal, se evidencia en la cavidad endometrial una formación redondeada, de bordes bien definidos, homogénea e hipoecogénica de 25 mm. ¿Cuál sería la pauta a seguir?</text:p>
          </table:table-cell>
          <table:table-cell office:value-type="string" calcext:value-type="string">
            <text:p>La histeroscopia está indicada como procedimiento diagnóstico o terapéutico de procesos que afectan a la cavidad endometrial, los ostiums tubáricos o el canal endocervical. La metrorragia anormal en las mujeres premenopáusicas es responsable de un 30% de las consultas ginecológicas. En la mayoría de los casos está relacionada con patología uterina estructural (miomas o pólipos) o anovulación. La capacidad de la histeroscopia de proporcionar una visualización directa de la cavidad y permitir la biopsia o escisión de lesiones, hace que esta técnica este considerada como el patrón oro para el diagnóstico de la hemorragia uterina anómala en estas pacientes. Está indicada una histeroscopia cuando se aprecian irregularidades ecográficas en el endometrio, no se visualiza en su totalidad la cavidad endometrial o existe sospecha de causas estructurales (pólipos o miomas) que afectan a cavidad (respuesta 2 correcta).</text:p>
          </table:table-cell>
          <table:table-cell office:value-type="string" calcext:value-type="string">
            <text:p>1. Guía práctica de la SEGO. Histeroscopia en consulta. 2013</text:p>
          </table:table-cell>
          <table:table-cell office:value-type="string" calcext:value-type="string">
            <text:p>GINECOLOGÍA</text:p>
          </table:table-cell>
          <table:table-cell office:value-type="string" calcext:value-type="string">
            <text:p>Difícil</text:p>
          </table:table-cell>
          <table:table-cell office:value-type="float" office:value="0.01" calcext:value-type="float">
            <text:p>0,01</text:p>
          </table:table-cell>
          <table:table-cell/>
          <table:table-cell office:value-type="string" calcext:value-type="string">
            <text:p>Realizar aspirado endometrial.</text:p>
          </table:table-cell>
          <table:table-cell office:value-type="string" calcext:value-type="string">
            <text:p>Solicitar una histeroscopia.</text:p>
          </table:table-cell>
          <table:table-cell office:value-type="string" calcext:value-type="string">
            <text:p>Instaurar tratamiento con estrógeno-gestágenos orales y seguimiento clínico.</text:p>
          </table:table-cell>
          <table:table-cell office:value-type="string" calcext:value-type="string">
            <text:p>Instaurar tratamiento con ácido tranexámico en las menstruaciones y seguimiento clínico.</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67" calcext:value-type="float">
            <text:p>167</text:p>
          </table:table-cell>
          <table:table-cell office:value-type="float" office:value="10871" calcext:value-type="float">
            <text:p>10871</text:p>
          </table:table-cell>
          <table:table-cell office:value-type="float" office:value="225586" calcext:value-type="float">
            <text:p>225586</text:p>
          </table:table-cell>
          <table:table-cell office:value-type="string" calcext:value-type="string">
            <text:p>FALSE</text:p>
          </table:table-cell>
          <table:table-cell office:value-type="string" calcext:value-type="string">
            <text:p>Paciente de 33 años sin antecedentes de interés que acude a su consulta refiriendo 3 abortos espontáneos resueltos mediante legrado en el último año y medio. ¿Cuál de las siguientes pruebas NO consideraría de primera elección en el estudio de dicha pareja?</text:p>
          </table:table-cell>
          <table:table-cell office:value-type="string" calcext:value-type="string">
            <text:p>Nos presentan aquí un caso clínico de infertilidad (la paciente logra gestación pero no es capaz de llevarla a término). Causas reconocidas de infertilidad incluyen defectos congénitos (respuesta 1 incorrecta), lesiones que alteran la cavidad endometrial (respuesta 2 incorrecta) o trastornos en la coagulación como el síndrome antifosfolípido (respuesta 3 incorrecta). El estudio de la reserva folicular en el ovario tiene interés en el estudio de la paciente estéril, ya que traduce el potencial de fertilidad y permite predecir la capacidad de respuesta a los tratamientos de estimulación ovárica (respuesta 4 correcta).</text:p>
          </table:table-cell>
          <table:table-cell office:value-type="string" calcext:value-type="string">
            <text:p>1. Guía de práctica clínica SEGO. Estudio y tratamiento de la pareja estéril. 2007.</text:p>
          </table:table-cell>
          <table:table-cell office:value-type="string" calcext:value-type="string">
            <text:p>GINEC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Cariotipo en ambos miembros de la pareja.</text:p>
          </table:table-cell>
          <table:table-cell office:value-type="string" calcext:value-type="string">
            <text:p>Histeroscopia.</text:p>
          </table:table-cell>
          <table:table-cell office:value-type="string" calcext:value-type="string">
            <text:p>Estudio de trombofilias.</text:p>
          </table:table-cell>
          <table:table-cell office:value-type="string" calcext:value-type="string">
            <text:p>Estudio de reserva folicular en ovario.</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168" calcext:value-type="float">
            <text:p>168</text:p>
          </table:table-cell>
          <table:table-cell office:value-type="float" office:value="10872" calcext:value-type="float">
            <text:p>10872</text:p>
          </table:table-cell>
          <table:table-cell office:value-type="float" office:value="225587" calcext:value-type="float">
            <text:p>225587</text:p>
          </table:table-cell>
          <table:table-cell office:value-type="string" calcext:value-type="string">
            <text:p>FALSE</text:p>
          </table:table-cell>
          <table:table-cell office:value-type="string" calcext:value-type="string">
            <text:p>Secundigesta de 32 semanas que acude a urgencias por hemorragia vaginal. Aunque no aporta ningún informe de control de su embarazo, refiere el antecedente de un parto previo por cesárea. A la exploración con espéculo se aprecia salida de sangre roja por el orificio cervical externo. La paciente no refiere dolor abdominal. El registro cardiotocográfico confirma la ausencia de contracciones y la normalidad de la frecuencia cardiaca fetal. El hemograma es normal. ¿Cuál es el siguiente paso?</text:p>
          </table:table-cell>
          <table:table-cell office:value-type="string" calcext:value-type="string">
            <text:p>El caso corresponde a una metrorragia del tercer trimestre. El síntoma característico de la placenta previa es la hemorragia indolora de sangre roja brillante (60%) y de intensidad variable. Los episodios de sangrado pueden repetirse e ir aumentando en intensidad según avanza la gestación. Los episodios de sangrado no se suelen acompañar de signos de pérdida del bienestar fetal (al contrario que en los casos de desprendimiento de placenta, vasa previa y rotura uterina) a no ser que la hemorragia sea tan copiosa que cause un shock hipovolémico en la gestante y por ello afecte al volumen fetoplacentario. Por su rapidez, inocuidad y seguridad, el método de elección para diagnosticar la placenta previa es la ecografía (respuesta 2 correcta). Numerosos estudios confirman que la ecografia transvaginal es segura como método diagnóstico, incluso en aquellos casos con sangrado activo. Su empleo no incrementa el riesgo de hemorragia y tiene mayor sensibilidad que la ecografía abdominal para la localización de la placenta.</text:p>
          </table:table-cell>
          <table:table-cell office:value-type="string" calcext:value-type="string">
            <text:p>1. Guía de práctica clínica SEGO. Placenta previa. 2012. Placenta de inserción baja Placenta marginal A menos de 2 cm de OCI En OCI Parcialmente ocluye OCI Ocluye totalmente OCI Placenta previa parcial Placenta previa central Tipos de placenta previa</text:p>
          </table:table-cell>
          <table:table-cell office:value-type="string" calcext:value-type="string">
            <text:p>GINECOLOGÍA</text:p>
          </table:table-cell>
          <table:table-cell office:value-type="string" calcext:value-type="string">
            <text:p>Normal</text:p>
          </table:table-cell>
          <table:table-cell office:value-type="float" office:value="0.62" calcext:value-type="float">
            <text:p>0,62</text:p>
          </table:table-cell>
          <table:table-cell/>
          <table:table-cell office:value-type="string" calcext:value-type="string">
            <text:p>Finalizar la gestación mediante una cesárea de urgencia.</text:p>
          </table:table-cell>
          <table:table-cell office:value-type="string" calcext:value-type="string">
            <text:p>Indicar una ecografía transvaginal.</text:p>
          </table:table-cell>
          <table:table-cell office:value-type="string" calcext:value-type="string">
            <text:p>Finalizar la gestación mediante la inducción del parto.</text:p>
          </table:table-cell>
          <table:table-cell office:value-type="string" calcext:value-type="string">
            <text:p>Realizar una rotura artificial de membranas.</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70" calcext:value-type="float">
            <text:p>170</text:p>
          </table:table-cell>
          <table:table-cell office:value-type="float" office:value="10874" calcext:value-type="float">
            <text:p>10874</text:p>
          </table:table-cell>
          <table:table-cell office:value-type="float" office:value="225589" calcext:value-type="float">
            <text:p>225589</text:p>
          </table:table-cell>
          <table:table-cell office:value-type="string" calcext:value-type="string">
            <text:p>FALSE</text:p>
          </table:table-cell>
          <table:table-cell office:value-type="string" calcext:value-type="string">
            <text:p>A una mujer de 35 años se realiza una citología vaginal tras 5 años sin control previo y el diagnóstico es SIL (lesión intraepitelial) de alto grado. La conducta correcta a seguir es:</text:p>
          </table:table-cell>
          <table:table-cell office:value-type="string" calcext:value-type="string">
            <text:p>Ante una citología de HSIL se admiten dos posibles estrategias. 1) Colposcopia y biopsia dirigida (opción preferente) (respuesta 2 correcta). 2) Tratamiento directo mediante conización. Debe considerarse un tratamiento excepcional. La selección de pacientes con citología HSIL mediante una prueba VPH realizada en un segundo tiempo o mediante citologías repetidas no se consideran una opción aceptable (respuestas 3 y 4 incorrectas). Si la colposcopia es adecuada y no se logra evidenciar una lesión se procederá a realizar un estudio endocervical. De ser negativo se puede recomendar control citológico y colposcópico a los 6 meses (respuesta 1 incorrecta).</text:p>
          </table:table-cell>
          <table:table-cell office:value-type="string" calcext:value-type="string">
            <text:p>1. Guía de práctica clínica SEGO. Prevención del cáncer de cuello de útero. 2014. (1): Pruebas no contempladas por la FIGO, (2): Tomografía axial, (3): Renonancia magnética, (4): Tomografía por emisión de positrones.</text:p>
          </table:table-cell>
          <table:table-cell office:value-type="string" calcext:value-type="string">
            <text:p>GINECOLOGÍA</text:p>
          </table:table-cell>
          <table:table-cell office:value-type="string" calcext:value-type="string">
            <text:p>Normal</text:p>
          </table:table-cell>
          <table:table-cell office:value-type="float" office:value="0.58" calcext:value-type="float">
            <text:p>0,58</text:p>
          </table:table-cell>
          <table:table-cell/>
          <table:table-cell office:value-type="string" calcext:value-type="string">
            <text:p>Hacer colposcopia. Si es normal, programar una conización.</text:p>
          </table:table-cell>
          <table:table-cell office:value-type="string" calcext:value-type="string">
            <text:p>Confirmar la citología con una biopsia de cérvix bajo control colposcópico.</text:p>
          </table:table-cell>
          <table:table-cell office:value-type="string" calcext:value-type="string">
            <text:p>Repetir citología para confirmar diagnóstico.</text:p>
          </table:table-cell>
          <table:table-cell office:value-type="string" calcext:value-type="string">
            <text:p>Hacer tipaje de virus HPV. Realizar conización si el test de HPV es positivo a virus de alto riesgo.</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71" calcext:value-type="float">
            <text:p>171</text:p>
          </table:table-cell>
          <table:table-cell office:value-type="float" office:value="10875" calcext:value-type="float">
            <text:p>10875</text:p>
          </table:table-cell>
          <table:table-cell office:value-type="float" office:value="225590" calcext:value-type="float">
            <text:p>225590</text:p>
          </table:table-cell>
          <table:table-cell office:value-type="string" calcext:value-type="string">
            <text:p>FALSE</text:p>
          </table:table-cell>
          <table:table-cell office:value-type="string" calcext:value-type="string">
            <text:p>Mujer de 48 años de edad. En estudio mamográfico de screening se detecta un grupo de microcalcificaciones sospechosas en cuadrante superoexterno de mama derecha. Se realiza biopsia percutánea asistida por vacio en mesa prono. El diagnóstico anatomopatológico es de carcinoma intraductal G II. Usted propone una exéresis quirúrgica de la lesión con marcaje radiológico (arpón). El estudio anatomopatológico de la pieza quirúrgica informa de carcinoma ductal infiltrante de 6 mm (RE ++ 100%, RP ++ 100%, Ki-67 10%, Her-2 negativo) asociado a componente intraductal. Bordes quirúrgicos libres. Usted informa del resultado a la paciente. ¿Qué le propondría?</text:p>
          </table:table-cell>
          <table:table-cell office:value-type="string" calcext:value-type="string">
            <text:p>Nos presentan el caso de una paciente diagnosticada inicialmente de un carcinoma intraductal (carcinoma ductal in situ) en la que se diagnostica un carcinoma ductal infiltrante al estudiar la pieza de tumorectomía. El tratamiento del cáncer de mama comprende la exéresis de la lesión mamaria y el estudio de los ganglios linfáticos. En este caso se ha logrado la extirpación de la lesión con márgenes quirúrgicos libres, pero al no conocerse a priori la existencia de un cáncer infiltrante tendríamos que completar la cirugía con el estudio axilar (ganglio centinela) (respuesta correcta 1, respuesta incorrecta 3). Después de haber completado la cirugía la paciente debería de recibir radioterapia (por haber sido intervenida con cirugía conservadora) y hormonoterapia con tamoxifeno (es una mujer premenopáusica y el tumor tiene receptores hormonales positivos) (respuesta 2 incorrecta). Dado el bajo índice de proliferación el beneficio de la quimioterapia es relativo y su administración se tendría que basar en factores de alto riesgo de recidiva (respuesta 4 incorrectas).</text:p>
          </table:table-cell>
          <table:table-cell office:value-type="string" calcext:value-type="string">
            <text:p>1. Manual de práctica clínica en Senología. 3era edición. Fundación Española de Senología y Patología Mamaria. 2015.</text:p>
          </table:table-cell>
          <table:table-cell office:value-type="string" calcext:value-type="string">
            <text:p>GINECOLOGÍA</text:p>
          </table:table-cell>
          <table:table-cell office:value-type="string" calcext:value-type="string">
            <text:p>Difícil</text:p>
          </table:table-cell>
          <table:table-cell office:value-type="float" office:value="0.17" calcext:value-type="float">
            <text:p>0,17</text:p>
          </table:table-cell>
          <table:table-cell/>
          <table:table-cell office:value-type="string" calcext:value-type="string">
            <text:p>Biopsia selectiva de ganglio centinela.</text:p>
          </table:table-cell>
          <table:table-cell office:value-type="string" calcext:value-type="string">
            <text:p>Radioterapia + hormonoterapia con tamoxifeno.</text:p>
          </table:table-cell>
          <table:table-cell office:value-type="string" calcext:value-type="string">
            <text:p>Mastectomía + linfadenectomía axilar.</text:p>
          </table:table-cell>
          <table:table-cell office:value-type="string" calcext:value-type="string">
            <text:p>Quimioterapia + radioterapia + hormonoterapia con tamoxifeno.</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174" calcext:value-type="float">
            <text:p>174</text:p>
          </table:table-cell>
          <table:table-cell office:value-type="float" office:value="10878" calcext:value-type="float">
            <text:p>10878</text:p>
          </table:table-cell>
          <table:table-cell office:value-type="float" office:value="225593" calcext:value-type="float">
            <text:p>225593</text:p>
          </table:table-cell>
          <table:table-cell office:value-type="string" calcext:value-type="string">
            <text:p>FALSE</text:p>
          </table:table-cell>
          <table:table-cell office:value-type="string" calcext:value-type="string">
            <text:p>Niño de 9 años que acude a consulta por fatigabilidad y disnea de esfuerzo progresiva. Al nacer se le había descubierto un soplo cardiaco, pero no acudió a revisiones. En la exploración física la cara y las manos están rosadas, mientras que las extremidades inferiores están cianóticas. ¿Qué anomalía explicaría estos hallazgos?</text:p>
          </table:table-cell>
          <table:table-cell office:value-type="string" calcext:value-type="string">
            <text:p>Se trata de un caso clínico de un niño en edad escolar con signos de HTpulmonar con cianosis diferencial. La tetralogía de Fallot no produce HTpulmonar, y la cianosis que produce se manifiesta desde edades tempranas (1-2 años) y es en forma de crisis, generalizadas (respuesta 1 incorrecta). La CIV con HTpulmonar suele darse en edades más adultas, incluso 20-30 años, y se manifiesta con IC derecha, embolias y eritrocitosis y no existe cianosis (respuesta 2 incorrecta). La coartación de aorta que produce cianosis diferencial es la preductal, y se manifiesta en RN con mal pronóstico si no se interviene en cuestión de días. La coartación yuxtaductal (la más frecuente) produce disociación de pulsos pero no de coloración. Una coartación de aorta no tratada produce síntomas como cefaleas relacionadas con la hipertensión mantenida, fatiga o calambres en las piernas, la intolerancia al esfuerzo e hipertensión sistémica. En estos casos no existe cianosis asociada (respuesta 4 incorrecta). Los pacientes con ductus arterioso persistente grandes se manifiestan de forma típica signos de hipertensión pulmonar grave y de síndrome de Eisenmenger. Al llegar a la edad adulta, el soplo continuo está ausente típicamente y el paciente presenta cianosis diferencial (saturaciones en la extremidad inferior menores que en el brazo derecho) (respuesta 3 correcta).</text:p>
          </table:table-cell>
          <table:table-cell/>
          <table:table-cell office:value-type="string" calcext:value-type="string">
            <text:p>PEDIATRÍA</text:p>
          </table:table-cell>
          <table:table-cell office:value-type="string" calcext:value-type="string">
            <text:p>Difícil</text:p>
          </table:table-cell>
          <table:table-cell office:value-type="float" office:value="-0.18" calcext:value-type="float">
            <text:p>-0,18</text:p>
          </table:table-cell>
          <table:table-cell/>
          <table:table-cell office:value-type="string" calcext:value-type="string">
            <text:p>Tetralogía de Fallot.</text:p>
          </table:table-cell>
          <table:table-cell office:value-type="string" calcext:value-type="string">
            <text:p>Comunicación interventricular con hipertensión pulmonar.</text:p>
          </table:table-cell>
          <table:table-cell office:value-type="string" calcext:value-type="string">
            <text:p>Ductus arterioso persistente con síndrome de Eisenmenger.</text:p>
          </table:table-cell>
          <table:table-cell office:value-type="string" calcext:value-type="string">
            <text:p>Coartación de aorta.</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77" calcext:value-type="float">
            <text:p>177</text:p>
          </table:table-cell>
          <table:table-cell office:value-type="float" office:value="10881" calcext:value-type="float">
            <text:p>10881</text:p>
          </table:table-cell>
          <table:table-cell office:value-type="float" office:value="225596" calcext:value-type="float">
            <text:p>225596</text:p>
          </table:table-cell>
          <table:table-cell office:value-type="string" calcext:value-type="string">
            <text:p>FALSE</text:p>
          </table:table-cell>
          <table:table-cell office:value-type="string" calcext:value-type="string">
            <text:p>Un niño de 18 meses de vida es atendido en Urgencias por presentar deposición abundante de sangre oscura. En la exploración física el paciente presenta palidez, taquicardia y palpación abdominal normal. En el hemograma la cifra de hemoglobina es de 7 g/dL. ¿Qué prueba diagnóstica solicitaría?</text:p>
          </table:table-cell>
          <table:table-cell office:value-type="string" calcext:value-type="string">
            <text:p>Si un lactante o un niño hasta 3-4 años se presenta con hemorragia rectal significativa indolora, se debe sospechar la presencia de un divertículo de Meckel, porque este cuadro supone el 50% de todas las hemorragias digestivas en niños menores de 2 años de edad. La confirmación de este divertículo puede ser difícil. La localización más frecuente es en íleon distal, a unos 50-70 cm de la válvula ileocecal, y por ello ninguna prueba endoscópica resulta de utilidad (respuesta 1 incorrecta). Las radiografías abdominales simples no son útiles, y los estudios rutinarios con bario (enema opaco o tránsito intestinal) rara vez rellenan el divertículo (respuestas 2 y 4 incorrectas). El estudio más sensible es la gammagrafía de Meckel, que se realiza tras la infusión iv de Tc99m, ya que las células secretoras de moco de la mucosa gástrica ectópica captan el pertecnetato y permiten la visualización del divertículo (respuesta 3 correcta).</text:p>
          </table:table-cell>
          <table:table-cell office:value-type="string" calcext:value-type="string">
            <text:p>1. Tratado de Pediatría Nelson. 19ª Ed. Vol II. Pág.1337. Mesenterio Vasos umbilicales Asa intestinal Divertículo</text:p>
          </table:table-cell>
          <table:table-cell office:value-type="string" calcext:value-type="string">
            <text:p>PEDIATRÍA</text:p>
          </table:table-cell>
          <table:table-cell office:value-type="string" calcext:value-type="string">
            <text:p>Fácil</text:p>
          </table:table-cell>
          <table:table-cell office:value-type="float" office:value="0.72" calcext:value-type="float">
            <text:p>0,72</text:p>
          </table:table-cell>
          <table:table-cell/>
          <table:table-cell office:value-type="string" calcext:value-type="string">
            <text:p>Endoscopia digestiva.</text:p>
          </table:table-cell>
          <table:table-cell office:value-type="string" calcext:value-type="string">
            <text:p>Tránsito gastrointestinal.</text:p>
          </table:table-cell>
          <table:table-cell office:value-type="string" calcext:value-type="string">
            <text:p>Gammagrafia intestinal con pertecnectato Tc99m.</text:p>
          </table:table-cell>
          <table:table-cell office:value-type="string" calcext:value-type="string">
            <text:p>Enema opaco.</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81" calcext:value-type="float">
            <text:p>181</text:p>
          </table:table-cell>
          <table:table-cell office:value-type="float" office:value="10885" calcext:value-type="float">
            <text:p>10885</text:p>
          </table:table-cell>
          <table:table-cell office:value-type="float" office:value="225600" calcext:value-type="float">
            <text:p>225600</text:p>
          </table:table-cell>
          <table:table-cell office:value-type="string" calcext:value-type="string">
            <text:p>FALSE</text:p>
          </table:table-cell>
          <table:table-cell office:value-type="string" calcext:value-type="string">
            <text:p>Niña de 2 meses de edad que se remite a la consulta de urología infantil por presentar reflujo vésico-ureteral bilateral grado III. Antecedentes: diagnóstico prenatal de ectasia piélica bilateral. Pielonefritis aguda, al mes de vida, tras la realización de la cistouretrografía diagnóstica. De las siguientes opciones, ¿cuál sería la indicación más recomendable?</text:p>
          </table:table-cell>
          <table:table-cell office:value-type="string" calcext:value-type="string">
            <text:p>El reflujo vesico ureteral en los niños requiere de un proceso diagnóstico importante para planificar el tratamiento. La mayoría de los casos se resuelve espontáneamente (grados I y II). El reflujo grado III se resuelve espontáneamente en el 50% casos. Sin embargo, los grados IV, V y III bilateral tienen un % muy bajo de resolución espontánea (respuesta 1 incorrecta) Siempre que se diagnostica de reflujo vesico ureteral es importante evaluar el estado de las vías urinarias altas, con el fin de valorar presencia de cicatrices renales y de anomalías asociadas a la vía urinaria. Habitualmente se realiza con ecografía o gammagrafía renal (respuesta 2 incorrecta). Una vez completado el diagnóstico, no siempre se requiere de cirugía reparadora, y se concentra sobre todo en los casos en los que el tratamiento médico fracase +/- ITUs de repetición con mínimo de 1 ó 2 años de edad y/o altos grados de reflujo desde el nacimiento (grados IV y V) (respuesta 2 incorrecta). En este caso, una vez realizada la gammagrafía renal, y a la espera de la evolución en los próximos meses, es necesario valorar la necesidad de profilaxis antibiótica. La asociación americana de Urología recomienda la profilaxis en los casos de niños menores de 1 año con reflujo, con signos de existencia prenatal y con ITUs febriles en la evolución, con el fin de prevenir cicatrices renales e insuficiencia renal asociada. (respuesta 3 incorrecta) (respuesta 4 correcta).</text:p>
          </table:table-cell>
          <table:table-cell office:value-type="string" calcext:value-type="string">
            <text:p>1. Tratado de Pediatría M. Cruz. 10ª Ed. Vol II. Pág. 1876 2. Tratado de Pediatría Nelson. 19ª Ed. Vol II. Pág. 1908. 3. Tratado Campbell Urología. 10ª Ed. Vol IV. Pág 3287-3313.</text:p>
          </table:table-cell>
          <table:table-cell office:value-type="string" calcext:value-type="string">
            <text:p>PEDIATRÍA</text:p>
          </table:table-cell>
          <table:table-cell office:value-type="string" calcext:value-type="string">
            <text:p>Difícil</text:p>
          </table:table-cell>
          <table:table-cell office:value-type="float" office:value="0.08" calcext:value-type="float">
            <text:p>0,08</text:p>
          </table:table-cell>
          <table:table-cell/>
          <table:table-cell office:value-type="string" calcext:value-type="string">
            <text:p>No hacer nada</text:p>
          </table:table-cell>
          <table:table-cell office:value-type="string" calcext:value-type="string">
            <text:p><text:s/>ya que el reflujo puede desaparecer de forma espontánea.</text:p>
          </table:table-cell>
          <table:table-cell office:value-type="string" calcext:value-type="string">
            <text:p>Tratamiento endoscópico del reflujo.</text:p>
          </table:table-cell>
          <table:table-cell office:value-type="string" calcext:value-type="string">
            <text:p>Solicitar gammagrafía renal (DMSA) y realizar un urocultivo mensual.</text:p>
          </table:table-cell>
          <table:table-cell office:value-type="string" calcext:value-type="string">
            <text:p>Profilaxis antibiótica con amoxicilina y solicitar gammagrafía renal (DMSA).</text:p>
          </table:table-cell>
          <table:table-cell/>
          <table:table-cell office:value-type="float" office:value="4" calcext:value-type="float">
            <text:p>4</text:p>
          </table:table-cell>
          <table:table-cell table:number-columns-repeated="15"/>
        </table:table-row>
        <table:table-row table:style-name="ro1">
          <table:table-cell office:value-type="float" office:value="2016" calcext:value-type="float">
            <text:p>2016</text:p>
          </table:table-cell>
          <table:table-cell office:value-type="float" office:value="182" calcext:value-type="float">
            <text:p>182</text:p>
          </table:table-cell>
          <table:table-cell office:value-type="float" office:value="10886" calcext:value-type="float">
            <text:p>10886</text:p>
          </table:table-cell>
          <table:table-cell office:value-type="float" office:value="225601" calcext:value-type="float">
            <text:p>225601</text:p>
          </table:table-cell>
          <table:table-cell office:value-type="string" calcext:value-type="string">
            <text:p>FALSE</text:p>
          </table:table-cell>
          <table:table-cell office:value-type="string" calcext:value-type="string">
            <text:p>Lactante de 5 meses que acude a Urgencias por presentar rinorrea desde dos días antes, con aparición posterior de tos seca, fatiga, pitidos al respirar con rechazo de las tomas. En la exploración física destaca T" 38,2°C, saturación arterial de 02 96%, frecuencia respiratoria 50 resp/min con tiraje subcostal y sibilancias bilaterales; resto normal. Parto a término, sin antecedentes de interés, con calendario vacunal adecuado a su edad; padres fumadores y acude a guardería desde los 4 meses. ¿Cuál de estas medidas le parece que NO está indicada?</text:p>
          </table:table-cell>
          <table:table-cell office:value-type="string" calcext:value-type="string">
            <text:p>Un lactante menor de dos años disnea espiratoria y sibilancias, por definición, es una bronquiolitis. Es un cuadro típico en niños que asisten a guarderia con alto nivel de contagiosidad. El germen más frecuente productor del mismo es el VRS. El tratamiento del cuadro se basa en medidas de soporte y sintomáticas, al ser de origen vírico: - los niños con hipoxemia, oxigenoterapia - evitar sedantes - reposar al niño con una posición de 30ºC con cabeza y torax elevado (respuesta 1 incorrecta). - aspiracion secreciones nasales y orales para mejorar la dificultad respiratoria e incluso la cianosis (respuesta 2 incorrecta). - Tomas pequeñas y frecuentes, por la disnea y fatiga del cuadro asociado y así mantener la correcta hidratación (respuesta 3 incorrecta). - Los antibióticos no son útiles, salvo que exista infección bacteriana coexistente (respuesta 4 correcta). - No se ha demostrado mejoría del pronóstico con los broncodilatadores. - La ribavirina como antivírico, únicamente en pacientes cardiópatas o con neuropatía crónica.</text:p>
          </table:table-cell>
          <table:table-cell office:value-type="string" calcext:value-type="string">
            <text:p>1. Tratado de Pediatría M. Cruz. 10ª Ed. Vol II. Pág. 1425 2. Tratado de Pediatría Nelson. 19ª Ed. Vol II. Pág. 1518.</text:p>
          </table:table-cell>
          <table:table-cell office:value-type="string" calcext:value-type="string">
            <text:p>PEDIATRÍA</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Ponerle semiincorporado en la cuna.</text:p>
          </table:table-cell>
          <table:table-cell office:value-type="string" calcext:value-type="string">
            <text:p>Lavados nasales con suero fisiológico con aspirado de secreciones.</text:p>
          </table:table-cell>
          <table:table-cell office:value-type="string" calcext:value-type="string">
            <text:p>Hidratación adecuada con tomas más pequeñas y frecuentes.</text:p>
          </table:table-cell>
          <table:table-cell office:value-type="string" calcext:value-type="string">
            <text:p>Amoxicilina oral, 50 mg/kg/día cada 8 horas durante 5 días.</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185" calcext:value-type="float">
            <text:p>185</text:p>
          </table:table-cell>
          <table:table-cell office:value-type="float" office:value="10889" calcext:value-type="float">
            <text:p>10889</text:p>
          </table:table-cell>
          <table:table-cell office:value-type="float" office:value="225604" calcext:value-type="float">
            <text:p>225604</text:p>
          </table:table-cell>
          <table:table-cell office:value-type="string" calcext:value-type="string">
            <text:p>FALSE</text:p>
          </table:table-cell>
          <table:table-cell office:value-type="string" calcext:value-type="string">
            <text:p>Acude a Urgencias un hombre de 41 años, diagnosticado de trastorno bipolar, que ha realizado una sobreingesta de carbonato de litio. A la exploración destaca temblor intenso, ataxia, disartria y un nistagmo vertical. Se le realiza una litemia que resulta de 4,1 mEq/L. ¿Cuál es la mejor opción terapéutica?</text:p>
          </table:table-cell>
          <table:table-cell office:value-type="string" calcext:value-type="string">
            <text:p>El tratamiento farmacológico tradicional del trastorno bipolar es el Litio. Los niveles séricos idóneos de litio para la manía se hallan entre 0,6-1,2. Por encima de 1.5 mEq/L son niveles tóxicos. El Litio se elimina como ión, el 95% por la orina y el 5% restante por el sudor, heces y saliva. En las intoxicaciones por litio (como es el caso de la pregunta) el tratamiento dependerá de los niveles séricos: En casos leves (&lt;2 mEq/L) se forzará diuresis. Si la litemía es &gt;2 mEq/L será necesaria la hemodiálisis (respuesta 2 correcta).</text:p>
          </table:table-cell>
          <table:table-cell office:value-type="string" calcext:value-type="string">
            <text:p>1. E. Vieta, I. Grande. Trastornos bipolares. En: J. Vallejo. Introducción a la psicopatología y la psiquiatría. 8ª edición. Barcelona: Eselvier; 2015. 277-305. La reabsorción del litio es competitiva con el Na en el túbulo proximal. Intoxicación por Litio: Si la litemía es &gt;2 mEq/L será necesaria la hemodiálisis.</text:p>
          </table:table-cell>
          <table:table-cell office:value-type="string" calcext:value-type="string">
            <text:p>PSIQUIATR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Hidratación.</text:p>
          </table:table-cell>
          <table:table-cell office:value-type="string" calcext:value-type="string">
            <text:p>Hemodiálisis.</text:p>
          </table:table-cell>
          <table:table-cell office:value-type="string" calcext:value-type="string">
            <text:p>Lavado gástrico.</text:p>
          </table:table-cell>
          <table:table-cell office:value-type="string" calcext:value-type="string">
            <text:p>Aminofilina.</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86" calcext:value-type="float">
            <text:p>186</text:p>
          </table:table-cell>
          <table:table-cell office:value-type="float" office:value="10890" calcext:value-type="float">
            <text:p>10890</text:p>
          </table:table-cell>
          <table:table-cell office:value-type="float" office:value="225605" calcext:value-type="float">
            <text:p>225605</text:p>
          </table:table-cell>
          <table:table-cell office:value-type="string" calcext:value-type="string">
            <text:p>FALSE</text:p>
          </table:table-cell>
          <table:table-cell office:value-type="string" calcext:value-type="string">
            <text:p>Hombre de 73 años que es llevado por su familia a su Centro de Salud Mental, por presentar de forma progresiva desde unas 6 semanas antes un cuadro de apatía, aislamiento social, astenia, anorexia con pérdida de unos 5 kg de peso, intranquilidad y ansiedad por las tardes, dificultades para conciliar el sueño y despertar sobre las 4 de la madrugada, alteraciones cognitivas con dificultad de concentración, pensamiento y lenguaje enlentecidos, despistes frecuentes e incapacidad para realizar tareas sencillas en las que se muestra bloqueado y molestias somáticas inespecíficas como sensaciones de dispepsia, náuseas, cefaleas, que le generan gran preocupación. Todas las siguientes consideraciones serían válidas en el diagnóstico diferencial EXCEPTO:</text:p>
          </table:table-cell>
          <table:table-cell office:value-type="string" calcext:value-type="string">
            <text:p>Nos describen el caso de un varón de 73 años que presenta de manera PROGRESIVA desde hace unas 6 semanas un cuadro de sintomatología depresiva. Esta sintomatología podría ser atribuída a cualquiera de las tres primeras respuestas: Trastorno depresivo secundario a fármacos, secundario a enfermedades orgánicas o incluso psudodemencia depresiva (respuestas 1, 2 y 3 correctas). El cuadro descrito no puede tratarse de un delirium, ya que el sd. Confusuional se trata de una disfunción cerebral generalizada de aparición AGUDA, en la cual el hecho más importante es el deterioro FLUCTUANTE del nivel de consciencia y de la atención (respuesta 4 incorrecta).</text:p>
          </table:table-cell>
          <table:table-cell office:value-type="string" calcext:value-type="string">
            <text:p>1. Grau, J. Blanch. Trastornos exógenos u orgánicos. En: J. Vallejo. Introducción a la psicopatología y la psiquiatría. 8ª edición. Barcelona: Eselvier; 2015. 346-365. Delirium: Cuadro agudo de disfunción cerebral generalizada. Alteración fluctuante del nivel de consciencia y de la capacidad de atención.</text:p>
          </table:table-cell>
          <table:table-cell office:value-type="string" calcext:value-type="string">
            <text:p>PSIQUIATR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Trastorno depresivo secundario a fármacos que pueda estar tomando el paciente.</text:p>
          </table:table-cell>
          <table:table-cell office:value-type="string" calcext:value-type="string">
            <text:p>Trastorno depresivo secundario a enfermedades orgánicas diagnosticadas previamente o no.</text:p>
          </table:table-cell>
          <table:table-cell office:value-type="string" calcext:value-type="string">
            <text:p>Pseudodemencia depresiva.</text:p>
          </table:table-cell>
          <table:table-cell office:value-type="string" calcext:value-type="string">
            <text:p>Delirium.</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188" calcext:value-type="float">
            <text:p>188</text:p>
          </table:table-cell>
          <table:table-cell office:value-type="float" office:value="10892" calcext:value-type="float">
            <text:p>10892</text:p>
          </table:table-cell>
          <table:table-cell office:value-type="float" office:value="225607" calcext:value-type="float">
            <text:p>225607</text:p>
          </table:table-cell>
          <table:table-cell office:value-type="string" calcext:value-type="string">
            <text:p>FALSE</text:p>
          </table:table-cell>
          <table:table-cell office:value-type="string" calcext:value-type="string">
            <text:p>Hombre de 23 años que es traído por su familia a Urgencias por presentar desde las últimas 3 semanas un cuadro de agitación con irritabilidad importante, agresividad verbal y física, logorrea, aceleración del pensamiento con fuga de ideas, insomnio casi global sin sensación de cansancio al día siguiente, consumo de alcohol y marihuana incrementado notablemente y ausencia de conciencia de enfermedad con sentimientos de estar "mejor que nunca" y que su familia "esta contra él" y por eso lo traen al hospital. El psiquiatra de guardia sospecha que se trata de una fase maniaca. ¿Cuál de las siguientes actuaciones es INCORRECTA?</text:p>
          </table:table-cell>
          <table:table-cell office:value-type="string" calcext:value-type="string">
            <text:p>Nos describen un caso de un paciente varón de 23 años con un episodio de MANÍA: Agitación, irritabilidad, FUGA DE IDEAS, logorrea, insomnio sin sensación de cansancio, consumo de tóxicos y ausencia de conciencia de enfermedad. Con este episodio de manía podemos hacer el diagnóstico de T. BIPOLAR TIPO I. Se trata de un trastorno que ocasiona un marcado deterioro social y laboral precisando tratamiento farmacológico y hospitalización hasta la estabilización del paciente. Al igual que en la esquizofrenia existe ausencia de conciencia de enfermedad por lo que el paciente generalmente se va a negar a ingresar y a tomar medicación, teniendo en ocasiones que recurrir a al ingreso involuntario (respuesta 1, 2 y 4 correctas). No vamos a convencer al paciente y por lo tanto no se le puede puede dar de alta hasta estabilizarlo (respuesta 3 incorrecta).</text:p>
          </table:table-cell>
          <table:table-cell office:value-type="string" calcext:value-type="string">
            <text:p>1. E. Vieta, I. Grande. Trastornos bipolares. En: J. Vallejo. Introducción a la psicopatología y la psiquiatría. 8ª edición. Barcelona: Eselvier; 2015. 277-305.</text:p>
          </table:table-cell>
          <table:table-cell office:value-type="string" calcext:value-type="string">
            <text:p>PSIQUIATRÍ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Proceder a un ingreso hospitalario recurriendo a un internamiento involuntario si el paciente se niega a ingresar.</text:p>
          </table:table-cell>
          <table:table-cell office:value-type="string" calcext:value-type="string">
            <text:p>Intentar tranquilizar al paciente verbalmente y con fármacos que disminuyan la agitación.</text:p>
          </table:table-cell>
          <table:table-cell office:value-type="string" calcext:value-type="string">
            <text:p>Intentar convencer al paciente de que debe ingresar y si se niega dar el alta y recomendar acudir a su centro de salud mental.</text:p>
          </table:table-cell>
          <table:table-cell office:value-type="string" calcext:value-type="string">
            <text:p>Informar a la familia de la necesidad de una hospitalización para poder tratar al paciente, ya que se va a negar a tomar medicación voluntariamente por carecer de conciencia de enfermedad.</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89" calcext:value-type="float">
            <text:p>189</text:p>
          </table:table-cell>
          <table:table-cell office:value-type="float" office:value="10893" calcext:value-type="float">
            <text:p>10893</text:p>
          </table:table-cell>
          <table:table-cell office:value-type="float" office:value="225608" calcext:value-type="float">
            <text:p>225608</text:p>
          </table:table-cell>
          <table:table-cell office:value-type="string" calcext:value-type="string">
            <text:p>FALSE</text:p>
          </table:table-cell>
          <table:table-cell office:value-type="string" calcext:value-type="string">
            <text:p>Si se presenta en su consulta un chico de 17 años con síntomas compulsivos, junto con tics motores y vocales múltiples, ¿en qué trastorno pensaría como primera opción diagnóstica?</text:p>
          </table:table-cell>
          <table:table-cell office:value-type="string" calcext:value-type="string">
            <text:p>El síndrome de Gilles de la Tourette es un trastorno neurológico caracterizado por síntomas compulsivos, movimientos repetitivos, estereotipados e involuntarios (tics motores) y la emisión de sonidos vocales (respuesta 3 correcta). Entre 0,4% y el 3,8% de los niños de 5 a 18 años pueden tener el síndrome de Tourette.</text:p>
          </table:table-cell>
          <table:table-cell office:value-type="string" calcext:value-type="string">
            <text:p>1. Trastornos de tics. En: American psychiatric association. DSM-5. 5º edición. Madrid: Panamericana</text:p>
          </table:table-cell>
          <table:table-cell office:value-type="string" calcext:value-type="string">
            <text:p><text:s/>2015. 81-85</text:p>
          </table:table-cell>
          <table:table-cell office:value-type="string" calcext:value-type="string">
            <text:p>PSIQUIATRÍA</text:p>
          </table:table-cell>
          <table:table-cell office:value-type="string" calcext:value-type="string">
            <text:p>Fácil</text:p>
          </table:table-cell>
          <table:table-cell office:value-type="float" office:value="0.97" calcext:value-type="float">
            <text:p>0,97</text:p>
          </table:table-cell>
          <table:table-cell/>
          <table:table-cell office:value-type="string" calcext:value-type="string">
            <text:p>Trastorno obsesivo-compulsivo.</text:p>
          </table:table-cell>
          <table:table-cell office:value-type="string" calcext:value-type="string">
            <text:p>Corea de Huntington.</text:p>
          </table:table-cell>
          <table:table-cell office:value-type="string" calcext:value-type="string">
            <text:p>Síndrome Gilles de la Tourette.</text:p>
          </table:table-cell>
          <table:table-cell office:value-type="string" calcext:value-type="string">
            <text:p>Esquizofrenia hebefrénica.</text:p>
          </table:table-cell>
          <table:table-cell/>
          <table:table-cell office:value-type="float" office:value="3" calcext:value-type="float">
            <text:p>3</text:p>
          </table:table-cell>
          <table:table-cell table:number-columns-repeated="15"/>
        </table:table-row>
        <table:table-row table:style-name="ro1">
          <table:table-cell office:value-type="float" office:value="2016" calcext:value-type="float">
            <text:p>2016</text:p>
          </table:table-cell>
          <table:table-cell office:value-type="float" office:value="190" calcext:value-type="float">
            <text:p>190</text:p>
          </table:table-cell>
          <table:table-cell office:value-type="float" office:value="10894" calcext:value-type="float">
            <text:p>10894</text:p>
          </table:table-cell>
          <table:table-cell office:value-type="float" office:value="225609" calcext:value-type="float">
            <text:p>225609</text:p>
          </table:table-cell>
          <table:table-cell office:value-type="string" calcext:value-type="string">
            <text:p>FALSE</text:p>
          </table:table-cell>
          <table:table-cell office:value-type="string" calcext:value-type="string">
            <text:p>Hombre de 33 años sin antecedentes de interés. Acude por un cuadro de ansiedad y disminución del estado de ánimo que presenta desde hace un par de meses que él relaciona con las dificultades que está teniendo en su trabajo y en su casa. Refiere que desde siempre su vida ha sido muy caótica, con frecuentes cambios de empleo, con dificultades para llevar a cabo las tareas que empieza. Su trabajo es muy desordenado, comete errores constantes por descuidos absurdos y esto le conlleva problemas en el trabajo y en su familia. Es olvidadizo, muy distraído y solo es capaz de concentrarse en las cosas que realmente le interesan. Consume alcohol desde hace años pero en los últimos meses este consumo se ha hecho más importante y le está generando problemas en el trabajo y en casa. Además reconoce haber perdido el control con el juego a las máquinas; cada vez juega más, tiene más dificultad para parar de jugar y está dejando de hacer cosas importantes por estar jugando. En cuanto a su forma de ser refiere que es extrovertido, sociable, algo terco y con frecuentes cambios de humor pudiendo pasar de estar muy eufórico a sentirse muy triste en pocos minutos y varias veces al día, generalmente condicionado por el nivel de estímulo o de gratificación que tenga en ese momento. ¿Cuál de los siguientes diagnósticos es poco probable en este paciente?</text:p>
          </table:table-cell>
          <table:table-cell office:value-type="string" calcext:value-type="string">
            <text:p>Nos presentan un caso extenso en el que nos sitúan a un paciente varón de 33 años que acude por INTENCIÓN PROPIA a la consulta y refiere varios escenarios clínicos. Primeramente, nos describen un trastorno adaptativo; el paciente refiere desde hace un par de meses ansiedad y disminución del estado de ánimo que él relaciona con dificultades laborales. El paciente no se adapta a una situación por lo que presenta ansiedad y tristeza (respuesta 1 correcta). Seguido nos describen un TDAH. El paciente refiere que su vida simpre ha sido caótica. Manifiesta dificultad para concluir las tareas, descuidos, olvidos e incapacidad para concentrarse. Una de las NOVEDADES del DSM-5 es que el TDAH ya no es excusivo de los niños, y puede ser diagnosticado el adulto (respuesta 2 correcta). También nos describen una situación de abuso de alcohol; Nos dicen que consume alcohol desde hace años pero en los últimos meses este consumo se ha hecho más importante y le está generando problemas en el trabajo y en casa (respuesta 4 correcta). La menos probable de todas las respuestas es la <text:s/>3. Refiere frecuentes cambios de humor pudiendo pasar de estar muy eufórico a sentirse muy triste en pocos minutos y varias veces al día. También reconoce haber perdido el control con el juego, pero el paciente es CONSCIENTE de todo ello. Es el propio paciente el que acude al médico describiendo la situación. En el trastorno bipolar hay ausencia de conciencia de la enfermedad, y es habitualmente la familia el que trae al paciente (respuesta 3 incorrecta).</text:p>
          </table:table-cell>
          <table:table-cell office:value-type="string" calcext:value-type="string">
            <text:p>1. E. Vieta, I. Grande. Trastornos bipolares. En: J. Vallejo. Introducción a la psicopatología y la psiquiatría. 8ª edición. Barcelona: Eselvier; 2015. 277- 305. 2. J. Vallejo, A. Bulbena. Trastornos de angustia. En: J. Vallejo. Introducción a la psicopatología y la psiquiatría. 8ª edición. Barcelona: Eselvier; 2015. 148- 163.</text:p>
          </table:table-cell>
          <table:table-cell office:value-type="string" calcext:value-type="string">
            <text:p>PSIQUIATRÍA</text:p>
          </table:table-cell>
          <table:table-cell office:value-type="string" calcext:value-type="string">
            <text:p>Difícil</text:p>
          </table:table-cell>
          <table:table-cell office:value-type="float" office:value="0.15" calcext:value-type="float">
            <text:p>0,15</text:p>
          </table:table-cell>
          <table:table-cell/>
          <table:table-cell office:value-type="string" calcext:value-type="string">
            <text:p>Trastorno adaptativo.</text:p>
          </table:table-cell>
          <table:table-cell office:value-type="string" calcext:value-type="string">
            <text:p>Trastorno por déficit de atención con hiperactividad.</text:p>
          </table:table-cell>
          <table:table-cell office:value-type="string" calcext:value-type="string">
            <text:p>Trastorno bipolar.</text:p>
          </table:table-cell>
          <table:table-cell office:value-type="string" calcext:value-type="string">
            <text:p>Abuso de alcohol.</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91" calcext:value-type="float">
            <text:p>191</text:p>
          </table:table-cell>
          <table:table-cell office:value-type="float" office:value="10895" calcext:value-type="float">
            <text:p>10895</text:p>
          </table:table-cell>
          <table:table-cell office:value-type="float" office:value="225610" calcext:value-type="float">
            <text:p>225610</text:p>
          </table:table-cell>
          <table:table-cell office:value-type="string" calcext:value-type="string">
            <text:p>FALSE</text:p>
          </table:table-cell>
          <table:table-cell office:value-type="string" calcext:value-type="string">
            <text:p>Paciente de 60 años diabético. Ingreso hospitalario hace 2 semanas por descompensación hiperosmolar. Consulta al Servicio de Urgencias por dolor y tumefacción en rodilla derecha. Exploración física: Tª 37,2°C, frecuencia cardiaca 100 latidos/minuto, frecuencia respiratoria 18/minuto, signos de artritis en las articulaciones referidas. Analítica: hemograma con 18.000 leucocitos/mm3 , ácido úrico 8,11 mg/dL, creatinina 1,4 mg/dL. Líquido sinovial: 20.000 leucocitos/mm3 con 85% de polinucleares, no se observan microcristales y la tinción de gram no muestra gérmenes. ¿Cuál sería la actitud más correcta?</text:p>
          </table:table-cell>
          <table:table-cell office:value-type="string" calcext:value-type="string">
            <text:p>La actitud más correcta de cuantas se proponen es la opción 3. Tal y como se indica ante la sospecha de artritis infecciosa en un paciente con una enfermedad de base es preferible su ingreso hospitalario y la instauración de un tratamiento empírico por vía endovenosa, que puede orientarse inicialmente por los hallazgos en la tinción de Gram. A este respecto cabe retener que en pacientes adultos en los que el Gram (como en este caso) no revele presencia de microorganismos las opciones terapéuticas (que no oferta la pregunta) se escalan comenzando por amoxicilina-clavulánico a veces con aminoglucósido o cefalosporinas de cuarta generación. También son alternativas a considerar piperacilina_x0002_tazobactam o carbapenemes. Una tinción “negativa” (como nos narra el presente cuadro) no descarta un origen infeccioso de la artritis. De hecho, la tinción de Gram oferta hallazgos (es positiva) hasta en el 75% de las artritis producidas por microorganismos grampositivos, mientras que su sensibilidad es de sólo el 50% en las artritis originadas por microrganismo gramnegativos. Globalmente consideradas es Staphylococcus aureus el principal agente etiológico de estos cuadros. Si bien a medida que avanza la edad (nuestro paciente está iniciando la séptima década de la vida), sobre todo en aquellos individuos con patología de base (es diabético que ha sufrido una descompensación reciente) el protagonismo de los microorganismos gramnegativos sube. La corticoterapia en diferentes modalidades (opciones 1 y 4) así como el tratamiento antibiótico ambulatorio (opción 2) no representan actitudes correctas.</text:p>
          </table:table-cell>
          <table:table-cell office:value-type="string" calcext:value-type="string">
            <text:p>1. FARRERAS 18 Ed pag 962-964.</text:p>
          </table:table-cell>
          <table:table-cell office:value-type="string" calcext:value-type="string">
            <text:p>REUMATOLOGÍA</text:p>
          </table:table-cell>
          <table:table-cell office:value-type="string" calcext:value-type="string">
            <text:p>Fácil</text:p>
          </table:table-cell>
          <table:table-cell office:value-type="float" office:value="0.73" calcext:value-type="float">
            <text:p>0,73</text:p>
          </table:table-cell>
          <table:table-cell/>
          <table:table-cell office:value-type="string" calcext:value-type="string">
            <text:p>Practicar infiltración intrarticular con triamcinolona de la articulación afecta.</text:p>
          </table:table-cell>
          <table:table-cell office:value-type="string" calcext:value-type="string">
            <text:p>Iniciar tratamiento ambulatorio con amoxicilina más ácido clavulánico y valorar la respuesta en una semana.</text:p>
          </table:table-cell>
          <table:table-cell office:value-type="string" calcext:value-type="string">
            <text:p>Indicar ingreso y tratamiento antibiótico parenteral inmediato hasta resultado del cultivo.</text:p>
          </table:table-cell>
          <table:table-cell office:value-type="string" calcext:value-type="string">
            <text:p>Tratamiento con corticoides a dosis bajas y alopurinol.</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92" calcext:value-type="float">
            <text:p>192</text:p>
          </table:table-cell>
          <table:table-cell office:value-type="float" office:value="10896" calcext:value-type="float">
            <text:p>10896</text:p>
          </table:table-cell>
          <table:table-cell office:value-type="float" office:value="225611" calcext:value-type="float">
            <text:p>225611</text:p>
          </table:table-cell>
          <table:table-cell office:value-type="string" calcext:value-type="string">
            <text:p>FALSE</text:p>
          </table:table-cell>
          <table:table-cell office:value-type="string" calcext:value-type="string">
            <text:p>Hombre de 38 años que consulta por la aparición de nódulos enrojecidos y dolorosos en ambos miembros inferiores a nivel pre tibial de 2 semanas de evolución. Además el paciente refiere que desde hace unos meses y de forma recurrente tiene aftas orales y úlceras a nivel genital. ¿Cuál es el diagnóstico más probable?</text:p>
          </table:table-cell>
          <table:table-cell office:value-type="string" calcext:value-type="string">
            <text:p>El síndrome de Behçet (respuesta 3 correcta), se caracteriza por la aparición de aftas orales recidivantes (100%) dolorosas. Las aftas genitales, presentes en el 72-94% de los casos, son morfológicamente similares a las orales. La afección cutánea es frecuente (70-80%) y variada (lesiones papulopustulosas, eritema nudoso, vasculitis cutánea, nódulos acneiformes, foliculitis). La sarcoidosis, dermatomiositis y LES no suelen cursar con úlceras orales dolorosas (respuestas 1, 3 y 4 incorrectas).</text:p>
          </table:table-cell>
          <table:table-cell office:value-type="string" calcext:value-type="string">
            <text:p>1. FARRERAS XVIII edición página 1058.</text:p>
          </table:table-cell>
          <table:table-cell office:value-type="string" calcext:value-type="string">
            <text:p>REUMATOLOGÍA</text:p>
          </table:table-cell>
          <table:table-cell office:value-type="string" calcext:value-type="string">
            <text:p>Fácil</text:p>
          </table:table-cell>
          <table:table-cell office:value-type="float" office:value="0.97" calcext:value-type="float">
            <text:p>0,97</text:p>
          </table:table-cell>
          <table:table-cell/>
          <table:table-cell office:value-type="string" calcext:value-type="string">
            <text:p>Sarcoidosis.</text:p>
          </table:table-cell>
          <table:table-cell office:value-type="string" calcext:value-type="string">
            <text:p>Dermatomiositis.</text:p>
          </table:table-cell>
          <table:table-cell office:value-type="string" calcext:value-type="string">
            <text:p>Síndrome de Behcet.</text:p>
          </table:table-cell>
          <table:table-cell office:value-type="string" calcext:value-type="string">
            <text:p>Lupus eritematoso sistémico.</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193" calcext:value-type="float">
            <text:p>193</text:p>
          </table:table-cell>
          <table:table-cell office:value-type="float" office:value="10897" calcext:value-type="float">
            <text:p>10897</text:p>
          </table:table-cell>
          <table:table-cell office:value-type="float" office:value="225612" calcext:value-type="float">
            <text:p>225612</text:p>
          </table:table-cell>
          <table:table-cell office:value-type="string" calcext:value-type="string">
            <text:p>FALSE</text:p>
          </table:table-cell>
          <table:table-cell office:value-type="string" calcext:value-type="string">
            <text:p>Atiende a un hombre de 32 años, informático, que consulta por dolor lumbar y glúteo asimétrico, de predominio nocturno, inflamación de dedos de los pies, factor reumatoide negativo y proteína C reactiva superior a 20mg/dL. ¿Cuál es la actitud más correcta?</text:p>
          </table:table-cell>
          <table:table-cell office:value-type="string" calcext:value-type="string">
            <text:p>El cuadro descrito (dolor lumbar y glúteo asimétrico, de predominio nocturno e inflamatorio, con afectación de partes blandas, serología negativa y elevación de parámetros inflamatorios) orienta hacia una posible espondiloartropatía seronegativa (respuesta 3 incorrecta). Hoy en día, intentamos clasificar las espondiloartropatías de manera global, para homogenizar grupos y tratamientos. Los criterios ASAS de espondiloartropatías axiales se enumeran a continuación, estando entre ellas el HLA-B27 y antecedentes de psoriasis (respuesta 2 correcta): El tratamiento inicial de estas enfermedades suele ser con antiinflamatorios (respuesta 1 y 4 incorrectas)</text:p>
          </table:table-cell>
          <table:table-cell office:value-type="string" calcext:value-type="string">
            <text:p>1. FARRERAS XVIII edición página 956</text:p>
          </table:table-cell>
          <table:table-cell office:value-type="string" calcext:value-type="string">
            <text:p>REUMAT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Por edad y sexo, es probable que se trate de gota e iniciaría tratamiento con alopurinol y colchicina.</text:p>
          </table:table-cell>
          <table:table-cell office:value-type="string" calcext:value-type="string">
            <text:p>Preguntaré por antecedentes familiares de psoriasis y solicitaría HLA-B27, es probable que sufra un tipo de espondiloartritis.</text:p>
          </table:table-cell>
          <table:table-cell office:value-type="string" calcext:value-type="string">
            <text:p>El tipo de dolor en raquis orienta el diagnóstico a hernia discal. Derivo al paciente a Neurocirugía.</text:p>
          </table:table-cell>
          <table:table-cell office:value-type="string" calcext:value-type="string">
            <text:p>Iniciaría tratamiento con metotrexato que es eficaz para el dolor de raquis y la inflamación de dedos de pies.</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94" calcext:value-type="float">
            <text:p>194</text:p>
          </table:table-cell>
          <table:table-cell office:value-type="float" office:value="10898" calcext:value-type="float">
            <text:p>10898</text:p>
          </table:table-cell>
          <table:table-cell office:value-type="float" office:value="225613" calcext:value-type="float">
            <text:p>225613</text:p>
          </table:table-cell>
          <table:table-cell office:value-type="string" calcext:value-type="string">
            <text:p>FALSE</text:p>
          </table:table-cell>
          <table:table-cell office:value-type="string" calcext:value-type="string">
            <text:p>Hombre de 75 años con hipertensión arterial de 20 años de evolución con un aclaramiento de creatinina de 30 mL/min x 1,73 m2 en los últimos 2 años, ácido úrico en sangre de 8,5 mg/dL y en orina de 350 mg/24 horas. Acude por episodio de gota en articulación metatarsofalángica de primer dedo de pie izquierdo. ¿Qué tratamiento le parece más indicado?</text:p>
          </table:table-cell>
          <table:table-cell office:value-type="string" calcext:value-type="string">
            <text:p>La pregunta expone un caso clínico de ataque agudo de gota. En aquellas circunstancias en las que el uso de AINE suponga riesgo por sus efectos indeseables – coexistencia con enfermedad grave como hemorragia digestiva o con algún grado de insuficiencia renal, insuficiencia cardiaca o hipertensión, sobre todo en personas de edad avanzada – los glucocorticoides suponen una alternativa útil y segura para terminar rápidamente con el episodio inflamatorio (respuesta 4 correcta). Los hipouricemiantes están contraindicados en el ataque agudo de gota (respuestas 2 y 3 incorrectas).</text:p>
          </table:table-cell>
          <table:table-cell office:value-type="string" calcext:value-type="string">
            <text:p>1. FARRERAS XVIII edición página 986</text:p>
          </table:table-cell>
          <table:table-cell office:value-type="string" calcext:value-type="string">
            <text:p>REUMATOLOGÍA</text:p>
          </table:table-cell>
          <table:table-cell office:value-type="string" calcext:value-type="string">
            <text:p>Difícil</text:p>
          </table:table-cell>
          <table:table-cell office:value-type="float" office:value="0.13" calcext:value-type="float">
            <text:p>0,13</text:p>
          </table:table-cell>
          <table:table-cell/>
          <table:table-cell office:value-type="string" calcext:value-type="string">
            <text:p>Diclofenaco.</text:p>
          </table:table-cell>
          <table:table-cell office:value-type="string" calcext:value-type="string">
            <text:p>Alopurinol.</text:p>
          </table:table-cell>
          <table:table-cell office:value-type="string" calcext:value-type="string">
            <text:p>Probenecid.</text:p>
          </table:table-cell>
          <table:table-cell office:value-type="string" calcext:value-type="string">
            <text:p>Prednisona.</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196" calcext:value-type="float">
            <text:p>196</text:p>
          </table:table-cell>
          <table:table-cell office:value-type="float" office:value="10900" calcext:value-type="float">
            <text:p>10900</text:p>
          </table:table-cell>
          <table:table-cell office:value-type="float" office:value="225615" calcext:value-type="float">
            <text:p>225615</text:p>
          </table:table-cell>
          <table:table-cell office:value-type="string" calcext:value-type="string">
            <text:p>FALSE</text:p>
          </table:table-cell>
          <table:table-cell office:value-type="string" calcext:value-type="string">
            <text:p>Una mujer de 55 años de edad es valorada en la consulta por una disnea progresiva de moderados esfuerzos de 3 meses de evolución. Una visita al oftalmólogo 1 año antes había concluido con el diagnóstico de una uveítis anterior. Se realiza una radiografía de tórax que el radiólogo informa como posible sarcoidosis estadio III. ¿Qué hallazgos esperaría encontrar en la radiografía?</text:p>
          </table:table-cell>
          <table:table-cell office:value-type="string" calcext:value-type="string">
            <text:p>Estadios de la Sarcoidosis: ‐ Estadio 0: radiografía de tórax normal ‐ Estadio I: adenopatía hiliar bilateral y/o paratraqueal derecha sin infiltrados pulmonares (respuesta 2 y 3 incorrectas) ‐ Estadio II: adenopatía hiliar bilateral con infiltrados pulmonares (respuesta 4 incorrecta) ‐ Estadio III: infiltrados pulmonares sin adenopatía hiliar (respuesta 1 correcta)</text:p>
          </table:table-cell>
          <table:table-cell office:value-type="string" calcext:value-type="string">
            <text:p>1. FARRERAS XVIII edición página 1072</text:p>
          </table:table-cell>
          <table:table-cell office:value-type="string" calcext:value-type="string">
            <text:p>REUMATOLOGÍ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Alteraciones parenquimatosas difusas sin adenopatías hiliares.</text:p>
          </table:table-cell>
          <table:table-cell office:value-type="string" calcext:value-type="string">
            <text:p>Adenopatías hiliares sin alteraciones parenquimatosas.</text:p>
          </table:table-cell>
          <table:table-cell office:value-type="string" calcext:value-type="string">
            <text:p>Adenopatías en región paratraqueal.</text:p>
          </table:table-cell>
          <table:table-cell office:value-type="string" calcext:value-type="string">
            <text:p>Adenopatías hiliares con alteraciones parenquimatosas.</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197" calcext:value-type="float">
            <text:p>197</text:p>
          </table:table-cell>
          <table:table-cell office:value-type="float" office:value="10901" calcext:value-type="float">
            <text:p>10901</text:p>
          </table:table-cell>
          <table:table-cell office:value-type="float" office:value="225616" calcext:value-type="float">
            <text:p>225616</text:p>
          </table:table-cell>
          <table:table-cell office:value-type="string" calcext:value-type="string">
            <text:p>FALSE</text:p>
          </table:table-cell>
          <table:table-cell office:value-type="string" calcext:value-type="string">
            <text:p>En una paciente de 68 años de edad con cefalea de nueva aparición, dolor y rigidez matutina prolongada en cinturas escapular y pélvica de varias semanas de evolución que presenta amaurosis unilateral de brusca aparición, ¿qué tratamiento entre los siguientes instauraría antes de confirmar el diagnóstico?</text:p>
          </table:table-cell>
          <table:table-cell office:value-type="string" calcext:value-type="string">
            <text:p>El tratamiento de elección en la arteritis de células gigantes lo constituyen los glucocorticoides. En la arteritis temporal se instaura una dosis inicial de prednisona 40-60mg/día (respuesta 1 incorrecta). Cuando existe pérdida de visión se recomienda administrar metilprednisolona iv durante tres días (respuesta 2 correcta). Los bloqueantes del TNF no han mostrado eficacia manifiesta (respuesta 4 incorrecta). En los pacientes con recurrencias o complicaciones de los corticoides, la adición de metotrexato ayuda a reducir la dosis (respuesta 3 incorrecta)</text:p>
          </table:table-cell>
          <table:table-cell office:value-type="string" calcext:value-type="string">
            <text:p>1. FARRERAS XVIII edición página 1072</text:p>
          </table:table-cell>
          <table:table-cell office:value-type="string" calcext:value-type="string">
            <text:p>REUMATOLOGÍA</text:p>
          </table:table-cell>
          <table:table-cell office:value-type="string" calcext:value-type="string">
            <text:p>Normal</text:p>
          </table:table-cell>
          <table:table-cell office:value-type="float" office:value="0.53" calcext:value-type="float">
            <text:p>0,53</text:p>
          </table:table-cell>
          <table:table-cell/>
          <table:table-cell office:value-type="string" calcext:value-type="string">
            <text:p>Prednisona 10 mg diarios v.o.</text:p>
          </table:table-cell>
          <table:table-cell office:value-type="string" calcext:value-type="string">
            <text:p>Metilprednisolona 1 g i.v. diario durante tres días.</text:p>
          </table:table-cell>
          <table:table-cell office:value-type="string" calcext:value-type="string">
            <text:p>Ciclofosfamida i.v. 1 g/m2.</text:p>
          </table:table-cell>
          <table:table-cell office:value-type="string" calcext:value-type="string">
            <text:p>Infliximab i.v. 3 mg/Kg.</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198" calcext:value-type="float">
            <text:p>198</text:p>
          </table:table-cell>
          <table:table-cell office:value-type="float" office:value="10902" calcext:value-type="float">
            <text:p>10902</text:p>
          </table:table-cell>
          <table:table-cell office:value-type="float" office:value="225617" calcext:value-type="float">
            <text:p>225617</text:p>
          </table:table-cell>
          <table:table-cell office:value-type="string" calcext:value-type="string">
            <text:p>FALSE</text:p>
          </table:table-cell>
          <table:table-cell office:value-type="string" calcext:value-type="string">
            <text:p>Paciente de 28 años que tras sufrir un accidente de tráfico es trasladado mediante ambulancia al área de Urgencias de un hospital, llegando al Servicio de Traumatología a las 12 de la noche. El paciente tiene dolor intenso en cadera y en la exploración destaca acortamiento de la extremidad inferior derecha con rotación interna y aducción. Se le realizan radiografías y se diagnostica de luxación posterior de la articulación coxo-femoral derecha. ¿Cuál será la actitud terapéutica a realizar?</text:p>
          </table:table-cell>
          <table:table-cell office:value-type="string" calcext:value-type="string">
            <text:p>El tratamiento de una luxación debe ser urgente por el dolor que produce y las secuelas para la articulación. El tratamiento de una luxación de cadera consiste en una reducción urgente bajo anestesia general con la maniobra de Allis que consiste en una tracción de la extremidad al cénit y con la cadera y rodillas flexionadas mientras un ayudante estabiliza la pelvis mediante la presión sobre crestas iliacas (respuesta 3 correcta). Dejarlo encamado con tratamiento para el dolor e ingresarlo para tratamiento electivo no urgente no es adecuado como hemos dicho porque la reducción tiene que ser urgente (respuesta 1 incorrecta). Colocar una tracción continua y tratamiento médico para el dolor y la inflamación tampoco es la indicación correcta pues como hemos dicho la reducción tiene que ser urgente (respuesta 2 incorrecta). Cuando las maniobras de reducción son ineficaces se diagnostica una luxación irreductible y se indica una reducción abierta pero nunca es la primera elección (respuesta 4 incorrecta)</text:p>
          </table:table-cell>
          <table:table-cell office:value-type="string" calcext:value-type="string">
            <text:p>1. Manual de Cirugía Ortopédica y Traumatología de la sociedad Española de Cirugía Ortopédica y Traumatología. 2ª edición. 2010. Tomo <text:s/>2. 1067-1070 2. McRae. Traumatología. Tratamiento de las fracturas en urgencia. 3ª edición. 2017. Elsevier. Pág 352</text:p>
          </table:table-cell>
          <table:table-cell office:value-type="string" calcext:value-type="string">
            <text:p>TRAUMATOLOGÍA</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Dejarlo encamado con tratamiento para el dolor e ingresarlo para tratamiento electivo no urgente.</text:p>
          </table:table-cell>
          <table:table-cell office:value-type="string" calcext:value-type="string">
            <text:p>Colocar una tracción continua y tratamiento médico para el dolor y la inflamación.</text:p>
          </table:table-cell>
          <table:table-cell office:value-type="string" calcext:value-type="string">
            <text:p>Ponerse en contacto con el Servicio de Anestesia y reducir la luxación mediante tracción de la extremidad al cénit y con la cadera y rodillas flexionadas mientras un ayudante estabiliza la pelvis mediante la presión sobre crestas iliacas.</text:p>
          </table:table-cell>
          <table:table-cell office:value-type="string" calcext:value-type="string">
            <text:p>Operar al paciente de urgencias efectuando una reducción abierta de la luxación.</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201" calcext:value-type="float">
            <text:p>201</text:p>
          </table:table-cell>
          <table:table-cell office:value-type="float" office:value="10905" calcext:value-type="float">
            <text:p>10905</text:p>
          </table:table-cell>
          <table:table-cell office:value-type="float" office:value="225620" calcext:value-type="float">
            <text:p>225620</text:p>
          </table:table-cell>
          <table:table-cell office:value-type="string" calcext:value-type="string">
            <text:p>FALSE</text:p>
          </table:table-cell>
          <table:table-cell office:value-type="string" calcext:value-type="string">
            <text:p>Un hombre de 38 años con antecedente de diabetes tipo 1 consulta por un cuadro de 3-4 meses de dolor mecánico sin antecedente traumático referido a zona inguinal y cara anterior de ambos muslos. Más intenso en el lado izquierdo. En la exploración de las caderas el dolor se reproduce específicamente con la rotación interna de la cadera, la cual además aparece discretamente limitada. En el estudio radiológico simple se aprecia en la cadera izquierda una imagen radiolucente subcondral. ¿Cuál de las siguientes sería la actitud diagnóstica correcta?</text:p>
          </table:table-cell>
          <table:table-cell office:value-type="string" calcext:value-type="string">
            <text:p>La diabetes mellitus es un factor de riesgo para el desarrollo de osteonecrosis de la cabeza femoral. Clínicamente la necrosis avascular se manifiesta por dolor en la ingle que se irradia a los muslos con dolor y limitación de los movimientos de rotación interna de la cadera. La primera prueba diagnóstica es una radiografía simple. Para confirmar el diagnóstico se realiza una RNM que tiene una especificidad y sensibilidad superiores al 90% (respuesta 3 correcta). Las enfermedades inflamatorias reumáticas (artritis reumatoide y espondiloartritis) pueden ser causa de dolor en la cadera de ritmo inflamatorio (nocturno que mejora con la actividad) y se localiza más frecuentemente en la región glútea y se irradia por detrás del muslo. En la radiografía pueden aparecer pinzamientos y erosiones u osificaciones periarticulares. Exigen la realización de una gammagrafía (respuesta 1 incorrecta). Las metástasis suelen aparecer en sujetos más añosos con antecedente de cáncer. Producen un dolor mixto y pueden dar imágenes líticas o blásticas (respuesta 2 incorrecta). La osteoporosis transitoria de cadera debe considerarse en el diagnóstico diferencial de la osteonecrosis. En la RNM se observa afectación de la cabeza, el cuello femoral y en algunos casos la zona intertrocantérea y la pelvis (respuesta 4 incorrecta).</text:p>
          </table:table-cell>
          <table:table-cell office:value-type="string" calcext:value-type="string">
            <text:p>1. Manual de Cirugía Ortopédica y Traumatología de la sociedad Española de Cirugía Ortopédica y Traumatología. 2ª edición. Tomo <text:s/>1. Pág 1095-1106</text:p>
          </table:table-cell>
          <table:table-cell office:value-type="string" calcext:value-type="string">
            <text:p>TRAUMAT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Indicar un estudio gammagráfico para descartar la presencia de lesiones similares en otras grandes articulaciones.</text:p>
          </table:table-cell>
          <table:table-cell office:value-type="string" calcext:value-type="string">
            <text:p>Realizar un estudio de extensión y despistaje de lesión primaria, pues se trata de una metástasis ósea en la cadera izquierda.</text:p>
          </table:table-cell>
          <table:table-cell office:value-type="string" calcext:value-type="string">
            <text:p>Realizar el diagnóstico probable de necrosis avascular de la cadera izquierda e indicar un estudio con RM de ambas caderas.</text:p>
          </table:table-cell>
          <table:table-cell office:value-type="string" calcext:value-type="string">
            <text:p>Realizar el diagnóstico de osteoporosis transitoria de cadera izquierda, indicar 2 meses de descarga y repetir el estudio radiológico en ese momento.</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203" calcext:value-type="float">
            <text:p>203</text:p>
          </table:table-cell>
          <table:table-cell office:value-type="float" office:value="10907" calcext:value-type="float">
            <text:p>10907</text:p>
          </table:table-cell>
          <table:table-cell office:value-type="float" office:value="225622" calcext:value-type="float">
            <text:p>225622</text:p>
          </table:table-cell>
          <table:table-cell office:value-type="string" calcext:value-type="string">
            <text:p>FALSE</text:p>
          </table:table-cell>
          <table:table-cell office:value-type="string" calcext:value-type="string">
            <text:p>Paciente de 50 años con antecedentes de gota y uso crónico de corticoides. Es traído a urgencias por imposibilidad para la deambulación por déficit de extensión de la rodilla. En la radiología se objetiva una altura rotuliana baja en relación a la rodilla contra lateral. ¿Cuál es la sospecha diagnóstica?</text:p>
          </table:table-cell>
          <table:table-cell office:value-type="string" calcext:value-type="string">
            <text:p>La rotura del aparato extensor de la rodilla suele estar relacionada con una patología previa del tendón: diabetes mellitus, insuficiencia renal crónica, hiper-paratiroidismo, degeneración grasa, gota, infecciones, calcificaciones tendinosas, fractura, tumor, utilización de corticoides. La rotura del tendón rotuliano provoca un ascenso de la rótula (respuesta 3 incorrecta) mientras que la rotura del tendón cuadricipital provoca un descenso de la rótula (respuesta 4 correcta). El diagnóstico se confirma con ecografía y RNM. La osteonecrosis de rodilla puede verse favorecida por el consumo de corticoides, puede afectar a la rótula, la tuberosidad anterior de la tibia o los cóndilos femorales provocando dolor. No presenta impotencia funcional completa ni ascenso/descenso de la rótula (respuesta 1 incorrecta). La artritis gotosa de rodilla también produce dolor, impotencia parcial pero no ascenso/descenso de rótula (respuesta 2 incorrecta)</text:p>
          </table:table-cell>
          <table:table-cell office:value-type="string" calcext:value-type="string">
            <text:p>1. Manual de Cirugía Ortopédica y Traumatología de la sociedad Española de Cirugía Ortopédica y Traumatología. 2ª edición. Tomo 2. Pág 1223-1226 2. McRae. Traumatología. Tratamiento de las fracturas en urgencia. 3ª edición. 2017. Elsevier. Pág 409</text:p>
          </table:table-cell>
          <table:table-cell office:value-type="string" calcext:value-type="string">
            <text:p>TRAUMATOLOGÍA</text:p>
          </table:table-cell>
          <table:table-cell office:value-type="string" calcext:value-type="string">
            <text:p>Normal</text:p>
          </table:table-cell>
          <table:table-cell office:value-type="float" office:value="0.35" calcext:value-type="float">
            <text:p>0,35</text:p>
          </table:table-cell>
          <table:table-cell/>
          <table:table-cell office:value-type="string" calcext:value-type="string">
            <text:p>Osteonecrosis de rodilla.</text:p>
          </table:table-cell>
          <table:table-cell office:value-type="string" calcext:value-type="string">
            <text:p>Artritis gotosa de la rodilla.</text:p>
          </table:table-cell>
          <table:table-cell office:value-type="string" calcext:value-type="string">
            <text:p>Rotura de tendón rotuliano.</text:p>
          </table:table-cell>
          <table:table-cell office:value-type="string" calcext:value-type="string">
            <text:p>Rotura de tendón cuadricipital.</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204" calcext:value-type="float">
            <text:p>204</text:p>
          </table:table-cell>
          <table:table-cell office:value-type="float" office:value="10908" calcext:value-type="float">
            <text:p>10908</text:p>
          </table:table-cell>
          <table:table-cell office:value-type="float" office:value="225623" calcext:value-type="float">
            <text:p>225623</text:p>
          </table:table-cell>
          <table:table-cell office:value-type="string" calcext:value-type="string">
            <text:p>FALSE</text:p>
          </table:table-cell>
          <table:table-cell office:value-type="string" calcext:value-type="string">
            <text:p>En una paciente de 50 años, obesa, hipertensa e insuficiente renal terminal, con accidente cerebrovascular recuperado un año antes, se está procediendo a colocarle un catéter de hemodiálisis por vena subclavia derecha, tras profilaxis con 2 g de cefalosporina iv. Se ha infiltrado la zona con mepivacaína. Se han realizado dos intentos de punción fallidos. La paciente está muy ansiosa, dice que le duele mucho, su frecuencia cardiaca se eleva a 125/min y quiere que la duerman con anestesia general. El médico tiene problemas para que la paciente se mantenga quieta y seguir con el procedimiento. Cada vez está más descontrolada, se queja de que se marea y que no oye bien, se mueve incoordinadamente. A retirar los paños estériles se observa ligera midriasis bilateral y movimientos incoordinados. ¿Cómo actuaría ante este caso?</text:p>
          </table:table-cell>
          <table:table-cell office:value-type="string" calcext:value-type="string">
            <text:p>Ante todo paciente que presente un cuadro clínico de forma repentina tras la administración de un fármaco, en este caso anestésico local y antibiótico, lo primero en lo que deberemos pensar será en una acción producida por este (sobredosificación, reacción adversa, shock anafiláctico etc.) y actuar en consecuencia, suspensión del mismo en primer lugar. Los primeros síntomas de la toxicidad en el SNC inducida por anestésicos locales son sensaciones de mareo y vértigo seguidos con frecuencia por alteraciones visuales y auditivas, tales como dificultad para enfocar y tinnitus. Otros síntomas subjetivos del SNC incluyen desorientación y somnolencia. Signos objetivos de toxicidad del SNC suelen ser excitatorios e incluyen escalofríos, espasmos musculares y temblores que involucran inicialmente músculos de la cara y las partes distales de las extremidades (respuesta 4 correcta). En última instancia, se presentan convulsiones generalizadas de carácter tónicoclónicas. Si se administra una dosis suficientemente grande o se produce una rápida inyección intravenosa de un anestésico local, los primeros signos de excitación del SNC son seguidos rápidamente por un estado de depresión generalizada del SNC pudiendo llegar a producir midriasis bilateral. La actividad convulsiva cesa, y se puede producir depresión respiratoria y finalmente paro respiratorio. La intoxicación por anestésicos locales también es crítica a nivel del sistema cardiovascular (alta sensibilidad del anestésico por bloquear canales Na dependientes del músculo cardiaco). Los síntomas en un primer momento serán hiperdinámicos: hipertensión, taquicardia, arritmias ventriculares para progresar hacia la hipotensión y el bloqueo de la conducción, bradicardia y asistolia. El tratamiento será el cese de la administración y el soporte vital avanzado (vía aérea y cardiocirculatorio). Existe un recurso específico para el tratamiento de la parada cardiaca producida por anestésicos locales consistente en una emulsión lipídica especial: Intralipid. El principal diagnóstico diferencial se realizaría con el shock anafiláctico: colapso cardiovascular (hipotensión, taquicardia, bradicardia), compromiso respiratorio (broncoespasmo con sibilancias, edema de las vías aéreas: estridor), edema facial, exantema, prurito, náuseas y vómitos (respuesta 1 incorrecta). La droga de elección en este caso sería la adrenalina. Faltan datos que nos orienten a un nuevo accidente cerebrovascular (pérdida de fuerza, cefalea, etc) o un neumotórax (inspección, percusión, auscultación) (respuestas 2 y 3 incorrectas). De forma muy habitual en el MIR en preguntas clínicas, la respuesta buscada es aquella que de no aplicarse puede comprometer la vida del paciente y sigue una secuencia lógica (suspensión de fármaco que estamos administrando, O2 y soporte cardiovascular).</text:p>
          </table:table-cell>
          <table:table-cell/>
          <table:table-cell office:value-type="string" calcext:value-type="string">
            <text:p>ANESTESI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Administraría inmediatamente dosis progresivas de adrenalina y corticoides por la posibilidad que sea una anafilaxia al anestésico local o al antibiótico.</text:p>
          </table:table-cell>
          <table:table-cell office:value-type="string" calcext:value-type="string">
            <text:p>El cuadro es sugestivo de otro accidente cerebrovascular. Pediría una TC y descoagularía.</text:p>
          </table:table-cell>
          <table:table-cell office:value-type="string" calcext:value-type="string">
            <text:p>Sospecho un neumotórax iatrogénico, pediría una Rx de tórax urgente con portátil y me prepararía para drenar el neumotórax.</text:p>
          </table:table-cell>
          <table:table-cell office:value-type="string" calcext:value-type="string">
            <text:p>Sospecharía una absorción sistémica de anestésicos locales y detendría el procedimiento, administraría diazepam, oxígeno y medidas de soporte cardiovascular.</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205" calcext:value-type="float">
            <text:p>205</text:p>
          </table:table-cell>
          <table:table-cell office:value-type="float" office:value="10909" calcext:value-type="float">
            <text:p>10909</text:p>
          </table:table-cell>
          <table:table-cell office:value-type="float" office:value="225624" calcext:value-type="float">
            <text:p>225624</text:p>
          </table:table-cell>
          <table:table-cell office:value-type="string" calcext:value-type="string">
            <text:p>FALSE</text:p>
          </table:table-cell>
          <table:table-cell office:value-type="string" calcext:value-type="string">
            <text:p>Paciente de 90 años controlada en domicilio con frecuentes demandas de atención domiciliaria. En esta ocasión le avisan de nuevo por presentar malestar general, náuseas, pérdida de apetito, molestias abdominales inespecíficas, cansancio, ligero aumento de su disnea habitual, y detección de pulso lento al controlar la cuidadora la presión arterial en domicilio esta mañana. Diagnosticada de doble lesión aórtica, fibrilación auricular, insuficiencia cardiaca, isquemia por embolia en pierna izquierda e HTA. En tratamiento con furosemida 40 mg 2 comprimidos por las mañanas, suplementos de potasio, digoxina 5 comprimidos de 0,25 mg a la semana, bisoprolol 1,5 mg/día, acenocumarol 1 mg/día y losartan 100 mg/día. En la exploración, eupneica en reposo, saturación O2 transcutánea 95%, PA 143/58 mmHg, FC 48 latidos por minuto, con bigeminismo. Ligeros edemas maleolares, auscultación pulmonar normal, auscultación cardiaca soplo sistólico en foco aórtico. Temperatura y pulsos distales sin cambios, palpación abdominal normal. ¿Cuál de las afirmaciones propuestas le parece más probable?</text:p>
          </table:table-cell>
          <table:table-cell office:value-type="string" calcext:value-type="string">
            <text:p>El caso clínico se refiere a una mujer de 90 años de edad diagnosticada de cardiopatía isquémica-hipertensiva-valvular en tratamiento con diuréticos, digoxina, betabloqueantes, ARA_x0002_2 y dicumarínicos. Presenta hallazgos compatibles con una intoxicación digitálica (respuesta 2 correcta) (náuseas, vómitos, pérdida de apetito, incremento de disnea, bradicardia y bigeminismo). No corresponde a un empeoramiento de la insuficiencia cardiaca (respuesta 1 incorrecta), ya que sólo hay ligera disnea y leves edemas, permaneciendo la auscultación pulmonar y la saturación de oxígeno normales. El cuadro clínico no es compatible con una simple dispepsia (respuesta 3 incorrecta). Sí es una paciente pluripatológica, pero la clínica referida no es de un cuadro de ansiedad (respuesta 4 incorrecta).</text:p>
          </table:table-cell>
          <table:table-cell/>
          <table:table-cell office:value-type="string" calcext:value-type="string">
            <text:p>GERIATRÍA</text:p>
          </table:table-cell>
          <table:table-cell office:value-type="string" calcext:value-type="string">
            <text:p>Fácil</text:p>
          </table:table-cell>
          <table:table-cell office:value-type="float" office:value="0.82" calcext:value-type="float">
            <text:p>0,82</text:p>
          </table:table-cell>
          <table:table-cell/>
          <table:table-cell office:value-type="string" calcext:value-type="string">
            <text:p>La paciente presenta empeoramiento de su ICC por lo que se debe remitir a Urgencias para tratamiento intensivo.</text:p>
          </table:table-cell>
          <table:table-cell office:value-type="string" calcext:value-type="string">
            <text:p>Los síntomas orientan a que podría tratarse de una intoxicación digitálica.</text:p>
          </table:table-cell>
          <table:table-cell office:value-type="string" calcext:value-type="string">
            <text:p>Se trata de una dispepsia funcional por polimedicación y puede prescribir un inhibidor de la bomba de protones para controlar los síntomas.</text:p>
          </table:table-cell>
          <table:table-cell office:value-type="string" calcext:value-type="string">
            <text:p>Se trata de cuadro de ansiedad en paciente pluripatológica inmovilizada en domicilio, podría iniciar tratamiento con ansiolíticos.</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207" calcext:value-type="float">
            <text:p>207</text:p>
          </table:table-cell>
          <table:table-cell office:value-type="float" office:value="10911" calcext:value-type="float">
            <text:p>10911</text:p>
          </table:table-cell>
          <table:table-cell office:value-type="float" office:value="225626" calcext:value-type="float">
            <text:p>225626</text:p>
          </table:table-cell>
          <table:table-cell office:value-type="string" calcext:value-type="string">
            <text:p>FALSE</text:p>
          </table:table-cell>
          <table:table-cell office:value-type="string" calcext:value-type="string">
            <text:p>Hombre de 80 años consciente y con aparente buen estado general. Es trasladado al Servicio de Urgencias tras sufrir quemadura eléctrica al tocar un cable de alta tensión accidentalmente. En la exploración física presenta una quemadura en mano derecha, de tercer grado de un 0,2 % de superficie corporal total y una lesión con estallido en primer dedo de pie derecho de menos de un centímetro de diámetro. Señale la respuesta correcta:</text:p>
          </table:table-cell>
          <table:table-cell office:value-type="string" calcext:value-type="string">
            <text:p>Ante un paciente que ha sufrido una descarga eléctrica de alta tensión tenemos que tener en cuenta:  Posibilidad de haber sufrido otros traumatismos: caída, convulsiones… Debe considerarse como un politraumatizado.  Alteraciones del ritmo cardiaco. Según el más amplio consenso debe monitorizarse mediante EKG durante 24 horas. Algunos autores consideran suficiente 12 horas. Para otros, si el paciente no tiene antecedentes cardiacos y el EKG inicial es normal no lo consideran necesario.  Puede presentar una rabdomiolisis. Debe monitorizarse la función renal.  Deben valorarse las quemaduras en extensión y profundidad. Las tres primeras valoraciones/cuidados pueden realizarse en una UCI convencional de un hospital de tercer nivel. Si las quemaduras son graves debe considerarse el traslado a un centro de quemados críticos. Si las quemaduras no son graves puede ser tratado en una unidad de quemados. Atendiendo a lo anterior vamos a analizar cada una de las posibles respuestas: 1. Dada la extensión el tratamiento consistirá en curas diarias con sulfadiacina argéntica en su Centro de Salud y revisión por el especialista en Cirugía Plástica en 48 horas. Esta respuesta no considera la necesidad de monitorización cardiaca y renal (respuesta 1 incorrecta). 2. El paciente debe ser trasladado urgentemente, en ambulancia medicalizada, a un Centro de grandes quemados, tras su estabilización previa en urgencias. Esta respuesta quiere llamar la atención sobre la gravedad del cuadro. Sin embargo la respuesta es sólo parcialmente correcta. El paciente no precisa estabilización en urgencias pues está asintomático y no precisa el traslado a un centro de grandes quemados pues es suficiente su tratamiento en una unidad de quemados (respuesta 2 correcta). 3. El paciente debe ser dejado en observación durante 8 horas y al cabo de las cuales si no empeora se procederá al alta con curas locales. En esta respuesta se considera la observación pero durante un tiempo que el consenso general considera insuficiente. Las quemaduras sufridas, sin ser graves probablemente precisarán tratamiento quirúrgico (respuesta 3 incorrecta). 4. Se procederá al desbridamiento del primer dedo del pie lesionado, apertura del túnel del carpo de mano derecha, cura con sulfadiacina argéntica e ingreso en planta. Esta respuesta tampoco valora la necesidad de monitorización. Las quemaduras eléctricas no deben desbridarse de urgencia y es preferible esperar a su delimitación definitiva. La apertura del túnel carpiano sólo se considera si el paciente presenta clínica de compresión nerviosa (respuesta 4 incorrecta).</text:p>
          </table:table-cell>
          <table:table-cell office:value-type="string" calcext:value-type="string">
            <text:p>1. http://www.fisterra.com/guias-clinicas/quemaduras/</text:p>
          </table:table-cell>
          <table:table-cell office:value-type="string" calcext:value-type="string">
            <text:p>PLÁSTICA</text:p>
          </table:table-cell>
          <table:table-cell office:value-type="string" calcext:value-type="string">
            <text:p>Difícil</text:p>
          </table:table-cell>
          <table:table-cell office:value-type="float" office:value="-0.07" calcext:value-type="float">
            <text:p>-0,07</text:p>
          </table:table-cell>
          <table:table-cell/>
          <table:table-cell office:value-type="string" calcext:value-type="string">
            <text:p>Dada la extensión el tratamiento consistirá en curas diarias con sulfadiacina argéntica en su Centro de Salud y revisión por el especialista en Cirugía Plástica en 48 horas.</text:p>
          </table:table-cell>
          <table:table-cell office:value-type="string" calcext:value-type="string">
            <text:p>El paciente debe ser trasladado urgentemente, en ambulancia medicalizada, a un Centro de grandes quemados, tras su estabilización previa en urgencias.</text:p>
          </table:table-cell>
          <table:table-cell office:value-type="string" calcext:value-type="string">
            <text:p>El paciente debe ser dejado en observación durante 8 horas y al cabo de las cuales si no empeora se procederá al alta con curas locales.</text:p>
          </table:table-cell>
          <table:table-cell office:value-type="string" calcext:value-type="string">
            <text:p>Se procederá al desbridamiento del primer dedo del pie lesionado, apertura del túnel del carpo de mano derecha, cura con sulfadiacina argéntica e ingreso en planta.</text:p>
          </table:table-cell>
          <table:table-cell/>
          <table:table-cell office:value-type="float" office:value="2" calcext:value-type="float">
            <text:p>2</text:p>
          </table:table-cell>
          <table:table-cell/>
          <table:table-cell office:value-type="string" calcext:value-type="string">
            <text:p>EXP2 erantzun partzialki zuzena dela dio</text:p>
          </table:table-cell>
          <table:table-cell table:number-columns-repeated="14"/>
        </table:table-row>
        <table:table-row table:style-name="ro1">
          <table:table-cell office:value-type="float" office:value="2016" calcext:value-type="float">
            <text:p>2016</text:p>
          </table:table-cell>
          <table:table-cell office:value-type="float" office:value="209" calcext:value-type="float">
            <text:p>209</text:p>
          </table:table-cell>
          <table:table-cell office:value-type="float" office:value="10913" calcext:value-type="float">
            <text:p>10913</text:p>
          </table:table-cell>
          <table:table-cell office:value-type="float" office:value="225628" calcext:value-type="float">
            <text:p>225628</text:p>
          </table:table-cell>
          <table:table-cell office:value-type="string" calcext:value-type="string">
            <text:p>FALSE</text:p>
          </table:table-cell>
          <table:table-cell office:value-type="string" calcext:value-type="string">
            <text:p>Mujer de 75 años sin antecedentes patológicos destacables que consulta por disminución en el tiempo total de horas de sueño, con dificultad para conciliar el sueño de más de 1 hora, refiriendo que se levanta durante la noche con facilidad más de dos veces y que le cuesta de nuevo conciliar el sueño más de 30 minutos. Durante el día presenta una actividad normal con tendencia a hacer siesta. ¿Cuál de las siguientes afirmaciones le parece la correcta, teniendo en cuenta que la exploración física es normal y la paciente presenta un mini-mental de 31/35?</text:p>
          </table:table-cell>
          <table:table-cell office:value-type="string" calcext:value-type="string">
            <text:p>El caso clínico se refiere a una mujer de 75 años de edad que tiene una variación del patrón del sueño fisiológico del envejecimiento (respuesta 1 correcta): Insomnio de conciliación, más número de despertares intrasueño y con períodos de vigilancia nocturna prolongados, sueño menos eficiente y menor proporción de sueño profundo de ondas lentas y REM. No hay datos en el enunciado que nos hagan pensar en un trastorno tiroideo y/o depresivo (respuestas 2 y 3 incorrectas). La paciente no cumple criterios de somnolencia idiopática (respuesta 4 incorrecta), ya que durante el día tiene una actividad normal, sin tendencia a la somnolencia.</text:p>
          </table:table-cell>
          <table:table-cell/>
          <table:table-cell office:value-type="string" calcext:value-type="string">
            <text:p>GERIATRÍA</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Se trata de una paciente que presenta una variación del patrón del sueño fisiológico del envejecimiento.</text:p>
          </table:table-cell>
          <table:table-cell office:value-type="string" calcext:value-type="string">
            <text:p>Se debe sospechar un trastorno del tiroides del anciano.</text:p>
          </table:table-cell>
          <table:table-cell office:value-type="string" calcext:value-type="string">
            <text:p>Se trata de una paciente que presenta una depresión mayor.</text:p>
          </table:table-cell>
          <table:table-cell office:value-type="string" calcext:value-type="string">
            <text:p>Se trata de una paciente que presenta una somnolencia idiopática.</text:p>
          </table:table-cell>
          <table:table-cell/>
          <table:table-cell office:value-type="float" office:value="1" calcext:value-type="float">
            <text:p>1</text:p>
          </table:table-cell>
          <table:table-cell table:number-columns-repeated="16"/>
        </table:table-row>
        <table:table-row table:style-name="ro1">
          <table:table-cell office:value-type="float" office:value="2016" calcext:value-type="float">
            <text:p>2016</text:p>
          </table:table-cell>
          <table:table-cell office:value-type="float" office:value="211" calcext:value-type="float">
            <text:p>211</text:p>
          </table:table-cell>
          <table:table-cell office:value-type="float" office:value="10915" calcext:value-type="float">
            <text:p>10915</text:p>
          </table:table-cell>
          <table:table-cell office:value-type="float" office:value="225630" calcext:value-type="float">
            <text:p>225630</text:p>
          </table:table-cell>
          <table:table-cell office:value-type="string" calcext:value-type="string">
            <text:p>FALSE</text:p>
          </table:table-cell>
          <table:table-cell office:value-type="string" calcext:value-type="string">
            <text:p>En relación con el tratamiento de un paciente fumador con un cáncer de pulmón no microcítico de 4 cm de diámetro, situado en la región periférica del lóbulo superior derecho, que invade la pleura visceral y se acompaña de afectación ganglionar biliar ipsilateral. ¿Cuál de las siguientes opciones terapéuticas es más apropiada?</text:p>
          </table:table-cell>
          <table:table-cell office:value-type="string" calcext:value-type="string">
            <text:p>Se trata de un cáncer de pulmón estadio IIA (T2a (3.1-5 cm, 4 cm) N1 (adenopatías hiliares ipsilaterales) M0) y el tratamiento de elección es la cirugía y valorar quimioterapia posterior (respuesta 4 correcta). La quimioterapia neoadyuvante y posterior cirugía es el tratamiento de elección en estadio T3N1, IIIA (respuesta 2 incorrecta) y la quimio y radioterapia en estadio IIIB que suelen administrarse concomitantes (respuesta 3 incorrecta).</text:p>
          </table:table-cell>
          <table:table-cell office:value-type="string" calcext:value-type="string">
            <text:p>1. FARRERAS 18ª edic., pp. 1099. 2. HARRISON 19ª edic., pp. 512, figura 107-3.</text:p>
          </table:table-cell>
          <table:table-cell office:value-type="string" calcext:value-type="string">
            <text:p>ONCOLOGÍA</text:p>
          </table:table-cell>
          <table:table-cell office:value-type="string" calcext:value-type="string">
            <text:p>Normal</text:p>
          </table:table-cell>
          <table:table-cell office:value-type="float" office:value="0.34" calcext:value-type="float">
            <text:p>0,34</text:p>
          </table:table-cell>
          <table:table-cell/>
          <table:table-cell office:value-type="string" calcext:value-type="string">
            <text:p>Radioterapia sobre la afectación ganglionar y valorar cirugía con posterioridad.</text:p>
          </table:table-cell>
          <table:table-cell office:value-type="string" calcext:value-type="string">
            <text:p>Quimioterapia neoadyuvante y posteriormente valorar cirugía.</text:p>
          </table:table-cell>
          <table:table-cell office:value-type="string" calcext:value-type="string">
            <text:p>Quimioterapia inicial y después valorar radioterapia.</text:p>
          </table:table-cell>
          <table:table-cell office:value-type="string" calcext:value-type="string">
            <text:p>Cirugía y valorar quimioterapia adyuvante posterior.</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213" calcext:value-type="float">
            <text:p>213</text:p>
          </table:table-cell>
          <table:table-cell office:value-type="float" office:value="10917" calcext:value-type="float">
            <text:p>10917</text:p>
          </table:table-cell>
          <table:table-cell office:value-type="float" office:value="225632" calcext:value-type="float">
            <text:p>225632</text:p>
          </table:table-cell>
          <table:table-cell office:value-type="string" calcext:value-type="string">
            <text:p>FALSE</text:p>
          </table:table-cell>
          <table:table-cell office:value-type="string" calcext:value-type="string">
            <text:p>Hombre de 59 años de edad, fumador activo, con antecedentes de hipertensión arterial, dislipemia y alcoholismo. Refiere cuadro progresivo en los últimos 2 años de dificultad para subir escaleras con debilidad en miembros inferiores y superiores que fluctúa durante el día y mejora levemente con el ejercicio sostenido. Ocasionalmente ha presentado episodios de diplopia. Últimamente se ha añadido tos seca persistente. Como parte del estudio se realiza un electromiograma que muestra aumentos incrementales en el potencial de acción muscular en respuesta a la estimulación nerviosa repetitiva. Una TC de tórax muestra linfadenopatía subcarinal y un nódulo de 3,1 cm en el lóbulo inferior izquierdo. Estos hallazgos son consistentes con neoplasia primaria pulmonar. ¿Cuál es el diagnóstico del cuadro asociado?</text:p>
          </table:table-cell>
          <table:table-cell office:value-type="string" calcext:value-type="string">
            <text:p>Nos describen una clínica compatible con un síndrome paraneoplásico neurológico en un paciente con un cáncer de pulmón probablemente microcítico. La debilidad manifiesta al subir escaleras (afectación de los músculos proximales, cinturas escapular y pelviana), del tronco y de las extremidades inferiores) asociada con EMG con aumentos incrementales en el potencial de acción muscular en respuesta a la estimulación nerviosa repetitiva, es decir, que mejoran con el uso es compatible con un síndrome de Eaton-Lambert (respuesta 4 correcta).</text:p>
          </table:table-cell>
          <table:table-cell office:value-type="string" calcext:value-type="string">
            <text:p>1. HARRISON 19ª edic., pp. 618. El síndrome de Eaton-Lambert afecta a la musculatura proximal y cursa con dificultad para levantarse de las sillas y para subir escaleras, arreflexia que mejora con el uso y sequedad de boca</text:p>
          </table:table-cell>
          <table:table-cell office:value-type="string" calcext:value-type="string">
            <text:p>ONC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Polineuropatía paraneoplásica.</text:p>
          </table:table-cell>
          <table:table-cell office:value-type="string" calcext:value-type="string">
            <text:p>Polimiositis.</text:p>
          </table:table-cell>
          <table:table-cell office:value-type="string" calcext:value-type="string">
            <text:p>Miopatía asociada a alcoholismo.</text:p>
          </table:table-cell>
          <table:table-cell office:value-type="string" calcext:value-type="string">
            <text:p>Síndrome de Eaton-Lambert.</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214" calcext:value-type="float">
            <text:p>214</text:p>
          </table:table-cell>
          <table:table-cell office:value-type="float" office:value="10918" calcext:value-type="float">
            <text:p>10918</text:p>
          </table:table-cell>
          <table:table-cell office:value-type="float" office:value="225633" calcext:value-type="float">
            <text:p>225633</text:p>
          </table:table-cell>
          <table:table-cell office:value-type="string" calcext:value-type="string">
            <text:p>FALSE</text:p>
          </table:table-cell>
          <table:table-cell office:value-type="string" calcext:value-type="string">
            <text:p>Un hombre de 65 años, sin otras enfermedades asociadas y con buen estado general, presenta una recaida metastásica hepática de un adenocarcinoma de colon por el que había sido intervenido hace 3 años. La TC demuestra que las lesiones hepáticas son múltiples y afectan a todos los segmentos. El estudio molecular de la biopsia hepática muestra mutaciones de K_x0002_ras. ¿Qué tratamiento inicial considera más adecuado para el paciente?</text:p>
          </table:table-cell>
          <table:table-cell office:value-type="string" calcext:value-type="string">
            <text:p>Se trata de un paciente con un cáncer de colon avanzado de edad media, sin comorbilidades y buen estado general por lo que solo tratamiento paliativo no sería lo indicado ni tampoco el trasplante que se reserva para casos seleccionados de hepatocarcinoma. Al debut diagnóstico, en pacientes en buenas condiciones y no candidatos a cirugía de las metástasis se debe ofrecer quimioterapia (respuesta 1 y 4 incorrectas). La presencia de mutación de K-ras contraindica un tratamiento con anticuerpos anti-EGFR (cetuximab o panitumumab) (respuesta 2 incorrecta). La quimioterapia indicada en 1ª línea sería protocolo FOLFOX (fluorouracilo y oxaliplatino) al que podría asociarse el antiangiogénico bevacizumab (respuesta 3 correcta).</text:p>
          </table:table-cell>
          <table:table-cell office:value-type="string" calcext:value-type="string">
            <text:p>1. HARRISON 19ª edic., pp. 543.</text:p>
          </table:table-cell>
          <table:table-cell office:value-type="string" calcext:value-type="string">
            <text:p>ONCOLOGÍA</text:p>
          </table:table-cell>
          <table:table-cell office:value-type="string" calcext:value-type="string">
            <text:p>Difícil</text:p>
          </table:table-cell>
          <table:table-cell office:value-type="float" office:value="0.27" calcext:value-type="float">
            <text:p>0,27</text:p>
          </table:table-cell>
          <table:table-cell/>
          <table:table-cell office:value-type="string" calcext:value-type="string">
            <text:p>Trasplante hepático.</text:p>
          </table:table-cell>
          <table:table-cell office:value-type="string" calcext:value-type="string">
            <text:p>Quimioterapia y anticuerpo anti-EGFR (cetuximab).</text:p>
          </table:table-cell>
          <table:table-cell office:value-type="string" calcext:value-type="string">
            <text:p>Quimioterapia protocolo FOLFOX.</text:p>
          </table:table-cell>
          <table:table-cell office:value-type="string" calcext:value-type="string">
            <text:p>Tratamiento paliativo de los síntomas sin administración de quimioterapia.</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216" calcext:value-type="float">
            <text:p>216</text:p>
          </table:table-cell>
          <table:table-cell office:value-type="float" office:value="10920" calcext:value-type="float">
            <text:p>10920</text:p>
          </table:table-cell>
          <table:table-cell office:value-type="float" office:value="225635" calcext:value-type="float">
            <text:p>225635</text:p>
          </table:table-cell>
          <table:table-cell office:value-type="string" calcext:value-type="string">
            <text:p>FALSE</text:p>
          </table:table-cell>
          <table:table-cell office:value-type="string" calcext:value-type="string">
            <text:p>Mujer de 89 años diagnosticada de un adenocarcinoma de colon con metástasis hepáticas. Acude a la consulta tres semanas después del diagnóstico con estreñimiento de tres dias de evolución sin náuseas ni vómitos. A la exploración clínica el abdomen es blando, depresible y con ruidos presentes. La paciente toma 20 mg día de cloruro mórfico desde el diagnóstico, con dolor abdominal controlado. ¿Cuál considera que es la actitud terapéutica más adecuada?</text:p>
          </table:table-cell>
          <table:table-cell office:value-type="string" calcext:value-type="string">
            <text:p>El estreñimiento por opiáceos debe tratarse con laxantes osmóticos siendo de elección el macrogol que es eficaz en casos de impactación fecal, otra alternativa sería la lactulosa que es menos eficaz y produce más flatulencia (respuesta 2 correcta). La fibra y los procinéticos no están indicados cuando el estreñimiento se debe a opiaceos (respuesta 3 incorrecta). Si el dolor está controlado y la única toxicidad de los opiáceos es el estreñimiento no deben bajarse las dosis de opiáceos mientras que la reducción de dosis debe considerarse si aparece delirium, mioclonias, vómitos incoercibles o bajo nivel de conciencia (respuesta 1 incorrecta). El abdomen es blando, depresible y con ruidos presentes por lo que no hay sospecha de obstrucción intestinal (respuesta 4 incorrecta).</text:p>
          </table:table-cell>
          <table:table-cell office:value-type="string" calcext:value-type="string">
            <text:p>1. FARRERAS 18ª edic., pp. 48.</text:p>
          </table:table-cell>
          <table:table-cell office:value-type="string" calcext:value-type="string">
            <text:p>PALIATIVOS</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Bajar dosis de opioides a la mitad.</text:p>
          </table:table-cell>
          <table:table-cell office:value-type="string" calcext:value-type="string">
            <text:p>Pautar un laxante osmótico y comprobar mediante un tacto rectal que no exista impactación fecal.</text:p>
          </table:table-cell>
          <table:table-cell office:value-type="string" calcext:value-type="string">
            <text:p>Pautar un procinético.</text:p>
          </table:table-cell>
          <table:table-cell office:value-type="string" calcext:value-type="string">
            <text:p>Realizar una TC urgente ante la sospecha de obstrucción intestinal.</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217" calcext:value-type="float">
            <text:p>217</text:p>
          </table:table-cell>
          <table:table-cell office:value-type="float" office:value="10921" calcext:value-type="float">
            <text:p>10921</text:p>
          </table:table-cell>
          <table:table-cell office:value-type="float" office:value="225636" calcext:value-type="float">
            <text:p>225636</text:p>
          </table:table-cell>
          <table:table-cell office:value-type="string" calcext:value-type="string">
            <text:p>FALSE</text:p>
          </table:table-cell>
          <table:table-cell office:value-type="string" calcext:value-type="string">
            <text:p>Pedro, un hombre de 42 años, consulta con su médico de familia para el control periódico de una hipertensión arterial diagnosticada hace dos años. El médico comprueba que el paciente es fumador de 15 cigarrillos/día y plantea como objetivo al paciente el abandono del hábito tabáquico. Pregunta al paciente si se ha planteado con anterioridad dejar de fumar, si lo ha conseguido y ha recaído en alguna ocasión. Después de escuchar los puntos de vista del paciente en relación con el abandono del tabaco, identifica ambivalencias del paciente en relación a su conducta y negocia con él un plan para conseguir el objetivo planteado. La entrevista clínica realizada por el médico de familia se denomina:</text:p>
          </table:table-cell>
          <table:table-cell office:value-type="string" calcext:value-type="string">
            <text:p>La entrevista realizada por el médico al paciente, descrita en este caso clínico es una entrevista motivacional (respuesta 3 correcta); es aquélla que mediante la colaboración entre el profesional y el paciente, acentúa en este último el compromiso para el cambio de conducta y la adherencia al tratamiento evocando su propia motivación y recursos y respetando su autonomía. La entrevista semiológica (respuesta 1 incorrecta) tiene como misión establecer la presencia de síntomas o signos para los que se nos pide una orientación diagnóstica. La entrevista informativa (respuesta 2 incorrecta) es un encuentro para obtener una información concreta. La entrevista operativa (respuesta 4 incorrecta) se trata de una modalidad de entrevista en la que tanto el profesional como el paciente tienen claro el contenido de la entrevista.</text:p>
          </table:table-cell>
          <table:table-cell/>
          <table:table-cell office:value-type="string" calcext:value-type="string">
            <text:p>COMUNICACIÓN</text:p>
          </table:table-cell>
          <table:table-cell office:value-type="string" calcext:value-type="string">
            <text:p>Difícil</text:p>
          </table:table-cell>
          <table:table-cell office:value-type="float" office:value="0.26" calcext:value-type="float">
            <text:p>0,26</text:p>
          </table:table-cell>
          <table:table-cell/>
          <table:table-cell office:value-type="string" calcext:value-type="string">
            <text:p>Entrevista semiológica.</text:p>
          </table:table-cell>
          <table:table-cell office:value-type="string" calcext:value-type="string">
            <text:p>Entrevista informativa.</text:p>
          </table:table-cell>
          <table:table-cell office:value-type="string" calcext:value-type="string">
            <text:p>Entrevista motivacional.</text:p>
          </table:table-cell>
          <table:table-cell office:value-type="string" calcext:value-type="string">
            <text:p>Entrevista operativa.</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218" calcext:value-type="float">
            <text:p>218</text:p>
          </table:table-cell>
          <table:table-cell office:value-type="float" office:value="10922" calcext:value-type="float">
            <text:p>10922</text:p>
          </table:table-cell>
          <table:table-cell office:value-type="float" office:value="225637" calcext:value-type="float">
            <text:p>225637</text:p>
          </table:table-cell>
          <table:table-cell office:value-type="string" calcext:value-type="string">
            <text:p>FALSE</text:p>
          </table:table-cell>
          <table:table-cell office:value-type="string" calcext:value-type="string">
            <text:p>Una mujer de 80 años ingresa en el hospital para estudio de anemia tras ser llevada por sus hijos a Urgencias por rectorragia y decaimiento físico. Clínicamente se encuentra estable. Está diagnosticada de deterioro cognitivo, con ideación y juicio frecuentemente incoherentes y alteraciones conductuales, para lo que toma risperidona. Se sospecha neoplasia maligna de colon y se plantea realizar una colonoscopia. Usted verifica que la paciente es incapaz de entender adecuadamente lo que se le explica sobre tal prueba, su naturaleza, objetivos, posibles complicaciones, o sus consecuencias diagnósticas y eventualmente terapéuticas. En tal caso:</text:p>
          </table:table-cell>
          <table:table-cell office:value-type="string" calcext:value-type="string">
            <text:p>El derecho a la información viene recogido en la Ley 41/2002, 14 de noviembre, básica reguladora de la autonomía del paciente y de derechos y obligaciones en materia de información y documentación clínica. El consentimiento escrito del paciente será necesario en los casos siguientes: Intervención quirúrgica; procedimientos diagnósticos y terapéuticos invasores (endoscopia); radiología intervencionista y aplicación de procedimientos que suponen riesgos o inconvenientes de previsible repercusión negativa sobre la salud del paciente. El paciente tiene el derecho a la información siempre (exceptuando casos en los que el paciente no esté capacitado para tomar decisiones, en cuyo caso, el derecho corresponderá a sus familiares o personas a él allegadas). En este caso clínico mencionado, la paciente tiene un deterioro cognitivo acusado y es incapaz de entender lo que le explicamos sobre la prueba a realizar, en este caso, una colonoscopia. Por tanto, al no tener capacidad para decidir, deben hacerlo por ella sus familiares, debiendo quedar constancia escrita de su aceptación en el impreso de consentimiento informado (consentimiento por representación) (respuesta 3 correcta; respuestas 1, 2 y 4 incorrectas). El consentimiento escrito es el medio más eficaz a la hora de conseguir seguridad jurídica.</text:p>
          </table:table-cell>
          <table:table-cell/>
          <table:table-cell office:value-type="string" calcext:value-type="string">
            <text:p>MEDICINA LEGAL</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Queda relevado de presentar un consentimiento informado a la paciente, y se considera suficiente su criterio como médico para que se realice la colonoscopia.</text:p>
          </table:table-cell>
          <table:table-cell office:value-type="string" calcext:value-type="string">
            <text:p>Solicita la comparecencia del Juez para que autorice la prueba, ante la incapacidad intelectual de la enferma para decidir convenientemente por sí misma.</text:p>
          </table:table-cell>
          <table:table-cell office:value-type="string" calcext:value-type="string">
            <text:p>Por no tener capacidad para decidir, deben hacerlo por ella sus familiares, debiendo quedar constancia escrita de su aceptación en el impreso de consentimiento informado.</text:p>
          </table:table-cell>
          <table:table-cell office:value-type="string" calcext:value-type="string">
            <text:p>Es jurídicamente aceptable un acuerdo entre el médico y los familiares de la enferma basado en un consentimiento informado verbal para que se practique la colonoscopia.</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219" calcext:value-type="float">
            <text:p>219</text:p>
          </table:table-cell>
          <table:table-cell office:value-type="float" office:value="10923" calcext:value-type="float">
            <text:p>10923</text:p>
          </table:table-cell>
          <table:table-cell office:value-type="float" office:value="225638" calcext:value-type="float">
            <text:p>225638</text:p>
          </table:table-cell>
          <table:table-cell office:value-type="string" calcext:value-type="string">
            <text:p>FALSE</text:p>
          </table:table-cell>
          <table:table-cell office:value-type="string" calcext:value-type="string">
            <text:p>Un paciente de 76 años, diagnosticado hace unos 18 meses de adenocarcinoma de estómago irresecable, con extensión locorregional y en tratamiento con quimioterapia. Ingresa por intolerancia a la ingesta por vómitos reiterados, con fiebre y disnea. Se comprueba radiológicamente progresión de la enfermedad tumoral y una bronconeumonía bilateral con insuficiencia respiratoria, deterioro de la función renal y coagulopatía. Se decide iniciar antibioterapia de amplio espectro y nutrición e hidratación por vía parenteral, pero el paciente expresa su negativa a todo ello. En este caso concreto:</text:p>
          </table:table-cell>
          <table:table-cell office:value-type="string" calcext:value-type="string">
            <text:p>El derecho a la información y el consentimiento informado (antes recogidos en los apartados 5 y 6 del artículo 10 de la LGS) vienen recogidos en la actualidad en la Ley 41/2002, 14 de noviembre, básica reguladora de la autonomía del paciente y de derechos y obligaciones en materia de información y documentación clínica. Se reconoce el derecho del paciente a la libre elección del tratamiento entre las opciones que le presente el responsable médico, así como a negarse al tratamiento, excepto en los casos determinados en la ley. El médico ofrece al paciente las distintas alternativas terapéuticas válidas para tratar su patología, informando de las ventajas e inconvenientes de cada una de ellas, así como de los riesgos que acarrea cada opción. El caso clínico corresponde a un paciente diagnosticado de un adenocarcinoma gástrico irresecable. El médico propone al paciente antibioterapia de amplio espectro y nutrición e hidratación por vía parenteral, pero el paciente (competente legalmente) se niega a ello; lo que deberemos hacer será informar al paciente de los pros y contras de su decisión, respetando la decisión que adopte, aunque pueda conllevar un desenlace fatal (respuesta 3 correcta; respuestas 2 y 4 incorrectas). El médico no está obligado a instaurar ese tratamiento, ya que hay que respetar la autonomía del paciente (respuesta 1 incorrecta). El artículo 1.4. De la LAP, dice: Todo paciente o usuario tiene derecho a negarse al tratamiento, excepto en los casos determinados en la Ley (supuestos de tratamiento obligatorio por riesgo para la salud pública o por orden judicial; epidemias). Su negativa al tratamiento constará por escrito. El rechazo del paciente a recibir un tratamiento, incluso cuando sea necesario para la conservación de la salud, se ha de aceptar siempre y cuando exprese o haya expresado de forma clara y contundente ese deseo, en el caso de que estemos ante un sujeto mayor de edad.</text:p>
          </table:table-cell>
          <table:table-cell/>
          <table:table-cell office:value-type="string" calcext:value-type="string">
            <text:p>BIOÉTICA</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Su médico está obligado a instaurar un tratamiento, aún en contra de la voluntad del paciente, si éste sufre una situación clínica amenazante para su vida.</text:p>
          </table:table-cell>
          <table:table-cell office:value-type="string" calcext:value-type="string">
            <text:p>Plantearemos la situación a sus familiares o representante legalmente designado y actuaremos de acuerdo con ellos, aunque su opinión no coincida con la del paciente.</text:p>
          </table:table-cell>
          <table:table-cell office:value-type="string" calcext:value-type="string">
            <text:p>Informaremos al paciente de los pros y de los contras de su decisión, y respetaremos la que adopte, aunque pueda conllevar un desenlace fatal.</text:p>
          </table:table-cell>
          <table:table-cell office:value-type="string" calcext:value-type="string">
            <text:p>Está indicado no emprender otro tratamiento que no sea el de sedación por sufrir neoplasia terminal.</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221" calcext:value-type="float">
            <text:p>221</text:p>
          </table:table-cell>
          <table:table-cell office:value-type="float" office:value="10925" calcext:value-type="float">
            <text:p>10925</text:p>
          </table:table-cell>
          <table:table-cell office:value-type="float" office:value="225640" calcext:value-type="float">
            <text:p>225640</text:p>
          </table:table-cell>
          <table:table-cell office:value-type="string" calcext:value-type="string">
            <text:p>FALSE</text:p>
          </table:table-cell>
          <table:table-cell office:value-type="string" calcext:value-type="string">
            <text:p>Un joven de 23 años, presenta de forma brusca un dolor punzante en el hemitórax izquierdo que se acompaña de disnea progresiva. Decide acudir al Servicio de Urgencias del Hospital más próximo. El médico que lo atiende constata obnubilación, cianosis, taquipnea y una exploración física compatible con neumotórax que se confirma en la radiografía de tórax. La saturación de oxígeno es del 70%. El médico cree que debe colocarse un drenaje torácico. ¿Cuál es la actitud correcta?</text:p>
          </table:table-cell>
          <table:table-cell office:value-type="string" calcext:value-type="string">
            <text:p>El caso clínico descrito corresponde a un paciente joven que presenta de forma súbita dolor torácico y disnea con gran inestabilidad hemodinámica asociada a una insuficiencia respiratoria aguda severa, ya que la saturación basal de oxígeno es del 70%. La sospecha diagnóstica es un neumotórax. El tratamiento consiste en practicar un drenaje torácico urgente y hay que realizarlo ya, sin demora, no siendo necesario en este caso el consentimiento informado (respuesta 2 correcta; respuestas 1, 3 y 4 incorrectas), ya que es una urgencia vital y si hay retraso en el tratamiento puede haber riesgo de lesiones irreversibles o de fallecimiento. Los supuestos recogidos por la Legislación española que eximen de la obligatoriedad de contar con el consentimiento informado son: 1. “Cuando la no intervención suponga un riesgo para la salud pública” (no de una persona individual). 2. “Cuando no esté capacitado para tomar decisiones, en cuyo caso, el derecho corresponderá a sus familiares o personas a él allegadas”. 3. “Cuando la urgencia no permita demoras por poderse ocasionar lesiones irreversibles o existir peligro de fallecimiento”.</text:p>
          </table:table-cell>
          <table:table-cell/>
          <table:table-cell office:value-type="string" calcext:value-type="string">
            <text:p>MEDICINA LEGAL</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Solicitar el consentimiento informado antes de practicarlo.</text:p>
          </table:table-cell>
          <table:table-cell office:value-type="string" calcext:value-type="string">
            <text:p>Practicar directamente el drenaje ya que en las situaciones de urgencia puede prescindirse del consentimiento informado.</text:p>
          </table:table-cell>
          <table:table-cell office:value-type="string" calcext:value-type="string">
            <text:p>Intentar localizar a un familiar para que decida por el paciente.</text:p>
          </table:table-cell>
          <table:table-cell office:value-type="string" calcext:value-type="string">
            <text:p>No debe solicitarse dado que el drenaje no es necesario.</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225" calcext:value-type="float">
            <text:p>225</text:p>
          </table:table-cell>
          <table:table-cell office:value-type="float" office:value="10929" calcext:value-type="float">
            <text:p>10929</text:p>
          </table:table-cell>
          <table:table-cell office:value-type="float" office:value="225644" calcext:value-type="float">
            <text:p>225644</text:p>
          </table:table-cell>
          <table:table-cell office:value-type="string" calcext:value-type="string">
            <text:p>FALSE</text:p>
          </table:table-cell>
          <table:table-cell office:value-type="string" calcext:value-type="string">
            <text:p>Una ambulancia medicalizada es movilizada para atender a un varón joven politraumatizado por accidente de tráfico. A la exploración física, anisocoria derecha con pupila midriatica arreactiva, coma con 4 puntos en la escala del coma de Glasgow (respuesta ocular 1, respuesta motora 2, respuesta verbal 1), presión arterial 180/100 mmHg, frecuencia cardiaca 56 latidos por minuto, frecuencia respiratoria 8 respiraciones por minuto, saturaci6n de oxigeno por pulsioximetria 90% respirando aire ambiente ¿Cuál debería ser la primera acción del equipo de emergencias extrahospitalarias?</text:p>
          </table:table-cell>
          <table:table-cell office:value-type="string" calcext:value-type="string">
            <text:p>Estamos ante un politraumatizado donde debemos aplicar las medidas de soporte avanzado dado que nos plantean una “ambulancia medicalizada”. En este caso el orden a realizar es evaluación del escenario tras la cual realizamos una valoración primaria del paciente: tiene un Glasgow 4, con anisocoria y una saturación que precisa soporte ventilatorio que el paciente podrá aportar. Cuando nos planteamos una intubación debemos de valorar: signos de dificultad respiratoria, bajo nivel de conciencia y respiración irregular, trauma facial severo, Shock severo o en general con Glasgow &gt; 8. La canalización de una vía venosa sería un tercer paso tras control de vía aérea (respuesta 2 incorrecta). La oxigenoterapia por mascarilla ventimask no garantiza en este caso en el paciente la oxigenación correcta debido al nivel de conciencia que tiene (Glasgow 4) precisando una vía aérea controlada (respuesta 4 incorrecta). La mascarilla laríngea es un método utilizado en caso de via aérea difícil que no asegura la misma existiendo riego de broncoaspiración (respuesta 2 incorrecta). Dado que se trata de un paciente politrumatizado debemos realizar un control correcto de la vía aérea con intubación endotraqueal (dado que no se prevé sea vía aérea difícil) siempre con control de columna cervical para evitar lesiones mayores (respuesta 3 correcta).</text:p>
          </table:table-cell>
          <table:table-cell office:value-type="string" calcext:value-type="string">
            <text:p>1. Enfermo crítico y emergencias. Nicolas, JM. Elservier 2011. Capitulo 2 “Acceso a la vía aerea”; capitulo 17 “soporte vital avanzado en el adulto”</text:p>
          </table:table-cell>
          <table:table-cell office:value-type="string" calcext:value-type="string">
            <text:p>URGENCIAS</text:p>
          </table:table-cell>
          <table:table-cell office:value-type="string" calcext:value-type="string">
            <text:p>Fácil</text:p>
          </table:table-cell>
          <table:table-cell office:value-type="float" office:value="0.68" calcext:value-type="float">
            <text:p>0,68</text:p>
          </table:table-cell>
          <table:table-cell/>
          <table:table-cell office:value-type="string" calcext:value-type="string">
            <text:p>Insertar una mascarilla laríngea.</text:p>
          </table:table-cell>
          <table:table-cell office:value-type="string" calcext:value-type="string">
            <text:p>Canalizar una vía venosa periférica y administrar manitol intravenoso.</text:p>
          </table:table-cell>
          <table:table-cell office:value-type="string" calcext:value-type="string">
            <text:p>Intubación endotraqueal con control de la columna cervical.</text:p>
          </table:table-cell>
          <table:table-cell office:value-type="string" calcext:value-type="string">
            <text:p>Oxigenoterapia con mascarilla tipo ventimask y traslado inmediato a un hospital con neurocirujano de guardia.</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226" calcext:value-type="float">
            <text:p>226</text:p>
          </table:table-cell>
          <table:table-cell office:value-type="float" office:value="10930" calcext:value-type="float">
            <text:p>10930</text:p>
          </table:table-cell>
          <table:table-cell office:value-type="float" office:value="225645" calcext:value-type="float">
            <text:p>225645</text:p>
          </table:table-cell>
          <table:table-cell office:value-type="string" calcext:value-type="string">
            <text:p>FALSE</text:p>
          </table:table-cell>
          <table:table-cell office:value-type="string" calcext:value-type="string">
            <text:p>Hombre de 36 años remitido a la consulta de Cirugía tras drenaje urgente de absceso perianal dos meses antes, persistiendo supuración. El paciente estaba siendo estudiado previamente por digestivo por cuadro de diarrea, dolor abdominal y pérdida de peso. Colonoscopia: Recto de aspecto normal; a nivel de colon descendente y sigma se alternan zonas con aspecto de "empedrado" y úlceras lineales y profundas con otras de aspecto normal. Se completa estudio con Eco endoanal y RM observándose una fistula transesfinteriana alta. Sin tratamiento médico actual. ¿Cuál sería el tratamiento inicial más adecuado de la fistula?</text:p>
          </table:table-cell>
          <table:table-cell office:value-type="string" calcext:value-type="string">
            <text:p>La fístula con drenaje recién diagnosticada se trata mejor con la colocación de un sedal, un asa de material de sutura para vasos o seda, colocados a través del trayecto fistuloso para conservar así el conducto abierto y amortiguar la inflamación circundante que surge con el bloqueo repetitivo del conducto anómalo (respuesta 2 correcta, respuesta 3 incorrecta). Una vez que ha disminuido la inflamación es posible identificar la relación exacta del trayecto fistuloso y los esfínteres anales. En los casos de la fístula interesfinteriana y las transesfinterianas bajas, se realiza una fistulotomía simple sin comprometer la continencia (respuesta 1 incorrecta). En la fístula transesfinteriana más alta cabe practicar un colgajo por avance anorrectal, en combinación con drenaje con catéter o uso de fibrina como adhesivo. En el caso de este paciente que padece una Enfermedad de Crohn asociado a su fístula, es posible que precise de asociar tratamiento con metronidazol, infliximab o inmunosupresores. La esfinterotomía lateral interna es el tratamiento de las fisuras anales crónicas que no responden a tratamiento conservador (respuesta 4 incorrecta).</text:p>
          </table:table-cell>
          <table:table-cell office:value-type="string" calcext:value-type="string">
            <text:p>1. HARRISON 19ª Edición, págs. 1978 2. FARRERAS 18ª Edición, págs. 203 Tipos de fístulas anales</text:p>
          </table:table-cell>
          <table:table-cell office:value-type="string" calcext:value-type="string">
            <text:p>DIGESTIVO</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Fistulotomía.</text:p>
          </table:table-cell>
          <table:table-cell office:value-type="string" calcext:value-type="string">
            <text:p>Colocación de sedal no cortante en el trayecto de la fistula asociado a tratamiento con metronidazol, infliximab e inmunosupresores.</text:p>
          </table:table-cell>
          <table:table-cell office:value-type="string" calcext:value-type="string">
            <text:p>Realizar drenajes repetidos cada vez que presente un absceso, asociando tratamiento con infliximab e inmunosupresores.</text:p>
          </table:table-cell>
          <table:table-cell office:value-type="string" calcext:value-type="string">
            <text:p>Esfinterotomía lateral interna.</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227" calcext:value-type="float">
            <text:p>227</text:p>
          </table:table-cell>
          <table:table-cell office:value-type="float" office:value="10931" calcext:value-type="float">
            <text:p>10931</text:p>
          </table:table-cell>
          <table:table-cell office:value-type="float" office:value="225646" calcext:value-type="float">
            <text:p>225646</text:p>
          </table:table-cell>
          <table:table-cell office:value-type="string" calcext:value-type="string">
            <text:p>FALSE</text:p>
          </table:table-cell>
          <table:table-cell office:value-type="string" calcext:value-type="string">
            <text:p>Paciente de 36 años de edad que consulta por presentar dolor torácico constante, constrictivo, que se irradia a ambos brazos y que se intensifica en decúbito dorsal. En la exploración su médico objetiva que dicho dolor se alivia al sentarse con el cuerpo hacia adelante. Tras realizar un estudio exhaustivo del paciente usted lo diagnostica de pericarditis idiopática aguda. Señale la respuesta FALSA:</text:p>
          </table:table-cell>
          <table:table-cell office:value-type="string" calcext:value-type="string">
            <text:p>La recurrencia de la pericarditis aguda idiopática se estima en torno al 30% (respuesta 4 correcta).</text:p>
          </table:table-cell>
          <table:table-cell/>
          <table:table-cell office:value-type="string" calcext:value-type="string">
            <text:p>CARDIOLOGÍA</text:p>
          </table:table-cell>
          <table:table-cell office:value-type="string" calcext:value-type="string">
            <text:p>Normal</text:p>
          </table:table-cell>
          <table:table-cell office:value-type="float" office:value="0.56" calcext:value-type="float">
            <text:p>0,56</text:p>
          </table:table-cell>
          <table:table-cell/>
          <table:table-cell office:value-type="string" calcext:value-type="string">
            <text:p>No existe una prueba específica para el diagnóstico de pericarditis aguda idiopática por lo que el diagnóstico es de exclusión.</text:p>
          </table:table-cell>
          <table:table-cell office:value-type="string" calcext:value-type="string">
            <text:p>Deben de evitarse los anticoagulantes porque su uso puede causar hemorragia en la cavidad pericárdica.</text:p>
          </table:table-cell>
          <table:table-cell office:value-type="string" calcext:value-type="string">
            <text:p>No existe un tratamiento específico, pero puede indicarse el reposo en cama y ácido acetilsalicílico.</text:p>
          </table:table-cell>
          <table:table-cell office:value-type="string" calcext:value-type="string">
            <text:p>Debe de informar a su paciente que la pericarditis recurre en más de un 75% de los pacientes.</text:p>
          </table:table-cell>
          <table:table-cell/>
          <table:table-cell office:value-type="float" office:value="4" calcext:value-type="float">
            <text:p>4</text:p>
          </table:table-cell>
          <table:table-cell table:number-columns-repeated="16"/>
        </table:table-row>
        <table:table-row table:style-name="ro1">
          <table:table-cell office:value-type="float" office:value="2016" calcext:value-type="float">
            <text:p>2016</text:p>
          </table:table-cell>
          <table:table-cell office:value-type="float" office:value="230" calcext:value-type="float">
            <text:p>230</text:p>
          </table:table-cell>
          <table:table-cell office:value-type="float" office:value="10934" calcext:value-type="float">
            <text:p>10934</text:p>
          </table:table-cell>
          <table:table-cell office:value-type="float" office:value="225649" calcext:value-type="float">
            <text:p>225649</text:p>
          </table:table-cell>
          <table:table-cell office:value-type="string" calcext:value-type="string">
            <text:p>FALSE</text:p>
          </table:table-cell>
          <table:table-cell office:value-type="string" calcext:value-type="string">
            <text:p>Hombre de 46 años que consulta de urgencia por dolor tipo cólico localizado en fosa iliaca izquierda, con cierta irradiación hacia escroto. No ha tenido episodios similares. En la analítica, la creatinina sérica es de 0,9 mg/dL, leucocitos 6.700/mm3 y la fórmula leucocitaria es normal En el sedimento urinario hay 12-15 hematíes/campo y el pH de la orina es 6. No tiene fiebre y su índice de masa corporal (IMC) es de 25,5 kg/m2 ¿Que prueba de imagen es la más sensible para realizar el diagnóstico?</text:p>
          </table:table-cell>
          <table:table-cell office:value-type="string" calcext:value-type="string">
            <text:p>En esta pregunta nos describen un cuadro típico de cólico renal no complicado y nos preguntan acerca de la prueba más sensible para diagnosticar la etiología de éste, esta es sin duda el TAC sin contraste o pielo TAC, ya que esta prueba es altamente sensible y específica pudiendo apreciar la práctica totalidad de litiasis del tracto urinario con independencia de su composición dando la posibilidad además de hacer una aproximación de su composición a partir de su densidad en unidades Hounsfield (respuesta 3 correcta). La ecografía abdominal es probablemente la prueba de imagen de elección de URGENCIA ante un cólico complicado, no tanto para ver las litiasis sino para descartar obstrucción u otras complicaciones. Pero no es la imagen más sensible para visualizar las litiasis (respuesta 2 incorrecta).</text:p>
          </table:table-cell>
          <table:table-cell office:value-type="string" calcext:value-type="string">
            <text:p>1. Urología práctica. Enrique Broseta, Alberto Budía, Juan Pablo Burgués, Saturnino Luján. Elsevier. 4º Edición. 2016. Página 85. Imagen de TC abdominopélvico que muestra una litiasis vesical (ver flecha)</text:p>
          </table:table-cell>
          <table:table-cell office:value-type="string" calcext:value-type="string">
            <text:p>NEFROLOGÍA</text:p>
          </table:table-cell>
          <table:table-cell office:value-type="string" calcext:value-type="string">
            <text:p>Difícil</text:p>
          </table:table-cell>
          <table:table-cell office:value-type="float" office:value="0.19" calcext:value-type="float">
            <text:p>0,19</text:p>
          </table:table-cell>
          <table:table-cell/>
          <table:table-cell office:value-type="string" calcext:value-type="string">
            <text:p>Radiografía simple de abdomen.</text:p>
          </table:table-cell>
          <table:table-cell office:value-type="string" calcext:value-type="string">
            <text:p>Ecografía abdominal.</text:p>
          </table:table-cell>
          <table:table-cell office:value-type="string" calcext:value-type="string">
            <text:p>TC sin contraste.</text:p>
          </table:table-cell>
          <table:table-cell office:value-type="string" calcext:value-type="string">
            <text:p>Urografía intravenosa.</text:p>
          </table:table-cell>
          <table:table-cell/>
          <table:table-cell office:value-type="float" office:value="3" calcext:value-type="float">
            <text:p>3</text:p>
          </table:table-cell>
          <table:table-cell table:number-columns-repeated="16"/>
        </table:table-row>
        <table:table-row table:style-name="ro1">
          <table:table-cell office:value-type="float" office:value="2016" calcext:value-type="float">
            <text:p>2016</text:p>
          </table:table-cell>
          <table:table-cell office:value-type="float" office:value="231" calcext:value-type="float">
            <text:p>231</text:p>
          </table:table-cell>
          <table:table-cell office:value-type="float" office:value="10935" calcext:value-type="float">
            <text:p>10935</text:p>
          </table:table-cell>
          <table:table-cell office:value-type="float" office:value="225650" calcext:value-type="float">
            <text:p>225650</text:p>
          </table:table-cell>
          <table:table-cell office:value-type="string" calcext:value-type="string">
            <text:p>FALSE</text:p>
          </table:table-cell>
          <table:table-cell office:value-type="string" calcext:value-type="string">
            <text:p>Paciente de 51 años, sin antecedentes de interés. Consulta por fiebre, mal estado general y dolor pleurítico de una semana de evolución que no ha cedido a pesar de un tratamiento antibiótico pautado. Ingresa consciente, orientado y con fiebre de 38,7°C. En la exploración física destaca una abolición del murmullo vesicular en la mitad basal posterior del hemitórax derecho. En la analítica tiene leucocitos 19.000/mm3 (80% neutrófilos). En la radiografía se ve un derrame pleural que ocupa la mitad del hemitórax derecho. ¿Cuál debería ser la actitud a seguir?</text:p>
          </table:table-cell>
          <table:table-cell office:value-type="string" calcext:value-type="string">
            <text:p>La pregunta nos presenta un paciente con una infección y fiebre mantenida a pesar de antibioterapia, junto con un derrame pleural asociado. Todo ello sugiere la presencia de un empiema, en cuyo caso será necesario colocar un tubo de drenaje. Para confirmarlo, está indicado realizar una toracocentesis diagnóstica (respuesta 2 correcta). Las guías y protocolos actuales no recomiendan colocar un drenaje pleural de forma urgente sin haber confirmado antes (mediante una toracocentesis diagnóstica) que se trata de un empiema (respuesta 4 incorrecta). El empiema requiere antibioterapia y tubo de drenaje. En caso de que el agente antimicrobiano pautado previamente sea adecuado para la infección, no es necesario cambiar el antibiótico (sólo requerirá añadir un tubo de drenaje) (respuesta 3 incorrecta). La videotoracoscopia diagnóstica y terapéutica se reserva para aquellos derrames pleurales sugestivos de neoplasia (no de infección) (respuesta 1 incorrecta).</text:p>
          </table:table-cell>
          <table:table-cell office:value-type="string" calcext:value-type="string">
            <text:p>1. Parapneumonic effusion and empyema in adults. UpToDate.com Sistema de drenaje con sello de agua</text:p>
          </table:table-cell>
          <table:table-cell office:value-type="string" calcext:value-type="string">
            <text:p>NEUMOLOGÍA</text:p>
          </table:table-cell>
          <table:table-cell office:value-type="string" calcext:value-type="string">
            <text:p>Difícil</text:p>
          </table:table-cell>
          <table:table-cell office:value-type="float" office:value="0.17" calcext:value-type="float">
            <text:p>0,17</text:p>
          </table:table-cell>
          <table:table-cell/>
          <table:table-cell office:value-type="string" calcext:value-type="string">
            <text:p>Realizar una videotoracoscopia diagnóstica y terapéutica.</text:p>
          </table:table-cell>
          <table:table-cell office:value-type="string" calcext:value-type="string">
            <text:p>Realizar una toracocentesis diagnóstica.</text:p>
          </table:table-cell>
          <table:table-cell office:value-type="string" calcext:value-type="string">
            <text:p>Cambiar el antibiótico utilizado hasta el momento.</text:p>
          </table:table-cell>
          <table:table-cell office:value-type="string" calcext:value-type="string">
            <text:p>Colocar un drenaje pleural de forma urgente.</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232" calcext:value-type="float">
            <text:p>232</text:p>
          </table:table-cell>
          <table:table-cell office:value-type="float" office:value="10936" calcext:value-type="float">
            <text:p>10936</text:p>
          </table:table-cell>
          <table:table-cell office:value-type="float" office:value="225651" calcext:value-type="float">
            <text:p>225651</text:p>
          </table:table-cell>
          <table:table-cell office:value-type="string" calcext:value-type="string">
            <text:p>FALSE</text:p>
          </table:table-cell>
          <table:table-cell office:value-type="string" calcext:value-type="string">
            <text:p>Niña de 10 años que acude por astenia, dolor abdominal y hematuria macroscópica con orinas de color oscuro sin síntomas miccionales. Está recibiendo tratamiento con amoxicilina desde hace 3 días por faringoamigdalitis aguda. La familia refiere dos episodios previos autolimitados similares coincidiendo con una gastroenteritis y una otitis media respectivamente. ¿Cuál es su diagnóstico de sospecha?:</text:p>
          </table:table-cell>
          <table:table-cell office:value-type="string" calcext:value-type="string">
            <text:p>Se trata de un cuadro clínico recidivante tras un proceso infeccioso de síndrome nefrótico. La glomerulonefritis membranoproliferativa puede cursar con cuadro mixto de síndrome nefrótico o nefrítico, y la forma secundaria de este tipo de glomerulonefritis se asocia por lo general a infecciones subagudas o crónicas, como hepatitis B ó C, sífilis, endocarditis bacteriana subaguda e infección de derivaciones, en especial las auriculoventriculares (respuesta 1 incorrecta). El síndrome Alport presenta hematuria microscópica asintomática la mayoría de las ocasiones, y puede ser tras alguna infección. Sin embargo, se asocia con hipoacusia neurosensorial bilateral, así como alteraciones ocualres (lenticono, moteado macular y/o erosiones corneales) (respuesta 3 incorrecta). La principal complicación puede surgir en distinguir la nefropatía IgA de la glomerulonefritis postestreptocócica. En ésta última, se produce cuadro de hematuria tras 1-3 semanas de infección faríngea por estreptococo, mientras que en la nefropatía IgA se produce cuadro de hematuría tras 1-2 días de inicio de una infección vírica (respuesta 4 incorrecta, respuesta 2 correcta). Existen más diferencias no reflejadas en el caso clínico como: - HTA secundaria al fallo renal asociado, que suele ser más leve o moderada en la nefropatía IgA. - Los niveles séricos de C3 en la nefropatía IgA son normales, mientras que en post-estreptocócica se reduce significativamente en la fase aguda de la enfermedad y recobravalores normales a las 6-8 semanas del inicio del cuadro.</text:p>
          </table:table-cell>
          <table:table-cell office:value-type="string" calcext:value-type="string">
            <text:p>1. Tratado de Pediatría M. Cruz. 10ª Ed. Vol II. Pág. 1791-1798. 2. Tratado de Pediatría Nelson. 19ª Ed. Vol II. Pág. 1848-1858.</text:p>
          </table:table-cell>
          <table:table-cell office:value-type="string" calcext:value-type="string">
            <text:p>PEDIATRÍA</text:p>
          </table:table-cell>
          <table:table-cell office:value-type="string" calcext:value-type="string">
            <text:p>Fácil</text:p>
          </table:table-cell>
          <table:table-cell office:value-type="float" office:value="0.72" calcext:value-type="float">
            <text:p>0,72</text:p>
          </table:table-cell>
          <table:table-cell/>
          <table:table-cell office:value-type="string" calcext:value-type="string">
            <text:p>Glomerulonefritis membranoproliferativa.</text:p>
          </table:table-cell>
          <table:table-cell office:value-type="string" calcext:value-type="string">
            <text:p>Nefropatía IgA.</text:p>
          </table:table-cell>
          <table:table-cell office:value-type="string" calcext:value-type="string">
            <text:p>Síndrome de Alport ligado al X.</text:p>
          </table:table-cell>
          <table:table-cell office:value-type="string" calcext:value-type="string">
            <text:p>Glomerulonefritis aguda postinfecciosa.</text:p>
          </table:table-cell>
          <table:table-cell/>
          <table:table-cell office:value-type="float" office:value="2" calcext:value-type="float">
            <text:p>2</text:p>
          </table:table-cell>
          <table:table-cell table:number-columns-repeated="16"/>
        </table:table-row>
        <table:table-row table:style-name="ro1">
          <table:table-cell office:value-type="float" office:value="2016" calcext:value-type="float">
            <text:p>2016</text:p>
          </table:table-cell>
          <table:table-cell office:value-type="float" office:value="233" calcext:value-type="float">
            <text:p>233</text:p>
          </table:table-cell>
          <table:table-cell office:value-type="float" office:value="10937" calcext:value-type="float">
            <text:p>10937</text:p>
          </table:table-cell>
          <table:table-cell office:value-type="float" office:value="225652" calcext:value-type="float">
            <text:p>225652</text:p>
          </table:table-cell>
          <table:table-cell office:value-type="string" calcext:value-type="string">
            <text:p>FALSE</text:p>
          </table:table-cell>
          <table:table-cell office:value-type="string" calcext:value-type="string">
            <text:p>Mujer de 32 años con test de gestación positivo y amenorrea de 9 semanas. Consulta por hiperemesis gravídica de 6 días de evolución y metrorragia escasa de 3 horas de evolución. En la exploración se comprueba sangrado escaso de cavidad uterina y útero aumentado como gestación de 14 semanas. En el estudio ecográfico presenta imagen intrauterina en "copos de nieve" y ausencia de saco gestacional intrautero. La determinación de -HCG es de 110.000 mUI/mL. Tras evacuación por succión y curetaje se diagnostica de mola hidatiforme completa. En el seguimiento posterior está indicado:</text:p>
          </table:table-cell>
          <table:table-cell office:value-type="string" calcext:value-type="string">
            <text:p>Tras la evacuación de la mola las pacientes serán controladas semanalmente con la dosificación de la B-HGC hasta que se convierta indetectable, por tres veces consecutivas. Después el control será mensual, durante seis meses y luego cada dos meses otros seis meses más. Basándose en los datos disponibles, se recomienda un seguimiento de tres a seis meses en el caso de la mola parcial y de 12 meses en el caso de la mola completa (respuesta 2 correcta).</text:p>
          </table:table-cell>
          <table:table-cell office:value-type="string" calcext:value-type="string">
            <text:p>1. Práctica de guía clínica SEGO. Enfermedad trofoblástica gestacional. 2005.</text:p>
          </table:table-cell>
          <table:table-cell office:value-type="string" calcext:value-type="string">
            <text:p>GINECOLOGÍA</text:p>
          </table:table-cell>
          <table:table-cell office:value-type="string" calcext:value-type="string">
            <text:p>Fácil</text:p>
          </table:table-cell>
          <table:table-cell office:value-type="float" office:value="0.78" calcext:value-type="float">
            <text:p>0,78</text:p>
          </table:table-cell>
          <table:table-cell/>
          <table:table-cell office:value-type="string" calcext:value-type="string">
            <text:p>Tratamiento con metotrexate y ácido folínico semanales hasta normalizar las cifras de β-HCG.</text:p>
          </table:table-cell>
          <table:table-cell office:value-type="string" calcext:value-type="string">
            <text:p>Determinación semanal de β-HCG hasta que tres consecutivas sean negativas, después determinación mensual hasta completar el año.</text:p>
          </table:table-cell>
          <table:table-cell office:value-type="string" calcext:value-type="string">
            <text:p>Realización de TC cerebral y torácico cada 3 meses durante 1 año.</text:p>
          </table:table-cell>
          <table:table-cell office:value-type="string" calcext:value-type="string">
            <text:p>Realización de radiografía simple de tórax cada 3 meses durante 1 año.</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39" calcext:value-type="float">
            <text:p>39</text:p>
          </table:table-cell>
          <table:table-cell office:value-type="float" office:value="10978" calcext:value-type="float">
            <text:p>10978</text:p>
          </table:table-cell>
          <table:table-cell office:value-type="float" office:value="228039" calcext:value-type="float">
            <text:p>228039</text:p>
          </table:table-cell>
          <table:table-cell office:value-type="string" calcext:value-type="string">
            <text:p>FALSE</text:p>
          </table:table-cell>
          <table:table-cell office:value-type="string" calcext:value-type="string">
            <text:p>Mujer de 58 años con antecedente de tiroiditis de Riedel. Presenta dolor abdominal, pérdida de peso e ictericia obstructiva. Ante la sospecha radiológica de carcinoma de páncreas, se realiza una duodenopancreatec_x0002_tomía cefálica. En el estudio anatomopatológico no encontra_x0002_mos un carcinoma, sino abundantes células infamatorias con tendencia a rodear ductos, marcada fibrosis, flebitis obliterante y más de 50 células plasmáticas IgG4+ por campo de gran aumento. ¿Cuál es el diagnóstico?</text:p>
          </table:table-cell>
          <table:table-cell office:value-type="string" calcext:value-type="string">
            <text:p>El cuadro clínico es inespecífico y la presencia de una tirioiditis de Riedel tampoco ayuda a dilucidar el cuadro, aunque da contexto a la pregunta. Lo más significativo de la pregunta es la presencia de un número significativo de células plasmáticas IgG4+, que orienta hacia un cuadro de pancreatitis autoinmune en el contexto de un síndrome de IgG4 (respuesta 2 correcta). Esta enfermedad es una condición fibroinflamatoria que se ha descrito en multitud de órganos (árbol biliar, glándulas salivares, pulmones...) y que requiere para su diagnóstico una biopsia con un conteo mayor de 10 células plasmáticas IgG4+ por tinción inmunohistoquímica / campo de alto aumento.</text:p>
          </table:table-cell>
          <table:table-cell/>
          <table:table-cell office:value-type="string" calcext:value-type="string">
            <text:p>ANATOMÍA PATOLÓGICA</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Hamartoma pancreático.</text:p>
          </table:table-cell>
          <table:table-cell office:value-type="string" calcext:value-type="string">
            <text:p>Pancreatitis autoinmune.</text:p>
          </table:table-cell>
          <table:table-cell office:value-type="string" calcext:value-type="string">
            <text:p>Malacoplaquia.</text:p>
          </table:table-cell>
          <table:table-cell office:value-type="string" calcext:value-type="string">
            <text:p>Pancreatitis del surco.</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52" calcext:value-type="float">
            <text:p>52</text:p>
          </table:table-cell>
          <table:table-cell office:value-type="float" office:value="10991" calcext:value-type="float">
            <text:p>10991</text:p>
          </table:table-cell>
          <table:table-cell office:value-type="float" office:value="228052" calcext:value-type="float">
            <text:p>228052</text:p>
          </table:table-cell>
          <table:table-cell office:value-type="string" calcext:value-type="string">
            <text:p>FALSE</text:p>
          </table:table-cell>
          <table:table-cell office:value-type="string" calcext:value-type="string">
            <text:p>Una pareja con un primer hijo varón (caso índice) afecto de fibrosis quística (mucoviscidosis) acude a la consulta de consejo genético. El diagnóstico molecular indica que el caso índice es homocigoto para la mutación F508del y sus padres portadores heterocigotos, El genetista clínico les informará acerca de la forma de transmisión de la enferme_x0002_dad. ¿Qué afirmación es la correcta?</text:p>
          </table:table-cell>
          <table:table-cell office:value-type="string" calcext:value-type="string">
            <text:p>La fibrosis quística, de herencia autosómica recesiva, requiere para que un descendiente sea afecto que sus padres ambos portadores le trasmitan el alelo. Por tanto, 1/2 (probabilidad trasmita padre) x 1/2 (probabilidad trasmita madre) = 1/4 o 25% de probabilidad de que el siguiente descendiente esté afecto (respuesta 1 correcta).</text:p>
          </table:table-cell>
          <table:table-cell/>
          <table:table-cell office:value-type="string" calcext:value-type="string">
            <text:p>GENÉTICA</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La probabilidad de que el siguiente descendiente esté afecto es del 25%.</text:p>
          </table:table-cell>
          <table:table-cell office:value-type="string" calcext:value-type="string">
            <text:p>La probabilidad de que el siguiente descendiente esté afecto es del 50%.</text:p>
          </table:table-cell>
          <table:table-cell office:value-type="string" calcext:value-type="string">
            <text:p>Al haber tenido un hijo afecto, el siguiente descendiente también estará afecto.</text:p>
          </table:table-cell>
          <table:table-cell office:value-type="string" calcext:value-type="string">
            <text:p>Al haber tenido un hijo homocigoto F508del, el siguiente descendiente será portador heterocigoto (67%) o de genotipo homocigoto sin la mutación (33%).</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54" calcext:value-type="float">
            <text:p>54</text:p>
          </table:table-cell>
          <table:table-cell office:value-type="float" office:value="10993" calcext:value-type="float">
            <text:p>10993</text:p>
          </table:table-cell>
          <table:table-cell office:value-type="float" office:value="228054" calcext:value-type="float">
            <text:p>228054</text:p>
          </table:table-cell>
          <table:table-cell office:value-type="string" calcext:value-type="string">
            <text:p>FALSE</text:p>
          </table:table-cell>
          <table:table-cell office:value-type="string" calcext:value-type="string">
            <text:p>Isabel tiene tres hijos varones y una hija (María), todos ellos sanos. Un hermano y un tío materno de Isabel fallecieron por estar afectos de la enfermedad de Duchenne; una enfermedad recesiva ligada al cromosoma X. Actualmente, María desea quedarse embarazada y quiere conocer el riesgo de transmitir la enfermedad a su descenden_x0002_cia. Con los datos recogidos. ¿cuál es la probabilidad de que María sea portadora de la enfermedad de Duchenne?</text:p>
          </table:table-cell>
          <table:table-cell office:value-type="string" calcext:value-type="string">
            <text:p>La enfermedad de Duchenne ligada al X recesiva si la padece el hermano, indica que la madre de Isabel es portadora con 1/2 de probabilidad de trasmitirle a Isabel el X*. Isabel tiene 1/2 de probabilidades por tanto de ser portadora del X*. La probabilidad de que Isabel sea portadora 1/2 x la probabilidad de que se lo haya trasmitida a María 1/2 = 1/4. Dado que la tanto Isabel como María están sanos, sin signos de padecer Duchenne, enfermedad que suele dar clínica en la niñez, la probabilidad de que sean portadores es menos de 1/4 (respuesta 4 correcta). Herencia ligada a X recesiva: hijo enfermo tiene madre portadora y ½ de hermanas portadoras</text:p>
          </table:table-cell>
          <table:table-cell/>
          <table:table-cell office:value-type="string" calcext:value-type="string">
            <text:p>GENÉTICA</text:p>
          </table:table-cell>
          <table:table-cell office:value-type="string" calcext:value-type="string">
            <text:p>Difícil</text:p>
          </table:table-cell>
          <table:table-cell office:value-type="float" office:value="-0.15" calcext:value-type="float">
            <text:p>-0,15</text:p>
          </table:table-cell>
          <table:table-cell/>
          <table:table-cell office:value-type="string" calcext:value-type="string">
            <text:p>2/3.</text:p>
          </table:table-cell>
          <table:table-cell office:value-type="string" calcext:value-type="string">
            <text:p>1/2.</text:p>
          </table:table-cell>
          <table:table-cell office:value-type="string" calcext:value-type="string">
            <text:p>1/4.</text:p>
          </table:table-cell>
          <table:table-cell office:value-type="string" calcext:value-type="string">
            <text:p>Menos de 1/4.</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61" calcext:value-type="float">
            <text:p>61</text:p>
          </table:table-cell>
          <table:table-cell office:value-type="float" office:value="11000" calcext:value-type="float">
            <text:p>11000</text:p>
          </table:table-cell>
          <table:table-cell office:value-type="float" office:value="228061" calcext:value-type="float">
            <text:p>228061</text:p>
          </table:table-cell>
          <table:table-cell office:value-type="string" calcext:value-type="string">
            <text:p>FALSE</text:p>
          </table:table-cell>
          <table:table-cell office:value-type="string" calcext:value-type="string">
            <text:p>Hombre de 62 años que acude a urgencias del hospital por presentar fiebre de 38.3Cº y escalofríos. Está taquicárdico y taquipnéico. Analítica de sangre: leucocitosis con desviación izquierda. La presión arterial es de 90/60 mmHg. No se escuchan soplos en la auscultación cardiaca y la RX de tórax descarta una neumonía. Como historial de interés refiere infecciones del tracto urinario de repetición. Hace una semana el médico de cabecera le recetó cefuroxima, fármaco que está tomando actualmente. Se le extraen dos hemocultivos y se remite orina para examen del sedimento y cultivo microbiológico. El sedimento es patológico. con intensa piuria, pero nitritos negativos. A las 24 horas se informa desde el laboratorio de microbiología que tanto la orina como los hemocultivos remitidos son positivos y en ellos se observa cocos grampositivos agrupados en cadenas, pendientes de identificación y antibiograma. A la espera del resultado definitivo, ¿qué recomendaría usted?</text:p>
          </table:table-cell>
          <table:table-cell office:value-type="string" calcext:value-type="string">
            <text:p>Ante una sepsis de origen urinario en la que el microorganismo implicado se visualiza como “cocos gram positivos agrupados en cadenas“ se debe pautar un tratamiento antimicrobiano que cubra Enterococcus spp (respuesta 3 correcta). Este dato objetivo microbiológico posibilita orientar acertadamente la pregunta. Cabe retener que el género Enterococcus integra varias especies: de ellas Enterococcus faecalis (es el más frecuente_x0002_mente implicado en infección urinaria, como en este paciente) y Enterococcus faecium (que causa infección abdominal en pacientes con antibioterapia previa) son los más prevalentes. Cuando se desarrollan en agar sangre pueden ser alfahemolí_x0002_ticos o no hemolíticos. Pertenecen al grupo D de la clasificación de Lancefield. Para E faecalis el tratamiento de elección es ampicilina, pero en cuadros como el presente (sepsis) es necesario un tratamiento rápidamente bactericida en el que se asocie un aminoglucósido o bien daptomicina o ceftriaxona. Entre los antimicrobianos de amplio espectro podría optarse por linezolid y no por el ertapenem (respuesta 2 incorrecta). La respuesta 1 de mantener la cefuroxima (tras una semana de tratamiento) no es acertada. La respuesta 4 es falsa y S aureus se observa en la tinción de Gram con la apariencia de cocos Grampositivos “en racimos”. Los Staphylococcus dan positiva la reacción de la Catalasa a diferencia de los Streptococcus (catalasa negativos) lo cual resulta útil a la hora de resolver preguntas tipo test. Cocos gram+ en cadenas: Streptococo y si foco urinario: Enterococo</text:p>
          </table:table-cell>
          <table:table-cell/>
          <table:table-cell office:value-type="string" calcext:value-type="string">
            <text:p>INFECCIOSAS</text:p>
          </table:table-cell>
          <table:table-cell office:value-type="string" calcext:value-type="string">
            <text:p>Normal</text:p>
          </table:table-cell>
          <table:table-cell office:value-type="float" office:value="0.36" calcext:value-type="float">
            <text:p>0,36</text:p>
          </table:table-cell>
          <table:table-cell/>
          <table:table-cell office:value-type="string" calcext:value-type="string">
            <text:p>Continuar con cefuroxima a la espera del resultado definitivo, pues el paciente ha llevado múltiples tratamien_x0002_tos y no deberíamos equivocamos en su tratamiento actual.</text:p>
          </table:table-cell>
          <table:table-cell office:value-type="string" calcext:value-type="string">
            <text:p>Cambiar a ertapenem, pensando en la posibilidad de microorganismos multirresistentes.</text:p>
          </table:table-cell>
          <table:table-cell office:value-type="string" calcext:value-type="string">
            <text:p>Cambiar a un tratamiento antimicrobiano de amplio espectro que cubra Enterococcus spp.</text:p>
          </table:table-cell>
          <table:table-cell office:value-type="string" calcext:value-type="string">
            <text:p>Cambiar a un tratamiento antimicrobiano de amplio espectro que contenga imipenem, pensando en la posibili_x0002_dad de Staphylococcus aureus, ya que nuestro hospital tiene una elevada incidencia de S. aureus resistente a meticilina (SARM).</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68" calcext:value-type="float">
            <text:p>68</text:p>
          </table:table-cell>
          <table:table-cell office:value-type="float" office:value="11007" calcext:value-type="float">
            <text:p>11007</text:p>
          </table:table-cell>
          <table:table-cell office:value-type="float" office:value="228068" calcext:value-type="float">
            <text:p>228068</text:p>
          </table:table-cell>
          <table:table-cell office:value-type="string" calcext:value-type="string">
            <text:p>FALSE</text:p>
          </table:table-cell>
          <table:table-cell office:value-type="string" calcext:value-type="string">
            <text:p>Mujer de 87 años con antecedentes de hipertensión arterial, ingresada hace 48 horas en la unidad coronaria por infarto agudo de miocardio con elevación de st de localización anterior. Avisa por disnea. En la exploración destaca soplo sistólico con frémito, irradiado al borde esternal derecho que no estaba presente al ingreso. ¿Qué complicación sospecha usted?</text:p>
          </table:table-cell>
          <table:table-cell office:value-type="string" calcext:value-type="string">
            <text:p>Paciente con soplo de nueva aparición tras IAM se trata de insuficiencia mitral o rotura del tabique intraventricular (respuesta 4 correcta). En la rotura de pared libre no existe soplo, aparece disociación electromecánica (respuesta 3 incorrecta). En insuficiencia cardiaca o aneurisma no aparece soplo (respuestas 1 y 2 incorrectas).</text:p>
          </table:table-cell>
          <table:table-cell/>
          <table:table-cell office:value-type="string" calcext:value-type="string">
            <text:p>CARDIOLOGÍA</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Insuficiencia cardiaca por necrosis extensa.</text:p>
          </table:table-cell>
          <table:table-cell office:value-type="string" calcext:value-type="string">
            <text:p>Aneurisma anterior.</text:p>
          </table:table-cell>
          <table:table-cell office:value-type="string" calcext:value-type="string">
            <text:p>Rotura de la pared libre del ventrículo izquierdo.</text:p>
          </table:table-cell>
          <table:table-cell office:value-type="string" calcext:value-type="string">
            <text:p>Rotura en el tabique interventricular.</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71" calcext:value-type="float">
            <text:p>71</text:p>
          </table:table-cell>
          <table:table-cell office:value-type="float" office:value="11010" calcext:value-type="float">
            <text:p>11010</text:p>
          </table:table-cell>
          <table:table-cell office:value-type="float" office:value="228071" calcext:value-type="float">
            <text:p>228071</text:p>
          </table:table-cell>
          <table:table-cell office:value-type="string" calcext:value-type="string">
            <text:p>FALSE</text:p>
          </table:table-cell>
          <table:table-cell office:value-type="string" calcext:value-type="string">
            <text:p>Hombre de 84 de edad, con insuficiencia cardiaca crónica en grado funcional II secundario a cardiopatía isquémica con disfunción sistólica grave no revascularizable, enfermedad renal crónica estadio 3 (filtrado glomerular 45-50 mL/min) y fibrilación auricular permanente con frecuencia cardiaca &gt;80 latidos por minuto. ¿Cuál de los siguientes fármacos NO aporta beneficio al paciente según la evidencia disponible en la actualidad?</text:p>
          </table:table-cell>
          <table:table-cell office:value-type="string" calcext:value-type="string">
            <text:p>La ivabradina actúa sobre el nodo sinusal, por lo tanto el paciente tiene que estar en ritmo sinusal (respuesta 1 correcta). Los IECAS; antialdosterónicos y betabloqueantes han demostrado mejoría de la supervivencia (respuestas 2, 3 y 4 incorrectas).</text:p>
          </table:table-cell>
          <table:table-cell/>
          <table:table-cell office:value-type="string" calcext:value-type="string">
            <text:p>CARDI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Ivabradina.</text:p>
          </table:table-cell>
          <table:table-cell office:value-type="string" calcext:value-type="string">
            <text:p>Inhibidores de la enzima convertidora de angiotensina.</text:p>
          </table:table-cell>
          <table:table-cell office:value-type="string" calcext:value-type="string">
            <text:p>Anti-aldosterónicos.</text:p>
          </table:table-cell>
          <table:table-cell office:value-type="string" calcext:value-type="string">
            <text:p>Beta-bloqueantes.</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72" calcext:value-type="float">
            <text:p>72</text:p>
          </table:table-cell>
          <table:table-cell office:value-type="float" office:value="11011" calcext:value-type="float">
            <text:p>11011</text:p>
          </table:table-cell>
          <table:table-cell office:value-type="float" office:value="228072" calcext:value-type="float">
            <text:p>228072</text:p>
          </table:table-cell>
          <table:table-cell office:value-type="string" calcext:value-type="string">
            <text:p>FALSE</text:p>
          </table:table-cell>
          <table:table-cell office:value-type="string" calcext:value-type="string">
            <text:p>Un hombre de 45 años, con anteceden_x0002_tes de un cuadro febril y dolor torácico, acude al hospital con disnea y taquipnea. En la exploración física las cifras de presión arterial están bajas, la presión venosa yugular elevada con un seno x descendente prominente y tiene pulso paradójico. ¿Qué diagnóstico sospecharía?</text:p>
          </table:table-cell>
          <table:table-cell office:value-type="string" calcext:value-type="string">
            <text:p>La miocardiopatía dilatada ni la cardiopatía isquémica producen pulso paradógico (respuestas 1 y 4 incorrectas). El antecedente de fiebre y dolor torácico, hipotensión arterial sugiere taponamiento cardiaco (respuesta 2 correcta). a b c e f g a a a 0 800 msec P Q S P ECG Presión venosa yugular Presión Aórtica Apertura Aórtica Cierre Aórtico Presión VI g a b c d e iso iso f x v y g Taponamiento pericárdico: seno X descendente prominente y pulso paradójico (descenso Tas &gt;10mm en inspiración)</text:p>
          </table:table-cell>
          <table:table-cell/>
          <table:table-cell office:value-type="string" calcext:value-type="string">
            <text:p>CARDI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Miocardiopatía dilatada.</text:p>
          </table:table-cell>
          <table:table-cell office:value-type="string" calcext:value-type="string">
            <text:p>Derrame pericárdico con taponamiento cardiaco.</text:p>
          </table:table-cell>
          <table:table-cell office:value-type="string" calcext:value-type="string">
            <text:p>Pericarditis constrictiva.</text:p>
          </table:table-cell>
          <table:table-cell office:value-type="string" calcext:value-type="string">
            <text:p>Cardiopatía isquémic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76" calcext:value-type="float">
            <text:p>76</text:p>
          </table:table-cell>
          <table:table-cell office:value-type="float" office:value="11015" calcext:value-type="float">
            <text:p>11015</text:p>
          </table:table-cell>
          <table:table-cell office:value-type="float" office:value="228076" calcext:value-type="float">
            <text:p>228076</text:p>
          </table:table-cell>
          <table:table-cell office:value-type="string" calcext:value-type="string">
            <text:p>FALSE</text:p>
          </table:table-cell>
          <table:table-cell office:value-type="string" calcext:value-type="string">
            <text:p>Mujer de 78 años con demencia e institucionalizada es traída por sus cuidadores por dolor abdominal importante con deterioro del estado general y distensión abdominal. Analítica con leucocitosis, hematocrito elevado, insuficiencia renal y acidosis metabólica. El ECG muestra fibrilación auricular. La tomografía abdominal detecta asas de intestino delgado edematizadas, con neumatosis intestinal y portal. El diagnóstico más probable es:</text:p>
          </table:table-cell>
          <table:table-cell office:value-type="string" calcext:value-type="string">
            <text:p>La isquemia intestinal es la condición clínica que aparece cuando el flujo sanguíneo del territorio mesentérico resulta insuficiente para satisfacer los requerimientos del intestino. La embolia de la arteria mesentérica superior representa el 50% de los episodios de isquemia intestinal aguda. Los factores de riesgo comprenden la fibrilación auricular (como en el caso de esta paciente), infarto reciente de miocardio, valvulopatía cardíaca y cateterismo reciente, todos los cuales provocan coágulos embólicos que alcanzan la circulación mesentérica. Un dolor abdominal súbito en estos contextos debería promover la sospecha (respuesta 4 correcta, resto incorrectas). El 75% de los pacientes con isquemia mesentérica aguda presentan leucocitosis con desviación izquierda. La elevación del dímero D refuerza la hipótesis diagnóstica en un contexto apropiado. La elevación de fosfatasa alcalina, LDH y amilasa, así como la acidosis láctica, refleja la presencia de necrosis. Entre los primeros signos de isquemia intestinal que se identifican en las radiografías de abdomen figura el edema parietal intestinal, conocido como el “signo de la huella digital”. Al evolucionar la isquemia, se identifica aire dentro de la pared intestinal (neumatosis intestinal) y dentro del sistema venoso portal. En ausencia de peritonitis, la exploración de elección para el diagnóstico es la TC multidetector. Si el diagnóstico se confirma, el procedimiento puede ser completado con una angiografía mesentérica intraoperatoria. En presencia de peritonitis, se debe llevar al paciente a quirófano sin dilación y proceder a la realización de un angiograma intraoperatorio. TC abdominal: presencia de gas en ramas portales sobretodo del lóbulo hepático izquierdo (flechas). Paciente con isquemia intestinal aguda.H: hígado; E: estómago; B: bazo; Ao: aorta.</text:p>
          </table:table-cell>
          <table:table-cell/>
          <table:table-cell office:value-type="string" calcext:value-type="string">
            <text:p>DIGESTIVO</text:p>
          </table:table-cell>
          <table:table-cell office:value-type="string" calcext:value-type="string">
            <text:p>Fácil</text:p>
          </table:table-cell>
          <table:table-cell office:value-type="float" office:value="0.82" calcext:value-type="float">
            <text:p>0,82</text:p>
          </table:table-cell>
          <table:table-cell/>
          <table:table-cell office:value-type="string" calcext:value-type="string">
            <text:p>Perforación de ulcus gástrico o duodenal.</text:p>
          </table:table-cell>
          <table:table-cell office:value-type="string" calcext:value-type="string">
            <text:p>Íleo biliar.</text:p>
          </table:table-cell>
          <table:table-cell office:value-type="string" calcext:value-type="string">
            <text:p>Neoplasia obstructiva de sigma con perforación.</text:p>
          </table:table-cell>
          <table:table-cell office:value-type="string" calcext:value-type="string">
            <text:p>Isquemia mesentérica.</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77" calcext:value-type="float">
            <text:p>77</text:p>
          </table:table-cell>
          <table:table-cell office:value-type="float" office:value="11016" calcext:value-type="float">
            <text:p>11016</text:p>
          </table:table-cell>
          <table:table-cell office:value-type="float" office:value="228077" calcext:value-type="float">
            <text:p>228077</text:p>
          </table:table-cell>
          <table:table-cell office:value-type="string" calcext:value-type="string">
            <text:p>FALSE</text:p>
          </table:table-cell>
          <table:table-cell office:value-type="string" calcext:value-type="string">
            <text:p>Mujer de 80 años que acude a urgencias con dolor abdominal de inicio en epigastrio e irradiado posteriormente a fosa ilíaca izquierda. Se acompaña de fiebre de 37,5°C. Se le realiza una TC abdominal, objetivando inflamación en las paredes del sigma y absceso mesentérico de 2 cm. El tratamiento de elección es:</text:p>
          </table:table-cell>
          <table:table-cell office:value-type="string" calcext:value-type="string">
            <text:p>Nos encontramos con una paciente de 80 años con un probable cuadro de diverticulitis complicada con un absceso de 2 cm. Para orientar el tratamiento es necesario conocer la Clasificación de Hinchey modificada de las diverticulitis, según la cual nos encontraríamos en un estadio Ib. Las personas con enfermedad en las etapas I y II de Hinchey se tratan por medio de drenaje percutáneo, seguido de resección con anastomosis unas seis semanas después. Las normas actuales de la American Society of Colon and Rectal Surgeons sugieren, además de administrar antibióticos, realizar drenaje percutáneo bajo guía por TC del absceso diverticular &gt; 3 cm y con una pared definida. Los abscesos que miden &lt; 3 cm se resuelven sólo con antibióticos (respuesta 1 correcta, resto incorrectas). Las contraindicaciones del drenaje percutáneo son la ausencia de una vía de acceso percutánea, neumoperitoneo y peritonitis fecal. En los pacientes que muestran una peritonitis generalizada se lleva a cabo una cirugía de urgencia y la mayoría necesita una técnica de Hartmann. Clasificación de Hinchey modificada para la estadificación de la diverticulitis aguda 0 Diverticulitis clínicamente moderada Conservador Ia Inflamación pericólica limitada, no absceso Conservador Ib Inflamación pericólica limitada con absceso &lt; 2 cm &gt; 2 cm Conservador Drenaje percutáneo II Absceso pélvico, retroperitoneal o a distancia &lt; 2 cm &gt; 2 cm Conservador Drenaje percutáneo III Peritonitis generalizada, no comunicación con luz intestinal Cirugía urgente (colectomía) IV Peritonitis fecaloidea, comunica_x0002_ción libre con luz intestinal Cirugía urgente (colectomía)</text:p>
          </table:table-cell>
          <table:table-cell/>
          <table:table-cell office:value-type="string" calcext:value-type="string">
            <text:p>DIGESTIVO</text:p>
          </table:table-cell>
          <table:table-cell office:value-type="string" calcext:value-type="string">
            <text:p>Difícil</text:p>
          </table:table-cell>
          <table:table-cell office:value-type="float" office:value="-0.09" calcext:value-type="float">
            <text:p>-0,09</text:p>
          </table:table-cell>
          <table:table-cell/>
          <table:table-cell office:value-type="string" calcext:value-type="string">
            <text:p>Ingreso en planta con dieta absoluta y tratamiento antibiótico de amplio espectro.</text:p>
          </table:table-cell>
          <table:table-cell office:value-type="string" calcext:value-type="string">
            <text:p>Colostomía de descarga.</text:p>
          </table:table-cell>
          <table:table-cell office:value-type="string" calcext:value-type="string">
            <text:p>Drenaje mediante cirugía laparoscópica.</text:p>
          </table:table-cell>
          <table:table-cell office:value-type="string" calcext:value-type="string">
            <text:p>Cirugía urgente con sigmoidectomía y anastomosis colorrectal.</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78" calcext:value-type="float">
            <text:p>78</text:p>
          </table:table-cell>
          <table:table-cell office:value-type="float" office:value="11017" calcext:value-type="float">
            <text:p>11017</text:p>
          </table:table-cell>
          <table:table-cell office:value-type="float" office:value="228078" calcext:value-type="float">
            <text:p>228078</text:p>
          </table:table-cell>
          <table:table-cell office:value-type="string" calcext:value-type="string">
            <text:p>FALSE</text:p>
          </table:table-cell>
          <table:table-cell office:value-type="string" calcext:value-type="string">
            <text:p>Hombre de 52 años de edad derivado al servicio de digestivo por cuadro de hematoquezia, tenesmo y reducción del diámetro de las heces. Se realizan una serie de pruebas, diagnosticándose un adenocarcinoma de sigma sin metástasis a distancia. El paciente es intervenido quirúrgica_x0002_mente y remitido a la consulta de oncología médica para valorar tratamiento quimioterápico complementario. ¿Cuál de los siguientes factores es de mal pronóstico tras la resección quirúrgica y habrá que tener en cuenta a la hora de planificar el tratamiento de quimioterapia?</text:p>
          </table:table-cell>
          <table:table-cell office:value-type="string" calcext:value-type="string">
            <text:p>La mayor parte de las recidivas tras la intervención quirúrgica de un cáncer de colon ocurre durante los primeros cuatro años después de la cirugía, lo que permite fijar el límite de cinco años como indicador fiable de curación. La probabilidad de supervivencia de los pacientes con cáncer colorrectal a los cinco años es directamente proporcional al estadio. Esta probabilidad ha mejorado en las últimas décadas si se comparan estadios quirúrgicos similares. La explicación más verosímil de esta mejoría parece ser una estadificación transoperatoria y anatomopatológica más minuciosa. En especial, una atención rigurosa a los detalles anatomopatoló_x0002_gicos ha revelado que el pronóstico después de la cirugía de un cáncer colorrectal se relaciona no sólo con la presencia o ausencia de metástasis ganglionares regionales. El pronóstico es más preciso según el número de ganglios linfáticos dañados (de uno a tres ganglios linfáticos [N1] frente a cuatro o más [N2]). Según expertos, es necesario obtener muestras de 12 ganglios linfáticos, como mínimo, para definir con precisión el estadio de la neoplasia. Otros factores de mal pronóstico después de una intervención quirúrgica total incluyen penetración del tumor a través de la pared intestinal y hasta la grasa pericólica, escasa diferenciación histológica, perforación o adhesión del tumor a órganos adyacentes (que aumenta el riesgo de una recidiva en la zona anatómica adyacente) e invasión venosa (respuesta 4 correcta, resto incorrectas). Al contrario de lo que ocurre en la mayor parte de las otras neoplasias malignas, el pronóstico de los pacientes con cáncer colorrectal no depende del tamaño de la lesión primaria si se hacen los ajustes correspondientes según la lesión ganglionar y la diferenciación histológica (respuesta 3 incorrecta). Cáncer colorrectal ESTADIO AP Supervivencia DUKES TNM Numérico a 5 años A T1N0M0 I Mucosa y submucosa &gt; 90 B1 T2N0M0 I Muscular 85 B2 T3N0M0 II Serosa o la atraviesa 70-80 C TXN1M0 III Ganglios regionales 35-65 D TXNXM1 IV Mtx distancia 5 Estadificación de Dukes</text:p>
          </table:table-cell>
          <table:table-cell/>
          <table:table-cell office:value-type="string" calcext:value-type="string">
            <text:p>DIGESTIVO</text:p>
          </table:table-cell>
          <table:table-cell office:value-type="string" calcext:value-type="string">
            <text:p>Normal</text:p>
          </table:table-cell>
          <table:table-cell office:value-type="float" office:value="0.51" calcext:value-type="float">
            <text:p>0,51</text:p>
          </table:table-cell>
          <table:table-cell/>
          <table:table-cell office:value-type="string" calcext:value-type="string">
            <text:p>La presencia de anemia al diagnóstico.</text:p>
          </table:table-cell>
          <table:table-cell office:value-type="string" calcext:value-type="string">
            <text:p>La existencia de antecedentes familiares de cáncer colorrectal.</text:p>
          </table:table-cell>
          <table:table-cell office:value-type="string" calcext:value-type="string">
            <text:p>El tamaño de la lesión primaria y la diferenciación histológica.</text:p>
          </table:table-cell>
          <table:table-cell office:value-type="string" calcext:value-type="string">
            <text:p>La perforación o adhesión del tumor a órganos adyacentes.</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80" calcext:value-type="float">
            <text:p>80</text:p>
          </table:table-cell>
          <table:table-cell office:value-type="float" office:value="11019" calcext:value-type="float">
            <text:p>11019</text:p>
          </table:table-cell>
          <table:table-cell office:value-type="float" office:value="228080" calcext:value-type="float">
            <text:p>228080</text:p>
          </table:table-cell>
          <table:table-cell office:value-type="string" calcext:value-type="string">
            <text:p>FALSE</text:p>
          </table:table-cell>
          <table:table-cell office:value-type="string" calcext:value-type="string">
            <text:p>Hombre de 56 años, fumador y bebedor, que presenta disfagia principalmente a sólidos, regurgitaciones y dolor retroesternal. Se le realiza endoscopia, encontrando tumoración de 3 cm estenosante en esófago distal. La biopsia es informada como adenocarcinoma. En la TC torácica se observa engrosamiento de 2 cm en esófago torácico sin metástasis a distancia. En la ecografía transesofá_x0002_gica se observa tumoración que invade la muscular, sin observar adenopatías mediastinícas. ¿Cuál es el tratamiento de elección?</text:p>
          </table:table-cell>
          <table:table-cell office:value-type="string" calcext:value-type="string">
            <text:p>Nos encontramos ante un adenocarcinoma de esófago T2 N0 M0 (invade la muscular sin afectación ganglionar ni metastásica), que equivale a un estadio IIA. La indicación terapéutica dependerá del tipo histológico, la localización del tumor, el estadio tumoral y el estado general del paciente. En la mayoría de los casos, el cáncer de esófago es, en el momento del diagnóstico, una enfermedad sistémica. Esto explica el hecho de que menos del 40% de los cánceres de esófago puedan ser resecados quirúrgicamente. La cirugía es el tratamiento de elección en pacientes con tumores en estadios iniciales (T1-T2 N0) (respuesta 4 correcta, resto incorrectas), mientras que existe controversia sobre la necesidad o no de añadir quimioterapia o quimiorradioterapia neoadyuvante cuando existe afectación ganglionar. Anastomosis esofagogástrica cervical</text:p>
          </table:table-cell>
          <table:table-cell/>
          <table:table-cell office:value-type="string" calcext:value-type="string">
            <text:p>DIGESTIVO</text:p>
          </table:table-cell>
          <table:table-cell office:value-type="string" calcext:value-type="string">
            <text:p>Normal</text:p>
          </table:table-cell>
          <table:table-cell office:value-type="float" office:value="0.57" calcext:value-type="float">
            <text:p>0,57</text:p>
          </table:table-cell>
          <table:table-cell/>
          <table:table-cell office:value-type="string" calcext:value-type="string">
            <text:p>Quimioradioterapia neoadyuvante y posteriormente esofaguectomía.</text:p>
          </table:table-cell>
          <table:table-cell office:value-type="string" calcext:value-type="string">
            <text:p>Radioterapia como tratamiento definitivo.</text:p>
          </table:table-cell>
          <table:table-cell office:value-type="string" calcext:value-type="string">
            <text:p>Colocación de prótesis de tipo stent.</text:p>
          </table:table-cell>
          <table:table-cell office:value-type="string" calcext:value-type="string">
            <text:p>Esofaguectomía y plastia gástrica con anastomosis cervical.</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81" calcext:value-type="float">
            <text:p>81</text:p>
          </table:table-cell>
          <table:table-cell office:value-type="float" office:value="11020" calcext:value-type="float">
            <text:p>11020</text:p>
          </table:table-cell>
          <table:table-cell office:value-type="float" office:value="228081" calcext:value-type="float">
            <text:p>228081</text:p>
          </table:table-cell>
          <table:table-cell office:value-type="string" calcext:value-type="string">
            <text:p>FALSE</text:p>
          </table:table-cell>
          <table:table-cell office:value-type="string" calcext:value-type="string">
            <text:p>Mujer de 39 años, diagnosticada de diabetes mellitus tipo I hace más de 20 años. Desde hace varios meses refiere presentar cuadros de náuseas, con algunos vómitos alimentarios y distensión abdominal. Ha perdido 6 Kg de peso. Gastroscopia: esófago normal, estómago con restos alimentarios y resto de la exploración hasta segunda porción duodenal sin alteraciones. ¿Qué prueba considera que es de mayor utilidad para su diagnósti_x0002_co?</text:p>
          </table:table-cell>
          <table:table-cell office:value-type="string" calcext:value-type="string">
            <text:p>El cuadro clínico es compatible con una gastroparesia diabeticorum (pérdida de peso, vómitos, y gastroscopia con estómago conteniendo restos alimentarios); complicación típica de la alteración neuropática autonómica de la diabetes mellitus. El estudio del vaciamiento gástrico con radioisótopos es el patrón oro para diagnosticar este trastorno (respuesta 4 correcta). La manometría esofágica permite evaluar la actividad motora del esófago y sus esfínteres, nuestra paciente tiene esófago normal (respuesta 2 incorrecta). Las pruebas de imagen (ecografía abdominal y TAC abdominal), no son útiles para diagnosticar esta alteración (respuestas 1 y 3 incorrectas).</text:p>
          </table:table-cell>
          <table:table-cell/>
          <table:table-cell office:value-type="string" calcext:value-type="string">
            <text:p>DIGESTIVO</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Ecografía de abdomen.</text:p>
          </table:table-cell>
          <table:table-cell office:value-type="string" calcext:value-type="string">
            <text:p>Manometría esofágica.</text:p>
          </table:table-cell>
          <table:table-cell office:value-type="string" calcext:value-type="string">
            <text:p>TC de abdomen.</text:p>
          </table:table-cell>
          <table:table-cell office:value-type="string" calcext:value-type="string">
            <text:p>Estudio isotópico de vaciamiento gástrico.</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82" calcext:value-type="float">
            <text:p>82</text:p>
          </table:table-cell>
          <table:table-cell office:value-type="float" office:value="11021" calcext:value-type="float">
            <text:p>11021</text:p>
          </table:table-cell>
          <table:table-cell office:value-type="float" office:value="228082" calcext:value-type="float">
            <text:p>228082</text:p>
          </table:table-cell>
          <table:table-cell office:value-type="string" calcext:value-type="string">
            <text:p>FALSE</text:p>
          </table:table-cell>
          <table:table-cell office:value-type="string" calcext:value-type="string">
            <text:p>Hombre de 35 años de edad sin antecedentes patológicos de interés que acude a urgencias por presentar un cuadro de inestabilidad tras un episodio de deposiciones negras como el alquitrán. En la sala de urgencias se objetiva hipotensión arterial que se recupera con fluidotera_x0002_pia convencional. Hemoglobina al ingreso 8 g/dL, hematocrito 25 %. En los siguientes días continúa con episodios melénicos y descenso del hematocrito que necesitan la trasfusión de 3 concentrados de hematíes. Se practicó colonoscopia y endoscopia digestiva alta, no encontrando causa alguna de su cuadro hemorrágico. Tras una semana de ingreso hospitalario y la trasfusión de 4 unidades de concentrados de hematíes continúa con melenas. El siguiente paso a seguir es:</text:p>
          </table:table-cell>
          <table:table-cell office:value-type="string" calcext:value-type="string">
            <text:p>Con el término “hemorragia digestiva de origen incierto” se define la hemorragia persistente o recurrente cuyo origen no ha podido ser establecido tras la exploración endoscópica gastroduodenal y del colon. Cuando el origen de la hemorragia digestiva no es aparente tras la gastroscopia y la colonoscopia, se sospecha que el intestino delgado es el origen de la hemorragia. En niños y adolescentes hay que explorar en primer lugar la posibilidad de hemorragia por divertículo de Meckel, mediante gammagrafía con pernectato de 99mTc. Si la gammagrafía es negativa o bien nos encontramos en paciente adulto, la estrategia diagnóstica estará condicionada por la actividad y la gravedad de la hemorragia. En la hemorragia recurrente autolimitada y en la hemorragia persistente de bajo débito la cápsula endoscópica es, por su eficacia diagnóstica y su seguridad, la opción inicial más razonable para la exploración del intestino delgado (respuesta 2 correcta, resto incorrectas). La enteroscopia asistida con balón se reserva, en general, para los casos en los que la cápsula no haya podido establecer el diagnóstico o para el tratamiento de lesiones identificadas por la cápsula. En pacientes con hemorragia persistente grave o si estas exploraciones son negativas, se debe valorar la necesidad de arteriografía selectiva con angiografía con TC previa. Cápsula endoscópica</text:p>
          </table:table-cell>
          <table:table-cell/>
          <table:table-cell office:value-type="string" calcext:value-type="string">
            <text:p>DIGESTIVO</text:p>
          </table:table-cell>
          <table:table-cell office:value-type="string" calcext:value-type="string">
            <text:p>Fácil</text:p>
          </table:table-cell>
          <table:table-cell office:value-type="float" office:value="0.75" calcext:value-type="float">
            <text:p>0,75</text:p>
          </table:table-cell>
          <table:table-cell/>
          <table:table-cell office:value-type="string" calcext:value-type="string">
            <text:p>Intervención quirúrgica inmediata.</text:p>
          </table:table-cell>
          <table:table-cell office:value-type="string" calcext:value-type="string">
            <text:p>Cápsula endoscópica.</text:p>
          </table:table-cell>
          <table:table-cell office:value-type="string" calcext:value-type="string">
            <text:p>Enteroscopia quirúrgica.</text:p>
          </table:table-cell>
          <table:table-cell office:value-type="string" calcext:value-type="string">
            <text:p>Continuar con tratamiento conservador y solicitar arteriografí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83" calcext:value-type="float">
            <text:p>83</text:p>
          </table:table-cell>
          <table:table-cell office:value-type="float" office:value="11022" calcext:value-type="float">
            <text:p>11022</text:p>
          </table:table-cell>
          <table:table-cell office:value-type="float" office:value="228083" calcext:value-type="float">
            <text:p>228083</text:p>
          </table:table-cell>
          <table:table-cell office:value-type="string" calcext:value-type="string">
            <text:p>FALSE</text:p>
          </table:table-cell>
          <table:table-cell office:value-type="string" calcext:value-type="string">
            <text:p>Mujer de 30 años de edad, embarazada de 33 semanas, que consulta por prurito de una semana de evolución. Las pruebas hepáticas muestran un leve incremento en los valores de transaminasas (AST 77 UI/L y ALT 84 UI/L), así como de fosfatasa alcalina (155 UI/L) y gammaglutamil_x0002_transpeptidasa (125 UI/L), con una cifra de bilirrubina total de 2,3 mg/dL. El hemograma y el estudio de coagulación son normales, la ecografía abdominal no muestra alteraciones hepáticas ni biliares y la serología de virus de hepatitis, así como los autoanticuerpos son negativos. ¿Cuál de las siguientes actitudes es la correcta?</text:p>
          </table:table-cell>
          <table:table-cell office:value-type="string" calcext:value-type="string">
            <text:p>La colestasis intrahepática del embarazo (CIE) se caracteriza por la aparición de prurito y un aumento de los niveles séricos de ácidos biliares típicamente durante el segundo y tercer trimestre del embarazo. Los niveles de AST y ALT pueden elevarse en forma significativa, aunque en raras ocasiones más de 10 veces el valor normal. La GGT se encuentra típicamente baja y la ictericia es infrecuente. El diagnóstico se realiza mediante la medición de concentración sérica de ácidos biliares en ayuno. La biopsia hepática rara vez es necesaria (respuesta 1 incorrecta). Por definición, la CIE se presenta exclusivamente en el embarazo en ausencia de enfermedad hepática fuera de la gestación. El tratamiento de elección es el empleo de ácido ursodesoxicólico en dosis de 10-15 mg/kg de peso (respuesta 2 correcta, resto incorrectas), lo que disminuye los síntomas y las alteraciones bioquímicas sin efectos adversos para la madre ni el feto. Colestasis intrahepática benigna del embarazo</text:p>
          </table:table-cell>
          <table:table-cell/>
          <table:table-cell office:value-type="string" calcext:value-type="string">
            <text:p>DIGESTIVO</text:p>
          </table:table-cell>
          <table:table-cell office:value-type="string" calcext:value-type="string">
            <text:p>Normal</text:p>
          </table:table-cell>
          <table:table-cell office:value-type="float" office:value="0.91" calcext:value-type="float">
            <text:p>0,91</text:p>
          </table:table-cell>
          <table:table-cell/>
          <table:table-cell office:value-type="string" calcext:value-type="string">
            <text:p>Realizar una biopsia hepática para establecer el diagnóstico de la enfermedad hepática.</text:p>
          </table:table-cell>
          <table:table-cell office:value-type="string" calcext:value-type="string">
            <text:p>Tratar a la paciente con ácido ursodesoxicólico, ya que probablemente se trata de una colestasis intrahepática benigna del embarazo.</text:p>
          </table:table-cell>
          <table:table-cell office:value-type="string" calcext:value-type="string">
            <text:p>Interrumpir el embarazo ya que el diagnóstico más probable es el hígado graso agudo del embarazo.</text:p>
          </table:table-cell>
          <table:table-cell office:value-type="string" calcext:value-type="string">
            <text:p>Realizar una resonancia magnética para descartar una colangitis esclerosante primari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84" calcext:value-type="float">
            <text:p>84</text:p>
          </table:table-cell>
          <table:table-cell office:value-type="float" office:value="11023" calcext:value-type="float">
            <text:p>11023</text:p>
          </table:table-cell>
          <table:table-cell office:value-type="float" office:value="228084" calcext:value-type="float">
            <text:p>228084</text:p>
          </table:table-cell>
          <table:table-cell office:value-type="string" calcext:value-type="string">
            <text:p>FALSE</text:p>
          </table:table-cell>
          <table:table-cell office:value-type="string" calcext:value-type="string">
            <text:p>Un hombre de 67 años con cirrosis alcohólica en seguimiento por el servicio de hepatología es diagnosticado de un hepatocarcinoma de 3 cm de diámetro localizado en el lóbulo izquierdo, segmento <text:s/>3. Sometido a estudio para valoración del tratamiento a seguir se demuestra que el paciente no tiene hipertensión portal, presenta una función hepática normal un MELD score de 7 y un Child-Pugh grado A. La alfa-fetoproteína es inferior a 50 mg/mL y no se han objetivado metástasis a distancia, ¿Cuál es el tratamiento más indicado en este paciente?</text:p>
          </table:table-cell>
          <table:table-cell office:value-type="string" calcext:value-type="string">
            <text:p>Nos encontramos con un paciente con un Carcinoma Hepatocelular con un nódulo único en un paciente Child-Pugh A sin signos de hipertensión portal ni bilirrubina elevada. Se encuentra por tanto en un estadio A de la clasificación de la BCLC y cuyo tratamiento indicado es la resección quirúrgica (respuesta 2 correcta, resto incorrectas). ALGORITMO TERAPÉUTICO BCLC (Barcelona-Clinic-Liver-Cancer)</text:p>
          </table:table-cell>
          <table:table-cell/>
          <table:table-cell office:value-type="string" calcext:value-type="string">
            <text:p>DIGESTIVO</text:p>
          </table:table-cell>
          <table:table-cell office:value-type="string" calcext:value-type="string">
            <text:p>Fácil</text:p>
          </table:table-cell>
          <table:table-cell office:value-type="float" office:value="0.78" calcext:value-type="float">
            <text:p>0,78</text:p>
          </table:table-cell>
          <table:table-cell/>
          <table:table-cell office:value-type="string" calcext:value-type="string">
            <text:p>Aplicar inyección de etanol percutánea.</text:p>
          </table:table-cell>
          <table:table-cell office:value-type="string" calcext:value-type="string">
            <text:p>Resección hepática.</text:p>
          </table:table-cell>
          <table:table-cell office:value-type="string" calcext:value-type="string">
            <text:p>Trasplante hepático.</text:p>
          </table:table-cell>
          <table:table-cell office:value-type="string" calcext:value-type="string">
            <text:p>Quimioembolización transarterial.</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85" calcext:value-type="float">
            <text:p>85</text:p>
          </table:table-cell>
          <table:table-cell office:value-type="float" office:value="11024" calcext:value-type="float">
            <text:p>11024</text:p>
          </table:table-cell>
          <table:table-cell office:value-type="float" office:value="228085" calcext:value-type="float">
            <text:p>228085</text:p>
          </table:table-cell>
          <table:table-cell office:value-type="string" calcext:value-type="string">
            <text:p>FALSE</text:p>
          </table:table-cell>
          <table:table-cell office:value-type="string" calcext:value-type="string">
            <text:p>Joven de 24 años que presenta anemia ferropénica crónica de origen no filiado, con ileocolonoscopia y esofagogastroduodenoscopia sin lesiones. Se realiza estudio con cápsula endoscópica observando úlceras aisladas a nivel de yeyuno distal. ¿En cuál de las siguientes enfermedades se encuentran estas lesiones?</text:p>
          </table:table-cell>
          <table:table-cell office:value-type="string" calcext:value-type="string">
            <text:p>Las úlceras solitarias o difusas de yeyuno e íleon son poco frecuentes, y la causa principal son los antiinflamatorios no esteroideos (AINE). Deben tenerse en cuenta en el diagnóstico diferencial de pacientes con dolor abdominal, obstrucción intestinal, hemorragia o perforación. Las posibles causas de las úlceras de intestino delgado son las siguientes: • Fármacos. o AINE. o Potasio. • Infecciones. o Tuberculosis. o Citomegalovirus. o Parásitos. o Campylobacter o Enfermedades inflamatorias. o Enfermedad de Crohn. o Lupus eritematoso sistémico. o Enfermedad celíaca (respuesta 3 correcta). • Causas idiopáticas. o Úlcera primaria. o Síndrome de Behçet. • Radiación. • Causas vasculares. o Vasculitis. o Amiloidosis. o Isquemia mesentérica. • Causas metabólicas. o Uremia. • Hipersecreción ácida. o Síndrome de Zollinger Ellison. o Divertículo de Meckel. • Causas neoplásicas. o Linfoma. o Adenocarcinoma. o Melanoma • Causas tóxicas. o Clostridium perfringens. o Arsénico.</text:p>
          </table:table-cell>
          <table:table-cell/>
          <table:table-cell office:value-type="string" calcext:value-type="string">
            <text:p>DIGESTIVO</text:p>
          </table:table-cell>
          <table:table-cell office:value-type="string" calcext:value-type="string">
            <text:p>Normal</text:p>
          </table:table-cell>
          <table:table-cell office:value-type="float" office:value="0.45" calcext:value-type="float">
            <text:p>0,45</text:p>
          </table:table-cell>
          <table:table-cell/>
          <table:table-cell office:value-type="string" calcext:value-type="string">
            <text:p>Enfermedad de Whipple.</text:p>
          </table:table-cell>
          <table:table-cell office:value-type="string" calcext:value-type="string">
            <text:p>Neumatosis quística intestinal.</text:p>
          </table:table-cell>
          <table:table-cell office:value-type="string" calcext:value-type="string">
            <text:p>Esprúe celiaco refractario.</text:p>
          </table:table-cell>
          <table:table-cell office:value-type="string" calcext:value-type="string">
            <text:p>Enteritis eosinofílica.</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88" calcext:value-type="float">
            <text:p>88</text:p>
          </table:table-cell>
          <table:table-cell office:value-type="float" office:value="11027" calcext:value-type="float">
            <text:p>11027</text:p>
          </table:table-cell>
          <table:table-cell office:value-type="float" office:value="228088" calcext:value-type="float">
            <text:p>228088</text:p>
          </table:table-cell>
          <table:table-cell office:value-type="string" calcext:value-type="string">
            <text:p>FALSE</text:p>
          </table:table-cell>
          <table:table-cell office:value-type="string" calcext:value-type="string">
            <text:p>¿Cuál es el tratamiento de elección de un hombre de 38 años diagnosticado de enfermedad de Cushing en relación con un macroadenoma hipofisario de 22 mm de diámetro?</text:p>
          </table:table-cell>
          <table:table-cell office:value-type="string" calcext:value-type="string">
            <text:p>El caso de la pregunta es el de un paciente con enfermedad de Cushing (por macroadenoma hipofisario), en este caso el tratamiento de elección es la cirugía: resección quirúrgica selectiva del macroadenoma (respuesta 3 correcta); sólo en el caso en el que no fuera efectiva la cirugía se podría utilizar tratamiento médico (actualmente muy útil -pasireotide-análogo de somatostatina) (respuesta 1 incorrecta). La adrenalectomía sería el tratamiento, en el caso de un síndrome de Cushing (si la causa de hipercortisolemia estuviera a nivel suprarrenal) (respuesta 2 incorrecta). El tratamiento con radioterapia sería una opción terapeútica si la cirugía no fuera efectiva (respuesta 4 incorrecta). Cirugía en el tratamiento del adenoma de la enfermedad de Cushing</text:p>
          </table:table-cell>
          <table:table-cell/>
          <table:table-cell office:value-type="string" calcext:value-type="string">
            <text:p>ENDOCRINOLOGÍA</text:p>
          </table:table-cell>
          <table:table-cell office:value-type="string" calcext:value-type="string">
            <text:p>Normal</text:p>
          </table:table-cell>
          <table:table-cell office:value-type="float" office:value="0.42" calcext:value-type="float">
            <text:p>0,42</text:p>
          </table:table-cell>
          <table:table-cell/>
          <table:table-cell office:value-type="string" calcext:value-type="string">
            <text:p>Probar inicialmente tratamiento médico y, en caso de no ser efectivo, recurrir a cirugía.</text:p>
          </table:table-cell>
          <table:table-cell office:value-type="string" calcext:value-type="string">
            <text:p>Adrenalectomía.</text:p>
          </table:table-cell>
          <table:table-cell office:value-type="string" calcext:value-type="string">
            <text:p>Resección quirúrgica selectiva del adenoma.</text:p>
          </table:table-cell>
          <table:table-cell office:value-type="string" calcext:value-type="string">
            <text:p>Radioterapia para intentar disminuir el tamaño tumoral.</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89" calcext:value-type="float">
            <text:p>89</text:p>
          </table:table-cell>
          <table:table-cell office:value-type="float" office:value="11028" calcext:value-type="float">
            <text:p>11028</text:p>
          </table:table-cell>
          <table:table-cell office:value-type="float" office:value="228089" calcext:value-type="float">
            <text:p>228089</text:p>
          </table:table-cell>
          <table:table-cell office:value-type="string" calcext:value-type="string">
            <text:p>FALSE</text:p>
          </table:table-cell>
          <table:table-cell office:value-type="string" calcext:value-type="string">
            <text:p>Una mujer de 55 años, diabética tipo 2 y obesa, en tratamiento con metformina, con Hb A1c de 8%, cuenta historia de infecciones urinarias de repetición. ¿Cuál de las siguientes opciones terapéuticas para asociar a la metformina considera la MENOS adecuada?</text:p>
          </table:table-cell>
          <table:table-cell office:value-type="string" calcext:value-type="string">
            <text:p>Los efectos secundarios más frecuentes del uso de los inhibidores de SGLT2 son las infecciones genitourinarias (vulvovaginitis, balanitis, infecciones genitales y del tracto urinario), facilitadas por la continua presencia de glucosa en orina (respuesta 4 correcta). Algunos inhibidores de DPP-4 pueden producir aumento de niveles sanguíneos de ácido úrico (respuesta 1 incorrecta). Los análogos de GLP-1 pueden producir náuseas, vómitos, diarrea y dolor abdominal (respuesta 2 incorrecta). El efecto secundario más importante del uso de insulina es la hipoglucemia (respuesta 3 incorrecta).</text:p>
          </table:table-cell>
          <table:table-cell/>
          <table:table-cell office:value-type="string" calcext:value-type="string">
            <text:p>ENDOCRINOLOGÍA</text:p>
          </table:table-cell>
          <table:table-cell office:value-type="string" calcext:value-type="string">
            <text:p>Normal</text:p>
          </table:table-cell>
          <table:table-cell office:value-type="float" office:value="0.62" calcext:value-type="float">
            <text:p>0,62</text:p>
          </table:table-cell>
          <table:table-cell/>
          <table:table-cell office:value-type="string" calcext:value-type="string">
            <text:p>Inhibidores DPP4.</text:p>
          </table:table-cell>
          <table:table-cell office:value-type="string" calcext:value-type="string">
            <text:p>Análogos GLP1.</text:p>
          </table:table-cell>
          <table:table-cell office:value-type="string" calcext:value-type="string">
            <text:p>Insulina basal.</text:p>
          </table:table-cell>
          <table:table-cell office:value-type="string" calcext:value-type="string">
            <text:p>lnhibidores SGLT2.</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91" calcext:value-type="float">
            <text:p>91</text:p>
          </table:table-cell>
          <table:table-cell office:value-type="float" office:value="11030" calcext:value-type="float">
            <text:p>11030</text:p>
          </table:table-cell>
          <table:table-cell office:value-type="float" office:value="228091" calcext:value-type="float">
            <text:p>228091</text:p>
          </table:table-cell>
          <table:table-cell office:value-type="string" calcext:value-type="string">
            <text:p>FALSE</text:p>
          </table:table-cell>
          <table:table-cell office:value-type="string" calcext:value-type="string">
            <text:p>Una mujer de 27 años de edad consulta por presentar amenorrea secundaria de un año de evolución. No refiere antecedentes yatrogénicos. Analíticamente, la concentración de estradiol es inferior a la normalidad y el valor de prolactina es de 12 ng/mL. Indique cuál de las exploracio_x0002_nes que se citan a continuación solicitaría como primera medida para tratar de filiar el origen del trastorno:</text:p>
          </table:table-cell>
          <table:table-cell office:value-type="string" calcext:value-type="string">
            <text:p>Caso clínico de amenorrea secundaria, con lo cual ya descartamos la opción del cariotipo, que sería útil para el diagnóstico de la amenorrea primaria del Síndrome de Turner (respuesta 2 incorrecta). Por los datos de la pregunta, sabemos que es un hipogonadis_x0002_mo, porque el estradiol está bajo, por eso lo primero a realizar es la determinación de FSH, para comprobar de qué tipo de hipogonadismo se trata, si hiper o hipogonadotrópico, en función del valor de FSH (respuesta 3 correcta). La RMN podría sernos útil si sospecháramos un tumor a nivel hipofisario, no es el caso, la prolactina está normal (respuesta 1 incorrecta). La estimulación con gonadotropina coriónica nos valdría para intentar ovulación, una vez que supiéramos origen de la amenorrea (respuesta 4 incorrecta). Esquema diagnóstico diferencial hipogonadismos</text:p>
          </table:table-cell>
          <table:table-cell/>
          <table:table-cell office:value-type="string" calcext:value-type="string">
            <text:p>ENDOCRINOLOGÍA</text:p>
          </table:table-cell>
          <table:table-cell office:value-type="string" calcext:value-type="string">
            <text:p>Normal</text:p>
          </table:table-cell>
          <table:table-cell office:value-type="float" office:value="0.65" calcext:value-type="float">
            <text:p>0,65</text:p>
          </table:table-cell>
          <table:table-cell/>
          <table:table-cell office:value-type="string" calcext:value-type="string">
            <text:p>Resonancia magnética hipotálamo hipofisaria.</text:p>
          </table:table-cell>
          <table:table-cell office:value-type="string" calcext:value-type="string">
            <text:p>Cariotipo.</text:p>
          </table:table-cell>
          <table:table-cell office:value-type="string" calcext:value-type="string">
            <text:p>FSH basal.</text:p>
          </table:table-cell>
          <table:table-cell office:value-type="string" calcext:value-type="string">
            <text:p>Estimulación con gonadotropina coriónica.</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92" calcext:value-type="float">
            <text:p>92</text:p>
          </table:table-cell>
          <table:table-cell office:value-type="float" office:value="11031" calcext:value-type="float">
            <text:p>11031</text:p>
          </table:table-cell>
          <table:table-cell office:value-type="float" office:value="228092" calcext:value-type="float">
            <text:p>228092</text:p>
          </table:table-cell>
          <table:table-cell office:value-type="string" calcext:value-type="string">
            <text:p>FALSE</text:p>
          </table:table-cell>
          <table:table-cell office:value-type="string" calcext:value-type="string">
            <text:p>Mujer de 34 años que ingresa para estudio de poliuria y polidipsia. En las primeras 24 horas de ingreso se constata una diuresis de 8,2 litros y se obtiene una analítica que muestra una glicemia de 96 mg/dL, natremia de 148 mEq/L y osmolalidad plasmática de 309 mOsm/kg con osmolalidad urinaria de 89 mOsm/kg. ¿Qué prueba diagnóstica debe realizarse a continuación?</text:p>
          </table:table-cell>
          <table:table-cell office:value-type="string" calcext:value-type="string">
            <text:p>Caso clínico de una paciente con poliuria, polidipsia y deshidratación, sospechamos diabetes insípida central. Ya está diagnosticada la paciente por lo que ya no es útil el test de Miller (respuesta 2 incorrecta). La infusión con suero salino hipertónico, sería el tratamiento de un SIADH sintomático (respuesta 1 incorrecta). La administración de desmopresina con control seriado de la osmolaridad en orina, sería la siguiente prueba a realizar, ya que le daríamos el tratamiento de elección e iríamos mirando la respuesta en la osmolaridad urinaria (respuesta 3 correcta). La determinación de hormona antidiurética no es ya necesaria, con los datos analíticos, ya está claro que no hay ADH (respuesta 4 incorrecta). DIABETES INSÍPIDA CENTRAL PARCIAL Aumento Osm. urinaria &gt; 9% POLIDIPSIA PRIMARIA SUJETO SANO Aumento Osm.urinaria &lt; 9% INYECCIÓN ADH Osm. urinaria &gt; Osm. plasmática DIABETES INSÍPIDA CENTRAL COMPLETA Aumento Osm. urinaria &gt; 9% (&gt; 50%) DIABETES INSÍPIDA NEFROGÉNICA Osm. urinaria &lt; Osm. plasmática INYECCIÓN ADH Osm. urinaria &lt; Osm. plasmática PRUEBA DE LA SED Test de Miller (útil para el diagnóstico diferencial de la diabetes insípida)</text:p>
          </table:table-cell>
          <table:table-cell/>
          <table:table-cell office:value-type="string" calcext:value-type="string">
            <text:p>ENDOCRINOLOGÍA</text:p>
          </table:table-cell>
          <table:table-cell office:value-type="string" calcext:value-type="string">
            <text:p>Difícil</text:p>
          </table:table-cell>
          <table:table-cell office:value-type="float" office:value="-0.17" calcext:value-type="float">
            <text:p>-0,17</text:p>
          </table:table-cell>
          <table:table-cell/>
          <table:table-cell office:value-type="string" calcext:value-type="string">
            <text:p>Test de infusión de suero salino hipertónico para determinación seriada de hormona antidiurética.</text:p>
          </table:table-cell>
          <table:table-cell office:value-type="string" calcext:value-type="string">
            <text:p>Test de deshidratación (test de Miller).</text:p>
          </table:table-cell>
          <table:table-cell office:value-type="string" calcext:value-type="string">
            <text:p>Administración de desmopresina con control seriado de osmolalidad en orina.</text:p>
          </table:table-cell>
          <table:table-cell office:value-type="string" calcext:value-type="string">
            <text:p>Determinación de hormona antidiurética en plasma.</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93" calcext:value-type="float">
            <text:p>93</text:p>
          </table:table-cell>
          <table:table-cell office:value-type="float" office:value="11032" calcext:value-type="float">
            <text:p>11032</text:p>
          </table:table-cell>
          <table:table-cell office:value-type="float" office:value="228093" calcext:value-type="float">
            <text:p>228093</text:p>
          </table:table-cell>
          <table:table-cell office:value-type="string" calcext:value-type="string">
            <text:p>FALSE</text:p>
          </table:table-cell>
          <table:table-cell office:value-type="string" calcext:value-type="string">
            <text:p>Joven de 24 años de edad, estudiante de matemáticas, que acude a la consulta para confirmar la sospecha diagnóstica después de realizar una consulta en Google. Desde la infancia tiene episodios de dolor intenso, lancinante, en manos y pies, de duración entre minutos y días. Los relaciona con el ejercicio físico, el estrés o la fiebre, y fue diagnosticado de "dolores del crecimiento". Posteriormente nota que no tiene sudoración después de hacer deporte. Además ha observado lesiones cutáneas puntiformes, de color rojo oscuro, en "la zona del traje de baño", consideradas inespecíficas. Consigue el diagnóstico después de reunir tres claves (neuropatía dolorosa, hipohidrosis y angioqueratomas). ¿Cuál cree Vd. que es el diagnóstico?</text:p>
          </table:table-cell>
          <table:table-cell office:value-type="string" calcext:value-type="string">
            <text:p>La triada característica de la Enfermedad de Fabry (lipidosis), es la que nos ponen en el enunciado (neuropatía dolorosa, hipohidrosis, angioqueratomas) (respuesta 1 correcta). Los pacientes con Enfermedad de Pompe padecen extrema debilidad muscular, cardiomegalia, hepatomegalia y macroglosia (respuesta 2 incorrecta). La Enfermedad de Gaucher es la lipidosis más frecuente y cursa con ane_x0002_mia, trombocitopenia, hepatoesplenomegalia y lesiones óseas (respuesta 4 incorrecta). La Enfermedad de Andrade o polineuropatía amiloidótica familiar (PAF) es una enfermedad neurodegenerativa que cursa con parestesia, dolor o lesiones tróficas de pies, trastornos gastrointestinales y pérdida de peso; en fases más avanzadas, variaciones de la sensación térmica y pérdida motora completa (respuesta 3 incorrecta).</text:p>
          </table:table-cell>
          <table:table-cell/>
          <table:table-cell office:value-type="string" calcext:value-type="string">
            <text:p>ENDOCRINOLOGÍA</text:p>
          </table:table-cell>
          <table:table-cell office:value-type="string" calcext:value-type="string">
            <text:p>Difícil</text:p>
          </table:table-cell>
          <table:table-cell office:value-type="float" office:value="0.28" calcext:value-type="float">
            <text:p>0,28</text:p>
          </table:table-cell>
          <table:table-cell/>
          <table:table-cell office:value-type="string" calcext:value-type="string">
            <text:p>Enfermedad de Fabry.</text:p>
          </table:table-cell>
          <table:table-cell office:value-type="string" calcext:value-type="string">
            <text:p>Enfermedad de Pompe.</text:p>
          </table:table-cell>
          <table:table-cell office:value-type="string" calcext:value-type="string">
            <text:p>Polineuropatía amiloidótica hereditaria.</text:p>
          </table:table-cell>
          <table:table-cell office:value-type="string" calcext:value-type="string">
            <text:p>Enfermedad de Gaucher.</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94" calcext:value-type="float">
            <text:p>94</text:p>
          </table:table-cell>
          <table:table-cell office:value-type="float" office:value="11033" calcext:value-type="float">
            <text:p>11033</text:p>
          </table:table-cell>
          <table:table-cell office:value-type="float" office:value="228094" calcext:value-type="float">
            <text:p>228094</text:p>
          </table:table-cell>
          <table:table-cell office:value-type="string" calcext:value-type="string">
            <text:p>FALSE</text:p>
          </table:table-cell>
          <table:table-cell office:value-type="string" calcext:value-type="string">
            <text:p>Un paciente de 73 años presenta en el test de deglución una disfagia neurológica completa, secundaria a un ictus cadioembólico en el territorio de la arteria cerebral media izquierda. Va a precisar apoyo nutricional a largo plazo. De las siguientes modalidades de tratamiento, ¿cuál considera más indicada para este caso?</text:p>
          </table:table-cell>
          <table:table-cell office:value-type="string" calcext:value-type="string">
            <text:p>Las sondas nasoduodenales y las nasogástricas son adecuadas para nutrición artificial durante períodos cortos de tiempo (respuestas 1 y 2 incorrectas). La nutrición enteral por yeyunostomía está recomendada en los pacientes sometidos a cirugía abdominal mayor o enfermeda_x0002_des graves de esófago o estómago, que vaya a necesitar nutrición enteral (respuesta 4 incorrecta). Nuestro paciente necesita apoyo nutricional a largo plazo por enfermedad neurológica que le impide la deglución es por lo tanto candidato a nutrición enteral por gastrostomía (atresia, estenosis esofágica, enfermedades neurológicas, traumáticas o degenerativas) (respuesta 3 correcta).</text:p>
          </table:table-cell>
          <table:table-cell/>
          <table:table-cell office:value-type="string" calcext:value-type="string">
            <text:p>ENDOCRINOLOGÍA</text:p>
          </table:table-cell>
          <table:table-cell office:value-type="string" calcext:value-type="string">
            <text:p>Normal</text:p>
          </table:table-cell>
          <table:table-cell office:value-type="float" office:value="0.57" calcext:value-type="float">
            <text:p>0,57</text:p>
          </table:table-cell>
          <table:table-cell/>
          <table:table-cell office:value-type="string" calcext:value-type="string">
            <text:p>Nutrición enteral por sonda nasogástrica.</text:p>
          </table:table-cell>
          <table:table-cell office:value-type="string" calcext:value-type="string">
            <text:p>Nutrición enteral por sonda nasoduodenal.</text:p>
          </table:table-cell>
          <table:table-cell office:value-type="string" calcext:value-type="string">
            <text:p>Nutrición enteral por gastrostomía.</text:p>
          </table:table-cell>
          <table:table-cell office:value-type="string" calcext:value-type="string">
            <text:p>Nutrición enteral por yeyunostomía.</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95" calcext:value-type="float">
            <text:p>95</text:p>
          </table:table-cell>
          <table:table-cell office:value-type="float" office:value="11034" calcext:value-type="float">
            <text:p>11034</text:p>
          </table:table-cell>
          <table:table-cell office:value-type="float" office:value="228095" calcext:value-type="float">
            <text:p>228095</text:p>
          </table:table-cell>
          <table:table-cell office:value-type="string" calcext:value-type="string">
            <text:p>FALSE</text:p>
          </table:table-cell>
          <table:table-cell office:value-type="string" calcext:value-type="string">
            <text:p>Mujer de 45 años de edad que acude al servicio de urgencias por cuadro confusional que se acompaña de disfonía. A la exploración presenta masa palpable en el cuello y en el análisis de sangre cifras de calcio plasmático de 15 mg/dL (normal hasta 10,2 mg/dL). Ante estos hallazgos, ¿cuál de los siguientes diagnósticos debe sospecharse?</text:p>
          </table:table-cell>
          <table:table-cell office:value-type="string" calcext:value-type="string">
            <text:p>Pregunta muy difícil, debido a la poquísima incidencia del carcinoma paratiroideo en nuestro medio; aunque las otras opciones son fáciles de descartar. La paciente tiene un cuadro confusional en relación a la hipercalcemia, que bien se puede producir en el contexto de un tumor benigno o maligno en las paratiroides. La disfonía (proximidad del nervio recurrente laríngeo) y la masa palpable en el cuello, nos orientan más a origen maligno del cuadro: carcinoma paratiroideo (respuesta 1 correcta). Aunque la hipercalcemia aparece en el adenoma de paratiroides, la clínica compresiva y la masa cervical, no aparecerían en un cuadro benigno (respuesta 4 incorrecta). La MEN tipo I, tiene la triada de hiperparatiroidismo, tumor insular del páncreas y tumores hipofisarios (respuesta 3 incorrecta). El carcinoma medular de tiroides, aunque puede dar aumento de partes blandas y datos de compresión (disfonía), no cursa con hipercalcemia (respuesta 2 incorrecta). Esófago N. Vago V. yugular interna A. carótida común Banda de fijación Tráquea Cuerpo vertebral Fascia prevertebral Vaina carotidea Glándula tiroides Fascia pretraqueal N. laringeo recurrente izquierdo La flecha verde señala la glándula paratiroidea (nótese su cercanía con el nervio recurrente laríngeo; en amarillo)</text:p>
          </table:table-cell>
          <table:table-cell/>
          <table:table-cell office:value-type="string" calcext:value-type="string">
            <text:p>ENDOCRINOLOGÍA</text:p>
          </table:table-cell>
          <table:table-cell office:value-type="string" calcext:value-type="string">
            <text:p>Difícil</text:p>
          </table:table-cell>
          <table:table-cell office:value-type="float" office:value="0.33" calcext:value-type="float">
            <text:p>0,33</text:p>
          </table:table-cell>
          <table:table-cell/>
          <table:table-cell office:value-type="string" calcext:value-type="string">
            <text:p>Carcinoma paratiroideo.</text:p>
          </table:table-cell>
          <table:table-cell office:value-type="string" calcext:value-type="string">
            <text:p>Carcinoma medular de tiroides.</text:p>
          </table:table-cell>
          <table:table-cell office:value-type="string" calcext:value-type="string">
            <text:p>MEN tipo I.</text:p>
          </table:table-cell>
          <table:table-cell office:value-type="string" calcext:value-type="string">
            <text:p>Adenoma de paratiroides.</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96" calcext:value-type="float">
            <text:p>96</text:p>
          </table:table-cell>
          <table:table-cell office:value-type="float" office:value="11035" calcext:value-type="float">
            <text:p>11035</text:p>
          </table:table-cell>
          <table:table-cell office:value-type="float" office:value="228096" calcext:value-type="float">
            <text:p>228096</text:p>
          </table:table-cell>
          <table:table-cell office:value-type="string" calcext:value-type="string">
            <text:p>FALSE</text:p>
          </table:table-cell>
          <table:table-cell office:value-type="string" calcext:value-type="string">
            <text:p>Mujer de 64 años. Menopausia a los 54 años. Dos embarazos y partos eutócicos. No toma ninguna medicación. Acude al servicio de urgencias refiriendo sangrado vaginal de dos días de duración con molestias en hipogastrio. La exploración clínica realizada por el ginecólogo no objetiva lesiones en genitales externos, vagina ni cérvix, el tacto vaginal no es concluyente. ¿Cuál de las siguientes conductas le parece más adecuada como primera aproximación diagnóstica?</text:p>
          </table:table-cell>
          <table:table-cell office:value-type="string" calcext:value-type="string">
            <text:p>El sangrado genital anómalo es el signo principal de sospecha que nos debe llevar a descartar una patología neoplásica endometrial, en particular en pacientes postmenopáusi_x0002_cas. Ante el signo de sospecha la realización de una ecografía transvaginal nos permite: • Descartar patología orgánica (miomas, pólipos). • Medición del grosor endometrial en un corte longitudinal. Se recomienda utilizar un punto de corte de 3mm para la realización de biopsia endometrial en la paciente sintomática (respuesta 1 correcta).</text:p>
          </table:table-cell>
          <table:table-cell/>
          <table:table-cell office:value-type="string" calcext:value-type="string">
            <text:p>GINECOLOGÍA</text:p>
          </table:table-cell>
          <table:table-cell office:value-type="string" calcext:value-type="string">
            <text:p>Normal</text:p>
          </table:table-cell>
          <table:table-cell office:value-type="float" office:value="0.52" calcext:value-type="float">
            <text:p>0,52</text:p>
          </table:table-cell>
          <table:table-cell/>
          <table:table-cell office:value-type="string" calcext:value-type="string">
            <text:p>Ecografía transvaginal y medición del espesor endometrial. En función de éste tomar biopsia endometrial o no.</text:p>
          </table:table-cell>
          <table:table-cell office:value-type="string" calcext:value-type="string">
            <text:p>Biopsia endometrial por aspiración en consulta. Con ella puedo obtener el diagnóstico muy fiablemente y es económica.</text:p>
          </table:table-cell>
          <table:table-cell office:value-type="string" calcext:value-type="string">
            <text:p>Histeroscopia con sedación y biopsia dirigida si se ve alguna lesión.</text:p>
          </table:table-cell>
          <table:table-cell office:value-type="string" calcext:value-type="string">
            <text:p>Realizaría un microlegrado, ya que es la prueba que me proporcionaría el diagnóstico definitivo.</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97" calcext:value-type="float">
            <text:p>97</text:p>
          </table:table-cell>
          <table:table-cell office:value-type="float" office:value="11036" calcext:value-type="float">
            <text:p>11036</text:p>
          </table:table-cell>
          <table:table-cell office:value-type="float" office:value="228097" calcext:value-type="float">
            <text:p>228097</text:p>
          </table:table-cell>
          <table:table-cell office:value-type="string" calcext:value-type="string">
            <text:p>FALSE</text:p>
          </table:table-cell>
          <table:table-cell office:value-type="string" calcext:value-type="string">
            <text:p>Mujer de 24 años consulta por dolor abdominal bajo de dos semanas de evolución que ha empeorado con la última relación sexual. Refiere tener pareja reciente con la que sólo ocasionalmente utiliza preservativo. A la exploración presenta regular estado general. Tª de 38,6°C, leucocitos 16.000/μL (85% neutrófilos); PCR 30 mg/L. La exploración con espéculo evidencia flujo vaginal anormal abundante y movilización cervical dolorosa. Indique la respuesta FALSA:</text:p>
          </table:table-cell>
          <table:table-cell office:value-type="string" calcext:value-type="string">
            <text:p>En la práctica clínica debemos descartar la existencia de enfermedad inflamatoria pélvica cuando en una mujer sexualmente activa se presente dolor pélvico acompañado de fiebre y leucorrea. La gravedad de las secuelas de este proceso justifica que esté sobrediagnosticada y tratada precozmente, sobre todo en nulíparas (respuestas 1 y 3 incorrectas). Las técnicas diagnósticas empleadas para el diagnóstico de EIP incluyen la exploración clínica, hemograma, ecografía. La resonancia magnética puede emplearse en caso de duda. La laparoscopia ha sido considerada como el "gold standard" en el diagnóstico de la EIP ya que además de confirmar el diagnóstico nos permite realizar un estudio exhaustivo de la cavidad abdominal y descartar las formas clínicas de perihepatitis y realizar estadificación clínica (respuesta 2 correcta). El tratamiento antibiótico de la EIP debe ser empírico, de amplio espectro, precoz y ha de tener en cuenta la biodisponi_x0002_bilidad, el coste y la susceptibilidad antimicrobiana. Los criterios más actuales de ingreso incluyen casos de EIP severa y/o con absceso tubo-ovárico (respuesta 4 incorrecta). Salpingitis aguda y absceso tubárico (indicación ingreso)</text:p>
          </table:table-cell>
          <table:table-cell/>
          <table:table-cell office:value-type="string" calcext:value-type="string">
            <text:p>GINECOLOGÍA</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Iniciaríamos tratamiento antibiótico tan pronto como sospechemos el diagnóstico.</text:p>
          </table:table-cell>
          <table:table-cell office:value-type="string" calcext:value-type="string">
            <text:p>Indicaríamos como prueba complementaria preferente una histerosalpingografía para valoración tubárica.</text:p>
          </table:table-cell>
          <table:table-cell office:value-type="string" calcext:value-type="string">
            <text:p>El retraso en el diagnóstico y tratamiento aumenta la aparición de secuelas.</text:p>
          </table:table-cell>
          <table:table-cell office:value-type="string" calcext:value-type="string">
            <text:p>La presencia de absceso sería criterio de hospitalización.</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98" calcext:value-type="float">
            <text:p>98</text:p>
          </table:table-cell>
          <table:table-cell office:value-type="float" office:value="11037" calcext:value-type="float">
            <text:p>11037</text:p>
          </table:table-cell>
          <table:table-cell office:value-type="float" office:value="228098" calcext:value-type="float">
            <text:p>228098</text:p>
          </table:table-cell>
          <table:table-cell office:value-type="string" calcext:value-type="string">
            <text:p>FALSE</text:p>
          </table:table-cell>
          <table:table-cell office:value-type="string" calcext:value-type="string">
            <text:p>Mujer de 21 años de edad que acude a consulta aportando un estudio hormonal con FSH 0.29 mUI/mL (normal en fase folicular =3.50-12.50 mUI/mL) y LH &lt; 0.1 mUI/mL (normal en fase folicular 2.40-12.60 mUI/mL). Deberemos realizar un diagnóstico diferencial entre las siguientes situaciones clínicas EXCEPTO:</text:p>
          </table:table-cell>
          <table:table-cell office:value-type="string" calcext:value-type="string">
            <text:p>El fallo ovárico precoz es una entidad clínica de etiología variada y fisiopatología no del todo conocida que afecta a relativamente pocas mujeres, aproximadamente al 1%. Se recomienda para el diagnóstico determinar los niveles de FSH, LH, estradiol y prolactina plasmáticos. Se necesitan por lo menos 2 valores de FSH mayores de 40 UI/L, tomados con más de 1 mes de diferencia para confirmar el diagnóstico. Las pacientes suelen presentar hipoestrogenismo con niveles bajos de 17 ß estradiol (&lt; 50 pg/ml) (respuesta 2 correcta). Trastornos de comportamiento alimentario y craneofaringioma son ambos motivo de amenorrea por hipogonadotropismo. Al administrar anticonceptivos orales combinados inhibimos la liberación de FSH y LH. <text:s/>ORIGEN ETIOLOGÍA HORMONAS SNC / hipotálamo Anorexia/bulimia Ejercicio/stress Amenorrea postpildora Síndrome Kallman GnRh ↓ LH y FSH ↓ Estrógenos ↓ Hipófisis anterior Síndrome de Sheehan Hiperprolactinemia Lesiones Fármacos antidopamina GnRh ↑(excepto hiperPRL) LH y FSH ↓ Estrógenos ↓ Ovario Disgenesia gonadal Síndrome Savage Menopausia precoz Fallo autoinmune Radio o quimioterapia GnRh ↑ LH y FSH ↑ Estrógenos↓</text:p>
          </table:table-cell>
          <table:table-cell/>
          <table:table-cell office:value-type="string" calcext:value-type="string">
            <text:p>GINECOLOGÍA</text:p>
          </table:table-cell>
          <table:table-cell office:value-type="string" calcext:value-type="string">
            <text:p>Fácil</text:p>
          </table:table-cell>
          <table:table-cell office:value-type="float" office:value="0.78" calcext:value-type="float">
            <text:p>0,78</text:p>
          </table:table-cell>
          <table:table-cell/>
          <table:table-cell office:value-type="string" calcext:value-type="string">
            <text:p>Administración de anticonceptivos orales combinados.</text:p>
          </table:table-cell>
          <table:table-cell office:value-type="string" calcext:value-type="string">
            <text:p>Fallo ovárico prematuro.</text:p>
          </table:table-cell>
          <table:table-cell office:value-type="string" calcext:value-type="string">
            <text:p>Trastorno del comportamiento alimentario.</text:p>
          </table:table-cell>
          <table:table-cell office:value-type="string" calcext:value-type="string">
            <text:p>Craneofaringiom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00" calcext:value-type="float">
            <text:p>100</text:p>
          </table:table-cell>
          <table:table-cell office:value-type="float" office:value="11039" calcext:value-type="float">
            <text:p>11039</text:p>
          </table:table-cell>
          <table:table-cell office:value-type="float" office:value="228100" calcext:value-type="float">
            <text:p>228100</text:p>
          </table:table-cell>
          <table:table-cell office:value-type="string" calcext:value-type="string">
            <text:p>FALSE</text:p>
          </table:table-cell>
          <table:table-cell office:value-type="string" calcext:value-type="string">
            <text:p>Mujer de 34 años de edad que consulta por coitorragias de repetición. Aporta una citología con una lesión intraepitelial de alto grado (H-SIL). Posteriormente se realiza colposcopia y biopsia sobre una zona de mosaico y la histología nos habla de un foco de carcinoma escamoso invasor de 2 mm de longitud. ¿Qué opción terapéutica es la más adecuada para esta paciente?</text:p>
          </table:table-cell>
          <table:table-cell office:value-type="string" calcext:value-type="string">
            <text:p>Existen diversas opciones terapéuticas en función del estadio clínico y factores pronósticos del cáncer de cérvix: • Conización: empleada en FIGO IA1 siempre que se pueda extirpar la lesión con márgenes libres, en pacientes sin factores de riesgo adicionales y con deseo genésico no cumplido (respuesta 1 correcta). • Traquelectomía simple o radical. • Histerectomía simple (extrafascial) o radical. • Radioterapia radical (RDT externa + BQT) + quimioterapia.</text:p>
          </table:table-cell>
          <table:table-cell/>
          <table:table-cell office:value-type="string" calcext:value-type="string">
            <text:p>GINECOLOGÍ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Conización.</text:p>
          </table:table-cell>
          <table:table-cell office:value-type="string" calcext:value-type="string">
            <text:p>Histerectomía total sin anexectomía.</text:p>
          </table:table-cell>
          <table:table-cell office:value-type="string" calcext:value-type="string">
            <text:p>Radioterapia pélvica con intención curativa.</text:p>
          </table:table-cell>
          <table:table-cell office:value-type="string" calcext:value-type="string">
            <text:p>Repetir una biopsia más amplia.</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02" calcext:value-type="float">
            <text:p>102</text:p>
          </table:table-cell>
          <table:table-cell office:value-type="float" office:value="11041" calcext:value-type="float">
            <text:p>11041</text:p>
          </table:table-cell>
          <table:table-cell office:value-type="float" office:value="228102" calcext:value-type="float">
            <text:p>228102</text:p>
          </table:table-cell>
          <table:table-cell office:value-type="string" calcext:value-type="string">
            <text:p>FALSE</text:p>
          </table:table-cell>
          <table:table-cell office:value-type="string" calcext:value-type="string">
            <text:p>Mujer de 64 años, sin comorbilidades relevantes. intervenida de un cáncer de mama derecha mediante una tumorectomía ampliada y biopsia selectiva del ganglio centinela, con el siguiente resultado anatomopatológi_x0002_co: carcinoma ductal infiltrante pobremente diferenciado (grado 3), tamaño de 2.2 cm (pT2). receptores de estrógenos y progesterona positivos. Ki67 25%. HER2 negativo. Presenta afectación macroscópica del ganglio centinela, aunque no hay afectación del resto de ganglios axilares aislados (pN1). ¿Qué tratamiento sistémico adyuvante considera más adecuado para esta paciente?</text:p>
          </table:table-cell>
          <table:table-cell office:value-type="string" calcext:value-type="string">
            <text:p>El tratamiento con quimioterapia en tumores luminales se establecerá en base a una serie de factores dependientes del tumor: - Estadio del tumor: ganglios linfáticos afectos - Factores pronósticos: tamaño tumoral, grado 3, Ki67 alto. - Factores de la paciente: edad, estado menopáusico y comorbilidad. Se recomienda realizar tratamiento hormonal si la determina_x0002_ción del receptor de estrógenos es de al menos un 10%. Tradicionalmente, la duración del tratamiento hormonal se ha considerado que debía ser de 5 años. Existen evidencias que administrar Letrozol después de 5 años de Tamoxifeno en mujeres postmenopáusicas, mejora la supervivencia libre de enfermedad de todas las pacientes y la supervivencia global de las pacientes con ganglios positivos. En esta paciente postmenopáusica orientan hacia un tratamiento con quimioterapia el estadio pT2 y pN1, seguido de hormonoterapia por tener receptores de estrógenos y progesterona positivos (respuesta 2 correcta y 1 y 4 incorrec_x0002_tas). Al ser HER2- no está indicado el trastuzumab (respuesta 3 incorrecta). Tratamiento adyuvante sistémico del cáncer de mama</text:p>
          </table:table-cell>
          <table:table-cell/>
          <table:table-cell office:value-type="string" calcext:value-type="string">
            <text:p>GINECOLOGÍA</text:p>
          </table:table-cell>
          <table:table-cell office:value-type="string" calcext:value-type="string">
            <text:p>Fácil</text:p>
          </table:table-cell>
          <table:table-cell office:value-type="float" office:value="0.68" calcext:value-type="float">
            <text:p>0,68</text:p>
          </table:table-cell>
          <table:table-cell/>
          <table:table-cell office:value-type="string" calcext:value-type="string">
            <text:p>Hormonoterapia adyuvante que incluya inhibidores de aromatasa.</text:p>
          </table:table-cell>
          <table:table-cell office:value-type="string" calcext:value-type="string">
            <text:p>Quimioterapia adyuvante, preferentemente con antraciclinas y taxanos, seguida de hormonoterapia.</text:p>
          </table:table-cell>
          <table:table-cell office:value-type="string" calcext:value-type="string">
            <text:p>Quimioterapia adyuvante en asociación con el anticuerpo monoclonal trastuzumab, seguida de hormonoterapia.</text:p>
          </table:table-cell>
          <table:table-cell office:value-type="string" calcext:value-type="string">
            <text:p>Quimioterapia adyuvante, preferiblemente con antracicli_x0002_nas y taxanos.</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04" calcext:value-type="float">
            <text:p>104</text:p>
          </table:table-cell>
          <table:table-cell office:value-type="float" office:value="11043" calcext:value-type="float">
            <text:p>11043</text:p>
          </table:table-cell>
          <table:table-cell office:value-type="float" office:value="228104" calcext:value-type="float">
            <text:p>228104</text:p>
          </table:table-cell>
          <table:table-cell office:value-type="string" calcext:value-type="string">
            <text:p>FALSE</text:p>
          </table:table-cell>
          <table:table-cell office:value-type="string" calcext:value-type="string">
            <text:p>Mujer de 36 años que acude a la consulta por haber sufrido tres abortos espontáneos en el primer trimestre. No ha tenido ningún embarazo a término. Entre los estudios que solicitará en primer término NO se incluye:</text:p>
          </table:table-cell>
          <table:table-cell office:value-type="string" calcext:value-type="string">
            <text:p>Nos presentan aquí un caso clínico de infertilidad (la paciente logra gestación pero no es capaz de llevarla a término. Causas reconocidas de infertilidad incluyen defectos congénitos (estudio mediante cariotipo), lesiones que alteran la cavidad endometrial (estudio mediante ecografía) o trastornos de la coagulación como el síndrome antifosfolípido (estudio serológico). El estudio de la permeabilidad tubárica tiene interés en el estudio de la paciente estéril, ya que son las mujeres estériles y no las infértiles las que tienen dificultad para quedarse embarazadas.</text:p>
          </table:table-cell>
          <table:table-cell/>
          <table:table-cell office:value-type="string" calcext:value-type="string">
            <text:p>GINECOLOGÍA</text:p>
          </table:table-cell>
          <table:table-cell office:value-type="string" calcext:value-type="string">
            <text:p>Normal</text:p>
          </table:table-cell>
          <table:table-cell office:value-type="float" office:value="0.36" calcext:value-type="float">
            <text:p>0,36</text:p>
          </table:table-cell>
          <table:table-cell/>
          <table:table-cell office:value-type="string" calcext:value-type="string">
            <text:p>Histerosalpingografía.</text:p>
          </table:table-cell>
          <table:table-cell office:value-type="string" calcext:value-type="string">
            <text:p>Cariotipo en sangre periférica de ambos miembros de la pareja.</text:p>
          </table:table-cell>
          <table:table-cell office:value-type="string" calcext:value-type="string">
            <text:p>Determinación de anticuerpos antifosfolípidos.</text:p>
          </table:table-cell>
          <table:table-cell office:value-type="string" calcext:value-type="string">
            <text:p>Ecografía vaginal.</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06" calcext:value-type="float">
            <text:p>106</text:p>
          </table:table-cell>
          <table:table-cell office:value-type="float" office:value="11045" calcext:value-type="float">
            <text:p>11045</text:p>
          </table:table-cell>
          <table:table-cell office:value-type="float" office:value="228106" calcext:value-type="float">
            <text:p>228106</text:p>
          </table:table-cell>
          <table:table-cell office:value-type="string" calcext:value-type="string">
            <text:p>FALSE</text:p>
          </table:table-cell>
          <table:table-cell office:value-type="string" calcext:value-type="string">
            <text:p>Mujer de 40 años que consulta por anemia. En la analítica destaca Hb 10,5 g/dL, ferropenia, macrocitosis e hipergastrinemia. Tiene antecedentes artropatía lúpica y enfermedad de Graves Basedow. Está en tratamiento con prednisona 15 mg/d, colchicina 0,5 mg cada 12 h y metimazol 10 mg/d. ¿Cuál considera la causa más probable de la anemia?</text:p>
          </table:table-cell>
          <table:table-cell office:value-type="string" calcext:value-type="string">
            <text:p>De las 4 opciones que nos ofrecen sólo una gastritis tipo A + (respuesta 4 correcta) explica todo el caso clínico: anemia, ferropenia, macrocitosis e hipergastrinemia; en el seno de una enfermedad inmune (y, por lo tanto, asociado a otras como el lupus o el Graves-Basedow). La modalidad menos común de los dos tipos de gastritis o tipo A, afecta en particular al fondo y el cuerpo del estómago, sin alterar el antro. De manera tradicional, esta modalidad de gastritis es la que se ha vinculado con la anemia perniciosa en presencia de anticuerpos circulantes contra células parietales y factor intrínseco; por tanto, se denomina también gastritis autoinmunitaria. Los anticuerpos contra células parietales y la gastritis atrófica se observan en los parientes de los enfermos con anemia perniciosa. Alrededor de 50% de los pacientes con anemia perniciosa presenta anticuerpos contra antígenos tiroideos y cerca de 30% de los casos de enfermedad tiroidea tiene anticuerpos circulantes anti-células parietales. Los anticuerpos anti-factor intrínseco son más específicos que los anteriores para la gastritis tipo A y están presentes en casi 40% de los pacientes con anemia perniciosa. En esta forma de gastritis, el objetivo preferente es la glándula gástrica que contiene las células parietales, lo cual ocasiona aclorhidria. Las células parietales son el origen del factor intrínseco, cuya falta produce déficit de vitamina B 12 y sus secuelas (anemia megaloblástica). El ácido gástrico tiene una importante función para inhibir por retroalimentación la liberación de gastrina de las células G. La aclorhidria, junto con el hecho de que la mucosa antral (donde se localizan las células G) no se afecta en esta enfermedad, ocasiona hipergastrinemia.</text:p>
          </table:table-cell>
          <table:table-cell/>
          <table:table-cell office:value-type="string" calcext:value-type="string">
            <text:p>HEMATOLOGÍA</text:p>
          </table:table-cell>
          <table:table-cell office:value-type="string" calcext:value-type="string">
            <text:p>Fácil</text:p>
          </table:table-cell>
          <table:table-cell office:value-type="float" office:value="0.82" calcext:value-type="float">
            <text:p>0,82</text:p>
          </table:table-cell>
          <table:table-cell/>
          <table:table-cell office:value-type="string" calcext:value-type="string">
            <text:p>Pérdidas hemáticas en relación con el tratamiento esteroideo.</text:p>
          </table:table-cell>
          <table:table-cell office:value-type="string" calcext:value-type="string">
            <text:p>Hipoplasia medular 2º a colchicina.</text:p>
          </table:table-cell>
          <table:table-cell office:value-type="string" calcext:value-type="string">
            <text:p>Hemólisis secundaria a la toma de metimazol.</text:p>
          </table:table-cell>
          <table:table-cell office:value-type="string" calcext:value-type="string">
            <text:p>Gastritis tipo A.</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07" calcext:value-type="float">
            <text:p>107</text:p>
          </table:table-cell>
          <table:table-cell office:value-type="float" office:value="11046" calcext:value-type="float">
            <text:p>11046</text:p>
          </table:table-cell>
          <table:table-cell office:value-type="float" office:value="228107" calcext:value-type="float">
            <text:p>228107</text:p>
          </table:table-cell>
          <table:table-cell office:value-type="string" calcext:value-type="string">
            <text:p>FALSE</text:p>
          </table:table-cell>
          <table:table-cell office:value-type="string" calcext:value-type="string">
            <text:p>Una mujer de 32 años de edad consulta porque desea quedar embarazada y refiere antecedentes de episodio de embolia de pulmón 7 años antes mientras estaba tomando anticonceptivos orales. Se realizó tratamiento con acenocumarol durante 6 meses. El estudio de trombofilia fue negativo. Se aconseja realizar profilaxis de trombosis venosa en el caso de que quede embarazada. Señale la respuesta correcta:</text:p>
          </table:table-cell>
          <table:table-cell office:value-type="string" calcext:value-type="string">
            <text:p>Dado los antecedentes de embolia pulmonar de la paciente, y que el embarazo y postparto inmediato son periodos de aumento del riesgo de los fenómenos trombóticos; está indicado la anticoagulación en esta paciente (respuesta 4 incorrecta). Los ACOS están contraindicados durante el embarazo (respuesta 3 incorrecta), siendo lo más idóneo realizar la anticoagulación con heparinas de bajo peso molecular durante todo ese período (respuesta 1 correcta y 2 incorrecta).</text:p>
          </table:table-cell>
          <table:table-cell/>
          <table:table-cell office:value-type="string" calcext:value-type="string">
            <text:p>HEMATOLOGÍA</text:p>
          </table:table-cell>
          <table:table-cell office:value-type="string" calcext:value-type="string">
            <text:p>Normal</text:p>
          </table:table-cell>
          <table:table-cell office:value-type="float" office:value="0.53" calcext:value-type="float">
            <text:p>0,53</text:p>
          </table:table-cell>
          <table:table-cell/>
          <table:table-cell office:value-type="string" calcext:value-type="string">
            <text:p>Debe aconsejarse tratamiento profiláctico con heparina de bajo peso molecular durante el embarazo y hasta 6 sema_x0002_nas posparto.</text:p>
          </table:table-cell>
          <table:table-cell office:value-type="string" calcext:value-type="string">
            <text:p>Debe aconsejarse tratamiento profiláctico con aspirina durante todo el embarazo.</text:p>
          </table:table-cell>
          <table:table-cell office:value-type="string" calcext:value-type="string">
            <text:p>Debe aconsejarse realizar profilaxis con acenocumarol durante todo el embarazo.</text:p>
          </table:table-cell>
          <table:table-cell office:value-type="string" calcext:value-type="string">
            <text:p>Dado que el estudio de trombofilia fue negativo solo se precisa realizar profilaxis de trombosis venosa con medias compresivas para miembros inferiores.</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09" calcext:value-type="float">
            <text:p>109</text:p>
          </table:table-cell>
          <table:table-cell office:value-type="float" office:value="11048" calcext:value-type="float">
            <text:p>11048</text:p>
          </table:table-cell>
          <table:table-cell office:value-type="float" office:value="228109" calcext:value-type="float">
            <text:p>228109</text:p>
          </table:table-cell>
          <table:table-cell office:value-type="string" calcext:value-type="string">
            <text:p>FALSE</text:p>
          </table:table-cell>
          <table:table-cell office:value-type="string" calcext:value-type="string">
            <text:p>Hombre de 35 años con leucemia mieloide aguda sometido a alotrasplante de progenitores hematopoyéticos con acondicionamiento mieloablativo, Se encuentra en tratamiento con tacrolimus en rango terapéutico y profilaxis con aciclovir y un azol. Estando ambulatorio y sin complicaciones previas, acude al hospital en el día +24 postrasplante con eritema cutáneo generalizado que afecta con mayor intensidad a palmas y plantas, cara, cuello, tronco, flancos y cara interna de los muslos. Es de reciente aparición (24-48 horas) y se acompaña de anorexia, náuseas, diarrea acuosa y dolor abdominal. ¿Cuál es la actitud terapéutica más adecuada?</text:p>
          </table:table-cell>
          <table:table-cell office:value-type="string" calcext:value-type="string">
            <text:p>La asociación de eritema en palmas y plantas, con síntomas gastrointestinales en el primer mes post-trasplante nos hace sospechar una EICH aguda. Esta es la complicación más temible de TPH alogénico y es debida a los linfocitos T del donante, que reconoce como extraños los antígenos de histocompatibilidad del receptor. El tratamiento de elección, cuando aparece, son los glucocorticoides a dosis de 1-2 mg/Kg de peso y día (respuesta 2 correcta); siendo los restantes tratamientos poco satisfactorios.</text:p>
          </table:table-cell>
          <table:table-cell/>
          <table:table-cell office:value-type="string" calcext:value-type="string">
            <text:p>HEMATOLOGÍ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Suspender lo antes posible el tratamiento inmunosupresor con tacrolimus.</text:p>
          </table:table-cell>
          <table:table-cell office:value-type="string" calcext:value-type="string">
            <text:p>Iniciar tratamiento con esteroides a dosis altas.</text:p>
          </table:table-cell>
          <table:table-cell office:value-type="string" calcext:value-type="string">
            <text:p>Iniciar infusión de linfocitos del donante.</text:p>
          </table:table-cell>
          <table:table-cell office:value-type="string" calcext:value-type="string">
            <text:p>Iniciar tratamiento con fotoaféresis extracorpóre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10" calcext:value-type="float">
            <text:p>110</text:p>
          </table:table-cell>
          <table:table-cell office:value-type="float" office:value="11049" calcext:value-type="float">
            <text:p>11049</text:p>
          </table:table-cell>
          <table:table-cell office:value-type="float" office:value="228110" calcext:value-type="float">
            <text:p>228110</text:p>
          </table:table-cell>
          <table:table-cell office:value-type="string" calcext:value-type="string">
            <text:p>FALSE</text:p>
          </table:table-cell>
          <table:table-cell office:value-type="string" calcext:value-type="string">
            <text:p>Mujer de 64 años, con antecedente de túnel carpiano bilateral. Presenta en los últimos meses un cuadro de astenia y disnea progresiva, hasta hacerse de pequeños esfuerzos. En la analítica destaca un pro-BNP de 2.500 pg/mL, así como la existencia de un componente monoclonal (inmunofijación positiva para cadenas lambda) en suero de 0,4 g/dL. Los niveles de cadenas ligeras libres kappa y lambda son 1,2 y 67,8 mg/dL, respectivamente. Se realiza una punción esternal observándose una plasmocitosis medular del 6%. Ausencia de lesiones líticas en TC de esqueleto entero. ¿Cuál es el diagnóstico de sospecha y la prueba diagnóstica inicial para su confirmación?</text:p>
          </table:table-cell>
          <table:table-cell office:value-type="string" calcext:value-type="string">
            <text:p>En la amiloidosis primaria, el amiloide está formado por una porción variable de cadena ligera (k o l), con una relación 2:1 a favor de las l. Los síntomas más frecuentes son el cansancio y pérdida de peso. Otros asociados: disnea, insuficiencia cardiaca (30%), síndrome nefrótico y del túnel carpiano… Con inmunofijación sérica y urinaria se encuentra componente M en el 90%, siendo la mediana de células plasmáticas en médula ósea del 6%. El método diagnóstico inicial consistirá en una biopsia de grasa subcutánea, positiva en el 80%. El caso clínico es compatible con lo anteriormente dicho, por lo que se trata de una amiloidosis AL (respuesta 3 correcta). La ausencia de plasmocitoma &gt; 10% en médula, componente M &gt; 3 gr/dL así como lesiones líticas asociadas a aumento del FAO descarta la presencia de un Mieloma Múltiple (respuesta 2 incorrecta). El Waldenströn cursa con un componente monoclonal IgM &gt; 3 gr/dL (respuesta 1 incorrecta). El síndrome POEMS (polineuropatía, organomegalia, endocrinopatía, proteína M y cambios cutáneos [skin, en inglés]; casi siempre se presentan con polineuropatía sensitivo_x0002_motora progresiva, diabetes mellitus (50%), insuficiencia gonadal primaria (70%) y discrasia de células plasmáticas con lesiones óseas escleróticas (respuesta 4 incorrecta). <text:s/>Naturaleza proteína Forma clínica AL Cadenas ligeras (pico monoclonal en suero y/u orina), especial/ λ (75%). Amiloidosis 1aria: forma + frecuente. En el contexto de Mieloma u otras discrasias de células plasmáticas Síntomas amiloidosis: astenia, IC, túnel carpiano</text:p>
          </table:table-cell>
          <table:table-cell/>
          <table:table-cell office:value-type="string" calcext:value-type="string">
            <text:p>HEMATOLOGÍA</text:p>
          </table:table-cell>
          <table:table-cell office:value-type="string" calcext:value-type="string">
            <text:p>Normal</text:p>
          </table:table-cell>
          <table:table-cell office:value-type="float" office:value="0.63" calcext:value-type="float">
            <text:p>0,63</text:p>
          </table:table-cell>
          <table:table-cell/>
          <table:table-cell office:value-type="string" calcext:value-type="string">
            <text:p>Macroglobulinemia de Waldenstrom – Análisis molecular del gen MYD88.</text:p>
          </table:table-cell>
          <table:table-cell office:value-type="string" calcext:value-type="string">
            <text:p>Mieloma múltiple sintomático – PET/TC.</text:p>
          </table:table-cell>
          <table:table-cell office:value-type="string" calcext:value-type="string">
            <text:p>Amiloidosis AL - Aspirado/biopsia de grasa abdominal.</text:p>
          </table:table-cell>
          <table:table-cell office:value-type="string" calcext:value-type="string">
            <text:p>Síndrome POEMS - Determinación de VEGF.</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11" calcext:value-type="float">
            <text:p>111</text:p>
          </table:table-cell>
          <table:table-cell office:value-type="float" office:value="11050" calcext:value-type="float">
            <text:p>11050</text:p>
          </table:table-cell>
          <table:table-cell office:value-type="float" office:value="228111" calcext:value-type="float">
            <text:p>228111</text:p>
          </table:table-cell>
          <table:table-cell office:value-type="string" calcext:value-type="string">
            <text:p>FALSE</text:p>
          </table:table-cell>
          <table:table-cell office:value-type="string" calcext:value-type="string">
            <text:p>Mujer de 17 años que presenta desde la primera menstruación reglas muy abundantes. Refiere epistaxis frecuentes. Hematimetría: Hb 10,5 g/dL, VCM 77 fL, leucocitos 7.200/μL con fórmula normal, plaquetas 182.000/_x001F_L. Tiempo de protrombina 12" (12"), TTPa 34" (30"), fibrinógeno 340 mg/dL. Agregación plaquetaria con ADP, colágeno y epinefrina: ausencia de respuesta. Aglutina con ristocetina. En citometría se observa ausencia de Gp IIb-IIIa. ¿Cuál es el diagnóstico?</text:p>
          </table:table-cell>
          <table:table-cell office:value-type="string" calcext:value-type="string">
            <text:p>La tromboastenia de Glanzman es un raro trastorno A.R. que afecta a la agregación plaquetaria. Consiste en un déficit de GP IIb/IIIa plaquetaria, con lo cual la GP alterada no se une al fibrinógeno normalmente, lo que es imprescindible para la agregación normal. Las hemorragias mucocutáneas se inician en la infancia: púrpura, epistaxis, menorragias… El tiempo de hemorragia está prolongado y la retracción del coágulo alterada, con ausencia o disminución de la agregación inducida con ADP, ácido araquidónico, colágeno…pero con agregación con ristocetina normal (respuesta 1 correcta).</text:p>
          </table:table-cell>
          <table:table-cell/>
          <table:table-cell office:value-type="string" calcext:value-type="string">
            <text:p>HEMATOLOGÍA</text:p>
          </table:table-cell>
          <table:table-cell office:value-type="string" calcext:value-type="string">
            <text:p>Fácil</text:p>
          </table:table-cell>
          <table:table-cell office:value-type="float" office:value="0.67" calcext:value-type="float">
            <text:p>0,67</text:p>
          </table:table-cell>
          <table:table-cell/>
          <table:table-cell office:value-type="string" calcext:value-type="string">
            <text:p>Tromboastenia de Glanzmann.</text:p>
          </table:table-cell>
          <table:table-cell office:value-type="string" calcext:value-type="string">
            <text:p>Enfermedad de Von Willebrand.</text:p>
          </table:table-cell>
          <table:table-cell office:value-type="string" calcext:value-type="string">
            <text:p>Trombocitopenia inmune primaria.</text:p>
          </table:table-cell>
          <table:table-cell office:value-type="string" calcext:value-type="string">
            <text:p>Síndrome de Bernard-Soulier.</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12" calcext:value-type="float">
            <text:p>112</text:p>
          </table:table-cell>
          <table:table-cell office:value-type="float" office:value="11051" calcext:value-type="float">
            <text:p>11051</text:p>
          </table:table-cell>
          <table:table-cell office:value-type="float" office:value="228112" calcext:value-type="float">
            <text:p>228112</text:p>
          </table:table-cell>
          <table:table-cell office:value-type="string" calcext:value-type="string">
            <text:p>FALSE</text:p>
          </table:table-cell>
          <table:table-cell office:value-type="string" calcext:value-type="string">
            <text:p>Una joven de 23 años es referida por su obstetra para estudio de trombocitopenia. Sus plaquetas en la primera evaluación prenatal hace un mes fueron de 42.000/μL. Está embarazada de 16 semanas y no refiere manifestaciones hemorrágicas, La exploración física es normal. Hemograma: leucocitos 8.500/μL, Hb 12 g/dL, plaquetas 51.000/μL. La revisión del frotis sanguíneo revela plaquetas en acúmulos. ¿Cuál es la sospecha diagnóstica?</text:p>
          </table:table-cell>
          <table:table-cell office:value-type="string" calcext:value-type="string">
            <text:p>Nos comentan el caso de una joven con trombocitopenia grave, aislada y curiosamente asintomática. El frotis nos revela plaquetas en acúmulos. No presenta anemia hemolítica acompañante con esquistocitos en el frotis, con lo que descartamos la PTT (respuesta 4 incorrecta). No nos comentan el dato de ser Coombs +por lo que descartamos la PTI (respuesta 1 incorrecta). La trombocitopenia es resultado de uno o más de tres procesos; a saber: 1) disminución de la producción por la médula ósea; 2) secuestro, por lo general en un bazo agrandado, y 3) destrucción plaquetaria incrementada. Al valorar a un paciente trombocitopénico, un paso fundamental radica en analizar el frotis sanguíneo periférico y descartar primero la “seudotrombocitopenia”, sobre todo en un paciente sin una causa manifiesta de la trombocitopenia. Esta entidad consiste en un “artefacto in vitro” causado por la aglutinación de las plaquetas mediada por los anticuerpos cuando disminuye el contenido de calcio por la recolección de sangre en un medio con etilendiaminotetraacético (EDTA), el anticoagulante que se encuentra en los tubos (de tapón púrpura) que se utilizan para recolectar la sangre con objeto de realizar biometrías hemáticas. Si se obtiene un recuento plaquetario bajo en una sangre anticoagulada con EDTA, se puede valorar un frotis hemático y determinar un recuento plaquetario en sangre recolectada en un tubo con citrato de sodio (tubo de tapón azul) o heparina (tubo de tapón verde) o, en condiciones ideales, un frotis de sangre no anticoagulada obtenida en fresco, por ejemplo, mediante una punción del dedo (respuesta 3 correcta).</text:p>
          </table:table-cell>
          <table:table-cell/>
          <table:table-cell office:value-type="string" calcext:value-type="string">
            <text:p>HEMATOLOGÍA</text:p>
          </table:table-cell>
          <table:table-cell office:value-type="string" calcext:value-type="string">
            <text:p>Normal</text:p>
          </table:table-cell>
          <table:table-cell office:value-type="float" office:value="0.38" calcext:value-type="float">
            <text:p>0,38</text:p>
          </table:table-cell>
          <table:table-cell/>
          <table:table-cell office:value-type="string" calcext:value-type="string">
            <text:p>Trombocitopenia inmune primaria.</text:p>
          </table:table-cell>
          <table:table-cell office:value-type="string" calcext:value-type="string">
            <text:p>Trombocitopenia del embarazo.</text:p>
          </table:table-cell>
          <table:table-cell office:value-type="string" calcext:value-type="string">
            <text:p>Seudotrombocitopenia por EDTA.</text:p>
          </table:table-cell>
          <table:table-cell office:value-type="string" calcext:value-type="string">
            <text:p>Púrpura trombótica trombocitopénica.</text:p>
          </table:table-cell>
          <table:table-cell/>
          <table:table-cell office:value-type="float" office:value="3" calcext:value-type="float">
            <text:p>3</text:p>
          </table:table-cell>
          <table:table-cell/>
          <table:table-cell office:value-type="string" calcext:value-type="string">
            <text:p>Erantzun zuzenaren azalpena non dagoen ez dago argi</text:p>
          </table:table-cell>
          <table:table-cell table:number-columns-repeated="14"/>
        </table:table-row>
        <table:table-row table:style-name="ro1">
          <table:table-cell office:value-type="float" office:value="2017" calcext:value-type="float">
            <text:p>2017</text:p>
          </table:table-cell>
          <table:table-cell office:value-type="float" office:value="114" calcext:value-type="float">
            <text:p>114</text:p>
          </table:table-cell>
          <table:table-cell office:value-type="float" office:value="11053" calcext:value-type="float">
            <text:p>11053</text:p>
          </table:table-cell>
          <table:table-cell office:value-type="float" office:value="228114" calcext:value-type="float">
            <text:p>228114</text:p>
          </table:table-cell>
          <table:table-cell office:value-type="string" calcext:value-type="string">
            <text:p>FALSE</text:p>
          </table:table-cell>
          <table:table-cell office:value-type="string" calcext:value-type="string">
            <text:p>Hombre de 34 años que consulta en el servicio de urgencias por disuria y quemazón en el meato uretral, con presencia de una secreción blanquecina y espesa que sale a través del meato desde hace 3 días, ¿Cuál de las siguientes respuestas es FALSA?</text:p>
          </table:table-cell>
          <table:table-cell office:value-type="string" calcext:value-type="string">
            <text:p>Las manifestaciones que se describen en este varón apuntan a un cuadro de uretritis aguda, que si bien se suele iniciar con secreción escasa o mucoide, a las 24 horas evoluciona a supuración blanca y espesa. Debido a la frecuencia de coinfección con C trachomatis se recomienda un tratamiento dual: ceftriaxona vía intramuscular (50 mg) y azitromicina (1-2 gr vía oral) (respuesta 2 incorrecta). Como tratamiento alternativo se recomienda cefixima (400 mg vía oral) y azitromicina (misma pauta anterior)) Y en el caso de reacción alérgica a penicilina o cefalosporinas se recomienda espectinomicina (2 g vía intramuscular) con azitromicina (la pauta dispuesta). Resulta útil retener (respuesta 1 incorrecta) que la obtención de exudado uretral permite establecer el diagnóstico específico de N gonorrhoeae mediante observación microscópica, cultivo o técnicas de detección de genoma y en el caso de disponer del aislado efectuar pruebas de sensibilidad a los antimicrobianos (respuesta 3 incorrecta). No se recomienda lo reflejado en la respuesta 4 (que es falsa). Por el contrario se aconseja el estudio de las parejas y contactos sexuales en los dos meses previos, si es posible, para prevenir la transmisión dado que el ser humano es único huésped natural de N gonorrhoeae.</text:p>
          </table:table-cell>
          <table:table-cell/>
          <table:table-cell office:value-type="string" calcext:value-type="string">
            <text:p>INFECCIOSAS</text:p>
          </table:table-cell>
          <table:table-cell office:value-type="string" calcext:value-type="string">
            <text:p>Difícil</text:p>
          </table:table-cell>
          <table:table-cell office:value-type="float" office:value="0.24" calcext:value-type="float">
            <text:p>0,24</text:p>
          </table:table-cell>
          <table:table-cell/>
          <table:table-cell office:value-type="string" calcext:value-type="string">
            <text:p>Hay que obtener una muestra del exudado uretral para realizar el diagnóstico etiológico.</text:p>
          </table:table-cell>
          <table:table-cell office:value-type="string" calcext:value-type="string">
            <text:p>Se realizará tratamiento empírico con ceftriaxona intramuscular y azitromicina vía oral en dosis únicas en espera de los resultados microbiológicos.</text:p>
          </table:table-cell>
          <table:table-cell office:value-type="string" calcext:value-type="string">
            <text:p>Hay que realizar antibiograma en los casos en que se aísle N. gonorrhoeae.</text:p>
          </table:table-cell>
          <table:table-cell office:value-type="string" calcext:value-type="string">
            <text:p>A las 2-3 semanas de la administración del tratamiento hay que obtener nuevas muestras uretrales para confirmar la curación microbiológica.</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15" calcext:value-type="float">
            <text:p>115</text:p>
          </table:table-cell>
          <table:table-cell office:value-type="float" office:value="11054" calcext:value-type="float">
            <text:p>11054</text:p>
          </table:table-cell>
          <table:table-cell office:value-type="float" office:value="228115" calcext:value-type="float">
            <text:p>228115</text:p>
          </table:table-cell>
          <table:table-cell office:value-type="string" calcext:value-type="string">
            <text:p>FALSE</text:p>
          </table:table-cell>
          <table:table-cell office:value-type="string" calcext:value-type="string">
            <text:p>Mujer de 65 años, sometida a trasplante de precursores hematopoyéticos hace 30 días y neutropenia grave. Comienza con tos y expectoración hemoptoica además de fiebre y disnea de moderados esfuerzos que no mejora a pesar de cinco días de tratamiento con amoxicilina-clavulánico (875/125 mg/8 h) y levofloxacino (500 mg/12 h). En la radiografía de tórax se observan múltiples nódulos pulmonares mal definidos, alguno de ellos cavitado. De entre los siguientes, ¿cuál es el diagnóstico de sospecha más probable?</text:p>
          </table:table-cell>
          <table:table-cell office:value-type="string" calcext:value-type="string">
            <text:p>El diagnóstico de sospecha más probable es la aspergilosis pulmonar invasora (respuesta 2 correcta), que puede ser inicialmente asintomática y se suele acompañar de tos, fiebre, disnea, hemoptisis (los cuatro descritos en esta paciente) y dolor torácico. Suele afectar a pacientes inmunodeprimidos siendo las enfermedades de base más frecuentes las hematológicas: leucemia, linfoma y como en este caso trasplante de precursores hematopoyéticos. Las manifestaciones radiológicas sugestivas de la misma son lesiones nodulares con o sin halo de atenuación alrededor (signo del halo) las cavitaciones (presentes en este caso) y el signo del menisco de la media luna. Apoyado también la orientación diagnóstica de sospecha los antecedentes de trasplante de progenitores la neutropenia y el periodo transcurrido desde el inicio así como la ausencia de respuesta a los antimicrobianos convencionales. La neumonía por Cándida spp es infrecuente. Se puede producir por inoculación bronquial en forma de neumonía lobar o multilobar y más frecuentemente por diseminación hematógena en el contexto de una candidiasis sistémica (respuesta 4 incorrecta) presentándose como infiltrados difusos bilaterales. La neumonía por S aureus (respuesta 3 incorrecta) representa menos del 10% de las neumonías comunitarias y hasta un 20- 30% de las nosocomiales (sobre todo asociadas a ventilación mecánica). Radiológicamente puede usar con cavitación y empiema. En este caso el tratamiento antimicrobiano debiera haber condicionado una respuesta favorable. Los embolismos sépticos (respuesta 1 incorrecta) son consecuencia de sepsis por la existencia de microorganismos en la circulación venosa o en las cavidades cardiacas derechas. El cuadro es el de una infección grave con alteración del estado general, sudoración, fiebre elevada y disnea. En la radiografía de tórax se observan infiltrados pulmonares de predominio periférico, a veces o cavitación. En este caso hubiera respondido, al menos parcialmente al tratamiento antimicro_x0002_biano. TC pulmonar. Paciente trasplantado con fiebre. Se observan varios nódulos (flechas) y una condensación con áreas de cavitación (puntas de flecha) en el lóbulo inferior derecho: aspergilosis invasiva</text:p>
          </table:table-cell>
          <table:table-cell/>
          <table:table-cell office:value-type="string" calcext:value-type="string">
            <text:p>INFECCIOSAS</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Embolismos sépticos.</text:p>
          </table:table-cell>
          <table:table-cell office:value-type="string" calcext:value-type="string">
            <text:p>Aspergilosis pulmonar invasiva.</text:p>
          </table:table-cell>
          <table:table-cell office:value-type="string" calcext:value-type="string">
            <text:p>Neumonía por Estafilococo aureus.</text:p>
          </table:table-cell>
          <table:table-cell office:value-type="string" calcext:value-type="string">
            <text:p>Candidiasis sistémic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16" calcext:value-type="float">
            <text:p>116</text:p>
          </table:table-cell>
          <table:table-cell office:value-type="float" office:value="11055" calcext:value-type="float">
            <text:p>11055</text:p>
          </table:table-cell>
          <table:table-cell office:value-type="float" office:value="228116" calcext:value-type="float">
            <text:p>228116</text:p>
          </table:table-cell>
          <table:table-cell office:value-type="string" calcext:value-type="string">
            <text:p>FALSE</text:p>
          </table:table-cell>
          <table:table-cell office:value-type="string" calcext:value-type="string">
            <text:p>Hombre de 38 años que acude a urgencias por cuadro de fiebre por encima de 39°C y deterioro del nivel de conciencia tras haber realizado un viaje a Guinea Ecuatorial sin profilaxis antimalárica. En la analítica destaca: creatinina de 3,4 mg/dL, AST 764 U/L, ALT 678 U/L. El laboratorio informa de la visualización en sangre de un Plasmodium falciparum con un nivel de parasitemia del 6%. ¿Qué tratamiento instaurarla en este momento?</text:p>
          </table:table-cell>
          <table:table-cell office:value-type="string" calcext:value-type="string">
            <text:p>Desde 2011 la OMS recomienda como fármaco de primera elección para la malaria grave (como en el paciente que se nos plantea) artesunato intravenoso (respuesta 2 correcta). El resto de opciones: mefloquina por vía oral (respuesta 1 incorrecta), doxiciclina (en mayores de ocho años, respuesta 3 incorrecta) y sulfato de quinina por vía oral (respuesta 4 incorrecta) se indican para tratar casos no complicados. Es importante determinar el origen geográfico, la posible responsable y la potencial sensibilidad del arsenal terapéutico disponible. En 2004 la OMS recomendó como tratamiento de elección en malaria no complicada por P falciparum las terapias combinadas, artemisininas. Para P vivax cloroquina es todavía el fármaco de elección en países donde no se han detectado niveles de resistencia. Es necesario completar con primaquina (para evitar recidivas secundarios a los estadios durmientes intrahepáticos). Plamodium falciparum (anillo fino, 2 puntos de cromatina, no aumento tamaño hematíe)</text:p>
          </table:table-cell>
          <table:table-cell/>
          <table:table-cell office:value-type="string" calcext:value-type="string">
            <text:p>INFECCIOSAS</text:p>
          </table:table-cell>
          <table:table-cell office:value-type="string" calcext:value-type="string">
            <text:p>Difícil</text:p>
          </table:table-cell>
          <table:table-cell office:value-type="float" office:value="0.27" calcext:value-type="float">
            <text:p>0,27</text:p>
          </table:table-cell>
          <table:table-cell/>
          <table:table-cell office:value-type="string" calcext:value-type="string">
            <text:p>Mefloquina por vía oral.</text:p>
          </table:table-cell>
          <table:table-cell office:value-type="string" calcext:value-type="string">
            <text:p>Artesunato intravenoso.</text:p>
          </table:table-cell>
          <table:table-cell office:value-type="string" calcext:value-type="string">
            <text:p>Doxiciclina por vía oral.</text:p>
          </table:table-cell>
          <table:table-cell office:value-type="string" calcext:value-type="string">
            <text:p>Sulfato de quinina por vía oral.</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17" calcext:value-type="float">
            <text:p>117</text:p>
          </table:table-cell>
          <table:table-cell office:value-type="float" office:value="11056" calcext:value-type="float">
            <text:p>11056</text:p>
          </table:table-cell>
          <table:table-cell office:value-type="float" office:value="228117" calcext:value-type="float">
            <text:p>228117</text:p>
          </table:table-cell>
          <table:table-cell office:value-type="string" calcext:value-type="string">
            <text:p>FALSE</text:p>
          </table:table-cell>
          <table:table-cell office:value-type="string" calcext:value-type="string">
            <text:p>Hombre de 85 años portador de catéter venoso periférico que, una semana después de estar hospitalizado por un ictus, comienza con tiritona y fiebre. Se realizan hemocultivos y desde microbiología se informa que están creciendo cocos gram positivos en racimos. En espera del antibiograma, ¿cuál es el tratamiento antibiótico más adecuado?</text:p>
          </table:table-cell>
          <table:table-cell office:value-type="string" calcext:value-type="string">
            <text:p>El hecho de objetivar “cocos gram positivos en racimos” en los hemocultivos orienta de manera inequívoca a la existencia de bacteriemia por Staphylococcus que “en espera del antibio_x0002_grama” (y de la identificación a nivel de especie) parece adecuado tratar empíricamente con vancomicina (respuesta 3 correcta) de cara a garantizar la cobertura ante un potencial S aureus resistente a meticilina. Como corresponde a un paciente previamente hospitalizado, cuyo origen es un catéter vascular que condiciona una bacteriemia nosocomial. La cloxacilina (respuesta 2 incorrecta) por vía intravenosa es una respuestapara el tratamiento de infecciones graves por S aureus meticilin sensibles, que en el caso de que fuesen superficiales podrían ser abordadas con amoxicilina clavulánico oral. Cefazolina (respuesta 1 incorrecta) es una cefalosporina de primera generación alternativa frente cepas meticilin sensibles. Linezolid (respuesta 4 incorrecta) representa el fármaco de elección en la neumonía estafilocócica, por su difusión en el tejido pulmonar y la eficacia superior vancomicina.</text:p>
          </table:table-cell>
          <table:table-cell/>
          <table:table-cell office:value-type="string" calcext:value-type="string">
            <text:p>INFECCIOSAS</text:p>
          </table:table-cell>
          <table:table-cell office:value-type="string" calcext:value-type="string">
            <text:p>Normal</text:p>
          </table:table-cell>
          <table:table-cell office:value-type="float" office:value="0.47" calcext:value-type="float">
            <text:p>0,47</text:p>
          </table:table-cell>
          <table:table-cell/>
          <table:table-cell office:value-type="string" calcext:value-type="string">
            <text:p>Cefazolina.</text:p>
          </table:table-cell>
          <table:table-cell office:value-type="string" calcext:value-type="string">
            <text:p>Cloxacilina.</text:p>
          </table:table-cell>
          <table:table-cell office:value-type="string" calcext:value-type="string">
            <text:p>Vancomicina.</text:p>
          </table:table-cell>
          <table:table-cell office:value-type="string" calcext:value-type="string">
            <text:p>Linezolid.</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18" calcext:value-type="float">
            <text:p>118</text:p>
          </table:table-cell>
          <table:table-cell office:value-type="float" office:value="11057" calcext:value-type="float">
            <text:p>11057</text:p>
          </table:table-cell>
          <table:table-cell office:value-type="float" office:value="228118" calcext:value-type="float">
            <text:p>228118</text:p>
          </table:table-cell>
          <table:table-cell office:value-type="string" calcext:value-type="string">
            <text:p>FALSE</text:p>
          </table:table-cell>
          <table:table-cell office:value-type="string" calcext:value-type="string">
            <text:p>Luis es un joven de 25 años que sufrió esplenectomía tras accidente de bicicleta hace 1 año. Tiene un perro que le mordió hace 24 horas y le ha producido una pequeña herida en la mano derecha. Acude a su centro de salud (situado a 3 horas del hospital más cercano) por fiebre de 39°C, dolor en la herida y malestar general. A la exploración PA 100/60 mm Hg, Fc 110 latidos por minuto, ligera inflamación en la herida sin pus. ¿Cuál de las siguientes actuaciones está más indicada en este momento?</text:p>
          </table:table-cell>
          <table:table-cell office:value-type="string" calcext:value-type="string">
            <text:p>La decisión de “enviar al hospital” (respuesta 3 correcta) a un paciente joven esplenectomizado febril con afectación del estado general y signos de hipotensión y taquicardia parece una actuación más indicada que la observación (respuestas 1 y 4 incorrectas), máxime complementada por el inicio de la terapia antimicrobiana empírica con una quinolona, actividad frente a anaerobios como moxifloxacino. En la prevención de la sepsis en esplenectomizados es esencial la administración de antibióticos (Amoxicilina-clavulánico, levo o moxifloxacino) (respuesta 3 correcta) hasta la evaluación hospitalaria. Los pacientes asplénicos tienen un riesgo elevado de padecer infecciones graves, a veces fulminantes por bacterias (y algunos protozoos) que se acompaña de gran mortalidad. Si bien el principal agente causal de la sepsis postesplenectomía es S pneumoniae, en mordeduras de perro cabe destacar como agentes Capnocytophaga canimorsus, Streptococcus spp, P multocida y Bacteroides spp. Las mordeduras de perro son las más frecuentes en nuestro medio (80-90%) seguidas de las de gato, siendo la prevalencia de infección superior en estas últimas (50-80%) frente a las de perro (25%). La limpieza de la herida (que no presenta pus) no se discute, pero la profilaxis con gammaglobulina “inespecífica” tampoco está indicada (respuesta 2 incorrecta).</text:p>
          </table:table-cell>
          <table:table-cell/>
          <table:table-cell office:value-type="string" calcext:value-type="string">
            <text:p>INFECCIOSAS</text:p>
          </table:table-cell>
          <table:table-cell office:value-type="string" calcext:value-type="string">
            <text:p>Difícil</text:p>
          </table:table-cell>
          <table:table-cell office:value-type="float" office:value="0.18" calcext:value-type="float">
            <text:p>0,18</text:p>
          </table:table-cell>
          <table:table-cell/>
          <table:table-cell office:value-type="string" calcext:value-type="string">
            <text:p>Enviar al hospital para vacunar de rabia y tétanos y mantener en observación.</text:p>
          </table:table-cell>
          <table:table-cell office:value-type="string" calcext:value-type="string">
            <text:p>Limpiar la herida y administrar gammaglobulina inespecífica intramuscular.</text:p>
          </table:table-cell>
          <table:table-cell office:value-type="string" calcext:value-type="string">
            <text:p>Dar 400 mg de moxifloxacino oral y enviar al hospital.</text:p>
          </table:table-cell>
          <table:table-cell office:value-type="string" calcext:value-type="string">
            <text:p>Dar clindamicina 600 mg oral cada 8 horas y observación.</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19" calcext:value-type="float">
            <text:p>119</text:p>
          </table:table-cell>
          <table:table-cell office:value-type="float" office:value="11058" calcext:value-type="float">
            <text:p>11058</text:p>
          </table:table-cell>
          <table:table-cell office:value-type="float" office:value="228119" calcext:value-type="float">
            <text:p>228119</text:p>
          </table:table-cell>
          <table:table-cell office:value-type="string" calcext:value-type="string">
            <text:p>FALSE</text:p>
          </table:table-cell>
          <table:table-cell office:value-type="string" calcext:value-type="string">
            <text:p>Mujer de 38 años de edad de profesión veterinaria, encargada de la vigilancia de animales salvajes y de ayudar a partos de ganado doméstico. Comienza con un cuadro de fiebre alta con escalofríos, cefalea, mialgias y tos no productiva que interpreta como un proceso gripal Acude por presentar dolor torácico. En la radiografía de tórax se objetivan infiltrados pulmonares bilaterales en campos inferiores. Se realiza una prueba serológica con elevación de títulos de anticuerpos frente a antígenos en fase II. ¿Cuál de las siguientes afirmaciones es CIERTA?</text:p>
          </table:table-cell>
          <table:table-cell office:value-type="string" calcext:value-type="string">
            <text:p>La fiebre Q es una zoonosis causada por Coxiella burnetii, cuyo reservorio son casi todos los animales domésticos y salvajes, que excretan gran cantidad de microorganismos en sus secreciones (orina, heces, leche y productos del parto) la forma de transmisión es a través de aerosoles (contaminados con estas secreciones) y vehiculizados por vía aérea (respuesta 1 incorrecta). Los antecedentes epidemiológicos referidos en este caso, los hallazgos clínicos, radiológicos y microbiológicos permiten establecer el diagnóstico de un cuadro agudo. La base del diagnóstico es el estudio serológico. C burnetii presenta el fenómeno de variación de fase, mediante el cual cambian los antígenos de membrana y se generan distintos tipos de anticuerpos según la fase evolutiva de la infección. En los cuadros agudos se elevan los títulos de anticuerpos frente antígenos en fase II (como en esta paciente), mientras que no se detectan anticuerpos frente a antígenos en fase I (respuesta 3 incorrecta). En cambio en las formas crónicas se elevan los títulos frente a antígenos en fase I (que sobrepasan los niveles de los anticuerpos frente a antígenos en fase II). Si bien la doxiciclina representa el tratamiento de elección en las formas agudas, la hidroxicloroquina se emplea en las formas crónicas (respuesta 2 incorrecta) en las que siempre se incluyen dos fármacos y puede añadirse a pautas de doxiciclina, que en otras ocasiones se combina con quinolonas, rifampicina o cotrimoxazol. Tal y como se afirma acertadamen_x0002_te en la respuesta 4 la mortalidad en las formas agudas es casi inexistente. Sin embargo las endocarditis que constituyen la forma crónica más grave pueden condicionar una mortalidad del 40%. Fiebre Q, Rx tórax: infiltrados pulmonares bilaterales, lo habitual, en campos inferiores repeMIR Fiebre Q: producida por Coxiella burnetti, no se transmite por garrapatas, ausencia de exantema y reacción de Weil-Felix negativa. Se trata con tetraciclinas (8+)</text:p>
          </table:table-cell>
          <table:table-cell/>
          <table:table-cell office:value-type="string" calcext:value-type="string">
            <text:p>INFECCIOSAS</text:p>
          </table:table-cell>
          <table:table-cell office:value-type="string" calcext:value-type="string">
            <text:p>Difícil</text:p>
          </table:table-cell>
          <table:table-cell office:value-type="float" office:value="-0.16" calcext:value-type="float">
            <text:p>-0,16</text:p>
          </table:table-cell>
          <table:table-cell/>
          <table:table-cell office:value-type="string" calcext:value-type="string">
            <text:p>La forma de trasmisión de esta entidad es por garrapatas.</text:p>
          </table:table-cell>
          <table:table-cell office:value-type="string" calcext:value-type="string">
            <text:p>Tanto la doxiciclina como la hidroxicloroquina son eficaces para tratar las formas agudas de esta enfermedad.</text:p>
          </table:table-cell>
          <table:table-cell office:value-type="string" calcext:value-type="string">
            <text:p>En su forma aguda también presenta, generalmente, elevación de anticuerpos frente a antígenos en fase I.</text:p>
          </table:table-cell>
          <table:table-cell office:value-type="string" calcext:value-type="string">
            <text:p>La mortalidad en las formas agudas es casi inexistente.</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21" calcext:value-type="float">
            <text:p>121</text:p>
          </table:table-cell>
          <table:table-cell office:value-type="float" office:value="11060" calcext:value-type="float">
            <text:p>11060</text:p>
          </table:table-cell>
          <table:table-cell office:value-type="float" office:value="228121" calcext:value-type="float">
            <text:p>228121</text:p>
          </table:table-cell>
          <table:table-cell office:value-type="string" calcext:value-type="string">
            <text:p>FALSE</text:p>
          </table:table-cell>
          <table:table-cell office:value-type="string" calcext:value-type="string">
            <text:p>Hombre de 45 años que consulta por tos productiva, dolor pleurítico en costado derecho y fiebre de 48 h de evolución. Se aprecia una saturación basal de 02 del 88% y estertores en base derecha. La RX de tórax muestra una consolidación basal derecha. Tiene antecedentes de infección por VIH bien controlada con antirretrovirales (linfocitos CD4 550 cel/μL y carga viral de VIH indetectable). ¿Cuál de los tratamientos antimicrobianos empíricos que se citan a continuación le parece más adecuado?</text:p>
          </table:table-cell>
          <table:table-cell office:value-type="string" calcext:value-type="string">
            <text:p>El paciente con una infección VIH “bien controlada“ (más de 500 CD4 y una carga viral indetectable) presenta una neumonía de origen comunitario y probable etiología bacteriana, de menos de siete días de evolución por lo que el tratamiento empírico debe efectuarse con una cefalosporina de tercera generación asociada o no a un macrólido (o podría tratarse con una quinolona) (respuesta 1 correcta). El agente más frecuente es S pneumoniae que puede acompañarse de bacteriemia. Si el cuadro presentase una duración superior a siete días y la Rx de tórax revelase un patrón intersticial, apuntaría a una etiología por P jirovecii (que cursa con LDH elevada, suele aparecer con tos irritativa no productiva y en pacientes con menos de 200 CD4). En este caso la respuesta sería trimetoprim-sulfametoxazol (respuestas 2 y 3 incorrectas). La respuesta 4 no es adecuada y va dirigida a cubrir una neumonía intrahospitalaria ya que integra un carbapenémico, con actividad antipseudomonas (meropenem) y vancomicina que sería una respuesta a emplear en una neumonía en pacientes en los que se sospecha la etiología por SAMR.</text:p>
          </table:table-cell>
          <table:table-cell/>
          <table:table-cell office:value-type="string" calcext:value-type="string">
            <text:p>INFECCIOSAS</text:p>
          </table:table-cell>
          <table:table-cell office:value-type="string" calcext:value-type="string">
            <text:p>Fácil</text:p>
          </table:table-cell>
          <table:table-cell office:value-type="float" office:value="0.72" calcext:value-type="float">
            <text:p>0,72</text:p>
          </table:table-cell>
          <table:table-cell/>
          <table:table-cell office:value-type="string" calcext:value-type="string">
            <text:p>Ceftriaxona 2 g y azitromicina 500 mg cada 24 horas.</text:p>
          </table:table-cell>
          <table:table-cell office:value-type="string" calcext:value-type="string">
            <text:p>Ceftriaxona 2 g, azitromicina 500 mg cada 24 horas y trimetoprim-sulfametoxazol 5 mg/kg/8 h (basado en dosis de trimetoprim).</text:p>
          </table:table-cell>
          <table:table-cell office:value-type="string" calcext:value-type="string">
            <text:p>Metil-prednisolona 40 mg /día, ceftriaxona 2 g IV/24 h y trimetoprim-sulfametoxazol 5 mg/kg/8 h (basado en dosis de trimetoprim).</text:p>
          </table:table-cell>
          <table:table-cell office:value-type="string" calcext:value-type="string">
            <text:p>Meropenem 1 g/8 h y vancomicina 1 g/12 h.</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23" calcext:value-type="float">
            <text:p>123</text:p>
          </table:table-cell>
          <table:table-cell office:value-type="float" office:value="11062" calcext:value-type="float">
            <text:p>11062</text:p>
          </table:table-cell>
          <table:table-cell office:value-type="float" office:value="228123" calcext:value-type="float">
            <text:p>228123</text:p>
          </table:table-cell>
          <table:table-cell office:value-type="string" calcext:value-type="string">
            <text:p>FALSE</text:p>
          </table:table-cell>
          <table:table-cell office:value-type="string" calcext:value-type="string">
            <text:p>Mujer de 65 años que acude a su odontólogo por dolor en cuerpo mandibular derecho y lesión ulcerada en mucosa oral con exposición de hueso sobre una zona de roce por su prótesis dental, de tres meses de evolución. Entre sus antecedentes destaca una fractura vertebral por osteoporosis hace 5 años, fumadora de un paquete de cigarrillos al día, diabetes tipo 2 desde hace 15 años, polimialgia reumática en tratamiento esteroideo oral (5 mg de prednisona diariamente desde hace 5 años) y neoplasia de mama derecha tratada hace 5 años con cirugía y radioterapia local. La paciente recibe tratamiento con denosumab desde hace 5 años. ¿Cuál es el diagnóstico clínico más probable?</text:p>
          </table:table-cell>
          <table:table-cell office:value-type="string" calcext:value-type="string">
            <text:p>Se describe el caso de una paciente con osteoporosis (probablemente en relación con su tratamiento esteroideo de larga evolución), fumadora y con cáncer de mama, que recibe tratamiento con denosumab hace 5 años. La exposición de hueso sobre una zona de roce por su prótesis dental, de tres meses de evolución, es probablemente una osteonecrosis mandibular secundaria a su tratamiento con denosumab (respuesta 4 correcta). La osteonecrosis de los maxilares puede aparecer como complicación del tratamiento con bisfosfonatos y con denosumab (4 MIR). El denosumab es un anticuerpo monoclonal frente al ligando de RANK (RANKL), implicado en la diferenciación, función y supervivencia de los osteoclastos. Disminuye así la reabsorción ósea cortical y trabecular. La osteonecrosis mandibular (ONM) y la hipocalcemia son dos reacciones adversas del denosumab. Aunque la ONM puede aparecer en pacientes que reciben denosumab para el tratamiento de la osteoporosis, la mayor parte de los casos han tenido lugar en pacientes con cáncer. La etiología de la ONM es desconocida, si bien se han identifica_x0002_do determinados factores de riesgo que favorecen su desarrollo: tratamiento previo con bisfosfonatos, edad avanzada, higiene bucal deficiente, procedimientos dentales invasivos, existencia de determinadas comorbilidades (enfermedad dental preexistente, anemia, coagulopatía, infección), hábito tabáquico, diagnóstico de cáncer con lesiones óseas y determinados tratamientos concomitantes (quimiotera_x0002_pia, medicamentos biológicos antiangiogénicos, corticosteroi_x0002_des, radioterapia de cabeza y cuello). La Agencia Española del Medicamento recomienda prevenir posibles las complicaciones del tratamiento con denosumab: 1. Osteonecrosis mandibular: revisión y mantenimiento de la higiene bucal al inicio y durante el tratamiento, evitando procedimientos dentales invasivos durante el mismo en pacientes con factores de riesgo. No iniciar el tratamiento con denosumab en pacientes con patologías odontológicas que requieran cirugía o que no se hayan recuperado aún de una cirugía maxilofacial previa. 2. Hipocalcemia: corregir la hipocalcemia preexistente si fuera el caso, utilizar los suplementos de calcio y vitamina D necesarios y seguir las recomendaciones sobre monitoriza_x0002_ción de la calcemia según el medicamento usado, la indicación y el tipo de paciente. La opción de osteorradionecrosis mandibular es incorrecta porque el campo irradiado (la mama) está alejado de la mandíbula (respuesta 1 incorrecta).</text:p>
          </table:table-cell>
          <table:table-cell/>
          <table:table-cell office:value-type="string" calcext:value-type="string">
            <text:p>MAXILOFACIAL</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Lesión ósea mandibular secundaria a radioterapia (osteorradionecrosis).</text:p>
          </table:table-cell>
          <table:table-cell office:value-type="string" calcext:value-type="string">
            <text:p>Necrosis ósea vascular mandibular secundaria a vasculopatía diabética, tabaquismo y osteoporosis.</text:p>
          </table:table-cell>
          <table:table-cell office:value-type="string" calcext:value-type="string">
            <text:p>Carcinoma epidermoide verrucoso-ulcerado.</text:p>
          </table:table-cell>
          <table:table-cell office:value-type="string" calcext:value-type="string">
            <text:p>Osteonecrosis mandibular secundaria a tratamiento con denosumab.</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26" calcext:value-type="float">
            <text:p>126</text:p>
          </table:table-cell>
          <table:table-cell office:value-type="float" office:value="11065" calcext:value-type="float">
            <text:p>11065</text:p>
          </table:table-cell>
          <table:table-cell office:value-type="float" office:value="228126" calcext:value-type="float">
            <text:p>228126</text:p>
          </table:table-cell>
          <table:table-cell office:value-type="string" calcext:value-type="string">
            <text:p>FALSE</text:p>
          </table:table-cell>
          <table:table-cell office:value-type="string" calcext:value-type="string">
            <text:p>Hombre de 47 años, con antecedente de un adenoma pleomorfo parotídeo derecho, tratado con cirugía (parotidectomía extrafacial) hace 6 meses, que acude a nuestra consulta por presentar durante la masticación dolor con sudoración y enrojecimiento de la piel de la región preauricular, ¿Qué tratamiento sería el de elección?</text:p>
          </table:table-cell>
          <table:table-cell office:value-type="string" calcext:value-type="string">
            <text:p>La pregunta describe un síndrome de Frey (SF), síndrome auriculotemporal o de sudoración gustatoria, que puede aparecer tras cirugía de parótida (como en el caso de la pregunta) o un traumatismo local. El SF se observa en el 40-50% de los pacientes sometidos a parotidectomía. Aparece entre 6 y 12 meses después de la intervención quirúrgica y puede presentar diferentes grados de severidad. Consiste en sudoración y enrojecimiento de la región preauricular durante la masticación. Generalmente es indoloro, pero en ocasiones aparecen disestesias o dolor franco en la zona. Su patogenia radica en la regeneración aberrante de las fibras parasimpáticas del nervio auriculotemporal, que inervan normalmente la parótida. Después de una parotidectomía, dichas fibras pueden reinervar de forma cruzada y aberrante a las fibras simpáticas (también dañadas en la cirugía) destinadas a las glándulas sudoríparas y vasos sanguíneos de la piel de la región preauricular. Al ser estimulada la glándula salival por la masticación se produce vasodilatación cutánea y sudoración en el territorio de distribución del nervio aurículo_x0002_temporal. Esto es posible porque en este territorio ambas vías nerviosas vegetativas, la parasimpática y la simpática, comparten el mismo neurotransmisor, la acetilcolina. Un test diagnóstico objetivo es el test de Minor con io_x0002_do/almidón, en el que se pinta la hemicara afecta con iodo y se deja secar. Posteriormente se espolvorea almidón sobre la zona pintada. El paciente debe masticar un sialogogo (por ejemplo, limón). El test es positivo si aparecen manchas azul oscuro en la hemicara, debidas a la reacción entre el almidón disuelto y el iodo. Se utilizan diversas técnicas para intentar prevenirlo y tratarlo: • Al final de la parotidectomía, para intentar prevenir su aparición, se puede interponer algún tipo de barrera entre el lecho quirúrgico parotídeo y el colgajo de piel, mediante un colgajo de SMAS (sistema superficial músculo_x0002_aponeurótico de la cara), colgajo de esternocleidomastoi_x0002_deo. • La inyección intradérmica de toxina botulínica tipo A ha demostrado su eficacia para tratar el síndrome de Frey (respuesta 3 correcta) al provocar un bloqueo colinérgico en las glándulas sudoríparas. En ocasiones el efecto es transi_x0002_torio, lo que obliga a aplicaciones repetidas. • Antes se utilizaban pomadas anticolinérgicas de bromhidra_x0002_to de glucopironio al 1% o escopolamina al 3%, pero los resultados eran generalmente poco duraderos e insatisfac_x0002_torios. • El tratamiento quirúrgico secundario es insatisfactorio y muy delicado: neurectomía (sección del nervio aurículo_x0002_temporal, o del plexo timpánico del oído medio) o interpo_x0002_sición de un fragmento aponeurótico entre la piel y los tejidos subyacentes. La pregunta no describe los síntomas de una recidiva, por lo que una parotidectomía total ampliada no está indicada (respuesta 1 incorrecta). La pregabalina es un anticonvulsivo y analgésico que actúa disminuyendo la cantidad de señales de dolor que los nervios dañados del cuerpo envían al cerebro. Se usan para aliviar el dolor neuropático en pacientes con neuralgia postherpética, diabetes, lesión de la médula espinal y fibromialgia. No se usa en el síndrome de Frey (respuesta 2 incorrecta). La antibioterapia no tiene indicación en esta entidad (respuesta 4 incorrecta). El síndrome de Frey, síndrome auriculotemporal o de sudoración gustatoria, puede aparecer en el 40-50% de los pacientes sometidos a parotidectomía, entre 6 y 12 meses después de la intervención quirúrgica.</text:p>
          </table:table-cell>
          <table:table-cell/>
          <table:table-cell office:value-type="string" calcext:value-type="string">
            <text:p>MAXILOFACIAL</text:p>
          </table:table-cell>
          <table:table-cell office:value-type="string" calcext:value-type="string">
            <text:p>Difícil</text:p>
          </table:table-cell>
          <table:table-cell office:value-type="float" office:value="0.11" calcext:value-type="float">
            <text:p>0,11</text:p>
          </table:table-cell>
          <table:table-cell/>
          <table:table-cell office:value-type="string" calcext:value-type="string">
            <text:p>Parotidectomía total ampliada ante la sospecha de recidiva tumoral.</text:p>
          </table:table-cell>
          <table:table-cell office:value-type="string" calcext:value-type="string">
            <text:p>Pregabalina.</text:p>
          </table:table-cell>
          <table:table-cell office:value-type="string" calcext:value-type="string">
            <text:p>Inyección de toxina botulínica intradérmica.</text:p>
          </table:table-cell>
          <table:table-cell office:value-type="string" calcext:value-type="string">
            <text:p>Antibioterapia de amplio espectro.</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30" calcext:value-type="float">
            <text:p>130</text:p>
          </table:table-cell>
          <table:table-cell office:value-type="float" office:value="11069" calcext:value-type="float">
            <text:p>11069</text:p>
          </table:table-cell>
          <table:table-cell office:value-type="float" office:value="228130" calcext:value-type="float">
            <text:p>228130</text:p>
          </table:table-cell>
          <table:table-cell office:value-type="string" calcext:value-type="string">
            <text:p>FALSE</text:p>
          </table:table-cell>
          <table:table-cell office:value-type="string" calcext:value-type="string">
            <text:p>Hombre de 28 años de edad que acude a urgencias del hospital por presentar hematuria macroscópica. ¿Cuál de las siguientes alteraciones en el análisis de orina apoyaría el diagnóstico de glomerulonefritis?</text:p>
          </table:table-cell>
          <table:table-cell office:value-type="string" calcext:value-type="string">
            <text:p>La hematuria de origen glomerular, es decir, por glomerulone_x0002_fritis, se caracteriza por ser continua, sin coágulos, sin síntomas miccionales, pero sobre todo, como dato más específico, con la presencia de hematíes dismórficos y cilindros eritrocitarios (respuesta 1 correcta). Análisis orina: tipo de cilindros según patología</text:p>
          </table:table-cell>
          <table:table-cell/>
          <table:table-cell office:value-type="string" calcext:value-type="string">
            <text:p>NEFR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Hematíes dismórficos y/o cilindros hemáticos.</text:p>
          </table:table-cell>
          <table:table-cell office:value-type="string" calcext:value-type="string">
            <text:p>Proteinuria de 1 g/día, con resultado negativo en tira reactiva y con microalbuminuria mayor de 300 mg/24 horas.</text:p>
          </table:table-cell>
          <table:table-cell office:value-type="string" calcext:value-type="string">
            <text:p>Coexistencia de hematuria con piuria sin bacteriuria.</text:p>
          </table:table-cell>
          <table:table-cell office:value-type="string" calcext:value-type="string">
            <text:p>Coágulos en la orina a simple vista.</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31" calcext:value-type="float">
            <text:p>131</text:p>
          </table:table-cell>
          <table:table-cell office:value-type="float" office:value="11070" calcext:value-type="float">
            <text:p>11070</text:p>
          </table:table-cell>
          <table:table-cell office:value-type="float" office:value="228131" calcext:value-type="float">
            <text:p>228131</text:p>
          </table:table-cell>
          <table:table-cell office:value-type="string" calcext:value-type="string">
            <text:p>FALSE</text:p>
          </table:table-cell>
          <table:table-cell office:value-type="string" calcext:value-type="string">
            <text:p>Hombre de 25 años sin antecedentes conocidos de interés. Lleva 2 meses con orinas espumosas y cargadas, sin otra sintomatología. Exploración física sin hallazgos. Orina elemental: pH 5; glucosa -; hemoglobina ++; proteínas ++; esterasa leucocitaria -; proteinuria 1,5 g/24 horas; Na urinario 60 mEq/L; K urinario 30 mEq/L; Cl urinario 100 mEq/L. Bioquímica sanguínea: creatinina 1,6 mg/dL; urea 80 mg/dL; Na 140 mEq/L; K3,8 mEq/L. Estudio inmunológico: antiDNA negativo; ANCA negativo; antiMBG negativo; factor reumatoide negativo; C3 20 mg/dL (normal 60-120); C4 10 mg/dL (normal 20-40). Se realiza biopsia renal. ¿Cuál de estos diagnósticos le parece más probable encontrar en la biopsia?</text:p>
          </table:table-cell>
          <table:table-cell office:value-type="string" calcext:value-type="string">
            <text:p>Es un paciente joven con fracaso renal agudo, proteinuria y hematuria. Sin embargo no alcanza datos de nefrótico (proteinuria 1.5 gramos/24 horas) haciendo improbable la presencia de una nefropatía membranosa o por enfermedad de cambios mínimos (respuestas 1 y 2 incorrectas). Además presenta complemento bajo, impropio de la nefropatía IgA (respuesta 3 incorrecta). El complemento bajo es propio de las glomerulonefritis postestreptocócica, membranoproliferativa (respuesta 4 correcta), lúpica, postinfecciosa y por crioglobuli_x0002_nemia.</text:p>
          </table:table-cell>
          <table:table-cell/>
          <table:table-cell office:value-type="string" calcext:value-type="string">
            <text:p>NEFROLOGÍ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Glomerulonefritis membranosa.</text:p>
          </table:table-cell>
          <table:table-cell office:value-type="string" calcext:value-type="string">
            <text:p>Glomerulonefritis de cambios mínimos.</text:p>
          </table:table-cell>
          <table:table-cell office:value-type="string" calcext:value-type="string">
            <text:p>Glomerulonefritis mesangial IgA.</text:p>
          </table:table-cell>
          <table:table-cell office:value-type="string" calcext:value-type="string">
            <text:p>Glomerulonefritis membranoproliferativa.</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33" calcext:value-type="float">
            <text:p>133</text:p>
          </table:table-cell>
          <table:table-cell office:value-type="float" office:value="11072" calcext:value-type="float">
            <text:p>11072</text:p>
          </table:table-cell>
          <table:table-cell office:value-type="float" office:value="228133" calcext:value-type="float">
            <text:p>228133</text:p>
          </table:table-cell>
          <table:table-cell office:value-type="string" calcext:value-type="string">
            <text:p>FALSE</text:p>
          </table:table-cell>
          <table:table-cell office:value-type="string" calcext:value-type="string">
            <text:p>Hombre de 55 años al que hace 24 horas se le ha realizado un trasplante renal. Comienza con hematuria y posteriormente con un cese brusco de la diuresis. ¿Qué prueba de imagen es la indicada para aclarar el diagnóstico?</text:p>
          </table:table-cell>
          <table:table-cell office:value-type="string" calcext:value-type="string">
            <text:p>La prueba de imagen urgente de elección en paciente trasplantado renal con sospecha de patología renal es la ecografía y ecodoppler (respuesta 2 correcta).</text:p>
          </table:table-cell>
          <table:table-cell/>
          <table:table-cell office:value-type="string" calcext:value-type="string">
            <text:p>NEFR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Renograma isotópico.</text:p>
          </table:table-cell>
          <table:table-cell office:value-type="string" calcext:value-type="string">
            <text:p>Ecografia-doppler.</text:p>
          </table:table-cell>
          <table:table-cell office:value-type="string" calcext:value-type="string">
            <text:p>Urografia intravenosa.</text:p>
          </table:table-cell>
          <table:table-cell office:value-type="string" calcext:value-type="string">
            <text:p>Resonancia magnétic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34" calcext:value-type="float">
            <text:p>134</text:p>
          </table:table-cell>
          <table:table-cell office:value-type="float" office:value="11073" calcext:value-type="float">
            <text:p>11073</text:p>
          </table:table-cell>
          <table:table-cell office:value-type="float" office:value="228134" calcext:value-type="float">
            <text:p>228134</text:p>
          </table:table-cell>
          <table:table-cell office:value-type="string" calcext:value-type="string">
            <text:p>FALSE</text:p>
          </table:table-cell>
          <table:table-cell office:value-type="string" calcext:value-type="string">
            <text:p>Hombre de 55 años diabético con buen control glucémico que acude por disfunción eréctil de 3 años de evolución, de inicio lento. En el tratamiento de la disfunción eréctil inicialmente se deben tratar las causas etiológicas, modificar estilos de vida que favorecen la disfunción eréctil e identificar las necesidades y expectativas del paciente y de su pareja. ¿Cuál debería ser el tratamiento complementario a considerar?</text:p>
          </table:table-cell>
          <table:table-cell office:value-type="string" calcext:value-type="string">
            <text:p>La siguiente pregunta nos relata un caso clínico típico de disfunción eréctil de causa orgánica, más concretamente causa vascular por su diabetes mellitus. En primer lugar se debe identificar e intentar corregir los factores que producen la enfermedad; si estos no son reversibles se deberá iniciar tratamiento activo, los fármacos recomendados como primera línea serán los inhibidores de la fosfodiesterasa 5 (respuesta 1 correcta). Las otras opciones son terapias aceptadas pero de segunda y tercera línea.</text:p>
          </table:table-cell>
          <table:table-cell/>
          <table:table-cell office:value-type="string" calcext:value-type="string">
            <text:p>NEFROLOG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Inhibidores de fosfodiesterasa 5.</text:p>
          </table:table-cell>
          <table:table-cell office:value-type="string" calcext:value-type="string">
            <text:p>Dispositivos de vacío.</text:p>
          </table:table-cell>
          <table:table-cell office:value-type="string" calcext:value-type="string">
            <text:p>Alprostadilo tópico.</text:p>
          </table:table-cell>
          <table:table-cell office:value-type="string" calcext:value-type="string">
            <text:p>Inyecciones intracavemosas.</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35" calcext:value-type="float">
            <text:p>135</text:p>
          </table:table-cell>
          <table:table-cell office:value-type="float" office:value="11074" calcext:value-type="float">
            <text:p>11074</text:p>
          </table:table-cell>
          <table:table-cell office:value-type="float" office:value="228135" calcext:value-type="float">
            <text:p>228135</text:p>
          </table:table-cell>
          <table:table-cell office:value-type="string" calcext:value-type="string">
            <text:p>FALSE</text:p>
          </table:table-cell>
          <table:table-cell office:value-type="string" calcext:value-type="string">
            <text:p>Hombre de 63 años, sin antecedentes familiares de carcinoma prostático, que consulta por leve sintomatología miccional obstructiva. Aporta una determina_x0002_ción de antígeno prostático específico (PSA) menor de 1 ng/mL. En el tacto rectal se aprecia una zona endurecida y fija de medio centímetro, en un lóbulo prostático. Ante este caso, la actitud correcta es:</text:p>
          </table:table-cell>
          <table:table-cell office:value-type="string" calcext:value-type="string">
            <text:p>La determinación precoz del cáncer de próstata se deberá realizar mediante la realización de tacto rectal y determinación de PSA, siendo el tacto rectal la principal prueba para el diagnóstico de sospecha. Ante los hallazgos de un tacto rectal sugerente de malignidad (próstata fija, y endurecida) estaría indicada la realización de biopsia transrrectal (respuesta 2 correcta) independientemente del valor del PSA. Un tacto rectal sospechoso es indicación absoluta de biopsia con independencia del PSA (2MIR)</text:p>
          </table:table-cell>
          <table:table-cell/>
          <table:table-cell office:value-type="string" calcext:value-type="string">
            <text:p>NEFR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Repetir la determinación de PSA en tres meses.</text:p>
          </table:table-cell>
          <table:table-cell office:value-type="string" calcext:value-type="string">
            <text:p>Indicar una biopsia prostática transrrectal.</text:p>
          </table:table-cell>
          <table:table-cell office:value-type="string" calcext:value-type="string">
            <text:p>Tratar con un alfa bloqueante para mejorar la sintomato_x0002_logía obstructiva y repetir anualmente el PSA.</text:p>
          </table:table-cell>
          <table:table-cell office:value-type="string" calcext:value-type="string">
            <text:p>Programar una resección prostática retropúbic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36" calcext:value-type="float">
            <text:p>136</text:p>
          </table:table-cell>
          <table:table-cell office:value-type="float" office:value="11075" calcext:value-type="float">
            <text:p>11075</text:p>
          </table:table-cell>
          <table:table-cell office:value-type="float" office:value="228136" calcext:value-type="float">
            <text:p>228136</text:p>
          </table:table-cell>
          <table:table-cell office:value-type="string" calcext:value-type="string">
            <text:p>FALSE</text:p>
          </table:table-cell>
          <table:table-cell office:value-type="string" calcext:value-type="string">
            <text:p>Niña de dos años diagnosticada de reflujo vesicoureteral unilateral grado II (reflujo al uréter, pelvis y cálices sin dilatación de la vía urinaria y morfología papilar normal). ¿Cuál es el tratamiento más adecuado de inicio ante esta patología?</text:p>
          </table:table-cell>
          <table:table-cell office:value-type="string" calcext:value-type="string">
            <text:p>El reflujo vesicoureteral es la anomalía urológica más frecuente en la infancia y tiende a la resolución espontánea en el 80%- 90% de los casos de reflujos de bajo grado (Grado I y II) y del 30%-50% en casos de alto grado (grados III-V) a los 4 o 5 años de seguimiento. No hay un claro consenso en cuanto al tratamiento y seguimiento pero a grandes rasgos se recomienda en casos asintomáticos, sin infecciones recurrentes, y con función renal preservada tratamiento conservador con o sin profilaxis antibiótica (respuesta 4 correcta). En caso de alteración de la función renal, infecciones de repetición o ausencia de resolución, se plantea intervencionismo endoscópico o quirúrgico (respuestas 1, 2 y 3 incorrectas). Grados de reflujo vésico-ureteral</text:p>
          </table:table-cell>
          <table:table-cell/>
          <table:table-cell office:value-type="string" calcext:value-type="string">
            <text:p>NEFR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Inyección endoscópica de dextranómero en el trayecto ureteral intramural.</text:p>
          </table:table-cell>
          <table:table-cell office:value-type="string" calcext:value-type="string">
            <text:p>Reimplantación ureteral por vía abierta.</text:p>
          </table:table-cell>
          <table:table-cell office:value-type="string" calcext:value-type="string">
            <text:p>Reimplantación ureteral laparoscópica.</text:p>
          </table:table-cell>
          <table:table-cell office:value-type="string" calcext:value-type="string">
            <text:p>Tratamiento conservador mediante observación y profilaxis antibiótica/antiséptica.</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37" calcext:value-type="float">
            <text:p>137</text:p>
          </table:table-cell>
          <table:table-cell office:value-type="float" office:value="11076" calcext:value-type="float">
            <text:p>11076</text:p>
          </table:table-cell>
          <table:table-cell office:value-type="float" office:value="228137" calcext:value-type="float">
            <text:p>228137</text:p>
          </table:table-cell>
          <table:table-cell office:value-type="string" calcext:value-type="string">
            <text:p>FALSE</text:p>
          </table:table-cell>
          <table:table-cell office:value-type="string" calcext:value-type="string">
            <text:p>Hombre de 35 años que acude a urgencias por cuadro de 48 horas de evolución de fiebre de 39ºC, tiritona, mal estado general, polaquiuria, disuria, tenesmo vesical y dolor perianal. En la analítica presenta valores de creatinina de 0,9 mg/dL, procalcitonina de 1,5 ng/mL, leucocitos de 20.000/μL y PSA de 45 ng/mL. ¿Cuál es la actitud a seguir en este paciente?</text:p>
          </table:table-cell>
          <table:table-cell office:value-type="string" calcext:value-type="string">
            <text:p>El cuadro clínico descrito en la pregunta corresponde a un caso típico de prostatitis aguda, con clínica miccional y dolor perianal acompañado de parámetros inflamatorios en la analítica de sangre y gran elevación del PSA. El tratamiento de una prostatitis aguda consiste en antitérmicos y antibioterapia durante 3 semanas (respuesta 3 correcta). El hallazgo de PSA elevado es común durante un episodio infeccioso prostático u otras patologías que afecten a la glándula no justifica el inicio de un proceso de diagnóstico temprano de cáncer de próstata (Biopsia de próstata, fosfatasa ácida alcalina, TC Toracoabdominal) (respuestas 1, 2 y 4 incorrectas). Sin embargo se recomienda seguimiento de valores de PSA a lo largo del tiempo en el caso de haber descubierto una determinación alterada, en este caso concreto, para asegurarnos de que el PSA está alterado puntualmente por una infección y no por un proceso neoplásico o subyacente (respuesta 3 correcta).</text:p>
          </table:table-cell>
          <table:table-cell/>
          <table:table-cell office:value-type="string" calcext:value-type="string">
            <text:p>NEFROLOGÍA</text:p>
          </table:table-cell>
          <table:table-cell office:value-type="string" calcext:value-type="string">
            <text:p>Normal</text:p>
          </table:table-cell>
          <table:table-cell office:value-type="float" office:value="0.4" calcext:value-type="float">
            <text:p>0,4</text:p>
          </table:table-cell>
          <table:table-cell/>
          <table:table-cell office:value-type="string" calcext:value-type="string">
            <text:p>Sueroterapia. antitérmicos, toma de urocultivo, antibiote_x0002_rapia y Tc toracoabdominal.</text:p>
          </table:table-cell>
          <table:table-cell office:value-type="string" calcext:value-type="string">
            <text:p>Sueroterapia, antitérmicos y antibioterapia previa a la realización de biopsia prostática.</text:p>
          </table:table-cell>
          <table:table-cell office:value-type="string" calcext:value-type="string">
            <text:p>Sueroterapia, antitérmicos y antibioterapia durante tres semanas y repetir niveles de PSA en tres meses.</text:p>
          </table:table-cell>
          <table:table-cell office:value-type="string" calcext:value-type="string">
            <text:p>Sueroterapia. antitérmicos y antibioterapia. Solicitar niveles de fosfatasa ácida prostática.</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38" calcext:value-type="float">
            <text:p>138</text:p>
          </table:table-cell>
          <table:table-cell office:value-type="float" office:value="11077" calcext:value-type="float">
            <text:p>11077</text:p>
          </table:table-cell>
          <table:table-cell office:value-type="float" office:value="228138" calcext:value-type="float">
            <text:p>228138</text:p>
          </table:table-cell>
          <table:table-cell office:value-type="string" calcext:value-type="string">
            <text:p>FALSE</text:p>
          </table:table-cell>
          <table:table-cell office:value-type="string" calcext:value-type="string">
            <text:p>Una mujer acude a urgencias tres días después de ser sometido a litotricia extracorpórea por ondas de choque sobre un cálculo de 2,1 cm de diámetro máximo situado en el riñón izquierdo. Presenta mal estado general, dolor en fosa renal izquierda, náuseas y fiebre de 39,2ºC, Se realiza Rx simple en la que se aprecian varios cálculos, de pequeño tamaño, en el área del uréter distal izquierdo. El radiólogo nos informa de que en la ecografía observa la existencia de dilatación grado II pielocalicial izquierda. El siguiente paso debe ser:</text:p>
          </table:table-cell>
          <table:table-cell office:value-type="string" calcext:value-type="string">
            <text:p>La pregunta habla de un caso de uropatía obstructiva complicada con fiebre, y confirmado por prueba de imagen (dilatación pielocalicial grado II). En estos casos es indicación absoluta la derivación urinaria urgente además de antibiotera_x0002_pia de amplio espectro (respuesta 3 correcta). Si bien también precisa antibioterapia, es un aspecto crucial para la buena evolución clínica, la derivación de la vía urinaria (respuesta 2 incorrecta). En caso de infección no está indicada la litotricia extracorpórea ni ureteroscopia en un contexto de infección activa por riesgo de genere septicemia (respuestas 1 y 4 incorrectas).</text:p>
          </table:table-cell>
          <table:table-cell/>
          <table:table-cell office:value-type="string" calcext:value-type="string">
            <text:p>NEFR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Ureteroscopia de urgencia dada la existencia de uropatía obstructiva de causa litiásica.</text:p>
          </table:table-cell>
          <table:table-cell office:value-type="string" calcext:value-type="string">
            <text:p>Ingreso con hidratación intravenosa, así como tratamiento antibiótico, dada la sospecha de infección urinaria.</text:p>
          </table:table-cell>
          <table:table-cell office:value-type="string" calcext:value-type="string">
            <text:p>Derivación urinaria urgente (cateterismo ureteral o nefrostomía percutánea) dada la sospecha de uropatía obstructiva complicada.</text:p>
          </table:table-cell>
          <table:table-cell office:value-type="string" calcext:value-type="string">
            <text:p>Nueva sesión de litotricia extracorpórea por ondas de choque, previo tratamiento sintomático del paciente con antiinflamatorios, tratamiento antibiótico e hidratación intravenosa.</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39" calcext:value-type="float">
            <text:p>139</text:p>
          </table:table-cell>
          <table:table-cell office:value-type="float" office:value="11078" calcext:value-type="float">
            <text:p>11078</text:p>
          </table:table-cell>
          <table:table-cell office:value-type="float" office:value="228139" calcext:value-type="float">
            <text:p>228139</text:p>
          </table:table-cell>
          <table:table-cell office:value-type="string" calcext:value-type="string">
            <text:p>FALSE</text:p>
          </table:table-cell>
          <table:table-cell office:value-type="string" calcext:value-type="string">
            <text:p>Una mujer de 29 años con asma moderada persistente bien controlada con fluticaso_x0002_na/salmeterol cada 12 horas y terbutalina a demanda descubre que está embarazada de 5 semanas. ¿Qué actitud es la más correcta?</text:p>
          </table:table-cell>
          <table:table-cell office:value-type="string" calcext:value-type="string">
            <text:p>El tratamiento farmacológico del asma no está prohibido durante el embarazo. Debido a que la medicación se administra por vía inhalada (con escaso acceso a la circulación sistémica de la paciente), no se han demostrado efectos teratogénicos en el feto. No obstante, la medicación más segura de todas y con menor repercusión a dicho nivel es la budesonida (Categoría B; el resto de corticoides inhalados, pertenecen a la categoría C –menos seguros en el embarazo–). Por este motivo, dado que el cuadro clínico está bien controlado, se recomienda desescalar el tratamiento farmacológico y retirar la fluticasona y el beta-adrenérgico de larga duración, manteniendo sólo la budesonida a dosis medias (respuesta 4 correcta). Ante una situación de asma persistente, no debemos retirar el corticoide inhalado por riesgo de empeoramiento del cuadro clínico (respuesta 2 incorrecta). Existen muy pocos datos acerca de la toxicidad del montelukast durante el embarazo; no obstante, parece segura su administración (Categoría B). En cualquier caso, al ser un asma persistente moderado, no resulta suficiente la monoterapia con montelukast (respuesta 3 incorrecta). Salmeterol y Formoterol pertenecen a la Categoría C (se recomienda evitar, siempre que sea posible). Salbutamol y Terbutalina son más seguros (Categoría B) (respuesta 1 incorrecta). Tratamiento del asma</text:p>
          </table:table-cell>
          <table:table-cell/>
          <table:table-cell office:value-type="string" calcext:value-type="string">
            <text:p>NEUMOLOGÍA</text:p>
          </table:table-cell>
          <table:table-cell office:value-type="string" calcext:value-type="string">
            <text:p>Difícil</text:p>
          </table:table-cell>
          <table:table-cell office:value-type="float" office:value="0.07" calcext:value-type="float">
            <text:p>0,07</text:p>
          </table:table-cell>
          <table:table-cell/>
          <table:table-cell office:value-type="string" calcext:value-type="string">
            <text:p>Sustituir fluticasona/salmeterol por budesonida/formoterol.</text:p>
          </table:table-cell>
          <table:table-cell office:value-type="string" calcext:value-type="string">
            <text:p>Suspender fluticasona/salmeterol y mantener solo salbutamol a demanda.</text:p>
          </table:table-cell>
          <table:table-cell office:value-type="string" calcext:value-type="string">
            <text:p>Suspender fluticasona/salmeterol e intentar mantenimiento sólo con montelukast.</text:p>
          </table:table-cell>
          <table:table-cell office:value-type="string" calcext:value-type="string">
            <text:p>Retirar fluticasona/salmeterol e intentar mantenimiento sólo con budesonida a dosis medias.</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40" calcext:value-type="float">
            <text:p>140</text:p>
          </table:table-cell>
          <table:table-cell office:value-type="float" office:value="11079" calcext:value-type="float">
            <text:p>11079</text:p>
          </table:table-cell>
          <table:table-cell office:value-type="float" office:value="228140" calcext:value-type="float">
            <text:p>228140</text:p>
          </table:table-cell>
          <table:table-cell office:value-type="string" calcext:value-type="string">
            <text:p>FALSE</text:p>
          </table:table-cell>
          <table:table-cell office:value-type="string" calcext:value-type="string">
            <text:p>Mujer de 23 años de edad que es traída a urgencias por el servicio de emergencias extrahospita_x0002_lario tras accidente de tráfico con el resultado de 2 muertos y ella la única superviviente. A su llegada a nuestro centro la paciente está bajo intubación orotraqueal y hemodinámica_x0002_mente estable. La exploración física nos revela lesiones contusas múltiples por todo el cuerpo, lesión sangrante en sábana sobre cuero cabelludo, así como ligera hipofonesis generalizada bilateral. Auscultación cardíaca normal. Abdomen: blando y depresible sin signos de peritonismo. Resto de exploración física por aparatos normal. Se decide realizar TC cráneo-cérvico-torácico-abdomino-pélvico. ¿Qué hallazgo radiológico NO sería compatible con una rotura de aorta contenida?</text:p>
          </table:table-cell>
          <table:table-cell office:value-type="string" calcext:value-type="string">
            <text:p>La rotura de aorta contenida consiste en una solución de continuidad en la pared aórtica que genera una extravasación de sangre al exterior de la arteria, quedando coleccionada en el interior de una víscera o una cavidad que limita la salida e impide la exanguinación del paciente. En estos casos, se puede apreciar un derrame pericárdico, derrame pleural izquierdo o ensanchamiento mediastínico (dependiendo de la cavidad adyacente a la rotura) (respuestas 1, 3 y 4 incorrectas). El enfisema mediastínico se produce por una colección de aire en el interior del mediastino, debido a una comunicación del mismo, con el exterior o a una rotura del parénquima pulmonar y de la pleura, que favorece la salida de aire desde el interior del pulmón. No guarda ninguna relación con una rotura contenida de aorta (respuesta 2 correcta).</text:p>
          </table:table-cell>
          <table:table-cell/>
          <table:table-cell office:value-type="string" calcext:value-type="string">
            <text:p>NEUMOLOGÍA</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Derrame pleural izquierdo.</text:p>
          </table:table-cell>
          <table:table-cell office:value-type="string" calcext:value-type="string">
            <text:p>Enfisema mediastínico.</text:p>
          </table:table-cell>
          <table:table-cell office:value-type="string" calcext:value-type="string">
            <text:p>Derrame pericárdico.</text:p>
          </table:table-cell>
          <table:table-cell office:value-type="string" calcext:value-type="string">
            <text:p>Ensanchamiento mediastínico.</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43" calcext:value-type="float">
            <text:p>143</text:p>
          </table:table-cell>
          <table:table-cell office:value-type="float" office:value="11082" calcext:value-type="float">
            <text:p>11082</text:p>
          </table:table-cell>
          <table:table-cell office:value-type="float" office:value="228143" calcext:value-type="float">
            <text:p>228143</text:p>
          </table:table-cell>
          <table:table-cell office:value-type="string" calcext:value-type="string">
            <text:p>FALSE</text:p>
          </table:table-cell>
          <table:table-cell office:value-type="string" calcext:value-type="string">
            <text:p>Recibe en su consulta a un varón de 65 años, ex fumador con un consumo acumulado de 50 paquetes/año y con diagnóstico de EPOC tipo enfisema. Refiere tos con poca expectoración y disnea de moderados esfuerzos. Solicita pruebas funcionales respiratorias. De los siguientes resultados, ¿cuál le parece MENOS probable?</text:p>
          </table:table-cell>
          <table:table-cell office:value-type="string" calcext:value-type="string">
            <text:p>La enfermedad pulmonar obstructiva crónica (EPOC) tipo enfisema cursa con disminución de la difusión (DLCO) por destrucción del parénquima pulmonar, que reduce la superficie de intercambio gaseoso (respuesta 2 correcta). Si el paciente presenta síntomas (en este caso tos y disnea), el valor del FEV 1 suele ser inferior al 80% (respuesta 1 incorrecta). Todo paciente con una enfermedad obstructiva, por definición, presentará un cociente FEV 1/FVC inferior al 70% (respuesta 3 incorrecta). La destrucción de fibras elásticas en el parénquima del paciente enfisematoso facilita la expansión del tórax, que mostrará una capacidad pulmonar total aumentada (respuesta 4 in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FEV1 (flujo espiratorio en el primer segundo) menor del 80%.</text:p>
          </table:table-cell>
          <table:table-cell office:value-type="string" calcext:value-type="string">
            <text:p>DLCO (capacidad de difusión) normal.</text:p>
          </table:table-cell>
          <table:table-cell office:value-type="string" calcext:value-type="string">
            <text:p>Relación FEVI/FVC menor del 70%.</text:p>
          </table:table-cell>
          <table:table-cell office:value-type="string" calcext:value-type="string">
            <text:p>TLC (capacidad pulmonar total) aumentad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44" calcext:value-type="float">
            <text:p>144</text:p>
          </table:table-cell>
          <table:table-cell office:value-type="float" office:value="11083" calcext:value-type="float">
            <text:p>11083</text:p>
          </table:table-cell>
          <table:table-cell office:value-type="float" office:value="228144" calcext:value-type="float">
            <text:p>228144</text:p>
          </table:table-cell>
          <table:table-cell office:value-type="string" calcext:value-type="string">
            <text:p>FALSE</text:p>
          </table:table-cell>
          <table:table-cell office:value-type="string" calcext:value-type="string">
            <text:p>Hombre de 47 años, con antecedentes de síndrome depresivo, es atendido en urgencias tras haberlo encontrado en su domicilio inconsciente. En la gasometría arterial destaca: pH 6,94; HC03 5 mEq/L; PaC02 17 mmHg. El anión gap o hiato aniónico es de 35 (valor normal 12 ± 2). La glucemia y la creatinina fueron normales y los cuerpos cetónicos negativos. La osmolaridad calculada reveló un valor de 295 mOsm/kg, frente a una osmolaridad medida directamente de 325 mOsm/kg. Señale la afirmación correcta:</text:p>
          </table:table-cell>
          <table:table-cell office:value-type="string" calcext:value-type="string">
            <text:p>Los datos del enunciado son compatibles con una acidosis metabólica (pH de 6,94 junto con HCO3 de 5 mEq/L y PaCO2 17 mmHg) con anión gap elevado (respuesta 1 incorrecta). La acidosis metabólica por pérdida de bicarbonato (diarrea o pérdidas renales) cursa con anión gap normal (respuesta 3 incorrecta). Una intoxicación por metanol justificaría las alteraciones del equilibrio ácido-base (acidosis metabólica con anión gap elevado) y la clínica neurológica (paciente inconsciente). Además, la presencia de un gap osmolar mayor de 25 mOsm/Kg (30 en este enunciado) sugiere la presencia de una intoxicación por metanol o etilenglicol (respuesta 2 correcta). La corrección de las alteraciones del equilibrio ácido base en la primera hora no solucionaría el cuadro clínico neurológico del paciente. En intoxicaciones por metanol de extrema gravedad (pH &lt; 7,1), además del bicarbonato, es preciso recurrir a la hemodiálisis (respuesta 4 in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El paciente presenta una acidosis mixta.</text:p>
          </table:table-cell>
          <table:table-cell office:value-type="string" calcext:value-type="string">
            <text:p>Debe descartarse la posibilidad de intoxicación por metanol.</text:p>
          </table:table-cell>
          <table:table-cell office:value-type="string" calcext:value-type="string">
            <text:p>Se trata de una acidosis metabólica por pérdida de bicarbonato. Hay que descartar diarreas o pérdidas renales.</text:p>
          </table:table-cell>
          <table:table-cell office:value-type="string" calcext:value-type="string">
            <text:p>Dada la disminución del bicarbonato, es ineludible su reposición inmediata con el objetivo de alcanzar. en la primera hora, sus valores plasmáticos normales.</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45" calcext:value-type="float">
            <text:p>145</text:p>
          </table:table-cell>
          <table:table-cell office:value-type="float" office:value="11084" calcext:value-type="float">
            <text:p>11084</text:p>
          </table:table-cell>
          <table:table-cell office:value-type="float" office:value="228145" calcext:value-type="float">
            <text:p>228145</text:p>
          </table:table-cell>
          <table:table-cell office:value-type="string" calcext:value-type="string">
            <text:p>FALSE</text:p>
          </table:table-cell>
          <table:table-cell office:value-type="string" calcext:value-type="string">
            <text:p>Una mujer de 51 años refiere disnea de esfuerzos moderados de varios meses de evolución. No tiene antecedentes de interés y la analítica elemental (hemograma y bioquímica básica) es normal. En las pruebas funcionales respiratorias, se observa una relación FEV1/FVC superior a 0,7 y una FVC y una TLC del 85% y 83% en relación a sus valores teóricos, respectivamente. La DLCO es del 40%. Ante estos datos, pensaría en:</text:p>
          </table:table-cell>
          <table:table-cell office:value-type="string" calcext:value-type="string">
            <text:p>La presencia de un cociente FEV1/FVC superior a 0,7 descarta las patologías obstructivas, como el enfisema o el asma (respuestas 2 y 4 incorrectas). Los trastornos de la caja torácica y las patologías neuromuscu_x0002_lares cursan con disminución de la FVC (que en este enunciado es normal, al ser superior al 80%) (respuesta 1 incorrecta). Una enfermedad pulmonar vascular (como el tromboembolis_x0002_mo pulmonar o la hipertensión pulmonar primaria) podría justificar la clínica de disnea de esfuerzo con cociente FEV1/FVC, TLC y FVC normales y disminución de la difusión (respuesta 3 correcta).</text:p>
          </table:table-cell>
          <table:table-cell/>
          <table:table-cell office:value-type="string" calcext:value-type="string">
            <text:p>NEUMOLOGÍA</text:p>
          </table:table-cell>
          <table:table-cell office:value-type="string" calcext:value-type="string">
            <text:p>Difícil</text:p>
          </table:table-cell>
          <table:table-cell office:value-type="float" office:value="0.28" calcext:value-type="float">
            <text:p>0,28</text:p>
          </table:table-cell>
          <table:table-cell/>
          <table:table-cell office:value-type="string" calcext:value-type="string">
            <text:p>Trastorno de la caja torácica o neuromuscular.</text:p>
          </table:table-cell>
          <table:table-cell office:value-type="string" calcext:value-type="string">
            <text:p>Enfisema.</text:p>
          </table:table-cell>
          <table:table-cell office:value-type="string" calcext:value-type="string">
            <text:p>Enfermedad pulmonar vascular.</text:p>
          </table:table-cell>
          <table:table-cell office:value-type="string" calcext:value-type="string">
            <text:p>Asma.</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47" calcext:value-type="float">
            <text:p>147</text:p>
          </table:table-cell>
          <table:table-cell office:value-type="float" office:value="11086" calcext:value-type="float">
            <text:p>11086</text:p>
          </table:table-cell>
          <table:table-cell office:value-type="float" office:value="228147" calcext:value-type="float">
            <text:p>228147</text:p>
          </table:table-cell>
          <table:table-cell office:value-type="string" calcext:value-type="string">
            <text:p>FALSE</text:p>
          </table:table-cell>
          <table:table-cell office:value-type="string" calcext:value-type="string">
            <text:p>En el estudio de un hombre fumador de 65 años se aprecia una masa pulmonar de 8 cm de diámetro en el lóbulo superior derecho, con afectación ganglionar hiliar ipsilateral. El paciente es diagnosticado finalmente de un adenocarcinoma pulmonar. En base a las características citadas, señale cuál de los siguientes tratamientos es el más adecuado:</text:p>
          </table:table-cell>
          <table:table-cell office:value-type="string" calcext:value-type="string">
            <text:p>Se trata de una pregunta obsoleta. La pregunta ha sido formulada según la clasificación anterior del TNM de pulmón. Actualmente se encuentra activa la 8ª clasificación TNM del cáncer de pulmón. En base a ella, este caso presenta un estadiaje T4 (tamaño &gt; 7 cm), N1 (ganglios hiliares ipsilaterales), M0 (ausencia de metástasis), que se corresponde con un Estadio III-A. Según las Guías de Práctica Clínica en Oncología actuales (NCCN Guidelines for NSCLC), el tratamiento del Estadío III-A se debe realizar con Quimio-Radioterapia seguida de cirugía (respuesta 4 correcta) o Quimioterapia neoadyuvante seguida de cirugía (respuesta 3 correcta) y no con cirugía más quimioterapia adyuvante (respuesta 1 incorrecta). Por tanto, se trata de una pregunta obsoleta con dos posibles opciones de respuesta válidas. Desconocemos el motivo por el que el Ministerio de Sanidad no anuló esta pregunta y dio por válida la opción 1 basándose en la 7ª clasificación TNM.</text:p>
          </table:table-cell>
          <table:table-cell/>
          <table:table-cell office:value-type="string" calcext:value-type="string">
            <text:p>NEUMOLOGÍA</text:p>
          </table:table-cell>
          <table:table-cell office:value-type="string" calcext:value-type="string">
            <text:p>Difícil</text:p>
          </table:table-cell>
          <table:table-cell office:value-type="float" office:value="-0.25" calcext:value-type="float">
            <text:p>-0,25</text:p>
          </table:table-cell>
          <table:table-cell/>
          <table:table-cell office:value-type="string" calcext:value-type="string">
            <text:p>Resección quirúrgica seguida de quimioterapia adyuvante.</text:p>
          </table:table-cell>
          <table:table-cell office:value-type="string" calcext:value-type="string">
            <text:p>Cirugía más radioterapia postoperatoria.</text:p>
          </table:table-cell>
          <table:table-cell office:value-type="string" calcext:value-type="string">
            <text:p>Quimioterapia neoadyuvante seguida de cirugía.</text:p>
          </table:table-cell>
          <table:table-cell office:value-type="string" calcext:value-type="string">
            <text:p>Quimiorradioterapia combinada seguida de cirugía.</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48" calcext:value-type="float">
            <text:p>148</text:p>
          </table:table-cell>
          <table:table-cell office:value-type="float" office:value="11087" calcext:value-type="float">
            <text:p>11087</text:p>
          </table:table-cell>
          <table:table-cell office:value-type="float" office:value="228148" calcext:value-type="float">
            <text:p>228148</text:p>
          </table:table-cell>
          <table:table-cell office:value-type="string" calcext:value-type="string">
            <text:p>FALSE</text:p>
          </table:table-cell>
          <table:table-cell office:value-type="string" calcext:value-type="string">
            <text:p>Mujer de 59 años con crisis epilépticas de reciente instauración que acude a urgencias. En la exploración presenta signos piramidales izquierdos y edema de papila. Se le realiza una RM cerebral que muestra una masa hemisférica derecha con edema, desviación de la línea media y signos de herniación tentorial. Refiere que desde hace una semana sufre dolor de cabeza que ha ido progresando en intensidad. ¿Cuál de las siguientes características asociadas a la cefalea le parece más probable en esta paciente?</text:p>
          </table:table-cell>
          <table:table-cell office:value-type="string" calcext:value-type="string">
            <text:p>La paciente presenta una masa cerebral en hemisferio derecho que está produciendo varias alteraciones neurológicas: crisis y déficit focal (piramidalismo izquierdo: afectación primera motoneurona) por afectación del cerebro adyacente, y signos clínicos de hipertensión intracraneal (edema de papila y cefalea). El dolor opresivo, bilateral, de predominio matutino que mejora durante el día es frecuente en cefaleas secundarias a tumores. Cuando hay hipertensión intracraneal suele acompañarse de náuseas y vómitos, y empeoramiento con el Valsalva y esfuerzos (respuesta 1 correcta, 2 incorrecta). La fotofobia y sonofobia son síntomas que orientan a cefalea primaria de tipo migrañoso (respuestas 3 y 4 incorrectas).</text:p>
          </table:table-cell>
          <table:table-cell/>
          <table:table-cell office:value-type="string" calcext:value-type="string">
            <text:p>NEUROLOGÍA</text:p>
          </table:table-cell>
          <table:table-cell office:value-type="string" calcext:value-type="string">
            <text:p>Normal</text:p>
          </table:table-cell>
          <table:table-cell office:value-type="float" office:value="0.46" calcext:value-type="float">
            <text:p>0,46</text:p>
          </table:table-cell>
          <table:table-cell/>
          <table:table-cell office:value-type="string" calcext:value-type="string">
            <text:p>Predominio matutino.</text:p>
          </table:table-cell>
          <table:table-cell office:value-type="string" calcext:value-type="string">
            <text:p>No cambia con esfuerzos.</text:p>
          </table:table-cell>
          <table:table-cell office:value-type="string" calcext:value-type="string">
            <text:p>Fotofobia.</text:p>
          </table:table-cell>
          <table:table-cell office:value-type="string" calcext:value-type="string">
            <text:p>Sonofobia.</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49" calcext:value-type="float">
            <text:p>149</text:p>
          </table:table-cell>
          <table:table-cell office:value-type="float" office:value="11088" calcext:value-type="float">
            <text:p>11088</text:p>
          </table:table-cell>
          <table:table-cell office:value-type="float" office:value="228149" calcext:value-type="float">
            <text:p>228149</text:p>
          </table:table-cell>
          <table:table-cell office:value-type="string" calcext:value-type="string">
            <text:p>FALSE</text:p>
          </table:table-cell>
          <table:table-cell office:value-type="string" calcext:value-type="string">
            <text:p>En una mujer con una crisis epiléptica que presenta las siguientes características clínicas: aura epigástrica, olor desagradable, desconexión del medio, automatismos motores (chupeteo, deglución, apertura y cierre de una mano) y amnesia posterítica, ¿cuál es su sospecha diagnóstica?</text:p>
          </table:table-cell>
          <table:table-cell office:value-type="string" calcext:value-type="string">
            <text:p>Las crisis de ausencia típicas no se preceden de auras epigástricas. Aunque se asocian a desconexión del medio no presentan automatismos importantes durante el episodio y tampoco hay confusión postictal (respuesta 1 incorrecta). La epilepsia parcial continua es una forma poco frecuente de epilepsia con crisis motoras simples recurrentes (respuesta 2 incorrecta). Las crisis atónicas pueden ser focales o generalizadas y se presentan como cuadros de pérdida de fuerza de inicio brusco del territorio dependiente de la zona del cerebro afectada (respuesta 3 incorrecta). En las crisis parciales originadas en la porción medial del lóbulo temporal los pacientes suelen presentar un cuadro de desconexión del medio durante el cual no son capaces de atender a lo que les rodea, mantener conversaciones, y tampoco van a recordar lo sucedido durante la crisis. Suelen ser precedidas de sensaciones subjetivas conocidas como aura, tales como opresión epigástrica ascendente, miedo, ansiedad, o sensación de deja vú. Pueden acompañarse de movimientos anormales repetidos llamados automatismos, por ejemplo, manipulando objetos o haciendo gestos repetidos con las manos o la cara. Tras la crisis el periodo hasta la recuperación completa es variable, y puede ser tan sólo de unos segundos o alargarse hasta una hora (respuesta 4 correcta).</text:p>
          </table:table-cell>
          <table:table-cell/>
          <table:table-cell office:value-type="string" calcext:value-type="string">
            <text:p>NEUR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Crisis generalizada no convulsiva o ausencia típica.</text:p>
          </table:table-cell>
          <table:table-cell office:value-type="string" calcext:value-type="string">
            <text:p>Epilepsia parcial continua.</text:p>
          </table:table-cell>
          <table:table-cell office:value-type="string" calcext:value-type="string">
            <text:p>Crisis amiotónica.</text:p>
          </table:table-cell>
          <table:table-cell office:value-type="string" calcext:value-type="string">
            <text:p>Crisis parcial compleja del lóbulo temporal.</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50" calcext:value-type="float">
            <text:p>150</text:p>
          </table:table-cell>
          <table:table-cell office:value-type="float" office:value="11089" calcext:value-type="float">
            <text:p>11089</text:p>
          </table:table-cell>
          <table:table-cell office:value-type="float" office:value="228150" calcext:value-type="float">
            <text:p>228150</text:p>
          </table:table-cell>
          <table:table-cell office:value-type="string" calcext:value-type="string">
            <text:p>FALSE</text:p>
          </table:table-cell>
          <table:table-cell office:value-type="string" calcext:value-type="string">
            <text:p>Un hombre de 25 años consulta por temblor. La exploración objetiva disartria y distonía. Tiene una historia familiar de enfermedad psiquiátrica y trastornos del movimiento. ¿Qué prueba diagnóstica considera más acertada?</text:p>
          </table:table-cell>
          <table:table-cell office:value-type="string" calcext:value-type="string">
            <text:p>En un paciente joven con alteraciones del movimiento como temblor y distonía, con antecedentes de familiares afectos por los mismos síntomas (y también de enfermedad psiquiátrica) el diagnóstico más probable sería el de Enfermedad de Wilson. El diagnóstico mediante cobre en orina recogida durante 24 horas es muy rentable, y suele estar elevado en pacientes sintomáticos (respuesta 4 correcta). El DATSCAN permite observar diferencias en los transportado_x0002_res dopaminérgicos de los ganglios de la base, siendo anormal en patologías como la Enfermedad de Parkinson y otros parkinsonismos primarios. En este caso el paciente tiene temblor pero no tiene rigidez o bradicinesia, y tiene disartria y distonía, hallazgos poco frecuentes en una Enfermedad de Parkinson inicial (respuesta 1 incorrecta). Un estudio de conducción nerviosa no está indicado para el estudio del temblor o la distonía si no se asocian a otros signos (respuesta 2 incorrecta). El electroencefalograma estaría indicado si sospechamos que el origen del cuadro es epiléptico (no parece el caso) (respuesta 3 incorrecta).</text:p>
          </table:table-cell>
          <table:table-cell/>
          <table:table-cell office:value-type="string" calcext:value-type="string">
            <text:p>NEUROLOG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DATSCAN.</text:p>
          </table:table-cell>
          <table:table-cell office:value-type="string" calcext:value-type="string">
            <text:p>Estudio de conducción nerviosa.</text:p>
          </table:table-cell>
          <table:table-cell office:value-type="string" calcext:value-type="string">
            <text:p>Electroencefalograma.</text:p>
          </table:table-cell>
          <table:table-cell office:value-type="string" calcext:value-type="string">
            <text:p>Cobre en orina de 24 horas.</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51" calcext:value-type="float">
            <text:p>151</text:p>
          </table:table-cell>
          <table:table-cell office:value-type="float" office:value="11090" calcext:value-type="float">
            <text:p>11090</text:p>
          </table:table-cell>
          <table:table-cell office:value-type="float" office:value="228151" calcext:value-type="float">
            <text:p>228151</text:p>
          </table:table-cell>
          <table:table-cell office:value-type="string" calcext:value-type="string">
            <text:p>FALSE</text:p>
          </table:table-cell>
          <table:table-cell office:value-type="string" calcext:value-type="string">
            <text:p>Un niño de 13 años presenta un cuadro subagudo de cefalea y diplopia. La exploración neurológica muestra una parálisis de la mirada vertical y la resonancia magnética una lesión captante de contraste en la región pineal que obstruye el acueducto de Silvio. El diagnóstico más probable es:</text:p>
          </table:table-cell>
          <table:table-cell office:value-type="string" calcext:value-type="string">
            <text:p>Los tumores más frecuentes en la glándula pineal son los tumores de células germinales. Por su localización en la proximidad de la parte dorsal del mesencéfalo y del acueducto de Silvio suelen producir hidrocefalia obstructiva y compresión de dicha región del mesencéfalo. Es frecuente que cursen con cefalea, diplopía y Síndrome de Parinaud: parálisis de la mirada hacia arriba y de la acomodación (respuesta 3 correcta).</text:p>
          </table:table-cell>
          <table:table-cell/>
          <table:table-cell office:value-type="string" calcext:value-type="string">
            <text:p>NEUROLOGÍA</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Glioblastoma.</text:p>
          </table:table-cell>
          <table:table-cell office:value-type="string" calcext:value-type="string">
            <text:p>Meduloblastoma.</text:p>
          </table:table-cell>
          <table:table-cell office:value-type="string" calcext:value-type="string">
            <text:p>Tumor de células germinales.</text:p>
          </table:table-cell>
          <table:table-cell office:value-type="string" calcext:value-type="string">
            <text:p>Meningioma.</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52" calcext:value-type="float">
            <text:p>152</text:p>
          </table:table-cell>
          <table:table-cell office:value-type="float" office:value="11091" calcext:value-type="float">
            <text:p>11091</text:p>
          </table:table-cell>
          <table:table-cell office:value-type="float" office:value="228152" calcext:value-type="float">
            <text:p>228152</text:p>
          </table:table-cell>
          <table:table-cell office:value-type="string" calcext:value-type="string">
            <text:p>FALSE</text:p>
          </table:table-cell>
          <table:table-cell office:value-type="string" calcext:value-type="string">
            <text:p>Una mujer de 78 años presenta un cuadro clínico de amnesia episódica de 2 años de evolución al que se ha asociado en los últimos meses dificultad para el reconocimiento de caras conocidas, apraxia del vestido, anomia y desorientación temporal. La familia confirma un claro deterioro funcional en actividades instrumentales de la vida diaria respecto a su nivel previo. La paciente muestra una anosognosia muy evidente. Los estudios analíticos generales, hormonas tiroideas y vitamina B12 son normales. ¿Cuál de los siguientes hallazgos clínicos NO esperaría encontrar en esta situación?</text:p>
          </table:table-cell>
          <table:table-cell office:value-type="string" calcext:value-type="string">
            <text:p>Es un caso de deterioro cognitivo progresivo (a lo largo de años) en una paciente mayor de 70 años. No nos indican factores de riesgo vascular. Hasta aquí la causa más frecuente sería una Enfermedad de Alzheimer. Además nos dicen que comenzó como un cuadro de alteraciones de la memoria y que posteriormente aparecieron síntomas temporo-parietales como apraxia, afasia (anómica), desorientación temporal y anosoagnosia. Estos datos son los hallazgos clásicos de la Enfermedad de Alzheimer. Las lesiones histológicas habituales de esta enfermedad son las placas neuríticas (depósitos extracelulares de amiloide) y los ovillos neurofibrilares (depósitos intraneuronales de proteína tau hiperfosforilada), sobre todo en la corteza temporal medial, temporal lateral y núcleo de Meynert (respuesta 1 incorrecta). El papel de las pruebas de imagen es principalmente descartar otras demencias con hallazgos característicos: demencia vascular, hidrocefalia normotensiva, Creutzfeldt-Jakob... pero en la enfermedad de Alzheimer suele encontrarse atrofia importante en la zona más frecuentemente afectada: la corteza temporal medial (respuesta 3 incorrecta). La apoproteína B, que interviene en el metabolismo del colesterol tiene 3 alelos posibles: B2, B3 y B4. La presencia de al menos un alelo B4 aumenta significativamente el riesgo de enfermedad de Alzheimer, aunque no es necesario ni suficiente, para su diagnóstico: hay pacientes con EA que no tienen ningún alelo ApoE4 y personas con ApoE4 homocigoto que no tienen EA (respuesta 4 incorrecta). El trastorno del sueño en fase REM sucede por la ausencia de hipotonía en la musculatura no ocular durante el sueño en fase REM. Aunque es una alteración que puede aparecer de forma aislada se ha encontrado una asociación importante con sinucleopatías (Enfermedad de Parkinson, Demencia de Cuerpos de Lewy o Atrofia multisistémica), pero no con Enfermedad de Alzheimer (respuesta 2 correcta).</text:p>
          </table:table-cell>
          <table:table-cell/>
          <table:table-cell office:value-type="string" calcext:value-type="string">
            <text:p>NEUROLOGÍA</text:p>
          </table:table-cell>
          <table:table-cell office:value-type="string" calcext:value-type="string">
            <text:p>Difícil</text:p>
          </table:table-cell>
          <table:table-cell office:value-type="float" office:value="0.22" calcext:value-type="float">
            <text:p>0,22</text:p>
          </table:table-cell>
          <table:table-cell/>
          <table:table-cell office:value-type="string" calcext:value-type="string">
            <text:p>Placas neuríticas y ovillos neurofibrilares en el hipocampo, corteza temporal y núcleo de Meynert como hallazgos de anatomía patológica.</text:p>
          </table:table-cell>
          <table:table-cell office:value-type="string" calcext:value-type="string">
            <text:p>Trastorno de conducta del sueño REM.</text:p>
          </table:table-cell>
          <table:table-cell office:value-type="string" calcext:value-type="string">
            <text:p>Atrofia cortical temporal medial en la resonancia magnética cerebral.</text:p>
          </table:table-cell>
          <table:table-cell office:value-type="string" calcext:value-type="string">
            <text:p>Genotipo heterocigoto ApoE 3/4.</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53" calcext:value-type="float">
            <text:p>153</text:p>
          </table:table-cell>
          <table:table-cell office:value-type="float" office:value="11092" calcext:value-type="float">
            <text:p>11092</text:p>
          </table:table-cell>
          <table:table-cell office:value-type="float" office:value="228153" calcext:value-type="float">
            <text:p>228153</text:p>
          </table:table-cell>
          <table:table-cell office:value-type="string" calcext:value-type="string">
            <text:p>FALSE</text:p>
          </table:table-cell>
          <table:table-cell office:value-type="string" calcext:value-type="string">
            <text:p>Una mujer de 65 años consulta por debilidad en la mano derecha que se ha extendido en pocos meses a otros territorios musculares de ambos brazos y piernas, de predominio distal. En la exploración hay atrofia y fasciculaciones en distintos territorios metaméricos con sensibilidad conservada. Existe un signo de Babinski bilateral. ¿Cuál es la prueba diagnóstica que confirmaría el diagnóstico de sospecha?</text:p>
          </table:table-cell>
          <table:table-cell office:value-type="string" calcext:value-type="string">
            <text:p>La paciente del caso presenta signos de afectación motora compatibles con lesión difusa de la segunda motoneurona (atrofia, fasciculaciones) y signos de afectación de la primera motoneurona (Babinski bilateral). No refiere afectación sensitiva acompañante. La lesión de la segunda motoneurona puede ser por una neuropatía puramente motora (sin afectación sensitiva y autonómica) o por una lesión a nivel del asta anterior del cuerpo de la segunda neurona. La combinación de signos de afectación de ambas neuronas motoras hace pensar en una esclerosis lateral amiotrófica. Un TC o una RM no aportarían información diagnóstica sobre la lesión de segunda motoneurona, y en el caso de la ELA podría incluso ser normal (respuestas 1 y 3 incorrectas). Los potenciales multimodales indican como alcanzan la corteza los estímulos somatosensoriales, que no se verían afectados en una enfermedad de motoneurona (respuesta 4 incorrecta). Ante la sospecha de una ELA el estudio más rentable sería la electromiografía (respuesta 2 correcta). ELA: síntomas, signos y evolución Atrofia muscular Atrofia músculos intrínsecos de manos: una de las 1as manifestaciones de ELA Patrón EMG de la ELA</text:p>
          </table:table-cell>
          <table:table-cell/>
          <table:table-cell office:value-type="string" calcext:value-type="string">
            <text:p>NEUROLOGÍA</text:p>
          </table:table-cell>
          <table:table-cell office:value-type="string" calcext:value-type="string">
            <text:p>Normal</text:p>
          </table:table-cell>
          <table:table-cell office:value-type="float" office:value="0.62" calcext:value-type="float">
            <text:p>0,62</text:p>
          </table:table-cell>
          <table:table-cell/>
          <table:table-cell office:value-type="string" calcext:value-type="string">
            <text:p>TC cerebral.</text:p>
          </table:table-cell>
          <table:table-cell office:value-type="string" calcext:value-type="string">
            <text:p>Estudio electromiográfico.</text:p>
          </table:table-cell>
          <table:table-cell office:value-type="string" calcext:value-type="string">
            <text:p>RM cerebral.</text:p>
          </table:table-cell>
          <table:table-cell office:value-type="string" calcext:value-type="string">
            <text:p>Potenciales evocados multimodales.</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54" calcext:value-type="float">
            <text:p>154</text:p>
          </table:table-cell>
          <table:table-cell office:value-type="float" office:value="11093" calcext:value-type="float">
            <text:p>11093</text:p>
          </table:table-cell>
          <table:table-cell office:value-type="float" office:value="228154" calcext:value-type="float">
            <text:p>228154</text:p>
          </table:table-cell>
          <table:table-cell office:value-type="string" calcext:value-type="string">
            <text:p>FALSE</text:p>
          </table:table-cell>
          <table:table-cell office:value-type="string" calcext:value-type="string">
            <text:p>Un hombre presenta en la exploración neurológica un déficit sensitivo termoalgésico en la pierna izquierda asociado a una pérdida de sensibilidad vibratoria y posicional en la pierna derecha. Al mismo tiempo presenta torpeza y pérdida de fuerza distal en la pierna derecha y un reflejo cutáneo plantar derecho en extensión. ¿Cuál de las siguientes afirmaciones es cierta?</text:p>
          </table:table-cell>
          <table:table-cell office:value-type="string" calcext:value-type="string">
            <text:p>La lesión hemimedular o síndrome de Brown Sequard condiciona lesión de la vía piramidal (primera motoneurona) del mismo lado, propioceptiva del mismo lado y termoalgésica del contralateral (respuesta 2 correcta).</text:p>
          </table:table-cell>
          <table:table-cell/>
          <table:table-cell office:value-type="string" calcext:value-type="string">
            <text:p>NEUROLOGÍA</text:p>
          </table:table-cell>
          <table:table-cell office:value-type="string" calcext:value-type="string">
            <text:p>Normal</text:p>
          </table:table-cell>
          <table:table-cell office:value-type="float" office:value="0.63" calcext:value-type="float">
            <text:p>0,63</text:p>
          </table:table-cell>
          <table:table-cell/>
          <table:table-cell office:value-type="string" calcext:value-type="string">
            <text:p>Es un síndrome centromedular tipo siringomielia.</text:p>
          </table:table-cell>
          <table:table-cell office:value-type="string" calcext:value-type="string">
            <text:p>Es un síndrome hemimedular.</text:p>
          </table:table-cell>
          <table:table-cell office:value-type="string" calcext:value-type="string">
            <text:p>Es un patrón de lesión medular transversa.</text:p>
          </table:table-cell>
          <table:table-cell office:value-type="string" calcext:value-type="string">
            <text:p>Es un patrón de lesión bulbar lateral.</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55" calcext:value-type="float">
            <text:p>155</text:p>
          </table:table-cell>
          <table:table-cell office:value-type="float" office:value="11094" calcext:value-type="float">
            <text:p>11094</text:p>
          </table:table-cell>
          <table:table-cell office:value-type="float" office:value="228155" calcext:value-type="float">
            <text:p>228155</text:p>
          </table:table-cell>
          <table:table-cell office:value-type="string" calcext:value-type="string">
            <text:p>FALSE</text:p>
          </table:table-cell>
          <table:table-cell office:value-type="string" calcext:value-type="string">
            <text:p>En un hombre de 70 años, hipertenso, con una hemiplejia derecha de instauración brusca con una leve disartria, sin alteraciones en la evocación ni en la comprensión del lenguaje, ¿qué tipo de ictus cree que es más probable que haya sufrido?</text:p>
          </table:table-cell>
          <table:table-cell office:value-type="string" calcext:value-type="string">
            <text:p>Un ictus lacunar no se presenta con alteraciones corticales (afasia, agnosia...) ni alteraciones campimétricas. En un paciente hipertenso con un déficit brusco motor de la cara, la mano y la pierna el cuadro más probable es un síndrome lacunar a nivel de la cápsula interna (respuesta 1 correcta).</text:p>
          </table:table-cell>
          <table:table-cell/>
          <table:table-cell office:value-type="string" calcext:value-type="string">
            <text:p>NEUROLOGÍA</text:p>
          </table:table-cell>
          <table:table-cell office:value-type="string" calcext:value-type="string">
            <text:p>Normal</text:p>
          </table:table-cell>
          <table:table-cell office:value-type="float" office:value="0.48" calcext:value-type="float">
            <text:p>0,48</text:p>
          </table:table-cell>
          <table:table-cell/>
          <table:table-cell office:value-type="string" calcext:value-type="string">
            <text:p>Un infarto lacunar capsular izquierdo.</text:p>
          </table:table-cell>
          <table:table-cell office:value-type="string" calcext:value-type="string">
            <text:p>Un infarto silviano cortico - subcortical fronte-temporal izquierdo.</text:p>
          </table:table-cell>
          <table:table-cell office:value-type="string" calcext:value-type="string">
            <text:p>Un infarto de troncocerebral.</text:p>
          </table:table-cell>
          <table:table-cell office:value-type="string" calcext:value-type="string">
            <text:p>Una hemorragia lenticular izquierda.</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56" calcext:value-type="float">
            <text:p>156</text:p>
          </table:table-cell>
          <table:table-cell office:value-type="float" office:value="11095" calcext:value-type="float">
            <text:p>11095</text:p>
          </table:table-cell>
          <table:table-cell office:value-type="float" office:value="228156" calcext:value-type="float">
            <text:p>228156</text:p>
          </table:table-cell>
          <table:table-cell office:value-type="string" calcext:value-type="string">
            <text:p>FALSE</text:p>
          </table:table-cell>
          <table:table-cell office:value-type="string" calcext:value-type="string">
            <text:p>Niña de 13 años intervenida por enfermedad de Hirschsprung a los 3 meses de vida. ¿Cuál de los siguientes tumores es más probable que presente?</text:p>
          </table:table-cell>
          <table:table-cell office:value-type="string" calcext:value-type="string">
            <text:p>Actualmente existe una clara evidencia de que los factores genéticos son los responsables de esta enfermedad: - existe una elevada incidencia familiar: en un 10% de los casos existe un familiar afecto - los varones están afectos en una proporción 4 veces superiores a las niñas - la asociación con otras alteraciones genéticas incluyendo anomalías cromosómicas. Un 10% se asocian a Sdr. Down. Existe una relación entre el gen RET y esta enfermedad. Asimismo, el carcinoma medular de tiroides (en sus variantes MEN2A y MEN2B) se asocia con mutaciones del protooncogén RET (respuesta 4 correcta). Las características genéticas del neuroblastoma son la amplificación del protooncogén N-myc y la ploidía del DNA de las células tumorales (respuesta 1 incorrecta). El tumor de Wilms es genéticamente heterogéneo; las formas familiares han sido relacionados con mutaciones de los genes FWT1/2 (en cromosomas 17 y 19). Sin embargo, el gen mejor caracterizado es el WT1, localizado en el 11p13 (respuesta 2 incorrecta). El nefroma mesoblástico es en general benigno y la forma celular tiene traslocación específica que causa la fusión del gen ETV6 en el cromosoma 12 con el gen NTRK3 en el cromosoma 15 (respuesta 3 incorrecta).</text:p>
          </table:table-cell>
          <table:table-cell/>
          <table:table-cell office:value-type="string" calcext:value-type="string">
            <text:p>PEDIATRÍA</text:p>
          </table:table-cell>
          <table:table-cell office:value-type="string" calcext:value-type="string">
            <text:p>Difícil</text:p>
          </table:table-cell>
          <table:table-cell office:value-type="float" office:value="0.02" calcext:value-type="float">
            <text:p>0,02</text:p>
          </table:table-cell>
          <table:table-cell/>
          <table:table-cell office:value-type="string" calcext:value-type="string">
            <text:p>Neuroblastoma abdominal.</text:p>
          </table:table-cell>
          <table:table-cell office:value-type="string" calcext:value-type="string">
            <text:p>Tumor de Wilms.</text:p>
          </table:table-cell>
          <table:table-cell office:value-type="string" calcext:value-type="string">
            <text:p>Nefroma mesoblástico.</text:p>
          </table:table-cell>
          <table:table-cell office:value-type="string" calcext:value-type="string">
            <text:p>Carcinoma medular de tiroides familiar.</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58" calcext:value-type="float">
            <text:p>158</text:p>
          </table:table-cell>
          <table:table-cell office:value-type="float" office:value="11097" calcext:value-type="float">
            <text:p>11097</text:p>
          </table:table-cell>
          <table:table-cell office:value-type="float" office:value="228158" calcext:value-type="float">
            <text:p>228158</text:p>
          </table:table-cell>
          <table:table-cell office:value-type="string" calcext:value-type="string">
            <text:p>FALSE</text:p>
          </table:table-cell>
          <table:table-cell office:value-type="string" calcext:value-type="string">
            <text:p>Lactante de 1 mes de vida que presenta vómitos de 14 horas de evolución. Come con apetito y llora entre las tomas. Desde el nacimiento toma biberón y no vomitaba previamente. En función de la sospecha diagnóstica más probable, ¿qué pruebas diagnósticas le parecen más adecuadas?</text:p>
          </table:table-cell>
          <table:table-cell office:value-type="string" calcext:value-type="string">
            <text:p>Se trata de un caso clínico consistente en sd. emetizante desde el mes de vida, de reciente aparición, sin datos de afectación de la curva ponderoestatural desde el crecimiento. En el reflujo gastroesofágico fisiológico la clínica se hace culminante hacia los 4 meses y se resuelve en la mayoría de las ocasiones. La clínica consiste en regurgitaciones postpandria_x0002_les, signos de esofagitis con aversión a las tomas y crecimiento retardado. Los síntomas desaparecen espontáneamente en la mayoría de los casos a los 12-24 meses (respuesta 1 incorrecta). Los vómitos en un lactante pueden ser debidos a gastroenteri_x0002_tis, sobre todo por Rotavirus. En el caso que así fuera, se debe continuar con alimentación habitual (lactancia materna o artificial en este caso) en pequeñas tomas, y con aumento de frecuencia y evitando fármacos antiemétizantes. En el caso de gastroenteritis de larga evolución, con signos de deshidratación grave (pérdida peso más 10%) se iniciará rehidratación intravenosa (respuesta 2 incorrecta). En las malformaciones congénitas del aparato digestivo que producen sds. emetizantes (Atresia piloro, atresia duodenal, atresia de esófago...) se manifiestan los síntomas desde el primer día de vida, con importante retraso ponderoestatural y con probables complicaciones nutricionales y respiratorias asociadas. (respuesta 4 incorrecta). En este caso, puede tratarse de una estenosis hipertrófica de píloro: sdre. emetizante, con un intervalo asintomático de 20 días aprox. que la clínica se caracteriza por Intervalo asintomático (15-25 días). Vómitos proyectivos, postprandiales o tardíos, no biliosos y Secundariamente a los vómitos, pérdida de peso, deshidratación y oliguria, alcalosis metabólica hipoclorémica e hipokaliemica, estreñimiento y Avidez por el alimento. Existe Ictericia por aumento de la bilirrubina indirecta (respuesta 3 correcta). Ecografía abdominal de un niño que muestra un engrosamiento de las paredes del píloro compatible con estenosis hipertrófica de píloro</text:p>
          </table:table-cell>
          <table:table-cell/>
          <table:table-cell office:value-type="string" calcext:value-type="string">
            <text:p>PEDIATRÍ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Es un reflujo gastro-esofágico fisiológico para su edad, es suficiente con posición semi incorporada tras las tomas.</text:p>
          </table:table-cell>
          <table:table-cell office:value-type="string" calcext:value-type="string">
            <text:p>Puede ser una gastroenteritis, haría gasometría venosa e iones y administraría rehidratación intravenosa.</text:p>
          </table:table-cell>
          <table:table-cell office:value-type="string" calcext:value-type="string">
            <text:p>Probablemente tenga una estenosis hipertrófica de píloro, le pedirla una ecografía.</text:p>
          </table:table-cell>
          <table:table-cell office:value-type="string" calcext:value-type="string">
            <text:p>Hay que descartar una malformación congénita del tracto digestivo con un tránsito gastroduodenal.</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59" calcext:value-type="float">
            <text:p>159</text:p>
          </table:table-cell>
          <table:table-cell office:value-type="float" office:value="11098" calcext:value-type="float">
            <text:p>11098</text:p>
          </table:table-cell>
          <table:table-cell office:value-type="float" office:value="228159" calcext:value-type="float">
            <text:p>228159</text:p>
          </table:table-cell>
          <table:table-cell office:value-type="string" calcext:value-type="string">
            <text:p>FALSE</text:p>
          </table:table-cell>
          <table:table-cell office:value-type="string" calcext:value-type="string">
            <text:p>Señale qué perfil bioquímico en suero es sugerente de raquitismo por deficiencia de vitamina D en un lactante de 5 meses de edad:</text:p>
          </table:table-cell>
          <table:table-cell office:value-type="string" calcext:value-type="string">
            <text:p>El raquitismo puede deberse a varios factores primarios: déficit Vitamina D, Déficit de calcio y déficit de fósforo. En el déficit de Vitamina D: la hipocalcemia es un hallazgo variable por las acciones de la PTH elevada para incrementar la calcemia. En cuanto al fósforo, lo normal es tendencia a hipofosfatemia (nunca alto), o bajo, dependiendo de la actividad de la PTH para la pérdida renal del mismo (respuesta 3 incorrecta). La fosfatasa alcalina es un marcador de actividad ósea, de intercambio óseo debido a la acción de la PTH y, por tanto, en un diagnóstico de raquitismo, su elevación es la norma (respuestas 1 y 2 incorrectas). Casi nunca existen concentraciones normales de PTH en la deficiencia de vitamina D, y si existiera, debería sospecharse un trastorno primario del fosfato (respuestas 1, 2 y 3 incorrectas) La 25 OH Vit D siempre será baja, mientras que las concentraciones de 1,25 OH Vit D serán bajas sólo cuando exista un raquitismo grave, debido a la regulación al alza de la enzima 1 alfa- hidroxilasa renal. Por tanto, la única opción compatible es la 4: por déficit de vit D, el precursor está bajo; se produce al inicio déficit de Calcio; pero para comenzar, aumenta la PTH extrayendo calcio del hueso (aumenta PTH, aumenta FA, y se normaliza la calcemia). El fosfato puede estar normal o disminuido, según el grado de evolución.</text:p>
          </table:table-cell>
          <table:table-cell/>
          <table:table-cell office:value-type="string" calcext:value-type="string">
            <text:p>PEDIATRÍA</text:p>
          </table:table-cell>
          <table:table-cell office:value-type="string" calcext:value-type="string">
            <text:p>Difícil</text:p>
          </table:table-cell>
          <table:table-cell office:value-type="float" office:value="0.33" calcext:value-type="float">
            <text:p>0,33</text:p>
          </table:table-cell>
          <table:table-cell/>
          <table:table-cell office:value-type="string" calcext:value-type="string">
            <text:p>Calcio normal</text:p>
          </table:table-cell>
          <table:table-cell office:value-type="string" calcext:value-type="string">
            <text:p><text:s/>fosfato normal</text:p>
          </table:table-cell>
          <table:table-cell office:value-type="string" calcext:value-type="string">
            <text:p><text:s/>fosfatasas alcalinas (FA) normales</text:p>
          </table:table-cell>
          <table:table-cell office:value-type="string" calcext:value-type="string">
            <text:p><text:s/>hormona paratiroidea (PTH) normal</text:p>
          </table:table-cell>
          <table:table-cell office:value-type="string" calcext:value-type="string">
            <text:p><text:s/>25 OH vitamina D baja.</text:p>
          </table:table-cell>
          <table:table-cell office:value-type="string" calcext:value-type="string">
            <text:p>Calcio normal</text:p>
          </table:table-cell>
          <table:table-cell office:value-type="string" calcext:value-type="string">
            <text:p><text:s/>fosfato bajo</text:p>
          </table:table-cell>
          <table:table-cell office:value-type="string" calcext:value-type="string">
            <text:p><text:s/>FA normales</text:p>
          </table:table-cell>
          <table:table-cell office:value-type="string" calcext:value-type="string">
            <text:p><text:s/>PTH normal</text:p>
          </table:table-cell>
          <table:table-cell office:value-type="string" calcext:value-type="string">
            <text:p><text:s/>25 OH vitamina D baja.</text:p>
          </table:table-cell>
          <table:table-cell office:value-type="string" calcext:value-type="string">
            <text:p>Calcio bajo</text:p>
          </table:table-cell>
          <table:table-cell office:value-type="string" calcext:value-type="string">
            <text:p><text:s/>fosfato alto</text:p>
          </table:table-cell>
          <table:table-cell office:value-type="string" calcext:value-type="string">
            <text:p><text:s/>FA elevadas</text:p>
          </table:table-cell>
          <table:table-cell office:value-type="string" calcext:value-type="string">
            <text:p><text:s/>PTH normal</text:p>
          </table:table-cell>
          <table:table-cell office:value-type="string" calcext:value-type="string">
            <text:p><text:s/>25 OH vitamina D baja.</text:p>
          </table:table-cell>
          <table:table-cell office:value-type="string" calcext:value-type="string">
            <text:p>Calcio normal</text:p>
          </table:table-cell>
          <table:table-cell office:value-type="string" calcext:value-type="string">
            <text:p><text:s/>fosfato normal</text:p>
          </table:table-cell>
          <table:table-cell office:value-type="string" calcext:value-type="string">
            <text:p><text:s/>FA elevadas</text:p>
          </table:table-cell>
          <table:table-cell office:value-type="string" calcext:value-type="string">
            <text:p><text:s/>PTH elevada</text:p>
          </table:table-cell>
          <table:table-cell office:value-type="string" calcext:value-type="string">
            <text:p><text:s/>25OH vitamina D baja.</text:p>
          </table:table-cell>
          <table:table-cell/>
          <table:table-cell office:value-type="float" office:value="4" calcext:value-type="float">
            <text:p>4</text:p>
          </table:table-cell>
        </table:table-row>
        <table:table-row table:style-name="ro1">
          <table:table-cell office:value-type="float" office:value="2017" calcext:value-type="float">
            <text:p>2017</text:p>
          </table:table-cell>
          <table:table-cell office:value-type="float" office:value="160" calcext:value-type="float">
            <text:p>160</text:p>
          </table:table-cell>
          <table:table-cell office:value-type="float" office:value="11099" calcext:value-type="float">
            <text:p>11099</text:p>
          </table:table-cell>
          <table:table-cell office:value-type="float" office:value="228160" calcext:value-type="float">
            <text:p>228160</text:p>
          </table:table-cell>
          <table:table-cell office:value-type="string" calcext:value-type="string">
            <text:p>FALSE</text:p>
          </table:table-cell>
          <table:table-cell office:value-type="string" calcext:value-type="string">
            <text:p>Un lactante de 6 meses de edad presenta episodios de espasmos en flexión, en rachas, más frecuentemente cuando tiene somnolencia. Los padres le encuentran apagado y triste y con impresión de escasos avances en el desarrollo. En la exploración física se encuentran 7 manchas hipopigmentadas en tronco y en las extremidades. Entre los estudios complementarlos realizados destaca el hallazgo en la ecocardiografía de una tumoración cardiaca aparentemente asintomática. ¿Cuál de las siguientes patologías es más probable en este niño?</text:p>
          </table:table-cell>
          <table:table-cell office:value-type="string" calcext:value-type="string">
            <text:p>Pregunta de síndromes neurocutáneos. El síndrome de Weber es un trastorno vascular esporádico que consiste en grupo de signos y síntomas que incluyen la malformación capilar facial (mancha color vino de Oporto), anomalías en los vasos sanguíneos cerebrales y anomalías vasculares del ojo que producen glaucoma (respuesta 1 incorrecta). Los pacientes pueden tener crisis comiciales y retraso mental. La neurofibromatosis se caracteriza por crecimiento de tumores en los nervios y otras anomalías como alteraciones cutáneas y deformidades óseas. La NF-1 debe tener 6 o más manchas café con leche, pecas axilares, dos o más nódulos de Lisch en el iris, dos o más neurofibromas, lesión ósea característica, glioma óptico y un familiar de primer grado con dicha enfermedad (respuesta 2 incorrecta) La NF-2 es más infrecuente que la anterior con swanomas vestibulares y meningiomas múltiples (respuesta 3 incorrecta) La esclerosis tuberosa (AD) se caracteriza, entre otros signos, manchas acrómicas (más 90% de los pacientes), y tumores cardíacos (rabdomioma) (alrededor del 50%). Las manifesta_x0002_ciones neurológicas más frecuentes consisten en epilepsia, deterioro congnitivo y TEA. Puede debutar en la infancia con espasmos infantiles y patrón en el EEG de hipsarritmia (respuesta 4 correcta). Fibromas periungueales y manchas hipopigmentadas La punta del dedo de ET Fibromas periungueales en E.T. Tumores de Koenen periungueales Esclerosis tuberosa: varios nódulos calcificados periventriculares (flechas) correspondientes a astrocitomas subependimarios</text:p>
          </table:table-cell>
          <table:table-cell/>
          <table:table-cell office:value-type="string" calcext:value-type="string">
            <text:p>PEDIATR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Síndrome de Sturge-Weber.</text:p>
          </table:table-cell>
          <table:table-cell office:value-type="string" calcext:value-type="string">
            <text:p>Neurofibromatosis tipo l.</text:p>
          </table:table-cell>
          <table:table-cell office:value-type="string" calcext:value-type="string">
            <text:p>Neurofibromatosis tipo 2.</text:p>
          </table:table-cell>
          <table:table-cell office:value-type="string" calcext:value-type="string">
            <text:p>Esclerosis tuberosa.</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62" calcext:value-type="float">
            <text:p>162</text:p>
          </table:table-cell>
          <table:table-cell office:value-type="float" office:value="11101" calcext:value-type="float">
            <text:p>11101</text:p>
          </table:table-cell>
          <table:table-cell office:value-type="float" office:value="228162" calcext:value-type="float">
            <text:p>228162</text:p>
          </table:table-cell>
          <table:table-cell office:value-type="string" calcext:value-type="string">
            <text:p>FALSE</text:p>
          </table:table-cell>
          <table:table-cell office:value-type="string" calcext:value-type="string">
            <text:p>Ante un niño de 9 años con dolor testicular de 6 horas de evolución, intenso, que casi le impide caminar, sin traumatismo previo, ¿cuál es el diagnóstico más probable?</text:p>
          </table:table-cell>
          <table:table-cell office:value-type="string" calcext:value-type="string">
            <text:p>Las epididimitis producen una tumefacción testicular localizada y suele ser secundaria a una ITU previa, sondajes o traumatismos uretrales (respuesta 3 incorrecta). La torsión de hidatide de Morgagni se suele dar en niños de 10-12 años con dolor súbito, con aumento de tamaño del escroto y piel enrojecida; sin embargo la tumefacción no es tan evidente como la torsión testicular y en general la sintomatología es más leve (respuesta 2 incorrecta). El diagnóstico diferencial de un dolor testicular puede cursar con estrangulación de hernia inguinal indirecta, no crural (respuesta 1 incorrecta). Lo más difícil en la práctica clínica es diferenciar el cuadro de torsión testicular y de apéndice de Morgagni: sin embargo, el primero es más prevalente y el cuadro es el típico (respuesta 4 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Hernia crural.</text:p>
          </table:table-cell>
          <table:table-cell office:value-type="string" calcext:value-type="string">
            <text:p>Torsión de hidátide de Morgagni.</text:p>
          </table:table-cell>
          <table:table-cell office:value-type="string" calcext:value-type="string">
            <text:p>Epididimitis.</text:p>
          </table:table-cell>
          <table:table-cell office:value-type="string" calcext:value-type="string">
            <text:p>Torsión testicular.</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63" calcext:value-type="float">
            <text:p>163</text:p>
          </table:table-cell>
          <table:table-cell office:value-type="float" office:value="11102" calcext:value-type="float">
            <text:p>11102</text:p>
          </table:table-cell>
          <table:table-cell office:value-type="float" office:value="228163" calcext:value-type="float">
            <text:p>228163</text:p>
          </table:table-cell>
          <table:table-cell office:value-type="string" calcext:value-type="string">
            <text:p>FALSE</text:p>
          </table:table-cell>
          <table:table-cell office:value-type="string" calcext:value-type="string">
            <text:p>Neonato de 10 días que presenta un cuadro de regurgitaciones y vómitos desde el nacimiento. Presenta aspecto desnutrido y letárgico. Lactancia artificial desde el nacimiento. En la analítica destaca leucocitosis con desviación izquierda. Se indica dieta absoluta, perfusión glucosalina y antibióticos intravenosos. Ante la mejoría clínica se reintroduce la alimentación oral a las 48 horas que es seguida de vómitos repetidos, incoercibles, más intensos que los que presentaba al ingreso, reaparición del aspecto letárgico y las mismas alteraciones analíticas. El diagnóstico más probable de este paciente es:</text:p>
          </table:table-cell>
          <table:table-cell office:value-type="string" calcext:value-type="string">
            <text:p>Se trata de síndrome digestivo en RN de 10 días de vida. En su inicio se objetiva vómitos desde el nacimiento con afectación secundaria del balance hidroelectrólitico, produciéndose desnutrición y letargia. Dicho cuadro puede ser producido por los cuatro cuadros clínicos. La hernia de hiato produce una clínica muy similar al reflujo gestroesofágico, y en los dos casos existe una manifestación clínica progresiva en los primeros meses de vida, asociado sobre todo con regurgitaciones y síntomas respiratorios asociados (respuestas 2 y 4 incorrectas) El cuadro clínico podría ser compatible con cuadro de sepsis grave, sin embargo, la reaparición súbita de la clínica en la misma o mayor medida tras 48 horas de reiniciar la ingesta oral hace muy excepcional dicho diagnóstico (respuesta 3 incorrecta). El síndrome de la enterocolitis inducida por proteínas alimentarias (en este caso, proteínas de leche de vaca) se manifiesta en los primeros meses de vida con irritabilidad, vómitos prolongados y diarrea, lo que puede provocar deshidratación. Los vómitos generalmente se producen 1-3 horas después de la alimentación, y la exposición continuada puede provocar distensión abdominal, diarreas, anemias y cuadros graves de deshidratación (respuesta 1 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Síndrome de enterocolitis inducida por proteínas de la leche de vaca.</text:p>
          </table:table-cell>
          <table:table-cell office:value-type="string" calcext:value-type="string">
            <text:p>Hernia hiatal de gran tamaño.</text:p>
          </table:table-cell>
          <table:table-cell office:value-type="string" calcext:value-type="string">
            <text:p>Sepsis grave.</text:p>
          </table:table-cell>
          <table:table-cell office:value-type="string" calcext:value-type="string">
            <text:p>Enfermedad por reflujo gastroesofágico.</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64" calcext:value-type="float">
            <text:p>164</text:p>
          </table:table-cell>
          <table:table-cell office:value-type="float" office:value="11103" calcext:value-type="float">
            <text:p>11103</text:p>
          </table:table-cell>
          <table:table-cell office:value-type="float" office:value="228164" calcext:value-type="float">
            <text:p>228164</text:p>
          </table:table-cell>
          <table:table-cell office:value-type="string" calcext:value-type="string">
            <text:p>FALSE</text:p>
          </table:table-cell>
          <table:table-cell office:value-type="string" calcext:value-type="string">
            <text:p>Un recién nacido presenta al minuto del nacimiento una frecuencia cardiaca de 80 latidos por minuto, una respiración lenta e irregular, ausencia de tono muscular con flacidez generalizada, respuesta ausente al golpeo enérgico de la planta del pie y coloración rosada en el cuerpo con las extremidades azuladas. ¿Qué puntuación del test de Apgar le corresponde?</text:p>
          </table:table-cell>
          <table:table-cell office:value-type="string" calcext:value-type="string">
            <text:p>Valoración del grado de vitalidad de un recién nacido. Se realiza al minuto, a los 5 y a los 10 minutos de vida (MIR). TONO MUSCULAR (2 MIR) Flaccidez (MIR) Extremidades algo flexionadas Movimientos activos, flexión enérgica de piernas con el llanto FRECUENCIA CARDIACA (MIR) Ausente &lt; 100 (MIR) Mayor de 100 con llanto RESPIRACION (MIR) Ausente Lenta, irregular Buena, llanto enérgico RESPUESTA A ESTÍMULOS (2 MIR) Sin respuesta tras introducir sonda de aspiración por coanas Sin respuesta tras golpear la planta del pie (MIR) Mueca Flexión débil de miembros Tos o Estornudo Llanto y flexión fuerte COLORACIÓ N (2 MIR) Azul pálido Cuerpo rosado, extremidades azuladas (MIR) Completamente rosado (MIR) • 0 - 2 puntos: Anoxia muy grave. • 3 - 5 puntos: Anoxia grave. • 6 - 10 puntos: Buen estado de vitalidad (MIR). Pregunta directa sin margen de duda: Coloración 1 punto, respuesta a estímulos 0 puntos, respiración 1 punto, frecuencia cardiaca 1 punto y tono muscular 0 puntos: total 3 puntos (respuesta 3 correcta).</text:p>
          </table:table-cell>
          <table:table-cell/>
          <table:table-cell office:value-type="string" calcext:value-type="string">
            <text:p>PEDIATRÍA</text:p>
          </table:table-cell>
          <table:table-cell office:value-type="string" calcext:value-type="string">
            <text:p>Normal</text:p>
          </table:table-cell>
          <table:table-cell office:value-type="float" office:value="0.51" calcext:value-type="float">
            <text:p>0,51</text:p>
          </table:table-cell>
          <table:table-cell/>
          <table:table-cell office:value-type="string" calcext:value-type="string">
            <text:p>Dos puntos.</text:p>
          </table:table-cell>
          <table:table-cell office:value-type="string" calcext:value-type="string">
            <text:p>Cinco puntos.</text:p>
          </table:table-cell>
          <table:table-cell office:value-type="string" calcext:value-type="string">
            <text:p>Tres puntos.</text:p>
          </table:table-cell>
          <table:table-cell office:value-type="string" calcext:value-type="string">
            <text:p>Seis puntos.</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65" calcext:value-type="float">
            <text:p>165</text:p>
          </table:table-cell>
          <table:table-cell office:value-type="float" office:value="11104" calcext:value-type="float">
            <text:p>11104</text:p>
          </table:table-cell>
          <table:table-cell office:value-type="float" office:value="228165" calcext:value-type="float">
            <text:p>228165</text:p>
          </table:table-cell>
          <table:table-cell office:value-type="string" calcext:value-type="string">
            <text:p>FALSE</text:p>
          </table:table-cell>
          <table:table-cell office:value-type="string" calcext:value-type="string">
            <text:p>Niño de 7 años de edad que acude al servicio de urgencias del hospital tras caída en unas camas elásticas colocadas en la plaza del pueblo. Presenta una deformidad evidente en el antebrazo derecho, con pulsos conservados y sensibilidad normal. ¿Qué tipo de lesión presenta el paciente?</text:p>
          </table:table-cell>
          <table:table-cell office:value-type="string" calcext:value-type="string">
            <text:p>Ante un traumatismo en el antebrazo y deformidad evidente asociada, lo más probable es una fractura del antebrazo (respuesta 2 incorrecta). Las fracturas de la muñeca y el antebrazo son muy frecuentes en niños, ya que suponen casi la mitad de todas las fracturas del esqueleto inmaduro. El mecanismo de lesión más frecuente es la caída sobre la mano extendida. Un 80% de las fracturas de antebrazo afecta al radio y al cúbito distal (respuestas 3 y 4 incorrectas), un 15% al tercio medio y el resto son fracturas más raras. La mayoría de las fracturas de antebrazo son fracturas en rodete o tallo verde (respuesta 1 correcta): es una fractura impactada, con mínima tumefacción o hemorragia de partes blandas.</text:p>
          </table:table-cell>
          <table:table-cell/>
          <table:table-cell office:value-type="string" calcext:value-type="string">
            <text:p>PEDIATR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Fractura en tallo verde de radio y cúbito.</text:p>
          </table:table-cell>
          <table:table-cell office:value-type="string" calcext:value-type="string">
            <text:p>Esguince de muñeca.</text:p>
          </table:table-cell>
          <table:table-cell office:value-type="string" calcext:value-type="string">
            <text:p>Fractura aislada de radio.</text:p>
          </table:table-cell>
          <table:table-cell office:value-type="string" calcext:value-type="string">
            <text:p>Fractura espiroidea larga de cúbito aislada.</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66" calcext:value-type="float">
            <text:p>166</text:p>
          </table:table-cell>
          <table:table-cell office:value-type="float" office:value="11105" calcext:value-type="float">
            <text:p>11105</text:p>
          </table:table-cell>
          <table:table-cell office:value-type="float" office:value="228166" calcext:value-type="float">
            <text:p>228166</text:p>
          </table:table-cell>
          <table:table-cell office:value-type="string" calcext:value-type="string">
            <text:p>FALSE</text:p>
          </table:table-cell>
          <table:table-cell office:value-type="string" calcext:value-type="string">
            <text:p>Hombre de 80 años de edad con artritis reumatoide desde hace 10 años e hipertensión arterial. Recibe tratamiento con paracetamol, tramadol e indapamida desde hace años y en los últimos 3 meses también con prednisona 7,5 mg al día y etanercept, con buen resultado. Consulta porque desde hace 2 semanas tiene dolor invalidante de la cadera izquierda sin fiebre. Los análisis muestran 14.000 leucocitos/uL, hemoglobina 10 g/dL, PCR 50 mg/L, creatinina 1,2 mg/dL. La radiografía de pelvis es normal. Indique la actitud CORRECTA:</text:p>
          </table:table-cell>
          <table:table-cell office:value-type="string" calcext:value-type="string">
            <text:p>El dolor invalidante de la cadera en un paciente anciano con corticoterapia y terapia biológica con etanercept (agente biológico anti-TNF cuyo mecanismo de acción obedece a la fusión Fc-receptor soluble y a cuyo empleo se ha asociado el aumento de infecciones oportunistas secundarias) por una enfermedad inmunológica de base; con leucocitosis y elevación de reactantes de fase aguda (sin signos radiológicos de actividad) aconseja como actitud correcta el ingreso hospitalario y antibioterapia precoz ante la sospecha de una artritis infecciosa (respuesta 3 correcta). El resto de las opciones no representan actitudes correctas. La artritis gotosa (respuesta 4 incorrecta) manifiesta una preferencia en la mitad de los casos por la articulación metatarso falángica del primer del dedo del pie (clásica podagra) o bien del tarso, tobillo, bolsa preaquílea, prerotuliana, rodilla, muñeca o articulación metacarpofalángi_x0002_ca o interfalángica. La artritis reumatoidea (respuesta 1 incorrecta) es una enfermedad articular inflamatoria crónica de etiología desconocida, que afecta de forma simétrica y centrípeta articulaciones sinoviales y a otros órganos por lo que se le considera una enfermedad sistémica. Predomina en mujeres (3:1) y es más frecuente entre la cuarta y sexta décadas de la vida. La osteonecrosis (respuesta 2 incorrecta) conceptualmente es una necrosis avascular o isquémica, más prevalente en la epífisis próximal del fémur, cóndilos femorales y con menor frecuencia en las epífisis femorales de la tibia, húmero y huesos del carpo y del tarso.</text:p>
          </table:table-cell>
          <table:table-cell/>
          <table:table-cell office:value-type="string" calcext:value-type="string">
            <text:p>INFECCIOSAS</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Es un brote de artritis reumatoide insuficientemente controlado. Debe aumentarse la dosis de prednisona o asociar un antiinflamatorio vigilando la función renal.</text:p>
          </table:table-cell>
          <table:table-cell office:value-type="string" calcext:value-type="string">
            <text:p>La leucocitosis y el tratamiento reciente con corticoides sugieren osteonecrosis aséptica de la cabeza femoral. Debe aumentarse la analgesia y asegurar descarga con bastones o encamamiento.</text:p>
          </table:table-cell>
          <table:table-cell office:value-type="string" calcext:value-type="string">
            <text:p>Requiere ingreso hospitalario por sospecha de artritis infecciosa aguda de la cadera. Debe iniciarse antibiotera_x0002_pia de forma precoz.</text:p>
          </table:table-cell>
          <table:table-cell office:value-type="string" calcext:value-type="string">
            <text:p>Se trata de una artritis gotosa aguda de la cadera. Debe asociarse alopurinol y aumentar la analgesia si precisa, recurriendo a opioides mayores.</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67" calcext:value-type="float">
            <text:p>167</text:p>
          </table:table-cell>
          <table:table-cell office:value-type="float" office:value="11106" calcext:value-type="float">
            <text:p>11106</text:p>
          </table:table-cell>
          <table:table-cell office:value-type="float" office:value="228167" calcext:value-type="float">
            <text:p>228167</text:p>
          </table:table-cell>
          <table:table-cell office:value-type="string" calcext:value-type="string">
            <text:p>FALSE</text:p>
          </table:table-cell>
          <table:table-cell office:value-type="string" calcext:value-type="string">
            <text:p>Acude a su consulta una mujer de 40 años con un cuadro de inicio insidioso de 10 semanas de evolución consistente en dolor, eritema y aumento de la temperatura de las articulaciones metacarpofalángicas segunda y tercera de ambas manos y del carpo derecho, a pesar de que el dolor calma parcialmente desde que toma 3 comprimidos diarios de ibuprofeno continúa encontrándose mal. Además refiere una sensación de arenilla constante en los ojos y que éstos le lloran con frecuencia cuando sale a la calle, ¿Cuál de los siguientes síntomas es MENOS probable que se encuentre durante la anamnesis?</text:p>
          </table:table-cell>
          <table:table-cell office:value-type="string" calcext:value-type="string">
            <text:p>En el comienzo de la artritis reumatoide predominan las manifestaciones articulares, a las que pueden asociarse otros signos y síntomas generales como astenia, anorexia, pérdida de peso y febrícula (respuesta 3 incorrecta). La rigidez matutina al levantarse de la cama o después de un período de inactividad, especialmente si se prolonga más de una hora, es un síntoma muy común, indicativo pero no específico, de la enfermedad (respuesta 1 incorrecta). Los nódulos subcutáneos aparecen en un 20-30% de los casos, habitualmente en pacientes con enfermedad grave y factor reumatoide positivo. Son subcutáneos y se localizan en zonas de roce o presión (respuesta 2 incorrecta). La columna cervical es el único segmento vertebral afectado por la enfermedad (respuesta 4 correcta).</text:p>
          </table:table-cell>
          <table:table-cell/>
          <table:table-cell office:value-type="string" calcext:value-type="string">
            <text:p>REUMATOLOG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Rigidez en las manos de predominio matutino de más de una hora de duración.</text:p>
          </table:table-cell>
          <table:table-cell office:value-type="string" calcext:value-type="string">
            <text:p>Nódulos subcutáneos en las superficies de roce de codos, rodillas y dedos de las manos.</text:p>
          </table:table-cell>
          <table:table-cell office:value-type="string" calcext:value-type="string">
            <text:p>Astenia, anorexia y febrícula.</text:p>
          </table:table-cell>
          <table:table-cell office:value-type="string" calcext:value-type="string">
            <text:p>Dolor lumbar de ritmo inflamatorio.</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70" calcext:value-type="float">
            <text:p>170</text:p>
          </table:table-cell>
          <table:table-cell office:value-type="float" office:value="11109" calcext:value-type="float">
            <text:p>11109</text:p>
          </table:table-cell>
          <table:table-cell office:value-type="float" office:value="228170" calcext:value-type="float">
            <text:p>228170</text:p>
          </table:table-cell>
          <table:table-cell office:value-type="string" calcext:value-type="string">
            <text:p>FALSE</text:p>
          </table:table-cell>
          <table:table-cell office:value-type="string" calcext:value-type="string">
            <text:p>Hombre diabético de 50 años de edad, con dolor raquídeo mecánico y rigidez. La exploración denota limitación de todos los movimientos de raquis lumbar y cervical. Los reactantes de fase aguda son negativos. El antígeno HLA-B27 es negativo. La radiología de pelvis es normal. La radiología de columna demuestra la presencia de puentes óseos intervertebrales gruesos y separados del raquis y en la columna lumbar sólo en el lado derecho de la misma. ¿Cuál es la primera posibilidad diagnóstica?</text:p>
          </table:table-cell>
          <table:table-cell office:value-type="string" calcext:value-type="string">
            <text:p>La hiperostosis anquilosante vertebral idiopática o enfermedad de Forestier Rotes (respuesta 2 correcta) es de etiología desconocida. El 50% de los pacientes padecen diabetes siendo más frecuente en varones. Es una enfermedad de buen pronóstico dónde el síntoma predominante es la rigidez y el dolor raquídeo de características mecánicas. En la radiografía podemos apreciar una osificación anterolateral del periraquis en al menos cuatro cuerpos vertebrales con ausencia de sacroileitis.</text:p>
          </table:table-cell>
          <table:table-cell/>
          <table:table-cell office:value-type="string" calcext:value-type="string">
            <text:p>REUMAT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Espondilitis anquilosante.</text:p>
          </table:table-cell>
          <table:table-cell office:value-type="string" calcext:value-type="string">
            <text:p>Hiperostosis vertebral anquilosante.</text:p>
          </table:table-cell>
          <table:table-cell office:value-type="string" calcext:value-type="string">
            <text:p>Enfermedad de Paget.</text:p>
          </table:table-cell>
          <table:table-cell office:value-type="string" calcext:value-type="string">
            <text:p>Artropatía psoriásic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71" calcext:value-type="float">
            <text:p>171</text:p>
          </table:table-cell>
          <table:table-cell office:value-type="float" office:value="11110" calcext:value-type="float">
            <text:p>11110</text:p>
          </table:table-cell>
          <table:table-cell office:value-type="float" office:value="228171" calcext:value-type="float">
            <text:p>228171</text:p>
          </table:table-cell>
          <table:table-cell office:value-type="string" calcext:value-type="string">
            <text:p>FALSE</text:p>
          </table:table-cell>
          <table:table-cell office:value-type="string" calcext:value-type="string">
            <text:p>Un hombre de 60 años con anteceden_x0002_tes de litiasis renal por ácido úrico y artropatía tofácea crónica que presentó hace un año una reacción alérgica grave a alopurinol, consulta por episodios mensuales de artritis monoarticular en rodillas, tobillos y articulaciones metatarso_x0002_falángicas. En la analítica destacan uricemia de 12 mg/dL y ácido úrico en orina de 24 horas de 1.100 mg. Además de tratamiento del brote articular, ¿cuál es el tratamiento de fondo más adecuado para su artropatía?</text:p>
          </table:table-cell>
          <table:table-cell office:value-type="string" calcext:value-type="string">
            <text:p>El tratamiento de fondo de una hiperuricemia sintomática debe incluir fármacos hipouricemiante (respuesta 2 y 4 incorrectas). Los uricosúricos como la benzbromarona están contraindicados en casos de litiasis renal por ácido úrico o uricosurias superiores a 700mg/24h (respuesta 3 incorrecta). El febuxostat es un inhibidor de la xantina oxidasa indicado en el tratamiento de la hiperuricemia que ya se haya asociado a la presencia de depósitos incluyendo tofos o artritis gotosas. El febuxostat también está indicado en caso de hipersensibili_x0002_dad o reacción adversa al alopurinol (respuesta 1 correcta). Ataque agudo de gota</text:p>
          </table:table-cell>
          <table:table-cell/>
          <table:table-cell office:value-type="string" calcext:value-type="string">
            <text:p>REUMATOLOGÍA</text:p>
          </table:table-cell>
          <table:table-cell office:value-type="string" calcext:value-type="string">
            <text:p>Normal</text:p>
          </table:table-cell>
          <table:table-cell office:value-type="float" office:value="0.34" calcext:value-type="float">
            <text:p>0,34</text:p>
          </table:table-cell>
          <table:table-cell/>
          <table:table-cell office:value-type="string" calcext:value-type="string">
            <text:p>Tratamiento con febuxostat.</text:p>
          </table:table-cell>
          <table:table-cell office:value-type="string" calcext:value-type="string">
            <text:p>Tratamiento con indometacina.</text:p>
          </table:table-cell>
          <table:table-cell office:value-type="string" calcext:value-type="string">
            <text:p>Tratamiento con benzbromarona.</text:p>
          </table:table-cell>
          <table:table-cell office:value-type="string" calcext:value-type="string">
            <text:p>Tratamiento con ejercicio, dieta estricta baja en purinas y colchicina.</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72" calcext:value-type="float">
            <text:p>172</text:p>
          </table:table-cell>
          <table:table-cell office:value-type="float" office:value="11111" calcext:value-type="float">
            <text:p>11111</text:p>
          </table:table-cell>
          <table:table-cell office:value-type="float" office:value="228172" calcext:value-type="float">
            <text:p>228172</text:p>
          </table:table-cell>
          <table:table-cell office:value-type="string" calcext:value-type="string">
            <text:p>FALSE</text:p>
          </table:table-cell>
          <table:table-cell office:value-type="string" calcext:value-type="string">
            <text:p>Mujer de 18 años con historia de asma bronquial, que consulta ante púrpura cutánea, artralgias y edemas en miembros Inferiores. Presenta elevación de reactantes de fase aguda, filtrado glomerular normal y proteinuria en rango no nefrótico. En la radiología se observó un velamiento de los senos paranasales. Los anticuerpos anti citoplasma de neutrófilos (ANCA) y anticuerpos antinucleares (ANA) son negativos. ¿Cuál es el diagnóstico más probable?</text:p>
          </table:table-cell>
          <table:table-cell office:value-type="string" calcext:value-type="string">
            <text:p>La granulomatosis eosinofílica con poliangeitis o síndrome de Churg Strauss (respuesta 2 correcta) es una vasculitis de pequeño vaso caracterizada por historia previa de asma, sinusitis y rinitis alérgica, eosinofilia en sangre periférica, afección pulmonar, con infiltrados extravasculares ricos en eosinófilos y vasculitis necrosante sistémica con presencia de granulomas de eosinófilos. Las lesiones cutáneas ocurren en el 40-70% de los casos con nódulos cutáneos y púrpuras o lesiones petequiales en miembros inferiores. La glomerulonefri_x0002_tis, necrosante focal y segmentaria es mucho menos frecuente y grave que en otras formas de vasculitis con afección de pequeños vasos. En su patogénesis existe un rasgo fundamen_x0002_tal: la presencia de anticuerpos dirigidos contra el citoplasma de los neutrófilos (ANCA) en un 65% de los casos. La negatividad de ANA hace poco probable el diagnóstico de Lupus Sistémico (respuesta 1 incorrecta). La púrpura de Schönlein-Henoch no cursa con sinusitis y es típica de niños (respuesta 3 incorrecta). Aunque en la enfermedad de Wegener puede existir sinusitis, la negatividad de los ANCAs y la poca afectación renal hace improbable su diagnóstico (respuesta 4 incorrecta).</text:p>
          </table:table-cell>
          <table:table-cell/>
          <table:table-cell office:value-type="string" calcext:value-type="string">
            <text:p>REUMATOLOGÍA</text:p>
          </table:table-cell>
          <table:table-cell office:value-type="string" calcext:value-type="string">
            <text:p>Normal</text:p>
          </table:table-cell>
          <table:table-cell office:value-type="float" office:value="0.49" calcext:value-type="float">
            <text:p>0,49</text:p>
          </table:table-cell>
          <table:table-cell/>
          <table:table-cell office:value-type="string" calcext:value-type="string">
            <text:p>Lupus eritematoso sistémico con afectación renal.</text:p>
          </table:table-cell>
          <table:table-cell office:value-type="string" calcext:value-type="string">
            <text:p>Vasculitis tipo EGPA (granulomatosis eosinofílica con poliangeitis o síndrome de Churg-Strauss).</text:p>
          </table:table-cell>
          <table:table-cell office:value-type="string" calcext:value-type="string">
            <text:p>Púrpura de Schönlein-Henoch.</text:p>
          </table:table-cell>
          <table:table-cell office:value-type="string" calcext:value-type="string">
            <text:p>Granulomatosis con poliangeitis (enfermedad de Wegener).</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73" calcext:value-type="float">
            <text:p>173</text:p>
          </table:table-cell>
          <table:table-cell office:value-type="float" office:value="11112" calcext:value-type="float">
            <text:p>11112</text:p>
          </table:table-cell>
          <table:table-cell office:value-type="float" office:value="228173" calcext:value-type="float">
            <text:p>228173</text:p>
          </table:table-cell>
          <table:table-cell office:value-type="string" calcext:value-type="string">
            <text:p>FALSE</text:p>
          </table:table-cell>
          <table:table-cell office:value-type="string" calcext:value-type="string">
            <text:p>Hombre de 36 años de edad sin antecedentes de interés que tras un traumatismo de alta energía al caer de una motocicleta presenta una fractura diafisaria media de tibia, abierta, grado II de Gustilo. ¿Cuál de las siguientes maniobras o terapias es más efectiva para la prevención de la infección?</text:p>
          </table:table-cell>
          <table:table-cell office:value-type="string" calcext:value-type="string">
            <text:p>El tratamiento de las fracturas abiertas tiene por objetivo la consolidación de la fractura sin infección para recuperar la función del miembro. El riesgo local más importante de una fractura abierta es la infección. Las medidas más importantes para prevenir la infección de una fractura abierta son: - Eliminación de la contaminación grosera (cuerpos extraños), desbridamiento exhaustico de la herida seriado con eliminación de tejidos contaminados y desvasculariza_x0002_dos, irrigación con suero fisiológico (no hay claro consenso si usarlo con/sin presión). Su objetivo es convertir la lesión en una herida limpia. Es la medida más importante para prevenir la infección (respuesta 2 correcta). - Administración precoz de antibióticos durante 3 días. Es la llave para prevenir la infección pero no debe sustituir al desbridamiento. En las fracturas grado I o II se administra cefazolina/EV asociada o no a gentamicina o ciprofloxaci_x0002_no. En las tipo III se asocian siempre y debe valorarse tratamiento con antibióticos anti-anaerobios (penicilina, clindamicina o metronidazol) si la contaminación es importante o los tejidos están isquémicos (respuesta 1 incorrecta). La inmovilización adecuada es más importante para asegurar la consolidación que para prevenir la infección. (respuesta 3 incorrecta). En las fracturas tipo II debe realizarse el cierre precoz de la herida. La oxigenoterapia a 2 litros por minuto no sirve para la prevención de la infección. (respuesta 4 incorrecta).</text:p>
          </table:table-cell>
          <table:table-cell/>
          <table:table-cell office:value-type="string" calcext:value-type="string">
            <text:p>TRAUMATOLOGÍA</text:p>
          </table:table-cell>
          <table:table-cell office:value-type="string" calcext:value-type="string">
            <text:p>Difícil</text:p>
          </table:table-cell>
          <table:table-cell office:value-type="float" office:value="0.13" calcext:value-type="float">
            <text:p>0,13</text:p>
          </table:table-cell>
          <table:table-cell/>
          <table:table-cell office:value-type="string" calcext:value-type="string">
            <text:p>Antibioterapia inmediata intravenosa de amplio espectro.</text:p>
          </table:table-cell>
          <table:table-cell office:value-type="string" calcext:value-type="string">
            <text:p>Desbridamiento-lavado exhaustivo de la herida en quirófano con al menos 10 litros de suero fisiológico.</text:p>
          </table:table-cell>
          <table:table-cell office:value-type="string" calcext:value-type="string">
            <text:p>Estabilización urgente de la fractura mediante fijación externa y cierre precoz de la herida.</text:p>
          </table:table-cell>
          <table:table-cell office:value-type="string" calcext:value-type="string">
            <text:p>Cierre precoz de la herida con antisépticos y oxigenotera_x0002_pia a dos litros por minuto.</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74" calcext:value-type="float">
            <text:p>174</text:p>
          </table:table-cell>
          <table:table-cell office:value-type="float" office:value="11113" calcext:value-type="float">
            <text:p>11113</text:p>
          </table:table-cell>
          <table:table-cell office:value-type="float" office:value="228174" calcext:value-type="float">
            <text:p>228174</text:p>
          </table:table-cell>
          <table:table-cell office:value-type="string" calcext:value-type="string">
            <text:p>FALSE</text:p>
          </table:table-cell>
          <table:table-cell office:value-type="string" calcext:value-type="string">
            <text:p>Mujer de 60 años, diabética insulinodependiente, que presenta omalgia derecha de predominio nocturno de varias semanas de evolución. No refiere traumatismo. En la exploración física destaca una limitación activa y pasiva de todos los arcos de movimiento del hombro. ¿Qué cuadro clínico sospecha como primera posibilidad diagnóstica?</text:p>
          </table:table-cell>
          <table:table-cell office:value-type="string" calcext:value-type="string">
            <text:p>La capsulitis adhesiva u hombro congelado primario es una patología frecuente en los pacientes diabéticos. Se caracteriza por dolor (preferentemente nocturno) y limitación de los movimientos del hombro (sobre todo la rotación externa y la abducción) de varias semanas de evolución (respuesta 3 correcta). Los tumores malignos en el extremo superior del húmero no son frecuentes. Suele tratarse de metástasis. El paciente puede tener dolor, masa, fractura patológica (respuesta 1 incorrecta). La artritis séptica del hombro suele tener un cortejo infeccioso (fiebre o febrícula y signos inflamatorios locales). Puede producirse por diseminación hematógena desde otro foco (respuesta 2 incorrecta). La artrosis acromioclavicular es un proceso frecuente que produce dolor en la realización de actividades físicas que implican movimientos del hombro por encima de la cabeza (respuesta 4 incorrecta).</text:p>
          </table:table-cell>
          <table:table-cell/>
          <table:table-cell office:value-type="string" calcext:value-type="string">
            <text:p>TRAUMATOLOGÍA</text:p>
          </table:table-cell>
          <table:table-cell office:value-type="string" calcext:value-type="string">
            <text:p>Normal</text:p>
          </table:table-cell>
          <table:table-cell office:value-type="float" office:value="0.56" calcext:value-type="float">
            <text:p>0,56</text:p>
          </table:table-cell>
          <table:table-cell/>
          <table:table-cell office:value-type="string" calcext:value-type="string">
            <text:p>Una tumoración maligna localizada en la epífisis proximal de húmero.</text:p>
          </table:table-cell>
          <table:table-cell office:value-type="string" calcext:value-type="string">
            <text:p>Una artritis séptica de hombro.</text:p>
          </table:table-cell>
          <table:table-cell office:value-type="string" calcext:value-type="string">
            <text:p>Una capsulitis adhesiva.</text:p>
          </table:table-cell>
          <table:table-cell office:value-type="string" calcext:value-type="string">
            <text:p>Un proceso degenerativo artrésico acromioclavicular.</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75" calcext:value-type="float">
            <text:p>175</text:p>
          </table:table-cell>
          <table:table-cell office:value-type="float" office:value="11114" calcext:value-type="float">
            <text:p>11114</text:p>
          </table:table-cell>
          <table:table-cell office:value-type="float" office:value="228175" calcext:value-type="float">
            <text:p>228175</text:p>
          </table:table-cell>
          <table:table-cell office:value-type="string" calcext:value-type="string">
            <text:p>FALSE</text:p>
          </table:table-cell>
          <table:table-cell office:value-type="string" calcext:value-type="string">
            <text:p>Hombre de 36 años sin antecedentes personales de interés que acude al servicio de urgencias por un cuadro de aparición brusca de intenso dolor en la cara posterior del miembro inferior derecho que llega hasta el pie. En la exploración presenta: Lasègue derecho positivo a 10º, disminución de fuerza en la flexión plantar del pie derecho, hipoestesia en borde externo del pie derecho y ausencia de reflejo aquíleo derecho. La radiografía simple de columna lumbar no muestra alteraciones significativas. ¿Cuál de los siguientes es el diagnóstico más probable?</text:p>
          </table:table-cell>
          <table:table-cell office:value-type="string" calcext:value-type="string">
            <text:p>La hernia discal L1/L2 es infrecuente y provoca la compresión de la raíz L2 con la siguiente clínica: paresia de la flexión del muslo y la extensión de la pierna, alteraciones sensitivas en la cara anterior del muslo, y puede afectarse el reflejo cremastéri_x0002_co. (respuesta 1 incorrecta). El síndrome de la cola de caballo se presenta de forma insidiosa con la siguiente cronología: Dolor (primer síntoma) lumbosacro que aumenta con la maniobra de Valsalva, paresia fláccida en extremidades inferiores que afecta a glúteos, musculatura de la parte posterior del muslo y anterolateral de la pierna/pie, hipoestesia asimétrica ensilla de montar y trastorno sensitivo en el dermatoma correspondiente a la raíz afectada (sensibilidad anal, perineal y genital, extendiéndose a la parte dorsal del muslo, anterolateral de la pierna y lateral del pie), arreflexia aquilea y rotuliana con alteración de reflejos cremastérico y el anal/ perianal, disfunción de esfínteres con vejiga hipotónica y disfunción sexual (respuesta 2 incorrecta). La hernia discal L4/L5 provoca la compresión de la raíz L5 con la siguiente clínica: Paresia de la dorsiflexión del tobillo no pudiendo caminar sobre los talones, alteraciones sensitivas que se extienden por la cara lateral del miembro inferior, dorso del pie y alcanzan el primer dedo con alteración en ocasiones del reflejo aquileo (respuesta 3 incorrecta). La hernia discal L5/S1 provoca la compresión de la raíz S1. Es la más frecuente y presenta la siguiente clínica: Paresia para la flexión plantar del tobillo (el paciente no puede andar sobre sus punteras), alteración sensitiva por la cara posterior de miembro inferior, región aquilea y borde externo del pie, alteración del reflejo aquileo (respuesta 4 correcta). RAICES LUMBARES RAICES LESIONADAS L4-L5 (raíz L5) (5MIR) L5-S1 (raíz S1) (5MIR) Pérdida de fuerza muscular Extensores del 1º dedo Peroneos Tibial anterior (MIR) Déficit para flexión de rodilla y dorsiflexión de pie y dedos (caminar de talones) Flexor 1º dedo Gemelos Flexores plantares Glúteo mayor (MIR) Déficit para extensión de cadera, flexión de pie y dedos (caminar de puntillas) Alteración sensitiva Dorso del pie Dorso del 1º dedo (MIR) Borde externo del pie Dorso del 5º dedo Reflejo abolido Ninguno (MIR) Aquíleo (MIR)</text:p>
          </table:table-cell>
          <table:table-cell/>
          <table:table-cell office:value-type="string" calcext:value-type="string">
            <text:p>TRAUMAT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Hernia discal L1/L2.</text:p>
          </table:table-cell>
          <table:table-cell office:value-type="string" calcext:value-type="string">
            <text:p>Síndrome de cola de caballo.</text:p>
          </table:table-cell>
          <table:table-cell office:value-type="string" calcext:value-type="string">
            <text:p>Hernia discal L4/L5.</text:p>
          </table:table-cell>
          <table:table-cell office:value-type="string" calcext:value-type="string">
            <text:p>Hernia discal L5/S1.</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76" calcext:value-type="float">
            <text:p>176</text:p>
          </table:table-cell>
          <table:table-cell office:value-type="float" office:value="11115" calcext:value-type="float">
            <text:p>11115</text:p>
          </table:table-cell>
          <table:table-cell office:value-type="float" office:value="228176" calcext:value-type="float">
            <text:p>228176</text:p>
          </table:table-cell>
          <table:table-cell office:value-type="string" calcext:value-type="string">
            <text:p>FALSE</text:p>
          </table:table-cell>
          <table:table-cell office:value-type="string" calcext:value-type="string">
            <text:p>Joven de 18 años, que hace 1 año presentó un esguince de tobillo derecho tratado con inmovilización. Desde entonces presenta un cuadro de dolor intenso y alodinia. Inicialmente la piel presentó un aspecto edematoso, hiperémico y caliente. En el momento de la consulta se aprecia un edema cutáneo duro, cianótico y frio. Las pruebas complementarlas muestran ligera desmineraliza_x0002_ción en la extremidad afecta sin otros hallazgos de interés. ¿Qué tratamiento NO es recomendable?</text:p>
          </table:table-cell>
          <table:table-cell office:value-type="string" calcext:value-type="string">
            <text:p>El síndrome de dolor regional complejo es una entidad conocida desde hace mucho tiempo. De etiología desconocida se desarrolla de manera crónica habitualmente tras un traumatismo. El paciente presenta dolor intenso, alodinia, alteraciones tróficas con edema crónico, fibrosis y rigidez de las articulaciones. No existen pruebas diagnósticas específicas. Puede verse una osteoporosis moteada en la radiografía simple y puede ser útil la gammagrafía. El tratamiento básico consiste en rehabilitación y tratamiento del dolor. No existe ningún fármaco específico para el tratamiento. El dolor puede ser tratado con paracetamol o tramadol (respuesta 1 incorrecta). Se han usado los antidepresivos (amitriptilina) para el tratamiento del dolor neuropático (respuesta 2 incorrecta). Los inhibidores de la resorción ósea (alendronato) son útiles para reducir el dolor óseo relacionado con la remodelación del hueso (respuesta 3 incorrecta). Los anti-inflamatorios inhibidores de la cicloxigenasa (celecoxib) no han demostrado utilidad en el tratamiento del síndrome de dolor regional complejo (respuesta 4 correcta).</text:p>
          </table:table-cell>
          <table:table-cell/>
          <table:table-cell office:value-type="string" calcext:value-type="string">
            <text:p>TRAUMATOLOGÍA</text:p>
          </table:table-cell>
          <table:table-cell office:value-type="string" calcext:value-type="string">
            <text:p>Difícil</text:p>
          </table:table-cell>
          <table:table-cell office:value-type="float" office:value="-0.01" calcext:value-type="float">
            <text:p>-0,01</text:p>
          </table:table-cell>
          <table:table-cell/>
          <table:table-cell office:value-type="string" calcext:value-type="string">
            <text:p>Tramadol.</text:p>
          </table:table-cell>
          <table:table-cell office:value-type="string" calcext:value-type="string">
            <text:p>Amitriptilina.</text:p>
          </table:table-cell>
          <table:table-cell office:value-type="string" calcext:value-type="string">
            <text:p>Alendronato.</text:p>
          </table:table-cell>
          <table:table-cell office:value-type="string" calcext:value-type="string">
            <text:p>Celecoxib.</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77" calcext:value-type="float">
            <text:p>177</text:p>
          </table:table-cell>
          <table:table-cell office:value-type="float" office:value="11116" calcext:value-type="float">
            <text:p>11116</text:p>
          </table:table-cell>
          <table:table-cell office:value-type="float" office:value="228177" calcext:value-type="float">
            <text:p>228177</text:p>
          </table:table-cell>
          <table:table-cell office:value-type="string" calcext:value-type="string">
            <text:p>FALSE</text:p>
          </table:table-cell>
          <table:table-cell office:value-type="string" calcext:value-type="string">
            <text:p>Joven de 18 años que acude a urgencias por presentar dolor e impotencia funcional en la rodilla derecha. Tras el estudio con biopsia se establece el diagnóstico de osteosarcoma osteoblástico del fémur distal. Dado el tipo de tumor y la localización, ¿qué protocolo de tratamiento se efectúa de forma habitual en la mayoría de los casos?</text:p>
          </table:table-cell>
          <table:table-cell office:value-type="string" calcext:value-type="string">
            <text:p>El tratamiento más importante de un osteosarcoma de rodilla en una persona joven es la cirugía. En la actualidad la cirugía consiste en la extirpación amplia de la lesión y reconstrucción inmediata del defecto. La amputación sólo estaría indicada en tumores de gran tamaño o recidivas cuando sea necesario el sacrificio de una arteria o nervio principal sin posibilidad de reconstrucción (respuesta 1 incorrecta). El osteosarcoma es quimiosensible y debe utilizarse antes y después de la cirugía: quimioterapia neoadyuvante-cirugía-quimioterapia adyuvante (respuesta 2 correcta). El osteosarcoma es relativamente radiorresistente. La radioterapia se considera como alternativa en un tumor irresecable o resecado de forma incompleta (respuestas 3 y 4 incorrectas).</text:p>
          </table:table-cell>
          <table:table-cell/>
          <table:table-cell office:value-type="string" calcext:value-type="string">
            <text:p>TRAUMATOLOGÍA</text:p>
          </table:table-cell>
          <table:table-cell office:value-type="string" calcext:value-type="string">
            <text:p>Normal</text:p>
          </table:table-cell>
          <table:table-cell office:value-type="float" office:value="0.57" calcext:value-type="float">
            <text:p>0,57</text:p>
          </table:table-cell>
          <table:table-cell/>
          <table:table-cell office:value-type="string" calcext:value-type="string">
            <text:p>Amputación de la extremidad.</text:p>
          </table:table-cell>
          <table:table-cell office:value-type="string" calcext:value-type="string">
            <text:p>Quimioterapia neoadyuvante – Cirugía – Quimioterapia adyuvante.</text:p>
          </table:table-cell>
          <table:table-cell office:value-type="string" calcext:value-type="string">
            <text:p>Radioterapia y quimioterapia.</text:p>
          </table:table-cell>
          <table:table-cell office:value-type="string" calcext:value-type="string">
            <text:p>Cirugía y radioterapia.</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81" calcext:value-type="float">
            <text:p>181</text:p>
          </table:table-cell>
          <table:table-cell office:value-type="float" office:value="11120" calcext:value-type="float">
            <text:p>11120</text:p>
          </table:table-cell>
          <table:table-cell office:value-type="float" office:value="228181" calcext:value-type="float">
            <text:p>228181</text:p>
          </table:table-cell>
          <table:table-cell office:value-type="string" calcext:value-type="string">
            <text:p>FALSE</text:p>
          </table:table-cell>
          <table:table-cell office:value-type="string" calcext:value-type="string">
            <text:p>Acude a su consulta una mujer diabética con una úlcera maleolar de aproximadamente 10 años de evolución. Ha requerido curas tópicas continuas pero la herida nunca ha terminado de cerrarse por segunda intención. Usted observa que uno de los bordes de la úlcera comienza a mamelonarse. ¿Cuál debe ser su actitud inmediata?</text:p>
          </table:table-cell>
          <table:table-cell office:value-type="string" calcext:value-type="string">
            <text:p>La paciente presenta una úlcera venosa crónica. La maligniza_x0002_ción de una úlcera venosa es infrecuente (0.34 % de las úlceras) con un tiempo mínimo de evolución de 2-3 años. Son signos de alarma un crecimiento exofítico con signos inflamatorios y sangrados de repetición. Ante la sospecha de malignización debe realizarse una biopsia (respuesta 2 correcta). El tumor más frecuente es el carcinoma espinocelular (80%)seguido del carcinoma basocelular, los sarcomas y otros tumores. Las infecciones de las úlceras venosas son frecuentes. Se manifiestan por signos inflamatorios y exudado. Se resuelven habitualmente mediante aplicación local de antisépticos y en algunas ocasiones antibióticos. Es excepcional el ingreso hospitalario (respuesta 1 incorrecta). Las curas con pomadas enzimáticas desbridantes están indicadas cuando el lecho de la úlcera está cubierto con fibrina (respuesta 3 incorrecta). La cobertura con un injerto de piel puede considerarse cuando el lecho de la úlcera presenta un buen tejido de granulación (respuesta 4 incorrecta).</text:p>
          </table:table-cell>
          <table:table-cell/>
          <table:table-cell office:value-type="string" calcext:value-type="string">
            <text:p>PLÁSTICA</text:p>
          </table:table-cell>
          <table:table-cell office:value-type="string" calcext:value-type="string">
            <text:p>Normal</text:p>
          </table:table-cell>
          <table:table-cell office:value-type="float" office:value="0.52" calcext:value-type="float">
            <text:p>0,52</text:p>
          </table:table-cell>
          <table:table-cell/>
          <table:table-cell office:value-type="string" calcext:value-type="string">
            <text:p>Ingreso hospitalario y tratamiento antibiótico por vía intravenosa.</text:p>
          </table:table-cell>
          <table:table-cell office:value-type="string" calcext:value-type="string">
            <text:p>Biopsia de la zona mamelonada.</text:p>
          </table:table-cell>
          <table:table-cell office:value-type="string" calcext:value-type="string">
            <text:p>Realizar curas con pomadas enzimáticas desbridantes.</text:p>
          </table:table-cell>
          <table:table-cell office:value-type="string" calcext:value-type="string">
            <text:p>Cobertura de la úlcera con injerto de piel.</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185" calcext:value-type="float">
            <text:p>185</text:p>
          </table:table-cell>
          <table:table-cell office:value-type="float" office:value="11124" calcext:value-type="float">
            <text:p>11124</text:p>
          </table:table-cell>
          <table:table-cell office:value-type="float" office:value="228185" calcext:value-type="float">
            <text:p>228185</text:p>
          </table:table-cell>
          <table:table-cell office:value-type="string" calcext:value-type="string">
            <text:p>FALSE</text:p>
          </table:table-cell>
          <table:table-cell office:value-type="string" calcext:value-type="string">
            <text:p>Hombre de 27 años diagnosticado tras una orquiectomía de carcinoma embrionario de testículo. Tras la cirugía persisten elevados los marcadores tumorales y en la TC de estadificación presenta múltiples adenopatías retroperitoneales superiores 8 los 3 cm. ¿Cuál es el tratamiento indicado?</text:p>
          </table:table-cell>
          <table:table-cell office:value-type="string" calcext:value-type="string">
            <text:p>El tumor germinal no seminoma con extensa afectación ganglionar o a distancia requiere quimioterapia con esquema BEP (bleomicina, etoposido y platino) (respuesta 4 correcta). El seminoma es un tumor radiosensible y en estadio I-II puede tratarse con radioterapia (respuestas 2 y 3 incorrectas). En estadios localizados, I-II, de los tumores no seminomatosos podría valorarse linfadenectomía retroperitoneal de inicio pero no ante grandes adenopatías (respuesta 3 incorrecta).</text:p>
          </table:table-cell>
          <table:table-cell/>
          <table:table-cell office:value-type="string" calcext:value-type="string">
            <text:p>ONCOLOGÍA</text:p>
          </table:table-cell>
          <table:table-cell office:value-type="string" calcext:value-type="string">
            <text:p>Normal</text:p>
          </table:table-cell>
          <table:table-cell office:value-type="float" office:value="0.35" calcext:value-type="float">
            <text:p>0,35</text:p>
          </table:table-cell>
          <table:table-cell/>
          <table:table-cell office:value-type="string" calcext:value-type="string">
            <text:p>Linfadenectomía retroperitoneal.</text:p>
          </table:table-cell>
          <table:table-cell office:value-type="string" calcext:value-type="string">
            <text:p>Radioterapia sobre el retroperitoneo.</text:p>
          </table:table-cell>
          <table:table-cell office:value-type="string" calcext:value-type="string">
            <text:p>Linfadenectomía retroperitoneal seguida de radioterapia.</text:p>
          </table:table-cell>
          <table:table-cell office:value-type="string" calcext:value-type="string">
            <text:p>Quimioterapia tipo BEP.</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86" calcext:value-type="float">
            <text:p>186</text:p>
          </table:table-cell>
          <table:table-cell office:value-type="float" office:value="11125" calcext:value-type="float">
            <text:p>11125</text:p>
          </table:table-cell>
          <table:table-cell office:value-type="float" office:value="228186" calcext:value-type="float">
            <text:p>228186</text:p>
          </table:table-cell>
          <table:table-cell office:value-type="string" calcext:value-type="string">
            <text:p>FALSE</text:p>
          </table:table-cell>
          <table:table-cell office:value-type="string" calcext:value-type="string">
            <text:p>Mujer de 65 años sin antecedentes personales de interés, intervenida de adenocarcinoma de sigma que infiltra la serosa (T4) con afectación de 2 ganglios de 35 aislados (N1). En el estudio de extensión no se evidencian metástasis a distancia (M0). ¿Cuál es el siguiente paso a realizar?</text:p>
          </table:table-cell>
          <table:table-cell office:value-type="string" calcext:value-type="string">
            <text:p>En los cánceres de colon T3-4 o N+ M0 está indicada la quimioterapia adyuvante con fluoropirimidina, fluorouracilo o capecitabina y oxaliplatino (respuesta 3 correcta). Los cánceres de recto con afectación ganglionar se tratan con radioterapia y quimioterapia neoadyuvante (respuesta 4 incorrecta). En los cánceres de colon avanzados se determina la mutación K-, N-RAS y BRAF para poder administrar antiEFGR si no están mutados o bevacizumab tanto en mutados como en no mutados (respuestas 1 y 2 incorrectas).</text:p>
          </table:table-cell>
          <table:table-cell/>
          <table:table-cell office:value-type="string" calcext:value-type="string">
            <text:p>ONCOLOGÍA</text:p>
          </table:table-cell>
          <table:table-cell office:value-type="string" calcext:value-type="string">
            <text:p>Difícil</text:p>
          </table:table-cell>
          <table:table-cell office:value-type="float" office:value="0.14" calcext:value-type="float">
            <text:p>0,14</text:p>
          </table:table-cell>
          <table:table-cell/>
          <table:table-cell office:value-type="string" calcext:value-type="string">
            <text:p>Determinar mutación de KRAS y NRAS para poder administrar un anti-EFGR en caso de no ser mutado.</text:p>
          </table:table-cell>
          <table:table-cell office:value-type="string" calcext:value-type="string">
            <text:p>Asociar al tratamiento con quimioterapia bevacizumab en caso de ser mutado.</text:p>
          </table:table-cell>
          <table:table-cell office:value-type="string" calcext:value-type="string">
            <text:p>Administrar una combinación de quimioterapia con fluorouracilo y oxaliplatino.</text:p>
          </table:table-cell>
          <table:table-cell office:value-type="string" calcext:value-type="string">
            <text:p>Realizar tratamiento con radioterapia al tener afectación ganglionar.</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90" calcext:value-type="float">
            <text:p>190</text:p>
          </table:table-cell>
          <table:table-cell office:value-type="float" office:value="11129" calcext:value-type="float">
            <text:p>11129</text:p>
          </table:table-cell>
          <table:table-cell office:value-type="float" office:value="228190" calcext:value-type="float">
            <text:p>228190</text:p>
          </table:table-cell>
          <table:table-cell office:value-type="string" calcext:value-type="string">
            <text:p>FALSE</text:p>
          </table:table-cell>
          <table:table-cell office:value-type="string" calcext:value-type="string">
            <text:p>Mujer de 45 años diagnosticada de cáncer de mama estadio IV con metástasis óseas múltiples, en tratamiento hormonal y bifosfonatos intravenosos. Acude a su consulta refiriendo dolor óseo basal intenso (EVA=7), en varias localizaciones, sin sintomatología neurológica asociada y exacerbaciones del dolor (EVA=9) varias veces al día que le obligan a permanecer en reposo. En tratamiento con ibuprofeno (600 mg cada 8 horas) y tramadol (150 mg al día), ¿Qué tratamiento consideraría más adecuado en esta paciente para mejorar el control del dolor?</text:p>
          </table:table-cell>
          <table:table-cell office:value-type="string" calcext:value-type="string">
            <text:p>En este caso clínico hay 2 datos clave: <text:s/>1. el paciente tiene el dolor basal no controlado por lo que se requiere rotar de tramadol, opioide menor a morfina u oxicodona, opioides mayores y <text:s/>2. tiene exacerbaciones de dolor varias veces al día lo que se conoce como dolor irruptivo y por tanto precisa tratamiento para dicho dolor con fentanilo sublingual (respuesta 4 correcta). Cuando se asciende en escalón de la OMS el fármaco del 1º escalón, ibuprofeno, suele mantenerse (respuestas 1 y 3 incorrectas). <text:s/>El dolor irruptivo se trata con fentanilo sublingual</text:p>
          </table:table-cell>
          <table:table-cell/>
          <table:table-cell office:value-type="string" calcext:value-type="string">
            <text:p>PALIATIVOS</text:p>
          </table:table-cell>
          <table:table-cell office:value-type="string" calcext:value-type="string">
            <text:p>Normal</text:p>
          </table:table-cell>
          <table:table-cell office:value-type="float" office:value="0.51" calcext:value-type="float">
            <text:p>0,51</text:p>
          </table:table-cell>
          <table:table-cell/>
          <table:table-cell office:value-type="string" calcext:value-type="string">
            <text:p>Suspender ibuprofeno y tramadol e iniciar un opioide mayor como morfina u oxicodona.</text:p>
          </table:table-cell>
          <table:table-cell office:value-type="string" calcext:value-type="string">
            <text:p>Suspender tramadol, mantener ibuprofeno e iniciar un opioide mayor como morfina u oxicodona.</text:p>
          </table:table-cell>
          <table:table-cell office:value-type="string" calcext:value-type="string">
            <text:p>Suspender ibuprofeno y tramadol e iniciar un opioide mayor como morfina u oxicodona, y a la vez tratamiento para el dolor irruptivo con fentanilo sublingual.</text:p>
          </table:table-cell>
          <table:table-cell office:value-type="string" calcext:value-type="string">
            <text:p>Suspender tramadol, mantener ibuprofeno e iniciar un opioide mayor como morfina u oxicodona, y a la vez tratamiento para el dolor irruptivo con fentanilo sublingual.</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193" calcext:value-type="float">
            <text:p>193</text:p>
          </table:table-cell>
          <table:table-cell office:value-type="float" office:value="11132" calcext:value-type="float">
            <text:p>11132</text:p>
          </table:table-cell>
          <table:table-cell office:value-type="float" office:value="228193" calcext:value-type="float">
            <text:p>228193</text:p>
          </table:table-cell>
          <table:table-cell office:value-type="string" calcext:value-type="string">
            <text:p>FALSE</text:p>
          </table:table-cell>
          <table:table-cell office:value-type="string" calcext:value-type="string">
            <text:p>Mujer con enfermedad neurodegenera_x0002_tiva en fase avanzada. Llega al servicio de urgencias del hospital con una infección respiratoria, que ha desencadenado una insuficiencia respiratoria global aguda. La paciente tiene registrada una directriz anticipada. En dichas instrucciones previas señala "que no quiere ser sometida a ventilación mecánica". También dejó establecido que nombra como su representante a su amigo Pedro. El médico que valora a la paciente en urgencias y ha leído la directriz anticipada plantea a Pedro sus dudas sobre la misma, ya que el cuadro es agudo y potencialmente reversible tras tratamiento que incluye la ventilación mecánica, y parece que el documento está redactado pensando en una situación crónica, no en la actual Usted considera CIERTO que:</text:p>
          </table:table-cell>
          <table:table-cell office:value-type="string" calcext:value-type="string">
            <text:p>En nuestro país, el actual desarrollo del testamento vital, legalizado como documento de instrucciones previas o voluntades vitales anticipadas en la Ley 41/2002, básica Reguladora de la Autonomía del Paciente, pretende asegurar el derecho a la toma autónoma de decisiones. Es el documento escrito, dirigido al médico responsable, en el que una persona mayor de edad, capaz y libremente, expresa las instrucciones a tener en cuenta en una situación en la que no pueda expresar personalmente su voluntad (momentos finales de la vida o cualquier otra situación donde haya una grave limitación física o psíquica). Asimismo, la persona puede designar un representante (voluntades subrogadas o decisiones de sustitución), que deberá manifestar su acuerdo por escrito y que será el interlocutor válido con el médico o equipo sanitario para supervisar el cumplimiento de las instrucciones previas o tomar las decisiones oportunas. En este caso, el médico nos indica la necesidad de realizar ventilación mecánica a la paciente (a lo que la paciente se ha negado, según consta en su documento de voluntades anticipadas), por lo que el médico no podrá aplicar dicho tratamiento (respuesta 2 incorrecta). El representante debe respetar la opinión de su representada y debe supervisar el cumplimiento de dichas instrucciones previas; su finalidad es garantizar el respeto a los valores de la paciente y el cumplimiento de la instrucción (respuesta 3 correcta), no pudiendo cambiar la directriz anticipada de la paciente (respuesta 1 incorrecta). La decisión tomada por la paciente tampoco puede ser cambiada por sus familiares (respuesta 4 incorrecta).</text:p>
          </table:table-cell>
          <table:table-cell/>
          <table:table-cell office:value-type="string" calcext:value-type="string">
            <text:p>MEDICINA LEGAL</text:p>
          </table:table-cell>
          <table:table-cell office:value-type="string" calcext:value-type="string">
            <text:p>Normal</text:p>
          </table:table-cell>
          <table:table-cell office:value-type="float" office:value="0.41" calcext:value-type="float">
            <text:p>0,41</text:p>
          </table:table-cell>
          <table:table-cell/>
          <table:table-cell office:value-type="string" calcext:value-type="string">
            <text:p>El representante puede cambiar la directriz anticipada de la paciente en su mejor interés.</text:p>
          </table:table-cell>
          <table:table-cell office:value-type="string" calcext:value-type="string">
            <text:p>El médico por ser una situación de urgencia no está obligado a seguir la directriz anticipada ni consultar con el representante.</text:p>
          </table:table-cell>
          <table:table-cell office:value-type="string" calcext:value-type="string">
            <text:p>El representante no puede cambiar la directriz anticipada. Su finalidad es garantizar el respeto a los valores de la paciente y el cumplimiento de la instrucción.</text:p>
          </table:table-cell>
          <table:table-cell office:value-type="string" calcext:value-type="string">
            <text:p>Los familiares directos presentes, pueden hacer una decisión de sustitución en su mejor interés y no importa la opinión del representante.</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195" calcext:value-type="float">
            <text:p>195</text:p>
          </table:table-cell>
          <table:table-cell office:value-type="float" office:value="11134" calcext:value-type="float">
            <text:p>11134</text:p>
          </table:table-cell>
          <table:table-cell office:value-type="float" office:value="228195" calcext:value-type="float">
            <text:p>228195</text:p>
          </table:table-cell>
          <table:table-cell office:value-type="string" calcext:value-type="string">
            <text:p>FALSE</text:p>
          </table:table-cell>
          <table:table-cell office:value-type="string" calcext:value-type="string">
            <text:p>Un hombre de 75 años ingresa en el hospital porque se niega a comer y ha perdido un 30% de su peso. Tiene historia de esclerosis múltiple que ha empeorado en los últimos meses. Vive en residencia desde hace 15 años. Su único familiar era su hermana que murió hace 3 meses y desde entonces es cuando él se ha deteriorado. Se ha vuelto incontinente, ha dejado de comer y de participar en eventos sociales. Impresiona de depresión psicótica. Físicamente es capaz de comer. Se inicia medicación psicotropa que se suspende por eventos adversos. Si su estado nutricional mejora, es posible retomar sus medicaciones. Rechaza líquidos intravenosos y luego los acepta pero se arranca la vía IV unas horas más tarde. Una alternativa es realizar una gastrostomía endoscópica percutánea (PEG) y darle el alta a su residencia. ¿Cuál de las siguientes actuaciones es la más apropiada para este paciente?</text:p>
          </table:table-cell>
          <table:table-cell office:value-type="string" calcext:value-type="string">
            <text:p>Según la ley 41/2002, toda actuación en el ámbito de la sanidad requiere, con carácter general, el previo consentimien_x0002_to de los pacientes o usuarios. El consentimiento será verbal por regla general. Sin embargo, se prestará por escrito en procedimientos que suponen riesgos o inconvenientes de notoria y previsible repercusión negativa sobre la salud del paciente. Todo paciente o usuario tiene derecho a negarse al tratamiento, excepto en los casos determinados en la Ley. Asimismo, se otorgará el consentimiento por representación cuando el paciente no sea capaz de tomar decisiones, a criterio del médico responsable de la asistencia, o su estado físico o psíquico no le permita hacerse cargo de su situación. Si el paciente carece de representante legal, el consentimiento lo prestarán las personas vinculadas a él por razones familiares o de hecho. Se presenta el caso de un paciente que no está capacitado para tomar decisiones por sí mismo, y que carece de representante legal o vínculos conocidos. El primer paso para la toma de decisiones es determinar qué actuación es la más beneficiosa para el paciente de entre las distintas opciones, pudiendo solicitar para ello ayuda a la comisión de ética del hospital (respuesta 1 correcta). Si se consensua que es la PEG, ante la negativa del paciente el siguiente paso será pedir una orden judicial para realizarla.</text:p>
          </table:table-cell>
          <table:table-cell/>
          <table:table-cell office:value-type="string" calcext:value-type="string">
            <text:p>BIOÉTICA</text:p>
          </table:table-cell>
          <table:table-cell office:value-type="string" calcext:value-type="string">
            <text:p>Fácil</text:p>
          </table:table-cell>
          <table:table-cell office:value-type="float" office:value="0.67" calcext:value-type="float">
            <text:p>0,67</text:p>
          </table:table-cell>
          <table:table-cell/>
          <table:table-cell office:value-type="string" calcext:value-type="string">
            <text:p>Solicitar a la comisión de ética del hospital que ayude a determinar la decisión que sea de mayor interés para el paciente.</text:p>
          </table:table-cell>
          <table:table-cell office:value-type="string" calcext:value-type="string">
            <text:p>Valorar si la residencia acoge al paciente si no se realiza la PEG.</text:p>
          </table:table-cell>
          <table:table-cell office:value-type="string" calcext:value-type="string">
            <text:p>Pedir una orden judicial para realizar la PEG.</text:p>
          </table:table-cell>
          <table:table-cell office:value-type="string" calcext:value-type="string">
            <text:p>Enrolar al paciente en cuidados paliativos terminales.</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198" calcext:value-type="float">
            <text:p>198</text:p>
          </table:table-cell>
          <table:table-cell office:value-type="float" office:value="11137" calcext:value-type="float">
            <text:p>11137</text:p>
          </table:table-cell>
          <table:table-cell office:value-type="float" office:value="228198" calcext:value-type="float">
            <text:p>228198</text:p>
          </table:table-cell>
          <table:table-cell office:value-type="string" calcext:value-type="string">
            <text:p>FALSE</text:p>
          </table:table-cell>
          <table:table-cell office:value-type="string" calcext:value-type="string">
            <text:p>Un hombre de 74 años acude a su consulta por presentar síndrome constitucional con pérdida de 5 kilos de peso en el último mes, junto a astenia. Refiere que en las tres últimas semanas, además, ha observado la aparición de lesiones rojizas en piernas que en ocasiones drenan un material oleoso, asociándose también dolor abdominal y costal, así como dolor y rubor en tobillos y rodillas. Usted decide realizar una biopsia y observa que en el tejido celular subcutáneo aparecen "células fantasma". Las manifestaciones clínicas del paciente y este hallazgo de la biopsia cutánea le llevará a realizar una de las siguientes pruebas para hacer el diagnóstico definitivo:</text:p>
          </table:table-cell>
          <table:table-cell office:value-type="string" calcext:value-type="string">
            <text:p>La paniculitis pancreática o necrosis grasa subcutánea es una complicación poco frecuente de la patología del páncreas tanto benigna como maligna. Clínicamente cursa con nódulos distribuidos preferentemente en miembros inferiores (“lesiones rojizas en piernas”), como ocurre en la mayoría de las paniculitis, que pueden ulcerarse espontáneamente, drenando un material estéril de consistencia cremosa u oleosa. Ocurre por una la liberación de enzimas pancreáticas (amilasa, lipasa, fosforilasa y tripsina) junto a un aumento de la permeabilidad de la microcirculación, que permite la entrada de esas enzimas en los lóbulos grasos, con la consiguiente necrosis grasa e inflamación. Para el diagnóstico de la paniculitis pancreática, la clave se encuentra en los hallazgos histopatológicos: inflamación (infiltrado neutrofílico) en el lobulillo graso (paniculitis lobular) sin vasculitis. Los adipocitos al degenerar aparecen como células anucleadas, de gruesa membrana constituyendo las llamadas "células fantasmas". Esta entidad puede asociarse a una pancreatitis aguda (sobre todo de origen enólico o secundaria a colelitiasis), pancreatitis crónica o cáncer de páncreas. En cualquier de estos casos, nos han de dar en la pregunta, además de los nódulos, algún dato de enfermedad pancreática, como pudiera ser dolor abdominal, ingesta de alcohol, calcificaciones en el área pancreática, aumento de amilasa o síndrome constitucional. Ante la sospecha de un cáncer de páncreas, está indicado realizar un TAC abdominal (respuesta 2 correcta). El síndrome de Löfgren se define por la presencia de eritema nodoso (que no deja cicatrices), adenopatías hiliares, afectación articular y fiebre (respuesta 3 incorrecta). Las lesiones típicas de lupus vulgar consisten en pequeñas pápulas, de color marrón-rojizo, que forman placas de bordes irregulares y de crecimiento lento. Al aplicar diascopia se obtiene una imagen “en jalea de manzana” (respuesta 4 incorrecta). TC abdominal con una gran masa en páncreas (cáncer)</text:p>
          </table:table-cell>
          <table:table-cell/>
          <table:table-cell office:value-type="string" calcext:value-type="string">
            <text:p>DERMATOLOGÍA</text:p>
          </table:table-cell>
          <table:table-cell office:value-type="string" calcext:value-type="string">
            <text:p>Difícil</text:p>
          </table:table-cell>
          <table:table-cell office:value-type="float" office:value="0.15" calcext:value-type="float">
            <text:p>0,15</text:p>
          </table:table-cell>
          <table:table-cell/>
          <table:table-cell office:value-type="string" calcext:value-type="string">
            <text:p>Endoscopia digestiva: adenocarcinoma gástrico.</text:p>
          </table:table-cell>
          <table:table-cell office:value-type="string" calcext:value-type="string">
            <text:p>TC abdominal: cáncer de páncreas.</text:p>
          </table:table-cell>
          <table:table-cell office:value-type="string" calcext:value-type="string">
            <text:p>TC torácico: sarcoidosis ganglionar (síndrome de Löfgren).</text:p>
          </table:table-cell>
          <table:table-cell office:value-type="string" calcext:value-type="string">
            <text:p>Cultivo de los nódulos cutáneos: tuberculosis cutánea (lupus vulgar).</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200" calcext:value-type="float">
            <text:p>200</text:p>
          </table:table-cell>
          <table:table-cell office:value-type="float" office:value="11139" calcext:value-type="float">
            <text:p>11139</text:p>
          </table:table-cell>
          <table:table-cell office:value-type="float" office:value="228200" calcext:value-type="float">
            <text:p>228200</text:p>
          </table:table-cell>
          <table:table-cell office:value-type="string" calcext:value-type="string">
            <text:p>FALSE</text:p>
          </table:table-cell>
          <table:table-cell office:value-type="string" calcext:value-type="string">
            <text:p>Hombre de 67 años de edad, diabético y asmático, con un glaucoma primario de ángulo abierto en ambos ojos. Presenta una presión ocular de 34 mmHg en su ojo derecho y 31 mmHg en su ojo izquierdo. ¿Cuál de los siguientes grupos farmacológicos es el más indicado como primera elección como tratamiento hipotensor?</text:p>
          </table:table-cell>
          <table:table-cell office:value-type="string" calcext:value-type="string">
            <text:p>En la actualidad, en personas con GPAA se recomienda el tratamiento inicial con un análogo de las prostaglandinas. Se recomienda el tratamiento inicial con betabloqueantes en elsupuesto de que no se puedan usar análogos de las prostaglandinas. Se sugiere el uso del resto de las opciones (parasimpáticomiméticos, inhibidores de la anhidrasa carbónica, agonista alfa-2 selectivos) como las siguientes opciones terapéuticas, dependiendo de las características individuales de cada paciente. Los análogos de PG son los fármacos hipotensores oculares tópicos más potentes en el mercado actual (respuesta 4 correcta; 1, 2 y 3 incorrectas).</text:p>
          </table:table-cell>
          <table:table-cell/>
          <table:table-cell office:value-type="string" calcext:value-type="string">
            <text:p>OFTALMOLOG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Inhibidores de la anhidrasa carbónica.</text:p>
          </table:table-cell>
          <table:table-cell office:value-type="string" calcext:value-type="string">
            <text:p>Beta-bloqueantes.</text:p>
          </table:table-cell>
          <table:table-cell office:value-type="string" calcext:value-type="string">
            <text:p>Agonistas alfa-2.</text:p>
          </table:table-cell>
          <table:table-cell office:value-type="string" calcext:value-type="string">
            <text:p>Derivados de prostaglandinas.</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201" calcext:value-type="float">
            <text:p>201</text:p>
          </table:table-cell>
          <table:table-cell office:value-type="float" office:value="11140" calcext:value-type="float">
            <text:p>11140</text:p>
          </table:table-cell>
          <table:table-cell office:value-type="float" office:value="228201" calcext:value-type="float">
            <text:p>228201</text:p>
          </table:table-cell>
          <table:table-cell office:value-type="string" calcext:value-type="string">
            <text:p>FALSE</text:p>
          </table:table-cell>
          <table:table-cell office:value-type="string" calcext:value-type="string">
            <text:p>Mujer de 26 años de edad con esquizofrenia que acude a la consulta de salud mental después de una hospitalización reciente por una descompensación psicótica. Tras permanecer ingresada 22 días es dada de alta la semana previa a la revisión actual. La familia refiere que la encuentran muy intranquila y con gran inquietud psicomotriz. En la exploración se evidencia que no puede permanecer sentada y está continuamente dando vueltas por la consulta sin un propósito concreto. No se objetivan los síntomas psicóticos positivos que motivaron su ingreso, desde que en el hospital ajustaron su tratamiento con 15 mg de haloperidol al día. El diagnóstico de la situación que presenta la paciente es:</text:p>
          </table:table-cell>
          <table:table-cell office:value-type="string" calcext:value-type="string">
            <text:p>Se trata de una mujer de 26 años con antecedente de patología psiquiátrica que ha comenzado tratamiento con Haloperidol (antipsicótico típico). Desde entonces se encuentra intranquila y con inquietud psicomotriz: no puede permanecer sentada y está continuamente dando vueltas sin ninguna finalidad. Se trata de una ACATISIA (respuesta 3 correcta). La acatisia es uno de los efectos extrapiramidales secundarios al uso de antipsicóticos. Su prevalencia es del 25% y aparece tras horas o incluso semanas después del inicio del fármaco. La clínica típica es la inquietud subjetiva con necesidad imperiosa de moverse (movimientos de pies, cruzar y descruzar piernas). Tratamiento: Disminuir la dosis, cambiar a atípico o usar fármacos como BZD, propanolol o clonidina. No es un trastorno de ansiedad generalizada donde aparecería ansiedad persistente (taquicardia, temblores, mareo, nauseas...) y preocupación excesiva, no asociadas a ninguna circunstancia concreta de larga duración; superior a 6 meses (respuesta 1 incorrecta). Tampoco nos habla del típico caso de TDAH donde predominaría el déficit de atención, la impulsivi_x0002_dad y la hiperactividad de manera crónica (respuesta 4 incorrecta). La respuesta 2 tampoco se contemplaría como opción pues no hace referencia a ningún otro síntoma del listado de la ansiedad y los síntomas psicóticos ya no están presentes.</text:p>
          </table:table-cell>
          <table:table-cell/>
          <table:table-cell office:value-type="string" calcext:value-type="string">
            <text:p>PSIQUIATRÍA</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Trastorno de ansiedad generalizada.</text:p>
          </table:table-cell>
          <table:table-cell office:value-type="string" calcext:value-type="string">
            <text:p>Ansiedad secundaria a descompensación psicótica.</text:p>
          </table:table-cell>
          <table:table-cell office:value-type="string" calcext:value-type="string">
            <text:p>Acatisia.</text:p>
          </table:table-cell>
          <table:table-cell office:value-type="string" calcext:value-type="string">
            <text:p>Trastorno por déficit de atención e hiperactividad.</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203" calcext:value-type="float">
            <text:p>203</text:p>
          </table:table-cell>
          <table:table-cell office:value-type="float" office:value="11142" calcext:value-type="float">
            <text:p>11142</text:p>
          </table:table-cell>
          <table:table-cell office:value-type="float" office:value="228203" calcext:value-type="float">
            <text:p>228203</text:p>
          </table:table-cell>
          <table:table-cell office:value-type="string" calcext:value-type="string">
            <text:p>FALSE</text:p>
          </table:table-cell>
          <table:table-cell office:value-type="string" calcext:value-type="string">
            <text:p>Mujer de 55 años, casada y con dos hijos de 25 y 20 años de edad. Acude a la consulta de salud mental por problemas en el entorno familiar. La paciente refiere encontrarse mal, triste y preocupada por "los disgustos que me da el marido". Lo ha visto abrazado a otra mujer y afirma que "él está en su contra y que la engaña porque se preocupa demasiado por sus hijos". Tanto el marido como los hijos desmienten esa información dada por la paciente. Sin antecedentes médicos no psiquiátricos a destacar, presenta una exploración psicopatológica de lucidez con buen nivel de conciencia y de orientación en las 3 esferas. Presenta hipotimia discreta de meses de evolución. Alteración del contenido del pensamiento en forma de ideas delirantes de corte celotípico y de perjuicio con fenómenos autorreferenciales. No existe alteración de la esfera sensoperceptiva. No presenta ideación autolítica. Mantiene un adecuado ritmo cognitivo y conserva los ritmos biológicos de sueño y apetito. ¿Cuál es el diagnóstico que se ajusta más al cuadro clínico que presenta la paciente?</text:p>
          </table:table-cell>
          <table:table-cell office:value-type="string" calcext:value-type="string">
            <text:p>Se trata de una mujer de 55 años que acude al médico preocupada "por los disgustos que le da su marido a ella. Está convencida de que su marido le engaña, aunque su entorno lo desmiente. La paciente presenta un delirio celotípico y de perjuicio con fenómenos autorreferenciales. No presenta alucinaciones ni ideación autolítica. No tiene antecedentes médicos ni psiquiátricos y la exploración psicopatológica es normal (la paciente es normal en el resto de ámbitos de su vida). Se trata de una paranoia o trastorno de ideas delirantes (respuesta 4 correcta). En la paranoia es típica la aparición de delirios no extraños (bien estructurados, situaciones que pueden aparecer en la vida real). No cursa con alucinaciones y no tiene disfunción sociolaboral marcada. La edad media de inicio es aproximadamente a los 40 años y es más frecuente en las mujeres. Los delirios más típicos de la paranoia son: celotípico, persecutorio y erotomaniaco. La esquizofrenia, en cambio aparece en personas más jóvenes (20-30 años), con un deterioro del yo y delirios no sistematiza_x0002_dos. Además, sobre todo en la forma paranoide, pueden aparecer alteraciones sensoperceptivas (alucinaciones o pseudoalucinaciones). Cursa con importante disfunción sociolaboral (respuesta 1 incorrecta). Los trastornos de la personalidad son rasgos de la personali_x0002_dad y no cursan con síntomas psicóticos como delirios (respuesta 3 incorrecta). Tampoco se trata de una depresión mayor pues no nos hablan de anhedonia ni de ánimo deprimido marcado, y tampoco citan otros síntomas típicos de la depresión como: insomnio, pérdida de peso, descenso de la libido, pensamientos de muerte, pérdida de energía... etc (respuesta 2 incorrecta). T. DELIRANTE ESQUIZOFRENIA • 35-45 años • Personalidad paranoide • Desarrollo • Sin deterioro del YO • Delirio sistematizado, con propagación social • Poco frecuente • 20-30 años • Esquizoide • Proceso • Deterioro del YO • No sistematizado, sin propagación social • Más frecuente</text:p>
          </table:table-cell>
          <table:table-cell/>
          <table:table-cell office:value-type="string" calcext:value-type="string">
            <text:p>PSIQUIATRÍA</text:p>
          </table:table-cell>
          <table:table-cell office:value-type="string" calcext:value-type="string">
            <text:p>Normal</text:p>
          </table:table-cell>
          <table:table-cell office:value-type="float" office:value="0.59" calcext:value-type="float">
            <text:p>0,59</text:p>
          </table:table-cell>
          <table:table-cell/>
          <table:table-cell office:value-type="string" calcext:value-type="string">
            <text:p>Esquizofrenia paranoide.</text:p>
          </table:table-cell>
          <table:table-cell office:value-type="string" calcext:value-type="string">
            <text:p>Trastorno depresivo mayor con características psicóticas.</text:p>
          </table:table-cell>
          <table:table-cell office:value-type="string" calcext:value-type="string">
            <text:p>Trastorno paranoide la de personalidad.</text:p>
          </table:table-cell>
          <table:table-cell office:value-type="string" calcext:value-type="string">
            <text:p>Trastorno delirante.</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204" calcext:value-type="float">
            <text:p>204</text:p>
          </table:table-cell>
          <table:table-cell office:value-type="float" office:value="11143" calcext:value-type="float">
            <text:p>11143</text:p>
          </table:table-cell>
          <table:table-cell office:value-type="float" office:value="228204" calcext:value-type="float">
            <text:p>228204</text:p>
          </table:table-cell>
          <table:table-cell office:value-type="string" calcext:value-type="string">
            <text:p>FALSE</text:p>
          </table:table-cell>
          <table:table-cell office:value-type="string" calcext:value-type="string">
            <text:p>¿Cuál es la orientación diagnóstica ante un hombre de 35 años sin antecedentes médicos que acude a consulta explicando temores insuperables a entrar en lugares concurridos tras haber experimentado hace un mes, al entrar en un centro comercial, un episodio agudo de ansiedad con síntomas somáticos (taquicardia, sudores, disnea...)?</text:p>
          </table:table-cell>
          <table:table-cell office:value-type="string" calcext:value-type="string">
            <text:p>Se trata de un varón de 35 años que hace un mes sin ningún desencadenante presenta un episodio agudo de ansiedad con taquicardia, sudoración y disnea. Lo que se describe es un ataque de pánico o crisis de angustia. Desde entonces el paciente refiere un temor insuperable a entrar en lugares concurridos (como un centro comercial). Se trata de una agorafobia en el contexto de un paciente que sufre crisis de angustia (respuesta 4 correcta). La agorafobia se describe como la aparición de ansiedad al encontrarse en lugares o situaciones donde escapar puede ser difícil o donde en el caso de aparecer una crisis de angustia o síntomas similares podría no disponer de ayuda. La agorafobia puede aparecer en relación a las crisis de angustia, pero no siempre ocurre. Igualmente, los pacientes con trastorno de angustia pueden desarrollar agorafobia, aunque no es una constante. No nos hablan de obsesiones ni de compulsiones para pensar en un TOC (respuesta 3 incorrecta). La fobia de impulsión es el miedo extremo a seguir un impulso, perder el control y hacer daño a los demás o a uno mismo (respuesta 2 incorrecta). El estrés anticipatorio se relaciona con diferentes tipos de fobias y con pacientes con trastorno de angustia que viven con temor de que les aparezca una nueva crisis de angustia. Pero en este caso nos preguntan concretamente por el temor que siente el paciente al entrar en lugares concurridos (respuesta 1 incorrecta). Crisis de angustia</text:p>
          </table:table-cell>
          <table:table-cell/>
          <table:table-cell office:value-type="string" calcext:value-type="string">
            <text:p>PSIQUIATR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Trastorno por estrés anticipatorio.</text:p>
          </table:table-cell>
          <table:table-cell office:value-type="string" calcext:value-type="string">
            <text:p>Fobia de impulsión evitativa.</text:p>
          </table:table-cell>
          <table:table-cell office:value-type="string" calcext:value-type="string">
            <text:p>Trastorno obsesivo.</text:p>
          </table:table-cell>
          <table:table-cell office:value-type="string" calcext:value-type="string">
            <text:p>Trastorno por angustia con agorafobia.</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205" calcext:value-type="float">
            <text:p>205</text:p>
          </table:table-cell>
          <table:table-cell office:value-type="float" office:value="11144" calcext:value-type="float">
            <text:p>11144</text:p>
          </table:table-cell>
          <table:table-cell office:value-type="float" office:value="228205" calcext:value-type="float">
            <text:p>228205</text:p>
          </table:table-cell>
          <table:table-cell office:value-type="string" calcext:value-type="string">
            <text:p>FALSE</text:p>
          </table:table-cell>
          <table:table-cell office:value-type="string" calcext:value-type="string">
            <text:p>Una estudiante de Medicina de 22 años, con antecedentes familiares en el mismo sentido de su malestar, consulta por temor, desde la infancia, a la observación de escenas que contengan sangre o daño físico, lo cual provoca desmayo con pérdida de conciencia y caída al suelo, con recuperación completa en escasos minutos. ¿Cuáles son la orientación diagnóstica y actitud terapéutica correctas?</text:p>
          </table:table-cell>
          <table:table-cell office:value-type="string" calcext:value-type="string">
            <text:p>Se trata de una mujer de 22 años que desde la infancia ha presentado temor a las escenas que contienen sangre o daño físico, incluso llegando a provocarle desmayos. Refiere antecedentes familiares similares. Estamos ante una fobia simple, también llamada específica o aislada. Las fobias simples son miedos marcados ante un objeto o una situación específica: animales, fenómenos de la naturaleza, oscuridad, sangre...etc. Son los trastornos de ansiedad más frecuentes. Son más frecuentes en mujeres y tienen acumulación familiar. Normalmente no necesitan tratamiento, pero en caso de que limite la vida del paciente se emplea la terapia cognitiva-conductual: desensibilización progresiva. En este caso le provoca desmayos, pérdidas de conciencia y caídas (con el riesgo que conlleva); por lo tanto será necesario tratarlo (respuesta 3 correcta, respuesta 4 incorrecta). La agorafobia es el miedo a encontrarse en lugares o situaciones donde escapar puede ser difícil y su tratamiento es mediante la terapia cognitiva-conductual + ISRS +/- BZD (respuesta 2 incorrecta). El trastorno conversivo es un trastorno somatomorfo caracterizado por la aparición de uno o más síntomas pseudo-neurológicos (afasia, ceguera, afonía, sordera, parálisis...etc). Los síntomas sueles desaparecer en menos de 2 semanas. El inicio o exacerbación se precede de conflictos psicológicos. No existe tratamiento específico pero puede emplearse psicoterapia (respuesta 1 incorrecta).</text:p>
          </table:table-cell>
          <table:table-cell/>
          <table:table-cell office:value-type="string" calcext:value-type="string">
            <text:p>PSIQUIATR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Padece un trastorno conversivo y requiere psicoterapia analítica.</text:p>
          </table:table-cell>
          <table:table-cell office:value-type="string" calcext:value-type="string">
            <text:p>Padece una agorafobia y requiere tratamiento con inhibidores de la monoaminooxidasa.</text:p>
          </table:table-cell>
          <table:table-cell office:value-type="string" calcext:value-type="string">
            <text:p>Padece una fobia simple y requiere tratamiento cognitivo_x0002_conductual.</text:p>
          </table:table-cell>
          <table:table-cell office:value-type="string" calcext:value-type="string">
            <text:p>Padece una fobia específica y no requiere tratamiento.</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206" calcext:value-type="float">
            <text:p>206</text:p>
          </table:table-cell>
          <table:table-cell office:value-type="float" office:value="11145" calcext:value-type="float">
            <text:p>11145</text:p>
          </table:table-cell>
          <table:table-cell office:value-type="float" office:value="228206" calcext:value-type="float">
            <text:p>228206</text:p>
          </table:table-cell>
          <table:table-cell office:value-type="string" calcext:value-type="string">
            <text:p>FALSE</text:p>
          </table:table-cell>
          <table:table-cell office:value-type="string" calcext:value-type="string">
            <text:p>Unos padres acuden a consulta preocupados por la situación de su hijo que va a repetir 4° de Educación Primaria Obligatoria (EPO). En el colegio se quejan de su comportamiento, pero no han realizado ninguna intervención. Los padres se sienten culpables porque han retrasado la petición de ayuda por los problemas de salud de la hermana. Hace 2 años la diagnostican de leucemia y han estado centrados en su tratamiento que ha evolucionado positivamente. Manifiestan que su hijo tiene problemas con los compañeros por su carácter, es muy inquieto y distraído, no acepta perder y se altera cuando no gana. Los problemas los tuvo de siempre, pero aumentan al iniciar EPO, y la profesora siempre les ha dicho que era vago pero que era capaz, quitándole importancia. ¿Cómo orientarías este caso?</text:p>
          </table:table-cell>
          <table:table-cell office:value-type="string" calcext:value-type="string">
            <text:p>Se trata de unos padres que acuden a consulta preocupados por su hijo (que actualmente cursa los estudios de 4º de EPO) ya que desde siempre ha sido inquieto, distraído, no acepta perder y se altera cuando no gana. Ante esta descripción seguramente nos encontremos ante un trastorno por déficit de atención e hiperactividad, pero para poder diagnosticarlo necesitaremos conocer al niño, entrevistarlo y si fuera posible obtener información escolar (respuesta 4 correcta, respuesta 1 incorrecta). El TDAH aparece en el 2-5% de los niños. Es más frecuente en varones y los síntomas típicos son: Hiperactividad, déficit de atención e impulsividad. Tratamiento: Metilfenidato. Segunda línea: Atomoxetina. En este caso el problema de la hermana es irrelevante para el caso ya que nos deja claro que el niño siempre ha sido así (incluso previo al diagnóstico de la hermana) (respuesta 2 incorrecta). Tampoco nos aportan ningún dato que nos haga sospechar acoso escolar (respuesta 3 incorrecta).</text:p>
          </table:table-cell>
          <table:table-cell/>
          <table:table-cell office:value-type="string" calcext:value-type="string">
            <text:p>PSIQUIATRÍA</text:p>
          </table:table-cell>
          <table:table-cell office:value-type="string" calcext:value-type="string">
            <text:p>Difícil</text:p>
          </table:table-cell>
          <table:table-cell office:value-type="float" office:value="0.12" calcext:value-type="float">
            <text:p>0,12</text:p>
          </table:table-cell>
          <table:table-cell/>
          <table:table-cell office:value-type="string" calcext:value-type="string">
            <text:p>Realizaría el diagnóstico de trastorno por déficit de atención e hiperactividad (TDAH) y le pondría tratamiento con metilfenidato.</text:p>
          </table:table-cell>
          <table:table-cell office:value-type="string" calcext:value-type="string">
            <text:p>Analizaría la dinámica familiar para trabajar los problemas derivados de la enfermedad en la hermana y lo que esto había supuesto en el comportamiento del niño.</text:p>
          </table:table-cell>
          <table:table-cell office:value-type="string" calcext:value-type="string">
            <text:p>Intervendría con el colegio para que aporte información del posible acoso escolar.</text:p>
          </table:table-cell>
          <table:table-cell office:value-type="string" calcext:value-type="string">
            <text:p>Tendría una entrevista con el niño y solicitaría información escolar.</text:p>
          </table:table-cell>
          <table:table-cell/>
          <table:table-cell office:value-type="float" office:value="4" calcext:value-type="float">
            <text:p>4</text:p>
          </table:table-cell>
          <table:table-cell table:number-columns-repeated="16"/>
        </table:table-row>
        <table:table-row table:style-name="ro1">
          <table:table-cell office:value-type="float" office:value="2017" calcext:value-type="float">
            <text:p>2017</text:p>
          </table:table-cell>
          <table:table-cell office:value-type="float" office:value="207" calcext:value-type="float">
            <text:p>207</text:p>
          </table:table-cell>
          <table:table-cell office:value-type="float" office:value="11146" calcext:value-type="float">
            <text:p>11146</text:p>
          </table:table-cell>
          <table:table-cell office:value-type="float" office:value="228207" calcext:value-type="float">
            <text:p>228207</text:p>
          </table:table-cell>
          <table:table-cell office:value-type="string" calcext:value-type="string">
            <text:p>FALSE</text:p>
          </table:table-cell>
          <table:table-cell office:value-type="string" calcext:value-type="string">
            <text:p>Mónica es una chica de veinte años que es llevada al servicio de urgencias por sus padres porque ya no saben qué hacer con ella. Desde hace unos tres años está obsesionada con su silueta y parece que todo lo juzga en base al aspecto físico, infravalorando otras cualidades personales que tiene y que todos reconocen. Desde hace unos cinco meses presenta además episodios que le hacen sentirse muy mal y que describe como incontrolables, consistentes en la ingesta de cantidades enormes de comida en muy poco tiempo. Esto le ha venido ocurriendo cada vez con más frecuencia llegando a ocurrirle entre dos y tres veces por semana los últimos 3 meses. Cuenta por ejemplo que anoche ingirió cuatro paquetes de galletas en una hora y media tras lo que, como habitualmente suele hacer, al no poder soportar el sentimiento de culpa se ha provocado el vómito, expulsando así la mayor parte de lo ingerido. En esta paciente sería mucho más IMPROBABLE encontrar una de las siguientes características, señálela:</text:p>
          </table:table-cell>
          <table:table-cell office:value-type="string" calcext:value-type="string">
            <text:p>Nos presentan el caso de una chica joven con bulimia nerviosa. La paciente presenta más de un atracón por semana durante los últimos 3 meses (criterio para el diagnóstico). Además, describen conductas compensatorias de tipo purgativo (vómitos). Analíticamente los vómitos repetidos producen una hiperamilasemia (respuesta 4 incorrecta) y una alcalosis metabólica con hipoclorémica (respuesta 1 correcta). Las conductas de ayuno son conductas compensatorias de tipo no purgativo que pueden aparecer en pacientes con bulimia (respuesta 2 incorrecta). Es conocido que estas pacientes con bulimia son más impulsivas por lo que hay mayor riesgo de abuso de tóxicos y de conductas autolíticas (respuesta 3 incorrecta).</text:p>
          </table:table-cell>
          <table:table-cell/>
          <table:table-cell office:value-type="string" calcext:value-type="string">
            <text:p>PSIQUIATRÍA</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Acidosis metabólica con hipercloremia.</text:p>
          </table:table-cell>
          <table:table-cell office:value-type="string" calcext:value-type="string">
            <text:p>Conductas de ayuno.</text:p>
          </table:table-cell>
          <table:table-cell office:value-type="string" calcext:value-type="string">
            <text:p>Antecedentes de conductas impulsivas como consumo de alcoholo comportamientos autolesivos de baja letalidad.</text:p>
          </table:table-cell>
          <table:table-cell office:value-type="string" calcext:value-type="string">
            <text:p>Niveles de amilasa séricos elevados.</text:p>
          </table:table-cell>
          <table:table-cell/>
          <table:table-cell office:value-type="float" office:value="1" calcext:value-type="float">
            <text:p>1</text:p>
          </table:table-cell>
          <table:table-cell table:number-columns-repeated="16"/>
        </table:table-row>
        <table:table-row table:style-name="ro1">
          <table:table-cell office:value-type="float" office:value="2017" calcext:value-type="float">
            <text:p>2017</text:p>
          </table:table-cell>
          <table:table-cell office:value-type="float" office:value="223" calcext:value-type="float">
            <text:p>223</text:p>
          </table:table-cell>
          <table:table-cell office:value-type="float" office:value="11162" calcext:value-type="float">
            <text:p>11162</text:p>
          </table:table-cell>
          <table:table-cell office:value-type="float" office:value="228223" calcext:value-type="float">
            <text:p>228223</text:p>
          </table:table-cell>
          <table:table-cell office:value-type="string" calcext:value-type="string">
            <text:p>FALSE</text:p>
          </table:table-cell>
          <table:table-cell office:value-type="string" calcext:value-type="string">
            <text:p>Mujer boliviana de 35 años de edad, embarazada de 3 meses, que lleva viviendo 10 años en España con su pareja, que es español y no ha viajado nunca a Latinoamérica. La mujer tiene otros dos hijos con su pareja, nacidos en España y un hermano que vive en Bolivia y otro en España. Durante el embarazo le han diagnosticado infección por Trypanosoma cruzi. ¿Cuál de las siguientes actuaciones a realizar sobre la enfermedad es INCORRECTA?</text:p>
          </table:table-cell>
          <table:table-cell office:value-type="string" calcext:value-type="string">
            <text:p>La tripanosomiasis americana o enfermedad de Chagas es una enfermedad endémica en América Central y Sudamérica causada por el Trypanosoma cruzi. Sus mecanismos de transmisión son tanto directos (transplacentario) como indirectos (transfusiones, picadura de ciertas chinches). No se transmite por vía sexual (respuesta 3 incorrecta).</text:p>
          </table:table-cell>
          <table:table-cell/>
          <table:table-cell office:value-type="string" calcext:value-type="string">
            <text:p>MEDICINA PREVENTIVA</text:p>
          </table:table-cell>
          <table:table-cell office:value-type="string" calcext:value-type="string">
            <text:p>Normal</text:p>
          </table:table-cell>
          <table:table-cell office:value-type="float" office:value="0.51" calcext:value-type="float">
            <text:p>0,51</text:p>
          </table:table-cell>
          <table:table-cell/>
          <table:table-cell office:value-type="string" calcext:value-type="string">
            <text:p>Recomendar que sus hijos se hagan la serología de T. cruzi por el riesgo de transmisión transplacentaria.</text:p>
          </table:table-cell>
          <table:table-cell office:value-type="string" calcext:value-type="string">
            <text:p>Informar a la paciente del riesgo de transmisión de T. cruzi y de la actitud que se va a tomar durante el embarazo, parto y postparto.</text:p>
          </table:table-cell>
          <table:table-cell office:value-type="string" calcext:value-type="string">
            <text:p>Recomendar que su marido se haga la serología de T. cruzi por el riesgo de haberle transmitido la enfermedad por vía sexual.</text:p>
          </table:table-cell>
          <table:table-cell office:value-type="string" calcext:value-type="string">
            <text:p>Recomendar que sus hermanos se hagan la serología de T. cruzi por el riesgo de transmisión vectorial.</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226" calcext:value-type="float">
            <text:p>226</text:p>
          </table:table-cell>
          <table:table-cell office:value-type="float" office:value="11165" calcext:value-type="float">
            <text:p>11165</text:p>
          </table:table-cell>
          <table:table-cell office:value-type="float" office:value="228226" calcext:value-type="float">
            <text:p>228226</text:p>
          </table:table-cell>
          <table:table-cell office:value-type="string" calcext:value-type="string">
            <text:p>FALSE</text:p>
          </table:table-cell>
          <table:table-cell office:value-type="string" calcext:value-type="string">
            <text:p>Un hombre de 35 años acude a urgencias con dolor perianal intenso y fiebre de 38ºC de dos días de evolución. En la exploración presenta una masa dolorosa en fosa isquio-rectal izquierda. ¿Cuál es la actitud más adecuada?</text:p>
          </table:table-cell>
          <table:table-cell office:value-type="string" calcext:value-type="string">
            <text:p>El tratamiento de los abscesos anorrectales es el drenaje quirúrgico, y deberá efectuarse con la mayor brevedad posible, aunque no exista fluctuación franca; se realizará evacuación y drenaje de la colección purulenta (respuesta 3 correcta, resto incorrectas). El intento de solucionar la enfermedad con antibióticos sólo consigue retrasar la intervención quirúrgica (respuesta 1 incorrecta). En la cirugía debe considerarse la relación de la colección con el aparato esfinteriano para evitar lesiones durante el drenaje. Localizaciones de los abscesos anorrectales</text:p>
          </table:table-cell>
          <table:table-cell/>
          <table:table-cell office:value-type="string" calcext:value-type="string">
            <text:p>DIGESTIVO</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Antibióticos de amplio espectro y controlar evolución.</text:p>
          </table:table-cell>
          <table:table-cell office:value-type="string" calcext:value-type="string">
            <text:p>Realizar ecoendoscopia y PAAF ecoguiada.</text:p>
          </table:table-cell>
          <table:table-cell office:value-type="string" calcext:value-type="string">
            <text:p>Drenaje bajo anestesia regional.</text:p>
          </table:table-cell>
          <table:table-cell office:value-type="string" calcext:value-type="string">
            <text:p>Realizar una TC y así valorar la vía de abordaje para su correcto tratamiento.</text:p>
          </table:table-cell>
          <table:table-cell/>
          <table:table-cell office:value-type="float" office:value="3" calcext:value-type="float">
            <text:p>3</text:p>
          </table:table-cell>
          <table:table-cell table:number-columns-repeated="16"/>
        </table:table-row>
        <table:table-row table:style-name="ro1">
          <table:table-cell office:value-type="float" office:value="2017" calcext:value-type="float">
            <text:p>2017</text:p>
          </table:table-cell>
          <table:table-cell office:value-type="float" office:value="230" calcext:value-type="float">
            <text:p>230</text:p>
          </table:table-cell>
          <table:table-cell office:value-type="float" office:value="11169" calcext:value-type="float">
            <text:p>11169</text:p>
          </table:table-cell>
          <table:table-cell office:value-type="float" office:value="228230" calcext:value-type="float">
            <text:p>228230</text:p>
          </table:table-cell>
          <table:table-cell office:value-type="string" calcext:value-type="string">
            <text:p>FALSE</text:p>
          </table:table-cell>
          <table:table-cell office:value-type="string" calcext:value-type="string">
            <text:p>Mujer de 50 años, no fumadora que presenta desde hace tres años disnea progresiva y tos no productiva. Auscultación con crepitantes finos basales. Pruebas funcionales respiratorias: FVC 89%, FEV1 65%, FEV1/FVC 60%, TLC 130%, RV 170%, RV/TLC 150%, DLCOc 56%. En TC imágenes quísticas diseminadas. ¿Cuál de estos diagnósticos le parece el más probable?</text:p>
          </table:table-cell>
          <table:table-cell office:value-type="string" calcext:value-type="string">
            <text:p>La fibrosis pulmonar idiopática justificaría la presencia de crepitantes finos en bases, pero no concuerda con un patrón obstructivo (FEV1/FVC 60%) (respuesta 3 incorrecta). El diagnóstico de EPOC no es compatible con un paciente que no tiene antecedente de hábito tabáquico (en tal caso, se hablaría de OCFA -Obstrucción Crónica al Flujo Aéreo-). Además, la EPOC no cursa con crepitantes finos en bases (respuesta 1 incorrecta). La histiocitosis X es una enfermedad prácticamente exclusiva de varones (respuesta 4 incorrecta). Tanto la histiocitosis X como la linfangioleiomiomatosis son patologías intersticiales que pueden aparecer con patrón obstructivo o restrictivo. Fisiopatológicamente, se trata de entidades que cursan con alteración intersticial y atrapamiento aéreo por la presencia de quistes y bullas. En este sentido, ambas entidades clínicas pueden cursar con aumento de la capacidad pulmonar total (TLC 130%) y, de hecho, son las únicas patologías intersticiales que cursan con volúmenes conservados. El atrapamiento aéreo en regiones quísticas se comporta como un incremento del Volumen Residual (RV), debido a que dicho aire no puede expulsarse en una espiración forzada. Por todo ello, el cuadro es compatible con una linfangioleiomiomatosis (respuesta 2 correcta).</text:p>
          </table:table-cell>
          <table:table-cell/>
          <table:table-cell office:value-type="string" calcext:value-type="string">
            <text:p>NEUMOLOGÍA</text:p>
          </table:table-cell>
          <table:table-cell table:number-columns-repeated="3"/>
          <table:table-cell office:value-type="string" calcext:value-type="string">
            <text:p>EPOC.</text:p>
          </table:table-cell>
          <table:table-cell office:value-type="string" calcext:value-type="string">
            <text:p>Linfangioleiomiomatosis.</text:p>
          </table:table-cell>
          <table:table-cell office:value-type="string" calcext:value-type="string">
            <text:p>Fibrosis pulmonar idiopática.</text:p>
          </table:table-cell>
          <table:table-cell office:value-type="string" calcext:value-type="string">
            <text:p>Histiocitosis X.</text:p>
          </table:table-cell>
          <table:table-cell/>
          <table:table-cell office:value-type="float" office:value="2" calcext:value-type="float">
            <text:p>2</text:p>
          </table:table-cell>
          <table:table-cell table:number-columns-repeated="16"/>
        </table:table-row>
        <table:table-row table:style-name="ro1">
          <table:table-cell office:value-type="float" office:value="2017" calcext:value-type="float">
            <text:p>2017</text:p>
          </table:table-cell>
          <table:table-cell office:value-type="float" office:value="233" calcext:value-type="float">
            <text:p>233</text:p>
          </table:table-cell>
          <table:table-cell office:value-type="float" office:value="11172" calcext:value-type="float">
            <text:p>11172</text:p>
          </table:table-cell>
          <table:table-cell office:value-type="float" office:value="228233" calcext:value-type="float">
            <text:p>228233</text:p>
          </table:table-cell>
          <table:table-cell office:value-type="string" calcext:value-type="string">
            <text:p>FALSE</text:p>
          </table:table-cell>
          <table:table-cell office:value-type="string" calcext:value-type="string">
            <text:p>Mujer de 45 años. Dos gestaciones previas con partos normales (G2PN2). Sangrado menstrual abundante desde hace aproximadamente l año. En ecografía se observa un mioma subseroso de 2 cm que ha permanecido estable desde hace varios años. Se realiza biopsia endometrial que resulta normal. La paciente presenta hemoglobina 10 g/dL a pesar de ferroterapia oral y la cantidad de flujo menstrual no ha disminuido o pesar de tratamiento con ácido tranexámico y ácido mefenámico. ¿Cuál de los siguientes es el tratamiento de primera elección en esta paciente?</text:p>
          </table:table-cell>
          <table:table-cell office:value-type="string" calcext:value-type="string">
            <text:p>El sangrado menstrual abundante (SMA) genera un importante número de consultas tanto en atención primaria como en especializada. Tiene influencia en la actividad y calidad de vida de la mujer que lo padece, tanto por la anemia asociada como por la ansiedad derivada del problema higiénico-sanitario que comporta. El tratamiento empleado debe de basarse en las preferencias de la paciente. Los objetivos que persigue el tratamiento son: - Corregir la anemia. - Disminución de la cantidad de sangrado menstrual. - Prevención de recurrencias. - Prevención de las consecuencias a largo plazo de la anovulación. - Mejora de la calidad de vida. Si descartamos una causa orgánica como motivo del SMA (por ejemplo, un mioma submucoso) el DIU-LNG aparece como primera opción de tratamiento entre las pacientes con SMA que no deseen gestación (respuesta 4 correcta).</text:p>
          </table:table-cell>
          <table:table-cell/>
          <table:table-cell office:value-type="string" calcext:value-type="string">
            <text:p>GINECOLOGÍA</text:p>
          </table:table-cell>
          <table:table-cell table:number-columns-repeated="3"/>
          <table:table-cell office:value-type="string" calcext:value-type="string">
            <text:p>Histerectomía total conservando anejos.</text:p>
          </table:table-cell>
          <table:table-cell office:value-type="string" calcext:value-type="string">
            <text:p>Anticonceptivos combinados orales.</text:p>
          </table:table-cell>
          <table:table-cell office:value-type="string" calcext:value-type="string">
            <text:p>Ablación endometrial.</text:p>
          </table:table-cell>
          <table:table-cell office:value-type="string" calcext:value-type="string">
            <text:p>DIU de levonorgestrel.</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38" calcext:value-type="float">
            <text:p>38</text:p>
          </table:table-cell>
          <table:table-cell office:value-type="float" office:value="11212" calcext:value-type="float">
            <text:p>11212</text:p>
          </table:table-cell>
          <table:table-cell office:value-type="float" office:value="300038" calcext:value-type="float">
            <text:p>300038</text:p>
          </table:table-cell>
          <table:table-cell office:value-type="string" calcext:value-type="string">
            <text:p>FALSE</text:p>
          </table:table-cell>
          <table:table-cell office:value-type="string" calcext:value-type="string">
            <text:p>Mujer de 28 años con adenopatías cervicales dolorosas y fiebre. En la biopsia-cilindro de uno de los ganglios se observa una población muy proliferativa de linfocitos grandes CD8+, sugiriéndose la posibilidad de un linfoma T. El estudio de clonalidad de la biopsia fue negativo. Ante esta discordancia se extirpa un ganglio completo en el que, además de áreas como las previamente descritas, observamos otras de necrosis con numerosos histiocitos con núcleo en semiluna y abundante cariorrexis y rodeadas por células dendríticas plamocitoides. No hay neutrófilos, eosinófilos ni células plasmáticas. Sigue siendo policlonal. ¿Cuál es el diagnóstico más probable?</text:p>
          </table:table-cell>
          <table:table-cell office:value-type="string" calcext:value-type="string">
            <text:p>Pregunta muy compleja dado que, como en otras preguntas de MIR de los últimos años, se opta por describir el aspecto histopatológico de una enfermedad de Kikuchi-Fujimoto. Reconozco que cuando tuve que contestar esta pregunta la descripción me fue suficiente para ello: “necrosis con numerosos histiocitos con núcleo en semiluna y abundante cariorrexis” esta descripción está tomada -literalmente- de un libro de Anatomía Patológica en la que se describe esta entidad. El resto de las opciones no presentan el cuadro histológico del enunciado. Es interesante destacar que acorde con el enunciado de ausencia de clonalidad, todas las opciones son procesos no clonales/no linfomatosos, lo que hace la pregunta aún más difícil.</text:p>
          </table:table-cell>
          <table:table-cell/>
          <table:table-cell office:value-type="string" calcext:value-type="string">
            <text:p>ANATOMÍA PATOLÓGICA</text:p>
          </table:table-cell>
          <table:table-cell office:value-type="string" calcext:value-type="string">
            <text:p>Difícil</text:p>
          </table:table-cell>
          <table:table-cell office:value-type="float" office:value="-0.13" calcext:value-type="float">
            <text:p>-0,13</text:p>
          </table:table-cell>
          <table:table-cell/>
          <table:table-cell office:value-type="string" calcext:value-type="string">
            <text:p>Enfermedad de Kimura.</text:p>
          </table:table-cell>
          <table:table-cell office:value-type="string" calcext:value-type="string">
            <text:p>Enfermedad de Castleman.</text:p>
          </table:table-cell>
          <table:table-cell office:value-type="string" calcext:value-type="string">
            <text:p>Enfermedad de Rosai-Dorfman.</text:p>
          </table:table-cell>
          <table:table-cell office:value-type="string" calcext:value-type="string">
            <text:p>Enfermedad de Kikuchi-Fujimoto.</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float" office:value="11215" calcext:value-type="float">
            <text:p>11215</text:p>
          </table:table-cell>
          <table:table-cell office:value-type="float" office:value="300041" calcext:value-type="float">
            <text:p>300041</text:p>
          </table:table-cell>
          <table:table-cell office:value-type="string" calcext:value-type="string">
            <text:p>FALSE</text:p>
          </table:table-cell>
          <table:table-cell office:value-type="string" calcext:value-type="string">
            <text:p>Hombre de 65 años con cardiopatía isquémica y estenosis aórtica reumática, por lo que recibe betabloqueantes, antiagregantes y estatinas. Comienza con un cuadro de fiebre y modificación de las cualidades del soplo aórtico por lo que se sospecha endocarditis. Se extraen hemocultivos en los que crece Staphylococcus aureus meticilin resistente por lo que recibe tratamiento antibiótico. En una analítica de control se constata importante elevación de CPK. ¿Cuál cree que es el antibiótico con el que se ha tratado?</text:p>
          </table:table-cell>
          <table:table-cell office:value-type="string" calcext:value-type="string">
            <text:p>Durante la terapia con Daptomicina se han observado incrementos de los niveles de la creatina fosfoquinasa en el plasma (CPK) asociados con mialgias y excepcionalmente rabdomiolisis. Por esto, los niveles de CPK deben ser monitorizados antes y durante el tratamiento con Daptomicina (respuesta 1 correcta).</text:p>
          </table:table-cell>
          <table:table-cell/>
          <table:table-cell office:value-type="string" calcext:value-type="string">
            <text:p>FARMACOLOGÍA</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Daptomicina.</text:p>
          </table:table-cell>
          <table:table-cell office:value-type="string" calcext:value-type="string">
            <text:p>Dalfopristina.</text:p>
          </table:table-cell>
          <table:table-cell office:value-type="string" calcext:value-type="string">
            <text:p>Linezolid.</text:p>
          </table:table-cell>
          <table:table-cell office:value-type="string" calcext:value-type="string">
            <text:p>Cloxacilina.</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float" office:value="11224" calcext:value-type="float">
            <text:p>11224</text:p>
          </table:table-cell>
          <table:table-cell office:value-type="float" office:value="300050" calcext:value-type="float">
            <text:p>300050</text:p>
          </table:table-cell>
          <table:table-cell office:value-type="string" calcext:value-type="string">
            <text:p>FALSE</text:p>
          </table:table-cell>
          <table:table-cell office:value-type="string" calcext:value-type="string">
            <text:p>Un hombre de 30 años (caso índice) afecto de atrofia óptica de Leber presenta la mutación 11778A en el genoma mitocondrial. En el consejo genético se le informará de los riesgos de transmisión de la enfermedad a su descendencia. ¿Qué información es la correcta?</text:p>
          </table:table-cell>
          <table:table-cell office:value-type="string" calcext:value-type="string">
            <text:p>La atrofia óptica de Leber es la enfermedad de herencia mitocondrial más característica. Este tipo de herencia, solo la trasmiten las mujeres afectando a hombres y mujeres por lo que si la padece un hombre como en este caso, ningún descendiente la heredará (respuesta 4 correcta).</text:p>
          </table:table-cell>
          <table:table-cell/>
          <table:table-cell office:value-type="string" calcext:value-type="string">
            <text:p>GENÉTIC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El caso índice transmitirá la enfermedad a todos sus descendientes varones (herencia holándrica).</text:p>
          </table:table-cell>
          <table:table-cell office:value-type="string" calcext:value-type="string">
            <text:p>La enfermedad se transmitirá al 50% de los descendientes del caso índice con independencia de su sexo.</text:p>
          </table:table-cell>
          <table:table-cell office:value-type="string" calcext:value-type="string">
            <text:p>La enfermedad se transmitirá a todos los descendientes de sexo femenino pero a ningún varón.</text:p>
          </table:table-cell>
          <table:table-cell office:value-type="string" calcext:value-type="string">
            <text:p>Ningún descendiente heredará la enfermedad.</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54" calcext:value-type="float">
            <text:p>54</text:p>
          </table:table-cell>
          <table:table-cell office:value-type="float" office:value="11228" calcext:value-type="float">
            <text:p>11228</text:p>
          </table:table-cell>
          <table:table-cell office:value-type="float" office:value="300054" calcext:value-type="float">
            <text:p>300054</text:p>
          </table:table-cell>
          <table:table-cell office:value-type="string" calcext:value-type="string">
            <text:p>FALSE</text:p>
          </table:table-cell>
          <table:table-cell office:value-type="string" calcext:value-type="string">
            <text:p>Hombre de 24 años que acude a urgencias por disnea y disfagia. En la exploración se objetiva edema de glotis, PA de 119/72 mm de Hg, frecuencia cardiaca de 102 lpm, saturación de 02 91%. En la anamnesis, refiere haber comenzado hace unos 2 años con episodios autolimitados de angioedema no pruriginoso en extremidades. Su padre presenta episodios similares. Tras asegurar la vía aérea, el tratamiento más apropiado para este paciente en urgencias es:</text:p>
          </table:table-cell>
          <table:table-cell office:value-type="string" calcext:value-type="string">
            <text:p>La clínica de brotes de angioedema no pruriginoso ni urticarial con una base hereditaria orientan el diagnostico hacia un edema angioneurótico hereditario, enfermedad que se basa en un déficit de C1 inhibidor. El tratamiento de primera línea de las crisis de edema angioneurótico, una vez asegurada la vía área de ser necesario,se basa bien en C1 inhibidor purificado, bien en antagonistas del receptor B2 de la bradikinina como el icatibant (respuesta 3 correcta), o bien en inhibidores de la kalicreina. Reseñar que el tratamiento preventivo se basa en ácido tranexámico o danazol. A diferencia de otros tipos de angioedema (como el alérgico) los corticoides, la adrenalina y los antihistaminicos no son fármacos indicados para su tratamiento (respuestas 1 y 2 incorrectas). El omalizumab es un anticuerpo monoclonal humanizado dirigido frente a la IgE indicado para el tratamiento del asma alérgico severo persistente o la urticaria crónica idiopática (respuesta 4 incorrecta).</text:p>
          </table:table-cell>
          <table:table-cell/>
          <table:table-cell office:value-type="string" calcext:value-type="string">
            <text:p>INMUNOLOGÍA</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Corticoides intravenosos.</text:p>
          </table:table-cell>
          <table:table-cell office:value-type="string" calcext:value-type="string">
            <text:p>Adrenalina 1/1000 subcutánea.</text:p>
          </table:table-cell>
          <table:table-cell office:value-type="string" calcext:value-type="string">
            <text:p>Icatibant o concentrado de C1 inhibidor intravenoso.</text:p>
          </table:table-cell>
          <table:table-cell office:value-type="string" calcext:value-type="string">
            <text:p>Omalizumab.</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56" calcext:value-type="float">
            <text:p>56</text:p>
          </table:table-cell>
          <table:table-cell office:value-type="float" office:value="11230" calcext:value-type="float">
            <text:p>11230</text:p>
          </table:table-cell>
          <table:table-cell office:value-type="float" office:value="300056" calcext:value-type="float">
            <text:p>300056</text:p>
          </table:table-cell>
          <table:table-cell office:value-type="string" calcext:value-type="string">
            <text:p>FALSE</text:p>
          </table:table-cell>
          <table:table-cell office:value-type="string" calcext:value-type="string">
            <text:p>Niña de 12 meses de edad que tras recibir vacuna con BCG (Bacilo Calmette-Guerin) desarrolla una tuberculosis diseminada. ¿Cuál de estas inmunodeficiencias sospecha en primer lugar?</text:p>
          </table:table-cell>
          <table:table-cell office:value-type="string" calcext:value-type="string">
            <text:p>De las opciones que nos dan, la única que favorece exclusivamente las infecciones por micobacterias es la susceptibilidad mendeliana a enfermedades por micobacterias. Esta entidad es un síndrome de inmunodeficiencia causado habitualmente por deficiencias del receptor de interferón gamma (tipo 1 o tipo 2) que clínicamente se caracteriza por una elevada susceptibilidad para infecciones por micobacterias, incluso por algunas poco virulentas como el bacilo de Calmette-Guérin (utilizado para la vacunación frente a la tuberculosis) y micobacterias ambientales (respuesta 3 correcta). La agammaglobulinemia de Bruton y la inmunodeficiencia común variable son dos inmunodeficiencias humorales, siendo su clínica característica infecciones por bacterias piogénicas encapsuladas (como haemophilus y pneumococo) en tracto respiratorio y ORL (respuestas 1 y 2 incorrectas). En la enfermedad de Bruton la clínica comienza a los 6-12 meses de vida, y en la inmunodeficiencia común variable en el adulto. El síndrome de Wiskott-Aldrich es una inmunodeficiencia combinada severa, por lo que puede presentar infecciones precoces de todo tipo, asociándose característicamente a trombopenia y eczema (respuesta 4 incorrecta).</text:p>
          </table:table-cell>
          <table:table-cell/>
          <table:table-cell office:value-type="string" calcext:value-type="string">
            <text:p>INMUNOLOGÍA</text:p>
          </table:table-cell>
          <table:table-cell office:value-type="string" calcext:value-type="string">
            <text:p>Normal</text:p>
          </table:table-cell>
          <table:table-cell office:value-type="float" office:value="0.5" calcext:value-type="float">
            <text:p>0,5</text:p>
          </table:table-cell>
          <table:table-cell/>
          <table:table-cell office:value-type="string" calcext:value-type="string">
            <text:p>Agammaglobulinemia de Bruton.</text:p>
          </table:table-cell>
          <table:table-cell office:value-type="string" calcext:value-type="string">
            <text:p>Inmunodeficiencia común variable.</text:p>
          </table:table-cell>
          <table:table-cell office:value-type="string" calcext:value-type="string">
            <text:p>Deficiencia del receptor de interferon gamma (IFN-gamma RI, IFN-gamma RII).</text:p>
          </table:table-cell>
          <table:table-cell office:value-type="string" calcext:value-type="string">
            <text:p>Síndrome de Wiskott-Aldrich.</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57" calcext:value-type="float">
            <text:p>57</text:p>
          </table:table-cell>
          <table:table-cell office:value-type="float" office:value="11231" calcext:value-type="float">
            <text:p>11231</text:p>
          </table:table-cell>
          <table:table-cell office:value-type="float" office:value="300057" calcext:value-type="float">
            <text:p>300057</text:p>
          </table:table-cell>
          <table:table-cell office:value-type="string" calcext:value-type="string">
            <text:p>FALSE</text:p>
          </table:table-cell>
          <table:table-cell office:value-type="string" calcext:value-type="string">
            <text:p>Una niña de 2 años de edad está siendo estudiada por presentar dificultad para la cicatrización de heridas e infecciones de partes blandas bacterianas y fúngicas de repetición, sin formación de pus. Señale cuál de los siguientes diagnósticos considera correcto:</text:p>
          </table:table-cell>
          <table:table-cell office:value-type="string" calcext:value-type="string">
            <text:p>El tipo de infecciones de la paciente (bacterianas y fúngicas de partes blandas), pero sobre todo la mala cicatrización de heridas y la ausencia de pus orientan hacia un déficit de adhesión leucocitaria (respuesta 1 correcta). Esta enfermedad entra dentro de las disfunciones fagocíticas, caracterizándose por un fallo en las moléculas de adhesión leucocitaria (como las beta 2 integrinas) lo que impide la correcta extravasación y migración leucocitaria, dificultando su correcta llegada a los focos de infección y por ende la formación de pus y la correcta cicatrización de heridas. El déficit de mieloperoxidasa y la enfermedad granulomatosa crónica son otros dos tipos de disfunciones fagocíticas. La primera suele ser asintomática, y la segunda se caracteriza por la formación de abscesos y granulomas (respuestas 3 y 4 incorrectas). La inmunodeficiencia común variable en cambio es un déficit de la inmunidad humoral que cursa con infecciones respiratorias y ORL de repetición por bacterias piogénicas encapsuladas (respuesta 2 incorrecta).</text:p>
          </table:table-cell>
          <table:table-cell/>
          <table:table-cell office:value-type="string" calcext:value-type="string">
            <text:p>INMUNOLOGÍA</text:p>
          </table:table-cell>
          <table:table-cell office:value-type="string" calcext:value-type="string">
            <text:p>Difícil</text:p>
          </table:table-cell>
          <table:table-cell office:value-type="float" office:value="0.06" calcext:value-type="float">
            <text:p>0,06</text:p>
          </table:table-cell>
          <table:table-cell/>
          <table:table-cell office:value-type="string" calcext:value-type="string">
            <text:p>Deficiencia de adherencia leucocitaria.</text:p>
          </table:table-cell>
          <table:table-cell office:value-type="string" calcext:value-type="string">
            <text:p>Inmunodeficiencia común variable.</text:p>
          </table:table-cell>
          <table:table-cell office:value-type="string" calcext:value-type="string">
            <text:p>Deficiencia de mieloperoxidasa.</text:p>
          </table:table-cell>
          <table:table-cell office:value-type="string" calcext:value-type="string">
            <text:p>Enfermedad granulomatosa crónica.</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float" office:value="11235" calcext:value-type="float">
            <text:p>11235</text:p>
          </table:table-cell>
          <table:table-cell office:value-type="float" office:value="300061" calcext:value-type="float">
            <text:p>300061</text:p>
          </table:table-cell>
          <table:table-cell office:value-type="string" calcext:value-type="string">
            <text:p>FALSE</text:p>
          </table:table-cell>
          <table:table-cell office:value-type="string" calcext:value-type="string">
            <text:p>Paciente oncológico portador de una sonda vesical con sospecha de una infección urinaria complicada que recibe tratamiento empírico con cefotaxima iv. El laboratorio de microbiología informa del crecimiento en los hemocultivos de Pseudomonas aeruginosa, pendiente del antibiograma. Con esta información preliminar, ¿qué respuesta es correcta?</text:p>
          </table:table-cell>
          <table:table-cell office:value-type="string" calcext:value-type="string">
            <text:p>Las bacterias del género Pseudomonas son patógenos oportunistas que producen colonización e infecciones en hospedadores susceptibles, como pueden ser pacientes oncológicos. Las infecciones por Pseudomonas se asocian fundamentalmente a la hospitalización, ventilación mecánica invasiva, neutropenia, fibrosis quística, quemados, o tras el uso de antibióticos de amplio espectro. Las infecciones urinarias casi siempre se producen en pacientes con manipulación, litiasis u obstrucción de las vías urinarias. Entre los antibióticos que pueden ser activos frente a Pseudomonas se encuentran: algunas cefalosporinas de tercera y cuarta generación (ceftazidima, cefepima, y cettazidimaavibactam), algunas penicilinas de amplio espectro (piperacilina-tazobactam) (respuesta 3 correcta), carbapenemes (imipenem, meropenem, doripenem), fluorquinolonas (ciprofloxacino, levofloxacino), monobactámicos (aztreonam) y aminoglucósidos (amikacina y tobramicina). Sin embargo, ceftriaxona, cefotaxima (respuesta 1 incorrecta) y ertapenem no tienen buena actividad frente a Pseudomonas (respuesta 2 incorrecta). Para el tratamiento de las infecciones graves se ha recomendado la combinación de antibióticos antipseudomónicos, sobre todo en bacteriemias en pacientes neutropénicos. Sin embargo, en la actualidad, la monoterapia con algunos betalactámicos al que la cepa sea sensible (ceftazidima o cefepima) parece ser tan eficaz como el tratamiento combinado. No se recomienda la monoterapia con aminoglucósidos para las infecciones graves en neutropénicos. Se han descrito infecciones por cepas multirresistentes en los que hay que recurrir a antibióticos como la colistina.</text:p>
          </table:table-cell>
          <table:table-cell/>
          <table:table-cell office:value-type="string" calcext:value-type="string">
            <text:p>INFECCIOSAS</text:p>
          </table:table-cell>
          <table:table-cell office:value-type="string" calcext:value-type="string">
            <text:p>Normal</text:p>
          </table:table-cell>
          <table:table-cell office:value-type="float" office:value="0.59" calcext:value-type="float">
            <text:p>0,59</text:p>
          </table:table-cell>
          <table:table-cell/>
          <table:table-cell office:value-type="string" calcext:value-type="string">
            <text:p>A la espera de que se confirme la sensibilidad de cefotaxima, mantener el tratamiento con esta cefalosporina de amplio espectro.</text:p>
          </table:table-cell>
          <table:table-cell office:value-type="string" calcext:value-type="string">
            <text:p>Retirar la cefotaxima e iniciar tratamiento con ertapenem.</text:p>
          </table:table-cell>
          <table:table-cell office:value-type="string" calcext:value-type="string">
            <text:p>Cambiar el tratamiento a piperacilina-tazobactam.</text:p>
          </table:table-cell>
          <table:table-cell office:value-type="string" calcext:value-type="string">
            <text:p>Añadir trimetroprim-sulfametoxazol para conseguir sinergia y una mayor cobertura antimicrobiana.</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62" calcext:value-type="float">
            <text:p>62</text:p>
          </table:table-cell>
          <table:table-cell office:value-type="float" office:value="11236" calcext:value-type="float">
            <text:p>11236</text:p>
          </table:table-cell>
          <table:table-cell office:value-type="float" office:value="300062" calcext:value-type="float">
            <text:p>300062</text:p>
          </table:table-cell>
          <table:table-cell office:value-type="string" calcext:value-type="string">
            <text:p>FALSE</text:p>
          </table:table-cell>
          <table:table-cell office:value-type="string" calcext:value-type="string">
            <text:p>Hombre de 60 años hospitalizado es diagnosticado de una bacteriemia relacionada con el catéter venoso central. El laboratorio de microbiología informa que en todos los frascos de hemocultivos se observan cocos grampositivos en racimos. La PCR directa de la sangre del hemocultivo detecta la presencia de ADN especifico de Staphylococcus aureus y la positividad del gen mecA. Ante esta información, ¿cuál es la interpretación correcta?</text:p>
          </table:table-cell>
          <table:table-cell office:value-type="string" calcext:value-type="string">
            <text:p>Se nos presenta un caso clínico debido a una infección nosocomial, cuyo agente etiológico nos es dado. Se trata de un Staphylococcus aureus, con positividad del gen mecA. Las opciones terapéuticas de “cualquier antibiótico betalactámico menos penicilina/amoxicilina (respuesta 1 incorrecta), amoxicilina-ácido clavulánico intravenoso (respuesta 3 incorrecta) y meropenem (respuesta 4 incorrecta) no son interpretaciones correctas. Es cierta la afirmación de la respuesta 2, ya que cabe asumir la resistencia a todos los betalactámicos y carbapenémicos, representando ceftalorina una alternativa terapéutica adecuada (respuesta 2 correcta) ante casos como el presente ocasionados por SARM. Puede ser útil recordar que se conoce la secuencia de todo el genoma de varias cepas del S. aureus. Entre los datos más interesantes se hallan los siguientes: 1- Se advierte un alto grado de semejanza en cuanto a secuencias de nucleótidos entre las distintas cepas. 2- Se adquiere una cantidad bastante grande de información genética por transferencia horizontal a partir de otras especies bacterianas. 3- S. aureus contiene varios islotes de “patogenicidad” o “genómicos” característicos; se trata de elementos genéticos móviles que contienen cúmulos de genes de enterotoxinas y exotoxinas o determinantes de resistencia antimicrobiana. Entre los genes que están dentro de los islotes en cuestión figuran los que portan el gen mecA, el gen encargado de la resistencia a lameticilina; los islotes que contienen esta resistencia reciben el nombre de cromosomas en casete estafilocócicos. En cuanto a la resistencia a la meticilina, ésta se explica por la aparición de una nueva proteína de unión a la penicilina (PBP, penicillin-binding protein); esta proteína es sintetizada por el gen mecA. La vancomicina sigue siendo el fármaco preferente para tratar las infecciones por estafilococos resistentes ameticilina. Se han descrito casos con resistencia estafilococócica a la vancomicina, debido a distintos mecanismos, como el fenómeno conocido como el “arrastre” de la concentración mínima inhibitoria (debido al aumento progresivo de la CMI de la vancomicina en diversas áreas geográficas), o las debidas a la presencia del gen vanA, el gen encargado de la expresión de la resistencia a vancomicina. En estos casos de resistencia avancomicina, se han desarrollado distintos fármacos como la daptomicina, linezolid, estreptogramina parenteral, o las nuevas quinolonas, con una mayor actividad in vitro contra los estafilococos.</text:p>
          </table:table-cell>
          <table:table-cell/>
          <table:table-cell office:value-type="string" calcext:value-type="string">
            <text:p>INFECCIOSAS</text:p>
          </table:table-cell>
          <table:table-cell office:value-type="string" calcext:value-type="string">
            <text:p>Difícil</text:p>
          </table:table-cell>
          <table:table-cell office:value-type="float" office:value="0.32" calcext:value-type="float">
            <text:p>0,32</text:p>
          </table:table-cell>
          <table:table-cell/>
          <table:table-cell office:value-type="string" calcext:value-type="string">
            <text:p>Se trata de un microorganismo productor de betalactamasa por lo que se puede iniciar tratamiento con cualquier antibiótico betalactámico menos penicilina/amoxicilina.</text:p>
          </table:table-cell>
          <table:table-cell office:value-type="string" calcext:value-type="string">
            <text:p>A la hora de decidir el tratamiento habría que asumir la resistencia a todos los antibióticos betalactámicos y carbapenémicos con excepción de ceftarolina.</text:p>
          </table:table-cell>
          <table:table-cell office:value-type="string" calcext:value-type="string">
            <text:p>El tratamiento con amoxicilina-ácido clavulánico intravenoso es la opción de tratamiento más recomendable.</text:p>
          </table:table-cell>
          <table:table-cell office:value-type="string" calcext:value-type="string">
            <text:p>En este caso se puede iniciar tratamiento con un antibiótico de amplio espectro como el meropenem.</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64" calcext:value-type="float">
            <text:p>64</text:p>
          </table:table-cell>
          <table:table-cell office:value-type="float" office:value="11238" calcext:value-type="float">
            <text:p>11238</text:p>
          </table:table-cell>
          <table:table-cell office:value-type="float" office:value="300064" calcext:value-type="float">
            <text:p>300064</text:p>
          </table:table-cell>
          <table:table-cell office:value-type="string" calcext:value-type="string">
            <text:p>FALSE</text:p>
          </table:table-cell>
          <table:table-cell office:value-type="string" calcext:value-type="string">
            <text:p>Un hombre de 72 años, fumador, EPOC, sin cardiopatía conocida sufre bruscamente una pérdida de consciencia mientras estaba sentado viendo la televisión. En pocos segundos el paciente recupera la consciencia. Acude a urgencias, refiriendo encontrarse bien. Al realizarse un ECG se constata un bloqueo AV 2º Mobitz II. ¿Cuál es el planteamiento más lógico ante este paciente?</text:p>
          </table:table-cell>
          <table:table-cell office:value-type="string" calcext:value-type="string">
            <text:p>Paciente que se objetiva bloqueo auriculo-ventricular de segundo grado Mobitz II tiene indicación de ingreso e implante de marcapasos definitivo (respuesta 2 correcta, respuestas 1, 3, 4 incorrectas).</text:p>
          </table:table-cell>
          <table:table-cell/>
          <table:table-cell office:value-type="string" calcext:value-type="string">
            <text:p>CARDIOLOGÍA</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Se le debería ingresar, hacerle un Holter electrocardiográfico de 24 h y en función de su resultado, decidir si ponerle un Holter insertable o un marcapasos definitivo.</text:p>
          </table:table-cell>
          <table:table-cell office:value-type="string" calcext:value-type="string">
            <text:p>No requiere más estudios diagnósticos para decidir que necesita el implante de un marcapasos definitivo.</text:p>
          </table:table-cell>
          <table:table-cell office:value-type="string" calcext:value-type="string">
            <text:p>Antes de continuar el estudio cardiológico se le debería hacer una RM cerebral para descartar origen neurológico.</text:p>
          </table:table-cell>
          <table:table-cell office:value-type="string" calcext:value-type="string">
            <text:p>Al ser el primer episodio sincopal, bastaría con hacer un seguimiento en consulta de forma periódica.</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65" calcext:value-type="float">
            <text:p>65</text:p>
          </table:table-cell>
          <table:table-cell office:value-type="float" office:value="11239" calcext:value-type="float">
            <text:p>11239</text:p>
          </table:table-cell>
          <table:table-cell office:value-type="float" office:value="300065" calcext:value-type="float">
            <text:p>300065</text:p>
          </table:table-cell>
          <table:table-cell office:value-type="string" calcext:value-type="string">
            <text:p>FALSE</text:p>
          </table:table-cell>
          <table:table-cell office:value-type="string" calcext:value-type="string">
            <text:p>Un hombre de 45 años de edad sin ningún antecedente previo ingresa en el hospital por presentar síntomas compatibles con insuficiencia cardiaca izquierda. La silueta cardiaca está ligeramente agrandada en la Rx de tórax y tanto el ecocardiograma como la RM cardiaca evidencian un gran engrosamiento de las paredes del ventrículo izquierdo con volúmenes ventriculares y función sistólica normales. Se practica un cateterismo cardiaco que muestra una disminución del gasto cardiaco y elevación de las presiones telediastólicas de ambos ventrículos y la coronariografía no muestra lesiones coronarias. Dentro de las posibilidades diagnósticas, ¿cuál de las siguientes enfermedades le parece MENOS probable en este paciente?</text:p>
          </table:table-cell>
          <table:table-cell office:value-type="string" calcext:value-type="string">
            <text:p>Se trata de un paciente con insuficiencia cardiaca que presenta hipertrofia ventricular, función conservada y datos de fallo cardiaco diastólico. Todo ello es compatible con miocardiopatía restrictiva (respuestas 1, 2, 4 incorrectas). En caso de alcoholismo se produciría miocardiopatía dilatada con función sistólica disminuida (respuesta 3 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Amiloidosis.</text:p>
          </table:table-cell>
          <table:table-cell office:value-type="string" calcext:value-type="string">
            <text:p>Endocarditis de Loeffler.</text:p>
          </table:table-cell>
          <table:table-cell office:value-type="string" calcext:value-type="string">
            <text:p>Alcoholismo.</text:p>
          </table:table-cell>
          <table:table-cell office:value-type="string" calcext:value-type="string">
            <text:p>Hemocromatosis.</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66" calcext:value-type="float">
            <text:p>66</text:p>
          </table:table-cell>
          <table:table-cell office:value-type="float" office:value="11240" calcext:value-type="float">
            <text:p>11240</text:p>
          </table:table-cell>
          <table:table-cell office:value-type="float" office:value="300066" calcext:value-type="float">
            <text:p>300066</text:p>
          </table:table-cell>
          <table:table-cell office:value-type="string" calcext:value-type="string">
            <text:p>FALSE</text:p>
          </table:table-cell>
          <table:table-cell office:value-type="string" calcext:value-type="string">
            <text:p>Hombre de 65 años de edad con dolor torácico opresivo de características isquémicas de 30 minutos de duración que acude por sus propios medios a urgencias hospitalarias donde se objetiva en el ECG elevación del segmento ST en derivaciones II-III y aVF con descenso en V1- V2-V3. ¿Cuál de estas actitudes terapéuticas o diagnósticas NO debe realizarse?</text:p>
          </table:table-cell>
          <table:table-cell office:value-type="string" calcext:value-type="string">
            <text:p>En un paciente con IAMCEST tendremos que administrar carga de doble antiagregación (respuestas 1 y 3 incorrectas), oxígeno solo si hay insuficiencia respiratoria (respuesta 4 incorrecta) lo que nunca haremos es esperar la analítica para realizar la angioplastia primaria (respuesta 2 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82" calcext:value-type="float">
            <text:p>0,82</text:p>
          </table:table-cell>
          <table:table-cell/>
          <table:table-cell office:value-type="string" calcext:value-type="string">
            <text:p>Prescribir al paciente 180 mg de ticagrelor como dosis de carga previa a la angioplastia primaria.</text:p>
          </table:table-cell>
          <table:table-cell office:value-type="string" calcext:value-type="string">
            <text:p>Solicitar Troponina T de muy alta sensibilidad y esperar resultados para decidir la realización de angioplastia primaria.</text:p>
          </table:table-cell>
          <table:table-cell office:value-type="string" calcext:value-type="string">
            <text:p>Prescribir al paciente 300 mg de ácido acetíl salicílico como dosis de carga previa a la angioplastia primaria.</text:p>
          </table:table-cell>
          <table:table-cell office:value-type="string" calcext:value-type="string">
            <text:p>Administrar oxígeno sólo a pacientes con hipoxemia (SaO2&lt;90% o PaO2&lt;60 mmHg).</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69" calcext:value-type="float">
            <text:p>69</text:p>
          </table:table-cell>
          <table:table-cell office:value-type="float" office:value="11243" calcext:value-type="float">
            <text:p>11243</text:p>
          </table:table-cell>
          <table:table-cell office:value-type="float" office:value="300069" calcext:value-type="float">
            <text:p>300069</text:p>
          </table:table-cell>
          <table:table-cell office:value-type="string" calcext:value-type="string">
            <text:p>FALSE</text:p>
          </table:table-cell>
          <table:table-cell office:value-type="string" calcext:value-type="string">
            <text:p>Mujer de 80 años con antecedentes de hipertensión arterial, hipercolesterolemia, diabetes mellitus, obesidad grado I e insuficiencia renal crónica. Se encuentra en tratamiento con enalapril 10 mg cada 12 h, furosemida 40 mg una al día, metformina 850 mg cada 12 h, simvastatina 20 mg cada 24h y lorazepam 1 mg por las noches. Acude a urgencias por empeoramiento de su disnea hasta hacerse de mínimos esfuerzos. A la exploración física destaca PA 176/98 mmHg, FC 103 lpm. Se encuentra taquipneica con tendencia al sueño y una saturación de oxígeno del 88%. A la auscultación está arrítmica a 108 lpm con crepitantes bilaterales hasta campos medios. Presenta edemas en miembros inferiores. ¿Cuál de las siguientes es INCORRECTA?</text:p>
          </table:table-cell>
          <table:table-cell office:value-type="string" calcext:value-type="string">
            <text:p>Presentan un caso de una mujer de 80 años con insuficiencia cardiaca. Como presenta insuficiencia respiratoria, hipertensión arterial y congestión pulmonar (crepitantes) debemos tratarlo con oxígeno, furosemida y nitroglicerina (respuesta 1 incorrecta). En todo paciente con antecedentes de insuficiencia renal que vamos a tratar con diuréticos debemos monitorizar la función renal (respuesta 3 incorrecta). Hay que descartar causas desencadenantes de insuficiencia cardiaca (respuesta 4 incorrecta). Aunque en obsesos los valores de BNP suelen ser más bajos, lo esperable en un paciente con insuficiencia cardiaca es que presente cifras elevadas (respuesta 2 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Debemos administrar oxigenoterapia, furosemida y nitroglicerina para el control de su disnea.</text:p>
          </table:table-cell>
          <table:table-cell office:value-type="string" calcext:value-type="string">
            <text:p>Es esperable encontrar valores de NT-proBNP inferiores a 450 pg/ml dado que la paciente tiene obesidad grado I.</text:p>
          </table:table-cell>
          <table:table-cell office:value-type="string" calcext:value-type="string">
            <text:p>Se debería monitorizar la función renal durante el ingreso ya que es un marcador pronóstico.</text:p>
          </table:table-cell>
          <table:table-cell office:value-type="string" calcext:value-type="string">
            <text:p>No se puede descartar la presencia de síndrome de apnea del sueño como factor agravante de la disnea en esta paciente.</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71" calcext:value-type="float">
            <text:p>71</text:p>
          </table:table-cell>
          <table:table-cell office:value-type="float" office:value="11245" calcext:value-type="float">
            <text:p>11245</text:p>
          </table:table-cell>
          <table:table-cell office:value-type="float" office:value="300071" calcext:value-type="float">
            <text:p>300071</text:p>
          </table:table-cell>
          <table:table-cell office:value-type="string" calcext:value-type="string">
            <text:p>FALSE</text:p>
          </table:table-cell>
          <table:table-cell office:value-type="string" calcext:value-type="string">
            <text:p>Mujer con hipotensión e hipoperfusión tisular en la que se objetivan los siguientes parámetros tras la inserción de un catéter de Swan-Ganz: índice cardiaco 1,4 L/min/m2, presión de enclavamiento capilar pulmonar 25 mmHg y resistencias vasculares sistémicas 2000 dinas/m2. El tipo de shock que presenta la paciente es:</text:p>
          </table:table-cell>
          <table:table-cell office:value-type="string" calcext:value-type="string">
            <text:p>En paciente con shock séptico y anafilático (distributivo) presenta gasto cardiaco elevado (índice cardiaco mayor de 2.2l/min/m2) (respuestas 2 y 4 incorrectas). En el shock cardiogénico la presión de enclavamiento está elevada (respuesta 1 correcta) en cambio en hipovolemia está disminuida (respuesta 3 in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Cardiogénico.</text:p>
          </table:table-cell>
          <table:table-cell office:value-type="string" calcext:value-type="string">
            <text:p>Séptico.</text:p>
          </table:table-cell>
          <table:table-cell office:value-type="string" calcext:value-type="string">
            <text:p>Hipovolémico.</text:p>
          </table:table-cell>
          <table:table-cell office:value-type="string" calcext:value-type="string">
            <text:p>Anafiláctico.</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73" calcext:value-type="float">
            <text:p>73</text:p>
          </table:table-cell>
          <table:table-cell office:value-type="float" office:value="11247" calcext:value-type="float">
            <text:p>11247</text:p>
          </table:table-cell>
          <table:table-cell office:value-type="float" office:value="300073" calcext:value-type="float">
            <text:p>300073</text:p>
          </table:table-cell>
          <table:table-cell office:value-type="string" calcext:value-type="string">
            <text:p>FALSE</text:p>
          </table:table-cell>
          <table:table-cell office:value-type="string" calcext:value-type="string">
            <text:p>Hombre de 37 años que acude a la consulta por presentar unas lesiones papulosas de disposición arciforme, asintomáticas, en el dorso de la mano. El dermatólogo no le da ninguna importancia, aunque para confirmar el diagnóstico le realiza una biopsia cutánea donde aparte de otros signos, se aprecia necrobiosis del colágeno. El diagnóstico más probable es:</text:p>
          </table:table-cell>
          <table:table-cell office:value-type="string" calcext:value-type="string">
            <text:p>El granuloma anular es una dermatosis crónica, asintomática, autolimitada y frecuente en niños y adultos jóvenes. Consiste en pápulas con distribución anular o arciforme, que suelen originarse en los dorsos de las manos y los pies, los codos y las rodillas. En la histología aparecen focos de infiltrados inflamatorios e histiocíticos crónicos en la dermis superficial y media, con necrobiosis del tejido conjuntivo rodeada por una pared de histiocitos empalizada y células gigantes multinucleadas. La enfermedad desaparece en 75% de los pacientes en dos años, adoptando regresiones centrales, por lo que a menos que sea deformante, una opción es no dar ningún tratamiento, que consistiría en corticoides tópicos o intralesionales.</text:p>
          </table:table-cell>
          <table:table-cell/>
          <table:table-cell office:value-type="string" calcext:value-type="string">
            <text:p>DERMATOLOGÍA</text:p>
          </table:table-cell>
          <table:table-cell office:value-type="string" calcext:value-type="string">
            <text:p>Difícil</text:p>
          </table:table-cell>
          <table:table-cell office:value-type="float" office:value="0.2" calcext:value-type="float">
            <text:p>0,2</text:p>
          </table:table-cell>
          <table:table-cell/>
          <table:table-cell office:value-type="string" calcext:value-type="string">
            <text:p>Liquen plano.</text:p>
          </table:table-cell>
          <table:table-cell office:value-type="string" calcext:value-type="string">
            <text:p>Xantoma tuberoso.</text:p>
          </table:table-cell>
          <table:table-cell office:value-type="string" calcext:value-type="string">
            <text:p>Sarcoidosis cutánea.</text:p>
          </table:table-cell>
          <table:table-cell office:value-type="string" calcext:value-type="string">
            <text:p>Granuloma anular.</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74" calcext:value-type="float">
            <text:p>74</text:p>
          </table:table-cell>
          <table:table-cell office:value-type="float" office:value="11248" calcext:value-type="float">
            <text:p>11248</text:p>
          </table:table-cell>
          <table:table-cell office:value-type="float" office:value="300074" calcext:value-type="float">
            <text:p>300074</text:p>
          </table:table-cell>
          <table:table-cell office:value-type="string" calcext:value-type="string">
            <text:p>FALSE</text:p>
          </table:table-cell>
          <table:table-cell office:value-type="string" calcext:value-type="string">
            <text:p>Paula de 27 años, acude a urgencias con un cuadro de enrojecimiento generalizado, fiebre y malestar general de 24 horas de evolución. En la guardería en la que trabaja ha tenido 4 niños con un cuadro viral asociado a exantema malar marcado. No es alérgica a ningún fármaco y está tomando minociclina 100 mg al día desde hace un mes por acné, así como ibuprofeno los dos últimos días por dolor menstrual. En la exploración física presenta un exantema generalizado, edema facial, adenopatías axilares y cervicales bilaterales. En la analítica destaca leucocitosis con eosinofilia, leve linfocitosis y un discreto aumento de transaminasas. ¿Cuál es la causa más probable?</text:p>
          </table:table-cell>
          <table:table-cell office:value-type="string" calcext:value-type="string">
            <text:p>El síndrome DRESS (Drug Rash with Eosinophilia and Systemic Symptoms) o síndrome de hipersensibilidad a fármacos es una reacción adversa idiosincrásica que comienza en forma aguda en los primeros dos meses después de iniciar la administración de un fármaco. Se caracteriza por fiebre, malestar general y edema de la cara o una dermatitis exfoliativa. Las lesiones iniciales es una erupción morbiliforme generalizada (tronco y extremidades) que puede avanzar a una eritrodermia exfoliativas generalizadas, sobre todo si no se suspende el fármaco. El edema facial (sobre todo periorbitario) es característico. La linfadenopatía es frecuente y suele deberse a hiperplasia linfoidea benigna. Se acompaña de eosinofilia (30%), leucocitosis con linfocitos atípicos similares a los de la mononucleosis y signos de hepatitis y nefritis. Los fármacos más frecuentemente implicados son los antiepilépticos (difenilhidantoína, carbamazepina y fenobarbital) y las sulfonamidas (dapsona, sulfasalazina), y con menos frecuencia: alopurinol, sales de oro, sorbinil, minociclina, zalcitabina, antagonistas del calcio, ranitidina, talidomida y mexiletina.</text:p>
          </table:table-cell>
          <table:table-cell/>
          <table:table-cell office:value-type="string" calcext:value-type="string">
            <text:p>DERMATOLOGÍA</text:p>
          </table:table-cell>
          <table:table-cell office:value-type="string" calcext:value-type="string">
            <text:p>Difícil</text:p>
          </table:table-cell>
          <table:table-cell office:value-type="float" office:value="0.33" calcext:value-type="float">
            <text:p>0,33</text:p>
          </table:table-cell>
          <table:table-cell/>
          <table:table-cell office:value-type="string" calcext:value-type="string">
            <text:p>Toxina del Stafilococcus aureus.</text:p>
          </table:table-cell>
          <table:table-cell office:value-type="string" calcext:value-type="string">
            <text:p>Coxsackie B 4.</text:p>
          </table:table-cell>
          <table:table-cell office:value-type="string" calcext:value-type="string">
            <text:p>Minociclina.</text:p>
          </table:table-cell>
          <table:table-cell office:value-type="string" calcext:value-type="string">
            <text:p>Virus difícil de filiar, posiblemente el mismo que el cuadro de la guardería.</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76" calcext:value-type="float">
            <text:p>76</text:p>
          </table:table-cell>
          <table:table-cell office:value-type="float" office:value="11250" calcext:value-type="float">
            <text:p>11250</text:p>
          </table:table-cell>
          <table:table-cell office:value-type="float" office:value="300076" calcext:value-type="float">
            <text:p>300076</text:p>
          </table:table-cell>
          <table:table-cell office:value-type="string" calcext:value-type="string">
            <text:p>FALSE</text:p>
          </table:table-cell>
          <table:table-cell office:value-type="string" calcext:value-type="string">
            <text:p>Mujer de 50 años que acude a urgencias por cuadro de dolor en hipocondrio derecho, fiebre e ictericia. La ecografía informa de colecistitis aguda litiásica con dilatación de la vía billar principal por posible coledocolitiasis. ¿Qué considera más apropiado hacer primero?</text:p>
          </table:table-cell>
          <table:table-cell office:value-type="string" calcext:value-type="string">
            <text:p>El tratamiento de la coledocolitiasis consiste en la extracción de cálculos y colecistectomía. Si el paciente tiene una historia de ictericia obstructiva o pancreatitis, alteración de las pruebas hepáticas o un cálculo coledociano con dilatación de la vía biliar, es preferible realizar una CPRE, con esfinterotomía y extracción de cálculos y posteriormente una colecistectomía laparoscópica (respuesta 4 correcta, resto incorrectas).</text:p>
          </table:table-cell>
          <table:table-cell/>
          <table:table-cell office:value-type="string" calcext:value-type="string">
            <text:p>DIGESTIVO</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Cirugía urgente.</text:p>
          </table:table-cell>
          <table:table-cell office:value-type="string" calcext:value-type="string">
            <text:p>Colangiorresonancia magnética.</text:p>
          </table:table-cell>
          <table:table-cell office:value-type="string" calcext:value-type="string">
            <text:p>TC abdominal.</text:p>
          </table:table-cell>
          <table:table-cell office:value-type="string" calcext:value-type="string">
            <text:p>Colangiopancreatografia endoscópica con esfinterotomía.</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79" calcext:value-type="float">
            <text:p>79</text:p>
          </table:table-cell>
          <table:table-cell office:value-type="float" office:value="11253" calcext:value-type="float">
            <text:p>11253</text:p>
          </table:table-cell>
          <table:table-cell office:value-type="float" office:value="300079" calcext:value-type="float">
            <text:p>300079</text:p>
          </table:table-cell>
          <table:table-cell office:value-type="string" calcext:value-type="string">
            <text:p>FALSE</text:p>
          </table:table-cell>
          <table:table-cell office:value-type="string" calcext:value-type="string">
            <text:p>Hombre de 29 años de edad, tratado por una colitis ulcerosa desde hace 2 años y sin episodios de descompensación en los últimos 6 meses. Refiere un dolor sordo en hipocondrio derecho y astenia en el último mes. La exploración física no demuestra ninguna alteración significativa y en los análisis se observa una bilirrubinemia total de 1,2 mg/dL (bilirrubina directa 0,7 mg/dL), aspartato aminotransferasa 89 UI/L, alanino amino-transferasa 101 UI/L, fosfatasa alcalina 1.124 UI/L, gamma glutamiltransferasa 345 UI/L, albuminemia 38 g/L y tasa de protrombina 100%. Señale cuál de las siguientes enfermedades padece con mayor probabilidad:</text:p>
          </table:table-cell>
          <table:table-cell office:value-type="string" calcext:value-type="string">
            <text:p>Un varón joven con una Colitis Ulcerosa de larga evolución que comienza con síntomas y signos de colestasis, ha desarrollado probablemente una Colangitis Esclerosante Primaria (C.E.P.) asociada a su inflamatoria (respuesta 4 correcta). La cirrosis biliar primaria aparece sobre todo en mujeres, no suele cursar con dolor y no se suele asociar a la enfermedad inflamatoria (respuesta 1 incorrecta). El paciente presenta un patrón de colestasis más importante que de citolisis, además no nos dicen que tenga autoanticuerpos ni una biopsia compatible con una hepatitis de interfase, por lo que una hepatitis autoinmune es poco probable (respuesta 2 incorrecta). A pesar de que una coledocolitiasis podría alterar las enzimas de colestasis, el cuadro clínico en general orienta hacia una C.E.P. (respuesta 3 incorrecta). Se trata de un concepto repeMIR muy importante. Pregunta copiada literalmente del MIR 2000.</text:p>
          </table:table-cell>
          <table:table-cell/>
          <table:table-cell office:value-type="string" calcext:value-type="string">
            <text:p>DIGESTIVO</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Enfermedad biliar primaria.</text:p>
          </table:table-cell>
          <table:table-cell office:value-type="string" calcext:value-type="string">
            <text:p>Hepatitis autoinmune.</text:p>
          </table:table-cell>
          <table:table-cell office:value-type="string" calcext:value-type="string">
            <text:p>Coledocolitiasis.</text:p>
          </table:table-cell>
          <table:table-cell office:value-type="string" calcext:value-type="string">
            <text:p>Colangitis esclerosante primaria.</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80" calcext:value-type="float">
            <text:p>80</text:p>
          </table:table-cell>
          <table:table-cell office:value-type="float" office:value="11254" calcext:value-type="float">
            <text:p>11254</text:p>
          </table:table-cell>
          <table:table-cell office:value-type="float" office:value="300080" calcext:value-type="float">
            <text:p>300080</text:p>
          </table:table-cell>
          <table:table-cell office:value-type="string" calcext:value-type="string">
            <text:p>FALSE</text:p>
          </table:table-cell>
          <table:table-cell office:value-type="string" calcext:value-type="string">
            <text:p>Una mujer de 43 años refiere cuadros de dificultad para la ingesta de sólidos desde hace años. En el último año estos cuadros se han intensificado y en ocasiones se acompañan de dolor torácico. Ha perdido 4 a 5 Kg de peso. Aporta gastroscopia: restos alimentarios en esófago; estómago y duodeno sin alteraciones. Se completa el estudio con la realización de manometría esofágica. ¿Qué alteración de las que se describen a continuación, cree que presenta la paciente?</text:p>
          </table:table-cell>
          <table:table-cell office:value-type="string" calcext:value-type="string">
            <text:p>Nos están dando un cuadro clínico de una paciente joven con disfagia desde hace años, donde la gastroscopia descarta cualquier patología tumoral. Se trata de un cuadro de Acalasia, y para confirmar el diagnóstico es necesario realizar una manometría donde veremos: ausencia de relajación del esfínter esofágico inferior con la deglución y pérdida de la peristalsis primaria (respuesta 3 correcta, resto incorrectas). Concepto repeMIR más preguntado de la asignatura de Digestivo en el MIR.</text:p>
          </table:table-cell>
          <table:table-cell/>
          <table:table-cell office:value-type="string" calcext:value-type="string">
            <text:p>DIGESTIVO</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Esfínter esofágico superior hipertenso.</text:p>
          </table:table-cell>
          <table:table-cell office:value-type="string" calcext:value-type="string">
            <text:p>Ondas peristálticas en cuerpo esofágico y esfínter esofágico superior hipotenso.</text:p>
          </table:table-cell>
          <table:table-cell office:value-type="string" calcext:value-type="string">
            <text:p>Aperistalsis de cuerpo esofágico y esfínter esofágico inferior hipertenso.</text:p>
          </table:table-cell>
          <table:table-cell office:value-type="string" calcext:value-type="string">
            <text:p>Esfínter esofágico inferior hipotenso con relajaciones completas.</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81" calcext:value-type="float">
            <text:p>81</text:p>
          </table:table-cell>
          <table:table-cell office:value-type="float" office:value="11255" calcext:value-type="float">
            <text:p>11255</text:p>
          </table:table-cell>
          <table:table-cell office:value-type="float" office:value="300081" calcext:value-type="float">
            <text:p>300081</text:p>
          </table:table-cell>
          <table:table-cell office:value-type="string" calcext:value-type="string">
            <text:p>FALSE</text:p>
          </table:table-cell>
          <table:table-cell office:value-type="string" calcext:value-type="string">
            <text:p>Se nos remite un hombre de 45 años tras la extirpación endoscópica de al menos 7 pólipos gástricos de entre 1 y 2 mm. El diagnóstico anatomopatológico es de gastritis crónica con marcada atrofia corporal y metaplasia intestinal, y focos de microcarcinoide que afecta a las biopsias de cuerpo gástrico y fundus. Indique la afirmación CORRECTA:</text:p>
          </table:table-cell>
          <table:table-cell office:value-type="string" calcext:value-type="string">
            <text:p>El tumor carcinoide es uno de los tumores neuroendocrinos más frecuentes del tracto digestivo, pero en el estómago sólo asientan un 2-3% de los mismos y representan el 0,5% de todos los tumores gástricos. Se distinguen 3 tipos de tumores carcinoides gástricos: 1. Tipo 1 (80%): se localizan en el fundus y cuerpo gástrico, se asocian a anemia perniciosa y atrofia gástrica, por lo que van acompañados de hipergastrinemia (respuesta1 incorrecta). 2. Tipo 2 (6%): se asocian al Sd. de Zollinger-Ellison y también cursan con hipergastrinemia. 3. Tipo 3 (14-25%): lesión única grande no asociada a hipergastrinemia de comportamiento más agresivo. El tratamiento de los tipos I y II suele ser la resección endoscópica. Si son de gran tamaño algunos autores recomiendan gastrectomía parcial, en tanto que otros recomiendan antrectomía en el tipo I (como en el caso de esta pregunta) para reducir la hipergastrinemia, lo cual ha permitido la regresión de los carcinoides en diversos estudios (respuesta 3 correcta). El tratamiento con análogos de la somatostatina se utiliza para la clínica del Síndrome Carcinoide, no siendo de utilidad en tumores carcinoides sin este síndrome (respuesta 4 incorrecta). No todas las metaplasias intestinales gástricas aumentan el riesgo de degeneración maligna (respuesta 2 incorrecta): la metaplasia intestinal completa no aumenta el riesgo, mientras que la incompleta sí.</text:p>
          </table:table-cell>
          <table:table-cell/>
          <table:table-cell office:value-type="string" calcext:value-type="string">
            <text:p>DIGESTIVO</text:p>
          </table:table-cell>
          <table:table-cell office:value-type="string" calcext:value-type="string">
            <text:p>Difícil</text:p>
          </table:table-cell>
          <table:table-cell office:value-type="float" office:value="-0.22" calcext:value-type="float">
            <text:p>-0,22</text:p>
          </table:table-cell>
          <table:table-cell/>
          <table:table-cell office:value-type="string" calcext:value-type="string">
            <text:p>La mayor parte de los casos cursan con hipogastrinemia.</text:p>
          </table:table-cell>
          <table:table-cell office:value-type="string" calcext:value-type="string">
            <text:p>La metaplasia intestinal en el estómago es indicación de gastrectomía por la alta tasa de transformación a adenocarcinoma.</text:p>
          </table:table-cell>
          <table:table-cell office:value-type="string" calcext:value-type="string">
            <text:p>En el caso de indicar cirugía, la gastrectomia distal es la cirugía más indicada.</text:p>
          </table:table-cell>
          <table:table-cell office:value-type="string" calcext:value-type="string">
            <text:p>Está indicado el tratamiento con análogos de la somatostatina.</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82" calcext:value-type="float">
            <text:p>82</text:p>
          </table:table-cell>
          <table:table-cell office:value-type="float" office:value="11256" calcext:value-type="float">
            <text:p>11256</text:p>
          </table:table-cell>
          <table:table-cell office:value-type="float" office:value="300082" calcext:value-type="float">
            <text:p>300082</text:p>
          </table:table-cell>
          <table:table-cell office:value-type="string" calcext:value-type="string">
            <text:p>FALSE</text:p>
          </table:table-cell>
          <table:table-cell office:value-type="string" calcext:value-type="string">
            <text:p>Mujer de 70 años, con antecedentes de consumo de AINEs. Acude a urgencias refiriendo melenas de 24 horas de evolución. A la exploración física, llama la atención una marcada palidez cutáneo-mucosa, con FC de 124 lpm y PA de 80/40 mmHg. ¿Cuál es la primera medida a tomar?</text:p>
          </table:table-cell>
          <table:table-cell office:value-type="string" calcext:value-type="string">
            <text:p>Ante una hemorragia gastrointestinal, tras una anamnesis y exploración inicial con exploración del estado hemodinámico del paciente, se inician las medidas de reanimación: se colocarán uno o dos catéteres venosos periféricos de grueso calibre, mediante los cuales se iniciará la reposición de la volemia, tras la extracción de muestras de sangre para analítica de urgencia (hemograma y fórmula leucocitaria, coagulación, glucemia, urea, creatinina e ionograma) y sangre en reserva (respuesta 4 correcta, resto incorrectas). Pregunta repeMIR.</text:p>
          </table:table-cell>
          <table:table-cell/>
          <table:table-cell office:value-type="string" calcext:value-type="string">
            <text:p>DIGESTIVO</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Interrogarle sobre sus antecedentes (AINEs, dosis, tipo, tiempo de consumo, historia ulcerosa previa, antecedente de hemorragia digestiva, ... etc) y realizar tacto rectal.</text:p>
          </table:table-cell>
          <table:table-cell office:value-type="string" calcext:value-type="string">
            <text:p>Colocar sonda nasogástrica con lavado previo a la realización de endoscopia.</text:p>
          </table:table-cell>
          <table:table-cell office:value-type="string" calcext:value-type="string">
            <text:p>Realizar inmediatamente una endoscopia digestiva para establecer el diagnóstico y aplicar el tratamiento hemostático.</text:p>
          </table:table-cell>
          <table:table-cell office:value-type="string" calcext:value-type="string">
            <text:p>Canalizar al menos una vía periférica de grueso calibre para infusión de volumen y obtener determinaciones analíticas básicas.</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83" calcext:value-type="float">
            <text:p>83</text:p>
          </table:table-cell>
          <table:table-cell office:value-type="float" office:value="11257" calcext:value-type="float">
            <text:p>11257</text:p>
          </table:table-cell>
          <table:table-cell office:value-type="float" office:value="300083" calcext:value-type="float">
            <text:p>300083</text:p>
          </table:table-cell>
          <table:table-cell office:value-type="string" calcext:value-type="string">
            <text:p>FALSE</text:p>
          </table:table-cell>
          <table:table-cell office:value-type="string" calcext:value-type="string">
            <text:p>Hombre de 40 años que viaja por turismo al Caribe. A la semana de su regreso presenta de 3 a 4 deposiciones líquidas diarias, acuosas, sin productos patológicos, así como dolor abdominal y malestar general. El médico que le atiende le prescribe hidratación oral y le propone la administración de una quinolona. ¿Con qué finalidad?</text:p>
          </table:table-cell>
          <table:table-cell office:value-type="string" calcext:value-type="string">
            <text:p>El antecedente de viaje al Caribe, el periodo de incubación de una semana y los datos de diarrea no inflamatoria (diarrea acuosa, a menudo de gran volumen, sin presencia de sangreni pus, así como dolor abdominal de intensidad leve-moderada), orientan el diagnóstico hacia una probable diarrea infecciosa aguda del viajero. Escherichia coli enterotoxigénico es la causa más frecuente de diarrea del viajero. El empleo empírico de antibióticos, antes de conocerse el resultado del coprocultivo, no es lo recomendable de entrada, pero puede resultar eficaz en algunos pacientes con diarrea aguda, principalmente en aquellos que presentan fiebre alta y afección del estado general. También puede ser útil en pacientes con diarrea del viajero o ante un brote de diarrea en una comunidad con elevada prevalencia de infecciones bacterianas o parasitarias. El tratamiento antibiótico es eficaz, al acortar el período de excreción fecal de microorganismos y la duración de los síntomas. (respuesta 1 correcta). Sin embargo, en algunos casos el tratamiento antibiótico puede prolongar el estado de portador o incrementar el riesgo de precipitar un síndrome urémico-hemolítico, como se ha descrito tras el empleo de quinolonas en las infecciones por el serotipo O157/H7 del E.coli enterohemorágico.</text:p>
          </table:table-cell>
          <table:table-cell/>
          <table:table-cell office:value-type="string" calcext:value-type="string">
            <text:p>DIGESTIVO</text:p>
          </table:table-cell>
          <table:table-cell office:value-type="string" calcext:value-type="string">
            <text:p>Difícil</text:p>
          </table:table-cell>
          <table:table-cell office:value-type="float" office:value="-0.03" calcext:value-type="float">
            <text:p>-0,03</text:p>
          </table:table-cell>
          <table:table-cell/>
          <table:table-cell office:value-type="string" calcext:value-type="string">
            <text:p>Acortar la duración de la diarrea.</text:p>
          </table:table-cell>
          <table:table-cell office:value-type="string" calcext:value-type="string">
            <text:p>Disminuir la mortalidad.</text:p>
          </table:table-cell>
          <table:table-cell office:value-type="string" calcext:value-type="string">
            <text:p>Evitar la aparición de complicaciones intraabdominales.</text:p>
          </table:table-cell>
          <table:table-cell office:value-type="string" calcext:value-type="string">
            <text:p>Evitar la diseminación séptica a distancia.</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88" calcext:value-type="float">
            <text:p>88</text:p>
          </table:table-cell>
          <table:table-cell office:value-type="float" office:value="11262" calcext:value-type="float">
            <text:p>11262</text:p>
          </table:table-cell>
          <table:table-cell office:value-type="float" office:value="300088" calcext:value-type="float">
            <text:p>300088</text:p>
          </table:table-cell>
          <table:table-cell office:value-type="string" calcext:value-type="string">
            <text:p>FALSE</text:p>
          </table:table-cell>
          <table:table-cell office:value-type="string" calcext:value-type="string">
            <text:p>Hombre de 78 años con antecedentes de diabetes mellitus tipo 2 en tratamiento con metformina y vildagliptina, con última HbA1C 6,8%, HTA en tratamiento con enalapril con buen control tensional y dislipemia en tratamiento con atorvastatina con LDL de 90 mg/dL. Ingresa en planta de medicina interna por neumonía adquirida en la comunidad con insuficiencia respiratoria aguda secundaria. ¿Qué medicación pautaría para el control glicémico durante su hospitalización?</text:p>
          </table:table-cell>
          <table:table-cell office:value-type="string" calcext:value-type="string">
            <text:p>Ante cualquier paciente diabético tratado con ADO, que ingrese por una enfermedad aguda, debe suspenderse dicho tratamiento y cambiarlo por insulina, ya que, durante el ingreso, puede ser necesaria la corrección rápida de la glucemia y sólo se podría conseguir con insulina (respuesta 1 correcta). Cualquier ADO ha de suspenderse ante dicha situación (metfotmina, I-DPP4…) (respuestas 3 y 4 incorrectas). Tampoco es posible dejar ADO y combinado con insulinoterapia (respuesta 2 incorrecta). De cualquier forma la insulina utilizada en esta situación de ingreso o descompensación sería insulina i.v. continua, no formas lentas o regulares.</text:p>
          </table:table-cell>
          <table:table-cell/>
          <table:table-cell office:value-type="string" calcext:value-type="string">
            <text:p>ENDOCRINOLOG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Suspendería antidiabéticos orales y pautaría insulinoterapia.</text:p>
          </table:table-cell>
          <table:table-cell office:value-type="string" calcext:value-type="string">
            <text:p>Continuaría con metformina a dosis altas y añadiría insulina de acción lenta.</text:p>
          </table:table-cell>
          <table:table-cell office:value-type="string" calcext:value-type="string">
            <text:p>Mantendría vildagliptina, pero suspendería metformina.</text:p>
          </table:table-cell>
          <table:table-cell office:value-type="string" calcext:value-type="string">
            <text:p>Continuaría con igual tratamiento, ya que el paciente estaba bien controlado.</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89" calcext:value-type="float">
            <text:p>89</text:p>
          </table:table-cell>
          <table:table-cell office:value-type="float" office:value="11263" calcext:value-type="float">
            <text:p>11263</text:p>
          </table:table-cell>
          <table:table-cell office:value-type="float" office:value="300089" calcext:value-type="float">
            <text:p>300089</text:p>
          </table:table-cell>
          <table:table-cell office:value-type="string" calcext:value-type="string">
            <text:p>FALSE</text:p>
          </table:table-cell>
          <table:table-cell office:value-type="string" calcext:value-type="string">
            <text:p>Hombre de 43 años que acude a su consulta, con antecedentes de cardiopatía isquémica, con un IAM a los 38 años. Tiene el siguiente perfil lipídico: colesterol total 276 mg/dL, HDL colesterol 44 mg/dL, colesterol LDL de 167 mg/dL, triglicéridos 278 mg/dL y apoB de 180 mg/dL. Nunca ha fumado. Su padre y sus tíos por rama paterna tienen una hiperlipemia mixta y han tenido eventos cardiovasculares. En la exploración física no presenta xantomas, tiene un índice de masa corporal de 27 Kg/m2 y la presión arterial es de 117/67 mmHg. ¿Cuál es el diagnóstico más probable?</text:p>
          </table:table-cell>
          <table:table-cell office:value-type="string" calcext:value-type="string">
            <text:p>La pregunta hace referencia a una hiperlipemia familiar combinada que se caracteriza por aumento de TG, de LDL col, descenso de HDL col y aumento significativo de apoB junto con aparición de cardiopatía antes de los 60 años y con antecedentes familiares de hiperlipemia mixta (respuesta 3 correcta). La característica fundamental de la hipercolesterolemia familiar heterocigota es el aumento de LDL col &gt;200-400 mg/100ml y niveles normales de TG, junto con xantomas tendinosos y ECV (respuesta 1 incorrecta). La disbetalipoproteinemia o hiperlipoproteinemia tipo III se caracteriza por hiperlipidemia, xantomas o vasculopatías prematuras; siendo los xantomas patognomónicos de esta enfermedad (respuesta 2 incorrecta). En la pregunta, el paciente tiene TA normal, IMC normal; datos no compatibles con los criterios de síndrome me tabólico, a pesar de tener una hiperlipemia mixta (respuesta 4 incorrecta). El perímetro de cintura es criterio de síndrome metabólico</text:p>
          </table:table-cell>
          <table:table-cell/>
          <table:table-cell office:value-type="string" calcext:value-type="string">
            <text:p>ENDOCRIN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Hipercolesterolemia familiar heterocigota.</text:p>
          </table:table-cell>
          <table:table-cell office:value-type="string" calcext:value-type="string">
            <text:p>Disbetalipoproteinemia.</text:p>
          </table:table-cell>
          <table:table-cell office:value-type="string" calcext:value-type="string">
            <text:p>Hiperlipemia familiar combinada.</text:p>
          </table:table-cell>
          <table:table-cell office:value-type="string" calcext:value-type="string">
            <text:p>Síndrome metabólico con hiperlipemia mixta.</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92" calcext:value-type="float">
            <text:p>92</text:p>
          </table:table-cell>
          <table:table-cell office:value-type="float" office:value="11266" calcext:value-type="float">
            <text:p>11266</text:p>
          </table:table-cell>
          <table:table-cell office:value-type="float" office:value="300092" calcext:value-type="float">
            <text:p>300092</text:p>
          </table:table-cell>
          <table:table-cell office:value-type="string" calcext:value-type="string">
            <text:p>FALSE</text:p>
          </table:table-cell>
          <table:table-cell office:value-type="string" calcext:value-type="string">
            <text:p>Una mujer de 17 años diagnosticada de anorexia nerviosa restrictiva ingresa en el hospital para el tratamiento de su cuadro de desnutrición. A los pocos días presenta disnea de medianos esfuerzos y edemas bilaterales basta tercio medio de las piernas que dejan fóvea. Su médico piensa que puede presentar un síndrome de realimentación y solicita una analítica. De las siguientes posibilidades, ¿cuál es el perfil bioquímico más probable que apoyaría este diagnóstico?</text:p>
          </table:table-cell>
          <table:table-cell office:value-type="string" calcext:value-type="string">
            <text:p>El síndrome de realimentación ocurre como consecuencia de la reintroducción de nutrición (oral, enteral o parenteral) en pacientes malnutridos. Los pacientes presentan anomalías electrolíticas —hipofosfatemia, hipopotasemia e hipomagnesemia— otros trastornos del metabolismo hidrocarbonado y déficits vitamínicos (respuesta 3 correcta y respuestas 1 y 2 incorrectas). En las fases iniciales del síndrome de realimentación puede aparecer retención de sodio (hipernatremia) y expansión del fluido extracelular (respuesta 4 incorrecta). Este síndrome nos lo han preguntado ya en el MIR. La anorexia nerviosa es una posible causa de síndrome de realimentación</text:p>
          </table:table-cell>
          <table:table-cell/>
          <table:table-cell office:value-type="string" calcext:value-type="string">
            <text:p>ENDOCRINOLOGÍA</text:p>
          </table:table-cell>
          <table:table-cell office:value-type="string" calcext:value-type="string">
            <text:p>Difícil</text:p>
          </table:table-cell>
          <table:table-cell office:value-type="float" office:value="-0.12" calcext:value-type="float">
            <text:p>-0,12</text:p>
          </table:table-cell>
          <table:table-cell/>
          <table:table-cell office:value-type="string" calcext:value-type="string">
            <text:p>Hipernatremia e hiperpotasemia.</text:p>
          </table:table-cell>
          <table:table-cell office:value-type="string" calcext:value-type="string">
            <text:p>Hiperfosforemia e hipermagnesemia.</text:p>
          </table:table-cell>
          <table:table-cell office:value-type="string" calcext:value-type="string">
            <text:p>Hipofosforemia e hipopotasemia.</text:p>
          </table:table-cell>
          <table:table-cell office:value-type="string" calcext:value-type="string">
            <text:p>Hiponatremia e hipocalcemia.</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93" calcext:value-type="float">
            <text:p>93</text:p>
          </table:table-cell>
          <table:table-cell office:value-type="float" office:value="11267" calcext:value-type="float">
            <text:p>11267</text:p>
          </table:table-cell>
          <table:table-cell office:value-type="float" office:value="300093" calcext:value-type="float">
            <text:p>300093</text:p>
          </table:table-cell>
          <table:table-cell office:value-type="string" calcext:value-type="string">
            <text:p>FALSE</text:p>
          </table:table-cell>
          <table:table-cell office:value-type="string" calcext:value-type="string">
            <text:p>Una mujer de 55 años asintomática con diagnóstico de hiperparatiroidismo primario. Acude a la consulta con una calcemia de 12 mg/dL y litiasis renal demostrada con ecografía. ¿Qué debemos aconsejar a la paciente?</text:p>
          </table:table-cell>
          <table:table-cell office:value-type="string" calcext:value-type="string">
            <text:p>La litiasis renal visualizada por pruebas de imagen y el riesgo bioquímico de litiasis, además de la fractura vertebral identificada por radiología, son indicaciones relativamente novedosas de tratamiento quirúrgico del hiperparatiroidismo primario (respuesta 4 correcta); es muy útil previo a la intervención la gammagrafía Sesta MIBI-Spect para predecir la localización de la glándula anormal. Ante estos dos criterios de intervención quirúrgica, no son por tanto de elección el balance cálcio fósforo en la orina o aclaramiento de creatinina (respuestas 2 y 3 incorrectas), además estas técnicas diagnósticas, no son útiles en la actualidad, por su escasa especificidad, prefiriéndose las técnicas inmunométricas de PTH en combinación con mediciones simultáneas de calcio en sangre. El uso de cinacalcet puede ser útil en pacientes que rechazan la cirugía y no son médicamente factibles (respuesta 1 incorrecta), teniendo en cuenta que estos fármacos disminuyen la calcemia, pero no afectan la densidad de la masa ósea. El adenoma de paratiroides, es la causa más frecuente de hiperparatiroidismo primario</text:p>
          </table:table-cell>
          <table:table-cell/>
          <table:table-cell office:value-type="string" calcext:value-type="string">
            <text:p>ENDOCRINOLOGÍA</text:p>
          </table:table-cell>
          <table:table-cell office:value-type="string" calcext:value-type="string">
            <text:p>Normal</text:p>
          </table:table-cell>
          <table:table-cell office:value-type="float" office:value="0.61" calcext:value-type="float">
            <text:p>0,61</text:p>
          </table:table-cell>
          <table:table-cell/>
          <table:table-cell office:value-type="string" calcext:value-type="string">
            <text:p>Realizar seguimiento anual de calcemia y pautar tratamiento con cinacalcet.</text:p>
          </table:table-cell>
          <table:table-cell office:value-type="string" calcext:value-type="string">
            <text:p>Realizar balance calcio-fósforo en la orina.</text:p>
          </table:table-cell>
          <table:table-cell office:value-type="string" calcext:value-type="string">
            <text:p>Analizar el aclaramiento de creatinina y revalorar a la paciente al año.</text:p>
          </table:table-cell>
          <table:table-cell office:value-type="string" calcext:value-type="string">
            <text:p>Completar su estudio con una gammagrafia Sesta MIBISpect y preparar a la enferma para una paratiroidectomía programada.</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94" calcext:value-type="float">
            <text:p>94</text:p>
          </table:table-cell>
          <table:table-cell office:value-type="float" office:value="11268" calcext:value-type="float">
            <text:p>11268</text:p>
          </table:table-cell>
          <table:table-cell office:value-type="float" office:value="300094" calcext:value-type="float">
            <text:p>300094</text:p>
          </table:table-cell>
          <table:table-cell office:value-type="string" calcext:value-type="string">
            <text:p>FALSE</text:p>
          </table:table-cell>
          <table:table-cell office:value-type="string" calcext:value-type="string">
            <text:p>Hombre de 30 años de edad acude a la consulta con cifras elevadas de presión arterial en repetidas ocasiones. Niega antecedentes familiares de HTA. Tiene un IMC de 30. Se realiza analítica: Cr 0,9 mg/dL, Na 137 mmol/L, K 2,9 mmol/L, cociente aldosterona/actividad de renina de 30. ¿Cuál es la opción correcta?</text:p>
          </table:table-cell>
          <table:table-cell office:value-type="string" calcext:value-type="string">
            <text:p>Ante los datos del enunciado de la pregunta, nos quedamos fundamentalmente con la HTA y la hipopotasemia, características claves en el diagnóstico del Hiperaldosteronismo primario; que dentro de sus criterios mayores está la no supresión de la aldosterona ante la sobrecarga salina (respuesta 3 correcta); es antagónica a este criterio la respuesta 2 (respuesta 2 incorrecta) (se podían haber aplicado las reglas de test). Antes de realizar ninguna prueba de imagen, como un TAC de suprarrenales, para visualizar el adenoma productor de aldosterona (síndrome de Conn), tenemos que diagnosticar la enfermedad y luego localizarlo (respuesta 1 incorrecta). El cociente aldosterona/renina de 30 puede ser sugestivo de hiperaldosteronimo primario o de otras entidades como la estenosis de arteria renal; donde es característica la alteración de la función renal, entre otros datos, siendo normal en el caso de la pregunta con un valor de creatinina de 0,9 mg/dl (respuesta 4 incorrecta). El hallazgo de un ratio aldosterona/renina aumentado es únicamente una aproximación diagnóstica de hiperaldosteronismo primario que deberá confirmarse con pruebas dirigidas a la supresión de la secreción de la aldosterona. Las pruebas de confirmación más utilizadas para el diagnóstico del hiperaldosteronismo primario son: sobrecarga salina intravenosa, la sobrecarga oral de sodio y la supresión con Fludrocortisona. La causa más común de exceso de mineralocorticoides es el hiperaldosteronismo primario</text:p>
          </table:table-cell>
          <table:table-cell/>
          <table:table-cell office:value-type="string" calcext:value-type="string">
            <text:p>ENDOCRIN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Se trata probablemente de un hiperaldosteronismo primario. El siguiente paso sería realizar TC de glándulas suprarrenales.</text:p>
          </table:table-cell>
          <table:table-cell office:value-type="string" calcext:value-type="string">
            <text:p>Se trata probablemente de un hiperaldosteronismo primario. El siguiente paso sería realizar un test de sobrecarga salina de modo que si suprime la aldosterona confirmaría el diagnóstico y pasaríamos a realizar prueba de imagen.</text:p>
          </table:table-cell>
          <table:table-cell office:value-type="string" calcext:value-type="string">
            <text:p>Se trata probablemente de un hiperaldosteronismo primario. El siguiente paso sería realizar un test de sobrecarga salina de modo que si no suprime la aldosterona confirmaría el diagnóstico y pasaríamos a realizar prueba de imagen.</text:p>
          </table:table-cell>
          <table:table-cell office:value-type="string" calcext:value-type="string">
            <text:p>Lo más probable es que se trate de una estenosis de arterias renales dado el cociente aldosterona/actividad de renina plasmática. Le realizaría ecodoppler de arterias renales para confirmarlo.</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95" calcext:value-type="float">
            <text:p>95</text:p>
          </table:table-cell>
          <table:table-cell office:value-type="float" office:value="11269" calcext:value-type="float">
            <text:p>11269</text:p>
          </table:table-cell>
          <table:table-cell office:value-type="float" office:value="300095" calcext:value-type="float">
            <text:p>300095</text:p>
          </table:table-cell>
          <table:table-cell office:value-type="string" calcext:value-type="string">
            <text:p>FALSE</text:p>
          </table:table-cell>
          <table:table-cell office:value-type="string" calcext:value-type="string">
            <text:p>Hombre de 63 años en estudio por cuadro de astenia. En el hemograma se evidencia una hemoglobina de 9 g/dL, con un volumen corpuscular medio de 102 fL. ¿Cuál de los siguientes diagnósticos le parece MENOS probable?</text:p>
          </table:table-cell>
          <table:table-cell office:value-type="string" calcext:value-type="string">
            <text:p>Ante un volumen de 102 fL debemos de buscar causas de macrocitosis. La intoxicación por plomo suele provocar una anemia sideroblástica, la cual es habitualmente microcítica e hipocroma (respuesta 1 correcta). Hay otras causas de anemias sideroblásticas, siendo un grupo muy heterogéneo. El alcoholismo crónico y los síndromes mielodisplásicos son causas de anemias macrocíticas no megaloblásticas (respuestas 2 y 3 incorrectas) El déficit de B12 provoca un cuadro de macrocitosis megaloblástica (respuesta 4 incorrecta).</text:p>
          </table:table-cell>
          <table:table-cell/>
          <table:table-cell office:value-type="string" calcext:value-type="string">
            <text:p>HEMATOLOGÍA</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Intoxicación por plomo.</text:p>
          </table:table-cell>
          <table:table-cell office:value-type="string" calcext:value-type="string">
            <text:p>Alcoholismo.</text:p>
          </table:table-cell>
          <table:table-cell office:value-type="string" calcext:value-type="string">
            <text:p>Síndrome mielodisplásico.</text:p>
          </table:table-cell>
          <table:table-cell office:value-type="string" calcext:value-type="string">
            <text:p>Déficit de vitamina B12.</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96" calcext:value-type="float">
            <text:p>96</text:p>
          </table:table-cell>
          <table:table-cell office:value-type="float" office:value="11270" calcext:value-type="float">
            <text:p>11270</text:p>
          </table:table-cell>
          <table:table-cell office:value-type="float" office:value="300096" calcext:value-type="float">
            <text:p>300096</text:p>
          </table:table-cell>
          <table:table-cell office:value-type="string" calcext:value-type="string">
            <text:p>FALSE</text:p>
          </table:table-cell>
          <table:table-cell office:value-type="string" calcext:value-type="string">
            <text:p>Una mujer de 40 años de edad se va a someter a cirugía por colelitiasis. Presenta discreta esplenomegalia en la exploración física y en la analítica: Hb 9 g/dL, VCM 80 fL, CHCM 38 g/dL, bilirrubina total 2 mg/dL con indirecta de 1,8 mg/dL, LDH 500 U/L y reticulocitos del 10%. ¿Cuál es el diagnóstico más probable?</text:p>
          </table:table-cell>
          <table:table-cell office:value-type="string" calcext:value-type="string">
            <text:p>Descartamos la anemia sideroblástica al ser una anemia de causa central (respuesta 4 incorrecta). Aquí nos hablan de reticulocitosis del 10% lo que implica que nos preguntan sobre una anemia periférica (reticulocitos &gt; 2%). Nos dan datos de hemólisis asociada (elevación de bilirrubina y LDH con reticulocitos elevados), siendo las tres primeras anemias de este tipo. En ningún momento nos dan datos de inmunidad (no nos hablan de Coombs +) con lo que descartamos la anemia hemolítica autoinmune (respuesta 3 incorrecta) La drepanocitosis suele presentarse en edades más tempranas, y la clínica tanto aguda como crónica suele ser mucho más llamativa: dolor abdominal por trombosis de arteria esplénica, alteraciones óseas, úlcera tórpida, infecciones de repetición... (respuesta 2 incorrecta). La asociación de: anemia hemolítica con clínica leve, esplenomegalia y colelitiasis concuerda con la triada de la Esferocitosis hereditaria, preguntada varias veces en Mires anteriores (respuesta 1 correcta).</text:p>
          </table:table-cell>
          <table:table-cell/>
          <table:table-cell office:value-type="string" calcext:value-type="string">
            <text:p>HEMATOLOG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Esferocitosis hereditaria.</text:p>
          </table:table-cell>
          <table:table-cell office:value-type="string" calcext:value-type="string">
            <text:p>Drepanocitosis.</text:p>
          </table:table-cell>
          <table:table-cell office:value-type="string" calcext:value-type="string">
            <text:p>Anemia hemolítica autoinmune.</text:p>
          </table:table-cell>
          <table:table-cell office:value-type="string" calcext:value-type="string">
            <text:p>Anemia sideroblástica.</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97" calcext:value-type="float">
            <text:p>97</text:p>
          </table:table-cell>
          <table:table-cell office:value-type="float" office:value="11271" calcext:value-type="float">
            <text:p>11271</text:p>
          </table:table-cell>
          <table:table-cell office:value-type="float" office:value="300097" calcext:value-type="float">
            <text:p>300097</text:p>
          </table:table-cell>
          <table:table-cell office:value-type="string" calcext:value-type="string">
            <text:p>FALSE</text:p>
          </table:table-cell>
          <table:table-cell office:value-type="string" calcext:value-type="string">
            <text:p>Hombre de 35 años ingresado por un primer episodio de tromboembolismo pulmonar. Se ha iniciado tratamiento anticoagulante con heparina sódica pero el paciente no alcanza rangos de TTPa terapéuticos. ¿Qué entidad sospecharía?</text:p>
          </table:table-cell>
          <table:table-cell office:value-type="string" calcext:value-type="string">
            <text:p>El déficit de antitrombina III (AT) fue el primero de los estados trombofílicos descritos. Hay que tener presente que la heparina actúa como anticoagulante estimulando al sistema de la antitrombina III (bloqueando los factores activados de la coagulación II, IX, X, XI y XII). Si se presenta un paciente con una trombosis, como es el caso, y siendo anticoagulado con la heparina de forma habitual no alcanza rangos terapéuticos esperables, lo primero que tengo que sospechar es la presencia de un déficit de la antitrombina (respuesta 4 correcta); ya que para alcanzar rangos terapéuticos se ha de asociar a la heparina, concentrados de AT.</text:p>
          </table:table-cell>
          <table:table-cell/>
          <table:table-cell office:value-type="string" calcext:value-type="string">
            <text:p>HEMATOLOG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Déficit de proteína C.</text:p>
          </table:table-cell>
          <table:table-cell office:value-type="string" calcext:value-type="string">
            <text:p>Anticoagulante lúpico.</text:p>
          </table:table-cell>
          <table:table-cell office:value-type="string" calcext:value-type="string">
            <text:p>Mutación factor V Leiden.</text:p>
          </table:table-cell>
          <table:table-cell office:value-type="string" calcext:value-type="string">
            <text:p>Déficit de antitrombina.</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98" calcext:value-type="float">
            <text:p>98</text:p>
          </table:table-cell>
          <table:table-cell office:value-type="float" office:value="11272" calcext:value-type="float">
            <text:p>11272</text:p>
          </table:table-cell>
          <table:table-cell office:value-type="float" office:value="300098" calcext:value-type="float">
            <text:p>300098</text:p>
          </table:table-cell>
          <table:table-cell office:value-type="string" calcext:value-type="string">
            <text:p>FALSE</text:p>
          </table:table-cell>
          <table:table-cell office:value-type="string" calcext:value-type="string">
            <text:p>Hombre de 75 años que recibe tratamiento anticoagulante con dabigatrán por una fibrilación auricular. Acude al servicio de urgencias por hemorragia digestiva en forma de melenas. Se realiza analítica en la que presenta Hb 6,8 g/dL, plaquetas 234.000/mm3, creatinina 1,5 mg/dL, TTPa 60 segundos, tiempo de trombina 100 segundos. Ha tomado la última dosis de dabigatrán hace 4 horas y precisa realización de endoscopia urgente. ¿Qué fármaco utilizarla para revertir el efecto del dabigatrán?</text:p>
          </table:table-cell>
          <table:table-cell office:value-type="string" calcext:value-type="string">
            <text:p>El caso clínico comenta que un paciente a tratamiento con uno de los nuevos anticoagulantes orales tiene una hemorragia digestiva que le está provocando una anemia. Ante la necesidad de realizar una endoscopia, y con el fin de evitar más sangrados, parece razonable la necesidad de revertir el efecto del anticoagulante. El Idarucizumab es el antídoto del dabigatrán, fármaco que está tomando el paciente (respuesta 2 correcta). El sulfato de protamina (respuesta 4 incorrecta) lo utilizaríamos si el paciente estuviera anticoagulado con heparina. El plasma fresco o la vitamina K (respuestas 1 y 3 incorrectas) los emplearíamos ante una hemorragia en un paciente anticoagulado con ACOS.</text:p>
          </table:table-cell>
          <table:table-cell/>
          <table:table-cell office:value-type="string" calcext:value-type="string">
            <text:p>HEMATOLOGÍA</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Vitamina K.</text:p>
          </table:table-cell>
          <table:table-cell office:value-type="string" calcext:value-type="string">
            <text:p>Idarucizumab.</text:p>
          </table:table-cell>
          <table:table-cell office:value-type="string" calcext:value-type="string">
            <text:p>Plasma fresco congelado.</text:p>
          </table:table-cell>
          <table:table-cell office:value-type="string" calcext:value-type="string">
            <text:p>Sulfato de protamina.</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01" calcext:value-type="float">
            <text:p>101</text:p>
          </table:table-cell>
          <table:table-cell office:value-type="float" office:value="11275" calcext:value-type="float">
            <text:p>11275</text:p>
          </table:table-cell>
          <table:table-cell office:value-type="float" office:value="300101" calcext:value-type="float">
            <text:p>300101</text:p>
          </table:table-cell>
          <table:table-cell office:value-type="string" calcext:value-type="string">
            <text:p>FALSE</text:p>
          </table:table-cell>
          <table:table-cell office:value-type="string" calcext:value-type="string">
            <text:p>Hombre de 60 años con el siguiente hemograma: leucocitos 10.000/uL con desviación izquierda, Hb 11 g/dL y plaquetas 1.870.000/uL con importante anisotrombia. Moderada esplenomegalia en el examen físico. En el estudio molecular se detecta reordenamiento del gen bcr/abl y no se detecta mutación en el gen JAK2. ¿Cuál es el diagnóstico correcto?</text:p>
          </table:table-cell>
          <table:table-cell office:value-type="string" calcext:value-type="string">
            <text:p>Se trata de un caso donde se observa una leve leucocitosis (eso es lo que nos podría hacer dudar con la respuesta) con desviación a la izquierda, trombocitosis importante y moderada esplenomegalia. No nos hablan de proliferación de blastos, con lo que descartamos la leucemia aguda (respuesta 4 incorrecta). La clave está en el estudio molecular que detecta el gen bcr/abl siendo el JAK2 negativo (positivo en mayor o menor medida en los otros 3 síndromes mieloproliferativos crónicos: trombocitosis esencial, policitemia vera y mielofibrosis idiopática) (respuestas 1 y 3 incorrectas). Por todo ello, nos decantamos por la Leucemia mieloide crónica: leucocitosis (leve) + esplenomegalia + presencia del gen bcr/abl siendo la mutación del JAK2 negativo (respuesta 2 correcta).</text:p>
          </table:table-cell>
          <table:table-cell/>
          <table:table-cell office:value-type="string" calcext:value-type="string">
            <text:p>HEMATOLOGÍA</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Trombocitemia esencial.</text:p>
          </table:table-cell>
          <table:table-cell office:value-type="string" calcext:value-type="string">
            <text:p>Leucemia mieloide crónica.</text:p>
          </table:table-cell>
          <table:table-cell office:value-type="string" calcext:value-type="string">
            <text:p>Mielolibrosis en fase prefibrótica.</text:p>
          </table:table-cell>
          <table:table-cell office:value-type="string" calcext:value-type="string">
            <text:p>Leucemia aguda megacarioblástica.</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02" calcext:value-type="float">
            <text:p>102</text:p>
          </table:table-cell>
          <table:table-cell office:value-type="float" office:value="11276" calcext:value-type="float">
            <text:p>11276</text:p>
          </table:table-cell>
          <table:table-cell office:value-type="float" office:value="300102" calcext:value-type="float">
            <text:p>300102</text:p>
          </table:table-cell>
          <table:table-cell office:value-type="string" calcext:value-type="string">
            <text:p>FALSE</text:p>
          </table:table-cell>
          <table:table-cell office:value-type="string" calcext:value-type="string">
            <text:p>¿Cuál es el diagnóstico más probable de un paciente con trombopenia progresiva, niveles de fibrinogeno bajos, alargamiento de los tiempos de protrombina y tromboplastina parcial activada, aumento de los dímeros-D y esquistocitos en el frotis de sangre periférica?</text:p>
          </table:table-cell>
          <table:table-cell office:value-type="string" calcext:value-type="string">
            <text:p>El caso clínico se describe una analítica totalmente compatible con una coagulación intravascular diseminada: trombopenia por consumo, alargamiento de tiempos de coagulación (TTPa y TPT) por consumo de factores de coagulación, hipofibrinogenemia por consumo, elevación del dímero-D y asociación de esquistocitos (respuesta 1 correcta). Una de las primeras dudas que nos plantea la pregunta es el diagnóstico diferencial con la PTT debido a la existencia de esquistocitos, pero los tiempos de coagulación no se ven alterados en esta entidad ya que es un problema de hemostasia primaria (respuesta 2 incorrecta). En el síndrome antifosfolípido aparece clínica de trombosis, no hemorragias como plantean en la pregunta (respuesta 3 incorrecta). En la enfermedad de Von Willebrand, nuevamente están conservados los tiempos de coagulación al ser un problema de hemostasia primaria y tampoco se encuentran esquistocitosis asociados (respuesta 4 incorrecta).</text:p>
          </table:table-cell>
          <table:table-cell/>
          <table:table-cell office:value-type="string" calcext:value-type="string">
            <text:p>HEMATOLOGÍA</text:p>
          </table:table-cell>
          <table:table-cell office:value-type="string" calcext:value-type="string">
            <text:p>Normal</text:p>
          </table:table-cell>
          <table:table-cell office:value-type="float" office:value="0.53" calcext:value-type="float">
            <text:p>0,53</text:p>
          </table:table-cell>
          <table:table-cell/>
          <table:table-cell office:value-type="string" calcext:value-type="string">
            <text:p>Coagulación intravascular diseminada.</text:p>
          </table:table-cell>
          <table:table-cell office:value-type="string" calcext:value-type="string">
            <text:p>Purpura trombótica trombocitopénica.</text:p>
          </table:table-cell>
          <table:table-cell office:value-type="string" calcext:value-type="string">
            <text:p>Síndrome antifosfolípido catastrófico.</text:p>
          </table:table-cell>
          <table:table-cell office:value-type="string" calcext:value-type="string">
            <text:p>Enfermedad de Von Willebrand.</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04" calcext:value-type="float">
            <text:p>104</text:p>
          </table:table-cell>
          <table:table-cell office:value-type="float" office:value="11278" calcext:value-type="float">
            <text:p>11278</text:p>
          </table:table-cell>
          <table:table-cell office:value-type="float" office:value="300104" calcext:value-type="float">
            <text:p>300104</text:p>
          </table:table-cell>
          <table:table-cell office:value-type="string" calcext:value-type="string">
            <text:p>FALSE</text:p>
          </table:table-cell>
          <table:table-cell office:value-type="string" calcext:value-type="string">
            <text:p>Mujer de 47 años diagnosticada de enfermedad de Waldenström agresiva tras 4 líneas de tratamiento y recidiva precoz post trasplante autólogo de progenitores hematopoyéticos. Tras tratamiento de rescate se obtiene buena respuesta. Como tiene un hermano HLA idéntico se realiza intensificación con trasplante alogénico de progenitores con acondicionamiento con fludarabina y busulfán. En el día 14 tras infusión de progenitores se aprecia aumento progresivo de peso, con aumento de bilirrubina hasta 4,5 mg/dL y molestias abdominales difusas sin fiebre, con hepatomegalia moderada ligeramente dolorosa y oleada ascítica positiva. ¿Cuál es la actitud más adecuada en este caso?</text:p>
          </table:table-cell>
          <table:table-cell office:value-type="string" calcext:value-type="string">
            <text:p>En el síndrome de obstrucción sinusoidal (SOS) o enfermedad veno oclusiva hepática, se produce una hipertensión portal postsinusoidal. Clínicamente se manifiesta, tras el trasplante inmediato, por la aparición de hepatomegalia dolorosa, ictericia, aumento de peso por retención hídrica, y en casos graves (menos del 20%) evolución hacia un fallo multiorgánico con mortalidad superior al 80%. Su incidencia es muy variable en función de la intensidad del tratamiento de acondicionamiento (mayor si se emplea busulfán o altas dosis de radioterapia), la existencia de hepatopatía previa o el empleo de fármacos hepatotóxicos, el tipo de TPH (mayor en alogénico) y el grado de compatibilidad entre donante y receptor (respuesta 3 correcta). Las medidas terapéuticas y profilácticas han sido poco efectivas, si bien en un estudio se ha demostrado la eficacia del defibrótido en la prevención (en niños).</text:p>
          </table:table-cell>
          <table:table-cell/>
          <table:table-cell office:value-type="string" calcext:value-type="string">
            <text:p>HEMATOLOGÍA</text:p>
          </table:table-cell>
          <table:table-cell office:value-type="string" calcext:value-type="string">
            <text:p>Normal</text:p>
          </table:table-cell>
          <table:table-cell office:value-type="float" office:value="0.39" calcext:value-type="float">
            <text:p>0,39</text:p>
          </table:table-cell>
          <table:table-cell/>
          <table:table-cell office:value-type="string" calcext:value-type="string">
            <text:p>Iniciar tratamiento con esteroides a dosis altas ante posibilidad de enfermedad aguda injerto contra huésped hepática.</text:p>
          </table:table-cell>
          <table:table-cell office:value-type="string" calcext:value-type="string">
            <text:p>Ampliar cobertura antibiótica ante posibilidad de complicación infecciosa.</text:p>
          </table:table-cell>
          <table:table-cell office:value-type="string" calcext:value-type="string">
            <text:p>Considerar síndrome de obstrucción sinusoidal y valorar iniciar tratamiento con defibrotide.</text:p>
          </table:table-cell>
          <table:table-cell office:value-type="string" calcext:value-type="string">
            <text:p>Tratamiento sintomático y ver evolución.</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05" calcext:value-type="float">
            <text:p>105</text:p>
          </table:table-cell>
          <table:table-cell office:value-type="float" office:value="11279" calcext:value-type="float">
            <text:p>11279</text:p>
          </table:table-cell>
          <table:table-cell office:value-type="float" office:value="300105" calcext:value-type="float">
            <text:p>300105</text:p>
          </table:table-cell>
          <table:table-cell office:value-type="string" calcext:value-type="string">
            <text:p>FALSE</text:p>
          </table:table-cell>
          <table:table-cell office:value-type="string" calcext:value-type="string">
            <text:p>Un hombre de 45 años consulta por un exantema máculo-papular eritematoso, no pruriginoso, en tronco y raíz de extremidades, así como alteraciones visuales del ojo izquierdo con una exploración oftalmológica con lámpara de hendidura compatible con uveítis anterior. Seis semanas antes había presentado una úlcera escrotal no dolorosa, que curó espontáneamente en el curso de 3 semanas. Un título elevado de anticuerpos treponémicos y reaganínicos confirma el diagnóstico de sífilis. La serología para VIH es negativa. ¿Cuál es la actitud terapéutica más correcta?</text:p>
          </table:table-cell>
          <table:table-cell office:value-type="string" calcext:value-type="string">
            <text:p>Nos plantean un caso clínico compatible con un cuadro de sífilis secundaria, tanto por los datos clínicos (exantema no pruriginoso) como por la analítica (anticuerpos reagínicos y treponémicos positivos), además con el antecedente de úlcera no dolorosa 6 semanas antes. Tanto en la sífilis primaria, como en la secundaria o latente precoz se recomienda dosis única de Penicilina G benzatinaim 2,4 millones de unidades, pero cuando hay afectación ocular (uveítis…), con independencia de la fase en que aparezca, las publicaciones especializadas recomiendan que se trate como neurosífilis, es decir penicilina G endovenosa en dosis de 18 a 24 millones de unidades por día en dosis dividida cada cuatro horas o en infusión continua por 10 a 14 días. Los manuales habituales de estudio de Medicina (Harrison, Farreras…) no incluyen esta peculiaridad terapéutica, por lo que nos parece muy difícil esta pregunta. La punción lumbar no es exigible (contrariamente a lo que se oferta en la respuesta 4) para adoptar una decisión terapéutica.</text:p>
          </table:table-cell>
          <table:table-cell/>
          <table:table-cell office:value-type="string" calcext:value-type="string">
            <text:p>INFECCIOSAS</text:p>
          </table:table-cell>
          <table:table-cell office:value-type="string" calcext:value-type="string">
            <text:p>Difícil</text:p>
          </table:table-cell>
          <table:table-cell office:value-type="float" office:value="-0.32" calcext:value-type="float">
            <text:p>-0,32</text:p>
          </table:table-cell>
          <table:table-cell/>
          <table:table-cell office:value-type="string" calcext:value-type="string">
            <text:p>Administración única intramuscular de penicilina G benzatina 2,4 millones de unidades.</text:p>
          </table:table-cell>
          <table:table-cell office:value-type="string" calcext:value-type="string">
            <text:p>Penicilina G benzatina 2,4 millones de unidades, 1 inyección intramuscular semanal durante 3 semanas.</text:p>
          </table:table-cell>
          <table:table-cell office:value-type="string" calcext:value-type="string">
            <text:p>Penicilina acuosa, 24 millones de unidades al día (en 6 dosis intravenosas), durante 2 semanas.</text:p>
          </table:table-cell>
          <table:table-cell office:value-type="string" calcext:value-type="string">
            <text:p>No puede tomarse una decisión terapéutica en este caso sin realizar antes una punción lumbar.</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06" calcext:value-type="float">
            <text:p>106</text:p>
          </table:table-cell>
          <table:table-cell office:value-type="float" office:value="11280" calcext:value-type="float">
            <text:p>11280</text:p>
          </table:table-cell>
          <table:table-cell office:value-type="float" office:value="300106" calcext:value-type="float">
            <text:p>300106</text:p>
          </table:table-cell>
          <table:table-cell office:value-type="string" calcext:value-type="string">
            <text:p>FALSE</text:p>
          </table:table-cell>
          <table:table-cell office:value-type="string" calcext:value-type="string">
            <text:p>Hombre de 55 años, sometido a trasplante alogénico de progenitores hematopoyéticos hace 3 meses. Posteriormente desarrolló enfermedad del injerto contra el huésped, por lo que precisó dosis elevadas de glucocorticoides y como consecuencia desarrolló una diabetes, con malos controles glucémicos, Presenta desde hace 3 semanas un cuadro de fiebre, tos seca, dolor torácico y deterioro progresivo del estado general. En la radiografía de tórax se observa un nódulo en lóbulo superior izquierdo, que también puede apreciarse en una TC de tórax acompañado del signo del halo. La mala evolución clínica conduce a la realización de broncoscopia y de biopsia transbronquial que pone de manifiesto la presencia de hifas de grueso tamaño, no septadas, con ocasionales ramificaciones en ángulo recto. ¿Cuál de los siguientes tratamientos es el más adecuado para este paciente?</text:p>
          </table:table-cell>
          <table:table-cell office:value-type="string" calcext:value-type="string">
            <text:p>Los Mucorales son hongos ampliamente distribuidos en el entorno ambiental y entre los que revisten importancia clínica cabe retener a Rhizopus, Mucor y Absidia. Originan infección más bien en diabéticos o personas con anomalías de la función fagocitaria (por ejemplo, quienes tienen neutropenia o reciben corticoterapia). La mucormicosis pulmonar aparece más a menudo en pacientes leucémicos que reciben quimioterapia y en individuos que reciben trasplante de células progenitoras hematopoyéticas. La lesión característica de la infección por Mucorales es la necrosis producida por la invasión de los vasos, lo que en el pulmón se traduce en cavitación, hemorragia, imágenes de infarto en cuña y ocasionalmente hemoptisis masiva que puede ser fatal. El diagnóstico de mucormicosis se basa fundamentalmente en una elevada sospecha clínica. Su confirmación se hace basándose en el aislamiento de microorganismos de la familia Mucorales en muestras clínicas estériles y se confirma por la demostración de invasión tisular por hifas gruesas, no tabicadas y ramificadas en ángulos rectos, tal y como se refleja en el enunciado de la pregunta. El tratamiento de la mucormicosis se basa en cuatro principios: un diagnóstico rápido, la eliminación de los factores predisponentes, el desbridamiento y la resección quirúrgica y el tratamiento antifúngico con anfotericina B (respuesta 1 correcta), que es el fármaco de elección. El voriconazol, que constituye el fármaco de elección contra la aspergilosis, ha exacerbado la mucormicosis en modelos de ratones y moscas (respuesta 2 incorrecta). La caspofungina es una equinocandina utilizada en el tratamiento de la aspergilosis invasiva y la candidiasis sistémica (respuesta 3 incorrecta). La anidulafungina es una equinocandina indicada en el tratamiento de candidiasis sistémica en adultos (respuesta 4 incorrecta).</text:p>
          </table:table-cell>
          <table:table-cell/>
          <table:table-cell office:value-type="string" calcext:value-type="string">
            <text:p>INFECCIOSAS</text:p>
          </table:table-cell>
          <table:table-cell office:value-type="string" calcext:value-type="string">
            <text:p>Difícil</text:p>
          </table:table-cell>
          <table:table-cell office:value-type="float" office:value="0.17" calcext:value-type="float">
            <text:p>0,17</text:p>
          </table:table-cell>
          <table:table-cell/>
          <table:table-cell office:value-type="string" calcext:value-type="string">
            <text:p>Anfotericina B.</text:p>
          </table:table-cell>
          <table:table-cell office:value-type="string" calcext:value-type="string">
            <text:p>Voriconazol.</text:p>
          </table:table-cell>
          <table:table-cell office:value-type="string" calcext:value-type="string">
            <text:p>Caspofungina.</text:p>
          </table:table-cell>
          <table:table-cell office:value-type="string" calcext:value-type="string">
            <text:p>Anidulafungina.</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07" calcext:value-type="float">
            <text:p>107</text:p>
          </table:table-cell>
          <table:table-cell office:value-type="float" office:value="11281" calcext:value-type="float">
            <text:p>11281</text:p>
          </table:table-cell>
          <table:table-cell office:value-type="float" office:value="300107" calcext:value-type="float">
            <text:p>300107</text:p>
          </table:table-cell>
          <table:table-cell office:value-type="string" calcext:value-type="string">
            <text:p>FALSE</text:p>
          </table:table-cell>
          <table:table-cell office:value-type="string" calcext:value-type="string">
            <text:p>Una mujer de 25 años de edad, sin antecedentes patológicos destacables, acude a urgencias refiriendo disuria, polaquiuria, tenesmo y urgencia miccional. Niega tener flujo vaginal. Hace tres días ha regresado de su luna de miel. En la exploración está con buen estado general y afebril. Se realiza una prueba de orina mediante una tira reactiva que muestra nitritos positivos y un test de embarazo que resulta negativo. ¿Cuál es la actitud adecuada a seguir?</text:p>
          </table:table-cell>
          <table:table-cell office:value-type="string" calcext:value-type="string">
            <text:p>El tratamiento de la cistitis sin complicaciones en mujeres se basa sólo en la anamnesis. Sin embargo, si los síntomas son inespecíficos o es imposible obtener información fidedigna, habrá que realizar una prueba con tira colorimétrica. La positividad de nitritos o esterasas de leucocitos en una mujer con síntomas de ITU incrementa la probabilidad de la infección mencionada, del 50 % al 80 % y cabrá pensar en la realización de un tratamiento empírico sin nuevos análisis. Si además existen otras circunstancias adicionales como factores que conllevan una complicación o secreción vaginal y están presentes factores de riesgo de ITU, la posibilidad de que exista una infección de vías urinarias se acerca a 90 %. Esta recomendación se hace en el caso de que no estén presentes factores propios de ITU complicada, como el embarazo (respuesta 4 correcta).</text:p>
          </table:table-cell>
          <table:table-cell/>
          <table:table-cell office:value-type="string" calcext:value-type="string">
            <text:p>INFECCIOSAS</text:p>
          </table:table-cell>
          <table:table-cell office:value-type="string" calcext:value-type="string">
            <text:p>Difícil</text:p>
          </table:table-cell>
          <table:table-cell office:value-type="float" office:value="0.1" calcext:value-type="float">
            <text:p>0,1</text:p>
          </table:table-cell>
          <table:table-cell/>
          <table:table-cell office:value-type="string" calcext:value-type="string">
            <text:p>Solicitar un cultivo de orina y diferir el inicio del tratamiento antibiótico hasta tener el resultado definitivo.</text:p>
          </table:table-cell>
          <table:table-cell office:value-type="string" calcext:value-type="string">
            <text:p>Solicitar un cultivo de orina e iniciar a continuación el tratamiento antibiótico empírico ambulatorio hasta tener el resultado definitivo.</text:p>
          </table:table-cell>
          <table:table-cell office:value-type="string" calcext:value-type="string">
            <text:p>Debe considerarse el tratamiento empírico de la paciente y su pareja.</text:p>
          </table:table-cell>
          <table:table-cell office:value-type="string" calcext:value-type="string">
            <text:p>No solicitar ningún estudio más e iniciar el tratamiento antibiótico empírico ambulatorio.</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float" office:value="11288" calcext:value-type="float">
            <text:p>11288</text:p>
          </table:table-cell>
          <table:table-cell office:value-type="float" office:value="300114" calcext:value-type="float">
            <text:p>300114</text:p>
          </table:table-cell>
          <table:table-cell office:value-type="string" calcext:value-type="string">
            <text:p>FALSE</text:p>
          </table:table-cell>
          <table:table-cell office:value-type="string" calcext:value-type="string">
            <text:p>Un hombre de 45 años, sin antecedentes personales de interés acude a consulta por presentar una adenopatía cervical derecha de localización alta (nivel II), de consistencia dura y adherida. Además refiere dificultad respiratoria nasal por fosa nasal derecha, rinorrea sanguinolenta y sensación de taponamiento ótico. De las siguientes entidades, ¿cuál es su primera sospecha diagnóstica?</text:p>
          </table:table-cell>
          <table:table-cell office:value-type="string" calcext:value-type="string">
            <text:p>Ante un adulto con obstrucción nasal unilateral (especialmente cuando se acompaña de rinorrea sanguinolenta) debemos sospechar un tumor rinosinusal o un tumor de nasofaringe. Además, el modo de presentación más frecuente de carcinoma de nasofaringe (cavum) es la adenopatía laterocervical metastásica. Una de las causas posibles en un adulto de otitis serosa (otitis secretora con sensación de taponamiento ótico) es un cáncer de cávum que afecte a la trompa de Eustaquio (respuesta 2 correcta). Síntomas del cáncer de cavum La granulomatosis con poliangeitis o enfermedad de Wegener, cursa con granulomas necrotizantes y vasculitis que afectan el tracto respiratorio superior, pulmón y riñón, y con ANCA-C positivos. Aunque podría cursar con dificultad respiratoria y rinorrea sanguinolenta, NO serían típicas de esta enfermedad la otitis serosa ni la adenopatía cervical alta (respuesta 1 incorrecta). Tanto el en linfoma de Hodgkin como en la tuberculosis podemos encontrarnos adenopatías, pero no es tan frecuente la presentación con obstrucción unilateral nasal y rinorrea sanguinolenta (respuestas 3 y 4 incorrectas).</text:p>
          </table:table-cell>
          <table:table-cell/>
          <table:table-cell office:value-type="string" calcext:value-type="string">
            <text:p>OTORRINOLARINGOLOGÍA</text:p>
          </table:table-cell>
          <table:table-cell office:value-type="string" calcext:value-type="string">
            <text:p>Fácil</text:p>
          </table:table-cell>
          <table:table-cell office:value-type="float" office:value="0.98" calcext:value-type="float">
            <text:p>0,98</text:p>
          </table:table-cell>
          <table:table-cell/>
          <table:table-cell office:value-type="string" calcext:value-type="string">
            <text:p>Granulomatosis con poliangeitis.</text:p>
          </table:table-cell>
          <table:table-cell office:value-type="string" calcext:value-type="string">
            <text:p>Carcinoma de nasofaringe.</text:p>
          </table:table-cell>
          <table:table-cell office:value-type="string" calcext:value-type="string">
            <text:p>Linfoma de Hodgkin.</text:p>
          </table:table-cell>
          <table:table-cell office:value-type="string" calcext:value-type="string">
            <text:p>Tuberculosis.</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24" calcext:value-type="float">
            <text:p>124</text:p>
          </table:table-cell>
          <table:table-cell office:value-type="float" office:value="11298" calcext:value-type="float">
            <text:p>11298</text:p>
          </table:table-cell>
          <table:table-cell office:value-type="float" office:value="300124" calcext:value-type="float">
            <text:p>300124</text:p>
          </table:table-cell>
          <table:table-cell office:value-type="string" calcext:value-type="string">
            <text:p>FALSE</text:p>
          </table:table-cell>
          <table:table-cell office:value-type="string" calcext:value-type="string">
            <text:p>En un estudio farmacoeconómico sobre quimioterapia en pacientes mayores de 65 años con cáncer de colon en estadio III, los resultados indicaron que el coste incremental de una pauta quimioterápica con FOLFOX frente a una pauta con 5-fluorouracilo fue de 188.218 dólares USA por año de vida ajustado por calidad. Indique el tipo de estudio farmacoeconómico realizado:</text:p>
          </table:table-cell>
          <table:table-cell office:value-type="string" calcext:value-type="string">
            <text:p>El análisis de coste-utilidad se caracteriza por medir como resultado no únicamente el tiempo de supervivencia en bruto (“años de vida ganados”), sino ponderar ese resultado con la calidad de vida resultante (“años de vida ajustados por calidad” o “AVAC”). Por lo tanto, un estudio de evaluación económica que menciona “años de vida ajustados por calidad” es un estudio de coste-utilidad (respuesta 2 correcta).</text:p>
          </table:table-cell>
          <table:table-cell/>
          <table:table-cell office:value-type="string" calcext:value-type="string">
            <text:p>GESTIÓN CLÍNIC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Minimización de costes.</text:p>
          </table:table-cell>
          <table:table-cell office:value-type="string" calcext:value-type="string">
            <text:p>Coste-utilidad.</text:p>
          </table:table-cell>
          <table:table-cell office:value-type="string" calcext:value-type="string">
            <text:p>Coste-beneficio.</text:p>
          </table:table-cell>
          <table:table-cell office:value-type="string" calcext:value-type="string">
            <text:p>Coste-efectividad.</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33" calcext:value-type="float">
            <text:p>133</text:p>
          </table:table-cell>
          <table:table-cell office:value-type="float" office:value="11307" calcext:value-type="float">
            <text:p>11307</text:p>
          </table:table-cell>
          <table:table-cell office:value-type="float" office:value="300133" calcext:value-type="float">
            <text:p>300133</text:p>
          </table:table-cell>
          <table:table-cell office:value-type="string" calcext:value-type="string">
            <text:p>FALSE</text:p>
          </table:table-cell>
          <table:table-cell office:value-type="string" calcext:value-type="string">
            <text:p>Un hombre de 45 años, previamente sano, desarrolla un cuadro de fiebre y gastroenteritis aguda con importante diarrea liquida. En el análisis de sangre se observa sodio 140 mmol/L, potasio 3,2 mmol/L, cloro 85 mmol/L y bicarbonato 38 mmol/L. El pH arterial es 7,60 y la pCO2 arterial 42 mmHg. ¿Cuál de las siguientes afirmaciones es FALSA?</text:p>
          </table:table-cell>
          <table:table-cell office:value-type="string" calcext:value-type="string">
            <text:p>Dado el pH elevado, con bicarbonato elevado, y pCO2 normal, el paciente presenta una alcalosis metabólica (respuesta 1 correcta). El anion GAP (140 - 85 - 38) resulta de 17 y por tanto, elevado (respuesta 3 correcta), y el cuadro se acompaña de cloro y potasio bajos por las pérdidas digestivas que suponen la diarrea (respuesta 4 correcta). La dificultad de esta pregunta radica en que la mayoría de los pacientes con diarrea presentan acidosis metabólica e hipopotasemia y sin embargo este paciente presenta alcalosis metabólica. Eso se debe a que algunas formas de diarrea, sobre todo iónicas, producen pérdidas isotónicas con contenido de cloro (diarreas con pérdida de cloro) y eso induce la alcalosis metabólica por pérdida de cloro, y por pérdida de volumen con activación de la aldosterona secundariamente. La pérdida de cloro explica que el anion GAP esté aumentado. Al margen de dicho detalle, el paciente presenta una pCO2 normal (entre 35 y 45) y por tanto no presenta ninguna forma de compensación y mucho menos una acidosis en la que la pCO2 debería estar elevada (respuesta 2 incorrecta).</text:p>
          </table:table-cell>
          <table:table-cell/>
          <table:table-cell office:value-type="string" calcext:value-type="string">
            <text:p>NEFROLOG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El paciente tiene una alcalosis metabólica.</text:p>
          </table:table-cell>
          <table:table-cell office:value-type="string" calcext:value-type="string">
            <text:p>Los valores de pCO2 reflejan una acidosis respiratoria compensadora.</text:p>
          </table:table-cell>
          <table:table-cell office:value-type="string" calcext:value-type="string">
            <text:p>El anión gap es de 17 mmol/L.</text:p>
          </table:table-cell>
          <table:table-cell office:value-type="string" calcext:value-type="string">
            <text:p>La hipocloremia e hipokalemia se debe a las pérdidas gastrointestinales.</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35" calcext:value-type="float">
            <text:p>135</text:p>
          </table:table-cell>
          <table:table-cell office:value-type="float" office:value="11309" calcext:value-type="float">
            <text:p>11309</text:p>
          </table:table-cell>
          <table:table-cell office:value-type="float" office:value="300135" calcext:value-type="float">
            <text:p>300135</text:p>
          </table:table-cell>
          <table:table-cell office:value-type="string" calcext:value-type="string">
            <text:p>FALSE</text:p>
          </table:table-cell>
          <table:table-cell office:value-type="string" calcext:value-type="string">
            <text:p>Un hombre de 65 años fumador, con claudicación intermitente y al que hace un mes por hipertensión arterial le indican tratamiento con valsartán e hidroclorotiazida, acude a urgencias por malestar general, astenia, pérdida de apetito y de peso. La presión arterial es 215/105 mm Hg y no tiene edemas. La analítica sanguínea muestra hemoglobina de 10 g/dL, urea 172 mg/dL, creatinina 6,4 mg/dL, potasio 6,3 mEq/L, bicarbonato 17,2 mmol/L. En orina proteínas 75 mg/dL y sedimento normal. Una ecografía muestra riñón derecho de 10 cm y riñón izquierdo de 7 cm de longitud, ambos de contorno liso y sin dilatación pieloureteral. ¿Cuál es su actitud?</text:p>
          </table:table-cell>
          <table:table-cell office:value-type="string" calcext:value-type="string">
            <text:p>Nos describen un paciente con ateromatosis sistémica (enfermedad vascular periférica) e HTA que al recibir un ARA2 desarrolla un fracaso renal agudo con hiperpotasemia. El cuadro es característico de la estenosis bilateral de las arterias renales. En ese contexto parece necesario tratar como urgencia principal la hiperpotasemia (ECG y medidas antipotasio), suspender el fármaco que lo ha producido (valsartán) y hacer un estudio de las arterias renales, además de prescribir un antihipertensivo que no eleve el potasio (amlodipino); por tanto, respuesta 2 correcta. El resto de opciones, se pueden descartar por múltiples motivos, pero principalmente porque o recomiendan subir la dosis de valsartán (respuesta 1 y 3 incorrectas) o sustituirlo por captopril que tiene el mismo efecto secundario (respuesta 4 incorrecta).</text:p>
          </table:table-cell>
          <table:table-cell/>
          <table:table-cell office:value-type="string" calcext:value-type="string">
            <text:p>NEFROLOGÍA</text:p>
          </table:table-cell>
          <table:table-cell office:value-type="string" calcext:value-type="string">
            <text:p>Normal</text:p>
          </table:table-cell>
          <table:table-cell office:value-type="float" office:value="0.59" calcext:value-type="float">
            <text:p>0,59</text:p>
          </table:table-cell>
          <table:table-cell/>
          <table:table-cell office:value-type="string" calcext:value-type="string">
            <text:p>Transfundir un concentrado de hematíes, indicarle dieta pobre en sal y en potasio, subir la dosis de valsartán y pedir una angioTC ambulatoriamente.</text:p>
          </table:table-cell>
          <table:table-cell office:value-type="string" calcext:value-type="string">
            <text:p>Hacer un electrocardiograma, indicarle dieta pobre en sodio y en potasio. suspender valsartán e hidroclotiazida, indicarle amlodipino y bicarbonato y pedirle un ecodoppler renal.</text:p>
          </table:table-cell>
          <table:table-cell office:value-type="string" calcext:value-type="string">
            <text:p>Hacerle un electrocardiograma, indicarle dieta pobre en sodio y en potasio, subir valsartán y pedirle una TC abdominal.</text:p>
          </table:table-cell>
          <table:table-cell office:value-type="string" calcext:value-type="string">
            <text:p>Bajar urgentemente la presión arterial con captopril sublingual y furosemida, pedir TC urgente y dializar al paciente.</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40" calcext:value-type="float">
            <text:p>140</text:p>
          </table:table-cell>
          <table:table-cell office:value-type="float" office:value="11314" calcext:value-type="float">
            <text:p>11314</text:p>
          </table:table-cell>
          <table:table-cell office:value-type="float" office:value="300140" calcext:value-type="float">
            <text:p>300140</text:p>
          </table:table-cell>
          <table:table-cell office:value-type="string" calcext:value-type="string">
            <text:p>FALSE</text:p>
          </table:table-cell>
          <table:table-cell office:value-type="string" calcext:value-type="string">
            <text:p>Hombre de 45 años con insuficiencia renal crónica secundaria a nefropatía diabética que recibe un trasplante renal de donante fallecido. Se establece tratamiento inmunosupresor con triple terapia estándar con esteroides, tacrolimus y micofenolato. Cursa con función inmediata del injerto descendiendo las cifras de creatinina sérica hasta 1,5 mg/dL en la primera semana postrasplante. Diez días después se observa un deterioro agudo de función renal con aumento de creatinina hasta 2,5 mg/dL. ¿Cuál de los siguientes diagnósticos seria el MENOS probable?</text:p>
          </table:table-cell>
          <table:table-cell office:value-type="string" calcext:value-type="string">
            <text:p>El caso presenta un fracaso renal agudo en un paciente postrasplante renal. En ese contexto hay que plantearse que se debe a problemas relacionados con las anastomosis quirúrgicas como una estenosis ureteral, y hacer una ecografía para descartarlo. Así mismo, sobre todo si la función renal inicial era normal y luego se ha deteriorado y el grado de compatibilidad HLA no es alto, se debe sospechar un rechazo agudo (respuesta 1 correcta). Otra opción es que presente toxicidad por los inmunosupresores, sobre todo los anticalcineurínicos; esto es más frecuente con el uso de ciclosporina pero también lo puede producir el tacrólimus (respuesta 4 correcta). Dado que el trasplante ha sido hace menos de dos semanas y por tanto la inmunosupresión recibida aun ha sido baja, es poco probable que se trate de una complicación por una infección oportunista, que por otro lado es rara y a largo plazo como es la infección por virus BK (respuesta 3 incorrecta).</text:p>
          </table:table-cell>
          <table:table-cell/>
          <table:table-cell office:value-type="string" calcext:value-type="string">
            <text:p>NEFROLOGÍA</text:p>
          </table:table-cell>
          <table:table-cell office:value-type="string" calcext:value-type="string">
            <text:p>Normal</text:p>
          </table:table-cell>
          <table:table-cell office:value-type="float" office:value="0.53" calcext:value-type="float">
            <text:p>0,53</text:p>
          </table:table-cell>
          <table:table-cell/>
          <table:table-cell office:value-type="string" calcext:value-type="string">
            <text:p>Rechazo agudo.</text:p>
          </table:table-cell>
          <table:table-cell office:value-type="string" calcext:value-type="string">
            <text:p>Uropatía obstructiva.</text:p>
          </table:table-cell>
          <table:table-cell office:value-type="string" calcext:value-type="string">
            <text:p>Nefropatía por poliomavirus BK.</text:p>
          </table:table-cell>
          <table:table-cell office:value-type="string" calcext:value-type="string">
            <text:p>Toxicidad aguda por anticalcineurínicos.</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43" calcext:value-type="float">
            <text:p>143</text:p>
          </table:table-cell>
          <table:table-cell office:value-type="float" office:value="11317" calcext:value-type="float">
            <text:p>11317</text:p>
          </table:table-cell>
          <table:table-cell office:value-type="float" office:value="300143" calcext:value-type="float">
            <text:p>300143</text:p>
          </table:table-cell>
          <table:table-cell office:value-type="string" calcext:value-type="string">
            <text:p>FALSE</text:p>
          </table:table-cell>
          <table:table-cell office:value-type="string" calcext:value-type="string">
            <text:p>Mujer de 15 años que consulta por infecciones urinarias de repetición (2-3 episodios por año). Relata cuadros compatibles con cistitis a los que posteriormente se le añade fiebre y dolor lumbar derecho. La exploración física es anodina y en el estudio ecográfico encontramos la presencia de una ureterohidronefrosis moderada en el lado derecho. Se aprecia la presencia de jet ureteral vesical bilateral. Para confirmar la sospecha diagnóstica, vamos a solicitar:</text:p>
          </table:table-cell>
          <table:table-cell office:value-type="string" calcext:value-type="string">
            <text:p>En esta pregunta nos hablan del concepto del reflujo vesico ureteral: adolescente con infecciones de orina de repetición asociadas a una leve ureterohidronefrosis derecha no obstructiva (jet ureteral ecográfico conservado). Para diagnosticar la patología que sospechamos debemos realizar una cisto-uretrografía miccional (respuesta 2 correcta).</text:p>
          </table:table-cell>
          <table:table-cell/>
          <table:table-cell office:value-type="string" calcext:value-type="string">
            <text:p>NEFROLOGÍA</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Resonancia magnética abdomino-pélvica.</text:p>
          </table:table-cell>
          <table:table-cell office:value-type="string" calcext:value-type="string">
            <text:p>Cisto-uretrografía miccional.</text:p>
          </table:table-cell>
          <table:table-cell office:value-type="string" calcext:value-type="string">
            <text:p>Radiografía reno-vesical simple.</text:p>
          </table:table-cell>
          <table:table-cell office:value-type="string" calcext:value-type="string">
            <text:p>Uretrocistoscopia.</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44" calcext:value-type="float">
            <text:p>144</text:p>
          </table:table-cell>
          <table:table-cell office:value-type="float" office:value="11318" calcext:value-type="float">
            <text:p>11318</text:p>
          </table:table-cell>
          <table:table-cell office:value-type="float" office:value="300144" calcext:value-type="float">
            <text:p>300144</text:p>
          </table:table-cell>
          <table:table-cell office:value-type="string" calcext:value-type="string">
            <text:p>FALSE</text:p>
          </table:table-cell>
          <table:table-cell office:value-type="string" calcext:value-type="string">
            <text:p>Mujer de 60 años de edad, con índice de masa corporal de 38, con antecedente en los últimos diez años de cinco episodios de cólicos renales expulsivos y en una ocasión tratada con litotricia extracorpórea por ondas de choque. El resultado del análisis de los cálculos ha sido en todos los casos de oxalato cálcico. El estudio metabólicomineral de la paciente muestra una hipercalciuria (280 mg/24 horas) de tipo mixto (absortiva y excretora). En la prevención de su recidiva litiásica, de las siguientes medidas, ¿cuál NO aconsejaría?</text:p>
          </table:table-cell>
          <table:table-cell office:value-type="string" calcext:value-type="string">
            <text:p>En esta pregunta nos hablan de las medidas generales de prevención de formación de litiasis cálcicas entre las que se encuentran la hidratación adecuada para conseguir una diuresis de más de 2 litros cada 24 horas (respuesta 2 correcta), bajar de peso y limitar la ingesta de proteínas ya que acidifican la orina reduciendo en ésta el nivel de ácido cítrico y aumentando la excreción de calcio (respuesta 1 y 4 correctas). No se aconseja la reducción de la ingesta de calcio en la dieta, ya que esto propiciaría una absorción mayor de oxalato a nivel intestinal que propiciaría la formación de litiasis de oxalato renales (respuesta 3 incorrecta).</text:p>
          </table:table-cell>
          <table:table-cell/>
          <table:table-cell office:value-type="string" calcext:value-type="string">
            <text:p>NEFROLOGÍA</text:p>
          </table:table-cell>
          <table:table-cell office:value-type="string" calcext:value-type="string">
            <text:p>Difícil</text:p>
          </table:table-cell>
          <table:table-cell office:value-type="float" office:value="0.16" calcext:value-type="float">
            <text:p>0,16</text:p>
          </table:table-cell>
          <table:table-cell/>
          <table:table-cell office:value-type="string" calcext:value-type="string">
            <text:p>Bajar de peso.</text:p>
          </table:table-cell>
          <table:table-cell office:value-type="string" calcext:value-type="string">
            <text:p>Ingesta de líquidos suficiente para conseguir una producción de orina de más de 2 litros/24 horas.</text:p>
          </table:table-cell>
          <table:table-cell office:value-type="string" calcext:value-type="string">
            <text:p>Reducir la ingesta de calcio.</text:p>
          </table:table-cell>
          <table:table-cell office:value-type="string" calcext:value-type="string">
            <text:p>Limitar la ingesta de proteínas.</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45" calcext:value-type="float">
            <text:p>145</text:p>
          </table:table-cell>
          <table:table-cell office:value-type="float" office:value="11319" calcext:value-type="float">
            <text:p>11319</text:p>
          </table:table-cell>
          <table:table-cell office:value-type="float" office:value="300145" calcext:value-type="float">
            <text:p>300145</text:p>
          </table:table-cell>
          <table:table-cell office:value-type="string" calcext:value-type="string">
            <text:p>FALSE</text:p>
          </table:table-cell>
          <table:table-cell office:value-type="string" calcext:value-type="string">
            <text:p>Acude a su consulta una mujer de 57 años, peluquera, con varios episodios en las últimas semanas de hematuria macroscópica monosintomática con coágulos. Como antecedentes de interés, es fumadora de 15 cigarrillos diarios. Hace 15 años se sometió a litotricia extracorpórea por una litiasis renal izquierda. A la exploración únicamente destaca la presencia de un cistocele moderado. Se ha hecho una ecografía en la que no se han encontrado alteraciones a excepción del cistocele. ¿Cuál de las siguientes actitudes es la más adecuada en esta paciente?</text:p>
          </table:table-cell>
          <table:table-cell office:value-type="string" calcext:value-type="string">
            <text:p>Paciente con factores de riesgo de riesgo (fumadora y peluquera en contacto con tintes) que presenta hematuria monosintomática: hemos de sospechar y descartar tumor vesical y solicitar una cistoscopia (respuesta 4 correcta).</text:p>
          </table:table-cell>
          <table:table-cell/>
          <table:table-cell office:value-type="string" calcext:value-type="string">
            <text:p>NEFROLOGÍA</text:p>
          </table:table-cell>
          <table:table-cell office:value-type="string" calcext:value-type="string">
            <text:p>Fácil</text:p>
          </table:table-cell>
          <table:table-cell office:value-type="float" office:value="0.97" calcext:value-type="float">
            <text:p>0,97</text:p>
          </table:table-cell>
          <table:table-cell/>
          <table:table-cell office:value-type="string" calcext:value-type="string">
            <text:p>Tratamiento antibiótico al tratarse probablemente de una infección de orina.</text:p>
          </table:table-cell>
          <table:table-cell office:value-type="string" calcext:value-type="string">
            <text:p>Realización de un TC abdomino-pélvico sin contraste para descartar una recidiva litiásica.</text:p>
          </table:table-cell>
          <table:table-cell office:value-type="string" calcext:value-type="string">
            <text:p>Programar para colocación de una malla anterior, al ser el cistocele la causa de la hematuria.</text:p>
          </table:table-cell>
          <table:table-cell office:value-type="string" calcext:value-type="string">
            <text:p>Llevar a cabo una cistoscopia para descartar un tumor de vejiga.</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47" calcext:value-type="float">
            <text:p>147</text:p>
          </table:table-cell>
          <table:table-cell office:value-type="float" office:value="11321" calcext:value-type="float">
            <text:p>11321</text:p>
          </table:table-cell>
          <table:table-cell office:value-type="float" office:value="300147" calcext:value-type="float">
            <text:p>300147</text:p>
          </table:table-cell>
          <table:table-cell office:value-type="string" calcext:value-type="string">
            <text:p>FALSE</text:p>
          </table:table-cell>
          <table:table-cell office:value-type="string" calcext:value-type="string">
            <text:p>Durante un aviso nocturno usted acude al domicilio de una paciente de 47 años de edad, diagnosticada de asma y que realiza habitualmente tratamiento con un corticoide inhalado y un beta2 de larga duración. Su familia le explica que ha presentado una crisis de asma que ha tratado con varias dosis de salbutamol administradas a través de una cámara de inhalación sin observar mejoría. Al inspeccionar a la paciente usted observa que realiza un importante trabajo respiratorio con utilización de la musculatura respiratoria accesoria que usted interpreta como una agudización grave de asma. ¿Cuál de las siguientes asociaciones de hallazgos es más probable que usted pueda observar?</text:p>
          </table:table-cell>
          <table:table-cell office:value-type="string" calcext:value-type="string">
            <text:p>El enunciado nos presenta una paciente con una crisis aguda de asma, de carácter grave (importante trabajo respiratorio con utilización de la musculatura respiratoria accesoria). En estos casos, lo más frecuente es que exista un silencio auscultatorio (por oclusión de los bronquiolos), espiración alargada (por obstrucción bronquiolar) y percusión timpánica (por atrapamiento aéreo) (respuesta 3 correcta). La percusión timpánica aparece en aquellos cuadros donde existe un exceso de líquido en el tórax (derrame pleural, edema de pulmón... etc) (respuestas 1 y 4 incorrectas). En casos severos, debido a la oclusión de la mayoría de los bronquiolos, no se oirán sibilancias espiratorias (la auscultación mostrará un silencio auscultatorio) (respuesta 2 incorrecta). Agudización grave del asma</text:p>
          </table:table-cell>
          <table:table-cell/>
          <table:table-cell office:value-type="string" calcext:value-type="string">
            <text:p>NEUMOLOGÍA</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Roncus - espiración alargada - percusión mate.</text:p>
          </table:table-cell>
          <table:table-cell office:value-type="string" calcext:value-type="string">
            <text:p>Sibilancias - inspiración alargada - percusión timpánica.</text:p>
          </table:table-cell>
          <table:table-cell office:value-type="string" calcext:value-type="string">
            <text:p>Silencio auscultatorio - espiración alargada - percusión timpánica.</text:p>
          </table:table-cell>
          <table:table-cell office:value-type="string" calcext:value-type="string">
            <text:p>Silencio auscultatorio - espiración alargada - percusión mate.</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51" calcext:value-type="float">
            <text:p>151</text:p>
          </table:table-cell>
          <table:table-cell office:value-type="float" office:value="11325" calcext:value-type="float">
            <text:p>11325</text:p>
          </table:table-cell>
          <table:table-cell office:value-type="float" office:value="300151" calcext:value-type="float">
            <text:p>300151</text:p>
          </table:table-cell>
          <table:table-cell office:value-type="string" calcext:value-type="string">
            <text:p>FALSE</text:p>
          </table:table-cell>
          <table:table-cell office:value-type="string" calcext:value-type="string">
            <text:p>Hombre de 30 años que acude al servicio de urgencias por disnea rápidamente progresiva tras comenzar con un cuadro catarral de vías altas en las últimas 48 horas. En la exploración se advierte un aumento del trabajo respiratorio, fiebre de 39ºC, taquipnea (40 rpm) y cianosis. En la auscultación pulmonar se aprecian estertores crepitantes gruesos en la base pulmonar izquierda. En el hemograma se observa una leucocitosis de 17.000/mm3 con desviación a la izquierda y una hemoglobina de 14 g/dL. Los electrolitos séricos son Na+ 139 mEq/L, K+ 4,5 mEq/L, Cl- 102 mEq/L y CO2 20 mEq/L. La gasometría arterial basal es pH 7,53, PCO2 26 mmHg, PO2 40 mmHg, SaO2 80%, HCO3 22 mEq/L, COHb 1,5%. Desde el punto de vista del equilibrio ácido-base, la situación que mejor describe a este paciente es:</text:p>
          </table:table-cell>
          <table:table-cell office:value-type="string" calcext:value-type="string">
            <text:p>Para enfrentarnos a las preguntas del equilibrio ácido-base, lo primero que debemos mirar es el valor del pH. Se considera normal entre 7,36 y 7,44. Por encima (como en este caso), será alcalosis (respuesta 1 incorrecta). Si el pH está elevado y la PaCO2 está baja (menor de 36 mmHg), hablamos de alcalosis respiratoria. El nivel de CO 2 arterial depende de la ventilación. Un valor de PaCO2 bajo implica hiperventilación. Un valor de PaCO2 elevado aparece en casos de hipoventilación. En este caso podemos afirmar que la alcalosis respiratoria es aguda porque el HCO3 aún no ha comenzado a compensar (tarda 3 días) (respuesta 4 correcta). Si el HCO3 estuviera disminuido, hablaríamos de una alcalosis respiratoria crónica (respuesta 2 incorrecta). La alcalosis respiratoria no puede aparecer simultáneamente con una acidosis respiratoria (o es acidosis, o es alcalosis) (respuesta 3 in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Hiperventilación marcada y acidosis metabólica.</text:p>
          </table:table-cell>
          <table:table-cell office:value-type="string" calcext:value-type="string">
            <text:p>Alcalosis respiratoria crónica.</text:p>
          </table:table-cell>
          <table:table-cell office:value-type="string" calcext:value-type="string">
            <text:p>Alcalosis respiratoria y acidosis respiratoria.</text:p>
          </table:table-cell>
          <table:table-cell office:value-type="string" calcext:value-type="string">
            <text:p>Hiperventilación y alcalosis respiratoria aguda.</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53" calcext:value-type="float">
            <text:p>153</text:p>
          </table:table-cell>
          <table:table-cell office:value-type="float" office:value="11327" calcext:value-type="float">
            <text:p>11327</text:p>
          </table:table-cell>
          <table:table-cell office:value-type="float" office:value="300153" calcext:value-type="float">
            <text:p>300153</text:p>
          </table:table-cell>
          <table:table-cell office:value-type="string" calcext:value-type="string">
            <text:p>FALSE</text:p>
          </table:table-cell>
          <table:table-cell office:value-type="string" calcext:value-type="string">
            <text:p>Una mujer de 69 años acude a urgencias por disnea progresivamente creciente hasta hacerse de pequeños esfuerzos, objetivándose en la radiografía de tórax un derrame pleural que ocupa dos terceras partes del hemitórax derecho. En la toracocentesis se aprecia un líquido de aspecto lechoso con las siguientes características: pH 7,47, leucocitos 569/μL (mononucleares 81%, polimorfonucleares 19%), glucosa 132 mg/dL, proteínas 4 g/dL, LDH 95 U/L, colesterol 93 mg/dL, triglicéridos 371 mg/dL. Se ingresa a la paciente y se solicita una tomografía computarizada en la que se aprecian múltiples adenopatías a nivel cervical, torácico y abdominal. Señale cuál de los siguientes es el tratamiento inicial más correcto mientras se completa el estudio diagnóstico:</text:p>
          </table:table-cell>
          <table:table-cell office:value-type="string" calcext:value-type="string">
            <text:p>Esta pregunta es una de las más difíciles del examen MIR de este año. El cuadro clínico nos orienta hacia un quilotórax. Dado que existen múltiples adenopatías y que no hay antecedente de traumatismos, la etiología más probable será un linfoma. El tratamiento definitivo del quilotórax consiste en derivación pleuro-peritoneal. Sin embargo, el enunciado no pregunta por "el tratamiento definitivo", sino por "el tratamiento inicial, mientras se completa el estudio diagnóstico". Esto es lo que invalida la opción 1 y hace que la pregunta sea tan complicada (respuesta 1 incorrecta). Existe una gran variación anatómica en cuanto a la localización del conducto torácico. Por este motivo, dado que es muy complicado localizar correctamente el conducto y el punto de ruptura del mismo, habitualmente no se realiza una ligadura quirúrgica como tratamiento del quilotórax (respuesta 2 incorrecta). El quilotórax no se trata con pleurodesis ni con agentes esclerosantes (respuesta 4 incorrecta). El tratamiento "inicial" del quilotórax secundario a linfoma se realiza con tubo de toracostomía y administración de octreótido, mientras se completa el estudio diagnóstico (respuesta 3 correcta). Posteriormente se realizará el tratamiento definitivo (shunt pleuro-peritoneal). El octreótido reduce la circulación de linfa en el interior del conducto torácico, al inhibir tanto las secreciones gástricas, pancreáticas y biliares como la absorción de quilo a nivel intestinal.</text:p>
          </table:table-cell>
          <table:table-cell/>
          <table:table-cell office:value-type="string" calcext:value-type="string">
            <text:p>NEUMOLOGÍA</text:p>
          </table:table-cell>
          <table:table-cell office:value-type="string" calcext:value-type="string">
            <text:p>Difícil</text:p>
          </table:table-cell>
          <table:table-cell office:value-type="float" office:value="-0.07" calcext:value-type="float">
            <text:p>-0,07</text:p>
          </table:table-cell>
          <table:table-cell/>
          <table:table-cell office:value-type="string" calcext:value-type="string">
            <text:p>Colocación de una derivación pleuroperitoneal.</text:p>
          </table:table-cell>
          <table:table-cell office:value-type="string" calcext:value-type="string">
            <text:p>Ligadura del conducto torácico.</text:p>
          </table:table-cell>
          <table:table-cell office:value-type="string" calcext:value-type="string">
            <text:p>Inserción de un tubo de pleurostomia y administración de octeótrido.</text:p>
          </table:table-cell>
          <table:table-cell office:value-type="string" calcext:value-type="string">
            <text:p>Toracostomia con catéter e inserción de un agente esclerosante.</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54" calcext:value-type="float">
            <text:p>154</text:p>
          </table:table-cell>
          <table:table-cell office:value-type="float" office:value="11328" calcext:value-type="float">
            <text:p>11328</text:p>
          </table:table-cell>
          <table:table-cell office:value-type="float" office:value="300154" calcext:value-type="float">
            <text:p>300154</text:p>
          </table:table-cell>
          <table:table-cell office:value-type="string" calcext:value-type="string">
            <text:p>FALSE</text:p>
          </table:table-cell>
          <table:table-cell office:value-type="string" calcext:value-type="string">
            <text:p>Un hombre acude a su consulta por disnea. En la exploración física del tórax se aprecia una disminución de la movilidad del hemitórax derecho, con disminución de las vibraciones vocales en ese mismo lado y desviación de la tráquea hacia el lado izquierdo. Además, a la percusión se aprecia matidez en todo el hemitórax derecho y ausencia de murmullo vesicular en ese mismo hemitórax. Usted pensarla en:</text:p>
          </table:table-cell>
          <table:table-cell office:value-type="string" calcext:value-type="string">
            <text:p>Semiología del derrame pleural: disminución de la movilidad del hemitórax afecto, disminución de las vibraciones vocales ipsilaterales, desviación de tráquea y mediastino hacia el lado contralateral, matidez a la percusión y ausencia de murmullo vesicular en el mismo lado (respuesta 4 correcta). El Neumotórax presenta una semiología similar a la del derrame, salvo en la percusión, que será timpánica, en vez de mate (respuesta 1 incorrecta). La atelectasia desvía la tráquea y el mediastino hacia el lado afecto, no hacia el lado contralateral (respuesta 2 incorrecta). La condensación pulmonar mostrará crepitantes y aumento de vibraciones vocales, sin desviación del mediastino (respuesta 3 in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Neumotórax derecho.</text:p>
          </table:table-cell>
          <table:table-cell office:value-type="string" calcext:value-type="string">
            <text:p>Atelectasia obstructiva derecha.</text:p>
          </table:table-cell>
          <table:table-cell office:value-type="string" calcext:value-type="string">
            <text:p>Condensación pulmonar derecha.</text:p>
          </table:table-cell>
          <table:table-cell office:value-type="string" calcext:value-type="string">
            <text:p>Derrame pleural derecho.</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55" calcext:value-type="float">
            <text:p>155</text:p>
          </table:table-cell>
          <table:table-cell office:value-type="float" office:value="11329" calcext:value-type="float">
            <text:p>11329</text:p>
          </table:table-cell>
          <table:table-cell office:value-type="float" office:value="300155" calcext:value-type="float">
            <text:p>300155</text:p>
          </table:table-cell>
          <table:table-cell office:value-type="string" calcext:value-type="string">
            <text:p>FALSE</text:p>
          </table:table-cell>
          <table:table-cell office:value-type="string" calcext:value-type="string">
            <text:p>Un hombre de 58 años, a las tres semanas de un esguince grave de tobillo presenta, de forma rápidamente progresiva, disnea de reposo, mareo y síncope. Al llegar al hospital tiene hipotensión (PA sistólica 80 mmHg, diastólica 40 mmHg) y mala perfusión. Es intubado y conectado a ventilación mecánica y se inicia noradrenalina. El ecocardiograma muestra signos de hipertensión pulmonar. En la angio-TC se observan múltiples defectos de repleción ocupando ambas arterias pulmonares principales. ¿Cuál de los siguientes tratamientos se asociaría a una mejoría hemodinámica más rápida en este caso?</text:p>
          </table:table-cell>
          <table:table-cell office:value-type="string" calcext:value-type="string">
            <text:p>La presencia de disnea brusca no orienta hacia un TEP. En este tipo de preguntas, suelen darnos un factor procoagulante que favorece la tromboembolia. En este sentido, el enunciado dice que el paciente ha tenido un esguince grave tres semanas antes (es decir, que ha tenido una inmovilización en la pierna, lo cual favorece el éstasis sanguíneo y la consiguiente formación de una trombosis venosa profunda (TVP). El trombo formado en la pierna puede migrar al pulmón, produciendo un tromboembolismo pulmonar (TEP). En el contexto del TEP, el síncope y la hipotensión son datos clínicos que se comportan como marcadores de gravedad y se asocian a mal pronóstico. El diagnóstico se realiza mediante angio-TC. En este caso, nos presentan un defecto de repleción de ambas arterias pulmonares, lo cual es compatible con un tromboembolismo pulmonar masivo. Si el TEP es masivo y existe inestabilidad hemodinámica (hipotensión), está indicada la fibrinolisis con rt-PA (Alteplasa), que destruye el trombo en pocos minutos (respuesta 3 correcta). La heparina sódica en perfusión intravenosa (al igual que la heparina de bajo peso molecular) está indicada en el tratamiento del TEP. Esta terapia favorece que el trombo no crezca de tamaño (sin destruirlo directamente). Tanto la heparina como los anticoagulantes orales impiden el crecimiento del trombo, mientras los procesos fibrinolíticos endógenos lo destruyen (este proceso puede llegar a tardar hasta 3 meses; por eso, el tratamiento anticoagulante oral se mantiene de 3 a 6 meses en pacientes con TEP) (respuesta 1 incorrecta). La tromboendarterectomía es la terapia de elección tras el fracaso de la fibrinolisis en el TEP masivo; es decir, que se trata de una terapia de segunda línea (respuesta 2 incorrecta). El filtro de vena cava se implanta en aquellos casos con sangrados activos o alto riesgo hemorrágico, en los que la anticoagulación está contraindicada. Esta terapia tampoco destruye directamente el trombo (simplemente evita su crecimiento al detener la migración del trombo a nivel de la vena cava (respuesta 4 in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Heparina sódica en perfusión intravenosa.</text:p>
          </table:table-cell>
          <table:table-cell office:value-type="string" calcext:value-type="string">
            <text:p>Tromboendarectomía.</text:p>
          </table:table-cell>
          <table:table-cell office:value-type="string" calcext:value-type="string">
            <text:p>Fibrinolisis sistémica con rt-PA (alteplase) 100 mg intravenoso.</text:p>
          </table:table-cell>
          <table:table-cell office:value-type="string" calcext:value-type="string">
            <text:p>Filtro en vena cava inferior.</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62" calcext:value-type="float">
            <text:p>162</text:p>
          </table:table-cell>
          <table:table-cell office:value-type="float" office:value="11336" calcext:value-type="float">
            <text:p>11336</text:p>
          </table:table-cell>
          <table:table-cell office:value-type="float" office:value="300162" calcext:value-type="float">
            <text:p>300162</text:p>
          </table:table-cell>
          <table:table-cell office:value-type="string" calcext:value-type="string">
            <text:p>FALSE</text:p>
          </table:table-cell>
          <table:table-cell office:value-type="string" calcext:value-type="string">
            <text:p>Mujer de 32 años que toma anticonceptivos orales presenta un cuadro de cefalea, papiledema bilateral y crisis tónico-clónicas generalizadas que se controlan con levetiracetam. Se realiza RM craneal que muestra un pequeño hematoma temporal izquierdo y en angioRM venosa una trombosis venosa del seno longitudinal superior, seno transverso y sigmoideo izquierdo. ¿Cuál es el tratamiento más adecuado en esta paciente?</text:p>
          </table:table-cell>
          <table:table-cell office:value-type="string" calcext:value-type="string">
            <text:p>El tratamiento de elección en trombosis venosas cerebrales asociadas a pequeños hematomas el tratamiento de elección es la anticoagulación con heparina sódica y posteriormente con anticoagulantes orales (respuesta 1 correcta). La evacuación del hematoma o cirugía descompresiva está limitada a algunos casos seleccionados de hematomas de gran tamaño (respuesta 4 incorrecta). No se utiliza antiagregación ni fibrinolisis intravenosa (respuestas 2 y 3 incorrectas).</text:p>
          </table:table-cell>
          <table:table-cell/>
          <table:table-cell office:value-type="string" calcext:value-type="string">
            <text:p>GINECOLOGÍA</text:p>
          </table:table-cell>
          <table:table-cell office:value-type="string" calcext:value-type="string">
            <text:p>Difícil</text:p>
          </table:table-cell>
          <table:table-cell office:value-type="float" office:value="0.2" calcext:value-type="float">
            <text:p>0,2</text:p>
          </table:table-cell>
          <table:table-cell/>
          <table:table-cell office:value-type="string" calcext:value-type="string">
            <text:p>Anticoagulación con heparina intravenosa.</text:p>
          </table:table-cell>
          <table:table-cell office:value-type="string" calcext:value-type="string">
            <text:p>Fibrinolisis intravenosa.</text:p>
          </table:table-cell>
          <table:table-cell office:value-type="string" calcext:value-type="string">
            <text:p>Antiagregación con ácido acetilsalicílico 300 mg.</text:p>
          </table:table-cell>
          <table:table-cell office:value-type="string" calcext:value-type="string">
            <text:p>Evacuación quirúrgica del hematoma.</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63" calcext:value-type="float">
            <text:p>163</text:p>
          </table:table-cell>
          <table:table-cell office:value-type="float" office:value="11337" calcext:value-type="float">
            <text:p>11337</text:p>
          </table:table-cell>
          <table:table-cell office:value-type="float" office:value="300163" calcext:value-type="float">
            <text:p>300163</text:p>
          </table:table-cell>
          <table:table-cell office:value-type="string" calcext:value-type="string">
            <text:p>FALSE</text:p>
          </table:table-cell>
          <table:table-cell office:value-type="string" calcext:value-type="string">
            <text:p>Mujer de 26 años, nuligesta, vacunada contra el virus del papiloma humano, acude a la consulta por alteración de bajo grado (LSIL) en citología de cribado. Se realiza colposcopia y biopsia de exocérvix con resultado histológico de neoplasia intraepitelial de bajo grado (LSIL-CIN 1). ¿Cuál es la actitud a seguir en esta paciente?</text:p>
          </table:table-cell>
          <table:table-cell office:value-type="string" calcext:value-type="string">
            <text:p>Nos presentan a una paciente de 26 años con citología LSIL a la que se le ha realizado una colposcopia y biopsia con resultado de CIN 1. La historia natural de estas pacientes con biopsia de LSIL/CIN1 es similar a las que presentan citología de LSIL en ausencia de CIN o a la de ASC-US con prueba VPH positiva. Estas mujeres presentan un riesgo de tener una lesión HSIL/CIN2-3 subyacente o desarrollar una lesión de alto grado en los 6-24 meses posteriores similar tanto si la colposcopia-biopsia confirma LSIL/CIN1 como si la biopsia es negativa. Este riesgo oscila entre el 4-13% y no se han descrito carcinomas invasores en esta población. Por ello lo indicado es realizar un co-test a los 12 meses. Si en los controles posteriores se observa VPH positivo o citología alterada en cualquier forma (ASC-US incluido) se remitirá a la paciente a colposcopia y biopsia. Las displasias y cáncer invasivo de cérvix uterino se deben al VPH</text:p>
          </table:table-cell>
          <table:table-cell/>
          <table:table-cell office:value-type="string" calcext:value-type="string">
            <text:p>GINECOLOGÍA</text:p>
          </table:table-cell>
          <table:table-cell office:value-type="string" calcext:value-type="string">
            <text:p>Normal</text:p>
          </table:table-cell>
          <table:table-cell office:value-type="float" office:value="0.54" calcext:value-type="float">
            <text:p>0,54</text:p>
          </table:table-cell>
          <table:table-cell/>
          <table:table-cell office:value-type="string" calcext:value-type="string">
            <text:p>Solicitar detección del virus del papiloma humano.</text:p>
          </table:table-cell>
          <table:table-cell office:value-type="string" calcext:value-type="string">
            <text:p>Conización cervical.</text:p>
          </table:table-cell>
          <table:table-cell office:value-type="string" calcext:value-type="string">
            <text:p>No tratar y programar nueva revisión en 6-12 meses.</text:p>
          </table:table-cell>
          <table:table-cell office:value-type="string" calcext:value-type="string">
            <text:p>Tratamiento con aciclovir durante 16 semanas.</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64" calcext:value-type="float">
            <text:p>164</text:p>
          </table:table-cell>
          <table:table-cell office:value-type="float" office:value="11338" calcext:value-type="float">
            <text:p>11338</text:p>
          </table:table-cell>
          <table:table-cell office:value-type="float" office:value="300164" calcext:value-type="float">
            <text:p>300164</text:p>
          </table:table-cell>
          <table:table-cell office:value-type="string" calcext:value-type="string">
            <text:p>FALSE</text:p>
          </table:table-cell>
          <table:table-cell office:value-type="string" calcext:value-type="string">
            <text:p>Mujer de 18 años con acné, sin antecedentes médicos ni familiares de interés. Acude a su consulta demandando un método contraceptivo hormonal oral. Señale la respuesta correcta en relación a qué tipo de contraceptivo le prescribiría:</text:p>
          </table:table-cell>
          <table:table-cell office:value-type="string" calcext:value-type="string">
            <text:p>Nos presentan a una paciente de 18 años con acné y sin antecedentes relevantes que desea un anticonceptivo. Levonorgestrel (2ª generación de gestágenos derivados de la 19-nortestosterona). Leve actividad androgénica, por lo que modifican el perfil lipídico aumentando el nivel de triglicéridos y de LDL colesterol y disminuyendo el HDL. Combinado con el etinil-estradiol, le confiere un menor riesgo relativo de tromboembolismo (repuesta 1 incorrecta) Etonogestrel (gestágenos de 3ª generación). Tienen menor actividad androgénica lo que determina un mejor perfil lipídico. Presentan un mayor riesgo de tromboembolismo venoso (TEV) en combinación con el etinilestradiol que el levonorgestrel (respuesta 2 incorrecta) Contraceptivos con solo estrógenos: no existen, sólo existen anticonceptivos sólo gestágenos (respuesta 3 incorrecta). Norgestigmato (4ª generación de gestágenos derivados de la 19-nortestosterona). Se comporta como el etonogestrel en cuanto a metabolismo lipídico y como el levonorgestrel en cuanto a riesgo tromboembólico (repuesta 4 correcta). Si buscásemos un efecto puramente antiandrogénico tendríamos que decantarnos por acetato de clormadinona/acetato de ciproterona/drospirenona o dienogest.</text:p>
          </table:table-cell>
          <table:table-cell/>
          <table:table-cell office:value-type="string" calcext:value-type="string">
            <text:p>GINECOLOGÍA</text:p>
          </table:table-cell>
          <table:table-cell office:value-type="string" calcext:value-type="string">
            <text:p>Difícil</text:p>
          </table:table-cell>
          <table:table-cell office:value-type="float" office:value="0.07" calcext:value-type="float">
            <text:p>0,07</text:p>
          </table:table-cell>
          <table:table-cell/>
          <table:table-cell office:value-type="string" calcext:value-type="string">
            <text:p>Contraceptivos con estrógenos combinados con levonorgestrel por su acción antiandrogénica.</text:p>
          </table:table-cell>
          <table:table-cell office:value-type="string" calcext:value-type="string">
            <text:p>Contraceptivos con estrógenos combinados con norgestrel porque promueven una mayor elevación de la Sex Hormone Binding Globuline (SHBG).</text:p>
          </table:table-cell>
          <table:table-cell office:value-type="string" calcext:value-type="string">
            <text:p>Contraceptivos con sólo estrógenos para evitar el efecto androgénico de los gestágenos.</text:p>
          </table:table-cell>
          <table:table-cell office:value-type="string" calcext:value-type="string">
            <text:p>Contraceptivos combinados con estrógenos y un gestágeno como el norgestimato.</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65" calcext:value-type="float">
            <text:p>165</text:p>
          </table:table-cell>
          <table:table-cell office:value-type="float" office:value="11339" calcext:value-type="float">
            <text:p>11339</text:p>
          </table:table-cell>
          <table:table-cell office:value-type="float" office:value="300165" calcext:value-type="float">
            <text:p>300165</text:p>
          </table:table-cell>
          <table:table-cell office:value-type="string" calcext:value-type="string">
            <text:p>FALSE</text:p>
          </table:table-cell>
          <table:table-cell office:value-type="string" calcext:value-type="string">
            <text:p>Señale la respuesta correcta en relación al tratamiento de la disfunción sexual de una mujer de 60 años en menopausia desde hace 5 y con atrofia vaginal que consulta por dispareunia:</text:p>
          </table:table-cell>
          <table:table-cell office:value-type="string" calcext:value-type="string">
            <text:p>Nos presentan a una mujer postmenopáusica con dispareunia secundaria a atrofia vaginal. El revestimiento epitelial de la vagina y la uretra son tejidos estrógeno-sensibles, y la deficiencia de estrógenos conduce a un adelgazamiento del epitelio vaginal. Esto da lugar a la atrofia vaginal (vaginitis atrófica), que causan los síntomas de sequedad vaginal, prurito, dispareunia, y con frecuencia síntomas miccionales. La terapia sistémica con estrógenos está indicada para el alivio de múltiples síntomas de la menopausia, además de la atrofia vaginal, mejorando la calidad de vida de la paciente. Puede administrarse por vía oral o por vía transdérmica. Debe utilizarse un gestágeno para antagonizar el efecto estrógenico en el endometrio (respuesta 2 incorrecta). Los estrógenos locales son el tratamiento farmacológico más eficaz para los síntomas de atrofia vaginal moderados o intensos. Normalizan el pH ácido, aumentan la vascularización del epitelio, aumentan la respuesta lubrificadora y disminuyen la sequedad vaginal. Todo ello contribuye a una mejora de la respuesta sexual (respuesta 3 correcta). La preferencia por las dosis bajas por vía vaginal se basa en la eficacia y en que también evita o minimiza los efectos sistémicos de los estrógenos, ya que los niveles séricos de estradiol se mantienen dentro del rango de la menopausia. Se han descrito un importante número de especies medicinales (lubricantes) empleadas tradicionalmente con la finalidad de mejorar la sequedad y la atrofia vaginal. Sin embargo, son pocos los casos en que se ha podido evidenciar mediante ensayos clínicos bien diseñados la eficacia de estos productos (respuesta 4 incorrecta). No se administran andrógenos a postmenopáusicas, únicamente tendríamos como opción la Tibolona (molécula sintética cuya estructura se relaciona con el gestágeno noretinodrel y que se une a receptores de andrógenos, gestágenos y estrógenos) (respuesta 1 incorrecta).</text:p>
          </table:table-cell>
          <table:table-cell/>
          <table:table-cell office:value-type="string" calcext:value-type="string">
            <text:p>GINECOLOGÍA</text:p>
          </table:table-cell>
          <table:table-cell office:value-type="string" calcext:value-type="string">
            <text:p>Normal</text:p>
          </table:table-cell>
          <table:table-cell office:value-type="float" office:value="0.44" calcext:value-type="float">
            <text:p>0,44</text:p>
          </table:table-cell>
          <table:table-cell/>
          <table:table-cell office:value-type="string" calcext:value-type="string">
            <text:p>El nivel en sangre de testosterona libre es predictor del éxito terapéutico de la administración exógena de andrógenos.</text:p>
          </table:table-cell>
          <table:table-cell office:value-type="string" calcext:value-type="string">
            <text:p>El uso de estrógenos orales combinados con gestágenos vaginales es el tratamiento más eficaz.</text:p>
          </table:table-cell>
          <table:table-cell office:value-type="string" calcext:value-type="string">
            <text:p>La terapia estrogénica local en la vagina con preparados de dosis baja no precisa de combinación con gestágenos.</text:p>
          </table:table-cell>
          <table:table-cell office:value-type="string" calcext:value-type="string">
            <text:p>La terapia con lubricantes vaginales reduce la dispareunia y las infecciones urinarias secundarias a la atrofia.</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66" calcext:value-type="float">
            <text:p>166</text:p>
          </table:table-cell>
          <table:table-cell office:value-type="float" office:value="11340" calcext:value-type="float">
            <text:p>11340</text:p>
          </table:table-cell>
          <table:table-cell office:value-type="float" office:value="300166" calcext:value-type="float">
            <text:p>300166</text:p>
          </table:table-cell>
          <table:table-cell office:value-type="string" calcext:value-type="string">
            <text:p>FALSE</text:p>
          </table:table-cell>
          <table:table-cell office:value-type="string" calcext:value-type="string">
            <text:p>En una mujer obesa de 67 años de edad que presenta un episodio de metrorragia, ¿cuál es la prueba más eficiente y precisa para diagnosticar su proceso ginecológico?</text:p>
          </table:table-cell>
          <table:table-cell office:value-type="string" calcext:value-type="string">
            <text:p>Ante el signo de sospecha de un cáncer de endometrio (sangrado postmenopáusico) se recomienda la realización de una ecografía transvaginal, o en su defecto transrectal. Esta primera aproximación nos permite:  Descartar patología orgánica (miomas, pólipos).  Medición del grosor endometrial en un corte longitudinal. Se recomienda utilizar un punto de corte de 3mm para la realización de biopsia endometrial en la paciente sintomática. Ante la sospecha clínica y ecográfica se recomienda una biopsia endometrial con dispositivos de aspiración tipo cánula de Cornier de forma ambulatoria. En caso de clínica persistente y ecografía de baja sospecha, se recomienda realizar biopsia endometrial. Si la biopsia endometrial no es satisfactoria o es negativa y persiste la clínica, se recomienda realizar una histeroscopia diagnóstica y biopsia dirigida o legrado uterino. Endometrio engrosado en paciente postmenopáusica visto por ecografía.</text:p>
          </table:table-cell>
          <table:table-cell/>
          <table:table-cell office:value-type="string" calcext:value-type="string">
            <text:p>GINECOLOGÍA</text:p>
          </table:table-cell>
          <table:table-cell office:value-type="string" calcext:value-type="string">
            <text:p>Normal</text:p>
          </table:table-cell>
          <table:table-cell office:value-type="float" office:value="0.61" calcext:value-type="float">
            <text:p>0,61</text:p>
          </table:table-cell>
          <table:table-cell/>
          <table:table-cell office:value-type="string" calcext:value-type="string">
            <text:p>Ecografía transvaginal y toma de endometrio.</text:p>
          </table:table-cell>
          <table:table-cell office:value-type="string" calcext:value-type="string">
            <text:p>Ecografía de abdomen completo.</text:p>
          </table:table-cell>
          <table:table-cell office:value-type="string" calcext:value-type="string">
            <text:p>Histeroscopia bajo sedación y biopsia según hallazgos.</text:p>
          </table:table-cell>
          <table:table-cell office:value-type="string" calcext:value-type="string">
            <text:p>Especuloscopia y citología cervical.</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67" calcext:value-type="float">
            <text:p>167</text:p>
          </table:table-cell>
          <table:table-cell office:value-type="float" office:value="11341" calcext:value-type="float">
            <text:p>11341</text:p>
          </table:table-cell>
          <table:table-cell office:value-type="float" office:value="300167" calcext:value-type="float">
            <text:p>300167</text:p>
          </table:table-cell>
          <table:table-cell office:value-type="string" calcext:value-type="string">
            <text:p>FALSE</text:p>
          </table:table-cell>
          <table:table-cell office:value-type="string" calcext:value-type="string">
            <text:p>Pareja heterosexual que consulta por esterilidad de un año de evolución. La mujer tiene 39 años y entre sus antecedentes refiere estar diagnosticada de endometriosis que requirió cirugía hace 3 años (quistectomia ovárica unilateral). En la analítica de ella destacan unos valores de hormona anti­mulleriana de 1,9 ng/mL (normal por encima de 1 ng/mL) y el recuento de folículos antrales por ecografía es de 4 folículos por ovario (normal, más de 7 entre los 2 ovarios). El varón tiene 40 años y el seminograma es normal. ¿Cuál de las siguientes opciones es de elección en esta pareja?</text:p>
          </table:table-cell>
          <table:table-cell office:value-type="string" calcext:value-type="string">
            <text:p>Nos presentan a una paciente de 39 años que consulta por esterilidad primaria de un año de evolución. Sus valores de hormona antimulleriana son normales así como el recuento de folículos ováricos. Su pareja tiene 40 años y un seminograma normal. Entre los antecedentes sólo destaca una quistectomía ovárica unilteral hace 3 años. Por los datos aportados podemos pensar que nos encontramos ante una esterilidad de origen desconocido (todos los parámetros aportados son normales). La disfunción reproductiva de origen desconocido o más comúnmente denominada Esterilidad de origen desconocido es un término genérico que se aplica a la pareja infértil cuyos análisis dan resultados normales, considerándose según las ESRHE esterilidad, la incapacidad de conseguir embarazo tras un año de mantener relaciones regularmente. Es un término utilizado una vez descartado problemas en la ovulación o tubáricos o espermáticos, se suele aplicar a un 30% de las parejas estériles. Para las parejas infértiles es muy frustrante no encontrar algo que explique su esterilidad, por ello su pronóstico en parte dependerá de la duración de la misma, y será peor si la infertilidad supera los 3 años y la mujer tiene &gt; 35 años. El diagnóstico se obtiene por la exclusión y por la “normalidad” en las pruebas básicas solicitadas. Realización de fecundación in vitro (FIV), esta última opción es actualmente un tratamiento ampliamente aceptado para la esterilidad de origen desconocido, pues a pesar de ser empírica y costosa es la opción de tratamiento que puede subsanar causas de esterilidad que a priori no pueden conocerse, pero que se pueden descubrir mediante esta técnica. Los estudios hablan de tasas de recién nacidos vivos de hasta el 33% con un período expectante de 36 meses. En nuestro entorno, las mujeres no suelen disponer de tanto tiempo ya que deciden tener hijos cada vez más tarde, y que si esperamos 3 años a que se embarace 1 de cada 3 (33%), el resto va a tener después serias dificultades para embarazarse. Por lo que estos datos siempre hay que contextualizarlos con la realidad de cada país, ya que la edad es el factor más determinante de la fertilidad. Por todo esto en mujeres &lt; 35 años con 1 año de esterilidad podemos emplear tanto manejo expectante como IA como FIV, sin embargo en mujeres &gt; 35 años nos iremos directamente a la FIV.</text:p>
          </table:table-cell>
          <table:table-cell/>
          <table:table-cell office:value-type="string" calcext:value-type="string">
            <text:p>GINECOLOGÍA</text:p>
          </table:table-cell>
          <table:table-cell office:value-type="string" calcext:value-type="string">
            <text:p>Difícil</text:p>
          </table:table-cell>
          <table:table-cell office:value-type="float" office:value="0.15" calcext:value-type="float">
            <text:p>0,15</text:p>
          </table:table-cell>
          <table:table-cell/>
          <table:table-cell office:value-type="string" calcext:value-type="string">
            <text:p>Ciclo de fecundación in vitro con donación de ovocitos.</text:p>
          </table:table-cell>
          <table:table-cell office:value-type="string" calcext:value-type="string">
            <text:p>Ciclo de fecundación in vitro con ovocitos propios.</text:p>
          </table:table-cell>
          <table:table-cell office:value-type="string" calcext:value-type="string">
            <text:p>Ciclo de inseminación artificial.</text:p>
          </table:table-cell>
          <table:table-cell office:value-type="string" calcext:value-type="string">
            <text:p>Tratamiento de la endometriosis con análogos de la GnRH durante 3 meses seguido de inducción de la ovulación.</text:p>
          </table:table-cell>
          <table:table-cell/>
          <table:table-cell office:value-type="float" office:value="2" calcext:value-type="float">
            <text:p>2</text:p>
          </table:table-cell>
          <table:table-cell/>
          <table:table-cell office:value-type="string" calcext:value-type="string">
            <text:p>Ez du esaten In Vitro tekniken artean zein den zuzena</text:p>
          </table:table-cell>
          <table:table-cell table:number-columns-repeated="14"/>
        </table:table-row>
        <table:table-row table:style-name="ro1">
          <table:table-cell office:value-type="float" office:value="2018" calcext:value-type="float">
            <text:p>2018</text:p>
          </table:table-cell>
          <table:table-cell office:value-type="float" office:value="168" calcext:value-type="float">
            <text:p>168</text:p>
          </table:table-cell>
          <table:table-cell office:value-type="float" office:value="11342" calcext:value-type="float">
            <text:p>11342</text:p>
          </table:table-cell>
          <table:table-cell office:value-type="float" office:value="300168" calcext:value-type="float">
            <text:p>300168</text:p>
          </table:table-cell>
          <table:table-cell office:value-type="string" calcext:value-type="string">
            <text:p>FALSE</text:p>
          </table:table-cell>
          <table:table-cell office:value-type="string" calcext:value-type="string">
            <text:p>Primigesta de 28 años, sin antecedentes médicos de interés. IMC 25 kg/m2. Presión arterial en primer trimestre de 95/65 mmHg. Gestación única de curso normal hasta el momento. Acude en la semana 34+1 a la realización de la ecografía del tercer trimestre: feto vivo en cefálica con peso estimado de 1760g (percentil 5), índice de pulsatilidad medio en arterias uterinas en el percentil 97, índice cerebro-placentario en percentil 3, e índice de pulsatilidad en arteria umbilical en percentil 75. Líquido amniótico normal (bolsa mayor de 38 mm) y movimientos fetales percibidos durante la exploración y por la madre. En la consulta de obstetricia se constata que la presión arterial es de 135/91 mmHg. Refiere que se le han hinchado las manos en la última semana y que desde el día anterior tiene náuseas y ha vomitado en dos ocasiones, Se solicita una analítica en la que destaca: glucosa 105 mg/dL, creatinina 0.64 mg/dL, ALT (GPT) 109 U/L, AST (GOT) 110 U/L, LDH 460 U/L, bilirrubina total 1,3 mg/dL, amilasa 50 U/L, sodio 139 mEq/L, potasio 4,49 mEq/L, hemoglobina 12,5 g/dL, hematocrito 36%, plaquetas 77x1000/μL, leucocitos 13.100/μL, índice proteína/creatinina 0,35, cociente sFlt-1/PlGF 577, y presencia de esquistocitos en sangre periférica. Señale la afirmación verdadera respecto al diagnóstico y seguimiento de este caso:</text:p>
          </table:table-cell>
          <table:table-cell office:value-type="string" calcext:value-type="string">
            <text:p>Nos presentan a una paciente en la semana 34+1 de embarazo con un feto por debajo del p10 de peso con anomalías en el Doppler (índice cerebro-placentario alterado) y alteraciones en la analítica (elevación de enzimas hepáticas, plaquetopenia y elevación de LDH). Se trata por tanto de una paciente con un CIR y un Síndrome de HELLP. El Síndrome HELLP fue descrito por primera vez como tal por Louis Weinstein en 1982 tomando las iniciales (en inglés) de los hechos fundamentales de dicho síndrome: (H) Hemólisis, (EL) Elevación de las Enzimas Hepáticas (Elevated Liver), y (LP) Plaquetopenia (Low Platelet). Tres años más tarde lo presentó como una variante de preeclampsia severa que puede desarrollarse ante o post parto. Los primeros síntomas suelen ser digestivos: dolor en epigastrio o en hipocondrio derecho (90 % de los casos), en una gestante que también en más del 90 % de los casos nota malestar indefinido desde unos pocos días antes, todo lo cual hace que consulte directamente o remitida por el mismo obstetra a un internista o especialista en aparato digestivo que suele etiquetar el cuadro de una probable virasis. La hipertensión y la proteinuria pueden ser en este momento leves o incluso ausentes (30 y 20% de casos respectivamente). El diagnóstico es analítico. Una vez ingresada la paciente y comprobado el diagnóstico se debe: 1) Estabilizar a la gestante; 2) Comprobar la situación de bienestar fetal con test no estresante, con perfil biofísico, y estudio con Doppler de la hemodinámica fetoplacentaria y del grado de centralización de la circulación fetal en su posible respuesta a la hipoxia; y 3) una vez tenemos los datos de los dos anteriores tomar la decisión de cuándo y cómo acabar la gestación. Por encima de las 34 semanas de gestación se recomienda finalizar el embarazo. Por debajo de los 34 semanas se recomienda la maduración pulmonar fetal.</text:p>
          </table:table-cell>
          <table:table-cell/>
          <table:table-cell office:value-type="string" calcext:value-type="string">
            <text:p>GINEC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Se trata de un feto pequeño para la edad gestacional, de origen placentario, que se acompaña de una preeclampsia no grave. La actitud recomendable es intentar prolongar la gestación al menos hasta la semana 37.</text:p>
          </table:table-cell>
          <table:table-cell office:value-type="string" calcext:value-type="string">
            <text:p>Se trata de un feto pequeño para la edad gestacional que se acompaña de un síndrome de HELLP. La actitud recomendable es intentar prolongar la gestación al menos hasta la semana 35.</text:p>
          </table:table-cell>
          <table:table-cell office:value-type="string" calcext:value-type="string">
            <text:p>Se trata de un feto con restricción del crecimiento intrauterino que se acompaña de una hipertensión gestacional del tercer trimestre. La actitud recomendable es intentar prolongar la gestación al menos hasta la semana 36.</text:p>
          </table:table-cell>
          <table:table-cell office:value-type="string" calcext:value-type="string">
            <text:p>Se trata de un feto con restricción del crecimiento intrauterino que se acompaña de un síndrome de HELLP. La actitud recomendable es la finalización del embarazo mediante inducción del parto.</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70" calcext:value-type="float">
            <text:p>170</text:p>
          </table:table-cell>
          <table:table-cell office:value-type="float" office:value="11344" calcext:value-type="float">
            <text:p>11344</text:p>
          </table:table-cell>
          <table:table-cell office:value-type="float" office:value="300170" calcext:value-type="float">
            <text:p>300170</text:p>
          </table:table-cell>
          <table:table-cell office:value-type="string" calcext:value-type="string">
            <text:p>FALSE</text:p>
          </table:table-cell>
          <table:table-cell office:value-type="string" calcext:value-type="string">
            <text:p>Mujer de 51 años que acude al servicio de urgencias por metrorragia intensa desde hace 2 horas. En la anamnesis, refiere haber tenido algún bache amenorreico en el último año y la última regla fue hace dos meses. Actualmente no presenta sintomatología perimenopáusica. A la exploración se aprecia un sangrado mayor que una menstruación y un útero aumentado de tamaño, de unos 8 cm. En la ecografía vaginal, el único hallazgo es un endometrio de 28 mm, hiperecogénico con múltiples zonas hipoecoicas en su interior. ¿Cuál de las siguientes pruebas solicitaría inicialmente?</text:p>
          </table:table-cell>
          <table:table-cell office:value-type="string" calcext:value-type="string">
            <text:p>Nos presentan a una paciente premenopáusica (51 años, ciclos regulares hasta hace 2 meses y ausencia de sintomatología climatérica) con un sangrado mayor que menstruación tras un bache amenorreico de 2 meses y útero aumentado de tamaño. En el interior del útero observamos un endometrio de 28 mm hiperecogénico. En cualquier sangrado genital anómalo en la elección de la pauta diagnóstica tiene notable influencia la edad, la cual se relaciona con la prevalencia de patología pre y neoplásica. Por ello en mujeres fértiles el estudio básico, una vez descartado el embarazo, es anamnesis, exploración, analítica y ecografía. Posteriormente y habiendo descartado la gestación podremos realizar el estudio hormonal pertinente o proponer el tratamiento adecuado (histeroscopia, tratamiento conservador, legrado, DIU-LNG...).</text:p>
          </table:table-cell>
          <table:table-cell/>
          <table:table-cell office:value-type="string" calcext:value-type="string">
            <text:p>GINECOLOGÍA</text:p>
          </table:table-cell>
          <table:table-cell office:value-type="string" calcext:value-type="string">
            <text:p>Difícil</text:p>
          </table:table-cell>
          <table:table-cell office:value-type="float" office:value="0.23" calcext:value-type="float">
            <text:p>0,23</text:p>
          </table:table-cell>
          <table:table-cell/>
          <table:table-cell office:value-type="string" calcext:value-type="string">
            <text:p>Beta-HCG en sangre.</text:p>
          </table:table-cell>
          <table:table-cell office:value-type="string" calcext:value-type="string">
            <text:p>Histeroscopia diagnóstica.</text:p>
          </table:table-cell>
          <table:table-cell office:value-type="string" calcext:value-type="string">
            <text:p>Legrado uterino diagnóstico-terapéutico.</text:p>
          </table:table-cell>
          <table:table-cell office:value-type="string" calcext:value-type="string">
            <text:p>Estudio hormonal ginecológico.</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71" calcext:value-type="float">
            <text:p>171</text:p>
          </table:table-cell>
          <table:table-cell office:value-type="float" office:value="11345" calcext:value-type="float">
            <text:p>11345</text:p>
          </table:table-cell>
          <table:table-cell office:value-type="float" office:value="300171" calcext:value-type="float">
            <text:p>300171</text:p>
          </table:table-cell>
          <table:table-cell office:value-type="string" calcext:value-type="string">
            <text:p>FALSE</text:p>
          </table:table-cell>
          <table:table-cell office:value-type="string" calcext:value-type="string">
            <text:p>En una mujer postmenopáusica de 56 años de edad, obesa, y portadora de la mutación BRCA-2, con antecedentes familiares de cáncer de mama en su única hermana a los 54 años y a los 65 años en su madre. ¿Cuál de los siguientes tumores tienen más riesgo de presentarse en esta paciente?</text:p>
          </table:table-cell>
          <table:table-cell office:value-type="string" calcext:value-type="string">
            <text:p>Un 15-20% de los cánceres de mama corresponden a agregaciones familiares genéticamente inespecíficas, y sólo el 10% de los casos son hereditarios. Dentro de este último grupo, existen varios genes responsables de la aparición de la enfermedad. Las mutaciones en los genes de alta predisposición al cáncer de mama, BRCA1 y BRCA2, son la principal causa del cáncer de mama y ovario hereditarios.</text:p>
          </table:table-cell>
          <table:table-cell/>
          <table:table-cell office:value-type="string" calcext:value-type="string">
            <text:p>GINECOLOGÍ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Cáncer de endometrio y cáncer de ovario.</text:p>
          </table:table-cell>
          <table:table-cell office:value-type="string" calcext:value-type="string">
            <text:p>Cáncer de mama y cáncer de ovario.</text:p>
          </table:table-cell>
          <table:table-cell office:value-type="string" calcext:value-type="string">
            <text:p>Cáncer de mama y cáncer de endometrio.</text:p>
          </table:table-cell>
          <table:table-cell office:value-type="string" calcext:value-type="string">
            <text:p>Cáncer de cuello uterino y cáncer de mama.</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72" calcext:value-type="float">
            <text:p>172</text:p>
          </table:table-cell>
          <table:table-cell office:value-type="float" office:value="11346" calcext:value-type="float">
            <text:p>11346</text:p>
          </table:table-cell>
          <table:table-cell office:value-type="float" office:value="300172" calcext:value-type="float">
            <text:p>300172</text:p>
          </table:table-cell>
          <table:table-cell office:value-type="string" calcext:value-type="string">
            <text:p>FALSE</text:p>
          </table:table-cell>
          <table:table-cell office:value-type="string" calcext:value-type="string">
            <text:p>Mujer de 62 años con diagnóstico de diabetes tipo 2 de 15 años de evolución, con mal control a pesar del tratamiento con antidiabéticos orales. Presenta disminución de agudeza visual de dos meses de evolución en su ojo izquierdo. Se realiza una Tomografía de Coherencia Óptica (OCT) y se observa una afectación macular. ¿Cuál de las siguientes maculopatías está más relacionada con el descenso de agudeza visual de este paciente?</text:p>
          </table:table-cell>
          <table:table-cell office:value-type="string" calcext:value-type="string">
            <text:p>El caso clínico describe a un diabético mal controlado con pérdida progresiva de visión unilateral. En los diabéticos el edema macular es la causa más frecuente de pérdida de visión, secundaria a la exudación vascular por el mal control metabólico. Suele presentarse de forma bilateral, pero asimétrica y es habitualmente lenta y progresiva; salvo la coexistencia de hemorragias que puede acelerar el proceso (respuesta 4 correcta). La degeneración macular senil es una causa frecuente de pérdida de visión en edades avanzadas. Sólo por la edad de la paciente no sería correcto pensar en esta opción como primera causa del descenso de su visión (respuesta 2 incorrecta). Las distrofias maculares son un raro grupo de enfermedades, con frecuencia bilaterales, que suelen presentar descenso de visión a edades más tempranas. Además, no tiene relación con la historia clínica de diabetes que nos comentan en el caso (respuesta 3 incorrecta). El pseudoagujero macular es producido por una tracción macular debido a la existencia de una membrana epirretiniana. Puede aparecer tanto en diabéticos como en estados metabólicos normales. Los pacientes se quejan de pérdida de visión con metamorfopsias (no comentado en el caso clínico). Aunque podría ser una posibilidad, nos preguntan cuál está más relacionada con el caso; y ante un diabético siempre debemos sospechar un edema macular en primer lugar (respuesta 4 incorrecta).</text:p>
          </table:table-cell>
          <table:table-cell/>
          <table:table-cell office:value-type="string" calcext:value-type="string">
            <text:p>OFTALMOLOGÍ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Distrofia macular.</text:p>
          </table:table-cell>
          <table:table-cell office:value-type="string" calcext:value-type="string">
            <text:p>Degeneración macular senil.</text:p>
          </table:table-cell>
          <table:table-cell office:value-type="string" calcext:value-type="string">
            <text:p>Pseudoagujero macular.</text:p>
          </table:table-cell>
          <table:table-cell office:value-type="string" calcext:value-type="string">
            <text:p>Edema macular.</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74" calcext:value-type="float">
            <text:p>174</text:p>
          </table:table-cell>
          <table:table-cell office:value-type="float" office:value="11348" calcext:value-type="float">
            <text:p>11348</text:p>
          </table:table-cell>
          <table:table-cell office:value-type="float" office:value="300174" calcext:value-type="float">
            <text:p>300174</text:p>
          </table:table-cell>
          <table:table-cell office:value-type="string" calcext:value-type="string">
            <text:p>FALSE</text:p>
          </table:table-cell>
          <table:table-cell office:value-type="string" calcext:value-type="string">
            <text:p>Paciente ingresado en cirugía, con vía central para nutrición parenteral desde hace 3 semanas. Comienza con fiebre de reciente aparición y disminución brusca de agudeza visual del ojo derecho. ¿Cuál de las siguientes es la etiología más probable?</text:p>
          </table:table-cell>
          <table:table-cell office:value-type="string" calcext:value-type="string">
            <text:p>Los antecedentes de cirugía en un paciente hospitalizado, con vía central para nutrición parenteral, constituyen un factor de riesgo importante para candidiasis sistémica. La aparición de disminución de visión unilateral y brusca en este contexto, asociada a fiebre, sería más compatible con una endoftalmitis por cándida (respuesta 1 correcta). La infección por citomegalovirus es más propia de inmunodeprimidos celulares como pacientes SIDA, y la disminución de visión es progresiva y bilateral, aunque asimétrica (respuesta 2 incorrecta). Las infecciones por micobacterias y pseudomonas son mucho más raras, se dan en otros contextos, y es más característica la afectación de polo anterior (respuestas 3 y 4 incorrectas).</text:p>
          </table:table-cell>
          <table:table-cell/>
          <table:table-cell office:value-type="string" calcext:value-type="string">
            <text:p>OFTALMOLOGÍA</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Infección fúngica por cándida.</text:p>
          </table:table-cell>
          <table:table-cell office:value-type="string" calcext:value-type="string">
            <text:p>Infección viral por citomegalovirus.</text:p>
          </table:table-cell>
          <table:table-cell office:value-type="string" calcext:value-type="string">
            <text:p>Infección bacteriana por micobacterias.</text:p>
          </table:table-cell>
          <table:table-cell office:value-type="string" calcext:value-type="string">
            <text:p>Infección bacteriana por pseudomonas.</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75" calcext:value-type="float">
            <text:p>175</text:p>
          </table:table-cell>
          <table:table-cell office:value-type="float" office:value="11349" calcext:value-type="float">
            <text:p>11349</text:p>
          </table:table-cell>
          <table:table-cell office:value-type="float" office:value="300175" calcext:value-type="float">
            <text:p>300175</text:p>
          </table:table-cell>
          <table:table-cell office:value-type="string" calcext:value-type="string">
            <text:p>FALSE</text:p>
          </table:table-cell>
          <table:table-cell office:value-type="string" calcext:value-type="string">
            <text:p>Muchacho de 15 años de edad, afecto de una cardiopatía congénita tipo comunicación interauricular ostium secundum, con cortocircuito izquierda-derecha hemodinámicamente significativo. ¿Cuál de los siguientes hallazgos apoyaría el diagnóstico?</text:p>
          </table:table-cell>
          <table:table-cell office:value-type="string" calcext:value-type="string">
            <text:p>La CIA es una cardiopatía NO cianógena por definición, ya que produce un shunt izquierda a derecha, que produce desde el inicio plétora pulmonar, lo que es básico en la fisiopatología (respuesta 1 incorrecta). La cianosis aparece únicamente en estadios muy avanzados de la enfermedad, en el que el shunt es derechaizquierda. Es típico en la auscultación el desdoblamiento fijo del 2º tono con aumento de la diástole por desdoblamiento paradójico en la relajación cardíaca. La TA diastólica no se ve afectada (respuesta 3 incorrecta), ni la TA sistémica que permanece invariable (respuesta 4 incorrecta). El soplo característico de dicha cardiopatía, y que apoyaría el diagnóstico de CIA, es el soplo sistólico eyectivo en foco pulmonar y el desdoblamiento amplio y fijo del 2º tono (respuesta 2 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Presencia de cianosis.</text:p>
          </table:table-cell>
          <table:table-cell office:value-type="string" calcext:value-type="string">
            <text:p>Soplo sistólico de eyección pulmonar y desdoblamiento amplio y fijo del 2º R.</text:p>
          </table:table-cell>
          <table:table-cell office:value-type="string" calcext:value-type="string">
            <text:p>Cifras de presión arterial diastólica cercanas a 0.</text:p>
          </table:table-cell>
          <table:table-cell office:value-type="string" calcext:value-type="string">
            <text:p>Ausencia de pulsos en extremidades inferiores.</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76" calcext:value-type="float">
            <text:p>176</text:p>
          </table:table-cell>
          <table:table-cell office:value-type="float" office:value="11350" calcext:value-type="float">
            <text:p>11350</text:p>
          </table:table-cell>
          <table:table-cell office:value-type="float" office:value="300176" calcext:value-type="float">
            <text:p>300176</text:p>
          </table:table-cell>
          <table:table-cell office:value-type="string" calcext:value-type="string">
            <text:p>FALSE</text:p>
          </table:table-cell>
          <table:table-cell office:value-type="string" calcext:value-type="string">
            <text:p>Lactante de 4 meses es valorado en verano en urgencias por vómitos, irritabilidad, eritema generalizado y decaimiento de unos 30 minutos de evolución. La madre refiere haberle dado una toma de biberón con fórmula de inicio previamente, con el objetivo de iniciar la lactancia artificial pues debe incorporarse a trabajar en poco tiempo. No presenta antecedentes de interés, está vacunado correctamente y toma lactancia materna exclusiva. ¿Cuál cree que es la actitud más correcta?</text:p>
          </table:table-cell>
          <table:table-cell office:value-type="string" calcext:value-type="string">
            <text:p>Caso clínico en el que el lactante, previamente sano, comienza de manera súbita con cuadro de vómitos y eritema. El cuadro se remarca íntimamente unido a la primera toma de biberón artificial. Es muy poco probable el cuadro de viriasis, que, si produce afectación digestiva, no suele asociar eritema generalizado. En el caso de producirse, no está indicado el tratamiento con antihistamínicos, sino rehidratación oral y control estricto reposición de pérdidas (respuesta 1 incorrecta). Asimismo, es muy poco probable la invaginación intestinal, que suele cursar con cuadro de dolor abodminal agudo moderado y sangre en heces, sin producirse eritema generalizado (respuesta 2 incorrecta). El golpe de calor en los niños se produce asociado a temperaturas elevadas y escasa hidratación del lactante, y asocia irritabilidad y decaimiento con pérdida de conciencia, sin síntomas digestivos ni signos de eritema (respuesta 3 incorrecta). En este caso, se trata de una intolerancia a las proteínas de leche de vaca; cuadro que comienza de manera súbita asociado al inicio de la ingesta, con cuadro digestivo y alérgico, que produce irritabilidad y decaimiento. (respuesta 4 correcta). Prick test</text:p>
          </table:table-cell>
          <table:table-cell/>
          <table:table-cell office:value-type="string" calcext:value-type="string">
            <text:p>PEDIATR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Se trata de una viriasis y le recomendaría a sus padres que le administraran un antihistamínico para calmar el picor, y paracetamol si fiebre.</text:p>
          </table:table-cell>
          <table:table-cell office:value-type="string" calcext:value-type="string">
            <text:p>Se debe realizar ecografía abdominal urgente para descartar una invaginación intestinal.</text:p>
          </table:table-cell>
          <table:table-cell office:value-type="string" calcext:value-type="string">
            <text:p>Se trata de un golpe de calor y aconsejo poner al bebé con poca ropa y dejarlo unas horas en urgencias mientras se toma otro biberón dado la angustia familiar.</text:p>
          </table:table-cell>
          <table:table-cell office:value-type="string" calcext:value-type="string">
            <text:p>Se trata de una alergia a las proteínas de la leche de la vaca y le dejaría con lactancia materna exclusiva o fórmula hidrolizada.</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77" calcext:value-type="float">
            <text:p>177</text:p>
          </table:table-cell>
          <table:table-cell office:value-type="float" office:value="11351" calcext:value-type="float">
            <text:p>11351</text:p>
          </table:table-cell>
          <table:table-cell office:value-type="float" office:value="300177" calcext:value-type="float">
            <text:p>300177</text:p>
          </table:table-cell>
          <table:table-cell office:value-type="string" calcext:value-type="string">
            <text:p>FALSE</text:p>
          </table:table-cell>
          <table:table-cell office:value-type="string" calcext:value-type="string">
            <text:p>Ante un niño de 15 meses de edad al que no le ha salido ningún diente, debemos considerar lo siguiente:</text:p>
          </table:table-cell>
          <table:table-cell office:value-type="string" calcext:value-type="string">
            <text:p>La erupción dentaria es el conjunto de movimientos que realiza cada uno de los dientes para ocupar el espacio que le corresponde en la arcada dentaria. Hay 20 dientes deciduales y 32 dientes permanentes. Los primeros dientes deciduales en erupcionar son los incisivos centrales inferiores, generalmente entre los 6 y 10 meses de edad, seguidos cronológicamente por la erupción de los incisivos centrales superiores, incisivos laterales, primeros molares, caninos y segundos molares deciduales (respuesta 4 incorrecta) La dentición decidual o primaria normalmente está completada a los 30 meses de edad. El paciente descrito en la pregunta presenta una erupción tardía, ya que tiene 15 meses y todavía no le ha salido ningún diente, pero todavía se encuentra en los límites de la normalidad (respuesta 1 incorrecta). El retraso en la erupción podría asociarse a trastornos generales o nutritivos, aunque lo más habitual es que no se encuentre ninguna causa aparente (respuesta 3 correcta). Los niños cuyos dientes hacen erupción seis meses más tarde de lo normal (por ejemplo, una falta de erupción de un incisivo central inferior a los 16 meses), o aquellos que tienen una erupción dental asimétrica (los dientes equivalentes del lado derecho e izquierdo deben aparecer aproximadamente a la vez), deben ser evaluados para descartar anomalías en la erupción dental, agenesias (falta congénita de uno o varios dientes) o afectaciones sistémicas (hipotiroidismo, hipopituitarismo, acondroplasia, osteopetrosis, raquitismo, displasia ectodérmica). Hay 20 dientes deciduales Hay 32 dientes permanentes. En cada hemiarcada hay dos incisivos, un canino, dos premolares y tres molares.</text:p>
          </table:table-cell>
          <table:table-cell/>
          <table:table-cell office:value-type="string" calcext:value-type="string">
            <text:p>PEDIATRÍA</text:p>
          </table:table-cell>
          <table:table-cell office:value-type="string" calcext:value-type="string">
            <text:p>Normal</text:p>
          </table:table-cell>
          <table:table-cell office:value-type="float" office:value="0.52" calcext:value-type="float">
            <text:p>0,52</text:p>
          </table:table-cell>
          <table:table-cell/>
          <table:table-cell office:value-type="string" calcext:value-type="string">
            <text:p>No se trata de una erupción tardía. Estamos en los límites de la normalidad (media más desviación estándar).</text:p>
          </table:table-cell>
          <table:table-cell office:value-type="string" calcext:value-type="string">
            <text:p>La cronología dental guarda una estrecha relación con otros procesos de crecimiento y maduración.</text:p>
          </table:table-cell>
          <table:table-cell office:value-type="string" calcext:value-type="string">
            <text:p>Lo más frecuente es que no encontremos ninguna causa (origen idiopático).</text:p>
          </table:table-cell>
          <table:table-cell office:value-type="string" calcext:value-type="string">
            <text:p>La erupción dentaria comienza con los caninos, progresando hacia los incisivos.</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78" calcext:value-type="float">
            <text:p>178</text:p>
          </table:table-cell>
          <table:table-cell office:value-type="float" office:value="11352" calcext:value-type="float">
            <text:p>11352</text:p>
          </table:table-cell>
          <table:table-cell office:value-type="float" office:value="300178" calcext:value-type="float">
            <text:p>300178</text:p>
          </table:table-cell>
          <table:table-cell office:value-type="string" calcext:value-type="string">
            <text:p>FALSE</text:p>
          </table:table-cell>
          <table:table-cell office:value-type="string" calcext:value-type="string">
            <text:p>Recién nacido de 40 semanas de edad gestacional y peso estimado 3.800 gramos. Tiene una frecuencia cardiaca de 30 latidos por minuto y no se observa esfuerzo respiratorio. Se inicia reanimación con intubación, masaje cardiaco y tres dosis de adrenalina intravenosa. A los 15 minutos de vida no presenta signos vitales. ¿Cuál considera que es la actuación adecuada?</text:p>
          </table:table-cell>
          <table:table-cell office:value-type="string" calcext:value-type="string">
            <text:p>Se trata de cuadro de asfixia perinatal en la que es necesaria el inicio inmediato de maniobras de reanimación. Es necesario como primera medida asegurar la vida aérea e inicio de compresiones torácicas asociadas. Para conseguir el aumento de la contractilidad cardíaca se asocian bolos de arenalina iv. Es necesario reevaluación periódica de constantes vitales para comprobar la evolución de la situación. La adrenalina realiza el efecto a los pocos segundos de la administración o minutos, y se puede repetir su administración con un intervalo de 2 minutos aprox. con la anterior dosis. En este caso, lleva 15 minutos con ausencia de respuesta a maniobras de RCP correctamente realizadas y tras la administración de varias dosis de adrenalina. En condiciones normales, no existe punto exacto de finalizar la reanimación, y menos en RN; sin embargo, a los 10 minutos aproximadamente, se recomienda suspender las maniobras si no ha habido signos de mejora (respuesta 4 correcta). Con las tres dosis de adrenalina, no está indicado continuar administrándolo ya que su efecto es nulo (respuesta 2 incorrecta). El inicio del tratamiento con hipotermia esta todavía en fase experimental, y debe realizarse en centros muy preparados, ya que se requiere de un proceso activo con control estricto hemodinámico (respuesta 3 incorrecta).</text:p>
          </table:table-cell>
          <table:table-cell/>
          <table:table-cell office:value-type="string" calcext:value-type="string">
            <text:p>PEDIATRÍA</text:p>
          </table:table-cell>
          <table:table-cell office:value-type="string" calcext:value-type="string">
            <text:p>Normal</text:p>
          </table:table-cell>
          <table:table-cell office:value-type="float" office:value="0.37" calcext:value-type="float">
            <text:p>0,37</text:p>
          </table:table-cell>
          <table:table-cell/>
          <table:table-cell office:value-type="string" calcext:value-type="string">
            <text:p>Como no responde bien a las maniobras de reanimación, se debe cambiar el tubo endotraqueal.</text:p>
          </table:table-cell>
          <table:table-cell office:value-type="string" calcext:value-type="string">
            <text:p>Continuar con la reanimación y administrar más dosis de adrenalina intravenosa.</text:p>
          </table:table-cell>
          <table:table-cell office:value-type="string" calcext:value-type="string">
            <text:p>Iniciar tratamiento con hipotermia pasiva.</text:p>
          </table:table-cell>
          <table:table-cell office:value-type="string" calcext:value-type="string">
            <text:p>Interrumpir las maniobras de reanimación.</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79" calcext:value-type="float">
            <text:p>179</text:p>
          </table:table-cell>
          <table:table-cell office:value-type="float" office:value="11353" calcext:value-type="float">
            <text:p>11353</text:p>
          </table:table-cell>
          <table:table-cell office:value-type="float" office:value="300179" calcext:value-type="float">
            <text:p>300179</text:p>
          </table:table-cell>
          <table:table-cell office:value-type="string" calcext:value-type="string">
            <text:p>FALSE</text:p>
          </table:table-cell>
          <table:table-cell office:value-type="string" calcext:value-type="string">
            <text:p>Niña de 7 años que consulta por la aparición de vello en los labios mayores desde hace 12 meses. En la exploración no se evidencia hirsutismo, tiene acné y sudoración apocrina, sin telarquia, pero con axilarquia incipiente. Los genitales externos son normales, sin aumento de clítoris. En la gráfica de crecimiento no se aprecia aumento de la velocidad del crecimiento en el último año. La edad ósea es un año superior a la cronológica. ¿Cuál considera que es el diagnóstico más probable?</text:p>
          </table:table-cell>
          <table:table-cell office:value-type="string" calcext:value-type="string">
            <text:p>Caso clínico de niña de 7 años con pubarquia y axilarquia precoz, con signos de cierta virilización (acné y sudoración apocrina). Sin embargo, no existe telarquia asociada, ni desarrollo de genitales internos y externos y la edad ósea es prácticamente igual a la cronológica, sin haberse producido el típico brote de crecimiento prepuberal. Todo ello es signo de ausencia de comienzo de la pubertad (respuestas 2 y 3 incorrectas). En la tumoración suprarrenal existe asociado a alteraciones androgénicas, probablemente, alteraciones metabólicas por alteración del metabolismo de cortisol y aldosterona. (respuesta 4 incorrecta). Se trata de cuadro de adrenarquia precoz con muy probable hiperandrogenismo asociado. (respuesta 1 correcta). Es una pubertad precoz parcial y se trata de una variante de la normalidad. Se debe al aumento de andrógenos suprarrenales y no afecta en el inicio de la pubertad ni sobre la talla final</text:p>
          </table:table-cell>
          <table:table-cell/>
          <table:table-cell office:value-type="string" calcext:value-type="string">
            <text:p>PEDIATRÍA</text:p>
          </table:table-cell>
          <table:table-cell office:value-type="string" calcext:value-type="string">
            <text:p>Difícil</text:p>
          </table:table-cell>
          <table:table-cell office:value-type="float" office:value="0.28" calcext:value-type="float">
            <text:p>0,28</text:p>
          </table:table-cell>
          <table:table-cell/>
          <table:table-cell office:value-type="string" calcext:value-type="string">
            <text:p>Adrenarquia precoz.</text:p>
          </table:table-cell>
          <table:table-cell office:value-type="string" calcext:value-type="string">
            <text:p>Pubertad precoz periférica.</text:p>
          </table:table-cell>
          <table:table-cell office:value-type="string" calcext:value-type="string">
            <text:p>Pubertad precoz central.</text:p>
          </table:table-cell>
          <table:table-cell office:value-type="string" calcext:value-type="string">
            <text:p>Tumoración suprarrenal.</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80" calcext:value-type="float">
            <text:p>180</text:p>
          </table:table-cell>
          <table:table-cell office:value-type="float" office:value="11354" calcext:value-type="float">
            <text:p>11354</text:p>
          </table:table-cell>
          <table:table-cell office:value-type="float" office:value="300180" calcext:value-type="float">
            <text:p>300180</text:p>
          </table:table-cell>
          <table:table-cell office:value-type="string" calcext:value-type="string">
            <text:p>FALSE</text:p>
          </table:table-cell>
          <table:table-cell office:value-type="string" calcext:value-type="string">
            <text:p>Asiste a un niño de 11 años con antecedentes de dos abscesos hepáticos por enterobacterias, así como una tuberculosis pulmonar e ileal y una nocardiosis pulmonar. Actualmente presenta un cuadro diarreico de 4 a 5 deposiciones diarias, con desarrollo de fístula perianal. El estudio del virus de la inmunodeficiencia humana ha sido negativo y en la analítica destaca la presencia de ASCA (anticuerpos anti-Saccharomyces cerevisiae), con una adecuada respuesta en la producción de anticuerpos tras las vacunaciones. En la exploración física no se evidencian lesiones cutáneas ni mucosas. Tiene un hermano de 14 años con un cuadro clínico similar. Usted pensaría en una de las siguientes inmunodeficiencias primarias:</text:p>
          </table:table-cell>
          <table:table-cell office:value-type="string" calcext:value-type="string">
            <text:p>Se trata de pregunta compleja de inmunodeficiencias primarias. En el cuadro de enfermedad granulomatosa crónica se produce un defecto en la función bactericida leucocitaria, y por ello se producen infecciones graves con abscesos y granulomas que se inician el primer año de vida por gérmenes catalasa + y peroxidasas- (bacterias intracelulares y hongos). Los linfocitos son normales en número y función y los anticuerpos no se ven alterados. Todo ello se ajusta al caso clínico con desarrollo de infecciones baterianas graves y abscesos desde el primer año de vida. Además, los anticuerpos no se ven alterados, incluso tras la administración de vacunas. No se evidencian lesiones cutáneas (respuesta 1 correcta). En la inmunodeficiencia común variable existe un déficit de inmunoglobulinas, con tendencia a infecciones por ello. No hay respuesta a producción de las mismas tras administración de vacunas y en la mayoría de las ocasiones no se diagnóstica hasta la edad adulta sin ser un cuadro tan grave en edades tan precoces (respuesta 2 incorrecta). En la ataxia-telangiectasia existe ataxia cerebelosa + telangiectasias oculo-cutáneas + infecciones sisusales y pulmonares. Un síntoma precoz es la ataxia en el inicio de la marcha (respuesta 3 incorrecta). En el síndrome de hipercincemia o síndrome de hiperIgM es un trastorno genético con incapacidad de producir el resto de Igs y tiene tendencia a infecciones como neumonía por Pneumocystis e infección intestinal por Cryptosporidium (respuesta 4 incorrecta).</text:p>
          </table:table-cell>
          <table:table-cell/>
          <table:table-cell office:value-type="string" calcext:value-type="string">
            <text:p>PEDIATRÍA</text:p>
          </table:table-cell>
          <table:table-cell office:value-type="string" calcext:value-type="string">
            <text:p>Normal</text:p>
          </table:table-cell>
          <table:table-cell office:value-type="float" office:value="0.46" calcext:value-type="float">
            <text:p>0,46</text:p>
          </table:table-cell>
          <table:table-cell/>
          <table:table-cell office:value-type="string" calcext:value-type="string">
            <text:p>Enfermedad granulomatosa crónica.</text:p>
          </table:table-cell>
          <table:table-cell office:value-type="string" calcext:value-type="string">
            <text:p>Inmunodeficiencia variable común.</text:p>
          </table:table-cell>
          <table:table-cell office:value-type="string" calcext:value-type="string">
            <text:p>Alteraciones de la reparación del DNA, tipo ataxiatelangiectasia.</text:p>
          </table:table-cell>
          <table:table-cell office:value-type="string" calcext:value-type="string">
            <text:p>Síndrome de hipercincemia e hipercalprotectinemia.</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83" calcext:value-type="float">
            <text:p>183</text:p>
          </table:table-cell>
          <table:table-cell office:value-type="float" office:value="11357" calcext:value-type="float">
            <text:p>11357</text:p>
          </table:table-cell>
          <table:table-cell office:value-type="float" office:value="300183" calcext:value-type="float">
            <text:p>300183</text:p>
          </table:table-cell>
          <table:table-cell office:value-type="string" calcext:value-type="string">
            <text:p>FALSE</text:p>
          </table:table-cell>
          <table:table-cell office:value-type="string" calcext:value-type="string">
            <text:p>¿Cuál es el anticonvulsivante que evitaremos en un lactante de 3 meses con crisis convulsiva y en el que no podemos descartar metabolopatía?</text:p>
          </table:table-cell>
          <table:table-cell office:value-type="string" calcext:value-type="string">
            <text:p>Pregunta compleja de farmacología aplicada a los tratamientos anticonvulsivantes. En todo este tipo de tratamiento es muy importante iniciar el tratamiento de forma progresiva, sin alcanzar dosis máximas desde el inicio. Asimismo, control periódico de dosis sanguínea y posibles apariciones de efectos secundarios. Todos ellos se pueden administrar como fármacos anticonvulsivantes en la infancia, teniendo especial precaución o incluso contraindicación en aquellos pacientes con insuficiencia renal y hepática moderada. En especial el ácido valpróico está contraindicado en trastornos del metabolismo de aminoácidos ramificados y del cilo de la urea, ya que, si no están previamente diagnosticados o no está excluido su posible diagnóstico, debe determinarse al paciente previo al tratamiento glicina, amonio y ácido láctico para no enmascararlas. (respuesta 3 correcta).</text:p>
          </table:table-cell>
          <table:table-cell/>
          <table:table-cell office:value-type="string" calcext:value-type="string">
            <text:p>PEDIATRÍA</text:p>
          </table:table-cell>
          <table:table-cell office:value-type="string" calcext:value-type="string">
            <text:p>Difícil</text:p>
          </table:table-cell>
          <table:table-cell office:value-type="float" office:value="-0.14" calcext:value-type="float">
            <text:p>-0,14</text:p>
          </table:table-cell>
          <table:table-cell/>
          <table:table-cell office:value-type="string" calcext:value-type="string">
            <text:p>Fenitoína.</text:p>
          </table:table-cell>
          <table:table-cell office:value-type="string" calcext:value-type="string">
            <text:p>Clobazam.</text:p>
          </table:table-cell>
          <table:table-cell office:value-type="string" calcext:value-type="string">
            <text:p>Ácido valproico.</text:p>
          </table:table-cell>
          <table:table-cell office:value-type="string" calcext:value-type="string">
            <text:p>Fenobarbital.</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189" calcext:value-type="float">
            <text:p>189</text:p>
          </table:table-cell>
          <table:table-cell office:value-type="float" office:value="11363" calcext:value-type="float">
            <text:p>11363</text:p>
          </table:table-cell>
          <table:table-cell office:value-type="float" office:value="300189" calcext:value-type="float">
            <text:p>300189</text:p>
          </table:table-cell>
          <table:table-cell office:value-type="string" calcext:value-type="string">
            <text:p>FALSE</text:p>
          </table:table-cell>
          <table:table-cell office:value-type="string" calcext:value-type="string">
            <text:p>Un paciente de 79 años es traído a urgencias a las 7 de la tarde desde una residencia geriátrica no asistida. No disponemos del informe de derivación, que se ha perdido durante el traslado. Está desorientado en tiempo y espacio, tiene problemas para recordar información sencilla, en ocasiones se pone muy nervioso y agitado porque ve personas amenazantes en el box de urgencias, incluso cuando se encuentra a solas y en otras aparece somnoliento y desatento. El principal dato que apoya el diagnóstico de delirium frente al de demencia, es:</text:p>
          </table:table-cell>
          <table:table-cell office:value-type="string" calcext:value-type="string">
            <text:p>Nos preguntan por lo más característico del delirium o síndrome confusional. El delirium es un cuadro de disfunción cerebral generalizado de causa orgánica y que aparece de manera aguda. Lo más característico del cuadro y lo que nos ayuda a distinguirlo de una demencia es la FLUCTUACIÓN del nivel de consciencia y de la atención (respuesta 2 correcta). Además de esta característica, al tratarse de una alteración cerebral global la clínica puede ser muy variada: Alucinaciones visuales, síntomas cognitivos, delirios, alteración de la memoria, agitación...etc; pero todos estos síntomas también podrían estar presentes en una demencia, por los que nos ayudan a la hora de diferenciar el delirium de la demencia (respuestas 1, 3 y 4 incorrectas).</text:p>
          </table:table-cell>
          <table:table-cell/>
          <table:table-cell office:value-type="string" calcext:value-type="string">
            <text:p>PSIQUIATRÍA</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La presencia de alucinaciones visuales.</text:p>
          </table:table-cell>
          <table:table-cell office:value-type="string" calcext:value-type="string">
            <text:p>La fluctuación del nivel de alerta.</text:p>
          </table:table-cell>
          <table:table-cell office:value-type="string" calcext:value-type="string">
            <text:p>Los síntomas cognitivos.</text:p>
          </table:table-cell>
          <table:table-cell office:value-type="string" calcext:value-type="string">
            <text:p>La agitación psicomotriz.</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91" calcext:value-type="float">
            <text:p>191</text:p>
          </table:table-cell>
          <table:table-cell office:value-type="float" office:value="11365" calcext:value-type="float">
            <text:p>11365</text:p>
          </table:table-cell>
          <table:table-cell office:value-type="float" office:value="300191" calcext:value-type="float">
            <text:p>300191</text:p>
          </table:table-cell>
          <table:table-cell office:value-type="string" calcext:value-type="string">
            <text:p>FALSE</text:p>
          </table:table-cell>
          <table:table-cell office:value-type="string" calcext:value-type="string">
            <text:p>Hombre de 46 años veterinario de profesión que consulta porque desde hace 10 días tiene picos de fiebre ondulante de 39ºC junto con dolor de testículo derecho, dolor lumbar intenso y tumefacción progresiva con gran impotencia funcional en rodilla izquierda. En la exploración destaca una artritis de rodilla por lo que se procede a artrocentesis y se extraen 70 ml de líquido sinovial de aspecto inflamatorio. Señale la respuesta INCORRECTA en este caso:</text:p>
          </table:table-cell>
          <table:table-cell office:value-type="string" calcext:value-type="string">
            <text:p>El diagnóstico definitivo de labrucelosis requiere el aislamiento de Brucella, habitualmente en los hemocultivos. En la infección por B. melitensis, los hemocultivos ofrecen una alta rentabilidad diagnóstica, siendo positivos en más del 75% en la enfermedad inicial y en el 60% de recaídas (respuesta 1 incorrecta). Las pruebas serológicas tienen gran importancia diagnóstica (respuesta 2 correcta). La mayoría de ellas detectan Ac frente al lipopolisacárido (LPS) de la membrana externa, pero no diferencian bien entre infección activa y curada, ya que los Ac persisten prolongadamente tras la recuperación clínica. Las principales pruebas son la seroaglutinación de Wright y el Rosa de Bengala para la detección de Ac aglutinantes, y la prueba de Coombs para los noaglutinantes. La negatividad de estas tres pruebas hace muy improbable el diagnóstico. En las fases iniciales el estudio radiográfico puede ser normal o poner de manifiesto signos muy inespecíficos como osteopenia periarticular y tumefacción de partes blandas (respuesta 3 correcta). Las tetraciclinas son la base de cualquier combinación antibiótica; junto con un aminoglucósido consiguen un efecto sinérgico muy notable. La asociación de doxiciclina (100mg/12 h p.o.) durante 45 días y estreptomicina (1g/día i.m.) o gentamicina durante las primeras 2 semanas, se ha considerado el tratamiento clásico de la enfermedad y el de primera elección: Los fracasos terapéuticos y las recaídas no sobrepasan el 5% (respuesta 4 correcta).</text:p>
          </table:table-cell>
          <table:table-cell/>
          <table:table-cell office:value-type="string" calcext:value-type="string">
            <text:p>REUMATOLOGÍA</text:p>
          </table:table-cell>
          <table:table-cell office:value-type="string" calcext:value-type="string">
            <text:p>Normal</text:p>
          </table:table-cell>
          <table:table-cell office:value-type="float" office:value="0.56" calcext:value-type="float">
            <text:p>0,56</text:p>
          </table:table-cell>
          <table:table-cell/>
          <table:table-cell office:value-type="string" calcext:value-type="string">
            <text:p>En esta situación los hemocultivos ofrecen escasa rentabilidad diagnóstica.</text:p>
          </table:table-cell>
          <table:table-cell office:value-type="string" calcext:value-type="string">
            <text:p>El test de rosa de Bengala puede resultar de gran utilidad.</text:p>
          </table:table-cell>
          <table:table-cell office:value-type="string" calcext:value-type="string">
            <text:p>En la radiografía simple de rodilla lo esperable es encontrar únicamente aumento de panes blandas.</text:p>
          </table:table-cell>
          <table:table-cell office:value-type="string" calcext:value-type="string">
            <text:p>Una buena aproximación terapéutica puede ser la asociación de doxiciclina (100 mg/12 horas vía oral) durante 45 días y estreptomicina (1 g/día intramuscular).</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93" calcext:value-type="float">
            <text:p>193</text:p>
          </table:table-cell>
          <table:table-cell office:value-type="float" office:value="11367" calcext:value-type="float">
            <text:p>11367</text:p>
          </table:table-cell>
          <table:table-cell office:value-type="float" office:value="300193" calcext:value-type="float">
            <text:p>300193</text:p>
          </table:table-cell>
          <table:table-cell office:value-type="string" calcext:value-type="string">
            <text:p>FALSE</text:p>
          </table:table-cell>
          <table:table-cell office:value-type="string" calcext:value-type="string">
            <text:p>Mujer de 19 años que acude a urgencias por un cuadro de poliartritis simétrica de pequeñas articulaciones de manos y pies, tobillos y rodillas con fiebre de 39ºC de 24 horas de evolución. La etiología más probable es:</text:p>
          </table:table-cell>
          <table:table-cell office:value-type="string" calcext:value-type="string">
            <text:p>Las artritis víricas suelen ocasionar un cuadro agudo y autolimitado de artritis poliarticular simétrica y no erosiva, acompañados de fiebre y exantema (respuesta 4 correcta). Las artritis bacterianas y microcristalinas se manifiestan fundamentalmente como monoartritis (respuestas 1 y 3 incorrectas) enfermedades inflamatorias del tejido conectivo o procesos autoinmunes, pueden ocasionar una poliartritis simétrica, pero habitualmente de comienzo subagudo o crónico (respuesta 2 incorrecta).</text:p>
          </table:table-cell>
          <table:table-cell/>
          <table:table-cell office:value-type="string" calcext:value-type="string">
            <text:p>REUMATOLOGÍA</text:p>
          </table:table-cell>
          <table:table-cell office:value-type="string" calcext:value-type="string">
            <text:p>Normal</text:p>
          </table:table-cell>
          <table:table-cell office:value-type="float" office:value="0.65" calcext:value-type="float">
            <text:p>0,65</text:p>
          </table:table-cell>
          <table:table-cell/>
          <table:table-cell office:value-type="string" calcext:value-type="string">
            <text:p>Bacteriana.</text:p>
          </table:table-cell>
          <table:table-cell office:value-type="string" calcext:value-type="string">
            <text:p>Autoinmune.</text:p>
          </table:table-cell>
          <table:table-cell office:value-type="string" calcext:value-type="string">
            <text:p>Microcristalina.</text:p>
          </table:table-cell>
          <table:table-cell office:value-type="string" calcext:value-type="string">
            <text:p>Viral.</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95" calcext:value-type="float">
            <text:p>195</text:p>
          </table:table-cell>
          <table:table-cell office:value-type="float" office:value="11369" calcext:value-type="float">
            <text:p>11369</text:p>
          </table:table-cell>
          <table:table-cell office:value-type="float" office:value="300195" calcext:value-type="float">
            <text:p>300195</text:p>
          </table:table-cell>
          <table:table-cell office:value-type="string" calcext:value-type="string">
            <text:p>FALSE</text:p>
          </table:table-cell>
          <table:table-cell office:value-type="string" calcext:value-type="string">
            <text:p>Hombre de 50 años con antecedente de ingreso reciente por cuadro de hemorragia digestiva aguda. Acude a urgencias por cuadro agudo de dolor de rodilla que comienza esa noche, con enrojecimiento e impotencia funcional, dolor al roce y febrícula. En la exploración tiene también signos inflamatorios en primera articulación metatarsofalángica. Se realiza analítica general con hemograma normal, creatinina e iones normales y PCR 2 mg/dL. El líquido sinovial es amarillento no filante y con 5000 leucocitos/mm3 con 85% de polimorfonucelares y glucosa de 101 mg/dL. ¿Qué le parece lo más correcto a realizar?</text:p>
          </table:table-cell>
          <table:table-cell office:value-type="string" calcext:value-type="string">
            <text:p>El estudio del líquido sinovial es la prueba diagnóstica más rentable en el estudio de las enfermedades reumatológicas y primera prueba a realizar ante una monoartritis aguda. Con independencia de la presunción diagnóstica establecida, es decir, de forma prácticamente sistemática, debe hacerse: a) una evaluación macroscópica, con la consideración de cantidad obtenida, el color y el grado de transparencia y viscosidad; b) un análisis microbiológico, mediante cultivo de líquido articular y, en determinados casos, para Mycobacterium tuberculosis, y practicando, además, tinciones de Gram y ZiehlNeelsen cuando la sospecha es alta; c) estudio cristalográfico con luz polarizada, que incluya cuanto menos la detección de cristales de ácido úrico y de pirofosfato cálcico; d) recuento celular (respuesta 1 correcta, respuestas 2, 3 y 4 incorrectas). Punción de líquido sinovial</text:p>
          </table:table-cell>
          <table:table-cell/>
          <table:table-cell office:value-type="string" calcext:value-type="string">
            <text:p>REUMATOLOGÍ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Artrocentesis para hacer una tinción de Gram y cultivo del líquido articular y examinar el líquido al microscopio de luz polarizada.</text:p>
          </table:table-cell>
          <table:table-cell office:value-type="string" calcext:value-type="string">
            <text:p>Solicitar determinación de ácido úrico e iniciar tratamiento empírico con colchícina y alopurinol.</text:p>
          </table:table-cell>
          <table:table-cell office:value-type="string" calcext:value-type="string">
            <text:p>Solicitar una radiografía simple y una gammagrafía ósea con tecnecio 99m.</text:p>
          </table:table-cell>
          <table:table-cell office:value-type="string" calcext:value-type="string">
            <text:p>Solicitar 2 hemocultivos e iniciar tratamiento antimicrobiano con ceflazidima intravenosa.</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196" calcext:value-type="float">
            <text:p>196</text:p>
          </table:table-cell>
          <table:table-cell office:value-type="float" office:value="11370" calcext:value-type="float">
            <text:p>11370</text:p>
          </table:table-cell>
          <table:table-cell office:value-type="float" office:value="300196" calcext:value-type="float">
            <text:p>300196</text:p>
          </table:table-cell>
          <table:table-cell office:value-type="string" calcext:value-type="string">
            <text:p>FALSE</text:p>
          </table:table-cell>
          <table:table-cell office:value-type="string" calcext:value-type="string">
            <text:p>Hombre de 40 años de edad que consulta por un cuadro de 3 meses de febrícula, astenia, pérdida de peso, secreción nasal purulenta, tos con expectoración hemoptoica y púrpura palpable. En las exploraciones complementarias destacan creatinina 2,2 mg/dL, hematuria microscópica con cilindros hemáticos, c­ANCA positivos con PR3 y radiografía de tórax con nódulos pulmonares cavitados. ¿Qué tratamiento sería el más adecuado para nuestro paciente en el momento actual?:</text:p>
          </table:table-cell>
          <table:table-cell office:value-type="string" calcext:value-type="string">
            <text:p>La pregunta describe un caso clínico característico de granulomatosis con poliangeitis o enfermedad de Wegener. En la actualidad, el tratamiento de elección es la asociación de glucocorticoides y ciclofosfamida (respuesta 4 correcta, respuesta 1, 2 y 3 incorrectas). Para inducir la remisión de la enfermedad puede administrarse ciclofosfamida i.v. en pulsos mensuales o ciclofosfamida p.o. a dosis de 1-2mg/kg de peso y día. Inicialmente debe administrarse prednisona (1mg/kg de peso/día) en dosis única matutina diaria, que a partir del primer mes se puede reducir progresivamente hasta alcanzar una dosis igual o inferior a 5mg/día a los 6 meses. <text:s/>C-ANCA Rinorrea purulenta Tos Sinusitis Disnea Proteinuria Fiebre Nódulos pulmonares Ciclofosfamida Artritis VSG Disnea</text:p>
          </table:table-cell>
          <table:table-cell/>
          <table:table-cell office:value-type="string" calcext:value-type="string">
            <text:p>REUMAT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Prednisona y ciclosporina.</text:p>
          </table:table-cell>
          <table:table-cell office:value-type="string" calcext:value-type="string">
            <text:p>Prednisona y azatioprina.</text:p>
          </table:table-cell>
          <table:table-cell office:value-type="string" calcext:value-type="string">
            <text:p>Prednisona y micofenolato de mofetilo.</text:p>
          </table:table-cell>
          <table:table-cell office:value-type="string" calcext:value-type="string">
            <text:p>Prednisona y ciclofosfamida.</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97" calcext:value-type="float">
            <text:p>197</text:p>
          </table:table-cell>
          <table:table-cell office:value-type="float" office:value="11371" calcext:value-type="float">
            <text:p>11371</text:p>
          </table:table-cell>
          <table:table-cell office:value-type="float" office:value="300197" calcext:value-type="float">
            <text:p>300197</text:p>
          </table:table-cell>
          <table:table-cell office:value-type="string" calcext:value-type="string">
            <text:p>FALSE</text:p>
          </table:table-cell>
          <table:table-cell office:value-type="string" calcext:value-type="string">
            <text:p>Una mujer de 22 años, previamente sana, sufre un politraumatismo secundario a un accidente de tráfico. Se queja de dolor torácico, está hipotensa y el equipo de emergencias le pauta oxigenoterapia, analgesia y 6 litros de suero salino isotónico para remontar la presión arterial. Ya en el hospital se aprecian múltiples fracturas costales en la Rx de tórax. En la analítica tiene sodio de 135 mmol/L, potasio de 3,8 mmol/L, cloro de 115 mmol/L y bicarbonato de 18 mmol/L. En los gases arteriales pCO2 de 39 mmHg y pH de 7,28. Con esta información, ¿cuál de las siguientes explicaciones es la acertada?</text:p>
          </table:table-cell>
          <table:table-cell office:value-type="string" calcext:value-type="string">
            <text:p>Lo más fácil de esta pregunta es descartar el resto de opciones. El paciente, dado que tiene una pCO2 de 39 (normal) no está hipoventilando ni tiene acidosis respiratoria (respuesta 1 incorrecta). Igualmente, dado que la pCO2 es normal y no está descendida, tampoco hay alcalosis respiratoria (respuesta 3 incorrecta). El paciente presenta acidosis metabólica con pH de 7.28 y Bicarbonato de 18, y con un valor de anión GAP normal (135-115-18): <text:s/>2. Dado el anión GAP es normal la respuesta 4 es incorrecta y no es una acidosis láctica. Lo que si es cierto, es que la paciente tiene una acidosis metabólica hiperclorémica o con el GAP normal (respuesta 2 correcta). Esto ocurre en ocasiones cuando en pacientes hipovolémicos se hace reposición con suero isotónico intensivamente. Dicho suero, carece de tampón y es rico en cloro, lo que explica la elevación de aniones en sangre que puede suponer elevación de protones y con ello acidosis hiperclorémica.</text:p>
          </table:table-cell>
          <table:table-cell/>
          <table:table-cell office:value-type="string" calcext:value-type="string">
            <text:p>TRAUMATOLOG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Es probable que el tratamiento analgésico le haya adormilado y eso justificaría la acidosis respiratoria por hipoventilación.</text:p>
          </table:table-cell>
          <table:table-cell office:value-type="string" calcext:value-type="string">
            <text:p>La paciente tiene una acidosis metabólica hiperclorémica que se puede explicar por el aporte de volumen.</text:p>
          </table:table-cell>
          <table:table-cell office:value-type="string" calcext:value-type="string">
            <text:p>Se trata de una acidosis metabólica compensada con una alcalosis respiratoria.</text:p>
          </table:table-cell>
          <table:table-cell office:value-type="string" calcext:value-type="string">
            <text:p>El cuadro es compatible con una acidosis metabólica con anión gap alto. Podría tratarse de una acidosis láctica secundaria a mala perfusión tisular por la hipotensión inicial.</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198" calcext:value-type="float">
            <text:p>198</text:p>
          </table:table-cell>
          <table:table-cell office:value-type="float" office:value="11372" calcext:value-type="float">
            <text:p>11372</text:p>
          </table:table-cell>
          <table:table-cell office:value-type="float" office:value="300198" calcext:value-type="float">
            <text:p>300198</text:p>
          </table:table-cell>
          <table:table-cell office:value-type="string" calcext:value-type="string">
            <text:p>FALSE</text:p>
          </table:table-cell>
          <table:table-cell office:value-type="string" calcext:value-type="string">
            <text:p>Hombre de 45 años que acude a consulta por dolor en el hombro izquierdo de 6 meses de evolución que ha aumentado de intensidad en las dos últimas semanas. No relaciona el dolor con traumatismo previo. El dolor es de predominio nocturno y empeora con el movimiento. En la exploración presenta un rango de movilidad pasiva completa con disminución de los últimos grados de rotación interna y elevación activa. No se objetiva deformidad, crepitación ni aumento de temperatura. El diagnóstico más probable es:</text:p>
          </table:table-cell>
          <table:table-cell office:value-type="string" calcext:value-type="string">
            <text:p>Estamos ante una pregunta sobre el diagnóstico diferencial del hombro doloroso. Síntoma predominante Movilidad Otros datos NUESTRO PACIENTE Dolor nocturno que empeora con los movimientos Pasiva completa Activa: Limitación rotación interna y elevación No deformidad No crepitación No aumento de temperatura INESTABILIDAD DE HOMBRO ASOCIADA A LAXITUD Bloqueo Limitada Movilidad excesiva, luxación o subluxación ROTURA DEL MANGUITO DE LOS ROTADORES Imposibilidad para mantener el hombro en abducción Debilidad para la rotación externa y elevación. <text:s/>Crepitantes TENDINITIS CALCÁREA DE SUPRAESPINOSO Dolor nocturno que empeora con los movimientos Movilidad pasiva completa no dolorosa. Debilidad para los movimientos activos <text:s/>CAPSULITIS ADHESIVA Limitación significativa de la movilidad activa y pasiva del hombro Limitación de la rotación externa con el brazo en abducción <text:s/>Los datos de dolor preferentemente nocturno que empeora con el movimiento pero sin limitación para los movimientos pasivos nos indica como primera posibilidad diagnóstica la tendinitis calcárea del supraespinoso (respuesta 4 correcta). Es segundo diagnóstico más probable es la rotura del manguito de los rotadores. Aunque en las fases iniciales pueden ser indiferenciables cuando se produce la rotura el paciente tiene dificultad para realizar movimientos activos, sobre todo abducción y rotación externa. (respuesta 2 incorrecta). En la capsulitis adhesiva predomina la limitación activa y pasiva para los movimientos (respuesta 3 incorrecta). En la inestabilidad de hombro por hiperlaxitud el dolor no es predominante y se limitan los movimientos del hombro (respuesta 1 incorrecta)</text:p>
          </table:table-cell>
          <table:table-cell/>
          <table:table-cell office:value-type="string" calcext:value-type="string">
            <text:p>TRAUMATOLOGÍA</text:p>
          </table:table-cell>
          <table:table-cell office:value-type="string" calcext:value-type="string">
            <text:p>Normal</text:p>
          </table:table-cell>
          <table:table-cell office:value-type="float" office:value="0.36" calcext:value-type="float">
            <text:p>0,36</text:p>
          </table:table-cell>
          <table:table-cell/>
          <table:table-cell office:value-type="string" calcext:value-type="string">
            <text:p>Inestabilidad de hombro asociada a laxitud.</text:p>
          </table:table-cell>
          <table:table-cell office:value-type="string" calcext:value-type="string">
            <text:p>Rotura del manguito de los rotadores del hombro.</text:p>
          </table:table-cell>
          <table:table-cell office:value-type="string" calcext:value-type="string">
            <text:p>Capsulitis adhesiva de hombro.</text:p>
          </table:table-cell>
          <table:table-cell office:value-type="string" calcext:value-type="string">
            <text:p>Tendinitis calcificante del tendón supraespinoso del hombro.</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199" calcext:value-type="float">
            <text:p>199</text:p>
          </table:table-cell>
          <table:table-cell office:value-type="float" office:value="11373" calcext:value-type="float">
            <text:p>11373</text:p>
          </table:table-cell>
          <table:table-cell office:value-type="float" office:value="300199" calcext:value-type="float">
            <text:p>300199</text:p>
          </table:table-cell>
          <table:table-cell office:value-type="string" calcext:value-type="string">
            <text:p>FALSE</text:p>
          </table:table-cell>
          <table:table-cell office:value-type="string" calcext:value-type="string">
            <text:p>¿Cuál de los siguientes tratamientos le parece más apropiado en la actualidad en una osteonecrosis idiopática de cadera en un paciente de 40 años de edad con dolor moderado y sin colapso de la cabeza femoral?</text:p>
          </table:table-cell>
          <table:table-cell office:value-type="string" calcext:value-type="string">
            <text:p>El tratamiento de necrosis avascular de la cabeza femoral está determinado por el estadío evolutivo. El tratamiento inicial puede ser conservador: reposo, evitando la carga sobre la articulación y medidas analgésico/antinflamatorias. (respuesta 1 incorrecta) En el siguiente estadío: necrosis avascular SIN colapso se utilizan las perforaciones del área necrosada para descomprimirla y favorecer la revascularización. A esta técnica pueden asociarse es uso de injertos óseos (no vascularizados, vascularizados, auto o aloinjertos), terapias celulares (células madre) o factores de crecimiento. (respuesta 2 correcta) Las osteotomías tienen como objetivo reducir la carga sobre la zona lesionada. Serían técnicas intermedias entre las perforaciones y el uso de prótesis. (respuesta 3 incorrecta) En el estadío final: necrosis avascular CON colapso se utilizan las artroplastias de sustitución (respuesta 4 incorrecta).</text:p>
          </table:table-cell>
          <table:table-cell/>
          <table:table-cell office:value-type="string" calcext:value-type="string">
            <text:p>TRAUMATOLOGÍA</text:p>
          </table:table-cell>
          <table:table-cell office:value-type="string" calcext:value-type="string">
            <text:p>Normal</text:p>
          </table:table-cell>
          <table:table-cell office:value-type="float" office:value="0.52" calcext:value-type="float">
            <text:p>0,52</text:p>
          </table:table-cell>
          <table:table-cell/>
          <table:table-cell office:value-type="string" calcext:value-type="string">
            <text:p>Observación.</text:p>
          </table:table-cell>
          <table:table-cell office:value-type="string" calcext:value-type="string">
            <text:p>Descompresión central de la cadera con o sin terapia celular complementaria.</text:p>
          </table:table-cell>
          <table:table-cell office:value-type="string" calcext:value-type="string">
            <text:p>Osteotomía de rotación del extremo proximal del fémur.</text:p>
          </table:table-cell>
          <table:table-cell office:value-type="string" calcext:value-type="string">
            <text:p>Prótesis total de cadera.</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200" calcext:value-type="float">
            <text:p>200</text:p>
          </table:table-cell>
          <table:table-cell office:value-type="float" office:value="11374" calcext:value-type="float">
            <text:p>11374</text:p>
          </table:table-cell>
          <table:table-cell office:value-type="float" office:value="300200" calcext:value-type="float">
            <text:p>300200</text:p>
          </table:table-cell>
          <table:table-cell office:value-type="string" calcext:value-type="string">
            <text:p>FALSE</text:p>
          </table:table-cell>
          <table:table-cell office:value-type="string" calcext:value-type="string">
            <text:p>Un hombre de 44 años de edad, trabajador de la construcción, consulta por un dolor lumbar de dos semanas de duración. Dos años antes consultó por un proceso similar. Se trata de un dolor no irradiado, que mejora con el reposo nocturno o se acompaña de déficit motor o alteraciones sensitivas en la exploración física. La maniobra de Lasegue es negativa. ¿Qué exploración complementaria considera indicada?</text:p>
          </table:table-cell>
          <table:table-cell office:value-type="string" calcext:value-type="string">
            <text:p>Se trata de un paciente joven (&lt; 50 años), con lumbalgia inespecífica (sin déficit motor, ni alteraciones sensitivas ni Lassègue). El tiempo de evolución es de 2 semanas y no consta que se haya iniciado ningún tratamiento. En este cuadro clínico se recomienda reposo relativo, tratamiento analgésico/antinflamatorio y se espera a la evolución (respuesta 1 correcta). Los estudios complementarios se indican: - Sospecha de lumbalgia específica (habitualmente grave): primer episodio después de los 50 años, antecedente de cáncer, fiebre, traumatismo… - No mejoría clínica tras tratamiento conservador durante un mínimo de 2 semanas aunque la mayoría de los protocolos lo aplican a 4-6 semanas. La ausencia de déficit motor, alteraciones sensitivas o Lassègue descarta una compresión radicular por hernia discal (respuesta 4 incorrecta). Las radiografías ap y laterales permiten diagnosticar entre otros una espondilolistesis (respuesta 2 incorrecta). No hay datos que nos hagan sospechar de una enfermedad reumática (respuesta 3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62" calcext:value-type="float">
            <text:p>0,62</text:p>
          </table:table-cell>
          <table:table-cell/>
          <table:table-cell office:value-type="string" calcext:value-type="string">
            <text:p>No hay indicación de realizar ninguna exploración complementaria.</text:p>
          </table:table-cell>
          <table:table-cell office:value-type="string" calcext:value-type="string">
            <text:p>Una radiografía anteroposterior y lateral de columna lumbar.</text:p>
          </table:table-cell>
          <table:table-cell office:value-type="string" calcext:value-type="string">
            <text:p>Debe realizarse un HLA B27 a fin de descartar una espondiloartropatía.</text:p>
          </table:table-cell>
          <table:table-cell office:value-type="string" calcext:value-type="string">
            <text:p>Una resonancia magnética que nos descartará la presencia de una hernia discal.</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201" calcext:value-type="float">
            <text:p>201</text:p>
          </table:table-cell>
          <table:table-cell office:value-type="float" office:value="11375" calcext:value-type="float">
            <text:p>11375</text:p>
          </table:table-cell>
          <table:table-cell office:value-type="float" office:value="300201" calcext:value-type="float">
            <text:p>300201</text:p>
          </table:table-cell>
          <table:table-cell office:value-type="string" calcext:value-type="string">
            <text:p>FALSE</text:p>
          </table:table-cell>
          <table:table-cell office:value-type="string" calcext:value-type="string">
            <text:p>Un joven de 16 años jugador de baloncesto acude por dolor y bloqueos de rodilla. Las pruebas complementarias nos aportan un diagnóstico de osteocondritis disecante de rodilla en cóndilo femoral interno. ¿Cuál de los siguientes tratamientos es INCORRECTO?</text:p>
          </table:table-cell>
          <table:table-cell office:value-type="string" calcext:value-type="string">
            <text:p>El tratamiento inicial puede ser conservador: reposo, evitando la carga sobre la articulación y medidas analgésico/antinflamatorias. En el siguiente estadío: necrosis avascular SIN colapso se utilizan las perforaciones del área necrosada para descomprimirla y favorecer la revascularización. En la rodilla se puede realizar mediante artroscopia (respuesta 1 incorrecta). A esta técnica pueden asociarse el uso de injertos óseos (no vascularizados, vascularizados, auto o aloinjertos), terapias celulares (células madre) o factores de crecimiento. (respuesta 2 y 4 incorrectas) Las osteotomías tienen como objetivo reducir la carga sobre la zona lesionada. Serían técnicas intermedias entre las perforaciones y el uso de prótesis. En el estadío final: necrosis avascular CON colapso se utilizan las artroplastias de sustitución (respuesta 3 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Realización de microfracturas o perforaciones por artroscopia de la zona lesionada.</text:p>
          </table:table-cell>
          <table:table-cell office:value-type="string" calcext:value-type="string">
            <text:p>Injerto osteocondral autólogo (mosaicoplastia).</text:p>
          </table:table-cell>
          <table:table-cell office:value-type="string" calcext:value-type="string">
            <text:p>Prótesis unicompartimental de rodilla.</text:p>
          </table:table-cell>
          <table:table-cell office:value-type="string" calcext:value-type="string">
            <text:p>Trasplante de condrocitos autólogos.</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202" calcext:value-type="float">
            <text:p>202</text:p>
          </table:table-cell>
          <table:table-cell office:value-type="float" office:value="11376" calcext:value-type="float">
            <text:p>11376</text:p>
          </table:table-cell>
          <table:table-cell office:value-type="float" office:value="300202" calcext:value-type="float">
            <text:p>300202</text:p>
          </table:table-cell>
          <table:table-cell office:value-type="string" calcext:value-type="string">
            <text:p>FALSE</text:p>
          </table:table-cell>
          <table:table-cell office:value-type="string" calcext:value-type="string">
            <text:p>Un hombre de 55 años con antecedente de metástasis óseas de origen renal acude a urgencias por dolor intenso en cadera derecha. La radiografía simple muestra una lesión lítica de más de dos tercios del diámetro del fémur en región peritrocantérica. Teniendo en cuenta que su esperanza de vida es mayor de 6 semanas, con una calidad aceptable, ¿qué tratamiento recomendaría?</text:p>
          </table:table-cell>
          <table:table-cell office:value-type="string" calcext:value-type="string">
            <text:p>Se trata de un paciente con metástasis óseas conocidas por lo que se supone que recibe o ha recibido tratamiento oncológico adecuado. Creemos que el dato de posibilidad de supervivencia es mayor de 6 meses y no de 6 semanas. Según los criterios de Mirels para determinar el riesgo de fractura patológica el paciente tiene 12 puntos que indica un riesgo máximo; por consiguiente, estaría indicada una fijación preventiva con clavo endomedular (respuesta 3 correcta). LOCALIZACIÓN Miembro superior Miembro inferior Peritrocantérea DOLOR Leve Moderado Intenso LESIÓN Blástica Mixta Lítica TAMAÑO &lt; 1/3 1/3-2/3 &gt; 2/3 La radioterapia con haz externo es un método efectivo y rápido para aliviar el dolor y detener el crecimiento tumoral pero no disminuye el riesgo de fractura patológica (respuesta 1 incorrecta). El dolor producido por una metástasis ósea no sólo es mecánico. Es continuo y preferentemente nocturno (respuesta 2 incorrecta). La quimioterapia puede estar indicada en el tratamiento del tumor primario o para tratamiento paliativo de la diseminación sistémica. No permite tratar el dolor ni evitar la fractura patológica.</text:p>
          </table:table-cell>
          <table:table-cell/>
          <table:table-cell office:value-type="string" calcext:value-type="string">
            <text:p>TRAUMATOLOGÍA</text:p>
          </table:table-cell>
          <table:table-cell office:value-type="string" calcext:value-type="string">
            <text:p>Difícil</text:p>
          </table:table-cell>
          <table:table-cell office:value-type="float" office:value="0.11" calcext:value-type="float">
            <text:p>0,11</text:p>
          </table:table-cell>
          <table:table-cell/>
          <table:table-cell office:value-type="string" calcext:value-type="string">
            <text:p>Radioterapia precoz.</text:p>
          </table:table-cell>
          <table:table-cell office:value-type="string" calcext:value-type="string">
            <text:p>Descarga completa de la extremidad afecta, caminando con muletas.</text:p>
          </table:table-cell>
          <table:table-cell office:value-type="string" calcext:value-type="string">
            <text:p>Fijación preventiva con clavo endomedular.</text:p>
          </table:table-cell>
          <table:table-cell office:value-type="string" calcext:value-type="string">
            <text:p>Quimioterapia y radioterapia urgente.</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207" calcext:value-type="float">
            <text:p>207</text:p>
          </table:table-cell>
          <table:table-cell office:value-type="float" office:value="11381" calcext:value-type="float">
            <text:p>11381</text:p>
          </table:table-cell>
          <table:table-cell office:value-type="float" office:value="300207" calcext:value-type="float">
            <text:p>300207</text:p>
          </table:table-cell>
          <table:table-cell office:value-type="string" calcext:value-type="string">
            <text:p>FALSE</text:p>
          </table:table-cell>
          <table:table-cell office:value-type="string" calcext:value-type="string">
            <text:p>Una mujer de 51 años, con antecedentes de hipertensión arterial tratada con diuréticos, acude al centro de salud porque después de que le notificasen el accidente de un hijo 30 minutos antes, presenta nerviosismo, dolor en centro del pecho con náuseas y sudoración intensa. En la exploración física la paciente se encuentra agitada y nerviosa, tiene una frecuencia cardiaca de 86 lpm y una presión arterial de 132/87 mmHg. ¿Cuál es el siguiente paso a seguir?</text:p>
          </table:table-cell>
          <table:table-cell office:value-type="string" calcext:value-type="string">
            <text:p>Segunda vez que cae en el examen MIR: unidad de dolor torácico o UDT. Ante un dolor torácico con sospecha de síndrome coronario agudo debe realizarse en los primeros diez minutos de su ingreso en urgencias (aun en las urgencias de primaria): 1. ECG de 12 derivaciones (respuesta 3 correcta). 2. Toma de constantes y monitorización. 3. Vía venosa con muestra para analítica. 4. Anamnesis. Ante dicho dolor no podemos mandar a la paciente a domicilio con un ansiolítico sin realizar dicho electrocardiograma (respuesta 1 incorrecta). Las troponinas y la radiografía son de realización posterior al ECG (respuestas 2 y 4 incorrectas).</text:p>
          </table:table-cell>
          <table:table-cell/>
          <table:table-cell office:value-type="string" calcext:value-type="string">
            <text:p>URGENCIAS</text:p>
          </table:table-cell>
          <table:table-cell office:value-type="string" calcext:value-type="string">
            <text:p>Fácil</text:p>
          </table:table-cell>
          <table:table-cell office:value-type="float" office:value="0.73" calcext:value-type="float">
            <text:p>0,73</text:p>
          </table:table-cell>
          <table:table-cell/>
          <table:table-cell office:value-type="string" calcext:value-type="string">
            <text:p>Tranquilizarla, explicarle que la exploración es normal, administrar un ansiolítico y recomendarle que si el cuadro no mejora acuda nuevamente al centro.</text:p>
          </table:table-cell>
          <table:table-cell office:value-type="string" calcext:value-type="string">
            <text:p>Realizar una determinación de troponinas cardiacas.</text:p>
          </table:table-cell>
          <table:table-cell office:value-type="string" calcext:value-type="string">
            <text:p>Realizar un electrocardiograma de 12 derivaciones.</text:p>
          </table:table-cell>
          <table:table-cell office:value-type="string" calcext:value-type="string">
            <text:p>Realizar una radiografía de tórax.</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208" calcext:value-type="float">
            <text:p>208</text:p>
          </table:table-cell>
          <table:table-cell office:value-type="float" office:value="11382" calcext:value-type="float">
            <text:p>11382</text:p>
          </table:table-cell>
          <table:table-cell office:value-type="float" office:value="300208" calcext:value-type="float">
            <text:p>300208</text:p>
          </table:table-cell>
          <table:table-cell office:value-type="string" calcext:value-type="string">
            <text:p>FALSE</text:p>
          </table:table-cell>
          <table:table-cell office:value-type="string" calcext:value-type="string">
            <text:p>Un hombre de 46 años acude a las 11 de la noche a urgencias por presentar lesiones blanquecinas y rojas, sin flictenas, muy dolorosas, en ambos pies. El paciente es trabajador de la construcción y refiere haber estado trabajando esa mañana con cemento (óxido cálcico). Señale la respuesta correcta:</text:p>
          </table:table-cell>
          <table:table-cell office:value-type="string" calcext:value-type="string">
            <text:p>El cemento está formado por un porcentaje importante de óxido cálcico. Esta sustancia es un álcali. Puede producir lesiones cutáneas: dermatitis alérgica, dermatitis por abrasión, quemaduras por álcali. La primera respuesta es incorrecta pues el óxido de calcio no es un ácido y además una quemadura por ácido no debe neutralizarse con un álcali pues provocará una reacción exotérmica que agravará las lesiones (respuesta 1 incorrecta). El tratamiento de una quemadura química consiste en eliminar el agente con abundante agua hasta que el pH de la piel sea normal (7-7,5). En el caso de los álcalis puede usarse además jabón. Tras la eliminación del agente químico aplicaremos un antiséptico tópico (sulfadiazina argéntica por ejemplo) y veremos la evolución (respuesta 2 correcta). El cemento tiene un contenido importante de cromo, causante de dermatitis por contacto que se caracterizan por picor, enrojecimiento, descamación y grietas (respuesta 3 incorrecta). Las infecciones por hongos suelen ser de evolución crónica afectando sobre todo a los pliegues interdigitales con picor y sensación de quemazón (respuesta 4 incorrecta).</text:p>
          </table:table-cell>
          <table:table-cell/>
          <table:table-cell office:value-type="string" calcext:value-type="string">
            <text:p>PLÁSTICA</text:p>
          </table:table-cell>
          <table:table-cell office:value-type="string" calcext:value-type="string">
            <text:p>Fácil</text:p>
          </table:table-cell>
          <table:table-cell office:value-type="float" office:value="0.68" calcext:value-type="float">
            <text:p>0,68</text:p>
          </table:table-cell>
          <table:table-cell/>
          <table:table-cell office:value-type="string" calcext:value-type="string">
            <text:p>El paciente ha sufrido una quemadura química por un ácido por lo que se debe realizar cura con un álcalis para parar la reacción química. Posteriormente cura de la quemadura con sulfadiacina argéntica y reevaluación de la misma en las siguientes horas.</text:p>
          </table:table-cell>
          <table:table-cell office:value-type="string" calcext:value-type="string">
            <text:p>El paciente ha sufrido una quemadura química por álcalis por lo que se debe proceder al lavado exhautivo con agua y jabón y después de comprobar el pH de la piel. cura local con sulfadiacina argéntica y reevaluación de las quemaduras en las siguientes horas.</text:p>
          </table:table-cell>
          <table:table-cell office:value-type="string" calcext:value-type="string">
            <text:p>Dado el tiempo transcurrido posiblemente sea una reacción alérgica. Se procederá a la aplicación de corticoide tópico y a la toma de antihistamínicos orales.</text:p>
          </table:table-cell>
          <table:table-cell office:value-type="string" calcext:value-type="string">
            <text:p>Dado el uso continuado de botas para la realización de su trabajo el paciente presenta una colononización por hongos y debe tratarse con antifúngicos tópicos.</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213" calcext:value-type="float">
            <text:p>213</text:p>
          </table:table-cell>
          <table:table-cell office:value-type="float" office:value="11387" calcext:value-type="float">
            <text:p>11387</text:p>
          </table:table-cell>
          <table:table-cell office:value-type="float" office:value="300213" calcext:value-type="float">
            <text:p>300213</text:p>
          </table:table-cell>
          <table:table-cell office:value-type="string" calcext:value-type="string">
            <text:p>FALSE</text:p>
          </table:table-cell>
          <table:table-cell office:value-type="string" calcext:value-type="string">
            <text:p>Una paciente de 32 años acude a su consulta tras ser intervenida de un cáncer de mama derecho mediante cirugía conservadora. El informe de anatomía patológica informa de carcinoma ductal infiltrante moderadamente diferenciado de 2 cm con afectación de 8 de 12 ganglios aislados. Receptores de estrógenos y progesterona positivos. Her2 negativo. El tratamiento adyuvante indicado incluiría todas las opciones EXCEPTO:</text:p>
          </table:table-cell>
          <table:table-cell office:value-type="string" calcext:value-type="string">
            <text:p>Se trata de una mujer de 32 años (premenopáusica) con un cáncer de mama de 2 cm, con afectación ganglionar y tipo Luminal (RH+, HER2-). Tratamiento quirúrgico: cirugía conservadora. El tratamiento adyuvante debe incluir: - Radioterapia sobre el lecho mamario por ser una cirugía conservadora y sobre la axila por existir afectación ganglionar. - Quimioterapia sistémica por el tamaño &gt; 2 cm, la afectación ganglionar. - Hormonoterapia secuencial por ser un tipo Luminal (RH+), tras finalizar la quimioterapia y durante 10 años. Si es premenopáusica está indicado el tamoxifeno, no los inhibidores de la aromatasa (respuesta 2 correcta).</text:p>
          </table:table-cell>
          <table:table-cell/>
          <table:table-cell office:value-type="string" calcext:value-type="string">
            <text:p>ONCOLOGÍA</text:p>
          </table:table-cell>
          <table:table-cell office:value-type="string" calcext:value-type="string">
            <text:p>Normal</text:p>
          </table:table-cell>
          <table:table-cell office:value-type="float" office:value="0.59" calcext:value-type="float">
            <text:p>0,59</text:p>
          </table:table-cell>
          <table:table-cell/>
          <table:table-cell office:value-type="string" calcext:value-type="string">
            <text:p>Quimioterapia sistémica.</text:p>
          </table:table-cell>
          <table:table-cell office:value-type="string" calcext:value-type="string">
            <text:p>Radioterapia sobre lecho mamario.</text:p>
          </table:table-cell>
          <table:table-cell office:value-type="string" calcext:value-type="string">
            <text:p>Hormonoterapia con inhibidores de la aromatasa.</text:p>
          </table:table-cell>
          <table:table-cell office:value-type="string" calcext:value-type="string">
            <text:p>Radioterapia sobre hueco axilar.</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214" calcext:value-type="float">
            <text:p>214</text:p>
          </table:table-cell>
          <table:table-cell office:value-type="float" office:value="11388" calcext:value-type="float">
            <text:p>11388</text:p>
          </table:table-cell>
          <table:table-cell office:value-type="float" office:value="300214" calcext:value-type="float">
            <text:p>300214</text:p>
          </table:table-cell>
          <table:table-cell office:value-type="string" calcext:value-type="string">
            <text:p>FALSE</text:p>
          </table:table-cell>
          <table:table-cell office:value-type="string" calcext:value-type="string">
            <text:p>Mujer de 45 años sin antecedentes de interés, con el diagnóstico de cáncer de colon con afectación hepática, con buen estado general, sin alteraciones analíticas. Comienza tratamiento sistémico paliativo en primera línea con oxaliplatino, 5-fluoruracilo y bevacizumab, sin ninguna complicación. Tras 4 meses de tratamiento y respuesta parcial de la enfermedad, acude a Urgencias por cefalea, alteraciones visuales, tendencia al sueño e hipertensión arterial grave. Se realiza TC con contraste intravenoso y se evidencia una alteración bilateral extensa en la sustancia blanca con edema cerebral en ambos lóbulos occipitales y en cerebelo. ¿Cuál es la sospecha diagnóstica más probable?</text:p>
          </table:table-cell>
          <table:table-cell office:value-type="string" calcext:value-type="string">
            <text:p>Esta es una pregunta muy difícil dado que el síndrome de leucoencefalopatía posterior reversible es una toxicidad rara (incidencia &lt; 1/1000) y específica del bevacizumab. Lo clave para elegir esta respuesta, aun desconociendo que bevacizumab pueda causar este síndrome, es el dato de alteración bilateral extensa en la sustancia blanca (=leucoencefalopatía). Se trata de una mujer joven, sin antecedentes de interés lo que hace poco probable una leucoencefalopatía multifocal progresiva que suele asociarse con inmunodeficiencia severa como el VIH (respuesta 3 incorrecta). La toxicidad neurológica más frecuente asociada con 5- fluorouracilo, oxaliplatino y bevacizumab es la neuropatía periférica en guante y calcetín que se incrementa con el frío (oxaliplatino) y la ataxia (5-fluorouracilo) pero no se asocian con daño de la sustancia blanca (respuesta 4 incorrecta). La afectación meníngea es muy infrecuente en el cáncer de colon y aún más en pacientes en respuesta de las metástasis hepáticas (respuesta 2 incorrecta). En preguntas como está, la mayor rentabilidad se logra eligiendo la respuesta por descarte, a partir de los datos clínicos del caso.</text:p>
          </table:table-cell>
          <table:table-cell/>
          <table:table-cell office:value-type="string" calcext:value-type="string">
            <text:p>ONCOLOGÍA</text:p>
          </table:table-cell>
          <table:table-cell office:value-type="string" calcext:value-type="string">
            <text:p>Normal</text:p>
          </table:table-cell>
          <table:table-cell office:value-type="float" office:value="0.35" calcext:value-type="float">
            <text:p>0,35</text:p>
          </table:table-cell>
          <table:table-cell/>
          <table:table-cell office:value-type="string" calcext:value-type="string">
            <text:p>Síndrome de leucoencefalopatía posterior reversible.</text:p>
          </table:table-cell>
          <table:table-cell office:value-type="string" calcext:value-type="string">
            <text:p>Meningitis carcinomatosa.</text:p>
          </table:table-cell>
          <table:table-cell office:value-type="string" calcext:value-type="string">
            <text:p>Leucoencefalopatía multifocal progresiva.</text:p>
          </table:table-cell>
          <table:table-cell office:value-type="string" calcext:value-type="string">
            <text:p>Toxicidad neurológica por 5-fluoruracilo.</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216" calcext:value-type="float">
            <text:p>216</text:p>
          </table:table-cell>
          <table:table-cell office:value-type="float" office:value="11390" calcext:value-type="float">
            <text:p>11390</text:p>
          </table:table-cell>
          <table:table-cell office:value-type="float" office:value="300216" calcext:value-type="float">
            <text:p>300216</text:p>
          </table:table-cell>
          <table:table-cell office:value-type="string" calcext:value-type="string">
            <text:p>FALSE</text:p>
          </table:table-cell>
          <table:table-cell office:value-type="string" calcext:value-type="string">
            <text:p>Acude al domicilio de un paciente tras llamada porque el paciente en los últimos días ha cambiado de situación clínica. Refiere debilidad y fatiga extrema, ha dejado de comer y beber, con episodios de atragantamiento y en la exploración física observa úlceras por decúbito, escucha algún ruido respiratorio y presenta una respiración diferente con periodos de apnea. Usted llega al diagnóstico clínico de “últimas horas de vida”. Ante esta situación NO se recomienda:</text:p>
          </table:table-cell>
          <table:table-cell office:value-type="string" calcext:value-type="string">
            <text:p>En un paciente al final de la vida que ya presenta úlceras de decúbito no están indicados los cambios posturales para evitar estas y en las últimas horas de vida, la movilización debe evitarse si causa disconfort al paciente (respuesta 4 correcta). Al final de la vida suele ser necesario administrar escopolamina para las secreciones respiratorias, sedantes para la agonía y es fundamental informar a los cuidadores de lo que está ocurriendo (respuestas 2 y 3 incorrectas). Cuidar la boca, aplicar lubricante en labios, emplear lágrimas artificiales y la hidratación con gelatina y agua gelificada (fácil deglución) es adecuado porque la sequedad de piel y mucosas puede causar heridas y dolor (respuesta 1 incorrecta).</text:p>
          </table:table-cell>
          <table:table-cell/>
          <table:table-cell office:value-type="string" calcext:value-type="string">
            <text:p>PALIATIVOS</text:p>
          </table:table-cell>
          <table:table-cell office:value-type="string" calcext:value-type="string">
            <text:p>Fácil</text:p>
          </table:table-cell>
          <table:table-cell office:value-type="float" office:value="0.72" calcext:value-type="float">
            <text:p>0,72</text:p>
          </table:table-cell>
          <table:table-cell/>
          <table:table-cell office:value-type="string" calcext:value-type="string">
            <text:p>Cuidar el interior de la boca, aplicar lubricantes a los labios y uso de lágrimas artificiales.</text:p>
          </table:table-cell>
          <table:table-cell office:value-type="string" calcext:value-type="string">
            <text:p>Pautar escopolamina para los ruidos respiratorios.</text:p>
          </table:table-cell>
          <table:table-cell office:value-type="string" calcext:value-type="string">
            <text:p>Tranquilizar a los cuidadores, explicando bien lo que está ocurriendo.</text:p>
          </table:table-cell>
          <table:table-cell office:value-type="string" calcext:value-type="string">
            <text:p>Realizar cambios posturales para evitar las úlceras por presión.</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217" calcext:value-type="float">
            <text:p>217</text:p>
          </table:table-cell>
          <table:table-cell office:value-type="float" office:value="11391" calcext:value-type="float">
            <text:p>11391</text:p>
          </table:table-cell>
          <table:table-cell office:value-type="float" office:value="300217" calcext:value-type="float">
            <text:p>300217</text:p>
          </table:table-cell>
          <table:table-cell office:value-type="string" calcext:value-type="string">
            <text:p>FALSE</text:p>
          </table:table-cell>
          <table:table-cell office:value-type="string" calcext:value-type="string">
            <text:p>Mujer de 82 años con carcinoma renal con metástasis óseas y hepáticas, actualmente sin tratamiento específico. Aceptable situación funcional basal, con Barthel 90/100 y PPS 60/100. Consulta por desorientación y agitación psicomotriz en las últimas 48 horas. ¿Qué medida NO recomendaría?</text:p>
          </table:table-cell>
          <table:table-cell office:value-type="string" calcext:value-type="string">
            <text:p>La clave para contestar esta pregunta es que, aunque se trate de una mujer de edad avanzada, 82 años, con un cáncer avanzado sin tratamiento específico y por tanto en fase de cuidados paliativos, su estado general es bueno. Presenta puntuaciones con la escala Barthel y palliative performance status (PPS) de 90/100 y 60/100 que indican un aceptable estado general. Ante la aparición de una desorientación y agitación psicomotriz lo primero sería descartar causas tratables: metabólicas, infecciosas... mediante exploración y analítica dado que la anamnesis no es posible por el deterioro cognitivo (respuesta 1 y 2 incorrectas). Se deben evitar restricciones físicas para no empeorar el cuadro (respuesta 4 incorrecta). La pauta de sedantes podría llevarse a cabo cuando la causa que desencadena la desorientación es irreversible y refractaria pero no de inicio (respuesta 3 correcta).</text:p>
          </table:table-cell>
          <table:table-cell/>
          <table:table-cell office:value-type="string" calcext:value-type="string">
            <text:p>PALIATIVOS</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Solicitar analítica con hemograma, ionograma, función renal y hepática.</text:p>
          </table:table-cell>
          <table:table-cell office:value-type="string" calcext:value-type="string">
            <text:p>Exploración física completa.</text:p>
          </table:table-cell>
          <table:table-cell office:value-type="string" calcext:value-type="string">
            <text:p>Iniciar tratamiento con diazepam para control sintomático.</text:p>
          </table:table-cell>
          <table:table-cell office:value-type="string" calcext:value-type="string">
            <text:p>Evitar restricciones físicas de la paciente.</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220" calcext:value-type="float">
            <text:p>220</text:p>
          </table:table-cell>
          <table:table-cell office:value-type="float" office:value="11394" calcext:value-type="float">
            <text:p>11394</text:p>
          </table:table-cell>
          <table:table-cell office:value-type="float" office:value="300220" calcext:value-type="float">
            <text:p>300220</text:p>
          </table:table-cell>
          <table:table-cell office:value-type="string" calcext:value-type="string">
            <text:p>FALSE</text:p>
          </table:table-cell>
          <table:table-cell office:value-type="string" calcext:value-type="string">
            <text:p>Entramos en la habitación de Pilar, mujer de 92 años diagnosticada de demencia leve. No está incapacitada legalmente y es independiente. Ha ingresado con una sospecha de cáncer de pulmón, por lo que habría que hacerle una TC y probablemente una broncoscopia. Mantiene sin problema una conversación y está orientada. Está en la habitación con su hija. A la hora de dar la información y decidir la actitud a tomar sobre las pruebas a realizar:</text:p>
          </table:table-cell>
          <table:table-cell office:value-type="string" calcext:value-type="string">
            <text:p>El derecho a la información y el consentimiento informado vienen recogidos en la actualidad en la Ley 41/2002, 14 de noviembre básica reguladora de la autonomía del paciente y de derechos y obligaciones en materia de información y documentación clínica. El paciente es el titular de la información asistencial; tiene el derecho a la información siempre (salvo en ciertos supuestos legales: Riesgo para la salud pública; incapacidad legal del paciente para la toma de decisiones; casos de urgencia, por riesgo de lesiones irreversibles graves o de fallecimiento) y también tiene el derecho de elegir a quién proporcionársela (familiares y/o allegados) por lo que, en principio, no se debería informar primero a ningún familiar si el paciente no lo pide. El paciente tiene el derecho a la libre elección entre las opciones que le presente el médico. Asimismo, el paciente puede negarse a recibir el tratamiento, salvo en ciertos casos determinados por la Ley. El caso clínico descrito en la pregunta hace referencia a una paciente que tiene únicamente un deterioro cognitivo leve y no está incapacitada legalmente, por lo que es dueña de la información concerniente a su salud; por tanto, en esta situación la actitud más adecuada es informar directamente a la paciente a un nivel adecuado a su capacidad de comprensión (respuesta 2 correcta). No se deberá informar primero a su hija (respuesta 1 incorrecta), ya que el titular de la información asistencial es la paciente. La paciente no está incapacitada legalmente, mantiene sin problema una conversación y está orientada, por lo que sí será capaz de comprender la información (respuesta 3 incorrecta). No se debe ocultar la sospecha diagnóstica a la paciente (respuesta 4 incorrecta), ya que esto supondría una actitud paternalista (fue la dominante en nuestro país hasta hace unos años); actualmente, la más aceptada es la relación deliberativa, que se basa en el principio de beneficencia, respetando la no maleficencia y la autonomía del paciente. Consentimiento informado</text:p>
          </table:table-cell>
          <table:table-cell/>
          <table:table-cell office:value-type="string" calcext:value-type="string">
            <text:p>COMUNICACIÓN</text:p>
          </table:table-cell>
          <table:table-cell office:value-type="string" calcext:value-type="string">
            <text:p>Fácil</text:p>
          </table:table-cell>
          <table:table-cell office:value-type="float" office:value="0.99" calcext:value-type="float">
            <text:p>0,99</text:p>
          </table:table-cell>
          <table:table-cell/>
          <table:table-cell office:value-type="string" calcext:value-type="string">
            <text:p>Informaremos a su hija y que sea ella quien informe a la paciente, pues es quien mejor la conoce y sabe cómo reaccionará.</text:p>
          </table:table-cell>
          <table:table-cell office:value-type="string" calcext:value-type="string">
            <text:p>Debemos dar la información a la paciente, de acuerdo a la capacidad de comprensión.</text:p>
          </table:table-cell>
          <table:table-cell office:value-type="string" calcext:value-type="string">
            <text:p>Como médicos responsables de la paciente sabemos cuál es el mejor tratamiento. Dado que la paciente no es capaz de comprenderlo, la decisión es exclusivamente nuestra.</text:p>
          </table:table-cell>
          <table:table-cell office:value-type="string" calcext:value-type="string">
            <text:p>Ya hablamos con su hija ayer y decidimos ocultarle la sospecha diagnóstica para que no sufriera, así que no le daremos más información, independientemente de lo que ella nos pregunte.</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223" calcext:value-type="float">
            <text:p>223</text:p>
          </table:table-cell>
          <table:table-cell office:value-type="float" office:value="11397" calcext:value-type="float">
            <text:p>11397</text:p>
          </table:table-cell>
          <table:table-cell office:value-type="float" office:value="300223" calcext:value-type="float">
            <text:p>300223</text:p>
          </table:table-cell>
          <table:table-cell office:value-type="string" calcext:value-type="string">
            <text:p>FALSE</text:p>
          </table:table-cell>
          <table:table-cell office:value-type="string" calcext:value-type="string">
            <text:p>Mujer de 34 años, fumadora, sin antecedentes de interés ni toma de anticonceptivos, que acude a urgencias por presentar dolor en la pierna derecha de varias horas de evolución. La paciente refiere que está de vacaciones y ha estado paseando por la ciudad todo el día. En la exploración física sólo destaca la presencia de hinchazón en la región de la pantorrilla. Está preocupada porque una amiga, que es médico, le ha sugerido que puede ser una trombosis. ¿Cuál debe ser su proceder diagnóstico?</text:p>
          </table:table-cell>
          <table:table-cell office:value-type="string" calcext:value-type="string">
            <text:p>Nos están preguntando sobre una TVP y su diagnóstico en el servicio de urgencias, el cual se basa en tres pilares, 1. La probabilidad clínica: escala de WELLS 2. Resultado del Dímero D 3. La ECO DOPPLER Ninguno de los tres tiene suficiente capacidad per se de excluir el diagnostico, por lo que se hace de forma secuencial: REGLA DE WELLS: A. Neoplasia activa (ha recibido tratamiento por cáncer en los 6 meses previos o que recibe actualmente tratamiento paliativo) +1. B. Parálisis, paresia o inmovilización reciente con escayola de las EEII +1. C. Encamado recientemente durante &gt; 3 días o cirugía mayor en las 4 semanas previas (que haya requerido anestesia general o regional) +1. D. Dolor en el trayecto venoso profundo +1. E. Tumefacción de toda la extremidad inferior +1. F. Aumento del perímetro de la extremidad afecta &gt; 3 cms respecto a la asintomática (medido 10 cms bajo de la tuberosidad tibial) +1. G. Edema con fóvea, mayor en la pierna afecta +1. H. Presencia de circulación venosa colateral superficial (no varicosa) +1. I. Antecedente de TVP +1. J. Diagnostico alternativo tan probable o más que la TVP -2 Siendo el resultado de este test: a) Poco probable: Wells 0-1.  Se solicitará D-Dímero: - Si es negativo: se descarta la enfermedad sin necesidad de más exploraciones complementarias. - Si es positivo: se solicitará ECO DOPPLER venosa. · Si la eco es negativa: se descarta TVP. · Si la eco es positiva: se confirma la TVP. b) Probable: Wells &gt; 2 (Probabilidad alta: = 3 puntos 75% tendrá´ TVP):  Se solicita analítica con D-Dímero y sin esperar al resultado solicitaremos también una ECO DOPPLER venosa: - Si la eco es positiva: confirma TVP. - Si es negativa: Valorar el Dímero D. · Si es negativo se descarta TVP. · Si es positivo: indeterminado a repetir a los 7 días. En el caso clínico que nos presentan la paciente tiene en la escala WELLS una puntuación de -1 (Diagnostico alternativo tan probable o más que la TVP -2 y Edema mayor en la pierna afecta +1 total= -1) por lo que su probabilidad es baja (respuesta 1 incorrecta), realizando una determinación de DDímero que de ser negativo/normal descarta la TVP (respuesta 2 correcta). El hecho de que no esté inmovilizada es solo una de las posibles etiologías de TVP (respuesta 3 incorrecta). Si bien en todos los pacientes por protocolo se realiza un DDímero no en todos sirve como diagnóstico (respuesta 4 incorrecta).</text:p>
          </table:table-cell>
          <table:table-cell/>
          <table:table-cell office:value-type="string" calcext:value-type="string">
            <text:p>URGENCIAS</text:p>
          </table:table-cell>
          <table:table-cell office:value-type="string" calcext:value-type="string">
            <text:p>Normal</text:p>
          </table:table-cell>
          <table:table-cell office:value-type="float" office:value="0.49" calcext:value-type="float">
            <text:p>0,49</text:p>
          </table:table-cell>
          <table:table-cell/>
          <table:table-cell office:value-type="string" calcext:value-type="string">
            <text:p>Dada la potencial gravedad de la enfermedad tromboembólica venosa y tratándose de una paciente joven hay que asegurarse que no tiene nada mediante la realización de un eco-doppler.</text:p>
          </table:table-cell>
          <table:table-cell office:value-type="string" calcext:value-type="string">
            <text:p>La paciente tiene una probabilidad previa baja en base a la historia y los hallazgos en la exploración, por lo que lo más adecuado es realizar una determinación de dímeros D, que, de ser negativos. descartarían la presencia de una trombosis venosa sin requerir pruebas adicionales.</text:p>
          </table:table-cell>
          <table:table-cell office:value-type="string" calcext:value-type="string">
            <text:p>Al no estar inmovilizada la probabilidad clínica de presentar una trombosis es muy baja, así que no requiere estudios adicionales.</text:p>
          </table:table-cell>
          <table:table-cell office:value-type="string" calcext:value-type="string">
            <text:p>En todos los pacientes en los que se sospeche una trombosis venosa aguda hay que realizar de forma urgente una determinación de dímeros-D para el diagnóstico.</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224" calcext:value-type="float">
            <text:p>224</text:p>
          </table:table-cell>
          <table:table-cell office:value-type="float" office:value="11398" calcext:value-type="float">
            <text:p>11398</text:p>
          </table:table-cell>
          <table:table-cell office:value-type="float" office:value="300224" calcext:value-type="float">
            <text:p>300224</text:p>
          </table:table-cell>
          <table:table-cell office:value-type="string" calcext:value-type="string">
            <text:p>FALSE</text:p>
          </table:table-cell>
          <table:table-cell office:value-type="string" calcext:value-type="string">
            <text:p>Un niño de 3 años ha sufrido un atropello y se encuentra en parada cardiaca. Tras el inicio de la reanimación cardiopulmonar se canaliza una vía intraósea. ¿Qué medicación debe administrar en primer lugar?</text:p>
          </table:table-cell>
          <table:table-cell office:value-type="string" calcext:value-type="string">
            <text:p>Estamos ante un caso clínico de Parada cardiorrespiratoria. En este caso es una parada en el contexto de un accidente de tráfico, siendo el ritmo más frecuentemente encontrado la asistolia (ritmo no desfibrilable). La adrenalina es el fármaco de uso en todos los ritmos (respuesta 1 correcta), siendo en los no desfibrilables en cuanto se tenga una vía venosa (tenemos vía intraósea) y en los desfibrilables en la tercera descarga. El bicarbonato no está indicado de rutina en la PCR (respuesta 3 incorrecta) siendo su uso en intoxicaciones por antidepresivos tricíclicos y acidosis metabólica severa. La amiodarona se administra antes de la cuarta desfibrilación en ritmos desfibrilables, si bien la FV es uno de ellos en este caso la probabilidad es que el niño presente una asistolia (respuesta 4 incorrecta). La atropinano está validada su utilidad en PCR (respuesta 2 incorrecta).</text:p>
          </table:table-cell>
          <table:table-cell/>
          <table:table-cell office:value-type="string" calcext:value-type="string">
            <text:p>URGENCIAS</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Adrenalina porque es el fármaco inicial de elección en todas las paradas cardiacas.</text:p>
          </table:table-cell>
          <table:table-cell office:value-type="string" calcext:value-type="string">
            <text:p>Atropina porque en los niños el ritmo electrocardiográfico más frecuente es la bradicardia.</text:p>
          </table:table-cell>
          <table:table-cell office:value-type="string" calcext:value-type="string">
            <text:p>Bicarbonato para compensar la acidosis.</text:p>
          </table:table-cell>
          <table:table-cell office:value-type="string" calcext:value-type="string">
            <text:p>Amiodarona porque lo más probable es que tenga una fibrilación ventricular.</text:p>
          </table:table-cell>
          <table:table-cell/>
          <table:table-cell office:value-type="float" office:value="1" calcext:value-type="float">
            <text:p>1</text:p>
          </table:table-cell>
          <table:table-cell table:number-columns-repeated="16"/>
        </table:table-row>
        <table:table-row table:style-name="ro1">
          <table:table-cell office:value-type="float" office:value="2018" calcext:value-type="float">
            <text:p>2018</text:p>
          </table:table-cell>
          <table:table-cell office:value-type="float" office:value="225" calcext:value-type="float">
            <text:p>225</text:p>
          </table:table-cell>
          <table:table-cell office:value-type="float" office:value="11399" calcext:value-type="float">
            <text:p>11399</text:p>
          </table:table-cell>
          <table:table-cell office:value-type="float" office:value="300225" calcext:value-type="float">
            <text:p>300225</text:p>
          </table:table-cell>
          <table:table-cell office:value-type="string" calcext:value-type="string">
            <text:p>FALSE</text:p>
          </table:table-cell>
          <table:table-cell office:value-type="string" calcext:value-type="string">
            <text:p>Los servicios de emergencias extrahospitalarios, traen a la urgencia un hombre de 40 años rescatado de su domicilio por los bomberos tras producirse un incendio con un intenso humo. A la exploración destaca presencia de “hollin” por toda la superficie corporal y fosas nasales, se encuentra estuporoso y hemodinámicamente inestable. En la analítica efectuada destaca una acidosis metabólica con lactato muy elevado. ¿Cuál de las siguientes actuaciones debe realizar?</text:p>
          </table:table-cell>
          <table:table-cell office:value-type="string" calcext:value-type="string">
            <text:p>Estamos ante un caso severo de intoxicación por humo, en el que tenemos que tener en cuenta la intoxicación por cianuro. Su antídoto es la hidroxicobalamina cuyos criterios de empleo son:  Paciente que ha inhalado humo de incendio (restos de hollín en boca, faringe o esputo) y que tenga alteraciones neurológicas (confusión, coma, agitación, convulsiones) y además presenta alguna de las siguientes circunstancias: - Bradipnea (&lt; 12r.p.m) o parada respiratoria o cardiorrespiratoria o - shock o hipotensión o - lactato =8mmol/l o acidosis láctica La máxima eficacia se ha visto en pacientes que han inhalado humo de incendios, están en coma y tienen hipotensión (respuesta 2 correcta) La tiamina se utiliza para la prevención del wernike (respuesta 3 incorrecta), la naloxona en caso de intoxicación por opiáceos (respuesta 4 incorrecta). Si bien en este caso estamos ante una acidosis la corrección no es mediante bicarbonato sino hidroxicobalamina por ser secundaria a cianuro (respuesta 1 incorrecta).</text:p>
          </table:table-cell>
          <table:table-cell/>
          <table:table-cell office:value-type="string" calcext:value-type="string">
            <text:p>URGENCIAS</text:p>
          </table:table-cell>
          <table:table-cell office:value-type="string" calcext:value-type="string">
            <text:p>Difícil</text:p>
          </table:table-cell>
          <table:table-cell office:value-type="float" office:value="0.05" calcext:value-type="float">
            <text:p>0,05</text:p>
          </table:table-cell>
          <table:table-cell/>
          <table:table-cell office:value-type="string" calcext:value-type="string">
            <text:p>Aplicar oxigeno con alto flujo+ bicarbonato IV.</text:p>
          </table:table-cell>
          <table:table-cell office:value-type="string" calcext:value-type="string">
            <text:p>Aplicar oxigeno con alto flujo + hidroxocobalamina.</text:p>
          </table:table-cell>
          <table:table-cell office:value-type="string" calcext:value-type="string">
            <text:p>Aplicar oxigeno con alto flujo+ tiamina.</text:p>
          </table:table-cell>
          <table:table-cell office:value-type="string" calcext:value-type="string">
            <text:p>Aplicar oxígeno con alto flujo + naloxona.</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227" calcext:value-type="float">
            <text:p>227</text:p>
          </table:table-cell>
          <table:table-cell office:value-type="float" office:value="11401" calcext:value-type="float">
            <text:p>11401</text:p>
          </table:table-cell>
          <table:table-cell office:value-type="float" office:value="300227" calcext:value-type="float">
            <text:p>300227</text:p>
          </table:table-cell>
          <table:table-cell office:value-type="string" calcext:value-type="string">
            <text:p>FALSE</text:p>
          </table:table-cell>
          <table:table-cell office:value-type="string" calcext:value-type="string">
            <text:p>Mujer de 76 años con clínica de ictericia indolora de 3 semanas de evolución. En el estudio con ecografía abdominal se identifica una lesión de 3 cm en cabeza pancreática. ¿Cuál es el primer estudio complementario para el diagnóstico y estadificación de esta lesión?</text:p>
          </table:table-cell>
          <table:table-cell office:value-type="string" calcext:value-type="string">
            <text:p>El TC multicorte con la administración de contraste es la técnica de elección en el diagnóstico y estadificación del adenocarcinoma pancreático. La imagen característica es la de una masa hipointensa o, en ocasiones, isointensa. Signos secundarios incluyen la dilatación del conducto Wirsung y con amputación abrupta en la masa pancreática, atrofia glandular y dilatación del colédoco (repuesta 3 correcta, resto incorrectas).</text:p>
          </table:table-cell>
          <table:table-cell/>
          <table:table-cell office:value-type="string" calcext:value-type="string">
            <text:p>DIGESTIVO</text:p>
          </table:table-cell>
          <table:table-cell office:value-type="string" calcext:value-type="string">
            <text:p>Fácil</text:p>
          </table:table-cell>
          <table:table-cell office:value-type="float" office:value="0.72" calcext:value-type="float">
            <text:p>0,72</text:p>
          </table:table-cell>
          <table:table-cell/>
          <table:table-cell office:value-type="string" calcext:value-type="string">
            <text:p>PET-TC.</text:p>
          </table:table-cell>
          <table:table-cell office:value-type="string" calcext:value-type="string">
            <text:p>Ecoendoscopia.</text:p>
          </table:table-cell>
          <table:table-cell office:value-type="string" calcext:value-type="string">
            <text:p>TC toraco-abdomino-pélvico con contraste.</text:p>
          </table:table-cell>
          <table:table-cell office:value-type="string" calcext:value-type="string">
            <text:p>Colangiopancreatografía retrógada endoscópica.</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228" calcext:value-type="float">
            <text:p>228</text:p>
          </table:table-cell>
          <table:table-cell office:value-type="float" office:value="11402" calcext:value-type="float">
            <text:p>11402</text:p>
          </table:table-cell>
          <table:table-cell office:value-type="float" office:value="300228" calcext:value-type="float">
            <text:p>300228</text:p>
          </table:table-cell>
          <table:table-cell office:value-type="string" calcext:value-type="string">
            <text:p>FALSE</text:p>
          </table:table-cell>
          <table:table-cell office:value-type="string" calcext:value-type="string">
            <text:p>Un hombre de 70 años de edad acude a revisión tras el alta reciente por un episodio de insuficiencia cardiaca de posible etiología isquémica. Presenta una disnea a mínimos esfuerzos (clase funcional III de la New York Heart Association). Los medicamentos al alta incluyen carvedilol 25 mg cada 12 horas, enalapril 20 mg al día, furosemida 40 mg al día. En la exploración física, frecuencia cardiaca 65 lpm, presión arterial 110/60 mmHg. No tiene edemas. Analítica: creatinina 1,3 mg/dL; sodio 139 mEq/L y potasio 3,9 mEq/L. ¿Cuál de las siguientes medidas es la más apropiada para este paciente?</text:p>
          </table:table-cell>
          <table:table-cell office:value-type="string" calcext:value-type="string">
            <text:p>En paciente tratado con disfunción ventricular que esté tratado con IECAS y Betabloqueantes que persiste en clase funcional II, III o IV, el siguiente paso es añadir antialdosterónicos (respuesta 4 correcta). La ivabradina la usaríamos si presentara ritmo sinusal a más de 70 latidos por minuto en un paciente ya tratado con IECAS, betabloqueantes y antialdosterónicos (respuesta 1 incorrecta). Si la presión arterial está controlada no aumentaremos la dosis de IECAS (respuesta 2 incorrecta). El tratamiento inotrópico intermitente estaría reservado a pacientes en lista de espera de trasplante cardiaco con síntomas refractarios (respuesta 3 in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67" calcext:value-type="float">
            <text:p>0,67</text:p>
          </table:table-cell>
          <table:table-cell/>
          <table:table-cell office:value-type="string" calcext:value-type="string">
            <text:p>Añadir ivabradina.</text:p>
          </table:table-cell>
          <table:table-cell office:value-type="string" calcext:value-type="string">
            <text:p>Aumentar dosis de enalapril.</text:p>
          </table:table-cell>
          <table:table-cell office:value-type="string" calcext:value-type="string">
            <text:p>Adición de tratamiento inotrópico intermitente.</text:p>
          </table:table-cell>
          <table:table-cell office:value-type="string" calcext:value-type="string">
            <text:p>Añadir espironolactona 25 mg diariamente.</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230" calcext:value-type="float">
            <text:p>230</text:p>
          </table:table-cell>
          <table:table-cell office:value-type="float" office:value="11404" calcext:value-type="float">
            <text:p>11404</text:p>
          </table:table-cell>
          <table:table-cell office:value-type="float" office:value="300230" calcext:value-type="float">
            <text:p>300230</text:p>
          </table:table-cell>
          <table:table-cell office:value-type="string" calcext:value-type="string">
            <text:p>FALSE</text:p>
          </table:table-cell>
          <table:table-cell office:value-type="string" calcext:value-type="string">
            <text:p>Recién nacido a término con retraso del crecimiento intrauterino y microcefalia que en las primeras 24 horas de vida presenta ictericia, petequias y esplenomegalia. Tiene una bilirrubina total de 12 mg/dL y la indirecta de 2,5 mg/dL. En el hemograma se constata una trombocitopenia. El Coombs directo es negativo. En la tomografía axial computarizada cerebral se observan calcificaciones periventriculares. ¿Cuál es el diagnóstico más probable?</text:p>
          </table:table-cell>
          <table:table-cell office:value-type="string" calcext:value-type="string">
            <text:p>Se trata de cuadro de infección prenatal en RN, ya que durante el embarazo ya se aprecia retraso del crecimiento intrauterino y microcefalia La infección por CMV es la infección prenatal más frecuente y produce típicamente anemia, trombocitopenia, con cuadro clínico séptico de hipotensión y oliguria y arrectividad. En la exploración se objetiva hepatoesplenomegalia y típicas calcificaciones periventriculares en el TAC craneal. (respuesta 3 correcta). La infección congénita por VIH no se ha demostrado embriopatía y la evolución más probable es niño sano y no infectado, y en segundo lugar, sano e infectado. (respuesta 4 incorrecta). En la infección intrauterina por rubeola es típica la tétrada de Greeg: cataratas, microcefalia, ductus arterioso persistente y sordera (respuesta 2 incorrecta). La infección perinatal por Streptococo agalactiae (grupo B), se produce cuadro séptico sin calcificaciones cerebrales, sin microcefalia y sin afectación prenatal durante el embarazo (respuesta 1 incorrecta). Enfermedad con inclusiones citomegálicas</text:p>
          </table:table-cell>
          <table:table-cell/>
          <table:table-cell office:value-type="string" calcext:value-type="string">
            <text:p>PEDIATRÍA</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Infección perinatal por el Streptococcus agalactiae.</text:p>
          </table:table-cell>
          <table:table-cell office:value-type="string" calcext:value-type="string">
            <text:p>Infección intrauterina por el virus de la rubeola.</text:p>
          </table:table-cell>
          <table:table-cell office:value-type="string" calcext:value-type="string">
            <text:p>Infección congénita por citomegalovirus (CMV).</text:p>
          </table:table-cell>
          <table:table-cell office:value-type="string" calcext:value-type="string">
            <text:p>Infección congénita por el virus de la inmunodeficiencia humana (VIH).</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231" calcext:value-type="float">
            <text:p>231</text:p>
          </table:table-cell>
          <table:table-cell office:value-type="float" office:value="11405" calcext:value-type="float">
            <text:p>11405</text:p>
          </table:table-cell>
          <table:table-cell office:value-type="float" office:value="300231" calcext:value-type="float">
            <text:p>300231</text:p>
          </table:table-cell>
          <table:table-cell office:value-type="string" calcext:value-type="string">
            <text:p>FALSE</text:p>
          </table:table-cell>
          <table:table-cell office:value-type="string" calcext:value-type="string">
            <text:p>Acude a urgencias una gestante de 36 semanas sangrando como una regla. Como antecedentes obstétricos tiene una cesárea anterior hace cuatro años. No presenta contracciones ni dolor abdominal. En el registro cardiotocográfico el feto está reactivo a 140 lpm. ¿Cuál es el diagnóstico más probable de esta gestante?</text:p>
          </table:table-cell>
          <table:table-cell office:value-type="string" calcext:value-type="string">
            <text:p>Nos presentan a una paciente asintomática con sangrado como una menstruación, sin consecuencias maternofetales. Se define la placenta previa como la inserción total o parcial de la placenta en el segmento inferior del útero. El síntoma característico de la placenta previa es la hemorragia indolora de sangre roja brillante (60%) y de intensidad variable. Los episodios de sangrado pueden repetirse e ir aumentando en intensidad según avanza la gestación. Los episodios de sangrado no se suelen acompañar de signos de pérdida del bienestar fetal a no ser que la hemorragia sea tan copiosa que cause un shock hipovolémico en la gestante y por ello afecte al volumen fetoplacentario (respuesta 4 correcta). Hemos de realizar el diagnóstico diferencial con otras causas de sangrado en el tercer trimestre: - DPPNI: sangrado escaso oscuro acompañado de hipertonía uterina y registro cardiotográfico no tranquilizador (respuesta 1 incorrecta). - Rotura uterina: en paciente con antecedente de cirugía y entrada en cavidad se produce un cese de dinámica asociado a bradicardia fetal y dolor materno (respuesta 2 incorrecta). - Rotura de vasa previa: bradicardia fetal coincidente con rotura de bolsa y sangrado vaginal materno (respuesta 3 incorrecta). ProSEGO. Placenta previa. 2012</text:p>
          </table:table-cell>
          <table:table-cell/>
          <table:table-cell office:value-type="string" calcext:value-type="string">
            <text:p>GINECOLOGÍA</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Desprendimiento prematuro de placenta normoinserta.</text:p>
          </table:table-cell>
          <table:table-cell office:value-type="string" calcext:value-type="string">
            <text:p>Rotura uterina.</text:p>
          </table:table-cell>
          <table:table-cell office:value-type="string" calcext:value-type="string">
            <text:p>Rotura de vasos previos.</text:p>
          </table:table-cell>
          <table:table-cell office:value-type="string" calcext:value-type="string">
            <text:p>Placenta previa.</text:p>
          </table:table-cell>
          <table:table-cell/>
          <table:table-cell office:value-type="float" office:value="4" calcext:value-type="float">
            <text:p>4</text:p>
          </table:table-cell>
          <table:table-cell table:number-columns-repeated="16"/>
        </table:table-row>
        <table:table-row table:style-name="ro1">
          <table:table-cell office:value-type="float" office:value="2018" calcext:value-type="float">
            <text:p>2018</text:p>
          </table:table-cell>
          <table:table-cell office:value-type="float" office:value="232" calcext:value-type="float">
            <text:p>232</text:p>
          </table:table-cell>
          <table:table-cell office:value-type="float" office:value="11406" calcext:value-type="float">
            <text:p>11406</text:p>
          </table:table-cell>
          <table:table-cell office:value-type="float" office:value="300232" calcext:value-type="float">
            <text:p>300232</text:p>
          </table:table-cell>
          <table:table-cell office:value-type="string" calcext:value-type="string">
            <text:p>FALSE</text:p>
          </table:table-cell>
          <table:table-cell office:value-type="string" calcext:value-type="string">
            <text:p>Hombre de 41 años que acude a urgencias refiriendo que no ha sido capaz de viajar en metro durante los últimos tres meses. Refiere que simplemente pensar que debe utilizar este medio de transporte le produce un miedo intenso que le bloquea, le impide pensar, tiene sensación de ahogo y temor a perder el control. Refiere que meses atrás padeció un cuadro vaso-vagal mientras viajaba en metro y teme que le pueda repetir y nadie le pueda ayudar. Entiende que es un miedo no justificado pero verbaliza “no poder evitar sentirlo”. ¿Cuál es el diagnóstico que mejor explica el cuadro clínico del paciente?</text:p>
          </table:table-cell>
          <table:table-cell office:value-type="string" calcext:value-type="string">
            <text:p>Nos presentan el caso de un varón de 41 años que es incapaz de viajar en el metro en los últimos meses por miedo intenso a que se le repita un cuadro vaso-vagal y nadie pueda ayudarlo. El simple hecho de pensarlo le bloquea, le impide pensar y le provoca sensación de ahogo y temor a perder el control. Estamos ante un caso de agorafobia (respuesta 3 correcta). - La AGORAFOBIA se caracteriza por la aparición de ansiedad al encontrarse en lugares o situaciones donde escapar puede ser difícil o donde en el caso de aparecer una crisis de angustia o síntomas similares puede no disponer de ayuda (transporte público, teatros, supermercados, aglomeraciones...). - La FOBIA SOCIAL es un temor acusado y persistente a una o más situaciones sociales o actuaciones en público por temor a que resulten embarazosas. Tienen miedo a ser humillados (respuesta 4 incorrecta). - El TRASTORNO POR ANSIEDAD GENERALIZADA es un cuadro de ansiedad persistente y preocupación excesiva, NO asociados a ninguna circunstancia concreta (sin desencadenante) de larga duración (superior a 6 meses) y curso fluctuante (respuesta 2 incorrecta). - El TRASTORNO PSICÓTICO BREVE O TRANSITORIO es un cuadro agudo con clínica psicótica que puede sobrevenir en respuesta a un factor de estrés psicosocial grave. Suelen aparecer síntomas positivos de la esquizofrenia y su duración es entre 1 día y 1 mes (respuesta 1 incorrecta).</text:p>
          </table:table-cell>
          <table:table-cell/>
          <table:table-cell office:value-type="string" calcext:value-type="string">
            <text:p>PSIQUIATRÍA</text:p>
          </table:table-cell>
          <table:table-cell office:value-type="string" calcext:value-type="string">
            <text:p>Fácil</text:p>
          </table:table-cell>
          <table:table-cell office:value-type="float" office:value="0.78" calcext:value-type="float">
            <text:p>0,78</text:p>
          </table:table-cell>
          <table:table-cell/>
          <table:table-cell office:value-type="string" calcext:value-type="string">
            <text:p>Trastorno psicótico breve.</text:p>
          </table:table-cell>
          <table:table-cell office:value-type="string" calcext:value-type="string">
            <text:p>Trastorno por ansiedad generalizada.</text:p>
          </table:table-cell>
          <table:table-cell office:value-type="string" calcext:value-type="string">
            <text:p>Agorafobia.</text:p>
          </table:table-cell>
          <table:table-cell office:value-type="string" calcext:value-type="string">
            <text:p>Fobia social.</text:p>
          </table:table-cell>
          <table:table-cell/>
          <table:table-cell office:value-type="float" office:value="3" calcext:value-type="float">
            <text:p>3</text:p>
          </table:table-cell>
          <table:table-cell table:number-columns-repeated="16"/>
        </table:table-row>
        <table:table-row table:style-name="ro1">
          <table:table-cell office:value-type="float" office:value="2018" calcext:value-type="float">
            <text:p>2018</text:p>
          </table:table-cell>
          <table:table-cell office:value-type="float" office:value="233" calcext:value-type="float">
            <text:p>233</text:p>
          </table:table-cell>
          <table:table-cell office:value-type="float" office:value="11407" calcext:value-type="float">
            <text:p>11407</text:p>
          </table:table-cell>
          <table:table-cell office:value-type="float" office:value="300233" calcext:value-type="float">
            <text:p>300233</text:p>
          </table:table-cell>
          <table:table-cell office:value-type="string" calcext:value-type="string">
            <text:p>FALSE</text:p>
          </table:table-cell>
          <table:table-cell office:value-type="string" calcext:value-type="string">
            <text:p>Acude a consulta un hombre de 70 años refiriendo que hace una hora se ha pinchado de forma accidental en el parque con una aguja conectada a una jeringa abandonada con restos de sangre. El paciente no ha padecido hepatitis B ni ha recibido vacunación. ¿Cuál es la actitud más correcta?</text:p>
          </table:table-cell>
          <table:table-cell office:value-type="string" calcext:value-type="string">
            <text:p>En pacientes no vacunados frente al virus hepatitis B que sufren una exposición accidental, lo indicado es administrar una dosis de gammagloblulina y una pauta de vacunación completa consistente en 3 dosis de vacuna 0, 1 y 6 meses (respuesta 2 correcta). Situación Fuente AgHBs + Fuente desconocida No vacunados IG antes de 24 h e iniciar pauta con 3 dosis de vacuna (0-1-6 meses). IG antes de 24 h e iniciar pauta con 3 dosis de vacuna (0-1-6 meses). Vacunación incompleta IG y completar pauta de vacunación. IG y completar vacunación. Vacunados RESPONDEDOR: se considera protegido, no es necesario hacer nada. NO RESPONDEDOR: 2 dosis de IG separadas un mes. RESPUESTA DESCONOCIDA: medir antiHBs en el expuesto: &lt; 10 U/l: IG y 1 dosis de vacuna de refuerzo. =10 U/l: nada, se considera protegido.</text:p>
          </table:table-cell>
          <table:table-cell/>
          <table:table-cell office:value-type="string" calcext:value-type="string">
            <text:p>MEDICINA PREVENTIVA</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Administrar una dosis de gammaglobulina frente a VHB y una dosis de vacuna.</text:p>
          </table:table-cell>
          <table:table-cell office:value-type="string" calcext:value-type="string">
            <text:p>Administrar una dosis de gammaglobulina frente a VHB y vacunación completa.</text:p>
          </table:table-cell>
          <table:table-cell office:value-type="string" calcext:value-type="string">
            <text:p>Administrar una dosis de gammaglobulina frente a VHB y realizar antisepsia de la zona.</text:p>
          </table:table-cell>
          <table:table-cell office:value-type="string" calcext:value-type="string">
            <text:p>Realizar antisepsia de la zona y vacunación completa.</text:p>
          </table:table-cell>
          <table:table-cell/>
          <table:table-cell office:value-type="float" office:value="2" calcext:value-type="float">
            <text:p>2</text:p>
          </table:table-cell>
          <table:table-cell table:number-columns-repeated="16"/>
        </table:table-row>
        <table:table-row table:style-name="ro1">
          <table:table-cell office:value-type="float" office:value="2018" calcext:value-type="float">
            <text:p>2018</text:p>
          </table:table-cell>
          <table:table-cell office:value-type="float" office:value="234" calcext:value-type="float">
            <text:p>234</text:p>
          </table:table-cell>
          <table:table-cell office:value-type="float" office:value="11408" calcext:value-type="float">
            <text:p>11408</text:p>
          </table:table-cell>
          <table:table-cell office:value-type="float" office:value="300234" calcext:value-type="float">
            <text:p>300234</text:p>
          </table:table-cell>
          <table:table-cell office:value-type="string" calcext:value-type="string">
            <text:p>FALSE</text:p>
          </table:table-cell>
          <table:table-cell office:value-type="string" calcext:value-type="string">
            <text:p>Acude un paciente diagnosticado de esclerosis múltiple a urgencias por un episodio de ataxia brusca limitante desde hace 4 días. ¿Cuál debe ser la actitud más apropiada desde la urgencia?</text:p>
          </table:table-cell>
          <table:table-cell office:value-type="string" calcext:value-type="string">
            <text:p>El paciente presenta un brote de esclerosis múltiple de probable localización cerebelosa (duración de 4 días). El tratamiento de elección en los brotes de EM es el tratamiento con corticoides a dosis altas por vía intravenosa (en los últimos años también se ha demostrado su eficacia por vía oral) (respuesta 2 correcta). Las inmunoglobulinas se utilizan en otras patologías inflamatorias severas del SNC y del sistema nervioso periférico (encefalomielitis aguda diseminada, Guillain Barré, crisis miasténicas...) (respuesta 1 incorrecta). El Fingolimod y el interferón beta son tratamientos modificadores del curso de enfermedad, no tratamientos en fase aguda (respuestas 3 y 4 incorrectas).</text:p>
          </table:table-cell>
          <table:table-cell/>
          <table:table-cell office:value-type="string" calcext:value-type="string">
            <text:p>NEUR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Iniciar tratamiento con inmunoglobulinas intravenosas.</text:p>
          </table:table-cell>
          <table:table-cell office:value-type="string" calcext:value-type="string">
            <text:p>Iniciar tratamiento con corticoides intravenosos.</text:p>
          </table:table-cell>
          <table:table-cell office:value-type="string" calcext:value-type="string">
            <text:p>Iniciar tratamiento con fingolimod.</text:p>
          </table:table-cell>
          <table:table-cell office:value-type="string" calcext:value-type="string">
            <text:p>Iniciar tratamiento con interferón beta.</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45" calcext:value-type="float">
            <text:p>45</text:p>
          </table:table-cell>
          <table:table-cell office:value-type="float" office:value="11454" calcext:value-type="float">
            <text:p>11454</text:p>
          </table:table-cell>
          <table:table-cell office:value-type="float" office:value="300344" calcext:value-type="float">
            <text:p>300344</text:p>
          </table:table-cell>
          <table:table-cell office:value-type="string" calcext:value-type="string">
            <text:p>FALSE</text:p>
          </table:table-cell>
          <table:table-cell office:value-type="string" calcext:value-type="string">
            <text:p>Mujer de 15 años que presenta un retraso en la menarquia y una talla baja. No tiene discapacidad intelectual. ¿Cuál de las siguientes pruebas genéticas se utilizaría habitualmente para el diagnóstico de esta paciente?:</text:p>
          </table:table-cell>
          <table:table-cell office:value-type="string" calcext:value-type="string">
            <text:p>Ante la triada retraso en la menarquia, talla baja y ausencia de discapacidad intelectual debes sospechar un síndrome de Turner y el diagnóstico de confirmación se realiza con el cariotipo al confirmar la presencia de un único cromosoma X y ausencia del otro (respuesta 4 correcta). Las técnicas de secuenciación masiva del ADN o de segunda generación (next-generation sequencing o NGS) han contribuido aconocer, diagnosticar y establecer tratamientos dirigidos a las mutaciones genéticas en enfermedades hereditarias y en cáncer logrando lo que se denomina medicina de precisión (respuesta 1 incorrecta). FISH o hibridación fluorescente in situ es una técnica de marcaje de cromosomas mediante la cual estos son hibridados con sondas que emiten fluorescencia y permiten el estudio de las anomalías cromosómicas (aneuploidías, microdeleciones, duplicaciones, inversiones). Podría usarse para estudiar el cromosoma X o su ausencia pero para el diagnóstico de síndrome de Turner se prefiere el carciotipo.</text:p>
          </table:table-cell>
          <table:table-cell/>
          <table:table-cell office:value-type="string" calcext:value-type="string">
            <text:p>GENÉTICA</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Secuenciación masiva (NGS).</text:p>
          </table:table-cell>
          <table:table-cell office:value-type="string" calcext:value-type="string">
            <text:p>FISH.</text:p>
          </table:table-cell>
          <table:table-cell office:value-type="string" calcext:value-type="string">
            <text:p>Microarrays de ADN y/o de ARN.</text:p>
          </table:table-cell>
          <table:table-cell office:value-type="string" calcext:value-type="string">
            <text:p>Cariotipo.</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48" calcext:value-type="float">
            <text:p>48</text:p>
          </table:table-cell>
          <table:table-cell office:value-type="float" office:value="11457" calcext:value-type="float">
            <text:p>11457</text:p>
          </table:table-cell>
          <table:table-cell office:value-type="float" office:value="300347" calcext:value-type="float">
            <text:p>300347</text:p>
          </table:table-cell>
          <table:table-cell office:value-type="string" calcext:value-type="string">
            <text:p>FALSE</text:p>
          </table:table-cell>
          <table:table-cell office:value-type="string" calcext:value-type="string">
            <text:p>En una mujer de 40 años, no embarazada y sin antecedentes patológicos de interés, diagnosticada de rinitis alérgica leve-moderada intermitente por sensibilización a pólenes de gramíneas, ¿cuál de los siguientes tratamientos sintomáticos es de elección?:</text:p>
          </table:table-cell>
          <table:table-cell office:value-type="string" calcext:value-type="string">
            <text:p>En la pregunta nos describen un caso de rinitis leve-moderada (no grave) e intermitente (lo que tradicionalmente se llamaba “estacional”), es decir, no persistente (lo que antiguamente se llamaba “perenne”). Para esta situación la guía ARIA recomienda o bien una combinación de corticoide intranasal con antihistamínico oral (respuesta 2 correcta: mometasona + bilastina), o bien corticoide intranasal solamente. El bromuro de ipratropio es un anticolinérgico, usado por ejemplo en la rinitis vasomotora (respuesta 1 incorrecta). El cromoglicato sódico es un estabilizador de mastocitos (es decir, inhibe la liberación de mediadores de inflamación por parte de los mastocitos) (respuesta 3 incorrecta). La oximetazolina es un agonista alfa adrenérgico con efecto vasoconstrictor, usado como descongestionante nasal (respuesta 4 incorrecta). Es importante no usarlo más allá de unos pocos días para prevenir la “rinitis medicamentosa” por habituación al descongestionante. La bilastina (respuesta 2 correcta), es un antihistamínico H1 de segunda generación (que no atraviesa la barrera hematoencefálica), y que produce menos somnolencia que los otros antihistamínicos H1 de primera generación citados en las respuestas incorrectas (hidroxizina, dexclorfeniramina y ketotifeno, respuestas 1, 3 y 4 incorrectas), que atraviesan la barrera hematoencefálica y producen sedación. El polen es la causa de la rinitis alérgica estacional La tríada típica de hiperreactividad nasal consta de obstrucción, prurito con estornudos en salva y rinorrea acuosa Prick test: se considera como prueba cutánea positiva de alergia la aparición de eritema y pápula a los pocos minutos.</text:p>
          </table:table-cell>
          <table:table-cell/>
          <table:table-cell office:value-type="string" calcext:value-type="string">
            <text:p>OTORRINOLARINGOLOGÍA</text:p>
          </table:table-cell>
          <table:table-cell office:value-type="string" calcext:value-type="string">
            <text:p>Normal</text:p>
          </table:table-cell>
          <table:table-cell office:value-type="float" office:value="0.51" calcext:value-type="float">
            <text:p>0,51</text:p>
          </table:table-cell>
          <table:table-cell/>
          <table:table-cell office:value-type="string" calcext:value-type="string">
            <text:p>Hidroxicina oral y bromuro de ipratropio (aerosol nasal).</text:p>
          </table:table-cell>
          <table:table-cell office:value-type="string" calcext:value-type="string">
            <text:p>Bilastina oral y mometasona (aerosol nasal).</text:p>
          </table:table-cell>
          <table:table-cell office:value-type="string" calcext:value-type="string">
            <text:p>Dexclorfeniramina oral y cromoglicato tópico nasal.</text:p>
          </table:table-cell>
          <table:table-cell office:value-type="string" calcext:value-type="string">
            <text:p>Ketotifeno oral y oximetazolina tópica nasal.</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49" calcext:value-type="float">
            <text:p>49</text:p>
          </table:table-cell>
          <table:table-cell office:value-type="float" office:value="11458" calcext:value-type="float">
            <text:p>11458</text:p>
          </table:table-cell>
          <table:table-cell office:value-type="float" office:value="300348" calcext:value-type="float">
            <text:p>300348</text:p>
          </table:table-cell>
          <table:table-cell office:value-type="string" calcext:value-type="string">
            <text:p>FALSE</text:p>
          </table:table-cell>
          <table:table-cell office:value-type="string" calcext:value-type="string">
            <text:p>Hombre de 60 años en tratamiento con carbamazepina por padecer epilepsia y que presenta fiebre (38,8°C), odinofagia, conjuntivitis, lesiones cutáneas parduzcas extendidas en una gran parte de la superficie corporal, de aspecto similar a una diana y que se acompañan de desprendimiento epidérmico (superior al 30 %) al menor roce. Es muy probable que esté presentando un cuadro clínico de:</text:p>
          </table:table-cell>
          <table:table-cell office:value-type="string" calcext:value-type="string">
            <text:p>El complejo Síndrome de Stevens-Johnson (SSJ) / Necrosis epidérmica tóxica (NET) es un cuadro tóxico producido por fármacos donde la clínica es similar pero varía la superficie corporal afectada. Comienza con un cuadro prodrómico pseudogripal (fiebre), tras el que aparece un exantema maculo papular eritematoso y edematoso rápidamente confluente y extenso con formación de vesículas y ampollas flácidas, que se rompen y dejan amplias superficies denudadas (despegamiento de amplias áreas de la piel). Además hay afectación de varias mucosas: erosiones en boca, genitales, faringe, conjuntiva ocular, laringe… El signo de Nikolski es positivo. Como la afectación cutánea es de &gt; 30% se trata de una necrosis tóxica epidérmica (respuesta 4 correcta) o síndrome de Lyell. Si el despegamiento epidérmico fuese &lt; 10% entonces estaríamos ante un Stevens-Johnson (respuesta 3 incorrecta). En los casos intermedios (10-30%) se habla de overlap, puesto que es todo un espectro. La lesión elemental de la urticaria son los habones o ronchas, que no nos describen (respuesta 1 incorrecta). En el eritema exudativo minor secundario a fármacos hay lesiones en diana como las que nos describen, pero de distribución acral, pero sin afectación del estado general y sin despegamientos epidérmicos (respuesta 2 incorrecta).</text:p>
          </table:table-cell>
          <table:table-cell/>
          <table:table-cell office:value-type="string" calcext:value-type="string">
            <text:p>DERMATOLOGÍA</text:p>
          </table:table-cell>
          <table:table-cell office:value-type="string" calcext:value-type="string">
            <text:p>Normal</text:p>
          </table:table-cell>
          <table:table-cell office:value-type="float" office:value="0.42" calcext:value-type="float">
            <text:p>0,42</text:p>
          </table:table-cell>
          <table:table-cell/>
          <table:table-cell office:value-type="string" calcext:value-type="string">
            <text:p>Urticaria aguda de causa farmacológica.</text:p>
          </table:table-cell>
          <table:table-cell office:value-type="string" calcext:value-type="string">
            <text:p>Eritema exudativo minor secundario a fármacos.</text:p>
          </table:table-cell>
          <table:table-cell office:value-type="string" calcext:value-type="string">
            <text:p>Síndrome de Stevens-Johnson farmacológico.</text:p>
          </table:table-cell>
          <table:table-cell office:value-type="string" calcext:value-type="string">
            <text:p>Necrolisis tóxica epidérmica.</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61" calcext:value-type="float">
            <text:p>61</text:p>
          </table:table-cell>
          <table:table-cell office:value-type="float" office:value="11470" calcext:value-type="float">
            <text:p>11470</text:p>
          </table:table-cell>
          <table:table-cell office:value-type="float" office:value="300360" calcext:value-type="float">
            <text:p>300360</text:p>
          </table:table-cell>
          <table:table-cell office:value-type="string" calcext:value-type="string">
            <text:p>FALSE</text:p>
          </table:table-cell>
          <table:table-cell office:value-type="string" calcext:value-type="string">
            <text:p>¿Cuál sería el manejo de una paciente de 31 años, nuligesta y asintomática, a la que diagnosticamos en una ecografía rutinaria una lesión compatible con un endometrioma ovárico derecho de 4 cm?:</text:p>
          </table:table-cell>
          <table:table-cell office:value-type="string" calcext:value-type="string">
            <text:p>La endometriosis es una patología ginecológica crónica de causa desconocida caracterizada por la presencia de tejido endometrial funcionalmente activo fuera de la cavidad uterina. El diagnóstico de la enfermedad y su estadificación son fundamentales para poder realizar una correcta toma de decisiones respecto al tratamiento a realizar. Actualmente, no se requiere estudio histopatológico y/o visión directa de los implantes para iniciar tratamiento (respuesta 2 incorrecta). Para decidir el tipo de tratamiento médico, quirúrgico o combinado y el seguimiento a realizar en las pacientes con endometriosis es fundamental realizar una correcta estadificación de la enfermedad y sobre todo diagnosticara las pacientes con endometriosis profunda (respuesta 1 correcta). Se recomienda la realización de ecografía vaginal de primera intención, pudiendo complementarla con RMN si se sospecha endometriosis profunda (severidad de los síntomas, presencia de síntomas guía de afectación de otros órganos pélvicos, presencia de endometriomas ováricos bilaterales adheridos entre sí y a la cara posterior uterina). El tratamiento médico y/o quirúrgico debe individualizarse, teniendo en cuenta tanto las manifestaciones clínicas como los efectos secundarios del tratamiento, la edad, la extensión y localización de la enfermedad. Los análogos de la GnRH se consideran una segunda línea de tratamiento en los casos resistentes a los tratamientos médicos expuestos con anterioridad (respuesta 4 incorrecta). La cirugía estaría indicada en la endometriosis ante infertilidad y dolor (respuesta 3 incorrecta). Hoy en día se recomienda la quistectomía laparoscópica en pacientes infértiles con endometriomas &gt;4 cm ya que se ha visto que mejora la fertilidad, prefiriéndose las técnicas de reproducción asistida directamente en pacientes con endometriosis mínima, profunda o mayores de 35 años. Con respecto al dolor, se recomienda valorar individualizadamente cada caso. Endometrioma (Ecogenicidad media, homogenea, con paredes gruesas)</text:p>
          </table:table-cell>
          <table:table-cell/>
          <table:table-cell office:value-type="string" calcext:value-type="string">
            <text:p>GINECOLOGÍA</text:p>
          </table:table-cell>
          <table:table-cell office:value-type="string" calcext:value-type="string">
            <text:p>Difícil</text:p>
          </table:table-cell>
          <table:table-cell office:value-type="float" office:value="0.33" calcext:value-type="float">
            <text:p>0,33</text:p>
          </table:table-cell>
          <table:table-cell/>
          <table:table-cell office:value-type="string" calcext:value-type="string">
            <text:p>Exploración ginecológica y estudio ecográfico reglado para despistaje de endometriosis profunda.</text:p>
          </table:table-cell>
          <table:table-cell office:value-type="string" calcext:value-type="string">
            <text:p>Laparoscopia diagnóstico-terapéutica para diagnóstico de confirmación y de extensión de enfermedad.</text:p>
          </table:table-cell>
          <table:table-cell office:value-type="string" calcext:value-type="string">
            <text:p>Quistectomía derecha laparoscópica.</text:p>
          </table:table-cell>
          <table:table-cell office:value-type="string" calcext:value-type="string">
            <text:p>Inicio de tratamiento con análogos de la hormona liberadora de gonadotropina (GnRH) para evitar la progresión de la enfermedad.</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64" calcext:value-type="float">
            <text:p>64</text:p>
          </table:table-cell>
          <table:table-cell office:value-type="float" office:value="11473" calcext:value-type="float">
            <text:p>11473</text:p>
          </table:table-cell>
          <table:table-cell office:value-type="float" office:value="300363" calcext:value-type="float">
            <text:p>300363</text:p>
          </table:table-cell>
          <table:table-cell office:value-type="string" calcext:value-type="string">
            <text:p>FALSE</text:p>
          </table:table-cell>
          <table:table-cell office:value-type="string" calcext:value-type="string">
            <text:p>Mujer de 65 años sin comorbilidades, operada de cirugía conservadora de mama izquierda con biopsia selectiva del ganglio centinela. La anatomía patológica de la pieza muestra un carcinoma ductal infiltrante grado III de 11 mm, dos ganglios centinelas negativos, receptores de estrógenos: 0%, receptores de progesterona: 0%, Ki 67: 70%, HER2: negativo. El estudio de extensión es negativo. El tratamiento adyuvante sería:</text:p>
          </table:table-cell>
          <table:table-cell office:value-type="string" calcext:value-type="string">
            <text:p>Nos presentan a una paciente postmenopáusica operada de un cáncer ductal infiltrante de mama de 1.1 cm con ganglios axilares negativos. El perfil tumoral es de triple negativo (receptores hormonales negativos, Ki67 70%, Her2negativo). Debido a la cirugía conservadora ha de recibir una radioterapia adyuvante en la mama. Dado que no tiene receptores hormonales no va a responder a la antihormonoterapia con tamoxifeno o inhibidores de la aromatasa (respuesta 2 y 4 incorrecta). Dado que no es Her2 positivo no va a responder al trastuzumab (respuesta 1incorrecta). Dado que es un tumor triple negativo ha de recibir como tratamiento adyuvante únicamente una quimioterapia basada en antraciclinas y taxanos (además de la radioterapia previamente mencionada) (respuesta 3 correcta).</text:p>
          </table:table-cell>
          <table:table-cell/>
          <table:table-cell office:value-type="string" calcext:value-type="string">
            <text:p>GINECOLOG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Quimioterapia basada en antraciclinas y taxanos, radioterapia y trastuzumab.</text:p>
          </table:table-cell>
          <table:table-cell office:value-type="string" calcext:value-type="string">
            <text:p>Quimioterapia basada en antraciclinas y taxanos, radioterapia y tamoxifeno.</text:p>
          </table:table-cell>
          <table:table-cell office:value-type="string" calcext:value-type="string">
            <text:p>Quimioterapia basada en antraciclinas y taxanos, y radioterapia.</text:p>
          </table:table-cell>
          <table:table-cell office:value-type="string" calcext:value-type="string">
            <text:p>Quimioterapia basada en antraciclinas y taxanos, radioterapia e inhibidores de la aromatasa, dado que es postmenopáusica.</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65" calcext:value-type="float">
            <text:p>65</text:p>
          </table:table-cell>
          <table:table-cell office:value-type="float" office:value="11474" calcext:value-type="float">
            <text:p>11474</text:p>
          </table:table-cell>
          <table:table-cell office:value-type="float" office:value="300364" calcext:value-type="float">
            <text:p>300364</text:p>
          </table:table-cell>
          <table:table-cell office:value-type="string" calcext:value-type="string">
            <text:p>FALSE</text:p>
          </table:table-cell>
          <table:table-cell office:value-type="string" calcext:value-type="string">
            <text:p>Mujer de 30 años que acude a su consulta porque se nota un bulto en la mama derecha de reciente aparición. Su abuela tuvo cáncer de mama. A la exploración se palpa en cuadrante súpero-externo un nódulo de 2,5 cm de bordes regulares. No tiene ninguna prueba de imagen previa. Señale la respuesta correcta:</text:p>
          </table:table-cell>
          <table:table-cell office:value-type="string" calcext:value-type="string">
            <text:p>Nos presentan a una paciente de 30 años que acude por un nódulo de 2,5cm y bordes regulares. La sospecha clínica sería de lesión benigna. La prueba de imagen a realizar depende de la edad de la paciente, sospecha clínica y tiempo transcurrido desde la última exploración. En pacientes &lt; 35 años de edad se recomienda empezar el estudio mamario por ecografía, añadiendo la mamografía si hay criterios de malignidad (respuesta 1 correcta, respuesta 2 incorrecta). La RMN se reserva a pacientes portadoras de BRCA, prótesis mamaria, antecedente de neoadyuvancia o cirugía conservadora (respuesta 3 incorrecta). Ante una lesión palpable de reciente aparición y al no tener ninguna prueba de imagen previa se recomienda realizar un estudio ecográfico y no un control en 6-12 meses (respuesta 4 incorrecta). Ecografía de fibroadenoma mamario</text:p>
          </table:table-cell>
          <table:table-cell/>
          <table:table-cell office:value-type="string" calcext:value-type="string">
            <text:p>GINECOLOGÍ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Solicita una ecografía mamaria dada la edad de la paciente.</text:p>
          </table:table-cell>
          <table:table-cell office:value-type="string" calcext:value-type="string">
            <text:p>Solicita una mamografía porque es la prueba diagnóstica “patrón oro".</text:p>
          </table:table-cell>
          <table:table-cell office:value-type="string" calcext:value-type="string">
            <text:p>Solicita una resonancia magnética dada la edad de la paciente y el antecedente familiar.</text:p>
          </table:table-cell>
          <table:table-cell office:value-type="string" calcext:value-type="string">
            <text:p>Le explica que, al tener 30 años, probablemente sea un quiste y optará por un control clínico en 6-12 meses. Si persiste, entonces solicitará una prueba de imagen.</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66" calcext:value-type="float">
            <text:p>66</text:p>
          </table:table-cell>
          <table:table-cell office:value-type="float" office:value="11475" calcext:value-type="float">
            <text:p>11475</text:p>
          </table:table-cell>
          <table:table-cell office:value-type="float" office:value="300365" calcext:value-type="float">
            <text:p>300365</text:p>
          </table:table-cell>
          <table:table-cell office:value-type="string" calcext:value-type="string">
            <text:p>FALSE</text:p>
          </table:table-cell>
          <table:table-cell office:value-type="string" calcext:value-type="string">
            <text:p>Primigesta de 40+2 semanas que acude a urgencias con amniorrea manifiesta y dinámica regular. El seguimiento en el embarazo ha sido normal y posee una determinación vagino-rectal positiva para el estreptococo del grupo B. A la exploración obstétrica presenta un cérvix con 5 cm de dilatación, borrado un 80 % y centrado, con un feto único en presentación cefálica. ¿Cuál sería la actitud a seguir con esta paciente?:</text:p>
          </table:table-cell>
          <table:table-cell office:value-type="string" calcext:value-type="string">
            <text:p>Nos presentan a una gestante a término que acude con trabajo de parto y rotura de membranas. Destaca un cultivo vagino-rectal positivo para el estreptococo del grupo B. A la exploración se encuentra en dilatación activa (5cm de dilatación). Todas las mujeres identificadas por cultivo como portadoras vaginales o rectales de EGB en un cultivo al final del embarazo han de recibir profilaxis antibiótica (respuesta 1 y 3 incorrecta). La profilaxis se debe iniciar desde el momento del ingreso y la administración de antibióticos por vía oral no es adecuada (respuesta 4 correcta y 2 incorrecta). La profilaxis para EGB comprende las siguientes pautas:  Penicilina IV, 5 millones UI (dosis inicial), seguida de 2,5- 3millones UI IV cada 4 horas hasta el final del parto o  Ampicilina 2 g IV iniciales, seguida de 1 g cada 4 horas hasta elfinal del parto.</text:p>
          </table:table-cell>
          <table:table-cell/>
          <table:table-cell office:value-type="string" calcext:value-type="string">
            <text:p>GINECOLOGÍA</text:p>
          </table:table-cell>
          <table:table-cell office:value-type="string" calcext:value-type="string">
            <text:p>Fácil</text:p>
          </table:table-cell>
          <table:table-cell office:value-type="float" office:value="0.97" calcext:value-type="float">
            <text:p>0,97</text:p>
          </table:table-cell>
          <table:table-cell/>
          <table:table-cell office:value-type="string" calcext:value-type="string">
            <text:p>Ingreso hospitalario en planta de obstetricia y observación.</text:p>
          </table:table-cell>
          <table:table-cell office:value-type="string" calcext:value-type="string">
            <text:p>Regreso a domicilio y profilaxis antibiótica con penicilina en periodo expulsivo.</text:p>
          </table:table-cell>
          <table:table-cell office:value-type="string" calcext:value-type="string">
            <text:p>Valoración en consultas externas de obstetricia para realización de ecografía obstétrica y Doppler fetal.</text:p>
          </table:table-cell>
          <table:table-cell office:value-type="string" calcext:value-type="string">
            <text:p>Ingreso hospitalario en sala de dilatación y profilaxis antibiótica con penicilina.</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67" calcext:value-type="float">
            <text:p>67</text:p>
          </table:table-cell>
          <table:table-cell office:value-type="float" office:value="11476" calcext:value-type="float">
            <text:p>11476</text:p>
          </table:table-cell>
          <table:table-cell office:value-type="float" office:value="300366" calcext:value-type="float">
            <text:p>300366</text:p>
          </table:table-cell>
          <table:table-cell office:value-type="string" calcext:value-type="string">
            <text:p>FALSE</text:p>
          </table:table-cell>
          <table:table-cell office:value-type="string" calcext:value-type="string">
            <text:p>Una mujer de 34 años diagnosticada de síndrome de ovarios poliquísticos presenta esterilidad primaria de 2 años de evolución y ha sido tratada sin éxito durante 6 meses con citrato de clomifeno (100 mg/día durante 5 días). No asocia otras causas de esterilidad. ¿Cuál sería el tratamiento más adecuado en este momento?:</text:p>
          </table:table-cell>
          <table:table-cell office:value-type="string" calcext:value-type="string">
            <text:p>Nos presentan un caso clínico de una paciente de 34 años con síndrome de ovarios poliquísticos y esterilidad de 2 años de evolución. No posee ninguna otra causa de esterilidad asociada (de ahí deducimos que posee una reserva ovárica adecuada, trompas permeables y que seminograma de la pareja es normal). La paciente ha sido tratada con inductores de la ovulación sin éxito durante 6 meses. La siguiente técnica de reproducción asistida que podríamos emplear es la inseminación artificial bajo estimulación con gonadotropinas (respuesta 1 correcta), ya que se trata de una paciente joven (&lt; 35 años) en la que no existen otros factores de esterilidad. Si existieran factores de esterilidad (factor masculino moderado o severo, bloqueo tubárico bilateral) o la paciente tuviera más de 38 años o hubieran fallado 6 inseminaciones podríamos emplear la FIV (respuesta 4 incorrecta). La metformina se puede asociar en pacientes obesas, pero dada la ausencia de éxito con el citrato de clomifeno a dosis adecuadas (respuesta 2 incorrecta) 6 meses de tratamiento, independientemente de que esto sea debido a anovulación o falta de embarazo, no tiene sentido iniciar una terapia con metformina, la cual adicionalmente no se administra nunca sola como nos la plantean aquí (sí asociada a citrato de clomifeno) (respuesta 4 incorrecta).</text:p>
          </table:table-cell>
          <table:table-cell/>
          <table:table-cell office:value-type="string" calcext:value-type="string">
            <text:p>GINECOLOGÍA</text:p>
          </table:table-cell>
          <table:table-cell office:value-type="string" calcext:value-type="string">
            <text:p>Difícil</text:p>
          </table:table-cell>
          <table:table-cell office:value-type="float" office:value="0.06" calcext:value-type="float">
            <text:p>0,06</text:p>
          </table:table-cell>
          <table:table-cell/>
          <table:table-cell office:value-type="string" calcext:value-type="string">
            <text:p>Inseminación artificial y FSH (hormona foliculoestimulante).</text:p>
          </table:table-cell>
          <table:table-cell office:value-type="string" calcext:value-type="string">
            <text:p>Aumentar la dosis de citrato de clomifeno a 200 mg/día 5 días, durante 6 meses más.</text:p>
          </table:table-cell>
          <table:table-cell office:value-type="string" calcext:value-type="string">
            <text:p>Fecundación in vitro (FIV).</text:p>
          </table:table-cell>
          <table:table-cell office:value-type="string" calcext:value-type="string">
            <text:p>Metformina.</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68" calcext:value-type="float">
            <text:p>68</text:p>
          </table:table-cell>
          <table:table-cell office:value-type="float" office:value="11477" calcext:value-type="float">
            <text:p>11477</text:p>
          </table:table-cell>
          <table:table-cell office:value-type="float" office:value="300367" calcext:value-type="float">
            <text:p>300367</text:p>
          </table:table-cell>
          <table:table-cell office:value-type="string" calcext:value-type="string">
            <text:p>FALSE</text:p>
          </table:table-cell>
          <table:table-cell office:value-type="string" calcext:value-type="string">
            <text:p>¿Qué consejo genético y reproductivo indicaría a una mujer de 30 años que consulta por ser portadora de una premutación en el gen FMR1, responsable del síndrome del cromosoma X frágil, y que desea tener descendencia? Señale la respuesta correcta:</text:p>
          </table:table-cell>
          <table:table-cell office:value-type="string" calcext:value-type="string">
            <text:p>El síndrome del cromosoma X frágil o de Martin-Bell es la segunda causa genética de retraso mental (la primera es el síndrome de Down) y la forma más frecuente de retraso mental hereditario y suele ir asociada a trastornos conductuales y rasgos físicos característicos. Se trata de un trastorno dominante ligado al cromosoma X con penetrancia reducida en las mujeres y causado por el silenciamiento transcripcional del gen FMR1 debido a la expansión progresiva de repeticiones del trinucleótido (CGG). Estas mutaciones completas son originadas por alelos inestables llamados premutaciones. Las personas con una premutación (alrededor de 55 a 230 repeticiones) tienen escasos o ningún síntoma, pero pueden tener hijos con una premutación o con mutación completa (umbral de 230 repeticiones). En cada embarazo, las mujeres tienen una probabilidad del 50% de transmitir una premutación o una mutación completa a su descendencia (mujeres o varones) (respuestas 1 y 4 incorrectas). Cuantas más repeticiones tenga, más probable será que se transforme en una mutación completa en sus hijos y que se manifieste antes y de forma más grave, esto es lo que se denomina fenómeno de anticipación genética (respuesta 2 correcta). La FISH es una tecnología que utiliza sondas de DNA marcadas con un fluoróforo para detectar o confirmar anomalías génicas o cromosómicas que generalmente están más allá de la capacidad de resolución de la citogenética de rutina, las cuales pueden ser microdeleciones, aneuploidías o reorganizaciones. No permite diagnosticar enfermedades por expansión de tripletes en la secuencia de DNA como el síndrome de cromosoma X frágil (respuesta 3 incorrecta). Además, no está indicado realizar una selección de sexo porque afecta tanto a hombres como a mujeres, si bien con diferencias en las manifestaciones y en la incidencia (que es mayor en varones).</text:p>
          </table:table-cell>
          <table:table-cell/>
          <table:table-cell office:value-type="string" calcext:value-type="string">
            <text:p>GINECOLOGÍA</text:p>
          </table:table-cell>
          <table:table-cell office:value-type="string" calcext:value-type="string">
            <text:p>Difícil</text:p>
          </table:table-cell>
          <table:table-cell office:value-type="float" office:value="0.09" calcext:value-type="float">
            <text:p>0,09</text:p>
          </table:table-cell>
          <table:table-cell/>
          <table:table-cell office:value-type="string" calcext:value-type="string">
            <text:p>Todos sus hijos varones serán portadores y, por tanto, manifestarán la enfermedad.</text:p>
          </table:table-cell>
          <table:table-cell office:value-type="string" calcext:value-type="string">
            <text:p>Existe un fenómeno de anticipación genética, por lo que su descendencia presentará síntomas más graves y más precoces.</text:p>
          </table:table-cell>
          <table:table-cell office:value-type="string" calcext:value-type="string">
            <text:p>El diagnóstico genético preimplantacional para la selección de sexo de los embriones mediante hibridación in situ fluorescente (FISH) es la mejor opción para tener descendencia sana.</text:p>
          </table:table-cell>
          <table:table-cell office:value-type="string" calcext:value-type="string">
            <text:p>El 50% de sus hijas serán portadoras, pero no presentarán manifestaciones clínicas de la enfermedad.</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69" calcext:value-type="float">
            <text:p>69</text:p>
          </table:table-cell>
          <table:table-cell office:value-type="float" office:value="11478" calcext:value-type="float">
            <text:p>11478</text:p>
          </table:table-cell>
          <table:table-cell office:value-type="float" office:value="300368" calcext:value-type="float">
            <text:p>300368</text:p>
          </table:table-cell>
          <table:table-cell office:value-type="string" calcext:value-type="string">
            <text:p>FALSE</text:p>
          </table:table-cell>
          <table:table-cell office:value-type="string" calcext:value-type="string">
            <text:p>Varón miope de 83 años en tratamiento por diabetes e HTA. Lo llevan a consulta sus familiares porque desde hace unos días derrama el vaso de agua en la mesa y se ha dado varios golpes en la cabeza con los muebles de la cocina, aunque él no refiere ningún déficit visual. La presión intraocular es de 18 mmHg en ambos ojos y la agudeza visual es de 0,9 en ambos ojos. ¿Cuál sería la respuesta correcta?:</text:p>
          </table:table-cell>
          <table:table-cell office:value-type="string" calcext:value-type="string">
            <text:p>En nuestra opinión es una pregunta que debería anularse porque ninguna de las opciones corresponde con el enunciado de la pregunta: Si se tratase de un glaucoma normotensional con un campo visual muy dañado podría conservar una visión central de 0.9 y una PiO normal, como muestra la pregunta. Ahora bien, datos como "derramar un vaso de agua en la mesa " bajo nuestro parecer, no corresponde con problemas visuales correspondientes a una reducción del campo visual del paciente por lo que no consideramos cierta esta opción. Hablamos de ceguera cortical cuando hay una pérdida de visión en ambos ojos debido a una afectación bilateral de los lóbulos occipitales. Lo que llama la atención es el hecho de que algunos sujetos con ceguera cortical no son conscientes de la pérdida de visión, presentándose anosognosia, como comentan en la pregunta. Si bien estrictamente la ceguera cortical indicaría la completa ausencia de visión, lo cierto es que en su nueva denominación (discapacidad visual neurológica) se incluyen tanto ésta como otras situaciones en que existe una pérdida de visión parcial. Aunque se denomina ceguera, en algunos casos el sujeto es capaz de percibir alguna mínima estimulación, como la luz. Esto no es compatible con una visión de 0.9 como nos comentan en la pregunta. La opción 3, no podemos darla por válida porque "derramar un vaso de agua o darse golpes en la cabeza con los muebles en la cocina" no podemos considerarlo como normal, independientemente de la edad del paciente; y aún si lo consideramos como posible, deberíamos de descartar otras patologías haciendo distintos estudios oftalmológicos al paciente. Si bien es cierto que un supuesto desprendimiento de retina sin afectar el polo posterior podría justificar una pérdida de campo visual acompañada de golpes repetidos, no justificaría problemas a la hora de echar agua en un vaso y desde luego no podemos imaginarnos un desprendimiento bilateral simultáneo como opción válida en ningún caso.</text:p>
          </table:table-cell>
          <table:table-cell/>
          <table:table-cell office:value-type="string" calcext:value-type="string">
            <text:p>OFTALMOLOGÍA</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Se debe instaurar tratamiento con análogos de prostaglandinas en colirio, porque presenta un glaucoma normotensional con afectación del campo visual.</text:p>
          </table:table-cell>
          <table:table-cell office:value-type="string" calcext:value-type="string">
            <text:p>Puede tratarse de una ceguera cortical y se debe de realizar un campo visual para valorar una posible hemianopsia homónima con respeto macular.</text:p>
          </table:table-cell>
          <table:table-cell office:value-type="string" calcext:value-type="string">
            <text:p>Como no refiere problemas visuales, presenta una presión intraocular normal y una agudeza visual normal, se trata de despistes normales a su edad.</text:p>
          </table:table-cell>
          <table:table-cell office:value-type="string" calcext:value-type="string">
            <text:p>Presenta un desprendimiento de retina periférico secundario a su miopía que no ha llegado a afectar al polo posterior.</text:p>
          </table:table-cell>
          <table:table-cell/>
          <table:table-cell office:value-type="float" office:value="2" calcext:value-type="float">
            <text:p>2</text:p>
          </table:table-cell>
          <table:table-cell/>
          <table:table-cell office:value-type="string" calcext:value-type="string">
            <text:p>Erantzun guztiak direla okerrak dio, anulatu egin behar dela</text:p>
          </table:table-cell>
          <table:table-cell table:number-columns-repeated="14"/>
        </table:table-row>
        <table:table-row table:style-name="ro1">
          <table:table-cell office:value-type="float" office:value="2019" calcext:value-type="float">
            <text:p>2019</text:p>
          </table:table-cell>
          <table:table-cell office:value-type="float" office:value="70" calcext:value-type="float">
            <text:p>70</text:p>
          </table:table-cell>
          <table:table-cell office:value-type="float" office:value="11479" calcext:value-type="float">
            <text:p>11479</text:p>
          </table:table-cell>
          <table:table-cell office:value-type="float" office:value="300369" calcext:value-type="float">
            <text:p>300369</text:p>
          </table:table-cell>
          <table:table-cell office:value-type="string" calcext:value-type="string">
            <text:p>FALSE</text:p>
          </table:table-cell>
          <table:table-cell office:value-type="string" calcext:value-type="string">
            <text:p>Mujer de 67 años que consulta por presentar en su ojo izquierdo desde hace tres días, por la noche, unos destellos luminosos al mover la cabeza. Desde esta mañana nota una zona oscura que se desplaza con la mirada. La agudeza visual es de 1,0 en ambos ojos. ¿Cuál será la actitud correcta?:</text:p>
          </table:table-cell>
          <table:table-cell office:value-type="string" calcext:value-type="string">
            <text:p>La clínica que nos comentan es bastante característica de un desprendimiento de vítreo posterior agudo. Los fosfenos indican la existencia de tracción vítreorretiniana, pero no es patognomónico de esta entidad. El tratamiento no existe como tal, y por lo tanto no se trata con retinopexia neumática (se utiliza para tratar pequeños desprendimientos de retina cuando están localizados en la mitad superior del ojo (respuesta 2 incorrecta). Cuando tenemos la firme sospecha de la existencia de un desprendimiento posterior de vítreo, o en general cuando hay fosfenos, debemos realizar un exhaustivo estudio del fondo de ojo, y descartar patologías más graves como una rotura retiniana o hemorragia vítrea (respuesta 3 correcta). El Campo Visual en este caso no es una prueba diagnóstica (respuesta 1 incorrecta). Un glaucoma agudo produce dolor, con frecuencia acompañado de halos y visión borrosa. Además, el glaucoma agudo no provoca un escotoma móvil como nos comentan en la pregunta (respuesta 4 incorrecta).</text:p>
          </table:table-cell>
          <table:table-cell/>
          <table:table-cell office:value-type="string" calcext:value-type="string">
            <text:p>OFTALMOLOGÍA</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Se debe realizar un campo visual para confirmar la presencia de un desprendimiento de vítreo posterior, ya que esta es la única forma de diferenciar un desprendimiento de vítreo posterior de un desprendimiento de retina.</text:p>
          </table:table-cell>
          <table:table-cell office:value-type="string" calcext:value-type="string">
            <text:p>La presencia de fosfenos es un signo patognomónico del desprendimiento de vítreo posterior, que debe ser tratado con retinopexia neumática.</text:p>
          </table:table-cell>
          <table:table-cell office:value-type="string" calcext:value-type="string">
            <text:p>La aparición de fosfenos seguida de una mancha oscura que se desplaza con la mirada es sugestiva de un desprendimiento de vítreo posterior, aunque se debe realizar una exploración de fondo de ojo para descartar una rotura retiniana o hemorragia vítrea.</text:p>
          </table:table-cell>
          <table:table-cell office:value-type="string" calcext:value-type="string">
            <text:p>Se debe instaurar un tratamiento hipotensor ocular, ya que ha sufrido un glaucoma agudo que le provocaron los destellos y hoy están apareciendo las alteraciones en el campo visual secundarias a la lesión del nervio.</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71" calcext:value-type="float">
            <text:p>71</text:p>
          </table:table-cell>
          <table:table-cell office:value-type="float" office:value="11480" calcext:value-type="float">
            <text:p>11480</text:p>
          </table:table-cell>
          <table:table-cell office:value-type="float" office:value="300370" calcext:value-type="float">
            <text:p>300370</text:p>
          </table:table-cell>
          <table:table-cell office:value-type="string" calcext:value-type="string">
            <text:p>FALSE</text:p>
          </table:table-cell>
          <table:table-cell office:value-type="string" calcext:value-type="string">
            <text:p>Paciente de 40 años, con exploración física normal, en el que se ha puesto en evidencia en la tomografía computarizada una masa mediastínica y un nódulo hepático, y en la analítica una elevación sérica de lácticodeshidrogenasa (LDH), betagonadotropina coriónica humana (beta-GCH) y alfafetoproteína. ¿Cuál es su sospecha diagnóstica?:</text:p>
          </table:table-cell>
          <table:table-cell office:value-type="string" calcext:value-type="string">
            <text:p>Ante un paciente joven, &lt; 50 años, con una masa en testículo, línea media o mediastino y especialmente con afectación de órganos sólidos (pulmón o hígado) sospecharemos un tumor germinal (respuestas 1 y 3 incorrectas). La elevación de alfafetoproteína (AFP) descarta seminoma y confirma cáncer de células germinales no seminomatoso y en este caso es extragonadal (mediastínico) y metastásico (nódulo hepático) (respuesta 2 incorrecta y 4 correcta). Marcadores Cáncer CEA Adenocarcinoma colon (4MIR). También de estómago, páncreas, mama, ovario, pulmón Ca 125 Ovario (MIR) CA 19.9 Páncreas (MIR) Ca 15.3 Mama PSA Próstata (5MIR) alfa- FP Hígado, germinal no seminoma (6MIR) y ovárico del seno endodérmico (4MIR) beta- HCG Coriocarcinoma (3MIR), mola (6MIR) Calcitonina Medular de tiroides (3MIR) Catecolamina Feocromocitoma (MIR) Cromogranina, Indoles orina 24h Neuroendocrino intestinal, páncreas o pulmonar Cortisol orina 24h Carcinoma adrenocortical (MIR)</text:p>
          </table:table-cell>
          <table:table-cell/>
          <table:table-cell office:value-type="string" calcext:value-type="string">
            <text:p>ONC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Hepatocarcinoma metastásico.</text:p>
          </table:table-cell>
          <table:table-cell office:value-type="string" calcext:value-type="string">
            <text:p>Seminoma extragonadal metastásico.</text:p>
          </table:table-cell>
          <table:table-cell office:value-type="string" calcext:value-type="string">
            <text:p>Linfoma mediastínico.</text:p>
          </table:table-cell>
          <table:table-cell office:value-type="string" calcext:value-type="string">
            <text:p>Cáncer de células germinales no seminomatoso extragonadal metastásico.</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74" calcext:value-type="float">
            <text:p>74</text:p>
          </table:table-cell>
          <table:table-cell office:value-type="float" office:value="11483" calcext:value-type="float">
            <text:p>11483</text:p>
          </table:table-cell>
          <table:table-cell office:value-type="float" office:value="300373" calcext:value-type="float">
            <text:p>300373</text:p>
          </table:table-cell>
          <table:table-cell office:value-type="string" calcext:value-type="string">
            <text:p>FALSE</text:p>
          </table:table-cell>
          <table:table-cell office:value-type="string" calcext:value-type="string">
            <text:p>Hombre de 27 años, sano, que consulta por presentar dolor intenso en oído derecho que empeora con la presión sobre el trago, secreción purulenta, sensación de taponamiento, prurito y cierto grado de hipoacusia de varias horas de evolución. En la exploración otoscópica se comprueba la presencia de otorrea y signos inflamatorios importantes en el conducto auditivo externo. ¿Cuál es el diagnóstico más probable?:</text:p>
          </table:table-cell>
          <table:table-cell office:value-type="string" calcext:value-type="string">
            <text:p>El signo clínico que distingue una otitis externa de una otitis media aguda es que la otitis externa tiene signo del trago positivo (dolor al presionar el trago) (respuesta 2 correcta; respuesta 4 incorrecta). Tratamiento de la otitis externa aguda mediante ciprofloxacino tópico La otitis seromucosa, también llamada otitis serosa o secretoria, consiste en acúmulo en el oído medio de secreción mucosa o serosa (“líquido o moco en la caja del tímpano”). Suele manifestarse como taponamiento ótico e hipoacusia, generalmente tras sufrir un catarro de vías altas, pero sin dolor (respuesta 1 incorrecta). En un adulto con otitis seromucosa siempre hay que descartar una neoplasia de cavum, aunque el signo más frecuente de neoplasia de cavum no es la otitis serosa sino una masa cervical (una metástasis ganglionar). La otitis externa maligna, es llamada así, no porque sea neoplásica, sino por su alta tasa de letalidad. Es una forma de otitis externa difusa que afecta a la base del cráneo y que generalmente aparece en pacientes ancianos, diabéticos mal controlados o inmunodeprimidos. En el enunciado de la pregunta se refieren a un paciente de 27 años, sano (respuesta 3 incorrecta) y no hay signos compatibles con una extensión de la infección fuera de los límites del conducto auditivo externo.</text:p>
          </table:table-cell>
          <table:table-cell/>
          <table:table-cell office:value-type="string" calcext:value-type="string">
            <text:p>OTORRINOLARINGOLOGÍA</text:p>
          </table:table-cell>
          <table:table-cell office:value-type="string" calcext:value-type="string">
            <text:p>Normal</text:p>
          </table:table-cell>
          <table:table-cell office:value-type="float" office:value="0.68" calcext:value-type="float">
            <text:p>0,68</text:p>
          </table:table-cell>
          <table:table-cell/>
          <table:table-cell office:value-type="string" calcext:value-type="string">
            <text:p>Otitis media seromucosa.</text:p>
          </table:table-cell>
          <table:table-cell office:value-type="string" calcext:value-type="string">
            <text:p>Otitis externa difusa.</text:p>
          </table:table-cell>
          <table:table-cell office:value-type="string" calcext:value-type="string">
            <text:p>Otitis externa maligna.</text:p>
          </table:table-cell>
          <table:table-cell office:value-type="string" calcext:value-type="string">
            <text:p>Otitis media aguda perforada.</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76" calcext:value-type="float">
            <text:p>76</text:p>
          </table:table-cell>
          <table:table-cell office:value-type="float" office:value="11485" calcext:value-type="float">
            <text:p>11485</text:p>
          </table:table-cell>
          <table:table-cell office:value-type="float" office:value="300375" calcext:value-type="float">
            <text:p>300375</text:p>
          </table:table-cell>
          <table:table-cell office:value-type="string" calcext:value-type="string">
            <text:p>FALSE</text:p>
          </table:table-cell>
          <table:table-cell office:value-type="string" calcext:value-type="string">
            <text:p>Niño de 5 años diagnosticado de insuficiencia renal crónica. Acude a urgencias por vómitos, malestar general y palpitaciones. Se realiza un electrocardiograma donde destaca elevación de ondas T y analítica sanguínea con niveles de potasio de 5,9 mEq/L. Se decide la administración inmediata de gluconato cálcico. ¿Cuál es el objetivo de este tratamiento?:</text:p>
          </table:table-cell>
          <table:table-cell office:value-type="string" calcext:value-type="string">
            <text:p>Se presenta caso clínico de un niño con insuficiencia renal crónica, en la que una de las principales complicaciones es la alteración de la regulación iónica a largo plazo que se produce. En este caso, se presenta alteración en la repolarización miocárdica por hiperpotasemia. La hiperpotasemia se define cuando los Niveles plasmáticos superen 5,5 mEq/L. El tratamiento de dicha alteración es urgente y se basa fundamentalmente en: - Dilución del espacio extracelular mediante la expansión de suero salino fisiológico. - Estabilización de la membrana celular del miocardio (cloruro cálcico, gluconato cálcico 10%). Protege el miocardio pero no produce disminución de las cifras plasmáticas de K+ (respuesta 4 correcta). - Promover la entrada de potasio al espacio intracelular: Insulina + glucosa (respuesta1 incorrecta). - Bicarbonato (para corregir la acidosis). - Administración de diuréticos del asa (furosemida), si no existe insuficiencia renal (respuesta 3 incorrecta). - Resinas de intercambio iónico por vía digestiva (respuesta 2 incorrecta). - Diálisis o hemofiltración.</text:p>
          </table:table-cell>
          <table:table-cell/>
          <table:table-cell office:value-type="string" calcext:value-type="string">
            <text:p>PEDIATRÍA</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Favorecer el desplazamiento de potasio desde el espacio plasmático al espacio intracelular.</text:p>
          </table:table-cell>
          <table:table-cell office:value-type="string" calcext:value-type="string">
            <text:p>Quelar el potasio circulante para favorecer su eliminación hepática.</text:p>
          </table:table-cell>
          <table:table-cell office:value-type="string" calcext:value-type="string">
            <text:p>Quelar el potasio circulante para favorecer su eliminación renal.</text:p>
          </table:table-cell>
          <table:table-cell office:value-type="string" calcext:value-type="string">
            <text:p>Antagonizar la acción del potasio sobre la membrana de la célula miocárdica.</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77" calcext:value-type="float">
            <text:p>77</text:p>
          </table:table-cell>
          <table:table-cell office:value-type="float" office:value="11486" calcext:value-type="float">
            <text:p>11486</text:p>
          </table:table-cell>
          <table:table-cell office:value-type="float" office:value="300376" calcext:value-type="float">
            <text:p>300376</text:p>
          </table:table-cell>
          <table:table-cell office:value-type="string" calcext:value-type="string">
            <text:p>FALSE</text:p>
          </table:table-cell>
          <table:table-cell office:value-type="string" calcext:value-type="string">
            <text:p>Lactante de 6 meses que acude a urgencias por dificultad respiratoria. Exploración: temperatura axilar 37,2°C, frecuencia respiratoria 40 rpm, frecuencia cardíaca 160 lpm, tensión arterial 90/45 mmHg, SatO2 95 % con aire ambiente. Muestra dificultad respiratoria moderada con retracción intercostal y subcostal. Auscultación pulmonar: roncus espiratorios diseminados, espiración alargada y ligera disminución en la entrada de aire en ambos campos pulmonares. Auscultación cardiaca: sin soplos. Se decide mantener al paciente en observación en el hospital durante unas horas. ¿Qué actitud considera más adecuada en este momento respecto a las pruebas complementarias?:</text:p>
          </table:table-cell>
          <table:table-cell office:value-type="string" calcext:value-type="string">
            <text:p>El caso que se presenta es el típico caso de bronquiolitis aguda en un lactante menor de 2 años con disnea, dificultad respiratoria con alargamiento de la espiración y sibilancias. El diagnóstico de la bronquiolitis es fundamentalmente clínico, basado en la anamnesis y en la exploración física. Las pruebas complementarias no suelen ser necesarias salvo en situaciones muy concretas. Ante un niño con bronquiolitis se debe establecer inicialmente la gravedad del cuadro clínico utilizando un score o escala lo más objetiva posible, que incluya parámetros clínicos, frecuencia respiratoria, frecuencia cardiaca y determinación de la saturación transcutánea de oxígeno (respuesta 4 correcta) - Gasometría capilar: No se recomienda realizar de forma rutinaria una gasometría en los niños con bronquiolitis. Habría que considerarla en la valoración de los pacientes con dificultad respiratoria grave, que puedan estar iniciando fallo respiratorio (respuesta 1 incorrecta) - La radiografía de tórax en la bronquiolitis leve suele ser normal o mostrar signos de atrapamiento aéreo, atelectasias laminares, segmentarias e incluso lobares en las formas más evolucionadas. Sin embargo, no existe una adecuada correlación entre los hallazgos radiológicos y la gravedad de la enfermedad, por lo que no se recomienda su uso de forma rutinaria. - Únicamente estaría indicada en los niños con afectación grave, mala evolución o si existen dudas diagnósticas (respuesta 2 incorrecta) - Hemograma, proteína C reactiva, procalcitonina y/o hemocultivo: No se recomienda realizar analítica sanguínea en el paciente con una bronquiolitis aguda típica, ya que sus resultados son inespecíficos y no modifican la actitud terapéutica (respuesta 3 incorrecta)</text:p>
          </table:table-cell>
          <table:table-cell/>
          <table:table-cell office:value-type="string" calcext:value-type="string">
            <text:p>PEDIATRÍA</text:p>
          </table:table-cell>
          <table:table-cell office:value-type="string" calcext:value-type="string">
            <text:p>Difícil</text:p>
          </table:table-cell>
          <table:table-cell office:value-type="float" office:value="0.15" calcext:value-type="float">
            <text:p>0,15</text:p>
          </table:table-cell>
          <table:table-cell/>
          <table:table-cell office:value-type="string" calcext:value-type="string">
            <text:p>Solicitar gasometría venosa, recuento leucocitario y reactantes de fase aguda.</text:p>
          </table:table-cell>
          <table:table-cell office:value-type="string" calcext:value-type="string">
            <text:p>Solicitar radiografía de tórax.</text:p>
          </table:table-cell>
          <table:table-cell office:value-type="string" calcext:value-type="string">
            <text:p>Solicitar gasometría arterial y reactantes de fase aguda.</text:p>
          </table:table-cell>
          <table:table-cell office:value-type="string" calcext:value-type="string">
            <text:p>No solicitar pruebas complementarias.</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80" calcext:value-type="float">
            <text:p>80</text:p>
          </table:table-cell>
          <table:table-cell office:value-type="float" office:value="11489" calcext:value-type="float">
            <text:p>11489</text:p>
          </table:table-cell>
          <table:table-cell office:value-type="float" office:value="300379" calcext:value-type="float">
            <text:p>300379</text:p>
          </table:table-cell>
          <table:table-cell office:value-type="string" calcext:value-type="string">
            <text:p>FALSE</text:p>
          </table:table-cell>
          <table:table-cell office:value-type="string" calcext:value-type="string">
            <text:p>Niño de 8 años que consulta por la aparición de vello púbico en la base del pene desde hace 12 meses. El testículo no ha aumentado de volumen y el pene no ha aumentado de tamaño. No se aprecia un aumento de la velocidad de crecimiento en el último año. La edad ósea es un año mayor que la cronológica. ¿Cuál sería el diagnóstico más probable?:</text:p>
          </table:table-cell>
          <table:table-cell office:value-type="string" calcext:value-type="string">
            <text:p>Se presenta caso de niño de 8 años que presenta como signo patológico fundamental la pubarquia precoz, pero que nos remarcan que el resto de parámetros indicadores de inicio de brote puberal son normales (edad ósea normal, velocidad de crecimiento normal y tamaño de pene y testes normales). La Pubarquia precoz aislada es la aparición de vello sexual púbico, sin otros signos de pubertad ni virilización, antes de los 8 años en las niñas y de 9 en los niños. La Adrenarquia precoz es la causa más frecuente de pubarquia precoz secundaria a la maduración precoz de la zona reticular adrenal. Evoluciona lentamente, la velocidad de crecimiento está moderadamente acelerada, la ecografía pelviana es prepuberal en las niñas y, en los niños, los testes son menores de 4 cc, la edad ósea (EO) y la dehidroepiandrosterona (DHEAs) son normales para el estadio de Tanner. La pubertad verdadera se inicia a una edad normal. (respuesta 3 correcta). Sin embargo, Se define como pubertad precoz (PP) a la aparición de caracteres sexuales secundarios a una edad no fisiológica (2,5 desviaciones estándar [DE] antes de la edad de referencia). En concreto, para población caucásica en países desarrollados, antes de los 8 años en niñas y antes de los 9 en niños. Existen diferentes formas clínicas que pueden enmarcarse en el diagnóstico de pubertad precoz y el abordaje diagnóstico y terapéutico es diferente en cada una de ellas. Sin embargo, no todas las formas clínicas sugestivas de PP son patológicas; existen variantes de la normalidad que pueden permanecer estables e incluso regresar con desarrollo puberal posterior normal. La PP central (PPC) se produce por activación prematura de la GnRH con desarrollo puberal precoz completo con todos los signos (respuesta 1 incorrecta) La PP periférica esta mediada por la secreción autónoma de esteroides sexuales a nivel suprarrenal o gonadal y conducen igualmente al desarrollo puberal isosexual completo (respuesta 2 incorrecta). EL tumor suprarrenal es otra causa de pubertad precoz periférica (respuesta 4 in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Pubertad precoz central.</text:p>
          </table:table-cell>
          <table:table-cell office:value-type="string" calcext:value-type="string">
            <text:p>Pubertad precoz periférica.</text:p>
          </table:table-cell>
          <table:table-cell office:value-type="string" calcext:value-type="string">
            <text:p>Adrenarquia precoz.</text:p>
          </table:table-cell>
          <table:table-cell office:value-type="string" calcext:value-type="string">
            <text:p>Tumor suprarrenal.</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85" calcext:value-type="float">
            <text:p>85</text:p>
          </table:table-cell>
          <table:table-cell office:value-type="float" office:value="11494" calcext:value-type="float">
            <text:p>11494</text:p>
          </table:table-cell>
          <table:table-cell office:value-type="float" office:value="300384" calcext:value-type="float">
            <text:p>300384</text:p>
          </table:table-cell>
          <table:table-cell office:value-type="string" calcext:value-type="string">
            <text:p>FALSE</text:p>
          </table:table-cell>
          <table:table-cell office:value-type="string" calcext:value-type="string">
            <text:p>Un paciente de 79 años es traído a urgencias a las 7 de la tarde desde una residencia, pero no disponemos del informe de derivación y por tanto desconocemos sus antecedentes. Está desorientado en tiempo y espacio. Tiene problemas para recordar información sencilla. En ocasiones se pone muy nervioso y agitado, porque ve personas amenazantes, incluso cuando se encuentra a solas. En otras ocasiones aparece somnoliento y desatento. El principal dato que apoya el diagnóstico de delirium frente al de demencia es:</text:p>
          </table:table-cell>
          <table:table-cell office:value-type="string" calcext:value-type="string">
            <text:p>Nos preguntan por lo más característico del delirium o síndrome confusional. El delirium es un cuadro de disfunción cerebral generalizado de causa orgánica y que aparece de manera aguda. Lo más característico del cuadro y lo que nos ayuda a distinguirlo de una demencia es la FLUCTUACIÓN del nivel de consciencia y de la atención (respuesta 4 correcta). Además de esta característica, al tratarse de una alteración cerebral global la clínica puede ser muy variada: Alucinaciones visuales, síntomas cognitivos, delirios, alteración de la memoria, agitación...etc; pero todos estos síntomas también podrían estar presentes en una demencia, por los que nos ayudan a la hora de diferenciar el delirium de la demencia (respuestas 1, 2 y 3 incorrectas).</text:p>
          </table:table-cell>
          <table:table-cell/>
          <table:table-cell office:value-type="string" calcext:value-type="string">
            <text:p>PSIQUIATRÍA</text:p>
          </table:table-cell>
          <table:table-cell office:value-type="string" calcext:value-type="string">
            <text:p>Fácil</text:p>
          </table:table-cell>
          <table:table-cell office:value-type="float" office:value="0.98" calcext:value-type="float">
            <text:p>0,98</text:p>
          </table:table-cell>
          <table:table-cell/>
          <table:table-cell office:value-type="string" calcext:value-type="string">
            <text:p>La presencia de alucinaciones visuales.</text:p>
          </table:table-cell>
          <table:table-cell office:value-type="string" calcext:value-type="string">
            <text:p>Los síntomas cognitivos.</text:p>
          </table:table-cell>
          <table:table-cell office:value-type="string" calcext:value-type="string">
            <text:p>La agitación psicomotriz.</text:p>
          </table:table-cell>
          <table:table-cell office:value-type="string" calcext:value-type="string">
            <text:p>La fluctuación del nivel de alerta.</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87" calcext:value-type="float">
            <text:p>87</text:p>
          </table:table-cell>
          <table:table-cell office:value-type="float" office:value="11496" calcext:value-type="float">
            <text:p>11496</text:p>
          </table:table-cell>
          <table:table-cell office:value-type="float" office:value="300386" calcext:value-type="float">
            <text:p>300386</text:p>
          </table:table-cell>
          <table:table-cell office:value-type="string" calcext:value-type="string">
            <text:p>FALSE</text:p>
          </table:table-cell>
          <table:table-cell office:value-type="string" calcext:value-type="string">
            <text:p>Ante un trastorno obsesivo-compulsivo (TOC) de inicio súbito en un niño de 9 años que además presenta tics y corea como manifestaciones neurológicas se debería descartar una infección por:</text:p>
          </table:table-cell>
          <table:table-cell office:value-type="string" calcext:value-type="string">
            <text:p>La infección estreptocócica en la infancia suele ser benigna y de presentación autolimitada, aunque un pequeño porcentaje de niños puede desarrollar trastornos neurológicos y/o neuropsiquiátricos. La corea de Sydenham (CS) es la más conocida de estas entidades, aunque también el PANDAS (Pediatric Autoimmune Neuropsychiatric Disorder Associated with Streptococcal throat infection) es un síndrome bien definido en el cual los tics y el trastorno obsesivo-compulsivo (TOC) pueden estar producidos por una infección por estreptococos beta-hemolíticos del grupo A (EBHA) (respuesta 3 correcta). La CS es la manifestación neurológica de la fiebre reumática (FR) y, si bien es cierto que hay un solapamiento entre esta entidad y el PANDAS, este último se distingue bien de la CS por la ausencia de carditis (con igual prevalencia que la población general) y de corea franca.</text:p>
          </table:table-cell>
          <table:table-cell/>
          <table:table-cell office:value-type="string" calcext:value-type="string">
            <text:p>PSIQUIATRÍA</text:p>
          </table:table-cell>
          <table:table-cell office:value-type="string" calcext:value-type="string">
            <text:p>Normal</text:p>
          </table:table-cell>
          <table:table-cell office:value-type="float" office:value="0.6" calcext:value-type="float">
            <text:p>0,6</text:p>
          </table:table-cell>
          <table:table-cell/>
          <table:table-cell office:value-type="string" calcext:value-type="string">
            <text:p>Estreptococo viridans.</text:p>
          </table:table-cell>
          <table:table-cell office:value-type="string" calcext:value-type="string">
            <text:p>Estreptococo alfa-hemolítico.</text:p>
          </table:table-cell>
          <table:table-cell office:value-type="string" calcext:value-type="string">
            <text:p>Estreptococo beta-hemolítico, grupo A.</text:p>
          </table:table-cell>
          <table:table-cell office:value-type="string" calcext:value-type="string">
            <text:p>Enterococo.</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89" calcext:value-type="float">
            <text:p>89</text:p>
          </table:table-cell>
          <table:table-cell office:value-type="float" office:value="11498" calcext:value-type="float">
            <text:p>11498</text:p>
          </table:table-cell>
          <table:table-cell office:value-type="float" office:value="300388" calcext:value-type="float">
            <text:p>300388</text:p>
          </table:table-cell>
          <table:table-cell office:value-type="string" calcext:value-type="string">
            <text:p>FALSE</text:p>
          </table:table-cell>
          <table:table-cell office:value-type="string" calcext:value-type="string">
            <text:p>Un hombre de 46 años con trastorno bipolar es llevado a urgencias tras una sobreingesta de carbonato de litio. En la exploración destaca temblor intenso, ataxia, disartria, mioclonías y fasciculaciones. La litemia es de 4,1 mEq/L (toxicidad &gt; 1,6 mEq/L). ¿Cuál de las siguientes opciones terapéutica estaría más indicada?:</text:p>
          </table:table-cell>
          <table:table-cell office:value-type="string" calcext:value-type="string">
            <text:p>El tratamiento farmacológico tradicional del trastorno bipolar es el Litio. Los niveles séricos idóneos de litio para la manía se hallan entre 0,6-1,2. Por encima de 1.5 mEq/L son niveles tóxicos. El Litio se elimina como ión, el 95% por la orina y el 5% restante por el sudor, heces y saliva. En las intoxicaciones por litio (como es el caso de la pregunta) el tratamiento dependerá de los niveles séricos: En casos leves (&lt; 2 mEq/L) se forzará diuresis. Si la litemía es &gt; 2 mEq/L será necesaria la hemodiálisis (respuesta 3 correcta).</text:p>
          </table:table-cell>
          <table:table-cell/>
          <table:table-cell office:value-type="string" calcext:value-type="string">
            <text:p>PSIQUIATRÍA</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Aminofilina asociado a un catártico.</text:p>
          </table:table-cell>
          <table:table-cell office:value-type="string" calcext:value-type="string">
            <text:p>Carbón activado.</text:p>
          </table:table-cell>
          <table:table-cell office:value-type="string" calcext:value-type="string">
            <text:p>Hemodiálisis.</text:p>
          </table:table-cell>
          <table:table-cell office:value-type="string" calcext:value-type="string">
            <text:p>Diuresis forzada.</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91" calcext:value-type="float">
            <text:p>91</text:p>
          </table:table-cell>
          <table:table-cell office:value-type="float" office:value="11500" calcext:value-type="float">
            <text:p>11500</text:p>
          </table:table-cell>
          <table:table-cell office:value-type="float" office:value="300390" calcext:value-type="float">
            <text:p>300390</text:p>
          </table:table-cell>
          <table:table-cell office:value-type="string" calcext:value-type="string">
            <text:p>FALSE</text:p>
          </table:table-cell>
          <table:table-cell office:value-type="string" calcext:value-type="string">
            <text:p>Niña de 11 años y 6 meses, premenárquica, con escoliosis idiopática conocida. La radiografía de raquis realizada hace 6 meses mostraba una curva tóraco-lumbar izquierda de 18° (ángulo de Cobb). En la actual se observa un ángulo de Cobb de 28°, con una maduración de cresta iliaca (signo de Risser) de <text:s/>2. En este momento evolutivo, ¿qué tratamiento es el más adecuado para intentar detener la progresión de la curva?:</text:p>
          </table:table-cell>
          <table:table-cell office:value-type="string" calcext:value-type="string">
            <text:p>El tratamiento de la escoliosis idiopática se realiza en función de la importancia de las curvas (grados Coob), de la edad ósea de la paciente (signo de Risser) y de la evolución de la escoliosis. Una curva menor de 20º se trata mediante recomendaciones posturales y ejercicios de fortalecimiento de la musculatura paravertebral (respuesta 1 incorrecta), (respuesta 2 incorrecta). Una curva entre los 20 y los 50º, progresiva y antes de la finalización del crecimiento se trata mediante corsés de Milwakee si la curva es alta o de Boston si es baja (respuesta 3 correcta). Una curva de más de 50º grados es indicación de tratamiento quirúrgico: reducción y artrodesis espinal (respuesta 4 incorrecta). ESQUEMA DE TRATAMIENTO Grados Cobb Indicación 10-20 Seguimiento radiológico. Si comienza una rotación vertebral: Corsé 20-50 Corsé de Milwaukee (MIR) o de Boston asociado a otras medidas funcionales &gt; 50 (&gt; 60 en infantiles) Quirúrgico</text:p>
          </table:table-cell>
          <table:table-cell/>
          <table:table-cell office:value-type="string" calcext:value-type="string">
            <text:p>TRAUMATOLOGÍ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Ejercicios de natación.</text:p>
          </table:table-cell>
          <table:table-cell office:value-type="string" calcext:value-type="string">
            <text:p>Ejercicios de reeducación postural.</text:p>
          </table:table-cell>
          <table:table-cell office:value-type="string" calcext:value-type="string">
            <text:p>Corsé ortopédico corrector.</text:p>
          </table:table-cell>
          <table:table-cell office:value-type="string" calcext:value-type="string">
            <text:p>La intervención quirúrgica mediante artrodesis espinal.</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92" calcext:value-type="float">
            <text:p>92</text:p>
          </table:table-cell>
          <table:table-cell office:value-type="float" office:value="11501" calcext:value-type="float">
            <text:p>11501</text:p>
          </table:table-cell>
          <table:table-cell office:value-type="float" office:value="300391" calcext:value-type="float">
            <text:p>300391</text:p>
          </table:table-cell>
          <table:table-cell office:value-type="string" calcext:value-type="string">
            <text:p>FALSE</text:p>
          </table:table-cell>
          <table:table-cell office:value-type="string" calcext:value-type="string">
            <text:p>Mujer que presenta dificultad para caminar tras una cirugía ginecológica. Tiene dolor leve en el muslo y le falla la pierna al apoyar. En la exploración presenta debilidad para la flexión de la cadera y para la extensión de la rodilla, y disestesias en la cara anterior del muslo. ¿Cuál es el diagnóstico de sospecha más probable?:</text:p>
          </table:table-cell>
          <table:table-cell office:value-type="string" calcext:value-type="string">
            <text:p>Recordando la anatomía funcional de los nervios de la extremidad inferior: La debilidad para la flexión de la cadera y para la extensión de la rodilla, y disestesias en la cara anterior del muslo es característico de la lesión del nervio femoral o crural (respuesta 1 correcta). El esquema explica por qué las respuestas 2, 3 y 4 son incorrectas.</text:p>
          </table:table-cell>
          <table:table-cell/>
          <table:table-cell office:value-type="string" calcext:value-type="string">
            <text:p>TRAUMATOLOGÍA</text:p>
          </table:table-cell>
          <table:table-cell office:value-type="string" calcext:value-type="string">
            <text:p>Normal</text:p>
          </table:table-cell>
          <table:table-cell office:value-type="float" office:value="0.43" calcext:value-type="float">
            <text:p>0,43</text:p>
          </table:table-cell>
          <table:table-cell/>
          <table:table-cell office:value-type="string" calcext:value-type="string">
            <text:p>Neuropatía del nervio femoral.</text:p>
          </table:table-cell>
          <table:table-cell office:value-type="string" calcext:value-type="string">
            <text:p>Meralgia parestésica del nervio fémorocutáneo.</text:p>
          </table:table-cell>
          <table:table-cell office:value-type="string" calcext:value-type="string">
            <text:p>Neuropatía del nervio obturador.</text:p>
          </table:table-cell>
          <table:table-cell office:value-type="string" calcext:value-type="string">
            <text:p>Neuropatía del nervio ciático.</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93" calcext:value-type="float">
            <text:p>93</text:p>
          </table:table-cell>
          <table:table-cell office:value-type="float" office:value="11502" calcext:value-type="float">
            <text:p>11502</text:p>
          </table:table-cell>
          <table:table-cell office:value-type="float" office:value="300392" calcext:value-type="float">
            <text:p>300392</text:p>
          </table:table-cell>
          <table:table-cell office:value-type="string" calcext:value-type="string">
            <text:p>FALSE</text:p>
          </table:table-cell>
          <table:table-cell office:value-type="string" calcext:value-type="string">
            <text:p>Un hombre de 58 años, hipertenso, acude a urgencias por un síncope de 30 segundos mientras corre, con recuperación espontánea y sin secuelas. La tensión arterial es 135/65 mmHg. En la auscultación cardiaca presenta un soplo sistólico rudo, intenso, que se reduce con maniobras de Valsalva y un segundo tono atenuado. El ECG muestra un ritmo sinusal a 72 lpm, con criterios de hipertrofia ventricular izquierda y ondas T invertidas en cara anterior. Señale la afirmación correcta:</text:p>
          </table:table-cell>
          <table:table-cell office:value-type="string" calcext:value-type="string">
            <text:p>Nos presenta un soplo asistólico que se reduce con Valsalva y disminución del segundo tono, además en ECG HVI y T negativas: estenosis aórtica (respuesta 3 correcta). En el TEP no deberíamos tener soplo, de presentarlo sería diastólico por insuficiencia pulmonar funcional (respuesta 1 incorrecta). En la miocardiopatía hipertrófica presenta soplo asistólico que AUMENTA con la maniobra de Valsalva (respuesta 2 incorrecta). La disección de aorta se acamparía de soplo en el caso de que afectara a la válvula aórtica y en tal caso sería soplo diastólico (respuesta 4 incorrecta).</text:p>
          </table:table-cell>
          <table:table-cell/>
          <table:table-cell office:value-type="string" calcext:value-type="string">
            <text:p>CARDIOLOGÍA</text:p>
          </table:table-cell>
          <table:table-cell office:value-type="string" calcext:value-type="string">
            <text:p>Normal</text:p>
          </table:table-cell>
          <table:table-cell office:value-type="float" office:value="0.55" calcext:value-type="float">
            <text:p>0,55</text:p>
          </table:table-cell>
          <table:table-cell/>
          <table:table-cell office:value-type="string" calcext:value-type="string">
            <text:p>El cuadro clínico sugiere un tromboembolismo pulmonar.</text:p>
          </table:table-cell>
          <table:table-cell office:value-type="string" calcext:value-type="string">
            <text:p>Los datos aportados indican miocardiopatía hipertrófica con obstrucción grave del tracto de salida de ventrículo izquierdo.</text:p>
          </table:table-cell>
          <table:table-cell office:value-type="string" calcext:value-type="string">
            <text:p>Estos datos corresponden a estenosis aórtica grave.</text:p>
          </table:table-cell>
          <table:table-cell office:value-type="string" calcext:value-type="string">
            <text:p>Debe excluirse una disección de aorta mediante una tomografía computarizada con contraste.</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95" calcext:value-type="float">
            <text:p>95</text:p>
          </table:table-cell>
          <table:table-cell office:value-type="float" office:value="11504" calcext:value-type="float">
            <text:p>11504</text:p>
          </table:table-cell>
          <table:table-cell office:value-type="float" office:value="300394" calcext:value-type="float">
            <text:p>300394</text:p>
          </table:table-cell>
          <table:table-cell office:value-type="string" calcext:value-type="string">
            <text:p>FALSE</text:p>
          </table:table-cell>
          <table:table-cell office:value-type="string" calcext:value-type="string">
            <text:p>Una mujer de 83 años alérgica a betalactámicos ingresa por pielonefritis aguda y vómitos. Toma amiodarona desde hace 3 años por fibrilación auricular paroxística. Al ingreso se pauta levofloxacino y metoclopramida. Por agitación nocturna se añade haloperidol. Al 6º día sufre un síncope del que se recupera a los pocos segundos. El ECG muestra ritmo sinusal a 50 lpm, QRS estrecho y QTc 510 ms. En este contexto clínico, ¿qué etiología explicaría el síncope?:</text:p>
          </table:table-cell>
          <table:table-cell office:value-type="string" calcext:value-type="string">
            <text:p>Síncopes en paciente con QT largo (&gt;500mseg) sospechar siempre taquicardia ventricular polimorfa o Torsada de Puntas (respuesta 1 correcta).</text:p>
          </table:table-cell>
          <table:table-cell/>
          <table:table-cell office:value-type="string" calcext:value-type="string">
            <text:p>CARDIOLOGÍA</text:p>
          </table:table-cell>
          <table:table-cell office:value-type="string" calcext:value-type="string">
            <text:p>Normal</text:p>
          </table:table-cell>
          <table:table-cell office:value-type="float" office:value="0.35" calcext:value-type="float">
            <text:p>0,35</text:p>
          </table:table-cell>
          <table:table-cell/>
          <table:table-cell office:value-type="string" calcext:value-type="string">
            <text:p>Una taquicardia ventricular polimorfa.</text:p>
          </table:table-cell>
          <table:table-cell office:value-type="string" calcext:value-type="string">
            <text:p>Un infarto agudo de miocardio.</text:p>
          </table:table-cell>
          <table:table-cell office:value-type="string" calcext:value-type="string">
            <text:p>Un ictus cardioembólico.</text:p>
          </table:table-cell>
          <table:table-cell office:value-type="string" calcext:value-type="string">
            <text:p>Un bloqueo aurículoventricular completo.</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97" calcext:value-type="float">
            <text:p>97</text:p>
          </table:table-cell>
          <table:table-cell office:value-type="float" office:value="11506" calcext:value-type="float">
            <text:p>11506</text:p>
          </table:table-cell>
          <table:table-cell office:value-type="float" office:value="300396" calcext:value-type="float">
            <text:p>300396</text:p>
          </table:table-cell>
          <table:table-cell office:value-type="string" calcext:value-type="string">
            <text:p>FALSE</text:p>
          </table:table-cell>
          <table:table-cell office:value-type="string" calcext:value-type="string">
            <text:p>Hombre de 42 años con antecedente de cirrosis hepática compensada, traído a urgencias por ictericia, fiebre, aumento del perímetro abdominal y deterioro significativo del estado general. ¿Cuál de los siguientes parámetros analíticos NO le aportaría información acerca del pronóstico?:</text:p>
          </table:table-cell>
          <table:table-cell office:value-type="string" calcext:value-type="string">
            <text:p>Pregunta directa sobre los factores pronósticos en los pacientes cirróticos. Hay que recordar que el pronóstico de los pacientes con cirrosis se evalúa mediante:  La clasificación de Child-Pugh, que incluye: - Albúmina (respuesta 1 incorrecta). - Bilirrubina (respuesta 3 incorrecta). - Tasa de protrombina o INR (respuesta 2 incorrecta). - Ascitis. - Encefalopatía.  El índice MELD, que incluye: - Bilirrubina. - INR. - Creatinina. Un valor puntual elevado de transaminasas no indica un peor pronóstico en la cirrosis (respuesta 4 correcta). CLASIFICACIÓN MODIFICADA CHILD-PUGH Parámetro Hallazgo Puntos Encefalopatía (2MIR) Ausente I y II III y IV Ascitis (3MIR) Ausente Fácilmente controlable. Mal controlada. Bilirrubina (2MIR) (mg/dl) &lt; 2 2-3 &gt;3 Albúmina (g/dl) (2MIR) &gt;3.5 2.8-3.5 &lt; 2,8 Prolongación tiempo de protrombina (seg) (INR) (MIR) 0-4 (&lt; 1.7) 4-6 (1.7-2.3) &gt;6 (&gt; 2.3)</text:p>
          </table:table-cell>
          <table:table-cell/>
          <table:table-cell office:value-type="string" calcext:value-type="string">
            <text:p>DIGESTIVO</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Albúmina sérica.</text:p>
          </table:table-cell>
          <table:table-cell office:value-type="string" calcext:value-type="string">
            <text:p>Índice internacional normalizado (INR).</text:p>
          </table:table-cell>
          <table:table-cell office:value-type="string" calcext:value-type="string">
            <text:p>Bilirrubina total sérica.</text:p>
          </table:table-cell>
          <table:table-cell office:value-type="string" calcext:value-type="string">
            <text:p>Transaminasas (valor de ALT y AST).</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98" calcext:value-type="float">
            <text:p>98</text:p>
          </table:table-cell>
          <table:table-cell office:value-type="float" office:value="11507" calcext:value-type="float">
            <text:p>11507</text:p>
          </table:table-cell>
          <table:table-cell office:value-type="float" office:value="300397" calcext:value-type="float">
            <text:p>300397</text:p>
          </table:table-cell>
          <table:table-cell office:value-type="string" calcext:value-type="string">
            <text:p>FALSE</text:p>
          </table:table-cell>
          <table:table-cell office:value-type="string" calcext:value-type="string">
            <text:p>Hombre de 55 años remitido a la consulta por detectarse en un examen de salud hipertransaminasemia y esteatosis hepática en la ecografía. Es hipotiroideo en tratamiento sustitutivo y diabético bien controlado con metformina. Bebe alcohol muy ocasionalmente. En la exploración física destaca una obesidad tipo I (índice de masa corporal, IMC 33 kg/m2). La analítica muestra: aspartato aminotransferasa (AST) 87 UI/L, alanino aminotransferasa (ALT) 65 UI/L, gammaglutamiltransferasa (GGT) 100 UI/L, colesterol total 230 mg/dL, glucemia basal 132 mg/dl. Bilirrubina, fosfatasa alcalina, hormonas tiroideas y ferritina normales. Coagulación normal. La serología de hepatitis vírica (VHA, VHB y VHC) y de autoinmunidad (ANA, AMA, AML, antiLKM) son negativas. Señale la afirmación más apropiada:</text:p>
          </table:table-cell>
          <table:table-cell office:value-type="string" calcext:value-type="string">
            <text:p>Nos presentan un caso clínico de un paciente con esteatosis hepática (confirmada mediante ecografía) e hipertransaminasemia. El paciente no es alcohólico, aunque sí tiene un síndrome metabólico (diabetes, obesidad, etc.). Los marcadores de los virus de las hepatitis son negativos, así como los auto-anticuerpos. Por lo tanto, sospechamos que se trate de un hígado graso no alcohólico. No sospechamos una hepatitis autoinmune, ya que los auto-anticuerpos son negativos y el cuadro clínico orienta hacia una esteatosis hepática no alcohólica. Por tanto, no precisa realizar una biopsia (respuesta 2 incorrecta). Los pacientes con hígado graso no alcohólico pueden llegar a desarrollar complicaciones como la cirrosis o el hepatocarcinoma (incluso en ausencia de cirrosis) (respuesta 1 incorrecta). La técnica más extendida en el diagnóstico de la fibrosis hepática es la elastografía de transición (FibroScan) (respuesta 3 correcta). Las ventajas que aporta esta técnica son la rapidez, la inmediatez de los resultados y la capacidad de realizarse en la propia consulta. El empleo de antidiabéticos orales en la esteatosis hepática no alcohólica debe limitarse a los casos en los que se asocie un diagnóstico de resistencia a la insulina. En este contexto, no existe evidencia en la actualidad para priorizar un fármaco sobre otro (respuesta 4 incorrecta). Esteatosis hepática. El parénquima hepático es más ecogénico que la corteza del riñón derecho. Esteatohepatitis no alcohólica</text:p>
          </table:table-cell>
          <table:table-cell/>
          <table:table-cell office:value-type="string" calcext:value-type="string">
            <text:p>DIGESTIVO</text:p>
          </table:table-cell>
          <table:table-cell office:value-type="string" calcext:value-type="string">
            <text:p>Normal</text:p>
          </table:table-cell>
          <table:table-cell office:value-type="float" office:value="0.34" calcext:value-type="float">
            <text:p>0,34</text:p>
          </table:table-cell>
          <table:table-cell/>
          <table:table-cell office:value-type="string" calcext:value-type="string">
            <text:p>Tiene una esteatosis hepática sin riesgo de desarrollar cirrosis ni hepatocarcinoma, por lo que es suficiente el control metabólico periódico.</text:p>
          </table:table-cell>
          <table:table-cell office:value-type="string" calcext:value-type="string">
            <text:p>Está indicado realizar una biopsia hepática por la sospecha de hepatitis autoinmune.</text:p>
          </table:table-cell>
          <table:table-cell office:value-type="string" calcext:value-type="string">
            <text:p>Es útil realizar una elastografía de transición (FibroScan ®) para determinar la existencia o no de fibrosis.</text:p>
          </table:table-cell>
          <table:table-cell office:value-type="string" calcext:value-type="string">
            <text:p>Está indicado sustituir la metformina por pioglitazona que ha demostrado ser más eficaz para mejorar la esteatosis hepática.</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05" calcext:value-type="float">
            <text:p>105</text:p>
          </table:table-cell>
          <table:table-cell office:value-type="float" office:value="11514" calcext:value-type="float">
            <text:p>11514</text:p>
          </table:table-cell>
          <table:table-cell office:value-type="float" office:value="300404" calcext:value-type="float">
            <text:p>300404</text:p>
          </table:table-cell>
          <table:table-cell office:value-type="string" calcext:value-type="string">
            <text:p>FALSE</text:p>
          </table:table-cell>
          <table:table-cell office:value-type="string" calcext:value-type="string">
            <text:p>Paciente de 67 años que en los últimos 6 meses, en dos analíticas de rutina, presenta linfocitosis progresiva. En la última, hemoglobina 15,4 g/dl; leucocitos 18,5 x103/μL con 82 % de linfocitos maduros que por citometría de flujo expresan los antígenos CD5/CD19/CD23 y plaquetas 240 x103/μL. ¿Qué actitud le parece correcta?:</text:p>
          </table:table-cell>
          <table:table-cell office:value-type="string" calcext:value-type="string">
            <text:p>La asociación de una leucocitosis con linfocitosis superior a 75% (siendo estos maduros) nos da el diagnóstico directo de leucemia linfoide crónica. Además se confirma con la dualidad de marcadores: CD5+ junto a CD19+ y CD23+ (este último descarta se trate de un linfoma de células del manto) (respuesta 2 incorrecta). Nos comentan también que se trata de un hallazgo casual, en una analítica de rutina. No hablan de la existencia de adenopatías múltiples ni de anemia ni de trombopenia por lo que se trata de un estadio inicial o A de Binet que no necesita tratamiento (respuesta 4 correcta y 3 incorrecta).</text:p>
          </table:table-cell>
          <table:table-cell/>
          <table:table-cell office:value-type="string" calcext:value-type="string">
            <text:p>HEMATOLOGÍA</text:p>
          </table:table-cell>
          <table:table-cell office:value-type="string" calcext:value-type="string">
            <text:p>Difícil</text:p>
          </table:table-cell>
          <table:table-cell office:value-type="float" office:value="0.11" calcext:value-type="float">
            <text:p>0,11</text:p>
          </table:table-cell>
          <table:table-cell/>
          <table:table-cell office:value-type="string" calcext:value-type="string">
            <text:p>Estudio de mutaciones de TP53 para establecer el pronóstico.</text:p>
          </table:table-cell>
          <table:table-cell office:value-type="string" calcext:value-type="string">
            <text:p>Aspirado/biopsia ósea para confirmar el diagnóstico.</text:p>
          </table:table-cell>
          <table:table-cell office:value-type="string" calcext:value-type="string">
            <text:p>PET/CT para establecer la actitud terapéutica.</text:p>
          </table:table-cell>
          <table:table-cell office:value-type="string" calcext:value-type="string">
            <text:p>Nuevo control clínico y analítico en 6 meses.</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06" calcext:value-type="float">
            <text:p>106</text:p>
          </table:table-cell>
          <table:table-cell office:value-type="float" office:value="11515" calcext:value-type="float">
            <text:p>11515</text:p>
          </table:table-cell>
          <table:table-cell office:value-type="float" office:value="300405" calcext:value-type="float">
            <text:p>300405</text:p>
          </table:table-cell>
          <table:table-cell office:value-type="string" calcext:value-type="string">
            <text:p>FALSE</text:p>
          </table:table-cell>
          <table:table-cell office:value-type="string" calcext:value-type="string">
            <text:p>Mujer de 65 años derivada a urgencias por fiebre y alteraciones en la analítica: Hemoglobina 11,4 g/dL, leucocitos 0,86 x103/μL, (neutrófilos 41,9 %, linfocitos 55,8 %), plaquetas 48,0 x103/μL, fibrinógeno 118 mg/dL, dímero D 20,2 μg/mL. Se realiza examen de médula ósea con la que se le diagnostica una leucemia aguda con t(15;17) en el 60 % de las células. ¿Cuál de las siguientes respuestas es correcta?:</text:p>
          </table:table-cell>
          <table:table-cell office:value-type="string" calcext:value-type="string">
            <text:p>Paciente que presenta pancitopenia, diagnosticada de leucemia aguda promielocítica o M3 t(15;17). Esta leucemia tiene un tratamiento específico basado en la poliquimioterapia donde el fármaco de elección es el ATRA, disminuyendo el riesgo de CID de un 20 a un 2% (respuesta 3 incorrecta). Hay datos de 85%de curación con ATRA + antraciclina (idarrubicina, daunorrubicina). Hasta hace unos años, en pacientes resistentes se empleaba el trióxido de arsénico pero recientemente se han mejorado los resultados con la asociación de ATRA a trióxido de arsénico en la fase de inducción a la remisión completa o enfermedad residual mínima, por lo que consideramos la opción 2 como la más correcta. Valores de dímero D normales: inferior a 500 μg/mL Valores de Fibrinógeno normales de 160 a 400 mg/dL</text:p>
          </table:table-cell>
          <table:table-cell/>
          <table:table-cell office:value-type="string" calcext:value-type="string">
            <text:p>HEMATOLOGÍA</text:p>
          </table:table-cell>
          <table:table-cell office:value-type="string" calcext:value-type="string">
            <text:p>Fácil</text:p>
          </table:table-cell>
          <table:table-cell office:value-type="float" office:value="0.78" calcext:value-type="float">
            <text:p>0,78</text:p>
          </table:table-cell>
          <table:table-cell/>
          <table:table-cell office:value-type="string" calcext:value-type="string">
            <text:p>Si está asintomática se iniciará ácido trans retinoico (ATRA) y se recomendarán controles en hospital de día.</text:p>
          </table:table-cell>
          <table:table-cell office:value-type="string" calcext:value-type="string">
            <text:p>Se iniciará tratamiento con trióxido de arsénico, ATRA y terapia de soporte.</text:p>
          </table:table-cell>
          <table:table-cell office:value-type="string" calcext:value-type="string">
            <text:p>Es una leucemia mieloblástica tipo M3, por lo que se iniciara tratamiento quimioterápico y heparina para controlar la coagulación intravascular diseminada.</text:p>
          </table:table-cell>
          <table:table-cell office:value-type="string" calcext:value-type="string">
            <text:p>Se debe iniciar tratamiento antibiótico. Cuando desaparezca la fiebre se iniciará el tratamiento de la leucemia.</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07" calcext:value-type="float">
            <text:p>107</text:p>
          </table:table-cell>
          <table:table-cell office:value-type="float" office:value="11516" calcext:value-type="float">
            <text:p>11516</text:p>
          </table:table-cell>
          <table:table-cell office:value-type="float" office:value="300406" calcext:value-type="float">
            <text:p>300406</text:p>
          </table:table-cell>
          <table:table-cell office:value-type="string" calcext:value-type="string">
            <text:p>FALSE</text:p>
          </table:table-cell>
          <table:table-cell office:value-type="string" calcext:value-type="string">
            <text:p>Paciente de 18 años que acude a urgencias con epistaxis de varios días de evolución, sin antecedentes personales ni familiares de interés. En la exploración está afebril, se observan equimosis múltiples, no se palpa esplenomegalia. Analítica: Leucocitos 7,2 x103/μL, Hb 12,3 g/dL, Plaquetas 6,0 x103/μL. La trombocitopenia se confirma en el frotis, donde se observan plaquetas de tamaño aumentado. Estudio de coagulación y bioquímica normales. ¿Cuál considera el diagnóstico más probable?:</text:p>
          </table:table-cell>
          <table:table-cell office:value-type="string" calcext:value-type="string">
            <text:p>El cuadro clínico presenta un paciente joven con equímosis y epistaxis asociadas a plaquetopenia únicamente. Todo eso nos hace sospechar una patología de hemostasia primaria. La causa más frecuente de plaquetopenia aislada es la PTI (respuesta 4 correcta, 3 incorrecta) La PTT cursa con plaquetopenia, fiebre, anemia hemolítica asociada a esquistocitos, daño renal, daño neurológico... por lo que se descarta (respuesta 1 incorrecta). La CID se descarta rápidamente al no comentarnos ninguna alteración de tiempos de coagulación (respuesta 2 incorrecta).</text:p>
          </table:table-cell>
          <table:table-cell/>
          <table:table-cell office:value-type="string" calcext:value-type="string">
            <text:p>HEMATOLOGÍA</text:p>
          </table:table-cell>
          <table:table-cell office:value-type="string" calcext:value-type="string">
            <text:p>Normal</text:p>
          </table:table-cell>
          <table:table-cell office:value-type="float" office:value="0.61" calcext:value-type="float">
            <text:p>0,61</text:p>
          </table:table-cell>
          <table:table-cell/>
          <table:table-cell office:value-type="string" calcext:value-type="string">
            <text:p>Púrpura trombótica trombocitopénica.</text:p>
          </table:table-cell>
          <table:table-cell office:value-type="string" calcext:value-type="string">
            <text:p>Coagulación intravascular diseminada.</text:p>
          </table:table-cell>
          <table:table-cell office:value-type="string" calcext:value-type="string">
            <text:p>Trombocitopenia inducida por infección.</text:p>
          </table:table-cell>
          <table:table-cell office:value-type="string" calcext:value-type="string">
            <text:p>Trombocitopenia inmune primaria.</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10" calcext:value-type="float">
            <text:p>110</text:p>
          </table:table-cell>
          <table:table-cell office:value-type="float" office:value="11519" calcext:value-type="float">
            <text:p>11519</text:p>
          </table:table-cell>
          <table:table-cell office:value-type="float" office:value="300409" calcext:value-type="float">
            <text:p>300409</text:p>
          </table:table-cell>
          <table:table-cell office:value-type="string" calcext:value-type="string">
            <text:p>FALSE</text:p>
          </table:table-cell>
          <table:table-cell office:value-type="string" calcext:value-type="string">
            <text:p>Hombre de 54 años que consulta por clínica miccional compatible con patología prostática. IPSS=22+4, volumen de orina residual 120 cc, flujo máximo 7,2 ml/s, PSA=0,91 ng/ml y volumen prostático en ecografía 31 cc. Su primera recomendación terapéutica será:</text:p>
          </table:table-cell>
          <table:table-cell office:value-type="string" calcext:value-type="string">
            <text:p>Ante un varón con síntomas del tracto urinario inferior secundarios a patología prostática con una clínica moderada-grave, en ausencia de indicaciones absolutas de cirugía (hematuria, obstrucciones agudas de repetición u obstrucción crónica con repercusión orgánica: infecciones, reflujo, etc) deberemos ofrecer inicialmente un tratamiento médico (respuesta 4 incorrecta). Se desaconseja el uso de anti-muscarínicos en casos de residuo alto (&gt;120-150) (respuesta 3 incorrecta). De inicio no estaría indicada la prescripción de Inhibidor de 5-alfa reductasa por no considerarse una próstata de alto riesgo hacia la progresión, menor a 40cc y tener un PSA&lt; 1.5 (respuesta 2 incorrecta). En este caso, como primera recomendación terapéutica, debería optarse por un alfa-bloqueante, de efecto relativamente inmediato (respuesta 1 correcta).</text:p>
          </table:table-cell>
          <table:table-cell/>
          <table:table-cell office:value-type="string" calcext:value-type="string">
            <text:p>NEFROLOGÍA</text:p>
          </table:table-cell>
          <table:table-cell office:value-type="string" calcext:value-type="string">
            <text:p>Difícil</text:p>
          </table:table-cell>
          <table:table-cell office:value-type="float" office:value="0.14" calcext:value-type="float">
            <text:p>0,14</text:p>
          </table:table-cell>
          <table:table-cell/>
          <table:table-cell office:value-type="string" calcext:value-type="string">
            <text:p>Alfa-bloqueante.</text:p>
          </table:table-cell>
          <table:table-cell office:value-type="string" calcext:value-type="string">
            <text:p>Inhibidor de 5-alfa reductasa.</text:p>
          </table:table-cell>
          <table:table-cell office:value-type="string" calcext:value-type="string">
            <text:p>Anti-muscarínico.</text:p>
          </table:table-cell>
          <table:table-cell office:value-type="string" calcext:value-type="string">
            <text:p>Resección transuretral de próstata.</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111" calcext:value-type="float">
            <text:p>111</text:p>
          </table:table-cell>
          <table:table-cell office:value-type="float" office:value="11520" calcext:value-type="float">
            <text:p>11520</text:p>
          </table:table-cell>
          <table:table-cell office:value-type="float" office:value="300410" calcext:value-type="float">
            <text:p>300410</text:p>
          </table:table-cell>
          <table:table-cell office:value-type="string" calcext:value-type="string">
            <text:p>FALSE</text:p>
          </table:table-cell>
          <table:table-cell office:value-type="string" calcext:value-type="string">
            <text:p>Mujer de 37 años sin otros antecedentes de interés que una apendicectomía. Acude a urgencias por dolor en fosa renal derecha de 3 días de evolución y fiebre de 39°C. En la analítica destaca leucocitosis (14 x103/μL con neutrofilia) y proteína C reactiva 15 mg/dL. El sistemático de orina muestra hematuria microscópica, leucocituria y piuria significativas. Ingresa con el diagnóstico de pielonefritis aguda y se inicia tratamiento antibiótico con ceftriaxona intravenosa. Tres días después persiste fiebre de 38,5°C, aumento de la leucocitosis y deterioro de la función renal. Teniendo en cuenta la sospecha diagnóstica ¿qué prueba solicitaría a continuación?:</text:p>
          </table:table-cell>
          <table:table-cell office:value-type="string" calcext:value-type="string">
            <text:p>La paciente presenta una pielonefritis con mala evolución clínica y debe descartarse presencia de uropatía obstructiva o absceso renal. Para estudiar esas complicaciones debe realizarse ecografía urológica urgente (respuesta 4 correcta). Las principales indicaciones de ecografía urológica urgente son: sepsis grave, fracaso renal agudo (potencialmente obstructivo), dolor cólico (posibilidad de litiasis obstructiva) y persistencia de fiebre a pesar de antibiótico adecuado (el caso que se nos presenta). La ecografía urológica es la prueba de imagen de elección para el estudio urgente de la patología renoureteral aguda. El resto de pruebas de imagen (TC, urografía intravenosa o RMN) si bien se pueden usar, no son la prueba de inicio de elección (respuesta 1, 2 y 3 incorrectas).</text:p>
          </table:table-cell>
          <table:table-cell/>
          <table:table-cell office:value-type="string" calcext:value-type="string">
            <text:p>NEFROLOGÍA</text:p>
          </table:table-cell>
          <table:table-cell office:value-type="string" calcext:value-type="string">
            <text:p>Fácil</text:p>
          </table:table-cell>
          <table:table-cell office:value-type="float" office:value="0.66" calcext:value-type="float">
            <text:p>0,66</text:p>
          </table:table-cell>
          <table:table-cell/>
          <table:table-cell office:value-type="string" calcext:value-type="string">
            <text:p>Tomografía axial computarizada con contraste intravenoso.</text:p>
          </table:table-cell>
          <table:table-cell office:value-type="string" calcext:value-type="string">
            <text:p>Urografía intravenosa.</text:p>
          </table:table-cell>
          <table:table-cell office:value-type="string" calcext:value-type="string">
            <text:p>Resonancia magnética nuclear abdominal.</text:p>
          </table:table-cell>
          <table:table-cell office:value-type="string" calcext:value-type="string">
            <text:p>Ecografía urológica.</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12" calcext:value-type="float">
            <text:p>112</text:p>
          </table:table-cell>
          <table:table-cell office:value-type="float" office:value="11521" calcext:value-type="float">
            <text:p>11521</text:p>
          </table:table-cell>
          <table:table-cell office:value-type="float" office:value="300411" calcext:value-type="float">
            <text:p>300411</text:p>
          </table:table-cell>
          <table:table-cell office:value-type="string" calcext:value-type="string">
            <text:p>FALSE</text:p>
          </table:table-cell>
          <table:table-cell office:value-type="string" calcext:value-type="string">
            <text:p>Hombre de 59 años con nefropatía diabética, con filtrado glomerular estimado de 36 ml/min/1,73 m2 e índice albuminuria/creatininuria de 350 mg/g. Según la clasificación de enfermedad renal crónica KDIGO 2012 corresponde a la categoría:</text:p>
          </table:table-cell>
          <table:table-cell office:value-type="string" calcext:value-type="string">
            <text:p>La clasificación de la ERC depende de filtrado glomerular (FG) y/o presencia de daño renal. El FG &lt; 15 supone estadio 5, en tanto que el FG entre 15 y 30 ml/min se considera estadio 4 (respuestas 2 y 4 incorrectas). El estadio 3 se reserva para filtrados entre 30 y 60 ml/min, pero se subdivide en dos, y FG entre 30 y 45 se consideran estadios 3b (el que nos muestra en el caso clínico). Estos estadios a su vez se subdividen en función de la albuminuria, considerándose A1 los pacientes con albuminuria &lt; 30, A2 los sujetos con albuminuria entre 30 y 300, y A3 cuando la albuminuria es mayor de 300 mg/g. Dado que el paciente presenta un FG de 36 (estadio 3b) y una albuminuria de 350 mg/g (subestadio A3) la respuesta correcta es la 3.</text:p>
          </table:table-cell>
          <table:table-cell/>
          <table:table-cell office:value-type="string" calcext:value-type="string">
            <text:p>NEFROLOGÍA</text:p>
          </table:table-cell>
          <table:table-cell office:value-type="string" calcext:value-type="string">
            <text:p>Normal</text:p>
          </table:table-cell>
          <table:table-cell office:value-type="float" office:value="0.55" calcext:value-type="float">
            <text:p>0,55</text:p>
          </table:table-cell>
          <table:table-cell/>
          <table:table-cell office:value-type="string" calcext:value-type="string">
            <text:p>Estadio G3b A2.</text:p>
          </table:table-cell>
          <table:table-cell office:value-type="string" calcext:value-type="string">
            <text:p>Estadio G4 A3.</text:p>
          </table:table-cell>
          <table:table-cell office:value-type="string" calcext:value-type="string">
            <text:p>Estadio G3b A3.</text:p>
          </table:table-cell>
          <table:table-cell office:value-type="string" calcext:value-type="string">
            <text:p>Estadio G4 A2.</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15" calcext:value-type="float">
            <text:p>115</text:p>
          </table:table-cell>
          <table:table-cell office:value-type="float" office:value="11524" calcext:value-type="float">
            <text:p>11524</text:p>
          </table:table-cell>
          <table:table-cell office:value-type="float" office:value="300414" calcext:value-type="float">
            <text:p>300414</text:p>
          </table:table-cell>
          <table:table-cell office:value-type="string" calcext:value-type="string">
            <text:p>FALSE</text:p>
          </table:table-cell>
          <table:table-cell office:value-type="string" calcext:value-type="string">
            <text:p>Mujer de 27 años con tos no productiva, fiebre y dolor pleurítico de un mes de evolución. En la radiografía de tórax se objetiva un derrame pleural izquierdo. El análisis del líquido pleural muestra un exudado linfocítico con pH 7,32, glucosa 66 mg/dL y adenosin-deaminasa 59 U/L. ¿Cuál es la etiología más probable?:</text:p>
          </table:table-cell>
          <table:table-cell office:value-type="string" calcext:value-type="string">
            <text:p>Ante una toracocentesis con exudado linfocitario y ADA elevado (mayor de 45 U/L), debemos pensar en tuberculosis pleural (respuesta 4 correcta). La glucosa suele estar baja en el líquido pleural. El dolor pleurítico sugiere que el derrame puede ser un exudado (el trasudado no suele producir dolor de tipo pleurítico). La insuficiencia cardiaca mostraría un trasudado (en vez de exudado) y el derrame suele ser derecho (respuesta 1 incorrecta). El Síndrome de Meigs asocia ascitis, quilotórax y tumor ovárico (respuesta 2 incorrecta). El quilotórax cursa con derrame pleural quiloso (con predominio de quilomicrones y, por tanto, alto contenido en triglicéridos). Suele deberse a traumatismos o linfomas (respuesta 3 in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Insuficiencia cardiaca.</text:p>
          </table:table-cell>
          <table:table-cell office:value-type="string" calcext:value-type="string">
            <text:p>Síndrome de Meigs.</text:p>
          </table:table-cell>
          <table:table-cell office:value-type="string" calcext:value-type="string">
            <text:p>Quilotórax.</text:p>
          </table:table-cell>
          <table:table-cell office:value-type="string" calcext:value-type="string">
            <text:p>Tuberculosis pleural.</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18" calcext:value-type="float">
            <text:p>118</text:p>
          </table:table-cell>
          <table:table-cell office:value-type="float" office:value="11527" calcext:value-type="float">
            <text:p>11527</text:p>
          </table:table-cell>
          <table:table-cell office:value-type="float" office:value="300417" calcext:value-type="float">
            <text:p>300417</text:p>
          </table:table-cell>
          <table:table-cell office:value-type="string" calcext:value-type="string">
            <text:p>FALSE</text:p>
          </table:table-cell>
          <table:table-cell office:value-type="string" calcext:value-type="string">
            <text:p>Hombre de 72 años con antecedentes de EPOC con obstrucción grave al flujo aéreo, con dos exacerbaciones graves en el último año, que acude a urgencias con taquipnea y uso de musculatura accesoria. Está alerta. En la gasometría arterial basal se objetiva: pH 7,29, PaCO2 68 mmHg, PaO2 51 mmHg. Se inicia tratamiento broncodilatador, esteroideo, antibioterapia empírica y se ajusta la oxigenoterapia para conseguir una SatO2 entre 88 y 92 %. Tras una hora repite la gasometría arterial con gafas nasales a 2 lpm y presenta pH 7,28, PaCO2 70 mmHg, PaO2 62 mmHg. Señale la actuación correcta:</text:p>
          </table:table-cell>
          <table:table-cell office:value-type="string" calcext:value-type="string">
            <text:p>El cuadro clínico presenta un paciente con EPOC grave y fenotipo reagudizador que acude con una nueva exacerbación, en situación de acidosis respiratoria aguda. En este caso se optó por oxigenoterapia inicial con gafas nasales. Sin embargo, el paciente presenta una mayor retención de carbónico (PaCO2 70 mmHg), persistiendo la acidosis. En estos casos (paciente con pH bajo, CO2 elevado y situación consciente) se debe administrar ventilación mecánica no invasiva (respuesta 1 correcta). La intubación oro-traqueal y ventilación mecánica invasiva está indicada en caso de que fracase la ventilación mecánica no invasiva o que no se pueda emplear ésta por estar el paciente obnubilado o comatoso (respuesta 2 in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Iniciar ventilación mecánica no invasiva.</text:p>
          </table:table-cell>
          <table:table-cell office:value-type="string" calcext:value-type="string">
            <text:p>Proceder a la intubación orotraqueal e iniciar ventilación mecánica.</text:p>
          </table:table-cell>
          <table:table-cell office:value-type="string" calcext:value-type="string">
            <text:p>Incrementar la oxigenoterapia hasta obtener una SatO2 de al menos 99%.</text:p>
          </table:table-cell>
          <table:table-cell office:value-type="string" calcext:value-type="string">
            <text:p>Combinar benzodiacepinas con altos flujos de oxígeno para asegurar una disminución de la taquipnea y mejorar el patrón ventilatorio.</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119" calcext:value-type="float">
            <text:p>119</text:p>
          </table:table-cell>
          <table:table-cell office:value-type="float" office:value="11528" calcext:value-type="float">
            <text:p>11528</text:p>
          </table:table-cell>
          <table:table-cell office:value-type="float" office:value="300418" calcext:value-type="float">
            <text:p>300418</text:p>
          </table:table-cell>
          <table:table-cell office:value-type="string" calcext:value-type="string">
            <text:p>FALSE</text:p>
          </table:table-cell>
          <table:table-cell office:value-type="string" calcext:value-type="string">
            <text:p>Mujer de 16 años que inicia seguimiento en la consulta de Neurología de adultos, remitida desde Neuropediatría con el diagnóstico de epilepsia mioclónica juvenil (EMJ). Está en tratamiento con ácido valproico y bien controlada. ¿Se plantearía hacer alguna modificación en su tratamiento?:</text:p>
          </table:table-cell>
          <table:table-cell office:value-type="string" calcext:value-type="string">
            <text:p>El ácido valproico se ha relacionado con trastornos del neurodesarrollo en niños nacidos de mujeres tratadas con valproico y riesgo de mutaciones congénitas. Por esta razón la Agencia Española de Medicamentes recomendó en 2018: "En niñas y mujeres con capacidad de gestación no se debe utilizar ácido valproico, excepto que no se pueda utilizar otra alternativa terapéutica y se cumplan las condiciones del plan de prevención de embarazos (evaluar la posibilidad de embarazo en todas las mujeres, entender y aceptar por parte de la paciente las condiciones del tratamiento: métodos anticonceptivos, pruebas de embarazo regulares y consulta con el médico en caso de planear un embarazo o existencia del mismo), así como revisión anual." En resumen, que, aunque esté bien controlada con valproico, o que éste sea el fármaco de elección para EMJ, si hay alternativa se debería cambiar de fármaco, dado que es una mujer en edad fértil, y si se mantiene se deberían asociar anticonceptivos (respuestas 1 y 2 incorrectas, 3 correcta).</text:p>
          </table:table-cell>
          <table:table-cell/>
          <table:table-cell office:value-type="string" calcext:value-type="string">
            <text:p>NEUROLOGÍA</text:p>
          </table:table-cell>
          <table:table-cell office:value-type="string" calcext:value-type="string">
            <text:p>Difícil</text:p>
          </table:table-cell>
          <table:table-cell office:value-type="float" office:value="0.17" calcext:value-type="float">
            <text:p>0,17</text:p>
          </table:table-cell>
          <table:table-cell/>
          <table:table-cell office:value-type="string" calcext:value-type="string">
            <text:p>No, porque el ácido valproico es el tratamiento de elección en los pacientes con este síndrome epiléptico.</text:p>
          </table:table-cell>
          <table:table-cell office:value-type="string" calcext:value-type="string">
            <text:p>No, porque la paciente está libre de crisis y cambiarlo en este momento sería asumir riesgos innecesarios.</text:p>
          </table:table-cell>
          <table:table-cell office:value-type="string" calcext:value-type="string">
            <text:p>Sí, porque debe evitarse su uso en la mujer en edad fértil, debido a que es el fármaco antiepiléptico con mayor teratogenicidad y problemas en el neurodesarrollo de los hijos.</text:p>
          </table:table-cell>
          <table:table-cell office:value-type="string" calcext:value-type="string">
            <text:p>Sí, por la relación de este fármaco con el síndrome del ovario poliquístico.</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20" calcext:value-type="float">
            <text:p>120</text:p>
          </table:table-cell>
          <table:table-cell office:value-type="float" office:value="11529" calcext:value-type="float">
            <text:p>11529</text:p>
          </table:table-cell>
          <table:table-cell office:value-type="float" office:value="300419" calcext:value-type="float">
            <text:p>300419</text:p>
          </table:table-cell>
          <table:table-cell office:value-type="string" calcext:value-type="string">
            <text:p>FALSE</text:p>
          </table:table-cell>
          <table:table-cell office:value-type="string" calcext:value-type="string">
            <text:p>Hombre de 79 años con antecedentes de deterioro cognitivo leve, que presenta un cuadro brusco de hemianopsia homónima derecha, afasia y paresia facial inferior derecha. A su llegada a urgencias se objetiva tensión arterial: 190/85 mmHg. Se realiza una TC craneal que evidencia un hematoma intraparenquimatoso lobar frontal izquierdo y otro hematoma occipital izquierdo. ¿Cuál es la etiología más probable de estos hematomas?:</text:p>
          </table:table-cell>
          <table:table-cell office:value-type="string" calcext:value-type="string">
            <text:p>La causa más frecuente de hemorragia lobar en el anciano es angiopatía amoiloide. Hay una degeneración arteriolar y el amiloide se deposita en la pared de las arterias cerebrales confiriéndoles un mayor riesgo de sangrado. Son hemorragias más periféricas que las profundas hipertensivas (respuesta 1 incorrecta). La presión arterial suele estar elevada también en las hemorragias amiloideas. En los pacientes jóvenes con una hemorragia lobar estaría indicado investigar con otras pruebas la presencia de lesiones subyacentes (tumor, MAV, trombosis venosa...). (respuestas 3 y 4 incorrectas).</text:p>
          </table:table-cell>
          <table:table-cell/>
          <table:table-cell office:value-type="string" calcext:value-type="string">
            <text:p>NEUROLOGÍA</text:p>
          </table:table-cell>
          <table:table-cell office:value-type="string" calcext:value-type="string">
            <text:p>Normal</text:p>
          </table:table-cell>
          <table:table-cell office:value-type="float" office:value="0.59" calcext:value-type="float">
            <text:p>0,59</text:p>
          </table:table-cell>
          <table:table-cell/>
          <table:table-cell office:value-type="string" calcext:value-type="string">
            <text:p>Hipertensiva.</text:p>
          </table:table-cell>
          <table:table-cell office:value-type="string" calcext:value-type="string">
            <text:p>Angiopatía amiloide.</text:p>
          </table:table-cell>
          <table:table-cell office:value-type="string" calcext:value-type="string">
            <text:p>Lesión tumoral subyacente.</text:p>
          </table:table-cell>
          <table:table-cell office:value-type="string" calcext:value-type="string">
            <text:p>Malformación arteriovenosa.</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21" calcext:value-type="float">
            <text:p>121</text:p>
          </table:table-cell>
          <table:table-cell office:value-type="float" office:value="11530" calcext:value-type="float">
            <text:p>11530</text:p>
          </table:table-cell>
          <table:table-cell office:value-type="float" office:value="300420" calcext:value-type="float">
            <text:p>300420</text:p>
          </table:table-cell>
          <table:table-cell office:value-type="string" calcext:value-type="string">
            <text:p>FALSE</text:p>
          </table:table-cell>
          <table:table-cell office:value-type="string" calcext:value-type="string">
            <text:p>Mujer de 60 años en estudio por varios episodios de pérdida de conciencia. Se plantea el diagnóstico diferencial entre crisis epilépticas y síncopes. Señale cuál de los siguientes datos NO apoyaría el diagnóstico de síncope:</text:p>
          </table:table-cell>
          <table:table-cell office:value-type="string" calcext:value-type="string">
            <text:p>De las opciones que nos plantean hay varias que pueden aparecer por igual en un síncope y en una crisis convulsiva: mordedura lingual, incontinencia de esfínteres (sobre todo el urinario), traumatismo craneal (esto sirve para distinguir estas dos entidades, donde suele haber traumatismo, de las crisis psicógenas donde no suele producirse) o sacudidas breves de las cuatro extremidades (respuestas 1, 3 y 4 incorrectas). El cambio de coloración durante los síncopes suele ser hacia la palidez, aunque en algún síncope de origen cardiaco podría aparecer cianosis (respuesta 2 correcta). En las crisis generalizadas tónico clónicas puede haber momentos de apnea y cianosis debido a una contracción tónica mantenida de los músculos respiratorios.</text:p>
          </table:table-cell>
          <table:table-cell/>
          <table:table-cell office:value-type="string" calcext:value-type="string">
            <text:p>NEUROLOGÍA</text:p>
          </table:table-cell>
          <table:table-cell office:value-type="string" calcext:value-type="string">
            <text:p>Normal</text:p>
          </table:table-cell>
          <table:table-cell office:value-type="float" office:value="0.47" calcext:value-type="float">
            <text:p>0,47</text:p>
          </table:table-cell>
          <table:table-cell/>
          <table:table-cell office:value-type="string" calcext:value-type="string">
            <text:p>Incontinencia de esfínteres durante el episodio.</text:p>
          </table:table-cell>
          <table:table-cell office:value-type="string" calcext:value-type="string">
            <text:p>Cianosis facial durante el episodio.</text:p>
          </table:table-cell>
          <table:table-cell office:value-type="string" calcext:value-type="string">
            <text:p>Traumatismo craneal durante el episodio.</text:p>
          </table:table-cell>
          <table:table-cell office:value-type="string" calcext:value-type="string">
            <text:p>Sacudidas de las cuatro extremidades de 1-2 segundos de duración, durante el episodio.</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22" calcext:value-type="float">
            <text:p>122</text:p>
          </table:table-cell>
          <table:table-cell office:value-type="float" office:value="11531" calcext:value-type="float">
            <text:p>11531</text:p>
          </table:table-cell>
          <table:table-cell office:value-type="float" office:value="300421" calcext:value-type="float">
            <text:p>300421</text:p>
          </table:table-cell>
          <table:table-cell office:value-type="string" calcext:value-type="string">
            <text:p>FALSE</text:p>
          </table:table-cell>
          <table:table-cell office:value-type="string" calcext:value-type="string">
            <text:p>Un hombre de 70 años consulta por dolor lumbar no irradiado de 1 semana de duración, de intensidad progresiva, acompañado de marcada limitación de la movilidad del raquis y febrícula. La radiografía de columna lumbar no muestra alteraciones. ¿Qué diagnóstico deberíamos descartar en primer lugar y con qué técnica?:</text:p>
          </table:table-cell>
          <table:table-cell office:value-type="string" calcext:value-type="string">
            <text:p>El dato más importante del enunciado que debe orientarnos al diagnóstico de presunción es la presencia de febrícula. Ante estos datos debemos sospechar un proceso infeccioso (espondilodiscitis piógena). Es la infección osteoarticular por diseminación hematógena en el adulto más frecuente. Al inicio la radiografía puede ser normal. Se confirma el diagnóstico mediante una RNM (respuesta 4 correcta). El aplastamiento vertebral osteoporótico suele tener un antecedente de esfuerzo o traumatismo y suele ser visible en una Rx simple. Su diagnóstico de confirmación se realiza mediante un TAC (respuesta 1 incorrecta). Las metástasis óseas suelen tener un antecedente conocido de cáncer, aunque no siempre. Provocan dolor preferentemente nocturno sin febrícula. Cuando producen clínica suelen ser visibles en una Rx simple. Su confirmación mediante prueba de imagen se realiza mediante gammagrafía o PET-TAC (respuesta 2 incorrecta). La enfermedad anquilosante hiperostósica senil de la columna o enfermedad de Forestier- Rotes Querol se trataría de una entesopatía osteosificante no inflamatoria de los ligamentos, inserciones tendinosas y capsulares del raquis a nivel de la cara anterolateral de los cuerpos vertebrales, aunque también pueden verse afectadas otras estructuras extraespinales. Es visible en una Rx simple, no produce fiebre. La Rx ya ha sido realizada y no tiene sentido duplicarla (respuesta 3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Aplastamiento vertebral con tomografía computarizada (TC).</text:p>
          </table:table-cell>
          <table:table-cell office:value-type="string" calcext:value-type="string">
            <text:p>Metástasis óseas con gammagrafía ósea con tecnecio.</text:p>
          </table:table-cell>
          <table:table-cell office:value-type="string" calcext:value-type="string">
            <text:p>Hiperostosis anquilosante vertebral con radiografía de columna dorsolumbar.</text:p>
          </table:table-cell>
          <table:table-cell office:value-type="string" calcext:value-type="string">
            <text:p>Espondilodiscitis piógena con resonancia magnética (RM).</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23" calcext:value-type="float">
            <text:p>123</text:p>
          </table:table-cell>
          <table:table-cell office:value-type="float" office:value="11532" calcext:value-type="float">
            <text:p>11532</text:p>
          </table:table-cell>
          <table:table-cell office:value-type="float" office:value="300422" calcext:value-type="float">
            <text:p>300422</text:p>
          </table:table-cell>
          <table:table-cell office:value-type="string" calcext:value-type="string">
            <text:p>FALSE</text:p>
          </table:table-cell>
          <table:table-cell office:value-type="string" calcext:value-type="string">
            <text:p>Mujer de 60 años que consulta por adormecimiento de la mano derecha de meses de evolución, que la despierta por la noche y la obliga a movilizar la mano hasta que se le pasa. Parece que ha perdido fuerza y a veces se le han caído cosas de esa mano. Señale la respuesta cierta:</text:p>
          </table:table-cell>
          <table:table-cell office:value-type="string" calcext:value-type="string">
            <text:p>Las características típicas del síndrome de túnel carpiano son las siguientes:  Frecuentemente mujer  Edad perimenopaúsica  Curso crónico  Parestesias preferentemente nocturnas que afectan a los dedos primero a tercero y mitad radial del cuarto (respuesta 2 correcta)  Torpeza de la mano por paresia de oposición. Tras el diagnóstico clínico siempre debe realizarse un estudio neurofisiológico para confirmar el diagnóstico y establecer el grado de afectación (respuesta 3 incorrecta). La compresión del nervio cubital en el codo se manifiesta por parestesias en los dedos 4º (mitad cubital) y el 5º y paresia de los músculos interóseos (dificultad para aproximación y separación de los dedos) (respuesta 1 incorrecta). El tratamiento de las patologías compresivas de los nervios de la extremidad superior es habitualmente quirúrgico. En los grados leves y de aparición reciente puede iniciarse un tratamiento conservador: férulas de reposo nocturno, infiltraciones con corticoides… (respuesta 4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Si la exploración neurológica muestra adormecimiento de los dedos primero a tercero pensaremos en afectación del nervio cubital a nivel epitroclear.</text:p>
          </table:table-cell>
          <table:table-cell office:value-type="string" calcext:value-type="string">
            <text:p>Si la exploración neurológica muestra adormecimiento de los dedos primero a tercero pensaremos en afectación del nervio mediano a nivel del canal del carpo.</text:p>
          </table:table-cell>
          <table:table-cell office:value-type="string" calcext:value-type="string">
            <text:p>Para realizar el diagnóstico no es preciso realizar una electromiografía, dado que la exploración física presenta muy buenos coeficientes de probabilidad.</text:p>
          </table:table-cell>
          <table:table-cell office:value-type="string" calcext:value-type="string">
            <text:p>El tratamiento de la afectación del nervio cubital a nivel epitroclear o del nervio mediano a nivel carpiano es la intervención quirúrgica, dado que el tratamiento conservador no mejora la sintomatología.</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26" calcext:value-type="float">
            <text:p>126</text:p>
          </table:table-cell>
          <table:table-cell office:value-type="float" office:value="11535" calcext:value-type="float">
            <text:p>11535</text:p>
          </table:table-cell>
          <table:table-cell office:value-type="float" office:value="300425" calcext:value-type="float">
            <text:p>300425</text:p>
          </table:table-cell>
          <table:table-cell office:value-type="string" calcext:value-type="string">
            <text:p>FALSE</text:p>
          </table:table-cell>
          <table:table-cell office:value-type="string" calcext:value-type="string">
            <text:p>Hombre de 73 años con antecedente de infarto agudo de miocardio tratado con angioplastia coronaria transluminal percutánea hace 6 semanas. Acude a urgencias por dolor brusco, frialdad y pérdida de motilidad de la extremidad inferior derecha. En la exploración está presente el pulso femoral derecho, con ausencia del resto de los pulsos de esa extremidad. Conserva pulsos a todos los niveles en la extremidad contralateral. Respecto al diagnóstico de sospecha, señale la afirmación FALSA:</text:p>
          </table:table-cell>
          <table:table-cell office:value-type="string" calcext:value-type="string">
            <text:p>Un dolor brusco, frialdad y pérdida de motilidad en un miembro, asociado a ausencia total de pulsos distales al pulso femoral en un paciente que unas semanas antes ha sufrido un IAM con angioplastia como tratamiento ha de orientarnos a un origen embolígeno de su problema actual (respuesta 1 incorrecta). El cuadro se corresponde con una obstrucción aguda de dicho miembro, siendo el tratamiento de elección la embolectomía con sonda de Fogarty (respuesta 3 incorrecta). La parálisis nos indica la necesidad de realizar un tratamiento urgente para intentar mantener la viabilidad de dicha extremidad (respuesta 2 incorrecta). Si por el contrario dicha parálisis se acompaña de anestesia profunda, nos están indicando un estadio avanzado (III) donde la extremidad es inviable, no siendo considerada ya dentro de los criterios de revascularización (respuesta 4 correcta).</text:p>
          </table:table-cell>
          <table:table-cell/>
          <table:table-cell office:value-type="string" calcext:value-type="string">
            <text:p>VASCULAR</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La causa más probable es de origen embolígeno.</text:p>
          </table:table-cell>
          <table:table-cell office:value-type="string" calcext:value-type="string">
            <text:p>La parálisis es un signo de aparición tardía que indica que el tratamiento revascularizador debe realizarse lo antes posible.</text:p>
          </table:table-cell>
          <table:table-cell office:value-type="string" calcext:value-type="string">
            <text:p>El tratamiento consiste en embolectomía arterial femoral con sonda de Fogarty.</text:p>
          </table:table-cell>
          <table:table-cell office:value-type="string" calcext:value-type="string">
            <text:p>En caso de parálisis rígida con anestesia profunda y ausencia de señal Doppler está indicada una arteriografía urgente.</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27" calcext:value-type="float">
            <text:p>127</text:p>
          </table:table-cell>
          <table:table-cell office:value-type="float" office:value="11536" calcext:value-type="float">
            <text:p>11536</text:p>
          </table:table-cell>
          <table:table-cell office:value-type="float" office:value="300426" calcext:value-type="float">
            <text:p>300426</text:p>
          </table:table-cell>
          <table:table-cell office:value-type="string" calcext:value-type="string">
            <text:p>FALSE</text:p>
          </table:table-cell>
          <table:table-cell office:value-type="string" calcext:value-type="string">
            <text:p>Hombre de 60 años, fumador de 40 paquetes/año, que consulta por dolor en borde cubital del brazo izquierdo y ptosis palpebral izquierda desde hace un mes. La radiografía de tórax muestra una masa en el lóbulo superior izquierdo y la TC confirma la lesión con invasión de la segunda costilla. En relación con el diagnóstico de sospecha, el tratamiento más adecuado es:</text:p>
          </table:table-cell>
          <table:table-cell office:value-type="string" calcext:value-type="string">
            <text:p>La afectación del vértice pulmonar se denomina "Pancoast". La etiología más frecuente es un carcinoma broncogénico (siendo el epidermoide el subtipo más frecuente). El tumor de Pancoast puede invadir la primera y segunda costillas y generar un síndrome de Claude-Bernad-Horner (ptosis, miosis, enoftalmos, anhidrosis de la hemicara y heterocromía de iris). El tratamiento del tumor de Pancoast se realiza con Quimioterapia neoadyuvante más quimio-radioterapia y cirugía (respuesta 1 correcta y resto de opciones incorrectas). En el año 2003 también preguntaron por el tratamiento del tumor de Pancoast, aunque en aquella ocasión la pregunta se anuló.</text:p>
          </table:table-cell>
          <table:table-cell/>
          <table:table-cell office:value-type="string" calcext:value-type="string">
            <text:p>NEUMOLOGÍA</text:p>
          </table:table-cell>
          <table:table-cell office:value-type="string" calcext:value-type="string">
            <text:p>Difícil</text:p>
          </table:table-cell>
          <table:table-cell office:value-type="float" office:value="0.29" calcext:value-type="float">
            <text:p>0,29</text:p>
          </table:table-cell>
          <table:table-cell/>
          <table:table-cell office:value-type="string" calcext:value-type="string">
            <text:p>Quimioterapia neoadyuvante con quimiorradioterapia combinada, seguida de cirugía.</text:p>
          </table:table-cell>
          <table:table-cell office:value-type="string" calcext:value-type="string">
            <text:p>Quimioterapia neoadyuvante sin cirugía, seguida de radioterapia.</text:p>
          </table:table-cell>
          <table:table-cell office:value-type="string" calcext:value-type="string">
            <text:p>Cirugía seguida de quimiorradioterapia combinada.</text:p>
          </table:table-cell>
          <table:table-cell office:value-type="string" calcext:value-type="string">
            <text:p>Radioterapia sin quimioterapia, seguida de cirugía.</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128" calcext:value-type="float">
            <text:p>128</text:p>
          </table:table-cell>
          <table:table-cell office:value-type="float" office:value="11537" calcext:value-type="float">
            <text:p>11537</text:p>
          </table:table-cell>
          <table:table-cell office:value-type="float" office:value="300427" calcext:value-type="float">
            <text:p>300427</text:p>
          </table:table-cell>
          <table:table-cell office:value-type="string" calcext:value-type="string">
            <text:p>FALSE</text:p>
          </table:table-cell>
          <table:table-cell office:value-type="string" calcext:value-type="string">
            <text:p>Hombre de 35 años, ingresado por traumatismo torácico grave con múltiples fracturas costales. Tras responder favorablemente al tratamiento con analgésicos y oxígeno, comienza a presentar hipoxemia grave. Señale cuál es la causa más probable de este deterioro:</text:p>
          </table:table-cell>
          <table:table-cell office:value-type="string" calcext:value-type="string">
            <text:p>El traumatismo torácico grave con múltiples fracturas costales puede generar un "volet costal", en caso de que las costillas se rompan por 2 o más sitios. Esta alteración puede ser leve (tratamiento con analgesia convencional para evitar la hipoventilación) o grave (precisa ventilación mecánica). El enunciado dice que el paciente responde favorablemente al tratamiento con analgésicos y oxígeno. Esta afirmación descarta la presencia de un volet grave. Sin embargo, transcurrido un tiempo, comienza con hipoxemia. Esta situación se debe a la "contusión pulmonar", producida por el propio traumatismo, que daña los capilares permitiendo un sangrado ligero que se va acumulando en el parénquima. Este exceso de líquido (sangre) dificulta el intercambio gaseoso, lo cual genera una hipoxemia grave (respuesta 3 correcta). Si la hipoxemia grave estuviera motivada por la inestabilidad de la pared torácica por las fracturas múltiples (es decir, por un volet grave), el paciente presentaría hipoxemia desde el primer momento y no de forma "diferida", como aparece en el enunciado (respuesta 1 incorrecta). La infección por bronco-aspirado cursa con una condensación neumónica y fiebre, datos que no aparecen en cuadro clínico del paciente (respuesta 2 incorrecta). La hipovolemia postraumática (por ejemplo, por rotura del bazo) cursa con taquicardia, hipotensión e inestabilidad hemodinámica. Sin embargo, no se afecta la oxigenación de la sangre, por lo que no debería aparecer hipoxemia (respuesta 4 incorrecta).</text:p>
          </table:table-cell>
          <table:table-cell/>
          <table:table-cell office:value-type="string" calcext:value-type="string">
            <text:p>NEUMOLOGÍA</text:p>
          </table:table-cell>
          <table:table-cell office:value-type="string" calcext:value-type="string">
            <text:p>Difícil</text:p>
          </table:table-cell>
          <table:table-cell office:value-type="float" office:value="-0.05" calcext:value-type="float">
            <text:p>-0,05</text:p>
          </table:table-cell>
          <table:table-cell/>
          <table:table-cell office:value-type="string" calcext:value-type="string">
            <text:p>La inestabilidad de la pared torácica por las fracturas múltiples.</text:p>
          </table:table-cell>
          <table:table-cell office:value-type="string" calcext:value-type="string">
            <text:p>La infección respiratoria por aspiración.</text:p>
          </table:table-cell>
          <table:table-cell office:value-type="string" calcext:value-type="string">
            <text:p>La alteración del intercambio gaseoso por la contusión pulmonar.</text:p>
          </table:table-cell>
          <table:table-cell office:value-type="string" calcext:value-type="string">
            <text:p>La hipovolemia postraumática.</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29" calcext:value-type="float">
            <text:p>129</text:p>
          </table:table-cell>
          <table:table-cell office:value-type="float" office:value="11538" calcext:value-type="float">
            <text:p>11538</text:p>
          </table:table-cell>
          <table:table-cell office:value-type="float" office:value="300428" calcext:value-type="float">
            <text:p>300428</text:p>
          </table:table-cell>
          <table:table-cell office:value-type="string" calcext:value-type="string">
            <text:p>FALSE</text:p>
          </table:table-cell>
          <table:table-cell office:value-type="string" calcext:value-type="string">
            <text:p>Hombre de 65 años que consulta por disfagia a sólidos desde hace dos meses. La esofagoscopia evidencia tumoración a 30 cm de arcada dental, parcialmente estenosante, con anatomía patológica de carcinoma epidermoide. Se solicita ecografía endoscópica y PET-TC donde no se observan adenopatías patológicas. ¿Cuál de las siguientes opciones sería la más correcta?:</text:p>
          </table:table-cell>
          <table:table-cell office:value-type="string" calcext:value-type="string">
            <text:p>Pregunta muy difícil y claramente impugnable, pero finalmente no se impugnó. Se trata de un paciente con un cáncer epidermoide de esófago distal, pero no nos dicen nada más acerca de la biopsia, por lo que no sabemos la T del tumor. Sí nos confirman que es un estadio N0M0. La dificultad de la pregunta estriba en que si se tratara de un estadio localizado (T1-T2, N0M0) el tratamiento sería la cirugía, mientras que si se tratara de un estadio localmente avanzado (T3 N0 M0, por ejemplo) el tratamiento sería QT+RT+cirugía. Al ser un tumor parcialmente estenosante que provoca disfagia, suponemos que será ya un T3, por lo que el tratamiento más adecuado sería quimioterapia+ radioterapia preoperatoria (respuesta 3 correcta). En el cáncer epidermoide de esófago se ha demostrado que la quimiorradioterapia es más eficaz que la quimioterapia sola (respuesta 4 incorrecta). Las opciones de sólo cirugía estarían indicadas en caso de ser un tumor localizado (respuestas 1 y 2 incorrectas): - Técnica transhiatal (2 incisiones: a nivel cervical y abdominal): técnica más segura, pero con linfadenectomía más limitada. - Técnica de Ivor-Lewis o transtorácica (2 incisiones: a nivel torácico y abdominal): permite una linfadenectomía más radical, pero mayor riesgo de complicaciones. - Técnica en bloque (3 incisiones: cervical, torácico y abdominal): permite niveles de resección más seguros, pero con mayor número de complicaciones. Técnica muy agresiva. Esofagectomía transhiatal CLASIFICACIÓN TNM DEL CÁNCER DE ESÓFAGO T. TUMOR PRIMARIO TX. No evaluado. T0. Sin evidencia de tumor primario. Tis. Displasia de alto grado. T1a. El tumor invade la lámina propia o la muscularis mucosae. T1b. El tumor invade la submucosa. T2. El tumor invade la muscular propia (MIR). T3. El tumor invade la adventicia. T4a. Tumor resecable que invade la pleura, pericardio o diafragma. T4b. Tumor irresecable por invasión de otras estructuras (aorta, tráquea, cuerpos vertebrales). N. GANGLIOS LINFÁTICOS REGIONALES NX. No evaluado. N0. No se observan metástasis linfáticas regionales. N1. Metástasis en 1-2 ganglios regionales. N2. Metástasis en 3-6 ganglios regionales. N3. Metástasis en 7 o más ganglios regionales. M. METÁSTASIS A DISTANCIA M0. No se observan metástasis a distancia. M1. Metástasis a distancia. <text:s/>ESTADIAJE SIMPLIFICADO ESTADIO 0 TIS Intramucoso ESTADIO I-IIA T1-2 N0 M0 Cáncer localizado ESTADIO IIB-III T3 N0 M0 T1-4 N1-3 M0 Cáncer localmente avanzado ESTADIO IV T1-4 N0-3 M1 Cáncer irresecable o metastásico</text:p>
          </table:table-cell>
          <table:table-cell/>
          <table:table-cell office:value-type="string" calcext:value-type="string">
            <text:p>DIGESTIVO</text:p>
          </table:table-cell>
          <table:table-cell office:value-type="string" calcext:value-type="string">
            <text:p>Difícil</text:p>
          </table:table-cell>
          <table:table-cell office:value-type="float" office:value="-0.14" calcext:value-type="float">
            <text:p>-0,14</text:p>
          </table:table-cell>
          <table:table-cell/>
          <table:table-cell office:value-type="string" calcext:value-type="string">
            <text:p>Esofaguectomía transhiatal.</text:p>
          </table:table-cell>
          <table:table-cell office:value-type="string" calcext:value-type="string">
            <text:p>Esofaguectomía según la técnica de Ivor-Lewis.</text:p>
          </table:table-cell>
          <table:table-cell office:value-type="string" calcext:value-type="string">
            <text:p>Quimioterapia más radioterapia preoperatoria.</text:p>
          </table:table-cell>
          <table:table-cell office:value-type="string" calcext:value-type="string">
            <text:p>Quimioterapia neoadyuvante.</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32" calcext:value-type="float">
            <text:p>132</text:p>
          </table:table-cell>
          <table:table-cell office:value-type="float" office:value="11541" calcext:value-type="float">
            <text:p>11541</text:p>
          </table:table-cell>
          <table:table-cell office:value-type="float" office:value="300431" calcext:value-type="float">
            <text:p>300431</text:p>
          </table:table-cell>
          <table:table-cell office:value-type="string" calcext:value-type="string">
            <text:p>FALSE</text:p>
          </table:table-cell>
          <table:table-cell office:value-type="string" calcext:value-type="string">
            <text:p>Mujer de 67 años, obesa, que acude a urgencias por dolor abdominal en cuadrante superior derecho del abdomen, fiebre de 39,5°C y orinas muy oscuras. Ante este cuadro se debería sospechar en primer lugar:</text:p>
          </table:table-cell>
          <table:table-cell office:value-type="string" calcext:value-type="string">
            <text:p>Nos preguntan un cuadro clínico de una paciente que presenta la Tríadade Charcot: dolor en hipocondrio derecho + fiebre + ictericia (o coluria eneste caso). Esta tríada es típica de la colangitis (respuesta 4 correcta). Una colelitiasis podría cursar de manera asintomática o con un cuadro de cólico biliar, que puede cursar con dolor en hipocondrio derecho y/o un patrón de colestasis, pero sin signos de infección y sin fiebre (respuesta 2 incorrecta). Una colecistitis aguda litiásica cursaría con un cuadro de cólico biliar de más de 6 horas de duración, con empeoramiento del estado general con fiebre y escalofríos (respuesta 3 incorrecta). Una colecistitis alitiásica es un cuadro más raro y con mayor número de complicaciones, que suele aparecer en pacientes con traumatismos, ayuno prolongado, postoperatorio, nutrición parenteral total, diabetes, infecciones o asociado a enfermedades sistémicas como sarcoidosis o vasculitis (respuesta 1 incorrecta).</text:p>
          </table:table-cell>
          <table:table-cell/>
          <table:table-cell office:value-type="string" calcext:value-type="string">
            <text:p>DIGESTIVO</text:p>
          </table:table-cell>
          <table:table-cell office:value-type="string" calcext:value-type="string">
            <text:p>Difícil</text:p>
          </table:table-cell>
          <table:table-cell office:value-type="float" office:value="0.27" calcext:value-type="float">
            <text:p>0,27</text:p>
          </table:table-cell>
          <table:table-cell/>
          <table:table-cell office:value-type="string" calcext:value-type="string">
            <text:p>Colecistitis aguda alitiásica.</text:p>
          </table:table-cell>
          <table:table-cell office:value-type="string" calcext:value-type="string">
            <text:p>Coledocolitiasis.</text:p>
          </table:table-cell>
          <table:table-cell office:value-type="string" calcext:value-type="string">
            <text:p>Colecistitis aguda litiásica.</text:p>
          </table:table-cell>
          <table:table-cell office:value-type="string" calcext:value-type="string">
            <text:p>Colangitis ascendente.</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33" calcext:value-type="float">
            <text:p>133</text:p>
          </table:table-cell>
          <table:table-cell office:value-type="float" office:value="11542" calcext:value-type="float">
            <text:p>11542</text:p>
          </table:table-cell>
          <table:table-cell office:value-type="float" office:value="300432" calcext:value-type="float">
            <text:p>300432</text:p>
          </table:table-cell>
          <table:table-cell office:value-type="string" calcext:value-type="string">
            <text:p>FALSE</text:p>
          </table:table-cell>
          <table:table-cell office:value-type="string" calcext:value-type="string">
            <text:p>Paciente de 47 años, sin antecedentes patológicos de interés. Presenta un cuadro de fiebre y dolor en punta de costado derecho y ha sido diagnosticado de neumonía adquirida en la comunidad en su Centro de Salud. En una radiografía simple de control, realizada 3 días después del inicio del tratamiento antibiótico, se objetiva un derrame pleural ipsilateral que ocupa un tercio del hemitórax derecho. Señale la respuesta correcta:</text:p>
          </table:table-cell>
          <table:table-cell office:value-type="string" calcext:value-type="string">
            <text:p>Se trata de una de las preguntas más fáciles del examen. Este concepto ha sido preguntado múltiples veces en la historia del MIR. El cuadro típico del empiema pleural es el siguiente: neumonía tratada con antibioterapia que, inicialmente, responde de forma adecuada, pero que a los 3 días presenta un empeoramiento clínico, con reaparición de la fiebre, leucocitosis y desarrollo de un derrame pleural. En este caso, está indicado realizar una toracocentesis diagnóstica, por si se tratara de un empiema, en cuyo caso se debe pautar tratamiento antibiótico y colocar un tubo de drenaje torácico (respuesta 3 correcta). El pH del empiema es &lt; 7,20 (respuesta 1 incorrecta). El diagnóstico del empiema se realiza por las características del líquido (pH bajo, glucosa baja y LDH elevado) (respuesta 2 incorrecta). Además, en esta opción hay una palabra que, por técnicas de test, invalida la opción: "Sólo" (es categórica y, por tanto, falsa). No es necesario hallar un microorganismo en el líquido para realizar el diagnóstico de empiema. No se debe colocar el tubo de drenaje antes de haber comprobado (mediante una toracocentesis diagnóstica) que el líquido es compatible con un empiema (respuesta 4 in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96" calcext:value-type="float">
            <text:p>0,96</text:p>
          </table:table-cell>
          <table:table-cell/>
          <table:table-cell office:value-type="string" calcext:value-type="string">
            <text:p>Se puede establecer el diagnóstico de empiema pleural si se realiza una toracocentesis y el pH del líquido pleural es de 7,4.</text:p>
          </table:table-cell>
          <table:table-cell office:value-type="string" calcext:value-type="string">
            <text:p>El diagnóstico de empiema pleural solo queda confirmado si se halla un microorganismo en el cultivo de líquido pleural.</text:p>
          </table:table-cell>
          <table:table-cell office:value-type="string" calcext:value-type="string">
            <text:p>Debe sospecharse un empiema pleural si el paciente presenta persistencia de fiebre y leucocitosis.</text:p>
          </table:table-cell>
          <table:table-cell office:value-type="string" calcext:value-type="string">
            <text:p>La presencia de un derrame pleural es suficiente para establecer el diagnóstico de empiema pleural y colocar un drenaje pleural derecho.</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34" calcext:value-type="float">
            <text:p>134</text:p>
          </table:table-cell>
          <table:table-cell office:value-type="float" office:value="11543" calcext:value-type="float">
            <text:p>11543</text:p>
          </table:table-cell>
          <table:table-cell office:value-type="float" office:value="300433" calcext:value-type="float">
            <text:p>300433</text:p>
          </table:table-cell>
          <table:table-cell office:value-type="string" calcext:value-type="string">
            <text:p>FALSE</text:p>
          </table:table-cell>
          <table:table-cell office:value-type="string" calcext:value-type="string">
            <text:p>Varón de 35 años, trasladado a urgencias tras un accidente de tráfico. A su ingreso se observa una puntuación en la escala de Glasgow de 15, tensión arterial de 140/90 mmHg, frecuencia respiratoria de 35 rpm y frecuencia cardiaca de 110 lpm, con una saturación de oxígeno basal del 91 %. En la exploración hay hipofonesis torácica derecha y timpanismo a la percusión. ¿Cuál es el diagnóstico de presunción?:</text:p>
          </table:table-cell>
          <table:table-cell office:value-type="string" calcext:value-type="string">
            <text:p>En esta pregunta, la palabra clave es "timpanismo". Este dato indica la presencia de un exceso de aire en el interior de la caja torácica. De las 4 opciones propuestas, la única que cursa con exceso de aire es el neumotórax a tensión derecho (respuesta 2 correcta). Generalmente, el neumotórax a tensión es una urgencia vital y cursa con hipotensión arterial. En este caso, la presión arterial no está disminuida (140/90 mmHg), probablemente por haber transcurrido poco tiempo desde el traumatismo. Indudablemente, si no se resuelve la situación, presentará hipotensión durante los próximos minutos, pudiendo amenazar la vida del paciente. El taponamiento cardiaco no cursa con timpanismo y es incompatible con una presión arterial de 140/90 mmHg (el colapso de las cavidades derechas genera hipotensión severa) (respuesta 1 incorrecta). El hemotórax masivo cursaría con matidez (no con timpanismo) (respuesta 3 incorrecta). La contusión pulmonar rompe los capilares, favoreciendo el acúmulo de sangre en el parénquima y, por tanto, a la percusión tendría matidez (y no timpanismo) (respuesta 4 in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Taponamiento cardíaco traumático.</text:p>
          </table:table-cell>
          <table:table-cell office:value-type="string" calcext:value-type="string">
            <text:p>Neumotórax a tensión derecho.</text:p>
          </table:table-cell>
          <table:table-cell office:value-type="string" calcext:value-type="string">
            <text:p>Hemotórax masivo derecho.</text:p>
          </table:table-cell>
          <table:table-cell office:value-type="string" calcext:value-type="string">
            <text:p>Contusión pulmonar.</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35" calcext:value-type="float">
            <text:p>135</text:p>
          </table:table-cell>
          <table:table-cell office:value-type="float" office:value="11544" calcext:value-type="float">
            <text:p>11544</text:p>
          </table:table-cell>
          <table:table-cell office:value-type="float" office:value="300434" calcext:value-type="float">
            <text:p>300434</text:p>
          </table:table-cell>
          <table:table-cell office:value-type="string" calcext:value-type="string">
            <text:p>FALSE</text:p>
          </table:table-cell>
          <table:table-cell office:value-type="string" calcext:value-type="string">
            <text:p>Hombre de 64 años que consulta por presentar en los últimos 3 días debilidad creciente de miembros inferiores y parestesias ascendentes. La exploración muestra debilidad de miembros inferiores y arreflexia global. La analítica sanguínea y la radiografía de tórax son normales. La punción lumbar revela un LCR con 3 células mononucleares, 60 mg de glucorraquia y 97 mg de proteínas totales. Señale la afirmación INCORRECTA:</text:p>
          </table:table-cell>
          <table:table-cell office:value-type="string" calcext:value-type="string">
            <text:p>El cuadro es sugestivo de un Síndrome de Guillain Barré (polirradiculoneuropatia inflamatoria desmielinizante aguda), que no se trata con corticoides intravenosos sino con plasmaféresis o inmunoglobulinas (respuesta 1 incorrecta, 4 correcta).</text:p>
          </table:table-cell>
          <table:table-cell/>
          <table:table-cell office:value-type="string" calcext:value-type="string">
            <text:p>NEUROLOGÍA</text:p>
          </table:table-cell>
          <table:table-cell office:value-type="string" calcext:value-type="string">
            <text:p>Normal</text:p>
          </table:table-cell>
          <table:table-cell office:value-type="float" office:value="0.57" calcext:value-type="float">
            <text:p>0,57</text:p>
          </table:table-cell>
          <table:table-cell/>
          <table:table-cell office:value-type="string" calcext:value-type="string">
            <text:p>El cuadro es compatible con una polirradiculoneuropatía autoinmune.</text:p>
          </table:table-cell>
          <table:table-cell office:value-type="string" calcext:value-type="string">
            <text:p>En estos cuadros puede aparecer parálisis facial hasta en el 50 % de los casos.</text:p>
          </table:table-cell>
          <table:table-cell office:value-type="string" calcext:value-type="string">
            <text:p>En casos graves estos cuadros pueden asociarse a neuropatía autonómica.</text:p>
          </table:table-cell>
          <table:table-cell office:value-type="string" calcext:value-type="string">
            <text:p>El tratamiento de elección de estos cuadros es la administración de corticosteroides intravenosos.</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36" calcext:value-type="float">
            <text:p>136</text:p>
          </table:table-cell>
          <table:table-cell office:value-type="float" office:value="11545" calcext:value-type="float">
            <text:p>11545</text:p>
          </table:table-cell>
          <table:table-cell office:value-type="float" office:value="300435" calcext:value-type="float">
            <text:p>300435</text:p>
          </table:table-cell>
          <table:table-cell office:value-type="string" calcext:value-type="string">
            <text:p>FALSE</text:p>
          </table:table-cell>
          <table:table-cell office:value-type="string" calcext:value-type="string">
            <text:p>Paciente de 48 años que ha sufrido una hemorragia subaracnoidea por aneurisma de comunicante anterior. A los 10 días del sangrado presenta alteración del nivel de conciencia y desarrolla una hemiparesia. Señale la respuesta INCORRECTA:</text:p>
          </table:table-cell>
          <table:table-cell office:value-type="string" calcext:value-type="string">
            <text:p>La aparición a los 10 días de una hemorragia subaracnoidea de nueva clínica focal con disminución del nivel de conciencia sugiere la presencia de vasoespasmo (respuesta 1 incorrecta), aunque hay que realizar un TC para descartar otras complicaciones (respuesta 4 incorrecta). El tratamiento del vasoespasmo se basa en aumentar la volemia y, en menor medida la presión arterial, con aporte de expansores de volumen plasmáticos y en función de la presión arterial asociando fármacos vasopresores (aunque evitando situaciones de hipertensión por riesgo de resangrado) (respuesta 3 correcta). Cuando estas medidas fallan se recurre al tratamiento endovascular.</text:p>
          </table:table-cell>
          <table:table-cell/>
          <table:table-cell office:value-type="string" calcext:value-type="string">
            <text:p>NEUROLOGÍA</text:p>
          </table:table-cell>
          <table:table-cell office:value-type="string" calcext:value-type="string">
            <text:p>Normal</text:p>
          </table:table-cell>
          <table:table-cell office:value-type="float" office:value="0.42" calcext:value-type="float">
            <text:p>0,42</text:p>
          </table:table-cell>
          <table:table-cell/>
          <table:table-cell office:value-type="string" calcext:value-type="string">
            <text:p>El vasoespasmo ocurre con mayor frecuencia entre los días 4 y 14 tras la hemorragia subaracnoidea.</text:p>
          </table:table-cell>
          <table:table-cell office:value-type="string" calcext:value-type="string">
            <text:p>Cuanto mayor sea la cuantía del sangrado inicial mayor el riesgo de resangrado.</text:p>
          </table:table-cell>
          <table:table-cell office:value-type="string" calcext:value-type="string">
            <text:p>Se aconseja la restricción hídrica en estos pacientes por el riesgo de hiponatremia.</text:p>
          </table:table-cell>
          <table:table-cell office:value-type="string" calcext:value-type="string">
            <text:p>Es necesario hacer una TC craneal para poder descartar otras complicaciones.</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37" calcext:value-type="float">
            <text:p>137</text:p>
          </table:table-cell>
          <table:table-cell office:value-type="float" office:value="11546" calcext:value-type="float">
            <text:p>11546</text:p>
          </table:table-cell>
          <table:table-cell office:value-type="float" office:value="300436" calcext:value-type="float">
            <text:p>300436</text:p>
          </table:table-cell>
          <table:table-cell office:value-type="string" calcext:value-type="string">
            <text:p>FALSE</text:p>
          </table:table-cell>
          <table:table-cell office:value-type="string" calcext:value-type="string">
            <text:p>Mujer de 93 años con antecedentes de EPOC, HTA, dislipemia, fibrilación auricular y cardiopatía isquémica. Vive sola. Presenta fracción de eyección ventricular 53 %, creatinina 1,5 mg/dL, coagulación normal. Recibe tratamiento con broncodilatadores inhalados y AAS 100 mg al día. Sufre una caída en la calle, tras la cual le resulta imposible la bipedestación y sedestación, con dolor intenso en la cadera derecha a las movilizaciones, gran acortamiento y rotación externa de la pierna. ¿Cuándo y cómo debe tratarse?:</text:p>
          </table:table-cell>
          <table:table-cell office:value-type="string" calcext:value-type="string">
            <text:p>Se trata de una paciente añosa con patologías habituales para su edad. La paciente previamente era activa (cayó en la calle y vive sola). Con los datos clínicos sospechamos una fractura de la extremidad superior del fémur y por la edad una pertrocantérea. Una fracción de eyección superior al 50% y una creatinina de 1,5 mg/dl son valores habituales en estos pacientes y no necesitan valoraciones complementarias (respuesta 1 y 2 incorrectas). Aunque existe un riesgo quirúrgico debemos elegir este procedimiento para mejorar la calidad de vida de la paciente. Debe indicarse la cirugía en las primeras 48 horas. La sedestación precoz y el tratamiento ortogeriátrico son deseables para evitar las complicaciones inherentes al encamamiento prolongado. (respuesta 4 correcta). El tratamiento conservador aboca a la paciente a una inmovilización duradera con alto riesgo de complicaciones (respuesta 3 incorrecta).</text:p>
          </table:table-cell>
          <table:table-cell/>
          <table:table-cell office:value-type="string" calcext:value-type="string">
            <text:p>TRAUMATOLOGÍA</text:p>
          </table:table-cell>
          <table:table-cell office:value-type="string" calcext:value-type="string">
            <text:p>Difícil</text:p>
          </table:table-cell>
          <table:table-cell office:value-type="float" office:value="0.2" calcext:value-type="float">
            <text:p>0,2</text:p>
          </table:table-cell>
          <table:table-cell/>
          <table:table-cell office:value-type="string" calcext:value-type="string">
            <text:p>Ingreso para ecografía transtorácica, valoración por Cardiología y después reducción cerrada y fijación con tornilloplaca.</text:p>
          </table:table-cell>
          <table:table-cell office:value-type="string" calcext:value-type="string">
            <text:p>Ingreso para valoración por Nefrología y Cardiología, y después decidirá Traumatología si usa una artroplastia o un clavo trocantérico.</text:p>
          </table:table-cell>
          <table:table-cell office:value-type="string" calcext:value-type="string">
            <text:p>Ingreso en Medicina Interna/Geriatría, estabilización progresiva de las comorbilidades, tratamiento ortopédico conservador.</text:p>
          </table:table-cell>
          <table:table-cell office:value-type="string" calcext:value-type="string">
            <text:p>Reducción cerrada y fijación de la fractura antes de 48 horas, sedestación muy precoz, manejo ortogeriátrico.</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38" calcext:value-type="float">
            <text:p>138</text:p>
          </table:table-cell>
          <table:table-cell office:value-type="float" office:value="11547" calcext:value-type="float">
            <text:p>11547</text:p>
          </table:table-cell>
          <table:table-cell office:value-type="float" office:value="300437" calcext:value-type="float">
            <text:p>300437</text:p>
          </table:table-cell>
          <table:table-cell office:value-type="string" calcext:value-type="string">
            <text:p>FALSE</text:p>
          </table:table-cell>
          <table:table-cell office:value-type="string" calcext:value-type="string">
            <text:p>Mujer de 73 años con antecedentes de obesidad, diabetes mellitus tipo 2, hipertensión arterial y dislipemia. Consulta por dolor insoportable en la rodilla derecha de 5 días de evolución, sin trauma previo. Exploración: rodilla globulosa, varo moderado, extensión y flexión limitadas por dolor, dolor difuso medial. En la radiografía se aprecian osteofitos y pinzamiento leve de la interlínea medial. ¿Cuál sería su manejo inicial?:</text:p>
          </table:table-cell>
          <table:table-cell office:value-type="string" calcext:value-type="string">
            <text:p>La artrosis de rodilla se caracteriza por:  Frecuentemente mujeres  Edad avanzada  Obesidad  Dolor mecánico con episodios de dolor en reposo(inflamatorio).  Deformidad en varo de rodilla  Limitación de los movimientos articulares.  Radiografía: pinzamiento articular, osteofitos, geodas subcondrales… Si el diagnóstico es muy probable no precisa de estudios complementarios (resonancia magnética, analítica…) (respuesta 4 incorrecta). El diagnóstico más adecuado es de gonartrosis agudizada (5 días de evolución). El tratamiento inicial es médico y consiste en:  Evitar la carga sobre la articulación: reposo, uso de bastones…  Analgésicos de primer nivel: paracetamol, antinflamatorios no esteroideos. Si el dolor es muy importante pueden prescribirse opioides (tramadol). (respuesta 1 correcta) Sólo en los casos en que no se consigue un control médico adecuado, con dolor que impide realizar una vida normal, puede ser remitida a un cirujano ortopédico (nunca preferente) para valora la indicación de tratamiento quirúrgico: desbridamiento artroscópico (respuesta 3 incorrecta), osteotomías valguizantes, prótesis de rodilla (respuesta 2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Explicación del diagnóstico, reposo relativo, paracetamol 1 g/8 h más metamizol 500 mg /8 h, naproxeno de rescate.</text:p>
          </table:table-cell>
          <table:table-cell office:value-type="string" calcext:value-type="string">
            <text:p>Derivación preferente a consultas externas de Traumatología para valoración de prótesis total cementada.</text:p>
          </table:table-cell>
          <table:table-cell office:value-type="string" calcext:value-type="string">
            <text:p>Derivación preferente a consultas externas de Traumatología para valorar desbridamiento artroscópico.</text:p>
          </table:table-cell>
          <table:table-cell office:value-type="string" calcext:value-type="string">
            <text:p>Solicitud de resonancia magnética preferente para evaluación de meniscopatía, quiste de Baker y/o tendinitis.</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139" calcext:value-type="float">
            <text:p>139</text:p>
          </table:table-cell>
          <table:table-cell office:value-type="float" office:value="11548" calcext:value-type="float">
            <text:p>11548</text:p>
          </table:table-cell>
          <table:table-cell office:value-type="float" office:value="300438" calcext:value-type="float">
            <text:p>300438</text:p>
          </table:table-cell>
          <table:table-cell office:value-type="string" calcext:value-type="string">
            <text:p>FALSE</text:p>
          </table:table-cell>
          <table:table-cell office:value-type="string" calcext:value-type="string">
            <text:p>Niño de 7 años traído a urgencias tras caerse de un columpio sobre la mano derecha. No tiene antecedentes de interés. Presenta deformidad en dorso de tenedor de la muñeca e impotencia funcional, con situación neurovascular distal normal. ¿Qué lesión espera encontrar en la radiografía urgente que solicita?:</text:p>
          </table:table-cell>
          <table:table-cell office:value-type="string" calcext:value-type="string">
            <text:p>La deformidad en dorso de tenedor es muy sugestiva de una fractura de extremidad distal del radio. Dada la edad del paciente probablemente se trata de una epifisiolisis distal del radio (respuesta 3 correcta). La fractura-luxación de Monteggia es la asociación de una fractura decúbito y una luxación de cabeza de radio. No produce deformidad en la muñeca (respuesta 1 incorrecta). La fractura de la cabeza del radio se produce habitualmente en adultos y no provoca deformidad en la muñeca (respuesta 2 incorrecta). Las fracturas en tallo verde del antebrazo afectan habitualmente a cúbito y radio. No producen deformidad en la muñeca (respuesta 4 incorrecta).</text:p>
          </table:table-cell>
          <table:table-cell/>
          <table:table-cell office:value-type="string" calcext:value-type="string">
            <text:p>TRAUMATOLOGÍA</text:p>
          </table:table-cell>
          <table:table-cell office:value-type="string" calcext:value-type="string">
            <text:p>Normal</text:p>
          </table:table-cell>
          <table:table-cell office:value-type="float" office:value="0.34" calcext:value-type="float">
            <text:p>0,34</text:p>
          </table:table-cell>
          <table:table-cell/>
          <table:table-cell office:value-type="string" calcext:value-type="string">
            <text:p>Fractura-luxación de Monteggia.</text:p>
          </table:table-cell>
          <table:table-cell office:value-type="string" calcext:value-type="string">
            <text:p>Fractura de la cabeza radial.</text:p>
          </table:table-cell>
          <table:table-cell office:value-type="string" calcext:value-type="string">
            <text:p>Epifisiolisis distal del radio.</text:p>
          </table:table-cell>
          <table:table-cell office:value-type="string" calcext:value-type="string">
            <text:p>Fractura en tallo verde de cúbito.</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40" calcext:value-type="float">
            <text:p>140</text:p>
          </table:table-cell>
          <table:table-cell office:value-type="float" office:value="11549" calcext:value-type="float">
            <text:p>11549</text:p>
          </table:table-cell>
          <table:table-cell office:value-type="float" office:value="300439" calcext:value-type="float">
            <text:p>300439</text:p>
          </table:table-cell>
          <table:table-cell office:value-type="string" calcext:value-type="string">
            <text:p>FALSE</text:p>
          </table:table-cell>
          <table:table-cell office:value-type="string" calcext:value-type="string">
            <text:p>Mujer de 65 años, obesa, que sufre una caída sobre la mano con el codo en extensión. Presenta dolor en el brazo con tumefacción e impotencia funcional del mismo y con imposibilidad para realizar la extensión de la muñeca y dedos. Lo más probable es que presente:</text:p>
          </table:table-cell>
          <table:table-cell office:value-type="string" calcext:value-type="string">
            <text:p>La clínica es compatible con una fractura de la diáfisis del húmero (dolor, tumefacción e impotencia funcional del brazo) que se asocia con frecuencia a una lesión del nervio radial (imposibilidad para la extensión de la muñeca y los dedos y alteraciones sensitivas en cara posterior del antebrazo y dorso de la primera comisura) (respuesta 4 correcta). La fractura luxación de húmero proximal provoca dolor, tumefacción y dificultad para realizar movimientos del hombro. Puede asociarse con lesión del nervio axilar (dificultad para la separación del hombro y alteraciones sensitivas en la piel que cubre el deltoides) (respuesta 1 incorrecta). La luxación de codo (habitualmente posterior) provoca dolor e impotencia funcional del codo pudiendo provocar una lesión del nervio mediano, muy infrecuentemente del nervio radial (respuesta 2 incorrecta). La fractura diafisaria del húmero asociada a doble fractura del antebrazo (codo flotante) produce gran dolor, tumefacción e impotencia funcional del codo. Rara vez se asocia con lesión del nervio radial (respuesta 3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Fractura luxación de húmero proximal.</text:p>
          </table:table-cell>
          <table:table-cell office:value-type="string" calcext:value-type="string">
            <text:p>Luxación de codo.</text:p>
          </table:table-cell>
          <table:table-cell office:value-type="string" calcext:value-type="string">
            <text:p>Fractura diafisaria de húmero asociada a fractura doble de antebrazo.</text:p>
          </table:table-cell>
          <table:table-cell office:value-type="string" calcext:value-type="string">
            <text:p>Fractura diafisaria de húmero con lesión del nervio radial.</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41" calcext:value-type="float">
            <text:p>141</text:p>
          </table:table-cell>
          <table:table-cell office:value-type="float" office:value="11550" calcext:value-type="float">
            <text:p>11550</text:p>
          </table:table-cell>
          <table:table-cell office:value-type="float" office:value="300440" calcext:value-type="float">
            <text:p>300440</text:p>
          </table:table-cell>
          <table:table-cell office:value-type="string" calcext:value-type="string">
            <text:p>FALSE</text:p>
          </table:table-cell>
          <table:table-cell office:value-type="string" calcext:value-type="string">
            <text:p>El diagnóstico más probable de un paciente de 74 años que desde hace dos meses comienza con dolor lumbar irradiado a miembros inferiores, claudicación neurógena y limitación a la extensión del tronco es:</text:p>
          </table:table-cell>
          <table:table-cell office:value-type="string" calcext:value-type="string">
            <text:p>La estenosis del canal medular lumbar se caracteriza: - Es frecuente en sujetos mayores de 70 años - Presenta dolor lumbar a veces irradiado a los miembros inferiores - Es la causa más frecuente de claudicación neurógena: dolor lumbar que aparece durante la marcha y mejora con la flexión del tronco. El diagnóstico más probable es estenosis del canal lumbar (respuesta 4 correcta). La hernia discal L4-L5 afecta a sujetos más jóvenes con dolor lumbar irradiado a uno de los miembros inferiores siguiendo la metámera de la raíz L5 (dificultad para dorsiflexión de tobillo, parestesias y dolor que descienden por el miembro inferior hasta alcanzar el dedo gordo del pie y habitualmente sin afectar al reflejo aquíleo) (respuesta 1 incorrecta). La fractura vertebral lumbar suele tener un antecedente de traumatismo o esfuerzo. Produce dolor lumbar que aumenta con los movimientos (respuesta 2 incorrecta). La inestabilidad vertebral L5-S1 por espondilolisis produce dolor lumbar que puede irradiarse a miembros inferiores sin claudicación neurógena. (respuesta 3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89" calcext:value-type="float">
            <text:p>0,89</text:p>
          </table:table-cell>
          <table:table-cell/>
          <table:table-cell office:value-type="string" calcext:value-type="string">
            <text:p>Hernia discal L4-L5.</text:p>
          </table:table-cell>
          <table:table-cell office:value-type="string" calcext:value-type="string">
            <text:p>Fractura vertebral lumbar.</text:p>
          </table:table-cell>
          <table:table-cell office:value-type="string" calcext:value-type="string">
            <text:p>Inestabilidad vertebral L5-S1.</text:p>
          </table:table-cell>
          <table:table-cell office:value-type="string" calcext:value-type="string">
            <text:p>Estenosis de canal lumbar.</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42" calcext:value-type="float">
            <text:p>142</text:p>
          </table:table-cell>
          <table:table-cell office:value-type="float" office:value="11551" calcext:value-type="float">
            <text:p>11551</text:p>
          </table:table-cell>
          <table:table-cell office:value-type="float" office:value="300441" calcext:value-type="float">
            <text:p>300441</text:p>
          </table:table-cell>
          <table:table-cell office:value-type="string" calcext:value-type="string">
            <text:p>FALSE</text:p>
          </table:table-cell>
          <table:table-cell office:value-type="string" calcext:value-type="string">
            <text:p>Mujer de 70 años, diabética e hipertensa que sufre una caída en su domicilio, presentando una herida de 9 cm que comunica con un foco de fractura de la tibia derecha. Radiográficamente se observa una fractura oblicua corta de tercio medio-distal de tibia. Se opera de urgencias mediante limpieza (Friedrich) y colocación de un clavo endomedular acerrojado. A los 11 meses presenta una pseudoartrosis atrófica de tibia con supuración en la zona de la herida. ¿Cuál será su mejor opción terapéutica inmediata?:</text:p>
          </table:table-cell>
          <table:table-cell office:value-type="string" calcext:value-type="string">
            <text:p>Se trata de una paciente con antecedente de fractura abierta de tibia tipo II de Gustilo tratada mediante osteosíntesis (enclavado endomedular). Es diagnosticada de pseudoartrosis infectada. El tratamiento consistirá en la retirada del material de osteosíntesis, limpieza quirúrgica del foco, antibioterapia ajustada a los resultados de los cultivos y fijación externa. Tras el control de la infección puede realizarse el tratamiento de la pseudoartrosis (refracturar, aportar tejido óseo y compresión sobre el foco) (respuesta 4 correcta). La placa de osteosíntesis mantendrá la infección; por consiguiente, sólo retirar los tornillos distales es insuficiente para controlarla infección (respuesta 1 incorrecta). La pseudoartrosis infectada es siempre de tratamiento quirúrgico (respuesta 2 incorrecta). El aporte de injerto autólogo y de factores de crecimiento pueden complementar el tratamiento de una pseudoartrosis no infectada (respuesta 3 incorrecta).</text:p>
          </table:table-cell>
          <table:table-cell/>
          <table:table-cell office:value-type="string" calcext:value-type="string">
            <text:p>TRAUMATOLOGÍA</text:p>
          </table:table-cell>
          <table:table-cell office:value-type="string" calcext:value-type="string">
            <text:p>Normal</text:p>
          </table:table-cell>
          <table:table-cell office:value-type="float" office:value="0.64" calcext:value-type="float">
            <text:p>0,64</text:p>
          </table:table-cell>
          <table:table-cell/>
          <table:table-cell office:value-type="string" calcext:value-type="string">
            <text:p>Triple antibioterapia (grampositivos, gramnegativos y anaerobios) y limpieza de la herida quirúrgica, retirando los cerrojos distales para favorecer la consolidación ósea.</text:p>
          </table:table-cell>
          <table:table-cell office:value-type="string" calcext:value-type="string">
            <text:p>Actitud expectante y tratamiento antibiótico con quinolonas.</text:p>
          </table:table-cell>
          <table:table-cell office:value-type="string" calcext:value-type="string">
            <text:p>Aporte de injerto autólogo y de factores de crecimiento (BMP 2 y 7) para estimular el proceso de consolidación ósea, que está retardado.</text:p>
          </table:table-cell>
          <table:table-cell office:value-type="string" calcext:value-type="string">
            <text:p>Retirada del clavo, desbridamiento, colocación de fijador externo y antibioterapia ajustada a los resultados de los cultivos.</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44" calcext:value-type="float">
            <text:p>144</text:p>
          </table:table-cell>
          <table:table-cell office:value-type="float" office:value="11553" calcext:value-type="float">
            <text:p>11553</text:p>
          </table:table-cell>
          <table:table-cell office:value-type="float" office:value="300443" calcext:value-type="float">
            <text:p>300443</text:p>
          </table:table-cell>
          <table:table-cell office:value-type="string" calcext:value-type="string">
            <text:p>FALSE</text:p>
          </table:table-cell>
          <table:table-cell office:value-type="string" calcext:value-type="string">
            <text:p>Varón de 92 años, sin antecedentes patológicos de interés, diagnosticado hace 24 horas de pielonefritis aguda, que presenta alucinaciones visuales, discurso incoherente e inquietud psicomotriz. ¿Cuál de las siguientes afirmaciones se ajusta más al cuadro clínico que está presentando ahora?:</text:p>
          </table:table-cell>
          <table:table-cell office:value-type="string" calcext:value-type="string">
            <text:p>Nos describen el caso de un varón de 92 años que presenta de manera AGUDA, en el contexto de una pielonefritis (nos dicen un desencadenante), alucinaciones visuales, discurso incoherente y agitación psicomotriz. Se trata de un Delirium o Sd. confusional, que consiste en un cuadro de disfunción cerebral generalizado de causa orgánica y que aparece de manera aguda. Las causas más frecuentes son las infecciones (habituales las del tracto urinario), retención aguda de orina (RAO) y cambios de fármacos. Lo más característico del cuadro y lo que nos ayuda a distinguirlo de una demencia es la FLUCTUACIÓN del nivel de consciencia y de la atención. Además de esta característica, al tratarse de una alteración cerebral global la clínica puede ser muy variada: Alucinaciones visuales, síntomas cognitivos, delirios, alteración de la memoria, agitación...etc. (respuesta 2 correcta). No se trata de una demencia, en la que NO nos hablarían de un desencadenante y nos dirían que tiene una evolución PROGRESIVA (respuesta 1 incorrecta). Tampoco nos describe sintomatología psicótica (respuesta 3 incorrecta), ni describe un caso de depresión en la que presentarían un paciente con ánimo deprimido o anhedonia (respuesta 4 incorrecta).</text:p>
          </table:table-cell>
          <table:table-cell/>
          <table:table-cell office:value-type="string" calcext:value-type="string">
            <text:p>PSIQUIATRÍA</text:p>
          </table:table-cell>
          <table:table-cell office:value-type="string" calcext:value-type="string">
            <text:p>Fácil</text:p>
          </table:table-cell>
          <table:table-cell office:value-type="float" office:value="0.99" calcext:value-type="float">
            <text:p>0,99</text:p>
          </table:table-cell>
          <table:table-cell/>
          <table:table-cell office:value-type="string" calcext:value-type="string">
            <text:p>Se trata del debut típico de una demencia en un paciente mayor con una infección grave.</text:p>
          </table:table-cell>
          <table:table-cell office:value-type="string" calcext:value-type="string">
            <text:p>Se trata de un cuadro de delirium en un paciente mayor con una infección grave.</text:p>
          </table:table-cell>
          <table:table-cell office:value-type="string" calcext:value-type="string">
            <text:p>Se trata del debut de un episodio psicótico agudo (esquizofrenia tardía del anciano).</text:p>
          </table:table-cell>
          <table:table-cell office:value-type="string" calcext:value-type="string">
            <text:p>Se trata de un episodio de depresión grave por la hospitalización con sintomatología psicótica asociada.</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49" calcext:value-type="float">
            <text:p>149</text:p>
          </table:table-cell>
          <table:table-cell office:value-type="float" office:value="11558" calcext:value-type="float">
            <text:p>11558</text:p>
          </table:table-cell>
          <table:table-cell office:value-type="float" office:value="300448" calcext:value-type="float">
            <text:p>300448</text:p>
          </table:table-cell>
          <table:table-cell office:value-type="string" calcext:value-type="string">
            <text:p>FALSE</text:p>
          </table:table-cell>
          <table:table-cell office:value-type="string" calcext:value-type="string">
            <text:p>Mujer de 65 años que hace 3 meses presentó un cuadro de erupción cutánea vesicante sobre el dermatoma D6 derecho, acompañado de un dolor muy intenso. Tras la formación de costras, el cuadro se resolvió, pero persiste dolor moderado que se intensifica al roce y le impide el uso de ropa interior sobre el dermatoma afectado. En esta situación ¿qué tratamiento NO sería recomendable?:</text:p>
          </table:table-cell>
          <table:table-cell office:value-type="string" calcext:value-type="string">
            <text:p>La neuralgia postherpética (NPH) es un tipo de dolor neuropático (lesión de estructuras nerviosas) por lo que el tratamiento deberá basarse en la fisiopatología y consta de: Gabapentina, pregabalina y los antidepresivos tricíclicos como primera línea de tratamiento de la NPH (respuesta 1 incorrecta). El tratamiento tópico es eficaz en el dolor neuropático: la crema de capsaicina constituye un tratamiento eficaz en pacientes con NPH localizada (x ej: dermatoma D6 derecho) (respuesta 3 incorrecta). En ocasiones puede ser mal tolerada por lo que una alternativa son los parches de lidocaína (respuesta 4 incorrecta). En contraposición al dolor neuropático está el dolor nociceptivo (lesión en tejidos no neurales por estímulos mecánicos, térmicos o químicos (inflamación)) y el tratamiento basado en la fisiopatología se caracteriza por AINEs (x ej: ibuprofeno), paracetamol (respuesta 2 correcta). Los opioides son fármacos útiles ambos tipos de dolor. En el dolor neuropático se consideran segunda línea mientras que en el nociceptivo dependerán de la intensidad del dolor (2º escalón (opiodes débiles) y 3º escalón (morfina)).</text:p>
          </table:table-cell>
          <table:table-cell/>
          <table:table-cell office:value-type="string" calcext:value-type="string">
            <text:p>ANESTESIOLOGÍA</text:p>
          </table:table-cell>
          <table:table-cell office:value-type="string" calcext:value-type="string">
            <text:p>Normal</text:p>
          </table:table-cell>
          <table:table-cell office:value-type="float" office:value="0.49" calcext:value-type="float">
            <text:p>0,49</text:p>
          </table:table-cell>
          <table:table-cell/>
          <table:table-cell office:value-type="string" calcext:value-type="string">
            <text:p>Gabapentina oral.</text:p>
          </table:table-cell>
          <table:table-cell office:value-type="string" calcext:value-type="string">
            <text:p>Ibuprofeno oral.</text:p>
          </table:table-cell>
          <table:table-cell office:value-type="string" calcext:value-type="string">
            <text:p>Capsaicina tópica.</text:p>
          </table:table-cell>
          <table:table-cell office:value-type="string" calcext:value-type="string">
            <text:p>Lidocaína tópica.</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52" calcext:value-type="float">
            <text:p>152</text:p>
          </table:table-cell>
          <table:table-cell office:value-type="float" office:value="11561" calcext:value-type="float">
            <text:p>11561</text:p>
          </table:table-cell>
          <table:table-cell office:value-type="float" office:value="300451" calcext:value-type="float">
            <text:p>300451</text:p>
          </table:table-cell>
          <table:table-cell office:value-type="string" calcext:value-type="string">
            <text:p>FALSE</text:p>
          </table:table-cell>
          <table:table-cell office:value-type="string" calcext:value-type="string">
            <text:p>Señale cuál de los siguientes grupos terapéuticos ha demostrado disminuir la morbimortalidad cardiovascular y total en pacientes hipertensos, mayores de 55 años y con antecedentes de episodios cardiovasculares o diabetes:</text:p>
          </table:table-cell>
          <table:table-cell office:value-type="string" calcext:value-type="string">
            <text:p>Los fármacos que han demostrado mejoría en la supervivencia de HTA son los diuréticos y betabloqueantes (de manera global). En pacientes &gt;55 años, hipertensos y diabéticos un estudio (MICRO-HOPE) demostró que el ramipril mejoraba la supervivencia en pacientes con HTA (respuesta 3 correcta). Pregunta muy directa que nos viene a preguntar por un estudio muy concreto.</text:p>
          </table:table-cell>
          <table:table-cell/>
          <table:table-cell office:value-type="string" calcext:value-type="string">
            <text:p>CARDI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Bloqueantes de los canales del calcio (calcioantagonistas).</text:p>
          </table:table-cell>
          <table:table-cell office:value-type="string" calcext:value-type="string">
            <text:p>Diuréticos.</text:p>
          </table:table-cell>
          <table:table-cell office:value-type="string" calcext:value-type="string">
            <text:p>Inhibidores del enzima convertidor de angiotensina.</text:p>
          </table:table-cell>
          <table:table-cell office:value-type="string" calcext:value-type="string">
            <text:p>Betabloqueantes.</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53" calcext:value-type="float">
            <text:p>153</text:p>
          </table:table-cell>
          <table:table-cell office:value-type="float" office:value="11562" calcext:value-type="float">
            <text:p>11562</text:p>
          </table:table-cell>
          <table:table-cell office:value-type="float" office:value="300452" calcext:value-type="float">
            <text:p>300452</text:p>
          </table:table-cell>
          <table:table-cell office:value-type="string" calcext:value-type="string">
            <text:p>FALSE</text:p>
          </table:table-cell>
          <table:table-cell office:value-type="string" calcext:value-type="string">
            <text:p>Varón de 65 años que consulta por un episodio de hematuria franca indolora dos días antes, sin otra sintomatología acompañante. La historia clínica no indica sospecha de un determinado origen y la tira de orina de ese día revela la existencia de hematuria, aunque la orina es clara. ¿Qué prueba solicitaría en primer lugar para orientar el diagnóstico?:</text:p>
          </table:table-cell>
          <table:table-cell office:value-type="string" calcext:value-type="string">
            <text:p>Ante un varón mayor, con hematuria sin otros síntomas acompañantes, debe sospecharse una posible neoplasia urotelial. No nos ponen en la disyuntiva de pedir una cistoscopia dado que no es una opción. Nos piden qué prueba de imagen solicitaríamos en PRIMER lugar. La radiografía simple sólo permite valorar litiasis, siempre que tengan radiodensidad elevada y gran tamaño. El contexto clínico no nos indica la sospecha de hematuria por litiasis (respuesta 2 incorrecta). La urografía intravenosa permite valorar malformaciones (que no sospechamos) y litiasis o neoplasias uroteliales de gran tamaño (respuesta 1 incorrecta). La TC es una prueba que permite valorar al detalle la anatomía urinaria y ver tumores o litiasis, pero supone contraste, radiación y de coste elevado por lo que no parece razonable utilizarla en PRIMER lugar (respuesta 4 incorrecta). La prueba de imagen de elección para iniciar casi cualquier estudio de la vía urinaria es la ecografía (respuesta 3 correcta). En el caso de la hematuria, puede permitirnos valorar el grosor de la pared vesical, posibles lesiones en ésta, así como ver lesiones renales (los tumores renales también producen hematuria) o presencia de litiasis. Si bien su definición es menor al TC, presenta menos contraindicaciones y carece de radiaciones ionizantes por lo que debe considerarse como prueba de elección "de inicio".</text:p>
          </table:table-cell>
          <table:table-cell/>
          <table:table-cell office:value-type="string" calcext:value-type="string">
            <text:p>NEFROLOGÍA</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Urografía intravenosa.</text:p>
          </table:table-cell>
          <table:table-cell office:value-type="string" calcext:value-type="string">
            <text:p>Radiografía simple de abdomen.</text:p>
          </table:table-cell>
          <table:table-cell office:value-type="string" calcext:value-type="string">
            <text:p>Ecografía renal y de vías urinarias.</text:p>
          </table:table-cell>
          <table:table-cell office:value-type="string" calcext:value-type="string">
            <text:p>Tomografía computarizada de abdomen.</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56" calcext:value-type="float">
            <text:p>156</text:p>
          </table:table-cell>
          <table:table-cell office:value-type="float" office:value="11565" calcext:value-type="float">
            <text:p>11565</text:p>
          </table:table-cell>
          <table:table-cell office:value-type="float" office:value="300455" calcext:value-type="float">
            <text:p>300455</text:p>
          </table:table-cell>
          <table:table-cell office:value-type="string" calcext:value-type="string">
            <text:p>FALSE</text:p>
          </table:table-cell>
          <table:table-cell office:value-type="string" calcext:value-type="string">
            <text:p>Paciente con insuficiencia cardiaca crónica en quien detectamos unas ondas "v" prominentes en el pulso venoso yugular y en la auscultación cardiaca un soplo holosistólico en el área del apéndice xifoides que se acentúa con la inspiración profunda. ¿Cuál es la valvulopatía que sugiere esta exploración física?:</text:p>
          </table:table-cell>
          <table:table-cell office:value-type="string" calcext:value-type="string">
            <text:p>Soplo que aumenta con la inspiración = soplo de cavidades derechas (respuestas 1 y 4 incorrectas). Insuficiencia pulmonar = soplo diastólico (respuesta 2 incorrecta). Insuficiencia tricúspide = soplo sistólico que aumenta con la inspiración y ondas V en pulso venoso yugular (respuesta 3 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Insuficiencia mitral.</text:p>
          </table:table-cell>
          <table:table-cell office:value-type="string" calcext:value-type="string">
            <text:p>Insuficiencia pulmonar.</text:p>
          </table:table-cell>
          <table:table-cell office:value-type="string" calcext:value-type="string">
            <text:p>Insuficiencia tricuspídea.</text:p>
          </table:table-cell>
          <table:table-cell office:value-type="string" calcext:value-type="string">
            <text:p>Estenosis aórtica.</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57" calcext:value-type="float">
            <text:p>157</text:p>
          </table:table-cell>
          <table:table-cell office:value-type="float" office:value="11566" calcext:value-type="float">
            <text:p>11566</text:p>
          </table:table-cell>
          <table:table-cell office:value-type="float" office:value="300456" calcext:value-type="float">
            <text:p>300456</text:p>
          </table:table-cell>
          <table:table-cell office:value-type="string" calcext:value-type="string">
            <text:p>FALSE</text:p>
          </table:table-cell>
          <table:table-cell office:value-type="string" calcext:value-type="string">
            <text:p>Mujer de 26 años que consulta por sensación de debilidad generalizada que se ha instaurado progresivamente en el curso de tres semanas, haciéndose especialmente intensa en los últimos dos días. Refiere desde hace un par de años episodios de dolor articular en las manos que han precisado de la toma de antiinflamatorios, así como la aparición de alguna lesión eritematosa de causa no aclarada en la zona del escote, principalmente en verano. En la exploración física destaca únicamente una palidez cutáneo-mucosa evidente y una frecuencia cardiaca de 100 lpm. En el hemograma destaca: Hb 6 gr/dL, Hto 27 %, VCM 105 fL, 3.420 leucocitos/mm3 (2300 neutrófilos/mm3, 800 linfocitos/mm3, 250 monocitos/mm3, 50 eosinófilos/mm3, 20 basófilos/mm3), plaquetas 170.000/mm3. En la bioquímica: AST 30 UI/L, ALT 35 UI/L, GGT 59 UI/L, fosfatasa alcalina 105 UI/L, LDH 490 UI/L, urea 20 mg/dL, creatinina 0,8 mg/dL. Teniendo en cuenta la información disponible, indique cuál de los siguientes parámetros analíticos adicionales necesitaría conocer para poder tomar la decisión inmediata más apropiada:</text:p>
          </table:table-cell>
          <table:table-cell office:value-type="string" calcext:value-type="string">
            <text:p>Nos presentan el cuadro de una chica joven, con dolor articular de 2 años de evolución en sus manos, lesiones eritematosas en zona de escote y debilidad generalizada. En conjunto, una de las primeras sospechas que debemos de tener es el Lupus Eritematoso Sistémico, enfermedad autoinmune como todos conocéis. En su hemograma aparece una anemia levemente macrocítica aislada (sin leucopenia ni plaquetopenia) con lo que es difícil decantarse por la opción 1 (anemia con volúmenes mucho mayores, y acompañada en ocasiones de descenso de alguna de las otras series sanguíneas, o de todas ellas) (respuesta 1 incorrecta).Ante la presencia de una anemia en una enferma con una enfermedad inmune presente, como es el caso, y una LDH elevada hemos de pensar que se puede tratar de una anemia hemolítica adquirida y por lo tanto lo primero que deberíamos de solicitar es el estudio de Coombs para clasificar dicha anemia en inmune o no inmune (respuesta 3 correcta). La actitud a tomar ante estos pacientes es un concepto repeMIR ampliamente preguntado en los últimos 15 años.</text:p>
          </table:table-cell>
          <table:table-cell/>
          <table:table-cell office:value-type="string" calcext:value-type="string">
            <text:p>REUMATOLOGÍA</text:p>
          </table:table-cell>
          <table:table-cell office:value-type="string" calcext:value-type="string">
            <text:p>Difícil</text:p>
          </table:table-cell>
          <table:table-cell office:value-type="float" office:value="0.03" calcext:value-type="float">
            <text:p>0,03</text:p>
          </table:table-cell>
          <table:table-cell/>
          <table:table-cell office:value-type="string" calcext:value-type="string">
            <text:p>Vitamina B12.</text:p>
          </table:table-cell>
          <table:table-cell office:value-type="string" calcext:value-type="string">
            <text:p>Anticuerpos antinucleares.</text:p>
          </table:table-cell>
          <table:table-cell office:value-type="string" calcext:value-type="string">
            <text:p>Test de Coombs directo.</text:p>
          </table:table-cell>
          <table:table-cell office:value-type="string" calcext:value-type="string">
            <text:p>Anticuerpos anti-DNA.</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58" calcext:value-type="float">
            <text:p>158</text:p>
          </table:table-cell>
          <table:table-cell office:value-type="float" office:value="11567" calcext:value-type="float">
            <text:p>11567</text:p>
          </table:table-cell>
          <table:table-cell office:value-type="float" office:value="300457" calcext:value-type="float">
            <text:p>300457</text:p>
          </table:table-cell>
          <table:table-cell office:value-type="string" calcext:value-type="string">
            <text:p>FALSE</text:p>
          </table:table-cell>
          <table:table-cell office:value-type="string" calcext:value-type="string">
            <text:p>Hombre de 60 años diagnosticado de esclerodermia hace once años, con fenómeno de Raynaud de larga evolución y sensación de reflujo gastroesofágico. En la exploración física destacan telangiectasias en la cara y esclerodactilia. Anticuerpos antinucleares positivos (títulos de 1/2.560) con patrón de inmunofluorescencia centromérico, anticuerpos anticentrómero positivos. Acude por presentar desde hace tres meses disnea que en las últimas semanas se ha intensificado hasta afectar a su actividad física habitual, sin edemas, ortopnea ni disnea paroxística nocturna. Auscultación cardíaca y respiratoria normales. La analítica muestra hemograma y función hepática y renal normales. Únicamente destaca una elevación del péptido natriurético atrial (pro-BNP). Teniendo en cuenta la información aportada ¿cuál debería ser su primera sospecha diagnóstica?:</text:p>
          </table:table-cell>
          <table:table-cell office:value-type="string" calcext:value-type="string">
            <text:p>La hipertensión pulmonar de la esclerodermia limitada o síndrome de CREST (respuesta 2 correcta, respuesta 1, 3 y 4 incorrectas) se debe a la remodelación vascular de arterias pulmonares de pequeño calibre que ocurre en 8 a 12% de los pacientes y se presenta como una anormalidad aislada o relacionada con la afectación intersticial. Aunque los pacientes con hipertensión pulmonar a menudo permanecen asintomáticos en las etapas iniciales, pueden presentarse con síntomas inespecíficos de disnea de esfuerzo y disminución de la capacidad para el ejercicio. Con la progresión aparecen angina, síncopes y manifestaciones de insuficiencia cardiaca derecha (ausencia de ortopnea y disnea paroxística nocturna). La auscultación cardiorespiratoria puede ser normal o mostrar taquipnea, un componente pulmonar intenso del segundo tono, soplo de insuficiencia pulmonar/tricúspide, frémito ventricular derecho palpable, aumento de la presión venosa yugular y edema en regiones declive. La concentración sérica del extremo amino-terminal del péptido natriurético procerebral (NT-proBNP) se relaciona con la presencia y gravedad de la hipertensión pulmonar.</text:p>
          </table:table-cell>
          <table:table-cell/>
          <table:table-cell office:value-type="string" calcext:value-type="string">
            <text:p>REUMATOLOGÍA</text:p>
          </table:table-cell>
          <table:table-cell office:value-type="string" calcext:value-type="string">
            <text:p>Normal</text:p>
          </table:table-cell>
          <table:table-cell office:value-type="float" office:value="0.39" calcext:value-type="float">
            <text:p>0,39</text:p>
          </table:table-cell>
          <table:table-cell/>
          <table:table-cell office:value-type="string" calcext:value-type="string">
            <text:p>Enfermedad pulmonar intersticial incipiente.</text:p>
          </table:table-cell>
          <table:table-cell office:value-type="string" calcext:value-type="string">
            <text:p>Hipertensión arterial pulmonar.</text:p>
          </table:table-cell>
          <table:table-cell office:value-type="string" calcext:value-type="string">
            <text:p>Insuficiencia cardíaca.</text:p>
          </table:table-cell>
          <table:table-cell office:value-type="string" calcext:value-type="string">
            <text:p>Tromboembolismo pulmonar.</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59" calcext:value-type="float">
            <text:p>159</text:p>
          </table:table-cell>
          <table:table-cell office:value-type="float" office:value="11568" calcext:value-type="float">
            <text:p>11568</text:p>
          </table:table-cell>
          <table:table-cell office:value-type="float" office:value="300458" calcext:value-type="float">
            <text:p>300458</text:p>
          </table:table-cell>
          <table:table-cell office:value-type="string" calcext:value-type="string">
            <text:p>FALSE</text:p>
          </table:table-cell>
          <table:table-cell office:value-type="string" calcext:value-type="string">
            <text:p>Un paciente de 45 años con antecedentes de infección por VIH conocida hace 6 años consulta por deseo de reiniciar el tratamiento antirretroviral. Lo abandonó hace dos años por motivos personales y en parte por efectos adversos, cuando presentaba carga viral indetectable y 230 linfocitos CD4; en los últimos meses ha sufrido un herpes zoster. Señale la respuesta correcta respecto al reinicio del tratamiento:</text:p>
          </table:table-cell>
          <table:table-cell office:value-type="string" calcext:value-type="string">
            <text:p>La opción 1 es incorrecta. Debido a que el paciente “consulta por deseo de reiniciar el tratamiento antirretroviral”, lo cual supone que quiere ser tratado y no es necesario “asegurar una adecuada adherencia”, que por otra parte nunca se puede valorar de manera “segura”. Ello no es óbice para negar el acceso a la terapia. La opción 2 parece ambigua, pero la más plausible de ser correcta. Podría ser errónea ya que cuando el paciente abandonó el tratamiento la carga viral era negativa y por tanto teóricamente no debía de haber desarrollado resistencias. Pero también podría ser cierta, ya que resulta prudente solicitar un estudio de resistencias tras un abandono del tratamiento, máxime si cabe la posibilidad de que se hubiera producido un fracaso terapéutico en el proceso de abandono de la medicación. Considerando que en este caso no se indica cuánto tiempo transcurrió desde la última CV indetectable y el abandono del tratamiento tan plausible es que coincida la fecha en la que se hizo el análisis con CV indetectable y el abandono del tratamiento, como que transcurriesen varios meses desde que se efectuase la cuantificación de CV hasta que abandonase el tratamiento (con fallos previos múltiples, dado que la determinación de CV se suele efectuar cada 6 meses). Y podría ser que el paciente hubiera abandonado el tratamiento poco a poco (ya que tenía efectos adversos a algún o algunos fármacos) y haber incurrido en una monoterapia encubierta con el consiguiente desarrollo de resistencias. Además tampoco conocemos si tomaba múltiples fármacos en presentaciones separadas o un régimen en una única tableta, lo que condicionaría un mayor o menor riesgo de desarrollo de resistencias. Por último en 2 años se podría haber reinfectado por un virus resistente. En este sentido las últimas guías del NIH (https://aidsinfo.nih.gov/contentfiles/lvguidelines/adultandadolescentgl.pdf) señalan textualmente: “Se puede considerar repetir la prueba cuando se inicia el TAR porque el el paciente puede haber adquirido un virus resistente a los medicamentos (superinfección)”. La opción 3 resulta también ambivalente y en consecuencia incorrecta. Podría ser cierta si el régimen previo consistiera en dolutegravir con lamivudina y un tercer fármaco que fuese el que le ocasionara efectos adversos. En este caso si la CV fuera menor en la actualidad de 500.000 copias/mL y no se evidenciaran resistencias la respuesta sería cierta. Pero por el contrario la respuesta podría ser falsa si el paciente en la actualidad presentara resistencias a alguno de los componentes de la biterapia que propone, o si la CV en la actualidad fuese mayor de 500.000 copias/mL. También la opción 4 es ambigua. Podría ser cierta si el régimen seguido anteriormente no fuese el mismo que se le va a dar en la actualidad, ya que presentaba efectos adversos, y si no hubiera desarrollado resistencias a ninguno de los componentes que se van a incluir en la “combinación basada en inhibidores de proteasa potenciados” a instaurar de acuerdo con la oferta. Y podría ser falsa si los efectos adversos que mostraba fueran causados por los mismos fármacos que forman parte del régimen actual basado en un inhibidor de la proteasa potenciado o si hubiera desarrollado resistencias a los mismos. La respuesta más coherente hubiera sido que la opción 2 es cierta: no se podría asegurar que no hubiese habido una monoterapia encubierta al abandonar el tratamiento y no cabe afirmar que en 2 años no se haya re-infectado por un virus resistente y por ello parecería correcto solicitar un estudio de resistencias.</text:p>
          </table:table-cell>
          <table:table-cell/>
          <table:table-cell office:value-type="string" calcext:value-type="string">
            <text:p>INFECCIOSAS</text:p>
          </table:table-cell>
          <table:table-cell office:value-type="string" calcext:value-type="string">
            <text:p>Difícil</text:p>
          </table:table-cell>
          <table:table-cell office:value-type="float" office:value="-0.19" calcext:value-type="float">
            <text:p>-0,19</text:p>
          </table:table-cell>
          <table:table-cell/>
          <table:table-cell office:value-type="string" calcext:value-type="string">
            <text:p>Si no es posible asegurar una adecuada adherencia al tratamiento, lo mejor es que no lo reinicie por el riesgo de desarrollo de resistencias.</text:p>
          </table:table-cell>
          <table:table-cell office:value-type="string" calcext:value-type="string">
            <text:p>Estaría indicado en este momento un estudio de resistencias para conocer las mutaciones presentes y guiar el reinicio del tratamiento.</text:p>
          </table:table-cell>
          <table:table-cell office:value-type="string" calcext:value-type="string">
            <text:p>La biterapia con dolutegravir y lamivudina podría ser igual de eficaz en esta situación que la triple terapia, ya que podría reducir parte de los efectos adversos.</text:p>
          </table:table-cell>
          <table:table-cell office:value-type="string" calcext:value-type="string">
            <text:p>La mejor opción en este paciente podría ser una combinación basada en inhibidores de proteasa potenciados.</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60" calcext:value-type="float">
            <text:p>160</text:p>
          </table:table-cell>
          <table:table-cell office:value-type="float" office:value="11569" calcext:value-type="float">
            <text:p>11569</text:p>
          </table:table-cell>
          <table:table-cell office:value-type="float" office:value="300459" calcext:value-type="float">
            <text:p>300459</text:p>
          </table:table-cell>
          <table:table-cell office:value-type="string" calcext:value-type="string">
            <text:p>FALSE</text:p>
          </table:table-cell>
          <table:table-cell office:value-type="string" calcext:value-type="string">
            <text:p>Un varón de 22 años, practicante de deportes de aventura, presenta una parálisis facial bilateral. Un par de meses atrás refiere haber sufrido, durante un periodo aproximado de cuatro semanas, un episodio de debilidad generalizada, fiebre, cefalea intensa y artromialgias. A pesar de haber mejorado sustancialmente persiste de forma fluctuante cierta cefalea y dolor articular. La exploración cardiorespiratoria, abdominal y neurológica son completamente normales, con reflejos osteotendinosos presentes y simétricos. La radiografía de tórax es también normal. ¿Cuál es, con mayor probabilidad, el causante del cuadro clínico descrito?:</text:p>
          </table:table-cell>
          <table:table-cell office:value-type="string" calcext:value-type="string">
            <text:p>La Borreliosis de Lyme es una zoonosis de distribución universal que afecta a múltiples órganos y sistemas causada por Borrelia burgdorferi. Está transmitida por garrapatas duras del género Ixodes, en Europa Ixodes ricinus. Comienza con una lesión cutánea eritematosa de aspecto anular que se expande, para después de semanas o meses presentar manifestaciones cardiacas, neurológicas y/o articulares. La Enfermedad puede dividirse en tres estadios, que en ocasiones pueden solaparse: fase inicial (infección precoz localizada), fase temprana (infección precoz diseminada) y fase tardía (infección persistente). La infección puede cursar de forma asintomática. Tras un periodo de incubación de 3 a 32 días, y sin que muchos enfermos recuerden haber sido picados por garrapatas (muchos de ellos como el que se nos presenta practicante de deportes de aventura al aire libre), aparece la fase inicial de la enfermedad. Ésta se caracteriza por el eritema migratorio en el punto de la picadura. Comienza como una mácula o pápula roja que se expande (con un tamaño medio de 15 cm) aclarándose parcialmente en el centro. En el 20% de casos de la enfermedad no se presenta o no se aprecia el eritema migratorio. Al cabo de días a semanas la infección se extiende por vía linfática y hematógena y en una cuarta parte de los casos aparecen lesiones anulares secundarias, que son más pequeñas. Pueden aparecer otros tipos de lesiones cutáneas, y en Europa se ha descrito fundamentalmente en niños la denominada “linfadenosis benigna cutis”, que cursa con lesiones induradas eritemato-violáceas fundamentalmente en los lóbulos de las orejas o en los pezones. Los signos de afectación general en este estadio suelen ser leves (artralgias, astenia…) cuando aparecen. El eritema migratorio suele autolimitarse en unas semanas, y en Europa, al cabo de días, semanas o meses suelen aparecen en un porcentaje no bien conocido de los casos las manifestaciones neurológicas. En los jóvenes la manifestación neurológica más frecuente es la parálisis facial y en el adulto la meningorradiculitis, siendo muy típica la afectación bilateral del nervio facial (Síndrome de Bannwarth), tal y como se expone en el presente cuadro (respuesta 4 correcta) La Leptospirosis (opción 2) es una zoonosis causada por la espiroqueta Leptospira interrogans. Sus manifestaciones clínicas son muy diversas, desde infecciones asintomáticas y cuadros pseudogripales hasta formas graves (síndrome de Weil) con ictericia, insuficiencia renal y diátesis hemorrágica. La mayoría de infecciones probablemente son asintomáticas. Tras un periodo de incubación habitualmente 1 a 2 semanas, aparecen las manifestaciones clínicas, que en el 90% de los casos son formas leves. Cursan como un cuadro pseudogripal, con fiebre, mialgias (muy características) y cefalalgia, acompañado de náuseas, vómitos, tos y fotofobia. A la exploración puede observarse un exantema cutáneo, hepatomegalia, esplenomegalia, linfadenopatía y sufusión conjuntival. Esta primera fase de la enfermedad corresponde con el periodo de leptospiremia y suele durar una semana. En un 10% de casos, al cabo de 1 a 3 días, la enfermedad reaparece coincidiendo con la producción de anticuerpos (periodo inmmunitario), puede haber fiebre y mialgias durante algunos días, a veces durante semanas, aunque habitualmente los síntomas son menos intensos. La complicación más importante en este periodo es la meningitis aséptica. Las formas graves ictéricas (síndrome de Weil) se presentan en un 5-15% de los casos. El comienzo suele ser igual al de las formas leves, pero sin llegar a producirse un patrón bifásico, con ictericia, insuficiencia renal, afectación pulmonar (con tos, disnea, dolor torácico y esputo hemoptoico) y diátesis hemorrágica. Puede producirse afectación de múltiples órganos con fracaso multiorgánico. Entre un 4-9% de pacientes con Sarcoidosis (opción 3) desarrollan una neuropatía periférica. Cursa como una mononeutiris y, entre los pares craneales, si bien el facial es el más frecuentemente afectado el cuadro narrado en la pregunta no apunta hacia esta etiología. El Síndrome de Guillain-Barré (opción 1) se denomina también como polilineuropatía desmielinizante inflamatoria aguda, y representa el 25-40% de las polineuropatías del adulto. La mitad de los pacientes refieren un cuadro infeccioso a menudo de vías respiratorias altas o gastroentérico los días previos. En ocasiones existe evidencia serológica de una infección reciente por Campylobacter, Mycoplasma pneumoniae, Citomegalovirus, Virus de Epstein-Barr o Virus de la Inmunodeficiencia Humana.</text:p>
          </table:table-cell>
          <table:table-cell/>
          <table:table-cell office:value-type="string" calcext:value-type="string">
            <text:p>INFECCIOSAS</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Síndrome de Guillain-Barré.</text:p>
          </table:table-cell>
          <table:table-cell office:value-type="string" calcext:value-type="string">
            <text:p>Leptospirosis.</text:p>
          </table:table-cell>
          <table:table-cell office:value-type="string" calcext:value-type="string">
            <text:p>Sarcoidosis.</text:p>
          </table:table-cell>
          <table:table-cell office:value-type="string" calcext:value-type="string">
            <text:p>Enfermedad de Lyme.</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61" calcext:value-type="float">
            <text:p>161</text:p>
          </table:table-cell>
          <table:table-cell office:value-type="float" office:value="11570" calcext:value-type="float">
            <text:p>11570</text:p>
          </table:table-cell>
          <table:table-cell office:value-type="float" office:value="300460" calcext:value-type="float">
            <text:p>300460</text:p>
          </table:table-cell>
          <table:table-cell office:value-type="string" calcext:value-type="string">
            <text:p>FALSE</text:p>
          </table:table-cell>
          <table:table-cell office:value-type="string" calcext:value-type="string">
            <text:p>Hombre de 45 años que consulta por deterioro del estado general de 3 semanas de evolución, al que se añade un episodio de expectoración hemoptoica en las últimas horas. Exploración física normal. En el análisis de sangre destaca:hemograma normal; VSG 70 mm/h; creatinina 1,8 mg/dl. En el análisis de orina se observa microhematuria (60 hematíes/campo) y proteinuria (1,2 g/24h). En la TC de tórax se observan nódulos pulmonares cavitados, de localización perihiliar bilateral. ¿Cuál de las siguientes afirmaciones es cierta?:</text:p>
          </table:table-cell>
          <table:table-cell office:value-type="string" calcext:value-type="string">
            <text:p>Nos encontramos ante un caso clínico de Granulomatosis con poliangeitis o enfermedad de Wegener (hemoptisis, elevación de VSG, insuficiencia renal, hematuria, proteinuria y nódulos pulmonares cavitados). La presencia de eosinofilia periférica intensa es una característica de la granulomatosis eosinofílica con poliangeitis o enfermedad de Churg Strauss (respuesta 1 incorrecta) La enfermedad de Wegener, con tratamiento, presenta una supervivencia aproximada del 75% a los 5 años (respuesta 2 incorrecta) El rituximab es un anticuerpo monoclonal quimérico dirigido contra CD20 que aparece en linfocitos B normales y malignos. La FDA aprobó su utilización en la granumatosis con poliangitis (Wegener). La administración de 375mg/m2 de rituximab una vez por semana durante 4 semanas en combinación con corticoides en pacientes con Wegener activa y ANCA positivos, tuvo la misma eficacia que ciclofosfamida y corticoides para inducir la remisión de la enfermedad (respuesta 3 correcta). En promedio, el 90% de los pacientes con granulomatosis y poliangitis activa tienen ANCA contra proteinasa <text:s/>3. Es muy grande la especificidad de la existencia o positividad de ANCA contra proteinasa 3, en particular si existe nefritis activa (respuesta 4 incorrecta)</text:p>
          </table:table-cell>
          <table:table-cell/>
          <table:table-cell office:value-type="string" calcext:value-type="string">
            <text:p>REUMATOLOGÍA</text:p>
          </table:table-cell>
          <table:table-cell office:value-type="string" calcext:value-type="string">
            <text:p>Normal</text:p>
          </table:table-cell>
          <table:table-cell office:value-type="float" office:value="0.59" calcext:value-type="float">
            <text:p>0,59</text:p>
          </table:table-cell>
          <table:table-cell/>
          <table:table-cell office:value-type="string" calcext:value-type="string">
            <text:p>La presencia de eosinofilia periférica intensa (&gt; 1.000 células/L) es una característica de la enfermedad.</text:p>
          </table:table-cell>
          <table:table-cell office:value-type="string" calcext:value-type="string">
            <text:p>Sin tratamiento, más del 80 % de los pacientes presentan una evolución favorable con resolución del cuadro.</text:p>
          </table:table-cell>
          <table:table-cell office:value-type="string" calcext:value-type="string">
            <text:p>El rituximab ha demostrado ser efectivo para la inducción de la remisión de las formas generalizadas con afectación renal.</text:p>
          </table:table-cell>
          <table:table-cell office:value-type="string" calcext:value-type="string">
            <text:p>En torno al 90 % de los pacientes que tienen afectación renal muestran positividad de anticuerpos anticitoplasma del neutrófilo con especificidad frente a mieloperoxidasa.</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62" calcext:value-type="float">
            <text:p>162</text:p>
          </table:table-cell>
          <table:table-cell office:value-type="float" office:value="11571" calcext:value-type="float">
            <text:p>11571</text:p>
          </table:table-cell>
          <table:table-cell office:value-type="float" office:value="300461" calcext:value-type="float">
            <text:p>300461</text:p>
          </table:table-cell>
          <table:table-cell office:value-type="string" calcext:value-type="string">
            <text:p>FALSE</text:p>
          </table:table-cell>
          <table:table-cell office:value-type="string" calcext:value-type="string">
            <text:p>Varón de 27 años con antecedentes de déficit neurocognitivo leve y alteración de la conducta de inicio en la infancia y disfunción hepática crónica (aspartato aminotransferasa 78U/L (5-40 U/L), alanino aminotransferasa 80U/L (5-40 U/L)). En los últimos seis meses ha desarrollado una alteración de la marcha. Es remitido a urgencias por cefalea, vómitos, rechazo de los alimentos y somnolencia en el contexto de un síndrome gripal. En la exploración física destaca temperatura 37,7°C, disminución de la conciencia (Glasgow 11), pupilas poco reactivas, ataxia cerebelosa y paraparesia espástica. ¿Cuál de las siguientes afirmaciones es cierta con respecto a su diagnóstico y tratamiento?:</text:p>
          </table:table-cell>
          <table:table-cell office:value-type="string" calcext:value-type="string">
            <text:p>Nos presentan el caso de un varón joven que desde la infancia cursa con clínica neurológica (déficit neurocognitivo y alteración de la conducta) y disfunción hepática con discreta elevación de las transaminasas. Desde hace 6 meses, además, se ha sumado una alteración de la marcha. En el contexto de una infección vírica comienza de manera aguda con cefalea, vómitos y somnolencia, empeorando gravemente la clínica neurológica. En este contexto podemos deducir que nos encontramos ante una entidad congénita. En el caso de déficit de alfa-1-antitripsina nos hubieran puesto predominancia de síntomas respiratorios, no siendo los neurológicos tan marcados (respuesta 4 incorrecta). La paraparesiaespástica tropical (PET) asociada a retrovirus humano T-linfotrópico tipo 1(HTLV-I) es una mielopatía progresiva crónica caracterizada por el compromiso bilateral de la vía piramidal a nivel medular asociada con trastornos del esfínter vesical. La característica neuropatológica principal es la mielitis crónica, que se presenta con lesiones perivasculares, además de infiltración linfocitaria parenquimatosa. En este caso no se objetiva daño hepático. Además, en la respuesta proponen dar el alta tras remitir la fiebre, sin tener en cuenta el cuadro neurológico (respuesta 2 incorrecta). Estamos ante una enfermedad metabólica congénita (EMC) del ciclo de la urea. Los trastornos del ciclo de la urea (TCU) derivan de una anomalía, cualitativa o cuantitativa, de una de las seis enzimas que participan en la síntesis de la urea y que supone una acumulación de amoníaco en el organismo (causante de la clínica neurológica que presenta el paciente del caso). La incidencia de TCU es escasa, afecta aproximadamente a uno de cada 25-50.000 nacidos vivos. La deficiencia de OTC (ornitin transcarbamilasa) es el más común de estos trastornos. Los pacientes que presentan coma hiperamonémico deben tratarse inmediatamente reduciendo sus niveles plasmáticos de amonio (mediante métodos de hemodiálisis o hemofiltración), implementando la terapia con fármacos eliminadores de amonio, y revirtiendo la situación catabólica (mediante infusiones de glucosa y lípidos), poniendo especial cuidado en reducir el riesgo de daño neurológico (supervisión mediante EEG y tratamiento de convulsiones si fuese necesario). La terapia a largo plazo implica la restricción de por vida de la ingesta proteica y la administración de fármacos eliminadores de nitrógeno (usando fenilacetato o fenilbutirato y/o benzoato sódicos). (respuesta 3 correcta). Podríamos dudar con la enfermedad de Wilson, ya que esta entidad puede cursar desde la infancia con clínica neurológica y afectación hepática. Pero, en la respuesta 1 proponen dar el alta tras remitir la fiebre, sin tener en cuenta el cuadro neurológico, que habría que vigilar estrechamente y de tratarse de un Wilson habría que iniciar un tratamiento dirigido (respuesta 1 incorrecta).</text:p>
          </table:table-cell>
          <table:table-cell/>
          <table:table-cell office:value-type="string" calcext:value-type="string">
            <text:p>PEDIATRÍA</text:p>
          </table:table-cell>
          <table:table-cell office:value-type="string" calcext:value-type="string">
            <text:p>Difícil</text:p>
          </table:table-cell>
          <table:table-cell office:value-type="float" office:value="0.17" calcext:value-type="float">
            <text:p>0,17</text:p>
          </table:table-cell>
          <table:table-cell/>
          <table:table-cell office:value-type="string" calcext:value-type="string">
            <text:p>Enfermedad de Wilson. Solicitar hemocultivos, pautar tratamiento antibiótico empírico y dar de alta a domicilio tras resolución de la fiebre.</text:p>
          </table:table-cell>
          <table:table-cell office:value-type="string" calcext:value-type="string">
            <text:p>Paraparesia espástica tropical. Administrar hidratación, asegurar la ingesta oral, solicitar VIH y dar de alta a domicilio tras resolución de la fiebre.</text:p>
          </table:table-cell>
          <table:table-cell office:value-type="string" calcext:value-type="string">
            <text:p>Enfermedad metabólica congénita del ciclo de la urea. Suspender ingesta de proteínas, administrar glucosa, solicitar analítica con amonio y preparar benzoato sódico.</text:p>
          </table:table-cell>
          <table:table-cell office:value-type="string" calcext:value-type="string">
            <text:p>Déficit de alfa-1 antitripsina. Realizar punción lumbar, administrar aciclovir y ácido valproico ante la sospecha de meningitis y estatus epiléptico.</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63" calcext:value-type="float">
            <text:p>163</text:p>
          </table:table-cell>
          <table:table-cell office:value-type="float" office:value="11572" calcext:value-type="float">
            <text:p>11572</text:p>
          </table:table-cell>
          <table:table-cell office:value-type="float" office:value="300462" calcext:value-type="float">
            <text:p>300462</text:p>
          </table:table-cell>
          <table:table-cell office:value-type="string" calcext:value-type="string">
            <text:p>FALSE</text:p>
          </table:table-cell>
          <table:table-cell office:value-type="string" calcext:value-type="string">
            <text:p>Hombre de 87 años, diagnosticado de diabetes mellitus tipo 2, insuficiencia renal crónica, EPOC e insuficiencia cardiaca, con una puntuación en el índice de Barthel de actividades básicas de la vida diaria de 30 puntos. ¿Cuál sería el objetivo terapéutico apropiado en el control glucémico de este paciente?:</text:p>
          </table:table-cell>
          <table:table-cell office:value-type="string" calcext:value-type="string">
            <text:p>El objetivo del control glucémico reflejado por la HbA1c se debe individualizar, y el clínico debe establecer las metas del tratamiento. En general la ADA sugiere que el objetivo glucémico es alcanzar una HbA1c, lo más cercana a lo normal, reduciendo el riesgo de hipoglucemia. En casos muy estrictos (pacientes con alto riesgo cardiovascular), podría ser útil una HbA1c entre 6-6,5%, y en ningún caso sería provechoso un valor &lt; de 6% (respuesta 1 incorrecta). En la mayor parte de los pacientes la cifra ideal debe ser &lt; 7% (el paciente de la pregunta muestra una serie de características diferentes a un paciente convencional) (respuesta 2 incorrecta). Una HbA1c &lt; 7,5% sería ideal para pacientes con trastornos para la detección de hipoglucemia. (no tenemos datos en la pregunta que nos oriente a que sea posible riesgo de hipoglucemia. (respuesta 3 incorrecta). Igualmente consideramos valor &lt; 7,5%útil en pacientes adultos mayores saludables. Un objetivo muy apropiado de HbA1c en ancianos con múltiples enfermedades crónicas y dificultad para las actividades de la vida diaria sería de 8 a 8,5% (características que muestra el paciente de la pregunta) (repuesta 4 correcta).</text:p>
          </table:table-cell>
          <table:table-cell/>
          <table:table-cell office:value-type="string" calcext:value-type="string">
            <text:p>ENDOCRINOLOGÍA</text:p>
          </table:table-cell>
          <table:table-cell office:value-type="string" calcext:value-type="string">
            <text:p>Difícil</text:p>
          </table:table-cell>
          <table:table-cell office:value-type="float" office:value="0.03" calcext:value-type="float">
            <text:p>0,03</text:p>
          </table:table-cell>
          <table:table-cell/>
          <table:table-cell office:value-type="string" calcext:value-type="string">
            <text:p>HbA1c entre 6% y 6,5%.</text:p>
          </table:table-cell>
          <table:table-cell office:value-type="string" calcext:value-type="string">
            <text:p>HbA1c &lt; 7%.</text:p>
          </table:table-cell>
          <table:table-cell office:value-type="string" calcext:value-type="string">
            <text:p>HbA1c entre 7% y 7,5%.</text:p>
          </table:table-cell>
          <table:table-cell office:value-type="string" calcext:value-type="string">
            <text:p>HbA1c entre 8% y 8,5%.</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64" calcext:value-type="float">
            <text:p>164</text:p>
          </table:table-cell>
          <table:table-cell office:value-type="float" office:value="11573" calcext:value-type="float">
            <text:p>11573</text:p>
          </table:table-cell>
          <table:table-cell office:value-type="float" office:value="300463" calcext:value-type="float">
            <text:p>300463</text:p>
          </table:table-cell>
          <table:table-cell office:value-type="string" calcext:value-type="string">
            <text:p>FALSE</text:p>
          </table:table-cell>
          <table:table-cell office:value-type="string" calcext:value-type="string">
            <text:p>Hombre de 72 años que presenta desde hace 48 horas fiebre de 38,7°C, tos, expectoración purulenta y disnea. Constantes: TA 85/60 mmHg, frecuencia cardiaca 100 lpm, frecuencia respiratoria 35 rpm, SatO2 80%. Destaca la presencia de confusión y de crepitantes en campo pulmonar inferior izquierdo. La radiografía de tórax confirma la existencia de una neumonía de la língula y del lóbulo inferior izquierdo. ¿Cuál sería el lugar de atención adecuado?:</text:p>
          </table:table-cell>
          <table:table-cell office:value-type="string" calcext:value-type="string">
            <text:p>Se trata de una neumonía bilobar en un paciente de 72 años, con taquipnea, desaturación, taquicardia e hipotensión. Existen varias escalas que intentan estratificar la gravedad del proceso, con la intención de discriminar entre los pacientes que pueden ser dados de alta y aquellos que requieren ingreso. Entre ellas está la escala CURB-65. Esta escala CURB-65 evalúa la gravedad de las Neumonías Adquiridas en la Comunidad. Tiene 5 ítems. Es un acrónimo de: - Confusión. - Urea nitrogenada &gt; 19 mg/dL. - Respiraciones &gt;30 por minuto. - Blood presure (presión sistólica inferior a 90 mmHg o diastólica menor o igual a 60 mmHg). - 65 años o más. Puntuación de 0 a 1 punto: considerar un tratamiento ambulatorio. Puntuación de 2 puntos: hospitalización de corta estancia o tratamiento ambulatorio con supervisión estrecha. Puntuación de 3 a 5 puntos, hospitalizar (considerar ingreso en UCI en casos severos). El paciente del enunciado tiene al menos 4 puntos en la escala CURB-65 (confusión, taquipnea, hipotensión y edad) -desconocemos el valor de la urea-. Por tanto, requiere ingreso hospitalario (respuestas 1 y 2 incorrectas); lo que sería difícil es determinar si en planta o en UCI, solo algunos protocolos recomiendan considerar UCI con puntuación superior a <text:s/>3. Para valorar el ingreso del paciente con NAC en UCI se emplean los criterios de la normativa ATS-IDSA, que considera necesario este ingreso con 1 criterio mayor o 3 menores, y este paciente cumpliría al menos 3 criterios menores (confusión, neumonía multilobar y FR&gt;30 rpm). Los exponemos a continuación:  Criterios menores: - Frecuencia respiratoria&gt;30/rpm - PaO2/FiO2≤250 - Infiltrados multilobares - Confusión/desorientación - Uremia (valor BUN≥20mg/dl) - Leucopenia &lt;4.000cél/mm3 - Trombocitopenia (plaquetas&lt;100.000c/mm3) - Hipotermia &lt;36°C - Hipotensión con necesidad de administración agresiva de fluidos  Criterios mayores: - Shock séptico con necesidad de vasopresores - Necesidad de ventilación mecánica Desde otra perspectiva, en la actualidad los criterios de sepsis siguen la escala SOFA, y se utiliza una escala más clínica y práctica, qSOFA o Quick SOFA Score, tiene en cuenta únicamente 3 ítems: alteración del estado mental (Glasgow &lt;13), frecuencia respiratoria mayor o igual a 22 respiraciones por minuto y presión arterial sistólica inferior a 100 mmHg. Tener 2 o 3 puntos en esta escala se corresponde con una mortalidad &gt;10%. El paciente del estudio cumple los tres criterios, lo cual implica una situación de elevada gravedad y, por tanto, apoya el ingreso en UCI (respuesta 4 correcta y 3 incorrecta).</text:p>
          </table:table-cell>
          <table:table-cell/>
          <table:table-cell office:value-type="string" calcext:value-type="string">
            <text:p>INFECCIOSAS</text:p>
          </table:table-cell>
          <table:table-cell office:value-type="string" calcext:value-type="string">
            <text:p>Normal</text:p>
          </table:table-cell>
          <table:table-cell office:value-type="float" office:value="0.49" calcext:value-type="float">
            <text:p>0,49</text:p>
          </table:table-cell>
          <table:table-cell/>
          <table:table-cell office:value-type="string" calcext:value-type="string">
            <text:p>Tratamiento ambulatorio en su domicilio.</text:p>
          </table:table-cell>
          <table:table-cell office:value-type="string" calcext:value-type="string">
            <text:p>Ingreso en una unidad de observación de urgencias.</text:p>
          </table:table-cell>
          <table:table-cell office:value-type="string" calcext:value-type="string">
            <text:p>Ingreso hospitalario en planta.</text:p>
          </table:table-cell>
          <table:table-cell office:value-type="string" calcext:value-type="string">
            <text:p>Ingreso en la Unidad de Cuidados Intensivos.</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65" calcext:value-type="float">
            <text:p>165</text:p>
          </table:table-cell>
          <table:table-cell office:value-type="float" office:value="11574" calcext:value-type="float">
            <text:p>11574</text:p>
          </table:table-cell>
          <table:table-cell office:value-type="float" office:value="300464" calcext:value-type="float">
            <text:p>300464</text:p>
          </table:table-cell>
          <table:table-cell office:value-type="string" calcext:value-type="string">
            <text:p>FALSE</text:p>
          </table:table-cell>
          <table:table-cell office:value-type="string" calcext:value-type="string">
            <text:p>Hombre de 45 años diagnosticado de hipertensión arterial con mal control ambulatorio, que acude por fiebre de 38,8°C desde 2 días antes, dolor retroesternal intenso que se irradia a cuello y a ambos brazos, que disminuye cuando se inclina hacia delante y aumenta con el decúbito supino. En el ECG se observa elevación del segmento ST en las derivaciones I, II y AVF y de V1 a V6, sin alteración del complejo QRS. En el ecocardiograma se observa un derrame pericárdico moderado. ¿Cuál de los siguientes criterios indica mal pronóstico y aconseja el ingreso hospitalario?:</text:p>
          </table:table-cell>
          <table:table-cell office:value-type="string" calcext:value-type="string">
            <text:p>Criterios de alto riesgo y por tanto de ingreso en pacientes con Pericarditis aguda: - Comienzo subagudo (respuesta 1 incorrecta). - Fiebre superior a 38º (respuesta 3 correcta). - Derrame pericárdico SEVERO (respuesta 4 incorrecta). - Falta de respuesta al tratamiento tras una semana.</text:p>
          </table:table-cell>
          <table:table-cell/>
          <table:table-cell office:value-type="string" calcext:value-type="string">
            <text:p>CARDIOLOGÍA</text:p>
          </table:table-cell>
          <table:table-cell office:value-type="string" calcext:value-type="string">
            <text:p>Difícil</text:p>
          </table:table-cell>
          <table:table-cell office:value-type="float" office:value="-0.16" calcext:value-type="float">
            <text:p>-0,16</text:p>
          </table:table-cell>
          <table:table-cell/>
          <table:table-cell office:value-type="string" calcext:value-type="string">
            <text:p>Curso agudo (comienzo agudo del dolor torácico).</text:p>
          </table:table-cell>
          <table:table-cell office:value-type="string" calcext:value-type="string">
            <text:p>Antecedente de hipertensión arterial mal controlada.</text:p>
          </table:table-cell>
          <table:table-cell office:value-type="string" calcext:value-type="string">
            <text:p>Fiebre superior a 38°C.</text:p>
          </table:table-cell>
          <table:table-cell office:value-type="string" calcext:value-type="string">
            <text:p>La presencia de derrame pericárdico.</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66" calcext:value-type="float">
            <text:p>166</text:p>
          </table:table-cell>
          <table:table-cell office:value-type="float" office:value="11575" calcext:value-type="float">
            <text:p>11575</text:p>
          </table:table-cell>
          <table:table-cell office:value-type="float" office:value="300465" calcext:value-type="float">
            <text:p>300465</text:p>
          </table:table-cell>
          <table:table-cell office:value-type="string" calcext:value-type="string">
            <text:p>FALSE</text:p>
          </table:table-cell>
          <table:table-cell office:value-type="string" calcext:value-type="string">
            <text:p>Un paciente con infección por VIH en tratamiento antirretroviral presenta en sus análisis rutinarios 560 copias de ARN de VIH-1. Se encuentra asintomático, los CD4 se encuentran estables en 280/mm3 y asegura tomar correctamente el tratamiento. La actitud a tomar más adecuada es:</text:p>
          </table:table-cell>
          <table:table-cell office:value-type="string" calcext:value-type="string">
            <text:p>De cuantas soluciones se ofertan la respuesta 2 es la correcta. El “blip” se asimila a una elevación de la carga viral transitoria hasta 1000 copias/ARN/ml y en estos casos se aconseja “repetir la carga viral al cabo de unas semanas” (que suelen oscilar entre 4 y 8) para confirmar esta circunstancia. Si ésta fuese negativa se confirmaría que se trata de un “blip” y no se recomienda ninguna medida adicional. La opción 1 es inadecuada en este contexto, alude a la determinación de niveles plasmáticos de los fármacos. Esta técnica no se encuentra disponible en la práctica clínica convencional y hasta donde nos permite suponer el caso no existe un motivo de sospecha de que el paciente tenga bajos niveles de fármacos ya que no toma otra medicación. La opción 3 no se recomienda porque previamente al estudio de resistencias genotípico cabría descartar que se tratase de un “blip”. La opción 4 no es cierta y está claramente contraindicada. Es evidente que no se debe intensificar el tratamiento antirretroviral cuando se sospeche un fallo terapéutico; como podría ser el caso si se tratase de un “blip”. Adicionalmente cabe retener que tampoco en el “blip” cabría modificar el tratamiento.</text:p>
          </table:table-cell>
          <table:table-cell/>
          <table:table-cell office:value-type="string" calcext:value-type="string">
            <text:p>INFECCIOSAS</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Determinar niveles plasmáticos de los fármacos para asegurar que estos se encuentran dentro de los márgenes terapéuticos</text:p>
          </table:table-cell>
          <table:table-cell office:value-type="string" calcext:value-type="string">
            <text:p>Repetir la carga viral en unas semanas para confirmar si se trata de un blip.</text:p>
          </table:table-cell>
          <table:table-cell office:value-type="string" calcext:value-type="string">
            <text:p>Hacer un estudio de resistencias genotípico, para verificar la existencia de mutaciones de resistencia a los fármacos usados</text:p>
          </table:table-cell>
          <table:table-cell office:value-type="string" calcext:value-type="string">
            <text:p>Intensificar el tratamiento ante la eventualidad de un fracaso en un paciente con una infección VIH avanzada.</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68" calcext:value-type="float">
            <text:p>168</text:p>
          </table:table-cell>
          <table:table-cell office:value-type="float" office:value="11577" calcext:value-type="float">
            <text:p>11577</text:p>
          </table:table-cell>
          <table:table-cell office:value-type="float" office:value="300467" calcext:value-type="float">
            <text:p>300467</text:p>
          </table:table-cell>
          <table:table-cell office:value-type="string" calcext:value-type="string">
            <text:p>FALSE</text:p>
          </table:table-cell>
          <table:table-cell office:value-type="string" calcext:value-type="string">
            <text:p>Hombre de 57 años que acude a urgencias por un dolor epigástrico de elevada intensidad, irradiado a espalda y a hipocondrio derecho, junto a náuseas y vómitos de 12 horas de evolución. En la exploración se encuentra afebril, estable hemodinámicamente, lúcido y con buena perfusión. En la analítica destacan 18.000 leucocitos (80% neutrófilos), siendo el resto del hemograma normal. La bioquímica es normal, incluyendo calcio, LDH y triglicéridos, excepto una amilasa de 3.000 U/L. Señale la respuesta correcta:</text:p>
          </table:table-cell>
          <table:table-cell office:value-type="string" calcext:value-type="string">
            <text:p>Pregunta donde describen la clínica típica de un paciente con una pancreatitis aguda (respuestas 1 y 2 incorrectas) junto con amilasa elevada, en un paciente afebril y hemodinámicamente estable. Se considera que un paciente padece una pancreatitis aguda cuando cumple al menos dos de los siguientes criterios:  Elevación de amilasa y/o lipasa en sangre mayor de 3 veces el límite superior de la normalidad.  Presencia de dolor abdominal típico.  Pruebas de imagen compatibles con pancreatitis aguda. Si el paciente cumple los dos primeros criterios, no es necesario solicitar pruebas de imagen complementarias en urgencias (respuesta 4 incorrecta y 3 correcta). Para buscar la etiología de la pancreatitis, se debe incluir:  Anamnesis.  Analítica: calcio, triglicéridos, transaminasas, GGT, VCM.  Ecografía abdominal (respuesta 3 correcta). Páncreas Estómago Columna (L2) <text:s/>Posición antiálgica pancreatitis</text:p>
          </table:table-cell>
          <table:table-cell/>
          <table:table-cell office:value-type="string" calcext:value-type="string">
            <text:p>DIGESTIVO</text:p>
          </table:table-cell>
          <table:table-cell office:value-type="string" calcext:value-type="string">
            <text:p>Normal</text:p>
          </table:table-cell>
          <table:table-cell office:value-type="float" office:value="0.4" calcext:value-type="float">
            <text:p>0,4</text:p>
          </table:table-cell>
          <table:table-cell/>
          <table:table-cell office:value-type="string" calcext:value-type="string">
            <text:p>El cuadro clínico sugiere una colangitis aguda.</text:p>
          </table:table-cell>
          <table:table-cell office:value-type="string" calcext:value-type="string">
            <text:p>El paciente tiene probablemente una isquemia mesentérica aguda.</text:p>
          </table:table-cell>
          <table:table-cell office:value-type="string" calcext:value-type="string">
            <text:p>No es necesario realizar prueba de imagen en urgencias o en todo caso una ecografía abdominal.</text:p>
          </table:table-cell>
          <table:table-cell office:value-type="string" calcext:value-type="string">
            <text:p>Es preciso realizar una TC abdominal urgente.</text:p>
          </table:table-cell>
          <table:table-cell/>
          <table:table-cell office:value-type="float" office:value="3" calcext:value-type="float">
            <text:p>3</text:p>
          </table:table-cell>
          <table:table-cell table:number-columns-repeated="16"/>
        </table:table-row>
        <table:table-row table:style-name="ro1">
          <table:table-cell office:value-type="float" office:value="2019" calcext:value-type="float">
            <text:p>2019</text:p>
          </table:table-cell>
          <table:table-cell office:value-type="float" office:value="169" calcext:value-type="float">
            <text:p>169</text:p>
          </table:table-cell>
          <table:table-cell office:value-type="float" office:value="11578" calcext:value-type="float">
            <text:p>11578</text:p>
          </table:table-cell>
          <table:table-cell office:value-type="float" office:value="300468" calcext:value-type="float">
            <text:p>300468</text:p>
          </table:table-cell>
          <table:table-cell office:value-type="string" calcext:value-type="string">
            <text:p>FALSE</text:p>
          </table:table-cell>
          <table:table-cell office:value-type="string" calcext:value-type="string">
            <text:p>Hombre de 65 años, en seguimiento en consulta por astenia, anorexia y febrícula de curso insidioso. Se realiza TC abdominal con hallazgos de masa retroperitoneal y periaortitis, y analítica con VSG elevada, anemia moderada y anticuerpos antinucleares positivos. Indique la respuesta correcta:</text:p>
          </table:table-cell>
          <table:table-cell office:value-type="string" calcext:value-type="string">
            <text:p>La enfermedad relacionada con IgG4 es una condición fibroinflamatoria caracterizada por lesiones tumefactas, una densa infiltración de células plasmáticas ricas en IgG4, un patrón de fibrosis denominado estoriforme, flebitis obliterante y, a menudo, concentración sérica elevadas de IgG4. Abarca una inmensa variedad de sintomatología entre las que destacan: aneurismas, aortitis y periaortitis, colangitis esclerosante, fibrosis retroperitoneal, hipofisitis autoinmune o linfocítica, mediastinis esclerosante, mesenteritis esclerosante, nefritis tubulointersticial, neumonitis intersticial, pancreatitis autoinumne, tiroiditis de Riedel... Los criterios diagnósticos de la enfermedad son: 1. Presencia de inflamación característica difusa o localizada o bien formando masas en uno o varios órganos. 2. IgG4 sérica elevada &gt;135mg/dl. 3. Hallazgo histológico de: a) Infiltrado linfoplasmocitario marcado con fibrosis sin infiltrado neutrofílico. b) Infiltrado de células plasmáticas IgG4+: ratio IgG4/IgG &gt;40% o más de 10 células IgG4+ por campo de gran aumento (respuesta 4 correcta). c) Fibrosis estoriforme-remolino. d) Flebitis obliterativa.</text:p>
          </table:table-cell>
          <table:table-cell/>
          <table:table-cell office:value-type="string" calcext:value-type="string">
            <text:p>REUMATOLOG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Se debe a una fibrosis retroperitoneal idiopática y no precisa de más estudios diagnósticos.</text:p>
          </table:table-cell>
          <table:table-cell office:value-type="string" calcext:value-type="string">
            <text:p>El diagnóstico es clínico y habría que realizar un tratamiento empírico con antibióticos de amplio espectro.</text:p>
          </table:table-cell>
          <table:table-cell office:value-type="string" calcext:value-type="string">
            <text:p>La determinación de niveles elevados de inmunoglobulinas confirma el diagnóstico.</text:p>
          </table:table-cell>
          <table:table-cell office:value-type="string" calcext:value-type="string">
            <text:p>Requiere de un diagnóstico histológico que mostrara un infiltrado difuso de células plasmáticas y más de 10 células IgG4-positivas por campo.</text:p>
          </table:table-cell>
          <table:table-cell/>
          <table:table-cell office:value-type="float" office:value="4" calcext:value-type="float">
            <text:p>4</text:p>
          </table:table-cell>
          <table:table-cell table:number-columns-repeated="16"/>
        </table:table-row>
        <table:table-row table:style-name="ro1">
          <table:table-cell office:value-type="float" office:value="2019" calcext:value-type="float">
            <text:p>2019</text:p>
          </table:table-cell>
          <table:table-cell office:value-type="float" office:value="170" calcext:value-type="float">
            <text:p>170</text:p>
          </table:table-cell>
          <table:table-cell office:value-type="float" office:value="11579" calcext:value-type="float">
            <text:p>11579</text:p>
          </table:table-cell>
          <table:table-cell office:value-type="float" office:value="300469" calcext:value-type="float">
            <text:p>300469</text:p>
          </table:table-cell>
          <table:table-cell office:value-type="string" calcext:value-type="string">
            <text:p>FALSE</text:p>
          </table:table-cell>
          <table:table-cell office:value-type="string" calcext:value-type="string">
            <text:p>Hombre de 77 años que acude a urgencias por deterioro del nivel de conciencia. En la anamnesis refiere astenia, anorexia y pérdida de peso en las últimas semanas. A su llegada presenta febrícula de 37,7°C sin foco definido. Se realiza una TC craneal sin hallazgos y en el LCR obtenido tras punción lumbar se observa un líquido ligeramente xantocrómico, con los siguientes datos: presión de apertura 22 cm de H2O; células 98, 100% mononucleares; glucosa 5 mg/dL; proteínas totales 2 g/L. ¿Cuál es la etiología más probable?:</text:p>
          </table:table-cell>
          <table:table-cell office:value-type="string" calcext:value-type="string">
            <text:p>Cuadro subagudo (respuesta 2 incorrecta) sugestivo de meningitis. El LCR muestra una pleocitosis linfocitaria con hiperproteinorraquia y consumo severo de glucosa: tuberculosis o meningitis neoplásica como principales diagnósticos diferenciales (respuesta 1 correcta). En el síndrome de Guillain Barré no hay elevación de células ni consumo de glucosa (respuesta 3 incorrecta). En la HSA puede haber xantocromía, pero no hay las alteraciones celulares, el consumo de glucosa o la hiperproteinorraquia descritas.</text:p>
          </table:table-cell>
          <table:table-cell/>
          <table:table-cell office:value-type="string" calcext:value-type="string">
            <text:p>NEUROLOGÍA</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Meningitis neoplásica.</text:p>
          </table:table-cell>
          <table:table-cell office:value-type="string" calcext:value-type="string">
            <text:p>Meningitis bacteriana aguda.</text:p>
          </table:table-cell>
          <table:table-cell office:value-type="string" calcext:value-type="string">
            <text:p>Síndrome de Guillain-Barré.</text:p>
          </table:table-cell>
          <table:table-cell office:value-type="string" calcext:value-type="string">
            <text:p>Hemorragia subaracnoidea.</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171" calcext:value-type="float">
            <text:p>171</text:p>
          </table:table-cell>
          <table:table-cell office:value-type="float" office:value="11580" calcext:value-type="float">
            <text:p>11580</text:p>
          </table:table-cell>
          <table:table-cell office:value-type="float" office:value="300470" calcext:value-type="float">
            <text:p>300470</text:p>
          </table:table-cell>
          <table:table-cell office:value-type="string" calcext:value-type="string">
            <text:p>FALSE</text:p>
          </table:table-cell>
          <table:table-cell office:value-type="string" calcext:value-type="string">
            <text:p>Mujer de 67 años con antecedentes de dislipemia, que acude a urgencias por un cuadro de disuria y poliaquiuria seguido de fiebre, escalofríos y deterioro del estado general. A su llegada impresiona de gravedad y está taquicárdica, taquipneica, con tensión arterial 60/40 mmHg y temperatura de 39°C. ¿Qué medida de entre las siguientes NO estaría incluida en el manejo INICIAL?:</text:p>
          </table:table-cell>
          <table:table-cell office:value-type="string" calcext:value-type="string">
            <text:p>Estamos ante un shock séptico por una infección de orina en un paciente de 67 años. Las medidas INICIALES urgentes en la primera hora son:  Monitorización de la presión arterial, ritmo y FC, SpO2 y sondaje vesical para control de diéresis horaria  Medir lactato sérico (respuesta 2). Reevaluar si el valor inicial es mayor a 2 mmol/L; ya que un nivel alto de lactato nos indica que los tejidos no están recibiendo suficiente oxígeno de la sangre y puede identificar a un paciente con riesgo de un mayor deterioro.  Tomar hemocultivos (respuesta 3) antes de dar antibióticos para identificar la causa de la infección (positivos en más 50% casos de sepsis). En muchas ocasiones están indicados los urinocultivos, dado que la orina es el foco infeccioso más frecuente en las personas mayores de 65 años, como el del enunciado de la pregunta.  Administrar antibióticos de amplio espectro en las 3 primeras horas  Iniciar fluidoterapia (respuesta 4), inicialmente con la administración de 30 ml/Kg de cristaloides si hay hipotensión o lactato igual o superior a 4 mmol/L  Administrar vasopresores (noradrenalina) para elevar la tensión arterial si el paciente está hipotenso durante o después de la resucitación con fluidos para mantener una presión arterial media igual o mayor a 65 mmHg. La dobutamina (respuesta 1) se utilizaría cuando NO se consiguen los objetivos terapéuticos a pesar de una correcta reposición de volumen y de la administración a dosis plenas de otros vasopresores preferentes (como la noradrenalina) y se puede considerar en pacientes con gasto cardiaco bajo. La vasopresina también podría utilizarse en el shock séptico refractario a la expansión de volumen y otras aminas vasoactivas. Por tanto, para contestar la pregunta es clave la palabra INICIAL. Tal y como preguntaron en otra pregunta del examen de la misma convocatoria, la noradrenalina es, en la actualidad, el fármaco de elección en el tratamiento del shock séptico, y la dobutamina NO es el vasopresor INICIAL (respuesta 1 correcta), sino que se utiliza cuando NO se consiguen los objetivos terapéuticos a pesar de una correcta reposición de volumen y de la administración a dosis plenas de otros vasopresores preferentes</text:p>
          </table:table-cell>
          <table:table-cell/>
          <table:table-cell office:value-type="string" calcext:value-type="string">
            <text:p>URGENCIAS</text:p>
          </table:table-cell>
          <table:table-cell office:value-type="string" calcext:value-type="string">
            <text:p>Normal</text:p>
          </table:table-cell>
          <table:table-cell office:value-type="float" office:value="0.48" calcext:value-type="float">
            <text:p>0,48</text:p>
          </table:table-cell>
          <table:table-cell/>
          <table:table-cell office:value-type="string" calcext:value-type="string">
            <text:p>Perfusión intravenosa de dobutamina.</text:p>
          </table:table-cell>
          <table:table-cell office:value-type="string" calcext:value-type="string">
            <text:p>Medición de lactato sérico.</text:p>
          </table:table-cell>
          <table:table-cell office:value-type="string" calcext:value-type="string">
            <text:p>Extracción de hemocultivos.</text:p>
          </table:table-cell>
          <table:table-cell office:value-type="string" calcext:value-type="string">
            <text:p>Administración de fluidos.</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173" calcext:value-type="float">
            <text:p>173</text:p>
          </table:table-cell>
          <table:table-cell office:value-type="float" office:value="11582" calcext:value-type="float">
            <text:p>11582</text:p>
          </table:table-cell>
          <table:table-cell office:value-type="float" office:value="300472" calcext:value-type="float">
            <text:p>300472</text:p>
          </table:table-cell>
          <table:table-cell office:value-type="string" calcext:value-type="string">
            <text:p>FALSE</text:p>
          </table:table-cell>
          <table:table-cell office:value-type="string" calcext:value-type="string">
            <text:p>Un paciente es traído a urgencias desde un incendio producido dentro de una nave cerrada donde había espumas de poliuretano. Está consciente, pero presenta creciente torpeza mental, cefalea e intensa disnea. La saturación de oxígeno mediante pulsoximetría es del 92% y el ácido láctico capilar es de 8 mEq/l. ¿Qué tratamiento específico considera más adecuado?:</text:p>
          </table:table-cell>
          <table:table-cell office:value-type="string" calcext:value-type="string">
            <text:p>Nos describen un paciente que está presentando una intoxicación por cianuro. Ha habido un incendio en una nave con poliuretano, el cual es un material orgánico combustible y en el humo de un incendio se genera cianuro. La inhalación de cianuro produce un cuadro de intoxicación por el mismo, generando un cuadro clínico con hipotensión, acidosis y coma. El antídoto de dicha intoxicación es la hidroxicobalamina vía intravenosa (respuesta 2 correcta), cuya indicación terapéutica sería la existencia de acidosis con un lactato igual o superior a 8 mEq/L, así como la existencia de un cuadro clínico profuso (cefalea, alteración del estado mental y disnea). La cámara hiperbárica (respuesta 3 incorrecta) sería una indicación a posteriori, en los casos más graves. Otros antídotos que se pueden utilizar en la intoxicación por cianuro serían el nitrito de amilo y el EDTA-dicobalto. El oxígeno en mascarilla tipo Venturi al 50% (respuesta 1 incorrecta) NO es una medida ESPECÍFICA para esta intoxicación (nos preguntan en el enunciado por una medida específica), al igual que TAMPOCO es específica la fluidoterapia (respuesta 4 incorrecta).</text:p>
          </table:table-cell>
          <table:table-cell/>
          <table:table-cell office:value-type="string" calcext:value-type="string">
            <text:p>URGENCIAS</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Administración de oxígeno mediante mascarilla tipo Venturi al 50%.</text:p>
          </table:table-cell>
          <table:table-cell office:value-type="string" calcext:value-type="string">
            <text:p>Administración de hidroxicobalamina intravenosa.</text:p>
          </table:table-cell>
          <table:table-cell office:value-type="string" calcext:value-type="string">
            <text:p>Ventilación con cámara hiperbárica.</text:p>
          </table:table-cell>
          <table:table-cell office:value-type="string" calcext:value-type="string">
            <text:p>Fluidoterapia con infusión de solución salina fisiológica a 21 ml/h.</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75" calcext:value-type="float">
            <text:p>175</text:p>
          </table:table-cell>
          <table:table-cell office:value-type="float" office:value="11584" calcext:value-type="float">
            <text:p>11584</text:p>
          </table:table-cell>
          <table:table-cell office:value-type="float" office:value="300474" calcext:value-type="float">
            <text:p>300474</text:p>
          </table:table-cell>
          <table:table-cell office:value-type="string" calcext:value-type="string">
            <text:p>FALSE</text:p>
          </table:table-cell>
          <table:table-cell office:value-type="string" calcext:value-type="string">
            <text:p>Ha sido atropellado por un automóvil cuando iba en bicicleta. A su llegada tiene una frecuencia cardíaca de 115 lpm, una presión arterial de 110/75 mmHg, pulso radial palpable, un relleno capilar de 2,5 segundos y una frecuencia respiratoria de 25 rpm. ¿Qué nos indican estos datos?:</text:p>
          </table:table-cell>
          <table:table-cell office:value-type="string" calcext:value-type="string">
            <text:p>Nos describen a un paciente joven con politraumatismo. Para contestar a la pregunta es necesario conocer la clasificación del shock hipovolémico, que estratifica las pérdidas sanguíneas estimadas en 4 grupos:  GRUPO I (pérdida de volumen sanguíneo entre 0-15%): Pérdida sanguínea menor de 750 cc. Frecuencia cardiaca menor de 100. Tensión arterial normal. Frecuencia respiratoria 14-20/minuto. Diuresis &gt;30 ml/hora. Ansiedad leve.  GRUPO II (pérdida de volumen sanguíneo entre 15-30%): Pérdida sanguínea 750-1500 cc. Frecuencia cardiaca mayor de 100. Tensión arterial normal. Frecuencia respiratoria 20-30/minuto. Diuresis 20-30 ml/hora. Ansiedad moderada.  GRUPO III (pérdida de volumen sanguíneo entre 30-40%): Pérdida sanguínea 1500-2000 cc. Frecuencia cardiaca mayor de 120. Tensión arterial disminuida. Frecuencia respiratoria 30-40/minuto. Diuresis 5-15 ml/hora. Ansiedad y confusión.  GRUPO IV (pérdida de volumen sanguíneo &gt; 40%): Pérdida sanguínea &gt;2000 cc. Frecuencia cardiaca mayor de 140. Tensión arterial disminuida. Frecuencia respiratoria &gt;40/minuto. Diuresis insignificante. Confusión y letargia. En este caso, la frecuencia es de 115 LPM (es mayor de 100 LPM), con una tensión arterial dentro del rango de la normalidad, pulso radial palpable, relleno capilar retardado (más de 2 segundos) y taquipnea (25 RPM; es mayor de 20), por lo que se trataría de un paciente del grupo II (respuesta 1 correcta; respuestas 2, 3 y 4 incorrectas).</text:p>
          </table:table-cell>
          <table:table-cell/>
          <table:table-cell office:value-type="string" calcext:value-type="string">
            <text:p>URGENCIAS</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Ha perdido entre un 15 y un 30 % de la volemia y precisa reposición de volumen.</text:p>
          </table:table-cell>
          <table:table-cell office:value-type="string" calcext:value-type="string">
            <text:p>Ha perdido más de un 30 % de la volemia y precisa reposición de volumen y de sangre.</text:p>
          </table:table-cell>
          <table:table-cell office:value-type="string" calcext:value-type="string">
            <text:p>Ha perdido más de un 40 % de la volemia y precisará tratamiento quirúrgico.</text:p>
          </table:table-cell>
          <table:table-cell office:value-type="string" calcext:value-type="string">
            <text:p>Ha perdido más de un 50% de la volemia y precisa reposición de volumen y de sangre.</text:p>
          </table:table-cell>
          <table:table-cell/>
          <table:table-cell office:value-type="float" office:value="1" calcext:value-type="float">
            <text:p>1</text:p>
          </table:table-cell>
          <table:table-cell table:number-columns-repeated="16"/>
        </table:table-row>
        <table:table-row table:style-name="ro1">
          <table:table-cell office:value-type="float" office:value="2019" calcext:value-type="float">
            <text:p>2019</text:p>
          </table:table-cell>
          <table:table-cell office:value-type="float" office:value="176" calcext:value-type="float">
            <text:p>176</text:p>
          </table:table-cell>
          <table:table-cell office:value-type="float" office:value="11585" calcext:value-type="float">
            <text:p>11585</text:p>
          </table:table-cell>
          <table:table-cell office:value-type="float" office:value="300475" calcext:value-type="float">
            <text:p>300475</text:p>
          </table:table-cell>
          <table:table-cell office:value-type="string" calcext:value-type="string">
            <text:p>FALSE</text:p>
          </table:table-cell>
          <table:table-cell office:value-type="string" calcext:value-type="string">
            <text:p>Mujer de 25 años diagnosticada de lupus eritematoso sistémico, que ha permanecido en remisión los últimos 2 años. Consulta por poliartralgias y febrícula. ¿Cuáles de las siguientes alteraciones indicarán reactivación de la enfermedad?:</text:p>
          </table:table-cell>
          <table:table-cell office:value-type="string" calcext:value-type="string">
            <text:p>Es conveniente vigilar ciertos signos que indican el estado del daño orgánico que ocurre durante las exacerbaciones del LES. Éstos pueden incluir análisis de orina para detectar hematuria y proteinuira, concentración de hemoglobina, recuento de plaquetas y medición de creatinina o albúmina sérica. Existe gran interés en la identificación de marcadores adicionales de la actividad de la enfermedad. Los factores considerados incluyen elevación de concentración de anticuerpos anti-DNA y anti-C1q, disminución de diferentes factores del complemento, productos activados del complemento, expresión génica inducible por IFN en células de sangre periférica, concentraciones séricas de estimulador de linfocitos B y concentración urinaria del inductor débil de la apoptosis semejante a TNF, lipocalina relacionada con gelatinasa neutrofílica o proteína quimiotaxina de monocito 1 (respuesta 2 correcta, respuestas 1, 3 y 4 incorrectas)</text:p>
          </table:table-cell>
          <table:table-cell/>
          <table:table-cell office:value-type="string" calcext:value-type="string">
            <text:p>REUMAT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Elevación de los anticuerpos anti-DNA nativo y de los factores del complemento.</text:p>
          </table:table-cell>
          <table:table-cell office:value-type="string" calcext:value-type="string">
            <text:p>Elevación de los anticuerpos anti-DNA nativo y descenso de los factores del complemento.</text:p>
          </table:table-cell>
          <table:table-cell office:value-type="string" calcext:value-type="string">
            <text:p>Descenso de los anticuerpos anti-DNA nativo y de los factores del complemento.</text:p>
          </table:table-cell>
          <table:table-cell office:value-type="string" calcext:value-type="string">
            <text:p>Descenso de los anticuerpos anti-DNA nativo y elevación de los factores del complemento.</text:p>
          </table:table-cell>
          <table:table-cell/>
          <table:table-cell office:value-type="float" office:value="2" calcext:value-type="float">
            <text:p>2</text:p>
          </table:table-cell>
          <table:table-cell table:number-columns-repeated="16"/>
        </table:table-row>
        <table:table-row table:style-name="ro1">
          <table:table-cell office:value-type="float" office:value="2019" calcext:value-type="float">
            <text:p>2019</text:p>
          </table:table-cell>
          <table:table-cell office:value-type="float" office:value="182" calcext:value-type="float">
            <text:p>182</text:p>
          </table:table-cell>
          <table:table-cell office:value-type="float" office:value="11591" calcext:value-type="float">
            <text:p>11591</text:p>
          </table:table-cell>
          <table:table-cell office:value-type="float" office:value="300481" calcext:value-type="float">
            <text:p>300481</text:p>
          </table:table-cell>
          <table:table-cell office:value-type="string" calcext:value-type="string">
            <text:p>FALSE</text:p>
          </table:table-cell>
          <table:table-cell office:value-type="string" calcext:value-type="string">
            <text:p>Hombre de 60 años con un cuadro de dolor abdominal y sangrado digestivo alto, en quien se encuentra una tumoración abdominal relacionada con la pared gástrica. La histología muestra un tumor de células fusiformes con escasas mitosis, positivas para CD117. El diagnóstico más probable es:</text:p>
          </table:table-cell>
          <table:table-cell office:value-type="string" calcext:value-type="string">
            <text:p>Paciente con un tumor gástrico, para cuyo diagnóstico específico nos dan los datos de la histología. Los tumores del estroma gastrointestinal (GIST) se distinguen de otros tumores mesenquimales por sus características inmunohistoquímicas. Histológicamente, los GIST pueden mostrar una estirpe muscular o neural o ser indiferenciados. A diferencia del resto de los tumores mesenquimales, expresan el antígeno CD 117 (parte del receptor c-kit) que se puede demostrar por inmunohistoquímica (respuesta 2 correcta, resto incorrectas). <text:s/>repeMIR Los GIST expresan el CD-117 (parte del receptor c-kit).</text:p>
          </table:table-cell>
          <table:table-cell/>
          <table:table-cell office:value-type="string" calcext:value-type="string">
            <text:p>DIGESTIVO</text:p>
          </table:table-cell>
          <table:table-cell office:value-type="string" calcext:value-type="string">
            <text:p>Fácil</text:p>
          </table:table-cell>
          <table:table-cell office:value-type="float" office:value="0.95" calcext:value-type="float">
            <text:p>0,95</text:p>
          </table:table-cell>
          <table:table-cell/>
          <table:table-cell office:value-type="string" calcext:value-type="string">
            <text:p>Neurofibroma de la pared gástrica.</text:p>
          </table:table-cell>
          <table:table-cell office:value-type="string" calcext:value-type="string">
            <text:p>Tumor del estroma gastrointestinal.</text:p>
          </table:table-cell>
          <table:table-cell office:value-type="string" calcext:value-type="string">
            <text:p>Leiomioma.</text:p>
          </table:table-cell>
          <table:table-cell office:value-type="string" calcext:value-type="string">
            <text:p>Sarcoma granulocítico.</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38" calcext:value-type="float">
            <text:p>38</text:p>
          </table:table-cell>
          <table:table-cell office:value-type="float" office:value="11632" calcext:value-type="float">
            <text:p>11632</text:p>
          </table:table-cell>
          <table:table-cell office:value-type="float" office:value="300522" calcext:value-type="float">
            <text:p>300522</text:p>
          </table:table-cell>
          <table:table-cell office:value-type="string" calcext:value-type="string">
            <text:p>FALSE</text:p>
          </table:table-cell>
          <table:table-cell office:value-type="string" calcext:value-type="string">
            <text:p>Paciente de 72 años de edad que acude a urgencias por presentar aparatoso e importante angioedema lingual. No presenta urticaria asociada ni refiere antecedentes de alergia a fármacos o alimentos. Entre sus antecedentes personales destacan diabetes mellitus tipo 2, dislipemia, hipertensión arterial, hipotiroidismo y enfermedad de Parkinson. En tratamiento habitual con metformina, simvastatina, enalapril, tiroxina y levodopa. ¿Cuál de los siguientes fármacos es con mayor probabilidad el fármaco causal del cuadro clínico descrito?:</text:p>
          </table:table-cell>
          <table:table-cell office:value-type="string" calcext:value-type="string">
            <text:p>El angioedema es un efecto adverso que puede darse entre los IECA, en particular con el enalapril (respuesta 1 correcta). Las estatinas tienen entre sus efectos adversos típicos mialgias (respuesta 2 incorrecta), las biguanidas alteraciones gastrointestinales (respuesta 3 incorrecta) y la L-dopa hipotensión ortostática (respuesta 4 incorrecta), pero no se relacionan con el desarrollo de angioedema.</text:p>
          </table:table-cell>
          <table:table-cell/>
          <table:table-cell office:value-type="string" calcext:value-type="string">
            <text:p>FARMACOLOGÍA</text:p>
          </table:table-cell>
          <table:table-cell office:value-type="string" calcext:value-type="string">
            <text:p>Fácil</text:p>
          </table:table-cell>
          <table:table-cell office:value-type="float" office:value="0.79" calcext:value-type="float">
            <text:p>0,79</text:p>
          </table:table-cell>
          <table:table-cell/>
          <table:table-cell office:value-type="string" calcext:value-type="string">
            <text:p>Enalapril.</text:p>
          </table:table-cell>
          <table:table-cell office:value-type="string" calcext:value-type="string">
            <text:p>Simvastatina.</text:p>
          </table:table-cell>
          <table:table-cell office:value-type="string" calcext:value-type="string">
            <text:p>Metformina o levodopa por igual.</text:p>
          </table:table-cell>
          <table:table-cell office:value-type="string" calcext:value-type="string">
            <text:p>Levodopa.</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53" calcext:value-type="float">
            <text:p>53</text:p>
          </table:table-cell>
          <table:table-cell office:value-type="float" office:value="11647" calcext:value-type="float">
            <text:p>11647</text:p>
          </table:table-cell>
          <table:table-cell office:value-type="float" office:value="300537" calcext:value-type="float">
            <text:p>300537</text:p>
          </table:table-cell>
          <table:table-cell office:value-type="string" calcext:value-type="string">
            <text:p>FALSE</text:p>
          </table:table-cell>
          <table:table-cell office:value-type="string" calcext:value-type="string">
            <text:p>Mujer de 42 años que acude a consulta de su médico de familia por gonalgia. De forma oportunista se aprovecha la consulta para valorar estilos de vida, especialmente el tabaquismo. Si se quiere seguir la estrategia de educación para la salud basada en el modelo de las cinco “aes”, ¿cuál de las siguientes NO se incluye en esta estrategia?:</text:p>
          </table:table-cell>
          <table:table-cell office:value-type="string" calcext:value-type="string">
            <text:p>La mayoría de las recomendaciones internacionales proponen que las intervenciones conductuales y de consejo se basen en la estrategia de las 5 Aes del U.S. Preventive Services Task Force (USPSTF): - Averiguar: Preguntar sobre los factores y las conductas de riesgo, así como acerca de los aspectos que afectan a la elección o el cambio de la conducta (respuesta 1 incorrecta) - Aconsejar: Dar consejos claros, específicos y personalizados, e incluir información sobre los riesgos/beneficios personales (respuesta 3 incorrecta). - Acordar: Pactar colaborativamente los objetivos y los métodos más apropiados, basados en los intereses y en la capacidad para el cambio de la persona (respuesta 4 incorrecta). - Ayudar: Usar técnicas de modificación de la conducta (autoayuda o asesoramiento) para ayudar a la persona a conseguir los objetivos pactados adquiriendo las habilidades, la confianza y el apoyo social/ambiental que favorece el cambio, junto con los tratamientos farmacológicos cuando sean adecuados. - Asegurar: Fijar (asegurar) visitas de seguimiento (en el centro o telefónicas) para ayudar/apoyar y para ajustar el plan terapéutico como se necesite, incluida la derivación a unidades especializadas cuando sea necesario 'Aumentar' no forma parte del modelo de las 5 "aes" (respuesta 2 correcta).</text:p>
          </table:table-cell>
          <table:table-cell/>
          <table:table-cell office:value-type="string" calcext:value-type="string">
            <text:p>MEDICINA PREVENTIVA</text:p>
          </table:table-cell>
          <table:table-cell office:value-type="string" calcext:value-type="string">
            <text:p>Normal</text:p>
          </table:table-cell>
          <table:table-cell office:value-type="float" office:value="0.52" calcext:value-type="float">
            <text:p>0,52</text:p>
          </table:table-cell>
          <table:table-cell/>
          <table:table-cell office:value-type="string" calcext:value-type="string">
            <text:p>Averiguar: preguntar sobre los factores y las conductas de riesgo (preguntar a la paciente si fuma).</text:p>
          </table:table-cell>
          <table:table-cell office:value-type="string" calcext:value-type="string">
            <text:p>Aumentar: incrementar la percepción de riesgo para facilitar el cambio (explicar las consecuencias del tabaquismo).</text:p>
          </table:table-cell>
          <table:table-cell office:value-type="string" calcext:value-type="string">
            <text:p>Aconsejar: dar consejos claros, específicos y personalizados (aconsejar el abandono del tabaco).</text:p>
          </table:table-cell>
          <table:table-cell office:value-type="string" calcext:value-type="string">
            <text:p>Acordar: pactar colaborativamente los objetivos de cambio (valorar la disponibilidad para hacer un intento de dejar de fumar).</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54" calcext:value-type="float">
            <text:p>54</text:p>
          </table:table-cell>
          <table:table-cell office:value-type="float" office:value="11648" calcext:value-type="float">
            <text:p>11648</text:p>
          </table:table-cell>
          <table:table-cell office:value-type="float" office:value="300538" calcext:value-type="float">
            <text:p>300538</text:p>
          </table:table-cell>
          <table:table-cell office:value-type="string" calcext:value-type="string">
            <text:p>FALSE</text:p>
          </table:table-cell>
          <table:table-cell office:value-type="string" calcext:value-type="string">
            <text:p>Mujer de 86 años de edad en quien se ha detectado una fibrilación auricular no valvular. Tiene una puntuación CHADS2 de 3 puntos. En la bibliografía, pacientes similares en tratamiento con Warfarina tienen un riesgo de ictus del 2,2 % frente al 5,2 % en los pacientes sin warfarina. ¿Cuál sería el número necesario a tratar (NNT) para prevenir un ictus embolígeno con el tratamiento anticoagulante?:</text:p>
          </table:table-cell>
          <table:table-cell office:value-type="string" calcext:value-type="string">
            <text:p>El número necesario para tratar (NNT) se calcula con la fórmula del inverso del riesgo atribuible a expuestos (RAE) o reducción absoluta del riesgo (RAR), según se trate de una intervención de riesgo o una intervención terapéutica o preventiva, respectivamente. La RAR se calcula como la diferencia de incidencias entre ambos grupos: en este caso 5,2% - 2,2%= 3% (0.03 sobre 1). Luego el NNT sería 1/0.03 = 33.3 (respuesta 3 correcta). <text:s/>repeMIR El número necesario para… (NNT) expresa el número de personas a las que se debe aplicar un tratamiento una medida preventiva para evitar un solo caso de enfermedad o desenlace. Se calcula como el inverso de la diferencia absoluta o RAE (7MIR).</text:p>
          </table:table-cell>
          <table:table-cell/>
          <table:table-cell office:value-type="string" calcext:value-type="string">
            <text:p>MEDICINA PREVENTIVA</text:p>
          </table:table-cell>
          <table:table-cell office:value-type="string" calcext:value-type="string">
            <text:p>Fácil</text:p>
          </table:table-cell>
          <table:table-cell office:value-type="float" office:value="0.88" calcext:value-type="float">
            <text:p>0,88</text:p>
          </table:table-cell>
          <table:table-cell/>
          <table:table-cell office:value-type="string" calcext:value-type="string">
            <text:p>3.</text:p>
          </table:table-cell>
          <table:table-cell office:value-type="string" calcext:value-type="string">
            <text:p>19,2.</text:p>
          </table:table-cell>
          <table:table-cell office:value-type="string" calcext:value-type="string">
            <text:p>33,3.</text:p>
          </table:table-cell>
          <table:table-cell office:value-type="string" calcext:value-type="string">
            <text:p>49,5.</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58" calcext:value-type="float">
            <text:p>58</text:p>
          </table:table-cell>
          <table:table-cell office:value-type="float" office:value="11652" calcext:value-type="float">
            <text:p>11652</text:p>
          </table:table-cell>
          <table:table-cell office:value-type="float" office:value="300542" calcext:value-type="float">
            <text:p>300542</text:p>
          </table:table-cell>
          <table:table-cell office:value-type="string" calcext:value-type="string">
            <text:p>FALSE</text:p>
          </table:table-cell>
          <table:table-cell office:value-type="string" calcext:value-type="string">
            <text:p>Ante un paciente que presenta una lesión úlcerovegetante en la encía mandibular a nivel de la región de los molares de 5 meses de evolución, la aparición de hipoestesia en la región mentoniana requiere DESCARTAR:</text:p>
          </table:table-cell>
          <table:table-cell office:value-type="string" calcext:value-type="string">
            <text:p>Ante una lesión úlcerovegetante en la encía, de 5 meses de evolución se debe sospechar un carcinoma epidermoide de la mucosa oral como primera posibilidad diagnóstica. En el enunciado nos indican que la neoplasia está en la región molar mandibular, y en dicha localización puede invadir la mandíbula e infiltrar el nervio alveolar inferior (que viaja por el canal mandibular), rama de la tercera rama del trigémino (V3), provocando un déficit sensitivo en la región mentoniana ipsilateral (respuesta 4 correcta). A pesar de que un síndrome paraneoplásico podría provocar una neuropatía, esta posibilidad es una causa mucho más remota como diagnóstico en el caso descrito en el enunciado (respuesta 1 incorrecta). La sarcoidosis es una enfermedad inflamatoria granulomatosa sistémica de origen desconocido. Su diagnóstico se basa en los hallazgos clínicos y radiológicos junto con el hallazgo histológico característico de la enfermedad: granulomas epitelioides no necrosantes. Los órganos más frecuentemente afectados son los pulmones, los ganglios linfáticos, los ojos y la piel, y hasta un tercio de los pacientes presentan síntomas de afectación general, como fatiga, pérdida de peso y fiebre. Cuando afecta a la cabeza y el cuello, su localización más frecuente es la glándula parótida y los ganglios cervicales del cuello. La implicación de la cavidad oral es extremadamente rara en la sarcoidosis. La afectación de la parótida puede provocar una parálisis facial (síndrome de Heerfordt o fiebre uveoparotidea), pero no produce lesiones úlcerovegetantes en la encía ni anestesia en el mentón (respuesta 2 incorrecta). No esperaríamos encontrar lesiones vegetantes en la encía en un paciente inmunodeprimido con infección por herpes (respuesta 3 incorrecta).</text:p>
          </table:table-cell>
          <table:table-cell/>
          <table:table-cell office:value-type="string" calcext:value-type="string">
            <text:p>MAXILOFACIAL</text:p>
          </table:table-cell>
          <table:table-cell table:number-columns-repeated="3"/>
          <table:table-cell office:value-type="string" calcext:value-type="string">
            <text:p>Una neuropatía paraneoplásica.</text:p>
          </table:table-cell>
          <table:table-cell office:value-type="string" calcext:value-type="string">
            <text:p>El diagnóstico de sarcoidosis con parálisis facial “en báscula”.</text:p>
          </table:table-cell>
          <table:table-cell office:value-type="string" calcext:value-type="string">
            <text:p>Infección por virus herpes en paciente inmunodeprimido.</text:p>
          </table:table-cell>
          <table:table-cell office:value-type="string" calcext:value-type="string">
            <text:p>El diagnóstico de carcinoma con infiltración del canal mandibular.</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59" calcext:value-type="float">
            <text:p>59</text:p>
          </table:table-cell>
          <table:table-cell office:value-type="float" office:value="11653" calcext:value-type="float">
            <text:p>11653</text:p>
          </table:table-cell>
          <table:table-cell office:value-type="float" office:value="300543" calcext:value-type="float">
            <text:p>300543</text:p>
          </table:table-cell>
          <table:table-cell office:value-type="string" calcext:value-type="string">
            <text:p>FALSE</text:p>
          </table:table-cell>
          <table:table-cell office:value-type="string" calcext:value-type="string">
            <text:p>Ante un paciente de 9 años de edad que ha sufrido recientemente un traumatismo directo sobre el mentón y que presenta dificultad para la apertura de la boca y maloclusión dental, debemos descartar como diagnóstico más probable:</text:p>
          </table:table-cell>
          <table:table-cell office:value-type="string" calcext:value-type="string">
            <text:p>Las fracturas mandibulares son las segundas fracturas más frecuentes de la cara, tras las nasales. Sus síntomas más frecuentes son: - Maloclusión (los dientes superiores e inferiores no "encajan como antes", 3MIR). Se debe a la existencia de un contacto prematuro al cerrar la boca en los dientes de uno de los fragmentos desplazados por la fractura (MIR). - Dolor, inflamación, movilidad anormal en el foco de fractura, palpación de escalón en el foco de fractura, y anestesia del labio inferior si hay lesión del nervio dentario inferior. - En fracturas del cóndilo, al abrir la boca el mentón se desvía hacia el lado lesionado (3MIR), y no se palpa la movilidad normal del cóndilo (silencio condilar). Puede existir tumefacción preauricular, otorragia, y limitación de la abertura bucal (2MIR) (respuesta 3 correcta). Los niños que sufren este tipo de fractura pueden presentar secundariamente alteraciones del crecimiento mandibular (MIR), con asimetrías en la cara. - Una fractura conminuta de ambas ramas horizontales mandibulares y una fractura en tallo verde de región sinfisaria mandibular, son menos probables tras un traumatismo directo en el mentón en un niño, y aunque podrían cursar con maloclusión dental, no tendrían por qué provocar dificultad para la apertura de la boca (respuestas 2 y 4 incorrectas). Las fracturas de tercio medio facial pueden clasificarse en Le Fort I, II y III. La fractura de Le Fort I es una fractura del proceso alveolar maxilar superior, que podría provocar maloclusión, pero no limitación de la apertura de la boca (respuesta 1 incorrecta).</text:p>
          </table:table-cell>
          <table:table-cell/>
          <table:table-cell office:value-type="string" calcext:value-type="string">
            <text:p>MAXILOFACIAL</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Fractura tipo Lefort-1.</text:p>
          </table:table-cell>
          <table:table-cell office:value-type="string" calcext:value-type="string">
            <text:p>Fractura conminuta de ambas ramas horizontales mandibulares.</text:p>
          </table:table-cell>
          <table:table-cell office:value-type="string" calcext:value-type="string">
            <text:p>Fractura de cóndilo mandibular.</text:p>
          </table:table-cell>
          <table:table-cell office:value-type="string" calcext:value-type="string">
            <text:p>Fractura en tallo verde de región sinfisaria mandibular.</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62" calcext:value-type="float">
            <text:p>62</text:p>
          </table:table-cell>
          <table:table-cell office:value-type="float" office:value="11656" calcext:value-type="float">
            <text:p>11656</text:p>
          </table:table-cell>
          <table:table-cell office:value-type="float" office:value="300546" calcext:value-type="float">
            <text:p>300546</text:p>
          </table:table-cell>
          <table:table-cell office:value-type="string" calcext:value-type="string">
            <text:p>FALSE</text:p>
          </table:table-cell>
          <table:table-cell office:value-type="string" calcext:value-type="string">
            <text:p>Acude a urgencias un niño de 3 años con sus padres porque el niño ha presentado de manera aguda y brusca fiebre alta, escalofríos, estridor, disnea, voz apagada y babeo. ¿Cuál es la sospecha diagnóstica más probable?:</text:p>
          </table:table-cell>
          <table:table-cell office:value-type="string" calcext:value-type="string">
            <text:p>La epiglotitis aguda es una infección generalmente bacteriana (antiguamente por Haemophilus influenzae), que produce fiebre, disfagia, dolor de garganta, disnea, estridor y babeo, y voz en patata caliente. La disnea suele ser rápidamente progresiva, y puede evolucionar al fallecimiento del paciente en unas horas si no se trata (respuesta 4 correcta). La laringotraqueítis aguda es una infección (frecuentemente vírica) típica de niños entre 1 y 3 años. El síntoma típico es la tos perruna, que puede acompañarse de estridor (respuesta 1 incorrecta). El edema angioneurótico es un cuadro con edema que puede afectar distintas zonas (cara, boca, lengua, laringe...), cuya causa puede ser familiar por déficit de C1 inhibidor, alérgico o secundario al uso de IECAs (inhibidores del enzima convertidor de angiotensina). No se acompaña de fiebre (respuesta 2 incorrecta). La amigdalitis aguda es generalmente de causa bacteriana, por estreptococo beta hemolítico del grupo A. Cursa con odinofagia y disfagia intensas, fiebre y malestar general. No suele cursar con disnea ni con estridor, y tampoco es típico el babeo (respuesta 3 incorrecta).</text:p>
          </table:table-cell>
          <table:table-cell/>
          <table:table-cell office:value-type="string" calcext:value-type="string">
            <text:p>OTORRINOLARING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Laringotraqueítis aguda.</text:p>
          </table:table-cell>
          <table:table-cell office:value-type="string" calcext:value-type="string">
            <text:p>Edema angioneurótico de la laringe.</text:p>
          </table:table-cell>
          <table:table-cell office:value-type="string" calcext:value-type="string">
            <text:p>Amigdalititis aguda.</text:p>
          </table:table-cell>
          <table:table-cell office:value-type="string" calcext:value-type="string">
            <text:p>Epiglotitis.</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63" calcext:value-type="float">
            <text:p>63</text:p>
          </table:table-cell>
          <table:table-cell office:value-type="float" office:value="11657" calcext:value-type="float">
            <text:p>11657</text:p>
          </table:table-cell>
          <table:table-cell office:value-type="float" office:value="300547" calcext:value-type="float">
            <text:p>300547</text:p>
          </table:table-cell>
          <table:table-cell office:value-type="string" calcext:value-type="string">
            <text:p>FALSE</text:p>
          </table:table-cell>
          <table:table-cell office:value-type="string" calcext:value-type="string">
            <text:p>Mujer de 56 años que consulta por presentar, desde hace 6 meses, habla entrecortada, con altibajos, como estrangulada, y temblor en la voz. Después de la exploración endoscópica laríngea, del análisis acústico de la voz y del habla, la sospecha diagnóstica es una distonía laríngea o disfonía espasmódica adductora. ¿Cuál de las siguientes propuestas de tratamiento está indicada?:</text:p>
          </table:table-cell>
          <table:table-cell office:value-type="string" calcext:value-type="string">
            <text:p>La pregunta describe una paciente con disfonía espástica, que es una distonía focal idiopática de la laringe. El 90% de casos son espasmos en aducción, y el 10% en abducción. La disfonía espástica en aducción produce una voz "estrangulada" y entrecortada (porque los espasmos cierran más la glotis). La paciente descrita en la pregunta tiene una disfonía espástica en aducción (aproximación). La disfonía espástica en abducción provoca una voz "aérea" porque el espasmo separa las cuerdas y el flujo aéreo se escapa sin producir vibración. Aunque la sección del nervio laríngeo recurrente (rama del X par) fue utilizado con éxito en el tratamiento de las disfonías espásticas (respuesta 1 incorrecta), el tratamiento actual habitual es la inyección de toxina botulínica: en el músculo tiroaritenoideo (músculo de la cuerda vocal) para las aductoras (respuesta 4 correcta) y en el músculo cricoaritenoideo posterior en el caso de las abductoras. La logopedia puede tener algún papel auxiliar pero no es el tratamiento de elección (respuesta 3 incorrecta). La resección del músculo vocal (tiroaritenoideo) no está indicada en la disfonía espástica, porque produciría una voz aérea permanente (respuesta 2 incorrecta).</text:p>
          </table:table-cell>
          <table:table-cell/>
          <table:table-cell office:value-type="string" calcext:value-type="string">
            <text:p>OTORRINOLARINGOLOGÍA</text:p>
          </table:table-cell>
          <table:table-cell office:value-type="string" calcext:value-type="string">
            <text:p>Normal</text:p>
          </table:table-cell>
          <table:table-cell office:value-type="float" office:value="0.37" calcext:value-type="float">
            <text:p>0,37</text:p>
          </table:table-cell>
          <table:table-cell/>
          <table:table-cell office:value-type="string" calcext:value-type="string">
            <text:p>Sección del nervio laríngeo inferior o recurrente.</text:p>
          </table:table-cell>
          <table:table-cell office:value-type="string" calcext:value-type="string">
            <text:p>Extirpación del músculo tiroaritenoideo.</text:p>
          </table:table-cell>
          <table:table-cell office:value-type="string" calcext:value-type="string">
            <text:p>Tratamiento logopédico y administración de relajantes musculares.</text:p>
          </table:table-cell>
          <table:table-cell office:value-type="string" calcext:value-type="string">
            <text:p>Inyección de toxina botulínica en el músculo de la cuerda vocal.</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65" calcext:value-type="float">
            <text:p>65</text:p>
          </table:table-cell>
          <table:table-cell office:value-type="float" office:value="11659" calcext:value-type="float">
            <text:p>11659</text:p>
          </table:table-cell>
          <table:table-cell office:value-type="float" office:value="300549" calcext:value-type="float">
            <text:p>300549</text:p>
          </table:table-cell>
          <table:table-cell office:value-type="string" calcext:value-type="string">
            <text:p>FALSE</text:p>
          </table:table-cell>
          <table:table-cell office:value-type="string" calcext:value-type="string">
            <text:p>Acude a la consulta una mujer de 15 años con dolor intenso en el inicio de las menstruaciones. El dolor se localiza en hipogastrio y se irradia a la zona lumbar. Asocia en numerosas ocasiones náuseas y diarrea</text:p>
          </table:table-cell>
          <table:table-cell office:value-type="string" calcext:value-type="string">
            <text:p><text:s/>a veces no puede ir al instituto. La clínica desaparece con el fin de la menstruación. El resultado de la exploración ginecológica es normal al igual que los valores analíticos. Señale la respuesta correcta:</text:p>
          </table:table-cell>
          <table:table-cell office:value-type="string" calcext:value-type="string">
            <text:p>Dismenorrea primaria, llamada también esencial o funcional, es aquella en la que no se encuentra ninguna anomalía o enfermedad pélvica y no se vincula a ninguna patología orgánica específica (respuesta 1 incorrecta). Los anticonceptivos hormonales orales combinados pueden ser de elección en chicas que desean anticoncepción. Los estrógenos de dosis media (&gt;35 µg) y progestágenos de 1ª y 2ª generación, son los que muestran mayor efectividad en comparación con el placebo para reducir el dolor menstrual, y no se evidencian efectos adversos significativos (respuesta 2 incorrecta). La farmacoterapia específica de la dismenorrea primaria se establecerá según si la joven desea o no anticoncepción, y la elección de entrada puede estar entre un inhibidor de la síntesis de PGs o un anticonceptivo hormonal combinado (respuesta 3 incorrecta). Los antiprostaglandínicos más indicados son los anti-inflamatorios no esteroideos (AINES). Deberán de respetarse las contraindicaciones a los AINES, como antecedentes de úlceras gastroduodenales, enfermedades hepáticas no aclaradas y enfermedades alérgicas como el asma (respuesta 4 correcta). La dismenorrea se asocia a isquemia uterina</text:p>
          </table:table-cell>
          <table:table-cell/>
          <table:table-cell office:value-type="string" calcext:value-type="string">
            <text:p>GINEC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Se trata de una dismenorrea secundaria a un problema digestivo.</text:p>
          </table:table-cell>
          <table:table-cell office:value-type="string" calcext:value-type="string">
            <text:p>Le pauta anticonceptivos hormonales, pero no AINES por la clínica digestiva.</text:p>
          </table:table-cell>
          <table:table-cell office:value-type="string" calcext:value-type="string">
            <text:p>Le pauta AINES y le explica que los anticonceptivos hormonales en su caso no están indicados por su edad.</text:p>
          </table:table-cell>
          <table:table-cell office:value-type="string" calcext:value-type="string">
            <text:p>Le pauta AINES y, si no mejora, le podría pautar anticonceptivos hormonales.</text:p>
          </table:table-cell>
          <table:table-cell/>
          <table:table-cell office:value-type="float" office:value="4" calcext:value-type="float">
            <text:p>4</text:p>
          </table:table-cell>
          <table:table-cell table:number-columns-repeated="15"/>
        </table:table-row>
        <table:table-row table:style-name="ro1">
          <table:table-cell office:value-type="float" office:value="2020" calcext:value-type="float">
            <text:p>2020</text:p>
          </table:table-cell>
          <table:table-cell office:value-type="float" office:value="66" calcext:value-type="float">
            <text:p>66</text:p>
          </table:table-cell>
          <table:table-cell office:value-type="float" office:value="11660" calcext:value-type="float">
            <text:p>11660</text:p>
          </table:table-cell>
          <table:table-cell office:value-type="float" office:value="300550" calcext:value-type="float">
            <text:p>300550</text:p>
          </table:table-cell>
          <table:table-cell office:value-type="string" calcext:value-type="string">
            <text:p>FALSE</text:p>
          </table:table-cell>
          <table:table-cell office:value-type="string" calcext:value-type="string">
            <text:p>¿Cuál sería el método anticonceptivo más aconsejable en una mujer de 37 años sin antecedentes de interés cuyo parto fue hace 4 meses, ha reiniciado sus ciclos menstruales y mantiene lactancia materna?:</text:p>
          </table:table-cell>
          <table:table-cell office:value-type="string" calcext:value-type="string">
            <text:p>El método MELAS sólo es efectivo los primeros 6 meses y si la paciente se mantiene en amenorrea (repuesta 1 incorrecta). DIU-LGN: se puede recomendar su empleo en las primeras 48 horas tras el parto (categoría 2) o bien más allá de las 4 semanas (categoría 1) siempre y cuando no existe sospecha o antecedentes de sepsis/endometritis puerperal (respuesta 2 correcta). De forma general, se puede decir que el uso de AHC está desaconsejado en las mujeres con lactancia materna durante las primeras 6 semanas por la posibilidad de disminuir el volumen de leche materna, así como por la excreción de esteroides en la misma (categoría 4). Entre las 6 semanas y los 6 meses, no es recomendable el uso de AHC por la misma razón (categoría 3). En casos de lactancia mixta o cuando no exista posibilidad de otro método anticonceptivo eficaz, se podrían considerar los AHC (respuestas 3 y 4 incorrectas). Inserción de DIU</text:p>
          </table:table-cell>
          <table:table-cell/>
          <table:table-cell office:value-type="string" calcext:value-type="string">
            <text:p>GINECOLOGÍA</text:p>
          </table:table-cell>
          <table:table-cell office:value-type="string" calcext:value-type="string">
            <text:p>Normal</text:p>
          </table:table-cell>
          <table:table-cell office:value-type="float" office:value="0.43" calcext:value-type="float">
            <text:p>0,43</text:p>
          </table:table-cell>
          <table:table-cell/>
          <table:table-cell office:value-type="string" calcext:value-type="string">
            <text:p>Ninguno; la lactancia materna, a través de la liberación de oxitocina, impide la gestación.</text:p>
          </table:table-cell>
          <table:table-cell office:value-type="string" calcext:value-type="string">
            <text:p>Dispositivo intrauterino con levonorgestrel.</text:p>
          </table:table-cell>
          <table:table-cell office:value-type="string" calcext:value-type="string">
            <text:p>Preparados hormonales combinados con 20 microgramos de etinilestradiol.</text:p>
          </table:table-cell>
          <table:table-cell office:value-type="string" calcext:value-type="string">
            <text:p>Preparados hormonales combinados con gestágenos de tercera generación.</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67" calcext:value-type="float">
            <text:p>67</text:p>
          </table:table-cell>
          <table:table-cell office:value-type="float" office:value="11661" calcext:value-type="float">
            <text:p>11661</text:p>
          </table:table-cell>
          <table:table-cell office:value-type="float" office:value="300551" calcext:value-type="float">
            <text:p>300551</text:p>
          </table:table-cell>
          <table:table-cell office:value-type="string" calcext:value-type="string">
            <text:p>FALSE</text:p>
          </table:table-cell>
          <table:table-cell office:value-type="string" calcext:value-type="string">
            <text:p>Una mujer de 26 años, con antecedente de un embarazo a los 24 años finalizado en aborto espontáneo en la semana 12ª que no requirió legrado, acude a la consulta presentando sangrado vaginal diario de un mes de evolución, sin fiebre ni dolor. En la ecografía se observa un aumento de la línea endometrial, con una imagen intracavitaria de aspecto polipoideo. La biopsia endometrial muestra proliferación del trofoblasto intermedio. ¿Qué diagnóstico es el correcto?:</text:p>
          </table:table-cell>
          <table:table-cell office:value-type="string" calcext:value-type="string">
            <text:p>El tumor trofoblástico del lecho placentario suele aparecer en pacientes jóvenes 12-18 meses tras una gestación a término. Se localiza en el cuerpo del útero. Tiene un Ki6710-30% y presenta un comportamiento invasivo. Macroscópicamente presenta un crecimiento expansivo o infiltrativo. A nivel histopatológico se observa la presencia de trofoblasto intermedio en el lecho de implantación placentario así como una atipia citológica moderada o intensa y la necrosis es rara (respuesta1 correcta). El pólipo endometrial o la hiperplasia endometrial atípica no presentan células trofoblásticas (respuestas 2 y 3 incorrectas). El coriocarcinoma presenta a nivel histopatológico citotrofoblasto, sincitiotrofoblasto así como trofoblasto intermedio vellositario, puede ir precedida de gestación a término o mola hidatidiforme. Tiene unKi67 del 90% y presenta una atipia así como una necrosis intensa (respuesta 4 incorrecta). Mola completa con aspecto de racimo en uvas</text:p>
          </table:table-cell>
          <table:table-cell/>
          <table:table-cell office:value-type="string" calcext:value-type="string">
            <text:p>GINECOLOGÍA</text:p>
          </table:table-cell>
          <table:table-cell office:value-type="string" calcext:value-type="string">
            <text:p>Normal</text:p>
          </table:table-cell>
          <table:table-cell office:value-type="float" office:value="0.4" calcext:value-type="float">
            <text:p>0,4</text:p>
          </table:table-cell>
          <table:table-cell/>
          <table:table-cell office:value-type="string" calcext:value-type="string">
            <text:p>Tumor del lecho placentario.</text:p>
          </table:table-cell>
          <table:table-cell office:value-type="string" calcext:value-type="string">
            <text:p>Hiperplasia endometrial atípica.</text:p>
          </table:table-cell>
          <table:table-cell office:value-type="string" calcext:value-type="string">
            <text:p>Pólipo endometrial.</text:p>
          </table:table-cell>
          <table:table-cell office:value-type="string" calcext:value-type="string">
            <text:p>Coriocarcinoma.</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71" calcext:value-type="float">
            <text:p>71</text:p>
          </table:table-cell>
          <table:table-cell office:value-type="float" office:value="11665" calcext:value-type="float">
            <text:p>11665</text:p>
          </table:table-cell>
          <table:table-cell office:value-type="float" office:value="300555" calcext:value-type="float">
            <text:p>300555</text:p>
          </table:table-cell>
          <table:table-cell office:value-type="string" calcext:value-type="string">
            <text:p>FALSE</text:p>
          </table:table-cell>
          <table:table-cell office:value-type="string" calcext:value-type="string">
            <text:p>Mujer de 31 años que acude a la consulta de su médico de familia a comunicarle que está embarazada. No tiene antecedentes de interés. Se le recomienda que se haga la prueba de cribado de la diabetes gestacional. ¿En qué periodo debería realizarse?:</text:p>
          </table:table-cell>
          <table:table-cell office:value-type="string" calcext:value-type="string">
            <text:p>En la primera visita se realizará el test de O´Sullivan a todas las gestantes con factores de riesgo de diabetes gestacional ya que, excluidas las diabetes pregestacionales no conocidas, son las que mayor riesgo de resultados perinatales adversos presentan, aun habiendo recibido el tratamiento oportuno. Factores de riesgo son la edad &gt; 35 años, obesidad, antecedentes personales de diabetes gestacional o alteraciones del metabolismo de la glucosa, recién nacido macrosómico previo, historia de DM en familiares de primer grado o grupos étnicos de riesgo. El test de O´Sullivan se realizará en el segundo trimestre (24-28 semanas de gestación) a todas las gestantes no diagnosticadas previamente (respuesta 3 correcta, respuestas 1, 2 y 4 incorrectas). Cuando la prueba de O’Sullivan resulte positiva, se procederá a la confirmación diagnóstica mediante la práctica de SOG de 100 g. El estudio en el tercer trimestre se lleva a cabo en gestantes que no han sido estudiadas en el segundo trimestre y en aquellas que, aunque el estudio resultara negativo, posteriormente desarrollan complicaciones que característicamente se asocian a la DG (macrosomía fetal o polihidramnios). En estos casos se obviará la prueba de cribado y se acudirá directamente a la realización de una SOG.</text:p>
          </table:table-cell>
          <table:table-cell/>
          <table:table-cell office:value-type="string" calcext:value-type="string">
            <text:p>GINECOLOGÍA</text:p>
          </table:table-cell>
          <table:table-cell office:value-type="string" calcext:value-type="string">
            <text:p>Normal</text:p>
          </table:table-cell>
          <table:table-cell office:value-type="float" office:value="0.63" calcext:value-type="float">
            <text:p>0,63</text:p>
          </table:table-cell>
          <table:table-cell/>
          <table:table-cell office:value-type="string" calcext:value-type="string">
            <text:p>Entre las semanas 12 y 16 de gestación.</text:p>
          </table:table-cell>
          <table:table-cell office:value-type="string" calcext:value-type="string">
            <text:p>Entre las semanas 16 y 20 de gestación.</text:p>
          </table:table-cell>
          <table:table-cell office:value-type="string" calcext:value-type="string">
            <text:p>Entre las semanas 24 y 28 de gestación.</text:p>
          </table:table-cell>
          <table:table-cell office:value-type="string" calcext:value-type="string">
            <text:p>Entre las semanas 32 y 38 de gestación.</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74" calcext:value-type="float">
            <text:p>74</text:p>
          </table:table-cell>
          <table:table-cell office:value-type="float" office:value="11668" calcext:value-type="float">
            <text:p>11668</text:p>
          </table:table-cell>
          <table:table-cell office:value-type="float" office:value="300558" calcext:value-type="float">
            <text:p>300558</text:p>
          </table:table-cell>
          <table:table-cell office:value-type="string" calcext:value-type="string">
            <text:p>FALSE</text:p>
          </table:table-cell>
          <table:table-cell office:value-type="string" calcext:value-type="string">
            <text:p>Varón de 9 años que consulta por hematuria macroscópica, cefalea y astenia, sin dolor abdominal ni edemas. Antecedente de infección faringoamigdalar 1-2 semanas antes. Niveles de C3 sérico descendidos. De las siguientes opciones diagnósticas indique la más probable por su frecuencia y presentación clínica:</text:p>
          </table:table-cell>
          <table:table-cell office:value-type="string" calcext:value-type="string">
            <text:p>La nefropatía membranosa es una causa poco frecuente de síndrome nefrótico en los niños, y la mayoría de las ocasiones es secundaria asociada a otras enfermedades sistémicas identificables o medicamentos (respuesta 1 incorrecta). La nefropatía de Berger presenta típicamente hematuria macroscópica, que se suele observar 1-2 días después del inicio de una infección de las vías respiratorias superiores o de una infección gastrointestinal, y lo que es más importante es que los niveles séricos de C3 son normales (respuesta 2 incorrecta). La glomerulonefritis membranoproliferativa es más frecuente en la segunda década de la vida sin infección interrecurrente previa asociada; la clínica puede ser síndrome nefrótico/nefrítico o hematuria microscópica persistente asintomática y proteinuria. En la mayoría de las ocasiones los niveles séricos de C3 son bajos (respuesta 3 incorrecta). LA GNF. pOSTstp es más frecuente en niños de 5-12 años, y rara antes de los 3 años. El paciente típico desarrolla un síndrome nefrítico agudo, con instauración repentina de hematuria macroscópica, edema, HTA, e insuficiencia renal, 1-2 semanas después de haber presentado una faringitis estreptocócica (respuesta 4 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Glomerulopatía membranosa.</text:p>
          </table:table-cell>
          <table:table-cell office:value-type="string" calcext:value-type="string">
            <text:p>Nefropatía por inmunoglobulina A (nefropatía de Berger).</text:p>
          </table:table-cell>
          <table:table-cell office:value-type="string" calcext:value-type="string">
            <text:p>Glomerulonefritis membranoproliferativa o mesangiocapilar.</text:p>
          </table:table-cell>
          <table:table-cell office:value-type="string" calcext:value-type="string">
            <text:p>Glomerulonefritis aguda postinfecciosa.</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76" calcext:value-type="float">
            <text:p>76</text:p>
          </table:table-cell>
          <table:table-cell office:value-type="float" office:value="11670" calcext:value-type="float">
            <text:p>11670</text:p>
          </table:table-cell>
          <table:table-cell office:value-type="float" office:value="300560" calcext:value-type="float">
            <text:p>300560</text:p>
          </table:table-cell>
          <table:table-cell office:value-type="string" calcext:value-type="string">
            <text:p>FALSE</text:p>
          </table:table-cell>
          <table:table-cell office:value-type="string" calcext:value-type="string">
            <text:p>Niña de 7 años que acude a consulta porque los padres le notan la cara roja desde el día anterior y en las últimas horas le han notado manchas rojas en el cuerpo. En la exploración está afebril, con amígdalas y oídos sin alteraciones, auscultación cardiopulmonar normal. Presenta un exantema maculo papuloso confluyente en ambas mejillas, respetando el labio superior, semejando cara de “bofetón”. En el tórax presenta un exantema reticular, en encaje, no pruriginoso. ¿Cuál es el diagnóstico clínico más probable?:</text:p>
          </table:table-cell>
          <table:table-cell office:value-type="string" calcext:value-type="string">
            <text:p>La varicela suele comenzar 14-16 días después de la exposición. La hipertermia asociada suele ser moderada con persistencia de los síntomas sistémicos durante los 2-4 primeros días desde la aparición del exantema. El exantema son máculas eritematosas my pruriginosas, que se convierten en pápulas y luego en vesículas (respuesta 1 incorrecta). La rubeola presenta cuadro prodrómico de febrícula, dolor ocular, cefalea…y sobre todo comienza con linfadenopatía, en los que los ganglios retroauriculares, suboccipitales y cervicales son los más marcados (respuesta 2 incorrecta). EL eritema infeccioso o 5ª enfermedad está producida por parvovirusB19. El dato clínico característico es un exantema que cursa inicialmente con rubefacción facial eritematosa con un aspecto de "mejilla abofeteada" y posteriormente se produce aclaramiento central de las lesiones maculares y se da al exantema un aspecto reticulado, en encaje (respuesta 3 correcta). El Exantema súbito o 6ª enfermedad (o roséola del lactante) está producida por VHS-6. y es característico de la primera infancia o la lactancia cursando con fiebre elevada, con desaparición brusca en 2-3 días y aparición posterior de exantema en tronco morbiliforme de color rosado no pruriginoso (respuesta 4 incorrecta)</text:p>
          </table:table-cell>
          <table:table-cell/>
          <table:table-cell office:value-type="string" calcext:value-type="string">
            <text:p>PEDIATR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Varicela.</text:p>
          </table:table-cell>
          <table:table-cell office:value-type="string" calcext:value-type="string">
            <text:p>Rubeola.</text:p>
          </table:table-cell>
          <table:table-cell office:value-type="string" calcext:value-type="string">
            <text:p>Eritema infeccioso o 5ª enfermedad.</text:p>
          </table:table-cell>
          <table:table-cell office:value-type="string" calcext:value-type="string">
            <text:p>Exantema súbito o 6ª enfermedad.</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77" calcext:value-type="float">
            <text:p>77</text:p>
          </table:table-cell>
          <table:table-cell office:value-type="float" office:value="11671" calcext:value-type="float">
            <text:p>11671</text:p>
          </table:table-cell>
          <table:table-cell office:value-type="float" office:value="300561" calcext:value-type="float">
            <text:p>300561</text:p>
          </table:table-cell>
          <table:table-cell office:value-type="string" calcext:value-type="string">
            <text:p>FALSE</text:p>
          </table:table-cell>
          <table:table-cell office:value-type="string" calcext:value-type="string">
            <text:p>Lactante de 4 meses que acude a urgencias por vómitos y letargia. En la exploración llama la atención disminución importante del nivel de conciencia con incapacidad para despertar a pesar de estímulos. En los exámenes complementarios destaca la presencia de anemia, hemorragias retinianas en el fondo de ojo, hematoma subdural en la TC craneal y fractura en parte posterior de tercera costilla. ¿Cuál de los siguientes diagnósticos considera más probable como responsable de estas lesiones?:</text:p>
          </table:table-cell>
          <table:table-cell office:value-type="string" calcext:value-type="string">
            <text:p>El maltrato y abandono infantil puede manifestarse de muchas maneras; las que conllevan un alto riesgo de que un niño sea maltratado son: - Hematomas: son la manifestación clínica más frecuente. Suelen ser múltiples en distintos estadios de evolución. - Fracturas: sobretodo metafisiarias clásicas, fracturas costales posteriores, de esternón, de escápula y las apófisis espinosas. - Las hemorragias retinianas son un marcador destacado de maltrato infantil: son muy sospechosas las múltiples, afectan a más de una capa de la retina y se extienden a la periferia. El resto de opciones pueden ser posibles, aunque no relacionan todo lo expuesto anteriormente y se limitan a la zona afecta. Por supuesto, en orden de frecuencia, todas estas opciones son muy excepcionales.</text:p>
          </table:table-cell>
          <table:table-cell/>
          <table:table-cell office:value-type="string" calcext:value-type="string">
            <text:p>PEDIATRÍA</text:p>
          </table:table-cell>
          <table:table-cell office:value-type="string" calcext:value-type="string">
            <text:p>Fácil</text:p>
          </table:table-cell>
          <table:table-cell office:value-type="float" office:value="0.97" calcext:value-type="float">
            <text:p>0,97</text:p>
          </table:table-cell>
          <table:table-cell/>
          <table:table-cell office:value-type="string" calcext:value-type="string">
            <text:p>Maltrato físico.</text:p>
          </table:table-cell>
          <table:table-cell office:value-type="string" calcext:value-type="string">
            <text:p>Politraumatismo por caída de la cuna.</text:p>
          </table:table-cell>
          <table:table-cell office:value-type="string" calcext:value-type="string">
            <text:p>Traumatismo torácico en lactante con alteración de la coagulación.</text:p>
          </table:table-cell>
          <table:table-cell office:value-type="string" calcext:value-type="string">
            <text:p>Leucemia promielocítica aguda tras realizar aspirado de médula ósea.</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85" calcext:value-type="float">
            <text:p>85</text:p>
          </table:table-cell>
          <table:table-cell office:value-type="float" office:value="11679" calcext:value-type="float">
            <text:p>11679</text:p>
          </table:table-cell>
          <table:table-cell office:value-type="float" office:value="300569" calcext:value-type="float">
            <text:p>300569</text:p>
          </table:table-cell>
          <table:table-cell office:value-type="string" calcext:value-type="string">
            <text:p>FALSE</text:p>
          </table:table-cell>
          <table:table-cell office:value-type="string" calcext:value-type="string">
            <text:p>En un paciente de 85 años con deterioro cognitivo y un episodio depresivo, señale el tratamiento antidepresivo que se debe EVITAR:</text:p>
          </table:table-cell>
          <table:table-cell office:value-type="string" calcext:value-type="string">
            <text:p>Nos preguntan por el tratamiento para la depresión en un paciente anciano con deterioro cognitivo. La sertralina se trata de un inhibidor selectivo de la recaptación de la serotonina, siendo el grupo más seguro para los pacientes de estas características por sus escasos efectos adversos (respuesta 2 incorrecta). La Vortioxetina es un modulador de la transmisión serotoninérgica (agonista 5-HT1A, agonista parcial 5-HT1B y antagonista de 5- HT1D, 5HT-3 y 5HT7). Además, inhibe a los transportadores de serotonina. Está indicado en la depresión mayor en adultos, presentando además una mejoría de la sintomatología cognitiva de estos pacientes (respuesta 3 incorrecta). La venlafaxina es un inhibidor selectivo de la serotonina y la NA, por lo que se contraindica en cardiópatas graves y pacientes con HTA de difícil control (respuesta 4 incorrecta). La Amitrptilina es un Antidepresivo tricíclico. Es un inhibidor no selectivo de la recaptación de 5HT y NA. Se relaciona con múltiples efectos adversos (anticolinérgicos, alteraciones en ECG, náuseas y vómitos) y por ese motivo se debe evitar en este tipo de pacientes (respuesta 1 correcta).</text:p>
          </table:table-cell>
          <table:table-cell/>
          <table:table-cell office:value-type="string" calcext:value-type="string">
            <text:p>PSIQUIATRÍA</text:p>
          </table:table-cell>
          <table:table-cell office:value-type="string" calcext:value-type="string">
            <text:p>Fácil</text:p>
          </table:table-cell>
          <table:table-cell office:value-type="float" office:value="0.82" calcext:value-type="float">
            <text:p>0,82</text:p>
          </table:table-cell>
          <table:table-cell/>
          <table:table-cell office:value-type="string" calcext:value-type="string">
            <text:p>Amitriptilina.</text:p>
          </table:table-cell>
          <table:table-cell office:value-type="string" calcext:value-type="string">
            <text:p>Sertralina.</text:p>
          </table:table-cell>
          <table:table-cell office:value-type="string" calcext:value-type="string">
            <text:p>Vortioxetina.</text:p>
          </table:table-cell>
          <table:table-cell office:value-type="string" calcext:value-type="string">
            <text:p>Venlafaxina.</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90" calcext:value-type="float">
            <text:p>90</text:p>
          </table:table-cell>
          <table:table-cell office:value-type="float" office:value="11684" calcext:value-type="float">
            <text:p>11684</text:p>
          </table:table-cell>
          <table:table-cell office:value-type="float" office:value="300574" calcext:value-type="float">
            <text:p>300574</text:p>
          </table:table-cell>
          <table:table-cell office:value-type="string" calcext:value-type="string">
            <text:p>FALSE</text:p>
          </table:table-cell>
          <table:table-cell office:value-type="string" calcext:value-type="string">
            <text:p>Hombre de 59 años, casado, sin antecedentes psiquiátricos, que de forma progresiva a lo largo de los dos últimos años presenta importante irritabilidad y apatía. Ha faltado varias veces a su trabajo y su rendimiento ha disminuido notablemente. Le han amonestado en el mismo, por insultar a varios clientes o por ausencias injustificadas. En los fines de semana es monitor de tiempo libre con adolescentes, donde refieren que bromea excesivamente con los chicos y una monitora se ha quejado de que le ha hecho insinuaciones inapropiadas. Hasta el presente, nunca habían ocurrido comportamientos de este tipo. Su esposa está muy preocupada porque dice cosas raras y está pensando en separarse. Su médico de familia le ha practicado un test cognitivo Minimental que está dentro del rango normal y en el que no se aprecian déficit significativos de memoria. ¿Cuál es el diagnóstico MENOS probable?:</text:p>
          </table:table-cell>
          <table:table-cell office:value-type="string" calcext:value-type="string">
            <text:p>Nos presentan el caso de un varón de 59 años con un cuadro progresivo de irritabilidad, apatía y comportamiento inapropiado, pero con un test cognitivo Minimental dentro de la normalidad. Además, en la pregunta dejan bien claro que el paciente no presenta alteraciones de la memoria. La enfermedad de Alzheimer es una demencia cortical. Su alteración principal es el trastorno de memoria, que suele ser la manifestación inicial. El factor de riesgo más importante para su desarrollo es la edad avanzada, entre otros. Por este motivo, la enfermedad de Alzheimer no sería muy probable en un varón de 59 años que además no presenta alteración de la memoria (respuesta 3 correcta). Las otras 3 opciones podrían plantearse en el diagnóstico diferencial. La DFT es una demencia cortical de inicio más temprano (media de 53 años) y curso rápido (mortal en &lt; 4 años). La esquizofrenia y la manía suelen debutar a edades más tempranas, pero existen casos en los que comienzan más tardíamente.</text:p>
          </table:table-cell>
          <table:table-cell/>
          <table:table-cell office:value-type="string" calcext:value-type="string">
            <text:p>PSIQUIATR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Esquizofrenia de inicio tardío.</text:p>
          </table:table-cell>
          <table:table-cell office:value-type="string" calcext:value-type="string">
            <text:p>Episodio maniaco de inicio tardío.</text:p>
          </table:table-cell>
          <table:table-cell office:value-type="string" calcext:value-type="string">
            <text:p>Enfermedad de Alzheimer.</text:p>
          </table:table-cell>
          <table:table-cell office:value-type="string" calcext:value-type="string">
            <text:p>Demencia frontotemporal.</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93" calcext:value-type="float">
            <text:p>93</text:p>
          </table:table-cell>
          <table:table-cell office:value-type="float" office:value="11687" calcext:value-type="float">
            <text:p>11687</text:p>
          </table:table-cell>
          <table:table-cell office:value-type="float" office:value="300577" calcext:value-type="float">
            <text:p>300577</text:p>
          </table:table-cell>
          <table:table-cell office:value-type="string" calcext:value-type="string">
            <text:p>FALSE</text:p>
          </table:table-cell>
          <table:table-cell office:value-type="string" calcext:value-type="string">
            <text:p>Paciente de 65 años con antecedentes de consumo habitual de alcohol que es atendido en urgencias por cuadro clínico de 24 horas de evolución de fiebre, cefalea, rigidez de nuca y progresivo deterioro del nivel de conciencia. Se realiza una TC craneal que es normal y seguidamente una punción lumbar que muestra un LCR con pleocitosis (1500 células/μl), hiperproteinorraquia (325 mg/dl) e hipoglucorraquia (&lt; 10 mg/dl). El tratamiento antibiótico empírico inicial más correcto de entre los siguientes es:</text:p>
          </table:table-cell>
          <table:table-cell office:value-type="string" calcext:value-type="string">
            <text:p>El cuadro nos sitúa ante una meningitis de probable etiología bacteriana (pleocitosis, hiperproteinorraquia e hipoglucorraquia) que constituye una emergencia médica al requerir un diagnóstico y tratamiento urgentes. Las manifestaciones fundamentales de la enfermedad son fiebre (95%), cefalea (85%), rigidez de nuca (85%) y alteración del estado mental (75%), que acontecen en nuestro paciente. En la meningitis aguda los síntomas tienen una duración &lt; 1 día en casi el 50%. En pacientes adultos &gt; 55 años o pacientes con alcoholismo (como en el presente caso clínico) o enfermedades de base (diabetes…) según el texto de referencia el tratamiento de elección es: Ampicilina 2g IV cada 4h + Ceftriaxona 2 g IV cada 12h + Vancomicina 15 a 20 mg/kg IV cada 8 a 12 h, con dosis máxima de 2 g/12h o dosis diaria total de 60 mg/kg. Por ello la opción 3 es la correcta. Resulta de ayudar comentar que en función de los potenciales agentes etiológicos implicados la meningitis por S. pneumoniae se tratará con la combinación de ceftriaxona y vancomicina. La meningitis por N. meningitidis puede tratarse con ceftriaxona, pero si cuando se disponga del antibiograma la cepa es sensible a penicilina (CMI &lt; 0,1 µg/mL) debe utilizarse penicilina o ampicilina. La meningitis por Listeriamono cytogenes se trata con ampicilina. El tratamiento antibiótico específico de la meningitis por S. agalactiae es la penicilina o la ampicilina; el de la meningitis por H. influenzae es la cefriaxona; de la meningitis estafilocócica es la cloxacilina si se trata de cepas sensibles a la meticilina o la vancomicina en los casos producidos por cepas meticilina resistentes; y el de las meningitis por bacilos Gram negativos son ceftriaxona, cefotaxima o cefepima, excepto cuando se trata de meningitis por Pseudomonas aeruginosa que se empleará ceftazidima, cefepima o meropenem. El tratamiento antibiótico específico sustituirá al empírico una vez se disponga de la identificación del patógeno y se modificará de nuevo en caso necesario cuando se disponga del antibiograma.</text:p>
          </table:table-cell>
          <table:table-cell/>
          <table:table-cell office:value-type="string" calcext:value-type="string">
            <text:p>INFECCIOSAS</text:p>
          </table:table-cell>
          <table:table-cell office:value-type="string" calcext:value-type="string">
            <text:p>Fácil</text:p>
          </table:table-cell>
          <table:table-cell office:value-type="float" office:value="0.91" calcext:value-type="float">
            <text:p>0,91</text:p>
          </table:table-cell>
          <table:table-cell/>
          <table:table-cell office:value-type="string" calcext:value-type="string">
            <text:p>Cefotaxima y ampicilina.</text:p>
          </table:table-cell>
          <table:table-cell office:value-type="string" calcext:value-type="string">
            <text:p>Cefotaxima y vancomicina.</text:p>
          </table:table-cell>
          <table:table-cell office:value-type="string" calcext:value-type="string">
            <text:p>Cefotaxima, vancomicina y ampicilina.</text:p>
          </table:table-cell>
          <table:table-cell office:value-type="string" calcext:value-type="string">
            <text:p>Cefotaxima y tuberculostáticos.</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94" calcext:value-type="float">
            <text:p>94</text:p>
          </table:table-cell>
          <table:table-cell office:value-type="float" office:value="11688" calcext:value-type="float">
            <text:p>11688</text:p>
          </table:table-cell>
          <table:table-cell office:value-type="float" office:value="300578" calcext:value-type="float">
            <text:p>300578</text:p>
          </table:table-cell>
          <table:table-cell office:value-type="string" calcext:value-type="string">
            <text:p>FALSE</text:p>
          </table:table-cell>
          <table:table-cell office:value-type="string" calcext:value-type="string">
            <text:p>Mujer de 55 años con antecedentes de diabetes mellitus tipo 2 y ansiedad que acude a urgencias porque esa tarde de forma súbita comenzó con dificultad para la emisión del lenguaje (“quería decir mesa pero no me salía”) y movimientos incontrolables “como sacudidas” en el brazo y en la pierna derechos. Pasados dos minutos, los movimientos cedieron y hablaba con normalidad. Ella en todo momento fue consciente de la situación. ¿Cuál es el diagnóstico más probable?:</text:p>
          </table:table-cell>
          <table:table-cell office:value-type="string" calcext:value-type="string">
            <text:p>La semiología de la crisis orienta a un foco frontal izquierdo con movimientos paroxísticos y afectación probablemente del área de Broca. No pierde el conocimiento, no hay movimientos del otro hemicuerpo y no hay alteración de la conexión con el medio ni periodo postcrítico (respuesta 1 incorrecta). Todo esto es sugestivo de una crisis focal simple frontal izquierda (respuesta 4 correcta). La presencia de movimientos paroxísticos de la mano va más a favor de una crisis parcial que de un AIT (respuesta 2 incorrecta).</text:p>
          </table:table-cell>
          <table:table-cell/>
          <table:table-cell office:value-type="string" calcext:value-type="string">
            <text:p>NEUROLOGÍA</text:p>
          </table:table-cell>
          <table:table-cell office:value-type="string" calcext:value-type="string">
            <text:p>Normal</text:p>
          </table:table-cell>
          <table:table-cell office:value-type="float" office:value="0.55" calcext:value-type="float">
            <text:p>0,55</text:p>
          </table:table-cell>
          <table:table-cell/>
          <table:table-cell office:value-type="string" calcext:value-type="string">
            <text:p>Crisis focal compleja.</text:p>
          </table:table-cell>
          <table:table-cell office:value-type="string" calcext:value-type="string">
            <text:p>Accidente isquémico transitorio en territorio carotideo derecho.</text:p>
          </table:table-cell>
          <table:table-cell office:value-type="string" calcext:value-type="string">
            <text:p>Crisis de ansiedad.</text:p>
          </table:table-cell>
          <table:table-cell office:value-type="string" calcext:value-type="string">
            <text:p>Crisis focal simple.</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95" calcext:value-type="float">
            <text:p>95</text:p>
          </table:table-cell>
          <table:table-cell office:value-type="float" office:value="11689" calcext:value-type="float">
            <text:p>11689</text:p>
          </table:table-cell>
          <table:table-cell office:value-type="float" office:value="300579" calcext:value-type="float">
            <text:p>300579</text:p>
          </table:table-cell>
          <table:table-cell office:value-type="string" calcext:value-type="string">
            <text:p>FALSE</text:p>
          </table:table-cell>
          <table:table-cell office:value-type="string" calcext:value-type="string">
            <text:p>Hombre de 64 años que consulta por presentar desde hace un año alteración progresiva del lenguaje consistente en dificultad para encontrar las palabras. Usa muchos términos ómnibus y circunloquios. Entiende perfectamente y el lenguaje es relativamente fluido salvo por las pausas anómicas. En la exploración llama la atención la dificultad para repetir frases largas. No tiene alteración de la memoria ni problemas de conducta evidentes. ¿Cuál es el diagnóstico más probable?:</text:p>
          </table:table-cell>
          <table:table-cell office:value-type="string" calcext:value-type="string">
            <text:p>El paciente es menor de 65 años y presenta un cuadro progresivo de alteración del lenguaje sin otros déficits aparentes en funciones superiores. Esto orienta a un cuadro de afasia progresiva primaria (APP), cuadros de deterioro cognitivo que comienzan por alteraciones del lenguaje. Los tres más frecuentes son: - APP variante agramática o no fluente: habla escasa con fallos en la sintaxis y dificultada para comprender frases con estructuras sintácticas complejas (respuesta 1 incorrecta). Suele estar relacionada con la demencia frontotemporal. - APP variante logopénica: dificultades para la nominación de conceptos u objetos (con abundantes circunloquios y uso de palabras generales para saltarse esas dificultades nominativas) y dificultada para la repetición de frases largas (respuesta 2 correcta). Suele estar relacionada con la Enfermedad de Alzheimer. - APP variante semántica: los pacientes pierden la habilidad para decodificar el significado de las palabras. Suele relacionarse con la demencia frontotemporal. La demencia de cuerpos de Lewy suele respetar el lenguaje más que otras funciones superiores (respuesta 3 incorrecta). Con la edad pueden aparecer dificultades en recordar el nombre de un objeto, pero en el caso que nos ponen el paciente solo tiene 63 años y no son fallos esporádicos sino un cuadro más florido con dificultad incluso para repetir frases (respuesta 4 incorrecta).</text:p>
          </table:table-cell>
          <table:table-cell/>
          <table:table-cell office:value-type="string" calcext:value-type="string">
            <text:p>NEUROLOGÍA</text:p>
          </table:table-cell>
          <table:table-cell office:value-type="string" calcext:value-type="string">
            <text:p>Difícil</text:p>
          </table:table-cell>
          <table:table-cell office:value-type="float" office:value="0.16" calcext:value-type="float">
            <text:p>0,16</text:p>
          </table:table-cell>
          <table:table-cell/>
          <table:table-cell office:value-type="string" calcext:value-type="string">
            <text:p>Variante no fluente de la afasia progresiva primaria probablemente por demencia frontotemporal.</text:p>
          </table:table-cell>
          <table:table-cell office:value-type="string" calcext:value-type="string">
            <text:p>Variante logopénica de la afasia progresiva primaria, probablemente por enfermedad de Alzheimer.</text:p>
          </table:table-cell>
          <table:table-cell office:value-type="string" calcext:value-type="string">
            <text:p>Demencia por cuerpos de Lewy difusos.</text:p>
          </table:table-cell>
          <table:table-cell office:value-type="string" calcext:value-type="string">
            <text:p>Disnomia inespecífica del paciente mayor.</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96" calcext:value-type="float">
            <text:p>96</text:p>
          </table:table-cell>
          <table:table-cell office:value-type="float" office:value="11690" calcext:value-type="float">
            <text:p>11690</text:p>
          </table:table-cell>
          <table:table-cell office:value-type="float" office:value="300580" calcext:value-type="float">
            <text:p>300580</text:p>
          </table:table-cell>
          <table:table-cell office:value-type="string" calcext:value-type="string">
            <text:p>FALSE</text:p>
          </table:table-cell>
          <table:table-cell office:value-type="string" calcext:value-type="string">
            <text:p>Mujer de 75 años que consulta por un cuadro de dolor lancinante que recorre el labio y el ala nasal derecha. No es capaz de lavarse la cara o los dientes por el dolor que le produce, que describe como una descarga eléctrica. No refiere dolor al dormir. Escoja la respuesta correcta:</text:p>
          </table:table-cell>
          <table:table-cell office:value-type="string" calcext:value-type="string">
            <text:p>El cuadro clínico es un ejemplo de neuralgia del trigémino (respuesta 1 incorrecta), cuyo tratamiento de elección es carbamacepina (respuesta 2 incorrecta), y en su forma clásica es frecuente encontrar un asa vascular en contacto con el nervio trigémino (respuesta 3 incorrecta). En los casos en los que falla la carbamacepina pueden utilizarse distintos tratamientos. El más eficaz es la microdescompresión vascular del nervio en los casos que se asocian a compresión por un asa vascular. También se pueden usar técnicas de radiocirugía, que pueden presentar recurrencias (respuesta 4 correcta).</text:p>
          </table:table-cell>
          <table:table-cell/>
          <table:table-cell office:value-type="string" calcext:value-type="string">
            <text:p>NEUROLOGÍA</text:p>
          </table:table-cell>
          <table:table-cell office:value-type="string" calcext:value-type="string">
            <text:p>Fácil</text:p>
          </table:table-cell>
          <table:table-cell office:value-type="float" office:value="0.83" calcext:value-type="float">
            <text:p>0,83</text:p>
          </table:table-cell>
          <table:table-cell/>
          <table:table-cell office:value-type="string" calcext:value-type="string">
            <text:p>El cuadro corresponde a una hemicránea paroxística.</text:p>
          </table:table-cell>
          <table:table-cell office:value-type="string" calcext:value-type="string">
            <text:p>El tratamiento de elección es la fenitoína.</text:p>
          </table:table-cell>
          <table:table-cell office:value-type="string" calcext:value-type="string">
            <text:p>La causa más probable es una compresión del VII par en su trayecto cisternal.</text:p>
          </table:table-cell>
          <table:table-cell office:value-type="string" calcext:value-type="string">
            <text:p>Puede tratarse con radiocirugía, pero con riesgo de recurrencia.</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00" calcext:value-type="float">
            <text:p>100</text:p>
          </table:table-cell>
          <table:table-cell office:value-type="float" office:value="11694" calcext:value-type="float">
            <text:p>11694</text:p>
          </table:table-cell>
          <table:table-cell office:value-type="float" office:value="300584" calcext:value-type="float">
            <text:p>300584</text:p>
          </table:table-cell>
          <table:table-cell office:value-type="string" calcext:value-type="string">
            <text:p>FALSE</text:p>
          </table:table-cell>
          <table:table-cell office:value-type="string" calcext:value-type="string">
            <text:p>Un paciente de 73 años con antecedente de enfermedad renal crónica que presenta un cuadro de 5 días de fiebre, cefalea y confusión, acompañado de una crisis epiléptica tónico-clónica. El estado clínico en el momento de la evaluación es bueno y la exploración física es normal. En los análisis destaca leucocitosis de 18.000/μl con neutrofilia del 92 %, serie roja y plaquetas normales; creatinina 2,3 mg/dl, eFG 32 ml/min y PCR 15 mg/L (VN&lt;5). La TC craneal no muestra alteraciones. El LCR muestra un líquido claro con 200 leucocitos/μl (60 % linfocitos), glucosa 80 mg/dl, proteínas 85 mg/dl (VN&lt;50), ADA 25 UI/l (VN&lt;15); la tinción de Gram del LCR no muestra microorganismos. ¿Qué tratamiento recomendaría en este momento?:</text:p>
          </table:table-cell>
          <table:table-cell office:value-type="string" calcext:value-type="string">
            <text:p>Paciente con un cuadro subagudo sugestivo no ya de meningitis sino de encefalitis: además de la fiebre y cefalea presenta somnolencia y crisis. El LCR es linfocitario, con proteínas elevadas, no hay consumo de glucosa pero el ADA está elevado. En sangre hay leucocitosis y el paciente tiene una insuficiencia renal. Como respuesta correcta el ministerio da Aciclovir (respuesta 1 correcta). La realidad es que es un líquido inespecífico, y lo correcto sería pensar que puede ser una encefalitis por herpes por la clínica y el líquido es compatible (respuesta 1 correcta). ¿Puede ser una meningitis tuberculosa y entonces estaría indicado corticoides y antituberculosos (RIPEx2 y RI x10)? Pues yo creo que sí, que al menos le pediría una PCR y posiblemente empezaría con la medicación anti tbc. El ministerio cree que no (respuesta 2 incorrecta). Correspondencia a Paseo del Prado 18. ¿Puede ser una meningitis bacteriana aguda? Normalmente no suele provocar un líquido de meningitis linfocitaria salvo que estuviera parcialmente tratado con antibióticos. A veces la listeria (tiene 75 años e IRC) puede dar líquidos similares, así que no vería un disparate ponerle una pauta de antibiótico (ampicilina por listeria, cefa de 3ª y vancomicina por si hay neumococo multiresistente). En Paseo del Prado 18 dicen que tampoco (respuesta 3 incorrecta), se lo juegan todo al Aciclovir. Y corticoides no, que no es una tuberculosa ni una bacteriana aguda (respuesta 2 incorrecta).</text:p>
          </table:table-cell>
          <table:table-cell/>
          <table:table-cell office:value-type="string" calcext:value-type="string">
            <text:p>NEUROLOGÍA</text:p>
          </table:table-cell>
          <table:table-cell office:value-type="string" calcext:value-type="string">
            <text:p>Difícil</text:p>
          </table:table-cell>
          <table:table-cell office:value-type="float" office:value="-0.08" calcext:value-type="float">
            <text:p>-0,08</text:p>
          </table:table-cell>
          <table:table-cell/>
          <table:table-cell office:value-type="string" calcext:value-type="string">
            <text:p>Aciclovir.</text:p>
          </table:table-cell>
          <table:table-cell office:value-type="string" calcext:value-type="string">
            <text:p>Aciclovir más isoniacida, rifampicina, etambutol y pirazinamida.</text:p>
          </table:table-cell>
          <table:table-cell office:value-type="string" calcext:value-type="string">
            <text:p>Aciclovir más metilprednisolona IV.</text:p>
          </table:table-cell>
          <table:table-cell office:value-type="string" calcext:value-type="string">
            <text:p>Vancomicina, ampicilina y ceftriaxona IV.</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01" calcext:value-type="float">
            <text:p>101</text:p>
          </table:table-cell>
          <table:table-cell office:value-type="float" office:value="11695" calcext:value-type="float">
            <text:p>11695</text:p>
          </table:table-cell>
          <table:table-cell office:value-type="float" office:value="300585" calcext:value-type="float">
            <text:p>300585</text:p>
          </table:table-cell>
          <table:table-cell office:value-type="string" calcext:value-type="string">
            <text:p>FALSE</text:p>
          </table:table-cell>
          <table:table-cell office:value-type="string" calcext:value-type="string">
            <text:p>Varón de 15 años de edad, ingresado tras haber sido atropellado en la vía pública, resultando despedido. Ingresa consciente y orientado, con intenso dolor en hemitórax izquierdo y disnea. En la exploración física se halla tensión arterial 90/60 mmHg, frecuencia cardiaca 130 lpm, saturación basal de oxígeno 90 %, frecuencia respiratoria 35 rpm. Hay hipofonesis completa en el hemitórax izquierdo y matidez a la percusión. En la radiografía de tórax se ven múltiples fracturas costales izquierdas y derrame pleural ipsilateral masivo. Se indica la colocación de un drenaje pleural, con salida de 1700 cc de líquido hemático. ¿Cuál es la decisión que se debe tomar?:</text:p>
          </table:table-cell>
          <table:table-cell office:value-type="string" calcext:value-type="string">
            <text:p>El enunciado nos describe de forma estricta el manejo del traumatorácico grave. Ante la sospecha de un hemotórax con compromiso respiratorio y hemodinámico se debe indicar la colocación de un tubo de tórax para drenaje, si este es más de 1500ml de sangre se considera hemotórax masivo y se hade indicar intervención quirúrgica urgente, así como comenzar con la reanimación adecuada (oxigenoterapia, transfusión sanguínea y analgesia) (respuesta 2 correcta). Ante esta situación de compromiso vital extremo NO se puede considerar dejar al paciente en observación o realizar pruebas de imagen que supongan una demora en la cirugía. (respuestas 1, 3 y 4 incorrectas).</text:p>
          </table:table-cell>
          <table:table-cell/>
          <table:table-cell office:value-type="string" calcext:value-type="string">
            <text:p>URGENCIAS</text:p>
          </table:table-cell>
          <table:table-cell office:value-type="string" calcext:value-type="string">
            <text:p>Normal</text:p>
          </table:table-cell>
          <table:table-cell office:value-type="float" office:value="0.56" calcext:value-type="float">
            <text:p>0,56</text:p>
          </table:table-cell>
          <table:table-cell/>
          <table:table-cell office:value-type="string" calcext:value-type="string">
            <text:p>Instaurar ventilación mecánica no invasiva y solicitar transfusión sanguínea.</text:p>
          </table:table-cell>
          <table:table-cell office:value-type="string" calcext:value-type="string">
            <text:p>Analgesia, oxigenoterapia, solicitar transfusión sanguínea e indicar una intervención quirúrgica urgente.</text:p>
          </table:table-cell>
          <table:table-cell office:value-type="string" calcext:value-type="string">
            <text:p>Intubación orotraqueal, solicitar transfusión sanguínea y observación para, en caso de empeoramiento, indicar la intervención quirúrgica.</text:p>
          </table:table-cell>
          <table:table-cell office:value-type="string" calcext:value-type="string">
            <text:p>Intubación orotraqueal y realización de una TC urgente para valoración exacta de las lesiones.</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103" calcext:value-type="float">
            <text:p>103</text:p>
          </table:table-cell>
          <table:table-cell office:value-type="float" office:value="11697" calcext:value-type="float">
            <text:p>11697</text:p>
          </table:table-cell>
          <table:table-cell office:value-type="float" office:value="300587" calcext:value-type="float">
            <text:p>300587</text:p>
          </table:table-cell>
          <table:table-cell office:value-type="string" calcext:value-type="string">
            <text:p>FALSE</text:p>
          </table:table-cell>
          <table:table-cell office:value-type="string" calcext:value-type="string">
            <text:p>Un paciente de 56 años es encontrado en coma en su domicilio. Tiene antecedentes de hipertensión arterial y diabetes mellitus. No tiene hábitos tóxicos ni ninguna otra enfermedad crónica. Está en tratamiento con irbesartan y empaglifozina. No presenta signos de desnutrición. Presenta una presión arterial de 110/60 mmHg, una frecuencia cardiaca de 110 lpm, una SatO2 del 90 %, una glucosa capilar de 120 mg/dl y una frecuencia respiratoria de 7 rpm. ¿Qué actitud terapéutica inicial le parece la más correcta?:</text:p>
          </table:table-cell>
          <table:table-cell office:value-type="string" calcext:value-type="string">
            <text:p>Se nos presenta un paciente coma, que a tenor de las respuestas entendemos que es farmacológico. En este tipo de pacientes el tratamiento empírico inicial consiste en el denominado “coma cocktail”, conjunto de reversores farmacológicos específicos de las sustancias más comunes. Como norma general siempre estarán presentes flumazenilo y naloxona y elegiremos tiamina y/o glucosa en función de la historia clínica: • ABC. Oxígeno. Pacientes con GCS&lt; 8 intubación endotraqueal. • Pacientes hipotensos, expansión de volumen con fluidoterapia. • Antídotos farmacológicos: - Flumazenilo. Antídoto benzodiacepinas. - Naloxona. Antídoto opioides. - Tiamina. No se recomienda si no es en pacientes con malnutrición o alcoholismo crónico (respuestas 1 y 4 incorrectas). - Glucosa. Sólo si hay hipoglucemia (respuesta 2 y 4 incorrectas). De necesitarla según cifras de glucemia, siempre tras la tiamina.</text:p>
          </table:table-cell>
          <table:table-cell/>
          <table:table-cell office:value-type="string" calcext:value-type="string">
            <text:p>URGENCIAS</text:p>
          </table:table-cell>
          <table:table-cell office:value-type="string" calcext:value-type="string">
            <text:p>Difícil</text:p>
          </table:table-cell>
          <table:table-cell office:value-type="float" office:value="0.31" calcext:value-type="float">
            <text:p>0,31</text:p>
          </table:table-cell>
          <table:table-cell/>
          <table:table-cell office:value-type="string" calcext:value-type="string">
            <text:p>Administrar naloxona, flumazenilo y tiamina.</text:p>
          </table:table-cell>
          <table:table-cell office:value-type="string" calcext:value-type="string">
            <text:p>Administrar naloxona, flumazenilo y glucosa hipertónica.</text:p>
          </table:table-cell>
          <table:table-cell office:value-type="string" calcext:value-type="string">
            <text:p>Administrar naloxona y flumazenilo.</text:p>
          </table:table-cell>
          <table:table-cell office:value-type="string" calcext:value-type="string">
            <text:p>Administrar tiamina y glucosa hipertónica.</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104" calcext:value-type="float">
            <text:p>104</text:p>
          </table:table-cell>
          <table:table-cell office:value-type="float" office:value="11698" calcext:value-type="float">
            <text:p>11698</text:p>
          </table:table-cell>
          <table:table-cell office:value-type="float" office:value="300588" calcext:value-type="float">
            <text:p>300588</text:p>
          </table:table-cell>
          <table:table-cell office:value-type="string" calcext:value-type="string">
            <text:p>FALSE</text:p>
          </table:table-cell>
          <table:table-cell office:value-type="string" calcext:value-type="string">
            <text:p>Un varón de 34 años sufre un accidente de tráfico y es atendido en el lugar del accidente. El personal sanitario objetiva que está pálido, sudoroso, tiene pulso filiforme con una presión arterial de 90/50 mmHg, una frecuencia cardiaca de 127 lpm, una frecuencia respiratoria de 28 rpm y una saturación de oxígeno de 92 %. Se le infunden 20 ml/kg de cristaloides. Durante su traslado al hospital los signos vitales mejoran transitoriamente y después se deterioran a su llegada al hospital. Señale la respuesta correcta:</text:p>
          </table:table-cell>
          <table:table-cell office:value-type="string" calcext:value-type="string">
            <text:p>Paciente de 34 años tras accidente de tráfico que presenta signos de shock (pálido, sudoroso, pulso filiforme, hipotenso 90/50 con frecuencia cardiaca elevada y trabajo respiratorio). Un paciente politraumatizado que esté en shock se considerará siempre de tipo hemorrágico hasta que no se demuestre lo contrario. La reanimación inicial consiste en administrar 1L de suero isotónico en pacientes adultos o 20 ml/kg en pacientes pediátricos que pesen menos de 40kg. La mejoría y el posterior deterioro encajan al paciente como respondedor transitorio, en el que existe una hemorragia activa y por lo tanto debemos transfundir sangre (respuesta 3 y 4 incorrectas). Las pruebas cruzadas requieren 1h aproximadamente, lo que sería útil en los respondedores rápidos (aquellos que se estabilizan ya permanentemente tras bolo inicial) y pudiera ser en los respondedores transitorios. En este caso, el examinador considera que aunque el paciente se deteriore a causa de la hemorragia y presente criterios de inestabilidad hemodinámica, puede esperar el tiempo necesario para realizar la transfusión de sangre tipo-específica (respuesta 1 correcta; respuesta 2 incorrecta).</text:p>
          </table:table-cell>
          <table:table-cell/>
          <table:table-cell office:value-type="string" calcext:value-type="string">
            <text:p>URGENCIAS</text:p>
          </table:table-cell>
          <table:table-cell office:value-type="string" calcext:value-type="string">
            <text:p>Difícil</text:p>
          </table:table-cell>
          <table:table-cell office:value-type="float" office:value="-0.25" calcext:value-type="float">
            <text:p>-0,25</text:p>
          </table:table-cell>
          <table:table-cell/>
          <table:table-cell office:value-type="string" calcext:value-type="string">
            <text:p>Requiere transfusión de sangre tipo-específica.</text:p>
          </table:table-cell>
          <table:table-cell office:value-type="string" calcext:value-type="string">
            <text:p>Requiere transfusión de sangre de emergencia (O Rh negativo).</text:p>
          </table:table-cell>
          <table:table-cell office:value-type="string" calcext:value-type="string">
            <text:p>Debe prepararse una posible transfusión de sangre con pruebas cruzadas.</text:p>
          </table:table-cell>
          <table:table-cell office:value-type="string" calcext:value-type="string">
            <text:p>Debe probarse la infusión de nuevo de otros 20 ml/kg de cristaloides.</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05" calcext:value-type="float">
            <text:p>105</text:p>
          </table:table-cell>
          <table:table-cell office:value-type="float" office:value="11699" calcext:value-type="float">
            <text:p>11699</text:p>
          </table:table-cell>
          <table:table-cell office:value-type="float" office:value="300589" calcext:value-type="float">
            <text:p>300589</text:p>
          </table:table-cell>
          <table:table-cell office:value-type="string" calcext:value-type="string">
            <text:p>FALSE</text:p>
          </table:table-cell>
          <table:table-cell office:value-type="string" calcext:value-type="string">
            <text:p>Una mujer de 24 años con antecedentes de migraña, en tratamiento con propranolol y anticonceptivos orales, que acude por disnea intensa, ronquera, erupción cutánea, náuseas y vómitos 30 minutos después de la toma de metamizol. Presenta una presión arterial de 90/40 mmHg y una SatO2 de 90 %. El tratamiento inicial más correcto sería administrar:</text:p>
          </table:table-cell>
          <table:table-cell office:value-type="string" calcext:value-type="string">
            <text:p>Nos presentan una paciente con cuadro de anafilaxia (erupción cutánea, náuseas y vómitos) con signos de gravedad como son el compromiso de la vía aérea (disnea intensa, ronquera, SatO2 de 90%) e inestabilidad hemodinámica (TA 90/40). En esta situación el tratamiento consiste en la administración emergente de adrenalina, oxígeno, maniobras de apertura de la vía aérea, eliminar la causa desencadenante y administrar líquidos intravenosos. Al estar presente la adrenalina en todas las opciones debemos buscar un factor que nos ayude a decidir la opción correcta. En este caso el examinador ha elegido el tratamiento previo con betabloqueantes como clave. Debemos conocer que en un paciente con cuadro de anafilaxia quesea refractario a la adrenalina y tome betabloqueantes, debemos administrar glucagón para tratar de incrementar la frecuencia y la fuerza de contracción miocárdica (respuesta 4 correcta; respuestas 1, 2 y 3 incorrectas). Los anti-H1 (dexclorfeniramina), anti-H2 (famotidina) y glucocorticoides (metilprednisolona) también forman parte del tratamiento del shock anafiláctico.</text:p>
          </table:table-cell>
          <table:table-cell/>
          <table:table-cell office:value-type="string" calcext:value-type="string">
            <text:p>URGENCIAS</text:p>
          </table:table-cell>
          <table:table-cell office:value-type="string" calcext:value-type="string">
            <text:p>Normal</text:p>
          </table:table-cell>
          <table:table-cell office:value-type="float" office:value="0.49" calcext:value-type="float">
            <text:p>0,49</text:p>
          </table:table-cell>
          <table:table-cell/>
          <table:table-cell office:value-type="string" calcext:value-type="string">
            <text:p>Adrenalina.</text:p>
          </table:table-cell>
          <table:table-cell office:value-type="string" calcext:value-type="string">
            <text:p>Adrenalina y dexclorfeniramina.</text:p>
          </table:table-cell>
          <table:table-cell office:value-type="string" calcext:value-type="string">
            <text:p>Adrenalina, dexclorfeniramina y metilprednisolona.</text:p>
          </table:table-cell>
          <table:table-cell office:value-type="string" calcext:value-type="string">
            <text:p>Adrenalina, dexclorfeniramina y glucagón.</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06" calcext:value-type="float">
            <text:p>106</text:p>
          </table:table-cell>
          <table:table-cell office:value-type="float" office:value="11700" calcext:value-type="float">
            <text:p>11700</text:p>
          </table:table-cell>
          <table:table-cell office:value-type="float" office:value="300590" calcext:value-type="float">
            <text:p>300590</text:p>
          </table:table-cell>
          <table:table-cell office:value-type="string" calcext:value-type="string">
            <text:p>FALSE</text:p>
          </table:table-cell>
          <table:table-cell office:value-type="string" calcext:value-type="string">
            <text:p>Una paciente de 65 años sufrió hace tres semanas una caída con fractura-luxación anterior de hombro que fue reducida en urgencias. Le fue colocado un cabestrillo y se recomendó su retirada a las 3 semanas. Al retirar la inmovilización se observa una zona de disestesia circunscrita a la región lateral del hombro. La paciente puede realizar abducción, pero solo alcanza 15º. Dispone de un estudio de resonancia magnética en el que el manguito de los rotadores está indemne. ¿Cuál es el diagnóstico de sospecha más probable?:</text:p>
          </table:table-cell>
          <table:table-cell office:value-type="string" calcext:value-type="string">
            <text:p>CONCEPTO REPETIDO La complicación neurológica más frecuente de la luxación anterior de hombro es la lesión del nervio axilar. La lesión del nervio axilar produce dificultad para realizar la separación del hombro más allá de los 60º por la parálisis del deltoides (el inicio de la separación del hombro la realiza el músculo supraespinoso) y alteraciones sensitivas en la piel que cubre el músculo (respuesta 4 correcta). El músculo redondo mayor se inserta en el vértice de la escápula y en la corredera bicipital. Realiza rotación interna y aproximación del hombro. Su inflamación crónica (tenopatía) produce dolor crónico de hombro que aumenta al presionar sobre la corredera bicipital y con los movimientos de rotación interna y aproximación (respuesta 1 incorrecta). La capsulitis adhesiva es la retracción de las estructuras periarticulares del hombro provocando una limitación muy importante de todos los movimientos del hombro, tanto activos como pasivos. Es una patología crónica. (respuesta 2 incorrecta) El nervio supraescapular inerva los músculos supraespinoso e infraespinoso. No da inervación sensitiva cutánea. Su lesión provoca la parálisis de dichos músculos que se identifica como una dificultad para iniciar la separación del hombro (parálisis de supraespinoso) y de la rotación externa (ambos músculos). (respuesta 3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73" calcext:value-type="float">
            <text:p>0,73</text:p>
          </table:table-cell>
          <table:table-cell/>
          <table:table-cell office:value-type="string" calcext:value-type="string">
            <text:p>Tendinopatía del redondo mayor.</text:p>
          </table:table-cell>
          <table:table-cell office:value-type="string" calcext:value-type="string">
            <text:p>Capsulitis adhesiva.</text:p>
          </table:table-cell>
          <table:table-cell office:value-type="string" calcext:value-type="string">
            <text:p>Neuropatía del nervio supraescapular.</text:p>
          </table:table-cell>
          <table:table-cell office:value-type="string" calcext:value-type="string">
            <text:p>Lesión del nervio axilar.</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10" calcext:value-type="float">
            <text:p>110</text:p>
          </table:table-cell>
          <table:table-cell office:value-type="float" office:value="11704" calcext:value-type="float">
            <text:p>11704</text:p>
          </table:table-cell>
          <table:table-cell office:value-type="float" office:value="300594" calcext:value-type="float">
            <text:p>300594</text:p>
          </table:table-cell>
          <table:table-cell office:value-type="string" calcext:value-type="string">
            <text:p>FALSE</text:p>
          </table:table-cell>
          <table:table-cell office:value-type="string" calcext:value-type="string">
            <text:p>Paciente de 45 años que presenta un primer episodio de lumbalgia de 3 semanas de evolución que le impide realizar su vida normal. No refiere traumatismo ni otra patología subyacente. En la exploración física no hay déficit neurológico. ¿Qué prueba de imagen estaría indicada?:</text:p>
          </table:table-cell>
          <table:table-cell office:value-type="string" calcext:value-type="string">
            <text:p>CONCEPTO REPETIDO. La Sociedad Española de Rehabilitación y Medicina Física recomienda no hacer pruebas de imagen en el dolor lumbar agudo sin signos de alarma. Tenemos un paciente Joven, con un primer episodio de dolor lumbar de menos de 4 semanas de evolución (no consta si ha recibido tratamiento), sin otros signos de alarma (respuesta 4 correcta). Se solicita Rx si tras 4 semanas de tratamiento conservador no hay mejoría o el paciente tiene otros signos de alarma. (respuesta 1 incorrecta). La RNM está indicada cuando no hay mejoría tras más de 6 semanas de tratamiento conservador o/y se sospecha estenosis lumbar o discopatía. (respuesta 2 incorrecta). La TAC está indicada si no hay mejoría o/y se sospecha fractura o enfermedad ósea. (respuesta 3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69" calcext:value-type="float">
            <text:p>0,69</text:p>
          </table:table-cell>
          <table:table-cell/>
          <table:table-cell office:value-type="string" calcext:value-type="string">
            <text:p>Al ser el primer episodio de lumbalgia, únicamente una radiografía simple de columna lumbar.</text:p>
          </table:table-cell>
          <table:table-cell office:value-type="string" calcext:value-type="string">
            <text:p>Resonancia magnética, que aporta más información sobre partes blandas y posibles herniaciones.</text:p>
          </table:table-cell>
          <table:table-cell office:value-type="string" calcext:value-type="string">
            <text:p>TC, para valorar mejor la estructura ósea y las posibles fracturas.</text:p>
          </table:table-cell>
          <table:table-cell office:value-type="string" calcext:value-type="string">
            <text:p>No hay indicación de prueba de imagen.</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11" calcext:value-type="float">
            <text:p>111</text:p>
          </table:table-cell>
          <table:table-cell office:value-type="float" office:value="11705" calcext:value-type="float">
            <text:p>11705</text:p>
          </table:table-cell>
          <table:table-cell office:value-type="float" office:value="300595" calcext:value-type="float">
            <text:p>300595</text:p>
          </table:table-cell>
          <table:table-cell office:value-type="string" calcext:value-type="string">
            <text:p>FALSE</text:p>
          </table:table-cell>
          <table:table-cell office:value-type="string" calcext:value-type="string">
            <text:p>Un paciente de 40 años comienza a sentir molestias en la nalga derecha tras un viaje prolongado en coche. Desde ese momento no tolera la sedestación prolongada por reaparición del dolor. Ocasionalmente siente entumecimiento en el miembro inferior derecho que desaparece al levantarse. Dispone de estudio de resonancia magnética y radiografía de cadera en los que no se informan anomalías. El examen de la sensibilidad y los reflejos osteotendinosos no muestra alteraciones. Las maniobras de rotación externa y la abducción resistidas, con la cadera en 90º de flexión, reproducen el dolor. El diagnóstico más probable es:</text:p>
          </table:table-cell>
          <table:table-cell office:value-type="string" calcext:value-type="string">
            <text:p>El síndrome piramidal es una neuropatía por compresión del nervio ciático por hipertrofia o contractura del músculo en su salida de la pelvis al pasar entre el músculo piramidal y el músculo gémino superior. Produce dolor en la región glútea y que recorre la cara posterior del muslo sin sobrepasar la rodilla acompañado de hormigueo. Aumenta el dolor el permanecer mucho tiempo de pie o sentado. Las maniobras de rotación externa y abducción resistidas con la cadera a 90º de flexión desencadenan el dolor (respuesta 4 correcta). El síndrome de choque fémoro-acetabular produce dolor y limitación de la rotación interna y la aproximación de la cadera. Se diagnostica con RNM (respuesta 1 incorrecta). El síndrome del tensor de la fascia lata produce dolor en la cara externa de la rodilla (respuesta 2 incorrecta). La radiculopatía S1 se acompaña de dificultad para ponerse de punteras, dolor y hormigueos que descienden por la cara posterior del miembro inferior, región aquílea y borde externo del pie con debilidad del reflejo aquíleo. (respuesta 3 incorrecta).</text:p>
          </table:table-cell>
          <table:table-cell/>
          <table:table-cell office:value-type="string" calcext:value-type="string">
            <text:p>TRAUMATOLOGÍA</text:p>
          </table:table-cell>
          <table:table-cell office:value-type="string" calcext:value-type="string">
            <text:p>Difícil</text:p>
          </table:table-cell>
          <table:table-cell office:value-type="float" office:value="0.21" calcext:value-type="float">
            <text:p>0,21</text:p>
          </table:table-cell>
          <table:table-cell/>
          <table:table-cell office:value-type="string" calcext:value-type="string">
            <text:p>Síndrome de choque fémoro-acetabular.</text:p>
          </table:table-cell>
          <table:table-cell office:value-type="string" calcext:value-type="string">
            <text:p>Síndrome del tensor de la fascia lata.</text:p>
          </table:table-cell>
          <table:table-cell office:value-type="string" calcext:value-type="string">
            <text:p>Radiculopatía S1.</text:p>
          </table:table-cell>
          <table:table-cell office:value-type="string" calcext:value-type="string">
            <text:p>Síndrome del piramidal.</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19" calcext:value-type="float">
            <text:p>119</text:p>
          </table:table-cell>
          <table:table-cell office:value-type="float" office:value="11713" calcext:value-type="float">
            <text:p>11713</text:p>
          </table:table-cell>
          <table:table-cell office:value-type="float" office:value="300603" calcext:value-type="float">
            <text:p>300603</text:p>
          </table:table-cell>
          <table:table-cell office:value-type="string" calcext:value-type="string">
            <text:p>FALSE</text:p>
          </table:table-cell>
          <table:table-cell office:value-type="string" calcext:value-type="string">
            <text:p>Una paciente de 45 años con antecedentes de reflujo gastroesofágico presenta desde hace un año episodios de palidez en algunos dedos de las manos con la exposición al frío. Recientemente se le había prescrito prednisona a dosis de 20 mg/día por dolor articular e induración cutánea en manos y brazos. Presenta desde hace 48 horas malestar general y cefalea intensa, por lo que acude a urgencias. En la exploración destaca únicamente una taquicardia rítmica a 100 lpm, no se aprecia focalidad neurológica. La presión arterial es de 200/110 mmHg. En la analítica destaca únicamente una creatinina de 2,5 mg/dl. Indique cuál de los siguientes autoanticuerpos se relaciona mejor con el proceso descrito:</text:p>
          </table:table-cell>
          <table:table-cell office:value-type="string" calcext:value-type="string">
            <text:p>Caso clínico dónde se presenta una paciente mujer de edad media con sospecha de esclerodermia y crisis renal esclerodérmica debido a la ingesta de corticoides a dosis media. La crisis renal esclerodérmica suele cursar como un cuadro de hipertensión arterial maligna, anemia hemolítica microangiopática e insuficiencia renal. La crisis renal esclerodérmica se ha asociado a la presencia de anticuerpos antiRNA-polimerasa III, siendo un criterio diagnóstico de la enfermedad (respuesta 1 correcta). MARCADORES INMUNOLÓGICOS DE ESCLERODERMIA - ANA+ (90%) - Marcadores específicos: - Antitopoisomerasa I (20% de todos los pacientes y en el 40% de las formas difusas): Ac más específicos de la ES. Se asocian con neumonitis intersticial. - Anticentrómero: la mayoría en formas limitadas (70-80%). También en pacientes sólo con Raynaud (puede indicar posterior aparición de afectación cutánea limitada) - Ac antinucleolares (20-30%), - AntiRNA polimerasa III: (forma difusa): En relación con la rápida progresión cutánea, crepitación de tendones, contracturas articulares, ectasia vascular antral gástrica, cáncer de ovario y linfomas. El 50% de los pacientes con crisis renales esclerodérmicas presentan estos anticuerpos. - U3-RNP (antifibrilarina): (forma difusa): Muy específico de ES. En relación con la hipertensión pulmonar, afectación intersticial pulmonar y afectación musculoesquelética. - Th/To: (forma limitada): Hipertensión pulmonar y afectación intersticial pulmonar. - PM/SCl: (forma limitada): Calcinosis cutánea, afectación intersticial pulmonar, síndromes de superposición con miositis. - Ku: (en ambas): Lupus eritematoso sistémico y miositis. Los anticuerpos anti-centrómeros se suelen apreciar en la mayoría de formas limitadas de esclerodermia o síndrome de CREST (respuesta 2 incorrecta). Los anticuerpos anti-proteinasa 3 o CANCA son específicos de granulomatosis con poliangeitis (respuesta 3 incorrecta). Los anticuerpos anti-PM-Scl aparecen en la esclerodermia asociada a polimiositis (respuesta 4 incorrecta)</text:p>
          </table:table-cell>
          <table:table-cell/>
          <table:table-cell office:value-type="string" calcext:value-type="string">
            <text:p>REUMATOLOGÍA</text:p>
          </table:table-cell>
          <table:table-cell office:value-type="string" calcext:value-type="string">
            <text:p>Difícil</text:p>
          </table:table-cell>
          <table:table-cell office:value-type="float" office:value="0.32" calcext:value-type="float">
            <text:p>0,32</text:p>
          </table:table-cell>
          <table:table-cell/>
          <table:table-cell office:value-type="string" calcext:value-type="string">
            <text:p>Anticuerpos anti-RNA polimerasa III.</text:p>
          </table:table-cell>
          <table:table-cell office:value-type="string" calcext:value-type="string">
            <text:p>Anticuerpos anti-centrómero.</text:p>
          </table:table-cell>
          <table:table-cell office:value-type="string" calcext:value-type="string">
            <text:p>Anticuerpos anti-proteinasa 3.</text:p>
          </table:table-cell>
          <table:table-cell office:value-type="string" calcext:value-type="string">
            <text:p>Anticuerpos anti-PM-Scl.</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20" calcext:value-type="float">
            <text:p>120</text:p>
          </table:table-cell>
          <table:table-cell office:value-type="float" office:value="11714" calcext:value-type="float">
            <text:p>11714</text:p>
          </table:table-cell>
          <table:table-cell office:value-type="float" office:value="300604" calcext:value-type="float">
            <text:p>300604</text:p>
          </table:table-cell>
          <table:table-cell office:value-type="string" calcext:value-type="string">
            <text:p>FALSE</text:p>
          </table:table-cell>
          <table:table-cell office:value-type="string" calcext:value-type="string">
            <text:p>Recién nacido de 2 semanas, cuya madre durante el embarazo presentó poliartralgias no filiadas y que tras la primera exposición solar desarrolla lesiones cutáneas eritematosas policíclicas que asemejan las del lupus eritematoso cutáneo subagudo. ¿Cuál de los siguientes autoanticuerpos debe investigarse?:</text:p>
          </table:table-cell>
          <table:table-cell office:value-type="string" calcext:value-type="string">
            <text:p>Nos encontramos ante un caso de posible lupus neonatal. El lupus neonatal hace referencia a la presencia de neonatos de madres con LES y anti-Ro/SSA (respuesta 3 correcta) que en el primer trimestre de vida desarrollan lesiones de lupus subagudo en relación con el paso transplacentario de los anticuerpos. Los anticuerpos antiDNA son anticuerpos relacionados con la actividad lúpica y la nefritis del lupus sistémico (respuesta 1 incorrecta). Los ANCAs guardan relación con la granulomatosis de Wegener (respuesta 2 incorrecta). El anticuerpo antiSM es el anticuerpo más específico del lupus sistémico (respuesta 4 incorrecta)</text:p>
          </table:table-cell>
          <table:table-cell/>
          <table:table-cell office:value-type="string" calcext:value-type="string">
            <text:p>REUMATOLOGÍA</text:p>
          </table:table-cell>
          <table:table-cell office:value-type="string" calcext:value-type="string">
            <text:p>Fácil</text:p>
          </table:table-cell>
          <table:table-cell office:value-type="float" office:value="0.85" calcext:value-type="float">
            <text:p>0,85</text:p>
          </table:table-cell>
          <table:table-cell/>
          <table:table-cell office:value-type="string" calcext:value-type="string">
            <text:p>Anticuerpos anti-ADN en el recién nacido.</text:p>
          </table:table-cell>
          <table:table-cell office:value-type="string" calcext:value-type="string">
            <text:p>Anticuerpos anti-citoplasma de neutrófilo (ANCA) en la madre.</text:p>
          </table:table-cell>
          <table:table-cell office:value-type="string" calcext:value-type="string">
            <text:p>Anticuerpos anti-Ro/SS-A en la madre.</text:p>
          </table:table-cell>
          <table:table-cell office:value-type="string" calcext:value-type="string">
            <text:p>Anticuerpos anti-Sm en el recién nacido.</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121" calcext:value-type="float">
            <text:p>121</text:p>
          </table:table-cell>
          <table:table-cell office:value-type="float" office:value="11715" calcext:value-type="float">
            <text:p>11715</text:p>
          </table:table-cell>
          <table:table-cell office:value-type="float" office:value="300605" calcext:value-type="float">
            <text:p>300605</text:p>
          </table:table-cell>
          <table:table-cell office:value-type="string" calcext:value-type="string">
            <text:p>FALSE</text:p>
          </table:table-cell>
          <table:table-cell office:value-type="string" calcext:value-type="string">
            <text:p>Mujer de 27 años de raza negra que consulta por la aparición de edemas en miembros inferiores, disminución de diuresis, fiebre y un rash malar en alas de mariposa de 20 días de evolución. Analíticamente destaca creatinina 3 mg/dl, leucopenia, hemoglobina 10,5 g/dl (normocítica normocrómica), PCR 9 mg/dl y VSG 60 mm. Respecto a la patología que presenta esta paciente, señale la respuesta correcta:</text:p>
          </table:table-cell>
          <table:table-cell office:value-type="string" calcext:value-type="string">
            <text:p>Pregunta con concepto clave repetido del pasado examen MIR 2019. Estamos ante un caso de lupus sistémico por la presencia de afección renal en forma de oliguria, fiebre, exantema malar, leucopenia, anemia y elevación de parámetros inflamatorios. Los anticuerpos anti-Sm son los anticuerpos más específicos del Lupus Sistémico (respuesta 1 incorrecta). Los anticuerpos anticentrómeros no guardan relación con el LES, apareciendo en 70-80% de las formas limitadas de esclerodermia (respuesta 2 incorrecta). Los ANA (anticuerpos antinucleares) se detectan en el 95% de los casos de LES (respuesta 3 incorrecta). Los anti-DNA de doble cadena, bicatenario o nativo se correlacionan con el riesgo de nefritis lúpica o actividad de la enfermedad (respuesta 4 correcta).</text:p>
          </table:table-cell>
          <table:table-cell/>
          <table:table-cell office:value-type="string" calcext:value-type="string">
            <text:p>REUMATOLOGÍA</text:p>
          </table:table-cell>
          <table:table-cell office:value-type="string" calcext:value-type="string">
            <text:p>Fácil</text:p>
          </table:table-cell>
          <table:table-cell office:value-type="float" office:value="0.87" calcext:value-type="float">
            <text:p>0,87</text:p>
          </table:table-cell>
          <table:table-cell/>
          <table:table-cell office:value-type="string" calcext:value-type="string">
            <text:p>Los anti-Sm no son específicos de esta patología.</text:p>
          </table:table-cell>
          <table:table-cell office:value-type="string" calcext:value-type="string">
            <text:p>Los anticuerpos anticentrómero se detectan en el 90 % de los casos.</text:p>
          </table:table-cell>
          <table:table-cell office:value-type="string" calcext:value-type="string">
            <text:p>Los ANA (anticuerpos antinucleares) se detectan en el 50 % de los casos.</text:p>
          </table:table-cell>
          <table:table-cell office:value-type="string" calcext:value-type="string">
            <text:p>Los anti-ADN bicatenario o nativo se correlacionan con el riesgo de nefritis.</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22" calcext:value-type="float">
            <text:p>122</text:p>
          </table:table-cell>
          <table:table-cell office:value-type="float" office:value="11716" calcext:value-type="float">
            <text:p>11716</text:p>
          </table:table-cell>
          <table:table-cell office:value-type="float" office:value="300606" calcext:value-type="float">
            <text:p>300606</text:p>
          </table:table-cell>
          <table:table-cell office:value-type="string" calcext:value-type="string">
            <text:p>FALSE</text:p>
          </table:table-cell>
          <table:table-cell office:value-type="string" calcext:value-type="string">
            <text:p>Varón de 75 años, hipertenso en tratamiento con enalapril (20 mg/día), que consulta por deterioro del estado general, cefalea bitemporal y claudicación mandibular de 3 semanas de evolución. Además, en las últimas horas, refiere dos episodios de amaurosis fugaz del ojo izquierdo. En la exploración física destaca engrosamiento y ausencia de pulso de la arteria temporal izquierda. Análisis: PCR 6 mg/dl (VN &lt;1); hemoglobina 10,5 g/dl; VSG 92 mm. Radiografía de tórax normal. Teniendo en cuenta el diagnóstico más probable, marque la opción correcta en cuanto al tratamiento:</text:p>
          </table:table-cell>
          <table:table-cell office:value-type="string" calcext:value-type="string">
            <text:p>Nos presentan el caso clínico de una arteritis de células gigantes. El tratamiento de elección inicial lo constituyen los glucocorticoides (respuesta 1 incorrecta). En la arteritis de la temporal o de células gigantes se instaura una dosis inicial de 40-60mg/día de prednisona (respuesta 4 incorrecta). Debe prevenirse la osteoporosis por glucocorticoides con aporte aporte de calcio (1.000mg/día), vitamina D (800UI/día) y bifosfonatos. Más de la mitad de los pacientes sufren recurrencias que obligan a incrementar la dosis de prednisona. La administración de tocilizumab en dosis de 165mg sc/1-2 semanas se ha mostrado eficaz en reducir las recidivas y la dosis acumulada de prednisona en más del 50% de los pacientes (respuesta 2 correcta). El metotrexate (oral o subcutáneo) en dosis de 15mg/semana puede ayudar también a reducir la dosis de prednisona. Los antiTNF no han mostrado eficacia manifiesta (respuesta 4 incorrecta)</text:p>
          </table:table-cell>
          <table:table-cell/>
          <table:table-cell office:value-type="string" calcext:value-type="string">
            <text:p>REUMATOLOGÍA</text:p>
          </table:table-cell>
          <table:table-cell office:value-type="string" calcext:value-type="string">
            <text:p>Fácil</text:p>
          </table:table-cell>
          <table:table-cell office:value-type="float" office:value="0.84" calcext:value-type="float">
            <text:p>0,84</text:p>
          </table:table-cell>
          <table:table-cell/>
          <table:table-cell office:value-type="string" calcext:value-type="string">
            <text:p>Debe administrarse rituximab, puesto que los glucocorticoides han quedado relegados a un tratamiento de segunda línea debido a sus efectos secundarios.</text:p>
          </table:table-cell>
          <table:table-cell office:value-type="string" calcext:value-type="string">
            <text:p>El tocilizumab se ha mostrado eficaz en reducir las recidivas y la dosis acumulada de prednisona en más del 50 % de los pacientes.</text:p>
          </table:table-cell>
          <table:table-cell office:value-type="string" calcext:value-type="string">
            <text:p>En presencia de clínica isquémica, y para no empeorar el riesgo vascular del paciente, se debe evitar el uso de glucocorticoides a dosis superiores a 30 mg/día.</text:p>
          </table:table-cell>
          <table:table-cell office:value-type="string" calcext:value-type="string">
            <text:p>Junto con bolos de glucocorticoides de 1 g/día, el infliximab debe utilizarse como fármaco de primera línea para la inducción a la remisión.</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124" calcext:value-type="float">
            <text:p>124</text:p>
          </table:table-cell>
          <table:table-cell office:value-type="float" office:value="11718" calcext:value-type="float">
            <text:p>11718</text:p>
          </table:table-cell>
          <table:table-cell office:value-type="float" office:value="300608" calcext:value-type="float">
            <text:p>300608</text:p>
          </table:table-cell>
          <table:table-cell office:value-type="string" calcext:value-type="string">
            <text:p>FALSE</text:p>
          </table:table-cell>
          <table:table-cell office:value-type="string" calcext:value-type="string">
            <text:p>Un paciente de 45 años fue diagnosticado de infección VIH hace tres meses, presentando en ese momento CD4 45 linfocitos/μl y una carga viral de VIH- 1 de 500.000 copias/ml. En ese momento presentaba un Mantoux negativo. Comenzó tratamiento con un inhibidor de integrasa y dos inhibidores de transcriptasa inversa, y al mes presentaba 25.000 copias y los CD4 habían subido a 80/μl. Consulta por presentar un cuadro de adenopatías cervicales y fiebre de dos semanas de evolución. La punción de una de las adenopatías muestra bacilos ácido-alcohol resistentes aislados y granulomas epitelioides:</text:p>
          </table:table-cell>
          <table:table-cell office:value-type="string" calcext:value-type="string">
            <text:p>El cuadro nos sitúa ante una infección oportunista que se manifiesta en elcontexto de un cuadro de reconstitución inmune. El proceso inflamatorio asociada con un proceso infeccioso que puede haber sido diagnosticado previamente o no (como ocurrió en este caso) y que empeora de forma paradójica al iniciar el tratamiento antirretroviral. La disminución de la carga viral y el aumento de linfocitos CD4 indican una buena respuesta al tratamiento y descartan las respuestas 1 y 2, y refuerzan que la 3 es la respuesta correcta (ya que son criterios de síndrome inflamatorio de reconstitución inmune). Una prueba de Mantoux negativa no descarta la tuberculosis (la opción 4 es incorrecta) y mucho menos ante una inmunodeficiencia celular.</text:p>
          </table:table-cell>
          <table:table-cell/>
          <table:table-cell office:value-type="string" calcext:value-type="string">
            <text:p>INFECCIOSAS</text:p>
          </table:table-cell>
          <table:table-cell office:value-type="string" calcext:value-type="string">
            <text:p>Fácil</text:p>
          </table:table-cell>
          <table:table-cell office:value-type="float" office:value="0.8" calcext:value-type="float">
            <text:p>0,8</text:p>
          </table:table-cell>
          <table:table-cell/>
          <table:table-cell office:value-type="string" calcext:value-type="string">
            <text:p>Se trata de una tuberculosis ganglionar relacionada con una incompleta recuperación inmunológica.</text:p>
          </table:table-cell>
          <table:table-cell office:value-type="string" calcext:value-type="string">
            <text:p>Presenta fracaso al tratamiento y se trata de una infección oportunista.</text:p>
          </table:table-cell>
          <table:table-cell office:value-type="string" calcext:value-type="string">
            <text:p>Se trata de una infección oportunista desenmascarada en el seno de un cuadro de reconstitución inmune.</text:p>
          </table:table-cell>
          <table:table-cell office:value-type="string" calcext:value-type="string">
            <text:p>El hecho de presentar una prueba de Mantoux negativa descarta la tuberculosis.</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129" calcext:value-type="float">
            <text:p>129</text:p>
          </table:table-cell>
          <table:table-cell office:value-type="float" office:value="11723" calcext:value-type="float">
            <text:p>11723</text:p>
          </table:table-cell>
          <table:table-cell office:value-type="float" office:value="300613" calcext:value-type="float">
            <text:p>300613</text:p>
          </table:table-cell>
          <table:table-cell office:value-type="string" calcext:value-type="string">
            <text:p>FALSE</text:p>
          </table:table-cell>
          <table:table-cell office:value-type="string" calcext:value-type="string">
            <text:p>Un varón de 40 años consulta por disnea de esfuerzo lentamente progresiva desde hace un año. No tiene hábitos tóxicos ni antecedentes de interés. No ha tenido dolor torácico. Presenta un soplo sistólico rudo en foco aórtico, irradiado a ápex cardiaco y carótidas. El ECG en ritmo sinusal muestra criterios de hipertrofia ventricular izquierda y en la Rx de tórax es evidente una raíz de aorta dilatada. Con estos datos, ¿qué diagnóstico es el más probable?:</text:p>
          </table:table-cell>
          <table:table-cell office:value-type="string" calcext:value-type="string">
            <text:p>Presentan un paciente con soplo sistólico irradiado a carótidas lo que sugiere una estenosis aórtica, además se trata de un paciente joven (&lt; 70aqos) y asocia dilatación de aorta ascendente por lo que debemos pensar en una válvula aórtica bicúspide (respuesta 1 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92" calcext:value-type="float">
            <text:p>0,92</text:p>
          </table:table-cell>
          <table:table-cell/>
          <table:table-cell office:value-type="string" calcext:value-type="string">
            <text:p>Válvula aórtica bicúspide estenótica.</text:p>
          </table:table-cell>
          <table:table-cell office:value-type="string" calcext:value-type="string">
            <text:p>Comunicación interventricular perimembranosa.</text:p>
          </table:table-cell>
          <table:table-cell office:value-type="string" calcext:value-type="string">
            <text:p>Insuficiencia aórtica degenerativa.</text:p>
          </table:table-cell>
          <table:table-cell office:value-type="string" calcext:value-type="string">
            <text:p>Miocardiopatía restrictiva.</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30" calcext:value-type="float">
            <text:p>130</text:p>
          </table:table-cell>
          <table:table-cell office:value-type="float" office:value="11724" calcext:value-type="float">
            <text:p>11724</text:p>
          </table:table-cell>
          <table:table-cell office:value-type="float" office:value="300614" calcext:value-type="float">
            <text:p>300614</text:p>
          </table:table-cell>
          <table:table-cell office:value-type="string" calcext:value-type="string">
            <text:p>FALSE</text:p>
          </table:table-cell>
          <table:table-cell office:value-type="string" calcext:value-type="string">
            <text:p>Un varón de 66 años, diabético y fumador sufre un infarto de miocardio anterior con elevación de segmento ST. La coronariografía urgente muestra una lesión única con oclusión aguda en la arteria descendente anterior proximal, implantándose un stent recubierto. Al alta, su electrocardiograma está en ritmo sinusal con bloqueo de rama izquierda (QRS 150 ms). La fracción de eyección es de 32 %. Dos meses más tarde acude a revisión. A pesar de cumplir un tratamiento óptimo, su clase funcional es III de la NYHA y la fracción de eyección del 30 %. ¿Qué tratamiento debe ofrecerle en ese momento?:</text:p>
          </table:table-cell>
          <table:table-cell office:value-type="string" calcext:value-type="string">
            <text:p>Paciente con disfunción ventricular, QRS ancho debemos colocar una terapia de resincronización cardiaca (REPEMIR) y además un desfibrilador para evitar la muerte súbita (respuesta 1 correcta). La trombosis aguda de un stent se manifiesta de manera aguda en forma de infarto con elevación del ST (respuesta 2 incorrecta). La digoxina se reserva para pacientes con fibrilación auricular rápida e insuficiencia cardiaca aguda (respuesta 3 incorrecta). Antes de valorar la posibilidad de trasplante cardiaco hay que optimizar todo el tratamiento previo como por ejemplo el uso de TRC (terapia de resincronización cardiaca), (respuesta 4 incorrecta).</text:p>
          </table:table-cell>
          <table:table-cell/>
          <table:table-cell office:value-type="string" calcext:value-type="string">
            <text:p>CARDIOLOGÍA</text:p>
          </table:table-cell>
          <table:table-cell office:value-type="string" calcext:value-type="string">
            <text:p>Fácil</text:p>
          </table:table-cell>
          <table:table-cell office:value-type="float" office:value="0.82" calcext:value-type="float">
            <text:p>0,82</text:p>
          </table:table-cell>
          <table:table-cell/>
          <table:table-cell office:value-type="string" calcext:value-type="string">
            <text:p>Implantarle un desfibrilador automático y resincronizador cardiaco.</text:p>
          </table:table-cell>
          <table:table-cell office:value-type="string" calcext:value-type="string">
            <text:p>Repetir la coronariografía por sospecha de trombosis del stent implantado.</text:p>
          </table:table-cell>
          <table:table-cell office:value-type="string" calcext:value-type="string">
            <text:p>Añadir digoxina y diuréticos de asa y esperar en 6 meses la mejoría de la fracción de eyección.</text:p>
          </table:table-cell>
          <table:table-cell office:value-type="string" calcext:value-type="string">
            <text:p>Remitirle a una unidad de trasplante para ser incluido en lista de espera.</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31" calcext:value-type="float">
            <text:p>131</text:p>
          </table:table-cell>
          <table:table-cell office:value-type="float" office:value="11725" calcext:value-type="float">
            <text:p>11725</text:p>
          </table:table-cell>
          <table:table-cell office:value-type="float" office:value="300615" calcext:value-type="float">
            <text:p>300615</text:p>
          </table:table-cell>
          <table:table-cell office:value-type="string" calcext:value-type="string">
            <text:p>FALSE</text:p>
          </table:table-cell>
          <table:table-cell office:value-type="string" calcext:value-type="string">
            <text:p>Una mujer de 28 años sin antecedentes cardiológicos ingresa por síncope. No toma fármacos ni consume tóxicos. No presenta alteraciones hidroelectrolíticas. Su electrocardiograma muestra un bloqueo auriculoventricular completo con un frecuencia ventricular a 30 lpm que requiere el implante de un marcapasos definitivo. Con estos datos, ¿cuál de las patologías siguientes debe sospecharse?:</text:p>
          </table:table-cell>
          <table:table-cell office:value-type="string" calcext:value-type="string">
            <text:p>Una enfermedad infiltrativa o inflamatoria sistémica como puede ser el lupus eritematoso sistémico se puede asociar a bloqueo auriculo-ventricular por afectación del tejido de conducción cardiaco (respuesta 3 correcta). La alteración electrocardiográfica más frecuente en un paciente con estenosis mitral es el desarrollo de fibrilación auricular (respuesta 1 incorrecta). La manifestación más frecuente en un paciente con TEP es la presencia de S1Q3T negativa en III con Bloqueo completo de rama derecha, no la presencia de BAV completo (respuesta 2 incorrecta). La trombosis de cava inferior es una patología infrecuente sin que asocie una alteración electrocardiográfica específica. BAV completo</text:p>
          </table:table-cell>
          <table:table-cell/>
          <table:table-cell office:value-type="string" calcext:value-type="string">
            <text:p>CARDIOLOGÍA</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Una valvulopatía reumática con estenosis mitral.</text:p>
          </table:table-cell>
          <table:table-cell office:value-type="string" calcext:value-type="string">
            <text:p>Una embolia de pulmón con infarto pulmonar.</text:p>
          </table:table-cell>
          <table:table-cell office:value-type="string" calcext:value-type="string">
            <text:p>Una enfermedad infiltrativa o inflamatoria sistémica.</text:p>
          </table:table-cell>
          <table:table-cell office:value-type="string" calcext:value-type="string">
            <text:p>Una trombosis de vena cava inferior.</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133" calcext:value-type="float">
            <text:p>133</text:p>
          </table:table-cell>
          <table:table-cell office:value-type="float" office:value="11727" calcext:value-type="float">
            <text:p>11727</text:p>
          </table:table-cell>
          <table:table-cell office:value-type="float" office:value="300617" calcext:value-type="float">
            <text:p>300617</text:p>
          </table:table-cell>
          <table:table-cell office:value-type="string" calcext:value-type="string">
            <text:p>FALSE</text:p>
          </table:table-cell>
          <table:table-cell office:value-type="string" calcext:value-type="string">
            <text:p>Varón de 63 años, con antecedentes de hipertensión arterial, síndrome de Sjögren y revascularización ilio-femoral izquierda (tromboendarterectomía). Presenta pérdida de peso de 10 kg y dolor abdominal grave tras la ingesta. La angioTC abdominopélvica muestra estenosis grave de tronco celíaco y de arteria mesentérica superior. Señale la respuesta FALSA:</text:p>
          </table:table-cell>
          <table:table-cell office:value-type="string" calcext:value-type="string">
            <text:p>Paciente diagnosticado de isquemia crónica intestinal por afectación de dos vasos según el angioTC. El intestino no recibe suficiente flujo de sangre y puede producirse malnutrición y pérdida de peso. Además, se podría auscultar soplo abdominal por estrechamiento de la luz de dichas arterias (respuesta 1 incorrecta). La tromboembolectomía con sonda de Fogarty es el tratamiento de elección para la isquemia aguda, producida por una trombosis o un embolismo a nivel de dichas arterias. Sin embargo, la isquemia crónica es producida por placas de aterosclerosis que reducen la luz del vaso (respuesta 2 correcta). En el diagnóstico de la isquemia crónica puede emplearse ecografía doppler, así como el angio TC o la arteriografía (respuesta 3 incorrecta). El tratamiento de elección de la isquemia crónica a este nivel consiste en la angioplastia e implante de stent. En caso de no ser posible, puede realizarse cirugía de bypass con resultados similares (respuesta 4 incorrecta).</text:p>
          </table:table-cell>
          <table:table-cell/>
          <table:table-cell office:value-type="string" calcext:value-type="string">
            <text:p>VASCULAR</text:p>
          </table:table-cell>
          <table:table-cell office:value-type="string" calcext:value-type="string">
            <text:p>Normal</text:p>
          </table:table-cell>
          <table:table-cell office:value-type="float" office:value="0.47" calcext:value-type="float">
            <text:p>0,47</text:p>
          </table:table-cell>
          <table:table-cell/>
          <table:table-cell office:value-type="string" calcext:value-type="string">
            <text:p>La exploración física revela frecuentemente signos de malnutrición y un soplo abdominal.</text:p>
          </table:table-cell>
          <table:table-cell office:value-type="string" calcext:value-type="string">
            <text:p>El tratamiento consiste en tromboembolectomía con sonda de Fogarty.</text:p>
          </table:table-cell>
          <table:table-cell office:value-type="string" calcext:value-type="string">
            <text:p>La ecografía Doppler (duplex) es una exploración no invasiva útil para el diagnóstico.</text:p>
          </table:table-cell>
          <table:table-cell office:value-type="string" calcext:value-type="string">
            <text:p>La angioplastia con stent de los troncos viscerales es una opción terapéutica con una tasa de éxito del 80 %.</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134" calcext:value-type="float">
            <text:p>134</text:p>
          </table:table-cell>
          <table:table-cell office:value-type="float" office:value="11728" calcext:value-type="float">
            <text:p>11728</text:p>
          </table:table-cell>
          <table:table-cell office:value-type="float" office:value="300618" calcext:value-type="float">
            <text:p>300618</text:p>
          </table:table-cell>
          <table:table-cell office:value-type="string" calcext:value-type="string">
            <text:p>FALSE</text:p>
          </table:table-cell>
          <table:table-cell office:value-type="string" calcext:value-type="string">
            <text:p>Mujer de 53 años de edad con antecedentes personales de obesidad y migraña. En repetidas ocasiones se le ha tomado la presión arterial en la consulta médica y de enfermería presentando cifras inferiores a140/90 mmHg. Sin embargo, se ha comprado un aparato homologado para la toma de la presión arterial y se le ha enseñado a utilizarlo correctamente. Acude mostrando registros de presión arterial tomados en su domicilio a lo largo de varias semanas con valores superiores a 140/90 mmHg. Señale la respuesta correcta:</text:p>
          </table:table-cell>
          <table:table-cell office:value-type="string" calcext:value-type="string">
            <text:p>La hipertensión arterial secundaria se debe sospechar ante un mal control de tensión o signos y síntomas asociados a otra patología (respuesta 1 incorrecta). La hipertensión refractaria es aquella que persiste con cifras elevadas a pesar de tres fármacos, siendo uno de ellos diurético (respuesta 4 incorrecta). La hipertensión arterial enmascarada se caracteriza por presentar valores normales en consulta (&lt; 140/&lt; 90) y cifras elevadas con la monitorización ambulatoria (respuesta 2 correcta) que es lo contrario a la HTA clínica aislada (también llamado a bata blanca).</text:p>
          </table:table-cell>
          <table:table-cell/>
          <table:table-cell office:value-type="string" calcext:value-type="string">
            <text:p>CARDIOLOGÍA</text:p>
          </table:table-cell>
          <table:table-cell office:value-type="string" calcext:value-type="string">
            <text:p>Fácil</text:p>
          </table:table-cell>
          <table:table-cell office:value-type="float" office:value="0.76" calcext:value-type="float">
            <text:p>0,76</text:p>
          </table:table-cell>
          <table:table-cell/>
          <table:table-cell office:value-type="string" calcext:value-type="string">
            <text:p>Presenta una hipertensión arterial secundaria.</text:p>
          </table:table-cell>
          <table:table-cell office:value-type="string" calcext:value-type="string">
            <text:p>Presenta una hipertensión arterial enmascarada.</text:p>
          </table:table-cell>
          <table:table-cell office:value-type="string" calcext:value-type="string">
            <text:p>Presenta una hipertensión clínica aislada.</text:p>
          </table:table-cell>
          <table:table-cell office:value-type="string" calcext:value-type="string">
            <text:p>Presenta una hipertensión arterial refractaria.</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135" calcext:value-type="float">
            <text:p>135</text:p>
          </table:table-cell>
          <table:table-cell office:value-type="float" office:value="11729" calcext:value-type="float">
            <text:p>11729</text:p>
          </table:table-cell>
          <table:table-cell office:value-type="float" office:value="300619" calcext:value-type="float">
            <text:p>300619</text:p>
          </table:table-cell>
          <table:table-cell office:value-type="string" calcext:value-type="string">
            <text:p>FALSE</text:p>
          </table:table-cell>
          <table:table-cell office:value-type="string" calcext:value-type="string">
            <text:p>Paciente de 64 años, fumador de 1 paquete al día, con antecedentes personales de diabetes mellitus tipo 2 y dislipemia, que acude a consulta refiriendo dolor en la pantorrilla derecha cuando camina 200 metros y que mejora con el reposo. ¿Qué prueba le realizaría en primer lugar?:</text:p>
          </table:table-cell>
          <table:table-cell office:value-type="string" calcext:value-type="string">
            <text:p>Ante un paciente con clínica de claudicación intermitente en el que sospechemos enfermedad arterial periférica, la primera prueba a realizar consiste en determinar el índice tobillo brazo o índice de Yao (respuesta 1 correcta). Se considera patológico por debajo de 0,90. El eco doppler de miembros inferiores sería la primera prueba de imagen a realizar, pero en cualquier caso después del índice tobillo brazo (respuesta 2 incorrecta). La radiografía de columna lumbar no está indicada en este caso, ya que el paciente presenta una clínica compatible con isquemia en miembros inferiores (respuesta 3 incorrecta). De realizar un TC, éste se plantearía a nivel de los miembros inferiores para evaluación anatómica de las lesiones y para guiar el tratamiento en caso de ser preciso. Se realizaría después del ITB y del eco doppler (respuesta 4 incorrecta).</text:p>
          </table:table-cell>
          <table:table-cell/>
          <table:table-cell office:value-type="string" calcext:value-type="string">
            <text:p>VASCULAR</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Índice tobillo brazo.</text:p>
          </table:table-cell>
          <table:table-cell office:value-type="string" calcext:value-type="string">
            <text:p>Eco Doppler de miembros inferiores.</text:p>
          </table:table-cell>
          <table:table-cell office:value-type="string" calcext:value-type="string">
            <text:p>Radiografía de columna lumbar.</text:p>
          </table:table-cell>
          <table:table-cell office:value-type="string" calcext:value-type="string">
            <text:p>TC abdominal.</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40" calcext:value-type="float">
            <text:p>140</text:p>
          </table:table-cell>
          <table:table-cell office:value-type="float" office:value="11734" calcext:value-type="float">
            <text:p>11734</text:p>
          </table:table-cell>
          <table:table-cell office:value-type="float" office:value="300624" calcext:value-type="float">
            <text:p>300624</text:p>
          </table:table-cell>
          <table:table-cell office:value-type="string" calcext:value-type="string">
            <text:p>FALSE</text:p>
          </table:table-cell>
          <table:table-cell office:value-type="string" calcext:value-type="string">
            <text:p>Varón de 54 años con persistencia de cifras altas de colesterol a pesar de recibir tratamiento con atorvastatina 40 mg (no toleró la dosis de 80 mg por mialgias) y haber asociado ezetimiba. No refiere antecedentes de hipertensión arterial ni diabetes. Aporta analítica reciente con los siguientes resultados: colesterol total 302 mg/dl, LDL-colesterol 270 mg/dl, HDL-colesterol 32 mg/dl y triglicéridos normales. Destaca en la exploración física un IMC de 29 y un engrosamiento a nivel de los tendones de Aquiles. Con respecto a la sospecha diagnóstica y tratamiento, señale la afirmación INCORRECTA:</text:p>
          </table:table-cell>
          <table:table-cell office:value-type="string" calcext:value-type="string">
            <text:p>Se trata de un cuadro de hipercolesterolemia familliar, donde el diagnóstico genético es fundamental, demostrando la existencia de una mutación en el gen del receptor del LDL (respuesta 1 correcta). El tratamiento fundamental son las estatinas (inhibidores de la HMG-CoA-reductasa), se puede unir el ezetimibe que potencia el efecto de las estatinas. los individuos en quienes persiste la hipercolesterolemia, se incluye en el tratamiento los IPCSK9 (respuesta 3 correcta). La detección en un paciente obliga al estudio genético de todos los familiares de primer grado (por lo que esta pregunta que se intentó impugnar, tenía a nuestro juicio todas las opciones correctas, incluyendo la respuesta 2, que han dado como incorrecta). Es fundamental realizar control de todos los FRCV debido al aumento de eventos cardiovasculares, en general en edades tempranas (aterosclerosis precoz) (respuesta 4 correcta).</text:p>
          </table:table-cell>
          <table:table-cell/>
          <table:table-cell office:value-type="string" calcext:value-type="string">
            <text:p>ENDOCRINOLOGÍA</text:p>
          </table:table-cell>
          <table:table-cell office:value-type="string" calcext:value-type="string">
            <text:p>Fácil</text:p>
          </table:table-cell>
          <table:table-cell office:value-type="float" office:value="0.74" calcext:value-type="float">
            <text:p>0,74</text:p>
          </table:table-cell>
          <table:table-cell/>
          <table:table-cell office:value-type="string" calcext:value-type="string">
            <text:p>El diagnóstico puede realizarse mediante un análisis genético.</text:p>
          </table:table-cell>
          <table:table-cell office:value-type="string" calcext:value-type="string">
            <text:p>En caso de confirmarse la entidad en el paciente, debemos realizar estudio genético a todos los familiares de primer grado.</text:p>
          </table:table-cell>
          <table:table-cell office:value-type="string" calcext:value-type="string">
            <text:p>Podría beneficiarse de iniciar tratamiento con un fármaco inhibidor de PCSK9.</text:p>
          </table:table-cell>
          <table:table-cell office:value-type="string" calcext:value-type="string">
            <text:p>Es fundamental el control de todos los factores de riesgo cardiovascular debido a la asociación de esta patología con eventos cardiovasculares precoces.</text:p>
          </table:table-cell>
          <table:table-cell/>
          <table:table-cell office:value-type="float" office:value="2" calcext:value-type="float">
            <text:p>2</text:p>
          </table:table-cell>
          <table:table-cell/>
          <table:table-cell office:value-type="string" calcext:value-type="string">
            <text:p>Denak zuzenak direla dio</text:p>
          </table:table-cell>
          <table:table-cell table:number-columns-repeated="14"/>
        </table:table-row>
        <table:table-row table:style-name="ro1">
          <table:table-cell office:value-type="float" office:value="2020" calcext:value-type="float">
            <text:p>2020</text:p>
          </table:table-cell>
          <table:table-cell office:value-type="float" office:value="143" calcext:value-type="float">
            <text:p>143</text:p>
          </table:table-cell>
          <table:table-cell office:value-type="float" office:value="11737" calcext:value-type="float">
            <text:p>11737</text:p>
          </table:table-cell>
          <table:table-cell office:value-type="float" office:value="300627" calcext:value-type="float">
            <text:p>300627</text:p>
          </table:table-cell>
          <table:table-cell office:value-type="string" calcext:value-type="string">
            <text:p>FALSE</text:p>
          </table:table-cell>
          <table:table-cell office:value-type="string" calcext:value-type="string">
            <text:p>Al mes de tratamiento estándar por una tuberculosis pulmonar, un paciente presenta hiperuricemia en una analítica de control, con un valor de 12 mg/dl (límite alto de la normalidad 7 mg/dl). Está asintomático. ¿Cuál sería su actitud?:</text:p>
          </table:table-cell>
          <table:table-cell office:value-type="string" calcext:value-type="string">
            <text:p>Ante una hiperuricemia asintomática, no está indicado suspender la medicación (respuesta 2 correcta). Además, la hiperuricemia asintomática no precisa tratamiento (es un concepto repeMIR). En caso de que exista hiperuricemia "antes del tratamiento" no se debe iniciar la Pirazinamida; pero si la desarrolla "después de ponerlo" y la hiperuricemia es asintomática, no precisa retirar el fármaco. La opción de retirar toda la medicación no se debe realizar, puesto que favorecería la aparición de resistencias al tratamiento farmacológico (respuesta 1 incorrecta). La indicación de retirar la Isoniacida o la Pirazinamida aparece ante la elevación de las transaminasas 5 veces (o más) por encima del límite superior (respuestas 3 y 4 incorrectas).</text:p>
          </table:table-cell>
          <table:table-cell/>
          <table:table-cell office:value-type="string" calcext:value-type="string">
            <text:p>NEUMOLOGÍA</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Retirar toda la medicación.</text:p>
          </table:table-cell>
          <table:table-cell office:value-type="string" calcext:value-type="string">
            <text:p>Continuar con el mismo tratamiento.</text:p>
          </table:table-cell>
          <table:table-cell office:value-type="string" calcext:value-type="string">
            <text:p>Retirar la isoniacida.</text:p>
          </table:table-cell>
          <table:table-cell office:value-type="string" calcext:value-type="string">
            <text:p>Retirar la pirazinamida.</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144" calcext:value-type="float">
            <text:p>144</text:p>
          </table:table-cell>
          <table:table-cell office:value-type="float" office:value="11738" calcext:value-type="float">
            <text:p>11738</text:p>
          </table:table-cell>
          <table:table-cell office:value-type="float" office:value="300628" calcext:value-type="float">
            <text:p>300628</text:p>
          </table:table-cell>
          <table:table-cell office:value-type="string" calcext:value-type="string">
            <text:p>FALSE</text:p>
          </table:table-cell>
          <table:table-cell office:value-type="string" calcext:value-type="string">
            <text:p>Mujer de 84 años, diagnosticada de enfermedad pulmonar obstructiva crónica en tratamiento con oxigenoterapia domiciliaria. Acude a urgencias por empeoramiento de su estado general, fiebre de 39ºC, tos y expectoración purulenta de 5 días de evolución. En la exploración física se halla una tensión arteria de 90/70 mmHg, frecuencia cardiaca de 125 lpm, saturación basal de oxígeno 86 % y frecuencia respiratoria 35 rpm. En la auscultación hay hipofonesis basal izquierda. La analítica muestra 30.000 leucocitos (85 % neutrófilos). En la radiografía de tórax se detecta un gran infiltrado pulmonar apical izquierdo y un derrame pleural moderado ipsilateral. Se realiza una toracocentesis que obtiene un líquido pleural purulento, del que se solicita cultivo. ¿Cuál es el diagnóstico de sospecha y la actitud terapéutica inicial?:</text:p>
          </table:table-cell>
          <table:table-cell office:value-type="string" calcext:value-type="string">
            <text:p>Se trata de una pregunta repeMIR. Ante una neumonía con derrame pleural purulento y persistencia de la fiebre tenemos que sospechar que se trata de un empiema. El tratamiento del empiema consiste en administrar antibioterapia intravenosa y colocar un tubo torácico de drenaje con sello de agua. Además, en este caso se trata de un paciente con EPOC, cuyas infecciones más frecuentes son por Haemophilus, Neumococo y Moraxella. Por tanto, estaría indicado solicitar el antígeno de neumococo en orina (respuesta 4 correcta). No se debe esperar al resultado del cultivo del líquido pleural para empezar el tratamiento (respuesta 3 incorrecta), puesto que puede tardar más de 48 horas en ser positivo. El tratamiento del empiema se debe realizarlo más precoz posible para mejorar el pronóstico del paciente. En las opciones 1 y 2 se administra tratamiento antibiótico; falta el drenaje con tubo intratorácico y sello con agua (respuestas 1 y 2 incorrectas).</text:p>
          </table:table-cell>
          <table:table-cell/>
          <table:table-cell office:value-type="string" calcext:value-type="string">
            <text:p>NEUMOLOGÍA</text:p>
          </table:table-cell>
          <table:table-cell office:value-type="string" calcext:value-type="string">
            <text:p>Normal</text:p>
          </table:table-cell>
          <table:table-cell office:value-type="float" office:value="0.5" calcext:value-type="float">
            <text:p>0,5</text:p>
          </table:table-cell>
          <table:table-cell/>
          <table:table-cell office:value-type="string" calcext:value-type="string">
            <text:p>Neumonía adquirida en la comunidad. Se debe solicitar antigenuria de neumococo y pautar cobertura antibiótica de amplio espectro.</text:p>
          </table:table-cell>
          <table:table-cell office:value-type="string" calcext:value-type="string">
            <text:p>Derrame pleural a estudio. Se debe realizar una cobertura antibiótica y controles radiológicos seriados.</text:p>
          </table:table-cell>
          <table:table-cell office:value-type="string" calcext:value-type="string">
            <text:p>Neumonía adquirida en la comunidad y derrame paraneumónico izquierdo. Se debe realizar cobertura antibiótica y esperar a los resultados del cultivo del líquido pleural para valorar la colocación de un drenaje pleural.</text:p>
          </table:table-cell>
          <table:table-cell office:value-type="string" calcext:value-type="string">
            <text:p>Neumonía adquirida en la comunidad y empiema pleural paraneumónico izquierdo. Se debe realizar cobertura antibiótica, solicitar antigenuria de neumococo y colocar un drenaje pleural izquierdo urgente.</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46" calcext:value-type="float">
            <text:p>146</text:p>
          </table:table-cell>
          <table:table-cell office:value-type="float" office:value="11740" calcext:value-type="float">
            <text:p>11740</text:p>
          </table:table-cell>
          <table:table-cell office:value-type="float" office:value="300630" calcext:value-type="float">
            <text:p>300630</text:p>
          </table:table-cell>
          <table:table-cell office:value-type="string" calcext:value-type="string">
            <text:p>FALSE</text:p>
          </table:table-cell>
          <table:table-cell office:value-type="string" calcext:value-type="string">
            <text:p>Paciente de 59 años procedente del África subsahariana, con episodios frecuentes de disminución de conciencia por enolismo crónico. Consulta por sudación nocturna, tos y fiebre de varias semanas de duración. En la radiografía y en la TC de tórax se observa una lesión cavitada de 3,5 cm de diámetro con un nivel hidroaéreo en lóbulo inferior derecho. ¿Cuál sería la respuesta INCORRECTA?:</text:p>
          </table:table-cell>
          <table:table-cell office:value-type="string" calcext:value-type="string">
            <text:p>El tratamiento de las infecciones respiratorias por anaerobios se realiza con Amoxicilina-Clavulánico o Metronidazol (es un concepto repeMIR). Sin embargo, el enunciado de esta pregunta no deja claro que se trate de una infección por anaerobios. Efectivamente esa es una opción posible, pero no es la única. También podría tratarse de una tuberculosis. Por ese motivo, no se debe iniciar un tratamiento empírico con Metronidazol hasta no tener claro el diagnóstico (respuesta 2 correcta). Ante un cuadro subagudo (semanas) de malestar general, tos, sudoración nocturna y fiebre hay que descartar tuberculosis. Para ello se pueden pedir muestras de esputo inducido (respuesta 1 incorrecta). En el caso de que no se aislara un patógeno específico en el esputo se presupondría la existencia de gérmenes anaerobios (respuesta 3 incorrecta). En pacientes inmunodeprimidos está indicada la realización de una broncoscopia con biopsia o una aspiración con aguja guiada por TAC para llegar al diagnóstico etiológico con mayor celeridad, dada la gravedad del cuadro en este tipo de pacientes (respuesta 4 incorrecta).</text:p>
          </table:table-cell>
          <table:table-cell/>
          <table:table-cell office:value-type="string" calcext:value-type="string">
            <text:p>NEUMOLOGÍA</text:p>
          </table:table-cell>
          <table:table-cell office:value-type="string" calcext:value-type="string">
            <text:p>Normal</text:p>
          </table:table-cell>
          <table:table-cell office:value-type="float" office:value="0.42" calcext:value-type="float">
            <text:p>0,42</text:p>
          </table:table-cell>
          <table:table-cell/>
          <table:table-cell office:value-type="string" calcext:value-type="string">
            <text:p>Es preciso analizar muestras de esputo inducido para descartar tuberculosis.</text:p>
          </table:table-cell>
          <table:table-cell office:value-type="string" calcext:value-type="string">
            <text:p>Se debe iniciar un tratamiento empírico con metronidazol.</text:p>
          </table:table-cell>
          <table:table-cell office:value-type="string" calcext:value-type="string">
            <text:p>Si en el esputo no se aísla un patógeno específico se presupone la presencia de gérmenes anaerobios.</text:p>
          </table:table-cell>
          <table:table-cell office:value-type="string" calcext:value-type="string">
            <text:p>Si sospecha compromiso inmunitario debe realizar de forma inmediata broncoscopia con biopsia o aspiración con aguja guiada por TC.</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148" calcext:value-type="float">
            <text:p>148</text:p>
          </table:table-cell>
          <table:table-cell office:value-type="float" office:value="11742" calcext:value-type="float">
            <text:p>11742</text:p>
          </table:table-cell>
          <table:table-cell office:value-type="float" office:value="300632" calcext:value-type="float">
            <text:p>300632</text:p>
          </table:table-cell>
          <table:table-cell office:value-type="string" calcext:value-type="string">
            <text:p>FALSE</text:p>
          </table:table-cell>
          <table:table-cell office:value-type="string" calcext:value-type="string">
            <text:p>Mujer de 72 años sin antecedentes de interés. Tras un cólico renal complicado se encuentra casualmente en la TC abdominal una lesión quística en cola de páncreas de 2 cm, junto con múltiples lesiones quísticas renales bilaterales. La ultrasonografía endoscópica muestra una lesión poliquística formada por múltiples vesículas con calcificación central en cola de páncreas sin conexión con el conducto de Wirsung. El análisis del líquido es compatible con un cistoadenoma seroso. De las siguientes, ¿cuál es la actitud más correcta con respecto al manejo de esta paciente?:</text:p>
          </table:table-cell>
          <table:table-cell office:value-type="string" calcext:value-type="string">
            <text:p>El cistoadenoma seroso es una lesión quística benigna de crecimiento lento que afecta mayoritariamente a mujeres (75% de los casos) entre la quinta y la sexta décadas de la vida y se localiza en el cuerpo o cola del páncreas (50-70% de los casos). El 90% son microquísticos, formados por múltiples quistes milimétricos, con una calcificación central, que asemeja un “panal de abeja”. Dado su carácter benigno, no está indicada su resección quirúrgica, a no ser que cause síntomas (respuesta 3 correcta, resto incorrectas).</text:p>
          </table:table-cell>
          <table:table-cell/>
          <table:table-cell office:value-type="string" calcext:value-type="string">
            <text:p>DIGESTIVO</text:p>
          </table:table-cell>
          <table:table-cell office:value-type="string" calcext:value-type="string">
            <text:p>Difícil</text:p>
          </table:table-cell>
          <table:table-cell office:value-type="float" office:value="0.26" calcext:value-type="float">
            <text:p>0,26</text:p>
          </table:table-cell>
          <table:table-cell/>
          <table:table-cell office:value-type="string" calcext:value-type="string">
            <text:p>Resección quirúrgica (pancreatectomía corporocaudal).</text:p>
          </table:table-cell>
          <table:table-cell office:value-type="string" calcext:value-type="string">
            <text:p>Punción guiada mediante ultrasonografía endoscópica y etanolización de la misma.</text:p>
          </table:table-cell>
          <table:table-cell office:value-type="string" calcext:value-type="string">
            <text:p>Seguimiento de la lesión mediante RM.</text:p>
          </table:table-cell>
          <table:table-cell office:value-type="string" calcext:value-type="string">
            <text:p>Trasplante de riñón-páncreas.</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150" calcext:value-type="float">
            <text:p>150</text:p>
          </table:table-cell>
          <table:table-cell office:value-type="float" office:value="11744" calcext:value-type="float">
            <text:p>11744</text:p>
          </table:table-cell>
          <table:table-cell office:value-type="float" office:value="300634" calcext:value-type="float">
            <text:p>300634</text:p>
          </table:table-cell>
          <table:table-cell office:value-type="string" calcext:value-type="string">
            <text:p>FALSE</text:p>
          </table:table-cell>
          <table:table-cell office:value-type="string" calcext:value-type="string">
            <text:p>Varón de 83 años que consulta por un cuadro recurrente de dolor abdominal en fosa iliaca izquierda, acompañado de diarrea de hasta 6 deposiciones al día sin productos patológicos, de 10-15 días de evolución. No refiere fiebre ni afectación del estado general. En una analítica reciente no se observa leucocitosis y presenta una sangre oculta en heces negativa. En la exploración se observa leve dolor a la palpación de fosa iliaca izquierda sin irritación peritoneal. Tiene realizada una colonoscopia hace tres años en la que se informa de divertículos a lo largo de todo el colon, más numerosos en colon izquierdo, sin otras lesiones asociadas. De las siguientes, ¿cuál sería la mejor actitud a seguir?:</text:p>
          </table:table-cell>
          <table:table-cell office:value-type="string" calcext:value-type="string">
            <text:p>Nos están describiendo un caso de un paciente de 83 años con un episodio de diverticulitis aguda. Se trata de un paciente con enfermedad diverticular que comienza con un episodio agudo de dolor en fosa iliaca izquierda, sin repercusión grave en el estado general (por lo que se descarta complicación del proceso: absceso, peritonitis, etc.). Al ser una persona de edad, la clínica es más insidiosa, y puede estar ausente la fiebre o le leucocitosis. El tratamiento de elección de un episodio de diverticulitis aguda es la dieta absoluta y antibioterapia (respuesta 1 correcta, 4 incorrecta). Ante un episodio de diverticulitis aguda está contraindicado realizar una colonoscopia (respuesta 2 incorrecta). En caso de necesitar un estudio de imagen para confirmar la enfermedad, la mejor técnica es la TC abdominal (respuesta 3 incorrecta). Divertículos de colon</text:p>
          </table:table-cell>
          <table:table-cell/>
          <table:table-cell office:value-type="string" calcext:value-type="string">
            <text:p>DIGESTIVO</text:p>
          </table:table-cell>
          <table:table-cell office:value-type="string" calcext:value-type="string">
            <text:p>Difícil</text:p>
          </table:table-cell>
          <table:table-cell office:value-type="float" office:value="0.32" calcext:value-type="float">
            <text:p>0,32</text:p>
          </table:table-cell>
          <table:table-cell/>
          <table:table-cell office:value-type="string" calcext:value-type="string">
            <text:p>Realizar un tratamiento empírico con antibióticos.</text:p>
          </table:table-cell>
          <table:table-cell office:value-type="string" calcext:value-type="string">
            <text:p>Solicitar una colonoscopia preferente.</text:p>
          </table:table-cell>
          <table:table-cell office:value-type="string" calcext:value-type="string">
            <text:p>Solicitar una ecografía abdominal urgente.</text:p>
          </table:table-cell>
          <table:table-cell office:value-type="string" calcext:value-type="string">
            <text:p>Derivar a cirugía para valorar sigmoidectomía.</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51" calcext:value-type="float">
            <text:p>151</text:p>
          </table:table-cell>
          <table:table-cell office:value-type="float" office:value="11745" calcext:value-type="float">
            <text:p>11745</text:p>
          </table:table-cell>
          <table:table-cell office:value-type="float" office:value="300635" calcext:value-type="float">
            <text:p>300635</text:p>
          </table:table-cell>
          <table:table-cell office:value-type="string" calcext:value-type="string">
            <text:p>FALSE</text:p>
          </table:table-cell>
          <table:table-cell office:value-type="string" calcext:value-type="string">
            <text:p>Varón de 43 años sin antecedentes de interés que consulta por un cuadro de diez días de evolución de ictericia de piel y mucosas, coluria y acolia. No refiere dolor abdominal, pérdida de peso ni otra clínica, salvo prurito generalizado. Niega consumo de alcohol. No toma medicación salvo ibuprofeno ocasional por dolores musculares tras actividad deportiva. La analítica muestra una bilirrubina aumentada a expensas de directa. Una ecografía urgente muestra un hígado normal, colesterolosis vesicular y ausencia de dilatación de vía biliar, sin otras alteraciones de interés. ¿Cuál es el diagnóstico más probable?:</text:p>
          </table:table-cell>
          <table:table-cell office:value-type="string" calcext:value-type="string">
            <text:p>En esta pregunta nos describen un paciente joven con una ictericia por aumento de bilirrubina a expensas de la directa. Por lo tanto, ya podemos descartar un Síndrome de Gilbert, que cursa con aumento de bilirrubina indirecta (respuesta 4 incorrecta). En la ecografía realizada no se ve nada destacable; no presenta dilatación de la vía biliar ni colelitiasis, por lo que podríamos descartar la colangitis por barro biliar y el colangiocarcinoma (respuestas 1 y 3 incorrecta). Además, no presenta clínica compatible con estas patologías: la colangitis suele ir acompañada de dolor y fiebre (la Tríada de Charcot: dolor + fiebre + ictericia), mientras que el colangiocarcinoma podría ir asociado a dolor, pérdida de peso o antecedentes de colangitis esclerosante primaria, por ejemplo. Esto hace que, teniendo en cuenta los antecedentes de consumo de ibuprofeno que tiene el paciente, el diagnóstico más probable sea una hepatitis tóxica por ibuprofeno (respuesta 2 correcta). El ibuprofeno está demostrado que puede causar un cuadro de hepatitis o hepatitis asociada a colestasis (hepatocanalicular).</text:p>
          </table:table-cell>
          <table:table-cell/>
          <table:table-cell office:value-type="string" calcext:value-type="string">
            <text:p>DIGESTIVO</text:p>
          </table:table-cell>
          <table:table-cell office:value-type="string" calcext:value-type="string">
            <text:p>Difícil</text:p>
          </table:table-cell>
          <table:table-cell office:value-type="float" office:value="0.14" calcext:value-type="float">
            <text:p>0,14</text:p>
          </table:table-cell>
          <table:table-cell/>
          <table:table-cell office:value-type="string" calcext:value-type="string">
            <text:p>Colangitis aguda por barro biliar.</text:p>
          </table:table-cell>
          <table:table-cell office:value-type="string" calcext:value-type="string">
            <text:p>Hepatitis tóxica por ibuprofeno.</text:p>
          </table:table-cell>
          <table:table-cell office:value-type="string" calcext:value-type="string">
            <text:p>Colangiocarcinoma.</text:p>
          </table:table-cell>
          <table:table-cell office:value-type="string" calcext:value-type="string">
            <text:p>Síndrome de Gilbert.</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152" calcext:value-type="float">
            <text:p>152</text:p>
          </table:table-cell>
          <table:table-cell office:value-type="float" office:value="11746" calcext:value-type="float">
            <text:p>11746</text:p>
          </table:table-cell>
          <table:table-cell office:value-type="float" office:value="300636" calcext:value-type="float">
            <text:p>300636</text:p>
          </table:table-cell>
          <table:table-cell office:value-type="string" calcext:value-type="string">
            <text:p>FALSE</text:p>
          </table:table-cell>
          <table:table-cell office:value-type="string" calcext:value-type="string">
            <text:p>Mujer de 79 años hipertensa en tratamiento con olmesartán que acude a consulta por diarrea acuosa de 4 a 6 deposiciones al día desde hace dos meses. Hace tres meses recibió tratamiento con antiinflamatorios no esteroideos durante 3 semanas por lumbociática. Se realizó gastroscopia y colonoscopia, ambas sin alteraciones macroscópicas. Las biopsias duodenales fueron normales, mientras que en las biopsias de colon se observa un infiltrado inflamatorio crónico de la lámina propia con una banda irregular de colágeno inmediatamente por debajo del epitelio de superficie de la mucosa con un grosor mayor a 10 mm y un número de linfocitos intraepiteliales &gt;20 por cada 100 células epiteliales. ¿Cuál es el diagnóstico más probable?:</text:p>
          </table:table-cell>
          <table:table-cell office:value-type="string" calcext:value-type="string">
            <text:p>La colitis colágena y la colitis linfocítica son dos entidades incluidas bajo el término genérico de colitis microscópica, que describe una forma de enfermedad inflamatoria intestinal con curso crónico y recidivante caracterizada por la tríada: 1. Diarrea acuosa sin sangre, crónica o recidivante. 2. Mucosa colónica macroscópicamente normal. 3. Hallazgos histopatológicos característicos de la mucosa del colon: a. COLITIS COLÁGENA: presencia de una banda irregular de colágeno inmediatamente por debajo del epitelio de superficie de la mucosa del colon, con grosor igual o mayor a 10 µm en la tinción contricrómico (respuesta 1 correcta, resto incorrectas). b. COLITIS LINFOCÍTICA: un número de linfocitos intraepiteliales &gt; 20 por cada 100 células epiteliales y ausencia de engrosamiento de la banda colágena subepitelial (&lt; 10 µm).</text:p>
          </table:table-cell>
          <table:table-cell/>
          <table:table-cell office:value-type="string" calcext:value-type="string">
            <text:p>DIGESTIVO</text:p>
          </table:table-cell>
          <table:table-cell office:value-type="string" calcext:value-type="string">
            <text:p>Fácil</text:p>
          </table:table-cell>
          <table:table-cell office:value-type="float" office:value="0.71" calcext:value-type="float">
            <text:p>0,71</text:p>
          </table:table-cell>
          <table:table-cell/>
          <table:table-cell office:value-type="string" calcext:value-type="string">
            <text:p>Colitis microscópica.</text:p>
          </table:table-cell>
          <table:table-cell office:value-type="string" calcext:value-type="string">
            <text:p>Enteropatía por AINEs.</text:p>
          </table:table-cell>
          <table:table-cell office:value-type="string" calcext:value-type="string">
            <text:p>Enteropatía asociada a olmesartán.</text:p>
          </table:table-cell>
          <table:table-cell office:value-type="string" calcext:value-type="string">
            <text:p>Síndrome de intestino irritable.</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53" calcext:value-type="float">
            <text:p>153</text:p>
          </table:table-cell>
          <table:table-cell office:value-type="float" office:value="11747" calcext:value-type="float">
            <text:p>11747</text:p>
          </table:table-cell>
          <table:table-cell office:value-type="float" office:value="300637" calcext:value-type="float">
            <text:p>300637</text:p>
          </table:table-cell>
          <table:table-cell office:value-type="string" calcext:value-type="string">
            <text:p>FALSE</text:p>
          </table:table-cell>
          <table:table-cell office:value-type="string" calcext:value-type="string">
            <text:p>Paciente diagnosticado de diverticulitis aguda, tratado con amoxicilina/clavulánico. Al cabo de 5 días comienza con fiebre y diarrea. Se le diagnostica de colitis por Clostridium difficile, se suspende la amoxicilina/ clavulánico y se pauta metronidazol. A los 4 días no ha respondido al metronidazol, pero se encuentra clínicamente estable. El siguiente paso del tratamiento es:</text:p>
          </table:table-cell>
          <table:table-cell office:value-type="string" calcext:value-type="string">
            <text:p>La infección intestinal por C. difficile produce una diarrea que suele estar relacionada con la asistencia sanitaria (80% de casos). Su incidencia va en aumento sobre todo en el medio hospitalario. La cepa de C. difficile BI/NAP1/027 hipervirulenta ha ocasionado gran número de casos de infecciones graves en diversos países. La infección se transmite por ruta fecal-oral. El principal factor de riesgo para su desarrollo es el uso de antibióticos, como en el presente caso clínico, (sobre todo ampicilina, amoxicilina, clindamicina, cefalosporinas y fluoroquinolonas), seguido de la edad avanzada, la hospitalización y la existencia de una enfermedad grave. Otros factores de riesgo son la cirugía gastrointestinal, la alimentación enteral, la obesidad, la quimioterapia antineoplásica, el trasplante de células madre hematopoyéticas y el contacto con un portador de la infección. El papel de los fármacos inhibidores de la secreción de ácido gástrico es controvertido. El espectro clínico abarca desde formas asintomáticas o diarreas leves hasta cuadros graves con fiebre, dolor abdominal, megacolon tóxico, deshidratación, pérdida de proteínas, hipotensión, leucocitosis, acidosis láctica e insuficiencia renal, que pueden causar la muerte del paciente. El diagnóstico de la infección intestinal por C.difficile debe sospecharse ante toda diarrea, o en algunos casos de íleo, en un paciente que ha recibido antibióticos. Inicialmente suele utilizarse pruebas de enzimoinmunoanálisis para detectar antígeno GDH (un enzima presente en cepas toxigénicas y no toxigénicas de C.difficile, cuya determinación es muy sensible y económica, aunque poco específica) y toxinas A y B. Reservando las pruebas de PCR para casos discordantes. Sin embargo, en algunos centros se realizan directamente pruebas de PCR, que tienen mayor sensibilidad, aunque algunos casos positivos podrían corresponder a portadores asintomáticos. El cultivo en heces y la demostración de que se trata de una cepa toxigénica constituye el método de referencia, pero requiere cultivo anaeróbico y no se realiza habitualmente en la práctica clínica. El diagnóstico puede establecerse también mediante colonoscopia si se observa una colitis pseudomembranosa en los casos más graves. La diarrea por C. difficile requiere la supresión de los antibióticos que se estaban utilizando y el tratamiento con metronizadol, vancomicina o fidaxomicina. Lo indicado como afirma la opción 1, que es la que cabe elegir por ser el siguiente paso en el tratamiento, es suprimir los antibióticos que recibía el paciente y utilizar Vancomicina a dosis de 125 mg por vía oral cada 6 horas durante diez días. Cabría la administración de la misma si no es viable la vía oral, a través de enemas. Esta pauta es válida para pacientes como el que se expone con bajo riesgo de recurrencia. En recurrencias múltiples pueden ser de utilidad la Vancomicina seguida de Rifaximina o Fidaxomicina o trasplante de microbiota fecal. El Bezlotoxumab (Ac. monoclonal frente a toxina B) representa una nueva alternativa.</text:p>
          </table:table-cell>
          <table:table-cell/>
          <table:table-cell office:value-type="string" calcext:value-type="string">
            <text:p>DIGESTIVO</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Cambiar el metronidazol por vancomicina oral (125 mg, cuatro veces al día durante 10 días).</text:p>
          </table:table-cell>
          <table:table-cell office:value-type="string" calcext:value-type="string">
            <text:p>Cambiar el metronidazol por piperacilina/ tazobactam (4 g de piperacilina/0,5 g de tazobactam cada 8 horas).</text:p>
          </table:table-cell>
          <table:table-cell office:value-type="string" calcext:value-type="string">
            <text:p>Indicar una colectomía subtotal.</text:p>
          </table:table-cell>
          <table:table-cell office:value-type="string" calcext:value-type="string">
            <text:p>Realizar una ileostomía en asa con lavado anterógrado de polietilenglicol.</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54" calcext:value-type="float">
            <text:p>154</text:p>
          </table:table-cell>
          <table:table-cell office:value-type="float" office:value="11748" calcext:value-type="float">
            <text:p>11748</text:p>
          </table:table-cell>
          <table:table-cell office:value-type="float" office:value="300638" calcext:value-type="float">
            <text:p>300638</text:p>
          </table:table-cell>
          <table:table-cell office:value-type="string" calcext:value-type="string">
            <text:p>FALSE</text:p>
          </table:table-cell>
          <table:table-cell office:value-type="string" calcext:value-type="string">
            <text:p>Hombre de 82 años que acude a urgencias por cuadro de estreñimiento junto con gran distensión abdominal. En la radiología simple de abdomen se observa el signo de grano de café y en el enema opaco el signo de pico de pájaro. El tratamiento, si no existen signos de gangrena o peritonitis, consistirá en primer lugar en:</text:p>
          </table:table-cell>
          <table:table-cell office:value-type="string" calcext:value-type="string">
            <text:p>La clínica del paciente nos orienta hacia una obstrucción intestinal. Ante una sospecha de obstrucción intestinal, una de las pruebas principales a realizar es la radiografía simple de abdomen: cuando en esta prueba podemos ver la típica imagen en “grano de café” nos encontramos ante un vólvulo de sigma que está provocando la obstrucción. El tratamiento inicial del vólvulo de sigma es la detorsión endoscópica mediante sigmoidoscopia flexible (respuesta 1 correcta). La descompresión exitosa causa liberación súbita de gas y líquido con evidencia de disminución de la distensión abdominal, lo que permite que la corrección definitiva quirúrgica se lleve a cabo de manera programada (respuestas 2, 3 y 4 incorrectas). Imagen en “grano de café” Vólvulo de sigma</text:p>
          </table:table-cell>
          <table:table-cell/>
          <table:table-cell office:value-type="string" calcext:value-type="string">
            <text:p>DIGESTIVO</text:p>
          </table:table-cell>
          <table:table-cell office:value-type="string" calcext:value-type="string">
            <text:p>Fácil</text:p>
          </table:table-cell>
          <table:table-cell office:value-type="float" office:value="0.9" calcext:value-type="float">
            <text:p>0,9</text:p>
          </table:table-cell>
          <table:table-cell/>
          <table:table-cell office:value-type="string" calcext:value-type="string">
            <text:p>Detorsión endoscópica.</text:p>
          </table:table-cell>
          <table:table-cell office:value-type="string" calcext:value-type="string">
            <text:p>Colectomía segmentaria y Hartmann.</text:p>
          </table:table-cell>
          <table:table-cell office:value-type="string" calcext:value-type="string">
            <text:p>Colectomía segmentaria y anastomosis colorrectal laparoscópica.</text:p>
          </table:table-cell>
          <table:table-cell office:value-type="string" calcext:value-type="string">
            <text:p>Detorsión quirúrgica y pexia de sigmoides.</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56" calcext:value-type="float">
            <text:p>156</text:p>
          </table:table-cell>
          <table:table-cell office:value-type="float" office:value="11750" calcext:value-type="float">
            <text:p>11750</text:p>
          </table:table-cell>
          <table:table-cell office:value-type="float" office:value="300640" calcext:value-type="float">
            <text:p>300640</text:p>
          </table:table-cell>
          <table:table-cell office:value-type="string" calcext:value-type="string">
            <text:p>FALSE</text:p>
          </table:table-cell>
          <table:table-cell office:value-type="string" calcext:value-type="string">
            <text:p>Paciente de 46 años intervenido hace un año de gastrectomía Bilroth II por úlcera péptica. Presenta un cuadro de dolor epigástrico y hemorragia digestiva alta. En la endoscopia se detectan úlceras tanto en estómago como en intestino delgado. Tras realizar estimulación con secretina IV no se aprecia aumento significativo de gastrina sérica. El cuadro corresponde muy probablemente a:</text:p>
          </table:table-cell>
          <table:table-cell office:value-type="string" calcext:value-type="string">
            <text:p>En esta pregunta nos describen una recidiva de una enfermedad ulcerosa tras un tratamiento quirúrgico y debemos señalar cuál de las opciones es la causa de dicha recidiva. Como la prueba de estimulación con secretina es negativa, descartamos que se trate de un gastrinoma (respuesta 1 incorrecta). El síndrome del asa aferente no es causa de recibida ulcerosa, sino que cursa con un cuadro de dolor abdominal, vómitos biliosos e incluso sobrecrecimiento bacteriano (respuesta 3 incorrecta). El cáncer del muñón gástrico es una entidad que puede aparecer a partir de los 15-20 años tras la cirugía, no tras una cirugía reciente (respuesta 4 incorrecta). Dentro de las causas frecuentes de recidiva ulcerosa se encuentran la vagotomía incompleta o el síndrome del antroretenido (resección incompleta del antro) (respuesta 2 correcta).</text:p>
          </table:table-cell>
          <table:table-cell/>
          <table:table-cell office:value-type="string" calcext:value-type="string">
            <text:p>DIGESTIVO</text:p>
          </table:table-cell>
          <table:table-cell office:value-type="string" calcext:value-type="string">
            <text:p>Difícil</text:p>
          </table:table-cell>
          <table:table-cell office:value-type="float" office:value="0.25" calcext:value-type="float">
            <text:p>0,25</text:p>
          </table:table-cell>
          <table:table-cell/>
          <table:table-cell office:value-type="string" calcext:value-type="string">
            <text:p>Gastrinoma.</text:p>
          </table:table-cell>
          <table:table-cell office:value-type="string" calcext:value-type="string">
            <text:p>Síndrome de antro retenido.</text:p>
          </table:table-cell>
          <table:table-cell office:value-type="string" calcext:value-type="string">
            <text:p>Síndrome de asa aferente.</text:p>
          </table:table-cell>
          <table:table-cell office:value-type="string" calcext:value-type="string">
            <text:p>Carcinoma de muñón gástrico.</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158" calcext:value-type="float">
            <text:p>158</text:p>
          </table:table-cell>
          <table:table-cell office:value-type="float" office:value="11752" calcext:value-type="float">
            <text:p>11752</text:p>
          </table:table-cell>
          <table:table-cell office:value-type="float" office:value="300642" calcext:value-type="float">
            <text:p>300642</text:p>
          </table:table-cell>
          <table:table-cell office:value-type="string" calcext:value-type="string">
            <text:p>FALSE</text:p>
          </table:table-cell>
          <table:table-cell office:value-type="string" calcext:value-type="string">
            <text:p>Mujer de 52 años histerectomizada años atrás por mioma uterino, que consulta por presentar estreñimiento distal y abultamiento en cara posterior vaginal que se incrementa durante las maniobras defecatorias, debiendo introducir un dedo en la vagina para conseguir la defecación. En la exploración se observa rectocele grado III. En la resonancia magnética se observa descenso de la cúpula vaginal junto con el rectocele. El tratamiento quirúrgico más adecuado es:</text:p>
          </table:table-cell>
          <table:table-cell office:value-type="string" calcext:value-type="string">
            <text:p>El rectocele se trata de la protrusión de la cara anterior del recto sobre la pared posterior de la vagina, que a su vez se prolapsa, en grado variable, hacia el exterior(extroversión). El rectocele se estadifica en la exploración vaginal en grados, de acuerdo con la Sociedad Internacional de Incontinencia, y se considera potencialmente patológico a partir del II grado, es decir, cuando el punto Bp, normalmente situado 3 cm proximal al himen, desciende hasta el nivel del himen o &lt; 1 cm distal a éste (en el grado III éste protruye &gt; 1 cm distal al himen, y el grado IV lo constituye la eversión vaginal completa). El tumor benigno de esófago más frecuente es el leiomioma Suele ser asintomático Tratamiento: enucleación extramucosa Tercio Inferior Tratamiento del rectocele asociado a prolapso del compartimiento central vaginal (como es el caso de esta pregunta): a) las pacientes con útero e histerocele mayor de un grado II, con rectocele y cistocele, se tratan con histerectomía vaginal y colporrafias anterior y posterior, con o sin TVT. Es importante realizar una plastia de McCall y fijar el vértice vaginal a los ligamentos uterosacros para evitar el descenso de cúpula vaginal posteriormente. En grados menores de histerocele, o en mujeres que desean conservar el útero, se puede preservar el órgano realizando con laparoscopia una (histero) con colpopexia al sacro, sujetando los parametrios a una malla que se fija en el fondo del tabique recto vaginal tras disecarlo completamente; se asocia, simultáneamente, la cirugía que se precise para el compartimiento anterior; b) en pacientes histerectomizadas (como es nuestro caso), el defecto del compartimiento central supone el descenso de la cúpula vaginal, que puede llegar a la eversión vaginal completa, y es el rectocele algo secundario. Se prefiere la vía abdominal, mediante colposacropexia laparoscópica con colocación de una malla (respuesta 1 correcta), a la vaginal que se reserva para mujeres añosas, asociando la cirugía que se precise para el compartimiento anterior. En caso de rectocele aislado, se puede realizar la reparación vía transvaginal, transanal o transperineal (respuestas 2 y 3 incorrectas). La esfinteroplastia no es el tratamiento del rectocele (respuesta 4 incorrecta).</text:p>
          </table:table-cell>
          <table:table-cell/>
          <table:table-cell office:value-type="string" calcext:value-type="string">
            <text:p>DIGESTIVO</text:p>
          </table:table-cell>
          <table:table-cell office:value-type="string" calcext:value-type="string">
            <text:p>Normal</text:p>
          </table:table-cell>
          <table:table-cell office:value-type="float" office:value="0.38" calcext:value-type="float">
            <text:p>0,38</text:p>
          </table:table-cell>
          <table:table-cell/>
          <table:table-cell office:value-type="string" calcext:value-type="string">
            <text:p>Colporrectosacropexia con malla.</text:p>
          </table:table-cell>
          <table:table-cell office:value-type="string" calcext:value-type="string">
            <text:p>Intervención de reforzamiento del tabique rectovaginal por vía transanal (técnica de Khubchandani).</text:p>
          </table:table-cell>
          <table:table-cell office:value-type="string" calcext:value-type="string">
            <text:p>Intervención transperineal con colocación de malla en el tabique recto-vaginal.</text:p>
          </table:table-cell>
          <table:table-cell office:value-type="string" calcext:value-type="string">
            <text:p>Esfinteroplastia anterior.</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65" calcext:value-type="float">
            <text:p>165</text:p>
          </table:table-cell>
          <table:table-cell office:value-type="float" office:value="11759" calcext:value-type="float">
            <text:p>11759</text:p>
          </table:table-cell>
          <table:table-cell office:value-type="float" office:value="300649" calcext:value-type="float">
            <text:p>300649</text:p>
          </table:table-cell>
          <table:table-cell office:value-type="string" calcext:value-type="string">
            <text:p>FALSE</text:p>
          </table:table-cell>
          <table:table-cell office:value-type="string" calcext:value-type="string">
            <text:p>Mujer de 66 años diagnosticada de diabetes mellitus tipo 2 desde hace tres meses. Tiene un IMC de 31 Kg/m2 y presenta mal control glucémico a pesar de realizar un programa de medidas no farmacológicas (alimentación saludable, ejercicio). ¿Cuál de los siguientes fármacos hipoglucemiantes se asocia a aumento de peso y deberíamos evitar en esta paciente?:</text:p>
          </table:table-cell>
          <table:table-cell office:value-type="string" calcext:value-type="string">
            <text:p>La pioglitazona en una tiazolidindiona que favorece el aumento de peso como las sulfonilureas (respuesta 2 correcta). La metformina, primer escalón farmacológico junto con las medidas higiénico-dietéticas en el tratamiento de la diabetes y que tiene efecto anorexígeno (respuesta 1 incorrecta). Los análogos de GLP-1 y los ISGLT2, son nuevos fármacos para el control de la diabetes que tienen efecto sobre la bajada de peso. Siendo liraglutide uno de los fármacos autorizados en el tratamiento de la obesidad (respuesta 3 y 4 correcta).</text:p>
          </table:table-cell>
          <table:table-cell/>
          <table:table-cell office:value-type="string" calcext:value-type="string">
            <text:p>ENDOCRINOLOGÍA</text:p>
          </table:table-cell>
          <table:table-cell office:value-type="string" calcext:value-type="string">
            <text:p>Fácil</text:p>
          </table:table-cell>
          <table:table-cell office:value-type="float" office:value="0.67" calcext:value-type="float">
            <text:p>0,67</text:p>
          </table:table-cell>
          <table:table-cell/>
          <table:table-cell office:value-type="string" calcext:value-type="string">
            <text:p>Metformina (biguanida).</text:p>
          </table:table-cell>
          <table:table-cell office:value-type="string" calcext:value-type="string">
            <text:p>Pioglitazona (tiazolidindiona).</text:p>
          </table:table-cell>
          <table:table-cell office:value-type="string" calcext:value-type="string">
            <text:p>Canagliflozina (inhibidor del cotransportador 2 de sodioglucosa- iSGLT2).</text:p>
          </table:table-cell>
          <table:table-cell office:value-type="string" calcext:value-type="string">
            <text:p>Liraglutida (agonista del receptor para GLP-1).</text:p>
          </table:table-cell>
          <table:table-cell/>
          <table:table-cell office:value-type="float" office:value="2" calcext:value-type="float">
            <text:p>2</text:p>
          </table:table-cell>
          <table:table-cell table:number-columns-repeated="16"/>
        </table:table-row>
        <table:table-row table:style-name="ro1">
          <table:table-cell office:value-type="float" office:value="2020" calcext:value-type="float">
            <text:p>2020</text:p>
          </table:table-cell>
          <table:table-cell office:value-type="float" office:value="166" calcext:value-type="float">
            <text:p>166</text:p>
          </table:table-cell>
          <table:table-cell office:value-type="float" office:value="11760" calcext:value-type="float">
            <text:p>11760</text:p>
          </table:table-cell>
          <table:table-cell office:value-type="float" office:value="300650" calcext:value-type="float">
            <text:p>300650</text:p>
          </table:table-cell>
          <table:table-cell office:value-type="string" calcext:value-type="string">
            <text:p>FALSE</text:p>
          </table:table-cell>
          <table:table-cell office:value-type="string" calcext:value-type="string">
            <text:p>Paciente de 18 años que consulta por edemas. Se realiza analítica completa que muestra proteinuria de 8 g/día sin microhematuria, hipoalbuminemia e hipercolesterolemia con función renal normal. Se le administran de forma empírica corticoides. Al cabo de un mes, el cuadro clínico ha desaparecido completamente. ¿Cuál es su hipótesis diagnóstica?:</text:p>
          </table:table-cell>
          <table:table-cell office:value-type="string" calcext:value-type="string">
            <text:p>Paciente con un síndrome nefrótico que responde a corticoides, característico de la enfermedad de cambios mínimos (respuesta 4 correcta). El único dato que puede hacernos dudar es la edad del paciente dado que la enfermedad de cambios mínimos es característica de niños de 2 a 6 años. Sin embargo, ocurre en otras edades incluso en ancianos. Si bien la amiloidosis produce síndrome nefrótico, no responde a corticoides (respuesta 1 incorrecta), y no existe ningún dato en el caso clínico que nos haga sospechar amiloidosis primaria (discrasia de células plasmáticas) o amiloidosis secundaria (enfermedad inflamatoria crónica no controlada). La nefropatía IgA o el síndrome de Alport no se caracterizan por producir síndrome nefrótico ni por responder al tratamiento con corticoides (respuesta 2 y 3 incorrectas).</text:p>
          </table:table-cell>
          <table:table-cell/>
          <table:table-cell office:value-type="string" calcext:value-type="string">
            <text:p>NEFROLOGÍA</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Amiloidosis.</text:p>
          </table:table-cell>
          <table:table-cell office:value-type="string" calcext:value-type="string">
            <text:p>Nefropatía IgA o enfermedad de Berger.</text:p>
          </table:table-cell>
          <table:table-cell office:value-type="string" calcext:value-type="string">
            <text:p>Síndrome de Alport.</text:p>
          </table:table-cell>
          <table:table-cell office:value-type="string" calcext:value-type="string">
            <text:p>Nefropatía con cambios mínimos.</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67" calcext:value-type="float">
            <text:p>167</text:p>
          </table:table-cell>
          <table:table-cell office:value-type="float" office:value="11761" calcext:value-type="float">
            <text:p>11761</text:p>
          </table:table-cell>
          <table:table-cell office:value-type="float" office:value="300651" calcext:value-type="float">
            <text:p>300651</text:p>
          </table:table-cell>
          <table:table-cell office:value-type="string" calcext:value-type="string">
            <text:p>FALSE</text:p>
          </table:table-cell>
          <table:table-cell office:value-type="string" calcext:value-type="string">
            <text:p>Ante un paciente con enfermedad renal crónica avanzada (ERC G4, FGe 20 ml/min) conocida, que acude a urgencias por debilidad general y se le detecta una hiperpotasemia grave (K 7 mEq/l) con alteraciones electrocardiográficas. ¿Cuál sería la primera medida a tomar?:</text:p>
          </table:table-cell>
          <table:table-cell office:value-type="string" calcext:value-type="string">
            <text:p>El tratamiento de elección como "primera a medida a tomar" ante una hiperpotasemia grave (potasio &gt; 6 mEq/l) o con cambios en el ECG es el gluconato cálcico para reducir la posibilidad de arritmias malignas (respuesta 3 correcta). Dicho tratamiento no modifica el nivel de potasio en sangre. Para este segundo objetivo, a posteriori y como segundas medidas a tomar se utiliza tratamiento con glucosa + insulina, beta 2 agonistas y bicarbonato; estas medidas pretenden reducir el potasio en sangre al introducirse en el espacio intracelular. Además, se procura hidratación abundante, diuréticos del asa (respuesta 4 incorrecta), eliminar fármacos o alimenten que eleven el potasio, y resinas de intercambio catiónico (respuesta 1 incorrecta). Si a pesar de las medidas previas la hiperpotasemia persiste será necesario dializar (respuesta 2 incorrecta). Por tanto, todas las medidas se pueden usar para el tratamiento de una hiperpotasemia grave, pero la primera a instaurar es el gluconato cálcico intravenoso.</text:p>
          </table:table-cell>
          <table:table-cell/>
          <table:table-cell office:value-type="string" calcext:value-type="string">
            <text:p>NEFROLOGÍA</text:p>
          </table:table-cell>
          <table:table-cell office:value-type="string" calcext:value-type="string">
            <text:p>Fácil</text:p>
          </table:table-cell>
          <table:table-cell office:value-type="float" office:value="0.94" calcext:value-type="float">
            <text:p>0,94</text:p>
          </table:table-cell>
          <table:table-cell/>
          <table:table-cell office:value-type="string" calcext:value-type="string">
            <text:p>Administración de resinas de intercambio catiónico.</text:p>
          </table:table-cell>
          <table:table-cell office:value-type="string" calcext:value-type="string">
            <text:p>Colocación de un catéter para iniciar diálisis.</text:p>
          </table:table-cell>
          <table:table-cell office:value-type="string" calcext:value-type="string">
            <text:p>Administración de gluconato cálcico endovenoso.</text:p>
          </table:table-cell>
          <table:table-cell office:value-type="string" calcext:value-type="string">
            <text:p>Administración de furosemida oral.</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172" calcext:value-type="float">
            <text:p>172</text:p>
          </table:table-cell>
          <table:table-cell office:value-type="float" office:value="11766" calcext:value-type="float">
            <text:p>11766</text:p>
          </table:table-cell>
          <table:table-cell office:value-type="float" office:value="300656" calcext:value-type="float">
            <text:p>300656</text:p>
          </table:table-cell>
          <table:table-cell office:value-type="string" calcext:value-type="string">
            <text:p>FALSE</text:p>
          </table:table-cell>
          <table:table-cell office:value-type="string" calcext:value-type="string">
            <text:p>Una mujer de 19 años, con antecedentes familiares de anemia, presenta datos de anemia hemolítica crónica, Coombs directo negativo. ¿Cuál sería el diagnóstico más probable?:</text:p>
          </table:table-cell>
          <table:table-cell office:value-type="string" calcext:value-type="string">
            <text:p>Nos hablan de una chica joven con anemia no inmune y antecedentes familiares, por lo que deberíamos de pensar en alguna causa congénita. Por ese motivo deberíamos de descartar la hemoglobinuria paroxística nocturna, que es adquirida (respuesta 4 incorrecta). El resto de las opciones son enfermedades congénitas. La Betatalasemia maior es la anemia hemolítica más grave, con sintomatología muy florida que comienza a los pocos meses del nacimiento por lo que no sería una opción a sospechar inicialmente (respuesta 3 incorrecta). El déficit de piruvatoquinasa es una enfermedad muy muy muy muy muy infrecuente y por lo tanto es difícil de escoger esta opción, salvo que ninguna de las otras coincida con el caso clínico (respuesta 2 incorrecta). Además, es de herencia recesiva por lo que no esperamos que presente familiares con la enfermedad. La Esferocitosis hereditaria es la anemia hemolítica congénita más frecuente no esferocítica en países desarrollados (respuesta 1 correcta). Se hereda habitualmente de forma autosómica dominante y casi siempre se presenta de forma asintomática o con leve clínica de anemia poco llamativa +/- mínima esplenomegalia +/- subictericia.</text:p>
          </table:table-cell>
          <table:table-cell/>
          <table:table-cell office:value-type="string" calcext:value-type="string">
            <text:p>HEMATOLOGÍA</text:p>
          </table:table-cell>
          <table:table-cell office:value-type="string" calcext:value-type="string">
            <text:p>Fácil</text:p>
          </table:table-cell>
          <table:table-cell office:value-type="float" office:value="0.7" calcext:value-type="float">
            <text:p>0,7</text:p>
          </table:table-cell>
          <table:table-cell/>
          <table:table-cell office:value-type="string" calcext:value-type="string">
            <text:p>Esferocitosis hereditaria.</text:p>
          </table:table-cell>
          <table:table-cell office:value-type="string" calcext:value-type="string">
            <text:p>Déficit de piruvatoquinasa eritrocitaria.</text:p>
          </table:table-cell>
          <table:table-cell office:value-type="string" calcext:value-type="string">
            <text:p>Betatalasemia major.</text:p>
          </table:table-cell>
          <table:table-cell office:value-type="string" calcext:value-type="string">
            <text:p>Hemoglobinuria paroxística nocturna.</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73" calcext:value-type="float">
            <text:p>173</text:p>
          </table:table-cell>
          <table:table-cell office:value-type="float" office:value="11767" calcext:value-type="float">
            <text:p>11767</text:p>
          </table:table-cell>
          <table:table-cell office:value-type="float" office:value="300657" calcext:value-type="float">
            <text:p>300657</text:p>
          </table:table-cell>
          <table:table-cell office:value-type="string" calcext:value-type="string">
            <text:p>FALSE</text:p>
          </table:table-cell>
          <table:table-cell office:value-type="string" calcext:value-type="string">
            <text:p>Mujer de 70 años que acude a urgencias por astenia. En el examen físico destaca palidez cutáneomucosa con subictericia conjuntival y un soplo pansistólico audible en todos los focos. Analíticamente destaca hemoglobina 8 g/dl, VCM 100 fl, LDH 900 U/l, haptoglobina indetectable y bilirrubina total 3.5 mg/dl. Se solicitó la determinación de una prueba inmunohematológica. Señale la respuesta correcta:</text:p>
          </table:table-cell>
          <table:table-cell office:value-type="string" calcext:value-type="string">
            <text:p>El cuadro clínico y analítico nos hace sospechar sin lugar a duda de una anemia hemolítica: anemia, LDH y bilirrubina elevadas con haptoglobina indetectable por lo que el siguiente paso a seguir es solicitar el test de Coombs para saber si se trata de una hemólisis inmune o no inmune (respuestas 1 y 2 incorrectas). Si este es positivo, podemos determinar el test directo que determina la presencia de anticuerpos sobre la membrana de los hematíes o el indirecto, que determina si dichos anticuerpos se encuentran libres en plasma sin adherirse a la superficie de los hematíes (respuesta 3 correcta y 4 incorrecta).</text:p>
          </table:table-cell>
          <table:table-cell/>
          <table:table-cell office:value-type="string" calcext:value-type="string">
            <text:p>HEMATOLOGÍA</text:p>
          </table:table-cell>
          <table:table-cell office:value-type="string" calcext:value-type="string">
            <text:p>Fácil</text:p>
          </table:table-cell>
          <table:table-cell office:value-type="float" office:value="0.77" calcext:value-type="float">
            <text:p>0,77</text:p>
          </table:table-cell>
          <table:table-cell/>
          <table:table-cell office:value-type="string" calcext:value-type="string">
            <text:p>El diagnóstico más probable es el de saturnismo</text:p>
          </table:table-cell>
          <table:table-cell office:value-type="string" calcext:value-type="string">
            <text:p><text:s/>debemos solicitar plomo en orina de 24 horas.</text:p>
          </table:table-cell>
          <table:table-cell office:value-type="string" calcext:value-type="string">
            <text:p>Se trata de una anemia hemolítica</text:p>
          </table:table-cell>
          <table:table-cell office:value-type="string" calcext:value-type="string">
            <text:p><text:s/>para determinar su naturaleza debemos solicitar una electroforesis de hemoglobinas.</text:p>
          </table:table-cell>
          <table:table-cell office:value-type="string" calcext:value-type="string">
            <text:p>Se trata de una anemia hemolítica; debemos solicitar un test de Coombs directo, que determina la presencia de IgG y/o la fracción C3 del complemento sobre la membrana del hematíe.</text:p>
          </table:table-cell>
          <table:table-cell office:value-type="string" calcext:value-type="string">
            <text:p>Se trata de una anemia hemolítica; debemos solicitar un test de Coombs directo, que determina la presencia de IgG libre en plasma.</text:p>
          </table:table-cell>
          <table:table-cell/>
          <table:table-cell office:value-type="float" office:value="3" calcext:value-type="float">
            <text:p>3</text:p>
          </table:table-cell>
          <table:table-cell table:number-columns-repeated="14"/>
        </table:table-row>
        <table:table-row table:style-name="ro1">
          <table:table-cell office:value-type="float" office:value="2020" calcext:value-type="float">
            <text:p>2020</text:p>
          </table:table-cell>
          <table:table-cell office:value-type="float" office:value="175" calcext:value-type="float">
            <text:p>175</text:p>
          </table:table-cell>
          <table:table-cell office:value-type="float" office:value="11769" calcext:value-type="float">
            <text:p>11769</text:p>
          </table:table-cell>
          <table:table-cell office:value-type="float" office:value="300659" calcext:value-type="float">
            <text:p>300659</text:p>
          </table:table-cell>
          <table:table-cell office:value-type="string" calcext:value-type="string">
            <text:p>FALSE</text:p>
          </table:table-cell>
          <table:table-cell office:value-type="string" calcext:value-type="string">
            <text:p>Un varón de 75 años, en buen estado de salud y que podría ser considerado como robusto, consulta para solicitar información sobre la utilización de algún tipo de tratamiento para mantenerse con buen estado de salud y físico. ¿Cuál sería la mejor recomendación para este paciente?:</text:p>
          </table:table-cell>
          <table:table-cell office:value-type="string" calcext:value-type="string">
            <text:p>NO HAY DUDAS. MENOS PASTILLA Y MÁS ZAPATILLAS - EJERCICIO FÍSICO REGULAR (respuesta 4 correcta). Según el PAPPS (recomendaciones para la prevención de caídas en la población geriátrica), se aconseja la práctica de ejercicio físico de modo grupal o individual, trabajando sobre todo el balance muscular y el equilibrio. Asimismo, según el PAPPS, la administración de la vitamina D (respuesta 3 incorrecta) tiene una efectividad desconocida, aunque podría ser útil si hay niveles bajos de vitamina D. En el paciente de este caso clínico, no tendría ninguna utilidad la administración de hormona de crecimiento (respuesta 1 incorrecta) ni de testosterona (respuesta 2 incorrecta).</text:p>
          </table:table-cell>
          <table:table-cell/>
          <table:table-cell office:value-type="string" calcext:value-type="string">
            <text:p>GERIATRÍA</text:p>
          </table:table-cell>
          <table:table-cell office:value-type="string" calcext:value-type="string">
            <text:p>Fácil</text:p>
          </table:table-cell>
          <table:table-cell office:value-type="float" office:value="0.99" calcext:value-type="float">
            <text:p>0,99</text:p>
          </table:table-cell>
          <table:table-cell/>
          <table:table-cell office:value-type="string" calcext:value-type="string">
            <text:p>Hormona de crecimiento.</text:p>
          </table:table-cell>
          <table:table-cell office:value-type="string" calcext:value-type="string">
            <text:p>Testosterona.</text:p>
          </table:table-cell>
          <table:table-cell office:value-type="string" calcext:value-type="string">
            <text:p>Vitamina D.</text:p>
          </table:table-cell>
          <table:table-cell office:value-type="string" calcext:value-type="string">
            <text:p>Ejercicio físico regular.</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79" calcext:value-type="float">
            <text:p>179</text:p>
          </table:table-cell>
          <table:table-cell office:value-type="float" office:value="11773" calcext:value-type="float">
            <text:p>11773</text:p>
          </table:table-cell>
          <table:table-cell office:value-type="float" office:value="300663" calcext:value-type="float">
            <text:p>300663</text:p>
          </table:table-cell>
          <table:table-cell office:value-type="string" calcext:value-type="string">
            <text:p>FALSE</text:p>
          </table:table-cell>
          <table:table-cell office:value-type="string" calcext:value-type="string">
            <text:p>Mujer de 32 años con síndrome de neoplasia endocrina múltiple de tipo 2A (MEN-2A) y portadora de una mutación en RET. En una ecografía de cuello se identifica un nódulo hipoecogénico de 6 mm con calcificaciones en su interior. Se decide tiroidectomía total y vaciamiento ganglionar cervical. En el estudio macroscópico se identifican un total de tres nódulos, dos en el lóbulo derecho de 5 y 6 mm, y uno en el lóbulo izquierdo de 4 mm. En el estudio microscópico las tres lesiones están constituidas por una proliferación uniforme de células redondeadas que se disponen con un patrón sólido y se acompañan de calcificaciones y de depósitos de amiloide. Los núcleos no son claros, ni muestran hendiduras, ni pseudoinclusiones. La tinción inmunohistoquímica para sinaptofisina es positiva. En el vaciamiento ganglionar cervical se identifican metástasis. ¿Cuál es el diagnóstico anatomopatológico de las lesiones identificadas en la tiroidectomía total?:</text:p>
          </table:table-cell>
          <table:table-cell office:value-type="string" calcext:value-type="string">
            <text:p>Dentro de los tumores de tiroides, el asociado a la mutación RET es el medular, en el que además es característica la presencia de sustancia amiloide (respuesta 1 correcta). El carcinoma papilar es el cáncer de tiroides más frecuente y con mejor pronóstico, que cuando aparece en pacientes que han tenido radiación por otro motivo en la zona tiroidea, suele ser multifocal y que además tiene como características las células de Annie (respuesta 1 incorrecta). Las variantes con células de Hurle es característica del cáncer folicular de tiroides (respuesta 3 incorrecta). La hiperplasia de células foliculares es una entidad precursora del cáncer medular de tiroides, y en la pregunta que nos plantean no es posible por la clínica que nos relatan de un claro cáncer medular de tiroides (respuesta 4 incorrecta).</text:p>
          </table:table-cell>
          <table:table-cell/>
          <table:table-cell office:value-type="string" calcext:value-type="string">
            <text:p>ENDOCRINOLOGÍA</text:p>
          </table:table-cell>
          <table:table-cell office:value-type="string" calcext:value-type="string">
            <text:p>Fácil</text:p>
          </table:table-cell>
          <table:table-cell office:value-type="float" office:value="0.93" calcext:value-type="float">
            <text:p>0,93</text:p>
          </table:table-cell>
          <table:table-cell/>
          <table:table-cell office:value-type="string" calcext:value-type="string">
            <text:p>Carcinoma medular multifocal.</text:p>
          </table:table-cell>
          <table:table-cell office:value-type="string" calcext:value-type="string">
            <text:p>Carcinoma papilar multifocal.</text:p>
          </table:table-cell>
          <table:table-cell office:value-type="string" calcext:value-type="string">
            <text:p>Carcinoma folicular.</text:p>
          </table:table-cell>
          <table:table-cell office:value-type="string" calcext:value-type="string">
            <text:p>Hiperplasia de células parafoliculares.</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80" calcext:value-type="float">
            <text:p>180</text:p>
          </table:table-cell>
          <table:table-cell office:value-type="float" office:value="11774" calcext:value-type="float">
            <text:p>11774</text:p>
          </table:table-cell>
          <table:table-cell office:value-type="float" office:value="300664" calcext:value-type="float">
            <text:p>300664</text:p>
          </table:table-cell>
          <table:table-cell office:value-type="string" calcext:value-type="string">
            <text:p>FALSE</text:p>
          </table:table-cell>
          <table:table-cell office:value-type="string" calcext:value-type="string">
            <text:p>Paciente de 25 años de edad, que sufre un accidente de moto un viernes por la noche. Es trasladado a urgencias y diagnosticado de traumatismo abdominal (eco-fast negativa), un traumatismo craneal leve (Glasgow = 14) y una fractura intracapsular desplazada de cadera derecha. Hemodinámicamente está estable. ¿Cuál sería el tratamiento de elección?:</text:p>
          </table:table-cell>
          <table:table-cell office:value-type="string" calcext:value-type="string">
            <text:p>CONCEPTO REPETIDO. El tratamiento de elección de una fractura desplazada de cuello de fémur en un sujeto joven es la reducción y osteosíntesis con tornillos canulados habitualmente. El tratamiento debe realizarse en las primeras 48 horas si no hay contraindicación para la cirugía (respuesta 1 correcta) (respuesta 2 incorrecta). La artroplastia total de cadera está indicada en sujetos añosos activos y también debe realizarse en las primeras 48 horas. (respuesta 2 incorrecta). La hemiartroplastia bipolar de cadera se indica en sujetos añosos con poca demanda funcional. (respuesta 4 incorrecta).</text:p>
          </table:table-cell>
          <table:table-cell/>
          <table:table-cell office:value-type="string" calcext:value-type="string">
            <text:p>TRAUMATOLOGÍA</text:p>
          </table:table-cell>
          <table:table-cell office:value-type="string" calcext:value-type="string">
            <text:p>Fácil</text:p>
          </table:table-cell>
          <table:table-cell office:value-type="float" office:value="0.86" calcext:value-type="float">
            <text:p>0,86</text:p>
          </table:table-cell>
          <table:table-cell/>
          <table:table-cell office:value-type="string" calcext:value-type="string">
            <text:p>Reducción, abierta si se precisa, y osteosíntesis de la fractura en las primeras 24-36 horas.</text:p>
          </table:table-cell>
          <table:table-cell office:value-type="string" calcext:value-type="string">
            <text:p>Artroplastia total de superficialización de la cadera el lunes de forma programada.</text:p>
          </table:table-cell>
          <table:table-cell office:value-type="string" calcext:value-type="string">
            <text:p>Esperar a que mejore del traumatismo craneal y programar la semana siguiente una cirugía reglada consistente en la reducción y osteosíntesis de la fractura.</text:p>
          </table:table-cell>
          <table:table-cell office:value-type="string" calcext:value-type="string">
            <text:p>Ante el riego de no consolidación de estos tipos de fractura le implantaría de urgencias una hemiartroplastia bipolar de cadera.</text:p>
          </table:table-cell>
          <table:table-cell/>
          <table:table-cell office:value-type="float" office:value="1" calcext:value-type="float">
            <text:p>1</text:p>
          </table:table-cell>
          <table:table-cell table:number-columns-repeated="16"/>
        </table:table-row>
        <table:table-row table:style-name="ro1">
          <table:table-cell office:value-type="float" office:value="2020" calcext:value-type="float">
            <text:p>2020</text:p>
          </table:table-cell>
          <table:table-cell office:value-type="float" office:value="181" calcext:value-type="float">
            <text:p>181</text:p>
          </table:table-cell>
          <table:table-cell office:value-type="float" office:value="11775" calcext:value-type="float">
            <text:p>11775</text:p>
          </table:table-cell>
          <table:table-cell office:value-type="float" office:value="300665" calcext:value-type="float">
            <text:p>300665</text:p>
          </table:table-cell>
          <table:table-cell office:value-type="string" calcext:value-type="string">
            <text:p>FALSE</text:p>
          </table:table-cell>
          <table:table-cell office:value-type="string" calcext:value-type="string">
            <text:p>Una paciente de 33 años, no fumadora, con antecedentes de neumotórax en dos ocasiones, acude a la consulta por disnea progresiva. La Rx de tórax muestra un derrame pleural izquierdo que ocupa 1/3 del hemitórax y múltiples imágenes quísticas distribuidas de forma regular por ambos pulmones. En la espirometría presenta un FEV1/FVC del 64 % y un test de difusión con una TLCO del 50 %. Señale el diagnóstico más probable:</text:p>
          </table:table-cell>
          <table:table-cell office:value-type="string" calcext:value-type="string">
            <text:p>El diagnóstico de EPOC requiere la presencia de síntomas y el antecedente de tabaquismo. Se necesita un consumo elevado (IPA &gt;10) para que se desarrolle esta entidad. El enunciado de la pregunta muestra una mujer no fumadora por lo que no puede aceptarse dicho diagnóstico (respuesta 1 incorrecta). La Histiocitosis X es típica de varones (respuesta 2 incorrecta). La malformación adenoide quística es una anomalía del desarrollo pulmonar caracterizado por la dilatación anormal de las estructuras terminales que dan origen a quistes. Esta entidad no justificaría la presencia de derrame pleural (respuesta 3 incorrecta). La linfangioleiomiomatosis es una patología exclusiva de mujeres que cursa con neumotórax y quilotórax de repetición. Se trata de una patología intersticial con volúmenes conservados y puede aparecer con patrón obstructivo y/o restrictivo (respuesta 4 correcta).</text:p>
          </table:table-cell>
          <table:table-cell/>
          <table:table-cell office:value-type="string" calcext:value-type="string">
            <text:p>NEUMOLOGÍA</text:p>
          </table:table-cell>
          <table:table-cell office:value-type="string" calcext:value-type="string">
            <text:p>Fácil</text:p>
          </table:table-cell>
          <table:table-cell office:value-type="float" office:value="0.81" calcext:value-type="float">
            <text:p>0,81</text:p>
          </table:table-cell>
          <table:table-cell/>
          <table:table-cell office:value-type="string" calcext:value-type="string">
            <text:p>EPOC.</text:p>
          </table:table-cell>
          <table:table-cell office:value-type="string" calcext:value-type="string">
            <text:p>Histiocitosis X.</text:p>
          </table:table-cell>
          <table:table-cell office:value-type="string" calcext:value-type="string">
            <text:p>Malformación adenoide quística.</text:p>
          </table:table-cell>
          <table:table-cell office:value-type="string" calcext:value-type="string">
            <text:p>Linfangioleiomiomatosis.</text:p>
          </table:table-cell>
          <table:table-cell/>
          <table:table-cell office:value-type="float" office:value="4" calcext:value-type="float">
            <text:p>4</text:p>
          </table:table-cell>
          <table:table-cell table:number-columns-repeated="16"/>
        </table:table-row>
        <table:table-row table:style-name="ro1">
          <table:table-cell office:value-type="float" office:value="2020" calcext:value-type="float">
            <text:p>2020</text:p>
          </table:table-cell>
          <table:table-cell office:value-type="float" office:value="183" calcext:value-type="float">
            <text:p>183</text:p>
          </table:table-cell>
          <table:table-cell office:value-type="float" office:value="11777" calcext:value-type="float">
            <text:p>11777</text:p>
          </table:table-cell>
          <table:table-cell office:value-type="float" office:value="300667" calcext:value-type="float">
            <text:p>300667</text:p>
          </table:table-cell>
          <table:table-cell office:value-type="string" calcext:value-type="string">
            <text:p>FALSE</text:p>
          </table:table-cell>
          <table:table-cell office:value-type="string" calcext:value-type="string">
            <text:p>Varón de 37 años presenta astenia, febrícula (37,6ºC) y pérdida de peso de unos 5 kg de 2 meses de evolución. En las 2 últimas semanas se añaden parestesias urentes e hipoestesia en las cuatro extremidades, así como lesiones purpúricas palpables no dolorosas en ambas piernas y pies. La presión arterial, la función renal y el sedimento de orina son normales. ¿Cuál sería la prueba complementaria para confirmar el diagnóstico más probable?:</text:p>
          </table:table-cell>
          <table:table-cell office:value-type="string" calcext:value-type="string">
            <text:p>La vasculitis crioglobulinémica (respuesta 3 correcta) es una enfermedad caracterizada por la presencia de crioglobulinas circulantes. Las manifestaciones clínicas consisten en púrpura palpable, artralgias o artritis y astenia, que ocurren en el 90-100% de los pacientes. La neuropatía periférica clínicamente manifiesta o subclínica se halla presente en el 50-70% de los casos. En un 40-80% de los pacientes existe una glomerulonefritis membranosa proliferativa difusa, con depósitos de crioglobulinas y complemento, con frecuencia leve, pero que puede conducir a la insuficiencia renal. La afección gastrointestinal y pulmonar es rara, pero potencialmente grave. La arteritis de Takayasu no suele dar manifestaciones cutáneas (respuesta 1 incorrecta). La ausencia de afectación renal hace improbable el diagnóstico de vasculitis IgA (respuesta 4 incorrecta). La poliarteritis nodosa suele cursar con hipertensión arterial y afectación renal (respuesta 2 incorrecta).</text:p>
          </table:table-cell>
          <table:table-cell/>
          <table:table-cell office:value-type="string" calcext:value-type="string">
            <text:p>REUMATOLOGÍA</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Una ecografía-Doppler de las arterias renales para el diagnóstico de una arteritis de Takayasu.</text:p>
          </table:table-cell>
          <table:table-cell office:value-type="string" calcext:value-type="string">
            <text:p>Una biopsia cutánea tipo "punch" (sacabocados) para el diagnóstico de una poliarteritis nudosa.</text:p>
          </table:table-cell>
          <table:table-cell office:value-type="string" calcext:value-type="string">
            <text:p>La detección de crioglobulinas circulantes para el diagnóstico de una vasculitis crioglobulinémica.</text:p>
          </table:table-cell>
          <table:table-cell office:value-type="string" calcext:value-type="string">
            <text:p>Una biopsia renal para el diagnóstico de una vasculitis por IgA.</text:p>
          </table:table-cell>
          <table:table-cell/>
          <table:table-cell office:value-type="float" office:value="3" calcext:value-type="float">
            <text:p>3</text:p>
          </table:table-cell>
          <table:table-cell table:number-columns-repeated="16"/>
        </table:table-row>
        <table:table-row table:style-name="ro1">
          <table:table-cell office:value-type="float" office:value="2020" calcext:value-type="float">
            <text:p>2020</text:p>
          </table:table-cell>
          <table:table-cell office:value-type="float" office:value="184" calcext:value-type="float">
            <text:p>184</text:p>
          </table:table-cell>
          <table:table-cell office:value-type="float" office:value="11778" calcext:value-type="float">
            <text:p>11778</text:p>
          </table:table-cell>
          <table:table-cell office:value-type="float" office:value="300668" calcext:value-type="float">
            <text:p>300668</text:p>
          </table:table-cell>
          <table:table-cell office:value-type="string" calcext:value-type="string">
            <text:p>FALSE</text:p>
          </table:table-cell>
          <table:table-cell office:value-type="string" calcext:value-type="string">
            <text:p>A un paciente ingresado por una micosis sistémica oportunista se le prescribe un fármaco antifúngico de índice terapéutico estrecho. La forma activa del fármaco se excreta sin metabolizar por orina en un 60 %. El paciente sufre una insuficiencia renal grave, con un aclaramiento de creatinina de 20 ml/min. Si la pauta de dosificación habitual del antifúngico es de 40 mg/kg/10 h, ¿cuál de las siguientes pautas es más adecuada?:</text:p>
          </table:table-cell>
          <table:table-cell office:value-type="string" calcext:value-type="string">
            <text:p>El régimen posológico descrito en la pregunta se asemeja al que presenta la flucitosina. Conociendo ese dato, se trata de un antifúngico que se ajusta a función renal alargando el intervalo interdosis (respuesta 4 correcta). Con otros antifúngicos no se requiere ajuste de dosis como con la caspofungina (respuesta 1 incorrecta), con otros se reduce la dosis como con la anfotericina (respuesta 2 incorrecta) y con otros ambas estrategias son posibles (respuesta 3 incorrecta).</text:p>
          </table:table-cell>
          <table:table-cell/>
          <table:table-cell office:value-type="string" calcext:value-type="string">
            <text:p>FARMACOLOGÍA</text:p>
          </table:table-cell>
          <table:table-cell office:value-type="string" calcext:value-type="string">
            <text:p>Difícil</text:p>
          </table:table-cell>
          <table:table-cell office:value-type="float" office:value="-0.04" calcext:value-type="float">
            <text:p>-0,04</text:p>
          </table:table-cell>
          <table:table-cell/>
          <table:table-cell office:value-type="string" calcext:value-type="string">
            <text:p>40 mg/kg/10 h (no se requiere ajuste de dosificación).</text:p>
          </table:table-cell>
          <table:table-cell office:value-type="string" calcext:value-type="string">
            <text:p>30 mg/kg/10 h (solo se reduce la dosis a 30 mg/kg).</text:p>
          </table:table-cell>
          <table:table-cell office:value-type="string" calcext:value-type="string">
            <text:p>30 mg/kg/20 h (se reduce la dosis a 30 mg/kg y se alarga el intervalo interdosis a 20 h).</text:p>
          </table:table-cell>
          <table:table-cell office:value-type="string" calcext:value-type="string">
            <text:p>40 mg/kg/20 h (solo se alarga el intervalo interdosis a 20 h).</text:p>
          </table:table-cell>
          <table:table-cell/>
          <table:table-cell office:value-type="float" office:value="4" calcext:value-type="float">
            <text:p>4</text:p>
          </table:table-cell>
          <table:table-cell table:number-columns-repeated="1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3T12:10:15.501813334</dc:date>
    <meta:editing-duration>PT1H10M31S</meta:editing-duration>
    <meta:editing-cycles>3</meta:editing-cycles>
    <meta:generator>LibreOffice/7.3.7.2$Linux_X86_64 LibreOffice_project/30$Build-2</meta:generator>
    <meta:document-statistic meta:table-count="1" meta:cell-count="11785" meta:object-count="0"/>
  </office:meta>
</office:document-meta>
</file>